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in"/>
    </style:style>
    <style:style style:name="co2" style:family="table-column">
      <style:table-column-properties fo:break-before="auto" style:column-width="1.1311in"/>
    </style:style>
    <style:style style:name="co3" style:family="table-column">
      <style:table-column-properties fo:break-before="auto" style:column-width="2.5728in"/>
    </style:style>
    <style:style style:name="co4" style:family="table-column">
      <style:table-column-properties fo:break-before="auto" style:column-width="0.889in"/>
    </style:style>
    <style:style style:name="co5" style:family="table-column">
      <style:table-column-properties fo:break-before="auto" style:column-width="4.5417in"/>
    </style:style>
    <style:style style:name="co6" style:family="table-column">
      <style:table-column-properties fo:break-before="auto" style:column-width="1.4134in"/>
    </style:style>
    <style:style style:name="co7" style:family="table-column">
      <style:table-column-properties fo:break-before="auto" style:column-width="0.7693in"/>
    </style:style>
    <style:style style:name="co8" style:family="table-column">
      <style:table-column-properties fo:break-before="auto" style:column-width="0.5071in"/>
    </style:style>
    <style:style style:name="co9" style:family="table-column">
      <style:table-column-properties fo:break-before="auto" style:column-width="0.8161in"/>
    </style:style>
    <style:style style:name="co10" style:family="table-column">
      <style:table-column-properties fo:break-before="auto" style:column-width="1.102in"/>
    </style:style>
    <style:style style:name="co11" style:family="table-column">
      <style:table-column-properties fo:break-before="auto" style:column-width="0.2862in"/>
    </style:style>
    <style:style style:name="co12" style:family="table-column">
      <style:table-column-properties fo:break-before="auto" style:column-width="1.0807in"/>
    </style:style>
    <style:style style:name="co13" style:family="table-column">
      <style:table-column-properties fo:break-before="auto" style:column-width="1.0917in"/>
    </style:style>
    <style:style style:name="co14" style:family="table-column">
      <style:table-column-properties fo:break-before="auto" style:column-width="0.2311in"/>
    </style:style>
    <style:style style:name="co15" style:family="table-column">
      <style:table-column-properties fo:break-before="auto" style:column-width="0.298in"/>
    </style:style>
    <style:style style:name="co16" style:family="table-column">
      <style:table-column-properties fo:break-before="auto" style:column-width="1.5209in"/>
    </style:style>
    <style:style style:name="co17" style:family="table-column">
      <style:table-column-properties fo:break-before="auto" style:column-width="0.7055in"/>
    </style:style>
    <style:style style:name="co18" style:family="table-column">
      <style:table-column-properties fo:break-before="auto" style:column-width="1.3693in"/>
    </style:style>
    <style:style style:name="co19" style:family="table-column">
      <style:table-column-properties fo:break-before="auto" style:column-width="1.0008in"/>
    </style:style>
    <style:style style:name="co20" style:family="table-column">
      <style:table-column-properties fo:break-before="auto" style:column-width="1.4409in"/>
    </style:style>
    <style:style style:name="co21" style:family="table-column">
      <style:table-column-properties fo:break-before="auto" style:column-width="0.5291in"/>
    </style:style>
    <style:style style:name="co22" style:family="table-column">
      <style:table-column-properties fo:break-before="auto" style:column-width="1.0138in"/>
    </style:style>
    <style:style style:name="co23" style:family="table-column">
      <style:table-column-properties fo:break-before="auto" style:column-width="1.1465in"/>
    </style:style>
    <style:style style:name="co24" style:family="table-column">
      <style:table-column-properties fo:break-before="auto" style:column-width="1.0598in"/>
    </style:style>
    <style:style style:name="co25" style:family="table-column">
      <style:table-column-properties fo:break-before="auto" style:column-width="1.3102in"/>
    </style:style>
    <style:style style:name="co26" style:family="table-column">
      <style:table-column-properties fo:break-before="auto" style:column-width="1.1598in"/>
    </style:style>
    <style:style style:name="co27" style:family="table-column">
      <style:table-column-properties fo:break-before="auto" style:column-width="0.6063in"/>
    </style:style>
    <style:style style:name="co28" style:family="table-column">
      <style:table-column-properties fo:break-before="auto" style:column-width="0.8043in"/>
    </style:style>
    <style:style style:name="co29" style:family="table-column">
      <style:table-column-properties fo:break-before="auto" style:column-width="0.7272in"/>
    </style:style>
    <style:style style:name="co30" style:family="table-column">
      <style:table-column-properties fo:break-before="auto" style:column-width="0.8709in"/>
    </style:style>
    <style:style style:name="co31" style:family="table-column">
      <style:table-column-properties fo:break-before="auto" style:column-width="0.7492in"/>
    </style:style>
    <style:style style:name="co32" style:family="table-column">
      <style:table-column-properties fo:break-before="auto" style:column-width="0.8811in"/>
    </style:style>
    <style:style style:name="co33" style:family="table-column">
      <style:table-column-properties fo:break-before="auto" style:column-width="0.9154in"/>
    </style:style>
    <style:style style:name="co34" style:family="table-column">
      <style:table-column-properties fo:break-before="auto" style:column-width="2.2807in"/>
    </style:style>
    <style:style style:name="co35" style:family="table-column">
      <style:table-column-properties fo:break-before="auto" style:column-width="0.9528in"/>
    </style:style>
    <style:style style:name="co36" style:family="table-column">
      <style:table-column-properties fo:break-before="auto" style:column-width="0.5181in"/>
    </style:style>
    <style:style style:name="co37" style:family="table-column">
      <style:table-column-properties fo:break-before="auto" style:column-width="0.9925in"/>
    </style:style>
    <style:style style:name="co38" style:family="table-column">
      <style:table-column-properties fo:break-before="auto" style:column-width="1.2744in"/>
    </style:style>
    <style:style style:name="co39" style:family="table-column">
      <style:table-column-properties fo:break-before="auto" style:column-width="0.4846in"/>
    </style:style>
    <style:style style:name="co40" style:family="table-column">
      <style:table-column-properties fo:break-before="auto" style:column-width="0.672in"/>
    </style:style>
    <style:style style:name="co41" style:family="table-column">
      <style:table-column-properties fo:break-before="auto" style:column-width="0.1866in"/>
    </style:style>
    <style:style style:name="co42" style:family="table-column">
      <style:table-column-properties fo:break-before="auto" style:column-width="0.7937in"/>
    </style:style>
    <style:style style:name="co43" style:family="table-column">
      <style:table-column-properties fo:break-before="auto" style:column-width="0.1654in"/>
    </style:style>
    <style:style style:name="co44" style:family="table-column">
      <style:table-column-properties fo:break-before="auto" style:column-width="1.598in"/>
    </style:style>
    <style:style style:name="co45" style:family="table-column">
      <style:table-column-properties fo:break-before="auto" style:column-width="1.1791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93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448in" fo:break-before="auto" style:use-optimal-row-height="false"/>
    </style:style>
    <style:style style:name="ro7" style:family="table-row">
      <style:table-row-properties style:row-height="0.4583in" fo:break-before="auto" style:use-optimal-row-height="false"/>
    </style:style>
    <style:style style:name="ro8" style:family="table-row">
      <style:table-row-properties style:row-height="0.698in" fo:break-before="auto" style:use-optimal-row-height="false"/>
    </style:style>
    <style:style style:name="ro9" style:family="table-row">
      <style:table-row-properties style:row-height="0.375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3126in" fo:break-before="auto" style:use-optimal-row-height="false"/>
    </style:style>
    <style:style style:name="ro12" style:family="table-row">
      <style:table-row-properties style:row-height="0.2917in" fo:break-before="auto" style:use-optimal-row-height="false"/>
    </style:style>
    <style:style style:name="ro13" style:family="table-row">
      <style:table-row-properties style:row-height="0.3335in" fo:break-before="auto" style:use-optimal-row-height="false"/>
    </style:style>
    <style:style style:name="ro14" style:family="table-row">
      <style:table-row-properties style:row-height="0.2602in" fo:break-before="auto" style:use-optimal-row-height="false"/>
    </style:style>
    <style:style style:name="ro15" style:family="table-row">
      <style:table-row-properties style:row-height="0.2811in" fo:break-before="auto" style:use-optimal-row-height="false"/>
    </style:style>
    <style:style style:name="ro16" style:family="table-row">
      <style:table-row-properties style:row-height="0.2709in" fo:break-before="auto" style:use-optimal-row-height="false"/>
    </style:style>
    <style:style style:name="ro17" style:family="table-row">
      <style:table-row-properties style:row-height="0.3228in" fo:break-before="auto" style:use-optimal-row-height="false"/>
    </style:style>
    <style:style style:name="ro18" style:family="table-row">
      <style:table-row-properties style:row-height="0.2917in" fo:break-before="page" style:use-optimal-row-height="false"/>
    </style:style>
    <style:style style:name="ro19" style:family="table-row">
      <style:table-row-properties style:row-height="0.302in" fo:break-before="auto" style:use-optimal-row-height="false"/>
    </style:style>
    <style:style style:name="ro20" style:family="table-row">
      <style:table-row-properties style:row-height="0.1382in" fo:break-before="auto" style:use-optimal-row-height="false"/>
    </style:style>
    <style:style style:name="ro21" style:family="table-row">
      <style:table-row-properties style:row-height="0.4866in" fo:break-before="auto" style:use-optimal-row-height="true"/>
    </style:style>
    <style:style style:name="ro22" style:family="table-row">
      <style:table-row-properties style:row-height="0.2409in" fo:break-before="auto" style:use-optimal-row-height="true"/>
    </style:style>
    <style:style style:name="ro23" style:family="table-row">
      <style:table-row-properties style:row-height="0.1354in" fo:break-before="auto" style:use-optimal-row-height="false"/>
    </style:style>
    <style:style style:name="ro24" style:family="table-row">
      <style:table-row-properties style:row-height="0.2291in" fo:break-before="auto" style:use-optimal-row-height="false"/>
    </style:style>
    <style:style style:name="ro25" style:family="table-row">
      <style:table-row-properties style:row-height="0.7874in" fo:break-before="auto" style:use-optimal-row-height="true"/>
    </style:style>
    <style:style style:name="ro26" style:family="table-row">
      <style:table-row-properties style:row-height="0.3646in" fo:break-before="auto" style:use-optimal-row-height="false"/>
    </style:style>
    <style:style style:name="ro27" style:family="table-row">
      <style:table-row-properties style:row-height="0.1563in" fo:break-before="auto" style:use-optimal-row-height="false"/>
    </style:style>
    <style:style style:name="ro28" style:family="table-row">
      <style:table-row-properties style:row-height="0.4689in" fo:break-before="auto" style:use-optimal-row-height="false"/>
    </style:style>
    <style:style style:name="ro29" style:family="table-row">
      <style:table-row-properties style:row-height="0.3311in" fo:break-before="auto" style:use-optimal-row-height="true"/>
    </style:style>
    <style:style style:name="ro30" style:family="table-row">
      <style:table-row-properties style:row-height="0.6043in" fo:break-before="auto" style:use-optimal-row-height="false"/>
    </style:style>
    <style:style style:name="ro31" style:family="table-row">
      <style:table-row-properties style:row-height="0.198in" fo:break-before="auto" style:use-optimal-row-height="false"/>
    </style:style>
    <style:style style:name="ro32" style:family="table-row">
      <style:table-row-properties style:row-height="0.1917in" fo:break-before="auto" style:use-optimal-row-height="true"/>
    </style:style>
    <style:style style:name="ro33" style:family="table-row">
      <style:table-row-properties style:row-height="0.7665in" fo:break-before="auto" style:use-optimal-row-height="true"/>
    </style:style>
    <style:style style:name="ro34" style:family="table-row">
      <style:table-row-properties style:row-height="0.25in" fo:break-before="auto" style:use-optimal-row-height="true"/>
    </style:style>
    <style:style style:name="ro35" style:family="table-row">
      <style:table-row-properties style:row-height="0.4165in" fo:break-before="auto" style:use-optimal-row-height="false"/>
    </style:style>
    <style:style style:name="ro36" style:family="table-row">
      <style:table-row-properties style:row-height="0.5291in" fo:break-before="auto" style:use-optimal-row-height="true"/>
    </style:style>
    <style:style style:name="ro37" style:family="table-row">
      <style:table-row-properties style:row-height="0.3543in" fo:break-before="auto" style:use-optimal-row-height="false"/>
    </style:style>
    <style:style style:name="ro38" style:family="table-row">
      <style:table-row-properties style:row-height="0.3437in" fo:break-before="auto" style:use-optimal-row-height="false"/>
    </style:style>
    <style:style style:name="ro39" style:family="table-row">
      <style:table-row-properties style:row-height="0.1772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9bbb59"/>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style style:name="ce2" style:family="table-cell" style:parent-style-name="Default">
      <style:table-cell-properties fo:padding="0.028in"/>
    </style:style>
    <style:style style:name="ce3" style:family="table-cell" style:parent-style-name="Default" style:data-style-name="N3"/>
    <style:style style:name="ce4" style:family="table-cell" style:parent-style-name="Default">
      <style:text-properties fo:font-weight="bold" style:font-weight-asian="bold" style:font-weight-complex="bold"/>
    </style:style>
    <style:style style:name="ce5" style:family="table-cell" style:parent-style-name="Default" style:data-style-name="N162"/>
    <style:style style:name="ce6" style:family="table-cell" style:parent-style-name="Default" style:data-style-name="N4"/>
    <style:style style:name="ce7" style:family="table-cell" style:parent-style-name="Default" style:data-style-name="N11"/>
    <style:style style:name="ce8" style:family="table-cell" style:parent-style-name="Default">
      <style:table-cell-properties fo:padding="0.028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Percent" style:data-style-name="N16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Comma" style:data-style-name="N16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Percent" style:data-style-name="N163">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20_Built-in_20_Percent" style:data-style-name="N163">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9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29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2"/>
    <style:style style:name="ce46" style:family="table-cell" style:parent-style-name="Default" style:data-style-name="N99"/>
    <style:style style:name="ce47" style:family="table-cell" style:parent-style-name="Default">
      <style:table-cell-properties fo:wrap-option="wrap"/>
    </style:style>
    <style:style style:name="ce48" style:family="table-cell" style:parent-style-name="Default" style:data-style-name="N3">
      <style:table-cell-properties fo:padding="0.028in"/>
    </style:style>
    <style:style style:name="ce49" style:family="table-cell" style:parent-style-name="Default" style:data-style-name="N163"/>
    <style:style style:name="ce5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Excel_20_Built-in_20_Percent" style:data-style-name="N16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style>
    <style:style style:name="ce64"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data-style-name="N19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93"/>
    <style:style style:name="ce16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7"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6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95"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Excel_20_Built-in_20_Percent" style:data-style-name="N163">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style>
    <style:style style:name="ce9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9" style:family="table-cell" style:parent-style-name="Excel_20_Built-in_20_Comma"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ackground-color="#ffffff" style:diagonal-bl-tr="none" style:diagonal-tl-br="none" fo:border="none" style:rotation-align="none"/>
    </style:style>
    <style:style style:name="ce19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99" style:family="table-cell" style:parent-style-name="Default">
      <style:table-cell-properties fo:border-bottom="none" fo:background-color="#ffffff" style:diagonal-bl-tr="none" style:diagonal-tl-br="none" fo:border-left="none" fo:border-right="none" style:rotation-align="none" fo:border-top="0.74pt solid #000000"/>
    </style:style>
    <style:style style:name="ce20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20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20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8"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9"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3">
      <style:table-cell-properties fo:border-bottom="none" fo:background-color="#ffffff" style:diagonal-bl-tr="none" style:diagonal-tl-br="none" fo:border-left="none" fo:border-right="none" style:rotation-align="none" fo:border-top="0.74pt solid #000000"/>
    </style:style>
    <style:style style:name="ce211" style:family="table-cell" style:parent-style-name="Excel_20_Built-in_20_Percent" style:data-style-name="N16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212"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16"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17"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9" style:family="table-cell" style:parent-style-name="Default" style:data-style-name="N3">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Excel_20_Built-in_20_Percen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2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3" style:family="table-cell" style:parent-style-name="Excel_20_Built-in_20_Comma" style:data-style-name="N32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5"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3">
      <style:table-cell-properties fo:background-color="#ffffff" style:diagonal-bl-tr="none" style:diagonal-tl-br="none" fo:border="none" style:rotation-align="none"/>
    </style:style>
    <style:style style:name="ce227" style:family="table-cell" style:parent-style-name="Default">
      <style:table-cell-properties fo:background-color="#ffffff" style:diagonal-bl-tr="none" style:diagonal-tl-br="none" fo:border="none" fo:padding="0.028in" style:rotation-align="none"/>
      <style:text-properties fo:font-weight="bold" style:font-weight-asian="bold" style:font-weight-complex="bold"/>
    </style:style>
    <style:style style:name="ce228" style:family="table-cell" style:parent-style-name="Default">
      <style:table-cell-properties fo:background-color="#ffffff" style:diagonal-bl-tr="none" style:diagonal-tl-br="none" fo:border="none" fo:padding="0.028in" style:rotation-align="none"/>
    </style:style>
    <style:style style:name="ce229" style:family="table-cell" style:parent-style-name="Default">
      <style:table-cell-properties fo:background-color="transparent"/>
    </style:style>
    <style:style style:name="ce230" style:family="table-cell" style:parent-style-name="Default" style:data-style-name="N162">
      <style:table-cell-properties fo:background-color="#ffffff" style:diagonal-bl-tr="none" style:diagonal-tl-br="none" fo:border="none" fo:padding="0.028in" style:rotation-align="none"/>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4" style:family="text">
      <style:text-properties style:font-style-complex="italic" style:font-name="Arial" style:font-style-asian="italic" style:font-weight-complex="normal" style:font-weight-asian="normal" style:font-size-complex="10pt" style:font-size-asian="10pt" style:font-name-complex="Arial" style:text-position="0% 100%" style:use-window-font-color="true" style:text-outline="false" fo:font-style="italic" style:text-line-through-type="none" style:text-underline-style="none" style:text-underline-color="font-color" fo:font-weight="normal" fo:font-size="10pt" fo:text-shadow="none"/>
    </style:style>
    <style:style style:name="T5" style:family="text">
      <style:text-properties style:font-name="Arial" style:font-weight-complex="normal" style:font-weight-asian="normal" style:font-size-complex="10pt" style:font-size-asian="10pt" style:font-name-complex="Arial"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K GDP" table:style-name="ta1">
        <table:table-column table:style-name="co1" table:number-columns-repeated="2" table:default-cell-style-name="Default"/>
        <table:table-column table:style-name="co2" table:default-cell-style-name="ce3"/>
        <table:table-column table:style-name="co1" table:number-columns-repeated="1021" table:default-cell-style-name="Default"/>
        <table:table-row table:style-name="ro1">
          <table:table-cell table:style-name="ce2" office:value-type="string" calcext:value-type="string">
            <text:p>Title</text:p>
          </table:table-cell>
          <table:table-cell table:style-name="ce2" office:value-type="string" calcext:value-type="string">
            <text:p>Gross Domestic Product: chained volume measures: Seasonally adjusted £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ABMI</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PN2</text:p>
          </table:table-cell>
          <table:table-cell table:number-columns-repeated="1022"/>
        </table:table-row>
        <table:table-row table:style-name="ro1">
          <table:table-cell table:style-name="ce2" office:value-type="string" calcext:value-type="string">
            <text:p>PreUnit</text:p>
          </table:table-cell>
          <table:table-cell table:style-name="ce2" office:value-type="string" calcext:value-type="string">
            <text:p>£</text:p>
          </table:table-cell>
          <table:table-cell table:number-columns-repeated="1022"/>
        </table:table-row>
        <table:table-row table:style-name="ro1">
          <table:table-cell table:style-name="ce2" office:value-type="string" calcext:value-type="string">
            <text:p>Unit</text:p>
          </table:table-cell>
          <table:table-cell table:style-name="ce2" office:value-type="string" calcext:value-type="string">
            <text:p>m</text:p>
          </table:table-cell>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12-08-2020</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30 September 2020</text:p>
          </table:table-cell>
          <table:table-cell table:number-columns-repeated="1022"/>
        </table:table-row>
        <table:table-row table:style-name="ro1">
          <table:table-cell table:style-name="ce2" office:value-type="string" calcext:value-type="string">
            <text:p>Important notes</text:p>
          </table:table-cell>
          <table:table-cell table:style-name="ce2" office:value-type="string" calcext:value-type="string">
            <text:p>Following a quality review it has been identified that the methodology used to estimate elements of purchased software within gross fixed capital formation (GFCF) has led to some double counting from 1997 onwards. When this issue is amended in The Blue Book 2017 it will reduce the level of GFCF across the period by around 1.1% per year. The average impact on quarter-on-quarter GFCF growth is negative 0.02% and the average impact on quarter-on-quarter GDP growth is 0.00%.</text:p>
          </table:table-cell>
          <table:table-cell table:number-columns-repeated="1022"/>
        </table:table-row>
        <table:table-row table:style-name="ro1">
          <table:table-cell table:style-name="ce2" office:value-type="string" calcext:value-type="string">
            <text:p>1948</text:p>
          </table:table-cell>
          <table:table-cell table:style-name="ce2" office:value-type="float" office:value="351900" calcext:value-type="float">
            <text:p>351900</text:p>
          </table:table-cell>
          <table:table-cell table:number-columns-repeated="1022"/>
        </table:table-row>
        <table:table-row table:style-name="ro1">
          <table:table-cell table:style-name="ce2" office:value-type="string" calcext:value-type="string">
            <text:p>1949</text:p>
          </table:table-cell>
          <table:table-cell table:style-name="ce2" office:value-type="float" office:value="363622" calcext:value-type="float">
            <text:p>363622</text:p>
          </table:table-cell>
          <table:table-cell table:number-columns-repeated="1022"/>
        </table:table-row>
        <table:table-row table:style-name="ro1">
          <table:table-cell table:style-name="ce2" office:value-type="string" calcext:value-type="string">
            <text:p>1950</text:p>
          </table:table-cell>
          <table:table-cell table:style-name="ce2" office:value-type="float" office:value="375806" calcext:value-type="float">
            <text:p>375806</text:p>
          </table:table-cell>
          <table:table-cell table:number-columns-repeated="1022"/>
        </table:table-row>
        <table:table-row table:style-name="ro1">
          <table:table-cell table:style-name="ce2" office:value-type="string" calcext:value-type="string">
            <text:p>1951</text:p>
          </table:table-cell>
          <table:table-cell table:style-name="ce2" office:value-type="float" office:value="389760" calcext:value-type="float">
            <text:p>389760</text:p>
          </table:table-cell>
          <table:table-cell table:number-columns-repeated="1022"/>
        </table:table-row>
        <table:table-row table:style-name="ro1">
          <table:table-cell table:style-name="ce2" office:value-type="string" calcext:value-type="string">
            <text:p>1952</text:p>
          </table:table-cell>
          <table:table-cell table:style-name="ce2" office:value-type="float" office:value="395673" calcext:value-type="float">
            <text:p>395673</text:p>
          </table:table-cell>
          <table:table-cell table:number-columns-repeated="1022"/>
        </table:table-row>
        <table:table-row table:style-name="ro1">
          <table:table-cell table:style-name="ce2" office:value-type="string" calcext:value-type="string">
            <text:p>1953</text:p>
          </table:table-cell>
          <table:table-cell table:style-name="ce2" office:value-type="float" office:value="417697" calcext:value-type="float">
            <text:p>417697</text:p>
          </table:table-cell>
          <table:table-cell table:number-columns-repeated="1022"/>
        </table:table-row>
        <table:table-row table:style-name="ro1">
          <table:table-cell table:style-name="ce2" office:value-type="string" calcext:value-type="string">
            <text:p>1954</text:p>
          </table:table-cell>
          <table:table-cell table:style-name="ce2" office:value-type="float" office:value="435905" calcext:value-type="float">
            <text:p>435905</text:p>
          </table:table-cell>
          <table:table-cell table:number-columns-repeated="1022"/>
        </table:table-row>
        <table:table-row table:style-name="ro1">
          <table:table-cell table:style-name="ce2" office:value-type="string" calcext:value-type="string">
            <text:p>1955</text:p>
          </table:table-cell>
          <table:table-cell table:style-name="ce2" office:value-type="float" office:value="452937" calcext:value-type="float">
            <text:p>452937</text:p>
          </table:table-cell>
          <table:table-cell table:number-columns-repeated="1022"/>
        </table:table-row>
        <table:table-row table:style-name="ro1">
          <table:table-cell table:style-name="ce2" office:value-type="string" calcext:value-type="string">
            <text:p>1956</text:p>
          </table:table-cell>
          <table:table-cell table:style-name="ce2" office:value-type="float" office:value="460617" calcext:value-type="float">
            <text:p>460617</text:p>
          </table:table-cell>
          <table:table-cell table:number-columns-repeated="1022"/>
        </table:table-row>
        <table:table-row table:style-name="ro1">
          <table:table-cell table:style-name="ce2" office:value-type="string" calcext:value-type="string">
            <text:p>1957</text:p>
          </table:table-cell>
          <table:table-cell table:style-name="ce2" office:value-type="float" office:value="469774" calcext:value-type="float">
            <text:p>469774</text:p>
          </table:table-cell>
          <table:table-cell table:number-columns-repeated="1022"/>
        </table:table-row>
        <table:table-row table:style-name="ro1">
          <table:table-cell table:style-name="ce2" office:value-type="string" calcext:value-type="string">
            <text:p>1958</text:p>
          </table:table-cell>
          <table:table-cell table:style-name="ce2" office:value-type="float" office:value="476145" calcext:value-type="float">
            <text:p>476145</text:p>
          </table:table-cell>
          <table:table-cell table:number-columns-repeated="1022"/>
        </table:table-row>
        <table:table-row table:style-name="ro1">
          <table:table-cell table:style-name="ce2" office:value-type="string" calcext:value-type="string">
            <text:p>1959</text:p>
          </table:table-cell>
          <table:table-cell table:style-name="ce2" office:value-type="float" office:value="495991" calcext:value-type="float">
            <text:p>495991</text:p>
          </table:table-cell>
          <table:table-cell table:number-columns-repeated="1022"/>
        </table:table-row>
        <table:table-row table:style-name="ro1">
          <table:table-cell table:style-name="ce2" office:value-type="string" calcext:value-type="string">
            <text:p>1960</text:p>
          </table:table-cell>
          <table:table-cell table:style-name="ce2" office:value-type="float" office:value="527484" calcext:value-type="float">
            <text:p>527484</text:p>
          </table:table-cell>
          <table:table-cell table:number-columns-repeated="1022"/>
        </table:table-row>
        <table:table-row table:style-name="ro1">
          <table:table-cell table:style-name="ce2" office:value-type="string" calcext:value-type="string">
            <text:p>1961</text:p>
          </table:table-cell>
          <table:table-cell table:style-name="ce2" office:value-type="float" office:value="541733" calcext:value-type="float">
            <text:p>541733</text:p>
          </table:table-cell>
          <table:table-cell table:number-columns-repeated="1022"/>
        </table:table-row>
        <table:table-row table:style-name="ro1">
          <table:table-cell table:style-name="ce2" office:value-type="string" calcext:value-type="string">
            <text:p>1962</text:p>
          </table:table-cell>
          <table:table-cell table:style-name="ce2" office:value-type="float" office:value="547685" calcext:value-type="float">
            <text:p>547685</text:p>
          </table:table-cell>
          <table:table-cell table:number-columns-repeated="1022"/>
        </table:table-row>
        <table:table-row table:style-name="ro1">
          <table:table-cell table:style-name="ce2" office:value-type="string" calcext:value-type="string">
            <text:p>1963</text:p>
          </table:table-cell>
          <table:table-cell table:style-name="ce2" office:value-type="float" office:value="574300" calcext:value-type="float">
            <text:p>574300</text:p>
          </table:table-cell>
          <table:table-cell table:number-columns-repeated="1022"/>
        </table:table-row>
        <table:table-row table:style-name="ro1">
          <table:table-cell table:style-name="ce2" office:value-type="string" calcext:value-type="string">
            <text:p>1964</text:p>
          </table:table-cell>
          <table:table-cell table:style-name="ce2" office:value-type="float" office:value="606431" calcext:value-type="float">
            <text:p>606431</text:p>
          </table:table-cell>
          <table:table-cell table:number-columns-repeated="1022"/>
        </table:table-row>
        <table:table-row table:style-name="ro1">
          <table:table-cell table:style-name="ce2" office:value-type="string" calcext:value-type="string">
            <text:p>1965</text:p>
          </table:table-cell>
          <table:table-cell table:style-name="ce2" office:value-type="float" office:value="619350" calcext:value-type="float">
            <text:p>619350</text:p>
          </table:table-cell>
          <table:table-cell table:number-columns-repeated="1022"/>
        </table:table-row>
        <table:table-row table:style-name="ro1">
          <table:table-cell table:style-name="ce2" office:value-type="string" calcext:value-type="string">
            <text:p>1966</text:p>
          </table:table-cell>
          <table:table-cell table:style-name="ce2" office:value-type="float" office:value="629058" calcext:value-type="float">
            <text:p>629058</text:p>
          </table:table-cell>
          <table:table-cell table:number-columns-repeated="1022"/>
        </table:table-row>
        <table:table-row table:style-name="ro1">
          <table:table-cell table:style-name="ce2" office:value-type="string" calcext:value-type="string">
            <text:p>1967</text:p>
          </table:table-cell>
          <table:table-cell table:style-name="ce2" office:value-type="float" office:value="646519" calcext:value-type="float">
            <text:p>646519</text:p>
          </table:table-cell>
          <table:table-cell table:number-columns-repeated="1022"/>
        </table:table-row>
        <table:table-row table:style-name="ro1">
          <table:table-cell table:style-name="ce2" office:value-type="string" calcext:value-type="string">
            <text:p>1968</text:p>
          </table:table-cell>
          <table:table-cell table:style-name="ce2" office:value-type="float" office:value="681901" calcext:value-type="float">
            <text:p>681901</text:p>
          </table:table-cell>
          <table:table-cell table:number-columns-repeated="1022"/>
        </table:table-row>
        <table:table-row table:style-name="ro1">
          <table:table-cell table:style-name="ce2" office:value-type="string" calcext:value-type="string">
            <text:p>1969</text:p>
          </table:table-cell>
          <table:table-cell table:style-name="ce2" office:value-type="float" office:value="695124" calcext:value-type="float">
            <text:p>695124</text:p>
          </table:table-cell>
          <table:table-cell table:number-columns-repeated="1022"/>
        </table:table-row>
        <table:table-row table:style-name="ro1">
          <table:table-cell table:style-name="ce2" office:value-type="string" calcext:value-type="string">
            <text:p>1970</text:p>
          </table:table-cell>
          <table:table-cell table:style-name="ce2" office:value-type="float" office:value="713952" calcext:value-type="float">
            <text:p>713952</text:p>
          </table:table-cell>
          <table:table-cell table:number-columns-repeated="1022"/>
        </table:table-row>
        <table:table-row table:style-name="ro1">
          <table:table-cell table:style-name="ce2" office:value-type="string" calcext:value-type="string">
            <text:p>1971</text:p>
          </table:table-cell>
          <table:table-cell table:style-name="ce2" office:value-type="float" office:value="738974" calcext:value-type="float">
            <text:p>738974</text:p>
          </table:table-cell>
          <table:table-cell table:number-columns-repeated="1022"/>
        </table:table-row>
        <table:table-row table:style-name="ro1">
          <table:table-cell table:style-name="ce2" office:value-type="string" calcext:value-type="string">
            <text:p>1972</text:p>
          </table:table-cell>
          <table:table-cell table:style-name="ce2" office:value-type="float" office:value="770910" calcext:value-type="float">
            <text:p>770910</text:p>
          </table:table-cell>
          <table:table-cell table:number-columns-repeated="1022"/>
        </table:table-row>
        <table:table-row table:style-name="ro1">
          <table:table-cell table:style-name="ce2" office:value-type="string" calcext:value-type="string">
            <text:p>1973</text:p>
          </table:table-cell>
          <table:table-cell table:style-name="ce2" office:value-type="float" office:value="821203" calcext:value-type="float">
            <text:p>821203</text:p>
          </table:table-cell>
          <table:table-cell table:number-columns-repeated="1022"/>
        </table:table-row>
        <table:table-row table:style-name="ro1">
          <table:table-cell table:style-name="ce2" office:value-type="string" calcext:value-type="string">
            <text:p>1974</text:p>
          </table:table-cell>
          <table:table-cell table:style-name="ce2" office:value-type="float" office:value="800801" calcext:value-type="float">
            <text:p>800801</text:p>
          </table:table-cell>
          <table:table-cell table:number-columns-repeated="1022"/>
        </table:table-row>
        <table:table-row table:style-name="ro1">
          <table:table-cell table:style-name="ce2" office:value-type="string" calcext:value-type="string">
            <text:p>1975</text:p>
          </table:table-cell>
          <table:table-cell table:style-name="ce2" office:value-type="float" office:value="789000" calcext:value-type="float">
            <text:p>789000</text:p>
          </table:table-cell>
          <table:table-cell table:number-columns-repeated="1022"/>
        </table:table-row>
        <table:table-row table:style-name="ro1">
          <table:table-cell table:style-name="ce2" office:value-type="string" calcext:value-type="string">
            <text:p>1976</text:p>
          </table:table-cell>
          <table:table-cell table:style-name="ce2" office:value-type="float" office:value="811962" calcext:value-type="float">
            <text:p>811962</text:p>
          </table:table-cell>
          <table:table-cell table:number-columns-repeated="1022"/>
        </table:table-row>
        <table:table-row table:style-name="ro1">
          <table:table-cell table:style-name="ce2" office:value-type="string" calcext:value-type="string">
            <text:p>1977</text:p>
          </table:table-cell>
          <table:table-cell table:style-name="ce2" office:value-type="float" office:value="831918" calcext:value-type="float">
            <text:p>831918</text:p>
          </table:table-cell>
          <table:table-cell table:number-columns-repeated="1022"/>
        </table:table-row>
        <table:table-row table:style-name="ro1">
          <table:table-cell table:style-name="ce2" office:value-type="string" calcext:value-type="string">
            <text:p>1978</text:p>
          </table:table-cell>
          <table:table-cell table:style-name="ce2" office:value-type="float" office:value="866894" calcext:value-type="float">
            <text:p>866894</text:p>
          </table:table-cell>
          <table:table-cell table:number-columns-repeated="1022"/>
        </table:table-row>
        <table:table-row table:style-name="ro1">
          <table:table-cell table:style-name="ce2" office:value-type="string" calcext:value-type="string">
            <text:p>1979</text:p>
          </table:table-cell>
          <table:table-cell table:style-name="ce2" office:value-type="float" office:value="899394" calcext:value-type="float">
            <text:p>899394</text:p>
          </table:table-cell>
          <table:table-cell table:number-columns-repeated="1022"/>
        </table:table-row>
        <table:table-row table:style-name="ro1">
          <table:table-cell table:style-name="ce2" office:value-type="string" calcext:value-type="string">
            <text:p>1980</text:p>
          </table:table-cell>
          <table:table-cell table:style-name="ce2" office:value-type="float" office:value="881124" calcext:value-type="float">
            <text:p>881124</text:p>
          </table:table-cell>
          <table:table-cell table:number-columns-repeated="1022"/>
        </table:table-row>
        <table:table-row table:style-name="ro1">
          <table:table-cell table:style-name="ce2" office:value-type="string" calcext:value-type="string">
            <text:p>1981</text:p>
          </table:table-cell>
          <table:table-cell table:style-name="ce2" office:value-type="float" office:value="874183" calcext:value-type="float">
            <text:p>874183</text:p>
          </table:table-cell>
          <table:table-cell table:number-columns-repeated="1022"/>
        </table:table-row>
        <table:table-row table:style-name="ro1">
          <table:table-cell table:style-name="ce2" office:value-type="string" calcext:value-type="string">
            <text:p>1982</text:p>
          </table:table-cell>
          <table:table-cell table:style-name="ce2" office:value-type="float" office:value="891622" calcext:value-type="float">
            <text:p>891622</text:p>
          </table:table-cell>
          <table:table-cell table:number-columns-repeated="1022"/>
        </table:table-row>
        <table:table-row table:style-name="ro1">
          <table:table-cell table:style-name="ce2" office:value-type="string" calcext:value-type="string">
            <text:p>1983</text:p>
          </table:table-cell>
          <table:table-cell table:style-name="ce2" office:value-type="float" office:value="929265" calcext:value-type="float">
            <text:p>929265</text:p>
          </table:table-cell>
          <table:table-cell table:number-columns-repeated="1022"/>
        </table:table-row>
        <table:table-row table:style-name="ro1">
          <table:table-cell table:style-name="ce2" office:value-type="string" calcext:value-type="string">
            <text:p>1984</text:p>
          </table:table-cell>
          <table:table-cell table:style-name="ce2" office:value-type="float" office:value="950351" calcext:value-type="float">
            <text:p>950351</text:p>
          </table:table-cell>
          <table:table-cell table:number-columns-repeated="1022"/>
        </table:table-row>
        <table:table-row table:style-name="ro1">
          <table:table-cell table:style-name="ce2" office:value-type="string" calcext:value-type="string">
            <text:p>1985</text:p>
          </table:table-cell>
          <table:table-cell table:style-name="ce2" office:value-type="float" office:value="989766" calcext:value-type="float">
            <text:p>989766</text:p>
          </table:table-cell>
          <table:table-cell table:number-columns-repeated="1022"/>
        </table:table-row>
        <table:table-row table:style-name="ro1">
          <table:table-cell table:style-name="ce2" office:value-type="string" calcext:value-type="string">
            <text:p>1986</text:p>
          </table:table-cell>
          <table:table-cell table:style-name="ce2" office:value-type="float" office:value="1020947" calcext:value-type="float">
            <text:p>1020947</text:p>
          </table:table-cell>
          <table:table-cell table:number-columns-repeated="1022"/>
        </table:table-row>
        <table:table-row table:style-name="ro1">
          <table:table-cell table:style-name="ce2" office:value-type="string" calcext:value-type="string">
            <text:p>1987</text:p>
          </table:table-cell>
          <table:table-cell table:style-name="ce2" office:value-type="float" office:value="1076004" calcext:value-type="float">
            <text:p>1076004</text:p>
          </table:table-cell>
          <table:table-cell table:number-columns-repeated="1022"/>
        </table:table-row>
        <table:table-row table:style-name="ro1">
          <table:table-cell table:style-name="ce2" office:value-type="string" calcext:value-type="string">
            <text:p>1988</text:p>
          </table:table-cell>
          <table:table-cell table:style-name="ce2" office:value-type="float" office:value="1137685" calcext:value-type="float">
            <text:p>1137685</text:p>
          </table:table-cell>
          <table:table-cell table:number-columns-repeated="1022"/>
        </table:table-row>
        <table:table-row table:style-name="ro1">
          <table:table-cell table:style-name="ce2" office:value-type="string" calcext:value-type="string">
            <text:p>1989</text:p>
          </table:table-cell>
          <table:table-cell table:style-name="ce2" office:value-type="float" office:value="1167010" calcext:value-type="float">
            <text:p>1167010</text:p>
          </table:table-cell>
          <table:table-cell table:number-columns-repeated="1022"/>
        </table:table-row>
        <table:table-row table:style-name="ro1">
          <table:table-cell table:style-name="ce2" office:value-type="string" calcext:value-type="string">
            <text:p>1990</text:p>
          </table:table-cell>
          <table:table-cell table:style-name="ce2" office:value-type="float" office:value="1175573" calcext:value-type="float">
            <text:p>1175573</text:p>
          </table:table-cell>
          <table:table-cell table:number-columns-repeated="1022"/>
        </table:table-row>
        <table:table-row table:style-name="ro1">
          <table:table-cell table:style-name="ce2" office:value-type="string" calcext:value-type="string">
            <text:p>1991</text:p>
          </table:table-cell>
          <table:table-cell table:style-name="ce2" office:value-type="float" office:value="1162605" calcext:value-type="float">
            <text:p>1162605</text:p>
          </table:table-cell>
          <table:table-cell table:number-columns-repeated="1022"/>
        </table:table-row>
        <table:table-row table:style-name="ro1">
          <table:table-cell table:style-name="ce2" office:value-type="string" calcext:value-type="string">
            <text:p>1992</text:p>
          </table:table-cell>
          <table:table-cell table:style-name="ce2" office:value-type="float" office:value="1167268" calcext:value-type="float">
            <text:p>1167268</text:p>
          </table:table-cell>
          <table:table-cell table:number-columns-repeated="1022"/>
        </table:table-row>
        <table:table-row table:style-name="ro1">
          <table:table-cell table:style-name="ce2" office:value-type="string" calcext:value-type="string">
            <text:p>1993</text:p>
          </table:table-cell>
          <table:table-cell table:style-name="ce2" office:value-type="float" office:value="1196331" calcext:value-type="float">
            <text:p>1196331</text:p>
          </table:table-cell>
          <table:table-cell table:number-columns-repeated="1022"/>
        </table:table-row>
        <table:table-row table:style-name="ro1">
          <table:table-cell table:style-name="ce2" office:value-type="string" calcext:value-type="string">
            <text:p>1994</text:p>
          </table:table-cell>
          <table:table-cell table:style-name="ce2" office:value-type="float" office:value="1242342" calcext:value-type="float">
            <text:p>1242342</text:p>
          </table:table-cell>
          <table:table-cell table:number-columns-repeated="1022"/>
        </table:table-row>
        <table:table-row table:style-name="ro1">
          <table:table-cell table:style-name="ce2" office:value-type="string" calcext:value-type="string">
            <text:p>1995</text:p>
          </table:table-cell>
          <table:table-cell table:style-name="ce2" office:value-type="float" office:value="1273790" calcext:value-type="float">
            <text:p>1273790</text:p>
          </table:table-cell>
          <table:table-cell table:number-columns-repeated="1022"/>
        </table:table-row>
        <table:table-row table:style-name="ro1">
          <table:table-cell table:style-name="ce2" office:value-type="string" calcext:value-type="string">
            <text:p>1996</text:p>
          </table:table-cell>
          <table:table-cell table:style-name="ce2" office:value-type="float" office:value="1305527" calcext:value-type="float">
            <text:p>1305527</text:p>
          </table:table-cell>
          <table:table-cell table:number-columns-repeated="1022"/>
        </table:table-row>
        <table:table-row table:style-name="ro1">
          <table:table-cell table:style-name="ce2" office:value-type="string" calcext:value-type="string">
            <text:p>1997</text:p>
          </table:table-cell>
          <table:table-cell table:style-name="ce2" office:value-type="float" office:value="1355853" calcext:value-type="float">
            <text:p>1355853</text:p>
          </table:table-cell>
          <table:table-cell office:value-type="string" calcext:value-type="string">
            <text:p>population</text:p>
          </table:table-cell>
          <table:table-cell office:value-type="string" calcext:value-type="string">
            <text:p>GDP per person</text:p>
          </table:table-cell>
          <table:table-cell table:number-columns-repeated="1020"/>
        </table:table-row>
        <table:table-row table:style-name="ro1">
          <table:table-cell table:style-name="ce2" office:value-type="string" calcext:value-type="string">
            <text:p>1998</text:p>
          </table:table-cell>
          <table:table-cell table:style-name="ce2" office:value-type="float" office:value="1405272" calcext:value-type="float">
            <text:p>1405272</text:p>
          </table:table-cell>
          <table:table-cell table:number-matrix-columns-spanned="1" table:number-matrix-rows-spanned="22" table:formula="of:=TRANSPOSE([$'GDP deflator etc'.B12:$'GDP deflator etc'.W12])" office:value-type="float" office:value="58474900" calcext:value-type="float">
            <text:p>58,474,900</text:p>
          </table:table-cell>
          <table:table-cell table:style-name="ce3" table:formula="of:=[.B59]*1000000/[.C59]" office:value-type="float" office:value="24032.054779059" calcext:value-type="float">
            <text:p>24,032</text:p>
          </table:table-cell>
          <table:table-cell table:number-columns-repeated="1020"/>
        </table:table-row>
        <table:table-row table:style-name="ro1">
          <table:table-cell table:style-name="ce2" office:value-type="string" calcext:value-type="string">
            <text:p>1999</text:p>
          </table:table-cell>
          <table:table-cell table:style-name="ce2" office:value-type="float" office:value="1453448" calcext:value-type="float">
            <text:p>1453448</text:p>
          </table:table-cell>
          <table:table-cell office:value-type="float" office:value="58684400" calcext:value-type="float">
            <text:p>58,684,400</text:p>
          </table:table-cell>
          <table:table-cell table:style-name="ce3" table:formula="of:=[.B60]*1000000/[.C60]" office:value-type="float" office:value="24767.1953704903" calcext:value-type="float">
            <text:p>24,767</text:p>
          </table:table-cell>
          <table:table-cell table:number-columns-repeated="1020"/>
        </table:table-row>
        <table:table-row table:style-name="ro1">
          <table:table-cell table:style-name="ce2" office:value-type="string" calcext:value-type="string">
            <text:p>2000</text:p>
          </table:table-cell>
          <table:table-cell table:style-name="ce2" office:value-type="float" office:value="1503408" calcext:value-type="float">
            <text:p>1503408</text:p>
          </table:table-cell>
          <table:table-cell office:value-type="float" office:value="58886100" calcext:value-type="float">
            <text:p>58,886,100</text:p>
          </table:table-cell>
          <table:table-cell table:style-name="ce3" table:formula="of:=[.B61]*1000000/[.C61]" office:value-type="float" office:value="25530.7789104729" calcext:value-type="float">
            <text:p>25,531</text:p>
          </table:table-cell>
          <table:table-cell table:number-columns-repeated="1020"/>
        </table:table-row>
        <table:table-row table:style-name="ro1">
          <table:table-cell table:style-name="ce2" office:value-type="string" calcext:value-type="string">
            <text:p>2001</text:p>
          </table:table-cell>
          <table:table-cell table:style-name="ce2" office:value-type="float" office:value="1548124" calcext:value-type="float">
            <text:p>1548124</text:p>
          </table:table-cell>
          <table:table-cell office:value-type="float" office:value="59113000" calcext:value-type="float">
            <text:p>59,113,000</text:p>
          </table:table-cell>
          <table:table-cell table:style-name="ce3" table:formula="of:=[.B62]*1000000/[.C62]" office:value-type="float" office:value="26189.2307952565" calcext:value-type="float">
            <text:p>26,189</text:p>
          </table:table-cell>
          <table:table-cell table:number-columns-repeated="1020"/>
        </table:table-row>
        <table:table-row table:style-name="ro1">
          <table:table-cell table:style-name="ce2" office:value-type="string" calcext:value-type="string">
            <text:p>2002</text:p>
          </table:table-cell>
          <table:table-cell table:style-name="ce2" office:value-type="float" office:value="1584110" calcext:value-type="float">
            <text:p>1584110</text:p>
          </table:table-cell>
          <table:table-cell office:value-type="float" office:value="59365700" calcext:value-type="float">
            <text:p>59,365,700</text:p>
          </table:table-cell>
          <table:table-cell table:style-name="ce3" table:formula="of:=[.B63]*1000000/[.C63]" office:value-type="float" office:value="26683.9269140261" calcext:value-type="float">
            <text:p>26,684</text:p>
          </table:table-cell>
          <table:table-cell table:number-columns-repeated="1020"/>
        </table:table-row>
        <table:table-row table:style-name="ro1">
          <table:table-cell table:style-name="ce2" office:value-type="string" calcext:value-type="string">
            <text:p>2003</text:p>
          </table:table-cell>
          <table:table-cell table:style-name="ce2" office:value-type="float" office:value="1636169" calcext:value-type="float">
            <text:p>1636169</text:p>
          </table:table-cell>
          <table:table-cell office:value-type="float" office:value="59636700" calcext:value-type="float">
            <text:p>59,636,700</text:p>
          </table:table-cell>
          <table:table-cell table:style-name="ce3" table:formula="of:=[.B64]*1000000/[.C64]" office:value-type="float" office:value="27435.6059272227" calcext:value-type="float">
            <text:p>27,436</text:p>
          </table:table-cell>
          <table:table-cell table:number-columns-repeated="1020"/>
        </table:table-row>
        <table:table-row table:style-name="ro1">
          <table:table-cell table:style-name="ce2" office:value-type="string" calcext:value-type="string">
            <text:p>2004</text:p>
          </table:table-cell>
          <table:table-cell table:style-name="ce2" office:value-type="float" office:value="1675011" calcext:value-type="float">
            <text:p>1675011</text:p>
          </table:table-cell>
          <table:table-cell office:value-type="float" office:value="59950400" calcext:value-type="float">
            <text:p>59,950,400</text:p>
          </table:table-cell>
          <table:table-cell table:style-name="ce3" table:formula="of:=[.B65]*1000000/[.C65]" office:value-type="float" office:value="27939.9470228722" calcext:value-type="float">
            <text:p>27,940</text:p>
          </table:table-cell>
          <table:table-cell table:number-columns-repeated="1020"/>
        </table:table-row>
        <table:table-row table:style-name="ro1">
          <table:table-cell table:style-name="ce2" office:value-type="string" calcext:value-type="string">
            <text:p>2005</text:p>
          </table:table-cell>
          <table:table-cell table:style-name="ce2" office:value-type="float" office:value="1728273" calcext:value-type="float">
            <text:p>1728273</text:p>
          </table:table-cell>
          <table:table-cell office:value-type="float" office:value="60413300" calcext:value-type="float">
            <text:p>60,413,300</text:p>
          </table:table-cell>
          <table:table-cell table:style-name="ce3" table:formula="of:=[.B66]*1000000/[.C66]" office:value-type="float" office:value="28607.4920588678" calcext:value-type="float">
            <text:p>28,607</text:p>
          </table:table-cell>
          <table:table-cell table:number-columns-repeated="1020"/>
        </table:table-row>
        <table:table-row table:style-name="ro1">
          <table:table-cell table:style-name="ce2" office:value-type="string" calcext:value-type="string">
            <text:p>2006</text:p>
          </table:table-cell>
          <table:table-cell table:style-name="ce2" office:value-type="float" office:value="1776462" calcext:value-type="float">
            <text:p>1776462</text:p>
          </table:table-cell>
          <table:table-cell office:value-type="float" office:value="60827100" calcext:value-type="float">
            <text:p>60,827,100</text:p>
          </table:table-cell>
          <table:table-cell table:style-name="ce3" table:formula="of:=[.B67]*1000000/[.C67]" office:value-type="float" office:value="29205.1075918464" calcext:value-type="float">
            <text:p>29,205</text:p>
          </table:table-cell>
          <table:table-cell table:number-columns-repeated="1020"/>
        </table:table-row>
        <table:table-row table:style-name="ro1">
          <table:table-cell table:style-name="ce2" office:value-type="string" calcext:value-type="string">
            <text:p>2007</text:p>
          </table:table-cell>
          <table:table-cell table:style-name="ce2" office:value-type="float" office:value="1819641" calcext:value-type="float">
            <text:p>1819641</text:p>
          </table:table-cell>
          <table:table-cell office:value-type="float" office:value="61319100" calcext:value-type="float">
            <text:p>61,319,100</text:p>
          </table:table-cell>
          <table:table-cell table:style-name="ce3" table:formula="of:=[.B68]*1000000/[.C68]" office:value-type="float" office:value="29674.9463054741" calcext:value-type="float">
            <text:p>29,675</text:p>
          </table:table-cell>
          <table:table-cell table:number-columns-repeated="1020"/>
        </table:table-row>
        <table:table-row table:style-name="ro1">
          <table:table-cell table:style-name="ce2" office:value-type="string" calcext:value-type="string">
            <text:p>2008</text:p>
          </table:table-cell>
          <table:table-cell table:style-name="ce2" office:value-type="float" office:value="1814526" calcext:value-type="float">
            <text:p>1814526</text:p>
          </table:table-cell>
          <table:table-cell office:value-type="float" office:value="61823800" calcext:value-type="float">
            <text:p>61,823,800</text:p>
          </table:table-cell>
          <table:table-cell table:style-name="ce3" table:formula="of:=[.B69]*1000000/[.C69]" office:value-type="float" office:value="29349.9590772486" calcext:value-type="float">
            <text:p>29,350</text:p>
          </table:table-cell>
          <table:table-cell table:number-columns-repeated="1020"/>
        </table:table-row>
        <table:table-row table:style-name="ro1">
          <table:table-cell table:style-name="ce2" office:value-type="string" calcext:value-type="string">
            <text:p>2009</text:p>
          </table:table-cell>
          <table:table-cell table:style-name="ce2" office:value-type="float" office:value="1737448" calcext:value-type="float">
            <text:p>1737448</text:p>
          </table:table-cell>
          <table:table-cell office:value-type="float" office:value="62260500" calcext:value-type="float">
            <text:p>62,260,500</text:p>
          </table:table-cell>
          <table:table-cell table:style-name="ce3" table:formula="of:=[.B70]*1000000/[.C70]" office:value-type="float" office:value="27906.1041912609" calcext:value-type="float">
            <text:p>27,906</text:p>
          </table:table-cell>
          <table:table-cell table:number-columns-repeated="1020"/>
        </table:table-row>
        <table:table-row table:style-name="ro1">
          <table:table-cell table:style-name="ce2" office:value-type="string" calcext:value-type="string">
            <text:p>2010</text:p>
          </table:table-cell>
          <table:table-cell table:style-name="ce2" office:value-type="float" office:value="1771321" calcext:value-type="float">
            <text:p>1771321</text:p>
          </table:table-cell>
          <table:table-cell office:value-type="float" office:value="62759500" calcext:value-type="float">
            <text:p>62,759,500</text:p>
          </table:table-cell>
          <table:table-cell table:style-name="ce3" table:formula="of:=[.B71]*1000000/[.C71]" office:value-type="float" office:value="28223.9501589401" calcext:value-type="float">
            <text:p>28,224</text:p>
          </table:table-cell>
          <table:table-cell table:number-columns-repeated="1020"/>
        </table:table-row>
        <table:table-row table:style-name="ro1">
          <table:table-cell table:style-name="ce2" office:value-type="string" calcext:value-type="string">
            <text:p>2011</text:p>
          </table:table-cell>
          <table:table-cell table:style-name="ce2" office:value-type="float" office:value="1798603" calcext:value-type="float">
            <text:p>1798603</text:p>
          </table:table-cell>
          <table:table-cell office:value-type="float" office:value="63285100" calcext:value-type="float">
            <text:p>63,285,100</text:p>
          </table:table-cell>
          <table:table-cell table:style-name="ce3" table:formula="of:=[.B72]*1000000/[.C72]" office:value-type="float" office:value="28420.6392974018" calcext:value-type="float">
            <text:p>28,421</text:p>
          </table:table-cell>
          <table:table-cell table:number-columns-repeated="1020"/>
        </table:table-row>
        <table:table-row table:style-name="ro1">
          <table:table-cell table:style-name="ce2" office:value-type="string" calcext:value-type="string">
            <text:p>2012</text:p>
          </table:table-cell>
          <table:table-cell table:style-name="ce2" office:value-type="float" office:value="1825204" calcext:value-type="float">
            <text:p>1825204</text:p>
          </table:table-cell>
          <table:table-cell office:value-type="float" office:value="63705000" calcext:value-type="float">
            <text:p>63,705,000</text:p>
          </table:table-cell>
          <table:table-cell table:style-name="ce3" table:formula="of:=[.B73]*1000000/[.C73]" office:value-type="float" office:value="28650.875127541" calcext:value-type="float">
            <text:p>28,651</text:p>
          </table:table-cell>
          <table:table-cell table:number-columns-repeated="1020"/>
        </table:table-row>
        <table:table-row table:style-name="ro1">
          <table:table-cell table:style-name="ce2" office:value-type="string" calcext:value-type="string">
            <text:p>2013</text:p>
          </table:table-cell>
          <table:table-cell table:style-name="ce2" office:value-type="float" office:value="1864255" calcext:value-type="float">
            <text:p>1864255</text:p>
          </table:table-cell>
          <table:table-cell office:value-type="float" office:value="64105700" calcext:value-type="float">
            <text:p>64,105,700</text:p>
          </table:table-cell>
          <table:table-cell table:style-name="ce3" table:formula="of:=[.B74]*1000000/[.C74]" office:value-type="float" office:value="29080.9553596638" calcext:value-type="float">
            <text:p>29,081</text:p>
          </table:table-cell>
          <table:table-cell table:number-columns-repeated="1020"/>
        </table:table-row>
        <table:table-row table:style-name="ro1">
          <table:table-cell table:style-name="ce2" office:value-type="string" calcext:value-type="string">
            <text:p>2014</text:p>
          </table:table-cell>
          <table:table-cell table:style-name="ce2" office:value-type="float" office:value="1912866" calcext:value-type="float">
            <text:p>1912866</text:p>
          </table:table-cell>
          <table:table-cell office:value-type="float" office:value="64596800" calcext:value-type="float">
            <text:p>64,596,800</text:p>
          </table:table-cell>
          <table:table-cell table:style-name="ce3" table:formula="of:=[.B75]*1000000/[.C75]" office:value-type="float" office:value="29612.3956604662" calcext:value-type="float">
            <text:p>29,612</text:p>
          </table:table-cell>
          <table:table-cell table:number-columns-repeated="1020"/>
        </table:table-row>
        <table:table-row table:style-name="ro1">
          <table:table-cell table:style-name="ce2" office:value-type="string" calcext:value-type="string">
            <text:p>2015</text:p>
          </table:table-cell>
          <table:table-cell table:style-name="ce2" office:value-type="float" office:value="1957920" calcext:value-type="float">
            <text:p>1957920</text:p>
          </table:table-cell>
          <table:table-cell office:value-type="float" office:value="65110000" calcext:value-type="float">
            <text:p>65,110,000</text:p>
          </table:table-cell>
          <table:table-cell table:style-name="ce3" table:formula="of:=[.B76]*1000000/[.C76]" office:value-type="float" office:value="30070.9568422669" calcext:value-type="float">
            <text:p>30,071</text:p>
          </table:table-cell>
          <table:table-cell table:number-columns-repeated="1020"/>
        </table:table-row>
        <table:table-row table:style-name="ro1">
          <table:table-cell table:style-name="ce2" office:value-type="string" calcext:value-type="string">
            <text:p>2016</text:p>
          </table:table-cell>
          <table:table-cell table:style-name="ce2" office:value-type="float" office:value="1995478" calcext:value-type="float">
            <text:p>1995478</text:p>
          </table:table-cell>
          <table:table-cell office:value-type="float" office:value="65648100" calcext:value-type="float">
            <text:p>65,648,100</text:p>
          </table:table-cell>
          <table:table-cell table:style-name="ce3" table:formula="of:=[.B77]*1000000/[.C77]" office:value-type="float" office:value="30396.5842118812" calcext:value-type="float">
            <text:p>30,397</text:p>
          </table:table-cell>
          <table:table-cell table:number-columns-repeated="1020"/>
        </table:table-row>
        <table:table-row table:style-name="ro1">
          <table:table-cell table:style-name="ce2" office:value-type="string" calcext:value-type="string">
            <text:p>2017</text:p>
          </table:table-cell>
          <table:table-cell table:style-name="ce2" office:value-type="float" office:value="2033234" calcext:value-type="float">
            <text:p>2033234</text:p>
          </table:table-cell>
          <table:table-cell office:value-type="float" office:value="66040200" calcext:value-type="float">
            <text:p>66,040,200</text:p>
          </table:table-cell>
          <table:table-cell table:style-name="ce3" table:formula="of:=[.B78]*1000000/[.C78]" office:value-type="float" office:value="30787.8231743695" calcext:value-type="float">
            <text:p>30,788</text:p>
          </table:table-cell>
          <table:table-cell table:number-columns-repeated="1020"/>
        </table:table-row>
        <table:table-row table:style-name="ro1">
          <table:table-cell table:style-name="ce2" office:value-type="string" calcext:value-type="string">
            <text:p>2018</text:p>
          </table:table-cell>
          <table:table-cell table:style-name="ce2" office:value-type="float" office:value="2060494" calcext:value-type="float">
            <text:p>2060494</text:p>
          </table:table-cell>
          <table:table-cell office:value-type="float" office:value="66435600" calcext:value-type="float">
            <text:p>66,435,600</text:p>
          </table:table-cell>
          <table:table-cell table:style-name="ce3" table:formula="of:=[.B79]*1000000/[.C79]" office:value-type="float" office:value="31014.9076699842" calcext:value-type="float">
            <text:p>31,015</text:p>
          </table:table-cell>
          <table:table-cell table:number-columns-repeated="1020"/>
        </table:table-row>
        <table:table-row table:style-name="ro1">
          <table:table-cell table:style-name="ce2" office:value-type="string" calcext:value-type="string">
            <text:p>2019</text:p>
          </table:table-cell>
          <table:table-cell table:style-name="ce2" office:value-type="float" office:value="2090632" calcext:value-type="float">
            <text:p>2090632</text:p>
          </table:table-cell>
          <table:table-cell office:value-type="float" office:value="66796800" calcext:value-type="float">
            <text:p>66,796,800</text:p>
          </table:table-cell>
          <table:table-cell table:style-name="ce3" table:formula="of:=[.B80]*1000000/[.C80]" office:value-type="float" office:value="31298.3855514037" calcext:value-type="float">
            <text:p>31,298</text:p>
          </table:table-cell>
          <table:table-cell table:number-columns-repeated="1020"/>
        </table:table-row>
        <table:table-row table:style-name="ro1">
          <table:table-cell table:style-name="ce2" office:value-type="string" calcext:value-type="string">
            <text:p>1955 Q1</text:p>
          </table:table-cell>
          <table:table-cell table:style-name="ce2" office:value-type="float" office:value="112194" calcext:value-type="float">
            <text:p>112194</text:p>
          </table:table-cell>
          <table:table-cell table:number-columns-repeated="1022"/>
        </table:table-row>
        <table:table-row table:style-name="ro1">
          <table:table-cell table:style-name="ce2" office:value-type="string" calcext:value-type="string">
            <text:p>1955 Q2</text:p>
          </table:table-cell>
          <table:table-cell table:style-name="ce2" office:value-type="float" office:value="112267" calcext:value-type="float">
            <text:p>112267</text:p>
          </table:table-cell>
          <table:table-cell table:number-columns-repeated="1022"/>
        </table:table-row>
        <table:table-row table:style-name="ro1">
          <table:table-cell table:style-name="ce2" office:value-type="string" calcext:value-type="string">
            <text:p>1955 Q3</text:p>
          </table:table-cell>
          <table:table-cell table:style-name="ce2" office:value-type="float" office:value="114538" calcext:value-type="float">
            <text:p>114538</text:p>
          </table:table-cell>
          <table:table-cell table:number-columns-repeated="1022"/>
        </table:table-row>
        <table:table-row table:style-name="ro1">
          <table:table-cell table:style-name="ce2" office:value-type="string" calcext:value-type="string">
            <text:p>1955 Q4</text:p>
          </table:table-cell>
          <table:table-cell table:style-name="ce2" office:value-type="float" office:value="113938" calcext:value-type="float">
            <text:p>113938</text:p>
          </table:table-cell>
          <table:table-cell table:number-columns-repeated="1022"/>
        </table:table-row>
        <table:table-row table:style-name="ro1">
          <table:table-cell table:style-name="ce2" office:value-type="string" calcext:value-type="string">
            <text:p>1956 Q1</text:p>
          </table:table-cell>
          <table:table-cell table:style-name="ce2" office:value-type="float" office:value="115274" calcext:value-type="float">
            <text:p>115274</text:p>
          </table:table-cell>
          <table:table-cell table:number-columns-repeated="1022"/>
        </table:table-row>
        <table:table-row table:style-name="ro1">
          <table:table-cell table:style-name="ce2" office:value-type="string" calcext:value-type="string">
            <text:p>1956 Q2</text:p>
          </table:table-cell>
          <table:table-cell table:style-name="ce2" office:value-type="float" office:value="115024" calcext:value-type="float">
            <text:p>115024</text:p>
          </table:table-cell>
          <table:table-cell table:number-columns-repeated="1022"/>
        </table:table-row>
        <table:table-row table:style-name="ro1">
          <table:table-cell table:style-name="ce2" office:value-type="string" calcext:value-type="string">
            <text:p>1956 Q3</text:p>
          </table:table-cell>
          <table:table-cell table:style-name="ce2" office:value-type="float" office:value="114890" calcext:value-type="float">
            <text:p>114890</text:p>
          </table:table-cell>
          <table:table-cell table:number-columns-repeated="1022"/>
        </table:table-row>
        <table:table-row table:style-name="ro1">
          <table:table-cell table:style-name="ce2" office:value-type="string" calcext:value-type="string">
            <text:p>1956 Q4</text:p>
          </table:table-cell>
          <table:table-cell table:style-name="ce2" office:value-type="float" office:value="115429" calcext:value-type="float">
            <text:p>115429</text:p>
          </table:table-cell>
          <table:table-cell table:number-columns-repeated="1022"/>
        </table:table-row>
        <table:table-row table:style-name="ro1">
          <table:table-cell table:style-name="ce2" office:value-type="string" calcext:value-type="string">
            <text:p>1957 Q1</text:p>
          </table:table-cell>
          <table:table-cell table:style-name="ce2" office:value-type="float" office:value="117738" calcext:value-type="float">
            <text:p>117738</text:p>
          </table:table-cell>
          <table:table-cell table:number-columns-repeated="1022"/>
        </table:table-row>
        <table:table-row table:style-name="ro1">
          <table:table-cell table:style-name="ce2" office:value-type="string" calcext:value-type="string">
            <text:p>1957 Q2</text:p>
          </table:table-cell>
          <table:table-cell table:style-name="ce2" office:value-type="float" office:value="117750" calcext:value-type="float">
            <text:p>117750</text:p>
          </table:table-cell>
          <table:table-cell table:number-columns-repeated="1022"/>
        </table:table-row>
        <table:table-row table:style-name="ro1">
          <table:table-cell table:style-name="ce2" office:value-type="string" calcext:value-type="string">
            <text:p>1957 Q3</text:p>
          </table:table-cell>
          <table:table-cell table:style-name="ce2" office:value-type="float" office:value="117027" calcext:value-type="float">
            <text:p>117027</text:p>
          </table:table-cell>
          <table:table-cell table:number-columns-repeated="1022"/>
        </table:table-row>
        <table:table-row table:style-name="ro1">
          <table:table-cell table:style-name="ce2" office:value-type="string" calcext:value-type="string">
            <text:p>1957 Q4</text:p>
          </table:table-cell>
          <table:table-cell table:style-name="ce2" office:value-type="float" office:value="117259" calcext:value-type="float">
            <text:p>117259</text:p>
          </table:table-cell>
          <table:table-cell table:number-columns-repeated="1022"/>
        </table:table-row>
        <table:table-row table:style-name="ro1">
          <table:table-cell table:style-name="ce2" office:value-type="string" calcext:value-type="string">
            <text:p>1958 Q1</text:p>
          </table:table-cell>
          <table:table-cell table:style-name="ce2" office:value-type="float" office:value="119840" calcext:value-type="float">
            <text:p>119840</text:p>
          </table:table-cell>
          <table:table-cell table:number-columns-repeated="1022"/>
        </table:table-row>
        <table:table-row table:style-name="ro1">
          <table:table-cell table:style-name="ce2" office:value-type="string" calcext:value-type="string">
            <text:p>1958 Q2</text:p>
          </table:table-cell>
          <table:table-cell table:style-name="ce2" office:value-type="float" office:value="116992" calcext:value-type="float">
            <text:p>116992</text:p>
          </table:table-cell>
          <table:table-cell table:number-columns-repeated="1022"/>
        </table:table-row>
        <table:table-row table:style-name="ro1">
          <table:table-cell table:style-name="ce2" office:value-type="string" calcext:value-type="string">
            <text:p>1958 Q3</text:p>
          </table:table-cell>
          <table:table-cell table:style-name="ce2" office:value-type="float" office:value="119595" calcext:value-type="float">
            <text:p>119595</text:p>
          </table:table-cell>
          <table:table-cell table:number-columns-repeated="1022"/>
        </table:table-row>
        <table:table-row table:style-name="ro1">
          <table:table-cell table:style-name="ce2" office:value-type="string" calcext:value-type="string">
            <text:p>1958 Q4</text:p>
          </table:table-cell>
          <table:table-cell table:style-name="ce2" office:value-type="float" office:value="119718" calcext:value-type="float">
            <text:p>119718</text:p>
          </table:table-cell>
          <table:table-cell table:number-columns-repeated="1022"/>
        </table:table-row>
        <table:table-row table:style-name="ro1">
          <table:table-cell table:style-name="ce2" office:value-type="string" calcext:value-type="string">
            <text:p>1959 Q1</text:p>
          </table:table-cell>
          <table:table-cell table:style-name="ce2" office:value-type="float" office:value="120416" calcext:value-type="float">
            <text:p>120416</text:p>
          </table:table-cell>
          <table:table-cell table:number-columns-repeated="1022"/>
        </table:table-row>
        <table:table-row table:style-name="ro1">
          <table:table-cell table:style-name="ce2" office:value-type="string" calcext:value-type="string">
            <text:p>1959 Q2</text:p>
          </table:table-cell>
          <table:table-cell table:style-name="ce2" office:value-type="float" office:value="122381" calcext:value-type="float">
            <text:p>122381</text:p>
          </table:table-cell>
          <table:table-cell table:number-columns-repeated="1022"/>
        </table:table-row>
        <table:table-row table:style-name="ro1">
          <table:table-cell table:style-name="ce2" office:value-type="string" calcext:value-type="string">
            <text:p>1959 Q3</text:p>
          </table:table-cell>
          <table:table-cell table:style-name="ce2" office:value-type="float" office:value="125013" calcext:value-type="float">
            <text:p>125013</text:p>
          </table:table-cell>
          <table:table-cell table:number-columns-repeated="1022"/>
        </table:table-row>
        <table:table-row table:style-name="ro1">
          <table:table-cell table:style-name="ce2" office:value-type="string" calcext:value-type="string">
            <text:p>1959 Q4</text:p>
          </table:table-cell>
          <table:table-cell table:style-name="ce2" office:value-type="float" office:value="128181" calcext:value-type="float">
            <text:p>128181</text:p>
          </table:table-cell>
          <table:table-cell table:number-columns-repeated="1022"/>
        </table:table-row>
        <table:table-row table:style-name="ro1">
          <table:table-cell table:style-name="ce2" office:value-type="string" calcext:value-type="string">
            <text:p>1960 Q1</text:p>
          </table:table-cell>
          <table:table-cell table:style-name="ce2" office:value-type="float" office:value="131400" calcext:value-type="float">
            <text:p>131400</text:p>
          </table:table-cell>
          <table:table-cell table:number-columns-repeated="1022"/>
        </table:table-row>
        <table:table-row table:style-name="ro1">
          <table:table-cell table:style-name="ce2" office:value-type="string" calcext:value-type="string">
            <text:p>1960 Q2</text:p>
          </table:table-cell>
          <table:table-cell table:style-name="ce2" office:value-type="float" office:value="130435" calcext:value-type="float">
            <text:p>130435</text:p>
          </table:table-cell>
          <table:table-cell table:number-columns-repeated="1022"/>
        </table:table-row>
        <table:table-row table:style-name="ro1">
          <table:table-cell table:style-name="ce2" office:value-type="string" calcext:value-type="string">
            <text:p>1960 Q3</text:p>
          </table:table-cell>
          <table:table-cell table:style-name="ce2" office:value-type="float" office:value="132409" calcext:value-type="float">
            <text:p>132409</text:p>
          </table:table-cell>
          <table:table-cell table:number-columns-repeated="1022"/>
        </table:table-row>
        <table:table-row table:style-name="ro1">
          <table:table-cell table:style-name="ce2" office:value-type="string" calcext:value-type="string">
            <text:p>1960 Q4</text:p>
          </table:table-cell>
          <table:table-cell table:style-name="ce2" office:value-type="float" office:value="133240" calcext:value-type="float">
            <text:p>133240</text:p>
          </table:table-cell>
          <table:table-cell table:number-columns-repeated="1022"/>
        </table:table-row>
        <table:table-row table:style-name="ro1">
          <table:table-cell table:style-name="ce2" office:value-type="string" calcext:value-type="string">
            <text:p>1961 Q1</text:p>
          </table:table-cell>
          <table:table-cell table:style-name="ce2" office:value-type="float" office:value="135394" calcext:value-type="float">
            <text:p>135394</text:p>
          </table:table-cell>
          <table:table-cell table:number-columns-repeated="1022"/>
        </table:table-row>
        <table:table-row table:style-name="ro1">
          <table:table-cell table:style-name="ce2" office:value-type="string" calcext:value-type="string">
            <text:p>1961 Q2</text:p>
          </table:table-cell>
          <table:table-cell table:style-name="ce2" office:value-type="float" office:value="135986" calcext:value-type="float">
            <text:p>135986</text:p>
          </table:table-cell>
          <table:table-cell table:number-columns-repeated="1022"/>
        </table:table-row>
        <table:table-row table:style-name="ro1">
          <table:table-cell table:style-name="ce2" office:value-type="string" calcext:value-type="string">
            <text:p>1961 Q3</text:p>
          </table:table-cell>
          <table:table-cell table:style-name="ce2" office:value-type="float" office:value="135294" calcext:value-type="float">
            <text:p>135294</text:p>
          </table:table-cell>
          <table:table-cell table:number-columns-repeated="1022"/>
        </table:table-row>
        <table:table-row table:style-name="ro1">
          <table:table-cell table:style-name="ce2" office:value-type="string" calcext:value-type="string">
            <text:p>1961 Q4</text:p>
          </table:table-cell>
          <table:table-cell table:style-name="ce2" office:value-type="float" office:value="135059" calcext:value-type="float">
            <text:p>135059</text:p>
          </table:table-cell>
          <table:table-cell table:number-columns-repeated="1022"/>
        </table:table-row>
        <table:table-row table:style-name="ro1">
          <table:table-cell table:style-name="ce2" office:value-type="string" calcext:value-type="string">
            <text:p>1962 Q1</text:p>
          </table:table-cell>
          <table:table-cell table:style-name="ce2" office:value-type="float" office:value="135647" calcext:value-type="float">
            <text:p>135647</text:p>
          </table:table-cell>
          <table:table-cell table:number-columns-repeated="1022"/>
        </table:table-row>
        <table:table-row table:style-name="ro1">
          <table:table-cell table:style-name="ce2" office:value-type="string" calcext:value-type="string">
            <text:p>1962 Q2</text:p>
          </table:table-cell>
          <table:table-cell table:style-name="ce2" office:value-type="float" office:value="136963" calcext:value-type="float">
            <text:p>136963</text:p>
          </table:table-cell>
          <table:table-cell table:number-columns-repeated="1022"/>
        </table:table-row>
        <table:table-row table:style-name="ro1">
          <table:table-cell table:style-name="ce2" office:value-type="string" calcext:value-type="string">
            <text:p>1962 Q3</text:p>
          </table:table-cell>
          <table:table-cell table:style-name="ce2" office:value-type="float" office:value="137781" calcext:value-type="float">
            <text:p>137781</text:p>
          </table:table-cell>
          <table:table-cell table:number-columns-repeated="1022"/>
        </table:table-row>
        <table:table-row table:style-name="ro1">
          <table:table-cell table:style-name="ce2" office:value-type="string" calcext:value-type="string">
            <text:p>1962 Q4</text:p>
          </table:table-cell>
          <table:table-cell table:style-name="ce2" office:value-type="float" office:value="137294" calcext:value-type="float">
            <text:p>137294</text:p>
          </table:table-cell>
          <table:table-cell table:number-columns-repeated="1022"/>
        </table:table-row>
        <table:table-row table:style-name="ro1">
          <table:table-cell table:style-name="ce2" office:value-type="string" calcext:value-type="string">
            <text:p>1963 Q1</text:p>
          </table:table-cell>
          <table:table-cell table:style-name="ce2" office:value-type="float" office:value="137923" calcext:value-type="float">
            <text:p>137923</text:p>
          </table:table-cell>
          <table:table-cell table:number-columns-repeated="1022"/>
        </table:table-row>
        <table:table-row table:style-name="ro1">
          <table:table-cell table:style-name="ce2" office:value-type="string" calcext:value-type="string">
            <text:p>1963 Q2</text:p>
          </table:table-cell>
          <table:table-cell table:style-name="ce2" office:value-type="float" office:value="143904" calcext:value-type="float">
            <text:p>143904</text:p>
          </table:table-cell>
          <table:table-cell table:number-columns-repeated="1022"/>
        </table:table-row>
        <table:table-row table:style-name="ro1">
          <table:table-cell table:style-name="ce2" office:value-type="string" calcext:value-type="string">
            <text:p>1963 Q3</text:p>
          </table:table-cell>
          <table:table-cell table:style-name="ce2" office:value-type="float" office:value="144585" calcext:value-type="float">
            <text:p>144585</text:p>
          </table:table-cell>
          <table:table-cell table:number-columns-repeated="1022"/>
        </table:table-row>
        <table:table-row table:style-name="ro1">
          <table:table-cell table:style-name="ce2" office:value-type="string" calcext:value-type="string">
            <text:p>1963 Q4</text:p>
          </table:table-cell>
          <table:table-cell table:style-name="ce2" office:value-type="float" office:value="147888" calcext:value-type="float">
            <text:p>147888</text:p>
          </table:table-cell>
          <table:table-cell table:number-columns-repeated="1022"/>
        </table:table-row>
        <table:table-row table:style-name="ro1">
          <table:table-cell table:style-name="ce2" office:value-type="string" calcext:value-type="string">
            <text:p>1964 Q1</text:p>
          </table:table-cell>
          <table:table-cell table:style-name="ce2" office:value-type="float" office:value="148759" calcext:value-type="float">
            <text:p>148759</text:p>
          </table:table-cell>
          <table:table-cell table:number-columns-repeated="1022"/>
        </table:table-row>
        <table:table-row table:style-name="ro1">
          <table:table-cell table:style-name="ce2" office:value-type="string" calcext:value-type="string">
            <text:p>1964 Q2</text:p>
          </table:table-cell>
          <table:table-cell table:style-name="ce2" office:value-type="float" office:value="151393" calcext:value-type="float">
            <text:p>151393</text:p>
          </table:table-cell>
          <table:table-cell table:number-columns-repeated="1022"/>
        </table:table-row>
        <table:table-row table:style-name="ro1">
          <table:table-cell table:style-name="ce2" office:value-type="string" calcext:value-type="string">
            <text:p>1964 Q3</text:p>
          </table:table-cell>
          <table:table-cell table:style-name="ce2" office:value-type="float" office:value="151995" calcext:value-type="float">
            <text:p>151995</text:p>
          </table:table-cell>
          <table:table-cell table:number-columns-repeated="1022"/>
        </table:table-row>
        <table:table-row table:style-name="ro1">
          <table:table-cell table:style-name="ce2" office:value-type="string" calcext:value-type="string">
            <text:p>1964 Q4</text:p>
          </table:table-cell>
          <table:table-cell table:style-name="ce2" office:value-type="float" office:value="154284" calcext:value-type="float">
            <text:p>154284</text:p>
          </table:table-cell>
          <table:table-cell table:number-columns-repeated="1022"/>
        </table:table-row>
        <table:table-row table:style-name="ro1">
          <table:table-cell table:style-name="ce2" office:value-type="string" calcext:value-type="string">
            <text:p>1965 Q1</text:p>
          </table:table-cell>
          <table:table-cell table:style-name="ce2" office:value-type="float" office:value="153863" calcext:value-type="float">
            <text:p>153863</text:p>
          </table:table-cell>
          <table:table-cell table:number-columns-repeated="1022"/>
        </table:table-row>
        <table:table-row table:style-name="ro1">
          <table:table-cell table:style-name="ce2" office:value-type="string" calcext:value-type="string">
            <text:p>1965 Q2</text:p>
          </table:table-cell>
          <table:table-cell table:style-name="ce2" office:value-type="float" office:value="153987" calcext:value-type="float">
            <text:p>153987</text:p>
          </table:table-cell>
          <table:table-cell table:number-columns-repeated="1022"/>
        </table:table-row>
        <table:table-row table:style-name="ro1">
          <table:table-cell table:style-name="ce2" office:value-type="string" calcext:value-type="string">
            <text:p>1965 Q3</text:p>
          </table:table-cell>
          <table:table-cell table:style-name="ce2" office:value-type="float" office:value="155273" calcext:value-type="float">
            <text:p>155273</text:p>
          </table:table-cell>
          <table:table-cell table:number-columns-repeated="1022"/>
        </table:table-row>
        <table:table-row table:style-name="ro1">
          <table:table-cell table:style-name="ce2" office:value-type="string" calcext:value-type="string">
            <text:p>1965 Q4</text:p>
          </table:table-cell>
          <table:table-cell table:style-name="ce2" office:value-type="float" office:value="156227" calcext:value-type="float">
            <text:p>156227</text:p>
          </table:table-cell>
          <table:table-cell table:number-columns-repeated="1022"/>
        </table:table-row>
        <table:table-row table:style-name="ro1">
          <table:table-cell table:style-name="ce2" office:value-type="string" calcext:value-type="string">
            <text:p>1966 Q1</text:p>
          </table:table-cell>
          <table:table-cell table:style-name="ce2" office:value-type="float" office:value="156492" calcext:value-type="float">
            <text:p>156492</text:p>
          </table:table-cell>
          <table:table-cell table:number-columns-repeated="1022"/>
        </table:table-row>
        <table:table-row table:style-name="ro1">
          <table:table-cell table:style-name="ce2" office:value-type="string" calcext:value-type="string">
            <text:p>1966 Q2</text:p>
          </table:table-cell>
          <table:table-cell table:style-name="ce2" office:value-type="float" office:value="157416" calcext:value-type="float">
            <text:p>157416</text:p>
          </table:table-cell>
          <table:table-cell table:number-columns-repeated="1022"/>
        </table:table-row>
        <table:table-row table:style-name="ro1">
          <table:table-cell table:style-name="ce2" office:value-type="string" calcext:value-type="string">
            <text:p>1966 Q3</text:p>
          </table:table-cell>
          <table:table-cell table:style-name="ce2" office:value-type="float" office:value="157905" calcext:value-type="float">
            <text:p>157905</text:p>
          </table:table-cell>
          <table:table-cell table:number-columns-repeated="1022"/>
        </table:table-row>
        <table:table-row table:style-name="ro1">
          <table:table-cell table:style-name="ce2" office:value-type="string" calcext:value-type="string">
            <text:p>1966 Q4</text:p>
          </table:table-cell>
          <table:table-cell table:style-name="ce2" office:value-type="float" office:value="157245" calcext:value-type="float">
            <text:p>157245</text:p>
          </table:table-cell>
          <table:table-cell table:number-columns-repeated="1022"/>
        </table:table-row>
        <table:table-row table:style-name="ro1">
          <table:table-cell table:style-name="ce2" office:value-type="string" calcext:value-type="string">
            <text:p>1967 Q1</text:p>
          </table:table-cell>
          <table:table-cell table:style-name="ce2" office:value-type="float" office:value="159377" calcext:value-type="float">
            <text:p>159377</text:p>
          </table:table-cell>
          <table:table-cell table:number-columns-repeated="1022"/>
        </table:table-row>
        <table:table-row table:style-name="ro1">
          <table:table-cell table:style-name="ce2" office:value-type="string" calcext:value-type="string">
            <text:p>1967 Q2</text:p>
          </table:table-cell>
          <table:table-cell table:style-name="ce2" office:value-type="float" office:value="161621" calcext:value-type="float">
            <text:p>161621</text:p>
          </table:table-cell>
          <table:table-cell table:number-columns-repeated="1022"/>
        </table:table-row>
        <table:table-row table:style-name="ro1">
          <table:table-cell table:style-name="ce2" office:value-type="string" calcext:value-type="string">
            <text:p>1967 Q3</text:p>
          </table:table-cell>
          <table:table-cell table:style-name="ce2" office:value-type="float" office:value="162361" calcext:value-type="float">
            <text:p>162361</text:p>
          </table:table-cell>
          <table:table-cell table:number-columns-repeated="1022"/>
        </table:table-row>
        <table:table-row table:style-name="ro1">
          <table:table-cell table:style-name="ce2" office:value-type="string" calcext:value-type="string">
            <text:p>1967 Q4</text:p>
          </table:table-cell>
          <table:table-cell table:style-name="ce2" office:value-type="float" office:value="163160" calcext:value-type="float">
            <text:p>163160</text:p>
          </table:table-cell>
          <table:table-cell table:number-columns-repeated="1022"/>
        </table:table-row>
        <table:table-row table:style-name="ro1">
          <table:table-cell table:style-name="ce2" office:value-type="string" calcext:value-type="string">
            <text:p>1968 Q1</text:p>
          </table:table-cell>
          <table:table-cell table:style-name="ce2" office:value-type="float" office:value="169136" calcext:value-type="float">
            <text:p>169136</text:p>
          </table:table-cell>
          <table:table-cell table:number-columns-repeated="1022"/>
        </table:table-row>
        <table:table-row table:style-name="ro1">
          <table:table-cell table:style-name="ce2" office:value-type="string" calcext:value-type="string">
            <text:p>1968 Q2</text:p>
          </table:table-cell>
          <table:table-cell table:style-name="ce2" office:value-type="float" office:value="168472" calcext:value-type="float">
            <text:p>168472</text:p>
          </table:table-cell>
          <table:table-cell table:number-columns-repeated="1022"/>
        </table:table-row>
        <table:table-row table:style-name="ro1">
          <table:table-cell table:style-name="ce2" office:value-type="string" calcext:value-type="string">
            <text:p>1968 Q3</text:p>
          </table:table-cell>
          <table:table-cell table:style-name="ce2" office:value-type="float" office:value="171819" calcext:value-type="float">
            <text:p>171819</text:p>
          </table:table-cell>
          <table:table-cell table:number-columns-repeated="1022"/>
        </table:table-row>
        <table:table-row table:style-name="ro1">
          <table:table-cell table:style-name="ce2" office:value-type="string" calcext:value-type="string">
            <text:p>1968 Q4</text:p>
          </table:table-cell>
          <table:table-cell table:style-name="ce2" office:value-type="float" office:value="172474" calcext:value-type="float">
            <text:p>172474</text:p>
          </table:table-cell>
          <table:table-cell table:number-columns-repeated="1022"/>
        </table:table-row>
        <table:table-row table:style-name="ro1">
          <table:table-cell table:style-name="ce2" office:value-type="string" calcext:value-type="string">
            <text:p>1969 Q1</text:p>
          </table:table-cell>
          <table:table-cell table:style-name="ce2" office:value-type="float" office:value="172081" calcext:value-type="float">
            <text:p>172081</text:p>
          </table:table-cell>
          <table:table-cell table:number-columns-repeated="1022"/>
        </table:table-row>
        <table:table-row table:style-name="ro1">
          <table:table-cell table:style-name="ce2" office:value-type="string" calcext:value-type="string">
            <text:p>1969 Q2</text:p>
          </table:table-cell>
          <table:table-cell table:style-name="ce2" office:value-type="float" office:value="173422" calcext:value-type="float">
            <text:p>173422</text:p>
          </table:table-cell>
          <table:table-cell table:number-columns-repeated="1022"/>
        </table:table-row>
        <table:table-row table:style-name="ro1">
          <table:table-cell table:style-name="ce2" office:value-type="string" calcext:value-type="string">
            <text:p>1969 Q3</text:p>
          </table:table-cell>
          <table:table-cell table:style-name="ce2" office:value-type="float" office:value="174387" calcext:value-type="float">
            <text:p>174387</text:p>
          </table:table-cell>
          <table:table-cell table:number-columns-repeated="1022"/>
        </table:table-row>
        <table:table-row table:style-name="ro1">
          <table:table-cell table:style-name="ce2" office:value-type="string" calcext:value-type="string">
            <text:p>1969 Q4</text:p>
          </table:table-cell>
          <table:table-cell table:style-name="ce2" office:value-type="float" office:value="175234" calcext:value-type="float">
            <text:p>175234</text:p>
          </table:table-cell>
          <table:table-cell table:number-columns-repeated="1022"/>
        </table:table-row>
        <table:table-row table:style-name="ro1">
          <table:table-cell table:style-name="ce2" office:value-type="string" calcext:value-type="string">
            <text:p>1970 Q1</text:p>
          </table:table-cell>
          <table:table-cell table:style-name="ce2" office:value-type="float" office:value="174113" calcext:value-type="float">
            <text:p>174113</text:p>
          </table:table-cell>
          <table:table-cell table:number-columns-repeated="1022"/>
        </table:table-row>
        <table:table-row table:style-name="ro1">
          <table:table-cell table:style-name="ce2" office:value-type="string" calcext:value-type="string">
            <text:p>1970 Q2</text:p>
          </table:table-cell>
          <table:table-cell table:style-name="ce2" office:value-type="float" office:value="178241" calcext:value-type="float">
            <text:p>178241</text:p>
          </table:table-cell>
          <table:table-cell table:number-columns-repeated="1022"/>
        </table:table-row>
        <table:table-row table:style-name="ro1">
          <table:table-cell table:style-name="ce2" office:value-type="string" calcext:value-type="string">
            <text:p>1970 Q3</text:p>
          </table:table-cell>
          <table:table-cell table:style-name="ce2" office:value-type="float" office:value="180018" calcext:value-type="float">
            <text:p>180018</text:p>
          </table:table-cell>
          <table:table-cell table:number-columns-repeated="1022"/>
        </table:table-row>
        <table:table-row table:style-name="ro1">
          <table:table-cell table:style-name="ce2" office:value-type="string" calcext:value-type="string">
            <text:p>1970 Q4</text:p>
          </table:table-cell>
          <table:table-cell table:style-name="ce2" office:value-type="float" office:value="181580" calcext:value-type="float">
            <text:p>181580</text:p>
          </table:table-cell>
          <table:table-cell table:number-columns-repeated="1022"/>
        </table:table-row>
        <table:table-row table:style-name="ro1">
          <table:table-cell table:style-name="ce2" office:value-type="string" calcext:value-type="string">
            <text:p>1971 Q1</text:p>
          </table:table-cell>
          <table:table-cell table:style-name="ce2" office:value-type="float" office:value="180543" calcext:value-type="float">
            <text:p>180543</text:p>
          </table:table-cell>
          <table:table-cell table:number-columns-repeated="1022"/>
        </table:table-row>
        <table:table-row table:style-name="ro1">
          <table:table-cell table:style-name="ce2" office:value-type="string" calcext:value-type="string">
            <text:p>1971 Q2</text:p>
          </table:table-cell>
          <table:table-cell table:style-name="ce2" office:value-type="float" office:value="183754" calcext:value-type="float">
            <text:p>183754</text:p>
          </table:table-cell>
          <table:table-cell table:number-columns-repeated="1022"/>
        </table:table-row>
        <table:table-row table:style-name="ro1">
          <table:table-cell table:style-name="ce2" office:value-type="string" calcext:value-type="string">
            <text:p>1971 Q3</text:p>
          </table:table-cell>
          <table:table-cell table:style-name="ce2" office:value-type="float" office:value="186988" calcext:value-type="float">
            <text:p>186988</text:p>
          </table:table-cell>
          <table:table-cell table:number-columns-repeated="1022"/>
        </table:table-row>
        <table:table-row table:style-name="ro1">
          <table:table-cell table:style-name="ce2" office:value-type="string" calcext:value-type="string">
            <text:p>1971 Q4</text:p>
          </table:table-cell>
          <table:table-cell table:style-name="ce2" office:value-type="float" office:value="187689" calcext:value-type="float">
            <text:p>187689</text:p>
          </table:table-cell>
          <table:table-cell table:number-columns-repeated="1022"/>
        </table:table-row>
        <table:table-row table:style-name="ro1">
          <table:table-cell table:style-name="ce2" office:value-type="string" calcext:value-type="string">
            <text:p>1972 Q1</text:p>
          </table:table-cell>
          <table:table-cell table:style-name="ce2" office:value-type="float" office:value="187959" calcext:value-type="float">
            <text:p>187959</text:p>
          </table:table-cell>
          <table:table-cell table:number-columns-repeated="1022"/>
        </table:table-row>
        <table:table-row table:style-name="ro1">
          <table:table-cell table:style-name="ce2" office:value-type="string" calcext:value-type="string">
            <text:p>1972 Q2</text:p>
          </table:table-cell>
          <table:table-cell table:style-name="ce2" office:value-type="float" office:value="192942" calcext:value-type="float">
            <text:p>192942</text:p>
          </table:table-cell>
          <table:table-cell table:number-columns-repeated="1022"/>
        </table:table-row>
        <table:table-row table:style-name="ro1">
          <table:table-cell table:style-name="ce2" office:value-type="string" calcext:value-type="string">
            <text:p>1972 Q3</text:p>
          </table:table-cell>
          <table:table-cell table:style-name="ce2" office:value-type="float" office:value="193487" calcext:value-type="float">
            <text:p>193487</text:p>
          </table:table-cell>
          <table:table-cell table:number-columns-repeated="1022"/>
        </table:table-row>
        <table:table-row table:style-name="ro1">
          <table:table-cell table:style-name="ce2" office:value-type="string" calcext:value-type="string">
            <text:p>1972 Q4</text:p>
          </table:table-cell>
          <table:table-cell table:style-name="ce2" office:value-type="float" office:value="196522" calcext:value-type="float">
            <text:p>196522</text:p>
          </table:table-cell>
          <table:table-cell table:number-columns-repeated="1022"/>
        </table:table-row>
        <table:table-row table:style-name="ro1">
          <table:table-cell table:style-name="ce2" office:value-type="string" calcext:value-type="string">
            <text:p>1973 Q1</text:p>
          </table:table-cell>
          <table:table-cell table:style-name="ce2" office:value-type="float" office:value="206302" calcext:value-type="float">
            <text:p>206302</text:p>
          </table:table-cell>
          <table:table-cell table:number-columns-repeated="1022"/>
        </table:table-row>
        <table:table-row table:style-name="ro1">
          <table:table-cell table:style-name="ce2" office:value-type="string" calcext:value-type="string">
            <text:p>1973 Q2</text:p>
          </table:table-cell>
          <table:table-cell table:style-name="ce2" office:value-type="float" office:value="206567" calcext:value-type="float">
            <text:p>206567</text:p>
          </table:table-cell>
          <table:table-cell table:number-columns-repeated="1022"/>
        </table:table-row>
        <table:table-row table:style-name="ro1">
          <table:table-cell table:style-name="ce2" office:value-type="string" calcext:value-type="string">
            <text:p>1973 Q3</text:p>
          </table:table-cell>
          <table:table-cell table:style-name="ce2" office:value-type="float" office:value="204608" calcext:value-type="float">
            <text:p>204608</text:p>
          </table:table-cell>
          <table:table-cell table:number-columns-repeated="1022"/>
        </table:table-row>
        <table:table-row table:style-name="ro1">
          <table:table-cell table:style-name="ce2" office:value-type="string" calcext:value-type="string">
            <text:p>1973 Q4</text:p>
          </table:table-cell>
          <table:table-cell table:style-name="ce2" office:value-type="float" office:value="203726" calcext:value-type="float">
            <text:p>203726</text:p>
          </table:table-cell>
          <table:table-cell table:number-columns-repeated="1022"/>
        </table:table-row>
        <table:table-row table:style-name="ro1">
          <table:table-cell table:style-name="ce2" office:value-type="string" calcext:value-type="string">
            <text:p>1974 Q1</text:p>
          </table:table-cell>
          <table:table-cell table:style-name="ce2" office:value-type="float" office:value="198147" calcext:value-type="float">
            <text:p>198147</text:p>
          </table:table-cell>
          <table:table-cell table:number-columns-repeated="1022"/>
        </table:table-row>
        <table:table-row table:style-name="ro1">
          <table:table-cell table:style-name="ce2" office:value-type="string" calcext:value-type="string">
            <text:p>1974 Q2</text:p>
          </table:table-cell>
          <table:table-cell table:style-name="ce2" office:value-type="float" office:value="200999" calcext:value-type="float">
            <text:p>200999</text:p>
          </table:table-cell>
          <table:table-cell table:number-columns-repeated="1022"/>
        </table:table-row>
        <table:table-row table:style-name="ro1">
          <table:table-cell table:style-name="ce2" office:value-type="string" calcext:value-type="string">
            <text:p>1974 Q3</text:p>
          </table:table-cell>
          <table:table-cell table:style-name="ce2" office:value-type="float" office:value="202289" calcext:value-type="float">
            <text:p>202289</text:p>
          </table:table-cell>
          <table:table-cell table:number-columns-repeated="1022"/>
        </table:table-row>
        <table:table-row table:style-name="ro1">
          <table:table-cell table:style-name="ce2" office:value-type="string" calcext:value-type="string">
            <text:p>1974 Q4</text:p>
          </table:table-cell>
          <table:table-cell table:style-name="ce2" office:value-type="float" office:value="199366" calcext:value-type="float">
            <text:p>199366</text:p>
          </table:table-cell>
          <table:table-cell table:number-columns-repeated="1022"/>
        </table:table-row>
        <table:table-row table:style-name="ro1">
          <table:table-cell table:style-name="ce2" office:value-type="string" calcext:value-type="string">
            <text:p>1975 Q1</text:p>
          </table:table-cell>
          <table:table-cell table:style-name="ce2" office:value-type="float" office:value="199482" calcext:value-type="float">
            <text:p>199482</text:p>
          </table:table-cell>
          <table:table-cell table:number-columns-repeated="1022"/>
        </table:table-row>
        <table:table-row table:style-name="ro1">
          <table:table-cell table:style-name="ce2" office:value-type="string" calcext:value-type="string">
            <text:p>1975 Q2</text:p>
          </table:table-cell>
          <table:table-cell table:style-name="ce2" office:value-type="float" office:value="196206" calcext:value-type="float">
            <text:p>196206</text:p>
          </table:table-cell>
          <table:table-cell table:number-columns-repeated="1022"/>
        </table:table-row>
        <table:table-row table:style-name="ro1">
          <table:table-cell table:style-name="ce2" office:value-type="string" calcext:value-type="string">
            <text:p>1975 Q3</text:p>
          </table:table-cell>
          <table:table-cell table:style-name="ce2" office:value-type="float" office:value="195535" calcext:value-type="float">
            <text:p>195535</text:p>
          </table:table-cell>
          <table:table-cell table:number-columns-repeated="1022"/>
        </table:table-row>
        <table:table-row table:style-name="ro1">
          <table:table-cell table:style-name="ce2" office:value-type="string" calcext:value-type="string">
            <text:p>1975 Q4</text:p>
          </table:table-cell>
          <table:table-cell table:style-name="ce2" office:value-type="float" office:value="197777" calcext:value-type="float">
            <text:p>197777</text:p>
          </table:table-cell>
          <table:table-cell table:number-columns-repeated="1022"/>
        </table:table-row>
        <table:table-row table:style-name="ro1">
          <table:table-cell table:style-name="ce2" office:value-type="string" calcext:value-type="string">
            <text:p>1976 Q1</text:p>
          </table:table-cell>
          <table:table-cell table:style-name="ce2" office:value-type="float" office:value="200907" calcext:value-type="float">
            <text:p>200907</text:p>
          </table:table-cell>
          <table:table-cell table:number-columns-repeated="1022"/>
        </table:table-row>
        <table:table-row table:style-name="ro1">
          <table:table-cell table:style-name="ce2" office:value-type="string" calcext:value-type="string">
            <text:p>1976 Q2</text:p>
          </table:table-cell>
          <table:table-cell table:style-name="ce2" office:value-type="float" office:value="200575" calcext:value-type="float">
            <text:p>200575</text:p>
          </table:table-cell>
          <table:table-cell table:number-columns-repeated="1022"/>
        </table:table-row>
        <table:table-row table:style-name="ro1">
          <table:table-cell table:style-name="ce2" office:value-type="string" calcext:value-type="string">
            <text:p>1976 Q3</text:p>
          </table:table-cell>
          <table:table-cell table:style-name="ce2" office:value-type="float" office:value="203086" calcext:value-type="float">
            <text:p>203086</text:p>
          </table:table-cell>
          <table:table-cell table:number-columns-repeated="1022"/>
        </table:table-row>
        <table:table-row table:style-name="ro1">
          <table:table-cell table:style-name="ce2" office:value-type="string" calcext:value-type="string">
            <text:p>1976 Q4</text:p>
          </table:table-cell>
          <table:table-cell table:style-name="ce2" office:value-type="float" office:value="207394" calcext:value-type="float">
            <text:p>207394</text:p>
          </table:table-cell>
          <table:table-cell table:number-columns-repeated="1022"/>
        </table:table-row>
        <table:table-row table:style-name="ro1">
          <table:table-cell table:style-name="ce2" office:value-type="string" calcext:value-type="string">
            <text:p>1977 Q1</text:p>
          </table:table-cell>
          <table:table-cell table:style-name="ce2" office:value-type="float" office:value="207453" calcext:value-type="float">
            <text:p>207453</text:p>
          </table:table-cell>
          <table:table-cell table:number-columns-repeated="1022"/>
        </table:table-row>
        <table:table-row table:style-name="ro1">
          <table:table-cell table:style-name="ce2" office:value-type="string" calcext:value-type="string">
            <text:p>1977 Q2</text:p>
          </table:table-cell>
          <table:table-cell table:style-name="ce2" office:value-type="float" office:value="206012" calcext:value-type="float">
            <text:p>206012</text:p>
          </table:table-cell>
          <table:table-cell table:number-columns-repeated="1022"/>
        </table:table-row>
        <table:table-row table:style-name="ro1">
          <table:table-cell table:style-name="ce2" office:value-type="string" calcext:value-type="string">
            <text:p>1977 Q3</text:p>
          </table:table-cell>
          <table:table-cell table:style-name="ce2" office:value-type="float" office:value="207447" calcext:value-type="float">
            <text:p>207447</text:p>
          </table:table-cell>
          <table:table-cell table:number-columns-repeated="1022"/>
        </table:table-row>
        <table:table-row table:style-name="ro1">
          <table:table-cell table:style-name="ce2" office:value-type="string" calcext:value-type="string">
            <text:p>1977 Q4</text:p>
          </table:table-cell>
          <table:table-cell table:style-name="ce2" office:value-type="float" office:value="211006" calcext:value-type="float">
            <text:p>211006</text:p>
          </table:table-cell>
          <table:table-cell table:number-columns-repeated="1022"/>
        </table:table-row>
        <table:table-row table:style-name="ro1">
          <table:table-cell table:style-name="ce2" office:value-type="string" calcext:value-type="string">
            <text:p>1978 Q1</text:p>
          </table:table-cell>
          <table:table-cell table:style-name="ce2" office:value-type="float" office:value="212888" calcext:value-type="float">
            <text:p>212888</text:p>
          </table:table-cell>
          <table:table-cell table:number-columns-repeated="1022"/>
        </table:table-row>
        <table:table-row table:style-name="ro1">
          <table:table-cell table:style-name="ce2" office:value-type="string" calcext:value-type="string">
            <text:p>1978 Q2</text:p>
          </table:table-cell>
          <table:table-cell table:style-name="ce2" office:value-type="float" office:value="215368" calcext:value-type="float">
            <text:p>215368</text:p>
          </table:table-cell>
          <table:table-cell table:number-columns-repeated="1022"/>
        </table:table-row>
        <table:table-row table:style-name="ro1">
          <table:table-cell table:style-name="ce2" office:value-type="string" calcext:value-type="string">
            <text:p>1978 Q3</text:p>
          </table:table-cell>
          <table:table-cell table:style-name="ce2" office:value-type="float" office:value="218329" calcext:value-type="float">
            <text:p>218329</text:p>
          </table:table-cell>
          <table:table-cell table:number-columns-repeated="1022"/>
        </table:table-row>
        <table:table-row table:style-name="ro1">
          <table:table-cell table:style-name="ce2" office:value-type="string" calcext:value-type="string">
            <text:p>1978 Q4</text:p>
          </table:table-cell>
          <table:table-cell table:style-name="ce2" office:value-type="float" office:value="220309" calcext:value-type="float">
            <text:p>220309</text:p>
          </table:table-cell>
          <table:table-cell table:number-columns-repeated="1022"/>
        </table:table-row>
        <table:table-row table:style-name="ro1">
          <table:table-cell table:style-name="ce2" office:value-type="string" calcext:value-type="string">
            <text:p>1979 Q1</text:p>
          </table:table-cell>
          <table:table-cell table:style-name="ce2" office:value-type="float" office:value="219527" calcext:value-type="float">
            <text:p>219527</text:p>
          </table:table-cell>
          <table:table-cell table:number-columns-repeated="1022"/>
        </table:table-row>
        <table:table-row table:style-name="ro1">
          <table:table-cell table:style-name="ce2" office:value-type="string" calcext:value-type="string">
            <text:p>1979 Q2</text:p>
          </table:table-cell>
          <table:table-cell table:style-name="ce2" office:value-type="float" office:value="229224" calcext:value-type="float">
            <text:p>229224</text:p>
          </table:table-cell>
          <table:table-cell table:number-columns-repeated="1022"/>
        </table:table-row>
        <table:table-row table:style-name="ro1">
          <table:table-cell table:style-name="ce2" office:value-type="string" calcext:value-type="string">
            <text:p>1979 Q3</text:p>
          </table:table-cell>
          <table:table-cell table:style-name="ce2" office:value-type="float" office:value="224136" calcext:value-type="float">
            <text:p>224136</text:p>
          </table:table-cell>
          <table:table-cell table:number-columns-repeated="1022"/>
        </table:table-row>
        <table:table-row table:style-name="ro1">
          <table:table-cell table:style-name="ce2" office:value-type="string" calcext:value-type="string">
            <text:p>1979 Q4</text:p>
          </table:table-cell>
          <table:table-cell table:style-name="ce2" office:value-type="float" office:value="226507" calcext:value-type="float">
            <text:p>226507</text:p>
          </table:table-cell>
          <table:table-cell table:number-columns-repeated="1022"/>
        </table:table-row>
        <table:table-row table:style-name="ro1">
          <table:table-cell table:style-name="ce2" office:value-type="string" calcext:value-type="string">
            <text:p>1980 Q1</text:p>
          </table:table-cell>
          <table:table-cell table:style-name="ce2" office:value-type="float" office:value="224357" calcext:value-type="float">
            <text:p>224357</text:p>
          </table:table-cell>
          <table:table-cell table:number-columns-repeated="1022"/>
        </table:table-row>
        <table:table-row table:style-name="ro1">
          <table:table-cell table:style-name="ce2" office:value-type="string" calcext:value-type="string">
            <text:p>1980 Q2</text:p>
          </table:table-cell>
          <table:table-cell table:style-name="ce2" office:value-type="float" office:value="219869" calcext:value-type="float">
            <text:p>219869</text:p>
          </table:table-cell>
          <table:table-cell table:number-columns-repeated="1022"/>
        </table:table-row>
        <table:table-row table:style-name="ro1">
          <table:table-cell table:style-name="ce2" office:value-type="string" calcext:value-type="string">
            <text:p>1980 Q3</text:p>
          </table:table-cell>
          <table:table-cell table:style-name="ce2" office:value-type="float" office:value="219652" calcext:value-type="float">
            <text:p>219652</text:p>
          </table:table-cell>
          <table:table-cell table:number-columns-repeated="1022"/>
        </table:table-row>
        <table:table-row table:style-name="ro1">
          <table:table-cell table:style-name="ce2" office:value-type="string" calcext:value-type="string">
            <text:p>1980 Q4</text:p>
          </table:table-cell>
          <table:table-cell table:style-name="ce2" office:value-type="float" office:value="217246" calcext:value-type="float">
            <text:p>217246</text:p>
          </table:table-cell>
          <table:table-cell table:number-columns-repeated="1022"/>
        </table:table-row>
        <table:table-row table:style-name="ro1">
          <table:table-cell table:style-name="ce2" office:value-type="string" calcext:value-type="string">
            <text:p>1981 Q1</text:p>
          </table:table-cell>
          <table:table-cell table:style-name="ce2" office:value-type="float" office:value="216973" calcext:value-type="float">
            <text:p>216973</text:p>
          </table:table-cell>
          <table:table-cell table:number-columns-repeated="1022"/>
        </table:table-row>
        <table:table-row table:style-name="ro1">
          <table:table-cell table:style-name="ce2" office:value-type="string" calcext:value-type="string">
            <text:p>1981 Q2</text:p>
          </table:table-cell>
          <table:table-cell table:style-name="ce2" office:value-type="float" office:value="217417" calcext:value-type="float">
            <text:p>217417</text:p>
          </table:table-cell>
          <table:table-cell table:number-columns-repeated="1022"/>
        </table:table-row>
        <table:table-row table:style-name="ro1">
          <table:table-cell table:style-name="ce2" office:value-type="string" calcext:value-type="string">
            <text:p>1981 Q3</text:p>
          </table:table-cell>
          <table:table-cell table:style-name="ce2" office:value-type="float" office:value="219759" calcext:value-type="float">
            <text:p>219759</text:p>
          </table:table-cell>
          <table:table-cell table:number-columns-repeated="1022"/>
        </table:table-row>
        <table:table-row table:style-name="ro1">
          <table:table-cell table:style-name="ce2" office:value-type="string" calcext:value-type="string">
            <text:p>1981 Q4</text:p>
          </table:table-cell>
          <table:table-cell table:style-name="ce2" office:value-type="float" office:value="220034" calcext:value-type="float">
            <text:p>220034</text:p>
          </table:table-cell>
          <table:table-cell table:number-columns-repeated="1022"/>
        </table:table-row>
        <table:table-row table:style-name="ro1">
          <table:table-cell table:style-name="ce2" office:value-type="string" calcext:value-type="string">
            <text:p>1982 Q1</text:p>
          </table:table-cell>
          <table:table-cell table:style-name="ce2" office:value-type="float" office:value="220462" calcext:value-type="float">
            <text:p>220462</text:p>
          </table:table-cell>
          <table:table-cell table:number-columns-repeated="1022"/>
        </table:table-row>
        <table:table-row table:style-name="ro1">
          <table:table-cell table:style-name="ce2" office:value-type="string" calcext:value-type="string">
            <text:p>1982 Q2</text:p>
          </table:table-cell>
          <table:table-cell table:style-name="ce2" office:value-type="float" office:value="222812" calcext:value-type="float">
            <text:p>222812</text:p>
          </table:table-cell>
          <table:table-cell table:number-columns-repeated="1022"/>
        </table:table-row>
        <table:table-row table:style-name="ro1">
          <table:table-cell table:style-name="ce2" office:value-type="string" calcext:value-type="string">
            <text:p>1982 Q3</text:p>
          </table:table-cell>
          <table:table-cell table:style-name="ce2" office:value-type="float" office:value="223389" calcext:value-type="float">
            <text:p>223389</text:p>
          </table:table-cell>
          <table:table-cell table:number-columns-repeated="1022"/>
        </table:table-row>
        <table:table-row table:style-name="ro1">
          <table:table-cell table:style-name="ce2" office:value-type="string" calcext:value-type="string">
            <text:p>1982 Q4</text:p>
          </table:table-cell>
          <table:table-cell table:style-name="ce2" office:value-type="float" office:value="224959" calcext:value-type="float">
            <text:p>224959</text:p>
          </table:table-cell>
          <table:table-cell table:number-columns-repeated="1022"/>
        </table:table-row>
        <table:table-row table:style-name="ro1">
          <table:table-cell table:style-name="ce2" office:value-type="string" calcext:value-type="string">
            <text:p>1983 Q1</text:p>
          </table:table-cell>
          <table:table-cell table:style-name="ce2" office:value-type="float" office:value="229078" calcext:value-type="float">
            <text:p>229078</text:p>
          </table:table-cell>
          <table:table-cell table:number-columns-repeated="1022"/>
        </table:table-row>
        <table:table-row table:style-name="ro1">
          <table:table-cell table:style-name="ce2" office:value-type="string" calcext:value-type="string">
            <text:p>1983 Q2</text:p>
          </table:table-cell>
          <table:table-cell table:style-name="ce2" office:value-type="float" office:value="231037" calcext:value-type="float">
            <text:p>231037</text:p>
          </table:table-cell>
          <table:table-cell table:number-columns-repeated="1022"/>
        </table:table-row>
        <table:table-row table:style-name="ro1">
          <table:table-cell table:style-name="ce2" office:value-type="string" calcext:value-type="string">
            <text:p>1983 Q3</text:p>
          </table:table-cell>
          <table:table-cell table:style-name="ce2" office:value-type="float" office:value="233566" calcext:value-type="float">
            <text:p>233566</text:p>
          </table:table-cell>
          <table:table-cell table:number-columns-repeated="1022"/>
        </table:table-row>
        <table:table-row table:style-name="ro1">
          <table:table-cell table:style-name="ce2" office:value-type="string" calcext:value-type="string">
            <text:p>1983 Q4</text:p>
          </table:table-cell>
          <table:table-cell table:style-name="ce2" office:value-type="float" office:value="235584" calcext:value-type="float">
            <text:p>235584</text:p>
          </table:table-cell>
          <table:table-cell table:number-columns-repeated="1022"/>
        </table:table-row>
        <table:table-row table:style-name="ro1">
          <table:table-cell table:style-name="ce2" office:value-type="string" calcext:value-type="string">
            <text:p>1984 Q1</text:p>
          </table:table-cell>
          <table:table-cell table:style-name="ce2" office:value-type="float" office:value="237215" calcext:value-type="float">
            <text:p>237215</text:p>
          </table:table-cell>
          <table:table-cell table:number-columns-repeated="1022"/>
        </table:table-row>
        <table:table-row table:style-name="ro1">
          <table:table-cell table:style-name="ce2" office:value-type="string" calcext:value-type="string">
            <text:p>1984 Q2</text:p>
          </table:table-cell>
          <table:table-cell table:style-name="ce2" office:value-type="float" office:value="235138" calcext:value-type="float">
            <text:p>235138</text:p>
          </table:table-cell>
          <table:table-cell table:number-columns-repeated="1022"/>
        </table:table-row>
        <table:table-row table:style-name="ro1">
          <table:table-cell table:style-name="ce2" office:value-type="string" calcext:value-type="string">
            <text:p>1984 Q3</text:p>
          </table:table-cell>
          <table:table-cell table:style-name="ce2" office:value-type="float" office:value="236659" calcext:value-type="float">
            <text:p>236659</text:p>
          </table:table-cell>
          <table:table-cell table:number-columns-repeated="1022"/>
        </table:table-row>
        <table:table-row table:style-name="ro1">
          <table:table-cell table:style-name="ce2" office:value-type="string" calcext:value-type="string">
            <text:p>1984 Q4</text:p>
          </table:table-cell>
          <table:table-cell table:style-name="ce2" office:value-type="float" office:value="241339" calcext:value-type="float">
            <text:p>241339</text:p>
          </table:table-cell>
          <table:table-cell table:number-columns-repeated="1022"/>
        </table:table-row>
        <table:table-row table:style-name="ro1">
          <table:table-cell table:style-name="ce2" office:value-type="string" calcext:value-type="string">
            <text:p>1985 Q1</text:p>
          </table:table-cell>
          <table:table-cell table:style-name="ce2" office:value-type="float" office:value="243318" calcext:value-type="float">
            <text:p>243318</text:p>
          </table:table-cell>
          <table:table-cell table:number-columns-repeated="1022"/>
        </table:table-row>
        <table:table-row table:style-name="ro1">
          <table:table-cell table:style-name="ce2" office:value-type="string" calcext:value-type="string">
            <text:p>1985 Q2</text:p>
          </table:table-cell>
          <table:table-cell table:style-name="ce2" office:value-type="float" office:value="248471" calcext:value-type="float">
            <text:p>248471</text:p>
          </table:table-cell>
          <table:table-cell table:number-columns-repeated="1022"/>
        </table:table-row>
        <table:table-row table:style-name="ro1">
          <table:table-cell table:style-name="ce2" office:value-type="string" calcext:value-type="string">
            <text:p>1985 Q3</text:p>
          </table:table-cell>
          <table:table-cell table:style-name="ce2" office:value-type="float" office:value="248688" calcext:value-type="float">
            <text:p>248688</text:p>
          </table:table-cell>
          <table:table-cell table:number-columns-repeated="1022"/>
        </table:table-row>
        <table:table-row table:style-name="ro1">
          <table:table-cell table:style-name="ce2" office:value-type="string" calcext:value-type="string">
            <text:p>1985 Q4</text:p>
          </table:table-cell>
          <table:table-cell table:style-name="ce2" office:value-type="float" office:value="249289" calcext:value-type="float">
            <text:p>249289</text:p>
          </table:table-cell>
          <table:table-cell table:number-columns-repeated="1022"/>
        </table:table-row>
        <table:table-row table:style-name="ro1">
          <table:table-cell table:style-name="ce2" office:value-type="string" calcext:value-type="string">
            <text:p>1986 Q1</text:p>
          </table:table-cell>
          <table:table-cell table:style-name="ce2" office:value-type="float" office:value="252116" calcext:value-type="float">
            <text:p>252116</text:p>
          </table:table-cell>
          <table:table-cell table:number-columns-repeated="1022"/>
        </table:table-row>
        <table:table-row table:style-name="ro1">
          <table:table-cell table:style-name="ce2" office:value-type="string" calcext:value-type="string">
            <text:p>1986 Q2</text:p>
          </table:table-cell>
          <table:table-cell table:style-name="ce2" office:value-type="float" office:value="253987" calcext:value-type="float">
            <text:p>253987</text:p>
          </table:table-cell>
          <table:table-cell table:number-columns-repeated="1022"/>
        </table:table-row>
        <table:table-row table:style-name="ro1">
          <table:table-cell table:style-name="ce2" office:value-type="string" calcext:value-type="string">
            <text:p>1986 Q3</text:p>
          </table:table-cell>
          <table:table-cell table:style-name="ce2" office:value-type="float" office:value="255143" calcext:value-type="float">
            <text:p>255143</text:p>
          </table:table-cell>
          <table:table-cell table:number-columns-repeated="1022"/>
        </table:table-row>
        <table:table-row table:style-name="ro1">
          <table:table-cell table:style-name="ce2" office:value-type="string" calcext:value-type="string">
            <text:p>1986 Q4</text:p>
          </table:table-cell>
          <table:table-cell table:style-name="ce2" office:value-type="float" office:value="259701" calcext:value-type="float">
            <text:p>259701</text:p>
          </table:table-cell>
          <table:table-cell table:number-columns-repeated="1022"/>
        </table:table-row>
        <table:table-row table:style-name="ro1">
          <table:table-cell table:style-name="ce2" office:value-type="string" calcext:value-type="string">
            <text:p>1987 Q1</text:p>
          </table:table-cell>
          <table:table-cell table:style-name="ce2" office:value-type="float" office:value="262115" calcext:value-type="float">
            <text:p>262115</text:p>
          </table:table-cell>
          <table:table-cell table:number-columns-repeated="1022"/>
        </table:table-row>
        <table:table-row table:style-name="ro1">
          <table:table-cell table:style-name="ce2" office:value-type="string" calcext:value-type="string">
            <text:p>1987 Q2</text:p>
          </table:table-cell>
          <table:table-cell table:style-name="ce2" office:value-type="float" office:value="265960" calcext:value-type="float">
            <text:p>265960</text:p>
          </table:table-cell>
          <table:table-cell table:number-columns-repeated="1022"/>
        </table:table-row>
        <table:table-row table:style-name="ro1">
          <table:table-cell table:style-name="ce2" office:value-type="string" calcext:value-type="string">
            <text:p>1987 Q3</text:p>
          </table:table-cell>
          <table:table-cell table:style-name="ce2" office:value-type="float" office:value="272422" calcext:value-type="float">
            <text:p>272422</text:p>
          </table:table-cell>
          <table:table-cell table:number-columns-repeated="1022"/>
        </table:table-row>
        <table:table-row table:style-name="ro1">
          <table:table-cell table:style-name="ce2" office:value-type="string" calcext:value-type="string">
            <text:p>1987 Q4</text:p>
          </table:table-cell>
          <table:table-cell table:style-name="ce2" office:value-type="float" office:value="275507" calcext:value-type="float">
            <text:p>275507</text:p>
          </table:table-cell>
          <table:table-cell table:number-columns-repeated="1022"/>
        </table:table-row>
        <table:table-row table:style-name="ro1">
          <table:table-cell table:style-name="ce2" office:value-type="string" calcext:value-type="string">
            <text:p>1988 Q1</text:p>
          </table:table-cell>
          <table:table-cell table:style-name="ce2" office:value-type="float" office:value="280417" calcext:value-type="float">
            <text:p>280417</text:p>
          </table:table-cell>
          <table:table-cell table:number-columns-repeated="1022"/>
        </table:table-row>
        <table:table-row table:style-name="ro1">
          <table:table-cell table:style-name="ce2" office:value-type="string" calcext:value-type="string">
            <text:p>1988 Q2</text:p>
          </table:table-cell>
          <table:table-cell table:style-name="ce2" office:value-type="float" office:value="282070" calcext:value-type="float">
            <text:p>282070</text:p>
          </table:table-cell>
          <table:table-cell table:number-columns-repeated="1022"/>
        </table:table-row>
        <table:table-row table:style-name="ro1">
          <table:table-cell table:style-name="ce2" office:value-type="string" calcext:value-type="string">
            <text:p>1988 Q3</text:p>
          </table:table-cell>
          <table:table-cell table:style-name="ce2" office:value-type="float" office:value="286366" calcext:value-type="float">
            <text:p>286366</text:p>
          </table:table-cell>
          <table:table-cell table:number-columns-repeated="1022"/>
        </table:table-row>
        <table:table-row table:style-name="ro1">
          <table:table-cell table:style-name="ce2" office:value-type="string" calcext:value-type="string">
            <text:p>1988 Q4</text:p>
          </table:table-cell>
          <table:table-cell table:style-name="ce2" office:value-type="float" office:value="288832" calcext:value-type="float">
            <text:p>288832</text:p>
          </table:table-cell>
          <table:table-cell table:number-columns-repeated="1022"/>
        </table:table-row>
        <table:table-row table:style-name="ro1">
          <table:table-cell table:style-name="ce2" office:value-type="string" calcext:value-type="string">
            <text:p>1989 Q1</text:p>
          </table:table-cell>
          <table:table-cell table:style-name="ce2" office:value-type="float" office:value="290105" calcext:value-type="float">
            <text:p>290105</text:p>
          </table:table-cell>
          <table:table-cell table:number-columns-repeated="1022"/>
        </table:table-row>
        <table:table-row table:style-name="ro1">
          <table:table-cell table:style-name="ce2" office:value-type="string" calcext:value-type="string">
            <text:p>1989 Q2</text:p>
          </table:table-cell>
          <table:table-cell table:style-name="ce2" office:value-type="float" office:value="292015" calcext:value-type="float">
            <text:p>292015</text:p>
          </table:table-cell>
          <table:table-cell table:number-columns-repeated="1022"/>
        </table:table-row>
        <table:table-row table:style-name="ro1">
          <table:table-cell table:style-name="ce2" office:value-type="string" calcext:value-type="string">
            <text:p>1989 Q3</text:p>
          </table:table-cell>
          <table:table-cell table:style-name="ce2" office:value-type="float" office:value="292306" calcext:value-type="float">
            <text:p>292306</text:p>
          </table:table-cell>
          <table:table-cell table:number-columns-repeated="1022"/>
        </table:table-row>
        <table:table-row table:style-name="ro1">
          <table:table-cell table:style-name="ce2" office:value-type="string" calcext:value-type="string">
            <text:p>1989 Q4</text:p>
          </table:table-cell>
          <table:table-cell table:style-name="ce2" office:value-type="float" office:value="292584" calcext:value-type="float">
            <text:p>292584</text:p>
          </table:table-cell>
          <table:table-cell table:number-columns-repeated="1022"/>
        </table:table-row>
        <table:table-row table:style-name="ro1">
          <table:table-cell table:style-name="ce2" office:value-type="string" calcext:value-type="string">
            <text:p>1990 Q1</text:p>
          </table:table-cell>
          <table:table-cell table:style-name="ce2" office:value-type="float" office:value="294556" calcext:value-type="float">
            <text:p>294556</text:p>
          </table:table-cell>
          <table:table-cell table:number-columns-repeated="1022"/>
        </table:table-row>
        <table:table-row table:style-name="ro1">
          <table:table-cell table:style-name="ce2" office:value-type="string" calcext:value-type="string">
            <text:p>1990 Q2</text:p>
          </table:table-cell>
          <table:table-cell table:style-name="ce2" office:value-type="float" office:value="296069" calcext:value-type="float">
            <text:p>296069</text:p>
          </table:table-cell>
          <table:table-cell table:number-columns-repeated="1022"/>
        </table:table-row>
        <table:table-row table:style-name="ro1">
          <table:table-cell table:style-name="ce2" office:value-type="string" calcext:value-type="string">
            <text:p>1990 Q3</text:p>
          </table:table-cell>
          <table:table-cell table:style-name="ce2" office:value-type="float" office:value="292978" calcext:value-type="float">
            <text:p>292978</text:p>
          </table:table-cell>
          <table:table-cell table:number-columns-repeated="1022"/>
        </table:table-row>
        <table:table-row table:style-name="ro1">
          <table:table-cell table:style-name="ce2" office:value-type="string" calcext:value-type="string">
            <text:p>1990 Q4</text:p>
          </table:table-cell>
          <table:table-cell table:style-name="ce2" office:value-type="float" office:value="291970" calcext:value-type="float">
            <text:p>291970</text:p>
          </table:table-cell>
          <table:table-cell table:number-columns-repeated="1022"/>
        </table:table-row>
        <table:table-row table:style-name="ro1">
          <table:table-cell table:style-name="ce2" office:value-type="string" calcext:value-type="string">
            <text:p>1991 Q1</text:p>
          </table:table-cell>
          <table:table-cell table:style-name="ce2" office:value-type="float" office:value="291118" calcext:value-type="float">
            <text:p>291118</text:p>
          </table:table-cell>
          <table:table-cell table:number-columns-repeated="1022"/>
        </table:table-row>
        <table:table-row table:style-name="ro1">
          <table:table-cell table:style-name="ce2" office:value-type="string" calcext:value-type="string">
            <text:p>1991 Q2</text:p>
          </table:table-cell>
          <table:table-cell table:style-name="ce2" office:value-type="float" office:value="290751" calcext:value-type="float">
            <text:p>290751</text:p>
          </table:table-cell>
          <table:table-cell table:number-columns-repeated="1022"/>
        </table:table-row>
        <table:table-row table:style-name="ro1">
          <table:table-cell table:style-name="ce2" office:value-type="string" calcext:value-type="string">
            <text:p>1991 Q3</text:p>
          </table:table-cell>
          <table:table-cell table:style-name="ce2" office:value-type="float" office:value="290116" calcext:value-type="float">
            <text:p>290116</text:p>
          </table:table-cell>
          <table:table-cell table:number-columns-repeated="1022"/>
        </table:table-row>
        <table:table-row table:style-name="ro1">
          <table:table-cell table:style-name="ce2" office:value-type="string" calcext:value-type="string">
            <text:p>1991 Q4</text:p>
          </table:table-cell>
          <table:table-cell table:style-name="ce2" office:value-type="float" office:value="290620" calcext:value-type="float">
            <text:p>290620</text:p>
          </table:table-cell>
          <table:table-cell table:number-columns-repeated="1022"/>
        </table:table-row>
        <table:table-row table:style-name="ro1">
          <table:table-cell table:style-name="ce2" office:value-type="string" calcext:value-type="string">
            <text:p>1992 Q1</text:p>
          </table:table-cell>
          <table:table-cell table:style-name="ce2" office:value-type="float" office:value="290641" calcext:value-type="float">
            <text:p>290641</text:p>
          </table:table-cell>
          <table:table-cell table:number-columns-repeated="1022"/>
        </table:table-row>
        <table:table-row table:style-name="ro1">
          <table:table-cell table:style-name="ce2" office:value-type="string" calcext:value-type="string">
            <text:p>1992 Q2</text:p>
          </table:table-cell>
          <table:table-cell table:style-name="ce2" office:value-type="float" office:value="290298" calcext:value-type="float">
            <text:p>290298</text:p>
          </table:table-cell>
          <table:table-cell table:number-columns-repeated="1022"/>
        </table:table-row>
        <table:table-row table:style-name="ro1">
          <table:table-cell table:style-name="ce2" office:value-type="string" calcext:value-type="string">
            <text:p>1992 Q3</text:p>
          </table:table-cell>
          <table:table-cell table:style-name="ce2" office:value-type="float" office:value="292147" calcext:value-type="float">
            <text:p>292147</text:p>
          </table:table-cell>
          <table:table-cell table:number-columns-repeated="1022"/>
        </table:table-row>
        <table:table-row table:style-name="ro1">
          <table:table-cell table:style-name="ce2" office:value-type="string" calcext:value-type="string">
            <text:p>1992 Q4</text:p>
          </table:table-cell>
          <table:table-cell table:style-name="ce2" office:value-type="float" office:value="294182" calcext:value-type="float">
            <text:p>294182</text:p>
          </table:table-cell>
          <table:table-cell table:number-columns-repeated="1022"/>
        </table:table-row>
        <table:table-row table:style-name="ro1">
          <table:table-cell table:style-name="ce2" office:value-type="string" calcext:value-type="string">
            <text:p>1993 Q1</text:p>
          </table:table-cell>
          <table:table-cell table:style-name="ce2" office:value-type="float" office:value="296310" calcext:value-type="float">
            <text:p>296310</text:p>
          </table:table-cell>
          <table:table-cell table:number-columns-repeated="1022"/>
        </table:table-row>
        <table:table-row table:style-name="ro1">
          <table:table-cell table:style-name="ce2" office:value-type="string" calcext:value-type="string">
            <text:p>1993 Q2</text:p>
          </table:table-cell>
          <table:table-cell table:style-name="ce2" office:value-type="float" office:value="297779" calcext:value-type="float">
            <text:p>297779</text:p>
          </table:table-cell>
          <table:table-cell table:number-columns-repeated="1022"/>
        </table:table-row>
        <table:table-row table:style-name="ro1">
          <table:table-cell table:style-name="ce2" office:value-type="string" calcext:value-type="string">
            <text:p>1993 Q3</text:p>
          </table:table-cell>
          <table:table-cell table:style-name="ce2" office:value-type="float" office:value="300125" calcext:value-type="float">
            <text:p>300125</text:p>
          </table:table-cell>
          <table:table-cell table:number-columns-repeated="1022"/>
        </table:table-row>
        <table:table-row table:style-name="ro1">
          <table:table-cell table:style-name="ce2" office:value-type="string" calcext:value-type="string">
            <text:p>1993 Q4</text:p>
          </table:table-cell>
          <table:table-cell table:style-name="ce2" office:value-type="float" office:value="302117" calcext:value-type="float">
            <text:p>302117</text:p>
          </table:table-cell>
          <table:table-cell table:number-columns-repeated="1022"/>
        </table:table-row>
        <table:table-row table:style-name="ro1">
          <table:table-cell table:style-name="ce2" office:value-type="string" calcext:value-type="string">
            <text:p>1994 Q1</text:p>
          </table:table-cell>
          <table:table-cell table:style-name="ce2" office:value-type="float" office:value="305669" calcext:value-type="float">
            <text:p>305669</text:p>
          </table:table-cell>
          <table:table-cell table:number-columns-repeated="1022"/>
        </table:table-row>
        <table:table-row table:style-name="ro1">
          <table:table-cell table:style-name="ce2" office:value-type="string" calcext:value-type="string">
            <text:p>1994 Q2</text:p>
          </table:table-cell>
          <table:table-cell table:style-name="ce2" office:value-type="float" office:value="309236" calcext:value-type="float">
            <text:p>309236</text:p>
          </table:table-cell>
          <table:table-cell table:number-columns-repeated="1022"/>
        </table:table-row>
        <table:table-row table:style-name="ro1">
          <table:table-cell table:style-name="ce2" office:value-type="string" calcext:value-type="string">
            <text:p>1994 Q3</text:p>
          </table:table-cell>
          <table:table-cell table:style-name="ce2" office:value-type="float" office:value="312770" calcext:value-type="float">
            <text:p>312770</text:p>
          </table:table-cell>
          <table:table-cell table:number-columns-repeated="1022"/>
        </table:table-row>
        <table:table-row table:style-name="ro1">
          <table:table-cell table:style-name="ce2" office:value-type="string" calcext:value-type="string">
            <text:p>1994 Q4</text:p>
          </table:table-cell>
          <table:table-cell table:style-name="ce2" office:value-type="float" office:value="314667" calcext:value-type="float">
            <text:p>314667</text:p>
          </table:table-cell>
          <table:table-cell table:number-columns-repeated="1022"/>
        </table:table-row>
        <table:table-row table:style-name="ro1">
          <table:table-cell table:style-name="ce2" office:value-type="string" calcext:value-type="string">
            <text:p>1995 Q1</text:p>
          </table:table-cell>
          <table:table-cell table:style-name="ce2" office:value-type="float" office:value="316003" calcext:value-type="float">
            <text:p>316003</text:p>
          </table:table-cell>
          <table:table-cell table:number-columns-repeated="1022"/>
        </table:table-row>
        <table:table-row table:style-name="ro1">
          <table:table-cell table:style-name="ce2" office:value-type="string" calcext:value-type="string">
            <text:p>1995 Q2</text:p>
          </table:table-cell>
          <table:table-cell table:style-name="ce2" office:value-type="float" office:value="317171" calcext:value-type="float">
            <text:p>317171</text:p>
          </table:table-cell>
          <table:table-cell table:number-columns-repeated="1022"/>
        </table:table-row>
        <table:table-row table:style-name="ro1">
          <table:table-cell table:style-name="ce2" office:value-type="string" calcext:value-type="string">
            <text:p>1995 Q3</text:p>
          </table:table-cell>
          <table:table-cell table:style-name="ce2" office:value-type="float" office:value="320102" calcext:value-type="float">
            <text:p>320102</text:p>
          </table:table-cell>
          <table:table-cell table:number-columns-repeated="1022"/>
        </table:table-row>
        <table:table-row table:style-name="ro1">
          <table:table-cell table:style-name="ce2" office:value-type="string" calcext:value-type="string">
            <text:p>1995 Q4</text:p>
          </table:table-cell>
          <table:table-cell table:style-name="ce2" office:value-type="float" office:value="320514" calcext:value-type="float">
            <text:p>320514</text:p>
          </table:table-cell>
          <table:table-cell table:number-columns-repeated="1022"/>
        </table:table-row>
        <table:table-row table:style-name="ro1">
          <table:table-cell table:style-name="ce2" office:value-type="string" calcext:value-type="string">
            <text:p>1996 Q1</text:p>
          </table:table-cell>
          <table:table-cell table:style-name="ce2" office:value-type="float" office:value="323457" calcext:value-type="float">
            <text:p>323457</text:p>
          </table:table-cell>
          <table:table-cell table:number-columns-repeated="1022"/>
        </table:table-row>
        <table:table-row table:style-name="ro1">
          <table:table-cell table:style-name="ce2" office:value-type="string" calcext:value-type="string">
            <text:p>1996 Q2</text:p>
          </table:table-cell>
          <table:table-cell table:style-name="ce2" office:value-type="float" office:value="324609" calcext:value-type="float">
            <text:p>324609</text:p>
          </table:table-cell>
          <table:table-cell table:number-columns-repeated="1022"/>
        </table:table-row>
        <table:table-row table:style-name="ro1">
          <table:table-cell table:style-name="ce2" office:value-type="string" calcext:value-type="string">
            <text:p>1996 Q3</text:p>
          </table:table-cell>
          <table:table-cell table:style-name="ce2" office:value-type="float" office:value="327469" calcext:value-type="float">
            <text:p>327469</text:p>
          </table:table-cell>
          <table:table-cell table:number-columns-repeated="1022"/>
        </table:table-row>
        <table:table-row table:style-name="ro1">
          <table:table-cell table:style-name="ce2" office:value-type="string" calcext:value-type="string">
            <text:p>1996 Q4</text:p>
          </table:table-cell>
          <table:table-cell table:style-name="ce2" office:value-type="float" office:value="329992" calcext:value-type="float">
            <text:p>329992</text:p>
          </table:table-cell>
          <table:table-cell table:number-columns-repeated="1022"/>
        </table:table-row>
        <table:table-row table:style-name="ro1">
          <table:table-cell table:style-name="ce2" office:value-type="string" calcext:value-type="string">
            <text:p>1997 Q1</text:p>
          </table:table-cell>
          <table:table-cell table:style-name="ce2" office:value-type="float" office:value="334548" calcext:value-type="float">
            <text:p>334548</text:p>
          </table:table-cell>
          <table:table-cell table:number-columns-repeated="1022"/>
        </table:table-row>
        <table:table-row table:style-name="ro1">
          <table:table-cell table:style-name="ce2" office:value-type="string" calcext:value-type="string">
            <text:p>1997 Q2</text:p>
          </table:table-cell>
          <table:table-cell table:style-name="ce2" office:value-type="float" office:value="337436" calcext:value-type="float">
            <text:p>337436</text:p>
          </table:table-cell>
          <table:table-cell table:number-columns-repeated="1022"/>
        </table:table-row>
        <table:table-row table:style-name="ro1">
          <table:table-cell table:style-name="ce2" office:value-type="string" calcext:value-type="string">
            <text:p>1997 Q3</text:p>
          </table:table-cell>
          <table:table-cell table:style-name="ce2" office:value-type="float" office:value="339916" calcext:value-type="float">
            <text:p>339916</text:p>
          </table:table-cell>
          <table:table-cell table:number-columns-repeated="1022"/>
        </table:table-row>
        <table:table-row table:style-name="ro1">
          <table:table-cell table:style-name="ce2" office:value-type="string" calcext:value-type="string">
            <text:p>1997 Q4</text:p>
          </table:table-cell>
          <table:table-cell table:style-name="ce2" office:value-type="float" office:value="343953" calcext:value-type="float">
            <text:p>343953</text:p>
          </table:table-cell>
          <table:table-cell table:number-columns-repeated="1022"/>
        </table:table-row>
        <table:table-row table:style-name="ro1">
          <table:table-cell table:style-name="ce2" office:value-type="string" calcext:value-type="string">
            <text:p>1998 Q1</text:p>
          </table:table-cell>
          <table:table-cell table:style-name="ce2" office:value-type="float" office:value="346938" calcext:value-type="float">
            <text:p>346938</text:p>
          </table:table-cell>
          <table:table-cell table:number-columns-repeated="1022"/>
        </table:table-row>
        <table:table-row table:style-name="ro1">
          <table:table-cell table:style-name="ce2" office:value-type="string" calcext:value-type="string">
            <text:p>1998 Q2</text:p>
          </table:table-cell>
          <table:table-cell table:style-name="ce2" office:value-type="float" office:value="349999" calcext:value-type="float">
            <text:p>349999</text:p>
          </table:table-cell>
          <table:table-cell table:number-columns-repeated="1022"/>
        </table:table-row>
        <table:table-row table:style-name="ro1">
          <table:table-cell table:style-name="ce2" office:value-type="string" calcext:value-type="string">
            <text:p>1998 Q3</text:p>
          </table:table-cell>
          <table:table-cell table:style-name="ce2" office:value-type="float" office:value="352389" calcext:value-type="float">
            <text:p>352389</text:p>
          </table:table-cell>
          <table:table-cell table:number-columns-repeated="1022"/>
        </table:table-row>
        <table:table-row table:style-name="ro1">
          <table:table-cell table:style-name="ce2" office:value-type="string" calcext:value-type="string">
            <text:p>1998 Q4</text:p>
          </table:table-cell>
          <table:table-cell table:style-name="ce2" office:value-type="float" office:value="355946" calcext:value-type="float">
            <text:p>355946</text:p>
          </table:table-cell>
          <table:table-cell table:number-columns-repeated="1022"/>
        </table:table-row>
        <table:table-row table:style-name="ro1">
          <table:table-cell table:style-name="ce2" office:value-type="string" calcext:value-type="string">
            <text:p>1999 Q1</text:p>
          </table:table-cell>
          <table:table-cell table:style-name="ce2" office:value-type="float" office:value="358191" calcext:value-type="float">
            <text:p>358191</text:p>
          </table:table-cell>
          <table:table-cell table:number-columns-repeated="1022"/>
        </table:table-row>
        <table:table-row table:style-name="ro1">
          <table:table-cell table:style-name="ce2" office:value-type="string" calcext:value-type="string">
            <text:p>1999 Q2</text:p>
          </table:table-cell>
          <table:table-cell table:style-name="ce2" office:value-type="float" office:value="358930" calcext:value-type="float">
            <text:p>358930</text:p>
          </table:table-cell>
          <table:table-cell table:number-columns-repeated="1022"/>
        </table:table-row>
        <table:table-row table:style-name="ro1">
          <table:table-cell table:style-name="ce2" office:value-type="string" calcext:value-type="string">
            <text:p>1999 Q3</text:p>
          </table:table-cell>
          <table:table-cell table:style-name="ce2" office:value-type="float" office:value="365530" calcext:value-type="float">
            <text:p>365530</text:p>
          </table:table-cell>
          <table:table-cell table:number-columns-repeated="1022"/>
        </table:table-row>
        <table:table-row table:style-name="ro1">
          <table:table-cell table:style-name="ce2" office:value-type="string" calcext:value-type="string">
            <text:p>1999 Q4</text:p>
          </table:table-cell>
          <table:table-cell table:style-name="ce2" office:value-type="float" office:value="370797" calcext:value-type="float">
            <text:p>370797</text:p>
          </table:table-cell>
          <table:table-cell table:number-columns-repeated="1022"/>
        </table:table-row>
        <table:table-row table:style-name="ro1">
          <table:table-cell table:style-name="ce2" office:value-type="string" calcext:value-type="string">
            <text:p>2000 Q1</text:p>
          </table:table-cell>
          <table:table-cell table:style-name="ce2" office:value-type="float" office:value="373622" calcext:value-type="float">
            <text:p>373622</text:p>
          </table:table-cell>
          <table:table-cell table:number-columns-repeated="1022"/>
        </table:table-row>
        <table:table-row table:style-name="ro1">
          <table:table-cell table:style-name="ce2" office:value-type="string" calcext:value-type="string">
            <text:p>2000 Q2</text:p>
          </table:table-cell>
          <table:table-cell table:style-name="ce2" office:value-type="float" office:value="375713" calcext:value-type="float">
            <text:p>375713</text:p>
          </table:table-cell>
          <table:table-cell table:number-columns-repeated="1022"/>
        </table:table-row>
        <table:table-row table:style-name="ro1">
          <table:table-cell table:style-name="ce2" office:value-type="string" calcext:value-type="string">
            <text:p>2000 Q3</text:p>
          </table:table-cell>
          <table:table-cell table:style-name="ce2" office:value-type="float" office:value="376740" calcext:value-type="float">
            <text:p>376740</text:p>
          </table:table-cell>
          <table:table-cell table:number-columns-repeated="1022"/>
        </table:table-row>
        <table:table-row table:style-name="ro1">
          <table:table-cell table:style-name="ce2" office:value-type="string" calcext:value-type="string">
            <text:p>2000 Q4</text:p>
          </table:table-cell>
          <table:table-cell table:style-name="ce2" office:value-type="float" office:value="377333" calcext:value-type="float">
            <text:p>377333</text:p>
          </table:table-cell>
          <table:table-cell table:number-columns-repeated="1022"/>
        </table:table-row>
        <table:table-row table:style-name="ro1">
          <table:table-cell table:style-name="ce2" office:value-type="string" calcext:value-type="string">
            <text:p>2001 Q1</text:p>
          </table:table-cell>
          <table:table-cell table:style-name="ce2" office:value-type="float" office:value="382731" calcext:value-type="float">
            <text:p>382731</text:p>
          </table:table-cell>
          <table:table-cell table:number-columns-repeated="1022"/>
        </table:table-row>
        <table:table-row table:style-name="ro1">
          <table:table-cell table:style-name="ce2" office:value-type="string" calcext:value-type="string">
            <text:p>2001 Q2</text:p>
          </table:table-cell>
          <table:table-cell table:style-name="ce2" office:value-type="float" office:value="385933" calcext:value-type="float">
            <text:p>385933</text:p>
          </table:table-cell>
          <table:table-cell table:number-columns-repeated="1022"/>
        </table:table-row>
        <table:table-row table:style-name="ro1">
          <table:table-cell table:style-name="ce2" office:value-type="string" calcext:value-type="string">
            <text:p>2001 Q3</text:p>
          </table:table-cell>
          <table:table-cell table:style-name="ce2" office:value-type="float" office:value="389008" calcext:value-type="float">
            <text:p>389008</text:p>
          </table:table-cell>
          <table:table-cell table:number-columns-repeated="1022"/>
        </table:table-row>
        <table:table-row table:style-name="ro1">
          <table:table-cell table:style-name="ce2" office:value-type="string" calcext:value-type="string">
            <text:p>2001 Q4</text:p>
          </table:table-cell>
          <table:table-cell table:style-name="ce2" office:value-type="float" office:value="390452" calcext:value-type="float">
            <text:p>390452</text:p>
          </table:table-cell>
          <table:table-cell table:number-columns-repeated="1022"/>
        </table:table-row>
        <table:table-row table:style-name="ro1">
          <table:table-cell table:style-name="ce2" office:value-type="string" calcext:value-type="string">
            <text:p>2002 Q1</text:p>
          </table:table-cell>
          <table:table-cell table:style-name="ce2" office:value-type="float" office:value="392181" calcext:value-type="float">
            <text:p>392181</text:p>
          </table:table-cell>
          <table:table-cell table:number-columns-repeated="1022"/>
        </table:table-row>
        <table:table-row table:style-name="ro1">
          <table:table-cell table:style-name="ce2" office:value-type="string" calcext:value-type="string">
            <text:p>2002 Q2</text:p>
          </table:table-cell>
          <table:table-cell table:style-name="ce2" office:value-type="float" office:value="394167" calcext:value-type="float">
            <text:p>394167</text:p>
          </table:table-cell>
          <table:table-cell table:number-columns-repeated="1022"/>
        </table:table-row>
        <table:table-row table:style-name="ro1">
          <table:table-cell table:style-name="ce2" office:value-type="string" calcext:value-type="string">
            <text:p>2002 Q3</text:p>
          </table:table-cell>
          <table:table-cell table:style-name="ce2" office:value-type="float" office:value="397175" calcext:value-type="float">
            <text:p>397175</text:p>
          </table:table-cell>
          <table:table-cell table:number-columns-repeated="1022"/>
        </table:table-row>
        <table:table-row table:style-name="ro1">
          <table:table-cell table:style-name="ce2" office:value-type="string" calcext:value-type="string">
            <text:p>2002 Q4</text:p>
          </table:table-cell>
          <table:table-cell table:style-name="ce2" office:value-type="float" office:value="400587" calcext:value-type="float">
            <text:p>400587</text:p>
          </table:table-cell>
          <table:table-cell table:number-columns-repeated="1022"/>
        </table:table-row>
        <table:table-row table:style-name="ro1">
          <table:table-cell table:style-name="ce2" office:value-type="string" calcext:value-type="string">
            <text:p>2003 Q1</text:p>
          </table:table-cell>
          <table:table-cell table:style-name="ce2" office:value-type="float" office:value="403246" calcext:value-type="float">
            <text:p>403246</text:p>
          </table:table-cell>
          <table:table-cell table:number-columns-repeated="1022"/>
        </table:table-row>
        <table:table-row table:style-name="ro1">
          <table:table-cell table:style-name="ce2" office:value-type="string" calcext:value-type="string">
            <text:p>2003 Q2</text:p>
          </table:table-cell>
          <table:table-cell table:style-name="ce2" office:value-type="float" office:value="407021" calcext:value-type="float">
            <text:p>407021</text:p>
          </table:table-cell>
          <table:table-cell table:number-columns-repeated="1022"/>
        </table:table-row>
        <table:table-row table:style-name="ro1">
          <table:table-cell table:style-name="ce2" office:value-type="string" calcext:value-type="string">
            <text:p>2003 Q3</text:p>
          </table:table-cell>
          <table:table-cell table:style-name="ce2" office:value-type="float" office:value="411215" calcext:value-type="float">
            <text:p>411215</text:p>
          </table:table-cell>
          <table:table-cell table:number-columns-repeated="1022"/>
        </table:table-row>
        <table:table-row table:style-name="ro1">
          <table:table-cell table:style-name="ce2" office:value-type="string" calcext:value-type="string">
            <text:p>2003 Q4</text:p>
          </table:table-cell>
          <table:table-cell table:style-name="ce2" office:value-type="float" office:value="414687" calcext:value-type="float">
            <text:p>414687</text:p>
          </table:table-cell>
          <table:table-cell table:number-columns-repeated="1022"/>
        </table:table-row>
        <table:table-row table:style-name="ro1">
          <table:table-cell table:style-name="ce2" office:value-type="string" calcext:value-type="string">
            <text:p>2004 Q1</text:p>
          </table:table-cell>
          <table:table-cell table:style-name="ce2" office:value-type="float" office:value="416942" calcext:value-type="float">
            <text:p>416942</text:p>
          </table:table-cell>
          <table:table-cell table:number-columns-repeated="1022"/>
        </table:table-row>
        <table:table-row table:style-name="ro1">
          <table:table-cell table:style-name="ce2" office:value-type="string" calcext:value-type="string">
            <text:p>2004 Q2</text:p>
          </table:table-cell>
          <table:table-cell table:style-name="ce2" office:value-type="float" office:value="418434" calcext:value-type="float">
            <text:p>418434</text:p>
          </table:table-cell>
          <table:table-cell table:number-columns-repeated="1022"/>
        </table:table-row>
        <table:table-row table:style-name="ro1">
          <table:table-cell table:style-name="ce2" office:value-type="string" calcext:value-type="string">
            <text:p>2004 Q3</text:p>
          </table:table-cell>
          <table:table-cell table:style-name="ce2" office:value-type="float" office:value="419128" calcext:value-type="float">
            <text:p>419128</text:p>
          </table:table-cell>
          <table:table-cell table:number-columns-repeated="1022"/>
        </table:table-row>
        <table:table-row table:style-name="ro1">
          <table:table-cell table:style-name="ce2" office:value-type="string" calcext:value-type="string">
            <text:p>2004 Q4</text:p>
          </table:table-cell>
          <table:table-cell table:style-name="ce2" office:value-type="float" office:value="420507" calcext:value-type="float">
            <text:p>420507</text:p>
          </table:table-cell>
          <table:table-cell table:number-columns-repeated="1022"/>
        </table:table-row>
        <table:table-row table:style-name="ro1">
          <table:table-cell table:style-name="ce2" office:value-type="string" calcext:value-type="string">
            <text:p>2005 Q1</text:p>
          </table:table-cell>
          <table:table-cell table:style-name="ce2" office:value-type="float" office:value="424041" calcext:value-type="float">
            <text:p>424041</text:p>
          </table:table-cell>
          <table:table-cell table:number-columns-repeated="1022"/>
        </table:table-row>
        <table:table-row table:style-name="ro1">
          <table:table-cell table:style-name="ce2" office:value-type="string" calcext:value-type="string">
            <text:p>2005 Q2</text:p>
          </table:table-cell>
          <table:table-cell table:style-name="ce2" office:value-type="float" office:value="429313" calcext:value-type="float">
            <text:p>429313</text:p>
          </table:table-cell>
          <table:table-cell table:number-columns-repeated="1022"/>
        </table:table-row>
        <table:table-row table:style-name="ro1">
          <table:table-cell table:style-name="ce2" office:value-type="string" calcext:value-type="string">
            <text:p>2005 Q3</text:p>
          </table:table-cell>
          <table:table-cell table:style-name="ce2" office:value-type="float" office:value="434203" calcext:value-type="float">
            <text:p>434203</text:p>
          </table:table-cell>
          <table:table-cell table:number-columns-repeated="1022"/>
        </table:table-row>
        <table:table-row table:style-name="ro1">
          <table:table-cell table:style-name="ce2" office:value-type="string" calcext:value-type="string">
            <text:p>2005 Q4</text:p>
          </table:table-cell>
          <table:table-cell table:style-name="ce2" office:value-type="float" office:value="440716" calcext:value-type="float">
            <text:p>440716</text:p>
          </table:table-cell>
          <table:table-cell table:number-columns-repeated="1022"/>
        </table:table-row>
        <table:table-row table:style-name="ro1">
          <table:table-cell table:style-name="ce2" office:value-type="string" calcext:value-type="string">
            <text:p>2006 Q1</text:p>
          </table:table-cell>
          <table:table-cell table:style-name="ce2" office:value-type="float" office:value="442476" calcext:value-type="float">
            <text:p>442476</text:p>
          </table:table-cell>
          <table:table-cell table:number-columns-repeated="1022"/>
        </table:table-row>
        <table:table-row table:style-name="ro1">
          <table:table-cell table:style-name="ce2" office:value-type="string" calcext:value-type="string">
            <text:p>2006 Q2</text:p>
          </table:table-cell>
          <table:table-cell table:style-name="ce2" office:value-type="float" office:value="443589" calcext:value-type="float">
            <text:p>443589</text:p>
          </table:table-cell>
          <table:table-cell table:number-columns-repeated="1022"/>
        </table:table-row>
        <table:table-row table:style-name="ro1">
          <table:table-cell table:style-name="ce2" office:value-type="string" calcext:value-type="string">
            <text:p>2006 Q3</text:p>
          </table:table-cell>
          <table:table-cell table:style-name="ce2" office:value-type="float" office:value="444045" calcext:value-type="float">
            <text:p>444045</text:p>
          </table:table-cell>
          <table:table-cell table:number-columns-repeated="1022"/>
        </table:table-row>
        <table:table-row table:style-name="ro1">
          <table:table-cell table:style-name="ce2" office:value-type="string" calcext:value-type="string">
            <text:p>2006 Q4</text:p>
          </table:table-cell>
          <table:table-cell table:style-name="ce2" office:value-type="float" office:value="446352" calcext:value-type="float">
            <text:p>446352</text:p>
          </table:table-cell>
          <table:table-cell table:number-columns-repeated="1022"/>
        </table:table-row>
        <table:table-row table:style-name="ro1">
          <table:table-cell table:style-name="ce2" office:value-type="string" calcext:value-type="string">
            <text:p>2007 Q1</text:p>
          </table:table-cell>
          <table:table-cell table:style-name="ce2" office:value-type="float" office:value="450518" calcext:value-type="float">
            <text:p>450518</text:p>
          </table:table-cell>
          <table:table-cell table:number-columns-repeated="1022"/>
        </table:table-row>
        <table:table-row table:style-name="ro1">
          <table:table-cell table:style-name="ce2" office:value-type="string" calcext:value-type="string">
            <text:p>2007 Q2</text:p>
          </table:table-cell>
          <table:table-cell table:style-name="ce2" office:value-type="float" office:value="453311" calcext:value-type="float">
            <text:p>453311</text:p>
          </table:table-cell>
          <table:table-cell table:number-columns-repeated="1022"/>
        </table:table-row>
        <table:table-row table:style-name="ro1">
          <table:table-cell table:style-name="ce2" office:value-type="string" calcext:value-type="string">
            <text:p>2007 Q3</text:p>
          </table:table-cell>
          <table:table-cell table:style-name="ce2" office:value-type="float" office:value="456830" calcext:value-type="float">
            <text:p>456830</text:p>
          </table:table-cell>
          <table:table-cell table:number-columns-repeated="1022"/>
        </table:table-row>
        <table:table-row table:style-name="ro1">
          <table:table-cell table:style-name="ce2" office:value-type="string" calcext:value-type="string">
            <text:p>2007 Q4</text:p>
          </table:table-cell>
          <table:table-cell table:style-name="ce2" office:value-type="float" office:value="458982" calcext:value-type="float">
            <text:p>458982</text:p>
          </table:table-cell>
          <table:table-cell table:number-columns-repeated="1022"/>
        </table:table-row>
        <table:table-row table:style-name="ro1">
          <table:table-cell table:style-name="ce2" office:value-type="string" calcext:value-type="string">
            <text:p>2008 Q1</text:p>
          </table:table-cell>
          <table:table-cell table:style-name="ce2" office:value-type="float" office:value="461472" calcext:value-type="float">
            <text:p>461472</text:p>
          </table:table-cell>
          <table:table-cell table:number-columns-repeated="1022"/>
        </table:table-row>
        <table:table-row table:style-name="ro1">
          <table:table-cell table:style-name="ce2" office:value-type="string" calcext:value-type="string">
            <text:p>2008 Q2</text:p>
          </table:table-cell>
          <table:table-cell table:style-name="ce2" office:value-type="float" office:value="458912" calcext:value-type="float">
            <text:p>458912</text:p>
          </table:table-cell>
          <table:table-cell table:number-columns-repeated="1022"/>
        </table:table-row>
        <table:table-row table:style-name="ro1">
          <table:table-cell table:style-name="ce2" office:value-type="string" calcext:value-type="string">
            <text:p>2008 Q3</text:p>
          </table:table-cell>
          <table:table-cell table:style-name="ce2" office:value-type="float" office:value="451736" calcext:value-type="float">
            <text:p>451736</text:p>
          </table:table-cell>
          <table:table-cell table:number-columns-repeated="1022"/>
        </table:table-row>
        <table:table-row table:style-name="ro1">
          <table:table-cell table:style-name="ce2" office:value-type="string" calcext:value-type="string">
            <text:p>2008 Q4</text:p>
          </table:table-cell>
          <table:table-cell table:style-name="ce2" office:value-type="float" office:value="442406" calcext:value-type="float">
            <text:p>442406</text:p>
          </table:table-cell>
          <table:table-cell table:number-columns-repeated="1022"/>
        </table:table-row>
        <table:table-row table:style-name="ro1">
          <table:table-cell table:style-name="ce2" office:value-type="string" calcext:value-type="string">
            <text:p>2009 Q1</text:p>
          </table:table-cell>
          <table:table-cell table:style-name="ce2" office:value-type="float" office:value="434676" calcext:value-type="float">
            <text:p>434676</text:p>
          </table:table-cell>
          <table:table-cell table:number-columns-repeated="1022"/>
        </table:table-row>
        <table:table-row table:style-name="ro1">
          <table:table-cell table:style-name="ce2" office:value-type="string" calcext:value-type="string">
            <text:p>2009 Q2</text:p>
          </table:table-cell>
          <table:table-cell table:style-name="ce2" office:value-type="float" office:value="433618" calcext:value-type="float">
            <text:p>433618</text:p>
          </table:table-cell>
          <table:table-cell table:number-columns-repeated="1022"/>
        </table:table-row>
        <table:table-row table:style-name="ro1">
          <table:table-cell table:style-name="ce2" office:value-type="string" calcext:value-type="string">
            <text:p>2009 Q3</text:p>
          </table:table-cell>
          <table:table-cell table:style-name="ce2" office:value-type="float" office:value="433926" calcext:value-type="float">
            <text:p>433926</text:p>
          </table:table-cell>
          <table:table-cell table:number-columns-repeated="1022"/>
        </table:table-row>
        <table:table-row table:style-name="ro1">
          <table:table-cell table:style-name="ce2" office:value-type="string" calcext:value-type="string">
            <text:p>2009 Q4</text:p>
          </table:table-cell>
          <table:table-cell table:style-name="ce2" office:value-type="float" office:value="435228" calcext:value-type="float">
            <text:p>435228</text:p>
          </table:table-cell>
          <table:table-cell table:number-columns-repeated="1022"/>
        </table:table-row>
        <table:table-row table:style-name="ro1">
          <table:table-cell table:style-name="ce2" office:value-type="string" calcext:value-type="string">
            <text:p>2010 Q1</text:p>
          </table:table-cell>
          <table:table-cell table:style-name="ce2" office:value-type="float" office:value="438001" calcext:value-type="float">
            <text:p>438001</text:p>
          </table:table-cell>
          <table:table-cell table:number-columns-repeated="1022"/>
        </table:table-row>
        <table:table-row table:style-name="ro1">
          <table:table-cell table:style-name="ce2" office:value-type="string" calcext:value-type="string">
            <text:p>2010 Q2</text:p>
          </table:table-cell>
          <table:table-cell table:style-name="ce2" office:value-type="float" office:value="442390" calcext:value-type="float">
            <text:p>442390</text:p>
          </table:table-cell>
          <table:table-cell table:number-columns-repeated="1022"/>
        </table:table-row>
        <table:table-row table:style-name="ro1">
          <table:table-cell table:style-name="ce2" office:value-type="string" calcext:value-type="string">
            <text:p>2010 Q3</text:p>
          </table:table-cell>
          <table:table-cell table:style-name="ce2" office:value-type="float" office:value="445324" calcext:value-type="float">
            <text:p>445324</text:p>
          </table:table-cell>
          <table:table-cell table:number-columns-repeated="1022"/>
        </table:table-row>
        <table:table-row table:style-name="ro1">
          <table:table-cell table:style-name="ce2" office:value-type="string" calcext:value-type="string">
            <text:p>2010 Q4</text:p>
          </table:table-cell>
          <table:table-cell table:style-name="ce2" office:value-type="float" office:value="445606" calcext:value-type="float">
            <text:p>445606</text:p>
          </table:table-cell>
          <table:table-cell table:number-columns-repeated="1022"/>
        </table:table-row>
        <table:table-row table:style-name="ro1">
          <table:table-cell table:style-name="ce2" office:value-type="string" calcext:value-type="string">
            <text:p>2011 Q1</text:p>
          </table:table-cell>
          <table:table-cell table:style-name="ce2" office:value-type="float" office:value="448411" calcext:value-type="float">
            <text:p>448411</text:p>
          </table:table-cell>
          <table:table-cell table:number-columns-repeated="1022"/>
        </table:table-row>
        <table:table-row table:style-name="ro1">
          <table:table-cell table:style-name="ce2" office:value-type="string" calcext:value-type="string">
            <text:p>2011 Q2</text:p>
          </table:table-cell>
          <table:table-cell table:style-name="ce2" office:value-type="float" office:value="448857" calcext:value-type="float">
            <text:p>448857</text:p>
          </table:table-cell>
          <table:table-cell table:number-columns-repeated="1022"/>
        </table:table-row>
        <table:table-row table:style-name="ro1">
          <table:table-cell table:style-name="ce2" office:value-type="string" calcext:value-type="string">
            <text:p>2011 Q3</text:p>
          </table:table-cell>
          <table:table-cell table:style-name="ce2" office:value-type="float" office:value="450249" calcext:value-type="float">
            <text:p>450249</text:p>
          </table:table-cell>
          <table:table-cell table:number-columns-repeated="1022"/>
        </table:table-row>
        <table:table-row table:style-name="ro1">
          <table:table-cell table:style-name="ce2" office:value-type="string" calcext:value-type="string">
            <text:p>2011 Q4</text:p>
          </table:table-cell>
          <table:table-cell table:style-name="ce2" office:value-type="float" office:value="451086" calcext:value-type="float">
            <text:p>451086</text:p>
          </table:table-cell>
          <table:table-cell table:number-columns-repeated="1022"/>
        </table:table-row>
        <table:table-row table:style-name="ro1">
          <table:table-cell table:style-name="ce2" office:value-type="string" calcext:value-type="string">
            <text:p>2012 Q1</text:p>
          </table:table-cell>
          <table:table-cell table:style-name="ce2" office:value-type="float" office:value="453989" calcext:value-type="float">
            <text:p>453989</text:p>
          </table:table-cell>
          <table:table-cell table:number-columns-repeated="1022"/>
        </table:table-row>
        <table:table-row table:style-name="ro1">
          <table:table-cell table:style-name="ce2" office:value-type="string" calcext:value-type="string">
            <text:p>2012 Q2</text:p>
          </table:table-cell>
          <table:table-cell table:style-name="ce2" office:value-type="float" office:value="453631" calcext:value-type="float">
            <text:p>453631</text:p>
          </table:table-cell>
          <table:table-cell table:number-columns-repeated="1022"/>
        </table:table-row>
        <table:table-row table:style-name="ro1">
          <table:table-cell table:style-name="ce2" office:value-type="string" calcext:value-type="string">
            <text:p>2012 Q3</text:p>
          </table:table-cell>
          <table:table-cell table:style-name="ce2" office:value-type="float" office:value="459145" calcext:value-type="float">
            <text:p>459145</text:p>
          </table:table-cell>
          <table:table-cell table:number-columns-repeated="1022"/>
        </table:table-row>
        <table:table-row table:style-name="ro1">
          <table:table-cell table:style-name="ce2" office:value-type="string" calcext:value-type="string">
            <text:p>2012 Q4</text:p>
          </table:table-cell>
          <table:table-cell table:style-name="ce2" office:value-type="float" office:value="458439" calcext:value-type="float">
            <text:p>458439</text:p>
          </table:table-cell>
          <table:table-cell table:number-columns-repeated="1022"/>
        </table:table-row>
        <table:table-row table:style-name="ro1">
          <table:table-cell table:style-name="ce2" office:value-type="string" calcext:value-type="string">
            <text:p>2013 Q1</text:p>
          </table:table-cell>
          <table:table-cell table:style-name="ce2" office:value-type="float" office:value="461394" calcext:value-type="float">
            <text:p>461394</text:p>
          </table:table-cell>
          <table:table-cell table:number-columns-repeated="1022"/>
        </table:table-row>
        <table:table-row table:style-name="ro1">
          <table:table-cell table:style-name="ce2" office:value-type="string" calcext:value-type="string">
            <text:p>2013 Q2</text:p>
          </table:table-cell>
          <table:table-cell table:style-name="ce2" office:value-type="float" office:value="463867" calcext:value-type="float">
            <text:p>463867</text:p>
          </table:table-cell>
          <table:table-cell table:number-columns-repeated="1022"/>
        </table:table-row>
        <table:table-row table:style-name="ro1">
          <table:table-cell table:style-name="ce2" office:value-type="string" calcext:value-type="string">
            <text:p>2013 Q3</text:p>
          </table:table-cell>
          <table:table-cell table:style-name="ce2" office:value-type="float" office:value="468254" calcext:value-type="float">
            <text:p>468254</text:p>
          </table:table-cell>
          <table:table-cell table:number-columns-repeated="1022"/>
        </table:table-row>
        <table:table-row table:style-name="ro1">
          <table:table-cell table:style-name="ce2" office:value-type="string" calcext:value-type="string">
            <text:p>2013 Q4</text:p>
          </table:table-cell>
          <table:table-cell table:style-name="ce2" office:value-type="float" office:value="470740" calcext:value-type="float">
            <text:p>470740</text:p>
          </table:table-cell>
          <table:table-cell table:number-columns-repeated="1022"/>
        </table:table-row>
        <table:table-row table:style-name="ro1">
          <table:table-cell table:style-name="ce2" office:value-type="string" calcext:value-type="string">
            <text:p>2014 Q1</text:p>
          </table:table-cell>
          <table:table-cell table:style-name="ce2" office:value-type="float" office:value="473842" calcext:value-type="float">
            <text:p>473842</text:p>
          </table:table-cell>
          <table:table-cell table:number-columns-repeated="1022"/>
        </table:table-row>
        <table:table-row table:style-name="ro1">
          <table:table-cell table:style-name="ce2" office:value-type="string" calcext:value-type="string">
            <text:p>2014 Q2</text:p>
          </table:table-cell>
          <table:table-cell table:style-name="ce2" office:value-type="float" office:value="476949" calcext:value-type="float">
            <text:p>476949</text:p>
          </table:table-cell>
          <table:table-cell table:number-columns-repeated="1022"/>
        </table:table-row>
        <table:table-row table:style-name="ro1">
          <table:table-cell table:style-name="ce2" office:value-type="string" calcext:value-type="string">
            <text:p>2014 Q3</text:p>
          </table:table-cell>
          <table:table-cell table:style-name="ce2" office:value-type="float" office:value="479696" calcext:value-type="float">
            <text:p>479696</text:p>
          </table:table-cell>
          <table:table-cell table:number-columns-repeated="1022"/>
        </table:table-row>
        <table:table-row table:style-name="ro1">
          <table:table-cell table:style-name="ce2" office:value-type="string" calcext:value-type="string">
            <text:p>2014 Q4</text:p>
          </table:table-cell>
          <table:table-cell table:style-name="ce2" office:value-type="float" office:value="482379" calcext:value-type="float">
            <text:p>482379</text:p>
          </table:table-cell>
          <table:table-cell table:number-columns-repeated="1022"/>
        </table:table-row>
        <table:table-row table:style-name="ro1">
          <table:table-cell table:style-name="ce2" office:value-type="string" calcext:value-type="string">
            <text:p>2015 Q1</text:p>
          </table:table-cell>
          <table:table-cell table:style-name="ce2" office:value-type="float" office:value="484920" calcext:value-type="float">
            <text:p>484920</text:p>
          </table:table-cell>
          <table:table-cell table:number-columns-repeated="1022"/>
        </table:table-row>
        <table:table-row table:style-name="ro1">
          <table:table-cell table:style-name="ce2" office:value-type="string" calcext:value-type="string">
            <text:p>2015 Q2</text:p>
          </table:table-cell>
          <table:table-cell table:style-name="ce2" office:value-type="float" office:value="488378" calcext:value-type="float">
            <text:p>488378</text:p>
          </table:table-cell>
          <table:table-cell table:number-columns-repeated="1022"/>
        </table:table-row>
        <table:table-row table:style-name="ro1">
          <table:table-cell table:style-name="ce2" office:value-type="string" calcext:value-type="string">
            <text:p>2015 Q3</text:p>
          </table:table-cell>
          <table:table-cell table:style-name="ce2" office:value-type="float" office:value="490478" calcext:value-type="float">
            <text:p>490478</text:p>
          </table:table-cell>
          <table:table-cell table:number-columns-repeated="1022"/>
        </table:table-row>
        <table:table-row table:style-name="ro1">
          <table:table-cell table:style-name="ce2" office:value-type="string" calcext:value-type="string">
            <text:p>2015 Q4</text:p>
          </table:table-cell>
          <table:table-cell table:style-name="ce2" office:value-type="float" office:value="494144" calcext:value-type="float">
            <text:p>494144</text:p>
          </table:table-cell>
          <table:table-cell table:number-columns-repeated="1022"/>
        </table:table-row>
        <table:table-row table:style-name="ro1">
          <table:table-cell table:style-name="ce2" office:value-type="string" calcext:value-type="string">
            <text:p>2016 Q1</text:p>
          </table:table-cell>
          <table:table-cell table:style-name="ce2" office:value-type="float" office:value="494966" calcext:value-type="float">
            <text:p>494966</text:p>
          </table:table-cell>
          <table:table-cell table:number-columns-repeated="1022"/>
        </table:table-row>
        <table:table-row table:style-name="ro1">
          <table:table-cell table:style-name="ce2" office:value-type="string" calcext:value-type="string">
            <text:p>2016 Q2</text:p>
          </table:table-cell>
          <table:table-cell table:style-name="ce2" office:value-type="float" office:value="497593" calcext:value-type="float">
            <text:p>497593</text:p>
          </table:table-cell>
          <table:table-cell table:number-columns-repeated="1022"/>
        </table:table-row>
        <table:table-row table:style-name="ro1">
          <table:table-cell table:style-name="ce2" office:value-type="string" calcext:value-type="string">
            <text:p>2016 Q3</text:p>
          </table:table-cell>
          <table:table-cell table:style-name="ce2" office:value-type="float" office:value="499836" calcext:value-type="float">
            <text:p>499836</text:p>
          </table:table-cell>
          <table:table-cell table:number-columns-repeated="1022"/>
        </table:table-row>
        <table:table-row table:style-name="ro1">
          <table:table-cell table:style-name="ce2" office:value-type="string" calcext:value-type="string">
            <text:p>2016 Q4</text:p>
          </table:table-cell>
          <table:table-cell table:style-name="ce2" office:value-type="float" office:value="503083" calcext:value-type="float">
            <text:p>503083</text:p>
          </table:table-cell>
          <table:table-cell table:number-columns-repeated="1022"/>
        </table:table-row>
        <table:table-row table:style-name="ro1">
          <table:table-cell table:style-name="ce2" office:value-type="string" calcext:value-type="string">
            <text:p>2017 Q1</text:p>
          </table:table-cell>
          <table:table-cell table:style-name="ce2" office:value-type="float" office:value="505983" calcext:value-type="float">
            <text:p>505983</text:p>
          </table:table-cell>
          <table:table-cell table:number-columns-repeated="1022"/>
        </table:table-row>
        <table:table-row table:style-name="ro1">
          <table:table-cell table:style-name="ce2" office:value-type="string" calcext:value-type="string">
            <text:p>2017 Q2</text:p>
          </table:table-cell>
          <table:table-cell table:style-name="ce2" office:value-type="float" office:value="507255" calcext:value-type="float">
            <text:p>507255</text:p>
          </table:table-cell>
          <table:table-cell table:number-columns-repeated="1022"/>
        </table:table-row>
        <table:table-row table:style-name="ro1">
          <table:table-cell table:style-name="ce2" office:value-type="string" calcext:value-type="string">
            <text:p>2017 Q3</text:p>
          </table:table-cell>
          <table:table-cell table:style-name="ce2" office:value-type="float" office:value="508982" calcext:value-type="float">
            <text:p>508982</text:p>
          </table:table-cell>
          <table:table-cell table:number-columns-repeated="1022"/>
        </table:table-row>
        <table:table-row table:style-name="ro1">
          <table:table-cell table:style-name="ce2" office:value-type="string" calcext:value-type="string">
            <text:p>2017 Q4</text:p>
          </table:table-cell>
          <table:table-cell table:style-name="ce2" office:value-type="float" office:value="511014" calcext:value-type="float">
            <text:p>511014</text:p>
          </table:table-cell>
          <table:table-cell table:number-columns-repeated="1022"/>
        </table:table-row>
        <table:table-row table:style-name="ro1">
          <table:table-cell table:style-name="ce2" office:value-type="string" calcext:value-type="string">
            <text:p>2018 Q1</text:p>
          </table:table-cell>
          <table:table-cell table:style-name="ce2" office:value-type="float" office:value="511318" calcext:value-type="float">
            <text:p>511318</text:p>
          </table:table-cell>
          <table:table-cell table:number-columns-repeated="1022"/>
        </table:table-row>
        <table:table-row table:style-name="ro1">
          <table:table-cell table:style-name="ce2" office:value-type="string" calcext:value-type="string">
            <text:p>2018 Q2</text:p>
          </table:table-cell>
          <table:table-cell table:style-name="ce2" office:value-type="float" office:value="514011" calcext:value-type="float">
            <text:p>514011</text:p>
          </table:table-cell>
          <table:table-cell table:number-columns-repeated="1022"/>
        </table:table-row>
        <table:table-row table:style-name="ro1">
          <table:table-cell table:style-name="ce2" office:value-type="string" calcext:value-type="string">
            <text:p>2018 Q3</text:p>
          </table:table-cell>
          <table:table-cell table:style-name="ce2" office:value-type="float" office:value="517029" calcext:value-type="float">
            <text:p>517029</text:p>
          </table:table-cell>
          <table:table-cell table:number-columns-repeated="1022"/>
        </table:table-row>
        <table:table-row table:style-name="ro1">
          <table:table-cell table:style-name="ce2" office:value-type="string" calcext:value-type="string">
            <text:p>2018 Q4</text:p>
          </table:table-cell>
          <table:table-cell table:style-name="ce2" office:value-type="float" office:value="518136" calcext:value-type="float">
            <text:p>518136</text:p>
          </table:table-cell>
          <table:table-cell table:number-columns-repeated="1022"/>
        </table:table-row>
        <table:table-row table:style-name="ro1">
          <table:table-cell table:style-name="ce2" office:value-type="string" calcext:value-type="string">
            <text:p>2019 Q1</text:p>
          </table:table-cell>
          <table:table-cell table:style-name="ce2" office:value-type="float" office:value="521546" calcext:value-type="float">
            <text:p>521546</text:p>
          </table:table-cell>
          <table:table-cell table:number-columns-repeated="1022"/>
        </table:table-row>
        <table:table-row table:style-name="ro1">
          <table:table-cell table:style-name="ce2" office:value-type="string" calcext:value-type="string">
            <text:p>2019 Q2</text:p>
          </table:table-cell>
          <table:table-cell table:style-name="ce2" office:value-type="float" office:value="521251" calcext:value-type="float">
            <text:p>521251</text:p>
          </table:table-cell>
          <table:table-cell table:number-columns-repeated="1022"/>
        </table:table-row>
        <table:table-row table:style-name="ro1">
          <table:table-cell table:style-name="ce2" office:value-type="string" calcext:value-type="string">
            <text:p>2019 Q3</text:p>
          </table:table-cell>
          <table:table-cell table:style-name="ce2" office:value-type="float" office:value="523918" calcext:value-type="float">
            <text:p>523918</text:p>
          </table:table-cell>
          <table:table-cell table:number-columns-repeated="1022"/>
        </table:table-row>
        <table:table-row table:style-name="ro1">
          <table:table-cell table:style-name="ce2" office:value-type="string" calcext:value-type="string">
            <text:p>2019 Q4</text:p>
          </table:table-cell>
          <table:table-cell table:style-name="ce2" office:value-type="float" office:value="523917" calcext:value-type="float">
            <text:p>523917</text:p>
          </table:table-cell>
          <table:table-cell table:number-columns-repeated="1022"/>
        </table:table-row>
        <table:table-row table:style-name="ro1">
          <table:table-cell table:style-name="ce2" office:value-type="string" calcext:value-type="string">
            <text:p>2020 Q1</text:p>
          </table:table-cell>
          <table:table-cell table:style-name="ce2" office:value-type="float" office:value="512458" calcext:value-type="float">
            <text:p>512458</text:p>
          </table:table-cell>
          <table:table-cell table:number-columns-repeated="1022"/>
        </table:table-row>
        <table:table-row table:style-name="ro1">
          <table:table-cell table:style-name="ce2" office:value-type="string" calcext:value-type="string">
            <text:p>2020 Q2</text:p>
          </table:table-cell>
          <table:table-cell table:style-name="ce2" office:value-type="float" office:value="408046" calcext:value-type="float">
            <text:p>408046</text:p>
          </table:table-cell>
          <table:table-cell table:number-columns-repeated="1022"/>
        </table:table-row>
        <table:table-row table:style-name="ro2" table:number-rows-repeated="1048233">
          <table:table-cell table:number-columns-repeated="1024"/>
        </table:table-row>
        <table:table-row table:style-name="ro2">
          <table:table-cell table:number-columns-repeated="1024"/>
        </table:table-row>
      </table:table>
      <table:table table:name="UK GNI" table:style-name="ta1">
        <table:table-column table:style-name="co1" table:number-columns-repeated="2" table:default-cell-style-name="ce2"/>
        <table:table-column table:style-name="co1" table:number-columns-repeated="1022" table:default-cell-style-name="Default"/>
        <table:table-row table:style-name="ro1">
          <table:table-cell office:value-type="string" calcext:value-type="string">
            <text:p>Title</text:p>
          </table:table-cell>
          <table:table-cell office:value-type="string" calcext:value-type="string">
            <text:p>Gross national income at market prices (SA CVM)</text:p>
          </table:table-cell>
          <table:table-cell table:number-columns-repeated="1022"/>
        </table:table-row>
        <table:table-row table:style-name="ro1">
          <table:table-cell office:value-type="string" calcext:value-type="string">
            <text:p>CDID</text:p>
          </table:table-cell>
          <table:table-cell office:value-type="string" calcext:value-type="string">
            <text:p>YBGM</text:p>
          </table:table-cell>
          <table:table-cell table:number-columns-repeated="1022"/>
        </table:table-row>
        <table:table-row table:style-name="ro1">
          <table:table-cell office:value-type="string" calcext:value-type="string">
            <text:p>Source dataset ID</text:p>
          </table:table-cell>
          <table:table-cell office:value-type="string" calcext:value-type="string">
            <text:p>BB</text:p>
          </table:table-cell>
          <table:table-cell table:number-columns-repeated="1022"/>
        </table:table-row>
        <table:table-row table:style-name="ro1">
          <table:table-cell office:value-type="string" calcext:value-type="string">
            <text:p>PreUnit</text:p>
          </table:table-cell>
          <table:table-cell table:number-columns-repeated="1023"/>
        </table:table-row>
        <table:table-row table:style-name="ro1">
          <table:table-cell office:value-type="string" calcext:value-type="string">
            <text:p>Unit</text:p>
          </table:table-cell>
          <table:table-cell table:number-columns-repeated="1023"/>
        </table:table-row>
        <table:table-row table:style-name="ro1">
          <table:table-cell office:value-type="string" calcext:value-type="string">
            <text:p>Release date</text:p>
          </table:table-cell>
          <table:table-cell office:value-type="string" calcext:value-type="string">
            <text:p>31-10-2019</text:p>
          </table:table-cell>
          <table:table-cell table:number-columns-repeated="1022"/>
        </table:table-row>
        <table:table-row table:style-name="ro1">
          <table:table-cell office:value-type="string" calcext:value-type="string">
            <text:p>Next release</text:p>
          </table:table-cell>
          <table:table-cell office:value-type="string" calcext:value-type="string">
            <text:p>To be announced</text:p>
          </table:table-cell>
          <table:table-cell table:number-columns-repeated="1022"/>
        </table:table-row>
        <table:table-row table:style-name="ro1">
          <table:table-cell office:value-type="string" calcext:value-type="string">
            <text:p>Important notes</text:p>
          </table:table-cell>
          <table:table-cell table:number-columns-repeated="1023"/>
        </table:table-row>
        <table:table-row table:style-name="ro1">
          <table:table-cell office:value-type="string" calcext:value-type="string">
            <text:p>1987</text:p>
          </table:table-cell>
          <table:table-cell table:number-columns-repeated="1023"/>
        </table:table-row>
        <table:table-row table:style-name="ro1">
          <table:table-cell office:value-type="string" calcext:value-type="string">
            <text:p>1988</text:p>
          </table:table-cell>
          <table:table-cell table:number-columns-repeated="1023"/>
        </table:table-row>
        <table:table-row table:style-name="ro1">
          <table:table-cell office:value-type="string" calcext:value-type="string">
            <text:p>1989</text:p>
          </table:table-cell>
          <table:table-cell table:number-columns-repeated="1023"/>
        </table:table-row>
        <table:table-row table:style-name="ro1">
          <table:table-cell office:value-type="string" calcext:value-type="string">
            <text:p>1990</text:p>
          </table:table-cell>
          <table:table-cell table:number-columns-repeated="1023"/>
        </table:table-row>
        <table:table-row table:style-name="ro1">
          <table:table-cell office:value-type="string" calcext:value-type="string">
            <text:p>1991</text:p>
          </table:table-cell>
          <table:table-cell table:number-columns-repeated="1023"/>
        </table:table-row>
        <table:table-row table:style-name="ro1">
          <table:table-cell office:value-type="string" calcext:value-type="string">
            <text:p>1992</text:p>
          </table:table-cell>
          <table:table-cell table:number-columns-repeated="1023"/>
        </table:table-row>
        <table:table-row table:style-name="ro1">
          <table:table-cell office:value-type="string" calcext:value-type="string">
            <text:p>1993</text:p>
          </table:table-cell>
          <table:table-cell table:number-columns-repeated="1023"/>
        </table:table-row>
        <table:table-row table:style-name="ro1">
          <table:table-cell office:value-type="string" calcext:value-type="string">
            <text:p>1994</text:p>
          </table:table-cell>
          <table:table-cell table:number-columns-repeated="1023"/>
        </table:table-row>
        <table:table-row table:style-name="ro1">
          <table:table-cell office:value-type="string" calcext:value-type="string">
            <text:p>1995</text:p>
          </table:table-cell>
          <table:table-cell table:number-columns-repeated="1023"/>
        </table:table-row>
        <table:table-row table:style-name="ro1">
          <table:table-cell office:value-type="string" calcext:value-type="string">
            <text:p>1996</text:p>
          </table:table-cell>
          <table:table-cell table:number-columns-repeated="1023"/>
        </table:table-row>
        <table:table-row table:style-name="ro1">
          <table:table-cell office:value-type="string" calcext:value-type="string">
            <text:p>1997</text:p>
          </table:table-cell>
          <table:table-cell office:value-type="float" office:value="1322338" calcext:value-type="float">
            <text:p>1322338</text:p>
          </table:table-cell>
          <table:table-cell table:number-columns-repeated="1022"/>
        </table:table-row>
        <table:table-row table:style-name="ro1">
          <table:table-cell office:value-type="string" calcext:value-type="string">
            <text:p>1998</text:p>
          </table:table-cell>
          <table:table-cell office:value-type="float" office:value="1382776" calcext:value-type="float">
            <text:p>1382776</text:p>
          </table:table-cell>
          <table:table-cell table:number-columns-repeated="1022"/>
        </table:table-row>
        <table:table-row table:style-name="ro1">
          <table:table-cell office:value-type="string" calcext:value-type="string">
            <text:p>1999</text:p>
          </table:table-cell>
          <table:table-cell office:value-type="float" office:value="1415218" calcext:value-type="float">
            <text:p>1415218</text:p>
          </table:table-cell>
          <table:table-cell table:number-columns-repeated="1022"/>
        </table:table-row>
        <table:table-row table:style-name="ro1">
          <table:table-cell office:value-type="string" calcext:value-type="string">
            <text:p>2000</text:p>
          </table:table-cell>
          <table:table-cell office:value-type="float" office:value="1472182" calcext:value-type="float">
            <text:p>1472182</text:p>
          </table:table-cell>
          <table:table-cell table:number-columns-repeated="1022"/>
        </table:table-row>
        <table:table-row table:style-name="ro1">
          <table:table-cell office:value-type="string" calcext:value-type="string">
            <text:p>2001</text:p>
          </table:table-cell>
          <table:table-cell office:value-type="float" office:value="1528140" calcext:value-type="float">
            <text:p>1528140</text:p>
          </table:table-cell>
          <table:table-cell table:number-columns-repeated="1022"/>
        </table:table-row>
        <table:table-row table:style-name="ro1">
          <table:table-cell office:value-type="string" calcext:value-type="string">
            <text:p>2002</text:p>
          </table:table-cell>
          <table:table-cell office:value-type="float" office:value="1581003" calcext:value-type="float">
            <text:p>1581003</text:p>
          </table:table-cell>
          <table:table-cell table:number-columns-repeated="1022"/>
        </table:table-row>
        <table:table-row table:style-name="ro1">
          <table:table-cell office:value-type="string" calcext:value-type="string">
            <text:p>2003</text:p>
          </table:table-cell>
          <table:table-cell office:value-type="float" office:value="1637502" calcext:value-type="float">
            <text:p>1637502</text:p>
          </table:table-cell>
          <table:table-cell table:number-columns-repeated="1022"/>
        </table:table-row>
        <table:table-row table:style-name="ro1">
          <table:table-cell office:value-type="string" calcext:value-type="string">
            <text:p>2004</text:p>
          </table:table-cell>
          <table:table-cell office:value-type="float" office:value="1674770" calcext:value-type="float">
            <text:p>1674770</text:p>
          </table:table-cell>
          <table:table-cell table:number-columns-repeated="1022"/>
        </table:table-row>
        <table:table-row table:style-name="ro1">
          <table:table-cell office:value-type="string" calcext:value-type="string">
            <text:p>2005</text:p>
          </table:table-cell>
          <table:table-cell office:value-type="float" office:value="1733468" calcext:value-type="float">
            <text:p>1733468</text:p>
          </table:table-cell>
          <table:table-cell table:number-columns-repeated="1022"/>
        </table:table-row>
        <table:table-row table:style-name="ro1">
          <table:table-cell office:value-type="string" calcext:value-type="string">
            <text:p>2006</text:p>
          </table:table-cell>
          <table:table-cell office:value-type="float" office:value="1758621" calcext:value-type="float">
            <text:p>1758621</text:p>
          </table:table-cell>
          <table:table-cell table:number-columns-repeated="1022"/>
        </table:table-row>
        <table:table-row table:style-name="ro1">
          <table:table-cell office:value-type="string" calcext:value-type="string">
            <text:p>2007</text:p>
          </table:table-cell>
          <table:table-cell office:value-type="float" office:value="1785683" calcext:value-type="float">
            <text:p>1785683</text:p>
          </table:table-cell>
          <table:table-cell table:number-columns-repeated="1022"/>
        </table:table-row>
        <table:table-row table:style-name="ro1">
          <table:table-cell office:value-type="string" calcext:value-type="string">
            <text:p>2008</text:p>
          </table:table-cell>
          <table:table-cell office:value-type="float" office:value="1757610" calcext:value-type="float">
            <text:p>1757610</text:p>
          </table:table-cell>
          <table:table-cell table:number-columns-repeated="1022"/>
        </table:table-row>
        <table:table-row table:style-name="ro1">
          <table:table-cell office:value-type="string" calcext:value-type="string">
            <text:p>2009</text:p>
          </table:table-cell>
          <table:table-cell office:value-type="float" office:value="1693949" calcext:value-type="float">
            <text:p>1693949</text:p>
          </table:table-cell>
          <table:table-cell table:number-columns-repeated="1022"/>
        </table:table-row>
        <table:table-row table:style-name="ro1">
          <table:table-cell office:value-type="string" calcext:value-type="string">
            <text:p>2010</text:p>
          </table:table-cell>
          <table:table-cell office:value-type="float" office:value="1747085" calcext:value-type="float">
            <text:p>1747085</text:p>
          </table:table-cell>
          <table:table-cell table:number-columns-repeated="1022"/>
        </table:table-row>
        <table:table-row table:style-name="ro1">
          <table:table-cell office:value-type="string" calcext:value-type="string">
            <text:p>2011</text:p>
          </table:table-cell>
          <table:table-cell office:value-type="float" office:value="1771531" calcext:value-type="float">
            <text:p>1771531</text:p>
          </table:table-cell>
          <table:table-cell table:number-columns-repeated="1022"/>
        </table:table-row>
        <table:table-row table:style-name="ro1">
          <table:table-cell office:value-type="string" calcext:value-type="string">
            <text:p>2012</text:p>
          </table:table-cell>
          <table:table-cell office:value-type="float" office:value="1773761" calcext:value-type="float">
            <text:p>1773761</text:p>
          </table:table-cell>
          <table:table-cell table:number-columns-repeated="1022"/>
        </table:table-row>
        <table:table-row table:style-name="ro1">
          <table:table-cell office:value-type="string" calcext:value-type="string">
            <text:p>2013</text:p>
          </table:table-cell>
          <table:table-cell office:value-type="float" office:value="1803454" calcext:value-type="float">
            <text:p>1803454</text:p>
          </table:table-cell>
          <table:table-cell table:number-columns-repeated="1022"/>
        </table:table-row>
        <table:table-row table:style-name="ro1">
          <table:table-cell office:value-type="string" calcext:value-type="string">
            <text:p>2014</text:p>
          </table:table-cell>
          <table:table-cell office:value-type="float" office:value="1861025" calcext:value-type="float">
            <text:p>1861025</text:p>
          </table:table-cell>
          <table:table-cell table:number-columns-repeated="1022"/>
        </table:table-row>
        <table:table-row table:style-name="ro1">
          <table:table-cell office:value-type="string" calcext:value-type="string">
            <text:p>2015</text:p>
          </table:table-cell>
          <table:table-cell office:value-type="float" office:value="1908114" calcext:value-type="float">
            <text:p>1908114</text:p>
          </table:table-cell>
          <table:table-cell table:number-columns-repeated="1022"/>
        </table:table-row>
        <table:table-row table:style-name="ro1">
          <table:table-cell office:value-type="string" calcext:value-type="string">
            <text:p>2016</text:p>
          </table:table-cell>
          <table:table-cell office:value-type="float" office:value="1947547" calcext:value-type="float">
            <text:p>1947547</text:p>
          </table:table-cell>
          <table:table-cell table:number-columns-repeated="1022"/>
        </table:table-row>
        <table:table-row table:style-name="ro1">
          <table:table-cell office:value-type="string" calcext:value-type="string">
            <text:p>2017</text:p>
          </table:table-cell>
          <table:table-cell office:value-type="float" office:value="2003937" calcext:value-type="float">
            <text:p>2003937</text:p>
          </table:table-cell>
          <table:table-cell table:number-columns-repeated="1022"/>
        </table:table-row>
        <table:table-row table:style-name="ro1">
          <table:table-cell office:value-type="string" calcext:value-type="string">
            <text:p>2018</text:p>
          </table:table-cell>
          <table:table-cell office:value-type="float" office:value="2027372" calcext:value-type="float">
            <text:p>2027372</text:p>
          </table:table-cell>
          <table:table-cell table:number-columns-repeated="1022"/>
        </table:table-row>
      </table:table>
      <table:table table:name="drift clocks" table:style-name="ta1">
        <table:table-column table:style-name="co3" table:default-cell-style-name="Default"/>
        <table:table-column table:style-name="co4" table:default-cell-style-name="Default"/>
        <table:table-column table:style-name="co5" table:default-cell-style-name="Default"/>
        <table:table-row table:style-name="ro2">
          <table:table-cell office:value-type="string" calcext:value-type="string">
            <text:p>Cost of wood</text:p>
          </table:table-cell>
          <table:table-cell office:value-type="float" office:value="0" calcext:value-type="float">
            <text:p>0</text:p>
          </table:table-cell>
          <table:table-cell/>
        </table:table-row>
        <table:table-row table:style-name="ro2">
          <table:table-cell office:value-type="string" calcext:value-type="string">
            <text:p>Cost of clock mechanism</text:p>
          </table:table-cell>
          <table:table-cell office:value-type="float" office:value="6" calcext:value-type="float">
            <text:p>6</text:p>
          </table:table-cell>
          <table:table-cell/>
        </table:table-row>
        <table:table-row table:style-name="ro2">
          <table:table-cell office:value-type="string" calcext:value-type="string">
            <text:p>Total cost</text:p>
          </table:table-cell>
          <table:table-cell table:formula="of:=[.B1]+[.B2]" office:value-type="float" office:value="6" calcext:value-type="float">
            <text:p>6</text:p>
          </table:table-cell>
          <table:table-cell/>
        </table:table-row>
        <table:table-row table:style-name="ro2">
          <table:table-cell table:number-columns-repeated="3"/>
        </table:table-row>
        <table:table-row table:style-name="ro2">
          <table:table-cell office:value-type="string" calcext:value-type="string">
            <text:p>Sale cost to local shop</text:p>
          </table:table-cell>
          <table:table-cell office:value-type="float" office:value="8" calcext:value-type="float">
            <text:p>8</text:p>
          </table:table-cell>
          <table:table-cell/>
        </table:table-row>
        <table:table-row table:style-name="ro2">
          <table:table-cell office:value-type="string" calcext:value-type="string">
            <text:p>Shop mark up</text:p>
          </table:table-cell>
          <table:table-cell office:value-type="float" office:value="2" calcext:value-type="float">
            <text:p>2</text:p>
          </table:table-cell>
          <table:table-cell/>
        </table:table-row>
        <table:table-row table:style-name="ro2">
          <table:table-cell table:number-columns-repeated="3"/>
        </table:table-row>
        <table:table-row table:style-name="ro2">
          <table:table-cell office:value-type="string" calcext:value-type="string">
            <text:p>Customer cost</text:p>
          </table:table-cell>
          <table:table-cell office:value-type="float" office:value="10" calcext:value-type="float">
            <text:p>10</text:p>
          </table:table-cell>
          <table:table-cell office:value-type="string" calcext:value-type="string">
            <text:p>Neither Drift Clocks or shop VAT registered</text:p>
          </table:table-cell>
        </table:table-row>
        <table:table-row table:style-name="ro2">
          <table:table-cell table:number-columns-repeated="3"/>
        </table:table-row>
        <table:table-row table:style-name="ro2">
          <table:table-cell office:value-type="string" calcext:value-type="string">
            <text:p>Sale cost ex VAT online retailer</text:p>
          </table:table-cell>
          <table:table-cell office:value-type="float" office:value="8" calcext:value-type="float">
            <text:p>8</text:p>
          </table:table-cell>
          <table:table-cell/>
        </table:table-row>
        <table:table-row table:style-name="ro2">
          <table:table-cell office:value-type="string" calcext:value-type="string">
            <text:p>Online retailer mark up</text:p>
          </table:table-cell>
          <table:table-cell office:value-type="float" office:value="2" calcext:value-type="float">
            <text:p>2</text:p>
          </table:table-cell>
          <table:table-cell/>
        </table:table-row>
        <table:table-row table:style-name="ro2">
          <table:table-cell office:value-type="string" calcext:value-type="string">
            <text:p>VAT charged when on sale to customer</text:p>
          </table:table-cell>
          <table:table-cell office:value-type="float" office:value="2" calcext:value-type="float">
            <text:p>2</text:p>
          </table:table-cell>
          <table:table-cell office:value-type="string" calcext:value-type="string">
            <text:p>Online retailer is VAT registered</text:p>
          </table:table-cell>
        </table:table-row>
        <table:table-row table:style-name="ro2">
          <table:table-cell table:number-columns-repeated="3"/>
        </table:table-row>
        <table:table-row table:style-name="ro2">
          <table:table-cell office:value-type="string" calcext:value-type="string">
            <text:p>Customer cost</text:p>
          </table:table-cell>
          <table:table-cell office:value-type="float" office:value="12" calcext:value-type="float">
            <text:p>12</text:p>
          </table:table-cell>
          <table:table-cell/>
        </table:table-row>
        <table:table-row table:style-name="ro2">
          <table:table-cell table:number-columns-repeated="3"/>
        </table:table-row>
        <table:table-row table:style-name="ro2">
          <table:table-cell office:value-type="string" calcext:value-type="string">
            <text:p>Drift clocks</text:p>
          </table:table-cell>
          <table:table-cell table:number-columns-repeated="2"/>
        </table:table-row>
        <table:table-row table:style-name="ro2">
          <table:table-cell office:value-type="string" calcext:value-type="string">
            <text:p>Sales inc VAT</text:p>
          </table:table-cell>
          <table:table-cell office:value-type="float" office:value="120000" calcext:value-type="float">
            <text:p>120000</text:p>
          </table:table-cell>
          <table:table-cell/>
        </table:table-row>
        <table:table-row table:style-name="ro2">
          <table:table-cell office:value-type="string" calcext:value-type="string">
            <text:p>VAT</text:p>
          </table:table-cell>
          <table:table-cell office:value-type="float" office:value="20000" calcext:value-type="float">
            <text:p>20000</text:p>
          </table:table-cell>
          <table:table-cell/>
        </table:table-row>
        <table:table-row table:style-name="ro2">
          <table:table-cell office:value-type="string" calcext:value-type="string">
            <text:p>Raw materials and running costs</text:p>
          </table:table-cell>
          <table:table-cell office:value-type="float" office:value="40000" calcext:value-type="float">
            <text:p>40000</text:p>
          </table:table-cell>
          <table:table-cell/>
        </table:table-row>
        <table:table-row table:style-name="ro2">
          <table:table-cell table:style-name="ce4" office:value-type="string" calcext:value-type="string">
            <text:p>Value-added</text:p>
          </table:table-cell>
          <table:table-cell table:style-name="ce4" table:formula="of:=[.B17]-[.B18]-[.B19]" office:value-type="float" office:value="60000" calcext:value-type="float">
            <text:p>60000</text:p>
          </table:table-cell>
          <table:table-cell/>
        </table:table-row>
        <table:table-row table:style-name="ro2">
          <table:table-cell table:number-columns-repeated="3"/>
        </table:table-row>
        <table:table-row table:style-name="ro2">
          <table:table-cell office:value-type="string" calcext:value-type="string">
            <text:p>Contribution to GDP as income</text:p>
          </table:table-cell>
          <table:table-cell table:number-columns-repeated="2"/>
        </table:table-row>
        <table:table-row table:style-name="ro2">
          <table:table-cell office:value-type="string" calcext:value-type="string">
            <text:p>of employees</text:p>
          </table:table-cell>
          <table:table-cell office:value-type="float" office:value="50000" calcext:value-type="float">
            <text:p>50000</text:p>
          </table:table-cell>
          <table:table-cell/>
        </table:table-row>
        <table:table-row table:style-name="ro2">
          <table:table-cell office:value-type="string" calcext:value-type="string">
            <text:p>of shareholders and others</text:p>
          </table:table-cell>
          <table:table-cell table:formula="of:=[.B20]-[.B23]" office:value-type="float" office:value="10000" calcext:value-type="float">
            <text:p>10000</text:p>
          </table:table-cell>
          <table:table-cell/>
        </table:table-row>
        <table:table-row table:style-name="ro2">
          <table:table-cell office:value-type="string" calcext:value-type="string">
            <text:p>of government</text:p>
          </table:table-cell>
          <table:table-cell table:formula="of:=[.B18]" office:value-type="float" office:value="20000" calcext:value-type="float">
            <text:p>20000</text:p>
          </table:table-cell>
          <table:table-cell/>
        </table:table-row>
        <table:table-row table:style-name="ro2">
          <table:table-cell office:value-type="string" calcext:value-type="string">
            <text:p>Value-added plus VAT</text:p>
          </table:table-cell>
          <table:table-cell table:style-name="ce4" table:formula="of:=SUM([.B23:.B25])" office:value-type="float" office:value="80000" calcext:value-type="float">
            <text:p>80000</text:p>
          </table:table-cell>
          <table:table-cell/>
        </table:table-row>
        <table:table-row table:style-name="ro2">
          <table:table-cell office:value-type="string" calcext:value-type="string">
            <text:p>Value-added</text:p>
          </table:table-cell>
          <table:table-cell table:formula="of:=[.B26]-[.B25]" office:value-type="float" office:value="60000" calcext:value-type="float">
            <text:p>60000</text:p>
          </table:table-cell>
          <table:table-cell/>
        </table:table-row>
        <table:table-row table:style-name="ro2">
          <table:table-cell office:value-type="string" calcext:value-type="string">
            <text:p>Check</text:p>
          </table:table-cell>
          <table:table-cell table:formula="of:=[.B27]-[.B20]" office:value-type="float" office:value="0" calcext:value-type="float">
            <text:p>0</text:p>
          </table:table-cell>
          <table:table-cell/>
        </table:table-row>
        <table:table-row table:style-name="ro2">
          <table:table-cell table:number-columns-repeated="3"/>
        </table:table-row>
        <table:table-row table:style-name="ro2">
          <table:table-cell table:number-columns-repeated="2"/>
          <table:table-cell table:style-name="ce4" office:value-type="string" calcext:value-type="string">
            <text:p>NOTE: Unchanged from first edition</text:p>
          </table:table-cell>
        </table:table-row>
      </table:table>
      <table:table table:name="GDP deflator etc" table:style-name="ta1">
        <table:table-column table:style-name="co6" table:default-cell-style-name="Default"/>
        <table:table-column table:style-name="co7" table:number-columns-repeated="19" table:default-cell-style-name="Default"/>
        <table:table-column table:style-name="co4" table:number-columns-repeated="44" table:default-cell-style-name="Default"/>
        <table:table-row table:style-name="ro2">
          <table:table-cell/>
          <table:table-cell table:style-name="ce4" office:value-type="string" calcext:value-type="string">
            <text:p>1998-99</text:p>
          </table:table-cell>
          <table:table-cell table:style-name="ce4" office:value-type="string" calcext:value-type="string">
            <text:p>1999-00</text:p>
          </table:table-cell>
          <table:table-cell table:style-name="ce4" office:value-type="string" calcext:value-type="string">
            <text:p>2000-01</text:p>
          </table:table-cell>
          <table:table-cell table:style-name="ce4" office:value-type="string" calcext:value-type="string">
            <text:p>2001-02</text:p>
          </table:table-cell>
          <table:table-cell table:style-name="ce4" office:value-type="string" calcext:value-type="string">
            <text:p>2002-03</text:p>
          </table:table-cell>
          <table:table-cell table:style-name="ce4" office:value-type="string" calcext:value-type="string">
            <text:p>2003-04</text:p>
          </table:table-cell>
          <table:table-cell table:style-name="ce4" office:value-type="string" calcext:value-type="string">
            <text:p>2004-05</text:p>
          </table:table-cell>
          <table:table-cell table:style-name="ce4" office:value-type="string" calcext:value-type="string">
            <text:p>2005-06</text:p>
          </table:table-cell>
          <table:table-cell table:style-name="ce4" office:value-type="string" calcext:value-type="string">
            <text:p>2006-07</text:p>
          </table:table-cell>
          <table:table-cell table:style-name="ce4" office:value-type="string" calcext:value-type="string">
            <text:p>2007-08</text:p>
          </table:table-cell>
          <table:table-cell table:style-name="ce4" office:value-type="string" calcext:value-type="string">
            <text:p>2008-09</text:p>
          </table:table-cell>
          <table:table-cell table:style-name="ce4" office:value-type="string" calcext:value-type="string">
            <text:p>2009-10</text:p>
          </table:table-cell>
          <table:table-cell table:style-name="ce4" office:value-type="string" calcext:value-type="string">
            <text:p>2010-11</text:p>
          </table:table-cell>
          <table:table-cell table:style-name="ce4" office:value-type="string" calcext:value-type="string">
            <text:p>2011-12</text:p>
          </table:table-cell>
          <table:table-cell table:style-name="ce4" office:value-type="string" calcext:value-type="string">
            <text:p>2012-13</text:p>
          </table:table-cell>
          <table:table-cell table:style-name="ce4" office:value-type="string" calcext:value-type="string">
            <text:p>2013-14</text:p>
          </table:table-cell>
          <table:table-cell table:style-name="ce4" office:value-type="string" calcext:value-type="string">
            <text:p>2014-15</text:p>
          </table:table-cell>
          <table:table-cell table:style-name="ce4" office:value-type="string" calcext:value-type="string">
            <text:p>2015-16</text:p>
          </table:table-cell>
          <table:table-cell table:style-name="ce4" office:value-type="string" calcext:value-type="string">
            <text:p>2016-17</text:p>
          </table:table-cell>
          <table:table-cell table:style-name="ce4" office:value-type="string" calcext:value-type="string">
            <text:p>2017-18</text:p>
          </table:table-cell>
          <table:table-cell table:style-name="ce4" office:value-type="string" calcext:value-type="string">
            <text:p>2018-19</text:p>
          </table:table-cell>
          <table:table-cell table:style-name="ce4" office:value-type="string" calcext:value-type="string">
            <text:p>2019-20</text:p>
          </table:table-cell>
          <table:table-cell table:number-columns-repeated="41"/>
        </table:table-row>
        <table:table-row table:style-name="ro2">
          <table:table-cell table:style-name="ce5" office:value-type="string" calcext:value-type="string">
            <text:p>Deflator</text:p>
          </table:table-cell>
          <table:table-cell table:style-name="ce5" table:number-matrix-columns-spanned="22" table:number-matrix-rows-spanned="1" table:formula="of:=TRANSPOSE(['file:///home/nalu/dev/howscotlandworks/figure-data/secondedition/chapter5/working/gers2019.ods'#$'30062020 deflator update'.C51:.C72])" office:value-type="float" office:value="66.9549" calcext:value-type="float">
            <text:p>67.0</text:p>
          </table:table-cell>
          <table:table-cell table:style-name="ce5" office:value-type="float" office:value="67.2201" calcext:value-type="float">
            <text:p>67.2</text:p>
          </table:table-cell>
          <table:table-cell table:style-name="ce5" office:value-type="float" office:value="68.529125" calcext:value-type="float">
            <text:p>68.5</text:p>
          </table:table-cell>
          <table:table-cell table:style-name="ce5" office:value-type="float" office:value="69.38345" calcext:value-type="float">
            <text:p>69.4</text:p>
          </table:table-cell>
          <table:table-cell table:style-name="ce5" office:value-type="float" office:value="70.994175" calcext:value-type="float">
            <text:p>71.0</text:p>
          </table:table-cell>
          <table:table-cell table:style-name="ce5" office:value-type="float" office:value="72.4219" calcext:value-type="float">
            <text:p>72.4</text:p>
          </table:table-cell>
          <table:table-cell table:style-name="ce5" office:value-type="float" office:value="74.471325" calcext:value-type="float">
            <text:p>74.5</text:p>
          </table:table-cell>
          <table:table-cell table:style-name="ce5" office:value-type="float" office:value="76.28685" calcext:value-type="float">
            <text:p>76.3</text:p>
          </table:table-cell>
          <table:table-cell table:style-name="ce5" office:value-type="float" office:value="78.453125" calcext:value-type="float">
            <text:p>78.5</text:p>
          </table:table-cell>
          <table:table-cell table:style-name="ce5" office:value-type="float" office:value="80.539675" calcext:value-type="float">
            <text:p>80.5</text:p>
          </table:table-cell>
          <table:table-cell table:style-name="ce5" office:value-type="float" office:value="82.59495" calcext:value-type="float">
            <text:p>82.6</text:p>
          </table:table-cell>
          <table:table-cell table:style-name="ce5" office:value-type="float" office:value="83.9567" calcext:value-type="float">
            <text:p>84.0</text:p>
          </table:table-cell>
          <table:table-cell table:style-name="ce5" office:value-type="float" office:value="85.394625" calcext:value-type="float">
            <text:p>85.4</text:p>
          </table:table-cell>
          <table:table-cell table:style-name="ce5" office:value-type="float" office:value="86.69795" calcext:value-type="float">
            <text:p>86.7</text:p>
          </table:table-cell>
          <table:table-cell table:style-name="ce5" office:value-type="float" office:value="88.48365" calcext:value-type="float">
            <text:p>88.5</text:p>
          </table:table-cell>
          <table:table-cell table:style-name="ce5" office:value-type="float" office:value="90.19085" calcext:value-type="float">
            <text:p>90.2</text:p>
          </table:table-cell>
          <table:table-cell table:style-name="ce5" office:value-type="float" office:value="91.4503" calcext:value-type="float">
            <text:p>91.5</text:p>
          </table:table-cell>
          <table:table-cell table:style-name="ce5" office:value-type="float" office:value="92.2379" calcext:value-type="float">
            <text:p>92.2</text:p>
          </table:table-cell>
          <table:table-cell table:style-name="ce5" office:value-type="float" office:value="94.421775" calcext:value-type="float">
            <text:p>94.4</text:p>
          </table:table-cell>
          <table:table-cell table:style-name="ce5" office:value-type="float" office:value="96.05305" calcext:value-type="float">
            <text:p>96.1</text:p>
          </table:table-cell>
          <table:table-cell table:style-name="ce5" office:value-type="float" office:value="98.10155" calcext:value-type="float">
            <text:p>98.1</text:p>
          </table:table-cell>
          <table:table-cell table:style-name="ce5" office:value-type="float" office:value="100.000025" calcext:value-type="float">
            <text:p>100.0</text:p>
          </table:table-cell>
          <table:table-cell table:style-name="ce5" table:number-columns-repeated="41"/>
        </table:table-row>
        <table:table-row table:style-name="ro2">
          <table:table-cell office:value-type="string" calcext:value-type="string">
            <text:p>Factor</text:p>
          </table:table-cell>
          <table:table-cell table:style-name="ce6" table:formula="of:=[.$W2]/[.B2]" office:value-type="float" office:value="1.49354304165939" calcext:value-type="float">
            <text:p>1.49</text:p>
          </table:table-cell>
          <table:table-cell table:style-name="ce6" table:formula="of:=[.$W2]/[.C2]" office:value-type="float" office:value="1.48765064318559" calcext:value-type="float">
            <text:p>1.49</text:p>
          </table:table-cell>
          <table:table-cell table:style-name="ce6" table:formula="of:=[.$W2]/[.D2]" office:value-type="float" office:value="1.45923393885447" calcext:value-type="float">
            <text:p>1.46</text:p>
          </table:table-cell>
          <table:table-cell table:style-name="ce6" table:formula="of:=[.$W2]/[.E2]" office:value-type="float" office:value="1.44126625297531" calcext:value-type="float">
            <text:p>1.44</text:p>
          </table:table-cell>
          <table:table-cell table:style-name="ce6" table:formula="of:=[.$W2]/[.F2]" office:value-type="float" office:value="1.40856661831763" calcext:value-type="float">
            <text:p>1.41</text:p>
          </table:table-cell>
          <table:table-cell table:style-name="ce6" table:formula="of:=[.$W2]/[.G2]" office:value-type="float" office:value="1.3807981425508" calcext:value-type="float">
            <text:p>1.38</text:p>
          </table:table-cell>
          <table:table-cell table:style-name="ce6" table:formula="of:=[.$W2]/[.H2]" office:value-type="float" office:value="1.34279905722102" calcext:value-type="float">
            <text:p>1.34</text:p>
          </table:table-cell>
          <table:table-cell table:style-name="ce6" table:formula="of:=[.$W2]/[.I2]" office:value-type="float" office:value="1.31084223558844" calcext:value-type="float">
            <text:p>1.31</text:p>
          </table:table-cell>
          <table:table-cell table:style-name="ce6" table:formula="of:=[.$W2]/[.J2]" office:value-type="float" office:value="1.27464680342561" calcext:value-type="float">
            <text:p>1.27</text:p>
          </table:table-cell>
          <table:table-cell table:style-name="ce6" table:formula="of:=[.$W2]/[.K2]" office:value-type="float" office:value="1.24162439195341" calcext:value-type="float">
            <text:p>1.24</text:p>
          </table:table-cell>
          <table:table-cell table:style-name="ce6" table:formula="of:=[.$W2]/[.L2]" office:value-type="float" office:value="1.21072807720085" calcext:value-type="float">
            <text:p>1.21</text:p>
          </table:table-cell>
          <table:table-cell table:style-name="ce6" table:formula="of:=[.$W2]/[.M2]" office:value-type="float" office:value="1.19109046687161" calcext:value-type="float">
            <text:p>1.19</text:p>
          </table:table-cell>
          <table:table-cell table:style-name="ce6" table:formula="of:=[.$W2]/[.N2]" office:value-type="float" office:value="1.17103418394308" calcext:value-type="float">
            <text:p>1.17</text:p>
          </table:table-cell>
          <table:table-cell table:style-name="ce6" table:formula="of:=[.$W2]/[.O2]" office:value-type="float" office:value="1.15343009840486" calcext:value-type="float">
            <text:p>1.15</text:p>
          </table:table-cell>
          <table:table-cell table:style-name="ce6" table:formula="of:=[.$W2]/[.P2]" office:value-type="float" office:value="1.13015257621041" calcext:value-type="float">
            <text:p>1.13</text:p>
          </table:table-cell>
          <table:table-cell table:style-name="ce6" table:formula="of:=[.$W2]/[.Q2]" office:value-type="float" office:value="1.10876020128428" calcext:value-type="float">
            <text:p>1.11</text:p>
          </table:table-cell>
          <table:table-cell table:style-name="ce6" table:formula="of:=[.$W2]/[.R2]" office:value-type="float" office:value="1.09349039860996" calcext:value-type="float">
            <text:p>1.09</text:p>
          </table:table-cell>
          <table:table-cell table:style-name="ce6" table:formula="of:=[.$W2]/[.S2]" office:value-type="float" office:value="1.08415331441848" calcext:value-type="float">
            <text:p>1.08</text:p>
          </table:table-cell>
          <table:table-cell table:style-name="ce6" table:formula="of:=[.$W2]/[.T2]" office:value-type="float" office:value="1.05907800398796" calcext:value-type="float">
            <text:p>1.06</text:p>
          </table:table-cell>
          <table:table-cell table:style-name="ce6" table:formula="of:=[.$W2]/[.U2]" office:value-type="float" office:value="1.04109161551872" calcext:value-type="float">
            <text:p>1.04</text:p>
          </table:table-cell>
          <table:table-cell table:style-name="ce6" table:formula="of:=[.$W2]/[.V2]" office:value-type="float" office:value="1.01935214071541" calcext:value-type="float">
            <text:p>1.02</text:p>
          </table:table-cell>
          <table:table-cell table:style-name="ce6" table:formula="of:=[.$W2]/[.W2]" office:value-type="float" office:value="1" calcext:value-type="float">
            <text:p>1.00</text:p>
          </table:table-cell>
          <table:table-cell table:number-columns-repeated="41"/>
        </table:table-row>
        <table:table-row table:style-name="ro2">
          <table:table-cell office:value-type="string" calcext:value-type="string">
            <text:p>Source</text:p>
          </table:table-cell>
          <table:table-cell office:value-type="string" calcext:value-type="string">
            <text:p>https://www.gov.uk/government/statistics/gdp-deflators-at-market-prices-and-money-gdp-june-2020-quarterly-national-accounts</text:p>
          </table:table-cell>
          <table:table-cell table:number-columns-repeated="62"/>
        </table:table-row>
        <table:table-row table:style-name="ro2">
          <table:table-cell table:number-columns-repeated="64"/>
        </table:table-row>
        <table:table-row table:style-name="ro2">
          <table:table-cell office:value-type="string" calcext:value-type="string">
            <text:p>Scotland population</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number-columns-repeated="44"/>
        </table:table-row>
        <table:table-row table:style-name="ro2">
          <table:table-cell office:value-type="string" calcext:value-type="string">
            <text:p>of UK</text:p>
          </table:table-cell>
          <table:table-cell table:style-name="ce7" table:number-matrix-columns-spanned="22" table:number-matrix-rows-spanned="3" table:formula="of:=TRANSPOSE(['file:///home/nalu/dev/howscotlandworks/figure-data/secondedition/chapter5/working/gers2019.ods'#$'MYE4 - pop'.J7:.L28])" office:value-type="percentage" office:value="0.0868252874310174" calcext:value-type="percentage">
            <text:p>8.68%</text:p>
          </table:table-cell>
          <table:table-cell table:style-name="ce7" office:value-type="percentage" office:value="0.086428420500167" calcext:value-type="percentage">
            <text:p>8.64%</text:p>
          </table:table-cell>
          <table:table-cell table:style-name="ce7" office:value-type="percentage" office:value="0.0859778453658843" calcext:value-type="percentage">
            <text:p>8.60%</text:p>
          </table:table-cell>
          <table:table-cell table:style-name="ce7" office:value-type="percentage" office:value="0.085669818821579" calcext:value-type="percentage">
            <text:p>8.57%</text:p>
          </table:table-cell>
          <table:table-cell table:style-name="ce7" office:value-type="percentage" office:value="0.085335471492798" calcext:value-type="percentage">
            <text:p>8.53%</text:p>
          </table:table-cell>
          <table:table-cell table:style-name="ce7" office:value-type="percentage" office:value="0.0849896121012732" calcext:value-type="percentage">
            <text:p>8.50%</text:p>
          </table:table-cell>
          <table:table-cell table:style-name="ce7" office:value-type="percentage" office:value="0.0848084416450933" calcext:value-type="percentage">
            <text:p>8.48%</text:p>
          </table:table-cell>
          <table:table-cell table:style-name="ce7" office:value-type="percentage" office:value="0.0845873342459359" calcext:value-type="percentage">
            <text:p>8.46%</text:p>
          </table:table-cell>
          <table:table-cell table:style-name="ce7" office:value-type="percentage" office:value="0.0843883729456114" calcext:value-type="percentage">
            <text:p>8.44%</text:p>
          </table:table-cell>
          <table:table-cell table:style-name="ce7" office:value-type="percentage" office:value="0.0843130443858439" calcext:value-type="percentage">
            <text:p>8.43%</text:p>
          </table:table-cell>
          <table:table-cell table:style-name="ce7" office:value-type="percentage" office:value="0.0841569104454919" calcext:value-type="percentage">
            <text:p>8.42%</text:p>
          </table:table-cell>
          <table:table-cell table:style-name="ce7" office:value-type="percentage" office:value="0.084032412203564" calcext:value-type="percentage">
            <text:p>8.40%</text:p>
          </table:table-cell>
          <table:table-cell table:style-name="ce7" office:value-type="percentage" office:value="0.0838470669779077" calcext:value-type="percentage">
            <text:p>8.38%</text:p>
          </table:table-cell>
          <table:table-cell table:style-name="ce7" office:value-type="percentage" office:value="0.0837464110825455" calcext:value-type="percentage">
            <text:p>8.37%</text:p>
          </table:table-cell>
          <table:table-cell table:style-name="ce7" office:value-type="percentage" office:value="0.0834094655050624" calcext:value-type="percentage">
            <text:p>8.34%</text:p>
          </table:table-cell>
          <table:table-cell table:style-name="ce7" office:value-type="percentage" office:value="0.083108054353981" calcext:value-type="percentage">
            <text:p>8.31%</text:p>
          </table:table-cell>
          <table:table-cell table:style-name="ce7" office:value-type="percentage" office:value="0.0827842865281252" calcext:value-type="percentage">
            <text:p>8.28%</text:p>
          </table:table-cell>
          <table:table-cell table:style-name="ce7" office:value-type="percentage" office:value="0.0825218860390109" calcext:value-type="percentage">
            <text:p>8.25%</text:p>
          </table:table-cell>
          <table:table-cell table:style-name="ce7" office:value-type="percentage" office:value="0.0823283537528124" calcext:value-type="percentage">
            <text:p>8.23%</text:p>
          </table:table-cell>
          <table:table-cell table:style-name="ce7" office:value-type="percentage" office:value="0.0821439062873825" calcext:value-type="percentage">
            <text:p>8.21%</text:p>
          </table:table-cell>
          <table:table-cell table:style-name="ce7" office:value-type="percentage" office:value="0.0818552101584091" calcext:value-type="percentage">
            <text:p>8.19%</text:p>
          </table:table-cell>
          <table:table-cell table:style-name="ce7" office:value-type="percentage" office:value="0.0817898462201782" calcext:value-type="percentage">
            <text:p>8.18%</text:p>
          </table:table-cell>
          <table:table-cell table:number-columns-repeated="41"/>
        </table:table-row>
        <table:table-row table:style-name="ro2">
          <table:table-cell office:value-type="string" calcext:value-type="string">
            <text:p>of GB</text:p>
          </table:table-cell>
          <table:table-cell table:style-name="ce7" office:value-type="percentage" office:value="0.089389969928095" calcext:value-type="percentage">
            <text:p>8.94%</text:p>
          </table:table-cell>
          <table:table-cell table:style-name="ce7" office:value-type="percentage" office:value="0.0889740270220014" calcext:value-type="percentage">
            <text:p>8.90%</text:p>
          </table:table-cell>
          <table:table-cell table:style-name="ce7" office:value-type="percentage" office:value="0.0885074410302938" calcext:value-type="percentage">
            <text:p>8.85%</text:p>
          </table:table-cell>
          <table:table-cell table:style-name="ce7" office:value-type="percentage" office:value="0.0881892999815409" calcext:value-type="percentage">
            <text:p>8.82%</text:p>
          </table:table-cell>
          <table:table-cell table:style-name="ce7" office:value-type="percentage" office:value="0.0878475274892011" calcext:value-type="percentage">
            <text:p>8.78%</text:p>
          </table:table-cell>
          <table:table-cell table:style-name="ce7" office:value-type="percentage" office:value="0.0874909591812427" calcext:value-type="percentage">
            <text:p>8.75%</text:p>
          </table:table-cell>
          <table:table-cell table:style-name="ce7" office:value-type="percentage" office:value="0.0873046536266899" calcext:value-type="percentage">
            <text:p>8.73%</text:p>
          </table:table-cell>
          <table:table-cell table:style-name="ce7" office:value-type="percentage" office:value="0.0870777278884903" calcext:value-type="percentage">
            <text:p>8.71%</text:p>
          </table:table-cell>
          <table:table-cell table:style-name="ce7" office:value-type="percentage" office:value="0.0868780041974139" calcext:value-type="percentage">
            <text:p>8.69%</text:p>
          </table:table-cell>
          <table:table-cell table:style-name="ce7" office:value-type="percentage" office:value="0.0868070130663864" calcext:value-type="percentage">
            <text:p>8.68%</text:p>
          </table:table-cell>
          <table:table-cell table:style-name="ce7" office:value-type="percentage" office:value="0.086650589728302" calcext:value-type="percentage">
            <text:p>8.67%</text:p>
          </table:table-cell>
          <table:table-cell table:style-name="ce7" office:value-type="percentage" office:value="0.0865245951524132" calcext:value-type="percentage">
            <text:p>8.65%</text:p>
          </table:table-cell>
          <table:table-cell table:style-name="ce7" office:value-type="percentage" office:value="0.0863298258047793" calcext:value-type="percentage">
            <text:p>8.63%</text:p>
          </table:table-cell>
          <table:table-cell table:style-name="ce7" office:value-type="percentage" office:value="0.086218171879982" calcext:value-type="percentage">
            <text:p>8.62%</text:p>
          </table:table-cell>
          <table:table-cell table:style-name="ce7" office:value-type="percentage" office:value="0.0858674819897417" calcext:value-type="percentage">
            <text:p>8.59%</text:p>
          </table:table-cell>
          <table:table-cell table:style-name="ce7" office:value-type="percentage" office:value="0.0855499478931657" calcext:value-type="percentage">
            <text:p>8.55%</text:p>
          </table:table-cell>
          <table:table-cell table:style-name="ce7" office:value-type="percentage" office:value="0.085212161966209" calcext:value-type="percentage">
            <text:p>8.52%</text:p>
          </table:table-cell>
          <table:table-cell table:style-name="ce7" office:value-type="percentage" office:value="0.0849373363853654" calcext:value-type="percentage">
            <text:p>8.49%</text:p>
          </table:table-cell>
          <table:table-cell table:style-name="ce7" office:value-type="percentage" office:value="0.0847318921579848" calcext:value-type="percentage">
            <text:p>8.47%</text:p>
          </table:table-cell>
          <table:table-cell table:style-name="ce7" office:value-type="percentage" office:value="0.0845387365317425" calcext:value-type="percentage">
            <text:p>8.45%</text:p>
          </table:table-cell>
          <table:table-cell table:style-name="ce7" office:value-type="percentage" office:value="0.0842412309713278" calcext:value-type="percentage">
            <text:p>8.42%</text:p>
          </table:table-cell>
          <table:table-cell table:style-name="ce7" office:value-type="percentage" office:value="0.0841762566040759" calcext:value-type="percentage">
            <text:p>8.42%</text:p>
          </table:table-cell>
          <table:table-cell table:number-columns-repeated="41"/>
        </table:table-row>
        <table:table-row table:style-name="ro2">
          <table:table-cell office:value-type="string" calcext:value-type="string">
            <text:p>of England</text:p>
          </table:table-cell>
          <table:table-cell table:style-name="ce7" office:value-type="percentage" office:value="0.103995034882816" calcext:value-type="percentage">
            <text:p>10.40%</text:p>
          </table:table-cell>
          <table:table-cell table:style-name="ce7" office:value-type="percentage" office:value="0.103440751005957" calcext:value-type="percentage">
            <text:p>10.34%</text:p>
          </table:table-cell>
          <table:table-cell table:style-name="ce7" office:value-type="percentage" office:value="0.102834869894969" calcext:value-type="percentage">
            <text:p>10.28%</text:p>
          </table:table-cell>
          <table:table-cell table:style-name="ce7" office:value-type="percentage" office:value="0.102411136973531" calcext:value-type="percentage">
            <text:p>10.24%</text:p>
          </table:table-cell>
          <table:table-cell table:style-name="ce7" office:value-type="percentage" office:value="0.101974061631303" calcext:value-type="percentage">
            <text:p>10.20%</text:p>
          </table:table-cell>
          <table:table-cell table:style-name="ce7" office:value-type="percentage" office:value="0.101521266687364" calcext:value-type="percentage">
            <text:p>10.15%</text:p>
          </table:table-cell>
          <table:table-cell table:style-name="ce7" office:value-type="percentage" office:value="0.101291772421735" calcext:value-type="percentage">
            <text:p>10.13%</text:p>
          </table:table-cell>
          <table:table-cell table:style-name="ce7" office:value-type="percentage" office:value="0.100980120934277" calcext:value-type="percentage">
            <text:p>10.10%</text:p>
          </table:table-cell>
          <table:table-cell table:style-name="ce7" office:value-type="percentage" office:value="0.100717744657139" calcext:value-type="percentage">
            <text:p>10.07%</text:p>
          </table:table-cell>
          <table:table-cell table:style-name="ce7" office:value-type="percentage" office:value="0.100620656233518" calcext:value-type="percentage">
            <text:p>10.06%</text:p>
          </table:table-cell>
          <table:table-cell table:style-name="ce7" office:value-type="percentage" office:value="0.100411263724069" calcext:value-type="percentage">
            <text:p>10.04%</text:p>
          </table:table-cell>
          <table:table-cell table:style-name="ce7" office:value-type="percentage" office:value="0.100234882099149" calcext:value-type="percentage">
            <text:p>10.02%</text:p>
          </table:table-cell>
          <table:table-cell table:style-name="ce7" office:value-type="percentage" office:value="0.0999610580804483" calcext:value-type="percentage">
            <text:p>10.00%</text:p>
          </table:table-cell>
          <table:table-cell table:style-name="ce7" office:value-type="percentage" office:value="0.0997962611472644" calcext:value-type="percentage">
            <text:p>9.98%</text:p>
          </table:table-cell>
          <table:table-cell table:style-name="ce7" office:value-type="percentage" office:value="0.0993313231277702" calcext:value-type="percentage">
            <text:p>9.93%</text:p>
          </table:table-cell>
          <table:table-cell table:style-name="ce7" office:value-type="percentage" office:value="0.0989069131062752" calcext:value-type="percentage">
            <text:p>9.89%</text:p>
          </table:table-cell>
          <table:table-cell table:style-name="ce7" office:value-type="percentage" office:value="0.0984524068148595" calcext:value-type="percentage">
            <text:p>9.85%</text:p>
          </table:table-cell>
          <table:table-cell table:style-name="ce7" office:value-type="percentage" office:value="0.098071963246286" calcext:value-type="percentage">
            <text:p>9.81%</text:p>
          </table:table-cell>
          <table:table-cell table:style-name="ce7" office:value-type="percentage" office:value="0.0977905880607439" calcext:value-type="percentage">
            <text:p>9.78%</text:p>
          </table:table-cell>
          <table:table-cell table:style-name="ce7" office:value-type="percentage" office:value="0.097534313566849" calcext:value-type="percentage">
            <text:p>9.75%</text:p>
          </table:table-cell>
          <table:table-cell table:style-name="ce7" office:value-type="percentage" office:value="0.0971484818819091" calcext:value-type="percentage">
            <text:p>9.71%</text:p>
          </table:table-cell>
          <table:table-cell table:style-name="ce7" office:value-type="percentage" office:value="0.0970614884431574" calcext:value-type="percentage">
            <text:p>9.71%</text:p>
          </table:table-cell>
          <table:table-cell table:number-columns-repeated="41"/>
        </table:table-row>
        <table:table-row table:style-name="ro2">
          <table:table-cell table:number-columns-repeated="64"/>
        </table:table-row>
        <table:table-row table:style-name="ro2">
          <table:table-cell office:value-type="string" calcext:value-type="string">
            <text:p>Scotland</text:p>
          </table:table-cell>
          <table:table-cell table:style-name="ce3" table:number-matrix-columns-spanned="22" table:number-matrix-rows-spanned="1" table:formula="of:=TRANSPOSE(['file:///home/nalu/dev/howscotlandworks/figure-data/secondedition/chapter5/working/gers2019.ods'#$'MYE4 - pop'.G7:.G28])" office:value-type="float" office:value="5077100" calcext:value-type="float">
            <text:p>5,077,100</text:p>
          </table:table-cell>
          <table:table-cell table:style-name="ce3" office:value-type="float" office:value="5072000" calcext:value-type="float">
            <text:p>5,072,000</text:p>
          </table:table-cell>
          <table:table-cell table:style-name="ce3" office:value-type="float" office:value="5062900" calcext:value-type="float">
            <text:p>5,062,900</text:p>
          </table:table-cell>
          <table:table-cell table:style-name="ce3" office:value-type="float" office:value="5064200" calcext:value-type="float">
            <text:p>5,064,200</text:p>
          </table:table-cell>
          <table:table-cell table:style-name="ce3" office:value-type="float" office:value="5066000" calcext:value-type="float">
            <text:p>5,066,000</text:p>
          </table:table-cell>
          <table:table-cell table:style-name="ce3" office:value-type="float" office:value="5068500" calcext:value-type="float">
            <text:p>5,068,500</text:p>
          </table:table-cell>
          <table:table-cell table:style-name="ce3" office:value-type="float" office:value="5084300" calcext:value-type="float">
            <text:p>5,084,300</text:p>
          </table:table-cell>
          <table:table-cell table:style-name="ce3" office:value-type="float" office:value="5110200" calcext:value-type="float">
            <text:p>5,110,200</text:p>
          </table:table-cell>
          <table:table-cell table:style-name="ce3" office:value-type="float" office:value="5133100" calcext:value-type="float">
            <text:p>5,133,100</text:p>
          </table:table-cell>
          <table:table-cell table:style-name="ce3" office:value-type="float" office:value="5170000" calcext:value-type="float">
            <text:p>5,170,000</text:p>
          </table:table-cell>
          <table:table-cell table:style-name="ce3" office:value-type="float" office:value="5202900" calcext:value-type="float">
            <text:p>5,202,900</text:p>
          </table:table-cell>
          <table:table-cell table:style-name="ce3" office:value-type="float" office:value="5231900" calcext:value-type="float">
            <text:p>5,231,900</text:p>
          </table:table-cell>
          <table:table-cell table:style-name="ce3" office:value-type="float" office:value="5262200" calcext:value-type="float">
            <text:p>5,262,200</text:p>
          </table:table-cell>
          <table:table-cell table:style-name="ce3" office:value-type="float" office:value="5299900" calcext:value-type="float">
            <text:p>5,299,900</text:p>
          </table:table-cell>
          <table:table-cell table:style-name="ce3" office:value-type="float" office:value="5313600" calcext:value-type="float">
            <text:p>5,313,600</text:p>
          </table:table-cell>
          <table:table-cell table:style-name="ce3" office:value-type="float" office:value="5327700" calcext:value-type="float">
            <text:p>5,327,700</text:p>
          </table:table-cell>
          <table:table-cell table:style-name="ce3" office:value-type="float" office:value="5347600" calcext:value-type="float">
            <text:p>5,347,600</text:p>
          </table:table-cell>
          <table:table-cell table:style-name="ce3" office:value-type="float" office:value="5373000" calcext:value-type="float">
            <text:p>5,373,000</text:p>
          </table:table-cell>
          <table:table-cell table:style-name="ce3" office:value-type="float" office:value="5404700" calcext:value-type="float">
            <text:p>5,404,700</text:p>
          </table:table-cell>
          <table:table-cell table:style-name="ce3" office:value-type="float" office:value="5424800" calcext:value-type="float">
            <text:p>5,424,800</text:p>
          </table:table-cell>
          <table:table-cell table:style-name="ce3" office:value-type="float" office:value="5438100" calcext:value-type="float">
            <text:p>5,438,100</text:p>
          </table:table-cell>
          <table:table-cell table:style-name="ce3" office:value-type="float" office:value="5463300" calcext:value-type="float">
            <text:p>5,463,300</text:p>
          </table:table-cell>
          <table:table-cell table:style-name="ce7" table:formula="of:=([.W11]-[.B11])/[.B11]" office:value-type="percentage" office:value="0.0760670461483918" calcext:value-type="percentage">
            <text:p>7.61%</text:p>
          </table:table-cell>
          <table:table-cell table:number-columns-repeated="40"/>
        </table:table-row>
        <table:table-row table:style-name="ro2">
          <table:table-cell office:value-type="string" calcext:value-type="string">
            <text:p>UK</text:p>
          </table:table-cell>
          <table:table-cell table:style-name="ce3" table:number-matrix-columns-spanned="22" table:number-matrix-rows-spanned="1" table:formula="of:=TRANSPOSE(['file:///home/nalu/dev/howscotlandworks/figure-data/secondedition/chapter5/working/gers2019.ods'#$'MYE4 - pop'.B7:.B28])" office:value-type="float" office:value="58474900" calcext:value-type="float">
            <text:p>58,474,900</text:p>
          </table:table-cell>
          <table:table-cell table:style-name="ce3" office:value-type="float" office:value="58684400" calcext:value-type="float">
            <text:p>58,684,400</text:p>
          </table:table-cell>
          <table:table-cell table:style-name="ce3" office:value-type="float" office:value="58886100" calcext:value-type="float">
            <text:p>58,886,100</text:p>
          </table:table-cell>
          <table:table-cell table:style-name="ce3" office:value-type="float" office:value="59113000" calcext:value-type="float">
            <text:p>59,113,000</text:p>
          </table:table-cell>
          <table:table-cell table:style-name="ce3" office:value-type="float" office:value="59365700" calcext:value-type="float">
            <text:p>59,365,700</text:p>
          </table:table-cell>
          <table:table-cell table:style-name="ce3" office:value-type="float" office:value="59636700" calcext:value-type="float">
            <text:p>59,636,700</text:p>
          </table:table-cell>
          <table:table-cell table:style-name="ce3" office:value-type="float" office:value="59950400" calcext:value-type="float">
            <text:p>59,950,400</text:p>
          </table:table-cell>
          <table:table-cell table:style-name="ce3" office:value-type="float" office:value="60413300" calcext:value-type="float">
            <text:p>60,413,300</text:p>
          </table:table-cell>
          <table:table-cell table:style-name="ce3" office:value-type="float" office:value="60827100" calcext:value-type="float">
            <text:p>60,827,100</text:p>
          </table:table-cell>
          <table:table-cell table:style-name="ce3" office:value-type="float" office:value="61319100" calcext:value-type="float">
            <text:p>61,319,100</text:p>
          </table:table-cell>
          <table:table-cell table:style-name="ce3" office:value-type="float" office:value="61823800" calcext:value-type="float">
            <text:p>61,823,800</text:p>
          </table:table-cell>
          <table:table-cell table:style-name="ce3" office:value-type="float" office:value="62260500" calcext:value-type="float">
            <text:p>62,260,500</text:p>
          </table:table-cell>
          <table:table-cell table:style-name="ce3" office:value-type="float" office:value="62759500" calcext:value-type="float">
            <text:p>62,759,500</text:p>
          </table:table-cell>
          <table:table-cell table:style-name="ce3" office:value-type="float" office:value="63285100" calcext:value-type="float">
            <text:p>63,285,100</text:p>
          </table:table-cell>
          <table:table-cell table:style-name="ce3" office:value-type="float" office:value="63705000" calcext:value-type="float">
            <text:p>63,705,000</text:p>
          </table:table-cell>
          <table:table-cell table:style-name="ce3" office:value-type="float" office:value="64105700" calcext:value-type="float">
            <text:p>64,105,700</text:p>
          </table:table-cell>
          <table:table-cell table:style-name="ce3" office:value-type="float" office:value="64596800" calcext:value-type="float">
            <text:p>64,596,800</text:p>
          </table:table-cell>
          <table:table-cell table:style-name="ce3" office:value-type="float" office:value="65110000" calcext:value-type="float">
            <text:p>65,110,000</text:p>
          </table:table-cell>
          <table:table-cell table:style-name="ce3" office:value-type="float" office:value="65648100" calcext:value-type="float">
            <text:p>65,648,100</text:p>
          </table:table-cell>
          <table:table-cell table:style-name="ce3" office:value-type="float" office:value="66040200" calcext:value-type="float">
            <text:p>66,040,200</text:p>
          </table:table-cell>
          <table:table-cell table:style-name="ce3" office:value-type="float" office:value="66435600" calcext:value-type="float">
            <text:p>66,435,600</text:p>
          </table:table-cell>
          <table:table-cell table:style-name="ce3" office:value-type="float" office:value="66796800" calcext:value-type="float">
            <text:p>66,796,800</text:p>
          </table:table-cell>
          <table:table-cell table:style-name="ce7" table:formula="of:=([.W12]-[.B12])/[.B12]" office:value-type="percentage" office:value="0.142315762831574" calcext:value-type="percentage">
            <text:p>14.23%</text:p>
          </table:table-cell>
          <table:table-cell table:number-columns-repeated="40"/>
        </table:table-row>
        <table:table-row table:style-name="ro2">
          <table:table-cell office:value-type="string" calcext:value-type="string">
            <text:p>rUK</text:p>
          </table:table-cell>
          <table:table-cell table:style-name="ce3" table:number-matrix-columns-spanned="22" table:number-matrix-rows-spanned="1" table:formula="of:=TRANSPOSE(['file:///home/nalu/dev/howscotlandworks/figure-data/secondedition/chapter5/working/gers2019.ods'#$'MYE4 - pop'.I7:.I28])" office:value-type="float" office:value="53397800" calcext:value-type="float">
            <text:p>53,397,800</text:p>
          </table:table-cell>
          <table:table-cell table:style-name="ce3" office:value-type="float" office:value="53612400" calcext:value-type="float">
            <text:p>53,612,400</text:p>
          </table:table-cell>
          <table:table-cell table:style-name="ce3" office:value-type="float" office:value="53823200" calcext:value-type="float">
            <text:p>53,823,200</text:p>
          </table:table-cell>
          <table:table-cell table:style-name="ce3" office:value-type="float" office:value="54048800" calcext:value-type="float">
            <text:p>54,048,800</text:p>
          </table:table-cell>
          <table:table-cell table:style-name="ce3" office:value-type="float" office:value="54299700" calcext:value-type="float">
            <text:p>54,299,700</text:p>
          </table:table-cell>
          <table:table-cell table:style-name="ce3" office:value-type="float" office:value="54568200" calcext:value-type="float">
            <text:p>54,568,200</text:p>
          </table:table-cell>
          <table:table-cell table:style-name="ce3" office:value-type="float" office:value="54866100" calcext:value-type="float">
            <text:p>54,866,100</text:p>
          </table:table-cell>
          <table:table-cell table:style-name="ce3" office:value-type="float" office:value="55303100" calcext:value-type="float">
            <text:p>55,303,100</text:p>
          </table:table-cell>
          <table:table-cell table:style-name="ce3" office:value-type="float" office:value="55694000" calcext:value-type="float">
            <text:p>55,694,000</text:p>
          </table:table-cell>
          <table:table-cell table:style-name="ce3" office:value-type="float" office:value="56149100" calcext:value-type="float">
            <text:p>56,149,100</text:p>
          </table:table-cell>
          <table:table-cell table:style-name="ce3" office:value-type="float" office:value="56620900" calcext:value-type="float">
            <text:p>56,620,900</text:p>
          </table:table-cell>
          <table:table-cell table:style-name="ce3" office:value-type="float" office:value="57028600" calcext:value-type="float">
            <text:p>57,028,600</text:p>
          </table:table-cell>
          <table:table-cell table:style-name="ce3" office:value-type="float" office:value="57497300" calcext:value-type="float">
            <text:p>57,497,300</text:p>
          </table:table-cell>
          <table:table-cell table:style-name="ce3" office:value-type="float" office:value="57985200" calcext:value-type="float">
            <text:p>57,985,200</text:p>
          </table:table-cell>
          <table:table-cell table:style-name="ce3" office:value-type="float" office:value="58391400" calcext:value-type="float">
            <text:p>58,391,400</text:p>
          </table:table-cell>
          <table:table-cell table:style-name="ce3" office:value-type="float" office:value="58778000" calcext:value-type="float">
            <text:p>58,778,000</text:p>
          </table:table-cell>
          <table:table-cell table:style-name="ce3" office:value-type="float" office:value="59249200" calcext:value-type="float">
            <text:p>59,249,200</text:p>
          </table:table-cell>
          <table:table-cell table:style-name="ce3" office:value-type="float" office:value="59737000" calcext:value-type="float">
            <text:p>59,737,000</text:p>
          </table:table-cell>
          <table:table-cell table:style-name="ce3" office:value-type="float" office:value="60243400" calcext:value-type="float">
            <text:p>60,243,400</text:p>
          </table:table-cell>
          <table:table-cell table:style-name="ce3" office:value-type="float" office:value="60615400" calcext:value-type="float">
            <text:p>60,615,400</text:p>
          </table:table-cell>
          <table:table-cell table:style-name="ce3" office:value-type="float" office:value="60997500" calcext:value-type="float">
            <text:p>60,997,500</text:p>
          </table:table-cell>
          <table:table-cell table:style-name="ce3" office:value-type="float" office:value="61333500" calcext:value-type="float">
            <text:p>61,333,500</text:p>
          </table:table-cell>
          <table:table-cell table:style-name="ce7" table:formula="of:=([.W13]-[.B13])/[.B13]" office:value-type="percentage" office:value="0.148614736936728" calcext:value-type="percentage">
            <text:p>14.86%</text:p>
          </table:table-cell>
          <table:table-cell table:number-columns-repeated="40"/>
        </table:table-row>
        <table:table-row table:style-name="ro3">
          <table:table-cell office:value-type="string" calcext:value-type="string">
            <text:p>Source</text:p>
          </table:table-cell>
          <table:table-cell table:style-name="ce8" office:value-type="string" calcext:value-type="string">
            <text:p>https://www.ons.gov.uk/peoplepopulationandcommunity/populationandmigration/populationestimates/datasets/populationestimatesforukenglandandwalesscotlandandnorthernireland</text:p>
          </table:table-cell>
          <table:table-cell table:number-columns-repeated="62"/>
        </table:table-row>
        <table:table-row table:style-name="ro2">
          <table:table-cell table:number-columns-repeated="64"/>
        </table:table-row>
        <table:table-row table:style-name="ro2">
          <table:table-cell table:style-name="ce4" office:value-type="string" calcext:value-type="string">
            <text:p>NOTE: This sheet is copied from gers2019.ods in chapter5 working</text:p>
          </table:table-cell>
          <table:table-cell table:number-columns-repeated="63"/>
        </table:table-row>
        <table:table-row table:style-name="ro2" table:number-rows-repeated="39">
          <table:table-cell table:number-columns-repeated="64"/>
        </table:table-row>
        <table:table-row table:style-name="ro2">
          <table:table-cell/>
          <table:table-cell office:value-type="string" calcext:value-type="string">
            <text:p>'GDP deflator etc'.B3=B5*/1000</text:p>
          </table:table-cell>
          <table:table-cell table:number-columns-repeated="62"/>
        </table:table-row>
      </table:table>
      <table:table table:name="SPACER" table:style-name="ta1">
        <table:table-column table:style-name="co4" table:default-cell-style-name="Default"/>
        <table:table-row table:style-name="ro2">
          <table:table-cell/>
        </table:table-row>
      </table:table>
      <table:table table:name="Table A" table:style-name="ta2">
        <table:table-column table:style-name="co8" table:default-cell-style-name="ce14"/>
        <table:table-column table:style-name="co9" table:default-cell-style-name="ce14"/>
        <table:table-column table:style-name="co10" table:number-columns-repeated="2" table:default-cell-style-name="ce10"/>
        <table:table-column table:style-name="co11" table:default-cell-style-name="ce10"/>
        <table:table-column table:style-name="co10" table:number-columns-repeated="2" table:default-cell-style-name="ce10"/>
        <table:table-column table:style-name="co11" table:default-cell-style-name="ce10"/>
        <table:table-column table:style-name="co12" table:default-cell-style-name="ce10"/>
        <table:table-column table:style-name="co13" table:default-cell-style-name="ce36"/>
        <table:table-column table:style-name="co14" table:default-cell-style-name="ce10"/>
        <table:table-column table:style-name="co10" table:number-columns-repeated="2" table:default-cell-style-name="ce10"/>
        <table:table-column table:style-name="co15" table:default-cell-style-name="ce10"/>
        <table:table-column table:style-name="co16" table:default-cell-style-name="ce10"/>
        <table:table-column table:style-name="co17" table:number-columns-repeated="49" table:default-cell-style-name="ce10"/>
        <table:table-column table:style-name="co17" table:number-columns-repeated="960" table:default-cell-style-name="Default"/>
        <table:table-row table:style-name="ro4">
          <table:table-cell table:style-name="ce9" office:value-type="string" calcext:value-type="string">
            <text:p>Table A: GDP Summary Measures, Scotland onshore economy</text:p>
          </table:table-cell>
          <table:table-cell table:style-name="ce17" table:number-columns-repeated="8"/>
          <table:table-cell table:style-name="ce31"/>
          <table:table-cell table:style-name="ce17" table:number-columns-repeated="5"/>
          <table:table-cell table:style-name="ce11" table:number-columns-repeated="49"/>
          <table:table-cell table:number-columns-repeated="960"/>
        </table:table-row>
        <table:table-row table:style-name="ro5">
          <table:table-cell table:style-name="ce10" office:value-type="string" calcext:value-type="string">
            <text:p>Seasonally Adjusted, Quarterly Estimates</text:p>
          </table:table-cell>
          <table:table-cell table:style-name="ce10"/>
          <table:table-cell table:style-name="ce14" table:number-columns-repeated="7"/>
          <table:table-cell table:style-name="ce32"/>
          <table:table-cell table:style-name="ce14" table:number-columns-repeated="54"/>
          <table:table-cell table:number-columns-repeated="960"/>
        </table:table-row>
        <table:table-row table:style-name="ro6">
          <table:table-cell table:style-name="ce11" table:number-columns-repeated="2"/>
          <table:table-cell table:style-name="ce109" office:value-type="string" calcext:value-type="string" table:number-columns-spanned="5" table:number-rows-spanned="1">
            <text:p>Current Price Values</text:p>
          </table:table-cell>
          <table:covered-table-cell table:number-columns-repeated="4" table:style-name="ce109"/>
          <table:table-cell table:style-name="ce27"/>
          <table:table-cell table:style-name="ce109" office:value-type="string" calcext:value-type="string" table:number-columns-spanned="5" table:number-rows-spanned="1">
            <text:p>Chained Volume Measures</text:p>
          </table:table-cell>
          <table:covered-table-cell table:number-columns-repeated="4" table:style-name="ce109"/>
          <table:table-cell table:style-name="ce38"/>
          <table:table-cell table:style-name="ce40" office:value-type="string" calcext:value-type="string">
            <text:p>Implied Deflator</text:p>
          </table:table-cell>
          <table:table-cell/>
          <table:table-cell table:style-name="ce41" office:value-type="string" calcext:value-type="string">
            <text:p>Deflator factor</text:p>
          </table:table-cell>
          <table:table-cell table:number-columns-repeated="1007"/>
        </table:table-row>
        <table:table-row table:style-name="ro7">
          <table:table-cell table:style-name="ce11" table:number-columns-repeated="2"/>
          <table:table-cell table:style-name="ce110" office:value-type="string" calcext:value-type="string" table:number-columns-spanned="2" table:number-rows-spanned="1">
            <text:p>£ million</text:p>
          </table:table-cell>
          <table:covered-table-cell table:style-name="ce110"/>
          <table:table-cell/>
          <table:table-cell table:style-name="ce110" office:value-type="string" calcext:value-type="string" table:number-columns-spanned="2" table:number-rows-spanned="1">
            <text:p>£ per person</text:p>
          </table:table-cell>
          <table:covered-table-cell table:style-name="ce110"/>
          <table:table-cell/>
          <table:table-cell table:style-name="ce119" office:value-type="string" calcext:value-type="string" table:number-columns-spanned="2" table:number-rows-spanned="1">
            <text:p>Volume Index: 2016 = 100</text:p>
          </table:table-cell>
          <table:covered-table-cell table:style-name="ce119"/>
          <table:table-cell table:style-name="ce23"/>
          <table:table-cell table:style-name="ce37" office:value-type="string" calcext:value-type="string">
            <text:p>£ million </text:p>
            <text:p>(2016 prices)</text:p>
          </table:table-cell>
          <table:table-cell table:style-name="ce37" office:value-type="string" calcext:value-type="string">
            <text:p>£ per person </text:p>
            <text:p>(2016 prices)</text:p>
          </table:table-cell>
          <table:table-cell table:style-name="ce39"/>
          <table:table-cell table:style-name="ce110" office:value-type="string" calcext:value-type="string">
            <text:p>2016 = 100</text:p>
          </table:table-cell>
          <table:table-cell/>
          <table:table-cell table:style-name="ce42" office:value-type="string" calcext:value-type="string">
            <text:p>To 2019</text:p>
          </table:table-cell>
          <table:table-cell table:number-columns-repeated="1007"/>
        </table:table-row>
        <table:table-row table:style-name="ro8">
          <table:table-cell table:style-name="ce12" office:value-type="string" calcext:value-type="string">
            <text:p>Year</text:p>
          </table:table-cell>
          <table:table-cell table:style-name="ce12" office:value-type="string" calcext:value-type="string">
            <text:p>Quarter</text:p>
          </table:table-cell>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6"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text:p>
            <text:p>at market prices</text:p>
          </table:table-cell>
          <table:table-cell/>
          <table:table-cell table:style-name="ce42"/>
          <table:table-cell table:number-columns-repeated="1007"/>
        </table:table-row>
        <table:table-row table:style-name="ro9">
          <table:table-cell table:style-name="ce13" office:value-type="float" office:value="1998" calcext:value-type="float">
            <text:p>1998</text:p>
          </table:table-cell>
          <table:table-cell/>
          <table:table-cell table:style-name="ce21" office:value-type="float" office:value="69405.8514108534" calcext:value-type="float">
            <text:p>69,406</text:p>
          </table:table-cell>
          <table:table-cell table:style-name="ce21" office:value-type="float" office:value="77997.804570323" calcext:value-type="float">
            <text:p>77,998</text:p>
          </table:table-cell>
          <table:table-cell table:style-name="ce21"/>
          <table:table-cell table:style-name="ce21" office:value-type="float" office:value="13670.3731285288" calcext:value-type="float">
            <text:p>13,670</text:p>
          </table:table-cell>
          <table:table-cell table:style-name="ce21" office:value-type="float" office:value="15362.6685647955" calcext:value-type="float">
            <text:p>15,363</text:p>
          </table:table-cell>
          <table:table-cell table:style-name="ce21"/>
          <table:table-cell table:style-name="ce29" office:value-type="float" office:value="77.689016399743" calcext:value-type="float">
            <text:p>77.7</text:p>
          </table:table-cell>
          <table:table-cell table:style-name="ce29" office:value-type="float" office:value="82.7017786587607" calcext:value-type="float">
            <text:p>82.7</text:p>
          </table:table-cell>
          <table:table-cell table:style-name="ce29"/>
          <table:table-cell table:style-name="ce21" office:value-type="float" office:value="117488.539710193" calcext:value-type="float">
            <text:p>117,489</text:p>
          </table:table-cell>
          <table:table-cell table:style-name="ce21" office:value-type="float" office:value="23140.8411114138" calcext:value-type="float">
            <text:p>23,141</text:p>
          </table:table-cell>
          <table:table-cell table:style-name="ce29"/>
          <table:table-cell table:style-name="ce29" office:value-type="float" office:value="66.38758534468" calcext:value-type="float">
            <text:p>66.4</text:p>
          </table:table-cell>
          <table:table-cell/>
          <table:table-cell table:style-name="ce43" table:formula="of:=[.O$27]/[.O6]" office:value-type="float" office:value="1.61657940926514" calcext:value-type="float">
            <text:p>1.617</text:p>
          </table:table-cell>
          <table:table-cell table:number-columns-repeated="1007"/>
        </table:table-row>
        <table:table-row table:style-name="ro10">
          <table:table-cell table:style-name="ce13" office:value-type="float" office:value="1999" calcext:value-type="float">
            <text:p>1999</text:p>
          </table:table-cell>
          <table:table-cell/>
          <table:table-cell table:style-name="ce21" office:value-type="float" office:value="69907.45004294" calcext:value-type="float">
            <text:p>69,907</text:p>
          </table:table-cell>
          <table:table-cell table:style-name="ce21" office:value-type="float" office:value="78935.3498401208" calcext:value-type="float">
            <text:p>78,935</text:p>
          </table:table-cell>
          <table:table-cell table:style-name="ce21"/>
          <table:table-cell table:style-name="ce21" office:value-type="float" office:value="13783.0145983715" calcext:value-type="float">
            <text:p>13,783</text:p>
          </table:table-cell>
          <table:table-cell table:style-name="ce21" office:value-type="float" office:value="15562.9632965538" calcext:value-type="float">
            <text:p>15,563</text:p>
          </table:table-cell>
          <table:table-cell table:style-name="ce21"/>
          <table:table-cell table:style-name="ce29" office:value-type="float" office:value="78.637933387805" calcext:value-type="float">
            <text:p>78.6</text:p>
          </table:table-cell>
          <table:table-cell table:style-name="ce29" office:value-type="float" office:value="83.7964280136303" calcext:value-type="float">
            <text:p>83.8</text:p>
          </table:table-cell>
          <table:table-cell table:style-name="ce29"/>
          <table:table-cell table:style-name="ce21" office:value-type="float" office:value="118923.580033782" calcext:value-type="float">
            <text:p>118,924</text:p>
          </table:table-cell>
          <table:table-cell table:style-name="ce21" office:value-type="float" office:value="23447.1356942458" calcext:value-type="float">
            <text:p>23,447</text:p>
          </table:table-cell>
          <table:table-cell table:style-name="ce29"/>
          <table:table-cell table:style-name="ce29" office:value-type="float" office:value="66.37485166331" calcext:value-type="float">
            <text:p>66.4</text:p>
          </table:table-cell>
          <table:table-cell/>
          <table:table-cell table:style-name="ce43" table:formula="of:=[.O$27]/[.O7]" office:value-type="float" office:value="1.61688954189205" calcext:value-type="float">
            <text:p>1.617</text:p>
          </table:table-cell>
          <table:table-cell table:number-columns-repeated="1007"/>
        </table:table-row>
        <table:table-row table:style-name="ro10">
          <table:table-cell table:style-name="ce13" office:value-type="float" office:value="2000" calcext:value-type="float">
            <text:p>2000</text:p>
          </table:table-cell>
          <table:table-cell/>
          <table:table-cell table:style-name="ce21" office:value-type="float" office:value="73246.25357288" calcext:value-type="float">
            <text:p>73,246</text:p>
          </table:table-cell>
          <table:table-cell table:style-name="ce21" office:value-type="float" office:value="82648.209509958" calcext:value-type="float">
            <text:p>82,648</text:p>
          </table:table-cell>
          <table:table-cell table:style-name="ce21"/>
          <table:table-cell table:style-name="ce21" office:value-type="float" office:value="14467.252675913" calcext:value-type="float">
            <text:p>14,467</text:p>
          </table:table-cell>
          <table:table-cell table:style-name="ce21" office:value-type="float" office:value="16324.2824290344" calcext:value-type="float">
            <text:p>16,324</text:p>
          </table:table-cell>
          <table:table-cell table:style-name="ce21"/>
          <table:table-cell table:style-name="ce29" office:value-type="float" office:value="81.308834080362" calcext:value-type="float">
            <text:p>81.3</text:p>
          </table:table-cell>
          <table:table-cell table:style-name="ce29" office:value-type="float" office:value="86.7967234849251" calcext:value-type="float">
            <text:p>86.8</text:p>
          </table:table-cell>
          <table:table-cell table:style-name="ce29"/>
          <table:table-cell table:style-name="ce21" office:value-type="float" office:value="122962.763905861" calcext:value-type="float">
            <text:p>122,963</text:p>
          </table:table-cell>
          <table:table-cell table:style-name="ce21" office:value-type="float" office:value="24286.6504170791" calcext:value-type="float">
            <text:p>24,287</text:p>
          </table:table-cell>
          <table:table-cell table:style-name="ce29"/>
          <table:table-cell table:style-name="ce29" office:value-type="float" office:value="67.214014132956" calcext:value-type="float">
            <text:p>67.2</text:p>
          </table:table-cell>
          <table:table-cell/>
          <table:table-cell table:style-name="ce43" table:formula="of:=[.O$27]/[.O8]" office:value-type="float" office:value="1.59670278413592" calcext:value-type="float">
            <text:p>1.597</text:p>
          </table:table-cell>
          <table:table-cell table:number-columns-repeated="1007"/>
        </table:table-row>
        <table:table-row table:style-name="ro10">
          <table:table-cell table:style-name="ce13" office:value-type="float" office:value="2001" calcext:value-type="float">
            <text:p>2001</text:p>
          </table:table-cell>
          <table:table-cell/>
          <table:table-cell table:style-name="ce21" office:value-type="float" office:value="76992.8995568439" calcext:value-type="float">
            <text:p>76,993</text:p>
          </table:table-cell>
          <table:table-cell table:style-name="ce21" office:value-type="float" office:value="86643.8827024272" calcext:value-type="float">
            <text:p>86,644</text:p>
          </table:table-cell>
          <table:table-cell table:style-name="ce21"/>
          <table:table-cell table:style-name="ce21" office:value-type="float" office:value="15203.3686578026" calcext:value-type="float">
            <text:p>15,203</text:p>
          </table:table-cell>
          <table:table-cell table:style-name="ce21" office:value-type="float" office:value="17109.0957510421" calcext:value-type="float">
            <text:p>17,109</text:p>
          </table:table-cell>
          <table:table-cell table:style-name="ce21"/>
          <table:table-cell table:style-name="ce29" office:value-type="float" office:value="83.088425787295" calcext:value-type="float">
            <text:p>83.1</text:p>
          </table:table-cell>
          <table:table-cell table:style-name="ce29" office:value-type="float" office:value="88.6743594872957" calcext:value-type="float">
            <text:p>88.7</text:p>
          </table:table-cell>
          <table:table-cell table:style-name="ce29"/>
          <table:table-cell table:style-name="ce21" office:value-type="float" office:value="125654.02762134" calcext:value-type="float">
            <text:p>125,654</text:p>
          </table:table-cell>
          <table:table-cell table:style-name="ce21" office:value-type="float" office:value="24812.0330279563" calcext:value-type="float">
            <text:p>24,812</text:p>
          </table:table-cell>
          <table:table-cell table:style-name="ce29"/>
          <table:table-cell table:style-name="ce29" office:value-type="float" office:value="68.954321912807" calcext:value-type="float">
            <text:p>69.0</text:p>
          </table:table-cell>
          <table:table-cell/>
          <table:table-cell table:style-name="ce43" table:formula="of:=[.O$27]/[.O9]" office:value-type="float" office:value="1.55640430537116" calcext:value-type="float">
            <text:p>1.556</text:p>
          </table:table-cell>
          <table:table-cell table:number-columns-repeated="1007"/>
        </table:table-row>
        <table:table-row table:style-name="ro10">
          <table:table-cell table:style-name="ce13" office:value-type="float" office:value="2002" calcext:value-type="float">
            <text:p>2002</text:p>
          </table:table-cell>
          <table:table-cell/>
          <table:table-cell table:style-name="ce21" office:value-type="float" office:value="80565.937268657" calcext:value-type="float">
            <text:p>80,566</text:p>
          </table:table-cell>
          <table:table-cell table:style-name="ce21" office:value-type="float" office:value="90385.0647245456" calcext:value-type="float">
            <text:p>90,385</text:p>
          </table:table-cell>
          <table:table-cell table:style-name="ce21"/>
          <table:table-cell table:style-name="ce21" office:value-type="float" office:value="15903.264364125" calcext:value-type="float">
            <text:p>15,903</text:p>
          </table:table-cell>
          <table:table-cell table:style-name="ce21" office:value-type="float" office:value="17841.5050778811" calcext:value-type="float">
            <text:p>17,842</text:p>
          </table:table-cell>
          <table:table-cell table:style-name="ce21"/>
          <table:table-cell table:style-name="ce29" office:value-type="float" office:value="84.968576273343" calcext:value-type="float">
            <text:p>85.0</text:p>
          </table:table-cell>
          <table:table-cell table:style-name="ce29" office:value-type="float" office:value="90.6486903753426" calcext:value-type="float">
            <text:p>90.6</text:p>
          </table:table-cell>
          <table:table-cell table:style-name="ce29"/>
          <table:table-cell table:style-name="ce21" office:value-type="float" office:value="128497.365653895" calcext:value-type="float">
            <text:p>128,497</text:p>
          </table:table-cell>
          <table:table-cell table:style-name="ce21" office:value-type="float" office:value="25364.4719007665" calcext:value-type="float">
            <text:p>25,364</text:p>
          </table:table-cell>
          <table:table-cell table:style-name="ce29"/>
          <table:table-cell table:style-name="ce29" office:value-type="float" office:value="70.340013792964" calcext:value-type="float">
            <text:p>70.3</text:p>
          </table:table-cell>
          <table:table-cell/>
          <table:table-cell table:style-name="ce43" table:formula="of:=[.O$27]/[.O10]" office:value-type="float" office:value="1.52574328198066" calcext:value-type="float">
            <text:p>1.526</text:p>
          </table:table-cell>
          <table:table-cell table:number-columns-repeated="1007"/>
        </table:table-row>
        <table:table-row table:style-name="ro10">
          <table:table-cell table:style-name="ce13" office:value-type="float" office:value="2003" calcext:value-type="float">
            <text:p>2003</text:p>
          </table:table-cell>
          <table:table-cell/>
          <table:table-cell table:style-name="ce21" office:value-type="float" office:value="85530.60717374" calcext:value-type="float">
            <text:p>85,531</text:p>
          </table:table-cell>
          <table:table-cell table:style-name="ce21" office:value-type="float" office:value="95856.8774309222" calcext:value-type="float">
            <text:p>95,857</text:p>
          </table:table-cell>
          <table:table-cell table:style-name="ce21"/>
          <table:table-cell table:style-name="ce21" office:value-type="float" office:value="16874.9348276097" calcext:value-type="float">
            <text:p>16,875</text:p>
          </table:table-cell>
          <table:table-cell table:style-name="ce21" office:value-type="float" office:value="18912.2772873478" calcext:value-type="float">
            <text:p>18,912</text:p>
          </table:table-cell>
          <table:table-cell table:style-name="ce21"/>
          <table:table-cell table:style-name="ce29" office:value-type="float" office:value="87.781168912483" calcext:value-type="float">
            <text:p>87.8</text:p>
          </table:table-cell>
          <table:table-cell table:style-name="ce29" office:value-type="float" office:value="93.603111842664" calcext:value-type="float">
            <text:p>93.6</text:p>
          </table:table-cell>
          <table:table-cell table:style-name="ce29"/>
          <table:table-cell table:style-name="ce21" office:value-type="float" office:value="132750.829235824" calcext:value-type="float">
            <text:p>132,751</text:p>
          </table:table-cell>
          <table:table-cell table:style-name="ce21" office:value-type="float" office:value="26191.1505872496" calcext:value-type="float">
            <text:p>26,191</text:p>
          </table:table-cell>
          <table:table-cell table:style-name="ce29"/>
          <table:table-cell table:style-name="ce29" office:value-type="float" office:value="72.20811951437" calcext:value-type="float">
            <text:p>72.2</text:p>
          </table:table-cell>
          <table:table-cell/>
          <table:table-cell table:style-name="ce43" table:formula="of:=[.O$27]/[.O11]" office:value-type="float" office:value="1.48627057761398" calcext:value-type="float">
            <text:p>1.486</text:p>
          </table:table-cell>
          <table:table-cell table:number-columns-repeated="1007"/>
        </table:table-row>
        <table:table-row table:style-name="ro10">
          <table:table-cell table:style-name="ce13" office:value-type="float" office:value="2004" calcext:value-type="float">
            <text:p>2004</text:p>
          </table:table-cell>
          <table:table-cell/>
          <table:table-cell table:style-name="ce21" office:value-type="float" office:value="90682.640500786" calcext:value-type="float">
            <text:p>90,683</text:p>
          </table:table-cell>
          <table:table-cell table:style-name="ce21" office:value-type="float" office:value="101606.88615248" calcext:value-type="float">
            <text:p>101,607</text:p>
          </table:table-cell>
          <table:table-cell table:style-name="ce21"/>
          <table:table-cell table:style-name="ce21" office:value-type="float" office:value="17835.8162383781" calcext:value-type="float">
            <text:p>17,836</text:p>
          </table:table-cell>
          <table:table-cell table:style-name="ce21" office:value-type="float" office:value="19984.4395791908" calcext:value-type="float">
            <text:p>19,984</text:p>
          </table:table-cell>
          <table:table-cell table:style-name="ce21"/>
          <table:table-cell table:style-name="ce29" office:value-type="float" office:value="89.638316730519" calcext:value-type="float">
            <text:p>89.6</text:p>
          </table:table-cell>
          <table:table-cell table:style-name="ce29" office:value-type="float" office:value="95.2863963378969" calcext:value-type="float">
            <text:p>95.3</text:p>
          </table:table-cell>
          <table:table-cell table:style-name="ce29"/>
          <table:table-cell table:style-name="ce21" office:value-type="float" office:value="135559.380499292" calcext:value-type="float">
            <text:p>135,559</text:p>
          </table:table-cell>
          <table:table-cell table:style-name="ce21" office:value-type="float" office:value="26662.1515703144" calcext:value-type="float">
            <text:p>26,662</text:p>
          </table:table-cell>
          <table:table-cell table:style-name="ce29"/>
          <table:table-cell table:style-name="ce29" office:value-type="float" office:value="74.953784664877" calcext:value-type="float">
            <text:p>75.0</text:p>
          </table:table-cell>
          <table:table-cell/>
          <table:table-cell table:style-name="ce43" table:formula="of:=[.O$27]/[.O12]" office:value-type="float" office:value="1.43182634444518" calcext:value-type="float">
            <text:p>1.432</text:p>
          </table:table-cell>
          <table:table-cell table:number-columns-repeated="1007"/>
        </table:table-row>
        <table:table-row table:style-name="ro10">
          <table:table-cell table:style-name="ce13" office:value-type="float" office:value="2005" calcext:value-type="float">
            <text:p>2005</text:p>
          </table:table-cell>
          <table:table-cell/>
          <table:table-cell table:style-name="ce21" office:value-type="float" office:value="96751.707779899" calcext:value-type="float">
            <text:p>96,752</text:p>
          </table:table-cell>
          <table:table-cell table:style-name="ce21" office:value-type="float" office:value="108536.012975006" calcext:value-type="float">
            <text:p>108,536</text:p>
          </table:table-cell>
          <table:table-cell table:style-name="ce21"/>
          <table:table-cell table:style-name="ce21" office:value-type="float" office:value="18933.0569801376" calcext:value-type="float">
            <text:p>18,933</text:p>
          </table:table-cell>
          <table:table-cell table:style-name="ce21" office:value-type="float" office:value="21239.0929855986" calcext:value-type="float">
            <text:p>21,239</text:p>
          </table:table-cell>
          <table:table-cell table:style-name="ce21"/>
          <table:table-cell table:style-name="ce29" office:value-type="float" office:value="91.27372511303" calcext:value-type="float">
            <text:p>91.3</text:p>
          </table:table-cell>
          <table:table-cell table:style-name="ce29" office:value-type="float" office:value="96.5331006945693" calcext:value-type="float">
            <text:p>96.5</text:p>
          </table:table-cell>
          <table:table-cell table:style-name="ce29"/>
          <table:table-cell table:style-name="ce21" office:value-type="float" office:value="138032.596812166" calcext:value-type="float">
            <text:p>138,033</text:p>
          </table:table-cell>
          <table:table-cell table:style-name="ce21" office:value-type="float" office:value="27010.9927669434" calcext:value-type="float">
            <text:p>27,011</text:p>
          </table:table-cell>
          <table:table-cell table:style-name="ce29"/>
          <table:table-cell table:style-name="ce29" office:value-type="float" office:value="78.630711499763" calcext:value-type="float">
            <text:p>78.6</text:p>
          </table:table-cell>
          <table:table-cell/>
          <table:table-cell table:style-name="ce43" table:formula="of:=[.O$27]/[.O13]" office:value-type="float" office:value="1.364871326382" calcext:value-type="float">
            <text:p>1.365</text:p>
          </table:table-cell>
          <table:table-cell table:number-columns-repeated="1007"/>
        </table:table-row>
        <table:table-row table:style-name="ro10">
          <table:table-cell table:style-name="ce13" office:value-type="float" office:value="2006" calcext:value-type="float">
            <text:p>2006</text:p>
          </table:table-cell>
          <table:table-cell/>
          <table:table-cell table:style-name="ce21" office:value-type="float" office:value="102019.89471801" calcext:value-type="float">
            <text:p>102,020</text:p>
          </table:table-cell>
          <table:table-cell table:style-name="ce21" office:value-type="float" office:value="114385.758998691" calcext:value-type="float">
            <text:p>114,386</text:p>
          </table:table-cell>
          <table:table-cell table:style-name="ce21"/>
          <table:table-cell table:style-name="ce21" office:value-type="float" office:value="19874.908869496" calcext:value-type="float">
            <text:p>19,875</text:p>
          </table:table-cell>
          <table:table-cell table:style-name="ce21" office:value-type="float" office:value="22283.9529716333" calcext:value-type="float">
            <text:p>22,284</text:p>
          </table:table-cell>
          <table:table-cell table:style-name="ce21"/>
          <table:table-cell table:style-name="ce29" office:value-type="float" office:value="94.06912535361" calcext:value-type="float">
            <text:p>94.1</text:p>
          </table:table-cell>
          <table:table-cell table:style-name="ce29" office:value-type="float" office:value="99.0457304618338" calcext:value-type="float">
            <text:p>99.0</text:p>
          </table:table-cell>
          <table:table-cell table:style-name="ce29"/>
          <table:table-cell table:style-name="ce21" office:value-type="float" office:value="142260.060453633" calcext:value-type="float">
            <text:p>142,260</text:p>
          </table:table-cell>
          <table:table-cell table:style-name="ce21" office:value-type="float" office:value="27714.0534164125" calcext:value-type="float">
            <text:p>27,714</text:p>
          </table:table-cell>
          <table:table-cell table:style-name="ce29"/>
          <table:table-cell table:style-name="ce29" office:value-type="float" office:value="80.406094749252" calcext:value-type="float">
            <text:p>80.4</text:p>
          </table:table-cell>
          <table:table-cell/>
          <table:table-cell table:style-name="ce43" table:formula="of:=[.O$27]/[.O14]" office:value-type="float" office:value="1.33473468440078" calcext:value-type="float">
            <text:p>1.335</text:p>
          </table:table-cell>
          <table:table-cell table:number-columns-repeated="1007"/>
        </table:table-row>
        <table:table-row table:style-name="ro10">
          <table:table-cell table:style-name="ce13" office:value-type="float" office:value="2007" calcext:value-type="float">
            <text:p>2007</text:p>
          </table:table-cell>
          <table:table-cell/>
          <table:table-cell table:style-name="ce21" office:value-type="float" office:value="106650.847812776" calcext:value-type="float">
            <text:p>106,651</text:p>
          </table:table-cell>
          <table:table-cell table:style-name="ce21" office:value-type="float" office:value="119850.777101865" calcext:value-type="float">
            <text:p>119,851</text:p>
          </table:table-cell>
          <table:table-cell table:style-name="ce21"/>
          <table:table-cell table:style-name="ce21" office:value-type="float" office:value="20628.7906794538" calcext:value-type="float">
            <text:p>20,629</text:p>
          </table:table-cell>
          <table:table-cell table:style-name="ce21" office:value-type="float" office:value="23181.9684916567" calcext:value-type="float">
            <text:p>23,182</text:p>
          </table:table-cell>
          <table:table-cell table:style-name="ce21"/>
          <table:table-cell table:style-name="ce29" office:value-type="float" office:value="94.482691564147" calcext:value-type="float">
            <text:p>94.5</text:p>
          </table:table-cell>
          <table:table-cell table:style-name="ce29" office:value-type="float" office:value="98.771145800596" calcext:value-type="float">
            <text:p>98.8</text:p>
          </table:table-cell>
          <table:table-cell table:style-name="ce29"/>
          <table:table-cell table:style-name="ce21" office:value-type="float" office:value="142885.493653862" calcext:value-type="float">
            <text:p>142,885</text:p>
          </table:table-cell>
          <table:table-cell table:style-name="ce21" office:value-type="float" office:value="27637.2216950108" calcext:value-type="float">
            <text:p>27,637</text:p>
          </table:table-cell>
          <table:table-cell table:style-name="ce29"/>
          <table:table-cell table:style-name="ce29" office:value-type="float" office:value="83.878897736255" calcext:value-type="float">
            <text:p>83.9</text:p>
          </table:table-cell>
          <table:table-cell/>
          <table:table-cell table:style-name="ce43" table:formula="of:=[.O$27]/[.O15]" office:value-type="float" office:value="1.27947322145907" calcext:value-type="float">
            <text:p>1.279</text:p>
          </table:table-cell>
          <table:table-cell table:number-columns-repeated="1007"/>
        </table:table-row>
        <table:table-row table:style-name="ro10">
          <table:table-cell table:style-name="ce13" office:value-type="float" office:value="2008" calcext:value-type="float">
            <text:p>2008</text:p>
          </table:table-cell>
          <table:table-cell/>
          <table:table-cell table:style-name="ce21" office:value-type="float" office:value="110735.638892311" calcext:value-type="float">
            <text:p>110,736</text:p>
          </table:table-cell>
          <table:table-cell table:style-name="ce21" office:value-type="float" office:value="123875.275725875" calcext:value-type="float">
            <text:p>123,875</text:p>
          </table:table-cell>
          <table:table-cell table:style-name="ce21"/>
          <table:table-cell table:style-name="ce21" office:value-type="float" office:value="21283.4455577295" calcext:value-type="float">
            <text:p>21,283</text:p>
          </table:table-cell>
          <table:table-cell table:style-name="ce21" office:value-type="float" office:value="23808.890373806" calcext:value-type="float">
            <text:p>23,809</text:p>
          </table:table-cell>
          <table:table-cell table:style-name="ce21"/>
          <table:table-cell table:style-name="ce29" office:value-type="float" office:value="95.162204062974" calcext:value-type="float">
            <text:p>95.2</text:p>
          </table:table-cell>
          <table:table-cell table:style-name="ce29" office:value-type="float" office:value="98.8524395646644" calcext:value-type="float">
            <text:p>98.9</text:p>
          </table:table-cell>
          <table:table-cell table:style-name="ce29"/>
          <table:table-cell table:style-name="ce21" office:value-type="float" office:value="143913.115509585" calcext:value-type="float">
            <text:p>143,913</text:p>
          </table:table-cell>
          <table:table-cell table:style-name="ce21" office:value-type="float" office:value="27659.968558599" calcext:value-type="float">
            <text:p>27,660</text:p>
          </table:table-cell>
          <table:table-cell table:style-name="ce29"/>
          <table:table-cell table:style-name="ce29" office:value-type="float" office:value="86.076432496957" calcext:value-type="float">
            <text:p>86.1</text:p>
          </table:table-cell>
          <table:table-cell/>
          <table:table-cell table:style-name="ce43" table:formula="of:=[.O$27]/[.O16]" office:value-type="float" office:value="1.24680821899579" calcext:value-type="float">
            <text:p>1.247</text:p>
          </table:table-cell>
          <table:table-cell table:number-columns-repeated="1007"/>
        </table:table-row>
        <table:table-row table:style-name="ro10">
          <table:table-cell table:style-name="ce13" office:value-type="float" office:value="2009" calcext:value-type="float">
            <text:p>2009</text:p>
          </table:table-cell>
          <table:table-cell/>
          <table:table-cell table:style-name="ce21" office:value-type="float" office:value="111415.048131006" calcext:value-type="float">
            <text:p>111,415</text:p>
          </table:table-cell>
          <table:table-cell table:style-name="ce21" office:value-type="float" office:value="123497.841501463" calcext:value-type="float">
            <text:p>123,498</text:p>
          </table:table-cell>
          <table:table-cell table:style-name="ce21"/>
          <table:table-cell table:style-name="ce21" office:value-type="float" office:value="21295.3321223659" calcext:value-type="float">
            <text:p>21,295</text:p>
          </table:table-cell>
          <table:table-cell table:style-name="ce21" office:value-type="float" office:value="23604.778665774" calcext:value-type="float">
            <text:p>23,605</text:p>
          </table:table-cell>
          <table:table-cell table:style-name="ce21"/>
          <table:table-cell table:style-name="ce29" office:value-type="float" office:value="92.872977591501" calcext:value-type="float">
            <text:p>92.9</text:p>
          </table:table-cell>
          <table:table-cell table:style-name="ce29" office:value-type="float" office:value="95.9396905655086" calcext:value-type="float">
            <text:p>95.9</text:p>
          </table:table-cell>
          <table:table-cell table:style-name="ce29"/>
          <table:table-cell table:style-name="ce21" office:value-type="float" office:value="140451.134811884" calcext:value-type="float">
            <text:p>140,451</text:p>
          </table:table-cell>
          <table:table-cell table:style-name="ce21" office:value-type="float" office:value="26844.9502738652" calcext:value-type="float">
            <text:p>26,845</text:p>
          </table:table-cell>
          <table:table-cell table:style-name="ce29"/>
          <table:table-cell table:style-name="ce29" office:value-type="float" office:value="87.929400974134" calcext:value-type="float">
            <text:p>87.9</text:p>
          </table:table-cell>
          <table:table-cell/>
          <table:table-cell table:style-name="ce43" table:formula="of:=[.O$27]/[.O17]" office:value-type="float" office:value="1.22053377266396" calcext:value-type="float">
            <text:p>1.221</text:p>
          </table:table-cell>
          <table:table-cell table:number-columns-repeated="1007"/>
        </table:table-row>
        <table:table-row table:style-name="ro10">
          <table:table-cell table:style-name="ce13" office:value-type="float" office:value="2010" calcext:value-type="float">
            <text:p>2010</text:p>
          </table:table-cell>
          <table:table-cell/>
          <table:table-cell table:style-name="ce21" office:value-type="float" office:value="110116.264982896" calcext:value-type="float">
            <text:p>110,116</text:p>
          </table:table-cell>
          <table:table-cell table:style-name="ce21" office:value-type="float" office:value="123757.156525663" calcext:value-type="float">
            <text:p>123,757</text:p>
          </table:table-cell>
          <table:table-cell table:style-name="ce21"/>
          <table:table-cell table:style-name="ce21" office:value-type="float" office:value="20925.8988603428" calcext:value-type="float">
            <text:p>20,926</text:p>
          </table:table-cell>
          <table:table-cell table:style-name="ce21" office:value-type="float" office:value="23518.1400413635" calcext:value-type="float">
            <text:p>23,518</text:p>
          </table:table-cell>
          <table:table-cell table:style-name="ce21"/>
          <table:table-cell table:style-name="ce29" office:value-type="float" office:value="93.759233325297" calcext:value-type="float">
            <text:p>93.8</text:p>
          </table:table-cell>
          <table:table-cell table:style-name="ce29" office:value-type="float" office:value="96.2975139644821" calcext:value-type="float">
            <text:p>96.3</text:p>
          </table:table-cell>
          <table:table-cell table:style-name="ce29"/>
          <table:table-cell table:style-name="ce21" office:value-type="float" office:value="141791.412972154" calcext:value-type="float">
            <text:p>141,791</text:p>
          </table:table-cell>
          <table:table-cell table:style-name="ce21" office:value-type="float" office:value="26945.073083264" calcext:value-type="float">
            <text:p>26,945</text:p>
          </table:table-cell>
          <table:table-cell table:style-name="ce29"/>
          <table:table-cell table:style-name="ce29" office:value-type="float" office:value="87.281136375986" calcext:value-type="float">
            <text:p>87.3</text:p>
          </table:table-cell>
          <table:table-cell/>
          <table:table-cell table:style-name="ce43" table:formula="of:=[.O$27]/[.O18]" office:value-type="float" office:value="1.22959906292615" calcext:value-type="float">
            <text:p>1.230</text:p>
          </table:table-cell>
          <table:table-cell table:number-columns-repeated="1007"/>
        </table:table-row>
        <table:table-row table:style-name="ro10">
          <table:table-cell table:style-name="ce13" office:value-type="float" office:value="2011" calcext:value-type="float">
            <text:p>2011</text:p>
          </table:table-cell>
          <table:table-cell/>
          <table:table-cell table:style-name="ce21" office:value-type="float" office:value="113138.423121941" calcext:value-type="float">
            <text:p>113,138</text:p>
          </table:table-cell>
          <table:table-cell table:style-name="ce21" office:value-type="float" office:value="128233.803710599" calcext:value-type="float">
            <text:p>128,234</text:p>
          </table:table-cell>
          <table:table-cell table:style-name="ce21"/>
          <table:table-cell table:style-name="ce21" office:value-type="float" office:value="21347.2750659335" calcext:value-type="float">
            <text:p>21,347</text:p>
          </table:table-cell>
          <table:table-cell table:style-name="ce21" office:value-type="float" office:value="24195.5138230153" calcext:value-type="float">
            <text:p>24,196</text:p>
          </table:table-cell>
          <table:table-cell table:style-name="ce21"/>
          <table:table-cell table:style-name="ce29" office:value-type="float" office:value="94.450922972509" calcext:value-type="float">
            <text:p>94.5</text:p>
          </table:table-cell>
          <table:table-cell table:style-name="ce29" office:value-type="float" office:value="96.317878705749" calcext:value-type="float">
            <text:p>96.3</text:p>
          </table:table-cell>
          <table:table-cell table:style-name="ce29"/>
          <table:table-cell table:style-name="ce21" office:value-type="float" office:value="142837.450241637" calcext:value-type="float">
            <text:p>142,837</text:p>
          </table:table-cell>
          <table:table-cell table:style-name="ce21" office:value-type="float" office:value="26950.7713554122" calcext:value-type="float">
            <text:p>26,951</text:p>
          </table:table-cell>
          <table:table-cell table:style-name="ce29"/>
          <table:table-cell table:style-name="ce29" office:value-type="float" office:value="89.776038072416" calcext:value-type="float">
            <text:p>89.8</text:p>
          </table:table-cell>
          <table:table-cell/>
          <table:table-cell table:style-name="ce43" table:formula="of:=[.O$27]/[.O19]" office:value-type="float" office:value="1.19542815436424" calcext:value-type="float">
            <text:p>1.195</text:p>
          </table:table-cell>
          <table:table-cell table:number-columns-repeated="1007"/>
        </table:table-row>
        <table:table-row table:style-name="ro10">
          <table:table-cell table:style-name="ce13" office:value-type="float" office:value="2012" calcext:value-type="float">
            <text:p>2012</text:p>
          </table:table-cell>
          <table:table-cell/>
          <table:table-cell table:style-name="ce21" office:value-type="float" office:value="117122.783667799" calcext:value-type="float">
            <text:p>117,123</text:p>
          </table:table-cell>
          <table:table-cell table:style-name="ce21" office:value-type="float" office:value="132525.949288545" calcext:value-type="float">
            <text:p>132,526</text:p>
          </table:table-cell>
          <table:table-cell table:style-name="ce21"/>
          <table:table-cell table:style-name="ce21" office:value-type="float" office:value="22042.0776249245" calcext:value-type="float">
            <text:p>22,042</text:p>
          </table:table-cell>
          <table:table-cell table:style-name="ce21" office:value-type="float" office:value="24940.8968097984" calcext:value-type="float">
            <text:p>24,941</text:p>
          </table:table-cell>
          <table:table-cell table:style-name="ce21"/>
          <table:table-cell table:style-name="ce29" office:value-type="float" office:value="94.725422814498" calcext:value-type="float">
            <text:p>94.7</text:p>
          </table:table-cell>
          <table:table-cell table:style-name="ce29" office:value-type="float" office:value="96.3487473028844" calcext:value-type="float">
            <text:p>96.3</text:p>
          </table:table-cell>
          <table:table-cell table:style-name="ce29"/>
          <table:table-cell table:style-name="ce21" office:value-type="float" office:value="143252.574374758" calcext:value-type="float">
            <text:p>143,253</text:p>
          </table:table-cell>
          <table:table-cell table:style-name="ce21" office:value-type="float" office:value="26959.4087186373" calcext:value-type="float">
            <text:p>26,959</text:p>
          </table:table-cell>
          <table:table-cell table:style-name="ce29"/>
          <table:table-cell table:style-name="ce29" office:value-type="float" office:value="92.512089131361" calcext:value-type="float">
            <text:p>92.5</text:p>
          </table:table-cell>
          <table:table-cell/>
          <table:table-cell table:style-name="ce43" table:formula="of:=[.O$27]/[.O20]" office:value-type="float" office:value="1.16007328887205" calcext:value-type="float">
            <text:p>1.160</text:p>
          </table:table-cell>
          <table:table-cell table:number-columns-repeated="1007"/>
        </table:table-row>
        <table:table-row table:style-name="ro10">
          <table:table-cell table:style-name="ce13" office:value-type="float" office:value="2013" calcext:value-type="float">
            <text:p>2013</text:p>
          </table:table-cell>
          <table:table-cell/>
          <table:table-cell table:style-name="ce21" office:value-type="float" office:value="122850.897308366" calcext:value-type="float">
            <text:p>122,851</text:p>
          </table:table-cell>
          <table:table-cell table:style-name="ce21" office:value-type="float" office:value="139177.032734699" calcext:value-type="float">
            <text:p>139,177</text:p>
          </table:table-cell>
          <table:table-cell table:style-name="ce21"/>
          <table:table-cell table:style-name="ce21" office:value-type="float" office:value="23058.8992076067" calcext:value-type="float">
            <text:p>23,059</text:p>
          </table:table-cell>
          <table:table-cell table:style-name="ce21" office:value-type="float" office:value="26123.2863589727" calcext:value-type="float">
            <text:p>26,123</text:p>
          </table:table-cell>
          <table:table-cell table:style-name="ce21"/>
          <table:table-cell table:style-name="ce29" office:value-type="float" office:value="96.654900476918" calcext:value-type="float">
            <text:p>96.7</text:p>
          </table:table-cell>
          <table:table-cell table:style-name="ce29" office:value-type="float" office:value="98.051105432284" calcext:value-type="float">
            <text:p>98.1</text:p>
          </table:table-cell>
          <table:table-cell table:style-name="ce29"/>
          <table:table-cell table:style-name="ce21" office:value-type="float" office:value="146170.509540712" calcext:value-type="float">
            <text:p>146,171</text:p>
          </table:table-cell>
          <table:table-cell table:style-name="ce21" office:value-type="float" office:value="27435.7467082917" calcext:value-type="float">
            <text:p>27,436</text:p>
          </table:table-cell>
          <table:table-cell table:style-name="ce29"/>
          <table:table-cell table:style-name="ce29" office:value-type="float" office:value="95.215535043295" calcext:value-type="float">
            <text:p>95.2</text:p>
          </table:table-cell>
          <table:table-cell/>
          <table:table-cell table:style-name="ce43" table:formula="of:=[.O$27]/[.O21]" office:value-type="float" office:value="1.1271354348872" calcext:value-type="float">
            <text:p>1.127</text:p>
          </table:table-cell>
          <table:table-cell table:number-columns-repeated="1007"/>
        </table:table-row>
        <table:table-row table:style-name="ro10">
          <table:table-cell table:style-name="ce13" office:value-type="float" office:value="2014" calcext:value-type="float">
            <text:p>2014</text:p>
          </table:table-cell>
          <table:table-cell/>
          <table:table-cell table:style-name="ce21" office:value-type="float" office:value="128880.821847368" calcext:value-type="float">
            <text:p>128,881</text:p>
          </table:table-cell>
          <table:table-cell table:style-name="ce21" office:value-type="float" office:value="145824.608239229" calcext:value-type="float">
            <text:p>145,825</text:p>
          </table:table-cell>
          <table:table-cell table:style-name="ce21"/>
          <table:table-cell table:style-name="ce21" office:value-type="float" office:value="24100.6847646361" calcext:value-type="float">
            <text:p>24,101</text:p>
          </table:table-cell>
          <table:table-cell table:style-name="ce21" office:value-type="float" office:value="27269.169017733" calcext:value-type="float">
            <text:p>27,269</text:p>
          </table:table-cell>
          <table:table-cell table:style-name="ce21"/>
          <table:table-cell table:style-name="ce29" office:value-type="float" office:value="98.66410840187" calcext:value-type="float">
            <text:p>98.7</text:p>
          </table:table-cell>
          <table:table-cell table:style-name="ce29" office:value-type="float" office:value="99.7168748813018" calcext:value-type="float">
            <text:p>99.7</text:p>
          </table:table-cell>
          <table:table-cell table:style-name="ce29"/>
          <table:table-cell table:style-name="ce21" office:value-type="float" office:value="149209.020208193" calcext:value-type="float">
            <text:p>149,209</text:p>
          </table:table-cell>
          <table:table-cell table:style-name="ce21" office:value-type="float" office:value="27901.8467943252" calcext:value-type="float">
            <text:p>27,902</text:p>
          </table:table-cell>
          <table:table-cell table:style-name="ce29"/>
          <table:table-cell table:style-name="ce29" office:value-type="float" office:value="97.731764497722" calcext:value-type="float">
            <text:p>97.7</text:p>
          </table:table-cell>
          <table:table-cell/>
          <table:table-cell table:style-name="ce43" table:formula="of:=[.O$27]/[.O22]" office:value-type="float" office:value="1.09811588945111" calcext:value-type="float">
            <text:p>1.098</text:p>
          </table:table-cell>
          <table:table-cell table:number-columns-repeated="1007"/>
        </table:table-row>
        <table:table-row table:style-name="ro10">
          <table:table-cell table:style-name="ce13" office:value-type="float" office:value="2015" calcext:value-type="float">
            <text:p>2015</text:p>
          </table:table-cell>
          <table:table-cell/>
          <table:table-cell table:style-name="ce21" office:value-type="float" office:value="129825.097165068" calcext:value-type="float">
            <text:p>129,825</text:p>
          </table:table-cell>
          <table:table-cell table:style-name="ce21" office:value-type="float" office:value="146770.652059607" calcext:value-type="float">
            <text:p>146,771</text:p>
          </table:table-cell>
          <table:table-cell table:style-name="ce21"/>
          <table:table-cell table:style-name="ce21" office:value-type="float" office:value="24162.4971459274" calcext:value-type="float">
            <text:p>24,162</text:p>
          </table:table-cell>
          <table:table-cell table:style-name="ce21" office:value-type="float" office:value="27316.3320416168" calcext:value-type="float">
            <text:p>27,316</text:p>
          </table:table-cell>
          <table:table-cell table:style-name="ce21"/>
          <table:table-cell table:style-name="ce29" office:value-type="float" office:value="99.162158018542" calcext:value-type="float">
            <text:p>99.2</text:p>
          </table:table-cell>
          <table:table-cell table:style-name="ce29" office:value-type="float" office:value="99.7464636062706" calcext:value-type="float">
            <text:p>99.7</text:p>
          </table:table-cell>
          <table:table-cell table:style-name="ce29"/>
          <table:table-cell table:style-name="ce21" office:value-type="float" office:value="149962.217054771" calcext:value-type="float">
            <text:p>149,962</text:p>
          </table:table-cell>
          <table:table-cell table:style-name="ce21" office:value-type="float" office:value="27910.1260356462" calcext:value-type="float">
            <text:p>27,910</text:p>
          </table:table-cell>
          <table:table-cell table:style-name="ce29"/>
          <table:table-cell table:style-name="ce29" office:value-type="float" office:value="97.871753927192" calcext:value-type="float">
            <text:p>97.9</text:p>
          </table:table-cell>
          <table:table-cell/>
          <table:table-cell table:style-name="ce43" table:formula="of:=[.O$27]/[.O23]" office:value-type="float" office:value="1.09654521547534" calcext:value-type="float">
            <text:p>1.097</text:p>
          </table:table-cell>
          <table:table-cell table:number-columns-repeated="1007"/>
        </table:table-row>
        <table:table-row table:style-name="ro10">
          <table:table-cell table:style-name="ce13" office:value-type="float" office:value="2016" calcext:value-type="float">
            <text:p>2016</text:p>
          </table:table-cell>
          <table:table-cell/>
          <table:table-cell table:style-name="ce21" office:value-type="float" office:value="133704.291855376" calcext:value-type="float">
            <text:p>133,704</text:p>
          </table:table-cell>
          <table:table-cell table:style-name="ce21" office:value-type="float" office:value="151229.279446228" calcext:value-type="float">
            <text:p>151,229</text:p>
          </table:table-cell>
          <table:table-cell table:style-name="ce21"/>
          <table:table-cell table:style-name="ce21" office:value-type="float" office:value="24738.5223704139" calcext:value-type="float">
            <text:p>24,739</text:p>
          </table:table-cell>
          <table:table-cell table:style-name="ce21" office:value-type="float" office:value="27981.0682269558" calcext:value-type="float">
            <text:p>27,981</text:p>
          </table:table-cell>
          <table:table-cell table:style-name="ce21"/>
          <table:table-cell table:number-columns-repeated="2" table:style-name="ce29" office:value-type="float" office:value="100" calcext:value-type="float">
            <text:p>100.0</text:p>
          </table:table-cell>
          <table:table-cell table:style-name="ce29"/>
          <table:table-cell table:style-name="ce21" office:value-type="float" office:value="151229.279446228" calcext:value-type="float">
            <text:p>151,229</text:p>
          </table:table-cell>
          <table:table-cell table:style-name="ce21" office:value-type="float" office:value="27981.0682269558" calcext:value-type="float">
            <text:p>27,981</text:p>
          </table:table-cell>
          <table:table-cell table:style-name="ce29"/>
          <table:table-cell table:style-name="ce29" office:value-type="float" office:value="100" calcext:value-type="float">
            <text:p>100.0</text:p>
          </table:table-cell>
          <table:table-cell/>
          <table:table-cell table:style-name="ce43" table:formula="of:=[.O$27]/[.O24]" office:value-type="float" office:value="1.07320803499042" calcext:value-type="float">
            <text:p>1.073</text:p>
          </table:table-cell>
          <table:table-cell table:number-columns-repeated="1007"/>
        </table:table-row>
        <table:table-row table:style-name="ro10">
          <table:table-cell table:style-name="ce13" office:value-type="float" office:value="2017" calcext:value-type="float">
            <text:p>2017</text:p>
          </table:table-cell>
          <table:table-cell/>
          <table:table-cell table:style-name="ce21" office:value-type="float" office:value="139139.840972056" calcext:value-type="float">
            <text:p>139,140</text:p>
          </table:table-cell>
          <table:table-cell table:style-name="ce21" office:value-type="float" office:value="157402.831403623" calcext:value-type="float">
            <text:p>157,403</text:p>
          </table:table-cell>
          <table:table-cell table:style-name="ce21"/>
          <table:table-cell table:style-name="ce21" office:value-type="float" office:value="25648.8425328226" calcext:value-type="float">
            <text:p>25,649</text:p>
          </table:table-cell>
          <table:table-cell table:style-name="ce21" office:value-type="float" office:value="29015.4164952852" calcext:value-type="float">
            <text:p>29,015</text:p>
          </table:table-cell>
          <table:table-cell table:style-name="ce21"/>
          <table:table-cell table:style-name="ce29" office:value-type="float" office:value="101.134223278969" calcext:value-type="float">
            <text:p>101.1</text:p>
          </table:table-cell>
          <table:table-cell table:style-name="ce29" office:value-type="float" office:value="100.759255951707" calcext:value-type="float">
            <text:p>100.8</text:p>
          </table:table-cell>
          <table:table-cell table:style-name="ce29"/>
          <table:table-cell table:style-name="ce21" office:value-type="float" office:value="152944.557138324" calcext:value-type="float">
            <text:p>152,945</text:p>
          </table:table-cell>
          <table:table-cell table:style-name="ce21" office:value-type="float" office:value="28193.5161528202" calcext:value-type="float">
            <text:p>28,194</text:p>
          </table:table-cell>
          <table:table-cell table:style-name="ce29"/>
          <table:table-cell table:style-name="ce29" office:value-type="float" office:value="102.914961047792" calcext:value-type="float">
            <text:p>102.9</text:p>
          </table:table-cell>
          <table:table-cell/>
          <table:table-cell table:style-name="ce43" table:formula="of:=[.O$27]/[.O25]" office:value-type="float" office:value="1.04281051468507" calcext:value-type="float">
            <text:p>1.043</text:p>
          </table:table-cell>
          <table:table-cell table:number-columns-repeated="1007"/>
        </table:table-row>
        <table:table-row table:style-name="ro10">
          <table:table-cell table:style-name="ce13" office:value-type="float" office:value="2018" calcext:value-type="float">
            <text:p>2018</text:p>
          </table:table-cell>
          <table:table-cell/>
          <table:table-cell table:style-name="ce21" office:value-type="float" office:value="144812.90314775" calcext:value-type="float">
            <text:p>144,813</text:p>
          </table:table-cell>
          <table:table-cell table:style-name="ce21" office:value-type="float" office:value="163889.164788738" calcext:value-type="float">
            <text:p>163,889</text:p>
          </table:table-cell>
          <table:table-cell table:style-name="ce21"/>
          <table:table-cell table:style-name="ce21" office:value-type="float" office:value="26629.3196424762" calcext:value-type="float">
            <text:p>26,629</text:p>
          </table:table-cell>
          <table:table-cell table:style-name="ce21" office:value-type="float" office:value="30137.2105677972" calcext:value-type="float">
            <text:p>30,137</text:p>
          </table:table-cell>
          <table:table-cell table:style-name="ce21"/>
          <table:table-cell table:style-name="ce29" office:value-type="float" office:value="102.832186934275" calcext:value-type="float">
            <text:p>102.8</text:p>
          </table:table-cell>
          <table:table-cell table:style-name="ce29" office:value-type="float" office:value="102.200846634132" calcext:value-type="float">
            <text:p>102.2</text:p>
          </table:table-cell>
          <table:table-cell table:style-name="ce29"/>
          <table:table-cell table:style-name="ce21" office:value-type="float" office:value="155512.375339502" calcext:value-type="float">
            <text:p>155,512</text:p>
          </table:table-cell>
          <table:table-cell table:style-name="ce21" office:value-type="float" office:value="28596.8886252228" calcext:value-type="float">
            <text:p>28,597</text:p>
          </table:table-cell>
          <table:table-cell table:style-name="ce29"/>
          <table:table-cell table:style-name="ce29" office:value-type="float" office:value="105.386574175173" calcext:value-type="float">
            <text:p>105.4</text:p>
          </table:table-cell>
          <table:table-cell/>
          <table:table-cell table:style-name="ce43" table:formula="of:=[.O$27]/[.O26]" office:value-type="float" office:value="1.01835365974279" calcext:value-type="float">
            <text:p>1.018</text:p>
          </table:table-cell>
          <table:table-cell table:number-columns-repeated="1007"/>
        </table:table-row>
        <table:table-row table:style-name="ro10">
          <table:table-cell table:style-name="ce13" office:value-type="float" office:value="2019" calcext:value-type="float">
            <text:p>2019</text:p>
          </table:table-cell>
          <table:table-cell/>
          <table:table-cell table:style-name="ce21" office:value-type="float" office:value="148564.999293769" calcext:value-type="float">
            <text:p>148,565</text:p>
          </table:table-cell>
          <table:table-cell table:style-name="ce21" office:value-type="float" office:value="168142.126496449" calcext:value-type="float">
            <text:p>168,142</text:p>
          </table:table-cell>
          <table:table-cell table:style-name="ce21"/>
          <table:table-cell table:style-name="ce21" office:value-type="float" office:value="27193.2713366956" calcext:value-type="float">
            <text:p>27,193</text:p>
          </table:table-cell>
          <table:table-cell table:style-name="ce21" office:value-type="float" office:value="30776.6599850729" calcext:value-type="float">
            <text:p>30,777</text:p>
          </table:table-cell>
          <table:table-cell table:style-name="ce21"/>
          <table:table-cell table:style-name="ce29" office:value-type="float" office:value="103.599280018851" calcext:value-type="float">
            <text:p>103.6</text:p>
          </table:table-cell>
          <table:table-cell table:style-name="ce29" office:value-type="float" office:value="102.488053789621" calcext:value-type="float">
            <text:p>102.5</text:p>
          </table:table-cell>
          <table:table-cell table:style-name="ce29"/>
          <table:table-cell table:style-name="ce21" office:value-type="float" office:value="156672.444683988" calcext:value-type="float">
            <text:p>156,672</text:p>
          </table:table-cell>
          <table:table-cell table:style-name="ce21" office:value-type="float" office:value="28677.252255353" calcext:value-type="float">
            <text:p>28,677</text:p>
          </table:table-cell>
          <table:table-cell table:style-name="ce29"/>
          <table:table-cell table:style-name="ce29" office:value-type="float" office:value="107.320803499042" calcext:value-type="float">
            <text:p>107.3</text:p>
          </table:table-cell>
          <table:table-cell/>
          <table:table-cell table:style-name="ce43" table:formula="of:=[.O$27]/[.O27]" office:value-type="float" office:value="1" calcext:value-type="float">
            <text:p>1.000</text:p>
          </table:table-cell>
          <table:table-cell table:number-columns-repeated="1007"/>
        </table:table-row>
        <table:table-row table:style-name="ro11">
          <table:table-cell table:style-name="ce11" office:value-type="string" calcext:value-type="string">
            <text:p>Quarterly Seasonally Adjusted</text:p>
          </table:table-cell>
          <table:table-cell/>
          <table:table-cell table:style-name="ce21" table:number-columns-repeated="6"/>
          <table:table-cell table:style-name="ce29" table:number-columns-repeated="3"/>
          <table:table-cell table:style-name="ce21" table:number-columns-repeated="2"/>
          <table:table-cell table:style-name="ce29" table:number-columns-repeated="2"/>
          <table:table-cell table:number-columns-repeated="1009"/>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17442.8681636328" calcext:value-type="float">
            <text:p>17,443</text:p>
          </table:table-cell>
          <table:table-cell table:style-name="ce21" office:value-type="float" office:value="19520.4453604926" calcext:value-type="float">
            <text:p>19,520</text:p>
          </table:table-cell>
          <table:table-cell table:style-name="ce21"/>
          <table:table-cell table:style-name="ce21" office:value-type="float" office:value="3434.73417454064" calcext:value-type="float">
            <text:p>3,435</text:p>
          </table:table-cell>
          <table:table-cell table:style-name="ce21" office:value-type="float" office:value="3843.83692824823" calcext:value-type="float">
            <text:p>3,844</text:p>
          </table:table-cell>
          <table:table-cell table:style-name="ce21"/>
          <table:table-cell table:style-name="ce29" office:value-type="float" office:value="77.863641955489" calcext:value-type="float">
            <text:p>77.9</text:p>
          </table:table-cell>
          <table:table-cell table:style-name="ce29" office:value-type="float" office:value="82.8898578142368" calcext:value-type="float">
            <text:p>82.9</text:p>
          </table:table-cell>
          <table:table-cell table:style-name="ce29"/>
          <table:table-cell table:style-name="ce21" office:value-type="float" office:value="29438.1561699692" calcext:value-type="float">
            <text:p>29,438</text:p>
          </table:table-cell>
          <table:table-cell table:style-name="ce21" office:value-type="float" office:value="5798.36691705706" calcext:value-type="float">
            <text:p>5,798</text:p>
          </table:table-cell>
          <table:table-cell table:style-name="ce29"/>
          <table:table-cell table:style-name="ce29" office:value-type="float" office:value="66.310013602027" calcext:value-type="float">
            <text:p>66.3</text:p>
          </table:table-cell>
          <table:table-cell table:number-columns-repeated="1009"/>
        </table:table-row>
        <table:table-row table:style-name="ro10">
          <table:table-cell/>
          <table:table-cell table:style-name="ce13" office:value-type="float" office:value="2" calcext:value-type="float">
            <text:p>2</text:p>
          </table:table-cell>
          <table:table-cell table:style-name="ce21" office:value-type="float" office:value="17416.7294616827" calcext:value-type="float">
            <text:p>17,417</text:p>
          </table:table-cell>
          <table:table-cell table:style-name="ce21" office:value-type="float" office:value="19553.4971355197" calcext:value-type="float">
            <text:p>19,553</text:p>
          </table:table-cell>
          <table:table-cell table:style-name="ce21"/>
          <table:table-cell table:style-name="ce21" office:value-type="float" office:value="3430.4483783425" calcext:value-type="float">
            <text:p>3,430</text:p>
          </table:table-cell>
          <table:table-cell table:style-name="ce21" office:value-type="float" office:value="3851.31219308655" calcext:value-type="float">
            <text:p>3,851</text:p>
          </table:table-cell>
          <table:table-cell table:style-name="ce21"/>
          <table:table-cell table:style-name="ce29" office:value-type="float" office:value="77.882269162933" calcext:value-type="float">
            <text:p>77.9</text:p>
          </table:table-cell>
          <table:table-cell table:style-name="ce29" office:value-type="float" office:value="82.9352850613115" calcext:value-type="float">
            <text:p>82.9</text:p>
          </table:table-cell>
          <table:table-cell table:style-name="ce29"/>
          <table:table-cell table:style-name="ce21" office:value-type="float" office:value="29445.1986178688" calcext:value-type="float">
            <text:p>29,445</text:p>
          </table:table-cell>
          <table:table-cell table:style-name="ce21" office:value-type="float" office:value="5801.54467430647" calcext:value-type="float">
            <text:p>5,802</text:p>
          </table:table-cell>
          <table:table-cell table:style-name="ce29"/>
          <table:table-cell table:style-name="ce29" office:value-type="float" office:value="66.406402582911" calcext:value-type="float">
            <text:p>66.4</text:p>
          </table:table-cell>
          <table:table-cell table:number-columns-repeated="2"/>
          <table:table-cell table:style-name="ce44" table:formula="of:=([.I30]-[.I29])/[.I29]" office:value-type="percentage" office:value="0.000239228566455274" calcext:value-type="percentage">
            <text:p>0.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7419.5290373269" calcext:value-type="float">
            <text:p>17,420</text:p>
          </table:table-cell>
          <table:table-cell table:style-name="ce21" office:value-type="float" office:value="19608.1249006872" calcext:value-type="float">
            <text:p>19,608</text:p>
          </table:table-cell>
          <table:table-cell table:style-name="ce21"/>
          <table:table-cell table:style-name="ce21" office:value-type="float" office:value="3431.86162590848" calcext:value-type="float">
            <text:p>3,432</text:p>
          </table:table-cell>
          <table:table-cell table:style-name="ce21" office:value-type="float" office:value="3863.04194898114" calcext:value-type="float">
            <text:p>3,863</text:p>
          </table:table-cell>
          <table:table-cell table:style-name="ce21"/>
          <table:table-cell table:style-name="ce29" office:value-type="float" office:value="77.513663622415" calcext:value-type="float">
            <text:p>77.5</text:p>
          </table:table-cell>
          <table:table-cell table:style-name="ce29" office:value-type="float" office:value="82.5635797531814" calcext:value-type="float">
            <text:p>82.6</text:p>
          </table:table-cell>
          <table:table-cell table:style-name="ce29"/>
          <table:table-cell table:style-name="ce21" office:value-type="float" office:value="29305.8387421377" calcext:value-type="float">
            <text:p>29,306</text:p>
          </table:table-cell>
          <table:table-cell table:style-name="ce21" office:value-type="float" office:value="5775.54289533869" calcext:value-type="float">
            <text:p>5,776</text:p>
          </table:table-cell>
          <table:table-cell table:style-name="ce29"/>
          <table:table-cell table:style-name="ce29" office:value-type="float" office:value="66.908594813542" calcext:value-type="float">
            <text:p>66.9</text:p>
          </table:table-cell>
          <table:table-cell table:number-columns-repeated="2"/>
          <table:table-cell table:style-name="ce44" table:formula="of:=([.I31]-[.I30])/[.I30]" office:value-type="percentage" office:value="-0.00473285568691978" calcext:value-type="percentage">
            <text:p>-0.5%</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7126.7247482108" calcext:value-type="float">
            <text:p>17,127</text:p>
          </table:table-cell>
          <table:table-cell table:style-name="ce21" office:value-type="float" office:value="19315.7371736234" calcext:value-type="float">
            <text:p>19,316</text:p>
          </table:table-cell>
          <table:table-cell table:style-name="ce21"/>
          <table:table-cell table:style-name="ce21" office:value-type="float" office:value="3375.02335147172" calcext:value-type="float">
            <text:p>3,375</text:p>
          </table:table-cell>
          <table:table-cell table:style-name="ce21" office:value-type="float" office:value="3806.39409871287" calcext:value-type="float">
            <text:p>3,806</text:p>
          </table:table-cell>
          <table:table-cell table:style-name="ce21"/>
          <table:table-cell table:style-name="ce29" office:value-type="float" office:value="77.496490858134" calcext:value-type="float">
            <text:p>77.5</text:p>
          </table:table-cell>
          <table:table-cell table:style-name="ce29" office:value-type="float" office:value="82.566109519803" calcext:value-type="float">
            <text:p>82.6</text:p>
          </table:table-cell>
          <table:table-cell table:style-name="ce29"/>
          <table:table-cell table:style-name="ce21" office:value-type="float" office:value="29299.346180217" calcext:value-type="float">
            <text:p>29,299</text:p>
          </table:table-cell>
          <table:table-cell table:style-name="ce21" office:value-type="float" office:value="5775.71985926978" calcext:value-type="float">
            <text:p>5,776</text:p>
          </table:table-cell>
          <table:table-cell table:style-name="ce29"/>
          <table:table-cell table:style-name="ce29" office:value-type="float" office:value="65.925488762836" calcext:value-type="float">
            <text:p>65.9</text:p>
          </table:table-cell>
          <table:table-cell table:number-columns-repeated="2"/>
          <table:table-cell table:style-name="ce44" table:formula="of:=([.I32]-[.I31])/[.I31]" office:value-type="percentage" office:value="-0.000221544995791347" calcext:value-type="percentage">
            <text:p>-0.0%</text:p>
          </table:table-cell>
          <table:table-cell table:number-columns-repeated="1006"/>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17311.0141677823" calcext:value-type="float">
            <text:p>17,311</text:p>
          </table:table-cell>
          <table:table-cell table:style-name="ce21" office:value-type="float" office:value="19553.3314720767" calcext:value-type="float">
            <text:p>19,553</text:p>
          </table:table-cell>
          <table:table-cell table:style-name="ce21"/>
          <table:table-cell table:style-name="ce21" office:value-type="float" office:value="3411.52463510202" calcext:value-type="float">
            <text:p>3,412</text:p>
          </table:table-cell>
          <table:table-cell table:style-name="ce21" office:value-type="float" office:value="3853.42368556625" calcext:value-type="float">
            <text:p>3,853</text:p>
          </table:table-cell>
          <table:table-cell table:style-name="ce21"/>
          <table:table-cell table:style-name="ce29" office:value-type="float" office:value="77.820740981855" calcext:value-type="float">
            <text:p>77.8</text:p>
          </table:table-cell>
          <table:table-cell table:style-name="ce29" office:value-type="float" office:value="82.9324902252148" calcext:value-type="float">
            <text:p>82.9</text:p>
          </table:table-cell>
          <table:table-cell table:style-name="ce29"/>
          <table:table-cell table:style-name="ce21" office:value-type="float" office:value="29421.9364616437" calcext:value-type="float">
            <text:p>29,422</text:p>
          </table:table-cell>
          <table:table-cell table:style-name="ce21" office:value-type="float" office:value="5801.3491680577" calcext:value-type="float">
            <text:p>5,801</text:p>
          </table:table-cell>
          <table:table-cell table:style-name="ce29"/>
          <table:table-cell table:style-name="ce29" office:value-type="float" office:value="66.458343071903" calcext:value-type="float">
            <text:p>66.5</text:p>
          </table:table-cell>
          <table:table-cell table:number-columns-repeated="2"/>
          <table:table-cell table:style-name="ce44" table:formula="of:=([.I33]-[.I32])/[.I32]" office:value-type="percentage" office:value="0.00418406201533147" calcext:value-type="percentage">
            <text:p>0.4%</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7262.8445273036" calcext:value-type="float">
            <text:p>17,263</text:p>
          </table:table-cell>
          <table:table-cell table:style-name="ce21" office:value-type="float" office:value="19463.2570691433" calcext:value-type="float">
            <text:p>19,463</text:p>
          </table:table-cell>
          <table:table-cell table:style-name="ce21"/>
          <table:table-cell table:style-name="ce21" office:value-type="float" office:value="3403.55767494156" calcext:value-type="float">
            <text:p>3,404</text:p>
          </table:table-cell>
          <table:table-cell table:style-name="ce21" office:value-type="float" office:value="3837.39295527273" calcext:value-type="float">
            <text:p>3,837</text:p>
          </table:table-cell>
          <table:table-cell table:style-name="ce21"/>
          <table:table-cell table:style-name="ce29" office:value-type="float" office:value="77.808880177648" calcext:value-type="float">
            <text:p>77.8</text:p>
          </table:table-cell>
          <table:table-cell table:style-name="ce29" office:value-type="float" office:value="82.9407766812628" calcext:value-type="float">
            <text:p>82.9</text:p>
          </table:table-cell>
          <table:table-cell table:style-name="ce29"/>
          <table:table-cell table:style-name="ce21" office:value-type="float" office:value="29417.452209459" calcext:value-type="float">
            <text:p>29,417</text:p>
          </table:table-cell>
          <table:table-cell table:style-name="ce21" office:value-type="float" office:value="5801.9288277878" calcext:value-type="float">
            <text:p>5,802</text:p>
          </table:table-cell>
          <table:table-cell table:style-name="ce29"/>
          <table:table-cell table:style-name="ce29" office:value-type="float" office:value="66.162279896166" calcext:value-type="float">
            <text:p>66.2</text:p>
          </table:table-cell>
          <table:table-cell table:number-columns-repeated="2"/>
          <table:table-cell table:style-name="ce44" table:formula="of:=([.I34]-[.I33])/[.I33]" office:value-type="percentage" office:value="-0.000152411864206677" calcext:value-type="percentage">
            <text:p>-0.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7501.1794482012" calcext:value-type="float">
            <text:p>17,501</text:p>
          </table:table-cell>
          <table:table-cell table:style-name="ce21" office:value-type="float" office:value="19763.6900561007" calcext:value-type="float">
            <text:p>19,764</text:p>
          </table:table-cell>
          <table:table-cell table:style-name="ce21"/>
          <table:table-cell table:style-name="ce21" office:value-type="float" office:value="3452.09640526877" calcext:value-type="float">
            <text:p>3,452</text:p>
          </table:table-cell>
          <table:table-cell table:style-name="ce21" office:value-type="float" office:value="3898.37516948172" calcext:value-type="float">
            <text:p>3,898</text:p>
          </table:table-cell>
          <table:table-cell table:style-name="ce21"/>
          <table:table-cell table:style-name="ce29" office:value-type="float" office:value="78.905651726353" calcext:value-type="float">
            <text:p>78.9</text:p>
          </table:table-cell>
          <table:table-cell table:style-name="ce29" office:value-type="float" office:value="84.1472565404299" calcext:value-type="float">
            <text:p>84.1</text:p>
          </table:table-cell>
          <table:table-cell table:style-name="ce29"/>
          <table:table-cell table:style-name="ce21" office:value-type="float" office:value="29832.1121370285" calcext:value-type="float">
            <text:p>29,832</text:p>
          </table:table-cell>
          <table:table-cell table:style-name="ce21" office:value-type="float" office:value="5886.32531592231" calcext:value-type="float">
            <text:p>5,886</text:p>
          </table:table-cell>
          <table:table-cell table:style-name="ce29"/>
          <table:table-cell table:style-name="ce29" office:value-type="float" office:value="66.249717637557" calcext:value-type="float">
            <text:p>66.2</text:p>
          </table:table-cell>
          <table:table-cell table:number-columns-repeated="2"/>
          <table:table-cell table:style-name="ce44" table:formula="of:=([.I35]-[.I34])/[.I34]" office:value-type="percentage" office:value="0.0140957117773822" calcext:value-type="percentage">
            <text:p>1.4%</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7832.4118996527" calcext:value-type="float">
            <text:p>17,832</text:p>
          </table:table-cell>
          <table:table-cell table:style-name="ce21" office:value-type="float" office:value="20155.0712428" calcext:value-type="float">
            <text:p>20,155</text:p>
          </table:table-cell>
          <table:table-cell table:style-name="ce21"/>
          <table:table-cell table:style-name="ce21" office:value-type="float" office:value="3519.01092258487" calcext:value-type="float">
            <text:p>3,519</text:p>
          </table:table-cell>
          <table:table-cell table:style-name="ce21" office:value-type="float" office:value="3977.3596666568" calcext:value-type="float">
            <text:p>3,977</text:p>
          </table:table-cell>
          <table:table-cell table:style-name="ce21"/>
          <table:table-cell table:style-name="ce29" office:value-type="float" office:value="80.016460665362" calcext:value-type="float">
            <text:p>80.0</text:p>
          </table:table-cell>
          <table:table-cell table:style-name="ce29" office:value-type="float" office:value="85.3697855009921" calcext:value-type="float">
            <text:p>85.4</text:p>
          </table:table-cell>
          <table:table-cell table:style-name="ce29"/>
          <table:table-cell table:style-name="ce21" office:value-type="float" office:value="30252.0792256502" calcext:value-type="float">
            <text:p>30,252</text:p>
          </table:table-cell>
          <table:table-cell table:style-name="ce21" office:value-type="float" office:value="5971.8444815596" calcext:value-type="float">
            <text:p>5,972</text:p>
          </table:table-cell>
          <table:table-cell table:style-name="ce29"/>
          <table:table-cell table:style-name="ce29" office:value-type="float" office:value="66.623755320959" calcext:value-type="float">
            <text:p>66.6</text:p>
          </table:table-cell>
          <table:table-cell table:number-columns-repeated="2"/>
          <table:table-cell table:style-name="ce44" table:formula="of:=([.I36]-[.I35])/[.I35]" office:value-type="percentage" office:value="0.0140776853711483" calcext:value-type="percentage">
            <text:p>1.4%</text:p>
          </table:table-cell>
          <table:table-cell table:number-columns-repeated="1006"/>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17980.0494237786" calcext:value-type="float">
            <text:p>17,980</text:p>
          </table:table-cell>
          <table:table-cell table:style-name="ce21" office:value-type="float" office:value="20317.5738091825" calcext:value-type="float">
            <text:p>20,318</text:p>
          </table:table-cell>
          <table:table-cell table:style-name="ce21"/>
          <table:table-cell table:style-name="ce21" office:value-type="float" office:value="3551.56208525871" calcext:value-type="float">
            <text:p>3,552</text:p>
          </table:table-cell>
          <table:table-cell table:style-name="ce21" office:value-type="float" office:value="4013.28845679965" calcext:value-type="float">
            <text:p>4,013</text:p>
          </table:table-cell>
          <table:table-cell table:style-name="ce21"/>
          <table:table-cell table:style-name="ce29" office:value-type="float" office:value="80.947997095937" calcext:value-type="float">
            <text:p>80.9</text:p>
          </table:table-cell>
          <table:table-cell table:style-name="ce29" office:value-type="float" office:value="86.4020503863781" calcext:value-type="float">
            <text:p>86.4</text:p>
          </table:table-cell>
          <table:table-cell table:style-name="ce29"/>
          <table:table-cell table:style-name="ce21" office:value-type="float" office:value="30604.2681835847" calcext:value-type="float">
            <text:p>30,604</text:p>
          </table:table-cell>
          <table:table-cell table:style-name="ce21" office:value-type="float" office:value="6044.0541670253" calcext:value-type="float">
            <text:p>6,044</text:p>
          </table:table-cell>
          <table:table-cell table:style-name="ce29"/>
          <table:table-cell table:style-name="ce29" office:value-type="float" office:value="66.388040018811" calcext:value-type="float">
            <text:p>66.4</text:p>
          </table:table-cell>
          <table:table-cell table:number-columns-repeated="2"/>
          <table:table-cell table:style-name="ce44" table:formula="of:=([.I37]-[.I36])/[.I36]" office:value-type="percentage" office:value="0.0116418099829582" calcext:value-type="percentage">
            <text:p>1.2%</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8255.2677902065" calcext:value-type="float">
            <text:p>18,255</text:p>
          </table:table-cell>
          <table:table-cell table:style-name="ce21" office:value-type="float" office:value="20602.1142175216" calcext:value-type="float">
            <text:p>20,602</text:p>
          </table:table-cell>
          <table:table-cell table:style-name="ce21"/>
          <table:table-cell table:style-name="ce21" office:value-type="float" office:value="3605.69392842175" calcext:value-type="float">
            <text:p>3,606</text:p>
          </table:table-cell>
          <table:table-cell table:style-name="ce21" office:value-type="float" office:value="4069.23190612526" calcext:value-type="float">
            <text:p>4,069</text:p>
          </table:table-cell>
          <table:table-cell table:style-name="ce21"/>
          <table:table-cell table:style-name="ce29" office:value-type="float" office:value="81.017984108555" calcext:value-type="float">
            <text:p>81.0</text:p>
          </table:table-cell>
          <table:table-cell table:style-name="ce29" office:value-type="float" office:value="86.5152264044316" calcext:value-type="float">
            <text:p>86.5</text:p>
          </table:table-cell>
          <table:table-cell table:style-name="ce29"/>
          <table:table-cell table:style-name="ce21" office:value-type="float" office:value="30630.7283973067" calcext:value-type="float">
            <text:p>30,631</text:p>
          </table:table-cell>
          <table:table-cell table:style-name="ce21" office:value-type="float" office:value="6051.97113173232" calcext:value-type="float">
            <text:p>6,052</text:p>
          </table:table-cell>
          <table:table-cell table:style-name="ce29"/>
          <table:table-cell table:style-name="ce29" office:value-type="float" office:value="67.259628795941" calcext:value-type="float">
            <text:p>67.3</text:p>
          </table:table-cell>
          <table:table-cell table:number-columns-repeated="2"/>
          <table:table-cell table:style-name="ce44" table:formula="of:=([.I38]-[.I37])/[.I37]" office:value-type="percentage" office:value="0.000864592270702558"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8415.6461995778" calcext:value-type="float">
            <text:p>18,416</text:p>
          </table:table-cell>
          <table:table-cell table:style-name="ce21" office:value-type="float" office:value="20771.4609423301" calcext:value-type="float">
            <text:p>20,771</text:p>
          </table:table-cell>
          <table:table-cell table:style-name="ce21"/>
          <table:table-cell table:style-name="ce21" office:value-type="float" office:value="3637.13763452697" calcext:value-type="float">
            <text:p>3,637</text:p>
          </table:table-cell>
          <table:table-cell table:style-name="ce21" office:value-type="float" office:value="4102.41712393388" calcext:value-type="float">
            <text:p>4,102</text:p>
          </table:table-cell>
          <table:table-cell table:style-name="ce21"/>
          <table:table-cell table:style-name="ce29" office:value-type="float" office:value="81.642750862617" calcext:value-type="float">
            <text:p>81.6</text:p>
          </table:table-cell>
          <table:table-cell table:style-name="ce29" office:value-type="float" office:value="87.1769610368649" calcext:value-type="float">
            <text:p>87.2</text:p>
          </table:table-cell>
          <table:table-cell table:style-name="ce29"/>
          <table:table-cell table:style-name="ce21" office:value-type="float" office:value="30866.9359624037" calcext:value-type="float">
            <text:p>30,867</text:p>
          </table:table-cell>
          <table:table-cell table:style-name="ce21" office:value-type="float" office:value="6098.26123647796" calcext:value-type="float">
            <text:p>6,098</text:p>
          </table:table-cell>
          <table:table-cell table:style-name="ce29"/>
          <table:table-cell table:style-name="ce29" office:value-type="float" office:value="67.293562819549" calcext:value-type="float">
            <text:p>67.3</text:p>
          </table:table-cell>
          <table:table-cell table:number-columns-repeated="2"/>
          <table:table-cell table:style-name="ce44" table:formula="of:=([.I39]-[.I38])/[.I38]" office:value-type="percentage" office:value="0.00771145765889326" calcext:value-type="percentage">
            <text:p>0.8%</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8595.290159317" calcext:value-type="float">
            <text:p>18,595</text:p>
          </table:table-cell>
          <table:table-cell table:style-name="ce21" office:value-type="float" office:value="20957.0605409236" calcext:value-type="float">
            <text:p>20,957</text:p>
          </table:table-cell>
          <table:table-cell table:style-name="ce21"/>
          <table:table-cell table:style-name="ce21" office:value-type="float" office:value="3672.3820559325" calcext:value-type="float">
            <text:p>3,672</text:p>
          </table:table-cell>
          <table:table-cell table:style-name="ce21" office:value-type="float" office:value="4138.80786028055" calcext:value-type="float">
            <text:p>4,139</text:p>
          </table:table-cell>
          <table:table-cell table:style-name="ce21"/>
          <table:table-cell table:style-name="ce29" office:value-type="float" office:value="81.626604254337" calcext:value-type="float">
            <text:p>81.6</text:p>
          </table:table-cell>
          <table:table-cell table:style-name="ce29" office:value-type="float" office:value="87.1542977941539" calcext:value-type="float">
            <text:p>87.2</text:p>
          </table:table-cell>
          <table:table-cell table:style-name="ce29"/>
          <table:table-cell table:style-name="ce21" office:value-type="float" office:value="30860.8313625645" calcext:value-type="float">
            <text:p>30,861</text:p>
          </table:table-cell>
          <table:table-cell table:style-name="ce21" office:value-type="float" office:value="6096.67588212661" calcext:value-type="float">
            <text:p>6,097</text:p>
          </table:table-cell>
          <table:table-cell table:style-name="ce29"/>
          <table:table-cell table:style-name="ce29" office:value-type="float" office:value="67.908282491526" calcext:value-type="float">
            <text:p>67.9</text:p>
          </table:table-cell>
          <table:table-cell table:number-columns-repeated="2"/>
          <table:table-cell table:style-name="ce44" table:formula="of:=([.I40]-[.I39])/[.I39]" office:value-type="percentage" office:value="-0.000197771487479406" calcext:value-type="percentage">
            <text:p>-0.0%</text:p>
          </table:table-cell>
          <table:table-cell table:number-columns-repeated="1006"/>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8952.4440103075" calcext:value-type="float">
            <text:p>18,952</text:p>
          </table:table-cell>
          <table:table-cell table:style-name="ce21" office:value-type="float" office:value="21326.8157815126" calcext:value-type="float">
            <text:p>21,327</text:p>
          </table:table-cell>
          <table:table-cell table:style-name="ce21"/>
          <table:table-cell table:style-name="ce21" office:value-type="float" office:value="3742.76850364009" calcext:value-type="float">
            <text:p>3,743</text:p>
          </table:table-cell>
          <table:table-cell table:style-name="ce21" office:value-type="float" office:value="4211.66443475934" calcext:value-type="float">
            <text:p>4,212</text:p>
          </table:table-cell>
          <table:table-cell table:style-name="ce21"/>
          <table:table-cell table:style-name="ce29" office:value-type="float" office:value="82.656038938321" calcext:value-type="float">
            <text:p>82.7</text:p>
          </table:table-cell>
          <table:table-cell table:style-name="ce29" office:value-type="float" office:value="88.2479552134206" calcext:value-type="float">
            <text:p>88.2</text:p>
          </table:table-cell>
          <table:table-cell table:style-name="ce29"/>
          <table:table-cell table:style-name="ce21" office:value-type="float" office:value="31250.0330263042" calcext:value-type="float">
            <text:p>31,250</text:p>
          </table:table-cell>
          <table:table-cell table:style-name="ce21" office:value-type="float" office:value="6173.18013929015" calcext:value-type="float">
            <text:p>6,173</text:p>
          </table:table-cell>
          <table:table-cell table:style-name="ce29"/>
          <table:table-cell table:style-name="ce29" office:value-type="float" office:value="68.245738375896" calcext:value-type="float">
            <text:p>68.2</text:p>
          </table:table-cell>
          <table:table-cell table:number-columns-repeated="2"/>
          <table:table-cell table:style-name="ce44" table:formula="of:=([.I41]-[.I40])/[.I40]" office:value-type="percentage" office:value="0.0126115093649668" calcext:value-type="percentage">
            <text:p>1.3%</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9137.8762307709" calcext:value-type="float">
            <text:p>19,138</text:p>
          </table:table-cell>
          <table:table-cell table:style-name="ce21" office:value-type="float" office:value="21557.4844289524" calcext:value-type="float">
            <text:p>21,557</text:p>
          </table:table-cell>
          <table:table-cell table:style-name="ce21"/>
          <table:table-cell table:style-name="ce21" office:value-type="float" office:value="3779.05221570453" calcext:value-type="float">
            <text:p>3,779</text:p>
          </table:table-cell>
          <table:table-cell table:style-name="ce21" office:value-type="float" office:value="4256.83907210466" calcext:value-type="float">
            <text:p>4,257</text:p>
          </table:table-cell>
          <table:table-cell table:style-name="ce21"/>
          <table:table-cell table:style-name="ce29" office:value-type="float" office:value="82.449472700795" calcext:value-type="float">
            <text:p>82.4</text:p>
          </table:table-cell>
          <table:table-cell table:style-name="ce29" office:value-type="float" office:value="88.0219387593674" calcext:value-type="float">
            <text:p>88.0</text:p>
          </table:table-cell>
          <table:table-cell table:style-name="ce29"/>
          <table:table-cell table:style-name="ce21" office:value-type="float" office:value="31171.9358681567" calcext:value-type="float">
            <text:p>31,172</text:p>
          </table:table-cell>
          <table:table-cell table:style-name="ce21" office:value-type="float" office:value="6157.36968473696" calcext:value-type="float">
            <text:p>6,157</text:p>
          </table:table-cell>
          <table:table-cell table:style-name="ce29"/>
          <table:table-cell table:style-name="ce29" office:value-type="float" office:value="69.156707238623" calcext:value-type="float">
            <text:p>69.2</text:p>
          </table:table-cell>
          <table:table-cell table:number-columns-repeated="2"/>
          <table:table-cell table:style-name="ce44" table:formula="of:=([.I42]-[.I41])/[.I41]" office:value-type="percentage" office:value="-0.00249910641955813"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19297.9284878124" calcext:value-type="float">
            <text:p>19,298</text:p>
          </table:table-cell>
          <table:table-cell table:style-name="ce21" office:value-type="float" office:value="21739.9208695538" calcext:value-type="float">
            <text:p>21,740</text:p>
          </table:table-cell>
          <table:table-cell table:style-name="ce21"/>
          <table:table-cell table:style-name="ce21" office:value-type="float" office:value="3810.31828217397" calcext:value-type="float">
            <text:p>3,810</text:p>
          </table:table-cell>
          <table:table-cell table:style-name="ce21" office:value-type="float" office:value="4292.48237677901" calcext:value-type="float">
            <text:p>4,292</text:p>
          </table:table-cell>
          <table:table-cell table:style-name="ce21"/>
          <table:table-cell table:style-name="ce29" office:value-type="float" office:value="82.973639540708" calcext:value-type="float">
            <text:p>83.0</text:p>
          </table:table-cell>
          <table:table-cell table:style-name="ce29" office:value-type="float" office:value="88.5736615967621" calcext:value-type="float">
            <text:p>88.6</text:p>
          </table:table-cell>
          <table:table-cell table:style-name="ce29"/>
          <table:table-cell table:style-name="ce21" office:value-type="float" office:value="31370.1093019307" calcext:value-type="float">
            <text:p>31,370</text:p>
          </table:table-cell>
          <table:table-cell table:style-name="ce21" office:value-type="float" office:value="6195.96417062574" calcext:value-type="float">
            <text:p>6,196</text:p>
          </table:table-cell>
          <table:table-cell table:style-name="ce29"/>
          <table:table-cell table:style-name="ce29" office:value-type="float" office:value="69.301387063435" calcext:value-type="float">
            <text:p>69.3</text:p>
          </table:table-cell>
          <table:table-cell table:number-columns-repeated="2"/>
          <table:table-cell table:style-name="ce44" table:formula="of:=([.I43]-[.I42])/[.I42]" office:value-type="percentage" office:value="0.00635743107557744"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19604.650827953" calcext:value-type="float">
            <text:p>19,605</text:p>
          </table:table-cell>
          <table:table-cell table:style-name="ce21" office:value-type="float" office:value="22019.6616224082" calcext:value-type="float">
            <text:p>22,020</text:p>
          </table:table-cell>
          <table:table-cell table:style-name="ce21"/>
          <table:table-cell table:style-name="ce21" office:value-type="float" office:value="3870.53578960988" calcext:value-type="float">
            <text:p>3,871</text:p>
          </table:table-cell>
          <table:table-cell table:style-name="ce21" office:value-type="float" office:value="4347.33008675213" calcext:value-type="float">
            <text:p>4,347</text:p>
          </table:table-cell>
          <table:table-cell table:style-name="ce21"/>
          <table:table-cell table:style-name="ce29" office:value-type="float" office:value="84.274551969357" calcext:value-type="float">
            <text:p>84.3</text:p>
          </table:table-cell>
          <table:table-cell table:style-name="ce29" office:value-type="float" office:value="89.9543821103467" calcext:value-type="float">
            <text:p>90.0</text:p>
          </table:table-cell>
          <table:table-cell table:style-name="ce29"/>
          <table:table-cell table:style-name="ce21" office:value-type="float" office:value="31861.949424949" calcext:value-type="float">
            <text:p>31,862</text:p>
          </table:table-cell>
          <table:table-cell table:style-name="ce21" office:value-type="float" office:value="6292.54925785815" calcext:value-type="float">
            <text:p>6,293</text:p>
          </table:table-cell>
          <table:table-cell table:style-name="ce29"/>
          <table:table-cell table:style-name="ce29" office:value-type="float" office:value="69.109586889138" calcext:value-type="float">
            <text:p>69.1</text:p>
          </table:table-cell>
          <table:table-cell table:number-columns-repeated="2"/>
          <table:table-cell table:style-name="ce44" table:formula="of:=([.I44]-[.I43])/[.I43]" office:value-type="percentage" office:value="0.0156786231850268" calcext:value-type="percentage">
            <text:p>1.6%</text:p>
          </table:table-cell>
          <table:table-cell table:number-columns-repeated="1006"/>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9733.8207574877" calcext:value-type="float">
            <text:p>19,734</text:p>
          </table:table-cell>
          <table:table-cell table:style-name="ce21" office:value-type="float" office:value="22172.1914046462" calcext:value-type="float">
            <text:p>22,172</text:p>
          </table:table-cell>
          <table:table-cell table:style-name="ce21"/>
          <table:table-cell table:style-name="ce21" office:value-type="float" office:value="3895.82622362366" calcext:value-type="float">
            <text:p>3,896</text:p>
          </table:table-cell>
          <table:table-cell table:style-name="ce21" office:value-type="float" office:value="4377.20630844631" calcext:value-type="float">
            <text:p>4,377</text:p>
          </table:table-cell>
          <table:table-cell table:style-name="ce21"/>
          <table:table-cell table:style-name="ce29" office:value-type="float" office:value="84.142679328861" calcext:value-type="float">
            <text:p>84.1</text:p>
          </table:table-cell>
          <table:table-cell table:style-name="ce29" office:value-type="float" office:value="89.8056430575088" calcext:value-type="float">
            <text:p>89.8</text:p>
          </table:table-cell>
          <table:table-cell table:style-name="ce29"/>
          <table:table-cell table:style-name="ce21" office:value-type="float" office:value="31812.0919139468" calcext:value-type="float">
            <text:p>31,812</text:p>
          </table:table-cell>
          <table:table-cell table:style-name="ce21" office:value-type="float" office:value="6282.14456389448" calcext:value-type="float">
            <text:p>6,282</text:p>
          </table:table-cell>
          <table:table-cell table:style-name="ce29"/>
          <table:table-cell table:style-name="ce29" office:value-type="float" office:value="69.697369995733" calcext:value-type="float">
            <text:p>69.7</text:p>
          </table:table-cell>
          <table:table-cell table:number-columns-repeated="2"/>
          <table:table-cell table:style-name="ce44" table:formula="of:=([.I45]-[.I44])/[.I44]" office:value-type="percentage" office:value="-0.00156479788280528" calcext:value-type="percentage">
            <text:p>-0.2%</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19941.0518167544" calcext:value-type="float">
            <text:p>19,941</text:p>
          </table:table-cell>
          <table:table-cell table:style-name="ce21" office:value-type="float" office:value="22399.6414047953" calcext:value-type="float">
            <text:p>22,400</text:p>
          </table:table-cell>
          <table:table-cell table:style-name="ce21"/>
          <table:table-cell table:style-name="ce21" office:value-type="float" office:value="3936.25183907509" calcext:value-type="float">
            <text:p>3,936</text:p>
          </table:table-cell>
          <table:table-cell table:style-name="ce21" office:value-type="float" office:value="4421.56364089919" calcext:value-type="float">
            <text:p>4,422</text:p>
          </table:table-cell>
          <table:table-cell table:style-name="ce21"/>
          <table:table-cell table:style-name="ce29" office:value-type="float" office:value="84.299650368664" calcext:value-type="float">
            <text:p>84.3</text:p>
          </table:table-cell>
          <table:table-cell table:style-name="ce29" office:value-type="float" office:value="89.9651864589305" calcext:value-type="float">
            <text:p>90.0</text:p>
          </table:table-cell>
          <table:table-cell table:style-name="ce29"/>
          <table:table-cell table:style-name="ce21" office:value-type="float" office:value="31871.438457055" calcext:value-type="float">
            <text:p>31,871</text:p>
          </table:table-cell>
          <table:table-cell table:style-name="ce21" office:value-type="float" office:value="6293.30505089533" calcext:value-type="float">
            <text:p>6,293</text:p>
          </table:table-cell>
          <table:table-cell table:style-name="ce29"/>
          <table:table-cell table:style-name="ce29" office:value-type="float" office:value="70.281237651001" calcext:value-type="float">
            <text:p>70.3</text:p>
          </table:table-cell>
          <table:table-cell table:number-columns-repeated="2"/>
          <table:table-cell table:style-name="ce44" table:formula="of:=([.I46]-[.I45])/[.I45]" office:value-type="percentage" office:value="0.0018655341267362"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0361.3624274386" calcext:value-type="float">
            <text:p>20,361</text:p>
          </table:table-cell>
          <table:table-cell table:style-name="ce21" office:value-type="float" office:value="22812.348882176" calcext:value-type="float">
            <text:p>22,812</text:p>
          </table:table-cell>
          <table:table-cell table:style-name="ce21"/>
          <table:table-cell table:style-name="ce21" office:value-type="float" office:value="4018.72300149283" calcext:value-type="float">
            <text:p>4,019</text:p>
          </table:table-cell>
          <table:table-cell table:style-name="ce21" office:value-type="float" office:value="4502.4743063037" calcext:value-type="float">
            <text:p>4,502</text:p>
          </table:table-cell>
          <table:table-cell table:style-name="ce21"/>
          <table:table-cell table:style-name="ce29" office:value-type="float" office:value="85.634169460096" calcext:value-type="float">
            <text:p>85.6</text:p>
          </table:table-cell>
          <table:table-cell table:style-name="ce29" office:value-type="float" office:value="91.3781212695957" calcext:value-type="float">
            <text:p>91.4</text:p>
          </table:table-cell>
          <table:table-cell table:style-name="ce29"/>
          <table:table-cell table:style-name="ce21" office:value-type="float" office:value="32375.9843585662" calcext:value-type="float">
            <text:p>32,376</text:p>
          </table:table-cell>
          <table:table-cell table:style-name="ce21" office:value-type="float" office:value="6392.14361423899" calcext:value-type="float">
            <text:p>6,392</text:p>
          </table:table-cell>
          <table:table-cell table:style-name="ce29"/>
          <table:table-cell table:style-name="ce29" office:value-type="float" office:value="70.460711339392" calcext:value-type="float">
            <text:p>70.5</text:p>
          </table:table-cell>
          <table:table-cell table:number-columns-repeated="2"/>
          <table:table-cell table:style-name="ce44" table:formula="of:=([.I47]-[.I46])/[.I46]" office:value-type="percentage" office:value="0.0158306598615274" calcext:value-type="percentage">
            <text:p>1.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0529.7022669761" calcext:value-type="float">
            <text:p>20,530</text:p>
          </table:table-cell>
          <table:table-cell table:style-name="ce21" office:value-type="float" office:value="23000.883032928" calcext:value-type="float">
            <text:p>23,001</text:p>
          </table:table-cell>
          <table:table-cell table:style-name="ce21"/>
          <table:table-cell table:style-name="ce21" office:value-type="float" office:value="4051.44847145416" calcext:value-type="float">
            <text:p>4,051</text:p>
          </table:table-cell>
          <table:table-cell table:style-name="ce21" office:value-type="float" office:value="4539.12537035433" calcext:value-type="float">
            <text:p>4,539</text:p>
          </table:table-cell>
          <table:table-cell table:style-name="ce21"/>
          <table:table-cell table:style-name="ce29" office:value-type="float" office:value="85.797805935751" calcext:value-type="float">
            <text:p>85.8</text:p>
          </table:table-cell>
          <table:table-cell table:style-name="ce29" office:value-type="float" office:value="91.5414415266127" calcext:value-type="float">
            <text:p>91.5</text:p>
          </table:table-cell>
          <table:table-cell table:style-name="ce29"/>
          <table:table-cell table:style-name="ce21" office:value-type="float" office:value="32437.8509243272" calcext:value-type="float">
            <text:p>32,438</text:p>
          </table:table-cell>
          <table:table-cell table:style-name="ce21" office:value-type="float" office:value="6403.56830237508" calcext:value-type="float">
            <text:p>6,404</text:p>
          </table:table-cell>
          <table:table-cell table:style-name="ce29"/>
          <table:table-cell table:style-name="ce29" office:value-type="float" office:value="70.907542816525" calcext:value-type="float">
            <text:p>70.9</text:p>
          </table:table-cell>
          <table:table-cell table:number-columns-repeated="2"/>
          <table:table-cell table:style-name="ce44" table:formula="of:=([.I48]-[.I47])/[.I47]" office:value-type="percentage" office:value="0.00191087829410488" calcext:value-type="percentage">
            <text:p>0.2%</text:p>
          </table:table-cell>
          <table:table-cell table:number-columns-repeated="1006"/>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0884.8954388325" calcext:value-type="float">
            <text:p>20,885</text:p>
          </table:table-cell>
          <table:table-cell table:style-name="ce21" office:value-type="float" office:value="23331.8605637558" calcext:value-type="float">
            <text:p>23,332</text:p>
          </table:table-cell>
          <table:table-cell table:style-name="ce21"/>
          <table:table-cell table:style-name="ce21" office:value-type="float" office:value="4123.74158391812" calcext:value-type="float">
            <text:p>4,124</text:p>
          </table:table-cell>
          <table:table-cell table:style-name="ce21" office:value-type="float" office:value="4606.89707155735" calcext:value-type="float">
            <text:p>4,607</text:p>
          </table:table-cell>
          <table:table-cell table:style-name="ce21"/>
          <table:table-cell table:style-name="ce29" office:value-type="float" office:value="86.465891525851" calcext:value-type="float">
            <text:p>86.5</text:p>
          </table:table-cell>
          <table:table-cell table:style-name="ce29" office:value-type="float" office:value="92.2428740052262" calcext:value-type="float">
            <text:p>92.2</text:p>
          </table:table-cell>
          <table:table-cell table:style-name="ce29"/>
          <table:table-cell table:style-name="ce21" office:value-type="float" office:value="32690.4361803255" calcext:value-type="float">
            <text:p>32,690</text:p>
          </table:table-cell>
          <table:table-cell table:style-name="ce21" office:value-type="float" office:value="6452.6353774768" calcext:value-type="float">
            <text:p>6,453</text:p>
          </table:table-cell>
          <table:table-cell table:style-name="ce29"/>
          <table:table-cell table:style-name="ce29" office:value-type="float" office:value="71.37212986408" calcext:value-type="float">
            <text:p>71.4</text:p>
          </table:table-cell>
          <table:table-cell table:number-columns-repeated="2"/>
          <table:table-cell table:style-name="ce44" table:formula="of:=([.I49]-[.I48])/[.I48]" office:value-type="percentage" office:value="0.00778674446057859" calcext:value-type="percentage">
            <text:p>0.8%</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1212.4390597108" calcext:value-type="float">
            <text:p>21,212</text:p>
          </table:table-cell>
          <table:table-cell table:style-name="ce21" office:value-type="float" office:value="23851.2392320735" calcext:value-type="float">
            <text:p>23,851</text:p>
          </table:table-cell>
          <table:table-cell table:style-name="ce21"/>
          <table:table-cell table:style-name="ce21" office:value-type="float" office:value="4185.15123995478" calcext:value-type="float">
            <text:p>4,185</text:p>
          </table:table-cell>
          <table:table-cell table:style-name="ce21" office:value-type="float" office:value="4705.77867851899" calcext:value-type="float">
            <text:p>4,706</text:p>
          </table:table-cell>
          <table:table-cell table:style-name="ce21"/>
          <table:table-cell table:style-name="ce29" office:value-type="float" office:value="87.526391217617" calcext:value-type="float">
            <text:p>87.5</text:p>
          </table:table-cell>
          <table:table-cell table:style-name="ce29" office:value-type="float" office:value="93.3627140523838" calcext:value-type="float">
            <text:p>93.4</text:p>
          </table:table-cell>
          <table:table-cell table:style-name="ce29"/>
          <table:table-cell table:style-name="ce21" office:value-type="float" office:value="33091.3826909222" calcext:value-type="float">
            <text:p>33,091</text:p>
          </table:table-cell>
          <table:table-cell table:style-name="ce21" office:value-type="float" office:value="6530.97117938379" calcext:value-type="float">
            <text:p>6,531</text:p>
          </table:table-cell>
          <table:table-cell table:style-name="ce29"/>
          <table:table-cell table:style-name="ce29" office:value-type="float" office:value="72.076889185463" calcext:value-type="float">
            <text:p>72.1</text:p>
          </table:table-cell>
          <table:table-cell table:number-columns-repeated="2"/>
          <table:table-cell table:style-name="ce44" table:formula="of:=([.I50]-[.I49])/[.I49]" office:value-type="percentage" office:value="0.0122649483287747" calcext:value-type="percentage">
            <text:p>1.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1743.7119756173" calcext:value-type="float">
            <text:p>21,744</text:p>
          </table:table-cell>
          <table:table-cell table:style-name="ce21" office:value-type="float" office:value="24281.9275903099" calcext:value-type="float">
            <text:p>24,282</text:p>
          </table:table-cell>
          <table:table-cell table:style-name="ce21"/>
          <table:table-cell table:style-name="ce21" office:value-type="float" office:value="4286.62913890079" calcext:value-type="float">
            <text:p>4,287</text:p>
          </table:table-cell>
          <table:table-cell table:style-name="ce21" office:value-type="float" office:value="4787.02157543394" calcext:value-type="float">
            <text:p>4,787</text:p>
          </table:table-cell>
          <table:table-cell table:style-name="ce21"/>
          <table:table-cell table:style-name="ce29" office:value-type="float" office:value="88.469512831513" calcext:value-type="float">
            <text:p>88.5</text:p>
          </table:table-cell>
          <table:table-cell table:style-name="ce29" office:value-type="float" office:value="94.2952372223447" calcext:value-type="float">
            <text:p>94.3</text:p>
          </table:table-cell>
          <table:table-cell table:style-name="ce29"/>
          <table:table-cell table:style-name="ce21" office:value-type="float" office:value="33447.9516961713" calcext:value-type="float">
            <text:p>33,448</text:p>
          </table:table-cell>
          <table:table-cell table:style-name="ce21" office:value-type="float" office:value="6596.20366548853" calcext:value-type="float">
            <text:p>6,596</text:p>
          </table:table-cell>
          <table:table-cell table:style-name="ce29"/>
          <table:table-cell table:style-name="ce29" office:value-type="float" office:value="72.596157190365" calcext:value-type="float">
            <text:p>72.6</text:p>
          </table:table-cell>
          <table:table-cell table:number-columns-repeated="2"/>
          <table:table-cell table:style-name="ce44" table:formula="of:=([.I51]-[.I50])/[.I50]" office:value-type="percentage" office:value="0.0107752827550163" calcext:value-type="percentage">
            <text:p>1.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1689.5606995792" calcext:value-type="float">
            <text:p>21,690</text:p>
          </table:table-cell>
          <table:table-cell table:style-name="ce21" office:value-type="float" office:value="24391.8500447829" calcext:value-type="float">
            <text:p>24,392</text:p>
          </table:table-cell>
          <table:table-cell table:style-name="ce21"/>
          <table:table-cell table:style-name="ce21" office:value-type="float" office:value="4272.62640839556" calcext:value-type="float">
            <text:p>4,273</text:p>
          </table:table-cell>
          <table:table-cell table:style-name="ce21" office:value-type="float" office:value="4804.95036734357" calcext:value-type="float">
            <text:p>4,805</text:p>
          </table:table-cell>
          <table:table-cell table:style-name="ce21"/>
          <table:table-cell table:style-name="ce29" office:value-type="float" office:value="88.662880074952" calcext:value-type="float">
            <text:p>88.7</text:p>
          </table:table-cell>
          <table:table-cell table:style-name="ce29" office:value-type="float" office:value="94.4278052335081" calcext:value-type="float">
            <text:p>94.4</text:p>
          </table:table-cell>
          <table:table-cell table:style-name="ce29"/>
          <table:table-cell table:style-name="ce21" office:value-type="float" office:value="33521.0586684057" calcext:value-type="float">
            <text:p>33,521</text:p>
          </table:table-cell>
          <table:table-cell table:style-name="ce21" office:value-type="float" office:value="6605.47715190121" calcext:value-type="float">
            <text:p>6,605</text:p>
          </table:table-cell>
          <table:table-cell table:style-name="ce29"/>
          <table:table-cell table:style-name="ce29" office:value-type="float" office:value="72.765750885346" calcext:value-type="float">
            <text:p>72.8</text:p>
          </table:table-cell>
          <table:table-cell table:number-columns-repeated="2"/>
          <table:table-cell table:style-name="ce44" table:formula="of:=([.I52]-[.I51])/[.I51]" office:value-type="percentage" office:value="0.00218569354854773" calcext:value-type="percentage">
            <text:p>0.2%</text:p>
          </table:table-cell>
          <table:table-cell table:number-columns-repeated="1006"/>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22113.4467808626" calcext:value-type="float">
            <text:p>22,113</text:p>
          </table:table-cell>
          <table:table-cell table:style-name="ce21" office:value-type="float" office:value="24839.6607150378" calcext:value-type="float">
            <text:p>24,840</text:p>
          </table:table-cell>
          <table:table-cell table:style-name="ce21"/>
          <table:table-cell table:style-name="ce21" office:value-type="float" office:value="4354.90525586498" calcext:value-type="float">
            <text:p>4,355</text:p>
          </table:table-cell>
          <table:table-cell table:style-name="ce21" office:value-type="float" office:value="4891.79140971534" calcext:value-type="float">
            <text:p>4,892</text:p>
          </table:table-cell>
          <table:table-cell table:style-name="ce21"/>
          <table:table-cell table:style-name="ce29" office:value-type="float" office:value="89.30584302111" calcext:value-type="float">
            <text:p>89.3</text:p>
          </table:table-cell>
          <table:table-cell table:style-name="ce29" office:value-type="float" office:value="95.0386235513581" calcext:value-type="float">
            <text:p>95.0</text:p>
          </table:table-cell>
          <table:table-cell table:style-name="ce29"/>
          <table:table-cell table:style-name="ce21" office:value-type="float" office:value="33764.145726051" calcext:value-type="float">
            <text:p>33,764</text:p>
          </table:table-cell>
          <table:table-cell table:style-name="ce21" office:value-type="float" office:value="6648.2055244663" calcext:value-type="float">
            <text:p>6,648</text:p>
          </table:table-cell>
          <table:table-cell table:style-name="ce29"/>
          <table:table-cell table:style-name="ce29" office:value-type="float" office:value="73.568159895342" calcext:value-type="float">
            <text:p>73.6</text:p>
          </table:table-cell>
          <table:table-cell table:number-columns-repeated="2"/>
          <table:table-cell table:style-name="ce44" table:formula="of:=([.I53]-[.I52])/[.I52]" office:value-type="percentage" office:value="0.00725177149235913"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2483.350806434" calcext:value-type="float">
            <text:p>22,483</text:p>
          </table:table-cell>
          <table:table-cell table:style-name="ce21" office:value-type="float" office:value="25195.0842872993" calcext:value-type="float">
            <text:p>25,195</text:p>
          </table:table-cell>
          <table:table-cell table:style-name="ce21"/>
          <table:table-cell table:style-name="ce21" office:value-type="float" office:value="4422.113330534" calcext:value-type="float">
            <text:p>4,422</text:p>
          </table:table-cell>
          <table:table-cell table:style-name="ce21" office:value-type="float" office:value="4955.46767250149" calcext:value-type="float">
            <text:p>4,955</text:p>
          </table:table-cell>
          <table:table-cell table:style-name="ce21"/>
          <table:table-cell table:style-name="ce29" office:value-type="float" office:value="89.430088499816" calcext:value-type="float">
            <text:p>89.4</text:p>
          </table:table-cell>
          <table:table-cell table:style-name="ce29" office:value-type="float" office:value="95.0969063126669" calcext:value-type="float">
            <text:p>95.1</text:p>
          </table:table-cell>
          <table:table-cell table:style-name="ce29"/>
          <table:table-cell table:style-name="ce21" office:value-type="float" office:value="33811.119611599" calcext:value-type="float">
            <text:p>33,811</text:p>
          </table:table-cell>
          <table:table-cell table:style-name="ce21" office:value-type="float" office:value="6652.28255926789" calcext:value-type="float">
            <text:p>6,652</text:p>
          </table:table-cell>
          <table:table-cell table:style-name="ce29"/>
          <table:table-cell table:style-name="ce29" office:value-type="float" office:value="74.517154642392" calcext:value-type="float">
            <text:p>74.5</text:p>
          </table:table-cell>
          <table:table-cell table:number-columns-repeated="2"/>
          <table:table-cell table:style-name="ce44" table:formula="of:=([.I54]-[.I53])/[.I53]" office:value-type="percentage" office:value="0.00139123571877186"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2853.5038289354" calcext:value-type="float">
            <text:p>22,854</text:p>
          </table:table-cell>
          <table:table-cell table:style-name="ce21" office:value-type="float" office:value="25548.2229204759" calcext:value-type="float">
            <text:p>25,548</text:p>
          </table:table-cell>
          <table:table-cell table:style-name="ce21"/>
          <table:table-cell table:style-name="ce21" office:value-type="float" office:value="4489.19935155952" calcext:value-type="float">
            <text:p>4,489</text:p>
          </table:table-cell>
          <table:table-cell table:style-name="ce21" office:value-type="float" office:value="5018.53311538536" calcext:value-type="float">
            <text:p>5,019</text:p>
          </table:table-cell>
          <table:table-cell table:style-name="ce21"/>
          <table:table-cell table:style-name="ce29" office:value-type="float" office:value="89.327174930609" calcext:value-type="float">
            <text:p>89.3</text:p>
          </table:table-cell>
          <table:table-cell table:style-name="ce29" office:value-type="float" office:value="94.8666561602456" calcext:value-type="float">
            <text:p>94.9</text:p>
          </table:table-cell>
          <table:table-cell table:style-name="ce29"/>
          <table:table-cell table:style-name="ce21" office:value-type="float" office:value="33772.210749308" calcext:value-type="float">
            <text:p>33,772</text:p>
          </table:table-cell>
          <table:table-cell table:style-name="ce21" office:value-type="float" office:value="6636.17594620747" calcext:value-type="float">
            <text:p>6,636</text:p>
          </table:table-cell>
          <table:table-cell table:style-name="ce29"/>
          <table:table-cell table:style-name="ce29" office:value-type="float" office:value="75.648654185303" calcext:value-type="float">
            <text:p>75.6</text:p>
          </table:table-cell>
          <table:table-cell table:number-columns-repeated="2"/>
          <table:table-cell table:style-name="ce44" table:formula="of:=([.I55]-[.I54])/[.I54]" office:value-type="percentage" office:value="-0.00115077118823607" calcext:value-type="percentage">
            <text:p>-0.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3232.3390845539" calcext:value-type="float">
            <text:p>23,232</text:p>
          </table:table-cell>
          <table:table-cell table:style-name="ce21" office:value-type="float" office:value="26023.9182296676" calcext:value-type="float">
            <text:p>26,024</text:p>
          </table:table-cell>
          <table:table-cell table:style-name="ce21"/>
          <table:table-cell table:style-name="ce21" office:value-type="float" office:value="4557.81825191111" calcext:value-type="float">
            <text:p>4,558</text:p>
          </table:table-cell>
          <table:table-cell table:style-name="ce21" office:value-type="float" office:value="5105.48202063222" calcext:value-type="float">
            <text:p>5,105</text:p>
          </table:table-cell>
          <table:table-cell table:style-name="ce21"/>
          <table:table-cell table:style-name="ce29" office:value-type="float" office:value="90.490160470542" calcext:value-type="float">
            <text:p>90.5</text:p>
          </table:table-cell>
          <table:table-cell table:style-name="ce29" office:value-type="float" office:value="95.9796850025529" calcext:value-type="float">
            <text:p>96.0</text:p>
          </table:table-cell>
          <table:table-cell table:style-name="ce29"/>
          <table:table-cell table:style-name="ce21" office:value-type="float" office:value="34211.904412334" calcext:value-type="float">
            <text:p>34,212</text:p>
          </table:table-cell>
          <table:table-cell table:style-name="ce21" office:value-type="float" office:value="6714.0352861454" calcext:value-type="float">
            <text:p>6,714</text:p>
          </table:table-cell>
          <table:table-cell table:style-name="ce29"/>
          <table:table-cell table:style-name="ce29" office:value-type="float" office:value="76.066850637772" calcext:value-type="float">
            <text:p>76.1</text:p>
          </table:table-cell>
          <table:table-cell table:number-columns-repeated="2"/>
          <table:table-cell table:style-name="ce44" table:formula="of:=([.I56]-[.I55])/[.I55]" office:value-type="percentage" office:value="0.0130193923723259" calcext:value-type="percentage">
            <text:p>1.3%</text:p>
          </table:table-cell>
          <table:table-cell table:number-columns-repeated="1006"/>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3554.5242994419" calcext:value-type="float">
            <text:p>23,555</text:p>
          </table:table-cell>
          <table:table-cell table:style-name="ce21" office:value-type="float" office:value="26406.627914251" calcext:value-type="float">
            <text:p>26,407</text:p>
          </table:table-cell>
          <table:table-cell table:style-name="ce21"/>
          <table:table-cell table:style-name="ce21" office:value-type="float" office:value="4614.4851918056" calcext:value-type="float">
            <text:p>4,614</text:p>
          </table:table-cell>
          <table:table-cell table:style-name="ce21" office:value-type="float" office:value="5173.23092271997" calcext:value-type="float">
            <text:p>5,173</text:p>
          </table:table-cell>
          <table:table-cell table:style-name="ce21"/>
          <table:table-cell table:style-name="ce29" office:value-type="float" office:value="90.555847156187" calcext:value-type="float">
            <text:p>90.6</text:p>
          </table:table-cell>
          <table:table-cell table:style-name="ce29" office:value-type="float" office:value="95.9275005129662" calcext:value-type="float">
            <text:p>95.9</text:p>
          </table:table-cell>
          <table:table-cell table:style-name="ce29"/>
          <table:table-cell table:style-name="ce21" office:value-type="float" office:value="34236.7387876822" calcext:value-type="float">
            <text:p>34,237</text:p>
          </table:table-cell>
          <table:table-cell table:style-name="ce21" office:value-type="float" office:value="6710.38484173661" calcext:value-type="float">
            <text:p>6,710</text:p>
          </table:table-cell>
          <table:table-cell table:style-name="ce29"/>
          <table:table-cell table:style-name="ce29" office:value-type="float" office:value="77.129507217409" calcext:value-type="float">
            <text:p>77.1</text:p>
          </table:table-cell>
          <table:table-cell table:number-columns-repeated="2"/>
          <table:table-cell table:style-name="ce44" table:formula="of:=([.I57]-[.I56])/[.I56]" office:value-type="percentage" office:value="0.000725898653549063" calcext:value-type="percentage">
            <text:p>0.1%</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4054.8384502852" calcext:value-type="float">
            <text:p>24,055</text:p>
          </table:table-cell>
          <table:table-cell table:style-name="ce21" office:value-type="float" office:value="26992.597170791" calcext:value-type="float">
            <text:p>26,993</text:p>
          </table:table-cell>
          <table:table-cell table:style-name="ce21"/>
          <table:table-cell table:style-name="ce21" office:value-type="float" office:value="4707.22054915369" calcext:value-type="float">
            <text:p>4,707</text:p>
          </table:table-cell>
          <table:table-cell table:style-name="ce21" office:value-type="float" office:value="5282.1019081036" calcext:value-type="float">
            <text:p>5,282</text:p>
          </table:table-cell>
          <table:table-cell table:style-name="ce21"/>
          <table:table-cell table:style-name="ce29" office:value-type="float" office:value="90.701089816394" calcext:value-type="float">
            <text:p>90.7</text:p>
          </table:table-cell>
          <table:table-cell table:style-name="ce29" office:value-type="float" office:value="95.9596166137595" calcext:value-type="float">
            <text:p>96.0</text:p>
          </table:table-cell>
          <table:table-cell table:style-name="ce29"/>
          <table:table-cell table:style-name="ce21" office:value-type="float" office:value="34291.6511448022" calcext:value-type="float">
            <text:p>34,292</text:p>
          </table:table-cell>
          <table:table-cell table:style-name="ce21" office:value-type="float" office:value="6712.63144875532" calcext:value-type="float">
            <text:p>6,713</text:p>
          </table:table-cell>
          <table:table-cell table:style-name="ce29"/>
          <table:table-cell table:style-name="ce29" office:value-type="float" office:value="78.714778290524" calcext:value-type="float">
            <text:p>78.7</text:p>
          </table:table-cell>
          <table:table-cell table:number-columns-repeated="2"/>
          <table:table-cell table:style-name="ce44" table:formula="of:=([.I58]-[.I57])/[.I57]" office:value-type="percentage" office:value="0.0016039015123617" calcext:value-type="percentage">
            <text:p>0.2%</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4187.3974057974" calcext:value-type="float">
            <text:p>24,187</text:p>
          </table:table-cell>
          <table:table-cell table:style-name="ce21" office:value-type="float" office:value="27188.7099794369" calcext:value-type="float">
            <text:p>27,189</text:p>
          </table:table-cell>
          <table:table-cell table:style-name="ce21"/>
          <table:table-cell table:style-name="ce21" office:value-type="float" office:value="4727.86395535458" calcext:value-type="float">
            <text:p>4,728</text:p>
          </table:table-cell>
          <table:table-cell table:style-name="ce21" office:value-type="float" office:value="5314.52473979523" calcext:value-type="float">
            <text:p>5,315</text:p>
          </table:table-cell>
          <table:table-cell table:style-name="ce21"/>
          <table:table-cell table:style-name="ce29" office:value-type="float" office:value="91.201603389837" calcext:value-type="float">
            <text:p>91.2</text:p>
          </table:table-cell>
          <table:table-cell table:style-name="ce29" office:value-type="float" office:value="96.381171548795" calcext:value-type="float">
            <text:p>96.4</text:p>
          </table:table-cell>
          <table:table-cell table:style-name="ce29"/>
          <table:table-cell table:style-name="ce21" office:value-type="float" office:value="34480.8819124642" calcext:value-type="float">
            <text:p>34,481</text:p>
          </table:table-cell>
          <table:table-cell table:style-name="ce21" office:value-type="float" office:value="6742.12034225191" calcext:value-type="float">
            <text:p>6,742</text:p>
          </table:table-cell>
          <table:table-cell table:style-name="ce29"/>
          <table:table-cell table:style-name="ce29" office:value-type="float" office:value="78.85155039961" calcext:value-type="float">
            <text:p>78.9</text:p>
          </table:table-cell>
          <table:table-cell table:number-columns-repeated="2"/>
          <table:table-cell table:style-name="ce44" table:formula="of:=([.I59]-[.I58])/[.I58]" office:value-type="percentage" office:value="0.0055182751878306"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4954.9476243743" calcext:value-type="float">
            <text:p>24,955</text:p>
          </table:table-cell>
          <table:table-cell table:style-name="ce21" office:value-type="float" office:value="27948.077910527" calcext:value-type="float">
            <text:p>27,948</text:p>
          </table:table-cell>
          <table:table-cell table:style-name="ce21"/>
          <table:table-cell table:style-name="ce21" office:value-type="float" office:value="4872.44298700112" calcext:value-type="float">
            <text:p>4,872</text:p>
          </table:table-cell>
          <table:table-cell table:style-name="ce21" office:value-type="float" office:value="5456.85041159138" calcext:value-type="float">
            <text:p>5,457</text:p>
          </table:table-cell>
          <table:table-cell table:style-name="ce21"/>
          <table:table-cell table:style-name="ce29" office:value-type="float" office:value="92.636360089701" calcext:value-type="float">
            <text:p>92.6</text:p>
          </table:table-cell>
          <table:table-cell table:style-name="ce29" office:value-type="float" office:value="97.7879815838172" calcext:value-type="float">
            <text:p>97.8</text:p>
          </table:table-cell>
          <table:table-cell table:style-name="ce29"/>
          <table:table-cell table:style-name="ce21" office:value-type="float" office:value="35023.324967217" calcext:value-type="float">
            <text:p>35,023</text:p>
          </table:table-cell>
          <table:table-cell table:style-name="ce21" office:value-type="float" office:value="6840.53046118272" calcext:value-type="float">
            <text:p>6,841</text:p>
          </table:table-cell>
          <table:table-cell table:style-name="ce29"/>
          <table:table-cell table:style-name="ce29" office:value-type="float" office:value="79.79847126647" calcext:value-type="float">
            <text:p>79.8</text:p>
          </table:table-cell>
          <table:table-cell table:number-columns-repeated="2"/>
          <table:table-cell table:style-name="ce44" table:formula="of:=([.I60]-[.I59])/[.I59]" office:value-type="percentage" office:value="0.0157317047786013" calcext:value-type="percentage">
            <text:p>1.6%</text:p>
          </table:table-cell>
          <table:table-cell table:number-columns-repeated="1006"/>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5233.878601715" calcext:value-type="float">
            <text:p>25,234</text:p>
          </table:table-cell>
          <table:table-cell table:style-name="ce21" office:value-type="float" office:value="28262.9594428632" calcext:value-type="float">
            <text:p>28,263</text:p>
          </table:table-cell>
          <table:table-cell table:style-name="ce21"/>
          <table:table-cell table:style-name="ce21" office:value-type="float" office:value="4924.76467550731" calcext:value-type="float">
            <text:p>4,925</text:p>
          </table:table-cell>
          <table:table-cell table:style-name="ce21" office:value-type="float" office:value="5515.9346086435" calcext:value-type="float">
            <text:p>5,516</text:p>
          </table:table-cell>
          <table:table-cell table:style-name="ce21"/>
          <table:table-cell table:style-name="ce29" office:value-type="float" office:value="93.633585108989" calcext:value-type="float">
            <text:p>93.6</text:p>
          </table:table-cell>
          <table:table-cell table:style-name="ce29" office:value-type="float" office:value="98.7303023979229" calcext:value-type="float">
            <text:p>98.7</text:p>
          </table:table-cell>
          <table:table-cell table:style-name="ce29"/>
          <table:table-cell table:style-name="ce21" office:value-type="float" office:value="35400.3490199988" calcext:value-type="float">
            <text:p>35,400</text:p>
          </table:table-cell>
          <table:table-cell table:style-name="ce21" office:value-type="float" office:value="6906.44831866064" calcext:value-type="float">
            <text:p>6,906</text:p>
          </table:table-cell>
          <table:table-cell table:style-name="ce29"/>
          <table:table-cell table:style-name="ce29" office:value-type="float" office:value="79.838081333313" calcext:value-type="float">
            <text:p>79.8</text:p>
          </table:table-cell>
          <table:table-cell table:number-columns-repeated="2"/>
          <table:table-cell table:style-name="ce44" table:formula="of:=([.I61]-[.I60])/[.I60]" office:value-type="percentage" office:value="0.0107649417391008" calcext:value-type="percentage">
            <text:p>1.1%</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5431.8709459141" calcext:value-type="float">
            <text:p>25,432</text:p>
          </table:table-cell>
          <table:table-cell table:style-name="ce21" office:value-type="float" office:value="28447.5600294234" calcext:value-type="float">
            <text:p>28,448</text:p>
          </table:table-cell>
          <table:table-cell table:style-name="ce21"/>
          <table:table-cell table:style-name="ce21" office:value-type="float" office:value="4954.48577777836" calcext:value-type="float">
            <text:p>4,954</text:p>
          </table:table-cell>
          <table:table-cell table:style-name="ce21" office:value-type="float" office:value="5541.98438164528" calcext:value-type="float">
            <text:p>5,542</text:p>
          </table:table-cell>
          <table:table-cell table:style-name="ce21"/>
          <table:table-cell table:style-name="ce29" office:value-type="float" office:value="93.881312868417" calcext:value-type="float">
            <text:p>93.9</text:p>
          </table:table-cell>
          <table:table-cell table:style-name="ce29" office:value-type="float" office:value="98.881108348232" calcext:value-type="float">
            <text:p>98.9</text:p>
          </table:table-cell>
          <table:table-cell table:style-name="ce29"/>
          <table:table-cell table:style-name="ce21" office:value-type="float" office:value="35494.0082463915" calcext:value-type="float">
            <text:p>35,494</text:p>
          </table:table-cell>
          <table:table-cell table:style-name="ce21" office:value-type="float" office:value="6916.99759762222" calcext:value-type="float">
            <text:p>6,917</text:p>
          </table:table-cell>
          <table:table-cell table:style-name="ce29"/>
          <table:table-cell table:style-name="ce29" office:value-type="float" office:value="80.147499352417" calcext:value-type="float">
            <text:p>80.1</text:p>
          </table:table-cell>
          <table:table-cell table:number-columns-repeated="2"/>
          <table:table-cell table:style-name="ce44" table:formula="of:=([.I62]-[.I61])/[.I61]" office:value-type="percentage" office:value="0.00264571477360019" calcext:value-type="percentage">
            <text:p>0.3%</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5474.5537921764" calcext:value-type="float">
            <text:p>25,475</text:p>
          </table:table-cell>
          <table:table-cell table:style-name="ce21" office:value-type="float" office:value="28578.113754852" calcext:value-type="float">
            <text:p>28,578</text:p>
          </table:table-cell>
          <table:table-cell table:style-name="ce21"/>
          <table:table-cell table:style-name="ce21" office:value-type="float" office:value="4953.8980504298" calcext:value-type="float">
            <text:p>4,954</text:p>
          </table:table-cell>
          <table:table-cell table:style-name="ce21" office:value-type="float" office:value="5557.43049201519" calcext:value-type="float">
            <text:p>5,557</text:p>
          </table:table-cell>
          <table:table-cell table:style-name="ce21"/>
          <table:table-cell table:style-name="ce29" office:value-type="float" office:value="93.961352121589" calcext:value-type="float">
            <text:p>94.0</text:p>
          </table:table-cell>
          <table:table-cell table:style-name="ce29" office:value-type="float" office:value="98.7878726416611" calcext:value-type="float">
            <text:p>98.8</text:p>
          </table:table-cell>
          <table:table-cell table:style-name="ce29"/>
          <table:table-cell table:style-name="ce21" office:value-type="float" office:value="35524.268942853" calcext:value-type="float">
            <text:p>35,524</text:p>
          </table:table-cell>
          <table:table-cell table:style-name="ce21" office:value-type="float" office:value="6910.47551095535" calcext:value-type="float">
            <text:p>6,910</text:p>
          </table:table-cell>
          <table:table-cell table:style-name="ce29"/>
          <table:table-cell table:style-name="ce29" office:value-type="float" office:value="80.446732910464" calcext:value-type="float">
            <text:p>80.4</text:p>
          </table:table-cell>
          <table:table-cell table:number-columns-repeated="2"/>
          <table:table-cell table:style-name="ce44" table:formula="of:=([.I63]-[.I62])/[.I62]" office:value-type="percentage" office:value="0.000852557881078907" calcext:value-type="percentage">
            <text:p>0.1%</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5879.5913782043" calcext:value-type="float">
            <text:p>25,880</text:p>
          </table:table-cell>
          <table:table-cell table:style-name="ce21" office:value-type="float" office:value="29097.1257715525" calcext:value-type="float">
            <text:p>29,097</text:p>
          </table:table-cell>
          <table:table-cell table:style-name="ce21"/>
          <table:table-cell table:style-name="ce21" office:value-type="float" office:value="5023.65140165665" calcext:value-type="float">
            <text:p>5,024</text:p>
          </table:table-cell>
          <table:table-cell table:style-name="ce21" office:value-type="float" office:value="5648.22738235143" calcext:value-type="float">
            <text:p>5,648</text:p>
          </table:table-cell>
          <table:table-cell table:style-name="ce21"/>
          <table:table-cell table:style-name="ce29" office:value-type="float" office:value="94.800251315442" calcext:value-type="float">
            <text:p>94.8</text:p>
          </table:table-cell>
          <table:table-cell table:style-name="ce29" office:value-type="float" office:value="99.4913825043516" calcext:value-type="float">
            <text:p>99.5</text:p>
          </table:table-cell>
          <table:table-cell table:style-name="ce29"/>
          <table:table-cell table:style-name="ce21" office:value-type="float" office:value="35841.434244389" calcext:value-type="float">
            <text:p>35,841</text:p>
          </table:table-cell>
          <table:table-cell table:style-name="ce21" office:value-type="float" office:value="6959.68790462105" calcext:value-type="float">
            <text:p>6,960</text:p>
          </table:table-cell>
          <table:table-cell table:style-name="ce29"/>
          <table:table-cell table:style-name="ce29" office:value-type="float" office:value="81.182928041189" calcext:value-type="float">
            <text:p>81.2</text:p>
          </table:table-cell>
          <table:table-cell table:number-columns-repeated="2"/>
          <table:table-cell table:style-name="ce44" table:formula="of:=([.I64]-[.I63])/[.I63]" office:value-type="percentage" office:value="0.00892813028879611" calcext:value-type="percentage">
            <text:p>0.9%</text:p>
          </table:table-cell>
          <table:table-cell table:number-columns-repeated="1006"/>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6188.9282769435" calcext:value-type="float">
            <text:p>26,189</text:p>
          </table:table-cell>
          <table:table-cell table:style-name="ce21" office:value-type="float" office:value="29441.7997067016" calcext:value-type="float">
            <text:p>29,442</text:p>
          </table:table-cell>
          <table:table-cell table:style-name="ce21"/>
          <table:table-cell table:style-name="ce21" office:value-type="float" office:value="5073.62840824009" calcext:value-type="float">
            <text:p>5,074</text:p>
          </table:table-cell>
          <table:table-cell table:style-name="ce21" office:value-type="float" office:value="5703.81306947738" calcext:value-type="float">
            <text:p>5,704</text:p>
          </table:table-cell>
          <table:table-cell table:style-name="ce21"/>
          <table:table-cell table:style-name="ce29" office:value-type="float" office:value="94.770378003465" calcext:value-type="float">
            <text:p>94.8</text:p>
          </table:table-cell>
          <table:table-cell table:style-name="ce29" office:value-type="float" office:value="99.2822439146207" calcext:value-type="float">
            <text:p>99.3</text:p>
          </table:table-cell>
          <table:table-cell table:style-name="ce29"/>
          <table:table-cell table:style-name="ce21" office:value-type="float" office:value="35830.1399457767" calcext:value-type="float">
            <text:p>35,830</text:p>
          </table:table-cell>
          <table:table-cell table:style-name="ce21" office:value-type="float" office:value="6945.05810175067" calcext:value-type="float">
            <text:p>6,945</text:p>
          </table:table-cell>
          <table:table-cell table:style-name="ce29"/>
          <table:table-cell table:style-name="ce29" office:value-type="float" office:value="82.170484824389" calcext:value-type="float">
            <text:p>82.2</text:p>
          </table:table-cell>
          <table:table-cell table:number-columns-repeated="2"/>
          <table:table-cell table:style-name="ce44" table:formula="of:=([.I65]-[.I64])/[.I64]" office:value-type="percentage" office:value="-0.000315118489270641" calcext:value-type="percentage">
            <text:p>-0.0%</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6351.0768118971" calcext:value-type="float">
            <text:p>26,351</text:p>
          </table:table-cell>
          <table:table-cell table:style-name="ce21" office:value-type="float" office:value="29652.5529520913" calcext:value-type="float">
            <text:p>29,653</text:p>
          </table:table-cell>
          <table:table-cell table:style-name="ce21"/>
          <table:table-cell table:style-name="ce21" office:value-type="float" office:value="5096.92007967062" calcext:value-type="float">
            <text:p>5,097</text:p>
          </table:table-cell>
          <table:table-cell table:style-name="ce21" office:value-type="float" office:value="5735.50347235809" calcext:value-type="float">
            <text:p>5,736</text:p>
          </table:table-cell>
          <table:table-cell table:style-name="ce21"/>
          <table:table-cell table:style-name="ce29" office:value-type="float" office:value="93.911145806552" calcext:value-type="float">
            <text:p>93.9</text:p>
          </table:table-cell>
          <table:table-cell table:style-name="ce29" office:value-type="float" office:value="98.2065586429602" calcext:value-type="float">
            <text:p>98.2</text:p>
          </table:table-cell>
          <table:table-cell table:style-name="ce29"/>
          <table:table-cell table:style-name="ce21" office:value-type="float" office:value="35505.2872807363" calcext:value-type="float">
            <text:p>35,505</text:p>
          </table:table-cell>
          <table:table-cell table:style-name="ce21" office:value-type="float" office:value="6869.81104430801" calcext:value-type="float">
            <text:p>6,870</text:p>
          </table:table-cell>
          <table:table-cell table:style-name="ce29"/>
          <table:table-cell table:style-name="ce29" office:value-type="float" office:value="83.515879529806" calcext:value-type="float">
            <text:p>83.5</text:p>
          </table:table-cell>
          <table:table-cell table:number-columns-repeated="2"/>
          <table:table-cell table:style-name="ce44" table:formula="of:=([.I66]-[.I65])/[.I65]" office:value-type="percentage" office:value="-0.0090664637518021" calcext:value-type="percentage">
            <text:p>-0.9%</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6675.3313274299" calcext:value-type="float">
            <text:p>26,675</text:p>
          </table:table-cell>
          <table:table-cell table:style-name="ce21" office:value-type="float" office:value="29997.6473186969" calcext:value-type="float">
            <text:p>29,998</text:p>
          </table:table-cell>
          <table:table-cell table:style-name="ce21"/>
          <table:table-cell table:style-name="ce21" office:value-type="float" office:value="5151.4430770061" calcext:value-type="float">
            <text:p>5,151</text:p>
          </table:table-cell>
          <table:table-cell table:style-name="ce21" office:value-type="float" office:value="5793.03667158088" calcext:value-type="float">
            <text:p>5,793</text:p>
          </table:table-cell>
          <table:table-cell table:style-name="ce21"/>
          <table:table-cell table:style-name="ce29" office:value-type="float" office:value="94.231928918866" calcext:value-type="float">
            <text:p>94.2</text:p>
          </table:table-cell>
          <table:table-cell table:style-name="ce29" office:value-type="float" office:value="98.3854917182241" calcext:value-type="float">
            <text:p>98.4</text:p>
          </table:table-cell>
          <table:table-cell table:style-name="ce29"/>
          <table:table-cell table:style-name="ce21" office:value-type="float" office:value="35626.5667780707" calcext:value-type="float">
            <text:p>35,627</text:p>
          </table:table-cell>
          <table:table-cell table:style-name="ce21" office:value-type="float" office:value="6882.32789077556" calcext:value-type="float">
            <text:p>6,882</text:p>
          </table:table-cell>
          <table:table-cell table:style-name="ce29"/>
          <table:table-cell table:style-name="ce29" office:value-type="float" office:value="84.200219194742" calcext:value-type="float">
            <text:p>84.2</text:p>
          </table:table-cell>
          <table:table-cell table:number-columns-repeated="2"/>
          <table:table-cell table:style-name="ce44" table:formula="of:=([.I67]-[.I66])/[.I66]" office:value-type="percentage" office:value="0.00341581512565917" calcext:value-type="percentage">
            <text:p>0.3%</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435.5113965059" calcext:value-type="float">
            <text:p>27,436</text:p>
          </table:table-cell>
          <table:table-cell table:style-name="ce21" office:value-type="float" office:value="30758.7771243757" calcext:value-type="float">
            <text:p>30,759</text:p>
          </table:table-cell>
          <table:table-cell table:style-name="ce21"/>
          <table:table-cell table:style-name="ce21" office:value-type="float" office:value="5289.84399666552" calcext:value-type="float">
            <text:p>5,290</text:p>
          </table:table-cell>
          <table:table-cell table:style-name="ce21" office:value-type="float" office:value="5930.60323041304" calcext:value-type="float">
            <text:p>5,931</text:p>
          </table:table-cell>
          <table:table-cell table:style-name="ce21"/>
          <table:table-cell table:style-name="ce29" office:value-type="float" office:value="95.017313527705" calcext:value-type="float">
            <text:p>95.0</text:p>
          </table:table-cell>
          <table:table-cell table:style-name="ce29" office:value-type="float" office:value="99.0481682357844" calcext:value-type="float">
            <text:p>99.0</text:p>
          </table:table-cell>
          <table:table-cell table:style-name="ce29"/>
          <table:table-cell table:style-name="ce21" office:value-type="float" office:value="35923.499649278" calcext:value-type="float">
            <text:p>35,923</text:p>
          </table:table-cell>
          <table:table-cell table:style-name="ce21" office:value-type="float" office:value="6928.6838829012" calcext:value-type="float">
            <text:p>6,929</text:p>
          </table:table-cell>
          <table:table-cell table:style-name="ce29"/>
          <table:table-cell table:style-name="ce29" office:value-type="float" office:value="85.622997271075" calcext:value-type="float">
            <text:p>85.6</text:p>
          </table:table-cell>
          <table:table-cell table:number-columns-repeated="2"/>
          <table:table-cell table:style-name="ce44" table:formula="of:=([.I68]-[.I67])/[.I67]" office:value-type="percentage" office:value="0.0083345912351557" calcext:value-type="percentage">
            <text:p>0.8%</text:p>
          </table:table-cell>
          <table:table-cell table:number-columns-repeated="1006"/>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7317.9661995316" calcext:value-type="float">
            <text:p>27,318</text:p>
          </table:table-cell>
          <table:table-cell table:style-name="ce21" office:value-type="float" office:value="30628.2193067591" calcext:value-type="float">
            <text:p>30,628</text:p>
          </table:table-cell>
          <table:table-cell table:style-name="ce21"/>
          <table:table-cell table:style-name="ce21" office:value-type="float" office:value="5257.85343499497" calcext:value-type="float">
            <text:p>5,258</text:p>
          </table:table-cell>
          <table:table-cell table:style-name="ce21" office:value-type="float" office:value="5894.97354647813" calcext:value-type="float">
            <text:p>5,895</text:p>
          </table:table-cell>
          <table:table-cell table:style-name="ce21"/>
          <table:table-cell table:style-name="ce29" office:value-type="float" office:value="95.906754469731" calcext:value-type="float">
            <text:p>95.9</text:p>
          </table:table-cell>
          <table:table-cell table:style-name="ce29" office:value-type="float" office:value="99.817045149556" calcext:value-type="float">
            <text:p>99.8</text:p>
          </table:table-cell>
          <table:table-cell table:style-name="ce29"/>
          <table:table-cell table:style-name="ce21" office:value-type="float" office:value="36259.7734312093" calcext:value-type="float">
            <text:p>36,260</text:p>
          </table:table-cell>
          <table:table-cell table:style-name="ce21" office:value-type="float" office:value="6982.46887635714" calcext:value-type="float">
            <text:p>6,982</text:p>
          </table:table-cell>
          <table:table-cell table:style-name="ce29"/>
          <table:table-cell table:style-name="ce29" office:value-type="float" office:value="84.468865655947" calcext:value-type="float">
            <text:p>84.5</text:p>
          </table:table-cell>
          <table:table-cell table:number-columns-repeated="2"/>
          <table:table-cell table:style-name="ce44" table:formula="of:=([.I69]-[.I68])/[.I68]" office:value-type="percentage" office:value="0.00936083024244478" calcext:value-type="percentage">
            <text:p>0.9%</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806.0723083198" calcext:value-type="float">
            <text:p>27,806</text:p>
          </table:table-cell>
          <table:table-cell table:style-name="ce21" office:value-type="float" office:value="31284.6146499302" calcext:value-type="float">
            <text:p>31,285</text:p>
          </table:table-cell>
          <table:table-cell table:style-name="ce21"/>
          <table:table-cell table:style-name="ce21" office:value-type="float" office:value="5344.34109983275" calcext:value-type="float">
            <text:p>5,344</text:p>
          </table:table-cell>
          <table:table-cell table:style-name="ce21" office:value-type="float" office:value="6012.91868956355" calcext:value-type="float">
            <text:p>6,013</text:p>
          </table:table-cell>
          <table:table-cell table:style-name="ce21"/>
          <table:table-cell table:style-name="ce29" office:value-type="float" office:value="96.161459039671" calcext:value-type="float">
            <text:p>96.2</text:p>
          </table:table-cell>
          <table:table-cell table:style-name="ce29" office:value-type="float" office:value="99.9239197259902" calcext:value-type="float">
            <text:p>99.9</text:p>
          </table:table-cell>
          <table:table-cell table:style-name="ce29"/>
          <table:table-cell table:style-name="ce21" office:value-type="float" office:value="36356.0704026685" calcext:value-type="float">
            <text:p>36,356</text:p>
          </table:table-cell>
          <table:table-cell table:style-name="ce21" office:value-type="float" office:value="6989.94503839447" calcext:value-type="float">
            <text:p>6,990</text:p>
          </table:table-cell>
          <table:table-cell table:style-name="ce29"/>
          <table:table-cell table:style-name="ce29" office:value-type="float" office:value="86.050594311848" calcext:value-type="float">
            <text:p>86.1</text:p>
          </table:table-cell>
          <table:table-cell table:number-columns-repeated="2"/>
          <table:table-cell table:style-name="ce44" table:formula="of:=([.I70]-[.I69])/[.I69]" office:value-type="percentage" office:value="0.00265575215581286" calcext:value-type="percentage">
            <text:p>0.3%</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813.2433755814" calcext:value-type="float">
            <text:p>27,813</text:p>
          </table:table-cell>
          <table:table-cell table:style-name="ce21" office:value-type="float" office:value="31037.02965791" calcext:value-type="float">
            <text:p>31,037</text:p>
          </table:table-cell>
          <table:table-cell table:style-name="ce21"/>
          <table:table-cell table:style-name="ce21" office:value-type="float" office:value="5338.28073579099" calcext:value-type="float">
            <text:p>5,338</text:p>
          </table:table-cell>
          <table:table-cell table:style-name="ce21" office:value-type="float" office:value="5957.03188159842" calcext:value-type="float">
            <text:p>5,957</text:p>
          </table:table-cell>
          <table:table-cell table:style-name="ce21"/>
          <table:table-cell table:style-name="ce29" office:value-type="float" office:value="94.817991455901" calcext:value-type="float">
            <text:p>94.8</text:p>
          </table:table-cell>
          <table:table-cell table:style-name="ce29" office:value-type="float" office:value="98.3907839696244" calcext:value-type="float">
            <text:p>98.4</text:p>
          </table:table-cell>
          <table:table-cell table:style-name="ce29"/>
          <table:table-cell table:style-name="ce21" office:value-type="float" office:value="35848.1413160362" calcext:value-type="float">
            <text:p>35,848</text:p>
          </table:table-cell>
          <table:table-cell table:style-name="ce21" office:value-type="float" office:value="6882.69809789432" calcext:value-type="float">
            <text:p>6,883</text:p>
          </table:table-cell>
          <table:table-cell table:style-name="ce29"/>
          <table:table-cell table:style-name="ce29" office:value-type="float" office:value="86.57918798157" calcext:value-type="float">
            <text:p>86.6</text:p>
          </table:table-cell>
          <table:table-cell table:number-columns-repeated="2"/>
          <table:table-cell table:style-name="ce44" table:formula="of:=([.I71]-[.I70])/[.I70]" office:value-type="percentage" office:value="-0.0139709567345038" calcext:value-type="percentage">
            <text:p>-1.4%</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798.3570088781" calcext:value-type="float">
            <text:p>27,798</text:p>
          </table:table-cell>
          <table:table-cell table:style-name="ce21" office:value-type="float" office:value="30925.4121112763" calcext:value-type="float">
            <text:p>30,925</text:p>
          </table:table-cell>
          <table:table-cell table:style-name="ce21"/>
          <table:table-cell table:style-name="ce21" office:value-type="float" office:value="5328.00954668572" calcext:value-type="float">
            <text:p>5,328</text:p>
          </table:table-cell>
          <table:table-cell table:style-name="ce21" office:value-type="float" office:value="5927.36077572666" calcext:value-type="float">
            <text:p>5,927</text:p>
          </table:table-cell>
          <table:table-cell table:style-name="ce21"/>
          <table:table-cell table:style-name="ce29" office:value-type="float" office:value="93.762611286593" calcext:value-type="float">
            <text:p>93.8</text:p>
          </table:table-cell>
          <table:table-cell table:style-name="ce29" office:value-type="float" office:value="97.1604363428073" calcext:value-type="float">
            <text:p>97.2</text:p>
          </table:table-cell>
          <table:table-cell table:style-name="ce29"/>
          <table:table-cell table:style-name="ce21" office:value-type="float" office:value="35449.1303596705" calcext:value-type="float">
            <text:p>35,449</text:p>
          </table:table-cell>
          <table:table-cell table:style-name="ce21" office:value-type="float" office:value="6796.63199567222" calcext:value-type="float">
            <text:p>6,797</text:p>
          </table:table-cell>
          <table:table-cell table:style-name="ce29"/>
          <table:table-cell table:style-name="ce29" office:value-type="float" office:value="87.238845628944" calcext:value-type="float">
            <text:p>87.2</text:p>
          </table:table-cell>
          <table:table-cell table:number-columns-repeated="2"/>
          <table:table-cell table:style-name="ce44" table:formula="of:=([.I72]-[.I71])/[.I71]" office:value-type="percentage" office:value="-0.0111305898079358" calcext:value-type="percentage">
            <text:p>-1.1%</text:p>
          </table:table-cell>
          <table:table-cell table:number-columns-repeated="1006"/>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7901.8267399069" calcext:value-type="float">
            <text:p>27,902</text:p>
          </table:table-cell>
          <table:table-cell table:style-name="ce21" office:value-type="float" office:value="30700.382321407" calcext:value-type="float">
            <text:p>30,700</text:p>
          </table:table-cell>
          <table:table-cell table:style-name="ce21"/>
          <table:table-cell table:style-name="ce21" office:value-type="float" office:value="5340.75248762412" calcext:value-type="float">
            <text:p>5,341</text:p>
          </table:table-cell>
          <table:table-cell table:style-name="ce21" office:value-type="float" office:value="5876.43041376771" calcext:value-type="float">
            <text:p>5,876</text:p>
          </table:table-cell>
          <table:table-cell table:style-name="ce21"/>
          <table:table-cell table:style-name="ce29" office:value-type="float" office:value="93.489374236123" calcext:value-type="float">
            <text:p>93.5</text:p>
          </table:table-cell>
          <table:table-cell table:style-name="ce29" office:value-type="float" office:value="96.7428655167388" calcext:value-type="float">
            <text:p>96.7</text:p>
          </table:table-cell>
          <table:table-cell table:style-name="ce29"/>
          <table:table-cell table:style-name="ce21" office:value-type="float" office:value="35345.826754019" calcext:value-type="float">
            <text:p>35,346</text:p>
          </table:table-cell>
          <table:table-cell table:style-name="ce21" office:value-type="float" office:value="6767.42180123769" calcext:value-type="float">
            <text:p>6,767</text:p>
          </table:table-cell>
          <table:table-cell table:style-name="ce29"/>
          <table:table-cell table:style-name="ce29" office:value-type="float" office:value="86.857162898067" calcext:value-type="float">
            <text:p>86.9</text:p>
          </table:table-cell>
          <table:table-cell table:number-columns-repeated="2"/>
          <table:table-cell table:style-name="ce44" table:formula="of:=([.I73]-[.I72])/[.I72]" office:value-type="percentage" office:value="-0.00291413652756353" calcext:value-type="percentage">
            <text:p>-0.3%</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929.6100892808" calcext:value-type="float">
            <text:p>27,930</text:p>
          </table:table-cell>
          <table:table-cell table:style-name="ce21" office:value-type="float" office:value="30931.7650994779" calcext:value-type="float">
            <text:p>30,932</text:p>
          </table:table-cell>
          <table:table-cell table:style-name="ce21"/>
          <table:table-cell table:style-name="ce21" office:value-type="float" office:value="5338.33026037975" calcext:value-type="float">
            <text:p>5,338</text:p>
          </table:table-cell>
          <table:table-cell table:style-name="ce21" office:value-type="float" office:value="5912.14761357784" calcext:value-type="float">
            <text:p>5,912</text:p>
          </table:table-cell>
          <table:table-cell table:style-name="ce21"/>
          <table:table-cell table:style-name="ce29" office:value-type="float" office:value="92.762944243388" calcext:value-type="float">
            <text:p>92.8</text:p>
          </table:table-cell>
          <table:table-cell table:style-name="ce29" office:value-type="float" office:value="95.8581374766558" calcext:value-type="float">
            <text:p>95.9</text:p>
          </table:table-cell>
          <table:table-cell table:style-name="ce29"/>
          <table:table-cell table:style-name="ce21" office:value-type="float" office:value="35071.1830430955" calcext:value-type="float">
            <text:p>35,071</text:p>
          </table:table-cell>
          <table:table-cell table:style-name="ce21" office:value-type="float" office:value="6705.53271210804" calcext:value-type="float">
            <text:p>6,706</text:p>
          </table:table-cell>
          <table:table-cell table:style-name="ce29"/>
          <table:table-cell table:style-name="ce29" office:value-type="float" office:value="88.197096349641" calcext:value-type="float">
            <text:p>88.2</text:p>
          </table:table-cell>
          <table:table-cell table:number-columns-repeated="2"/>
          <table:table-cell table:style-name="ce44" table:formula="of:=([.I74]-[.I73])/[.I73]" office:value-type="percentage" office:value="-0.00777018777449801" calcext:value-type="percentage">
            <text:p>-0.8%</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943.60693768" calcext:value-type="float">
            <text:p>27,944</text:p>
          </table:table-cell>
          <table:table-cell table:style-name="ce21" office:value-type="float" office:value="31017.9822695209" calcext:value-type="float">
            <text:p>31,018</text:p>
          </table:table-cell>
          <table:table-cell table:style-name="ce21"/>
          <table:table-cell table:style-name="ce21" office:value-type="float" office:value="5333.28376176621" calcext:value-type="float">
            <text:p>5,333</text:p>
          </table:table-cell>
          <table:table-cell table:style-name="ce21" office:value-type="float" office:value="5920.05540049736" calcext:value-type="float">
            <text:p>5,920</text:p>
          </table:table-cell>
          <table:table-cell table:style-name="ce21"/>
          <table:table-cell table:style-name="ce29" office:value-type="float" office:value="92.90756856879" calcext:value-type="float">
            <text:p>92.9</text:p>
          </table:table-cell>
          <table:table-cell table:style-name="ce29" office:value-type="float" office:value="95.868783937107" calcext:value-type="float">
            <text:p>95.9</text:p>
          </table:table-cell>
          <table:table-cell table:style-name="ce29"/>
          <table:table-cell table:style-name="ce21" office:value-type="float" office:value="35125.8616243978" calcext:value-type="float">
            <text:p>35,126</text:p>
          </table:table-cell>
          <table:table-cell table:style-name="ce21" office:value-type="float" office:value="6706.27746044868" calcext:value-type="float">
            <text:p>6,706</text:p>
          </table:table-cell>
          <table:table-cell table:style-name="ce29"/>
          <table:table-cell table:style-name="ce29" office:value-type="float" office:value="88.305256682946" calcext:value-type="float">
            <text:p>88.3</text:p>
          </table:table-cell>
          <table:table-cell table:number-columns-repeated="2"/>
          <table:table-cell table:style-name="ce44" table:formula="of:=([.I75]-[.I74])/[.I74]" office:value-type="percentage" office:value="0.00155907433276947" calcext:value-type="percentage">
            <text:p>0.2%</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640.0043641383" calcext:value-type="float">
            <text:p>27,640</text:p>
          </table:table-cell>
          <table:table-cell table:style-name="ce21" office:value-type="float" office:value="30847.7118110571" calcext:value-type="float">
            <text:p>30,848</text:p>
          </table:table-cell>
          <table:table-cell table:style-name="ce21"/>
          <table:table-cell table:style-name="ce21" office:value-type="float" office:value="5267.72269449277" calcext:value-type="float">
            <text:p>5,268</text:p>
          </table:table-cell>
          <table:table-cell table:style-name="ce21" office:value-type="float" office:value="5879.05810142025" calcext:value-type="float">
            <text:p>5,879</text:p>
          </table:table-cell>
          <table:table-cell table:style-name="ce21"/>
          <table:table-cell table:style-name="ce29" office:value-type="float" office:value="92.332023317706" calcext:value-type="float">
            <text:p>92.3</text:p>
          </table:table-cell>
          <table:table-cell table:style-name="ce29" office:value-type="float" office:value="95.1373491535381" calcext:value-type="float">
            <text:p>95.1</text:p>
          </table:table-cell>
          <table:table-cell table:style-name="ce29"/>
          <table:table-cell table:style-name="ce21" office:value-type="float" office:value="34908.2633903725" calcext:value-type="float">
            <text:p>34,908</text:p>
          </table:table-cell>
          <table:table-cell table:style-name="ce21" office:value-type="float" office:value="6655.11164399217" calcext:value-type="float">
            <text:p>6,655</text:p>
          </table:table-cell>
          <table:table-cell table:style-name="ce29"/>
          <table:table-cell table:style-name="ce29" office:value-type="float" office:value="88.3679358841" calcext:value-type="float">
            <text:p>88.4</text:p>
          </table:table-cell>
          <table:table-cell table:number-columns-repeated="2"/>
          <table:table-cell table:style-name="ce44" table:formula="of:=([.I76]-[.I75])/[.I75]" office:value-type="percentage" office:value="-0.0061948155564727" calcext:value-type="percentage">
            <text:p>-0.6%</text:p>
          </table:table-cell>
          <table:table-cell table:number-columns-repeated="1006"/>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27483.1562972006" calcext:value-type="float">
            <text:p>27,483</text:p>
          </table:table-cell>
          <table:table-cell table:style-name="ce21" office:value-type="float" office:value="30797.3098016521" calcext:value-type="float">
            <text:p>30,797</text:p>
          </table:table-cell>
          <table:table-cell table:style-name="ce21"/>
          <table:table-cell table:style-name="ce21" office:value-type="float" office:value="5232.12136388873" calcext:value-type="float">
            <text:p>5,232</text:p>
          </table:table-cell>
          <table:table-cell table:style-name="ce21" office:value-type="float" office:value="5863.05520446851" calcext:value-type="float">
            <text:p>5,863</text:p>
          </table:table-cell>
          <table:table-cell table:style-name="ce21"/>
          <table:table-cell table:style-name="ce29" office:value-type="float" office:value="92.974251789889" calcext:value-type="float">
            <text:p>93.0</text:p>
          </table:table-cell>
          <table:table-cell table:style-name="ce29" office:value-type="float" office:value="95.6609877270819" calcext:value-type="float">
            <text:p>95.7</text:p>
          </table:table-cell>
          <table:table-cell table:style-name="ce29"/>
          <table:table-cell table:style-name="ce21" office:value-type="float" office:value="35151.0727630927" calcext:value-type="float">
            <text:p>35,151</text:p>
          </table:table-cell>
          <table:table-cell table:style-name="ce21" office:value-type="float" office:value="6691.74156062365" calcext:value-type="float">
            <text:p>6,692</text:p>
          </table:table-cell>
          <table:table-cell table:style-name="ce29"/>
          <table:table-cell table:style-name="ce29" office:value-type="float" office:value="87.614139145102" calcext:value-type="float">
            <text:p>87.6</text:p>
          </table:table-cell>
          <table:table-cell table:number-columns-repeated="2"/>
          <table:table-cell table:style-name="ce44" table:formula="of:=([.I77]-[.I76])/[.I76]" office:value-type="percentage" office:value="0.00695564170594576"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7493.3891132226" calcext:value-type="float">
            <text:p>27,493</text:p>
          </table:table-cell>
          <table:table-cell table:style-name="ce21" office:value-type="float" office:value="30872.2415569538" calcext:value-type="float">
            <text:p>30,872</text:p>
          </table:table-cell>
          <table:table-cell table:style-name="ce21"/>
          <table:table-cell table:style-name="ce21" office:value-type="float" office:value="5224.69482597062" calcext:value-type="float">
            <text:p>5,225</text:p>
          </table:table-cell>
          <table:table-cell table:style-name="ce21" office:value-type="float" office:value="5866.79365226593" calcext:value-type="float">
            <text:p>5,867</text:p>
          </table:table-cell>
          <table:table-cell table:style-name="ce21"/>
          <table:table-cell table:style-name="ce29" office:value-type="float" office:value="93.88951977549" calcext:value-type="float">
            <text:p>93.9</text:p>
          </table:table-cell>
          <table:table-cell table:style-name="ce29" office:value-type="float" office:value="96.463644040383" calcext:value-type="float">
            <text:p>96.5</text:p>
          </table:table-cell>
          <table:table-cell table:style-name="ce29"/>
          <table:table-cell table:style-name="ce21" office:value-type="float" office:value="35497.1110579992" calcext:value-type="float">
            <text:p>35,497</text:p>
          </table:table-cell>
          <table:table-cell table:style-name="ce21" office:value-type="float" office:value="6747.88951328684" calcext:value-type="float">
            <text:p>6,748</text:p>
          </table:table-cell>
          <table:table-cell table:style-name="ce29"/>
          <table:table-cell table:style-name="ce29" office:value-type="float" office:value="86.971138317457" calcext:value-type="float">
            <text:p>87.0</text:p>
          </table:table-cell>
          <table:table-cell table:number-columns-repeated="2"/>
          <table:table-cell table:style-name="ce44" table:formula="of:=([.I78]-[.I77])/[.I77]" office:value-type="percentage" office:value="0.00984431676491901" calcext:value-type="percentage">
            <text:p>1.0%</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7654.8219695746" calcext:value-type="float">
            <text:p>27,655</text:p>
          </table:table-cell>
          <table:table-cell table:style-name="ce21" office:value-type="float" office:value="31095.4037076986" calcext:value-type="float">
            <text:p>31,095</text:p>
          </table:table-cell>
          <table:table-cell table:style-name="ce21"/>
          <table:table-cell table:style-name="ce21" office:value-type="float" office:value="5245.97670918827" calcext:value-type="float">
            <text:p>5,246</text:p>
          </table:table-cell>
          <table:table-cell table:style-name="ce21" office:value-type="float" office:value="5898.6372717518" calcext:value-type="float">
            <text:p>5,899</text:p>
          </table:table-cell>
          <table:table-cell table:style-name="ce21"/>
          <table:table-cell table:style-name="ce29" office:value-type="float" office:value="94.476756220585" calcext:value-type="float">
            <text:p>94.5</text:p>
          </table:table-cell>
          <table:table-cell table:style-name="ce29" office:value-type="float" office:value="96.8934369603678" calcext:value-type="float">
            <text:p>96.9</text:p>
          </table:table-cell>
          <table:table-cell table:style-name="ce29"/>
          <table:table-cell table:style-name="ce21" office:value-type="float" office:value="35719.12941914" calcext:value-type="float">
            <text:p>35,719</text:p>
          </table:table-cell>
          <table:table-cell table:style-name="ce21" office:value-type="float" office:value="6777.95467583073" calcext:value-type="float">
            <text:p>6,778</text:p>
          </table:table-cell>
          <table:table-cell table:style-name="ce29"/>
          <table:table-cell table:style-name="ce29" office:value-type="float" office:value="87.055323613335" calcext:value-type="float">
            <text:p>87.1</text:p>
          </table:table-cell>
          <table:table-cell table:number-columns-repeated="2"/>
          <table:table-cell table:style-name="ce44" table:formula="of:=([.I79]-[.I78])/[.I78]" office:value-type="percentage" office:value="0.00625454732859653" calcext:value-type="percentage">
            <text:p>0.6%</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7484.8976028981" calcext:value-type="float">
            <text:p>27,485</text:p>
          </table:table-cell>
          <table:table-cell table:style-name="ce21" office:value-type="float" office:value="30992.2014593592" calcext:value-type="float">
            <text:p>30,992</text:p>
          </table:table-cell>
          <table:table-cell table:style-name="ce21"/>
          <table:table-cell table:style-name="ce21" office:value-type="float" office:value="5204.43805737459" calcext:value-type="float">
            <text:p>5,204</text:p>
          </table:table-cell>
          <table:table-cell table:style-name="ce21" office:value-type="float" office:value="5868.56808008998" calcext:value-type="float">
            <text:p>5,869</text:p>
          </table:table-cell>
          <table:table-cell table:style-name="ce21"/>
          <table:table-cell table:style-name="ce29" office:value-type="float" office:value="93.696405515222" calcext:value-type="float">
            <text:p>93.7</text:p>
          </table:table-cell>
          <table:table-cell table:style-name="ce29" office:value-type="float" office:value="95.9216294063948" calcext:value-type="float">
            <text:p>95.9</text:p>
          </table:table-cell>
          <table:table-cell table:style-name="ce29"/>
          <table:table-cell table:style-name="ce21" office:value-type="float" office:value="35424.0997319215" calcext:value-type="float">
            <text:p>35,424</text:p>
          </table:table-cell>
          <table:table-cell table:style-name="ce21" office:value-type="float" office:value="6709.97414215276" calcext:value-type="float">
            <text:p>6,710</text:p>
          </table:table-cell>
          <table:table-cell table:style-name="ce29"/>
          <table:table-cell table:style-name="ce29" office:value-type="float" office:value="87.489030614464" calcext:value-type="float">
            <text:p>87.5</text:p>
          </table:table-cell>
          <table:table-cell table:number-columns-repeated="2"/>
          <table:table-cell table:style-name="ce44" table:formula="of:=([.I80]-[.I79])/[.I79]" office:value-type="percentage" office:value="-0.00825971102925081" calcext:value-type="percentage">
            <text:p>-0.8%</text:p>
          </table:table-cell>
          <table:table-cell table:number-columns-repeated="1006"/>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27923.8457867284" calcext:value-type="float">
            <text:p>27,924</text:p>
          </table:table-cell>
          <table:table-cell table:style-name="ce21" office:value-type="float" office:value="31601.8409006361" calcext:value-type="float">
            <text:p>31,602</text:p>
          </table:table-cell>
          <table:table-cell table:style-name="ce21"/>
          <table:table-cell table:style-name="ce21" office:value-type="float" office:value="5272.15662997152" calcext:value-type="float">
            <text:p>5,272</text:p>
          </table:table-cell>
          <table:table-cell table:style-name="ce21" office:value-type="float" office:value="5966.57982915734" calcext:value-type="float">
            <text:p>5,967</text:p>
          </table:table-cell>
          <table:table-cell table:style-name="ce21"/>
          <table:table-cell table:style-name="ce29" office:value-type="float" office:value="94.31684022891" calcext:value-type="float">
            <text:p>94.3</text:p>
          </table:table-cell>
          <table:table-cell table:style-name="ce29" office:value-type="float" office:value="96.384782728893" calcext:value-type="float">
            <text:p>96.4</text:p>
          </table:table-cell>
          <table:table-cell table:style-name="ce29"/>
          <table:table-cell table:style-name="ce21" office:value-type="float" office:value="35658.6694686577" calcext:value-type="float">
            <text:p>35,659</text:p>
          </table:table-cell>
          <table:table-cell table:style-name="ce21" office:value-type="float" office:value="6742.37295394366" calcext:value-type="float">
            <text:p>6,742</text:p>
          </table:table-cell>
          <table:table-cell table:style-name="ce29"/>
          <table:table-cell table:style-name="ce29" office:value-type="float" office:value="88.623163375214" calcext:value-type="float">
            <text:p>88.6</text:p>
          </table:table-cell>
          <table:table-cell table:number-columns-repeated="2"/>
          <table:table-cell table:style-name="ce44" table:formula="of:=([.I81]-[.I80])/[.I80]" office:value-type="percentage" office:value="0.00662175576828508" calcext:value-type="percentage">
            <text:p>0.7%</text:p>
          </table:table-cell>
          <table:table-cell table:number-columns-repeated="1006"/>
        </table:table-row>
        <table:table-row table:style-name="ro10">
          <table:table-cell/>
          <table:table-cell table:style-name="ce13" office:value-type="float" office:value="2" calcext:value-type="float">
            <text:p>2</text:p>
          </table:table-cell>
          <table:table-cell table:style-name="ce21" office:value-type="float" office:value="28160.740427002" calcext:value-type="float">
            <text:p>28,161</text:p>
          </table:table-cell>
          <table:table-cell table:style-name="ce21" office:value-type="float" office:value="31931.0496676242" calcext:value-type="float">
            <text:p>31,931</text:p>
          </table:table-cell>
          <table:table-cell table:style-name="ce21"/>
          <table:table-cell table:style-name="ce21" office:value-type="float" office:value="5313.44750410423" calcext:value-type="float">
            <text:p>5,313</text:p>
          </table:table-cell>
          <table:table-cell table:style-name="ce21" office:value-type="float" office:value="6024.84002860888" calcext:value-type="float">
            <text:p>6,025</text:p>
          </table:table-cell>
          <table:table-cell table:style-name="ce21"/>
          <table:table-cell table:style-name="ce29" office:value-type="float" office:value="94.183258318128" calcext:value-type="float">
            <text:p>94.2</text:p>
          </table:table-cell>
          <table:table-cell table:style-name="ce29" office:value-type="float" office:value="96.0771102567709" calcext:value-type="float">
            <text:p>96.1</text:p>
          </table:table-cell>
          <table:table-cell table:style-name="ce29"/>
          <table:table-cell table:style-name="ce21" office:value-type="float" office:value="35608.1657283712" calcext:value-type="float">
            <text:p>35,608</text:p>
          </table:table-cell>
          <table:table-cell table:style-name="ce21" office:value-type="float" office:value="6720.85044285865" calcext:value-type="float">
            <text:p>6,721</text:p>
          </table:table-cell>
          <table:table-cell table:style-name="ce29"/>
          <table:table-cell table:style-name="ce29" office:value-type="float" office:value="89.673390960947" calcext:value-type="float">
            <text:p>89.7</text:p>
          </table:table-cell>
          <table:table-cell table:number-columns-repeated="2"/>
          <table:table-cell table:style-name="ce44" table:formula="of:=([.I82]-[.I81])/[.I81]" office:value-type="percentage" office:value="-0.00141631028412096" calcext:value-type="percentage">
            <text:p>-0.1%</text:p>
          </table:table-cell>
          <table:table-cell table:number-columns-repeated="1006"/>
        </table:table-row>
        <table:table-row table:style-name="ro10">
          <table:table-cell/>
          <table:table-cell table:style-name="ce13" office:value-type="float" office:value="3" calcext:value-type="float">
            <text:p>3</text:p>
          </table:table-cell>
          <table:table-cell table:style-name="ce21" office:value-type="float" office:value="28307.2127547727" calcext:value-type="float">
            <text:p>28,307</text:p>
          </table:table-cell>
          <table:table-cell table:style-name="ce21" office:value-type="float" office:value="32143.8539944004" calcext:value-type="float">
            <text:p>32,144</text:p>
          </table:table-cell>
          <table:table-cell table:style-name="ce21"/>
          <table:table-cell table:style-name="ce21" office:value-type="float" office:value="5337.63492804471" calcext:value-type="float">
            <text:p>5,338</text:p>
          </table:table-cell>
          <table:table-cell table:style-name="ce21" office:value-type="float" office:value="6061.07564488324" calcext:value-type="float">
            <text:p>6,061</text:p>
          </table:table-cell>
          <table:table-cell table:style-name="ce21"/>
          <table:table-cell table:style-name="ce29" office:value-type="float" office:value="94.361138141928" calcext:value-type="float">
            <text:p>94.4</text:p>
          </table:table-cell>
          <table:table-cell table:style-name="ce29" office:value-type="float" office:value="96.1964010880001" calcext:value-type="float">
            <text:p>96.2</text:p>
          </table:table-cell>
          <table:table-cell table:style-name="ce29"/>
          <table:table-cell table:style-name="ce21" office:value-type="float" office:value="35675.4173223245" calcext:value-type="float">
            <text:p>35,675</text:p>
          </table:table-cell>
          <table:table-cell table:style-name="ce21" office:value-type="float" office:value="6729.19515507734" calcext:value-type="float">
            <text:p>6,729</text:p>
          </table:table-cell>
          <table:table-cell table:style-name="ce29"/>
          <table:table-cell table:style-name="ce29" office:value-type="float" office:value="90.100849287854" calcext:value-type="float">
            <text:p>90.1</text:p>
          </table:table-cell>
          <table:table-cell table:number-columns-repeated="2"/>
          <table:table-cell table:style-name="ce44" table:formula="of:=([.I83]-[.I82])/[.I82]" office:value-type="percentage" office:value="0.00188865650834847" calcext:value-type="percentage">
            <text:p>0.2%</text:p>
          </table:table-cell>
          <table:table-cell table:number-columns-repeated="1006"/>
        </table:table-row>
        <table:table-row table:style-name="ro10">
          <table:table-cell/>
          <table:table-cell table:style-name="ce13" office:value-type="float" office:value="4" calcext:value-type="float">
            <text:p>4</text:p>
          </table:table-cell>
          <table:table-cell table:style-name="ce21" office:value-type="float" office:value="28746.6241534385" calcext:value-type="float">
            <text:p>28,747</text:p>
          </table:table-cell>
          <table:table-cell table:style-name="ce21" office:value-type="float" office:value="32557.0591479389" calcext:value-type="float">
            <text:p>32,557</text:p>
          </table:table-cell>
          <table:table-cell table:style-name="ce21"/>
          <table:table-cell table:style-name="ce21" office:value-type="float" office:value="5416.99235001432" calcext:value-type="float">
            <text:p>5,417</text:p>
          </table:table-cell>
          <table:table-cell table:style-name="ce21" office:value-type="float" office:value="6135.02786977696" calcext:value-type="float">
            <text:p>6,135</text:p>
          </table:table-cell>
          <table:table-cell table:style-name="ce21"/>
          <table:table-cell table:style-name="ce29" office:value-type="float" office:value="94.942455201069" calcext:value-type="float">
            <text:p>94.9</text:p>
          </table:table-cell>
          <table:table-cell table:style-name="ce29" office:value-type="float" office:value="96.7265563211074" calcext:value-type="float">
            <text:p>96.7</text:p>
          </table:table-cell>
          <table:table-cell table:style-name="ce29"/>
          <table:table-cell table:style-name="ce21" office:value-type="float" office:value="35895.1977222835" calcext:value-type="float">
            <text:p>35,895</text:p>
          </table:table-cell>
          <table:table-cell table:style-name="ce21" office:value-type="float" office:value="6766.28092944847" calcext:value-type="float">
            <text:p>6,766</text:p>
          </table:table-cell>
          <table:table-cell table:style-name="ce29"/>
          <table:table-cell table:style-name="ce29" office:value-type="float" office:value="90.700319858463" calcext:value-type="float">
            <text:p>90.7</text:p>
          </table:table-cell>
          <table:table-cell table:number-columns-repeated="2"/>
          <table:table-cell table:style-name="ce44" table:formula="of:=([.I84]-[.I83])/[.I83]" office:value-type="percentage" office:value="0.00616055582401565" calcext:value-type="percentage">
            <text:p>0.6%</text:p>
          </table:table-cell>
          <table:table-cell table:number-columns-repeated="1006"/>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28816.4660598142" calcext:value-type="float">
            <text:p>28,816</text:p>
          </table:table-cell>
          <table:table-cell table:style-name="ce21" office:value-type="float" office:value="32629.3612152285" calcext:value-type="float">
            <text:p>32,629</text:p>
          </table:table-cell>
          <table:table-cell table:style-name="ce21"/>
          <table:table-cell table:style-name="ce21" office:value-type="float" office:value="5426.75311738802" calcext:value-type="float">
            <text:p>5,427</text:p>
          </table:table-cell>
          <table:table-cell table:style-name="ce21" office:value-type="float" office:value="6144.80232675216" calcext:value-type="float">
            <text:p>6,145</text:p>
          </table:table-cell>
          <table:table-cell table:style-name="ce21"/>
          <table:table-cell table:style-name="ce29" office:value-type="float" office:value="94.136073072789" calcext:value-type="float">
            <text:p>94.1</text:p>
          </table:table-cell>
          <table:table-cell table:style-name="ce29" office:value-type="float" office:value="95.8431635451468" calcext:value-type="float">
            <text:p>95.8</text:p>
          </table:table-cell>
          <table:table-cell table:style-name="ce29"/>
          <table:table-cell table:style-name="ce21" office:value-type="float" office:value="35590.3262517383" calcext:value-type="float">
            <text:p>35,590</text:p>
          </table:table-cell>
          <table:table-cell table:style-name="ce21" office:value-type="float" office:value="6704.48524561009" calcext:value-type="float">
            <text:p>6,704</text:p>
          </table:table-cell>
          <table:table-cell table:style-name="ce29"/>
          <table:table-cell table:style-name="ce29" office:value-type="float" office:value="91.680421765267" calcext:value-type="float">
            <text:p>91.7</text:p>
          </table:table-cell>
          <table:table-cell table:number-columns-repeated="2"/>
          <table:table-cell table:style-name="ce44" table:formula="of:=([.I85]-[.I84])/[.I84]" office:value-type="percentage" office:value="-0.00849337766305113" calcext:value-type="percentage">
            <text:p>-0.8%</text:p>
          </table:table-cell>
          <table:table-cell table:number-columns-repeated="1006"/>
        </table:table-row>
        <table:table-row table:style-name="ro1">
          <table:table-cell/>
          <table:table-cell table:style-name="ce13" office:value-type="float" office:value="2" calcext:value-type="float">
            <text:p>2</text:p>
          </table:table-cell>
          <table:table-cell table:style-name="ce21" office:value-type="float" office:value="29251.1111314676" calcext:value-type="float">
            <text:p>29,251</text:p>
          </table:table-cell>
          <table:table-cell table:style-name="ce21" office:value-type="float" office:value="33036.0538021637" calcext:value-type="float">
            <text:p>33,036</text:p>
          </table:table-cell>
          <table:table-cell table:style-name="ce21"/>
          <table:table-cell table:style-name="ce21" office:value-type="float" office:value="5504.95165828583" calcext:value-type="float">
            <text:p>5,505</text:p>
          </table:table-cell>
          <table:table-cell table:style-name="ce21" office:value-type="float" office:value="6217.26396457462" calcext:value-type="float">
            <text:p>6,217</text:p>
          </table:table-cell>
          <table:table-cell table:style-name="ce21"/>
          <table:table-cell table:style-name="ce29" office:value-type="float" office:value="94.538617420296" calcext:value-type="float">
            <text:p>94.5</text:p>
          </table:table-cell>
          <table:table-cell table:style-name="ce29" office:value-type="float" office:value="96.1909657130425" calcext:value-type="float">
            <text:p>96.2</text:p>
          </table:table-cell>
          <table:table-cell table:style-name="ce29"/>
          <table:table-cell table:style-name="ce21" office:value-type="float" office:value="35742.517480785" calcext:value-type="float">
            <text:p>35,743</text:p>
          </table:table-cell>
          <table:table-cell table:style-name="ce21" office:value-type="float" office:value="6728.81493608352" calcext:value-type="float">
            <text:p>6,729</text:p>
          </table:table-cell>
          <table:table-cell table:style-name="ce29"/>
          <table:table-cell table:style-name="ce29" office:value-type="float" office:value="92.427887375095" calcext:value-type="float">
            <text:p>92.4</text:p>
          </table:table-cell>
          <table:table-cell table:number-columns-repeated="2"/>
          <table:table-cell table:style-name="ce44" table:formula="of:=([.I86]-[.I85])/[.I85]" office:value-type="percentage" office:value="0.00427619651390964" calcext:value-type="percentage">
            <text:p>0.4%</text:p>
          </table:table-cell>
          <table:table-cell table:number-columns-repeated="1006"/>
        </table:table-row>
        <table:table-row table:style-name="ro1">
          <table:table-cell/>
          <table:table-cell table:style-name="ce13" office:value-type="float" office:value="3" calcext:value-type="float">
            <text:p>3</text:p>
          </table:table-cell>
          <table:table-cell table:style-name="ce21" office:value-type="float" office:value="29417.681993051" calcext:value-type="float">
            <text:p>29,418</text:p>
          </table:table-cell>
          <table:table-cell table:style-name="ce21" office:value-type="float" office:value="33242.2574325582" calcext:value-type="float">
            <text:p>33,242</text:p>
          </table:table-cell>
          <table:table-cell table:style-name="ce21"/>
          <table:table-cell table:style-name="ce21" office:value-type="float" office:value="5532.62938017274" calcext:value-type="float">
            <text:p>5,533</text:p>
          </table:table-cell>
          <table:table-cell table:style-name="ce21" office:value-type="float" office:value="6251.92325411913" calcext:value-type="float">
            <text:p>6,252</text:p>
          </table:table-cell>
          <table:table-cell table:style-name="ce21"/>
          <table:table-cell table:style-name="ce29" office:value-type="float" office:value="94.583270198166" calcext:value-type="float">
            <text:p>94.6</text:p>
          </table:table-cell>
          <table:table-cell table:style-name="ce29" office:value-type="float" office:value="96.1725987957426" calcext:value-type="float">
            <text:p>96.2</text:p>
          </table:table-cell>
          <table:table-cell table:style-name="ce29"/>
          <table:table-cell table:style-name="ce21" office:value-type="float" office:value="35759.3994993412" calcext:value-type="float">
            <text:p>35,759</text:p>
          </table:table-cell>
          <table:table-cell table:style-name="ce21" office:value-type="float" office:value="6727.5301211683" calcext:value-type="float">
            <text:p>6,728</text:p>
          </table:table-cell>
          <table:table-cell table:style-name="ce29"/>
          <table:table-cell table:style-name="ce29" office:value-type="float" office:value="92.960893913139" calcext:value-type="float">
            <text:p>93.0</text:p>
          </table:table-cell>
          <table:table-cell table:number-columns-repeated="2"/>
          <table:table-cell table:style-name="ce44" table:formula="of:=([.I87]-[.I86])/[.I86]" office:value-type="percentage" office:value="0.00047232315310349" calcext:value-type="percentage">
            <text:p>0.0%</text:p>
          </table:table-cell>
          <table:table-cell table:number-columns-repeated="1006"/>
        </table:table-row>
        <table:table-row table:style-name="ro1">
          <table:table-cell/>
          <table:table-cell table:style-name="ce13" office:value-type="float" office:value="4" calcext:value-type="float">
            <text:p>4</text:p>
          </table:table-cell>
          <table:table-cell table:style-name="ce21" office:value-type="float" office:value="29637.5244834668" calcext:value-type="float">
            <text:p>29,638</text:p>
          </table:table-cell>
          <table:table-cell table:style-name="ce21" office:value-type="float" office:value="33618.276838595" calcext:value-type="float">
            <text:p>33,618</text:p>
          </table:table-cell>
          <table:table-cell table:style-name="ce21"/>
          <table:table-cell table:style-name="ce21" office:value-type="float" office:value="5570.28266912253" calcext:value-type="float">
            <text:p>5,570</text:p>
          </table:table-cell>
          <table:table-cell table:style-name="ce21" office:value-type="float" office:value="6318.4529782254" calcext:value-type="float">
            <text:p>6,318</text:p>
          </table:table-cell>
          <table:table-cell table:style-name="ce21"/>
          <table:table-cell table:style-name="ce29" office:value-type="float" office:value="95.643730566742" calcext:value-type="float">
            <text:p>95.6</text:p>
          </table:table-cell>
          <table:table-cell table:style-name="ce29" office:value-type="float" office:value="97.1864486195085" calcext:value-type="float">
            <text:p>97.2</text:p>
          </table:table-cell>
          <table:table-cell table:style-name="ce29"/>
          <table:table-cell table:style-name="ce21" office:value-type="float" office:value="36160.331142894" calcext:value-type="float">
            <text:p>36,160</text:p>
          </table:table-cell>
          <table:table-cell table:style-name="ce21" office:value-type="float" office:value="6798.451623895" calcext:value-type="float">
            <text:p>6,798</text:p>
          </table:table-cell>
          <table:table-cell table:style-name="ce29"/>
          <table:table-cell table:style-name="ce29" office:value-type="float" office:value="92.970046943836" calcext:value-type="float">
            <text:p>93.0</text:p>
          </table:table-cell>
          <table:table-cell table:number-columns-repeated="2"/>
          <table:table-cell table:style-name="ce44" table:formula="of:=([.I88]-[.I87])/[.I87]" office:value-type="percentage" office:value="0.0112119232751645" calcext:value-type="percentage">
            <text:p>1.1%</text:p>
          </table:table-cell>
          <table:table-cell table:number-columns-repeated="1006"/>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0189.687661875" calcext:value-type="float">
            <text:p>30,190</text:p>
          </table:table-cell>
          <table:table-cell table:style-name="ce21" office:value-type="float" office:value="34123.7971200498" calcext:value-type="float">
            <text:p>34,124</text:p>
          </table:table-cell>
          <table:table-cell table:style-name="ce21"/>
          <table:table-cell table:style-name="ce21" office:value-type="float" office:value="5671.84809695692" calcext:value-type="float">
            <text:p>5,672</text:p>
          </table:table-cell>
          <table:table-cell table:style-name="ce21" office:value-type="float" office:value="6410.96376762839" calcext:value-type="float">
            <text:p>6,411</text:p>
          </table:table-cell>
          <table:table-cell table:style-name="ce21"/>
          <table:table-cell table:style-name="ce29" office:value-type="float" office:value="95.776370503526" calcext:value-type="float">
            <text:p>95.8</text:p>
          </table:table-cell>
          <table:table-cell table:style-name="ce29" office:value-type="float" office:value="97.2567941230043" calcext:value-type="float">
            <text:p>97.3</text:p>
          </table:table-cell>
          <table:table-cell table:style-name="ce29"/>
          <table:table-cell table:style-name="ce21" office:value-type="float" office:value="36210.478748058" calcext:value-type="float">
            <text:p>36,210</text:p>
          </table:table-cell>
          <table:table-cell table:style-name="ce21" office:value-type="float" office:value="6803.37247972694" calcext:value-type="float">
            <text:p>6,803</text:p>
          </table:table-cell>
          <table:table-cell table:style-name="ce29"/>
          <table:table-cell table:style-name="ce29" office:value-type="float" office:value="94.237354213053" calcext:value-type="float">
            <text:p>94.2</text:p>
          </table:table-cell>
          <table:table-cell table:number-columns-repeated="2"/>
          <table:table-cell table:style-name="ce44" table:formula="of:=([.I89]-[.I88])/[.I88]" office:value-type="percentage" office:value="0.00138681266401925" calcext:value-type="percentage">
            <text:p>0.1%</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2" calcext:value-type="float">
            <text:p>2</text:p>
          </table:table-cell>
          <table:table-cell table:style-name="ce21" office:value-type="float" office:value="30465.6824804104" calcext:value-type="float">
            <text:p>30,466</text:p>
          </table:table-cell>
          <table:table-cell table:style-name="ce21" office:value-type="float" office:value="34512.6584552458" calcext:value-type="float">
            <text:p>34,513</text:p>
          </table:table-cell>
          <table:table-cell table:style-name="ce21"/>
          <table:table-cell table:style-name="ce21" office:value-type="float" office:value="5718.35547805064" calcext:value-type="float">
            <text:p>5,718</text:p>
          </table:table-cell>
          <table:table-cell table:style-name="ce21" office:value-type="float" office:value="6477.96581174725" calcext:value-type="float">
            <text:p>6,478</text:p>
          </table:table-cell>
          <table:table-cell table:style-name="ce21"/>
          <table:table-cell table:style-name="ce29" office:value-type="float" office:value="96.51213488543" calcext:value-type="float">
            <text:p>96.5</text:p>
          </table:table-cell>
          <table:table-cell table:style-name="ce29" office:value-type="float" office:value="97.9390883147081" calcext:value-type="float">
            <text:p>97.9</text:p>
          </table:table-cell>
          <table:table-cell table:style-name="ce29"/>
          <table:table-cell table:style-name="ce21" office:value-type="float" office:value="36488.6515413517" calcext:value-type="float">
            <text:p>36,489</text:p>
          </table:table-cell>
          <table:table-cell table:style-name="ce21" office:value-type="float" office:value="6851.10078054924" calcext:value-type="float">
            <text:p>6,851</text:p>
          </table:table-cell>
          <table:table-cell table:style-name="ce29"/>
          <table:table-cell table:style-name="ce29" office:value-type="float" office:value="94.58463658525" calcext:value-type="float">
            <text:p>94.6</text:p>
          </table:table-cell>
          <table:table-cell table:number-columns-repeated="2"/>
          <table:table-cell table:style-name="ce44" table:formula="of:=([.I90]-[.I89])/[.I89]" office:value-type="percentage" office:value="0.00768210758077242" calcext:value-type="percentage">
            <text:p>0.8%</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3" calcext:value-type="float">
            <text:p>3</text:p>
          </table:table-cell>
          <table:table-cell table:style-name="ce21" office:value-type="float" office:value="30932.5969170038" calcext:value-type="float">
            <text:p>30,933</text:p>
          </table:table-cell>
          <table:table-cell table:style-name="ce21" office:value-type="float" office:value="35092.7366222021" calcext:value-type="float">
            <text:p>35,093</text:p>
          </table:table-cell>
          <table:table-cell table:style-name="ce21"/>
          <table:table-cell table:style-name="ce21" office:value-type="float" office:value="5800.57793077654" calcext:value-type="float">
            <text:p>5,801</text:p>
          </table:table-cell>
          <table:table-cell table:style-name="ce21" office:value-type="float" office:value="6580.70042187122" calcext:value-type="float">
            <text:p>6,581</text:p>
          </table:table-cell>
          <table:table-cell table:style-name="ce21"/>
          <table:table-cell table:style-name="ce29" office:value-type="float" office:value="96.945261955077" calcext:value-type="float">
            <text:p>96.9</text:p>
          </table:table-cell>
          <table:table-cell table:style-name="ce29" office:value-type="float" office:value="98.2868391297416" calcext:value-type="float">
            <text:p>98.3</text:p>
          </table:table-cell>
          <table:table-cell table:style-name="ce29"/>
          <table:table-cell table:style-name="ce21" office:value-type="float" office:value="36652.4052779803" calcext:value-type="float">
            <text:p>36,652</text:p>
          </table:table-cell>
          <table:table-cell table:style-name="ce21" office:value-type="float" office:value="6875.42687875282" calcext:value-type="float">
            <text:p>6,875</text:p>
          </table:table-cell>
          <table:table-cell table:style-name="ce29"/>
          <table:table-cell table:style-name="ce29" office:value-type="float" office:value="95.744703126714" calcext:value-type="float">
            <text:p>95.7</text:p>
          </table:table-cell>
          <table:table-cell table:number-columns-repeated="2"/>
          <table:table-cell table:style-name="ce44" table:formula="of:=([.I91]-[.I90])/[.I90]" office:value-type="percentage" office:value="0.00448779907481238" calcext:value-type="percentage">
            <text:p>0.4%</text:p>
          </table:table-cell>
          <table:table-cell table:number-columns-repeated="1006"/>
        </table:table-row>
        <table:table-row table:style-name="ro1">
          <table:table-cell table:style-name="ce13" table:formula="of:=[.A89]" office:value-type="float" office:value="2013" calcext:value-type="float">
            <text:p>2013</text:p>
          </table:table-cell>
          <table:table-cell table:style-name="ce13" office:value-type="float" office:value="4" calcext:value-type="float">
            <text:p>4</text:p>
          </table:table-cell>
          <table:table-cell table:style-name="ce21" office:value-type="float" office:value="31262.9302490766" calcext:value-type="float">
            <text:p>31,263</text:p>
          </table:table-cell>
          <table:table-cell table:style-name="ce21" office:value-type="float" office:value="35447.8405372021" calcext:value-type="float">
            <text:p>35,448</text:p>
          </table:table-cell>
          <table:table-cell table:style-name="ce21"/>
          <table:table-cell table:style-name="ce21" office:value-type="float" office:value="5857.05886468326" calcext:value-type="float">
            <text:p>5,857</text:p>
          </table:table-cell>
          <table:table-cell table:style-name="ce21" office:value-type="float" office:value="6641.09496448851" calcext:value-type="float">
            <text:p>6,641</text:p>
          </table:table-cell>
          <table:table-cell table:style-name="ce21"/>
          <table:table-cell table:style-name="ce29" office:value-type="float" office:value="97.38583456364" calcext:value-type="float">
            <text:p>97.4</text:p>
          </table:table-cell>
          <table:table-cell table:style-name="ce29" office:value-type="float" office:value="98.6414832351459" calcext:value-type="float">
            <text:p>98.6</text:p>
          </table:table-cell>
          <table:table-cell table:style-name="ce29"/>
          <table:table-cell table:style-name="ce21" office:value-type="float" office:value="36818.973973322" calcext:value-type="float">
            <text:p>36,819</text:p>
          </table:table-cell>
          <table:table-cell table:style-name="ce21" office:value-type="float" office:value="6900.23518102684" calcext:value-type="float">
            <text:p>6,900</text:p>
          </table:table-cell>
          <table:table-cell table:style-name="ce29"/>
          <table:table-cell table:style-name="ce29" office:value-type="float" office:value="96.276013999974" calcext:value-type="float">
            <text:p>96.3</text:p>
          </table:table-cell>
          <table:table-cell table:number-columns-repeated="2"/>
          <table:table-cell table:style-name="ce44" table:formula="of:=([.I92]-[.I91])/[.I91]" office:value-type="percentage" office:value="0.00454455018923108" calcext:value-type="percentage">
            <text:p>0.5%</text:p>
          </table:table-cell>
          <table:table-cell table:number-columns-repeated="1006"/>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31728.9990596055" calcext:value-type="float">
            <text:p>31,729</text:p>
          </table:table-cell>
          <table:table-cell table:style-name="ce21" office:value-type="float" office:value="35991.7915483546" calcext:value-type="float">
            <text:p>35,992</text:p>
          </table:table-cell>
          <table:table-cell table:style-name="ce21"/>
          <table:table-cell table:style-name="ce21" office:value-type="float" office:value="5940.36958756948" calcext:value-type="float">
            <text:p>5,940</text:p>
          </table:table-cell>
          <table:table-cell table:style-name="ce21" office:value-type="float" office:value="6738.45851595686" calcext:value-type="float">
            <text:p>6,738</text:p>
          </table:table-cell>
          <table:table-cell table:style-name="ce21"/>
          <table:table-cell table:style-name="ce29" office:value-type="float" office:value="97.793013004517" calcext:value-type="float">
            <text:p>97.8</text:p>
          </table:table-cell>
          <table:table-cell table:style-name="ce29" office:value-type="float" office:value="98.9616736186878" calcext:value-type="float">
            <text:p>99.0</text:p>
          </table:table-cell>
          <table:table-cell table:style-name="ce29"/>
          <table:table-cell table:style-name="ce21" office:value-type="float" office:value="36972.9172288718" calcext:value-type="float">
            <text:p>36,973</text:p>
          </table:table-cell>
          <table:table-cell table:style-name="ce21" office:value-type="float" office:value="6922.63335344558" calcext:value-type="float">
            <text:p>6,923</text:p>
          </table:table-cell>
          <table:table-cell table:style-name="ce29"/>
          <table:table-cell table:style-name="ce29" office:value-type="float" office:value="97.346366600061" calcext:value-type="float">
            <text:p>97.3</text:p>
          </table:table-cell>
          <table:table-cell table:number-columns-repeated="2"/>
          <table:table-cell table:style-name="ce44" table:formula="of:=([.I93]-[.I92])/[.I92]" office:value-type="percentage" office:value="0.00418108488469035" calcext:value-type="percentage">
            <text:p>0.4%</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2" calcext:value-type="float">
            <text:p>2</text:p>
          </table:table-cell>
          <table:table-cell table:style-name="ce21" office:value-type="float" office:value="32141.2795145268" calcext:value-type="float">
            <text:p>32,141</text:p>
          </table:table-cell>
          <table:table-cell table:style-name="ce21" office:value-type="float" office:value="36369.2893427696" calcext:value-type="float">
            <text:p>36,369</text:p>
          </table:table-cell>
          <table:table-cell table:style-name="ce21"/>
          <table:table-cell table:style-name="ce21" office:value-type="float" office:value="6010.41205672204" calcext:value-type="float">
            <text:p>6,010</text:p>
          </table:table-cell>
          <table:table-cell table:style-name="ce21" office:value-type="float" office:value="6801.04894583918" calcext:value-type="float">
            <text:p>6,801</text:p>
          </table:table-cell>
          <table:table-cell table:style-name="ce21"/>
          <table:table-cell table:style-name="ce29" office:value-type="float" office:value="98.435360867442" calcext:value-type="float">
            <text:p>98.4</text:p>
          </table:table-cell>
          <table:table-cell table:style-name="ce29" office:value-type="float" office:value="99.5190266211013" calcext:value-type="float">
            <text:p>99.5</text:p>
          </table:table-cell>
          <table:table-cell table:style-name="ce29"/>
          <table:table-cell table:style-name="ce21" office:value-type="float" office:value="37215.7717400317" calcext:value-type="float">
            <text:p>37,216</text:p>
          </table:table-cell>
          <table:table-cell table:style-name="ce21" office:value-type="float" office:value="6961.62168441317" calcext:value-type="float">
            <text:p>6,962</text:p>
          </table:table-cell>
          <table:table-cell table:style-name="ce29"/>
          <table:table-cell table:style-name="ce29" office:value-type="float" office:value="97.725474018985" calcext:value-type="float">
            <text:p>97.7</text:p>
          </table:table-cell>
          <table:table-cell table:number-columns-repeated="2"/>
          <table:table-cell table:style-name="ce44" table:formula="of:=([.I94]-[.I93])/[.I93]" office:value-type="percentage" office:value="0.00656844331910847" calcext:value-type="percentage">
            <text:p>0.7%</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3" calcext:value-type="float">
            <text:p>3</text:p>
          </table:table-cell>
          <table:table-cell table:style-name="ce21" office:value-type="float" office:value="32463.3247749927" calcext:value-type="float">
            <text:p>32,463</text:p>
          </table:table-cell>
          <table:table-cell table:style-name="ce21" office:value-type="float" office:value="36662.8899026967" calcext:value-type="float">
            <text:p>36,663</text:p>
          </table:table-cell>
          <table:table-cell table:style-name="ce21"/>
          <table:table-cell table:style-name="ce21" office:value-type="float" office:value="6063.43443158653" calcext:value-type="float">
            <text:p>6,063</text:p>
          </table:table-cell>
          <table:table-cell table:style-name="ce21" office:value-type="float" office:value="6847.82074967019" calcext:value-type="float">
            <text:p>6,848</text:p>
          </table:table-cell>
          <table:table-cell table:style-name="ce21"/>
          <table:table-cell table:style-name="ce29" office:value-type="float" office:value="99.181222728286" calcext:value-type="float">
            <text:p>99.2</text:p>
          </table:table-cell>
          <table:table-cell table:style-name="ce29" office:value-type="float" office:value="100.154171677515" calcext:value-type="float">
            <text:p>100.2</text:p>
          </table:table-cell>
          <table:table-cell table:style-name="ce29"/>
          <table:table-cell table:style-name="ce21" office:value-type="float" office:value="37497.7621194862" calcext:value-type="float">
            <text:p>37,498</text:p>
          </table:table-cell>
          <table:table-cell table:style-name="ce21" office:value-type="float" office:value="7006.05177730696" calcext:value-type="float">
            <text:p>7,006</text:p>
          </table:table-cell>
          <table:table-cell table:style-name="ce29"/>
          <table:table-cell table:style-name="ce29" office:value-type="float" office:value="97.773541220595" calcext:value-type="float">
            <text:p>97.8</text:p>
          </table:table-cell>
          <table:table-cell table:number-columns-repeated="2"/>
          <table:table-cell table:style-name="ce44" table:formula="of:=([.I95]-[.I94])/[.I94]" office:value-type="percentage" office:value="0.00757717403858982" calcext:value-type="percentage">
            <text:p>0.8%</text:p>
          </table:table-cell>
          <table:table-cell table:number-columns-repeated="1006"/>
        </table:table-row>
        <table:table-row table:style-name="ro1">
          <table:table-cell table:style-name="ce13" table:formula="of:=[.A93]" office:value-type="float" office:value="2014" calcext:value-type="float">
            <text:p>2014</text:p>
          </table:table-cell>
          <table:table-cell table:style-name="ce13" office:value-type="float" office:value="4" calcext:value-type="float">
            <text:p>4</text:p>
          </table:table-cell>
          <table:table-cell table:style-name="ce21" office:value-type="float" office:value="32547.2184982429" calcext:value-type="float">
            <text:p>32,547</text:p>
          </table:table-cell>
          <table:table-cell table:style-name="ce21" office:value-type="float" office:value="36800.6374454081" calcext:value-type="float">
            <text:p>36,801</text:p>
          </table:table-cell>
          <table:table-cell table:style-name="ce21"/>
          <table:table-cell table:style-name="ce21" office:value-type="float" office:value="6071.90241185062" calcext:value-type="float">
            <text:p>6,072</text:p>
          </table:table-cell>
          <table:table-cell table:style-name="ce21" office:value-type="float" office:value="6865.40631035728" calcext:value-type="float">
            <text:p>6,865</text:p>
          </table:table-cell>
          <table:table-cell table:style-name="ce21"/>
          <table:table-cell table:style-name="ce29" office:value-type="float" office:value="99.246837007235" calcext:value-type="float">
            <text:p>99.2</text:p>
          </table:table-cell>
          <table:table-cell table:style-name="ce29" office:value-type="float" office:value="100.101704972555" calcext:value-type="float">
            <text:p>100.1</text:p>
          </table:table-cell>
          <table:table-cell table:style-name="ce29"/>
          <table:table-cell table:style-name="ce21" office:value-type="float" office:value="37522.5691198035" calcext:value-type="float">
            <text:p>37,523</text:p>
          </table:table-cell>
          <table:table-cell table:style-name="ce21" office:value-type="float" office:value="7002.38159117918" calcext:value-type="float">
            <text:p>7,002</text:p>
          </table:table-cell>
          <table:table-cell table:style-name="ce29"/>
          <table:table-cell table:style-name="ce29" office:value-type="float" office:value="98.076006810487" calcext:value-type="float">
            <text:p>98.1</text:p>
          </table:table-cell>
          <table:table-cell table:number-columns-repeated="2"/>
          <table:table-cell table:style-name="ce44" table:formula="of:=([.I96]-[.I95])/[.I95]" office:value-type="percentage" office:value="0.00066155948821839" calcext:value-type="percentage">
            <text:p>0.1%</text:p>
          </table:table-cell>
          <table:table-cell table:number-columns-repeated="1006"/>
        </table:table-row>
        <table:table-row table:style-name="ro12">
          <table:table-cell office:value-type="float" office:value="2015" calcext:value-type="float">
            <text:p>2015</text:p>
          </table:table-cell>
          <table:table-cell office:value-type="float" office:value="1" calcext:value-type="float">
            <text:p>1</text:p>
          </table:table-cell>
          <table:table-cell table:style-name="ce21" office:value-type="float" office:value="32490.1616011566" calcext:value-type="float">
            <text:p>32,490</text:p>
          </table:table-cell>
          <table:table-cell table:style-name="ce21" office:value-type="float" office:value="36666.7381493716" calcext:value-type="float">
            <text:p>36,667</text:p>
          </table:table-cell>
          <table:table-cell table:style-name="ce21"/>
          <table:table-cell table:style-name="ce21" office:value-type="float" office:value="6055.86345040034" calcext:value-type="float">
            <text:p>6,056</text:p>
          </table:table-cell>
          <table:table-cell table:style-name="ce21" office:value-type="float" office:value="6834.33841080909" calcext:value-type="float">
            <text:p>6,834</text:p>
          </table:table-cell>
          <table:table-cell table:style-name="ce21"/>
          <table:table-cell table:style-name="ce29" office:value-type="float" office:value="99.429070831722" calcext:value-type="float">
            <text:p>99.4</text:p>
          </table:table-cell>
          <table:table-cell table:style-name="ce29" office:value-type="float" office:value="100.166847305863" calcext:value-type="float">
            <text:p>100.2</text:p>
          </table:table-cell>
          <table:table-cell table:style-name="ce29"/>
          <table:table-cell table:style-name="ce21" office:value-type="float" office:value="37591.4668447232" calcext:value-type="float">
            <text:p>37,591</text:p>
          </table:table-cell>
          <table:table-cell table:style-name="ce21" office:value-type="float" office:value="7006.93847136105" calcext:value-type="float">
            <text:p>7,007</text:p>
          </table:table-cell>
          <table:table-cell table:style-name="ce29"/>
          <table:table-cell table:style-name="ce29" office:value-type="float" office:value="97.540056898627" calcext:value-type="float">
            <text:p>97.5</text:p>
          </table:table-cell>
          <table:table-cell table:number-columns-repeated="2"/>
          <table:table-cell table:style-name="ce44" table:formula="of:=([.I97]-[.I96])/[.I96]" office:value-type="percentage" office:value="0.00183616757956442" calcext:value-type="percentage">
            <text:p>0.2%</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2" calcext:value-type="float">
            <text:p>2</text:p>
          </table:table-cell>
          <table:table-cell table:style-name="ce21" office:value-type="float" office:value="32308.9367671654" calcext:value-type="float">
            <text:p>32,309</text:p>
          </table:table-cell>
          <table:table-cell table:style-name="ce21" office:value-type="float" office:value="36536.8907279464" calcext:value-type="float">
            <text:p>36,537</text:p>
          </table:table-cell>
          <table:table-cell table:style-name="ce21"/>
          <table:table-cell table:style-name="ce21" office:value-type="float" office:value="6013.20245061705" calcext:value-type="float">
            <text:p>6,013</text:p>
          </table:table-cell>
          <table:table-cell table:style-name="ce21" office:value-type="float" office:value="6800.09133220666" calcext:value-type="float">
            <text:p>6,800</text:p>
          </table:table-cell>
          <table:table-cell table:style-name="ce21"/>
          <table:table-cell table:style-name="ce29" office:value-type="float" office:value="99.091988836201" calcext:value-type="float">
            <text:p>99.1</text:p>
          </table:table-cell>
          <table:table-cell table:style-name="ce29" office:value-type="float" office:value="99.709284753832" calcext:value-type="float">
            <text:p>99.7</text:p>
          </table:table-cell>
          <table:table-cell table:style-name="ce29"/>
          <table:table-cell table:style-name="ce21" office:value-type="float" office:value="37464.0251764807" calcext:value-type="float">
            <text:p>37,464</text:p>
          </table:table-cell>
          <table:table-cell table:style-name="ce21" office:value-type="float" office:value="6974.93074889484" calcext:value-type="float">
            <text:p>6,975</text:p>
          </table:table-cell>
          <table:table-cell table:style-name="ce29"/>
          <table:table-cell table:style-name="ce29" office:value-type="float" office:value="97.525267388736" calcext:value-type="float">
            <text:p>97.5</text:p>
          </table:table-cell>
          <table:table-cell table:number-columns-repeated="2"/>
          <table:table-cell table:style-name="ce44" table:formula="of:=([.I98]-[.I97])/[.I97]" office:value-type="percentage" office:value="-0.00339017545574267" calcext:value-type="percentage">
            <text:p>-0.3%</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3" calcext:value-type="float">
            <text:p>3</text:p>
          </table:table-cell>
          <table:table-cell table:style-name="ce21" office:value-type="float" office:value="32202.7114151567" calcext:value-type="float">
            <text:p>32,203</text:p>
          </table:table-cell>
          <table:table-cell table:style-name="ce21" office:value-type="float" office:value="36463.1672126477" calcext:value-type="float">
            <text:p>36,463</text:p>
          </table:table-cell>
          <table:table-cell table:style-name="ce21"/>
          <table:table-cell table:style-name="ce21" office:value-type="float" office:value="5984.60514040926" calcext:value-type="float">
            <text:p>5,985</text:p>
          </table:table-cell>
          <table:table-cell table:style-name="ce21" office:value-type="float" office:value="6776.37529098579" calcext:value-type="float">
            <text:p>6,776</text:p>
          </table:table-cell>
          <table:table-cell table:style-name="ce21"/>
          <table:table-cell table:style-name="ce29" office:value-type="float" office:value="98.874371729088" calcext:value-type="float">
            <text:p>98.9</text:p>
          </table:table-cell>
          <table:table-cell table:style-name="ce29" office:value-type="float" office:value="99.3439677737161" calcext:value-type="float">
            <text:p>99.3</text:p>
          </table:table-cell>
          <table:table-cell table:style-name="ce29"/>
          <table:table-cell table:style-name="ce21" office:value-type="float" office:value="37381.7499807213" calcext:value-type="float">
            <text:p>37,382</text:p>
          </table:table-cell>
          <table:table-cell table:style-name="ce21" office:value-type="float" office:value="6949.37585053212" calcext:value-type="float">
            <text:p>6,949</text:p>
          </table:table-cell>
          <table:table-cell table:style-name="ce29"/>
          <table:table-cell table:style-name="ce29" office:value-type="float" office:value="97.542697255887" calcext:value-type="float">
            <text:p>97.5</text:p>
          </table:table-cell>
          <table:table-cell table:number-columns-repeated="2"/>
          <table:table-cell table:style-name="ce44" table:formula="of:=([.I99]-[.I98])/[.I98]" office:value-type="percentage" office:value="-0.00219611201338103" calcext:value-type="percentage">
            <text:p>-0.2%</text:p>
          </table:table-cell>
          <table:table-cell table:number-columns-repeated="1006"/>
        </table:table-row>
        <table:table-row table:style-name="ro1">
          <table:table-cell table:style-name="ce13" table:formula="of:=[.A97]" office:value-type="float" office:value="2015" calcext:value-type="float">
            <text:p>2015</text:p>
          </table:table-cell>
          <table:table-cell office:value-type="float" office:value="4" calcext:value-type="float">
            <text:p>4</text:p>
          </table:table-cell>
          <table:table-cell table:style-name="ce21" office:value-type="float" office:value="32823.2873815901" calcext:value-type="float">
            <text:p>32,823</text:p>
          </table:table-cell>
          <table:table-cell table:style-name="ce21" office:value-type="float" office:value="37103.8559696419" calcext:value-type="float">
            <text:p>37,104</text:p>
          </table:table-cell>
          <table:table-cell table:style-name="ce21"/>
          <table:table-cell table:style-name="ce21" office:value-type="float" office:value="6090.96326332893" calcext:value-type="float">
            <text:p>6,091</text:p>
          </table:table-cell>
          <table:table-cell table:style-name="ce21" office:value-type="float" office:value="6885.30131097394" calcext:value-type="float">
            <text:p>6,885</text:p>
          </table:table-cell>
          <table:table-cell table:style-name="ce21"/>
          <table:table-cell table:style-name="ce29" office:value-type="float" office:value="99.253200677155" calcext:value-type="float">
            <text:p>99.3</text:p>
          </table:table-cell>
          <table:table-cell table:style-name="ce29" office:value-type="float" office:value="99.5781225540138" calcext:value-type="float">
            <text:p>99.6</text:p>
          </table:table-cell>
          <table:table-cell table:style-name="ce29"/>
          <table:table-cell table:style-name="ce21" office:value-type="float" office:value="37524.975052845" calcext:value-type="float">
            <text:p>37,525</text:p>
          </table:table-cell>
          <table:table-cell table:style-name="ce21" office:value-type="float" office:value="6965.75560274006" calcext:value-type="float">
            <text:p>6,966</text:p>
          </table:table-cell>
          <table:table-cell table:style-name="ce29"/>
          <table:table-cell table:style-name="ce29" office:value-type="float" office:value="98.877763189422" calcext:value-type="float">
            <text:p>98.9</text:p>
          </table:table-cell>
          <table:table-cell table:number-columns-repeated="2"/>
          <table:table-cell table:style-name="ce44" table:formula="of:=([.I100]-[.I99])/[.I99]" office:value-type="percentage" office:value="0.00383141699352561" calcext:value-type="percentage">
            <text:p>0.4%</text:p>
          </table:table-cell>
          <table:table-cell table:number-columns-repeated="1006"/>
        </table:table-row>
        <table:table-row table:style-name="ro15">
          <table:table-cell office:value-type="float" office:value="2016" calcext:value-type="float">
            <text:p>2016</text:p>
          </table:table-cell>
          <table:table-cell office:value-type="float" office:value="1" calcext:value-type="float">
            <text:p>1</text:p>
          </table:table-cell>
          <table:table-cell table:style-name="ce21" office:value-type="float" office:value="32718.7213029886" calcext:value-type="float">
            <text:p>32,719</text:p>
          </table:table-cell>
          <table:table-cell table:style-name="ce21" office:value-type="float" office:value="37085.1608899559" calcext:value-type="float">
            <text:p>37,085</text:p>
          </table:table-cell>
          <table:table-cell table:style-name="ce21"/>
          <table:table-cell table:style-name="ce21" office:value-type="float" office:value="6059.38714885407" calcext:value-type="float">
            <text:p>6,059</text:p>
          </table:table-cell>
          <table:table-cell table:style-name="ce21" office:value-type="float" office:value="6868.0357410318" calcext:value-type="float">
            <text:p>6,868</text:p>
          </table:table-cell>
          <table:table-cell table:style-name="ce21"/>
          <table:table-cell table:style-name="ce29" office:value-type="float" office:value="99.356248034638" calcext:value-type="float">
            <text:p>99.4</text:p>
          </table:table-cell>
          <table:table-cell table:style-name="ce29" office:value-type="float" office:value="99.5353118845759" calcext:value-type="float">
            <text:p>99.5</text:p>
          </table:table-cell>
          <table:table-cell table:style-name="ce29"/>
          <table:table-cell table:style-name="ce21" office:value-type="float" office:value="37563.9344968975" calcext:value-type="float">
            <text:p>37,564</text:p>
          </table:table-cell>
          <table:table-cell table:style-name="ce21" office:value-type="float" office:value="6962.7608820841" calcext:value-type="float">
            <text:p>6,963</text:p>
          </table:table-cell>
          <table:table-cell table:style-name="ce29"/>
          <table:table-cell table:style-name="ce29" office:value-type="float" office:value="98.725443398425" calcext:value-type="float">
            <text:p>98.7</text:p>
          </table:table-cell>
          <table:table-cell table:number-columns-repeated="2"/>
          <table:table-cell table:style-name="ce44" table:formula="of:=([.I101]-[.I100])/[.I100]" office:value-type="percentage" office:value="0.00103822704738957" calcext:value-type="percentage">
            <text:p>0.1%</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2" calcext:value-type="float">
            <text:p>2</text:p>
          </table:table-cell>
          <table:table-cell table:style-name="ce21" office:value-type="float" office:value="33235.0233764836" calcext:value-type="float">
            <text:p>33,235</text:p>
          </table:table-cell>
          <table:table-cell table:style-name="ce21" office:value-type="float" office:value="37579.8575727297" calcext:value-type="float">
            <text:p>37,580</text:p>
          </table:table-cell>
          <table:table-cell table:style-name="ce21"/>
          <table:table-cell table:style-name="ce21" office:value-type="float" office:value="6149.28180592514" calcext:value-type="float">
            <text:p>6,149</text:p>
          </table:table-cell>
          <table:table-cell table:style-name="ce21" office:value-type="float" office:value="6953.18104108085" calcext:value-type="float">
            <text:p>6,953</text:p>
          </table:table-cell>
          <table:table-cell table:style-name="ce21"/>
          <table:table-cell table:style-name="ce29" office:value-type="float" office:value="99.869724776115" calcext:value-type="float">
            <text:p>99.9</text:p>
          </table:table-cell>
          <table:table-cell table:style-name="ce29" office:value-type="float" office:value="99.9031935344161" calcext:value-type="float">
            <text:p>99.9</text:p>
          </table:table-cell>
          <table:table-cell table:style-name="ce29"/>
          <table:table-cell table:style-name="ce21" office:value-type="float" office:value="37758.0662909625" calcext:value-type="float">
            <text:p>37,758</text:p>
          </table:table-cell>
          <table:table-cell table:style-name="ce21" office:value-type="float" office:value="6988.49518594317" calcext:value-type="float">
            <text:p>6,988</text:p>
          </table:table-cell>
          <table:table-cell table:style-name="ce29"/>
          <table:table-cell table:style-name="ce29" office:value-type="float" office:value="99.528024775264" calcext:value-type="float">
            <text:p>99.5</text:p>
          </table:table-cell>
          <table:table-cell table:number-columns-repeated="2"/>
          <table:table-cell table:style-name="ce44" table:formula="of:=([.I102]-[.I101])/[.I101]" office:value-type="percentage" office:value="0.00516803675293773" calcext:value-type="percentage">
            <text:p>0.5%</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3" calcext:value-type="float">
            <text:p>3</text:p>
          </table:table-cell>
          <table:table-cell table:style-name="ce21" office:value-type="float" office:value="33886.8207351599" calcext:value-type="float">
            <text:p>33,887</text:p>
          </table:table-cell>
          <table:table-cell table:style-name="ce21" office:value-type="float" office:value="38247.2695758586" calcext:value-type="float">
            <text:p>38,247</text:p>
          </table:table-cell>
          <table:table-cell table:style-name="ce21"/>
          <table:table-cell table:style-name="ce21" office:value-type="float" office:value="6264.05607219589" calcext:value-type="float">
            <text:p>6,264</text:p>
          </table:table-cell>
          <table:table-cell table:style-name="ce21" office:value-type="float" office:value="7070.09498188144" calcext:value-type="float">
            <text:p>7,070</text:p>
          </table:table-cell>
          <table:table-cell table:style-name="ce21"/>
          <table:table-cell table:style-name="ce29" office:value-type="float" office:value="100.419047695415" calcext:value-type="float">
            <text:p>100.4</text:p>
          </table:table-cell>
          <table:table-cell table:style-name="ce29" office:value-type="float" office:value="100.359330785482" calcext:value-type="float">
            <text:p>100.4</text:p>
          </table:table-cell>
          <table:table-cell table:style-name="ce29"/>
          <table:table-cell table:style-name="ce21" office:value-type="float" office:value="37965.750564135" calcext:value-type="float">
            <text:p>37,966</text:p>
          </table:table-cell>
          <table:table-cell table:style-name="ce21" office:value-type="float" office:value="7020.40320480051" calcext:value-type="float">
            <text:p>7,020</text:p>
          </table:table-cell>
          <table:table-cell table:style-name="ce29"/>
          <table:table-cell table:style-name="ce29" office:value-type="float" office:value="100.74150782624" calcext:value-type="float">
            <text:p>100.7</text:p>
          </table:table-cell>
          <table:table-cell table:number-columns-repeated="2"/>
          <table:table-cell table:style-name="ce44" table:formula="of:=([.I103]-[.I102])/[.I102]" office:value-type="percentage" office:value="0.00550039484469845" calcext:value-type="percentage">
            <text:p>0.6%</text:p>
          </table:table-cell>
          <table:table-cell table:number-columns-repeated="1006"/>
        </table:table-row>
        <table:table-row table:style-name="ro1">
          <table:table-cell table:style-name="ce13" table:formula="of:=[.A101]" office:value-type="float" office:value="2016" calcext:value-type="float">
            <text:p>2016</text:p>
          </table:table-cell>
          <table:table-cell office:value-type="float" office:value="4" calcext:value-type="float">
            <text:p>4</text:p>
          </table:table-cell>
          <table:table-cell table:style-name="ce21" office:value-type="float" office:value="33863.7264407445" calcext:value-type="float">
            <text:p>33,864</text:p>
          </table:table-cell>
          <table:table-cell table:style-name="ce21" office:value-type="float" office:value="38316.9914076839" calcext:value-type="float">
            <text:p>38,317</text:p>
          </table:table-cell>
          <table:table-cell table:style-name="ce21"/>
          <table:table-cell table:style-name="ce21" office:value-type="float" office:value="6253.97782736867" calcext:value-type="float">
            <text:p>6,254</text:p>
          </table:table-cell>
          <table:table-cell table:style-name="ce21" office:value-type="float" office:value="7076.41006651903" calcext:value-type="float">
            <text:p>7,076</text:p>
          </table:table-cell>
          <table:table-cell table:style-name="ce21"/>
          <table:table-cell table:style-name="ce29" office:value-type="float" office:value="100.354979493833" calcext:value-type="float">
            <text:p>100.4</text:p>
          </table:table-cell>
          <table:table-cell table:style-name="ce29" office:value-type="float" office:value="100.202163795526" calcext:value-type="float">
            <text:p>100.2</text:p>
          </table:table-cell>
          <table:table-cell table:style-name="ce29"/>
          <table:table-cell table:style-name="ce21" office:value-type="float" office:value="37941.5280942335" calcext:value-type="float">
            <text:p>37,942</text:p>
          </table:table-cell>
          <table:table-cell table:style-name="ce21" office:value-type="float" office:value="7009.40895412802" calcext:value-type="float">
            <text:p>7,009</text:p>
          </table:table-cell>
          <table:table-cell table:style-name="ce29"/>
          <table:table-cell table:style-name="ce29" office:value-type="float" office:value="100.989584058181" calcext:value-type="float">
            <text:p>101.0</text:p>
          </table:table-cell>
          <table:table-cell table:number-columns-repeated="2"/>
          <table:table-cell table:style-name="ce44" table:formula="of:=([.I104]-[.I103])/[.I103]" office:value-type="percentage" office:value="-0.000638008456088243" calcext:value-type="percentage">
            <text:p>-0.1%</text:p>
          </table:table-cell>
          <table:table-cell table:number-columns-repeated="1006"/>
        </table:table-row>
        <table:table-row table:style-name="ro19">
          <table:table-cell office:value-type="float" office:value="2017" calcext:value-type="float">
            <text:p>2017</text:p>
          </table:table-cell>
          <table:table-cell office:value-type="float" office:value="1" calcext:value-type="float">
            <text:p>1</text:p>
          </table:table-cell>
          <table:table-cell table:style-name="ce21" office:value-type="float" office:value="34437.3807266115" calcext:value-type="float">
            <text:p>34,437</text:p>
          </table:table-cell>
          <table:table-cell table:style-name="ce21" office:value-type="float" office:value="38925.732149507" calcext:value-type="float">
            <text:p>38,926</text:p>
          </table:table-cell>
          <table:table-cell table:style-name="ce21"/>
          <table:table-cell table:style-name="ce21" office:value-type="float" office:value="6352.03163836622" calcext:value-type="float">
            <text:p>6,352</text:p>
          </table:table-cell>
          <table:table-cell table:style-name="ce21" office:value-type="float" office:value="7179.91545649606" calcext:value-type="float">
            <text:p>7,180</text:p>
          </table:table-cell>
          <table:table-cell table:style-name="ce21"/>
          <table:table-cell table:style-name="ce29" office:value-type="float" office:value="100.937005735592" calcext:value-type="float">
            <text:p>100.9</text:p>
          </table:table-cell>
          <table:table-cell table:style-name="ce29" office:value-type="float" office:value="100.689800524606" calcext:value-type="float">
            <text:p>100.7</text:p>
          </table:table-cell>
          <table:table-cell table:style-name="ce29"/>
          <table:table-cell table:style-name="ce21" office:value-type="float" office:value="38161.5766171335" calcext:value-type="float">
            <text:p>38,162</text:p>
          </table:table-cell>
          <table:table-cell table:style-name="ce21" office:value-type="float" office:value="7043.52044559396" calcext:value-type="float">
            <text:p>7,044</text:p>
          </table:table-cell>
          <table:table-cell table:style-name="ce29"/>
          <table:table-cell table:style-name="ce29" office:value-type="float" office:value="102.002421283691" calcext:value-type="float">
            <text:p>102.0</text:p>
          </table:table-cell>
          <table:table-cell table:number-columns-repeated="2"/>
          <table:table-cell table:style-name="ce44" table:formula="of:=([.I105]-[.I104])/[.I104]" office:value-type="percentage" office:value="0.0057996747614777" calcext:value-type="percentage">
            <text:p>0.6%</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2" calcext:value-type="float">
            <text:p>2</text:p>
          </table:table-cell>
          <table:table-cell table:style-name="ce21" office:value-type="float" office:value="34685.343687395" calcext:value-type="float">
            <text:p>34,685</text:p>
          </table:table-cell>
          <table:table-cell table:style-name="ce21" office:value-type="float" office:value="39223.6312623559" calcext:value-type="float">
            <text:p>39,224</text:p>
          </table:table-cell>
          <table:table-cell table:style-name="ce21"/>
          <table:table-cell table:style-name="ce21" office:value-type="float" office:value="6393.8474574906" calcext:value-type="float">
            <text:p>6,394</text:p>
          </table:table-cell>
          <table:table-cell table:style-name="ce21" office:value-type="float" office:value="7230.42900426853" calcext:value-type="float">
            <text:p>7,230</text:p>
          </table:table-cell>
          <table:table-cell table:style-name="ce21"/>
          <table:table-cell table:style-name="ce29" office:value-type="float" office:value="100.947411028088" calcext:value-type="float">
            <text:p>100.9</text:p>
          </table:table-cell>
          <table:table-cell table:style-name="ce29" office:value-type="float" office:value="100.606840818283" calcext:value-type="float">
            <text:p>100.6</text:p>
          </table:table-cell>
          <table:table-cell table:style-name="ce29"/>
          <table:table-cell table:style-name="ce21" office:value-type="float" office:value="38165.51057935" calcext:value-type="float">
            <text:p>38,166</text:p>
          </table:table-cell>
          <table:table-cell table:style-name="ce21" office:value-type="float" office:value="7037.71719258718" calcext:value-type="float">
            <text:p>7,038</text:p>
          </table:table-cell>
          <table:table-cell table:style-name="ce29"/>
          <table:table-cell table:style-name="ce29" office:value-type="float" office:value="102.77245258073" calcext:value-type="float">
            <text:p>102.8</text:p>
          </table:table-cell>
          <table:table-cell table:number-columns-repeated="2"/>
          <table:table-cell table:style-name="ce44" table:formula="of:=([.I106]-[.I105])/[.I105]" office:value-type="percentage" office:value="0.000103086993914402" calcext:value-type="percentage">
            <text:p>0.0%</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3" calcext:value-type="float">
            <text:p>3</text:p>
          </table:table-cell>
          <table:table-cell table:style-name="ce21" office:value-type="float" office:value="34843.3480668843" calcext:value-type="float">
            <text:p>34,843</text:p>
          </table:table-cell>
          <table:table-cell table:style-name="ce21" office:value-type="float" office:value="39446.1921517708" calcext:value-type="float">
            <text:p>39,446</text:p>
          </table:table-cell>
          <table:table-cell table:style-name="ce21"/>
          <table:table-cell table:style-name="ce21" office:value-type="float" office:value="6419.03936753194" calcext:value-type="float">
            <text:p>6,419</text:p>
          </table:table-cell>
          <table:table-cell table:style-name="ce21" office:value-type="float" office:value="7267.00143268086" calcext:value-type="float">
            <text:p>7,267</text:p>
          </table:table-cell>
          <table:table-cell table:style-name="ce21"/>
          <table:table-cell table:style-name="ce29" office:value-type="float" office:value="101.16362632332" calcext:value-type="float">
            <text:p>101.2</text:p>
          </table:table-cell>
          <table:table-cell table:style-name="ce29" office:value-type="float" office:value="100.760688256628" calcext:value-type="float">
            <text:p>100.8</text:p>
          </table:table-cell>
          <table:table-cell table:style-name="ce29"/>
          <table:table-cell table:style-name="ce21" office:value-type="float" office:value="38247.2557876077" calcext:value-type="float">
            <text:p>38,247</text:p>
          </table:table-cell>
          <table:table-cell table:style-name="ce21" office:value-type="float" office:value="7048.4792317593" calcext:value-type="float">
            <text:p>7,048</text:p>
          </table:table-cell>
          <table:table-cell table:style-name="ce29"/>
          <table:table-cell table:style-name="ce29" office:value-type="float" office:value="103.134699050883" calcext:value-type="float">
            <text:p>103.1</text:p>
          </table:table-cell>
          <table:table-cell table:number-columns-repeated="2"/>
          <table:table-cell table:style-name="ce44" table:formula="of:=([.I107]-[.I106])/[.I106]" office:value-type="percentage" office:value="0.00214186072758066" calcext:value-type="percentage">
            <text:p>0.2%</text:p>
          </table:table-cell>
          <table:table-cell table:number-columns-repeated="1006"/>
        </table:table-row>
        <table:table-row table:style-name="ro10">
          <table:table-cell table:style-name="ce13" table:formula="of:=[.A105]" office:value-type="float" office:value="2017" calcext:value-type="float">
            <text:p>2017</text:p>
          </table:table-cell>
          <table:table-cell office:value-type="float" office:value="4" calcext:value-type="float">
            <text:p>4</text:p>
          </table:table-cell>
          <table:table-cell table:style-name="ce21" office:value-type="float" office:value="35173.7684911653" calcext:value-type="float">
            <text:p>35,174</text:p>
          </table:table-cell>
          <table:table-cell table:style-name="ce21" office:value-type="float" office:value="39807.2758399902" calcext:value-type="float">
            <text:p>39,807</text:p>
          </table:table-cell>
          <table:table-cell table:style-name="ce21"/>
          <table:table-cell table:style-name="ce21" office:value-type="float" office:value="6475.94445151208" calcext:value-type="float">
            <text:p>6,476</text:p>
          </table:table-cell>
          <table:table-cell table:style-name="ce21" office:value-type="float" office:value="7329.03291754324" calcext:value-type="float">
            <text:p>7,329</text:p>
          </table:table-cell>
          <table:table-cell table:style-name="ce21"/>
          <table:table-cell table:style-name="ce29" office:value-type="float" office:value="101.488850028875" calcext:value-type="float">
            <text:p>101.5</text:p>
          </table:table-cell>
          <table:table-cell table:style-name="ce29" office:value-type="float" office:value="101.022855587786" calcext:value-type="float">
            <text:p>101.0</text:p>
          </table:table-cell>
          <table:table-cell table:style-name="ce29"/>
          <table:table-cell table:style-name="ce21" office:value-type="float" office:value="38370.2141542328" calcext:value-type="float">
            <text:p>38,370</text:p>
          </table:table-cell>
          <table:table-cell table:style-name="ce21" office:value-type="float" office:value="7066.81853670938" calcext:value-type="float">
            <text:p>7,067</text:p>
          </table:table-cell>
          <table:table-cell table:style-name="ce29"/>
          <table:table-cell table:style-name="ce29" office:value-type="float" office:value="103.745253232054" calcext:value-type="float">
            <text:p>103.7</text:p>
          </table:table-cell>
          <table:table-cell table:number-columns-repeated="2"/>
          <table:table-cell table:style-name="ce44" table:formula="of:=([.I108]-[.I107])/[.I107]" office:value-type="percentage" office:value="0.00321482846527847" calcext:value-type="percentage">
            <text:p>0.3%</text:p>
          </table:table-cell>
          <table:table-cell table:number-columns-repeated="1006"/>
        </table:table-row>
        <table:table-row table:style-name="ro19">
          <table:table-cell office:value-type="float" office:value="2018" calcext:value-type="float">
            <text:p>2018</text:p>
          </table:table-cell>
          <table:table-cell office:value-type="float" office:value="1" calcext:value-type="float">
            <text:p>1</text:p>
          </table:table-cell>
          <table:table-cell table:style-name="ce21" office:value-type="float" office:value="35690.6467798002" calcext:value-type="float">
            <text:p>35,691</text:p>
          </table:table-cell>
          <table:table-cell table:style-name="ce21" office:value-type="float" office:value="40251.3222650213" calcext:value-type="float">
            <text:p>40,251</text:p>
          </table:table-cell>
          <table:table-cell table:style-name="ce21"/>
          <table:table-cell table:style-name="ce21" office:value-type="float" office:value="6570.68499941091" calcext:value-type="float">
            <text:p>6,571</text:p>
          </table:table-cell>
          <table:table-cell table:style-name="ce21" office:value-type="float" office:value="7410.31007493304" calcext:value-type="float">
            <text:p>7,410</text:p>
          </table:table-cell>
          <table:table-cell table:style-name="ce21"/>
          <table:table-cell table:style-name="ce29" office:value-type="float" office:value="102.268254236381" calcext:value-type="float">
            <text:p>102.3</text:p>
          </table:table-cell>
          <table:table-cell table:style-name="ce29" office:value-type="float" office:value="101.73652179574" calcext:value-type="float">
            <text:p>101.7</text:p>
          </table:table-cell>
          <table:table-cell table:style-name="ce29"/>
          <table:table-cell table:style-name="ce21" office:value-type="float" office:value="38664.885995979" calcext:value-type="float">
            <text:p>38,665</text:p>
          </table:table-cell>
          <table:table-cell table:style-name="ce21" office:value-type="float" office:value="7116.74139384941" calcext:value-type="float">
            <text:p>7,117</text:p>
          </table:table-cell>
          <table:table-cell table:style-name="ce29"/>
          <table:table-cell table:style-name="ce29" office:value-type="float" office:value="104.103041372494" calcext:value-type="float">
            <text:p>104.1</text:p>
          </table:table-cell>
          <table:table-cell table:number-columns-repeated="2"/>
          <table:table-cell table:style-name="ce44" table:formula="of:=([.I109]-[.I108])/[.I108]" office:value-type="percentage" office:value="0.00767970281744486" calcext:value-type="percentage">
            <text:p>0.8%</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2" calcext:value-type="float">
            <text:p>2</text:p>
          </table:table-cell>
          <table:table-cell table:style-name="ce21" office:value-type="float" office:value="36083.4599325965" calcext:value-type="float">
            <text:p>36,083</text:p>
          </table:table-cell>
          <table:table-cell table:style-name="ce21" office:value-type="float" office:value="40995.5037871638" calcext:value-type="float">
            <text:p>40,996</text:p>
          </table:table-cell>
          <table:table-cell table:style-name="ce21"/>
          <table:table-cell table:style-name="ce21" office:value-type="float" office:value="6635.30643654889" calcext:value-type="float">
            <text:p>6,635</text:p>
          </table:table-cell>
          <table:table-cell table:style-name="ce21" office:value-type="float" office:value="7538.57115300634" calcext:value-type="float">
            <text:p>7,539</text:p>
          </table:table-cell>
          <table:table-cell table:style-name="ce21"/>
          <table:table-cell table:style-name="ce29" office:value-type="float" office:value="102.868266893418" calcext:value-type="float">
            <text:p>102.9</text:p>
          </table:table-cell>
          <table:table-cell table:style-name="ce29" office:value-type="float" office:value="102.270967070235" calcext:value-type="float">
            <text:p>102.3</text:p>
          </table:table-cell>
          <table:table-cell table:style-name="ce29"/>
          <table:table-cell table:style-name="ce21" office:value-type="float" office:value="38891.7347004347" calcext:value-type="float">
            <text:p>38,892</text:p>
          </table:table-cell>
          <table:table-cell table:style-name="ce21" office:value-type="float" office:value="7154.12726807249" calcext:value-type="float">
            <text:p>7,154</text:p>
          </table:table-cell>
          <table:table-cell table:style-name="ce29"/>
          <table:table-cell table:style-name="ce29" office:value-type="float" office:value="105.409296095774" calcext:value-type="float">
            <text:p>105.4</text:p>
          </table:table-cell>
          <table:table-cell table:number-columns-repeated="2"/>
          <table:table-cell table:style-name="ce44" table:formula="of:=([.I110]-[.I109])/[.I109]" office:value-type="percentage" office:value="0.00586704702761563" calcext:value-type="percentage">
            <text:p>0.6%</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3" calcext:value-type="float">
            <text:p>3</text:p>
          </table:table-cell>
          <table:table-cell table:style-name="ce21" office:value-type="float" office:value="36373.1238732428" calcext:value-type="float">
            <text:p>36,373</text:p>
          </table:table-cell>
          <table:table-cell table:style-name="ce21" office:value-type="float" office:value="41162.5006090894" calcext:value-type="float">
            <text:p>41,163</text:p>
          </table:table-cell>
          <table:table-cell table:style-name="ce21"/>
          <table:table-cell table:style-name="ce21" office:value-type="float" office:value="6680.83239167637" calcext:value-type="float">
            <text:p>6,681</text:p>
          </table:table-cell>
          <table:table-cell table:style-name="ce21" office:value-type="float" office:value="7560.52101408592" calcext:value-type="float">
            <text:p>7,561</text:p>
          </table:table-cell>
          <table:table-cell table:style-name="ce21"/>
          <table:table-cell table:style-name="ce29" office:value-type="float" office:value="103.061724440728" calcext:value-type="float">
            <text:p>103.1</text:p>
          </table:table-cell>
          <table:table-cell table:style-name="ce29" office:value-type="float" office:value="102.344673421327" calcext:value-type="float">
            <text:p>102.3</text:p>
          </table:table-cell>
          <table:table-cell table:style-name="ce29"/>
          <table:table-cell table:style-name="ce21" office:value-type="float" office:value="38964.8758141425" calcext:value-type="float">
            <text:p>38,965</text:p>
          </table:table-cell>
          <table:table-cell table:style-name="ce21" office:value-type="float" office:value="7159.28322416915" calcext:value-type="float">
            <text:p>7,159</text:p>
          </table:table-cell>
          <table:table-cell table:style-name="ce29"/>
          <table:table-cell table:style-name="ce29" office:value-type="float" office:value="105.64001488271" calcext:value-type="float">
            <text:p>105.6</text:p>
          </table:table-cell>
          <table:table-cell table:number-columns-repeated="2"/>
          <table:table-cell table:style-name="ce44" table:formula="of:=([.I111]-[.I110])/[.I110]" office:value-type="percentage" office:value="0.00188063387429717" calcext:value-type="percentage">
            <text:p>0.2%</text:p>
          </table:table-cell>
          <table:table-cell table:number-columns-repeated="1006"/>
        </table:table-row>
        <table:table-row table:style-name="ro1">
          <table:table-cell table:style-name="ce13" table:formula="of:=[.A109]" office:value-type="float" office:value="2018" calcext:value-type="float">
            <text:p>2018</text:p>
          </table:table-cell>
          <table:table-cell office:value-type="float" office:value="4" calcext:value-type="float">
            <text:p>4</text:p>
          </table:table-cell>
          <table:table-cell table:style-name="ce21" office:value-type="float" office:value="36665.6725621105" calcext:value-type="float">
            <text:p>36,666</text:p>
          </table:table-cell>
          <table:table-cell table:style-name="ce21" office:value-type="float" office:value="41479.8381274635" calcext:value-type="float">
            <text:p>41,480</text:p>
          </table:table-cell>
          <table:table-cell table:style-name="ce21"/>
          <table:table-cell table:style-name="ce21" office:value-type="float" office:value="6726.78235127791" calcext:value-type="float">
            <text:p>6,727</text:p>
          </table:table-cell>
          <table:table-cell table:style-name="ce21" office:value-type="float" office:value="7610.00204147421" calcext:value-type="float">
            <text:p>7,610</text:p>
          </table:table-cell>
          <table:table-cell table:style-name="ce21"/>
          <table:table-cell table:style-name="ce29" office:value-type="float" office:value="103.130502166575" calcext:value-type="float">
            <text:p>103.1</text:p>
          </table:table-cell>
          <table:table-cell table:style-name="ce29" office:value-type="float" office:value="102.294540117763" calcext:value-type="float">
            <text:p>102.3</text:p>
          </table:table-cell>
          <table:table-cell table:style-name="ce29"/>
          <table:table-cell table:style-name="ce21" office:value-type="float" office:value="38990.878828947" calcext:value-type="float">
            <text:p>38,991</text:p>
          </table:table-cell>
          <table:table-cell table:style-name="ce21" office:value-type="float" office:value="7155.7762657005" calcext:value-type="float">
            <text:p>7,156</text:p>
          </table:table-cell>
          <table:table-cell table:style-name="ce29"/>
          <table:table-cell table:style-name="ce29" office:value-type="float" office:value="106.383439853807" calcext:value-type="float">
            <text:p>106.4</text:p>
          </table:table-cell>
          <table:table-cell table:number-columns-repeated="2"/>
          <table:table-cell table:style-name="ce44" table:formula="of:=([.I112]-[.I111])/[.I111]" office:value-type="percentage" office:value="0.000667344993694086" calcext:value-type="percentage">
            <text:p>0.1%</text:p>
          </table:table-cell>
          <table:table-cell table:number-columns-repeated="1006"/>
        </table:table-row>
        <table:table-row table:style-name="ro14">
          <table:table-cell office:value-type="float" office:value="2019" calcext:value-type="float">
            <text:p>2019</text:p>
          </table:table-cell>
          <table:table-cell office:value-type="float" office:value="1" calcext:value-type="float">
            <text:p>1</text:p>
          </table:table-cell>
          <table:table-cell table:style-name="ce21" office:value-type="float" office:value="36833.7897604136" calcext:value-type="float">
            <text:p>36,834</text:p>
          </table:table-cell>
          <table:table-cell table:style-name="ce21" office:value-type="float" office:value="41723.2763572882" calcext:value-type="float">
            <text:p>41,723</text:p>
          </table:table-cell>
          <table:table-cell table:style-name="ce21"/>
          <table:table-cell table:style-name="ce21" office:value-type="float" office:value="6742.46625872144" calcext:value-type="float">
            <text:p>6,742</text:p>
          </table:table-cell>
          <table:table-cell table:style-name="ce21" office:value-type="float" office:value="7637.49222852617" calcext:value-type="float">
            <text:p>7,637</text:p>
          </table:table-cell>
          <table:table-cell table:style-name="ce21"/>
          <table:table-cell table:style-name="ce29" office:value-type="float" office:value="103.742118575387" calcext:value-type="float">
            <text:p>103.7</text:p>
          </table:table-cell>
          <table:table-cell table:style-name="ce29" office:value-type="float" office:value="102.782339193571" calcext:value-type="float">
            <text:p>102.8</text:p>
          </table:table-cell>
          <table:table-cell table:style-name="ce29"/>
          <table:table-cell table:style-name="ce21" office:value-type="float" office:value="39222.1146009522" calcext:value-type="float">
            <text:p>39,222</text:p>
          </table:table-cell>
          <table:table-cell table:style-name="ce21" office:value-type="float" office:value="7189.89911375357" calcext:value-type="float">
            <text:p>7,190</text:p>
          </table:table-cell>
          <table:table-cell table:style-name="ce29"/>
          <table:table-cell table:style-name="ce29" office:value-type="float" office:value="106.376917159574" calcext:value-type="float">
            <text:p>106.4</text:p>
          </table:table-cell>
          <table:table-cell table:number-columns-repeated="2"/>
          <table:table-cell table:style-name="ce44" table:formula="of:=([.I113]-[.I112])/[.I112]" office:value-type="percentage" office:value="0.00593050936399129" calcext:value-type="percentage">
            <text:p>0.6%</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2" calcext:value-type="float">
            <text:p>2</text:p>
          </table:table-cell>
          <table:table-cell table:style-name="ce21" office:value-type="float" office:value="36944.014809701" calcext:value-type="float">
            <text:p>36,944</text:p>
          </table:table-cell>
          <table:table-cell table:style-name="ce21" office:value-type="float" office:value="41860.8619721388" calcext:value-type="float">
            <text:p>41,861</text:p>
          </table:table-cell>
          <table:table-cell table:style-name="ce21"/>
          <table:table-cell table:style-name="ce21" office:value-type="float" office:value="6762.2160250583" calcext:value-type="float">
            <text:p>6,762</text:p>
          </table:table-cell>
          <table:table-cell table:style-name="ce21" office:value-type="float" office:value="7662.19354092559" calcext:value-type="float">
            <text:p>7,662</text:p>
          </table:table-cell>
          <table:table-cell table:style-name="ce21"/>
          <table:table-cell table:style-name="ce29" office:value-type="float" office:value="103.381276759649" calcext:value-type="float">
            <text:p>103.4</text:p>
          </table:table-cell>
          <table:table-cell table:style-name="ce29" office:value-type="float" office:value="102.306662825308" calcext:value-type="float">
            <text:p>102.3</text:p>
          </table:table-cell>
          <table:table-cell table:style-name="ce29"/>
          <table:table-cell table:style-name="ce21" office:value-type="float" office:value="39085.689981482" calcext:value-type="float">
            <text:p>39,086</text:p>
          </table:table-cell>
          <table:table-cell table:style-name="ce21" office:value-type="float" office:value="7156.62428146779" calcext:value-type="float">
            <text:p>7,157</text:p>
          </table:table-cell>
          <table:table-cell table:style-name="ce29"/>
          <table:table-cell table:style-name="ce29" office:value-type="float" office:value="107.100225151383" calcext:value-type="float">
            <text:p>107.1</text:p>
          </table:table-cell>
          <table:table-cell table:number-columns-repeated="2"/>
          <table:table-cell table:style-name="ce44" table:formula="of:=([.I114]-[.I113])/[.I113]" office:value-type="percentage" office:value="-0.00347825763241748" calcext:value-type="percentage">
            <text:p>-0.3%</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3" calcext:value-type="float">
            <text:p>3</text:p>
          </table:table-cell>
          <table:table-cell table:style-name="ce21" office:value-type="float" office:value="37362.3379733187" calcext:value-type="float">
            <text:p>37,362</text:p>
          </table:table-cell>
          <table:table-cell table:style-name="ce21" office:value-type="float" office:value="42273.7352646141" calcext:value-type="float">
            <text:p>42,274</text:p>
          </table:table-cell>
          <table:table-cell table:style-name="ce21"/>
          <table:table-cell table:style-name="ce21" office:value-type="float" office:value="6838.35387791826" calcext:value-type="float">
            <text:p>6,838</text:p>
          </table:table-cell>
          <table:table-cell table:style-name="ce21" office:value-type="float" office:value="7737.27708601384" calcext:value-type="float">
            <text:p>7,737</text:p>
          </table:table-cell>
          <table:table-cell table:style-name="ce21"/>
          <table:table-cell table:style-name="ce29" office:value-type="float" office:value="103.582991762519" calcext:value-type="float">
            <text:p>103.6</text:p>
          </table:table-cell>
          <table:table-cell table:style-name="ce29" office:value-type="float" office:value="102.499625382099" calcext:value-type="float">
            <text:p>102.5</text:p>
          </table:table-cell>
          <table:table-cell table:style-name="ce29"/>
          <table:table-cell table:style-name="ce21" office:value-type="float" office:value="39161.9530178257" calcext:value-type="float">
            <text:p>39,162</text:p>
          </table:table-cell>
          <table:table-cell table:style-name="ce21" office:value-type="float" office:value="7170.12252763483" calcext:value-type="float">
            <text:p>7,170</text:p>
          </table:table-cell>
          <table:table-cell table:style-name="ce29"/>
          <table:table-cell table:style-name="ce29" office:value-type="float" office:value="107.945932230121" calcext:value-type="float">
            <text:p>107.9</text:p>
          </table:table-cell>
          <table:table-cell table:number-columns-repeated="2"/>
          <table:table-cell table:style-name="ce44" table:formula="of:=([.I115]-[.I114])/[.I114]" office:value-type="percentage" office:value="0.00195117538874055" calcext:value-type="percentage">
            <text:p>0.2%</text:p>
          </table:table-cell>
          <table:table-cell table:number-columns-repeated="1006"/>
        </table:table-row>
        <table:table-row table:style-name="ro1">
          <table:table-cell table:style-name="ce13" table:formula="of:=[.A113]" office:value-type="float" office:value="2019" calcext:value-type="float">
            <text:p>2019</text:p>
          </table:table-cell>
          <table:table-cell office:value-type="float" office:value="4" calcext:value-type="float">
            <text:p>4</text:p>
          </table:table-cell>
          <table:table-cell table:style-name="ce21" office:value-type="float" office:value="37424.8567503359" calcext:value-type="float">
            <text:p>37,425</text:p>
          </table:table-cell>
          <table:table-cell table:style-name="ce21" office:value-type="float" office:value="42284.2529024083" calcext:value-type="float">
            <text:p>42,284</text:p>
          </table:table-cell>
          <table:table-cell table:style-name="ce21"/>
          <table:table-cell table:style-name="ce21" office:value-type="float" office:value="6849.36406368531" calcext:value-type="float">
            <text:p>6,849</text:p>
          </table:table-cell>
          <table:table-cell table:style-name="ce21" office:value-type="float" office:value="7738.71344976991" calcext:value-type="float">
            <text:p>7,739</text:p>
          </table:table-cell>
          <table:table-cell table:style-name="ce21"/>
          <table:table-cell table:style-name="ce29" office:value-type="float" office:value="103.69073297785" calcext:value-type="float">
            <text:p>103.7</text:p>
          </table:table-cell>
          <table:table-cell table:style-name="ce29" office:value-type="float" office:value="102.599577996971" calcext:value-type="float">
            <text:p>102.6</text:p>
          </table:table-cell>
          <table:table-cell table:style-name="ce29"/>
          <table:table-cell table:style-name="ce21" office:value-type="float" office:value="39202.6870837288" calcext:value-type="float">
            <text:p>39,203</text:p>
          </table:table-cell>
          <table:table-cell table:style-name="ce21" office:value-type="float" office:value="7177.11447997527" calcext:value-type="float">
            <text:p>7,177</text:p>
          </table:table-cell>
          <table:table-cell table:style-name="ce29"/>
          <table:table-cell table:style-name="ce29" office:value-type="float" office:value="107.860598463819" calcext:value-type="float">
            <text:p>107.9</text:p>
          </table:table-cell>
          <table:table-cell table:number-columns-repeated="2"/>
          <table:table-cell table:style-name="ce44" table:formula="of:=([.I116]-[.I115])/[.I115]" office:value-type="percentage" office:value="0.00104014388364084" calcext:value-type="percentage">
            <text:p>0.1%</text:p>
          </table:table-cell>
          <table:table-cell table:number-columns-repeated="1006"/>
        </table:table-row>
        <table:table-row table:style-name="ro1">
          <table:table-cell office:value-type="float" office:value="2020" calcext:value-type="float">
            <text:p>2020</text:p>
          </table:table-cell>
          <table:table-cell office:value-type="float" office:value="1" calcext:value-type="float">
            <text:p>1</text:p>
          </table:table-cell>
          <table:table-cell table:style-name="ce21" office:value-type="float" office:value="37014.0666158421" calcext:value-type="float">
            <text:p>37,014</text:p>
          </table:table-cell>
          <table:table-cell table:style-name="ce21" office:value-type="float" office:value="41728.2513915218" calcext:value-type="float">
            <text:p>41,728</text:p>
          </table:table-cell>
          <table:table-cell table:style-name="ce21"/>
          <table:table-cell table:style-name="ce21" office:value-type="float" office:value="6776.7326767116" calcext:value-type="float">
            <text:p>6,777</text:p>
          </table:table-cell>
          <table:table-cell table:style-name="ce21" office:value-type="float" office:value="7639.83076169024" calcext:value-type="float">
            <text:p>7,640</text:p>
          </table:table-cell>
          <table:table-cell table:style-name="ce21"/>
          <table:table-cell table:style-name="ce29" office:value-type="float" office:value="101.094593733591" calcext:value-type="float">
            <text:p>101.1</text:p>
          </table:table-cell>
          <table:table-cell table:style-name="ce29" office:value-type="float" office:value="100.024264253626" calcext:value-type="float">
            <text:p>100.0</text:p>
          </table:table-cell>
          <table:table-cell table:style-name="ce29"/>
          <table:table-cell table:style-name="ce21" office:value-type="float" office:value="38221.1564156002" calcext:value-type="float">
            <text:p>38,221</text:p>
          </table:table-cell>
          <table:table-cell table:style-name="ce21" office:value-type="float" office:value="6996.96440607943" calcext:value-type="float">
            <text:p>6,997</text:p>
          </table:table-cell>
          <table:table-cell table:style-name="ce29"/>
          <table:table-cell table:style-name="ce29" office:value-type="float" office:value="109.175795043423" calcext:value-type="float">
            <text:p>109.2</text:p>
          </table:table-cell>
          <table:table-cell table:number-columns-repeated="2"/>
          <table:table-cell table:style-name="ce44" table:formula="of:=([.I117]-[.I116])/[.I116]" office:value-type="percentage" office:value="-0.0250373313959849" calcext:value-type="percentage">
            <text:p>-2.5%</text:p>
          </table:table-cell>
          <table:table-cell table:number-columns-repeated="1006"/>
        </table:table-row>
        <table:table-row table:style-name="ro10">
          <table:table-cell table:style-name="ce15" table:number-columns-repeated="3"/>
          <table:table-cell table:style-name="ce24" table:number-columns-repeated="5"/>
          <table:table-cell table:style-name="ce30"/>
          <table:table-cell table:style-name="ce34"/>
          <table:table-cell table:style-name="ce30" table:number-columns-repeated="3"/>
          <table:table-cell table:style-name="ce24" table:number-columns-repeated="2"/>
          <table:table-cell table:style-name="ce14" table:number-columns-repeated="49"/>
          <table:table-cell table:number-columns-repeated="960"/>
        </table:table-row>
        <table:table-row table:style-name="ro10">
          <table:table-cell office:value-type="string" calcext:value-type="string">
            <text:p>Latest year compared to previous year</text:p>
          </table:table-cell>
          <table:table-cell/>
          <table:table-cell table:style-name="ce14"/>
          <table:table-cell table:style-name="ce25" table:number-columns-repeated="6"/>
          <table:table-cell table:style-name="ce35"/>
          <table:table-cell table:style-name="ce25" table:number-columns-repeated="4"/>
          <table:table-cell/>
          <table:table-cell table:style-name="ce14" table:number-columns-repeated="49"/>
          <table:table-cell table:number-columns-repeated="960"/>
        </table:table-row>
        <table:table-row table:style-name="ro10">
          <table:table-cell office:value-type="float" office:value="2017" calcext:value-type="float">
            <text:p>2017</text:p>
          </table:table-cell>
          <table:table-cell/>
          <table:table-cell table:style-name="ce22" office:value-type="percentage" office:value="0.0406535126229117" calcext:value-type="percentage">
            <text:p>4.1%</text:p>
          </table:table-cell>
          <table:table-cell table:style-name="ce22" office:value-type="percentage" office:value="0.0408224649353706" calcext:value-type="percentage">
            <text:p>4.1%</text:p>
          </table:table-cell>
          <table:table-cell table:style-name="ce22"/>
          <table:table-cell table:style-name="ce22" office:value-type="percentage" office:value="0.0367976772734573" calcext:value-type="percentage">
            <text:p>3.7%</text:p>
          </table:table-cell>
          <table:table-cell table:style-name="ce22" office:value-type="percentage" office:value="0.0369660035828412" calcext:value-type="percentage">
            <text:p>3.7%</text:p>
          </table:table-cell>
          <table:table-cell table:style-name="ce22"/>
          <table:table-cell table:style-name="ce22" office:value-type="percentage" office:value="0.0113422327896899"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113422327896886"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291496104779201" calcext:value-type="percentage">
            <text:p>2.9%</text:p>
          </table:table-cell>
          <table:table-cell table:style-name="ce14" table:number-columns-repeated="49"/>
          <table:table-cell table:number-columns-repeated="960"/>
        </table:table-row>
        <table:table-row table:style-name="ro10">
          <table:table-cell office:value-type="float" office:value="2018" calcext:value-type="float">
            <text:p>2018</text:p>
          </table:table-cell>
          <table:table-cell/>
          <table:table-cell table:style-name="ce22" office:value-type="percentage" office:value="0.0407723778901929" calcext:value-type="percentage">
            <text:p>4.1%</text:p>
          </table:table-cell>
          <table:table-cell table:style-name="ce22" office:value-type="percentage" office:value="0.041208492422111" calcext:value-type="percentage">
            <text:p>4.1%</text:p>
          </table:table-cell>
          <table:table-cell table:style-name="ce22"/>
          <table:table-cell table:style-name="ce22" office:value-type="percentage" office:value="0.0382269534540958" calcext:value-type="percentage">
            <text:p>3.8%</text:p>
          </table:table-cell>
          <table:table-cell table:style-name="ce22" office:value-type="percentage" office:value="0.0386620013775893" calcext:value-type="percentage">
            <text:p>3.9%</text:p>
          </table:table-cell>
          <table:table-cell table:style-name="ce22"/>
          <table:table-cell table:style-name="ce22" office:value-type="percentage" office:value="0.0167892094313349"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167892094313344"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240160721261238" calcext:value-type="percentage">
            <text:p>2.4%</text:p>
          </table:table-cell>
          <table:table-cell table:style-name="ce14" table:number-columns-repeated="49"/>
          <table:table-cell table:number-columns-repeated="960"/>
        </table:table-row>
        <table:table-row table:style-name="ro10">
          <table:table-cell office:value-type="float" office:value="2019" calcext:value-type="float">
            <text:p>2019</text:p>
          </table:table-cell>
          <table:table-cell/>
          <table:table-cell table:style-name="ce22" office:value-type="percentage" office:value="0.0259099573619541" calcext:value-type="percentage">
            <text:p>2.6%</text:p>
          </table:table-cell>
          <table:table-cell table:style-name="ce22" office:value-type="percentage" office:value="0.0259502311406206" calcext:value-type="percentage">
            <text:p>2.6%</text:p>
          </table:table-cell>
          <table:table-cell table:style-name="ce22"/>
          <table:table-cell table:style-name="ce22" office:value-type="percentage" office:value="0.0211778483938359" calcext:value-type="percentage">
            <text:p>2.1%</text:p>
          </table:table-cell>
          <table:table-cell table:style-name="ce22" office:value-type="percentage" office:value="0.0212179364058003" calcext:value-type="percentage">
            <text:p>2.1%</text:p>
          </table:table-cell>
          <table:table-cell table:style-name="ce22"/>
          <table:table-cell table:style-name="ce22" office:value-type="percentage" office:value="0.00745965934835446"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0745965934835358"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18353659742786" calcext:value-type="percentage">
            <text:p>1.8%</text:p>
          </table:table-cell>
          <table:table-cell table:style-name="ce14" table:number-columns-repeated="49"/>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table-cell table:style-name="ce14"/>
          <table:table-cell table:style-name="ce25" table:number-columns-repeated="6"/>
          <table:table-cell table:style-name="ce35"/>
          <table:table-cell table:style-name="ce25"/>
          <table:table-cell/>
          <table:table-cell table:style-name="ce25" table:number-columns-repeated="2"/>
          <table:table-cell/>
          <table:table-cell table:style-name="ce14" table:number-columns-repeated="49"/>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22" office:value-type="percentage" office:value="0.00458513881119504" calcext:value-type="percentage">
            <text:p>0.5%</text:p>
          </table:table-cell>
          <table:table-cell table:style-name="ce22" office:value-type="percentage" office:value="0.00586883268629546" calcext:value-type="percentage">
            <text:p>0.6%</text:p>
          </table:table-cell>
          <table:table-cell table:style-name="ce22"/>
          <table:table-cell table:style-name="ce22" office:value-type="percentage" office:value="0.00233156160323089" calcext:value-type="percentage">
            <text:p>0.2%</text:p>
          </table:table-cell>
          <table:table-cell table:style-name="ce22" office:value-type="percentage" office:value="0.00361237577889462" calcext:value-type="percentage">
            <text:p>0.4%</text:p>
          </table:table-cell>
          <table:table-cell table:style-name="ce22"/>
          <table:table-cell table:style-name="ce22" office:value-type="percentage" office:value="0.005930509363991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59305093639894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00613130600209955" calcext:value-type="percentage">
            <text:p>0.0%</text:p>
          </table:table-cell>
          <table:table-cell table:style-name="ce14" table:number-columns-repeated="49"/>
          <table:table-cell table:number-columns-repeated="960"/>
        </table:table-row>
        <table:table-row table:style-name="ro10">
          <table:table-cell/>
          <table:table-cell office:value-type="float" office:value="2" calcext:value-type="float">
            <text:p>2</text:p>
          </table:table-cell>
          <table:table-cell table:style-name="ce22" office:value-type="percentage" office:value="0.00299249819267478" calcext:value-type="percentage">
            <text:p>0.3%</text:p>
          </table:table-cell>
          <table:table-cell table:style-name="ce22" office:value-type="percentage" office:value="0.00329757456419322" calcext:value-type="percentage">
            <text:p>0.3%</text:p>
          </table:table-cell>
          <table:table-cell table:style-name="ce22"/>
          <table:table-cell table:style-name="ce22" office:value-type="percentage" office:value="0.00292916057404269" calcext:value-type="percentage">
            <text:p>0.3%</text:p>
          </table:table-cell>
          <table:table-cell table:style-name="ce22" office:value-type="percentage" office:value="0.00323421768040033" calcext:value-type="percentage">
            <text:p>0.3%</text:p>
          </table:table-cell>
          <table:table-cell table:style-name="ce22"/>
          <table:table-cell table:style-name="ce22" office:value-type="percentage" office:value="-0.00347825763241749"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347825763241583"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679948254868079" calcext:value-type="percentage">
            <text:p>0.7%</text:p>
          </table:table-cell>
          <table:table-cell table:style-name="ce14" table:number-columns-repeated="49"/>
          <table:table-cell table:number-columns-repeated="960"/>
        </table:table-row>
        <table:table-row table:style-name="ro10">
          <table:table-cell/>
          <table:table-cell office:value-type="float" office:value="3" calcext:value-type="float">
            <text:p>3</text:p>
          </table:table-cell>
          <table:table-cell table:style-name="ce22" office:value-type="percentage" office:value="0.0113231646796508" calcext:value-type="percentage">
            <text:p>1.1%</text:p>
          </table:table-cell>
          <table:table-cell table:style-name="ce22" office:value-type="percentage" office:value="0.00986299070358587" calcext:value-type="percentage">
            <text:p>1.0%</text:p>
          </table:table-cell>
          <table:table-cell table:style-name="ce22"/>
          <table:table-cell table:style-name="ce22" office:value-type="percentage" office:value="0.0112593050233563" calcext:value-type="percentage">
            <text:p>1.1%</text:p>
          </table:table-cell>
          <table:table-cell table:style-name="ce22" office:value-type="percentage" office:value="0.00979922324947946" calcext:value-type="percentage">
            <text:p>1.0%</text:p>
          </table:table-cell>
          <table:table-cell table:style-name="ce22"/>
          <table:table-cell table:style-name="ce22" office:value-type="percentage" office:value="0.00195117538874046"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19511753887389"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789640803782277" calcext:value-type="percentage">
            <text:p>0.8%</text:p>
          </table:table-cell>
          <table:table-cell table:style-name="ce14" table:number-columns-repeated="49"/>
          <table:table-cell table:number-columns-repeated="960"/>
        </table:table-row>
        <table:table-row table:style-name="ro10">
          <table:table-cell/>
          <table:table-cell office:value-type="float" office:value="4" calcext:value-type="float">
            <text:p>4</text:p>
          </table:table-cell>
          <table:table-cell table:style-name="ce22" office:value-type="percentage" office:value="0.00167331008733562" calcext:value-type="percentage">
            <text:p>0.2%</text:p>
          </table:table-cell>
          <table:table-cell table:style-name="ce22" office:value-type="percentage" office:value="0.000248798402326278" calcext:value-type="percentage">
            <text:p>0.0%</text:p>
          </table:table-cell>
          <table:table-cell table:style-name="ce22"/>
          <table:table-cell table:style-name="ce22" office:value-type="percentage" office:value="0.00161006376148554" calcext:value-type="percentage">
            <text:p>0.2%</text:p>
          </table:table-cell>
          <table:table-cell table:style-name="ce22" office:value-type="percentage" office:value="0.000185642021101495" calcext:value-type="percentage">
            <text:p>0.0%</text:p>
          </table:table-cell>
          <table:table-cell table:style-name="ce22"/>
          <table:table-cell table:style-name="ce22" office:value-type="percentage" office:value="0.001040143883640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1040143883642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0790523223423434" calcext:value-type="percentage">
            <text:p>-0.1%</text:p>
          </table:table-cell>
          <table:table-cell table:style-name="ce14" table:number-columns-repeated="49"/>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22" office:value-type="percentage" office:value="-0.0109763983128703" calcext:value-type="percentage">
            <text:p>-1.1%</text:p>
          </table:table-cell>
          <table:table-cell table:style-name="ce22" office:value-type="percentage" office:value="-0.0131491388098955" calcext:value-type="percentage">
            <text:p>-1.3%</text:p>
          </table:table-cell>
          <table:table-cell table:style-name="ce22"/>
          <table:table-cell table:style-name="ce22" office:value-type="percentage" office:value="-0.0106041066438262" calcext:value-type="percentage">
            <text:p>-1.1%</text:p>
          </table:table-cell>
          <table:table-cell table:style-name="ce22" office:value-type="percentage" office:value="-0.0127776650113087" calcext:value-type="percentage">
            <text:p>-1.3%</text:p>
          </table:table-cell>
          <table:table-cell table:style-name="ce22"/>
          <table:table-cell table:style-name="ce22" office:value-type="percentage" office:value="-0.0250373313959849"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250373313959871"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121934849086265" calcext:value-type="percentage">
            <text:p>1.2%</text:p>
          </table:table-cell>
          <table:table-cell table:style-name="ce14" table:number-columns-repeated="49"/>
          <table:table-cell table:number-columns-repeated="960"/>
        </table:table-row>
        <table:table-row table:style-name="ro10">
          <table:table-cell table:number-columns-repeated="2"/>
          <table:table-cell table:style-name="ce22" table:number-columns-repeated="13"/>
          <table:table-cell table:style-name="ce14" table:number-columns-repeated="49"/>
          <table:table-cell table:number-columns-repeated="960"/>
        </table:table-row>
        <table:table-row table:style-name="ro20">
          <table:table-cell office:value-type="string" calcext:value-type="string">
            <text:p>Latest quarter compared to the same quarter a year earlier</text:p>
          </table:table-cell>
          <table:table-cell/>
          <table:table-cell table:style-name="ce22" table:number-columns-repeated="13"/>
          <table:table-cell table:number-columns-repeated="1009"/>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22" office:value-type="percentage" office:value="0.0320292032718328" calcext:value-type="percentage">
            <text:p>3.2%</text:p>
          </table:table-cell>
          <table:table-cell table:style-name="ce22" office:value-type="percentage" office:value="0.0365690866644162" calcext:value-type="percentage">
            <text:p>3.7%</text:p>
          </table:table-cell>
          <table:table-cell table:style-name="ce22"/>
          <table:table-cell table:style-name="ce22" office:value-type="percentage" office:value="0.0261435846225972" calcext:value-type="percentage">
            <text:p>2.6%</text:p>
          </table:table-cell>
          <table:table-cell table:style-name="ce22" office:value-type="percentage" office:value="0.0306575772532951" calcext:value-type="percentage">
            <text:p>3.1%</text:p>
          </table:table-cell>
          <table:table-cell table:style-name="ce22"/>
          <table:table-cell table:style-name="ce22" office:value-type="percentage" office:value="0.0144117482987374"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144117482987329"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218425490466103" calcext:value-type="percentage">
            <text:p>2.2%</text:p>
          </table:table-cell>
          <table:table-cell table:style-name="ce14" table:number-columns-repeated="49"/>
          <table:table-cell table:number-columns-repeated="960"/>
        </table:table-row>
        <table:table-row table:style-name="ro10">
          <table:table-cell/>
          <table:table-cell office:value-type="float" office:value="2" calcext:value-type="float">
            <text:p>2</text:p>
          </table:table-cell>
          <table:table-cell table:style-name="ce22" office:value-type="percentage" office:value="0.023849012226433" calcext:value-type="percentage">
            <text:p>2.4%</text:p>
          </table:table-cell>
          <table:table-cell table:style-name="ce22" office:value-type="percentage" office:value="0.0211086120435959" calcext:value-type="percentage">
            <text:p>2.1%</text:p>
          </table:table-cell>
          <table:table-cell table:style-name="ce22"/>
          <table:table-cell table:style-name="ce22" office:value-type="percentage" office:value="0.0191264095672148" calcext:value-type="percentage">
            <text:p>1.9%</text:p>
          </table:table-cell>
          <table:table-cell table:style-name="ce22" office:value-type="percentage" office:value="0.0163986497454429" calcext:value-type="percentage">
            <text:p>1.6%</text:p>
          </table:table-cell>
          <table:table-cell table:style-name="ce22"/>
          <table:table-cell table:style-name="ce22" office:value-type="percentage" office:value="0.00498705656976339"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0498705656976228"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160415553299269" calcext:value-type="percentage">
            <text:p>1.6%</text:p>
          </table:table-cell>
          <table:table-cell table:style-name="ce14" table:number-columns-repeated="49"/>
          <table:table-cell table:number-columns-repeated="960"/>
        </table:table-row>
        <table:table-row table:style-name="ro2">
          <table:table-cell table:style-name="ce16"/>
          <table:table-cell table:style-name="ce13" office:value-type="float" office:value="3" calcext:value-type="float">
            <text:p>3</text:p>
          </table:table-cell>
          <table:table-cell table:style-name="ce22" office:value-type="percentage" office:value="0.0271962920623268" calcext:value-type="percentage">
            <text:p>2.7%</text:p>
          </table:table-cell>
          <table:table-cell table:style-name="ce22" office:value-type="percentage" office:value="0.0269962864034388" calcext:value-type="percentage">
            <text:p>2.7%</text:p>
          </table:table-cell>
          <table:table-cell table:style-name="ce22"/>
          <table:table-cell table:style-name="ce22" office:value-type="percentage" office:value="0.023578122755803" calcext:value-type="percentage">
            <text:p>2.4%</text:p>
          </table:table-cell>
          <table:table-cell table:style-name="ce22" office:value-type="percentage" office:value="0.0233788215916082" calcext:value-type="percentage">
            <text:p>2.3%</text:p>
          </table:table-cell>
          <table:table-cell table:style-name="ce22"/>
          <table:table-cell table:style-name="ce22" office:value-type="percentage" office:value="0.00505781680463535"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0505781680463402"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218280672335309" calcext:value-type="percentage">
            <text:p>2.2%</text:p>
          </table:table-cell>
          <table:table-cell table:style-name="ce14" table:number-columns-repeated="49"/>
          <table:table-cell table:number-columns-repeated="960"/>
        </table:table-row>
        <table:table-row table:style-name="ro2">
          <table:table-cell/>
          <table:table-cell table:style-name="ce13" office:value-type="float" office:value="4" calcext:value-type="float">
            <text:p>4</text:p>
          </table:table-cell>
          <table:table-cell table:style-name="ce22" office:value-type="percentage" office:value="0.0207055846838584" calcext:value-type="percentage">
            <text:p>2.1%</text:p>
          </table:table-cell>
          <table:table-cell table:style-name="ce22" office:value-type="percentage" office:value="0.0193929101765755" calcext:value-type="percentage">
            <text:p>1.9%</text:p>
          </table:table-cell>
          <table:table-cell table:style-name="ce22"/>
          <table:table-cell table:style-name="ce22" office:value-type="percentage" office:value="0.0182229342360263" calcext:value-type="percentage">
            <text:p>1.8%</text:p>
          </table:table-cell>
          <table:table-cell table:style-name="ce22" office:value-type="percentage" office:value="0.0169134525318426" calcext:value-type="percentage">
            <text:p>1.7%</text:p>
          </table:table-cell>
          <table:table-cell table:style-name="ce22"/>
          <table:table-cell table:style-name="ce22" office:value-type="percentage" office:value="0.00543225136604231"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0543225136604253"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138852307468336" calcext:value-type="percentage">
            <text:p>1.4%</text:p>
          </table:table-cell>
          <table:table-cell table:style-name="ce14" table:number-columns-repeated="49"/>
          <table:table-cell table:number-columns-repeated="960"/>
        </table:table-row>
        <table:table-row table:style-name="ro2">
          <table:table-cell office:value-type="float" office:value="2020" calcext:value-type="float">
            <text:p>2020</text:p>
          </table:table-cell>
          <table:table-cell office:value-type="float" office:value="1" calcext:value-type="float">
            <text:p>1</text:p>
          </table:table-cell>
          <table:table-cell table:style-name="ce22" office:value-type="percentage" office:value="0.00489433361598457" calcext:value-type="percentage">
            <text:p>0.5%</text:p>
          </table:table-cell>
          <table:table-cell table:style-name="ce22" office:value-type="percentage" office:value="0.000119238819861422" calcext:value-type="percentage">
            <text:p>0.0%</text:p>
          </table:table-cell>
          <table:table-cell table:style-name="ce22"/>
          <table:table-cell table:style-name="ce22" office:value-type="percentage" office:value="0.005082178638393" calcext:value-type="percentage">
            <text:p>0.5%</text:p>
          </table:table-cell>
          <table:table-cell table:style-name="ce22" office:value-type="percentage" office:value="0.000306191233208075" calcext:value-type="percentage">
            <text:p>0.0%</text:p>
          </table:table-cell>
          <table:table-cell table:style-name="ce22"/>
          <table:table-cell table:style-name="ce22" office:value-type="percentage" office:value="-0.025520250387716" calcext:value-type="percentage">
            <text:p>-2.6%</text:p>
          </table:table-cell>
          <table:table-cell table:style-name="ce22" office:value-type="percentage" office:value="-0.026834132805156" calcext:value-type="percentage">
            <text:p>-2.7%</text:p>
          </table:table-cell>
          <table:table-cell table:style-name="ce22"/>
          <table:table-cell table:style-name="ce22" office:value-type="percentage" office:value="-0.0255202503877162" calcext:value-type="percentage">
            <text:p>-2.6%</text:p>
          </table:table-cell>
          <table:table-cell table:style-name="ce22" office:value-type="percentage" office:value="-0.0268341328051559" calcext:value-type="percentage">
            <text:p>-2.7%</text:p>
          </table:table-cell>
          <table:table-cell table:style-name="ce22"/>
          <table:table-cell table:style-name="ce22" office:value-type="percentage" office:value="0.0263109512719799" calcext:value-type="percentage">
            <text:p>2.6%</text:p>
          </table:table-cell>
          <table:table-cell table:style-name="ce14" table:number-columns-repeated="49"/>
          <table:table-cell table:number-columns-repeated="960"/>
        </table:table-row>
        <table:table-row table:style-name="ro10">
          <table:table-cell table:style-name="ce13"/>
          <table:table-cell table:number-columns-repeated="14"/>
          <table:table-cell table:style-name="ce14" table:number-columns-repeated="49"/>
          <table:table-cell table:number-columns-repeated="960"/>
        </table:table-row>
        <table:table-row table:style-name="ro2">
          <table:table-cell table:style-name="ce13"/>
          <table:table-cell/>
          <table:table-cell table:style-name="ce23"/>
          <table:table-cell table:number-columns-repeated="1021"/>
        </table:table-row>
        <table:table-row table:style-name="ro2">
          <table:table-cell table:number-columns-repeated="1024"/>
        </table:table-row>
        <table:table-row table:style-name="ro20" table:number-rows-repeated="1048436">
          <table:table-cell table:number-columns-repeated="1024"/>
        </table:table-row>
        <table:table-row table:style-name="ro20">
          <table:table-cell table:number-columns-repeated="1024"/>
        </table:table-row>
        <table:named-expressions>
          <table:named-range table:name="_xlnm.Print_Area" table:base-cell-address="$'Table A'.$A$1" table:cell-range-address="$'Table A'.$A$1:.$O$136" table:range-usable-as="print-range"/>
          <table:named-range table:name="_xlnm.Print_Titles" table:base-cell-address="$'Table A'.$A$1" table:cell-range-address="$'Table A'.$A$1:.$AMJ$5" table:range-usable-as="repeat-column repeat-row"/>
        </table:named-expressions>
      </table:table>
      <table:table table:name="CSV gdp_onshore_time" table:style-name="ta1">
        <table:table-column table:style-name="co4" table:default-cell-style-name="Default"/>
        <table:table-column table:style-name="co18" table:default-cell-style-name="ce45"/>
        <table:table-column table:style-name="co19" table:default-cell-style-name="ce45"/>
        <table:table-row table:style-name="ro2">
          <table:table-cell/>
          <table:table-cell table:style-name="Default" office:value-type="string" calcext:value-type="string">
            <text:p>nominal GDP</text:p>
          </table:table-cell>
          <table:table-cell table:style-name="Default" office:value-type="string" calcext:value-type="string">
            <text:p>real GDP (2019 prices)</text:p>
          </table:table-cell>
        </table:table-row>
        <table:table-row table:style-name="ro2">
          <table:table-cell table:formula="of:=['Table A'.A6]" office:value-type="float" office:value="1998" calcext:value-type="float">
            <text:p>1998</text:p>
          </table:table-cell>
          <table:table-cell table:formula="of:=0.001*['Table A'.D6]" office:value-type="float" office:value="77.997804570323" calcext:value-type="float">
            <text:p>78.00</text:p>
          </table:table-cell>
          <table:table-cell table:formula="of:=0.001*(['Table A'.D$27]/['Table A'.I$27])*['Table A'.I6]" office:value-type="float" office:value="126.089644836271" calcext:value-type="float">
            <text:p>126.09</text:p>
          </table:table-cell>
        </table:table-row>
        <table:table-row table:style-name="ro2">
          <table:table-cell table:formula="of:=['Table A'.A7]" office:value-type="float" office:value="1999" calcext:value-type="float">
            <text:p>1999</text:p>
          </table:table-cell>
          <table:table-cell table:formula="of:=0.001*['Table A'.D7]" office:value-type="float" office:value="78.9353498401208" calcext:value-type="float">
            <text:p>78.94</text:p>
          </table:table-cell>
          <table:table-cell table:formula="of:=0.001*(['Table A'.D$27]/['Table A'.I$27])*['Table A'.I7]" office:value-type="float" office:value="127.629741642082" calcext:value-type="float">
            <text:p>127.63</text:p>
          </table:table-cell>
        </table:table-row>
        <table:table-row table:style-name="ro2">
          <table:table-cell table:formula="of:=['Table A'.A8]" office:value-type="float" office:value="2000" calcext:value-type="float">
            <text:p>2000</text:p>
          </table:table-cell>
          <table:table-cell table:formula="of:=0.001*['Table A'.D8]" office:value-type="float" office:value="82.648209509958" calcext:value-type="float">
            <text:p>82.65</text:p>
          </table:table-cell>
          <table:table-cell table:formula="of:=0.001*(['Table A'.D$27]/['Table A'.I$27])*['Table A'.I8]" office:value-type="float" office:value="131.9646262284" calcext:value-type="float">
            <text:p>131.96</text:p>
          </table:table-cell>
        </table:table-row>
        <table:table-row table:style-name="ro2">
          <table:table-cell table:formula="of:=['Table A'.A9]" office:value-type="float" office:value="2001" calcext:value-type="float">
            <text:p>2001</text:p>
          </table:table-cell>
          <table:table-cell table:formula="of:=0.001*['Table A'.D9]" office:value-type="float" office:value="86.6438827024272" calcext:value-type="float">
            <text:p>86.64</text:p>
          </table:table-cell>
          <table:table-cell table:formula="of:=0.001*(['Table A'.D$27]/['Table A'.I$27])*['Table A'.I9]" office:value-type="float" office:value="134.852912072131" calcext:value-type="float">
            <text:p>134.85</text:p>
          </table:table-cell>
        </table:table-row>
        <table:table-row table:style-name="ro2">
          <table:table-cell table:formula="of:=['Table A'.A10]" office:value-type="float" office:value="2002" calcext:value-type="float">
            <text:p>2002</text:p>
          </table:table-cell>
          <table:table-cell table:formula="of:=0.001*['Table A'.D10]" office:value-type="float" office:value="90.3850647245456" calcext:value-type="float">
            <text:p>90.39</text:p>
          </table:table-cell>
          <table:table-cell table:formula="of:=0.001*(['Table A'.D$27]/['Table A'.I$27])*['Table A'.I10]" office:value-type="float" office:value="137.904405294863" calcext:value-type="float">
            <text:p>137.90</text:p>
          </table:table-cell>
        </table:table-row>
        <table:table-row table:style-name="ro2">
          <table:table-cell table:formula="of:=['Table A'.A11]" office:value-type="float" office:value="2003" calcext:value-type="float">
            <text:p>2003</text:p>
          </table:table-cell>
          <table:table-cell table:formula="of:=0.001*['Table A'.D11]" office:value-type="float" office:value="95.8568774309222" calcext:value-type="float">
            <text:p>95.86</text:p>
          </table:table-cell>
          <table:table-cell table:formula="of:=0.001*(['Table A'.D$27]/['Table A'.I$27])*['Table A'.I11]" office:value-type="float" office:value="142.469256587528" calcext:value-type="float">
            <text:p>142.47</text:p>
          </table:table-cell>
        </table:table-row>
        <table:table-row table:style-name="ro2">
          <table:table-cell table:formula="of:=['Table A'.A12]" office:value-type="float" office:value="2004" calcext:value-type="float">
            <text:p>2004</text:p>
          </table:table-cell>
          <table:table-cell table:formula="of:=0.001*['Table A'.D12]" office:value-type="float" office:value="101.60688615248" calcext:value-type="float">
            <text:p>101.61</text:p>
          </table:table-cell>
          <table:table-cell table:formula="of:=0.001*(['Table A'.D$27]/['Table A'.I$27])*['Table A'.I12]" office:value-type="float" office:value="145.483416370164" calcext:value-type="float">
            <text:p>145.48</text:p>
          </table:table-cell>
        </table:table-row>
        <table:table-row table:style-name="ro2">
          <table:table-cell table:formula="of:=['Table A'.A13]" office:value-type="float" office:value="2005" calcext:value-type="float">
            <text:p>2005</text:p>
          </table:table-cell>
          <table:table-cell table:formula="of:=0.001*['Table A'.D13]" office:value-type="float" office:value="108.536012975006" calcext:value-type="float">
            <text:p>108.54</text:p>
          </table:table-cell>
          <table:table-cell table:formula="of:=0.001*(['Table A'.D$27]/['Table A'.I$27])*['Table A'.I13]" office:value-type="float" office:value="148.13769198941" calcext:value-type="float">
            <text:p>148.14</text:p>
          </table:table-cell>
        </table:table-row>
        <table:table-row table:style-name="ro2">
          <table:table-cell table:formula="of:=['Table A'.A14]" office:value-type="float" office:value="2006" calcext:value-type="float">
            <text:p>2006</text:p>
          </table:table-cell>
          <table:table-cell table:formula="of:=0.001*['Table A'.D14]" office:value-type="float" office:value="114.385758998691" calcext:value-type="float">
            <text:p>114.39</text:p>
          </table:table-cell>
          <table:table-cell table:formula="of:=0.001*(['Table A'.D$27]/['Table A'.I$27])*['Table A'.I14]" office:value-type="float" office:value="152.674639937063" calcext:value-type="float">
            <text:p>152.67</text:p>
          </table:table-cell>
        </table:table-row>
        <table:table-row table:style-name="ro2">
          <table:table-cell table:formula="of:=['Table A'.A15]" office:value-type="float" office:value="2007" calcext:value-type="float">
            <text:p>2007</text:p>
          </table:table-cell>
          <table:table-cell table:formula="of:=0.001*['Table A'.D15]" office:value-type="float" office:value="119.850777101865" calcext:value-type="float">
            <text:p>119.85</text:p>
          </table:table-cell>
          <table:table-cell table:formula="of:=0.001*(['Table A'.D$27]/['Table A'.I$27])*['Table A'.I15]" office:value-type="float" office:value="153.345859872897" calcext:value-type="float">
            <text:p>153.35</text:p>
          </table:table-cell>
        </table:table-row>
        <table:table-row table:style-name="ro2">
          <table:table-cell table:formula="of:=['Table A'.A16]" office:value-type="float" office:value="2008" calcext:value-type="float">
            <text:p>2008</text:p>
          </table:table-cell>
          <table:table-cell table:formula="of:=0.001*['Table A'.D16]" office:value-type="float" office:value="123.875275725875" calcext:value-type="float">
            <text:p>123.88</text:p>
          </table:table-cell>
          <table:table-cell table:formula="of:=0.001*(['Table A'.D$27]/['Table A'.I$27])*['Table A'.I16]" office:value-type="float" office:value="154.448711905391" calcext:value-type="float">
            <text:p>154.45</text:p>
          </table:table-cell>
        </table:table-row>
        <table:table-row table:style-name="ro2">
          <table:table-cell table:formula="of:=['Table A'.A17]" office:value-type="float" office:value="2009" calcext:value-type="float">
            <text:p>2009</text:p>
          </table:table-cell>
          <table:table-cell table:formula="of:=0.001*['Table A'.D17]" office:value-type="float" office:value="123.497841501463" calcext:value-type="float">
            <text:p>123.50</text:p>
          </table:table-cell>
          <table:table-cell table:formula="of:=0.001*(['Table A'.D$27]/['Table A'.I$27])*['Table A'.I17]" office:value-type="float" office:value="150.733286403637" calcext:value-type="float">
            <text:p>150.73</text:p>
          </table:table-cell>
        </table:table-row>
        <table:table-row table:style-name="ro2">
          <table:table-cell table:formula="of:=['Table A'.A18]" office:value-type="float" office:value="2010" calcext:value-type="float">
            <text:p>2010</text:p>
          </table:table-cell>
          <table:table-cell table:formula="of:=0.001*['Table A'.D18]" office:value-type="float" office:value="123.757156525663" calcext:value-type="float">
            <text:p>123.76</text:p>
          </table:table-cell>
          <table:table-cell table:formula="of:=0.001*(['Table A'.D$27]/['Table A'.I$27])*['Table A'.I18]" office:value-type="float" office:value="152.171683694361" calcext:value-type="float">
            <text:p>152.17</text:p>
          </table:table-cell>
        </table:table-row>
        <table:table-row table:style-name="ro2">
          <table:table-cell table:formula="of:=['Table A'.A19]" office:value-type="float" office:value="2011" calcext:value-type="float">
            <text:p>2011</text:p>
          </table:table-cell>
          <table:table-cell table:formula="of:=0.001*['Table A'.D19]" office:value-type="float" office:value="128.233803710599" calcext:value-type="float">
            <text:p>128.23</text:p>
          </table:table-cell>
          <table:table-cell table:formula="of:=0.001*(['Table A'.D$27]/['Table A'.I$27])*['Table A'.I19]" office:value-type="float" office:value="153.29429929687" calcext:value-type="float">
            <text:p>153.29</text:p>
          </table:table-cell>
        </table:table-row>
        <table:table-row table:style-name="ro2">
          <table:table-cell table:formula="of:=['Table A'.A20]" office:value-type="float" office:value="2012" calcext:value-type="float">
            <text:p>2012</text:p>
          </table:table-cell>
          <table:table-cell table:formula="of:=0.001*['Table A'.D20]" office:value-type="float" office:value="132.525949288545" calcext:value-type="float">
            <text:p>132.53</text:p>
          </table:table-cell>
          <table:table-cell table:formula="of:=0.001*(['Table A'.D$27]/['Table A'.I$27])*['Table A'.I20]" office:value-type="float" office:value="153.739813852054" calcext:value-type="float">
            <text:p>153.74</text:p>
          </table:table-cell>
        </table:table-row>
        <table:table-row table:style-name="ro2">
          <table:table-cell table:formula="of:=['Table A'.A21]" office:value-type="float" office:value="2013" calcext:value-type="float">
            <text:p>2013</text:p>
          </table:table-cell>
          <table:table-cell table:formula="of:=0.001*['Table A'.D21]" office:value-type="float" office:value="139.177032734699" calcext:value-type="float">
            <text:p>139.18</text:p>
          </table:table-cell>
          <table:table-cell table:formula="of:=0.001*(['Table A'.D$27]/['Table A'.I$27])*['Table A'.I21]" office:value-type="float" office:value="156.871365317736" calcext:value-type="float">
            <text:p>156.87</text:p>
          </table:table-cell>
        </table:table-row>
        <table:table-row table:style-name="ro2">
          <table:table-cell table:formula="of:=['Table A'.A22]" office:value-type="float" office:value="2014" calcext:value-type="float">
            <text:p>2014</text:p>
          </table:table-cell>
          <table:table-cell table:formula="of:=0.001*['Table A'.D22]" office:value-type="float" office:value="145.824608239229" calcext:value-type="float">
            <text:p>145.82</text:p>
          </table:table-cell>
          <table:table-cell table:formula="of:=0.001*(['Table A'.D$27]/['Table A'.I$27])*['Table A'.I22]" office:value-type="float" office:value="160.132319380481" calcext:value-type="float">
            <text:p>160.13</text:p>
          </table:table-cell>
        </table:table-row>
        <table:table-row table:style-name="ro2">
          <table:table-cell table:formula="of:=['Table A'.A23]" office:value-type="float" office:value="2015" calcext:value-type="float">
            <text:p>2015</text:p>
          </table:table-cell>
          <table:table-cell table:formula="of:=0.001*['Table A'.D23]" office:value-type="float" office:value="146.770652059607" calcext:value-type="float">
            <text:p>146.77</text:p>
          </table:table-cell>
          <table:table-cell table:formula="of:=0.001*(['Table A'.D$27]/['Table A'.I$27])*['Table A'.I23]" office:value-type="float" office:value="160.940656288158" calcext:value-type="float">
            <text:p>160.94</text:p>
          </table:table-cell>
        </table:table-row>
        <table:table-row table:style-name="ro2">
          <table:table-cell table:formula="of:=['Table A'.A24]" office:value-type="float" office:value="2016" calcext:value-type="float">
            <text:p>2016</text:p>
          </table:table-cell>
          <table:table-cell table:formula="of:=0.001*['Table A'.D24]" office:value-type="float" office:value="151.229279446228" calcext:value-type="float">
            <text:p>151.23</text:p>
          </table:table-cell>
          <table:table-cell table:formula="of:=0.001*(['Table A'.D$27]/['Table A'.I$27])*['Table A'.I24]" office:value-type="float" office:value="162.300477827504" calcext:value-type="float">
            <text:p>162.30</text:p>
          </table:table-cell>
        </table:table-row>
        <table:table-row table:style-name="ro2">
          <table:table-cell table:formula="of:=['Table A'.A25]" office:value-type="float" office:value="2017" calcext:value-type="float">
            <text:p>2017</text:p>
          </table:table-cell>
          <table:table-cell table:formula="of:=0.001*['Table A'.D25]" office:value-type="float" office:value="157.402831403623" calcext:value-type="float">
            <text:p>157.40</text:p>
          </table:table-cell>
          <table:table-cell table:formula="of:=0.001*(['Table A'.D$27]/['Table A'.I$27])*['Table A'.I25]" office:value-type="float" office:value="164.141327628901" calcext:value-type="float">
            <text:p>164.14</text:p>
          </table:table-cell>
        </table:table-row>
        <table:table-row table:style-name="ro2">
          <table:table-cell table:formula="of:=['Table A'.A26]" office:value-type="float" office:value="2018" calcext:value-type="float">
            <text:p>2018</text:p>
          </table:table-cell>
          <table:table-cell table:formula="of:=0.001*['Table A'.D26]" office:value-type="float" office:value="163.889164788738" calcext:value-type="float">
            <text:p>163.89</text:p>
          </table:table-cell>
          <table:table-cell table:formula="of:=0.001*(['Table A'.D$27]/['Table A'.I$27])*['Table A'.I26]" office:value-type="float" office:value="166.8971307548" calcext:value-type="float">
            <text:p>166.90</text:p>
          </table:table-cell>
        </table:table-row>
        <table:table-row table:style-name="ro2">
          <table:table-cell table:formula="of:=['Table A'.A27]" office:value-type="float" office:value="2019" calcext:value-type="float">
            <text:p>2019</text:p>
          </table:table-cell>
          <table:table-cell table:formula="of:=0.001*['Table A'.D27]" office:value-type="float" office:value="168.142126496449" calcext:value-type="float">
            <text:p>168.14</text:p>
          </table:table-cell>
          <table:table-cell table:formula="of:=0.001*(['Table A'.D$27]/['Table A'.I$27])*['Table A'.I27]" office:value-type="float" office:value="168.142126496449" calcext:value-type="float">
            <text:p>168.14</text:p>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GDP / £ billion</text:p>
          </table:table-cell>
          <table:table-cell table:style-name="Default"/>
        </table:table-row>
        <table:table-row table:style-name="ro2">
          <table:table-cell office:value-type="string" calcext:value-type="string">
            <text:p>BARS</text:p>
          </table:table-cell>
          <table:table-cell table:style-name="ce46" office:value-type="boolean" office:boolean-value="true" calcext:value-type="boolean">
            <text:p>TRUE</text:p>
          </table:table-cell>
          <table:table-cell table:style-name="Default"/>
        </table:table-row>
      </table:table>
      <table:table table:name="CSV gdp_person" table:style-name="ta1">
        <table:table-column table:style-name="co4" table:default-cell-style-name="ce2"/>
        <table:table-column table:style-name="co4" table:default-cell-style-name="ce48"/>
        <table:table-column table:style-name="co4" table:number-columns-repeated="3" table:default-cell-style-name="ce3"/>
        <table:table-row table:style-name="ro21">
          <table:table-cell table:style-name="Default"/>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cell table:style-name="Default"/>
        </table:table-row>
        <table:table-row table:style-name="ro1">
          <table:table-cell office:value-type="string" calcext:value-type="string">
            <text:p>1998</text:p>
          </table:table-cell>
          <table:table-cell table:formula="of:=['Table A'.G6]*['Table A'.Q6]" office:value-type="float" office:value="24834.9736732133" calcext:value-type="float">
            <text:p>24,835</text:p>
          </table:table-cell>
          <table:table-cell table:formula="of:=['Table B'.I7]*['Table A'.Q6]" office:value-type="float" office:value="27129.5033526728" calcext:value-type="float">
            <text:p>27,130</text:p>
          </table:table-cell>
          <table:table-cell table:formula="of:=[$'UK GDP'.D59]" office:value-type="float" office:value="24032.054779059" calcext:value-type="float">
            <text:p>24,032</text:p>
          </table:table-cell>
          <table:table-cell/>
        </table:table-row>
        <table:table-row table:style-name="ro1">
          <table:table-cell office:value-type="string" calcext:value-type="string">
            <text:p>1999</text:p>
          </table:table-cell>
          <table:table-cell table:formula="of:=['Table A'.G7]*['Table A'.Q7]" office:value-type="float" office:value="25163.5925950476" calcext:value-type="float">
            <text:p>25,164</text:p>
          </table:table-cell>
          <table:table-cell table:formula="of:=['Table B'.I8]*['Table A'.Q7]" office:value-type="float" office:value="27994.1382530134" calcext:value-type="float">
            <text:p>27,994</text:p>
          </table:table-cell>
          <table:table-cell table:formula="of:=[$'UK GDP'.D60]" office:value-type="float" office:value="24767.1953704903" calcext:value-type="float">
            <text:p>24,767</text:p>
          </table:table-cell>
          <table:table-cell/>
        </table:table-row>
        <table:table-row table:style-name="ro1">
          <table:table-cell office:value-type="string" calcext:value-type="string">
            <text:p>2000</text:p>
          </table:table-cell>
          <table:table-cell table:formula="of:=['Table A'.G8]*['Table A'.Q8]" office:value-type="float" office:value="26065.0272034603" calcext:value-type="float">
            <text:p>26,065</text:p>
          </table:table-cell>
          <table:table-cell table:formula="of:=['Table B'.I9]*['Table A'.Q8]" office:value-type="float" office:value="30840.545814681" calcext:value-type="float">
            <text:p>30,841</text:p>
          </table:table-cell>
          <table:table-cell table:formula="of:=[$'UK GDP'.D61]" office:value-type="float" office:value="25530.7789104729" calcext:value-type="float">
            <text:p>25,531</text:p>
          </table:table-cell>
          <table:table-cell/>
        </table:table-row>
        <table:table-row table:style-name="ro1">
          <table:table-cell office:value-type="string" calcext:value-type="string">
            <text:p>2001</text:p>
          </table:table-cell>
          <table:table-cell table:formula="of:=['Table A'.G9]*['Table A'.Q9]" office:value-type="float" office:value="26628.6702879294" calcext:value-type="float">
            <text:p>26,629</text:p>
          </table:table-cell>
          <table:table-cell table:formula="of:=['Table B'.I10]*['Table A'.Q9]" office:value-type="float" office:value="31045.1850883932" calcext:value-type="float">
            <text:p>31,045</text:p>
          </table:table-cell>
          <table:table-cell table:formula="of:=[$'UK GDP'.D62]" office:value-type="float" office:value="26189.2307952565" calcext:value-type="float">
            <text:p>26,189</text:p>
          </table:table-cell>
          <table:table-cell/>
        </table:table-row>
        <table:table-row table:style-name="ro1">
          <table:table-cell office:value-type="string" calcext:value-type="string">
            <text:p>2002</text:p>
          </table:table-cell>
          <table:table-cell table:formula="of:=['Table A'.G10]*['Table A'.Q10]" office:value-type="float" office:value="27221.556513001" calcext:value-type="float">
            <text:p>27,222</text:p>
          </table:table-cell>
          <table:table-cell table:formula="of:=['Table B'.I11]*['Table A'.Q10]" office:value-type="float" office:value="31086.1272096134" calcext:value-type="float">
            <text:p>31,086</text:p>
          </table:table-cell>
          <table:table-cell table:formula="of:=[$'UK GDP'.D63]" office:value-type="float" office:value="26683.9269140261" calcext:value-type="float">
            <text:p>26,684</text:p>
          </table:table-cell>
          <table:table-cell/>
        </table:table-row>
        <table:table-row table:style-name="ro1">
          <table:table-cell office:value-type="string" calcext:value-type="string">
            <text:p>2003</text:p>
          </table:table-cell>
          <table:table-cell table:formula="of:=['Table A'.G11]*['Table A'.Q11]" office:value-type="float" office:value="28108.7612878622" calcext:value-type="float">
            <text:p>28,109</text:p>
          </table:table-cell>
          <table:table-cell table:formula="of:=['Table B'.I12]*['Table A'.Q11]" office:value-type="float" office:value="31878.1041262235" calcext:value-type="float">
            <text:p>31,878</text:p>
          </table:table-cell>
          <table:table-cell table:formula="of:=[$'UK GDP'.D64]" office:value-type="float" office:value="27435.6059272227" calcext:value-type="float">
            <text:p>27,436</text:p>
          </table:table-cell>
          <table:table-cell/>
        </table:table-row>
        <table:table-row table:style-name="ro1">
          <table:table-cell office:value-type="string" calcext:value-type="string">
            <text:p>2004</text:p>
          </table:table-cell>
          <table:table-cell table:formula="of:=['Table A'.G12]*['Table A'.Q12]" office:value-type="float" office:value="28614.2470684583" calcext:value-type="float">
            <text:p>28,614</text:p>
          </table:table-cell>
          <table:table-cell table:formula="of:=['Table B'.I13]*['Table A'.Q12]" office:value-type="float" office:value="32622.52629867" calcext:value-type="float">
            <text:p>32,623</text:p>
          </table:table-cell>
          <table:table-cell table:formula="of:=[$'UK GDP'.D65]" office:value-type="float" office:value="27939.9470228722" calcext:value-type="float">
            <text:p>27,940</text:p>
          </table:table-cell>
          <table:table-cell/>
        </table:table-row>
        <table:table-row table:style-name="ro1">
          <table:table-cell office:value-type="string" calcext:value-type="string">
            <text:p>2005</text:p>
          </table:table-cell>
          <table:table-cell table:formula="of:=['Table A'.G13]*['Table A'.Q13]" office:value-type="float" office:value="28988.6290144046" calcext:value-type="float">
            <text:p>28,989</text:p>
          </table:table-cell>
          <table:table-cell table:formula="of:=['Table B'.I14]*['Table A'.Q13]" office:value-type="float" office:value="33623.0562898109" calcext:value-type="float">
            <text:p>33,623</text:p>
          </table:table-cell>
          <table:table-cell table:formula="of:=[$'UK GDP'.D66]" office:value-type="float" office:value="28607.4920588678" calcext:value-type="float">
            <text:p>28,607</text:p>
          </table:table-cell>
          <table:table-cell/>
        </table:table-row>
        <table:table-row table:style-name="ro1">
          <table:table-cell office:value-type="string" calcext:value-type="string">
            <text:p>2006</text:p>
          </table:table-cell>
          <table:table-cell table:formula="of:=['Table A'.G14]*['Table A'.Q14]" office:value-type="float" office:value="29743.1649367948" calcext:value-type="float">
            <text:p>29,743</text:p>
          </table:table-cell>
          <table:table-cell table:formula="of:=['Table B'.I15]*['Table A'.Q14]" office:value-type="float" office:value="34326.3182834619" calcext:value-type="float">
            <text:p>34,326</text:p>
          </table:table-cell>
          <table:table-cell table:formula="of:=[$'UK GDP'.D67]" office:value-type="float" office:value="29205.1075918464" calcext:value-type="float">
            <text:p>29,205</text:p>
          </table:table-cell>
          <table:table-cell/>
        </table:table-row>
        <table:table-row table:style-name="ro1">
          <table:table-cell office:value-type="string" calcext:value-type="string">
            <text:p>2007</text:p>
          </table:table-cell>
          <table:table-cell table:formula="of:=['Table A'.G15]*['Table A'.Q15]" office:value-type="float" office:value="29660.7079057826" calcext:value-type="float">
            <text:p>29,661</text:p>
          </table:table-cell>
          <table:table-cell table:formula="of:=['Table B'.I16]*['Table A'.Q15]" office:value-type="float" office:value="34166.5328142494" calcext:value-type="float">
            <text:p>34,167</text:p>
          </table:table-cell>
          <table:table-cell table:formula="of:=[$'UK GDP'.D68]" office:value-type="float" office:value="29674.9463054741" calcext:value-type="float">
            <text:p>29,675</text:p>
          </table:table-cell>
          <table:table-cell/>
        </table:table-row>
        <table:table-row table:style-name="ro1">
          <table:table-cell office:value-type="string" calcext:value-type="string">
            <text:p>2008</text:p>
          </table:table-cell>
          <table:table-cell table:formula="of:=['Table A'.G16]*['Table A'.Q16]" office:value-type="float" office:value="29685.120203231" calcext:value-type="float">
            <text:p>29,685</text:p>
          </table:table-cell>
          <table:table-cell table:formula="of:=['Table B'.I17]*['Table A'.Q16]" office:value-type="float" office:value="34960.9307457098" calcext:value-type="float">
            <text:p>34,961</text:p>
          </table:table-cell>
          <table:table-cell table:formula="of:=[$'UK GDP'.D69]" office:value-type="float" office:value="29349.9590772486" calcext:value-type="float">
            <text:p>29,350</text:p>
          </table:table-cell>
          <table:table-cell/>
        </table:table-row>
        <table:table-row table:style-name="ro1">
          <table:table-cell office:value-type="string" calcext:value-type="string">
            <text:p>2009</text:p>
          </table:table-cell>
          <table:table-cell table:formula="of:=['Table A'.G17]*['Table A'.Q17]" office:value-type="float" office:value="28810.4295578349" calcext:value-type="float">
            <text:p>28,810</text:p>
          </table:table-cell>
          <table:table-cell table:formula="of:=['Table B'.I18]*['Table A'.Q17]" office:value-type="float" office:value="32122.3639530913" calcext:value-type="float">
            <text:p>32,122</text:p>
          </table:table-cell>
          <table:table-cell table:formula="of:=[$'UK GDP'.D70]" office:value-type="float" office:value="27906.1041912609" calcext:value-type="float">
            <text:p>27,906</text:p>
          </table:table-cell>
          <table:table-cell/>
        </table:table-row>
        <table:table-row table:style-name="ro1">
          <table:table-cell office:value-type="string" calcext:value-type="string">
            <text:p>2010</text:p>
          </table:table-cell>
          <table:table-cell table:formula="of:=['Table A'.G18]*['Table A'.Q18]" office:value-type="float" office:value="28917.8829566266" calcext:value-type="float">
            <text:p>28,918</text:p>
          </table:table-cell>
          <table:table-cell table:formula="of:=['Table B'.I19]*['Table A'.Q18]" office:value-type="float" office:value="33316.9675127837" calcext:value-type="float">
            <text:p>33,317</text:p>
          </table:table-cell>
          <table:table-cell table:formula="of:=[$'UK GDP'.D71]" office:value-type="float" office:value="28223.9501589401" calcext:value-type="float">
            <text:p>28,224</text:p>
          </table:table-cell>
          <table:table-cell/>
        </table:table-row>
        <table:table-row table:style-name="ro1">
          <table:table-cell office:value-type="string" calcext:value-type="string">
            <text:p>2011</text:p>
          </table:table-cell>
          <table:table-cell table:formula="of:=['Table A'.G19]*['Table A'.Q19]" office:value-type="float" office:value="28923.9984333416" calcext:value-type="float">
            <text:p>28,924</text:p>
          </table:table-cell>
          <table:table-cell table:formula="of:=['Table B'.I20]*['Table A'.Q19]" office:value-type="float" office:value="33621.9304871713" calcext:value-type="float">
            <text:p>33,622</text:p>
          </table:table-cell>
          <table:table-cell table:formula="of:=[$'UK GDP'.D72]" office:value-type="float" office:value="28420.6392974018" calcext:value-type="float">
            <text:p>28,421</text:p>
          </table:table-cell>
          <table:table-cell/>
        </table:table-row>
        <table:table-row table:style-name="ro1">
          <table:table-cell office:value-type="string" calcext:value-type="string">
            <text:p>2012</text:p>
          </table:table-cell>
          <table:table-cell table:formula="of:=['Table A'.G20]*['Table A'.Q20]" office:value-type="float" office:value="28933.2681895612" calcext:value-type="float">
            <text:p>28,933</text:p>
          </table:table-cell>
          <table:table-cell table:formula="of:=['Table B'.I21]*['Table A'.Q20]" office:value-type="float" office:value="32889.6409384689" calcext:value-type="float">
            <text:p>32,890</text:p>
          </table:table-cell>
          <table:table-cell table:formula="of:=[$'UK GDP'.D73]" office:value-type="float" office:value="28650.875127541" calcext:value-type="float">
            <text:p>28,651</text:p>
          </table:table-cell>
          <table:table-cell/>
        </table:table-row>
        <table:table-row table:style-name="ro1">
          <table:table-cell office:value-type="string" calcext:value-type="string">
            <text:p>2013</text:p>
          </table:table-cell>
          <table:table-cell table:formula="of:=['Table A'.G21]*['Table A'.Q21]" office:value-type="float" office:value="29444.4817309036" calcext:value-type="float">
            <text:p>29,444</text:p>
          </table:table-cell>
          <table:table-cell table:formula="of:=['Table B'.I22]*['Table A'.Q21]" office:value-type="float" office:value="33065.125216592" calcext:value-type="float">
            <text:p>33,065</text:p>
          </table:table-cell>
          <table:table-cell table:formula="of:=[$'UK GDP'.D74]" office:value-type="float" office:value="29080.9553596638" calcext:value-type="float">
            <text:p>29,081</text:p>
          </table:table-cell>
          <table:table-cell/>
        </table:table-row>
        <table:table-row table:style-name="ro1">
          <table:table-cell office:value-type="string" calcext:value-type="string">
            <text:p>2014</text:p>
          </table:table-cell>
          <table:table-cell table:formula="of:=['Table A'.G22]*['Table A'.Q22]" office:value-type="float" office:value="29944.7077905004" calcext:value-type="float">
            <text:p>29,945</text:p>
          </table:table-cell>
          <table:table-cell table:formula="of:=['Table B'.I23]*['Table A'.Q22]" office:value-type="float" office:value="32620.0414626434" calcext:value-type="float">
            <text:p>32,620</text:p>
          </table:table-cell>
          <table:table-cell table:formula="of:=[$'UK GDP'.D75]" office:value-type="float" office:value="29612.3956604662" calcext:value-type="float">
            <text:p>29,612</text:p>
          </table:table-cell>
          <table:table-cell/>
        </table:table-row>
        <table:table-row table:style-name="ro1">
          <table:table-cell office:value-type="string" calcext:value-type="string">
            <text:p>2015</text:p>
          </table:table-cell>
          <table:table-cell table:formula="of:=['Table A'.G23]*['Table A'.Q23]" office:value-type="float" office:value="29953.5932045706" calcext:value-type="float">
            <text:p>29,954</text:p>
          </table:table-cell>
          <table:table-cell table:formula="of:=['Table B'.I24]*['Table A'.Q23]" office:value-type="float" office:value="31485.6503825286" calcext:value-type="float">
            <text:p>31,486</text:p>
          </table:table-cell>
          <table:table-cell table:formula="of:=[$'UK GDP'.D76]" office:value-type="float" office:value="30070.9568422669" calcext:value-type="float">
            <text:p>30,071</text:p>
          </table:table-cell>
          <table:table-cell/>
        </table:table-row>
        <table:table-row table:style-name="ro1">
          <table:table-cell office:value-type="string" calcext:value-type="string">
            <text:p>2016</text:p>
          </table:table-cell>
          <table:table-cell table:formula="of:=['Table A'.G24]*['Table A'.Q24]" office:value-type="float" office:value="30029.5072487841" calcext:value-type="float">
            <text:p>30,030</text:p>
          </table:table-cell>
          <table:table-cell table:formula="of:=['Table B'.I25]*['Table A'.Q24]" office:value-type="float" office:value="31363.15163531" calcext:value-type="float">
            <text:p>31,363</text:p>
          </table:table-cell>
          <table:table-cell table:formula="of:=[$'UK GDP'.D77]" office:value-type="float" office:value="30396.5842118812" calcext:value-type="float">
            <text:p>30,397</text:p>
          </table:table-cell>
          <table:table-cell/>
        </table:table-row>
        <table:table-row table:style-name="ro1">
          <table:table-cell office:value-type="string" calcext:value-type="string">
            <text:p>2017</text:p>
          </table:table-cell>
          <table:table-cell table:formula="of:=['Table A'.G25]*['Table A'.Q25]" office:value-type="float" office:value="30257.5814092501" calcext:value-type="float">
            <text:p>30,258</text:p>
          </table:table-cell>
          <table:table-cell table:formula="of:=['Table B'.I26]*['Table A'.Q25]" office:value-type="float" office:value="31604.8782936492" calcext:value-type="float">
            <text:p>31,605</text:p>
          </table:table-cell>
          <table:table-cell table:formula="of:=[$'UK GDP'.D78]" office:value-type="float" office:value="30787.8231743695" calcext:value-type="float">
            <text:p>30,788</text:p>
          </table:table-cell>
          <table:table-cell/>
        </table:table-row>
        <table:table-row table:style-name="ro1">
          <table:table-cell office:value-type="string" calcext:value-type="string">
            <text:p>2018</text:p>
          </table:table-cell>
          <table:table-cell table:formula="of:=['Table A'.G26]*['Table A'.Q26]" office:value-type="float" office:value="30690.3386761552" calcext:value-type="float">
            <text:p>30,690</text:p>
          </table:table-cell>
          <table:table-cell table:formula="of:=['Table B'.I27]*['Table A'.Q26]" office:value-type="float" office:value="32869.2389572711" calcext:value-type="float">
            <text:p>32,869</text:p>
          </table:table-cell>
          <table:table-cell table:formula="of:=[$'UK GDP'.D79]" office:value-type="float" office:value="31014.9076699842" calcext:value-type="float">
            <text:p>31,015</text:p>
          </table:table-cell>
          <table:table-cell/>
        </table:table-row>
        <table:table-row table:style-name="ro1">
          <table:table-cell office:value-type="string" calcext:value-type="string">
            <text:p>2019</text:p>
          </table:table-cell>
          <table:table-cell table:formula="of:=['Table A'.G27]*['Table A'.Q27]" office:value-type="float" office:value="30776.6599850729" calcext:value-type="float">
            <text:p>30,777</text:p>
          </table:table-cell>
          <table:table-cell table:formula="of:=['Table B'.I28]*['Table A'.Q27]" office:value-type="float" office:value="32417.3419689089" calcext:value-type="float">
            <text:p>32,417</text:p>
          </table:table-cell>
          <table:table-cell table:formula="of:=[$'UK GDP'.D80]" office:value-type="float" office:value="31298.3855514037" calcext:value-type="float">
            <text:p>31,298</text:p>
          </table:table-cell>
          <table:table-cell/>
        </table:table-row>
        <table:table-row table:style-name="ro2">
          <table:table-cell table:style-name="Default" office:value-type="string" calcext:value-type="string">
            <text:p>-META-</text:p>
          </table:table-cell>
          <table:table-cell table:style-name="Default" table:number-columns-repeated="4"/>
        </table:table-row>
        <table:table-row table:style-name="ro2">
          <table:table-cell table:style-name="Default" office:value-type="string" calcext:value-type="string">
            <text:p>YAXISTITLE</text:p>
          </table:table-cell>
          <table:table-cell table:style-name="Default" office:value-type="string" calcext:value-type="string">
            <text:p>GDP per person / £ (real 2019 prices)</text:p>
          </table:table-cell>
          <table:table-cell table:style-name="Default" table:number-columns-repeated="3"/>
        </table:table-row>
        <table:table-row table:style-name="ro2">
          <table:table-cell table:style-name="Default"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2">
          <table:table-cell table:style-name="Default" office:value-type="string" calcext:value-type="string">
            <text:p>LEFTPADDING</text:p>
          </table:table-cell>
          <table:table-cell table:style-name="Default" office:value-type="float" office:value="50" calcext:value-type="float">
            <text:p>50</text:p>
          </table:table-cell>
          <table:table-cell table:style-name="Default" table:number-columns-repeated="3"/>
        </table:table-row>
      </table:table>
      <table:table table:name="CSV gdp_annual_growth" table:style-name="ta1">
        <table:table-column table:style-name="co20" table:default-cell-style-name="Default"/>
        <table:table-column table:style-name="co4" table:default-cell-style-name="ce7"/>
        <table:table-column table:style-name="co4" table:default-cell-style-name="Default"/>
        <table:table-row table:style-name="ro2">
          <table:table-cell/>
          <table:table-cell table:style-name="Default" office:value-type="string" calcext:value-type="string">
            <text:p>Real annual growth rate</text:p>
          </table:table-cell>
          <table:table-cell/>
        </table:table-row>
        <table:table-row table:style-name="ro2">
          <table:table-cell table:formula="of:=['CSV gdp_onshore_time'.A3]" office:value-type="float" office:value="1999" calcext:value-type="float">
            <text:p>1999</text:p>
          </table:table-cell>
          <table:table-cell table:formula="of:=(['Table A'.I7]-['Table A'.I6])/['Table A'.I6]" office:value-type="percentage" office:value="0.0122143004511658" calcext:value-type="percentage">
            <text:p>1.22%</text:p>
          </table:table-cell>
          <table:table-cell/>
        </table:table-row>
        <table:table-row table:style-name="ro2">
          <table:table-cell table:formula="of:=['CSV gdp_onshore_time'.A4]" office:value-type="float" office:value="2000" calcext:value-type="float">
            <text:p>2000</text:p>
          </table:table-cell>
          <table:table-cell table:formula="of:=(['Table A'.I8]-['Table A'.I7])/['Table A'.I7]" office:value-type="percentage" office:value="0.0339645331138775" calcext:value-type="percentage">
            <text:p>3.40%</text:p>
          </table:table-cell>
          <table:table-cell/>
        </table:table-row>
        <table:table-row table:style-name="ro2">
          <table:table-cell table:formula="of:=['CSV gdp_onshore_time'.A5]" office:value-type="float" office:value="2001" calcext:value-type="float">
            <text:p>2001</text:p>
          </table:table-cell>
          <table:table-cell table:formula="of:=(['Table A'.I9]-['Table A'.I8])/['Table A'.I8]" office:value-type="percentage" office:value="0.021886818659509" calcext:value-type="percentage">
            <text:p>2.19%</text:p>
          </table:table-cell>
          <table:table-cell/>
        </table:table-row>
        <table:table-row table:style-name="ro2">
          <table:table-cell table:formula="of:=['CSV gdp_onshore_time'.A6]" office:value-type="float" office:value="2002" calcext:value-type="float">
            <text:p>2002</text:p>
          </table:table-cell>
          <table:table-cell table:formula="of:=(['Table A'.I10]-['Table A'.I9])/['Table A'.I9]" office:value-type="percentage" office:value="0.0226283079530375" calcext:value-type="percentage">
            <text:p>2.26%</text:p>
          </table:table-cell>
          <table:table-cell/>
        </table:table-row>
        <table:table-row table:style-name="ro2">
          <table:table-cell table:formula="of:=['CSV gdp_onshore_time'.A7]" office:value-type="float" office:value="2003" calcext:value-type="float">
            <text:p>2003</text:p>
          </table:table-cell>
          <table:table-cell table:formula="of:=(['Table A'.I11]-['Table A'.I10])/['Table A'.I10]" office:value-type="percentage" office:value="0.0331015625128508" calcext:value-type="percentage">
            <text:p>3.31%</text:p>
          </table:table-cell>
          <table:table-cell/>
        </table:table-row>
        <table:table-row table:style-name="ro2">
          <table:table-cell table:formula="of:=['CSV gdp_onshore_time'.A8]" office:value-type="float" office:value="2004" calcext:value-type="float">
            <text:p>2004</text:p>
          </table:table-cell>
          <table:table-cell table:formula="of:=(['Table A'.I12]-['Table A'.I11])/['Table A'.I11]" office:value-type="percentage" office:value="0.0211565628601683" calcext:value-type="percentage">
            <text:p>2.12%</text:p>
          </table:table-cell>
          <table:table-cell/>
        </table:table-row>
        <table:table-row table:style-name="ro2">
          <table:table-cell table:formula="of:=['CSV gdp_onshore_time'.A9]" office:value-type="float" office:value="2005" calcext:value-type="float">
            <text:p>2005</text:p>
          </table:table-cell>
          <table:table-cell table:formula="of:=(['Table A'.I13]-['Table A'.I12])/['Table A'.I12]" office:value-type="percentage" office:value="0.0182445235716279" calcext:value-type="percentage">
            <text:p>1.82%</text:p>
          </table:table-cell>
          <table:table-cell/>
        </table:table-row>
        <table:table-row table:style-name="ro2">
          <table:table-cell table:formula="of:=['CSV gdp_onshore_time'.A10]" office:value-type="float" office:value="2006" calcext:value-type="float">
            <text:p>2006</text:p>
          </table:table-cell>
          <table:table-cell table:formula="of:=(['Table A'.I14]-['Table A'.I13])/['Table A'.I13]" office:value-type="percentage" office:value="0.0306265602408392" calcext:value-type="percentage">
            <text:p>3.06%</text:p>
          </table:table-cell>
          <table:table-cell/>
        </table:table-row>
        <table:table-row table:style-name="ro2">
          <table:table-cell table:formula="of:=['CSV gdp_onshore_time'.A11]" office:value-type="float" office:value="2007" calcext:value-type="float">
            <text:p>2007</text:p>
          </table:table-cell>
          <table:table-cell table:formula="of:=(['Table A'.I15]-['Table A'.I14])/['Table A'.I14]" office:value-type="percentage" office:value="0.00439640752459837" calcext:value-type="percentage">
            <text:p>0.44%</text:p>
          </table:table-cell>
          <table:table-cell/>
        </table:table-row>
        <table:table-row table:style-name="ro2">
          <table:table-cell table:formula="of:=['CSV gdp_onshore_time'.A12]" office:value-type="float" office:value="2008" calcext:value-type="float">
            <text:p>2008</text:p>
          </table:table-cell>
          <table:table-cell table:formula="of:=(['Table A'.I16]-['Table A'.I15])/['Table A'.I15]" office:value-type="percentage" office:value="0.00719192571229466" calcext:value-type="percentage">
            <text:p>0.72%</text:p>
          </table:table-cell>
          <table:table-cell/>
        </table:table-row>
        <table:table-row table:style-name="ro2">
          <table:table-cell table:formula="of:=['CSV gdp_onshore_time'.A13]" office:value-type="float" office:value="2009" calcext:value-type="float">
            <text:p>2009</text:p>
          </table:table-cell>
          <table:table-cell table:formula="of:=(['Table A'.I17]-['Table A'.I16])/['Table A'.I16]" office:value-type="percentage" office:value="-0.0240560471882103" calcext:value-type="percentage">
            <text:p>-2.41%</text:p>
          </table:table-cell>
          <table:table-cell/>
        </table:table-row>
        <table:table-row table:style-name="ro2">
          <table:table-cell table:formula="of:=['CSV gdp_onshore_time'.A14]" office:value-type="float" office:value="2010" calcext:value-type="float">
            <text:p>2010</text:p>
          </table:table-cell>
          <table:table-cell table:formula="of:=(['Table A'.I18]-['Table A'.I17])/['Table A'.I17]" office:value-type="percentage" office:value="0.00954266522706071" calcext:value-type="percentage">
            <text:p>0.95%</text:p>
          </table:table-cell>
          <table:table-cell/>
        </table:table-row>
        <table:table-row table:style-name="ro2">
          <table:table-cell table:formula="of:=['CSV gdp_onshore_time'.A15]" office:value-type="float" office:value="2011" calcext:value-type="float">
            <text:p>2011</text:p>
          </table:table-cell>
          <table:table-cell table:formula="of:=(['Table A'.I19]-['Table A'.I18])/['Table A'.I18]" office:value-type="percentage" office:value="0.00737729632250926" calcext:value-type="percentage">
            <text:p>0.74%</text:p>
          </table:table-cell>
          <table:table-cell/>
        </table:table-row>
        <table:table-row table:style-name="ro2">
          <table:table-cell table:formula="of:=['CSV gdp_onshore_time'.A16]" office:value-type="float" office:value="2012" calcext:value-type="float">
            <text:p>2012</text:p>
          </table:table-cell>
          <table:table-cell table:formula="of:=(['Table A'.I20]-['Table A'.I19])/['Table A'.I19]" office:value-type="percentage" office:value="0.00290626955618945" calcext:value-type="percentage">
            <text:p>0.29%</text:p>
          </table:table-cell>
          <table:table-cell/>
        </table:table-row>
        <table:table-row table:style-name="ro2">
          <table:table-cell table:formula="of:=['CSV gdp_onshore_time'.A17]" office:value-type="float" office:value="2013" calcext:value-type="float">
            <text:p>2013</text:p>
          </table:table-cell>
          <table:table-cell table:formula="of:=(['Table A'.I21]-['Table A'.I20])/['Table A'.I20]" office:value-type="percentage" office:value="0.0203691638959323" calcext:value-type="percentage">
            <text:p>2.04%</text:p>
          </table:table-cell>
          <table:table-cell/>
        </table:table-row>
        <table:table-row table:style-name="ro2">
          <table:table-cell table:formula="of:=['CSV gdp_onshore_time'.A18]" office:value-type="float" office:value="2014" calcext:value-type="float">
            <text:p>2014</text:p>
          </table:table-cell>
          <table:table-cell table:formula="of:=(['Table A'.I22]-['Table A'.I21])/['Table A'.I21]" office:value-type="percentage" office:value="0.0207874397991006" calcext:value-type="percentage">
            <text:p>2.08%</text:p>
          </table:table-cell>
          <table:table-cell/>
        </table:table-row>
        <table:table-row table:style-name="ro2">
          <table:table-cell table:formula="of:=['CSV gdp_onshore_time'.A19]" office:value-type="float" office:value="2015" calcext:value-type="float">
            <text:p>2015</text:p>
          </table:table-cell>
          <table:table-cell table:formula="of:=(['Table A'.I23]-['Table A'.I22])/['Table A'.I22]" office:value-type="percentage" office:value="0.00504793105354375" calcext:value-type="percentage">
            <text:p>0.50%</text:p>
          </table:table-cell>
          <table:table-cell/>
        </table:table-row>
        <table:table-row table:style-name="ro2">
          <table:table-cell table:formula="of:=['CSV gdp_onshore_time'.A20]" office:value-type="float" office:value="2016" calcext:value-type="float">
            <text:p>2016</text:p>
          </table:table-cell>
          <table:table-cell table:formula="of:=(['Table A'.I24]-['Table A'.I23])/['Table A'.I23]" office:value-type="percentage" office:value="0.00844921085018474" calcext:value-type="percentage">
            <text:p>0.84%</text:p>
          </table:table-cell>
          <table:table-cell/>
        </table:table-row>
        <table:table-row table:style-name="ro2">
          <table:table-cell table:formula="of:=['CSV gdp_onshore_time'.A21]" office:value-type="float" office:value="2017" calcext:value-type="float">
            <text:p>2017</text:p>
          </table:table-cell>
          <table:table-cell table:formula="of:=(['Table A'.I25]-['Table A'.I24])/['Table A'.I24]" office:value-type="percentage" office:value="0.01134223278969" calcext:value-type="percentage">
            <text:p>1.13%</text:p>
          </table:table-cell>
          <table:table-cell/>
        </table:table-row>
        <table:table-row table:style-name="ro2">
          <table:table-cell table:formula="of:=['CSV gdp_onshore_time'.A22]" office:value-type="float" office:value="2018" calcext:value-type="float">
            <text:p>2018</text:p>
          </table:table-cell>
          <table:table-cell table:formula="of:=(['Table A'.I26]-['Table A'.I25])/['Table A'.I25]" office:value-type="percentage" office:value="0.0167892094313349" calcext:value-type="percentage">
            <text:p>1.68%</text:p>
          </table:table-cell>
          <table:table-cell/>
        </table:table-row>
        <table:table-row table:style-name="ro2">
          <table:table-cell table:formula="of:=['CSV gdp_onshore_time'.A23]" office:value-type="float" office:value="2019" calcext:value-type="float">
            <text:p>2019</text:p>
          </table:table-cell>
          <table:table-cell table:formula="of:=(['Table A'.I27]-['Table A'.I26])/['Table A'.I26]" office:value-type="percentage" office:value="0.00745965934835452" calcext:value-type="percentage">
            <text:p>0.75%</text:p>
          </table:table-cell>
          <table:table-cell/>
        </table:table-row>
        <table:table-row table:style-name="ro2">
          <table:table-cell office:value-type="string" calcext:value-type="string">
            <text:p>-META-</text:p>
          </table:table-cell>
          <table:table-cell table:style-name="Default"/>
          <table:table-cell/>
        </table:table-row>
        <table:table-row table:style-name="ro2">
          <table:table-cell office:value-type="string" calcext:value-type="string">
            <text:p>YAXISTITLE</text:p>
          </table:table-cell>
          <table:table-cell table:style-name="Default" office:value-type="string" calcext:value-type="string">
            <text:p>Real annual growth rate in %</text:p>
          </table:table-cell>
          <table:table-cell/>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table-row>
        <table:table-row table:style-name="ro2">
          <table:table-cell office:value-type="string" calcext:value-type="string">
            <text:p>#rate to 2006</text:p>
          </table:table-cell>
          <table:table-cell table:formula="of:=AVERAGE([.B2:.B9])" office:value-type="percentage" office:value="0.0242278961703845" calcext:value-type="percentage">
            <text:p>2.42%</text:p>
          </table:table-cell>
          <table:table-cell table:style-name="ce49" table:formula="of:=(['Table A'.I14]-['Table A'.I6])/['Table A'.I6]" office:value-type="percentage" office:value="0.210842017481395" calcext:value-type="percentage">
            <text:p>21.1%</text:p>
          </table:table-cell>
        </table:table-row>
        <table:table-row table:style-name="ro2">
          <table:table-cell office:value-type="string" calcext:value-type="string">
            <text:p>#rate from 2010</text:p>
          </table:table-cell>
          <table:table-cell table:formula="of:=AVERAGE([.B13:.B22])" office:value-type="percentage" office:value="0.01100710782739" calcext:value-type="percentage">
            <text:p>1.10%</text:p>
          </table:table-cell>
          <table:table-cell table:style-name="ce49" table:formula="of:=(['Table A'.I27]-['Table A'.I18])/['Table A'.I18]" office:value-type="percentage" office:value="0.104950161648763" calcext:value-type="percentage">
            <text:p>10.5%</text:p>
          </table:table-cell>
        </table:table-row>
      </table:table>
      <table:table table:name="Table B" table:style-name="ta2">
        <table:table-column table:style-name="co8" table:default-cell-style-name="ce14"/>
        <table:table-column table:style-name="co21" table:default-cell-style-name="ce14"/>
        <table:table-column table:style-name="co10" table:number-columns-repeated="3" table:default-cell-style-name="ce10"/>
        <table:table-column table:style-name="co11" table:default-cell-style-name="ce10"/>
        <table:table-column table:style-name="co22" table:default-cell-style-name="ce10"/>
        <table:table-column table:style-name="co13" table:default-cell-style-name="ce10"/>
        <table:table-column table:style-name="co23" table:default-cell-style-name="ce10"/>
        <table:table-column table:style-name="co17" table:default-cell-style-name="ce10"/>
        <table:table-column table:style-name="co24" table:number-columns-repeated="5" table:default-cell-style-name="ce10"/>
        <table:table-column table:style-name="co17" table:number-columns-repeated="49" table:default-cell-style-name="ce10"/>
        <table:table-column table:style-name="co17" table:number-columns-repeated="960" table:default-cell-style-name="Default"/>
        <table:table-row table:style-name="ro22">
          <table:table-cell table:style-name="ce9" office:value-type="string" calcext:value-type="string">
            <text:p>Table B: GDP Summary Measures, Scotland including extra-regio economy</text:p>
          </table:table-cell>
          <table:table-cell table:style-name="ce9"/>
          <table:table-cell table:style-name="ce58" table:number-columns-repeated="7"/>
          <table:table-cell table:style-name="ce68" table:number-columns-repeated="1015"/>
        </table:table-row>
        <table:table-row table:style-name="ro2">
          <table:table-cell table:style-name="ce10" table:number-columns-repeated="2"/>
          <table:table-cell table:style-name="ce35" table:number-columns-repeated="3"/>
          <table:table-cell table:style-name="ce13" table:number-columns-repeated="4"/>
          <table:table-cell table:style-name="ce14" table:number-columns-repeated="55"/>
          <table:table-cell table:number-columns-repeated="960"/>
        </table:table-row>
        <table:table-row table:style-name="ro23">
          <table:table-cell table:style-name="ce50" table:number-columns-repeated="2"/>
          <table:table-cell table:style-name="ce59" table:number-columns-repeated="2"/>
          <table:table-cell table:style-name="ce66" table:number-columns-repeated="2"/>
          <table:table-cell table:style-name="ce50" table:number-columns-repeated="2"/>
          <table:table-cell table:style-name="ce59"/>
          <table:table-cell table:style-name="ce14" table:number-columns-repeated="55"/>
          <table:table-cell table:number-columns-repeated="960"/>
        </table:table-row>
        <table:table-row table:style-name="ro15">
          <table:table-cell table:number-columns-repeated="2"/>
          <table:table-cell table:style-name="ce60"/>
          <table:table-cell table:style-name="ce64" table:number-columns-repeated="2"/>
          <table:table-cell table:style-name="ce67" office:value-type="string" calcext:value-type="string">
            <text:p>Current Price Annualised Values<text:span text:style-name="T2">1</text:span></text:p>
          </table:table-cell>
          <table:table-cell table:style-name="ce60"/>
          <table:table-cell table:style-name="ce64" table:number-columns-repeated="2"/>
          <table:table-cell table:number-columns-repeated="1015"/>
        </table:table-row>
        <table:table-row table:style-name="ro24">
          <table:table-cell table:number-columns-repeated="2"/>
          <table:table-cell table:style-name="ce152" office:value-type="string" calcext:value-type="string" table:number-columns-spanned="3" table:number-rows-spanned="1">
            <text:p>£ million</text:p>
          </table:table-cell>
          <table:covered-table-cell table:number-columns-repeated="2" table:style-name="ce152"/>
          <table:table-cell/>
          <table:table-cell table:style-name="ce152" office:value-type="string" calcext:value-type="string" table:number-columns-spanned="3" table:number-rows-spanned="1">
            <text:p>£ per capita<text:span text:style-name="T3">5</text:span></text:p>
          </table:table-cell>
          <table:covered-table-cell table:number-columns-repeated="2" table:style-name="ce152"/>
          <table:table-cell/>
          <table:table-cell table:style-name="ce42" office:value-type="string" calcext:value-type="string">
            <text:p>Real using Table A CVM deflators</text:p>
          </table:table-cell>
          <table:table-cell table:style-name="ce42" table:number-columns-repeated="4"/>
          <table:table-cell table:number-columns-repeated="1009"/>
        </table:table-row>
        <table:table-row table:style-name="ro25">
          <table:table-cell table:style-name="ce51" office:value-type="string" calcext:value-type="string">
            <text:p>Year</text:p>
          </table:table-cell>
          <table:table-cell table:style-name="ce51" office:value-type="string" calcext:value-type="string">
            <text:p>Quarter</text:p>
          </table:table-cell>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2"/>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9" office:value-type="string" calcext:value-type="string">
            <text:p>check</text:p>
          </table:table-cell>
          <table:table-cell table:style-name="ce71" table:formula="of:=[.C6]" office:value-type="string" office:string-value="Gross Domestic Product,&#10;Scotland excluding all extra-regio (onshore, UKM)" calcext:value-type="string">
            <text:p>Gross Domestic Product,</text:p>
            <text:p>Scotland excluding all extra-regio (onshore, UKM)</text:p>
          </table:table-cell>
          <table:table-cell table:style-name="ce71" table:formula="of:=[.E6]" office:value-type="string" office:string-value="Gross Domestic Product, Scotland including a geographical    share of Extra-Regio3,4" calcext:value-type="string">
            <text:p>Gross Domestic Product, Scotland including a geographical <text:s text:c="3"/>share of Extra-Regio3,4</text:p>
          </table:table-cell>
          <table:table-cell table:style-name="ce73" office:value-type="string" calcext:value-type="string">
            <text:p>NS Extra</text:p>
          </table:table-cell>
          <table:table-cell table:style-name="ce73" office:value-type="string" calcext:value-type="string">
            <text:p>NS % onshore</text:p>
          </table:table-cell>
          <table:table-cell table:style-name="ce73" office:value-type="string" calcext:value-type="string">
            <text:p>From nominal figures</text:p>
          </table:table-cell>
          <table:table-cell table:style-name="ce69" table:number-columns-repeated="1009"/>
        </table:table-row>
        <table:table-row table:style-name="ro1">
          <table:table-cell table:style-name="ce52" office:value-type="float" office:value="1998" calcext:value-type="float">
            <text:p>1998</text:p>
          </table:table-cell>
          <table:table-cell table:style-name="ce54"/>
          <table:table-cell table:style-name="ce21" office:value-type="float" office:value="77997.804570323" calcext:value-type="float">
            <text:p>77,998</text:p>
          </table:table-cell>
          <table:table-cell table:style-name="ce21" office:value-type="float" office:value="79029.3721236573" calcext:value-type="float">
            <text:p>79,029</text:p>
          </table:table-cell>
          <table:table-cell table:style-name="ce21" office:value-type="float" office:value="85204.1048416346" calcext:value-type="float">
            <text:p>85,204</text:p>
          </table:table-cell>
          <table:table-cell table:style-name="ce21"/>
          <table:table-cell table:style-name="ce21" office:value-type="float" office:value="15362.6685647955" calcext:value-type="float">
            <text:p>15,363</text:p>
          </table:table-cell>
          <table:table-cell table:style-name="ce21" office:value-type="float" office:value="15565.849032648" calcext:value-type="float">
            <text:p>15,566</text:p>
          </table:table-cell>
          <table:table-cell table:style-name="ce21" office:value-type="float" office:value="16782.0418824988" calcext:value-type="float">
            <text:p>16,782</text:p>
          </table:table-cell>
          <table:table-cell table:style-name="ce70" table:formula="of:=[.K7]-[$'CSV gdp_onshore_time'.C2]*1000" office:value-type="float" office:value="0" calcext:value-type="float">
            <text:p>0.000</text:p>
          </table:table-cell>
          <table:table-cell table:style-name="ce72" table:formula="of:=['Table A'.$Q6]*[.C7]" office:value-type="float" office:value="126089.644836271" calcext:value-type="float">
            <text:p>126,090</text:p>
          </table:table-cell>
          <table:table-cell table:style-name="ce72" table:formula="of:=['Table A'.$Q6]*[.E7]" office:value-type="float" office:value="137739.201471855" calcext:value-type="float">
            <text:p>137,739</text:p>
          </table:table-cell>
          <table:table-cell table:style-name="ce72" table:formula="of:=[.L7]-[.K7]" office:value-type="float" office:value="11649.5566355842" calcext:value-type="float">
            <text:p>11,650</text:p>
          </table:table-cell>
          <table:table-cell table:style-name="ce74" table:formula="of:=[.M7]/[.K7]" office:value-type="percentage" office:value="0.0923910655051117" calcext:value-type="percentage">
            <text:p>9.24%</text:p>
          </table:table-cell>
          <table:table-cell table:style-name="ce74" table:formula="of:=([.E7]-[.C7])/[.C7]" office:value-type="percentage" office:value="0.0923910655051115" calcext:value-type="percentage">
            <text:p>9.24%</text:p>
          </table:table-cell>
          <table:table-cell table:number-columns-repeated="1009"/>
        </table:table-row>
        <table:table-row table:style-name="ro10">
          <table:table-cell table:style-name="ce52" office:value-type="float" office:value="1999" calcext:value-type="float">
            <text:p>1999</text:p>
          </table:table-cell>
          <table:table-cell table:style-name="ce54"/>
          <table:table-cell table:style-name="ce21" office:value-type="float" office:value="78935.3498401208" calcext:value-type="float">
            <text:p>78,935</text:p>
          </table:table-cell>
          <table:table-cell table:style-name="ce21" office:value-type="float" office:value="80109.5896985649" calcext:value-type="float">
            <text:p>80,110</text:p>
          </table:table-cell>
          <table:table-cell table:style-name="ce21" office:value-type="float" office:value="87814.4520949369" calcext:value-type="float">
            <text:p>87,814</text:p>
          </table:table-cell>
          <table:table-cell table:style-name="ce21"/>
          <table:table-cell table:style-name="ce21" office:value-type="float" office:value="15562.9632965538" calcext:value-type="float">
            <text:p>15,563</text:p>
          </table:table-cell>
          <table:table-cell table:style-name="ce21" office:value-type="float" office:value="15794.4774642281" calcext:value-type="float">
            <text:p>15,794</text:p>
          </table:table-cell>
          <table:table-cell table:style-name="ce21" office:value-type="float" office:value="17313.5749398535" calcext:value-type="float">
            <text:p>17,314</text:p>
          </table:table-cell>
          <table:table-cell table:style-name="ce70" table:formula="of:=[.K8]-[$'CSV gdp_onshore_time'.C3]*1000" office:value-type="float" office:value="0" calcext:value-type="float">
            <text:p>0.000</text:p>
          </table:table-cell>
          <table:table-cell table:style-name="ce72" table:formula="of:=['Table A'.$Q7]*[.C8]" office:value-type="float" office:value="127629.741642082" calcext:value-type="float">
            <text:p>127,630</text:p>
          </table:table-cell>
          <table:table-cell table:style-name="ce72" table:formula="of:=['Table A'.$Q7]*[.E8]" office:value-type="float" office:value="141986.269219284" calcext:value-type="float">
            <text:p>141,986</text:p>
          </table:table-cell>
          <table:table-cell table:style-name="ce72" table:formula="of:=[.L8]-[.K8]" office:value-type="float" office:value="14356.5275772023" calcext:value-type="float">
            <text:p>14,357</text:p>
          </table:table-cell>
          <table:table-cell table:style-name="ce74" table:formula="of:=[.M8]/[.K8]" office:value-type="percentage" office:value="0.112485752869915" calcext:value-type="percentage">
            <text:p>11.25%</text:p>
          </table:table-cell>
          <table:table-cell table:style-name="ce74" table:formula="of:=([.E8]-[.C8])/[.C8]" office:value-type="percentage" office:value="0.112485752869915" calcext:value-type="percentage">
            <text:p>11.25%</text:p>
          </table:table-cell>
          <table:table-cell table:number-columns-repeated="1009"/>
        </table:table-row>
        <table:table-row table:style-name="ro10">
          <table:table-cell table:style-name="ce52" office:value-type="float" office:value="2000" calcext:value-type="float">
            <text:p>2000</text:p>
          </table:table-cell>
          <table:table-cell table:style-name="ce54"/>
          <table:table-cell table:style-name="ce21" office:value-type="float" office:value="82648.209509958" calcext:value-type="float">
            <text:p>82,648</text:p>
          </table:table-cell>
          <table:table-cell table:style-name="ce21" office:value-type="float" office:value="84398.2996966097" calcext:value-type="float">
            <text:p>84,398</text:p>
          </table:table-cell>
          <table:table-cell table:style-name="ce21" office:value-type="float" office:value="97790.6476750133" calcext:value-type="float">
            <text:p>97,791</text:p>
          </table:table-cell>
          <table:table-cell table:style-name="ce21"/>
          <table:table-cell table:style-name="ce21" office:value-type="float" office:value="16324.2824290344" calcext:value-type="float">
            <text:p>16,324</text:p>
          </table:table-cell>
          <table:table-cell table:style-name="ce21" office:value-type="float" office:value="16669.9519438681" calcext:value-type="float">
            <text:p>16,670</text:p>
          </table:table-cell>
          <table:table-cell table:style-name="ce21" office:value-type="float" office:value="19315.1450107672" calcext:value-type="float">
            <text:p>19,315</text:p>
          </table:table-cell>
          <table:table-cell table:style-name="ce70" table:formula="of:=[.K9]-[$'CSV gdp_onshore_time'.C4]*1000" office:value-type="float" office:value="-0.00000000101863406598568" calcext:value-type="float">
            <text:p>0.000</text:p>
          </table:table-cell>
          <table:table-cell table:style-name="ce72" table:formula="of:=['Table A'.$Q8]*[.C9]" office:value-type="float" office:value="131964.626228399" calcext:value-type="float">
            <text:p>131,965</text:p>
          </table:table-cell>
          <table:table-cell table:style-name="ce72" table:formula="of:=['Table A'.$Q8]*[.E9]" office:value-type="float" office:value="156142.599405149" calcext:value-type="float">
            <text:p>156,143</text:p>
          </table:table-cell>
          <table:table-cell table:style-name="ce72" table:formula="of:=[.L9]-[.K9]" office:value-type="float" office:value="24177.9731767498" calcext:value-type="float">
            <text:p>24,178</text:p>
          </table:table-cell>
          <table:table-cell table:style-name="ce74" table:formula="of:=[.M9]/[.K9]" office:value-type="percentage" office:value="0.183215562137869" calcext:value-type="percentage">
            <text:p>18.32%</text:p>
          </table:table-cell>
          <table:table-cell table:style-name="ce74" table:formula="of:=([.E9]-[.C9])/[.C9]" office:value-type="percentage" office:value="0.183215562137869" calcext:value-type="percentage">
            <text:p>18.32%</text:p>
          </table:table-cell>
          <table:table-cell table:number-columns-repeated="1009"/>
        </table:table-row>
        <table:table-row table:style-name="ro10">
          <table:table-cell table:style-name="ce52" office:value-type="float" office:value="2001" calcext:value-type="float">
            <text:p>2001</text:p>
          </table:table-cell>
          <table:table-cell table:style-name="ce54"/>
          <table:table-cell table:style-name="ce21" office:value-type="float" office:value="86643.8827024272" calcext:value-type="float">
            <text:p>86,644</text:p>
          </table:table-cell>
          <table:table-cell table:style-name="ce21" office:value-type="float" office:value="88336.3190730628"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9.0957510421" calcext:value-type="float">
            <text:p>17,109</text:p>
          </table:table-cell>
          <table:table-cell table:style-name="ce21" office:value-type="float" office:value="17443.2919460256" calcext:value-type="float">
            <text:p>17,443</text:p>
          </table:table-cell>
          <table:table-cell table:style-name="ce21" office:value-type="float" office:value="19946.7355501755" calcext:value-type="float">
            <text:p>19,947</text:p>
          </table:table-cell>
          <table:table-cell table:style-name="ce70" table:formula="of:=[.K10]-[$'CSV gdp_onshore_time'.C5]*1000" office:value-type="float" office:value="0.00000000104773789644241" calcext:value-type="float">
            <text:p>0.000</text:p>
          </table:table-cell>
          <table:table-cell table:style-name="ce72" table:formula="of:=['Table A'.$Q9]*[.C10]" office:value-type="float" office:value="134852.912072132" calcext:value-type="float">
            <text:p>134,853</text:p>
          </table:table-cell>
          <table:table-cell table:style-name="ce72" table:formula="of:=['Table A'.$Q9]*[.E10]" office:value-type="float" office:value="157219.026324641" calcext:value-type="float">
            <text:p>157,219</text:p>
          </table:table-cell>
          <table:table-cell table:style-name="ce72" table:formula="of:=[.L10]-[.K10]" office:value-type="float" office:value="22366.1142525094" calcext:value-type="float">
            <text:p>22,366</text:p>
          </table:table-cell>
          <table:table-cell table:style-name="ce74" table:formula="of:=[.M10]/[.K10]" office:value-type="percentage" office:value="0.165855626762779" calcext:value-type="percentage">
            <text:p>16.59%</text:p>
          </table:table-cell>
          <table:table-cell table:style-name="ce74" table:formula="of:=([.E10]-[.C10])/[.C10]" office:value-type="percentage" office:value="0.165855626762779" calcext:value-type="percentage">
            <text:p>16.59%</text:p>
          </table:table-cell>
          <table:table-cell table:number-columns-repeated="1009"/>
        </table:table-row>
        <table:table-row table:style-name="ro10">
          <table:table-cell table:style-name="ce52" office:value-type="float" office:value="2002" calcext:value-type="float">
            <text:p>2002</text:p>
          </table:table-cell>
          <table:table-cell table:style-name="ce54"/>
          <table:table-cell table:style-name="ce21" office:value-type="float" office:value="90385.0647245456" calcext:value-type="float">
            <text:p>90,385</text:p>
          </table:table-cell>
          <table:table-cell table:style-name="ce21" office:value-type="float" office:value="91881.3934813115"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1.5050778811" calcext:value-type="float">
            <text:p>17,842</text:p>
          </table:table-cell>
          <table:table-cell table:style-name="ce21" office:value-type="float" office:value="18136.8719860465" calcext:value-type="float">
            <text:p>18,137</text:p>
          </table:table-cell>
          <table:table-cell table:style-name="ce21" office:value-type="float" office:value="20374.4152615626" calcext:value-type="float">
            <text:p>20,374</text:p>
          </table:table-cell>
          <table:table-cell table:style-name="ce70" table:formula="of:=[.K11]-[$'CSV gdp_onshore_time'.C6]*1000" office:value-type="float" office:value="0" calcext:value-type="float">
            <text:p>0.000</text:p>
          </table:table-cell>
          <table:table-cell table:style-name="ce72" table:formula="of:=['Table A'.$Q10]*[.C11]" office:value-type="float" office:value="137904.405294863" calcext:value-type="float">
            <text:p>137,904</text:p>
          </table:table-cell>
          <table:table-cell table:style-name="ce72" table:formula="of:=['Table A'.$Q10]*[.E11]" office:value-type="float" office:value="157482.320443901" calcext:value-type="float">
            <text:p>157,482</text:p>
          </table:table-cell>
          <table:table-cell table:style-name="ce72" table:formula="of:=[.L11]-[.K11]" office:value-type="float" office:value="19577.9151490386" calcext:value-type="float">
            <text:p>19,578</text:p>
          </table:table-cell>
          <table:table-cell table:style-name="ce74" table:formula="of:=[.M11]/[.K11]" office:value-type="percentage" office:value="0.141967293265053" calcext:value-type="percentage">
            <text:p>14.20%</text:p>
          </table:table-cell>
          <table:table-cell table:style-name="ce74" table:formula="of:=([.E11]-[.C11])/[.C11]" office:value-type="percentage" office:value="0.141967293265053" calcext:value-type="percentage">
            <text:p>14.20%</text:p>
          </table:table-cell>
          <table:table-cell table:number-columns-repeated="1009"/>
        </table:table-row>
        <table:table-row table:style-name="ro10">
          <table:table-cell table:style-name="ce52" office:value-type="float" office:value="2003" calcext:value-type="float">
            <text:p>2003</text:p>
          </table:table-cell>
          <table:table-cell table:style-name="ce54"/>
          <table:table-cell table:style-name="ce21" office:value-type="float" office:value="95856.8774309222" calcext:value-type="float">
            <text:p>95,857</text:p>
          </table:table-cell>
          <table:table-cell table:style-name="ce21" office:value-type="float" office:value="97375.9590141006"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12.2772873478" calcext:value-type="float">
            <text:p>18,912</text:p>
          </table:table-cell>
          <table:table-cell table:style-name="ce21" office:value-type="float" office:value="19211.9875730691" calcext:value-type="float">
            <text:p>19,212</text:p>
          </table:table-cell>
          <table:table-cell table:style-name="ce21" office:value-type="float" office:value="21448.3853790605" calcext:value-type="float">
            <text:p>21,448</text:p>
          </table:table-cell>
          <table:table-cell table:style-name="ce70" table:formula="of:=[.K12]-[$'CSV gdp_onshore_time'.C7]*1000" office:value-type="float" office:value="0.000000000989530235528946" calcext:value-type="float">
            <text:p>0.000</text:p>
          </table:table-cell>
          <table:table-cell table:style-name="ce72" table:formula="of:=['Table A'.$Q11]*[.C12]" office:value-type="float" office:value="142469.256587529" calcext:value-type="float">
            <text:p>142,469</text:p>
          </table:table-cell>
          <table:table-cell table:style-name="ce72" table:formula="of:=['Table A'.$Q11]*[.E12]" office:value-type="float" office:value="161574.170763764" calcext:value-type="float">
            <text:p>161,574</text:p>
          </table:table-cell>
          <table:table-cell table:style-name="ce72" table:formula="of:=[.L12]-[.K12]" office:value-type="float" office:value="19104.9141762343" calcext:value-type="float">
            <text:p>19,105</text:p>
          </table:table-cell>
          <table:table-cell table:style-name="ce74" table:formula="of:=[.M12]/[.K12]" office:value-type="percentage" office:value="0.134098504013017" calcext:value-type="percentage">
            <text:p>13.41%</text:p>
          </table:table-cell>
          <table:table-cell table:style-name="ce74" table:formula="of:=([.E12]-[.C12])/[.C12]" office:value-type="percentage" office:value="0.134098504013017" calcext:value-type="percentage">
            <text:p>13.41%</text:p>
          </table:table-cell>
          <table:table-cell table:number-columns-repeated="1009"/>
        </table:table-row>
        <table:table-row table:style-name="ro10">
          <table:table-cell table:style-name="ce52" office:value-type="float" office:value="2004" calcext:value-type="float">
            <text:p>2004</text:p>
          </table:table-cell>
          <table:table-cell table:style-name="ce54"/>
          <table:table-cell table:style-name="ce21" office:value-type="float" office:value="101606.88615248"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84.4395791908" calcext:value-type="float">
            <text:p>19,984</text:p>
          </table:table-cell>
          <table:table-cell table:style-name="ce21" office:value-type="float" office:value="20306.3062182495" calcext:value-type="float">
            <text:p>20,306</text:p>
          </table:table-cell>
          <table:table-cell table:style-name="ce21" office:value-type="float" office:value="22783.8567332067" calcext:value-type="float">
            <text:p>22,784</text:p>
          </table:table-cell>
          <table:table-cell table:style-name="ce70" table:formula="of:=[.K13]-[$'CSV gdp_onshore_time'.C8]*1000" office:value-type="float" office:value="-0.000000000756699591875076" calcext:value-type="float">
            <text:p>0.000</text:p>
          </table:table-cell>
          <table:table-cell table:style-name="ce72" table:formula="of:=['Table A'.$Q12]*[.C13]" office:value-type="float" office:value="145483.416370163" calcext:value-type="float">
            <text:p>145,483</text:p>
          </table:table-cell>
          <table:table-cell table:style-name="ce72" table:formula="of:=['Table A'.$Q12]*[.E13]" office:value-type="float" office:value="165862.710460328" calcext:value-type="float">
            <text:p>165,863</text:p>
          </table:table-cell>
          <table:table-cell table:style-name="ce72" table:formula="of:=[.L13]-[.K13]" office:value-type="float" office:value="20379.2940901653" calcext:value-type="float">
            <text:p>20,379</text:p>
          </table:table-cell>
          <table:table-cell table:style-name="ce74" table:formula="of:=[.M13]/[.K13]" office:value-type="percentage" office:value="0.14007984276581" calcext:value-type="percentage">
            <text:p>14.01%</text:p>
          </table:table-cell>
          <table:table-cell table:style-name="ce74" table:formula="of:=([.E13]-[.C13])/[.C13]" office:value-type="percentage" office:value="0.14007984276581" calcext:value-type="percentage">
            <text:p>14.01%</text:p>
          </table:table-cell>
          <table:table-cell table:number-columns-repeated="1009"/>
        </table:table-row>
        <table:table-row table:style-name="ro10">
          <table:table-cell table:style-name="ce52" office:value-type="float" office:value="2005" calcext:value-type="float">
            <text:p>2005</text:p>
          </table:table-cell>
          <table:table-cell table:style-name="ce54"/>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8" calcext:value-type="float">
            <text:p>125,888</text:p>
          </table:table-cell>
          <table:table-cell table:style-name="ce21"/>
          <table:table-cell table:style-name="ce21" office:value-type="float" office:value="21239.0929855986" calcext:value-type="float">
            <text:p>21,239</text:p>
          </table:table-cell>
          <table:table-cell table:style-name="ce21" office:value-type="float" office:value="21615.3118209101" calcext:value-type="float">
            <text:p>21,615</text:p>
          </table:table-cell>
          <table:table-cell table:style-name="ce21" office:value-type="float" office:value="24634.5978847243" calcext:value-type="float">
            <text:p>24,635</text:p>
          </table:table-cell>
          <table:table-cell table:style-name="ce70" table:formula="of:=[.K14]-[$'CSV gdp_onshore_time'.C9]*1000" office:value-type="float" office:value="0" calcext:value-type="float">
            <text:p>0.000</text:p>
          </table:table-cell>
          <table:table-cell table:style-name="ce72" table:formula="of:=['Table A'.$Q13]*[.C14]" office:value-type="float" office:value="148137.691989411" calcext:value-type="float">
            <text:p>148,138</text:p>
          </table:table-cell>
          <table:table-cell table:style-name="ce72" table:formula="of:=['Table A'.$Q13]*[.E14]" office:value-type="float" office:value="171820.542252192" calcext:value-type="float">
            <text:p>171,821</text:p>
          </table:table-cell>
          <table:table-cell table:style-name="ce72" table:formula="of:=[.L14]-[.K14]" office:value-type="float" office:value="23682.850262781" calcext:value-type="float">
            <text:p>23,683</text:p>
          </table:table-cell>
          <table:table-cell table:style-name="ce74" table:formula="of:=[.M14]/[.K14]" office:value-type="percentage" office:value="0.159870522786827" calcext:value-type="percentage">
            <text:p>15.99%</text:p>
          </table:table-cell>
          <table:table-cell table:style-name="ce74" table:formula="of:=([.E14]-[.C14])/[.C14]" office:value-type="percentage" office:value="0.159870522786827" calcext:value-type="percentage">
            <text:p>15.99%</text:p>
          </table:table-cell>
          <table:table-cell table:number-columns-repeated="1009"/>
        </table:table-row>
        <table:table-row table:style-name="ro10">
          <table:table-cell table:style-name="ce52" office:value-type="float" office:value="2006" calcext:value-type="float">
            <text:p>2006</text:p>
          </table:table-cell>
          <table:table-cell table:style-name="ce54"/>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83.9529716333" calcext:value-type="float">
            <text:p>22,284</text:p>
          </table:table-cell>
          <table:table-cell table:style-name="ce21" office:value-type="float" office:value="22675.0540907479" calcext:value-type="float">
            <text:p>22,675</text:p>
          </table:table-cell>
          <table:table-cell table:style-name="ce21" office:value-type="float" office:value="25717.7090583156" calcext:value-type="float">
            <text:p>25,718</text:p>
          </table:table-cell>
          <table:table-cell table:style-name="ce70" table:formula="of:=[.K15]-[$'CSV gdp_onshore_time'.C10]*1000" office:value-type="float" office:value="-0.00000000130967237055302" calcext:value-type="float">
            <text:p>0.000</text:p>
          </table:table-cell>
          <table:table-cell table:style-name="ce72" table:formula="of:=['Table A'.$Q14]*[.C15]" office:value-type="float" office:value="152674.639937061" calcext:value-type="float">
            <text:p>152,675</text:p>
          </table:table-cell>
          <table:table-cell table:style-name="ce72" table:formula="of:=['Table A'.$Q14]*[.E15]" office:value-type="float" office:value="176200.424380839" calcext:value-type="float">
            <text:p>176,200</text:p>
          </table:table-cell>
          <table:table-cell table:style-name="ce72" table:formula="of:=[.L15]-[.K15]" office:value-type="float" office:value="23525.7844437773" calcext:value-type="float">
            <text:p>23,526</text:p>
          </table:table-cell>
          <table:table-cell table:style-name="ce74" table:formula="of:=[.M15]/[.K15]" office:value-type="percentage" office:value="0.154090977083526" calcext:value-type="percentage">
            <text:p>15.41%</text:p>
          </table:table-cell>
          <table:table-cell table:style-name="ce74" table:formula="of:=([.E15]-[.C15])/[.C15]" office:value-type="percentage" office:value="0.154090977083526" calcext:value-type="percentage">
            <text:p>15.41%</text:p>
          </table:table-cell>
          <table:table-cell table:number-columns-repeated="1009"/>
        </table:table-row>
        <table:table-row table:style-name="ro10">
          <table:table-cell table:style-name="ce52" office:value-type="float" office:value="2007" calcext:value-type="float">
            <text:p>2007</text:p>
          </table:table-cell>
          <table:table-cell table:style-name="ce54"/>
          <table:table-cell table:style-name="ce21" office:value-type="float" office:value="119850.777101865"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81.9684916567" calcext:value-type="float">
            <text:p>23,182</text:p>
          </table:table-cell>
          <table:table-cell table:style-name="ce21" office:value-type="float" office:value="23556.0178066371" calcext:value-type="float">
            <text:p>23,556</text:p>
          </table:table-cell>
          <table:table-cell table:style-name="ce21" office:value-type="float" office:value="26703.5935111538" calcext:value-type="float">
            <text:p>26,704</text:p>
          </table:table-cell>
          <table:table-cell table:style-name="ce70" table:formula="of:=[.K16]-[$'CSV gdp_onshore_time'.C11]*1000" office:value-type="float" office:value="-0.00000000128056854009628" calcext:value-type="float">
            <text:p>0.000</text:p>
          </table:table-cell>
          <table:table-cell table:style-name="ce72" table:formula="of:=['Table A'.$Q15]*[.C16]" office:value-type="float" office:value="153345.859872896" calcext:value-type="float">
            <text:p>153,346</text:p>
          </table:table-cell>
          <table:table-cell table:style-name="ce72" table:formula="of:=['Table A'.$Q15]*[.E16]" office:value-type="float" office:value="176640.974649669" calcext:value-type="float">
            <text:p>176,641</text:p>
          </table:table-cell>
          <table:table-cell table:style-name="ce72" table:formula="of:=[.L16]-[.K16]" office:value-type="float" office:value="23295.1147767734" calcext:value-type="float">
            <text:p>23,295</text:p>
          </table:table-cell>
          <table:table-cell table:style-name="ce74" table:formula="of:=[.M16]/[.K16]" office:value-type="percentage" office:value="0.151912251143148" calcext:value-type="percentage">
            <text:p>15.19%</text:p>
          </table:table-cell>
          <table:table-cell table:style-name="ce74" table:formula="of:=([.E16]-[.C16])/[.C16]" office:value-type="percentage" office:value="0.151912251143148" calcext:value-type="percentage">
            <text:p>15.19%</text:p>
          </table:table-cell>
          <table:table-cell table:number-columns-repeated="1009"/>
        </table:table-row>
        <table:table-row table:style-name="ro10">
          <table:table-cell table:style-name="ce52" office:value-type="float" office:value="2008" calcext:value-type="float">
            <text:p>2008</text:p>
          </table:table-cell>
          <table:table-cell table:style-name="ce54"/>
          <table:table-cell table:style-name="ce21" office:value-type="float" office:value="123875.275725875" calcext:value-type="float">
            <text:p>123,875</text:p>
          </table:table-cell>
          <table:table-cell table:style-name="ce21" office:value-type="float" office:value="126206.796486142"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808.890373806" calcext:value-type="float">
            <text:p>23,809</text:p>
          </table:table-cell>
          <table:table-cell table:style-name="ce21" office:value-type="float" office:value="24257.0098380023" calcext:value-type="float">
            <text:p>24,257</text:p>
          </table:table-cell>
          <table:table-cell table:style-name="ce21" office:value-type="float" office:value="28040.343505169" calcext:value-type="float">
            <text:p>28,040</text:p>
          </table:table-cell>
          <table:table-cell table:style-name="ce70" table:formula="of:=[.K17]-[$'CSV gdp_onshore_time'.C12]*1000" office:value-type="float" office:value="-0.000000000989530235528946" calcext:value-type="float">
            <text:p>0.000</text:p>
          </table:table-cell>
          <table:table-cell table:style-name="ce72" table:formula="of:=['Table A'.$Q16]*[.C17]" office:value-type="float" office:value="154448.71190539" calcext:value-type="float">
            <text:p>154,449</text:p>
          </table:table-cell>
          <table:table-cell table:style-name="ce72" table:formula="of:=['Table A'.$Q16]*[.E17]" office:value-type="float" office:value="181898.226576854" calcext:value-type="float">
            <text:p>181,898</text:p>
          </table:table-cell>
          <table:table-cell table:style-name="ce72" table:formula="of:=[.L17]-[.K17]" office:value-type="float" office:value="27449.5146714637" calcext:value-type="float">
            <text:p>27,450</text:p>
          </table:table-cell>
          <table:table-cell table:style-name="ce74" table:formula="of:=[.M17]/[.K17]" office:value-type="percentage" office:value="0.177725759786707" calcext:value-type="percentage">
            <text:p>17.77%</text:p>
          </table:table-cell>
          <table:table-cell table:style-name="ce74" table:formula="of:=([.E17]-[.C17])/[.C17]" office:value-type="percentage" office:value="0.177725759786707" calcext:value-type="percentage">
            <text:p>17.77%</text:p>
          </table:table-cell>
          <table:table-cell table:number-columns-repeated="1009"/>
        </table:table-row>
        <table:table-row table:style-name="ro10">
          <table:table-cell table:style-name="ce52" office:value-type="float" office:value="2009" calcext:value-type="float">
            <text:p>2009</text:p>
          </table:table-cell>
          <table:table-cell table:style-name="ce54"/>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604.778665774" calcext:value-type="float">
            <text:p>23,605</text:p>
          </table:table-cell>
          <table:table-cell table:style-name="ce21" office:value-type="float" office:value="23902.1999562344" calcext:value-type="float">
            <text:p>23,902</text:p>
          </table:table-cell>
          <table:table-cell table:style-name="ce21" office:value-type="float" office:value="26318.2917773593" calcext:value-type="float">
            <text:p>26,318</text:p>
          </table:table-cell>
          <table:table-cell table:style-name="ce70" table:formula="of:=[.K18]-[$'CSV gdp_onshore_time'.C13]*1000" office:value-type="float" office:value="0" calcext:value-type="float">
            <text:p>0.000</text:p>
          </table:table-cell>
          <table:table-cell table:style-name="ce72" table:formula="of:=['Table A'.$Q17]*[.C18]" office:value-type="float" office:value="150733.286403637" calcext:value-type="float">
            <text:p>150,733</text:p>
          </table:table-cell>
          <table:table-cell table:style-name="ce72" table:formula="of:=['Table A'.$Q17]*[.E18]" office:value-type="float" office:value="168060.995966178" calcext:value-type="float">
            <text:p>168,061</text:p>
          </table:table-cell>
          <table:table-cell table:style-name="ce72" table:formula="of:=[.L18]-[.K18]" office:value-type="float" office:value="17327.7095625415" calcext:value-type="float">
            <text:p>17,328</text:p>
          </table:table-cell>
          <table:table-cell table:style-name="ce74" table:formula="of:=[.M18]/[.K18]" office:value-type="percentage" office:value="0.11495609215433" calcext:value-type="percentage">
            <text:p>11.50%</text:p>
          </table:table-cell>
          <table:table-cell table:style-name="ce74" table:formula="of:=([.E18]-[.C18])/[.C18]" office:value-type="percentage" office:value="0.11495609215433" calcext:value-type="percentage">
            <text:p>11.50%</text:p>
          </table:table-cell>
          <table:table-cell table:number-columns-repeated="1009"/>
        </table:table-row>
        <table:table-row table:style-name="ro10">
          <table:table-cell table:style-name="ce52" office:value-type="float" office:value="2010" calcext:value-type="float">
            <text:p>2010</text:p>
          </table:table-cell>
          <table:table-cell table:style-name="ce54"/>
          <table:table-cell table:style-name="ce21" office:value-type="float" office:value="123757.156525663" calcext:value-type="float">
            <text:p>123,757</text:p>
          </table:table-cell>
          <table:table-cell table:style-name="ce21" office:value-type="float" office:value="125749.353224656" calcext:value-type="float">
            <text:p>125,749</text:p>
          </table:table-cell>
          <table:table-cell table:style-name="ce21" office:value-type="float" office:value="142583.506877884" calcext:value-type="float">
            <text:p>142,584</text:p>
          </table:table-cell>
          <table:table-cell table:style-name="ce21"/>
          <table:table-cell table:style-name="ce21" office:value-type="float" office:value="23518.1400413635" calcext:value-type="float">
            <text:p>23,518</text:p>
          </table:table-cell>
          <table:table-cell table:style-name="ce21" office:value-type="float" office:value="23896.7263168743" calcext:value-type="float">
            <text:p>23,897</text:p>
          </table:table-cell>
          <table:table-cell table:style-name="ce21" office:value-type="float" office:value="27095.797741987" calcext:value-type="float">
            <text:p>27,096</text:p>
          </table:table-cell>
          <table:table-cell table:style-name="ce70" table:formula="of:=[.K19]-[$'CSV gdp_onshore_time'.C14]*1000" office:value-type="float" office:value="-0.00000000110594555735588" calcext:value-type="float">
            <text:p>0.000</text:p>
          </table:table-cell>
          <table:table-cell table:style-name="ce72" table:formula="of:=['Table A'.$Q18]*[.C19]" office:value-type="float" office:value="152171.68369436" calcext:value-type="float">
            <text:p>152,172</text:p>
          </table:table-cell>
          <table:table-cell table:style-name="ce72" table:formula="of:=['Table A'.$Q18]*[.E19]" office:value-type="float" office:value="175320.546445771" calcext:value-type="float">
            <text:p>175,321</text:p>
          </table:table-cell>
          <table:table-cell table:style-name="ce72" table:formula="of:=[.L19]-[.K19]" office:value-type="float" office:value="23148.8627514104" calcext:value-type="float">
            <text:p>23,149</text:p>
          </table:table-cell>
          <table:table-cell table:style-name="ce74" table:formula="of:=[.M19]/[.K19]" office:value-type="percentage" office:value="0.152123326688724" calcext:value-type="percentage">
            <text:p>15.21%</text:p>
          </table:table-cell>
          <table:table-cell table:style-name="ce74" table:formula="of:=([.E19]-[.C19])/[.C19]" office:value-type="percentage" office:value="0.152123326688724" calcext:value-type="percentage">
            <text:p>15.21%</text:p>
          </table:table-cell>
          <table:table-cell table:number-columns-repeated="1009"/>
        </table:table-row>
        <table:table-row table:style-name="ro10">
          <table:table-cell table:style-name="ce52" office:value-type="float" office:value="2011" calcext:value-type="float">
            <text:p>2011</text:p>
          </table:table-cell>
          <table:table-cell table:style-name="ce54"/>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09" calcext:value-type="float">
            <text:p>149,062</text:p>
          </table:table-cell>
          <table:table-cell table:style-name="ce21"/>
          <table:table-cell table:style-name="ce21" office:value-type="float" office:value="24195.5138230153" calcext:value-type="float">
            <text:p>24,196</text:p>
          </table:table-cell>
          <table:table-cell table:style-name="ce21" office:value-type="float" office:value="24606.7419467369" calcext:value-type="float">
            <text:p>24,607</text:p>
          </table:table-cell>
          <table:table-cell table:style-name="ce21" office:value-type="float" office:value="28125.429675071" calcext:value-type="float">
            <text:p>28,125</text:p>
          </table:table-cell>
          <table:table-cell table:style-name="ce70" table:formula="of:=[.K20]-[$'CSV gdp_onshore_time'.C15]*1000" office:value-type="float" office:value="-0.00000000221189111471176" calcext:value-type="float">
            <text:p>0.000</text:p>
          </table:table-cell>
          <table:table-cell table:style-name="ce72" table:formula="of:=['Table A'.$Q19]*[.C20]" office:value-type="float" office:value="153294.299296868" calcext:value-type="float">
            <text:p>153,294</text:p>
          </table:table-cell>
          <table:table-cell table:style-name="ce72" table:formula="of:=['Table A'.$Q19]*[.E20]" office:value-type="float" office:value="178192.86938896" calcext:value-type="float">
            <text:p>178,193</text:p>
          </table:table-cell>
          <table:table-cell table:style-name="ce72" table:formula="of:=[.L20]-[.K20]" office:value-type="float" office:value="24898.5700920921" calcext:value-type="float">
            <text:p>24,899</text:p>
          </table:table-cell>
          <table:table-cell table:style-name="ce74" table:formula="of:=[.M20]/[.K20]" office:value-type="percentage" office:value="0.162423326935817" calcext:value-type="percentage">
            <text:p>16.24%</text:p>
          </table:table-cell>
          <table:table-cell table:style-name="ce74" table:formula="of:=([.E20]-[.C20])/[.C20]" office:value-type="percentage" office:value="0.162423326935817" calcext:value-type="percentage">
            <text:p>16.24%</text:p>
          </table:table-cell>
          <table:table-cell table:number-columns-repeated="1009"/>
        </table:table-row>
        <table:table-row table:style-name="ro10">
          <table:table-cell table:style-name="ce52" office:value-type="float" office:value="2012" calcext:value-type="float">
            <text:p>2012</text:p>
          </table:table-cell>
          <table:table-cell table:style-name="ce54"/>
          <table:table-cell table:style-name="ce21" office:value-type="float" office:value="132525.949288545"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40.8968097984" calcext:value-type="float">
            <text:p>24,941</text:p>
          </table:table-cell>
          <table:table-cell table:style-name="ce21" office:value-type="float" office:value="25305.9665156515" calcext:value-type="float">
            <text:p>25,306</text:p>
          </table:table-cell>
          <table:table-cell table:style-name="ce21" office:value-type="float" office:value="28351.3475001634" calcext:value-type="float">
            <text:p>28,351</text:p>
          </table:table-cell>
          <table:table-cell table:style-name="ce70" table:formula="of:=[.K21]-[$'CSV gdp_onshore_time'.C16]*1000" office:value-type="float" office:value="-0.00000000104773789644241" calcext:value-type="float">
            <text:p>0.000</text:p>
          </table:table-cell>
          <table:table-cell table:style-name="ce72" table:formula="of:=['Table A'.$Q20]*[.C21]" office:value-type="float" office:value="153739.813852053" calcext:value-type="float">
            <text:p>153,740</text:p>
          </table:table-cell>
          <table:table-cell table:style-name="ce72" table:formula="of:=['Table A'.$Q20]*[.E21]" office:value-type="float" office:value="174762.396090648" calcext:value-type="float">
            <text:p>174,762</text:p>
          </table:table-cell>
          <table:table-cell table:style-name="ce72" table:formula="of:=[.L21]-[.K21]" office:value-type="float" office:value="21022.5822385953" calcext:value-type="float">
            <text:p>21,023</text:p>
          </table:table-cell>
          <table:table-cell table:style-name="ce74" table:formula="of:=[.M21]/[.K21]" office:value-type="percentage" office:value="0.136741301500637" calcext:value-type="percentage">
            <text:p>13.67%</text:p>
          </table:table-cell>
          <table:table-cell table:style-name="ce74" table:formula="of:=([.E21]-[.C21])/[.C21]" office:value-type="percentage" office:value="0.136741301500636" calcext:value-type="percentage">
            <text:p>13.67%</text:p>
          </table:table-cell>
          <table:table-cell table:number-columns-repeated="1009"/>
        </table:table-row>
        <table:table-row table:style-name="ro10">
          <table:table-cell table:style-name="ce52" office:value-type="float" office:value="2013" calcext:value-type="float">
            <text:p>2013</text:p>
          </table:table-cell>
          <table:table-cell table:style-name="ce54"/>
          <table:table-cell table:style-name="ce21" office:value-type="float" office:value="139177.032734699"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23.2863589727" calcext:value-type="float">
            <text:p>26,123</text:p>
          </table:table-cell>
          <table:table-cell table:style-name="ce21" office:value-type="float" office:value="26473.5587727914" calcext:value-type="float">
            <text:p>26,474</text:p>
          </table:table-cell>
          <table:table-cell table:style-name="ce21" office:value-type="float" office:value="29335.5387410928" calcext:value-type="float">
            <text:p>29,336</text:p>
          </table:table-cell>
          <table:table-cell table:style-name="ce70" table:formula="of:=[.K22]-[$'CSV gdp_onshore_time'.C17]*1000" office:value-type="float" office:value="-0.000000000902218744158745" calcext:value-type="float">
            <text:p>0.000</text:p>
          </table:table-cell>
          <table:table-cell table:style-name="ce72" table:formula="of:=['Table A'.$Q21]*[.C22]" office:value-type="float" office:value="156871.365317735" calcext:value-type="float">
            <text:p>156,871</text:p>
          </table:table-cell>
          <table:table-cell table:style-name="ce72" table:formula="of:=['Table A'.$Q21]*[.E22]" office:value-type="float" office:value="176161.067616437" calcext:value-type="float">
            <text:p>176,161</text:p>
          </table:table-cell>
          <table:table-cell table:style-name="ce72" table:formula="of:=[.L22]-[.K22]" office:value-type="float" office:value="19289.7022987018" calcext:value-type="float">
            <text:p>19,290</text:p>
          </table:table-cell>
          <table:table-cell table:style-name="ce74" table:formula="of:=[.M22]/[.K22]" office:value-type="percentage" office:value="0.122965094742635" calcext:value-type="percentage">
            <text:p>12.30%</text:p>
          </table:table-cell>
          <table:table-cell table:style-name="ce74" table:formula="of:=([.E22]-[.C22])/[.C22]" office:value-type="percentage" office:value="0.122965094742635" calcext:value-type="percentage">
            <text:p>12.30%</text:p>
          </table:table-cell>
          <table:table-cell table:number-columns-repeated="1009"/>
        </table:table-row>
        <table:table-row table:style-name="ro10">
          <table:table-cell table:style-name="ce52" office:value-type="float" office:value="2014" calcext:value-type="float">
            <text:p>2014</text:p>
          </table:table-cell>
          <table:table-cell table:style-name="ce54"/>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69.169017733" calcext:value-type="float">
            <text:p>27,269</text:p>
          </table:table-cell>
          <table:table-cell table:style-name="ce21" office:value-type="float" office:value="27539.4227374104" calcext:value-type="float">
            <text:p>27,539</text:p>
          </table:table-cell>
          <table:table-cell table:style-name="ce21" office:value-type="float" office:value="29705.4634906964" calcext:value-type="float">
            <text:p>29,705</text:p>
          </table:table-cell>
          <table:table-cell table:style-name="ce70" table:formula="of:=[.K23]-[$'CSV gdp_onshore_time'.C18]*1000" office:value-type="float" office:value="-0.00000000145519152283669" calcext:value-type="float">
            <text:p>0.000</text:p>
          </table:table-cell>
          <table:table-cell table:style-name="ce72" table:formula="of:=['Table A'.$Q22]*[.C23]" office:value-type="float" office:value="160132.31938048" calcext:value-type="float">
            <text:p>160,132</text:p>
          </table:table-cell>
          <table:table-cell table:style-name="ce72" table:formula="of:=['Table A'.$Q22]*[.E23]" office:value-type="float" office:value="174438.933725632" calcext:value-type="float">
            <text:p>174,439</text:p>
          </table:table-cell>
          <table:table-cell table:style-name="ce72" table:formula="of:=[.L23]-[.K23]" office:value-type="float" office:value="14306.6143451519" calcext:value-type="float">
            <text:p>14,307</text:p>
          </table:table-cell>
          <table:table-cell table:style-name="ce74" table:formula="of:=[.M23]/[.K23]" office:value-type="percentage" office:value="0.0893424537938459" calcext:value-type="percentage">
            <text:p>8.93%</text:p>
          </table:table-cell>
          <table:table-cell table:style-name="ce74" table:formula="of:=([.E23]-[.C23])/[.C23]" office:value-type="percentage" office:value="0.0893424537938457" calcext:value-type="percentage">
            <text:p>8.93%</text:p>
          </table:table-cell>
          <table:table-cell table:number-columns-repeated="1009"/>
        </table:table-row>
        <table:table-row table:style-name="ro10">
          <table:table-cell table:style-name="ce52" office:value-type="float" office:value="2015" calcext:value-type="float">
            <text:p>2015</text:p>
          </table:table-cell>
          <table:table-cell table:style-name="ce54"/>
          <table:table-cell table:style-name="ce21" office:value-type="float" office:value="146770.652059607" calcext:value-type="float">
            <text:p>146,771</text:p>
          </table:table-cell>
          <table:table-cell table:style-name="ce21" office:value-type="float" office:value="147669.913409615"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316.3320416168" calcext:value-type="float">
            <text:p>27,316</text:p>
          </table:table-cell>
          <table:table-cell table:style-name="ce21" office:value-type="float" office:value="27483.6987548139" calcext:value-type="float">
            <text:p>27,484</text:p>
          </table:table-cell>
          <table:table-cell table:style-name="ce21" office:value-type="float" office:value="28713.4993962652" calcext:value-type="float">
            <text:p>28,713</text:p>
          </table:table-cell>
          <table:table-cell table:style-name="ce70" table:formula="of:=[.K24]-[$'CSV gdp_onshore_time'.C19]*1000" office:value-type="float" office:value="-0.000000000582076609134674" calcext:value-type="float">
            <text:p>0.000</text:p>
          </table:table-cell>
          <table:table-cell table:style-name="ce72" table:formula="of:=['Table A'.$Q23]*[.C24]" office:value-type="float" office:value="160940.656288158" calcext:value-type="float">
            <text:p>160,941</text:p>
          </table:table-cell>
          <table:table-cell table:style-name="ce72" table:formula="of:=['Table A'.$Q23]*[.E24]" office:value-type="float" office:value="169172.399505326" calcext:value-type="float">
            <text:p>169,172</text:p>
          </table:table-cell>
          <table:table-cell table:style-name="ce72" table:formula="of:=[.L24]-[.K24]" office:value-type="float" office:value="8231.7432171687" calcext:value-type="float">
            <text:p>8,232</text:p>
          </table:table-cell>
          <table:table-cell table:style-name="ce74" table:formula="of:=[.M24]/[.K24]" office:value-type="percentage" office:value="0.0511476926155321" calcext:value-type="percentage">
            <text:p>5.11%</text:p>
          </table:table-cell>
          <table:table-cell table:style-name="ce74" table:formula="of:=([.E24]-[.C24])/[.C24]" office:value-type="percentage" office:value="0.051147692615532" calcext:value-type="percentage">
            <text:p>5.11%</text:p>
          </table:table-cell>
          <table:table-cell table:number-columns-repeated="1009"/>
        </table:table-row>
        <table:table-row table:style-name="ro10">
          <table:table-cell table:style-name="ce52" office:value-type="float" office:value="2016" calcext:value-type="float">
            <text:p>2016</text:p>
          </table:table-cell>
          <table:table-cell table:style-name="ce54"/>
          <table:table-cell table:style-name="ce21" office:value-type="float" office:value="151229.279446228" calcext:value-type="float">
            <text:p>151,229</text:p>
          </table:table-cell>
          <table:table-cell table:style-name="ce21" office:value-type="float" office:value="152031.529466243"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81.0682269558" calcext:value-type="float">
            <text:p>27,981</text:p>
          </table:table-cell>
          <table:table-cell table:style-name="ce21" office:value-type="float" office:value="28129.5038515076" calcext:value-type="float">
            <text:p>28,130</text:p>
          </table:table-cell>
          <table:table-cell table:style-name="ce21" office:value-type="float" office:value="29223.7391193125" calcext:value-type="float">
            <text:p>29,224</text:p>
          </table:table-cell>
          <table:table-cell table:style-name="ce70" table:formula="of:=[.K25]-[$'CSV gdp_onshore_time'.C20]*1000" office:value-type="float" office:value="0" calcext:value-type="float">
            <text:p>0.000</text:p>
          </table:table-cell>
          <table:table-cell table:style-name="ce72" table:formula="of:=['Table A'.$Q24]*[.C25]" office:value-type="float" office:value="162300.477827503" calcext:value-type="float">
            <text:p>162,300</text:p>
          </table:table-cell>
          <table:table-cell table:style-name="ce72" table:formula="of:=['Table A'.$Q24]*[.E25]" office:value-type="float" office:value="169508.42564336" calcext:value-type="float">
            <text:p>169,508</text:p>
          </table:table-cell>
          <table:table-cell table:style-name="ce72" table:formula="of:=[.L25]-[.K25]" office:value-type="float" office:value="7207.9478158564" calcext:value-type="float">
            <text:p>7,208</text:p>
          </table:table-cell>
          <table:table-cell table:style-name="ce74" table:formula="of:=[.M25]/[.K25]" office:value-type="percentage" office:value="0.0444111312076183" calcext:value-type="percentage">
            <text:p>4.44%</text:p>
          </table:table-cell>
          <table:table-cell table:style-name="ce74" table:formula="of:=([.E25]-[.C25])/[.C25]" office:value-type="percentage" office:value="0.0444111312076183" calcext:value-type="percentage">
            <text:p>4.44%</text:p>
          </table:table-cell>
          <table:table-cell table:number-columns-repeated="1009"/>
        </table:table-row>
        <table:table-row table:style-name="ro10">
          <table:table-cell table:style-name="ce52" office:value-type="float" office:value="2017" calcext:value-type="float">
            <text:p>2017</text:p>
          </table:table-cell>
          <table:table-cell table:style-name="ce54"/>
          <table:table-cell table:style-name="ce21" office:value-type="float" office:value="157402.831403623"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15.4164952852" calcext:value-type="float">
            <text:p>29,015</text:p>
          </table:table-cell>
          <table:table-cell table:style-name="ce21" office:value-type="float" office:value="29167.9190051312" calcext:value-type="float">
            <text:p>29,168</text:p>
          </table:table-cell>
          <table:table-cell table:style-name="ce21" office:value-type="float" office:value="30307.4027817929" calcext:value-type="float">
            <text:p>30,307</text:p>
          </table:table-cell>
          <table:table-cell table:style-name="ce70" table:formula="of:=[.K26]-[$'CSV gdp_onshore_time'.C21]*1000" office:value-type="float" office:value="-0.00000000192085281014442" calcext:value-type="float">
            <text:p>0.000</text:p>
          </table:table-cell>
          <table:table-cell table:style-name="ce72" table:formula="of:=['Table A'.$Q25]*[.C26]" office:value-type="float" office:value="164141.3276289" calcext:value-type="float">
            <text:p>164,141</text:p>
          </table:table-cell>
          <table:table-cell table:style-name="ce72" table:formula="of:=['Table A'.$Q25]*[.E26]" office:value-type="float" office:value="171450.143767388" calcext:value-type="float">
            <text:p>171,450</text:p>
          </table:table-cell>
          <table:table-cell table:style-name="ce72" table:formula="of:=[.L26]-[.K26]" office:value-type="float" office:value="7308.81613848853" calcext:value-type="float">
            <text:p>7,309</text:p>
          </table:table-cell>
          <table:table-cell table:style-name="ce74" table:formula="of:=[.M26]/[.K26]" office:value-type="percentage" office:value="0.044527580250921" calcext:value-type="percentage">
            <text:p>4.45%</text:p>
          </table:table-cell>
          <table:table-cell table:style-name="ce74" table:formula="of:=([.E26]-[.C26])/[.C26]" office:value-type="percentage" office:value="0.0445275802509209" calcext:value-type="percentage">
            <text:p>4.45%</text:p>
          </table:table-cell>
          <table:table-cell table:number-columns-repeated="1009"/>
        </table:table-row>
        <table:table-row table:style-name="ro10">
          <table:table-cell table:style-name="ce52" office:value-type="float" office:value="2018" calcext:value-type="float">
            <text:p>2018</text:p>
          </table:table-cell>
          <table:table-cell table:style-name="ce54"/>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2" calcext:value-type="float">
            <text:p>175,525</text:p>
          </table:table-cell>
          <table:table-cell table:style-name="ce21"/>
          <table:table-cell table:style-name="ce21" office:value-type="float" office:value="30137.2105677972" calcext:value-type="float">
            <text:p>30,137</text:p>
          </table:table-cell>
          <table:table-cell table:style-name="ce21" office:value-type="float" office:value="30376.9334055047" calcext:value-type="float">
            <text:p>30,377</text:p>
          </table:table-cell>
          <table:table-cell table:style-name="ce21" office:value-type="float" office:value="32276.8408035899" calcext:value-type="float">
            <text:p>32,277</text:p>
          </table:table-cell>
          <table:table-cell table:style-name="ce70" table:formula="of:=[.K27]-[$'CSV gdp_onshore_time'.C22]*1000" office:value-type="float" office:value="0" calcext:value-type="float">
            <text:p>0.000</text:p>
          </table:table-cell>
          <table:table-cell table:style-name="ce72" table:formula="of:=['Table A'.$Q26]*[.C27]" office:value-type="float" office:value="166897.1307548" calcext:value-type="float">
            <text:p>166,897</text:p>
          </table:table-cell>
          <table:table-cell table:style-name="ce72" table:formula="of:=['Table A'.$Q26]*[.E27]" office:value-type="float" office:value="178746.208373536" calcext:value-type="float">
            <text:p>178,746</text:p>
          </table:table-cell>
          <table:table-cell table:style-name="ce72" table:formula="of:=[.L27]-[.K27]" office:value-type="float" office:value="11849.0776187356" calcext:value-type="float">
            <text:p>11,849</text:p>
          </table:table-cell>
          <table:table-cell table:style-name="ce74" table:formula="of:=[.M27]/[.K27]" office:value-type="percentage" office:value="0.0709962931366623" calcext:value-type="percentage">
            <text:p>7.10%</text:p>
          </table:table-cell>
          <table:table-cell table:style-name="ce74" table:formula="of:=([.E27]-[.C27])/[.C27]" office:value-type="percentage" office:value="0.0709962931366623" calcext:value-type="percentage">
            <text:p>7.10%</text:p>
          </table:table-cell>
          <table:table-cell table:number-columns-repeated="1009"/>
        </table:table-row>
        <table:table-row table:style-name="ro10">
          <table:table-cell table:style-name="ce52" office:value-type="float" office:value="2019" calcext:value-type="float">
            <text:p>2019</text:p>
          </table:table-cell>
          <table:table-cell table:style-name="ce54"/>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6.6599850729" calcext:value-type="float">
            <text:p>30,777</text:p>
          </table:table-cell>
          <table:table-cell table:style-name="ce21" office:value-type="float" office:value="30966.3629724302" calcext:value-type="float">
            <text:p>30,966</text:p>
          </table:table-cell>
          <table:table-cell table:style-name="ce21" office:value-type="float" office:value="32417.3419689089" calcext:value-type="float">
            <text:p>32,417</text:p>
          </table:table-cell>
          <table:table-cell table:style-name="ce70" table:formula="of:=[.K28]-[$'CSV gdp_onshore_time'.C23]*1000" office:value-type="float" office:value="0" calcext:value-type="float">
            <text:p>0.000</text:p>
          </table:table-cell>
          <table:table-cell table:style-name="ce72" table:formula="of:=['Table A'.$Q27]*[.C28]" office:value-type="float" office:value="168142.126496449" calcext:value-type="float">
            <text:p>168,142</text:p>
          </table:table-cell>
          <table:table-cell table:style-name="ce72" table:formula="of:=['Table A'.$Q27]*[.E28]" office:value-type="float" office:value="177105.66437874" calcext:value-type="float">
            <text:p>177,106</text:p>
          </table:table-cell>
          <table:table-cell table:style-name="ce72" table:formula="of:=[.L28]-[.K28]" office:value-type="float" office:value="8963.53788229101" calcext:value-type="float">
            <text:p>8,964</text:p>
          </table:table-cell>
          <table:table-cell table:style-name="ce74" table:formula="of:=[.M28]/[.K28]" office:value-type="percentage" office:value="0.0533092929717427" calcext:value-type="percentage">
            <text:p>5.33%</text:p>
          </table:table-cell>
          <table:table-cell table:style-name="ce74" table:formula="of:=([.E28]-[.C28])/[.C28]" office:value-type="percentage" office:value="0.0533092929717427" calcext:value-type="percentage">
            <text:p>5.33%</text:p>
          </table:table-cell>
          <table:table-cell table:number-columns-repeated="1009"/>
        </table:table-row>
        <table:table-row table:style-name="ro26">
          <table:table-cell table:style-name="ce53" office:value-type="string" calcext:value-type="string">
            <text:p>Annualised (sum of not seasonally adjusted quarters)</text:p>
          </table:table-cell>
          <table:table-cell table:style-name="ce54"/>
          <table:table-cell table:style-name="ce21" table:number-columns-repeated="7"/>
          <table:table-cell table:number-columns-repeated="1015"/>
        </table:table-row>
        <table:table-row table:style-name="ro9">
          <table:table-cell table:style-name="ce52" office:value-type="float" office:value="1998" calcext:value-type="float">
            <text:p>1998</text:p>
          </table:table-cell>
          <table:table-cell table:style-name="ce52" office:value-type="float" office:value="1" calcext:value-type="float">
            <text:p>1</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77997.8045691113" calcext:value-type="float">
            <text:p>77,998</text:p>
          </table:table-cell>
          <table:table-cell table:style-name="ce21" office:value-type="float" office:value="79029.3721219294" calcext:value-type="float">
            <text:p>79,029</text:p>
          </table:table-cell>
          <table:table-cell table:style-name="ce21" office:value-type="float" office:value="85204.1048359189" calcext:value-type="float">
            <text:p>85,204</text:p>
          </table:table-cell>
          <table:table-cell table:style-name="ce21"/>
          <table:table-cell table:style-name="ce21" office:value-type="float" office:value="15364.5978019362" calcext:value-type="float">
            <text:p>15,365</text:p>
          </table:table-cell>
          <table:table-cell table:style-name="ce21" office:value-type="float" office:value="15570.9477502047" calcext:value-type="float">
            <text:p>15,571</text:p>
          </table:table-cell>
          <table:table-cell table:style-name="ce21" office:value-type="float" office:value="16787.5389729297" calcext:value-type="float">
            <text:p>16,788</text:p>
          </table:table-cell>
          <table:table-cell table:number-columns-repeated="1015"/>
        </table:table-row>
        <table:table-row table:style-name="ro12">
          <table:table-cell table:style-name="ce52" office:value-type="float" office:value="1999" calcext:value-type="float">
            <text:p>1999</text:p>
          </table:table-cell>
          <table:table-cell table:style-name="ce52" office:value-type="float" office:value="1" calcext:value-type="float">
            <text:p>1</text:p>
          </table:table-cell>
          <table:table-cell table:style-name="ce21" office:value-type="float" office:value="78030.6847820472" calcext:value-type="float">
            <text:p>78,031</text:p>
          </table:table-cell>
          <table:table-cell table:style-name="ce21" office:value-type="float" office:value="79020.6374436271" calcext:value-type="float">
            <text:p>79,021</text:p>
          </table:table-cell>
          <table:table-cell table:style-name="ce21" office:value-type="float" office:value="84894.4570936162" calcext:value-type="float">
            <text:p>84,894</text:p>
          </table:table-cell>
          <table:table-cell table:style-name="ce21"/>
          <table:table-cell table:style-name="ce21" office:value-type="float" office:value="15374.1790302899" calcext:value-type="float">
            <text:p>15,374</text:p>
          </table:table-cell>
          <table:table-cell table:style-name="ce21" office:value-type="float" office:value="15573.1389059036" calcext:value-type="float">
            <text:p>15,573</text:p>
          </table:table-cell>
          <table:table-cell table:style-name="ce21" office:value-type="float" office:value="16730.7328241096" calcext:value-type="float">
            <text:p>16,73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77933.7802334199" calcext:value-type="float">
            <text:p>77,934</text:p>
          </table:table-cell>
          <table:table-cell table:style-name="ce21" office:value-type="float" office:value="78929.6804623157" calcext:value-type="float">
            <text:p>78,930</text:p>
          </table:table-cell>
          <table:table-cell table:style-name="ce21" office:value-type="float" office:value="84911.8820241161" calcext:value-type="float">
            <text:p>84,912</text:p>
          </table:table-cell>
          <table:table-cell table:style-name="ce21"/>
          <table:table-cell table:style-name="ce21" office:value-type="float" office:value="15358.9445023528" calcext:value-type="float">
            <text:p>15,359</text:p>
          </table:table-cell>
          <table:table-cell table:style-name="ce21" office:value-type="float" office:value="15559.8897934882" calcext:value-type="float">
            <text:p>15,560</text:p>
          </table:table-cell>
          <table:table-cell table:style-name="ce21" office:value-type="float" office:value="16739.1977100899" calcext:value-type="float">
            <text:p>16,73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78094.2300346752" calcext:value-type="float">
            <text:p>78,094</text:p>
          </table:table-cell>
          <table:table-cell table:style-name="ce21" office:value-type="float" office:value="79158.343117051" calcext:value-type="float">
            <text:p>79,158</text:p>
          </table:table-cell>
          <table:table-cell table:style-name="ce21" office:value-type="float" office:value="85785.5214772093" calcext:value-type="float">
            <text:p>85,786</text:p>
          </table:table-cell>
          <table:table-cell table:style-name="ce21"/>
          <table:table-cell table:style-name="ce21" office:value-type="float" office:value="15395.1923500694" calcext:value-type="float">
            <text:p>15,395</text:p>
          </table:table-cell>
          <table:table-cell table:style-name="ce21" office:value-type="float" office:value="15610.4298069709" calcext:value-type="float">
            <text:p>15,610</text:p>
          </table:table-cell>
          <table:table-cell table:style-name="ce21" office:value-type="float" office:value="16917.343248256" calcext:value-type="float">
            <text:p>16,917</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78935.3498401206" calcext:value-type="float">
            <text:p>78,935</text:p>
          </table:table-cell>
          <table:table-cell table:style-name="ce21" office:value-type="float" office:value="80109.5896985646" calcext:value-type="float">
            <text:p>80,110</text:p>
          </table:table-cell>
          <table:table-cell table:style-name="ce21" office:value-type="float" office:value="87814.4520949366" calcext:value-type="float">
            <text:p>87,814</text:p>
          </table:table-cell>
          <table:table-cell table:style-name="ce21"/>
          <table:table-cell table:style-name="ce21" office:value-type="float" office:value="15566.4543931374" calcext:value-type="float">
            <text:p>15,566</text:p>
          </table:table-cell>
          <table:table-cell table:style-name="ce21" office:value-type="float" office:value="15807.1384460768" calcext:value-type="float">
            <text:p>15,807</text:p>
          </table:table-cell>
          <table:table-cell table:style-name="ce21" office:value-type="float" office:value="17327.4536426182" calcext:value-type="float">
            <text:p>17,327</text:p>
          </table:table-cell>
          <table:table-cell table:number-columns-repeated="1015"/>
        </table:table-row>
        <table:table-row table:style-name="ro13">
          <table:table-cell table:style-name="ce52" office:value-type="float" office:value="2000" calcext:value-type="float">
            <text:p>2000</text:p>
          </table:table-cell>
          <table:table-cell table:style-name="ce52" office:value-type="float" office:value="1" calcext:value-type="float">
            <text:p>1</text:p>
          </table:table-cell>
          <table:table-cell table:style-name="ce21" office:value-type="float" office:value="79697.0937828643" calcext:value-type="float">
            <text:p>79,697</text:p>
          </table:table-cell>
          <table:table-cell table:style-name="ce21" office:value-type="float" office:value="81026.0574670344" calcext:value-type="float">
            <text:p>81,026</text:p>
          </table:table-cell>
          <table:table-cell table:style-name="ce21" office:value-type="float" office:value="90248.791759737" calcext:value-type="float">
            <text:p>90,249</text:p>
          </table:table-cell>
          <table:table-cell table:style-name="ce21"/>
          <table:table-cell table:style-name="ce21" office:value-type="float" office:value="15725.7451937527" calcext:value-type="float">
            <text:p>15,726</text:p>
          </table:table-cell>
          <table:table-cell table:style-name="ce21" office:value-type="float" office:value="15995.1551188091" calcext:value-type="float">
            <text:p>15,995</text:p>
          </table:table-cell>
          <table:table-cell table:style-name="ce21" office:value-type="float" office:value="17815.7924574993" calcext:value-type="float">
            <text:p>17,816</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0851.6108645241" calcext:value-type="float">
            <text:p>80,852</text:p>
          </table:table-cell>
          <table:table-cell table:style-name="ce21" office:value-type="float" office:value="82336.0329347219" calcext:value-type="float">
            <text:p>82,336</text:p>
          </table:table-cell>
          <table:table-cell table:style-name="ce21" office:value-type="float" office:value="93098.5415789879" calcext:value-type="float">
            <text:p>93,099</text:p>
          </table:table-cell>
          <table:table-cell table:style-name="ce21"/>
          <table:table-cell table:style-name="ce21" office:value-type="float" office:value="15960.7180432025" calcext:value-type="float">
            <text:p>15,961</text:p>
          </table:table-cell>
          <table:table-cell table:style-name="ce21" office:value-type="float" office:value="16258.9698308359" calcext:value-type="float">
            <text:p>16,259</text:p>
          </table:table-cell>
          <table:table-cell table:style-name="ce21" office:value-type="float" office:value="18384.2520082025" calcext:value-type="float">
            <text:p>18,384</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1867.250808755" calcext:value-type="float">
            <text:p>81,867</text:p>
          </table:table-cell>
          <table:table-cell table:style-name="ce21" office:value-type="float" office:value="83460.0621022951" calcext:value-type="float">
            <text:p>83,460</text:p>
          </table:table-cell>
          <table:table-cell table:style-name="ce21" office:value-type="float" office:value="95355.9661834823" calcext:value-type="float">
            <text:p>95,356</text:p>
          </table:table-cell>
          <table:table-cell table:style-name="ce21"/>
          <table:table-cell table:style-name="ce21" office:value-type="float" office:value="16166.3990064756" calcext:value-type="float">
            <text:p>16,166</text:p>
          </table:table-cell>
          <table:table-cell table:style-name="ce21" office:value-type="float" office:value="16484.1066256431" calcext:value-type="float">
            <text:p>16,484</text:p>
          </table:table-cell>
          <table:table-cell table:style-name="ce21" office:value-type="float" office:value="18833.6537784162" calcext:value-type="float">
            <text:p>18,834</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82648.2095099579" calcext:value-type="float">
            <text:p>82,648</text:p>
          </table:table-cell>
          <table:table-cell table:style-name="ce21" office:value-type="float" office:value="84398.2996966095" calcext:value-type="float">
            <text:p>84,398</text:p>
          </table:table-cell>
          <table:table-cell table:style-name="ce21" office:value-type="float" office:value="97790.6476750131" calcext:value-type="float">
            <text:p>97,791</text:p>
          </table:table-cell>
          <table:table-cell table:style-name="ce21"/>
          <table:table-cell table:style-name="ce21" office:value-type="float" office:value="16323.7584979364" calcext:value-type="float">
            <text:p>16,324</text:p>
          </table:table-cell>
          <table:table-cell table:style-name="ce21" office:value-type="float" office:value="16668.4498442332" calcext:value-type="float">
            <text:p>16,668</text:p>
          </table:table-cell>
          <table:table-cell table:style-name="ce21" office:value-type="float" office:value="19313.4045575034" calcext:value-type="float">
            <text:p>19,313</text:p>
          </table:table-cell>
          <table:table-cell table:number-columns-repeated="1015"/>
        </table:table-row>
        <table:table-row table:style-name="ro14">
          <table:table-cell table:style-name="ce52" office:value-type="float" office:value="2001" calcext:value-type="float">
            <text:p>2001</text:p>
          </table:table-cell>
          <table:table-cell table:style-name="ce52" office:value-type="float" office:value="1" calcext:value-type="float">
            <text:p>1</text:p>
          </table:table-cell>
          <table:table-cell table:style-name="ce21" office:value-type="float" office:value="83646.742813253" calcext:value-type="float">
            <text:p>83,647</text:p>
          </table:table-cell>
          <table:table-cell table:style-name="ce21" office:value-type="float" office:value="85491.8205907375" calcext:value-type="float">
            <text:p>85,492</text:p>
          </table:table-cell>
          <table:table-cell table:style-name="ce21" office:value-type="float" office:value="99701.3742492015" calcext:value-type="float">
            <text:p>99,701</text:p>
          </table:table-cell>
          <table:table-cell table:style-name="ce21"/>
          <table:table-cell table:style-name="ce21" office:value-type="float" office:value="16520.0192684947" calcext:value-type="float">
            <text:p>16,520</text:p>
          </table:table-cell>
          <table:table-cell table:style-name="ce21" office:value-type="float" office:value="16883.333758565" calcext:value-type="float">
            <text:p>16,883</text:p>
          </table:table-cell>
          <table:table-cell table:style-name="ce21" office:value-type="float" office:value="19689.504399433" calcext:value-type="float">
            <text:p>19,69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4611.7620584554" calcext:value-type="float">
            <text:p>84,612</text:p>
          </table:table-cell>
          <table:table-cell table:style-name="ce21" office:value-type="float" office:value="86490.884847635" calcext:value-type="float">
            <text:p>86,491</text:p>
          </table:table-cell>
          <table:table-cell table:style-name="ce21" office:value-type="float" office:value="100902.013867532" calcext:value-type="float">
            <text:p>100,902</text:p>
          </table:table-cell>
          <table:table-cell table:style-name="ce21"/>
          <table:table-cell table:style-name="ce21" office:value-type="float" office:value="16709.5355890451" calcext:value-type="float">
            <text:p>16,710</text:p>
          </table:table-cell>
          <table:table-cell table:style-name="ce21" office:value-type="float" office:value="17079.4321423637" calcext:value-type="float">
            <text:p>17,079</text:p>
          </table:table-cell>
          <table:table-cell table:style-name="ce21" office:value-type="float" office:value="19925.2106382568" calcext:value-type="float">
            <text:p>19,925</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5574.9385279682" calcext:value-type="float">
            <text:p>85,575</text:p>
          </table:table-cell>
          <table:table-cell table:style-name="ce21" office:value-type="float" office:value="87411.5583446855" calcext:value-type="float">
            <text:p>87,412</text:p>
          </table:table-cell>
          <table:table-cell table:style-name="ce21" office:value-type="float" office:value="101366.3321391" calcext:value-type="float">
            <text:p>101,366</text:p>
          </table:table-cell>
          <table:table-cell table:style-name="ce21"/>
          <table:table-cell table:style-name="ce21" office:value-type="float" office:value="16898.5594060013" calcext:value-type="float">
            <text:p>16,899</text:p>
          </table:table-cell>
          <table:table-cell table:style-name="ce21" office:value-type="float" office:value="17259.9176302711" calcext:value-type="float">
            <text:p>17,260</text:p>
          </table:table-cell>
          <table:table-cell table:style-name="ce21" office:value-type="float" office:value="20015.3684059098" calcext:value-type="float">
            <text:p>20,01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86643.8827024271" calcext:value-type="float">
            <text:p>86,644</text:p>
          </table:table-cell>
          <table:table-cell table:style-name="ce21" office:value-type="float" office:value="88336.3190730627"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8.3356358179" calcext:value-type="float">
            <text:p>17,108</text:p>
          </table:table-cell>
          <table:table-cell table:style-name="ce21" office:value-type="float" office:value="17441.1179193902" calcext:value-type="float">
            <text:p>17,441</text:p>
          </table:table-cell>
          <table:table-cell table:style-name="ce21" office:value-type="float" office:value="19944.2495094381" calcext:value-type="float">
            <text:p>19,944</text:p>
          </table:table-cell>
          <table:table-cell table:number-columns-repeated="1015"/>
        </table:table-row>
        <table:table-row table:style-name="ro15">
          <table:table-cell table:style-name="ce52" office:value-type="float" office:value="2002" calcext:value-type="float">
            <text:p>2002</text:p>
          </table:table-cell>
          <table:table-cell table:style-name="ce52" office:value-type="float" office:value="1" calcext:value-type="float">
            <text:p>1</text:p>
          </table:table-cell>
          <table:table-cell table:style-name="ce21" office:value-type="float" office:value="87503.2955967158" calcext:value-type="float">
            <text:p>87,503</text:p>
          </table:table-cell>
          <table:table-cell table:style-name="ce21" office:value-type="float" office:value="89074.8360442501" calcext:value-type="float">
            <text:p>89,075</text:p>
          </table:table-cell>
          <table:table-cell table:style-name="ce21" office:value-type="float" office:value="100772.331260157" calcext:value-type="float">
            <text:p>100,772</text:p>
          </table:table-cell>
          <table:table-cell table:style-name="ce21"/>
          <table:table-cell table:style-name="ce21" office:value-type="float" office:value="17276.6458106015" calcext:value-type="float">
            <text:p>17,277</text:p>
          </table:table-cell>
          <table:table-cell table:style-name="ce21" office:value-type="float" office:value="17585.3682447051" calcext:value-type="float">
            <text:p>17,585</text:p>
          </table:table-cell>
          <table:table-cell table:style-name="ce21" office:value-type="float" office:value="19894.71586798" calcext:value-type="float">
            <text:p>19,895</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88344.0553823242" calcext:value-type="float">
            <text:p>88,344</text:p>
          </table:table-cell>
          <table:table-cell table:style-name="ce21" office:value-type="float" office:value="89834.432526301" calcext:value-type="float">
            <text:p>89,834</text:p>
          </table:table-cell>
          <table:table-cell table:style-name="ce21" office:value-type="float" office:value="100943.31848188" calcext:value-type="float">
            <text:p>100,943</text:p>
          </table:table-cell>
          <table:table-cell table:style-name="ce21"/>
          <table:table-cell table:style-name="ce21" office:value-type="float" office:value="17441.0957698201" calcext:value-type="float">
            <text:p>17,441</text:p>
          </table:table-cell>
          <table:table-cell table:style-name="ce21" office:value-type="float" office:value="17733.6009843116" calcext:value-type="float">
            <text:p>17,734</text:p>
          </table:table-cell>
          <table:table-cell table:style-name="ce21" office:value-type="float" office:value="19926.5301917042" calcext:value-type="float">
            <text:p>19,927</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89393.4868271303" calcext:value-type="float">
            <text:p>89,393</text:p>
          </table:table-cell>
          <table:table-cell table:style-name="ce21" office:value-type="float" office:value="90846.5813015978" calcext:value-type="float">
            <text:p>90,847</text:p>
          </table:table-cell>
          <table:table-cell table:style-name="ce21" office:value-type="float" office:value="101731.948059233" calcext:value-type="float">
            <text:p>101,732</text:p>
          </table:table-cell>
          <table:table-cell table:style-name="ce21"/>
          <table:table-cell table:style-name="ce21" office:value-type="float" office:value="17646.5569092844" calcext:value-type="float">
            <text:p>17,647</text:p>
          </table:table-cell>
          <table:table-cell table:style-name="ce21" office:value-type="float" office:value="17931.4997449521" calcext:value-type="float">
            <text:p>17,931</text:p>
          </table:table-cell>
          <table:table-cell table:style-name="ce21" office:value-type="float" office:value="20080.0775829032" calcext:value-type="float">
            <text:p>20,08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90385.0647245455" calcext:value-type="float">
            <text:p>90,385</text:p>
          </table:table-cell>
          <table:table-cell table:style-name="ce21" office:value-type="float" office:value="91881.3934813113"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0.4045791778" calcext:value-type="float">
            <text:p>17,840</text:p>
          </table:table-cell>
          <table:table-cell table:style-name="ce21" office:value-type="float" office:value="18136.4916066084" calcext:value-type="float">
            <text:p>18,136</text:p>
          </table:table-cell>
          <table:table-cell table:style-name="ce21" office:value-type="float" office:value="20373.9879547683" calcext:value-type="float">
            <text:p>20,374</text:p>
          </table:table-cell>
          <table:table-cell table:number-columns-repeated="1015"/>
        </table:table-row>
        <table:table-row table:style-name="ro4">
          <table:table-cell table:style-name="ce52" office:value-type="float" office:value="2003" calcext:value-type="float">
            <text:p>2003</text:p>
          </table:table-cell>
          <table:table-cell table:style-name="ce52" office:value-type="float" office:value="1" calcext:value-type="float">
            <text:p>1</text:p>
          </table:table-cell>
          <table:table-cell table:style-name="ce21" office:value-type="float" office:value="91562.6268646572" calcext:value-type="float">
            <text:p>91,563</text:p>
          </table:table-cell>
          <table:table-cell table:style-name="ce21" office:value-type="float" office:value="93113.4484169341" calcext:value-type="float">
            <text:p>93,113</text:p>
          </table:table-cell>
          <table:table-cell table:style-name="ce21" office:value-type="float" office:value="104930.761346415" calcext:value-type="float">
            <text:p>104,931</text:p>
          </table:table-cell>
          <table:table-cell table:style-name="ce21"/>
          <table:table-cell table:style-name="ce21" office:value-type="float" office:value="18073.5701831475" calcext:value-type="float">
            <text:p>18,074</text:p>
          </table:table-cell>
          <table:table-cell table:style-name="ce21" office:value-type="float" office:value="18377.4200411625" calcext:value-type="float">
            <text:p>18,377</text:p>
          </table:table-cell>
          <table:table-cell table:style-name="ce21" office:value-type="float" office:value="20709.7547055442" calcext:value-type="float">
            <text:p>20,71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92992.093333996" calcext:value-type="float">
            <text:p>92,992</text:p>
          </table:table-cell>
          <table:table-cell table:style-name="ce21" office:value-type="float" office:value="94502.2052968599" calcext:value-type="float">
            <text:p>94,502</text:p>
          </table:table-cell>
          <table:table-cell table:style-name="ce21" office:value-type="float" office:value="105917.226911847" calcext:value-type="float">
            <text:p>105,917</text:p>
          </table:table-cell>
          <table:table-cell table:style-name="ce21"/>
          <table:table-cell table:style-name="ce21" office:value-type="float" office:value="18353.4686853573" calcext:value-type="float">
            <text:p>18,353</text:p>
          </table:table-cell>
          <table:table-cell table:style-name="ce21" office:value-type="float" office:value="18646.1541323915" calcext:value-type="float">
            <text:p>18,646</text:p>
          </table:table-cell>
          <table:table-cell table:style-name="ce21" office:value-type="float" office:value="20898.4428677604" calcext:value-type="float">
            <text:p>20,89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94439.041862937" calcext:value-type="float">
            <text:p>94,439</text:p>
          </table:table-cell>
          <table:table-cell table:style-name="ce21" office:value-type="float" office:value="95976.2666933832" calcext:value-type="float">
            <text:p>95,976</text:p>
          </table:table-cell>
          <table:table-cell table:style-name="ce21" office:value-type="float" office:value="107547.304317713" calcext:value-type="float">
            <text:p>107,547</text:p>
          </table:table-cell>
          <table:table-cell table:style-name="ce21"/>
          <table:table-cell table:style-name="ce21" office:value-type="float" office:value="18633.6914060376" calcext:value-type="float">
            <text:p>18,634</text:p>
          </table:table-cell>
          <table:table-cell table:style-name="ce21" office:value-type="float" office:value="18928.4567409135" calcext:value-type="float">
            <text:p>18,928</text:p>
          </table:table-cell>
          <table:table-cell table:style-name="ce21" office:value-type="float" office:value="21210.4988818036" calcext:value-type="float">
            <text:p>21,21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95856.877430922" calcext:value-type="float">
            <text:p>95,857</text:p>
          </table:table-cell>
          <table:table-cell table:style-name="ce21" office:value-type="float" office:value="97375.9590141004"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04.9107688968" calcext:value-type="float">
            <text:p>18,905</text:p>
          </table:table-cell>
          <table:table-cell table:style-name="ce21" office:value-type="float" office:value="19191.9427182274" calcext:value-type="float">
            <text:p>19,192</text:p>
          </table:table-cell>
          <table:table-cell table:style-name="ce21" office:value-type="float" office:value="21426.0071753544" calcext:value-type="float">
            <text:p>21,426</text:p>
          </table:table-cell>
          <table:table-cell table:number-columns-repeated="1015"/>
        </table:table-row>
        <table:table-row table:style-name="ro12">
          <table:table-cell table:style-name="ce52" office:value-type="float" office:value="2004" calcext:value-type="float">
            <text:p>2004</text:p>
          </table:table-cell>
          <table:table-cell table:style-name="ce52" office:value-type="float" office:value="1" calcext:value-type="float">
            <text:p>1</text:p>
          </table:table-cell>
          <table:table-cell table:style-name="ce21" office:value-type="float" office:value="97368.2624905559" calcext:value-type="float">
            <text:p>97,368</text:p>
          </table:table-cell>
          <table:table-cell table:style-name="ce21" office:value-type="float" office:value="98875.3886607191" calcext:value-type="float">
            <text:p>98,875</text:p>
          </table:table-cell>
          <table:table-cell table:style-name="ce21" office:value-type="float" office:value="110083.763495482" calcext:value-type="float">
            <text:p>110,084</text:p>
          </table:table-cell>
          <table:table-cell table:style-name="ce21"/>
          <table:table-cell table:style-name="ce21" office:value-type="float" office:value="19190.425801316" calcext:value-type="float">
            <text:p>19,190</text:p>
          </table:table-cell>
          <table:table-cell table:style-name="ce21" office:value-type="float" office:value="19472.3076879803" calcext:value-type="float">
            <text:p>19,472</text:p>
          </table:table-cell>
          <table:table-cell table:style-name="ce21" office:value-type="float" office:value="21679.661069049" calcext:value-type="float">
            <text:p>21,680</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98686.824889859" calcext:value-type="float">
            <text:p>98,687</text:p>
          </table:table-cell>
          <table:table-cell table:style-name="ce21" office:value-type="float" office:value="100255.312655929" calcext:value-type="float">
            <text:p>100,255</text:p>
          </table:table-cell>
          <table:table-cell table:style-name="ce21" office:value-type="float" office:value="112030.095256155" calcext:value-type="float">
            <text:p>112,030</text:p>
          </table:table-cell>
          <table:table-cell table:style-name="ce21"/>
          <table:table-cell table:style-name="ce21" office:value-type="float" office:value="19435.1723420188" calcext:value-type="float">
            <text:p>19,435</text:p>
          </table:table-cell>
          <table:table-cell table:style-name="ce21" office:value-type="float" office:value="19726.2695038057" calcext:value-type="float">
            <text:p>19,726</text:p>
          </table:table-cell>
          <table:table-cell table:style-name="ce21" office:value-type="float" office:value="22043.0797432583" calcext:value-type="float">
            <text:p>22,04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99951.7839789875" calcext:value-type="float">
            <text:p>99,952</text:p>
          </table:table-cell>
          <table:table-cell table:style-name="ce21" office:value-type="float" office:value="101573.498082396" calcext:value-type="float">
            <text:p>101,573</text:p>
          </table:table-cell>
          <table:table-cell table:style-name="ce21" office:value-type="float" office:value="113894.982444241" calcext:value-type="float">
            <text:p>113,895</text:p>
          </table:table-cell>
          <table:table-cell table:style-name="ce21"/>
          <table:table-cell table:style-name="ce21" office:value-type="float" office:value="19666.5470978317" calcext:value-type="float">
            <text:p>19,667</text:p>
          </table:table-cell>
          <table:table-cell table:style-name="ce21" office:value-type="float" office:value="19965.1595850441" calcext:value-type="float">
            <text:p>19,965</text:p>
          </table:table-cell>
          <table:table-cell table:style-name="ce21" office:value-type="float" office:value="22387.0551213118" calcext:value-type="float">
            <text:p>22,387</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01606.886152481"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71.7223022888" calcext:value-type="float">
            <text:p>19,972</text:p>
          </table:table-cell>
          <table:table-cell table:style-name="ce21" office:value-type="float" office:value="20266.8432149201" calcext:value-type="float">
            <text:p>20,267</text:p>
          </table:table-cell>
          <table:table-cell table:style-name="ce21" office:value-type="float" office:value="22739.5788914143" calcext:value-type="float">
            <text:p>22,740</text:p>
          </table:table-cell>
          <table:table-cell table:number-columns-repeated="1015"/>
        </table:table-row>
        <table:table-row table:style-name="ro16">
          <table:table-cell table:style-name="ce52" office:value-type="float" office:value="2005" calcext:value-type="float">
            <text:p>2005</text:p>
          </table:table-cell>
          <table:table-cell table:style-name="ce52" office:value-type="float" office:value="1" calcext:value-type="float">
            <text:p>1</text:p>
          </table:table-cell>
          <table:table-cell table:style-name="ce21" office:value-type="float" office:value="103178.800944218" calcext:value-type="float">
            <text:p>103,179</text:p>
          </table:table-cell>
          <table:table-cell table:style-name="ce21" office:value-type="float" office:value="104895.51136751" calcext:value-type="float">
            <text:p>104,896</text:p>
          </table:table-cell>
          <table:table-cell table:style-name="ce21" office:value-type="float" office:value="118375.802089052" calcext:value-type="float">
            <text:p>118,376</text:p>
          </table:table-cell>
          <table:table-cell table:style-name="ce21"/>
          <table:table-cell table:style-name="ce21" office:value-type="float" office:value="20254.1715959753" calcext:value-type="float">
            <text:p>20,254</text:p>
          </table:table-cell>
          <table:table-cell table:style-name="ce21" office:value-type="float" office:value="20565.0254853545" calcext:value-type="float">
            <text:p>20,565</text:p>
          </table:table-cell>
          <table:table-cell table:style-name="ce21" office:value-type="float" office:value="23207.8699562415" calcext:value-type="float">
            <text:p>23,208</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04957.738030991" calcext:value-type="float">
            <text:p>104,958</text:p>
          </table:table-cell>
          <table:table-cell table:style-name="ce21" office:value-type="float" office:value="106769.882280707" calcext:value-type="float">
            <text:p>106,770</text:p>
          </table:table-cell>
          <table:table-cell table:style-name="ce21" office:value-type="float" office:value="121230.052132401" calcext:value-type="float">
            <text:p>121,230</text:p>
          </table:table-cell>
          <table:table-cell table:style-name="ce21"/>
          <table:table-cell table:style-name="ce21" office:value-type="float" office:value="20577.2251772542" calcext:value-type="float">
            <text:p>20,577</text:p>
          </table:table-cell>
          <table:table-cell table:style-name="ce21" office:value-type="float" office:value="20906.729250647" calcext:value-type="float">
            <text:p>20,907</text:p>
          </table:table-cell>
          <table:table-cell table:style-name="ce21" office:value-type="float" office:value="23738.1911718367" calcext:value-type="float">
            <text:p>23,73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06601.583342194" calcext:value-type="float">
            <text:p>106,602</text:p>
          </table:table-cell>
          <table:table-cell table:style-name="ce21" office:value-type="float" office:value="108457.068599672" calcext:value-type="float">
            <text:p>108,457</text:p>
          </table:table-cell>
          <table:table-cell table:style-name="ce21" office:value-type="float" office:value="123355.052445468" calcext:value-type="float">
            <text:p>123,355</text:p>
          </table:table-cell>
          <table:table-cell table:style-name="ce21"/>
          <table:table-cell table:style-name="ce21" office:value-type="float" office:value="20873.7744485483" calcext:value-type="float">
            <text:p>20,874</text:p>
          </table:table-cell>
          <table:table-cell table:style-name="ce21" office:value-type="float" office:value="21211.7627350873" calcext:value-type="float">
            <text:p>21,212</text:p>
          </table:table-cell>
          <table:table-cell table:style-name="ce21" office:value-type="float" office:value="24125.4732257757" calcext:value-type="float">
            <text:p>24,12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9" calcext:value-type="float">
            <text:p>125,888</text:p>
          </table:table-cell>
          <table:table-cell table:style-name="ce21"/>
          <table:table-cell table:style-name="ce21" office:value-type="float" office:value="21227.202478946" calcext:value-type="float">
            <text:p>21,227</text:p>
          </table:table-cell>
          <table:table-cell table:style-name="ce21" office:value-type="float" office:value="21582.7383659286" calcext:value-type="float">
            <text:p>21,583</text:p>
          </table:table-cell>
          <table:table-cell table:style-name="ce21" office:value-type="float" office:value="24597.474480175" calcext:value-type="float">
            <text:p>24,597</text:p>
          </table:table-cell>
          <table:table-cell table:number-columns-repeated="1015"/>
        </table:table-row>
        <table:table-row table:style-name="ro17">
          <table:table-cell table:style-name="ce52" office:value-type="float" office:value="2006" calcext:value-type="float">
            <text:p>2006</text:p>
          </table:table-cell>
          <table:table-cell table:style-name="ce52" office:value-type="float" office:value="1" calcext:value-type="float">
            <text:p>1</text:p>
          </table:table-cell>
          <table:table-cell table:style-name="ce21" office:value-type="float" office:value="110395.575099482" calcext:value-type="float">
            <text:p>110,396</text:p>
          </table:table-cell>
          <table:table-cell table:style-name="ce21" office:value-type="float" office:value="112422.888139689" calcext:value-type="float">
            <text:p>112,423</text:p>
          </table:table-cell>
          <table:table-cell table:style-name="ce21" office:value-type="float" office:value="128558.187015002" calcext:value-type="float">
            <text:p>128,558</text:p>
          </table:table-cell>
          <table:table-cell table:style-name="ce21"/>
          <table:table-cell table:style-name="ce21" office:value-type="float" office:value="21570.4303462558" calcext:value-type="float">
            <text:p>21,570</text:p>
          </table:table-cell>
          <table:table-cell table:style-name="ce21" office:value-type="float" office:value="21942.0066582947" calcext:value-type="float">
            <text:p>21,942</text:p>
          </table:table-cell>
          <table:table-cell table:style-name="ce21" office:value-type="float" office:value="25091.1948815665" calcext:value-type="float">
            <text:p>25,09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11832.379008088" calcext:value-type="float">
            <text:p>111,832</text:p>
          </table:table-cell>
          <table:table-cell table:style-name="ce21" office:value-type="float" office:value="113930.422453723" calcext:value-type="float">
            <text:p>113,930</text:p>
          </table:table-cell>
          <table:table-cell table:style-name="ce21" office:value-type="float" office:value="130458.394932067" calcext:value-type="float">
            <text:p>130,458</text:p>
          </table:table-cell>
          <table:table-cell table:style-name="ce21"/>
          <table:table-cell table:style-name="ce21" office:value-type="float" office:value="21826.7547241756" calcext:value-type="float">
            <text:p>21,827</text:p>
          </table:table-cell>
          <table:table-cell table:style-name="ce21" office:value-type="float" office:value="22207.6312166294" calcext:value-type="float">
            <text:p>22,208</text:p>
          </table:table-cell>
          <table:table-cell table:style-name="ce21" office:value-type="float" office:value="25429.3090587068" calcext:value-type="float">
            <text:p>25,42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13214.88508817" calcext:value-type="float">
            <text:p>113,215</text:p>
          </table:table-cell>
          <table:table-cell table:style-name="ce21" office:value-type="float" office:value="115294.433803659" calcext:value-type="float">
            <text:p>115,294</text:p>
          </table:table-cell>
          <table:table-cell table:style-name="ce21" office:value-type="float" office:value="131525.66916925" calcext:value-type="float">
            <text:p>131,526</text:p>
          </table:table-cell>
          <table:table-cell table:style-name="ce21"/>
          <table:table-cell table:style-name="ce21" office:value-type="float" office:value="22068.1567058386" calcext:value-type="float">
            <text:p>22,068</text:p>
          </table:table-cell>
          <table:table-cell table:style-name="ce21" office:value-type="float" office:value="22440.8107311686" calcext:value-type="float">
            <text:p>22,441</text:p>
          </table:table-cell>
          <table:table-cell table:style-name="ce21" office:value-type="float" office:value="25600.0446053083" calcext:value-type="float">
            <text:p>25,60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63.9470384322" calcext:value-type="float">
            <text:p>22,264</text:p>
          </table:table-cell>
          <table:table-cell table:style-name="ce21" office:value-type="float" office:value="22612.9940192033" calcext:value-type="float">
            <text:p>22,613</text:p>
          </table:table-cell>
          <table:table-cell table:style-name="ce21" office:value-type="float" office:value="25647.3214483132" calcext:value-type="float">
            <text:p>25,647</text:p>
          </table:table-cell>
          <table:table-cell table:number-columns-repeated="1015"/>
        </table:table-row>
        <table:table-row table:style-name="ro9">
          <table:table-cell table:style-name="ce52" office:value-type="float" office:value="2007" calcext:value-type="float">
            <text:p>2007</text:p>
          </table:table-cell>
          <table:table-cell table:style-name="ce52" office:value-type="float" office:value="1" calcext:value-type="float">
            <text:p>1</text:p>
          </table:table-cell>
          <table:table-cell table:style-name="ce21" office:value-type="float" office:value="115581.064786612" calcext:value-type="float">
            <text:p>115,581</text:p>
          </table:table-cell>
          <table:table-cell table:style-name="ce21" office:value-type="float" office:value="117380.867146713" calcext:value-type="float">
            <text:p>117,381</text:p>
          </table:table-cell>
          <table:table-cell table:style-name="ce21" office:value-type="float" office:value="131404.18032063" calcext:value-type="float">
            <text:p>131,404</text:p>
          </table:table-cell>
          <table:table-cell table:style-name="ce21"/>
          <table:table-cell table:style-name="ce21" office:value-type="float" office:value="22455.1883502616" calcext:value-type="float">
            <text:p>22,455</text:p>
          </table:table-cell>
          <table:table-cell table:style-name="ce21" office:value-type="float" office:value="22764.0568218142" calcext:value-type="float">
            <text:p>22,764</text:p>
          </table:table-cell>
          <table:table-cell table:style-name="ce21" office:value-type="float" office:value="25483.6439715848" calcext:value-type="float">
            <text:p>25,484</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16766.991378821" calcext:value-type="float">
            <text:p>116,767</text:p>
          </table:table-cell>
          <table:table-cell table:style-name="ce21" office:value-type="float" office:value="118452.191943629" calcext:value-type="float">
            <text:p>118,452</text:p>
          </table:table-cell>
          <table:table-cell table:style-name="ce21" office:value-type="float" office:value="131813.097304343" calcext:value-type="float">
            <text:p>131,813</text:p>
          </table:table-cell>
          <table:table-cell table:style-name="ce21"/>
          <table:table-cell table:style-name="ce21" office:value-type="float" office:value="22645.0058793437" calcext:value-type="float">
            <text:p>22,645</text:p>
          </table:table-cell>
          <table:table-cell table:style-name="ce21" office:value-type="float" office:value="22931.9081953926" calcext:value-type="float">
            <text:p>22,932</text:p>
          </table:table-cell>
          <table:table-cell table:style-name="ce21" office:value-type="float" office:value="25518.530275675" calcext:value-type="float">
            <text:p>25,519</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18215.139226862" calcext:value-type="float">
            <text:p>118,215</text:p>
          </table:table-cell>
          <table:table-cell table:style-name="ce21" office:value-type="float" office:value="119905.36172567" calcext:value-type="float">
            <text:p>119,905</text:p>
          </table:table-cell>
          <table:table-cell table:style-name="ce21" office:value-type="float" office:value="133640.489415723" calcext:value-type="float">
            <text:p>133,640</text:p>
          </table:table-cell>
          <table:table-cell table:style-name="ce21"/>
          <table:table-cell table:style-name="ce21" office:value-type="float" office:value="22886.0156623025" calcext:value-type="float">
            <text:p>22,886</text:p>
          </table:table-cell>
          <table:table-cell table:style-name="ce21" office:value-type="float" office:value="23174.0925087481" calcext:value-type="float">
            <text:p>23,174</text:p>
          </table:table-cell>
          <table:table-cell table:style-name="ce21" office:value-type="float" office:value="25828.6787184707" calcext:value-type="float">
            <text:p>25,829</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19850.777101866"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63.5429461314" calcext:value-type="float">
            <text:p>23,164</text:p>
          </table:table-cell>
          <table:table-cell table:style-name="ce21" office:value-type="float" office:value="23498.8331461883" calcext:value-type="float">
            <text:p>23,499</text:p>
          </table:table-cell>
          <table:table-cell table:style-name="ce21" office:value-type="float" office:value="26638.7677863546" calcext:value-type="float">
            <text:p>26,639</text:p>
          </table:table-cell>
          <table:table-cell table:number-columns-repeated="1015"/>
        </table:table-row>
        <table:table-row table:style-name="ro12">
          <table:table-cell table:style-name="ce52" office:value-type="float" office:value="2008" calcext:value-type="float">
            <text:p>2008</text:p>
          </table:table-cell>
          <table:table-cell table:style-name="ce52" office:value-type="float" office:value="1" calcext:value-type="float">
            <text:p>1</text:p>
          </table:table-cell>
          <table:table-cell table:style-name="ce21" office:value-type="float" office:value="121006.581725129" calcext:value-type="float">
            <text:p>121,007</text:p>
          </table:table-cell>
          <table:table-cell table:style-name="ce21" office:value-type="float" office:value="123126.784708991" calcext:value-type="float">
            <text:p>123,127</text:p>
          </table:table-cell>
          <table:table-cell table:style-name="ce21" office:value-type="float" office:value="141199.403429378" calcext:value-type="float">
            <text:p>141,199</text:p>
          </table:table-cell>
          <table:table-cell table:style-name="ce21"/>
          <table:table-cell table:style-name="ce21" office:value-type="float" office:value="23348.709048243" calcext:value-type="float">
            <text:p>23,349</text:p>
          </table:table-cell>
          <table:table-cell table:style-name="ce21" office:value-type="float" office:value="23720.1657659619" calcext:value-type="float">
            <text:p>23,720</text:p>
          </table:table-cell>
          <table:table-cell table:style-name="ce21" office:value-type="float" office:value="27201.8250400653" calcext:value-type="float">
            <text:p>27,202</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2653.699449007" calcext:value-type="float">
            <text:p>122,654</text:p>
          </table:table-cell>
          <table:table-cell table:style-name="ce21" office:value-type="float" office:value="125080.787616551" calcext:value-type="float">
            <text:p>125,081</text:p>
          </table:table-cell>
          <table:table-cell table:style-name="ce21" office:value-type="float" office:value="145921.358004424" calcext:value-type="float">
            <text:p>145,921</text:p>
          </table:table-cell>
          <table:table-cell table:style-name="ce21"/>
          <table:table-cell table:style-name="ce21" office:value-type="float" office:value="23629.0266948429" calcext:value-type="float">
            <text:p>23,629</text:p>
          </table:table-cell>
          <table:table-cell table:style-name="ce21" office:value-type="float" office:value="24059.6076713178" calcext:value-type="float">
            <text:p>24,060</text:p>
          </table:table-cell>
          <table:table-cell table:style-name="ce21" office:value-type="float" office:value="28068.3443984628" calcext:value-type="float">
            <text:p>28,068</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695.859060452" calcext:value-type="float">
            <text:p>123,696</text:p>
          </table:table-cell>
          <table:table-cell table:style-name="ce21" office:value-type="float" office:value="126240.874685844" calcext:value-type="float">
            <text:p>126,241</text:p>
          </table:table-cell>
          <table:table-cell table:style-name="ce21" office:value-type="float" office:value="148046.418394619" calcext:value-type="float">
            <text:p>148,046</text:p>
          </table:table-cell>
          <table:table-cell table:style-name="ce21"/>
          <table:table-cell table:style-name="ce21" office:value-type="float" office:value="23793.213140651" calcext:value-type="float">
            <text:p>23,793</text:p>
          </table:table-cell>
          <table:table-cell table:style-name="ce21" office:value-type="float" office:value="24246.6663822499" calcext:value-type="float">
            <text:p>24,247</text:p>
          </table:table-cell>
          <table:table-cell table:style-name="ce21" office:value-type="float" office:value="28434.7848890803" calcext:value-type="float">
            <text:p>28,43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875.275725876" calcext:value-type="float">
            <text:p>123,875</text:p>
          </table:table-cell>
          <table:table-cell table:style-name="ce21" office:value-type="float" office:value="126206.796486143"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792.3136306607" calcext:value-type="float">
            <text:p>23,792</text:p>
          </table:table-cell>
          <table:table-cell table:style-name="ce21" office:value-type="float" office:value="24206.7912957378" calcext:value-type="float">
            <text:p>24,207</text:p>
          </table:table-cell>
          <table:table-cell table:style-name="ce21" office:value-type="float" office:value="27982.2924434417" calcext:value-type="float">
            <text:p>27,982</text:p>
          </table:table-cell>
          <table:table-cell table:number-columns-repeated="1015"/>
        </table:table-row>
        <table:table-row table:style-name="ro12">
          <table:table-cell table:style-name="ce52" office:value-type="float" office:value="2009" calcext:value-type="float">
            <text:p>2009</text:p>
          </table:table-cell>
          <table:table-cell table:style-name="ce52" office:value-type="float" office:value="1" calcext:value-type="float">
            <text:p>1</text:p>
          </table:table-cell>
          <table:table-cell table:style-name="ce21" office:value-type="float" office:value="123989.581068995" calcext:value-type="float">
            <text:p>123,990</text:p>
          </table:table-cell>
          <table:table-cell table:style-name="ce21" office:value-type="float" office:value="126176.244805827" calcext:value-type="float">
            <text:p>126,176</text:p>
          </table:table-cell>
          <table:table-cell table:style-name="ce21" office:value-type="float" office:value="144478.127832865" calcext:value-type="float">
            <text:p>144,478</text:p>
          </table:table-cell>
          <table:table-cell table:style-name="ce21"/>
          <table:table-cell table:style-name="ce21" office:value-type="float" office:value="23781.5236211361" calcext:value-type="float">
            <text:p>23,782</text:p>
          </table:table-cell>
          <table:table-cell table:style-name="ce21" office:value-type="float" office:value="24167.3250752465" calcext:value-type="float">
            <text:p>24,167</text:p>
          </table:table-cell>
          <table:table-cell table:style-name="ce21" office:value-type="float" office:value="27672.7991625776" calcext:value-type="float">
            <text:p>27,673</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3616.731080653" calcext:value-type="float">
            <text:p>123,617</text:p>
          </table:table-cell>
          <table:table-cell table:style-name="ce21" office:value-type="float" office:value="125457.64630293" calcext:value-type="float">
            <text:p>125,458</text:p>
          </table:table-cell>
          <table:table-cell table:style-name="ce21" office:value-type="float" office:value="140602.475430589" calcext:value-type="float">
            <text:p>140,602</text:p>
          </table:table-cell>
          <table:table-cell table:style-name="ce21"/>
          <table:table-cell table:style-name="ce21" office:value-type="float" office:value="23677.0854082948" calcext:value-type="float">
            <text:p>23,677</text:p>
          </table:table-cell>
          <table:table-cell table:style-name="ce21" office:value-type="float" office:value="23995.9922350929" calcext:value-type="float">
            <text:p>23,996</text:p>
          </table:table-cell>
          <table:table-cell table:style-name="ce21" office:value-type="float" office:value="26892.7084804432" calcext:value-type="float">
            <text:p>26,89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571.974261325" calcext:value-type="float">
            <text:p>123,572</text:p>
          </table:table-cell>
          <table:table-cell table:style-name="ce21" office:value-type="float" office:value="125170.5800821" calcext:value-type="float">
            <text:p>125,171</text:p>
          </table:table-cell>
          <table:table-cell table:style-name="ce21" office:value-type="float" office:value="138143.025372402" calcext:value-type="float">
            <text:p>138,143</text:p>
          </table:table-cell>
          <table:table-cell table:style-name="ce21"/>
          <table:table-cell table:style-name="ce21" office:value-type="float" office:value="23635.3241291487" calcext:value-type="float">
            <text:p>23,635</text:p>
          </table:table-cell>
          <table:table-cell table:style-name="ce21" office:value-type="float" office:value="23907.1908096311" calcext:value-type="float">
            <text:p>23,907</text:p>
          </table:table-cell>
          <table:table-cell table:style-name="ce21" office:value-type="float" office:value="26384.8874426523" calcext:value-type="float">
            <text:p>26,385</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587.702952375" calcext:value-type="float">
            <text:p>23,588</text:p>
          </table:table-cell>
          <table:table-cell table:style-name="ce21" office:value-type="float" office:value="23852.5062850047" calcext:value-type="float">
            <text:p>23,853</text:p>
          </table:table-cell>
          <table:table-cell table:style-name="ce21" office:value-type="float" office:value="26263.5749504018" calcext:value-type="float">
            <text:p>26,264</text:p>
          </table:table-cell>
          <table:table-cell table:number-columns-repeated="1015"/>
        </table:table-row>
        <table:table-row table:style-name="ro18">
          <table:table-cell table:style-name="ce52" office:value-type="float" office:value="2010" calcext:value-type="float">
            <text:p>2010</text:p>
          </table:table-cell>
          <table:table-cell table:style-name="ce52" office:value-type="float" office:value="1" calcext:value-type="float">
            <text:p>1</text:p>
          </table:table-cell>
          <table:table-cell table:style-name="ce21" office:value-type="float" office:value="123587.122332" calcext:value-type="float">
            <text:p>123,587</text:p>
          </table:table-cell>
          <table:table-cell table:style-name="ce21" office:value-type="float" office:value="125168.43933479" calcext:value-type="float">
            <text:p>125,168</text:p>
          </table:table-cell>
          <table:table-cell table:style-name="ce21" office:value-type="float" office:value="138097.302104782" calcext:value-type="float">
            <text:p>138,097</text:p>
          </table:table-cell>
          <table:table-cell table:style-name="ce21"/>
          <table:table-cell table:style-name="ce21" office:value-type="float" office:value="23572.732572671" calcext:value-type="float">
            <text:p>23,573</text:p>
          </table:table-cell>
          <table:table-cell table:style-name="ce21" office:value-type="float" office:value="23839.9046420093" calcext:value-type="float">
            <text:p>23,840</text:p>
          </table:table-cell>
          <table:table-cell table:style-name="ce21" office:value-type="float" office:value="26302.3692792957" calcext:value-type="float">
            <text:p>26,302</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3516.299859448" calcext:value-type="float">
            <text:p>123,516</text:p>
          </table:table-cell>
          <table:table-cell table:style-name="ce21" office:value-type="float" office:value="125217.603206834" calcext:value-type="float">
            <text:p>125,218</text:p>
          </table:table-cell>
          <table:table-cell table:style-name="ce21" office:value-type="float" office:value="139293.603802293" calcext:value-type="float">
            <text:p>139,294</text:p>
          </table:table-cell>
          <table:table-cell table:style-name="ce21"/>
          <table:table-cell table:style-name="ce21" office:value-type="float" office:value="23525.2338850935" calcext:value-type="float">
            <text:p>23,525</text:p>
          </table:table-cell>
          <table:table-cell table:style-name="ce21" office:value-type="float" office:value="23812.8148384771" calcext:value-type="float">
            <text:p>23,813</text:p>
          </table:table-cell>
          <table:table-cell table:style-name="ce21" office:value-type="float" office:value="26489.6684697696" calcext:value-type="float">
            <text:p>26,490</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3652.629333988" calcext:value-type="float">
            <text:p>123,653</text:p>
          </table:table-cell>
          <table:table-cell table:style-name="ce21" office:value-type="float" office:value="125508.786742616" calcext:value-type="float">
            <text:p>125,509</text:p>
          </table:table-cell>
          <table:table-cell table:style-name="ce21" office:value-type="float" office:value="141048.521788182" calcext:value-type="float">
            <text:p>141,049</text:p>
          </table:table-cell>
          <table:table-cell table:style-name="ce21"/>
          <table:table-cell table:style-name="ce21" office:value-type="float" office:value="23515.2014669803" calcext:value-type="float">
            <text:p>23,515</text:p>
          </table:table-cell>
          <table:table-cell table:style-name="ce21" office:value-type="float" office:value="23829.6699902678" calcext:value-type="float">
            <text:p>23,830</text:p>
          </table:table-cell>
          <table:table-cell table:style-name="ce21" office:value-type="float" office:value="26780.1148753054" calcext:value-type="float">
            <text:p>26,780</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3757.156525664" calcext:value-type="float">
            <text:p>123,757</text:p>
          </table:table-cell>
          <table:table-cell table:style-name="ce21" office:value-type="float" office:value="125749.353224657" calcext:value-type="float">
            <text:p>125,749</text:p>
          </table:table-cell>
          <table:table-cell table:style-name="ce21" office:value-type="float" office:value="142583.506877885" calcext:value-type="float">
            <text:p>142,584</text:p>
          </table:table-cell>
          <table:table-cell table:style-name="ce21"/>
          <table:table-cell table:style-name="ce21" office:value-type="float" office:value="23497.0974979485" calcext:value-type="float">
            <text:p>23,497</text:p>
          </table:table-cell>
          <table:table-cell table:style-name="ce21" office:value-type="float" office:value="23825.9236334307" calcext:value-type="float">
            <text:p>23,826</text:p>
          </table:table-cell>
          <table:table-cell table:style-name="ce21" office:value-type="float" office:value="27015.5166539108" calcext:value-type="float">
            <text:p>27,016</text:p>
          </table:table-cell>
          <table:table-cell table:number-columns-repeated="1015"/>
        </table:table-row>
        <table:table-row table:style-name="ro12">
          <table:table-cell table:style-name="ce52" office:value-type="float" office:value="2011" calcext:value-type="float">
            <text:p>2011</text:p>
          </table:table-cell>
          <table:table-cell table:style-name="ce52" office:value-type="float" office:value="1" calcext:value-type="float">
            <text:p>1</text:p>
          </table:table-cell>
          <table:table-cell table:style-name="ce21" office:value-type="float" office:value="124547.449903851" calcext:value-type="float">
            <text:p>124,547</text:p>
          </table:table-cell>
          <table:table-cell table:style-name="ce21" office:value-type="float" office:value="126693.950430602" calcext:value-type="float">
            <text:p>126,694</text:p>
          </table:table-cell>
          <table:table-cell table:style-name="ce21" office:value-type="float" office:value="144994.07231146" calcext:value-type="float">
            <text:p>144,994</text:p>
          </table:table-cell>
          <table:table-cell table:style-name="ce21"/>
          <table:table-cell table:style-name="ce21" office:value-type="float" office:value="23598.1971600776" calcext:value-type="float">
            <text:p>23,598</text:p>
          </table:table-cell>
          <table:table-cell table:style-name="ce21" office:value-type="float" office:value="23962.1071264386" calcext:value-type="float">
            <text:p>23,962</text:p>
          </table:table-cell>
          <table:table-cell table:style-name="ce21" office:value-type="float" office:value="27423.2785513222" calcext:value-type="float">
            <text:p>27,423</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25585.56510595" calcext:value-type="float">
            <text:p>125,586</text:p>
          </table:table-cell>
          <table:table-cell table:style-name="ce21" office:value-type="float" office:value="127810.27784881" calcext:value-type="float">
            <text:p>127,810</text:p>
          </table:table-cell>
          <table:table-cell table:style-name="ce21" office:value-type="float" office:value="146868.430223101" calcext:value-type="float">
            <text:p>146,868</text:p>
          </table:table-cell>
          <table:table-cell table:style-name="ce21"/>
          <table:table-cell table:style-name="ce21" office:value-type="float" office:value="23752.474008232" calcext:value-type="float">
            <text:p>23,752</text:p>
          </table:table-cell>
          <table:table-cell table:style-name="ce21" office:value-type="float" office:value="24137.0636731578" calcext:value-type="float">
            <text:p>24,137</text:p>
          </table:table-cell>
          <table:table-cell table:style-name="ce21" office:value-type="float" office:value="27736.2095720125" calcext:value-type="float">
            <text:p>27,736</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26645.376297175" calcext:value-type="float">
            <text:p>126,645</text:p>
          </table:table-cell>
          <table:table-cell table:style-name="ce21" office:value-type="float" office:value="128843.803957843" calcext:value-type="float">
            <text:p>128,844</text:p>
          </table:table-cell>
          <table:table-cell table:style-name="ce21" office:value-type="float" office:value="147671.387079455" calcext:value-type="float">
            <text:p>147,671</text:p>
          </table:table-cell>
          <table:table-cell table:style-name="ce21"/>
          <table:table-cell table:style-name="ce21" office:value-type="float" office:value="23917.071170223" calcext:value-type="float">
            <text:p>23,917</text:p>
          </table:table-cell>
          <table:table-cell table:style-name="ce21" office:value-type="float" office:value="24302.7576907673" calcext:value-type="float">
            <text:p>24,303</text:p>
          </table:table-cell>
          <table:table-cell table:style-name="ce21" office:value-type="float" office:value="27854.0514002966" calcext:value-type="float">
            <text:p>27,854</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1" calcext:value-type="float">
            <text:p>149,062</text:p>
          </table:table-cell>
          <table:table-cell table:style-name="ce21"/>
          <table:table-cell table:style-name="ce21" office:value-type="float" office:value="24187.6983107685" calcext:value-type="float">
            <text:p>24,188</text:p>
          </table:table-cell>
          <table:table-cell table:style-name="ce21" office:value-type="float" office:value="24583.0281537529" calcext:value-type="float">
            <text:p>24,583</text:p>
          </table:table-cell>
          <table:table-cell table:style-name="ce21" office:value-type="float" office:value="28098.3248832891" calcext:value-type="float">
            <text:p>28,098</text:p>
          </table:table-cell>
          <table:table-cell table:number-columns-repeated="1015"/>
        </table:table-row>
        <table:table-row table:style-name="ro12">
          <table:table-cell table:style-name="ce54" office:value-type="float" office:value="2012" calcext:value-type="float">
            <text:p>2012</text:p>
          </table:table-cell>
          <table:table-cell table:style-name="ce52" office:value-type="float" office:value="1" calcext:value-type="float">
            <text:p>1</text:p>
          </table:table-cell>
          <table:table-cell table:style-name="ce21" office:value-type="float" office:value="129277.520970208" calcext:value-type="float">
            <text:p>129,278</text:p>
          </table:table-cell>
          <table:table-cell table:style-name="ce21" office:value-type="float" office:value="131392.39468282" calcext:value-type="float">
            <text:p>131,392</text:p>
          </table:table-cell>
          <table:table-cell table:style-name="ce21" office:value-type="float" office:value="149417.35276923" calcext:value-type="float">
            <text:p>149,417</text:p>
          </table:table-cell>
          <table:table-cell table:style-name="ce21"/>
          <table:table-cell table:style-name="ce21" office:value-type="float" office:value="24368.9380506092" calcext:value-type="float">
            <text:p>24,369</text:p>
          </table:table-cell>
          <table:table-cell table:style-name="ce21" office:value-type="float" office:value="24751.6137625845" calcext:value-type="float">
            <text:p>24,752</text:p>
          </table:table-cell>
          <table:table-cell table:style-name="ce21" office:value-type="float" office:value="28147.1436311023" calcext:value-type="float">
            <text:p>28,147</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30358.906380861" calcext:value-type="float">
            <text:p>130,359</text:p>
          </table:table-cell>
          <table:table-cell table:style-name="ce21" office:value-type="float" office:value="132377.842707949" calcext:value-type="float">
            <text:p>132,378</text:p>
          </table:table-cell>
          <table:table-cell table:style-name="ce21" office:value-type="float" office:value="149447.88764603" calcext:value-type="float">
            <text:p>149,448</text:p>
          </table:table-cell>
          <table:table-cell table:style-name="ce21"/>
          <table:table-cell table:style-name="ce21" office:value-type="float" office:value="24556.9259091514" calcext:value-type="float">
            <text:p>24,557</text:p>
          </table:table-cell>
          <table:table-cell table:style-name="ce21" office:value-type="float" office:value="24921.0554078845" calcext:value-type="float">
            <text:p>24,921</text:p>
          </table:table-cell>
          <table:table-cell table:style-name="ce21" office:value-type="float" office:value="28134.6108414439" calcext:value-type="float">
            <text:p>28,13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31420.295225227" calcext:value-type="float">
            <text:p>131,420</text:p>
          </table:table-cell>
          <table:table-cell table:style-name="ce21" office:value-type="float" office:value="133417.991961392" calcext:value-type="float">
            <text:p>133,418</text:p>
          </table:table-cell>
          <table:table-cell table:style-name="ce21" office:value-type="float" office:value="150226.880311787" calcext:value-type="float">
            <text:p>150,227</text:p>
          </table:table-cell>
          <table:table-cell table:style-name="ce21"/>
          <table:table-cell table:style-name="ce21" office:value-type="float" office:value="24740.7903923468" calcext:value-type="float">
            <text:p>24,741</text:p>
          </table:table-cell>
          <table:table-cell table:style-name="ce21" office:value-type="float" office:value="25100.4502442482" calcext:value-type="float">
            <text:p>25,100</text:p>
          </table:table-cell>
          <table:table-cell table:style-name="ce21" office:value-type="float" office:value="28262.7723531155" calcext:value-type="float">
            <text:p>28,263</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32525.949288546"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32.6267566033" calcext:value-type="float">
            <text:p>24,933</text:p>
          </table:table-cell>
          <table:table-cell table:style-name="ce21" office:value-type="float" office:value="25282.5329725001" calcext:value-type="float">
            <text:p>25,283</text:p>
          </table:table-cell>
          <table:table-cell table:style-name="ce21" office:value-type="float" office:value="28325.0939079666" calcext:value-type="float">
            <text:p>28,325</text:p>
          </table:table-cell>
          <table:table-cell table:number-columns-repeated="1015"/>
        </table:table-row>
        <table:table-row table:style-name="ro12">
          <table:table-cell table:style-name="ce54" office:value-type="float" office:value="2013" calcext:value-type="float">
            <text:p>2013</text:p>
          </table:table-cell>
          <table:table-cell table:style-name="ce52" office:value-type="float" office:value="1" calcext:value-type="float">
            <text:p>1</text:p>
          </table:table-cell>
          <table:table-cell table:style-name="ce21" office:value-type="float" office:value="134018.517364841" calcext:value-type="float">
            <text:p>134,019</text:p>
          </table:table-cell>
          <table:table-cell table:style-name="ce21" office:value-type="float" office:value="135914.063195513" calcext:value-type="float">
            <text:p>135,914</text:p>
          </table:table-cell>
          <table:table-cell table:style-name="ce21" office:value-type="float" office:value="151571.151356046" calcext:value-type="float">
            <text:p>151,571</text:p>
          </table:table-cell>
          <table:table-cell table:style-name="ce21"/>
          <table:table-cell table:style-name="ce21" office:value-type="float" office:value="25198.4370412551" calcext:value-type="float">
            <text:p>25,198</text:p>
          </table:table-cell>
          <table:table-cell table:style-name="ce21" office:value-type="float" office:value="25537.9155016418" calcext:value-type="float">
            <text:p>25,538</text:p>
          </table:table-cell>
          <table:table-cell table:style-name="ce21" office:value-type="float" office:value="28479.8435482654" calcext:value-type="float">
            <text:p>28,480</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35472.754529545" calcext:value-type="float">
            <text:p>135,473</text:p>
          </table:table-cell>
          <table:table-cell table:style-name="ce21" office:value-type="float" office:value="137348.011306451" calcext:value-type="float">
            <text:p>137,348</text:p>
          </table:table-cell>
          <table:table-cell table:style-name="ce21" office:value-type="float" office:value="152734.136886421" calcext:value-type="float">
            <text:p>152,734</text:p>
          </table:table-cell>
          <table:table-cell table:style-name="ce21"/>
          <table:table-cell table:style-name="ce21" office:value-type="float" office:value="25454.9946974465" calcext:value-type="float">
            <text:p>25,455</text:p>
          </table:table-cell>
          <table:table-cell table:style-name="ce21" office:value-type="float" office:value="25788.5135352134" calcext:value-type="float">
            <text:p>25,789</text:p>
          </table:table-cell>
          <table:table-cell table:style-name="ce21" office:value-type="float" office:value="28677.4181796953" calcext:value-type="float">
            <text:p>28,677</text:p>
          </table:table-cell>
          <table:table-cell table:style-name="ce16" table:number-columns-repeated="55"/>
          <table:table-cell table:number-columns-repeated="960"/>
        </table:table-row>
        <table:table-row table:style-name="ro27">
          <table:table-cell table:style-name="ce54"/>
          <table:table-cell table:style-name="ce52" office:value-type="float" office:value="3" calcext:value-type="float">
            <text:p>3</text:p>
          </table:table-cell>
          <table:table-cell table:style-name="ce21" office:value-type="float" office:value="137301.551107962" calcext:value-type="float">
            <text:p>137,302</text:p>
          </table:table-cell>
          <table:table-cell table:style-name="ce21" office:value-type="float" office:value="139170.667194065" calcext:value-type="float">
            <text:p>139,171</text:p>
          </table:table-cell>
          <table:table-cell table:style-name="ce21" office:value-type="float" office:value="154458.021748296" calcext:value-type="float">
            <text:p>154,458</text:p>
          </table:table-cell>
          <table:table-cell table:style-name="ce21"/>
          <table:table-cell table:style-name="ce21" office:value-type="float" office:value="25779.7901511164" calcext:value-type="float">
            <text:p>25,780</text:p>
          </table:table-cell>
          <table:table-cell table:style-name="ce21" office:value-type="float" office:value="26109.900860723" calcext:value-type="float">
            <text:p>26,110</text:p>
          </table:table-cell>
          <table:table-cell table:style-name="ce21" office:value-type="float" office:value="28977.9715532139" calcext:value-type="float">
            <text:p>28,978</text:p>
          </table:table-cell>
          <table:table-cell table:style-name="ce16" table:number-columns-repeated="55"/>
          <table:table-cell table:number-columns-repeated="960"/>
        </table:table-row>
        <table:table-row table:style-name="ro27">
          <table:table-cell table:style-name="ce54"/>
          <table:table-cell table:style-name="ce52" office:value-type="float" office:value="4" calcext:value-type="float">
            <text:p>4</text:p>
          </table:table-cell>
          <table:table-cell table:style-name="ce21" office:value-type="float" office:value="139177.0327347"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11.0951040089" calcext:value-type="float">
            <text:p>26,111</text:p>
          </table:table-cell>
          <table:table-cell table:style-name="ce21" office:value-type="float" office:value="26438.2326154568" calcext:value-type="float">
            <text:p>26,438</text:p>
          </table:table-cell>
          <table:table-cell table:style-name="ce21" office:value-type="float" office:value="29296.3935749308" calcext:value-type="float">
            <text:p>29,296</text:p>
          </table:table-cell>
          <table:table-cell table:style-name="ce16" table:number-columns-repeated="55"/>
          <table:table-cell table:number-columns-repeated="960"/>
        </table:table-row>
        <table:table-row table:style-name="ro12">
          <table:table-cell table:style-name="ce54" office:value-type="float" office:value="2014" calcext:value-type="float">
            <text:p>2014</text:p>
          </table:table-cell>
          <table:table-cell table:style-name="ce52" office:value-type="float" office:value="1" calcext:value-type="float">
            <text:p>1</text:p>
          </table:table-cell>
          <table:table-cell table:style-name="ce21" office:value-type="float" office:value="141029.082947868" calcext:value-type="float">
            <text:p>141,029</text:p>
          </table:table-cell>
          <table:table-cell table:style-name="ce21" office:value-type="float" office:value="142863.278363225" calcext:value-type="float">
            <text:p>142,863</text:p>
          </table:table-cell>
          <table:table-cell table:style-name="ce21" office:value-type="float" office:value="157851.757154725" calcext:value-type="float">
            <text:p>157,852</text:p>
          </table:table-cell>
          <table:table-cell table:style-name="ce21"/>
          <table:table-cell table:style-name="ce21" office:value-type="float" office:value="26435.5903277629" calcext:value-type="float">
            <text:p>26,436</text:p>
          </table:table-cell>
          <table:table-cell table:style-name="ce21" office:value-type="float" office:value="26754.4562677585" calcext:value-type="float">
            <text:p>26,754</text:p>
          </table:table-cell>
          <table:table-cell table:style-name="ce21" office:value-type="float" office:value="29561.3959162234" calcext:value-type="float">
            <text:p>29,561</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2882.269712128" calcext:value-type="float">
            <text:p>142,882</text:p>
          </table:table-cell>
          <table:table-cell table:style-name="ce21" office:value-type="float" office:value="144642.552319271" calcext:value-type="float">
            <text:p>144,643</text:p>
          </table:table-cell>
          <table:table-cell table:style-name="ce21" office:value-type="float" office:value="159018.203689444" calcext:value-type="float">
            <text:p>159,018</text:p>
          </table:table-cell>
          <table:table-cell table:style-name="ce21"/>
          <table:table-cell table:style-name="ce21" office:value-type="float" office:value="26758.0128375047" calcext:value-type="float">
            <text:p>26,758</text:p>
          </table:table-cell>
          <table:table-cell table:style-name="ce21" office:value-type="float" office:value="27060.712439499" calcext:value-type="float">
            <text:p>27,061</text:p>
          </table:table-cell>
          <table:table-cell table:style-name="ce21" office:value-type="float" office:value="29750.207070374" calcext:value-type="float">
            <text:p>29,750</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4452.367400568" calcext:value-type="float">
            <text:p>144,452</text:p>
          </table:table-cell>
          <table:table-cell table:style-name="ce21" office:value-type="float" office:value="146077.937954783" calcext:value-type="float">
            <text:p>146,078</text:p>
          </table:table-cell>
          <table:table-cell table:style-name="ce21" office:value-type="float" office:value="159278.282327114" calcext:value-type="float">
            <text:p>159,278</text:p>
          </table:table-cell>
          <table:table-cell table:style-name="ce21"/>
          <table:table-cell table:style-name="ce21" office:value-type="float" office:value="27025.1313514109" calcext:value-type="float">
            <text:p>27,025</text:p>
          </table:table-cell>
          <table:table-cell table:style-name="ce21" office:value-type="float" office:value="27300.3327470849" calcext:value-type="float">
            <text:p>27,300</text:p>
          </table:table-cell>
          <table:table-cell table:style-name="ce21" office:value-type="float" office:value="29767.3294666874" calcext:value-type="float">
            <text:p>29,767</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52.9882566972" calcext:value-type="float">
            <text:p>27,253</text:p>
          </table:table-cell>
          <table:table-cell table:style-name="ce21" office:value-type="float" office:value="27492.4781844481" calcext:value-type="float">
            <text:p>27,492</text:p>
          </table:table-cell>
          <table:table-cell table:style-name="ce21" office:value-type="float" office:value="29654.8266375782" calcext:value-type="float">
            <text:p>29,655</text:p>
          </table:table-cell>
          <table:table-cell table:number-columns-repeated="1015"/>
        </table:table-row>
        <table:table-row table:style-name="ro12">
          <table:table-cell table:style-name="ce54" office:value-type="float" office:value="2015" calcext:value-type="float">
            <text:p>2015</text:p>
          </table:table-cell>
          <table:table-cell table:style-name="ce52" office:value-type="float" office:value="1" calcext:value-type="float">
            <text:p>1</text:p>
          </table:table-cell>
          <table:table-cell table:style-name="ce21" office:value-type="float" office:value="146463.332920761" calcext:value-type="float">
            <text:p>146,463</text:p>
          </table:table-cell>
          <table:table-cell table:style-name="ce21" office:value-type="float" office:value="147668.303557206" calcext:value-type="float">
            <text:p>147,668</text:p>
          </table:table-cell>
          <table:table-cell table:style-name="ce21" office:value-type="float" office:value="157071.99864358" calcext:value-type="float">
            <text:p>157,072</text:p>
          </table:table-cell>
          <table:table-cell table:style-name="ce21"/>
          <table:table-cell table:style-name="ce21" office:value-type="float" office:value="27341.9229162861" calcext:value-type="float">
            <text:p>27,342</text:p>
          </table:table-cell>
          <table:table-cell table:style-name="ce21" office:value-type="float" office:value="27534.2283052687" calcext:value-type="float">
            <text:p>27,534</text:p>
          </table:table-cell>
          <table:table-cell table:style-name="ce21" office:value-type="float" office:value="29287.6410633495" calcext:value-type="float">
            <text:p>29,288</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6641.548818716" calcext:value-type="float">
            <text:p>146,642</text:p>
          </table:table-cell>
          <table:table-cell table:style-name="ce21" office:value-type="float" office:value="147725.09398831" calcext:value-type="float">
            <text:p>147,725</text:p>
          </table:table-cell>
          <table:table-cell table:style-name="ce21" office:value-type="float" office:value="155989.552656882" calcext:value-type="float">
            <text:p>155,990</text:p>
          </table:table-cell>
          <table:table-cell table:style-name="ce21"/>
          <table:table-cell table:style-name="ce21" office:value-type="float" office:value="27342.7796415943" calcext:value-type="float">
            <text:p>27,343</text:p>
          </table:table-cell>
          <table:table-cell table:style-name="ce21" office:value-type="float" office:value="27510.2250051558" calcext:value-type="float">
            <text:p>27,510</text:p>
          </table:table-cell>
          <table:table-cell table:style-name="ce21" office:value-type="float" office:value="29049.2804992493" calcext:value-type="float">
            <text:p>29,049</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6467.220811203" calcext:value-type="float">
            <text:p>146,467</text:p>
          </table:table-cell>
          <table:table-cell table:style-name="ce21" office:value-type="float" office:value="147459.650610229" calcext:value-type="float">
            <text:p>147,460</text:p>
          </table:table-cell>
          <table:table-cell table:style-name="ce21" office:value-type="float" office:value="154897.619814593" calcext:value-type="float">
            <text:p>154,898</text:p>
          </table:table-cell>
          <table:table-cell table:style-name="ce21"/>
          <table:table-cell table:style-name="ce21" office:value-type="float" office:value="27275.976556257" calcext:value-type="float">
            <text:p>27,276</text:p>
          </table:table-cell>
          <table:table-cell table:style-name="ce21" office:value-type="float" office:value="27424.3405287333" calcext:value-type="float">
            <text:p>27,424</text:p>
          </table:table-cell>
          <table:table-cell table:style-name="ce21" office:value-type="float" office:value="28807.6436862994" calcext:value-type="float">
            <text:p>28,808</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46770.652059608" calcext:value-type="float">
            <text:p>146,771</text:p>
          </table:table-cell>
          <table:table-cell table:style-name="ce21" office:value-type="float" office:value="147669.913409616"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296.2015375052" calcext:value-type="float">
            <text:p>27,296</text:p>
          </table:table-cell>
          <table:table-cell table:style-name="ce21" office:value-type="float" office:value="27419.3350170693" calcext:value-type="float">
            <text:p>27,419</text:p>
          </table:table-cell>
          <table:table-cell table:style-name="ce21" office:value-type="float" office:value="28646.2556034496" calcext:value-type="float">
            <text:p>28,646</text:p>
          </table:table-cell>
          <table:table-cell table:number-columns-repeated="1015"/>
        </table:table-row>
        <table:table-row table:style-name="ro12">
          <table:table-cell table:style-name="ce54" office:value-type="float" office:value="2016" calcext:value-type="float">
            <text:p>2016</text:p>
          </table:table-cell>
          <table:table-cell table:style-name="ce52" office:value-type="float" office:value="1" calcext:value-type="float">
            <text:p>1</text:p>
          </table:table-cell>
          <table:table-cell table:style-name="ce21" office:value-type="float" office:value="147175.595760901" calcext:value-type="float">
            <text:p>147,176</text:p>
          </table:table-cell>
          <table:table-cell table:style-name="ce21" office:value-type="float" office:value="148069.681416576" calcext:value-type="float">
            <text:p>148,070</text:p>
          </table:table-cell>
          <table:table-cell table:style-name="ce21" office:value-type="float" office:value="154654.028517683" calcext:value-type="float">
            <text:p>154,654</text:p>
          </table:table-cell>
          <table:table-cell table:style-name="ce21"/>
          <table:table-cell table:style-name="ce21" office:value-type="float" office:value="27327.5501646101" calcext:value-type="float">
            <text:p>27,328</text:p>
          </table:table-cell>
          <table:table-cell table:style-name="ce21" office:value-type="float" office:value="27453.166204291" calcext:value-type="float">
            <text:p>27,453</text:p>
          </table:table-cell>
          <table:table-cell table:style-name="ce21" office:value-type="float" office:value="28673.9507267138" calcext:value-type="float">
            <text:p>28,674</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48214.437728103" calcext:value-type="float">
            <text:p>148,214</text:p>
          </table:table-cell>
          <table:table-cell table:style-name="ce21" office:value-type="float" office:value="149019.696027674" calcext:value-type="float">
            <text:p>149,020</text:p>
          </table:table-cell>
          <table:table-cell table:style-name="ce21" office:value-type="float" office:value="154868.6348417" calcext:value-type="float">
            <text:p>154,869</text:p>
          </table:table-cell>
          <table:table-cell table:style-name="ce21"/>
          <table:table-cell table:style-name="ce21" office:value-type="float" office:value="27480.0050482828" calcext:value-type="float">
            <text:p>27,480</text:p>
          </table:table-cell>
          <table:table-cell table:style-name="ce21" office:value-type="float" office:value="27592.4715888661" calcext:value-type="float">
            <text:p>27,592</text:p>
          </table:table-cell>
          <table:table-cell table:style-name="ce21" office:value-type="float" office:value="28675.4604980708" calcext:value-type="float">
            <text:p>28,67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49984.976168091" calcext:value-type="float">
            <text:p>149,985</text:p>
          </table:table-cell>
          <table:table-cell table:style-name="ce21" office:value-type="float" office:value="150777.55527146" calcext:value-type="float">
            <text:p>150,778</text:p>
          </table:table-cell>
          <table:table-cell table:style-name="ce21" office:value-type="float" office:value="156562.684081084" calcext:value-type="float">
            <text:p>156,563</text:p>
          </table:table-cell>
          <table:table-cell table:style-name="ce21"/>
          <table:table-cell table:style-name="ce21" office:value-type="float" office:value="27771.2027603806" calcext:value-type="float">
            <text:p>27,771</text:p>
          </table:table-cell>
          <table:table-cell table:style-name="ce21" office:value-type="float" office:value="27884.5255797621" calcext:value-type="float">
            <text:p>27,885</text:p>
          </table:table-cell>
          <table:table-cell table:style-name="ce21" office:value-type="float" office:value="28954.416731557" calcext:value-type="float">
            <text:p>28,954</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51229.279446228" calcext:value-type="float">
            <text:p>151,229</text:p>
          </table:table-cell>
          <table:table-cell table:style-name="ce21" office:value-type="float" office:value="152031.529466244"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68.0666232792" calcext:value-type="float">
            <text:p>27,968</text:p>
          </table:table-cell>
          <table:table-cell table:style-name="ce21" office:value-type="float" office:value="28088.1228907665" calcext:value-type="float">
            <text:p>28,088</text:p>
          </table:table-cell>
          <table:table-cell table:style-name="ce21" office:value-type="float" office:value="29180.7484427762" calcext:value-type="float">
            <text:p>29,181</text:p>
          </table:table-cell>
          <table:table-cell table:number-columns-repeated="1015"/>
        </table:table-row>
        <table:table-row table:style-name="ro11">
          <table:table-cell table:style-name="ce54" office:value-type="float" office:value="2017" calcext:value-type="float">
            <text:p>2017</text:p>
          </table:table-cell>
          <table:table-cell table:style-name="ce52" office:value-type="float" office:value="1" calcext:value-type="float">
            <text:p>1</text:p>
          </table:table-cell>
          <table:table-cell table:style-name="ce21" office:value-type="float" office:value="153011.92640942" calcext:value-type="float">
            <text:p>153,012</text:p>
          </table:table-cell>
          <table:table-cell table:style-name="ce21" office:value-type="float" office:value="153809.890929181" calcext:value-type="float">
            <text:p>153,810</text:p>
          </table:table-cell>
          <table:table-cell table:style-name="ce21" office:value-type="float" office:value="159718.54692137" calcext:value-type="float">
            <text:p>159,719</text:p>
          </table:table-cell>
          <table:table-cell table:style-name="ce21"/>
          <table:table-cell table:style-name="ce21" office:value-type="float" office:value="28269.2531465651" calcext:value-type="float">
            <text:p>28,269</text:p>
          </table:table-cell>
          <table:table-cell table:style-name="ce21" office:value-type="float" office:value="28390.3216878385" calcext:value-type="float">
            <text:p>28,390</text:p>
          </table:table-cell>
          <table:table-cell table:style-name="ce21" office:value-type="float" office:value="29480.9449458592" calcext:value-type="float">
            <text:p>29,481</text:p>
          </table:table-cell>
          <table:table-cell table:number-columns-repeated="1015"/>
        </table:table-row>
        <table:table-row table:style-name="ro10">
          <table:table-cell table:style-name="ce54"/>
          <table:table-cell table:style-name="ce52" office:value-type="float" office:value="2" calcext:value-type="float">
            <text:p>2</text:p>
          </table:table-cell>
          <table:table-cell table:style-name="ce21" office:value-type="float" office:value="154652.918219375" calcext:value-type="float">
            <text:p>154,653</text:p>
          </table:table-cell>
          <table:table-cell table:style-name="ce21" office:value-type="float" office:value="155457.337923671" calcext:value-type="float">
            <text:p>155,457</text:p>
          </table:table-cell>
          <table:table-cell table:style-name="ce21" office:value-type="float" office:value="161437.431019065" calcext:value-type="float">
            <text:p>161,437</text:p>
          </table:table-cell>
          <table:table-cell table:style-name="ce21"/>
          <table:table-cell table:style-name="ce21" office:value-type="float" office:value="28545.928169422" calcext:value-type="float">
            <text:p>28,546</text:p>
          </table:table-cell>
          <table:table-cell table:style-name="ce21" office:value-type="float" office:value="28670.0655256053" calcext:value-type="float">
            <text:p>28,670</text:p>
          </table:table-cell>
          <table:table-cell table:style-name="ce21" office:value-type="float" office:value="29772.9382698842" calcext:value-type="float">
            <text:p>29,773</text:p>
          </table:table-cell>
          <table:table-cell table:number-columns-repeated="1015"/>
        </table:table-row>
        <table:table-row table:style-name="ro10">
          <table:table-cell table:style-name="ce54"/>
          <table:table-cell table:style-name="ce52" office:value-type="float" office:value="3" calcext:value-type="float">
            <text:p>3</text:p>
          </table:table-cell>
          <table:table-cell table:style-name="ce21" office:value-type="float" office:value="155884.53035117" calcext:value-type="float">
            <text:p>155,885</text:p>
          </table:table-cell>
          <table:table-cell table:style-name="ce21" office:value-type="float" office:value="156683.919738408" calcext:value-type="float">
            <text:p>156,684</text:p>
          </table:table-cell>
          <table:table-cell table:style-name="ce21" office:value-type="float" office:value="162624.288840965" calcext:value-type="float">
            <text:p>162,624</text:p>
          </table:table-cell>
          <table:table-cell table:style-name="ce21"/>
          <table:table-cell table:style-name="ce21" office:value-type="float" office:value="28748.8500658017" calcext:value-type="float">
            <text:p>28,749</text:p>
          </table:table-cell>
          <table:table-cell table:style-name="ce21" office:value-type="float" office:value="28874.0445066023" calcext:value-type="float">
            <text:p>28,874</text:p>
          </table:table-cell>
          <table:table-cell table:style-name="ce21" office:value-type="float" office:value="29968.7483035154" calcext:value-type="float">
            <text:p>29,969</text:p>
          </table:table-cell>
          <table:table-cell table:number-columns-repeated="1015"/>
        </table:table-row>
        <table:table-row table:style-name="ro10">
          <table:table-cell table:style-name="ce54"/>
          <table:table-cell table:style-name="ce52" office:value-type="float" office:value="4" calcext:value-type="float">
            <text:p>4</text:p>
          </table:table-cell>
          <table:table-cell table:style-name="ce21" office:value-type="float" office:value="157402.831403624"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06.5270705591" calcext:value-type="float">
            <text:p>29,007</text:p>
          </table:table-cell>
          <table:table-cell table:style-name="ce21" office:value-type="float" office:value="29145.1191600797" calcext:value-type="float">
            <text:p>29,145</text:p>
          </table:table-cell>
          <table:table-cell table:style-name="ce21" office:value-type="float" office:value="30283.7122302929" calcext:value-type="float">
            <text:p>30,284</text:p>
          </table:table-cell>
          <table:table-cell table:number-columns-repeated="1015"/>
        </table:table-row>
        <table:table-row table:style-name="ro19">
          <table:table-cell table:style-name="ce54" office:value-type="float" office:value="2018" calcext:value-type="float">
            <text:p>2018</text:p>
          </table:table-cell>
          <table:table-cell table:style-name="ce52" office:value-type="float" office:value="1" calcext:value-type="float">
            <text:p>1</text:p>
          </table:table-cell>
          <table:table-cell table:style-name="ce21" office:value-type="float" office:value="158687.059113965" calcext:value-type="float">
            <text:p>158,687</text:p>
          </table:table-cell>
          <table:table-cell table:style-name="ce21" office:value-type="float" office:value="159595.027797616" calcext:value-type="float">
            <text:p>159,595</text:p>
          </table:table-cell>
          <table:table-cell table:style-name="ce21" office:value-type="float" office:value="166475.798068517" calcext:value-type="float">
            <text:p>166,476</text:p>
          </table:table-cell>
          <table:table-cell table:style-name="ce21"/>
          <table:table-cell table:style-name="ce21" office:value-type="float" office:value="29229.2835389224" calcext:value-type="float">
            <text:p>29,229</text:p>
          </table:table-cell>
          <table:table-cell table:style-name="ce21" office:value-type="float" office:value="29378.5335904556" calcext:value-type="float">
            <text:p>29,379</text:p>
          </table:table-cell>
          <table:table-cell table:style-name="ce21" office:value-type="float" office:value="30645.1578914846" calcext:value-type="float">
            <text:p>30,645</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60449.735742083" calcext:value-type="float">
            <text:p>160,450</text:p>
          </table:table-cell>
          <table:table-cell table:style-name="ce21" office:value-type="float" office:value="161502.313664398" calcext:value-type="float">
            <text:p>161,502</text:p>
          </table:table-cell>
          <table:table-cell table:style-name="ce21" office:value-type="float" office:value="169645.607168491" calcext:value-type="float">
            <text:p>169,646</text:p>
          </table:table-cell>
          <table:table-cell table:style-name="ce21"/>
          <table:table-cell table:style-name="ce21" office:value-type="float" office:value="29535.8697330852" calcext:value-type="float">
            <text:p>29,536</text:p>
          </table:table-cell>
          <table:table-cell table:style-name="ce21" office:value-type="float" office:value="29707.379817095" calcext:value-type="float">
            <text:p>29,707</text:p>
          </table:table-cell>
          <table:table-cell table:style-name="ce21" office:value-type="float" office:value="31205.2897082861" calcext:value-type="float">
            <text:p>31,205</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62184.535043619" calcext:value-type="float">
            <text:p>162,185</text:p>
          </table:table-cell>
          <table:table-cell table:style-name="ce21" office:value-type="float" office:value="163377.129063023" calcext:value-type="float">
            <text:p>163,377</text:p>
          </table:table-cell>
          <table:table-cell table:style-name="ce21" office:value-type="float" office:value="172742.448752172" calcext:value-type="float">
            <text:p>172,742</text:p>
          </table:table-cell>
          <table:table-cell table:style-name="ce21"/>
          <table:table-cell table:style-name="ce21" office:value-type="float" office:value="29832.8703390076" calcext:value-type="float">
            <text:p>29,833</text:p>
          </table:table-cell>
          <table:table-cell table:style-name="ce21" office:value-type="float" office:value="30025.6612107554" calcext:value-type="float">
            <text:p>30,026</text:p>
          </table:table-cell>
          <table:table-cell table:style-name="ce21" office:value-type="float" office:value="31746.8318405095" calcext:value-type="float">
            <text:p>31,747</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3" calcext:value-type="float">
            <text:p>175,525</text:p>
          </table:table-cell>
          <table:table-cell table:style-name="ce21"/>
          <table:table-cell table:style-name="ce21" office:value-type="float" office:value="30119.7638022032" calcext:value-type="float">
            <text:p>30,120</text:p>
          </table:table-cell>
          <table:table-cell table:style-name="ce21" office:value-type="float" office:value="30315.9528003861" calcext:value-type="float">
            <text:p>30,316</text:p>
          </table:table-cell>
          <table:table-cell table:style-name="ce21" office:value-type="float" office:value="32212.0462024615" calcext:value-type="float">
            <text:p>32,212</text:p>
          </table:table-cell>
          <table:table-cell table:number-columns-repeated="1015"/>
        </table:table-row>
        <table:table-row table:style-name="ro14">
          <table:table-cell table:style-name="ce54" office:value-type="float" office:value="2019" calcext:value-type="float">
            <text:p>2019</text:p>
          </table:table-cell>
          <table:table-cell table:style-name="ce52" office:value-type="float" office:value="1" calcext:value-type="float">
            <text:p>1</text:p>
          </table:table-cell>
          <table:table-cell table:style-name="ce21" office:value-type="float" office:value="165301.877223383" calcext:value-type="float">
            <text:p>165,302</text:p>
          </table:table-cell>
          <table:table-cell table:style-name="ce21" office:value-type="float" office:value="166617.6896171" calcext:value-type="float">
            <text:p>166,618</text:p>
          </table:table-cell>
          <table:table-cell table:style-name="ce21" office:value-type="float" office:value="177046.89104696" calcext:value-type="float">
            <text:p>177,047</text:p>
          </table:table-cell>
          <table:table-cell table:style-name="ce21"/>
          <table:table-cell table:style-name="ce21" office:value-type="float" office:value="30335.9702155509" calcext:value-type="float">
            <text:p>30,336</text:p>
          </table:table-cell>
          <table:table-cell table:style-name="ce21" office:value-type="float" office:value="30542.1344581213" calcext:value-type="float">
            <text:p>30,542</text:p>
          </table:table-cell>
          <table:table-cell table:style-name="ce21" office:value-type="float" office:value="32453.8766812528" calcext:value-type="float">
            <text:p>32,454</text:p>
          </table:table-cell>
          <table:table-cell table:number-columns-repeated="1015"/>
        </table:table-row>
        <table:table-row table:style-name="ro2">
          <table:table-cell table:style-name="ce54"/>
          <table:table-cell table:style-name="ce52" office:value-type="float" office:value="2" calcext:value-type="float">
            <text:p>2</text:p>
          </table:table-cell>
          <table:table-cell table:style-name="ce21" office:value-type="float" office:value="166183.406265976" calcext:value-type="float">
            <text:p>166,183</text:p>
          </table:table-cell>
          <table:table-cell table:style-name="ce21" office:value-type="float" office:value="167436.237019424" calcext:value-type="float">
            <text:p>167,436</text:p>
          </table:table-cell>
          <table:table-cell table:style-name="ce21" office:value-type="float" office:value="177298.192611287" calcext:value-type="float">
            <text:p>177,298</text:p>
          </table:table-cell>
          <table:table-cell table:style-name="ce21"/>
          <table:table-cell table:style-name="ce21" office:value-type="float" office:value="30462.527421597" calcext:value-type="float">
            <text:p>30,463</text:p>
          </table:table-cell>
          <table:table-cell table:style-name="ce21" office:value-type="float" office:value="30665.1350273205" calcext:value-type="float">
            <text:p>30,665</text:p>
          </table:table-cell>
          <table:table-cell table:style-name="ce21" office:value-type="float" office:value="32471.304380152" calcext:value-type="float">
            <text:p>32,471</text:p>
          </table:table-cell>
          <table:table-cell table:number-columns-repeated="1015"/>
        </table:table-row>
        <table:table-row table:style-name="ro2">
          <table:table-cell table:style-name="ce54"/>
          <table:table-cell table:style-name="ce52" office:value-type="float" office:value="3" calcext:value-type="float">
            <text:p>3</text:p>
          </table:table-cell>
          <table:table-cell table:style-name="ce21" office:value-type="float" office:value="167319.385833692" calcext:value-type="float">
            <text:p>167,319</text:p>
          </table:table-cell>
          <table:table-cell table:style-name="ce21" office:value-type="float" office:value="168466.746627875" calcext:value-type="float">
            <text:p>168,467</text:p>
          </table:table-cell>
          <table:table-cell table:style-name="ce21" office:value-type="float" office:value="177385.638463119" calcext:value-type="float">
            <text:p>177,386</text:p>
          </table:table-cell>
          <table:table-cell table:style-name="ce21"/>
          <table:table-cell table:style-name="ce21" office:value-type="float" office:value="30643.7342991844" calcext:value-type="float">
            <text:p>30,644</text:p>
          </table:table-cell>
          <table:table-cell table:style-name="ce21" office:value-type="float" office:value="30835.1047118613" calcext:value-type="float">
            <text:p>30,835</text:p>
          </table:table-cell>
          <table:table-cell table:style-name="ce21" office:value-type="float" office:value="32467.5631593495" calcext:value-type="float">
            <text:p>32,468</text:p>
          </table:table-cell>
          <table:table-cell table:number-columns-repeated="1015"/>
        </table:table-row>
        <table:table-row table:style-name="ro2">
          <table:table-cell table:style-name="ce54"/>
          <table:table-cell table:style-name="ce52" office:value-type="float" office:value="4" calcext:value-type="float">
            <text:p>4</text:p>
          </table:table-cell>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5.6882635447" calcext:value-type="float">
            <text:p>30,776</text:p>
          </table:table-cell>
          <table:table-cell table:style-name="ce21" office:value-type="float" office:value="30966.8320122686" calcext:value-type="float">
            <text:p>30,967</text:p>
          </table:table-cell>
          <table:table-cell table:style-name="ce21" office:value-type="float" office:value="32417.8329863672" calcext:value-type="float">
            <text:p>32,418</text:p>
          </table:table-cell>
          <table:table-cell table:number-columns-repeated="1015"/>
        </table:table-row>
        <table:table-row table:style-name="ro4">
          <table:table-cell table:style-name="ce54" office:value-type="float" office:value="2020" calcext:value-type="float">
            <text:p>2020</text:p>
          </table:table-cell>
          <table:table-cell table:style-name="ce52" office:value-type="float" office:value="1" calcext:value-type="float">
            <text:p>1</text:p>
          </table:table-cell>
          <table:table-cell table:style-name="ce21" office:value-type="float" office:value="168171.252687812" calcext:value-type="float">
            <text:p>168,171</text:p>
          </table:table-cell>
          <table:table-cell table:style-name="ce21" office:value-type="float" office:value="169084.758036217" calcext:value-type="float">
            <text:p>169,085</text:p>
          </table:table-cell>
          <table:table-cell table:style-name="ce21" office:value-type="float" office:value="175920.787086115" calcext:value-type="float">
            <text:p>175,921</text:p>
          </table:table-cell>
          <table:table-cell table:style-name="ce21"/>
          <table:table-cell table:style-name="ce21" office:value-type="float" office:value="30782.4574773796" calcext:value-type="float">
            <text:p>30,782</text:p>
          </table:table-cell>
          <table:table-cell table:style-name="ce21" office:value-type="float" office:value="30947.7147026458" calcext:value-type="float">
            <text:p>30,948</text:p>
          </table:table-cell>
          <table:table-cell table:style-name="ce21" office:value-type="float" office:value="32198.9184136859" calcext:value-type="float">
            <text:p>32,199</text:p>
          </table:table-cell>
          <table:table-cell table:number-columns-repeated="1015"/>
        </table:table-row>
        <table:table-row table:style-name="ro20">
          <table:table-cell table:style-name="ce55"/>
          <table:table-cell table:style-name="ce57"/>
          <table:table-cell table:style-name="ce15" table:number-columns-repeated="7"/>
          <table:table-cell table:style-name="ce14" table:number-columns-repeated="55"/>
          <table:table-cell table:number-columns-repeated="960"/>
        </table:table-row>
        <table:table-row table:style-name="ro10">
          <table:table-cell office:value-type="string" calcext:value-type="string">
            <text:p>Latest year compared to previous year</text:p>
          </table:table-cell>
          <table:table-cell/>
          <table:table-cell table:style-name="ce16"/>
          <table:table-cell table:style-name="ce65" table:number-columns-repeated="6"/>
          <table:table-cell table:style-name="ce14" table:number-columns-repeated="55"/>
          <table:table-cell table:number-columns-repeated="960"/>
        </table:table-row>
        <table:table-row table:style-name="ro10">
          <table:table-cell office:value-type="float" office:value="2017" calcext:value-type="float">
            <text:p>2017</text:p>
          </table:table-cell>
          <table:table-cell/>
          <table:table-cell table:style-name="ce63" office:value-type="percentage" office:value="0.0408224649353706" calcext:value-type="percentage">
            <text:p>4.1%</text:p>
          </table:table-cell>
          <table:table-cell table:style-name="ce63" office:value-type="percentage" office:value="0.0407717897370055" calcext:value-type="percentage">
            <text:p>4.1%</text:p>
          </table:table-cell>
          <table:table-cell table:style-name="ce63" office:value-type="percentage" office:value="0.0409385138519973" calcext:value-type="percentage">
            <text:p>4.1%</text:p>
          </table:table-cell>
          <table:table-cell table:style-name="ce63"/>
          <table:table-cell table:style-name="ce63" office:value-type="percentage" office:value="0.0369660035828412" calcext:value-type="percentage">
            <text:p>3.7%</text:p>
          </table:table-cell>
          <table:table-cell table:style-name="ce63" office:value-type="percentage" office:value="0.0369155161465113" calcext:value-type="percentage">
            <text:p>3.7%</text:p>
          </table:table-cell>
          <table:table-cell table:style-name="ce63" office:value-type="percentage" office:value="0.037081622514358" calcext:value-type="percentage">
            <text:p>3.7%</text:p>
          </table:table-cell>
          <table:table-cell table:style-name="ce14" table:number-columns-repeated="55"/>
          <table:table-cell table:number-columns-repeated="960"/>
        </table:table-row>
        <table:table-row table:style-name="ro10">
          <table:table-cell office:value-type="float" office:value="2018" calcext:value-type="float">
            <text:p>2018</text:p>
          </table:table-cell>
          <table:table-cell/>
          <table:table-cell table:style-name="ce63" office:value-type="percentage" office:value="0.041208492422111" calcext:value-type="percentage">
            <text:p>4.1%</text:p>
          </table:table-cell>
          <table:table-cell table:style-name="ce63" office:value-type="percentage" office:value="0.0440034692799136" calcext:value-type="percentage">
            <text:p>4.4%</text:p>
          </table:table-cell>
          <table:table-cell table:style-name="ce63" office:value-type="percentage" office:value="0.0675930984020661" calcext:value-type="percentage">
            <text:p>6.8%</text:p>
          </table:table-cell>
          <table:table-cell table:style-name="ce63"/>
          <table:table-cell table:style-name="ce63" office:value-type="percentage" office:value="0.0386620013775893" calcext:value-type="percentage">
            <text:p>3.9%</text:p>
          </table:table-cell>
          <table:table-cell table:style-name="ce63" office:value-type="percentage" office:value="0.0414501425405336" calcext:value-type="percentage">
            <text:p>4.1%</text:p>
          </table:table-cell>
          <table:table-cell table:style-name="ce63" office:value-type="percentage" office:value="0.0649820783383037" calcext:value-type="percentage">
            <text:p>6.5%</text:p>
          </table:table-cell>
          <table:table-cell table:style-name="ce14" table:number-columns-repeated="55"/>
          <table:table-cell table:number-columns-repeated="960"/>
        </table:table-row>
        <table:table-row table:style-name="ro10">
          <table:table-cell office:value-type="float" office:value="2019" calcext:value-type="float">
            <text:p>2019</text:p>
          </table:table-cell>
          <table:table-cell/>
          <table:table-cell table:style-name="ce63" office:value-type="percentage" office:value="0.0259502311406206" calcext:value-type="percentage">
            <text:p>2.6%</text:p>
          </table:table-cell>
          <table:table-cell table:style-name="ce63" office:value-type="percentage" office:value="0.0241277418709853" calcext:value-type="percentage">
            <text:p>2.4%</text:p>
          </table:table-cell>
          <table:table-cell table:style-name="ce63" office:value-type="percentage" office:value="0.00900714550748649" calcext:value-type="percentage">
            <text:p>0.9%</text:p>
          </table:table-cell>
          <table:table-cell table:style-name="ce63"/>
          <table:table-cell table:style-name="ce63" office:value-type="percentage" office:value="0.0212179364058003" calcext:value-type="percentage">
            <text:p>2.1%</text:p>
          </table:table-cell>
          <table:table-cell table:style-name="ce63" office:value-type="percentage" office:value="0.0194038535443055" calcext:value-type="percentage">
            <text:p>1.9%</text:p>
          </table:table-cell>
          <table:table-cell table:style-name="ce63" office:value-type="percentage" office:value="0.00435300239493763" calcext:value-type="percentage">
            <text:p>0.4%</text:p>
          </table:table-cell>
          <table:table-cell table:style-name="ce14" table:number-columns-repeated="55"/>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table-cell table:style-name="ce16"/>
          <table:table-cell table:style-name="ce65" table:number-columns-repeated="6"/>
          <table:table-cell table:style-name="ce14" table:number-columns-repeated="55"/>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861992576791493" calcext:value-type="percentage">
            <text:p>0.9%</text:p>
          </table:table-cell>
          <table:table-cell table:style-name="ce63" office:value-type="percentage" office:value="0.00862560626875797" calcext:value-type="percentage">
            <text:p>0.9%</text:p>
          </table:table-cell>
          <table:table-cell table:style-name="ce63" office:value-type="percentage" office:value="0.0086723018313084" calcext:value-type="percentage">
            <text:p>0.9%</text:p>
          </table:table-cell>
          <table:table-cell table:style-name="ce63"/>
          <table:table-cell table:style-name="ce63" office:value-type="percentage" office:value="0.00717822406468827" calcext:value-type="percentage">
            <text:p>0.7%</text:p>
          </table:table-cell>
          <table:table-cell table:style-name="ce63" office:value-type="percentage" office:value="0.00746081309812308" calcext:value-type="percentage">
            <text:p>0.7%</text:p>
          </table:table-cell>
          <table:table-cell table:style-name="ce63" office:value-type="percentage" office:value="0.00750745473514258" calcext:value-type="percentage">
            <text:p>0.8%</text:p>
          </table:table-cell>
          <table:table-cell table:style-name="ce14" table:number-columns-repeated="55"/>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533284350668173" calcext:value-type="percentage">
            <text:p>0.5%</text:p>
          </table:table-cell>
          <table:table-cell table:style-name="ce63" office:value-type="percentage" office:value="0.00491272807950649" calcext:value-type="percentage">
            <text:p>0.5%</text:p>
          </table:table-cell>
          <table:table-cell table:style-name="ce63" office:value-type="percentage" office:value="0.00141940681839237" calcext:value-type="percentage">
            <text:p>0.1%</text:p>
          </table:table-cell>
          <table:table-cell table:style-name="ce63"/>
          <table:table-cell table:style-name="ce63" office:value-type="percentage" office:value="0.00417185292399913" calcext:value-type="percentage">
            <text:p>0.4%</text:p>
          </table:table-cell>
          <table:table-cell table:style-name="ce63" office:value-type="percentage" office:value="0.0040272420831573" calcext:value-type="percentage">
            <text:p>0.4%</text:p>
          </table:table-cell>
          <table:table-cell table:style-name="ce63" office:value-type="percentage" office:value="0.000536998986911952" calcext:value-type="percentage">
            <text:p>0.1%</text:p>
          </table:table-cell>
          <table:table-cell table:style-name="ce14" table:number-columns-repeated="55"/>
          <table:table-cell table:number-columns-repeated="960"/>
        </table:table-row>
        <table:table-row table:style-name="ro10">
          <table:table-cell/>
          <table:table-cell office:value-type="float" office:value="3" calcext:value-type="float">
            <text:p>3</text:p>
          </table:table-cell>
          <table:table-cell table:style-name="ce63" office:value-type="percentage" office:value="0.00683569793904559" calcext:value-type="percentage">
            <text:p>0.7%</text:p>
          </table:table-cell>
          <table:table-cell table:style-name="ce63" office:value-type="percentage" office:value="0.00615463908407854" calcext:value-type="percentage">
            <text:p>0.6%</text:p>
          </table:table-cell>
          <table:table-cell table:style-name="ce63" office:value-type="percentage" office:value="0.0004932134419664" calcext:value-type="percentage">
            <text:p>0.0%</text:p>
          </table:table-cell>
          <table:table-cell table:style-name="ce63"/>
          <table:table-cell table:style-name="ce63" office:value-type="percentage" office:value="0.00594851750412984" calcext:value-type="percentage">
            <text:p>0.6%</text:p>
          </table:table-cell>
          <table:table-cell table:style-name="ce63" office:value-type="percentage" office:value="0.00554276654543884" calcext:value-type="percentage">
            <text:p>0.6%</text:p>
          </table:table-cell>
          <table:table-cell table:style-name="ce63" office:value-type="percentage" office:value="-0.000115216215483605" calcext:value-type="percentage">
            <text:p>0.0%</text:p>
          </table:table-cell>
          <table:table-cell table:style-name="ce14" table:number-columns-repeated="55"/>
          <table:table-cell table:number-columns-repeated="960"/>
        </table:table-row>
        <table:table-row table:style-name="ro10">
          <table:table-cell/>
          <table:table-cell office:value-type="float" office:value="4" calcext:value-type="float">
            <text:p>4</text:p>
          </table:table-cell>
          <table:table-cell table:style-name="ce63" office:value-type="percentage" office:value="0.00491718672440955" calcext:value-type="percentage">
            <text:p>0.5%</text:p>
          </table:table-cell>
          <table:table-cell table:style-name="ce63" office:value-type="percentage" office:value="0.00422507238758318" calcext:value-type="percentage">
            <text:p>0.4%</text:p>
          </table:table-cell>
          <table:table-cell table:style-name="ce63" office:value-type="percentage" office:value="-0.00157833569168642" calcext:value-type="percentage">
            <text:p>-0.2%</text:p>
          </table:table-cell>
          <table:table-cell table:style-name="ce63"/>
          <table:table-cell table:style-name="ce63" office:value-type="percentage" office:value="0.00430606671732603" calcext:value-type="percentage">
            <text:p>0.4%</text:p>
          </table:table-cell>
          <table:table-cell table:style-name="ce63" office:value-type="percentage" office:value="0.00427199134357492" calcext:value-type="percentage">
            <text:p>0.4%</text:p>
          </table:table-cell>
          <table:table-cell table:style-name="ce63" office:value-type="percentage" office:value="-0.00153168787993807" calcext:value-type="percentage">
            <text:p>-0.2%</text:p>
          </table:table-cell>
          <table:table-cell table:style-name="ce14" table:number-columns-repeated="55"/>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00173223641029896" calcext:value-type="percentage">
            <text:p>0.0%</text:p>
          </table:table-cell>
          <table:table-cell table:style-name="ce63" office:value-type="percentage" office:value="-0.000554283044086334" calcext:value-type="percentage">
            <text:p>-0.1%</text:p>
          </table:table-cell>
          <table:table-cell table:style-name="ce63" office:value-type="percentage" office:value="-0.00669022810073272" calcext:value-type="percentage">
            <text:p>-0.7%</text:p>
          </table:table-cell>
          <table:table-cell table:style-name="ce63"/>
          <table:table-cell table:style-name="ce63" office:value-type="percentage" office:value="0.000219953288353336" calcext:value-type="percentage">
            <text:p>0.0%</text:p>
          </table:table-cell>
          <table:table-cell table:style-name="ce63" office:value-type="percentage" office:value="-0.000617347929398271" calcext:value-type="percentage">
            <text:p>-0.1%</text:p>
          </table:table-cell>
          <table:table-cell table:style-name="ce63" office:value-type="percentage" office:value="-0.00675290580876775" calcext:value-type="percentage">
            <text:p>-0.7%</text:p>
          </table:table-cell>
          <table:table-cell table:style-name="ce14" table:number-columns-repeated="55"/>
          <table:table-cell table:number-columns-repeated="960"/>
        </table:table-row>
        <table:table-row table:style-name="ro10">
          <table:table-cell table:number-columns-repeated="2"/>
          <table:table-cell table:style-name="ce63" table:number-columns-repeated="7"/>
          <table:table-cell table:style-name="ce14" table:number-columns-repeated="55"/>
          <table:table-cell table:number-columns-repeated="960"/>
        </table:table-row>
        <table:table-row table:style-name="ro10">
          <table:table-cell office:value-type="string" calcext:value-type="string">
            <text:p>Latest quarter compared to the same quarter a year earlier</text:p>
          </table:table-cell>
          <table:table-cell/>
          <table:table-cell table:style-name="ce63" table:number-columns-repeated="7"/>
          <table:table-cell table:style-name="ce14" table:number-columns-repeated="55"/>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416846726277" calcext:value-type="percentage">
            <text:p>4.2%</text:p>
          </table:table-cell>
          <table:table-cell table:style-name="ce63" office:value-type="percentage" office:value="0.044003011349381" calcext:value-type="percentage">
            <text:p>4.4%</text:p>
          </table:table-cell>
          <table:table-cell table:style-name="ce63" office:value-type="percentage" office:value="0.063499277979685" calcext:value-type="percentage">
            <text:p>6.3%</text:p>
          </table:table-cell>
          <table:table-cell table:style-name="ce63"/>
          <table:table-cell table:style-name="ce63" office:value-type="percentage" office:value="0.0378622580726213" calcext:value-type="percentage">
            <text:p>3.8%</text:p>
          </table:table-cell>
          <table:table-cell table:style-name="ce63" office:value-type="percentage" office:value="0.0396071799868094" calcext:value-type="percentage">
            <text:p>4.0%</text:p>
          </table:table-cell>
          <table:table-cell table:style-name="ce63" office:value-type="percentage" office:value="0.0590213565279358" calcext:value-type="percentage">
            <text:p>5.9%</text:p>
          </table:table-cell>
          <table:table-cell table:style-name="ce14" table:number-columns-repeated="55"/>
          <table:table-cell table:number-columns-repeated="960"/>
        </table:table-row>
        <table:table-row table:style-name="ro10">
          <table:table-cell/>
          <table:table-cell office:value-type="float" office:value="2" calcext:value-type="float">
            <text:p>2</text:p>
          </table:table-cell>
          <table:table-cell table:style-name="ce63" office:value-type="percentage" office:value="0.0357349951208994" calcext:value-type="percentage">
            <text:p>3.6%</text:p>
          </table:table-cell>
          <table:table-cell table:style-name="ce63" office:value-type="percentage" office:value="0.0367420331039734" calcext:value-type="percentage">
            <text:p>3.7%</text:p>
          </table:table-cell>
          <table:table-cell table:style-name="ce63" office:value-type="percentage" office:value="0.0451092460955722" calcext:value-type="percentage">
            <text:p>4.5%</text:p>
          </table:table-cell>
          <table:table-cell table:style-name="ce63"/>
          <table:table-cell table:style-name="ce63" office:value-type="percentage" office:value="0.0313739766895635" calcext:value-type="percentage">
            <text:p>3.1%</text:p>
          </table:table-cell>
          <table:table-cell table:style-name="ce63" office:value-type="percentage" office:value="0.0322396393125981" calcext:value-type="percentage">
            <text:p>3.2%</text:p>
          </table:table-cell>
          <table:table-cell table:style-name="ce63" office:value-type="percentage" office:value="0.0405705149255424" calcext:value-type="percentage">
            <text:p>4.1%</text:p>
          </table:table-cell>
          <table:table-cell table:style-name="ce14" table:number-columns-repeated="55"/>
          <table:table-cell table:number-columns-repeated="960"/>
        </table:table-row>
        <table:table-row table:style-name="ro10">
          <table:table-cell/>
          <table:table-cell office:value-type="float" office:value="3" calcext:value-type="float">
            <text:p>3</text:p>
          </table:table-cell>
          <table:table-cell table:style-name="ce63" office:value-type="percentage" office:value="0.0316605451234417" calcext:value-type="percentage">
            <text:p>3.2%</text:p>
          </table:table-cell>
          <table:table-cell table:style-name="ce63" office:value-type="percentage" office:value="0.0311525707058335" calcext:value-type="percentage">
            <text:p>3.1%</text:p>
          </table:table-cell>
          <table:table-cell table:style-name="ce63" office:value-type="percentage" office:value="0.0268792629981067" calcext:value-type="percentage">
            <text:p>2.7%</text:p>
          </table:table-cell>
          <table:table-cell table:style-name="ce63"/>
          <table:table-cell table:style-name="ce63" office:value-type="percentage" office:value="0.027180219367513" calcext:value-type="percentage">
            <text:p>2.7%</text:p>
          </table:table-cell>
          <table:table-cell table:style-name="ce63" office:value-type="percentage" office:value="0.026958390538822" calcext:value-type="percentage">
            <text:p>2.7%</text:p>
          </table:table-cell>
          <table:table-cell table:style-name="ce63" office:value-type="percentage" office:value="0.0227024643737941" calcext:value-type="percentage">
            <text:p>2.3%</text:p>
          </table:table-cell>
          <table:table-cell table:style-name="ce14" table:number-columns-repeated="55"/>
          <table:table-cell table:number-columns-repeated="960"/>
        </table:table-row>
        <table:table-row table:style-name="ro10">
          <table:table-cell/>
          <table:table-cell office:value-type="float" office:value="4" calcext:value-type="float">
            <text:p>4</text:p>
          </table:table-cell>
          <table:table-cell table:style-name="ce63" office:value-type="percentage" office:value="0.0259502311406217" calcext:value-type="percentage">
            <text:p>2.6%</text:p>
          </table:table-cell>
          <table:table-cell table:style-name="ce63" office:value-type="percentage" office:value="0.0241277418709871" calcext:value-type="percentage">
            <text:p>2.4%</text:p>
          </table:table-cell>
          <table:table-cell table:style-name="ce63" office:value-type="percentage" office:value="0.00900714550748249" calcext:value-type="percentage">
            <text:p>0.9%</text:p>
          </table:table-cell>
          <table:table-cell table:style-name="ce63"/>
          <table:table-cell table:style-name="ce63" office:value-type="percentage" office:value="0.0217772113237329" calcext:value-type="percentage">
            <text:p>2.2%</text:p>
          </table:table-cell>
          <table:table-cell table:style-name="ce63" office:value-type="percentage" office:value="0.0214698583339332" calcext:value-type="percentage">
            <text:p>2.1%</text:p>
          </table:table-cell>
          <table:table-cell table:style-name="ce63" office:value-type="percentage" office:value="0.00638850393459256" calcext:value-type="percentage">
            <text:p>0.6%</text:p>
          </table:table-cell>
          <table:table-cell table:style-name="ce14" table:number-columns-repeated="55"/>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73583961212451" calcext:value-type="percentage">
            <text:p>1.7%</text:p>
          </table:table-cell>
          <table:table-cell table:style-name="ce63" office:value-type="percentage" office:value="0.0148067616637051" calcext:value-type="percentage">
            <text:p>1.5%</text:p>
          </table:table-cell>
          <table:table-cell table:style-name="ce63" office:value-type="percentage" office:value="-0.00636048424338831" calcext:value-type="percentage">
            <text:p>-0.6%</text:p>
          </table:table-cell>
          <table:table-cell table:style-name="ce63"/>
          <table:table-cell table:style-name="ce63" office:value-type="percentage" office:value="0.0147180808346068" calcext:value-type="percentage">
            <text:p>1.5%</text:p>
          </table:table-cell>
          <table:table-cell table:style-name="ce63" office:value-type="percentage" office:value="0.0132793680507373" calcext:value-type="percentage">
            <text:p>1.3%</text:p>
          </table:table-cell>
          <table:table-cell table:style-name="ce63" office:value-type="percentage" office:value="-0.00785601886859266" calcext:value-type="percentage">
            <text:p>-0.8%</text:p>
          </table:table-cell>
          <table:table-cell table:style-name="ce14" table:number-columns-repeated="55"/>
          <table:table-cell table:number-columns-repeated="960"/>
        </table:table-row>
        <table:table-row table:style-name="ro13">
          <table:table-cell table:style-name="ce16" office:value-type="string" calcext:value-type="string">
            <text:p>1 Annualised results are based on quarterly non-seasonally adjusted values. These are available in Table E</text:p>
          </table:table-cell>
          <table:table-cell table:number-columns-repeated="1023"/>
        </table:table-row>
        <table:table-row table:style-name="ro2">
          <table:table-cell table:style-name="ce16" office:value-type="string" calcext:value-type="string">
            <text:p>2 Includes a population share of overseas public administration &amp; defence (PAD) and offshore oil and gas extraction</text:p>
          </table:table-cell>
          <table:table-cell table:number-columns-repeated="8"/>
          <table:table-cell table:style-name="ce14" table:number-columns-repeated="55"/>
          <table:table-cell table:number-columns-repeated="960"/>
        </table:table-row>
        <table:table-row table:style-name="ro2">
          <table:table-cell table:style-name="ce16" office:value-type="string" calcext:value-type="string">
            <text:p>3 Includes a pop share of overseas PAD, and a geographical share of offshore oil and gas extraction</text:p>
          </table:table-cell>
          <table:table-cell table:number-columns-repeated="1023"/>
        </table:table-row>
        <table:table-row table:style-name="ro2">
          <table:table-cell table:style-name="ce16" office:value-type="string" calcext:value-type="string">
            <text:p>4 Extra-regio apportionment methodology is consistent with Government Expenditure &amp; Revenue Scotland (GERS)</text:p>
          </table:table-cell>
          <table:table-cell table:number-columns-repeated="1023"/>
        </table:table-row>
        <table:table-row table:style-name="ro28">
          <table:table-cell table:style-name="ce147" office:value-type="string" calcext:value-type="string" table:number-columns-spanned="9" table:number-rows-spanned="1">
            <text:p>5 Mid-year population estimates are used to represent the population in Q2 and for each year as a whole. Population estimates for Q1, Q3 &amp; Q4 </text:p>
            <text:p>    are interpolated, consistent with UK National Accounts. This method means that annual GDP per capita does not equal the sum of the four</text:p>
            <text:p>    quarters in the year.</text:p>
          </table:table-cell>
          <table:covered-table-cell table:number-columns-repeated="8" table:style-name="ce147"/>
          <table:table-cell table:number-columns-repeated="1015"/>
        </table:table-row>
        <table:table-row table:style-name="ro20" table:number-rows-repeated="1048433">
          <table:table-cell table:number-columns-repeated="1024"/>
        </table:table-row>
        <table:table-row table:style-name="ro20">
          <table:table-cell table:number-columns-repeated="1024"/>
        </table:table-row>
        <table:named-expressions>
          <table:named-range table:name="_xlnm.Print_Area" table:base-cell-address="$'Table B'.$A$1" table:cell-range-address="$'Table B'.$A$1:.$I$142" table:range-usable-as="print-range"/>
          <table:named-range table:name="_xlnm.Print_Titles" table:base-cell-address="$'Table B'.$A$1" table:cell-range-address="$'Table B'.$A$1:.$AMJ$6" table:range-usable-as="repeat-column repeat-row"/>
        </table:named-expressions>
      </table:table>
      <table:table table:name="CSV gdp_north_sea" table:style-name="ta1">
        <table:table-column table:style-name="co4" table:default-cell-style-name="Default"/>
        <table:table-column table:style-name="co4" table:default-cell-style-name="ce7"/>
        <table:table-row table:style-name="ro2">
          <table:table-cell/>
          <table:table-cell table:style-name="Default" office:value-type="string" calcext:value-type="string">
            <text:p>North Sea % of onshore GDP</text:p>
          </table:table-cell>
        </table:table-row>
        <table:table-row table:style-name="ro2">
          <table:table-cell table:formula="of:=['Table B'.A7]" office:value-type="float" office:value="1998" calcext:value-type="float">
            <text:p>1998</text:p>
          </table:table-cell>
          <table:table-cell table:formula="of:=['Table B'.O7]" office:value-type="percentage" office:value="0.0923910655051115" calcext:value-type="percentage">
            <text:p>9.24%</text:p>
          </table:table-cell>
        </table:table-row>
        <table:table-row table:style-name="ro2">
          <table:table-cell table:formula="of:=['Table B'.A8]" office:value-type="float" office:value="1999" calcext:value-type="float">
            <text:p>1999</text:p>
          </table:table-cell>
          <table:table-cell table:formula="of:=['Table B'.O8]" office:value-type="percentage" office:value="0.112485752869915" calcext:value-type="percentage">
            <text:p>11.25%</text:p>
          </table:table-cell>
        </table:table-row>
        <table:table-row table:style-name="ro2">
          <table:table-cell table:formula="of:=['Table B'.A9]" office:value-type="float" office:value="2000" calcext:value-type="float">
            <text:p>2000</text:p>
          </table:table-cell>
          <table:table-cell table:formula="of:=['Table B'.O9]" office:value-type="percentage" office:value="0.183215562137869" calcext:value-type="percentage">
            <text:p>18.32%</text:p>
          </table:table-cell>
        </table:table-row>
        <table:table-row table:style-name="ro2">
          <table:table-cell table:formula="of:=['Table B'.A10]" office:value-type="float" office:value="2001" calcext:value-type="float">
            <text:p>2001</text:p>
          </table:table-cell>
          <table:table-cell table:formula="of:=['Table B'.O10]" office:value-type="percentage" office:value="0.165855626762779" calcext:value-type="percentage">
            <text:p>16.59%</text:p>
          </table:table-cell>
        </table:table-row>
        <table:table-row table:style-name="ro2">
          <table:table-cell table:formula="of:=['Table B'.A11]" office:value-type="float" office:value="2002" calcext:value-type="float">
            <text:p>2002</text:p>
          </table:table-cell>
          <table:table-cell table:formula="of:=['Table B'.O11]" office:value-type="percentage" office:value="0.141967293265053" calcext:value-type="percentage">
            <text:p>14.20%</text:p>
          </table:table-cell>
        </table:table-row>
        <table:table-row table:style-name="ro2">
          <table:table-cell table:formula="of:=['Table B'.A12]" office:value-type="float" office:value="2003" calcext:value-type="float">
            <text:p>2003</text:p>
          </table:table-cell>
          <table:table-cell table:formula="of:=['Table B'.O12]" office:value-type="percentage" office:value="0.134098504013017" calcext:value-type="percentage">
            <text:p>13.41%</text:p>
          </table:table-cell>
        </table:table-row>
        <table:table-row table:style-name="ro2">
          <table:table-cell table:formula="of:=['Table B'.A13]" office:value-type="float" office:value="2004" calcext:value-type="float">
            <text:p>2004</text:p>
          </table:table-cell>
          <table:table-cell table:formula="of:=['Table B'.O13]" office:value-type="percentage" office:value="0.14007984276581" calcext:value-type="percentage">
            <text:p>14.01%</text:p>
          </table:table-cell>
        </table:table-row>
        <table:table-row table:style-name="ro2">
          <table:table-cell table:formula="of:=['Table B'.A14]" office:value-type="float" office:value="2005" calcext:value-type="float">
            <text:p>2005</text:p>
          </table:table-cell>
          <table:table-cell table:formula="of:=['Table B'.O14]" office:value-type="percentage" office:value="0.159870522786827" calcext:value-type="percentage">
            <text:p>15.99%</text:p>
          </table:table-cell>
        </table:table-row>
        <table:table-row table:style-name="ro2">
          <table:table-cell table:formula="of:=['Table B'.A15]" office:value-type="float" office:value="2006" calcext:value-type="float">
            <text:p>2006</text:p>
          </table:table-cell>
          <table:table-cell table:formula="of:=['Table B'.O15]" office:value-type="percentage" office:value="0.154090977083526" calcext:value-type="percentage">
            <text:p>15.41%</text:p>
          </table:table-cell>
        </table:table-row>
        <table:table-row table:style-name="ro2">
          <table:table-cell table:formula="of:=['Table B'.A16]" office:value-type="float" office:value="2007" calcext:value-type="float">
            <text:p>2007</text:p>
          </table:table-cell>
          <table:table-cell table:formula="of:=['Table B'.O16]" office:value-type="percentage" office:value="0.151912251143148" calcext:value-type="percentage">
            <text:p>15.19%</text:p>
          </table:table-cell>
        </table:table-row>
        <table:table-row table:style-name="ro2">
          <table:table-cell table:formula="of:=['Table B'.A17]" office:value-type="float" office:value="2008" calcext:value-type="float">
            <text:p>2008</text:p>
          </table:table-cell>
          <table:table-cell table:formula="of:=['Table B'.O17]" office:value-type="percentage" office:value="0.177725759786707" calcext:value-type="percentage">
            <text:p>17.77%</text:p>
          </table:table-cell>
        </table:table-row>
        <table:table-row table:style-name="ro2">
          <table:table-cell table:formula="of:=['Table B'.A18]" office:value-type="float" office:value="2009" calcext:value-type="float">
            <text:p>2009</text:p>
          </table:table-cell>
          <table:table-cell table:formula="of:=['Table B'.O18]" office:value-type="percentage" office:value="0.11495609215433" calcext:value-type="percentage">
            <text:p>11.50%</text:p>
          </table:table-cell>
        </table:table-row>
        <table:table-row table:style-name="ro2">
          <table:table-cell table:formula="of:=['Table B'.A19]" office:value-type="float" office:value="2010" calcext:value-type="float">
            <text:p>2010</text:p>
          </table:table-cell>
          <table:table-cell table:formula="of:=['Table B'.O19]" office:value-type="percentage" office:value="0.152123326688724" calcext:value-type="percentage">
            <text:p>15.21%</text:p>
          </table:table-cell>
        </table:table-row>
        <table:table-row table:style-name="ro2">
          <table:table-cell table:formula="of:=['Table B'.A20]" office:value-type="float" office:value="2011" calcext:value-type="float">
            <text:p>2011</text:p>
          </table:table-cell>
          <table:table-cell table:formula="of:=['Table B'.O20]" office:value-type="percentage" office:value="0.162423326935817" calcext:value-type="percentage">
            <text:p>16.24%</text:p>
          </table:table-cell>
        </table:table-row>
        <table:table-row table:style-name="ro2">
          <table:table-cell table:formula="of:=['Table B'.A21]" office:value-type="float" office:value="2012" calcext:value-type="float">
            <text:p>2012</text:p>
          </table:table-cell>
          <table:table-cell table:formula="of:=['Table B'.O21]" office:value-type="percentage" office:value="0.136741301500636" calcext:value-type="percentage">
            <text:p>13.67%</text:p>
          </table:table-cell>
        </table:table-row>
        <table:table-row table:style-name="ro2">
          <table:table-cell table:formula="of:=['Table B'.A22]" office:value-type="float" office:value="2013" calcext:value-type="float">
            <text:p>2013</text:p>
          </table:table-cell>
          <table:table-cell table:formula="of:=['Table B'.O22]" office:value-type="percentage" office:value="0.122965094742635" calcext:value-type="percentage">
            <text:p>12.30%</text:p>
          </table:table-cell>
        </table:table-row>
        <table:table-row table:style-name="ro2">
          <table:table-cell table:formula="of:=['Table B'.A23]" office:value-type="float" office:value="2014" calcext:value-type="float">
            <text:p>2014</text:p>
          </table:table-cell>
          <table:table-cell table:formula="of:=['Table B'.O23]" office:value-type="percentage" office:value="0.0893424537938457" calcext:value-type="percentage">
            <text:p>8.93%</text:p>
          </table:table-cell>
        </table:table-row>
        <table:table-row table:style-name="ro2">
          <table:table-cell table:formula="of:=['Table B'.A24]" office:value-type="float" office:value="2015" calcext:value-type="float">
            <text:p>2015</text:p>
          </table:table-cell>
          <table:table-cell table:formula="of:=['Table B'.O24]" office:value-type="percentage" office:value="0.051147692615532" calcext:value-type="percentage">
            <text:p>5.11%</text:p>
          </table:table-cell>
        </table:table-row>
        <table:table-row table:style-name="ro2">
          <table:table-cell table:formula="of:=['Table B'.A25]" office:value-type="float" office:value="2016" calcext:value-type="float">
            <text:p>2016</text:p>
          </table:table-cell>
          <table:table-cell table:formula="of:=['Table B'.O25]" office:value-type="percentage" office:value="0.0444111312076183" calcext:value-type="percentage">
            <text:p>4.44%</text:p>
          </table:table-cell>
        </table:table-row>
        <table:table-row table:style-name="ro2">
          <table:table-cell table:formula="of:=['Table B'.A26]" office:value-type="float" office:value="2017" calcext:value-type="float">
            <text:p>2017</text:p>
          </table:table-cell>
          <table:table-cell table:formula="of:=['Table B'.O26]" office:value-type="percentage" office:value="0.0445275802509209" calcext:value-type="percentage">
            <text:p>4.45%</text:p>
          </table:table-cell>
        </table:table-row>
        <table:table-row table:style-name="ro2">
          <table:table-cell table:formula="of:=['Table B'.A27]" office:value-type="float" office:value="2018" calcext:value-type="float">
            <text:p>2018</text:p>
          </table:table-cell>
          <table:table-cell table:formula="of:=['Table B'.O27]" office:value-type="percentage" office:value="0.0709962931366623" calcext:value-type="percentage">
            <text:p>7.10%</text:p>
          </table:table-cell>
        </table:table-row>
        <table:table-row table:style-name="ro2">
          <table:table-cell table:formula="of:=['Table B'.A28]" office:value-type="float" office:value="2019" calcext:value-type="float">
            <text:p>2019</text:p>
          </table:table-cell>
          <table:table-cell table:formula="of:=['Table B'.O28]" office:value-type="percentage" office:value="0.0533092929717427" calcext:value-type="percentage">
            <text:p>5.33%</text:p>
          </table:table-cell>
        </table:table-row>
        <table:table-row table:style-name="ro2">
          <table:table-cell office:value-type="string" calcext:value-type="string">
            <text:p>-META-</text:p>
          </table:table-cell>
          <table:table-cell table:style-name="Default"/>
        </table:table-row>
        <table:table-row table:style-name="ro2">
          <table:table-cell office:value-type="string" calcext:value-type="string">
            <text:p>YAXISTITLE</text:p>
          </table:table-cell>
          <table:table-cell table:style-name="Default" office:value-type="string" calcext:value-type="string">
            <text:p>Scottish geog share of North Sea GDP as % of onshore GDP</text:p>
          </table:table-cell>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row>
      </table:table>
      <table:table table:name="CSV gdp_growth_north_sea" table:style-name="ta1">
        <table:table-column table:style-name="co4" table:default-cell-style-name="Default"/>
        <table:table-column table:style-name="co4" table:default-cell-style-name="ce7"/>
        <table:table-column table:style-name="co25" table:default-cell-style-name="ce7"/>
        <table:table-column table:style-name="co4" table:default-cell-style-name="ce7"/>
        <table:table-row table:style-name="ro29">
          <table:table-cell/>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row>
        <table:table-row table:style-name="ro2">
          <table:table-cell table:formula="of:=['CSV gdp_north_sea'.A3]" office:value-type="float" office:value="1999" calcext:value-type="float">
            <text:p>1999</text:p>
          </table:table-cell>
          <table:table-cell table:formula="of:=(['Table B'.K8]-['Table B'.K7])/['Table B'.K7]" office:value-type="percentage" office:value="0.0122143004511642" calcext:value-type="percentage">
            <text:p>1.22%</text:p>
          </table:table-cell>
          <table:table-cell table:formula="of:=(['Table B'.L8]-['Table B'.L7])/['Table B'.L7]" office:value-type="percentage" office:value="0.0308341249407978" calcext:value-type="percentage">
            <text:p>3.08%</text:p>
          </table:table-cell>
          <table:table-cell table:formula="of:=([$'UK GDP'.B60]-[$'UK GDP'.B59])/[$'UK GDP'.B59]" office:value-type="percentage" office:value="0.0342823311074297" calcext:value-type="percentage">
            <text:p>3.43%</text:p>
          </table:table-cell>
        </table:table-row>
        <table:table-row table:style-name="ro2">
          <table:table-cell table:formula="of:=['CSV gdp_north_sea'.A4]" office:value-type="float" office:value="2000" calcext:value-type="float">
            <text:p>2000</text:p>
          </table:table-cell>
          <table:table-cell table:formula="of:=(['Table B'.K9]-['Table B'.K8])/['Table B'.K8]" office:value-type="percentage" office:value="0.0339645331138714" calcext:value-type="percentage">
            <text:p>3.40%</text:p>
          </table:table-cell>
          <table:table-cell table:formula="of:=(['Table B'.L9]-['Table B'.L8])/['Table B'.L8]" office:value-type="percentage" office:value="0.099702106856557" calcext:value-type="percentage">
            <text:p>9.97%</text:p>
          </table:table-cell>
          <table:table-cell table:formula="of:=([$'UK GDP'.B61]-[$'UK GDP'.B60])/[$'UK GDP'.B60]" office:value-type="percentage" office:value="0.0343734347565238" calcext:value-type="percentage">
            <text:p>3.44%</text:p>
          </table:table-cell>
        </table:table-row>
        <table:table-row table:style-name="ro2">
          <table:table-cell table:formula="of:=['CSV gdp_north_sea'.A5]" office:value-type="float" office:value="2001" calcext:value-type="float">
            <text:p>2001</text:p>
          </table:table-cell>
          <table:table-cell table:formula="of:=(['Table B'.K10]-['Table B'.K9])/['Table B'.K9]" office:value-type="percentage" office:value="0.0218868186595248" calcext:value-type="percentage">
            <text:p>2.19%</text:p>
          </table:table-cell>
          <table:table-cell table:formula="of:=(['Table B'.L10]-['Table B'.L9])/['Table B'.L9]" office:value-type="percentage" office:value="0.00689387088208672" calcext:value-type="percentage">
            <text:p>0.69%</text:p>
          </table:table-cell>
          <table:table-cell table:formula="of:=([$'UK GDP'.B62]-[$'UK GDP'.B61])/[$'UK GDP'.B61]" office:value-type="percentage" office:value="0.0297430903653566" calcext:value-type="percentage">
            <text:p>2.97%</text:p>
          </table:table-cell>
        </table:table-row>
        <table:table-row table:style-name="ro2">
          <table:table-cell table:formula="of:=['CSV gdp_north_sea'.A6]" office:value-type="float" office:value="2002" calcext:value-type="float">
            <text:p>2002</text:p>
          </table:table-cell>
          <table:table-cell table:formula="of:=(['Table B'.K11]-['Table B'.K10])/['Table B'.K10]" office:value-type="percentage" office:value="0.0226283079530298" calcext:value-type="percentage">
            <text:p>2.26%</text:p>
          </table:table-cell>
          <table:table-cell table:formula="of:=(['Table B'.L11]-['Table B'.L10])/['Table B'.L10]" office:value-type="percentage" office:value="0.00167469628463777" calcext:value-type="percentage">
            <text:p>0.17%</text:p>
          </table:table-cell>
          <table:table-cell table:formula="of:=([$'UK GDP'.B63]-[$'UK GDP'.B62])/[$'UK GDP'.B62]" office:value-type="percentage" office:value="0.0232449080306229" calcext:value-type="percentage">
            <text:p>2.32%</text:p>
          </table:table-cell>
        </table:table-row>
        <table:table-row table:style-name="ro2">
          <table:table-cell table:formula="of:=['CSV gdp_north_sea'.A7]" office:value-type="float" office:value="2003" calcext:value-type="float">
            <text:p>2003</text:p>
          </table:table-cell>
          <table:table-cell table:formula="of:=(['Table B'.K12]-['Table B'.K11])/['Table B'.K11]" office:value-type="percentage" office:value="0.0331015625128577" calcext:value-type="percentage">
            <text:p>3.31%</text:p>
          </table:table-cell>
          <table:table-cell table:formula="of:=(['Table B'.L12]-['Table B'.L11])/['Table B'.L11]" office:value-type="percentage" office:value="0.0259829186433642" calcext:value-type="percentage">
            <text:p>2.60%</text:p>
          </table:table-cell>
          <table:table-cell table:formula="of:=([$'UK GDP'.B64]-[$'UK GDP'.B63])/[$'UK GDP'.B63]" office:value-type="percentage" office:value="0.0328632481330211" calcext:value-type="percentage">
            <text:p>3.29%</text:p>
          </table:table-cell>
        </table:table-row>
        <table:table-row table:style-name="ro2">
          <table:table-cell table:formula="of:=['CSV gdp_north_sea'.A8]" office:value-type="float" office:value="2004" calcext:value-type="float">
            <text:p>2004</text:p>
          </table:table-cell>
          <table:table-cell table:formula="of:=(['Table B'.K13]-['Table B'.K12])/['Table B'.K12]" office:value-type="percentage" office:value="0.0211565628601559" calcext:value-type="percentage">
            <text:p>2.12%</text:p>
          </table:table-cell>
          <table:table-cell table:formula="of:=(['Table B'.L13]-['Table B'.L12])/['Table B'.L12]" office:value-type="percentage" office:value="0.0265422355336425" calcext:value-type="percentage">
            <text:p>2.65%</text:p>
          </table:table-cell>
          <table:table-cell table:formula="of:=([$'UK GDP'.B65]-[$'UK GDP'.B64])/[$'UK GDP'.B64]" office:value-type="percentage" office:value="0.0237396014714861" calcext:value-type="percentage">
            <text:p>2.37%</text:p>
          </table:table-cell>
        </table:table-row>
        <table:table-row table:style-name="ro2">
          <table:table-cell table:formula="of:=['CSV gdp_north_sea'.A9]" office:value-type="float" office:value="2005" calcext:value-type="float">
            <text:p>2005</text:p>
          </table:table-cell>
          <table:table-cell table:formula="of:=(['Table B'.K14]-['Table B'.K13])/['Table B'.K13]" office:value-type="percentage" office:value="0.018244523571636" calcext:value-type="percentage">
            <text:p>1.82%</text:p>
          </table:table-cell>
          <table:table-cell table:formula="of:=(['Table B'.L14]-['Table B'.L13])/['Table B'.L13]" office:value-type="percentage" office:value="0.0359202606500767" calcext:value-type="percentage">
            <text:p>3.59%</text:p>
          </table:table-cell>
          <table:table-cell table:formula="of:=([$'UK GDP'.B66]-[$'UK GDP'.B65])/[$'UK GDP'.B65]" office:value-type="percentage" office:value="0.0317980001325364" calcext:value-type="percentage">
            <text:p>3.18%</text:p>
          </table:table-cell>
        </table:table-row>
        <table:table-row table:style-name="ro2">
          <table:table-cell table:formula="of:=['CSV gdp_north_sea'.A10]" office:value-type="float" office:value="2006" calcext:value-type="float">
            <text:p>2006</text:p>
          </table:table-cell>
          <table:table-cell table:formula="of:=(['Table B'.K15]-['Table B'.K14])/['Table B'.K14]" office:value-type="percentage" office:value="0.0306265602408275" calcext:value-type="percentage">
            <text:p>3.06%</text:p>
          </table:table-cell>
          <table:table-cell table:formula="of:=(['Table B'.L15]-['Table B'.L14])/['Table B'.L14]" office:value-type="percentage" office:value="0.025491027273203" calcext:value-type="percentage">
            <text:p>2.55%</text:p>
          </table:table-cell>
          <table:table-cell table:formula="of:=([$'UK GDP'.B67]-[$'UK GDP'.B66])/[$'UK GDP'.B66]" office:value-type="percentage" office:value="0.027882747690903" calcext:value-type="percentage">
            <text:p>2.79%</text:p>
          </table:table-cell>
        </table:table-row>
        <table:table-row table:style-name="ro2">
          <table:table-cell table:formula="of:=['CSV gdp_north_sea'.A11]" office:value-type="float" office:value="2007" calcext:value-type="float">
            <text:p>2007</text:p>
          </table:table-cell>
          <table:table-cell table:formula="of:=(['Table B'.K16]-['Table B'.K15])/['Table B'.K15]" office:value-type="percentage" office:value="0.00439640752459854" calcext:value-type="percentage">
            <text:p>0.44%</text:p>
          </table:table-cell>
          <table:table-cell table:formula="of:=(['Table B'.L16]-['Table B'.L15])/['Table B'.L15]" office:value-type="percentage" office:value="0.00250027927219185" calcext:value-type="percentage">
            <text:p>0.25%</text:p>
          </table:table-cell>
          <table:table-cell table:formula="of:=([$'UK GDP'.B68]-[$'UK GDP'.B67])/[$'UK GDP'.B67]" office:value-type="percentage" office:value="0.024306177109333" calcext:value-type="percentage">
            <text:p>2.43%</text:p>
          </table:table-cell>
        </table:table-row>
        <table:table-row table:style-name="ro2">
          <table:table-cell table:formula="of:=['CSV gdp_north_sea'.A12]" office:value-type="float" office:value="2008" calcext:value-type="float">
            <text:p>2008</text:p>
          </table:table-cell>
          <table:table-cell table:formula="of:=(['Table B'.K17]-['Table B'.K16])/['Table B'.K16]" office:value-type="percentage" office:value="0.00719192571229684" calcext:value-type="percentage">
            <text:p>0.72%</text:p>
          </table:table-cell>
          <table:table-cell table:formula="of:=(['Table B'.L17]-['Table B'.L16])/['Table B'.L16]" office:value-type="percentage" office:value="0.0297623580124096" calcext:value-type="percentage">
            <text:p>2.98%</text:p>
          </table:table-cell>
          <table:table-cell table:formula="of:=([$'UK GDP'.B69]-[$'UK GDP'.B68])/[$'UK GDP'.B68]" office:value-type="percentage" office:value="-0.00281099403673582" calcext:value-type="percentage">
            <text:p>-0.28%</text:p>
          </table:table-cell>
        </table:table-row>
        <table:table-row table:style-name="ro2">
          <table:table-cell table:formula="of:=['CSV gdp_north_sea'.A13]" office:value-type="float" office:value="2009" calcext:value-type="float">
            <text:p>2009</text:p>
          </table:table-cell>
          <table:table-cell table:formula="of:=(['Table B'.K18]-['Table B'.K17])/['Table B'.K17]" office:value-type="percentage" office:value="-0.0240560471882052" calcext:value-type="percentage">
            <text:p>-2.41%</text:p>
          </table:table-cell>
          <table:table-cell table:formula="of:=(['Table B'.L18]-['Table B'.L17])/['Table B'.L17]" office:value-type="percentage" office:value="-0.0760712782696068" calcext:value-type="percentage">
            <text:p>-7.61%</text:p>
          </table:table-cell>
          <table:table-cell table:formula="of:=([$'UK GDP'.B70]-[$'UK GDP'.B69])/[$'UK GDP'.B69]" office:value-type="percentage" office:value="-0.0424783111402096" calcext:value-type="percentage">
            <text:p>-4.25%</text:p>
          </table:table-cell>
        </table:table-row>
        <table:table-row table:style-name="ro2">
          <table:table-cell table:formula="of:=['CSV gdp_north_sea'.A14]" office:value-type="float" office:value="2010" calcext:value-type="float">
            <text:p>2010</text:p>
          </table:table-cell>
          <table:table-cell table:formula="of:=(['Table B'.K19]-['Table B'.K18])/['Table B'.K18]" office:value-type="percentage" office:value="0.00954266522705451" calcext:value-type="percentage">
            <text:p>0.95%</text:p>
          </table:table-cell>
          <table:table-cell table:formula="of:=(['Table B'.L19]-['Table B'.L18])/['Table B'.L18]" office:value-type="percentage" office:value="0.0431959267994194" calcext:value-type="percentage">
            <text:p>4.32%</text:p>
          </table:table-cell>
          <table:table-cell table:formula="of:=([$'UK GDP'.B71]-[$'UK GDP'.B70])/[$'UK GDP'.B70]" office:value-type="percentage" office:value="0.0194958352710412" calcext:value-type="percentage">
            <text:p>1.95%</text:p>
          </table:table-cell>
        </table:table-row>
        <table:table-row table:style-name="ro2">
          <table:table-cell table:formula="of:=['CSV gdp_north_sea'.A15]" office:value-type="float" office:value="2011" calcext:value-type="float">
            <text:p>2011</text:p>
          </table:table-cell>
          <table:table-cell table:formula="of:=(['Table B'.K20]-['Table B'.K19])/['Table B'.K19]" office:value-type="percentage" office:value="0.00737729632250201" calcext:value-type="percentage">
            <text:p>0.74%</text:p>
          </table:table-cell>
          <table:table-cell table:formula="of:=(['Table B'.L20]-['Table B'.L19])/['Table B'.L19]" office:value-type="percentage" office:value="0.0163832648335802" calcext:value-type="percentage">
            <text:p>1.64%</text:p>
          </table:table-cell>
          <table:table-cell table:formula="of:=([$'UK GDP'.B72]-[$'UK GDP'.B71])/[$'UK GDP'.B71]" office:value-type="percentage" office:value="0.0154020643350358" calcext:value-type="percentage">
            <text:p>1.54%</text:p>
          </table:table-cell>
        </table:table-row>
        <table:table-row table:style-name="ro2">
          <table:table-cell table:formula="of:=['CSV gdp_north_sea'.A16]" office:value-type="float" office:value="2012" calcext:value-type="float">
            <text:p>2012</text:p>
          </table:table-cell>
          <table:table-cell table:formula="of:=(['Table B'.K21]-['Table B'.K20])/['Table B'.K20]" office:value-type="percentage" office:value="0.00290626955619704" calcext:value-type="percentage">
            <text:p>0.29%</text:p>
          </table:table-cell>
          <table:table-cell table:formula="of:=(['Table B'.L21]-['Table B'.L20])/['Table B'.L20]" office:value-type="percentage" office:value="-0.0192514622502865" calcext:value-type="percentage">
            <text:p>-1.93%</text:p>
          </table:table-cell>
          <table:table-cell table:formula="of:=([$'UK GDP'.B73]-[$'UK GDP'.B72])/[$'UK GDP'.B72]" office:value-type="percentage" office:value="0.0147898118706574" calcext:value-type="percentage">
            <text:p>1.48%</text:p>
          </table:table-cell>
        </table:table-row>
        <table:table-row table:style-name="ro2">
          <table:table-cell table:formula="of:=['CSV gdp_north_sea'.A17]" office:value-type="float" office:value="2013" calcext:value-type="float">
            <text:p>2013</text:p>
          </table:table-cell>
          <table:table-cell table:formula="of:=(['Table B'.K22]-['Table B'.K21])/['Table B'.K21]" office:value-type="percentage" office:value="0.0203691638959333" calcext:value-type="percentage">
            <text:p>2.04%</text:p>
          </table:table-cell>
          <table:table-cell table:formula="of:=(['Table B'.L22]-['Table B'.L21])/['Table B'.L21]" office:value-type="percentage" office:value="0.00800327505846149" calcext:value-type="percentage">
            <text:p>0.80%</text:p>
          </table:table-cell>
          <table:table-cell table:formula="of:=([$'UK GDP'.B74]-[$'UK GDP'.B73])/[$'UK GDP'.B73]" office:value-type="percentage" office:value="0.0213954166219228" calcext:value-type="percentage">
            <text:p>2.14%</text:p>
          </table:table-cell>
        </table:table-row>
        <table:table-row table:style-name="ro2">
          <table:table-cell table:formula="of:=['CSV gdp_north_sea'.A18]" office:value-type="float" office:value="2014" calcext:value-type="float">
            <text:p>2014</text:p>
          </table:table-cell>
          <table:table-cell table:formula="of:=(['Table B'.K23]-['Table B'.K22])/['Table B'.K22]" office:value-type="percentage" office:value="0.0207874397990973" calcext:value-type="percentage">
            <text:p>2.08%</text:p>
          </table:table-cell>
          <table:table-cell table:formula="of:=(['Table B'.L23]-['Table B'.L22])/['Table B'.L22]" office:value-type="percentage" office:value="-0.00977590516512375" calcext:value-type="percentage">
            <text:p>-0.98%</text:p>
          </table:table-cell>
          <table:table-cell table:formula="of:=([$'UK GDP'.B75]-[$'UK GDP'.B74])/[$'UK GDP'.B74]" office:value-type="percentage" office:value="0.026075295493374" calcext:value-type="percentage">
            <text:p>2.61%</text:p>
          </table:table-cell>
        </table:table-row>
        <table:table-row table:style-name="ro2">
          <table:table-cell table:formula="of:=['CSV gdp_north_sea'.A19]" office:value-type="float" office:value="2015" calcext:value-type="float">
            <text:p>2015</text:p>
          </table:table-cell>
          <table:table-cell table:formula="of:=(['Table B'.K24]-['Table B'.K23])/['Table B'.K23]" office:value-type="percentage" office:value="0.00504793105354921" calcext:value-type="percentage">
            <text:p>0.50%</text:p>
          </table:table-cell>
          <table:table-cell table:formula="of:=(['Table B'.L24]-['Table B'.L23])/['Table B'.L23]" office:value-type="percentage" office:value="-0.030191277301598" calcext:value-type="percentage">
            <text:p>-3.02%</text:p>
          </table:table-cell>
          <table:table-cell table:formula="of:=([$'UK GDP'.B76]-[$'UK GDP'.B75])/[$'UK GDP'.B75]" office:value-type="percentage" office:value="0.0235531396344543" calcext:value-type="percentage">
            <text:p>2.36%</text:p>
          </table:table-cell>
        </table:table-row>
        <table:table-row table:style-name="ro2">
          <table:table-cell table:formula="of:=['CSV gdp_north_sea'.A20]" office:value-type="float" office:value="2016" calcext:value-type="float">
            <text:p>2016</text:p>
          </table:table-cell>
          <table:table-cell table:formula="of:=(['Table B'.K25]-['Table B'.K24])/['Table B'.K24]" office:value-type="percentage" office:value="0.00844921085018544" calcext:value-type="percentage">
            <text:p>0.84%</text:p>
          </table:table-cell>
          <table:table-cell table:formula="of:=(['Table B'.L25]-['Table B'.L24])/['Table B'.L24]" office:value-type="percentage" office:value="0.00198629409416749" calcext:value-type="percentage">
            <text:p>0.20%</text:p>
          </table:table-cell>
          <table:table-cell table:formula="of:=([$'UK GDP'.B77]-[$'UK GDP'.B76])/[$'UK GDP'.B76]" office:value-type="percentage" office:value="0.0191826019449211" calcext:value-type="percentage">
            <text:p>1.92%</text:p>
          </table:table-cell>
        </table:table-row>
        <table:table-row table:style-name="ro2">
          <table:table-cell table:formula="of:=['CSV gdp_north_sea'.A21]" office:value-type="float" office:value="2017" calcext:value-type="float">
            <text:p>2017</text:p>
          </table:table-cell>
          <table:table-cell table:formula="of:=(['Table B'.K26]-['Table B'.K25])/['Table B'.K25]" office:value-type="percentage" office:value="0.0113422327896813" calcext:value-type="percentage">
            <text:p>1.13%</text:p>
          </table:table-cell>
          <table:table-cell table:formula="of:=(['Table B'.L26]-['Table B'.L25])/['Table B'.L25]" office:value-type="percentage" office:value="0.0114549947393971" calcext:value-type="percentage">
            <text:p>1.15%</text:p>
          </table:table-cell>
          <table:table-cell table:formula="of:=([$'UK GDP'.B78]-[$'UK GDP'.B77])/[$'UK GDP'.B77]" office:value-type="percentage" office:value="0.0189207798833162" calcext:value-type="percentage">
            <text:p>1.89%</text:p>
          </table:table-cell>
        </table:table-row>
        <table:table-row table:style-name="ro2">
          <table:table-cell table:formula="of:=['CSV gdp_north_sea'.A22]" office:value-type="float" office:value="2018" calcext:value-type="float">
            <text:p>2018</text:p>
          </table:table-cell>
          <table:table-cell table:formula="of:=(['Table B'.K27]-['Table B'.K26])/['Table B'.K26]" office:value-type="percentage" office:value="0.0167892094313437" calcext:value-type="percentage">
            <text:p>1.68%</text:p>
          </table:table-cell>
          <table:table-cell table:formula="of:=(['Table B'.L27]-['Table B'.L26])/['Table B'.L26]" office:value-type="percentage" office:value="0.0425550218029931" calcext:value-type="percentage">
            <text:p>4.26%</text:p>
          </table:table-cell>
          <table:table-cell table:formula="of:=([$'UK GDP'.B79]-[$'UK GDP'.B78])/[$'UK GDP'.B78]" office:value-type="percentage" office:value="0.0134072123523411" calcext:value-type="percentage">
            <text:p>1.34%</text:p>
          </table:table-cell>
        </table:table-row>
        <table:table-row table:style-name="ro2">
          <table:table-cell table:formula="of:=['CSV gdp_north_sea'.A23]" office:value-type="float" office:value="2019" calcext:value-type="float">
            <text:p>2019</text:p>
          </table:table-cell>
          <table:table-cell table:formula="of:=(['Table B'.K28]-['Table B'.K27])/['Table B'.K27]" office:value-type="percentage" office:value="0.00745965934835754" calcext:value-type="percentage">
            <text:p>0.75%</text:p>
          </table:table-cell>
          <table:table-cell table:formula="of:=(['Table B'.L28]-['Table B'.L27])/['Table B'.L27]" office:value-type="percentage" office:value="-0.00917806318647721" calcext:value-type="percentage">
            <text:p>-0.92%</text:p>
          </table:table-cell>
          <table:table-cell table:formula="of:=([$'UK GDP'.B80]-[$'UK GDP'.B79])/[$'UK GDP'.B79]" office:value-type="percentage" office:value="0.0146265895460021" calcext:value-type="percentage">
            <text:p>1.46%</text:p>
          </table:table-cell>
        </table:table-row>
        <table:table-row table:style-name="ro2">
          <table:table-cell office:value-type="string" calcext:value-type="string">
            <text:p>-META-</text:p>
          </table:table-cell>
          <table:table-cell table:style-name="Default" table:number-columns-repeated="3"/>
        </table:table-row>
        <table:table-row table:style-name="ro2">
          <table:table-cell office:value-type="string" calcext:value-type="string">
            <text:p>YAXISTITLE</text:p>
          </table:table-cell>
          <table:table-cell table:style-name="Default" office:value-type="string" calcext:value-type="string">
            <text:p>Real GDP annual growth rate %</text:p>
          </table:table-cell>
          <table:table-cell table:style-name="Default" table:number-columns-repeated="2"/>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2"/>
        </table:table-row>
        <table:table-row table:style-name="ro2">
          <table:table-cell office:value-type="string" calcext:value-type="string">
            <text:p>LEGENDX</text:p>
          </table:table-cell>
          <table:table-cell table:style-name="Default" office:value-type="float" office:value="2000" calcext:value-type="float">
            <text:p>2000</text:p>
          </table:table-cell>
          <table:table-cell table:style-name="Default" table:number-columns-repeated="2"/>
        </table:table-row>
      </table:table>
      <table:table table:name="CSV gdp_quarterly_growth" table:style-name="ta1">
        <table:shapes>
          <draw:frame draw:z-index="0" draw:style-name="gr1" draw:text-style-name="P1" svg:width="6.2988in" svg:height="3.5429in" svg:x="6.6051in" svg:y="1.7937in">
            <draw:object draw:notify-on-update-of-ranges="'CSV gdp_quarterly_growth'.A2:'CSV gdp_quarterly_growth'.A19 'CSV gdp_quarterly_growth'.B1:'CSV gdp_quarterly_growth'.B1 'CSV gdp_quarterly_growth'.B2:'CSV gdp_quarterly_growth'.B19 'CSV gdp_quarterly_growth'.C1:'CSV gdp_quarterly_growth'.C1 'CSV gdp_quarterly_growth'.C2:'CSV gdp_quarterly_growth'.C19" xlink:href="./Object 1" xlink:type="simple" xlink:show="embed" xlink:actuate="onLoad">
              <loext:p/>
            </draw:object>
            <draw:image xlink:href="./ObjectReplacements/Object 1" xlink:type="simple" xlink:show="embed" xlink:actuate="onLoad"/>
          </draw:frame>
        </table:shapes>
        <table:table-column table:style-name="co4" table:default-cell-style-name="Default"/>
        <table:table-column table:style-name="co26" table:default-cell-style-name="ce75"/>
        <table:table-column table:style-name="co4" table:default-cell-style-name="ce7"/>
        <table:table-column table:style-name="co4" table:default-cell-style-name="Default"/>
        <table:table-column table:style-name="co4" table:default-cell-style-name="ce75"/>
        <table:table-row table:style-name="ro2">
          <table:table-cell/>
          <table:table-cell table:style-name="Default" office:value-type="string" calcext:value-type="string">
            <text:p>Scotland onshore</text:p>
          </table:table-cell>
          <table:table-cell table:style-name="Default" office:value-type="string" calcext:value-type="string">
            <text:p>UK</text:p>
          </table:table-cell>
          <table:table-cell/>
          <table:table-cell table:style-name="Default"/>
        </table:table-row>
        <table:table-row table:style-name="ro2">
          <table:table-cell table:formula="of:=COM.MICROSOFT.CONCAT(['Table A'.A89];COM.MICROSOFT.CONCAT(&quot;Q&quot;;['Table A'.B89]))" office:value-type="string" office:string-value="2013Q1" calcext:value-type="string">
            <text:p>2013Q1</text:p>
          </table:table-cell>
          <table:table-cell table:formula="of:=['Table A'.R89]" office:value-type="percentage" office:value="0.00138681266401925" calcext:value-type="percentage">
            <text:p>0.14%</text:p>
          </table:table-cell>
          <table:table-cell table:formula="of:=(['UK GDP'.B313]-['UK GDP'.B312])/['UK GDP'.B312]" office:value-type="percentage" office:value="0.00644578668045258" calcext:value-type="percentage">
            <text:p>0.64%</text:p>
          </table:table-cell>
          <table:table-cell/>
          <table:table-cell table:formula="of:=[.B2]-[.C2]" office:value-type="percentage" office:value="-0.00505897401643333" calcext:value-type="percentage">
            <text:p>-0.51%</text:p>
          </table:table-cell>
        </table:table-row>
        <table:table-row table:style-name="ro2">
          <table:table-cell table:formula="of:=COM.MICROSOFT.CONCAT(['Table A'.A90];COM.MICROSOFT.CONCAT(&quot;Q&quot;;['Table A'.B90]))" office:value-type="string" office:string-value="2013Q2" calcext:value-type="string">
            <text:p>2013Q2</text:p>
          </table:table-cell>
          <table:table-cell table:formula="of:=['Table A'.R90]" office:value-type="percentage" office:value="0.00768210758077242" calcext:value-type="percentage">
            <text:p>0.77%</text:p>
          </table:table-cell>
          <table:table-cell table:formula="of:=(['UK GDP'.B314]-['UK GDP'.B313])/['UK GDP'.B313]" office:value-type="percentage" office:value="0.00535984429793192" calcext:value-type="percentage">
            <text:p>0.54%</text:p>
          </table:table-cell>
          <table:table-cell/>
          <table:table-cell table:formula="of:=[.B3]-[.C3]" office:value-type="percentage" office:value="0.0023222632828405" calcext:value-type="percentage">
            <text:p>0.23%</text:p>
          </table:table-cell>
        </table:table-row>
        <table:table-row table:style-name="ro2">
          <table:table-cell table:formula="of:=COM.MICROSOFT.CONCAT(['Table A'.A91];COM.MICROSOFT.CONCAT(&quot;Q&quot;;['Table A'.B91]))" office:value-type="string" office:string-value="2013Q3" calcext:value-type="string">
            <text:p>2013Q3</text:p>
          </table:table-cell>
          <table:table-cell table:formula="of:=['Table A'.R91]" office:value-type="percentage" office:value="0.00448779907481238" calcext:value-type="percentage">
            <text:p>0.45%</text:p>
          </table:table-cell>
          <table:table-cell table:formula="of:=(['UK GDP'.B315]-['UK GDP'.B314])/['UK GDP'.B314]" office:value-type="percentage" office:value="0.00945745224385438" calcext:value-type="percentage">
            <text:p>0.95%</text:p>
          </table:table-cell>
          <table:table-cell/>
          <table:table-cell table:formula="of:=[.B4]-[.C4]" office:value-type="percentage" office:value="-0.00496965316904201" calcext:value-type="percentage">
            <text:p>-0.50%</text:p>
          </table:table-cell>
        </table:table-row>
        <table:table-row table:style-name="ro2">
          <table:table-cell table:formula="of:=COM.MICROSOFT.CONCAT(['Table A'.A92];COM.MICROSOFT.CONCAT(&quot;Q&quot;;['Table A'.B92]))" office:value-type="string" office:string-value="2013Q4" calcext:value-type="string">
            <text:p>2013Q4</text:p>
          </table:table-cell>
          <table:table-cell table:formula="of:=['Table A'.R92]" office:value-type="percentage" office:value="0.00454455018923108" calcext:value-type="percentage">
            <text:p>0.45%</text:p>
          </table:table-cell>
          <table:table-cell table:formula="of:=(['UK GDP'.B316]-['UK GDP'.B315])/['UK GDP'.B315]" office:value-type="percentage" office:value="0.00530908438582479" calcext:value-type="percentage">
            <text:p>0.53%</text:p>
          </table:table-cell>
          <table:table-cell/>
          <table:table-cell table:formula="of:=[.B5]-[.C5]" office:value-type="percentage" office:value="-0.000764534196593704" calcext:value-type="percentage">
            <text:p>-0.08%</text:p>
          </table:table-cell>
        </table:table-row>
        <table:table-row table:style-name="ro2">
          <table:table-cell table:formula="of:=COM.MICROSOFT.CONCAT(['Table A'.A93];COM.MICROSOFT.CONCAT(&quot;Q&quot;;['Table A'.B93]))" office:value-type="string" office:string-value="2014Q1" calcext:value-type="string">
            <text:p>2014Q1</text:p>
          </table:table-cell>
          <table:table-cell table:formula="of:=['Table A'.R93]" office:value-type="percentage" office:value="0.00418108488469035" calcext:value-type="percentage">
            <text:p>0.42%</text:p>
          </table:table-cell>
          <table:table-cell table:formula="of:=(['UK GDP'.B317]-['UK GDP'.B316])/['UK GDP'.B316]" office:value-type="percentage" office:value="0.00658962484598717" calcext:value-type="percentage">
            <text:p>0.66%</text:p>
          </table:table-cell>
          <table:table-cell/>
          <table:table-cell table:formula="of:=[.B6]-[.C6]" office:value-type="percentage" office:value="-0.00240853996129682" calcext:value-type="percentage">
            <text:p>-0.24%</text:p>
          </table:table-cell>
        </table:table-row>
        <table:table-row table:style-name="ro2">
          <table:table-cell table:formula="of:=COM.MICROSOFT.CONCAT(['Table A'.A94];COM.MICROSOFT.CONCAT(&quot;Q&quot;;['Table A'.B94]))" office:value-type="string" office:string-value="2014Q2" calcext:value-type="string">
            <text:p>2014Q2</text:p>
          </table:table-cell>
          <table:table-cell table:formula="of:=['Table A'.R94]" office:value-type="percentage" office:value="0.00656844331910847" calcext:value-type="percentage">
            <text:p>0.66%</text:p>
          </table:table-cell>
          <table:table-cell table:formula="of:=(['UK GDP'.B318]-['UK GDP'.B317])/['UK GDP'.B317]" office:value-type="percentage" office:value="0.00655703800000844" calcext:value-type="percentage">
            <text:p>0.66%</text:p>
          </table:table-cell>
          <table:table-cell/>
          <table:table-cell table:formula="of:=[.B7]-[.C7]" office:value-type="percentage" office:value="0.000011405319100025" calcext:value-type="percentage">
            <text:p>0.00%</text:p>
          </table:table-cell>
        </table:table-row>
        <table:table-row table:style-name="ro2">
          <table:table-cell table:formula="of:=COM.MICROSOFT.CONCAT(['Table A'.A95];COM.MICROSOFT.CONCAT(&quot;Q&quot;;['Table A'.B95]))" office:value-type="string" office:string-value="2014Q3" calcext:value-type="string">
            <text:p>2014Q3</text:p>
          </table:table-cell>
          <table:table-cell table:formula="of:=['Table A'.R95]" office:value-type="percentage" office:value="0.00757717403858982" calcext:value-type="percentage">
            <text:p>0.76%</text:p>
          </table:table-cell>
          <table:table-cell table:formula="of:=(['UK GDP'.B319]-['UK GDP'.B318])/['UK GDP'.B318]" office:value-type="percentage" office:value="0.00575952565158958" calcext:value-type="percentage">
            <text:p>0.58%</text:p>
          </table:table-cell>
          <table:table-cell/>
          <table:table-cell table:formula="of:=[.B8]-[.C8]" office:value-type="percentage" office:value="0.00181764838700024" calcext:value-type="percentage">
            <text:p>0.18%</text:p>
          </table:table-cell>
        </table:table-row>
        <table:table-row table:style-name="ro2">
          <table:table-cell table:formula="of:=COM.MICROSOFT.CONCAT(['Table A'.A96];COM.MICROSOFT.CONCAT(&quot;Q&quot;;['Table A'.B96]))" office:value-type="string" office:string-value="2014Q4" calcext:value-type="string">
            <text:p>2014Q4</text:p>
          </table:table-cell>
          <table:table-cell table:formula="of:=['Table A'.R96]" office:value-type="percentage" office:value="0.00066155948821839" calcext:value-type="percentage">
            <text:p>0.07%</text:p>
          </table:table-cell>
          <table:table-cell table:formula="of:=(['UK GDP'.B320]-['UK GDP'.B319])/['UK GDP'.B319]" office:value-type="percentage" office:value="0.00559312564624262" calcext:value-type="percentage">
            <text:p>0.56%</text:p>
          </table:table-cell>
          <table:table-cell/>
          <table:table-cell table:formula="of:=[.B9]-[.C9]" office:value-type="percentage" office:value="-0.00493156615802423" calcext:value-type="percentage">
            <text:p>-0.49%</text:p>
          </table:table-cell>
        </table:table-row>
        <table:table-row table:style-name="ro2">
          <table:table-cell table:formula="of:=COM.MICROSOFT.CONCAT(['Table A'.A97];COM.MICROSOFT.CONCAT(&quot;Q&quot;;['Table A'.B97]))" office:value-type="string" office:string-value="2015Q1" calcext:value-type="string">
            <text:p>2015Q1</text:p>
          </table:table-cell>
          <table:table-cell table:formula="of:=['Table A'.R97]" office:value-type="percentage" office:value="0.00183616757956442" calcext:value-type="percentage">
            <text:p>0.18%</text:p>
          </table:table-cell>
          <table:table-cell table:formula="of:=(['UK GDP'.B321]-['UK GDP'.B320])/['UK GDP'.B320]" office:value-type="percentage" office:value="0.00526764224810782" calcext:value-type="percentage">
            <text:p>0.53%</text:p>
          </table:table-cell>
          <table:table-cell/>
          <table:table-cell table:formula="of:=[.B10]-[.C10]" office:value-type="percentage" office:value="-0.00343147466854339" calcext:value-type="percentage">
            <text:p>-0.34%</text:p>
          </table:table-cell>
        </table:table-row>
        <table:table-row table:style-name="ro2">
          <table:table-cell table:formula="of:=COM.MICROSOFT.CONCAT(['Table A'.A98];COM.MICROSOFT.CONCAT(&quot;Q&quot;;['Table A'.B98]))" office:value-type="string" office:string-value="2015Q2" calcext:value-type="string">
            <text:p>2015Q2</text:p>
          </table:table-cell>
          <table:table-cell table:formula="of:=['Table A'.R98]" office:value-type="percentage" office:value="-0.00339017545574267" calcext:value-type="percentage">
            <text:p>-0.34%</text:p>
          </table:table-cell>
          <table:table-cell table:formula="of:=(['UK GDP'.B322]-['UK GDP'.B321])/['UK GDP'.B321]" office:value-type="percentage" office:value="0.00713107316670791" calcext:value-type="percentage">
            <text:p>0.71%</text:p>
          </table:table-cell>
          <table:table-cell/>
          <table:table-cell table:formula="of:=[.B11]-[.C11]" office:value-type="percentage" office:value="-0.0105212486224506" calcext:value-type="percentage">
            <text:p>-1.05%</text:p>
          </table:table-cell>
        </table:table-row>
        <table:table-row table:style-name="ro2">
          <table:table-cell table:formula="of:=COM.MICROSOFT.CONCAT(['Table A'.A99];COM.MICROSOFT.CONCAT(&quot;Q&quot;;['Table A'.B99]))" office:value-type="string" office:string-value="2015Q3" calcext:value-type="string">
            <text:p>2015Q3</text:p>
          </table:table-cell>
          <table:table-cell table:formula="of:=['Table A'.R99]" office:value-type="percentage" office:value="-0.00219611201338103" calcext:value-type="percentage">
            <text:p>-0.22%</text:p>
          </table:table-cell>
          <table:table-cell table:formula="of:=(['UK GDP'.B323]-['UK GDP'.B322])/['UK GDP'.B322]" office:value-type="percentage" office:value="0.00429994799110525" calcext:value-type="percentage">
            <text:p>0.43%</text:p>
          </table:table-cell>
          <table:table-cell/>
          <table:table-cell table:formula="of:=[.B12]-[.C12]" office:value-type="percentage" office:value="-0.00649606000448628" calcext:value-type="percentage">
            <text:p>-0.65%</text:p>
          </table:table-cell>
        </table:table-row>
        <table:table-row table:style-name="ro2">
          <table:table-cell table:formula="of:=COM.MICROSOFT.CONCAT(['Table A'.A100];COM.MICROSOFT.CONCAT(&quot;Q&quot;;['Table A'.B100]))" office:value-type="string" office:string-value="2015Q4" calcext:value-type="string">
            <text:p>2015Q4</text:p>
          </table:table-cell>
          <table:table-cell table:formula="of:=['Table A'.R100]" office:value-type="percentage" office:value="0.00383141699352561" calcext:value-type="percentage">
            <text:p>0.38%</text:p>
          </table:table-cell>
          <table:table-cell table:formula="of:=(['UK GDP'.B324]-['UK GDP'.B323])/['UK GDP'.B323]" office:value-type="percentage" office:value="0.00747434135679888" calcext:value-type="percentage">
            <text:p>0.75%</text:p>
          </table:table-cell>
          <table:table-cell/>
          <table:table-cell table:formula="of:=[.B13]-[.C13]" office:value-type="percentage" office:value="-0.00364292436327327" calcext:value-type="percentage">
            <text:p>-0.36%</text:p>
          </table:table-cell>
        </table:table-row>
        <table:table-row table:style-name="ro2">
          <table:table-cell table:formula="of:=COM.MICROSOFT.CONCAT(['Table A'.A101];COM.MICROSOFT.CONCAT(&quot;Q&quot;;['Table A'.B101]))" office:value-type="string" office:string-value="2016Q1" calcext:value-type="string">
            <text:p>2016Q1</text:p>
          </table:table-cell>
          <table:table-cell table:formula="of:=['Table A'.R101]" office:value-type="percentage" office:value="0.00103822704738957" calcext:value-type="percentage">
            <text:p>0.10%</text:p>
          </table:table-cell>
          <table:table-cell table:formula="of:=(['UK GDP'.B325]-['UK GDP'.B324])/['UK GDP'.B324]" office:value-type="percentage" office:value="0.00166348270949359" calcext:value-type="percentage">
            <text:p>0.17%</text:p>
          </table:table-cell>
          <table:table-cell/>
          <table:table-cell table:formula="of:=[.B14]-[.C14]" office:value-type="percentage" office:value="-0.000625255662104021" calcext:value-type="percentage">
            <text:p>-0.06%</text:p>
          </table:table-cell>
        </table:table-row>
        <table:table-row table:style-name="ro2">
          <table:table-cell table:formula="of:=COM.MICROSOFT.CONCAT(['Table A'.A102];COM.MICROSOFT.CONCAT(&quot;Q&quot;;['Table A'.B102]))" office:value-type="string" office:string-value="2016Q2" calcext:value-type="string">
            <text:p>2016Q2</text:p>
          </table:table-cell>
          <table:table-cell table:formula="of:=['Table A'.R102]" office:value-type="percentage" office:value="0.00516803675293773" calcext:value-type="percentage">
            <text:p>0.52%</text:p>
          </table:table-cell>
          <table:table-cell table:formula="of:=(['UK GDP'.B326]-['UK GDP'.B325])/['UK GDP'.B325]" office:value-type="percentage" office:value="0.00530743525817935" calcext:value-type="percentage">
            <text:p>0.53%</text:p>
          </table:table-cell>
          <table:table-cell/>
          <table:table-cell table:formula="of:=[.B15]-[.C15]" office:value-type="percentage" office:value="-0.000139398505241615" calcext:value-type="percentage">
            <text:p>-0.01%</text:p>
          </table:table-cell>
        </table:table-row>
        <table:table-row table:style-name="ro2">
          <table:table-cell table:formula="of:=COM.MICROSOFT.CONCAT(['Table A'.A103];COM.MICROSOFT.CONCAT(&quot;Q&quot;;['Table A'.B103]))" office:value-type="string" office:string-value="2016Q3" calcext:value-type="string">
            <text:p>2016Q3</text:p>
          </table:table-cell>
          <table:table-cell table:formula="of:=['Table A'.R103]" office:value-type="percentage" office:value="0.00550039484469845" calcext:value-type="percentage">
            <text:p>0.55%</text:p>
          </table:table-cell>
          <table:table-cell table:formula="of:=(['UK GDP'.B327]-['UK GDP'.B326])/['UK GDP'.B326]" office:value-type="percentage" office:value="0.00450770006812797" calcext:value-type="percentage">
            <text:p>0.45%</text:p>
          </table:table-cell>
          <table:table-cell/>
          <table:table-cell table:formula="of:=[.B16]-[.C16]" office:value-type="percentage" office:value="0.000992694776570483" calcext:value-type="percentage">
            <text:p>0.10%</text:p>
          </table:table-cell>
        </table:table-row>
        <table:table-row table:style-name="ro2">
          <table:table-cell table:formula="of:=COM.MICROSOFT.CONCAT(['Table A'.A104];COM.MICROSOFT.CONCAT(&quot;Q&quot;;['Table A'.B104]))" office:value-type="string" office:string-value="2016Q4" calcext:value-type="string">
            <text:p>2016Q4</text:p>
          </table:table-cell>
          <table:table-cell table:formula="of:=['Table A'.R104]" office:value-type="percentage" office:value="-0.000638008456088243" calcext:value-type="percentage">
            <text:p>-0.06%</text:p>
          </table:table-cell>
          <table:table-cell table:formula="of:=(['UK GDP'.B328]-['UK GDP'.B327])/['UK GDP'.B327]" office:value-type="percentage" office:value="0.00649613073087973" calcext:value-type="percentage">
            <text:p>0.65%</text:p>
          </table:table-cell>
          <table:table-cell/>
          <table:table-cell table:formula="of:=[.B17]-[.C17]" office:value-type="percentage" office:value="-0.00713413918696797" calcext:value-type="percentage">
            <text:p>-0.71%</text:p>
          </table:table-cell>
        </table:table-row>
        <table:table-row table:style-name="ro2">
          <table:table-cell table:formula="of:=COM.MICROSOFT.CONCAT(['Table A'.A105];COM.MICROSOFT.CONCAT(&quot;Q&quot;;['Table A'.B105]))" office:value-type="string" office:string-value="2017Q1" calcext:value-type="string">
            <text:p>2017Q1</text:p>
          </table:table-cell>
          <table:table-cell table:formula="of:=['Table A'.R105]" office:value-type="percentage" office:value="0.0057996747614777" calcext:value-type="percentage">
            <text:p>0.58%</text:p>
          </table:table-cell>
          <table:table-cell table:formula="of:=(['UK GDP'.B329]-['UK GDP'.B328])/['UK GDP'.B328]" office:value-type="percentage" office:value="0.00576445636207147" calcext:value-type="percentage">
            <text:p>0.58%</text:p>
          </table:table-cell>
          <table:table-cell/>
          <table:table-cell table:formula="of:=[.B18]-[.C18]" office:value-type="percentage" office:value="0.0000352183994062373" calcext:value-type="percentage">
            <text:p>0.00%</text:p>
          </table:table-cell>
        </table:table-row>
        <table:table-row table:style-name="ro2">
          <table:table-cell table:formula="of:=COM.MICROSOFT.CONCAT(['Table A'.A106];COM.MICROSOFT.CONCAT(&quot;Q&quot;;['Table A'.B106]))" office:value-type="string" office:string-value="2017Q2" calcext:value-type="string">
            <text:p>2017Q2</text:p>
          </table:table-cell>
          <table:table-cell table:formula="of:=['Table A'.R106]" office:value-type="percentage" office:value="0.000103086993914402" calcext:value-type="percentage">
            <text:p>0.01%</text:p>
          </table:table-cell>
          <table:table-cell table:formula="of:=(['UK GDP'.B330]-['UK GDP'.B329])/['UK GDP'.B329]" office:value-type="percentage" office:value="0.00251391845180569" calcext:value-type="percentage">
            <text:p>0.25%</text:p>
          </table:table-cell>
          <table:table-cell/>
          <table:table-cell table:formula="of:=[.B19]-[.C19]" office:value-type="percentage" office:value="-0.00241083145789129" calcext:value-type="percentage">
            <text:p>-0.24%</text:p>
          </table:table-cell>
        </table:table-row>
        <table:table-row table:style-name="ro2">
          <table:table-cell office:value-type="string" calcext:value-type="string">
            <text:p>-META-</text:p>
          </table:table-cell>
          <table:table-cell table:number-columns-repeated="3"/>
          <table:table-cell table:style-name="Default"/>
        </table:table-row>
        <table:table-row table:style-name="ro2">
          <table:table-cell office:value-type="string" calcext:value-type="string">
            <text:p>YAXISTITLE</text:p>
          </table:table-cell>
          <table:table-cell table:style-name="Default" office:value-type="string" calcext:value-type="string">
            <text:p>Real GDP growth on previous quarter in %</text:p>
          </table:table-cell>
          <table:table-cell table:style-name="Default"/>
          <table:table-cell/>
          <table:table-cell table:style-name="Default"/>
        </table:table-row>
        <table:table-row table:style-name="ro2">
          <table:table-cell office:value-type="string" calcext:value-type="string">
            <text:p>BARS</text:p>
          </table:table-cell>
          <table:table-cell table:style-name="ce46" office:value-type="boolean" office:boolean-value="true" calcext:value-type="boolean">
            <text:p>TRUE</text:p>
          </table:table-cell>
          <table:table-cell table:style-name="Default"/>
          <table:table-cell/>
          <table:table-cell table:style-name="Default"/>
        </table:table-row>
      </table:table>
      <table:table table:name="Table D" table:style-name="ta2">
        <table:table-column table:style-name="co8" table:default-cell-style-name="ce14"/>
        <table:table-column table:style-name="co27" table:default-cell-style-name="ce14"/>
        <table:table-column table:style-name="co28" table:default-cell-style-name="ce10"/>
        <table:table-column table:style-name="co29" table:default-cell-style-name="ce10"/>
        <table:table-column table:style-name="co30" table:default-cell-style-name="ce10"/>
        <table:table-column table:style-name="co29" table:number-columns-repeated="3" table:default-cell-style-name="ce10"/>
        <table:table-column table:style-name="co28" table:number-columns-repeated="5" table:default-cell-style-name="ce10"/>
        <table:table-column table:style-name="co31" table:default-cell-style-name="ce10"/>
        <table:table-column table:style-name="co32" table:default-cell-style-name="ce10"/>
        <table:table-column table:style-name="co17" table:default-cell-style-name="ce10"/>
        <table:table-column table:style-name="co33" table:default-cell-style-name="ce10"/>
        <table:table-column table:style-name="co17" table:number-columns-repeated="47" table:default-cell-style-name="ce10"/>
        <table:table-column table:style-name="co17" table:number-columns-repeated="960" table:default-cell-style-name="Default"/>
        <table:table-row table:style-name="ro4">
          <table:table-cell table:style-name="ce167" office:value-type="string" calcext:value-type="string" table:number-columns-spanned="17" table:number-rows-spanned="1">
            <text:p>Table D: GDP Output Approach at Current Prices (onshore)</text:p>
          </table:table-cell>
          <table:covered-table-cell table:number-columns-repeated="16" table:style-name="ce167"/>
          <table:table-cell table:style-name="ce68" table:number-columns-repeated="1007"/>
        </table:table-row>
        <table:table-row table:style-name="ro24">
          <table:table-cell table:style-name="ce59" office:value-type="string" calcext:value-type="string">
            <text:p>Gross Value Added by broad industry group</text:p>
          </table:table-cell>
          <table:table-cell table:style-name="ce59" table:number-columns-repeated="5"/>
          <table:table-cell table:style-name="ce14" table:number-columns-repeated="2"/>
          <table:table-cell table:style-name="ce59" table:number-columns-repeated="9"/>
          <table:table-cell table:style-name="ce14" table:number-columns-repeated="47"/>
          <table:table-cell table:number-columns-repeated="960"/>
        </table:table-row>
        <table:table-row table:style-name="ro10">
          <table:table-cell table:style-name="ce10" office:value-type="string" calcext:value-type="string">
            <text:p>Seasonally Adjusted</text:p>
          </table:table-cell>
          <table:table-cell table:style-name="ce10"/>
          <table:table-cell table:number-columns-repeated="4"/>
          <table:table-cell table:style-name="ce14" table:number-columns-repeated="2"/>
          <table:table-cell table:number-columns-repeated="8"/>
          <table:table-cell table:style-name="ce66" office:value-type="string" calcext:value-type="string">
            <text:p>£ million</text:p>
          </table:table-cell>
          <table:table-cell table:style-name="ce14" table:number-columns-repeated="47"/>
          <table:table-cell table:number-columns-repeated="960"/>
        </table:table-row>
        <table:table-row table:style-name="ro20">
          <table:table-cell table:number-columns-repeated="1024"/>
        </table:table-row>
        <table:table-row table:style-name="ro15">
          <table:table-cell table:number-columns-repeated="2"/>
          <table:table-cell table:style-name="ce172" office:value-type="string" calcext:value-type="string" table:number-columns-spanned="12" table:number-rows-spanned="1">
            <text:p>Industry of Output</text:p>
          </table:table-cell>
          <table:covered-table-cell table:number-columns-repeated="11" table:style-name="ce172"/>
          <table:table-cell table:style-name="ce86" office:value-type="string" calcext:value-type="string" table:number-columns-spanned="1" table:number-rows-spanned="2">
            <text:p>Total Gross Value Added (GVA)</text:p>
          </table:table-cell>
          <table:table-cell table:style-name="ce87" office:value-type="string" calcext:value-type="string" table:number-columns-spanned="1" table:number-rows-spanned="2">
            <text:p>Taxes, less subsidies, on products</text:p>
          </table:table-cell>
          <table:table-cell table:style-name="ce90" office:value-type="string" calcext:value-type="string" table:number-columns-spanned="1" table:number-rows-spanned="2">
            <text:p>Gross Domestic Product (GDP) at Market Prices</text:p>
          </table:table-cell>
          <table:table-cell table:number-columns-repeated="1007"/>
        </table:table-row>
        <table:table-row table:style-name="ro30">
          <table:table-cell table:style-name="ce77" table:number-columns-repeated="2"/>
          <table:table-cell table:style-name="ce173" office:value-type="string" calcext:value-type="string">
            <text:p>Agriculture, Forestry and Fishing</text:p>
          </table:table-cell>
          <table:table-cell table:style-name="ce176" office:value-type="string" calcext:value-type="string">
            <text:p>Mining and Quarrying</text:p>
          </table:table-cell>
          <table:table-cell table:style-name="ce176" office:value-type="string" calcext:value-type="string">
            <text:p>Manufacturing</text:p>
          </table:table-cell>
          <table:table-cell table:style-name="ce176" office:value-type="string" calcext:value-type="string">
            <text:p>Electricity and Gas Supply</text:p>
          </table:table-cell>
          <table:table-cell table:style-name="ce176" office:value-type="string" calcext:value-type="string">
            <text:p>Water Supply and waste</text:p>
          </table:table-cell>
          <table:table-cell table:style-name="ce173" office:value-type="string" calcext:value-type="string">
            <text:p>Total Production</text:p>
          </table:table-cell>
          <table:table-cell table:style-name="ce173" office:value-type="string" calcext:value-type="string">
            <text:p>Construction</text:p>
          </table:table-cell>
          <table:table-cell table:style-name="ce62" office:value-type="string" calcext:value-type="string">
            <text:p>Wholesale, Retail &amp; Hospitality</text:p>
          </table:table-cell>
          <table:table-cell table:style-name="ce62" office:value-type="string" calcext:value-type="string">
            <text:p>Transport &amp; Communication</text:p>
          </table:table-cell>
          <table:table-cell table:style-name="ce62" office:value-type="string" calcext:value-type="string">
            <text:p>Financial &amp; Business Services</text:p>
          </table:table-cell>
          <table:table-cell table:style-name="ce62" office:value-type="string" calcext:value-type="string">
            <text:p>Government &amp; Other Services</text:p>
          </table:table-cell>
          <table:table-cell table:style-name="ce173" office:value-type="string" calcext:value-type="string">
            <text:p>Total Service Industries</text:p>
          </table:table-cell>
          <table:covered-table-cell table:style-name="ce173"/>
          <table:covered-table-cell table:style-name="ce176"/>
          <table:covered-table-cell table:style-name="ce173"/>
          <table:table-cell table:style-name="ce89" table:number-columns-repeated="1007"/>
        </table:table-row>
        <table:table-row table:style-name="ro2">
          <table:table-cell table:style-name="ce78" office:value-type="string" calcext:value-type="string">
            <text:p>SIC 2007</text:p>
          </table:table-cell>
          <table:table-cell table:style-name="ce80"/>
          <table:table-cell table:style-name="ce83" office:value-type="string" calcext:value-type="string">
            <text:p>A</text:p>
          </table:table-cell>
          <table:table-cell table:style-name="ce83" office:value-type="string" calcext:value-type="string">
            <text:p>B</text:p>
          </table:table-cell>
          <table:table-cell table:style-name="ce83" office:value-type="string" calcext:value-type="string">
            <text:p>C</text:p>
          </table:table-cell>
          <table:table-cell table:style-name="ce83" office:value-type="string" calcext:value-type="string">
            <text:p>D</text:p>
          </table:table-cell>
          <table:table-cell table:style-name="ce83" office:value-type="string" calcext:value-type="string">
            <text:p>E</text:p>
          </table:table-cell>
          <table:table-cell table:style-name="ce83" office:value-type="string" calcext:value-type="string">
            <text:p>B-E</text:p>
          </table:table-cell>
          <table:table-cell table:style-name="ce83" office:value-type="string" calcext:value-type="string">
            <text:p>F</text:p>
          </table:table-cell>
          <table:table-cell table:style-name="ce83" office:value-type="string" calcext:value-type="string">
            <text:p>G,I</text:p>
          </table:table-cell>
          <table:table-cell table:style-name="ce83" office:value-type="string" calcext:value-type="string">
            <text:p>H,J</text:p>
          </table:table-cell>
          <table:table-cell table:style-name="ce83" office:value-type="string" calcext:value-type="string">
            <text:p>K-N</text:p>
          </table:table-cell>
          <table:table-cell table:style-name="ce83" office:value-type="string" calcext:value-type="string">
            <text:p>O-T</text:p>
          </table:table-cell>
          <table:table-cell table:style-name="ce83" office:value-type="string" calcext:value-type="string">
            <text:p>G-T</text:p>
          </table:table-cell>
          <table:table-cell table:style-name="ce83" office:value-type="string" calcext:value-type="string">
            <text:p>A-T</text:p>
          </table:table-cell>
          <table:table-cell table:style-name="ce88" table:number-columns-repeated="2"/>
          <table:table-cell table:style-name="ce89" table:number-columns-repeated="1007"/>
        </table:table-row>
        <table:table-row table:style-name="ro24">
          <table:table-cell table:style-name="ce79" office:value-type="string" calcext:value-type="string">
            <text:p>Year</text:p>
          </table:table-cell>
          <table:table-cell table:style-name="ce79" office:value-type="string" calcext:value-type="string">
            <text:p>Quarter</text:p>
          </table:table-cell>
          <table:table-cell table:style-name="ce84" table:number-columns-repeated="15"/>
          <table:table-cell table:style-name="ce89"/>
          <table:table-cell table:style-name="ce91" table:formula="of:=[.N6]" office:value-type="string" office:string-value="Total Service Industries" calcext:value-type="string">
            <text:p>Total Service Industries</text:p>
          </table:table-cell>
          <table:table-cell table:style-name="ce91" table:formula="of:=[.E6]" office:value-type="string" office:string-value="Manufacturing" calcext:value-type="string">
            <text:p>Manufacturing</text:p>
          </table:table-cell>
          <table:table-cell table:style-name="ce91" table:formula="of:=[.I6]" office:value-type="string" office:string-value="Construction" calcext:value-type="string">
            <text:p>Construction</text:p>
          </table:table-cell>
          <table:table-cell table:style-name="ce91" office:value-type="string" calcext:value-type="string">
            <text:p>Everything else</text:p>
          </table:table-cell>
          <table:table-cell table:style-name="ce91" office:value-type="string" calcext:value-type="string">
            <text:p>Check</text:p>
          </table:table-cell>
          <table:table-cell table:style-name="ce89" table:number-columns-repeated="1001"/>
        </table:table-row>
        <table:table-row table:style-name="ro15">
          <table:table-cell table:style-name="ce13" office:value-type="float" office:value="1998" calcext:value-type="float">
            <text:p>1998</text:p>
          </table:table-cell>
          <table:table-cell/>
          <table:table-cell table:style-name="ce21" office:value-type="float" office:value="1092.65053445382" calcext:value-type="float">
            <text:p>1,093</text:p>
          </table:table-cell>
          <table:table-cell table:style-name="ce21" office:value-type="float" office:value="1464.00000005398" calcext:value-type="float">
            <text:p>1,464</text:p>
          </table:table-cell>
          <table:table-cell table:style-name="ce21" office:value-type="float" office:value="12183.9999995077" calcext:value-type="float">
            <text:p>12,184</text:p>
          </table:table-cell>
          <table:table-cell table:style-name="ce21" office:value-type="float" office:value="1597.29208766042" calcext:value-type="float">
            <text:p>1,597</text:p>
          </table:table-cell>
          <table:table-cell table:style-name="ce21" office:value-type="float" office:value="943.908787848711" calcext:value-type="float">
            <text:p>944</text:p>
          </table:table-cell>
          <table:table-cell table:style-name="ce21" office:value-type="float" office:value="16189.2008750708" calcext:value-type="float">
            <text:p>16,189</text:p>
          </table:table-cell>
          <table:table-cell table:style-name="ce21" office:value-type="float" office:value="4193.99999952771" calcext:value-type="float">
            <text:p>4,194</text:p>
          </table:table-cell>
          <table:table-cell table:style-name="ce21" office:value-type="float" office:value="9856.00000155469" calcext:value-type="float">
            <text:p>9,856</text:p>
          </table:table-cell>
          <table:table-cell table:style-name="ce21" office:value-type="float" office:value="5552.99999991639" calcext:value-type="float">
            <text:p>5,553</text:p>
          </table:table-cell>
          <table:table-cell table:style-name="ce21" office:value-type="float" office:value="17259.9999995983" calcext:value-type="float">
            <text:p>17,260</text:p>
          </table:table-cell>
          <table:table-cell table:style-name="ce21" office:value-type="float" office:value="15261.0000007316" calcext:value-type="float">
            <text:p>15,261</text:p>
          </table:table-cell>
          <table:table-cell table:style-name="ce21" office:value-type="float" office:value="47930.000001801" calcext:value-type="float">
            <text:p>47,930</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table-cell table:style-name="ce92" table:formula="of:=[.N9]/[.Q9]" office:value-type="percentage" office:value="0.614504475681584" calcext:value-type="percentage">
            <text:p>61.5%</text:p>
          </table:table-cell>
          <table:table-cell table:style-name="ce92" table:formula="of:=[.E9]/[.Q9]" office:value-type="percentage" office:value="0.156209524955572" calcext:value-type="percentage">
            <text:p>15.6%</text:p>
          </table:table-cell>
          <table:table-cell table:style-name="ce92" table:formula="of:=[.I9]/[.Q9]" office:value-type="percentage" office:value="0.0537707442232735" calcext:value-type="percentage">
            <text:p>5.4%</text:p>
          </table:table-cell>
          <table:table-cell table:style-name="ce92" table:formula="of:=([.C9]+[.D9]+[.F9]+[.G9]+[.P9])/[.Q9]" office:value-type="percentage" office:value="0.17551525513957" calcext:value-type="percentage">
            <text:p>17.6%</text:p>
          </table:table-cell>
          <table:table-cell table:style-name="ce74" table:formula="of:=SUM([.S9:.V9])-1" office:value-type="percentage" office:value="0" calcext:value-type="percentage">
            <text:p>0.00%</text:p>
          </table:table-cell>
          <table:table-cell table:number-columns-repeated="1001"/>
        </table:table-row>
        <table:table-row table:style-name="ro10">
          <table:table-cell table:style-name="ce13" office:value-type="float" office:value="1999" calcext:value-type="float">
            <text:p>1999</text:p>
          </table:table-cell>
          <table:table-cell/>
          <table:table-cell table:style-name="ce21" office:value-type="float" office:value="1083.142897449" calcext:value-type="float">
            <text:p>1,083</text:p>
          </table:table-cell>
          <table:table-cell table:style-name="ce21" office:value-type="float" office:value="1090.000000083" calcext:value-type="float">
            <text:p>1,090</text:p>
          </table:table-cell>
          <table:table-cell table:style-name="ce21" office:value-type="float" office:value="11292.999999832" calcext:value-type="float">
            <text:p>11,293</text:p>
          </table:table-cell>
          <table:table-cell table:style-name="ce21" office:value-type="float" office:value="1588.00000004" calcext:value-type="float">
            <text:p>1,588</text:p>
          </table:table-cell>
          <table:table-cell table:style-name="ce21" office:value-type="float" office:value="988.307145706" calcext:value-type="float">
            <text:p>988</text:p>
          </table:table-cell>
          <table:table-cell table:style-name="ce21" office:value-type="float" office:value="14959.307145661" calcext:value-type="float">
            <text:p>14,959</text:p>
          </table:table-cell>
          <table:table-cell table:style-name="ce21" office:value-type="float" office:value="4280.99999989999" calcext:value-type="float">
            <text:p>4,281</text:p>
          </table:table-cell>
          <table:table-cell table:style-name="ce21" office:value-type="float" office:value="10117.99999961" calcext:value-type="float">
            <text:p>10,118</text:p>
          </table:table-cell>
          <table:table-cell table:style-name="ce21" office:value-type="float" office:value="5715.000000129" calcext:value-type="float">
            <text:p>5,715</text:p>
          </table:table-cell>
          <table:table-cell table:style-name="ce21" office:value-type="float" office:value="17709.000000274" calcext:value-type="float">
            <text:p>17,709</text:p>
          </table:table-cell>
          <table:table-cell table:style-name="ce21" office:value-type="float" office:value="16041.999999917" calcext:value-type="float">
            <text:p>16,042</text:p>
          </table:table-cell>
          <table:table-cell table:style-name="ce21" office:value-type="float" office:value="49583.99999993" calcext:value-type="float">
            <text:p>49,584</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table-cell table:style-name="ce92" table:formula="of:=[.N10]/[.Q10]" office:value-type="percentage" office:value="0.628159628105274" calcext:value-type="percentage">
            <text:p>62.8%</text:p>
          </table:table-cell>
          <table:table-cell table:style-name="ce92" table:formula="of:=[.E10]/[.Q10]" office:value-type="percentage" office:value="0.143066446436297" calcext:value-type="percentage">
            <text:p>14.3%</text:p>
          </table:table-cell>
          <table:table-cell table:style-name="ce92" table:formula="of:=[.I10]/[.Q10]" office:value-type="percentage" office:value="0.0542342563701931" calcext:value-type="percentage">
            <text:p>5.4%</text:p>
          </table:table-cell>
          <table:table-cell table:style-name="ce92" table:formula="of:=([.C10]+[.D10]+[.F10]+[.G10]+[.P10])/[.Q10]" office:value-type="percentage" office:value="0.174539669088236" calcext:value-type="percentage">
            <text:p>17.5%</text:p>
          </table:table-cell>
          <table:table-cell table:style-name="ce74" table:formula="of:=SUM([.S10:.V10])-1" office:value-type="percentage" office:value="0" calcext:value-type="percentage">
            <text:p>0.00%</text:p>
          </table:table-cell>
          <table:table-cell table:number-columns-repeated="1001"/>
        </table:table-row>
        <table:table-row table:style-name="ro10">
          <table:table-cell table:style-name="ce13" office:value-type="float" office:value="2000" calcext:value-type="float">
            <text:p>2000</text:p>
          </table:table-cell>
          <table:table-cell/>
          <table:table-cell table:style-name="ce21" office:value-type="float" office:value="1106.410385809" calcext:value-type="float">
            <text:p>1,106</text:p>
          </table:table-cell>
          <table:table-cell table:style-name="ce21" office:value-type="float" office:value="1625.000000045" calcext:value-type="float">
            <text:p>1,625</text:p>
          </table:table-cell>
          <table:table-cell table:style-name="ce21" office:value-type="float" office:value="11270.999999921" calcext:value-type="float">
            <text:p>11,271</text:p>
          </table:table-cell>
          <table:table-cell table:style-name="ce21" office:value-type="float" office:value="1396.99999998" calcext:value-type="float">
            <text:p>1,397</text:p>
          </table:table-cell>
          <table:table-cell table:style-name="ce21" office:value-type="float" office:value="1046.843185893" calcext:value-type="float">
            <text:p>1,047</text:p>
          </table:table-cell>
          <table:table-cell table:style-name="ce21" office:value-type="float" office:value="15339.843185839" calcext:value-type="float">
            <text:p>15,340</text:p>
          </table:table-cell>
          <table:table-cell table:style-name="ce21" office:value-type="float" office:value="4797.9999996" calcext:value-type="float">
            <text:p>4,798</text:p>
          </table:table-cell>
          <table:table-cell table:style-name="ce21" office:value-type="float" office:value="10021.00000052" calcext:value-type="float">
            <text:p>10,021</text:p>
          </table:table-cell>
          <table:table-cell table:style-name="ce21" office:value-type="float" office:value="6296.999999947" calcext:value-type="float">
            <text:p>6,297</text:p>
          </table:table-cell>
          <table:table-cell table:style-name="ce21" office:value-type="float" office:value="18439.000000253" calcext:value-type="float">
            <text:p>18,439</text:p>
          </table:table-cell>
          <table:table-cell table:style-name="ce21" office:value-type="float" office:value="17245.000000912" calcext:value-type="float">
            <text:p>17,245</text:p>
          </table:table-cell>
          <table:table-cell table:style-name="ce21" office:value-type="float" office:value="52002.000001632" calcext:value-type="float">
            <text:p>52,002</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table-cell table:style-name="ce92" table:formula="of:=[.N11]/[.Q11]" office:value-type="percentage" office:value="0.629196933726271" calcext:value-type="percentage">
            <text:p>62.9%</text:p>
          </table:table-cell>
          <table:table-cell table:style-name="ce92" table:formula="of:=[.E11]/[.Q11]" office:value-type="percentage" office:value="0.136373190257231" calcext:value-type="percentage">
            <text:p>13.6%</text:p>
          </table:table-cell>
          <table:table-cell table:style-name="ce92" table:formula="of:=[.I11]/[.Q11]" office:value-type="percentage" office:value="0.0580532842519947" calcext:value-type="percentage">
            <text:p>5.8%</text:p>
          </table:table-cell>
          <table:table-cell table:style-name="ce92" table:formula="of:=([.C11]+[.D11]+[.F11]+[.G11]+[.P11])/[.Q11]" office:value-type="percentage" office:value="0.176376591764503" calcext:value-type="percentage">
            <text:p>17.6%</text:p>
          </table:table-cell>
          <table:table-cell table:style-name="ce74" table:formula="of:=SUM([.S11:.V11])-1" office:value-type="percentage" office:value="0" calcext:value-type="percentage">
            <text:p>0.00%</text:p>
          </table:table-cell>
          <table:table-cell table:number-columns-repeated="1001"/>
        </table:table-row>
        <table:table-row table:style-name="ro10">
          <table:table-cell table:style-name="ce13" office:value-type="float" office:value="2001" calcext:value-type="float">
            <text:p>2001</text:p>
          </table:table-cell>
          <table:table-cell/>
          <table:table-cell table:style-name="ce21" office:value-type="float" office:value="1032.842695715" calcext:value-type="float">
            <text:p>1,033</text:p>
          </table:table-cell>
          <table:table-cell table:style-name="ce21" office:value-type="float" office:value="1747.999999998" calcext:value-type="float">
            <text:p>1,748</text:p>
          </table:table-cell>
          <table:table-cell table:style-name="ce21" office:value-type="float" office:value="10703.9999999629" calcext:value-type="float">
            <text:p>10,704</text:p>
          </table:table-cell>
          <table:table-cell table:style-name="ce21" office:value-type="float" office:value="1294.00000003" calcext:value-type="float">
            <text:p>1,294</text:p>
          </table:table-cell>
          <table:table-cell table:style-name="ce21" office:value-type="float" office:value="1052.05686174399" calcext:value-type="float">
            <text:p>1,052</text:p>
          </table:table-cell>
          <table:table-cell table:style-name="ce21" office:value-type="float" office:value="14798.0568617349" calcext:value-type="float">
            <text:p>14,798</text:p>
          </table:table-cell>
          <table:table-cell table:style-name="ce21" office:value-type="float" office:value="4665.0000002" calcext:value-type="float">
            <text:p>4,665</text:p>
          </table:table-cell>
          <table:table-cell table:style-name="ce21" office:value-type="float" office:value="11105.99999977" calcext:value-type="float">
            <text:p>11,106</text:p>
          </table:table-cell>
          <table:table-cell table:style-name="ce21" office:value-type="float" office:value="6888.999999962" calcext:value-type="float">
            <text:p>6,889</text:p>
          </table:table-cell>
          <table:table-cell table:style-name="ce21" office:value-type="float" office:value="19696.999999869" calcext:value-type="float">
            <text:p>19,697</text:p>
          </table:table-cell>
          <table:table-cell table:style-name="ce21" office:value-type="float" office:value="18804.999999593" calcext:value-type="float">
            <text:p>18,805</text:p>
          </table:table-cell>
          <table:table-cell table:style-name="ce21" office:value-type="float" office:value="56496.999999194" calcext:value-type="float">
            <text:p>56,497</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table-cell table:style-name="ce92" table:formula="of:=[.N12]/[.Q12]" office:value-type="percentage" office:value="0.652059882787447" calcext:value-type="percentage">
            <text:p>65.2%</text:p>
          </table:table-cell>
          <table:table-cell table:style-name="ce92" table:formula="of:=[.E12]/[.Q12]" office:value-type="percentage" office:value="0.123540170016677" calcext:value-type="percentage">
            <text:p>12.4%</text:p>
          </table:table-cell>
          <table:table-cell table:style-name="ce92" table:formula="of:=[.I12]/[.Q12]" office:value-type="percentage" office:value="0.0538410774621174" calcext:value-type="percentage">
            <text:p>5.4%</text:p>
          </table:table-cell>
          <table:table-cell table:style-name="ce92" table:formula="of:=([.C12]+[.D12]+[.F12]+[.G12]+[.P12])/[.Q12]" office:value-type="percentage" office:value="0.170558869733757" calcext:value-type="percentage">
            <text:p>17.1%</text:p>
          </table:table-cell>
          <table:table-cell table:style-name="ce74" table:formula="of:=SUM([.S12:.V12])-1" office:value-type="percentage" office:value="0" calcext:value-type="percentage">
            <text:p>0.00%</text:p>
          </table:table-cell>
          <table:table-cell table:number-columns-repeated="1001"/>
        </table:table-row>
        <table:table-row table:style-name="ro10">
          <table:table-cell table:style-name="ce13" office:value-type="float" office:value="2002" calcext:value-type="float">
            <text:p>2002</text:p>
          </table:table-cell>
          <table:table-cell/>
          <table:table-cell table:style-name="ce21" office:value-type="float" office:value="1062.458061873" calcext:value-type="float">
            <text:p>1,062</text:p>
          </table:table-cell>
          <table:table-cell table:style-name="ce21" office:value-type="float" office:value="1903.999999691" calcext:value-type="float">
            <text:p>1,904</text:p>
          </table:table-cell>
          <table:table-cell table:style-name="ce21" office:value-type="float" office:value="10232.9999999189" calcext:value-type="float">
            <text:p>10,233</text:p>
          </table:table-cell>
          <table:table-cell table:style-name="ce21" office:value-type="float" office:value="1465.99999999" calcext:value-type="float">
            <text:p>1,466</text:p>
          </table:table-cell>
          <table:table-cell table:style-name="ce21" office:value-type="float" office:value="1140.479206121" calcext:value-type="float">
            <text:p>1,140</text:p>
          </table:table-cell>
          <table:table-cell table:style-name="ce21" office:value-type="float" office:value="14743.4792057209" calcext:value-type="float">
            <text:p>14,743</text:p>
          </table:table-cell>
          <table:table-cell table:style-name="ce21" office:value-type="float" office:value="5333.0000006" calcext:value-type="float">
            <text:p>5,333</text:p>
          </table:table-cell>
          <table:table-cell table:style-name="ce21" office:value-type="float" office:value="11194.00000066" calcext:value-type="float">
            <text:p>11,194</text:p>
          </table:table-cell>
          <table:table-cell table:style-name="ce21" office:value-type="float" office:value="7368.000000016" calcext:value-type="float">
            <text:p>7,368</text:p>
          </table:table-cell>
          <table:table-cell table:style-name="ce21" office:value-type="float" office:value="20851.000000155" calcext:value-type="float">
            <text:p>20,851</text:p>
          </table:table-cell>
          <table:table-cell table:style-name="ce21" office:value-type="float" office:value="20013.999999632" calcext:value-type="float">
            <text:p>20,014</text:p>
          </table:table-cell>
          <table:table-cell table:style-name="ce21" office:value-type="float" office:value="59427.000000463" calcext:value-type="float">
            <text:p>59,427</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table-cell table:style-name="ce92" table:formula="of:=[.N13]/[.Q13]" office:value-type="percentage" office:value="0.657486944127004" calcext:value-type="percentage">
            <text:p>65.7%</text:p>
          </table:table-cell>
          <table:table-cell table:style-name="ce92" table:formula="of:=[.E13]/[.Q13]" office:value-type="percentage" office:value="0.113215607369477" calcext:value-type="percentage">
            <text:p>11.3%</text:p>
          </table:table-cell>
          <table:table-cell table:style-name="ce92" table:formula="of:=[.I13]/[.Q13]" office:value-type="percentage" office:value="0.0590031109326819" calcext:value-type="percentage">
            <text:p>5.9%</text:p>
          </table:table-cell>
          <table:table-cell table:style-name="ce92" table:formula="of:=([.C13]+[.D13]+[.F13]+[.G13]+[.P13])/[.Q13]" office:value-type="percentage" office:value="0.170294337570836" calcext:value-type="percentage">
            <text:p>17.0%</text:p>
          </table:table-cell>
          <table:table-cell table:style-name="ce74" table:formula="of:=SUM([.S13:.V13])-1" office:value-type="percentage" office:value="0" calcext:value-type="percentage">
            <text:p>0.00%</text:p>
          </table:table-cell>
          <table:table-cell table:number-columns-repeated="1001"/>
        </table:table-row>
        <table:table-row table:style-name="ro10">
          <table:table-cell table:style-name="ce13" office:value-type="float" office:value="2003" calcext:value-type="float">
            <text:p>2003</text:p>
          </table:table-cell>
          <table:table-cell/>
          <table:table-cell table:style-name="ce21" office:value-type="float" office:value="1184.629524795" calcext:value-type="float">
            <text:p>1,185</text:p>
          </table:table-cell>
          <table:table-cell table:style-name="ce21" office:value-type="float" office:value="1768.999999989" calcext:value-type="float">
            <text:p>1,769</text:p>
          </table:table-cell>
          <table:table-cell table:style-name="ce21" office:value-type="float" office:value="10279.4295896299" calcext:value-type="float">
            <text:p>10,279</text:p>
          </table:table-cell>
          <table:table-cell table:style-name="ce21" office:value-type="float" office:value="1667.00000002" calcext:value-type="float">
            <text:p>1,667</text:p>
          </table:table-cell>
          <table:table-cell table:style-name="ce21" office:value-type="float" office:value="1224.548059486" calcext:value-type="float">
            <text:p>1,225</text:p>
          </table:table-cell>
          <table:table-cell table:style-name="ce21" office:value-type="float" office:value="14939.9776491249" calcext:value-type="float">
            <text:p>14,940</text:p>
          </table:table-cell>
          <table:table-cell table:style-name="ce21" office:value-type="float" office:value="5618.00000069" calcext:value-type="float">
            <text:p>5,618</text:p>
          </table:table-cell>
          <table:table-cell table:style-name="ce21" office:value-type="float" office:value="11586.99999931" calcext:value-type="float">
            <text:p>11,587</text:p>
          </table:table-cell>
          <table:table-cell table:style-name="ce21" office:value-type="float" office:value="7788.999999655" calcext:value-type="float">
            <text:p>7,789</text:p>
          </table:table-cell>
          <table:table-cell table:style-name="ce21" office:value-type="float" office:value="22943.000000103" calcext:value-type="float">
            <text:p>22,943</text:p>
          </table:table-cell>
          <table:table-cell table:style-name="ce21" office:value-type="float" office:value="21469.000000062" calcext:value-type="float">
            <text:p>21,469</text:p>
          </table:table-cell>
          <table:table-cell table:style-name="ce21" office:value-type="float" office:value="63787.99999913" calcext:value-type="float">
            <text:p>63,788</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table-cell table:style-name="ce92" table:formula="of:=[.N14]/[.Q14]" office:value-type="percentage" office:value="0.665450426810511" calcext:value-type="percentage">
            <text:p>66.5%</text:p>
          </table:table-cell>
          <table:table-cell table:style-name="ce92" table:formula="of:=[.E14]/[.Q14]" office:value-type="percentage" office:value="0.107237267321144" calcext:value-type="percentage">
            <text:p>10.7%</text:p>
          </table:table-cell>
          <table:table-cell table:style-name="ce92" table:formula="of:=[.I14]/[.Q14]" office:value-type="percentage" office:value="0.0586082099819966" calcext:value-type="percentage">
            <text:p>5.9%</text:p>
          </table:table-cell>
          <table:table-cell table:style-name="ce92" table:formula="of:=([.C14]+[.D14]+[.F14]+[.G14]+[.P14])/[.Q14]" office:value-type="percentage" office:value="0.168704095886348" calcext:value-type="percentage">
            <text:p>16.9%</text:p>
          </table:table-cell>
          <table:table-cell table:style-name="ce74" table:formula="of:=SUM([.S14:.V14])-1" office:value-type="percentage" office:value="0" calcext:value-type="percentage">
            <text:p>0.00%</text:p>
          </table:table-cell>
          <table:table-cell table:number-columns-repeated="1001"/>
        </table:table-row>
        <table:table-row table:style-name="ro10">
          <table:table-cell table:style-name="ce13" office:value-type="float" office:value="2004" calcext:value-type="float">
            <text:p>2004</text:p>
          </table:table-cell>
          <table:table-cell/>
          <table:table-cell table:style-name="ce21" office:value-type="float" office:value="1307.615197112" calcext:value-type="float">
            <text:p>1,308</text:p>
          </table:table-cell>
          <table:table-cell table:style-name="ce21" office:value-type="float" office:value="1699.000000017" calcext:value-type="float">
            <text:p>1,699</text:p>
          </table:table-cell>
          <table:table-cell table:style-name="ce21" office:value-type="float" office:value="10642.9999999039" calcext:value-type="float">
            <text:p>10,643</text:p>
          </table:table-cell>
          <table:table-cell table:style-name="ce21" office:value-type="float" office:value="1588.00000003" calcext:value-type="float">
            <text:p>1,588</text:p>
          </table:table-cell>
          <table:table-cell table:style-name="ce21" office:value-type="float" office:value="1356.025303527" calcext:value-type="float">
            <text:p>1,356</text:p>
          </table:table-cell>
          <table:table-cell table:style-name="ce21" office:value-type="float" office:value="15286.0253034779" calcext:value-type="float">
            <text:p>15,286</text:p>
          </table:table-cell>
          <table:table-cell table:style-name="ce21" office:value-type="float" office:value="5914" calcext:value-type="float">
            <text:p>5,914</text:p>
          </table:table-cell>
          <table:table-cell table:style-name="ce21" office:value-type="float" office:value="12194.99999949" calcext:value-type="float">
            <text:p>12,195</text:p>
          </table:table-cell>
          <table:table-cell table:style-name="ce21" office:value-type="float" office:value="8067.000000075" calcext:value-type="float">
            <text:p>8,067</text:p>
          </table:table-cell>
          <table:table-cell table:style-name="ce21" office:value-type="float" office:value="24713.000000982" calcext:value-type="float">
            <text:p>24,713</text:p>
          </table:table-cell>
          <table:table-cell table:style-name="ce21" office:value-type="float" office:value="23199.999999649" calcext:value-type="float">
            <text:p>23,200</text:p>
          </table:table-cell>
          <table:table-cell table:style-name="ce21" office:value-type="float" office:value="68175.000000196" calcext:value-type="float">
            <text:p>68,17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table-cell table:style-name="ce92" table:formula="of:=[.N15]/[.Q15]" office:value-type="percentage" office:value="0.670968303249513" calcext:value-type="percentage">
            <text:p>67.1%</text:p>
          </table:table-cell>
          <table:table-cell table:style-name="ce92" table:formula="of:=[.E15]/[.Q15]" office:value-type="percentage" office:value="0.104746837570951" calcext:value-type="percentage">
            <text:p>10.5%</text:p>
          </table:table-cell>
          <table:table-cell table:style-name="ce92" table:formula="of:=[.I15]/[.Q15]" office:value-type="percentage" office:value="0.0582047164709382" calcext:value-type="percentage">
            <text:p>5.8%</text:p>
          </table:table-cell>
          <table:table-cell table:style-name="ce92" table:formula="of:=([.C15]+[.D15]+[.F15]+[.G15]+[.P15])/[.Q15]" office:value-type="percentage" office:value="0.166080142708603" calcext:value-type="percentage">
            <text:p>16.6%</text:p>
          </table:table-cell>
          <table:table-cell table:style-name="ce74" table:formula="of:=SUM([.S15:.V15])-1" office:value-type="percentage" office:value="5.77315972805081E-015" calcext:value-type="percentage">
            <text:p>0.00%</text:p>
          </table:table-cell>
          <table:table-cell table:number-columns-repeated="1001"/>
        </table:table-row>
        <table:table-row table:style-name="ro10">
          <table:table-cell table:style-name="ce13" office:value-type="float" office:value="2005" calcext:value-type="float">
            <text:p>2005</text:p>
          </table:table-cell>
          <table:table-cell/>
          <table:table-cell table:style-name="ce21" office:value-type="float" office:value="939.583668642999" calcext:value-type="float">
            <text:p>940</text:p>
          </table:table-cell>
          <table:table-cell table:style-name="ce21" office:value-type="float" office:value="2066.000000399" calcext:value-type="float">
            <text:p>2,066</text:p>
          </table:table-cell>
          <table:table-cell table:style-name="ce21" office:value-type="float" office:value="11367.9999997469" calcext:value-type="float">
            <text:p>11,368</text:p>
          </table:table-cell>
          <table:table-cell table:style-name="ce21" office:value-type="float" office:value="1667.99999999999" calcext:value-type="float">
            <text:p>1,668</text:p>
          </table:table-cell>
          <table:table-cell table:style-name="ce21" office:value-type="float" office:value="1451.124110902" calcext:value-type="float">
            <text:p>1,451</text:p>
          </table:table-cell>
          <table:table-cell table:style-name="ce21" office:value-type="float" office:value="16553.1241110479" calcext:value-type="float">
            <text:p>16,553</text:p>
          </table:table-cell>
          <table:table-cell table:style-name="ce21" office:value-type="float" office:value="6562.9999994" calcext:value-type="float">
            <text:p>6,563</text:p>
          </table:table-cell>
          <table:table-cell table:style-name="ce21" office:value-type="float" office:value="12574.00000061" calcext:value-type="float">
            <text:p>12,574</text:p>
          </table:table-cell>
          <table:table-cell table:style-name="ce21" office:value-type="float" office:value="8027.000000582" calcext:value-type="float">
            <text:p>8,027</text:p>
          </table:table-cell>
          <table:table-cell table:style-name="ce21" office:value-type="float" office:value="26900.999999622" calcext:value-type="float">
            <text:p>26,901</text:p>
          </table:table-cell>
          <table:table-cell table:style-name="ce21" office:value-type="float" office:value="25193.999999994" calcext:value-type="float">
            <text:p>25,194</text:p>
          </table:table-cell>
          <table:table-cell table:style-name="ce21" office:value-type="float" office:value="72696.000000808" calcext:value-type="float">
            <text:p>72,696</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table-cell table:style-name="ce92" table:formula="of:=[.N16]/[.Q16]" office:value-type="percentage" office:value="0.669786903058146" calcext:value-type="percentage">
            <text:p>67.0%</text:p>
          </table:table-cell>
          <table:table-cell table:style-name="ce92" table:formula="of:=[.E16]/[.Q16]" office:value-type="percentage" office:value="0.104739428767894" calcext:value-type="percentage">
            <text:p>10.5%</text:p>
          </table:table-cell>
          <table:table-cell table:style-name="ce92" table:formula="of:=[.I16]/[.Q16]" office:value-type="percentage" office:value="0.0604684087751717" calcext:value-type="percentage">
            <text:p>6.0%</text:p>
          </table:table-cell>
          <table:table-cell table:style-name="ce92" table:formula="of:=([.C16]+[.D16]+[.F16]+[.G16]+[.P16])/[.Q16]" office:value-type="percentage" office:value="0.165005259398787" calcext:value-type="percentage">
            <text:p>16.5%</text:p>
          </table:table-cell>
          <table:table-cell table:style-name="ce74" table:formula="of:=SUM([.S16:.V16])-1" office:value-type="percentage" office:value="0" calcext:value-type="percentage">
            <text:p>0.00%</text:p>
          </table:table-cell>
          <table:table-cell table:number-columns-repeated="1001"/>
        </table:table-row>
        <table:table-row table:style-name="ro10">
          <table:table-cell table:style-name="ce13" office:value-type="float" office:value="2006" calcext:value-type="float">
            <text:p>2006</text:p>
          </table:table-cell>
          <table:table-cell/>
          <table:table-cell table:style-name="ce21" office:value-type="float" office:value="1040.590705543" calcext:value-type="float">
            <text:p>1,041</text:p>
          </table:table-cell>
          <table:table-cell table:style-name="ce21" office:value-type="float" office:value="2027.999999956" calcext:value-type="float">
            <text:p>2,028</text:p>
          </table:table-cell>
          <table:table-cell table:style-name="ce21" office:value-type="float" office:value="11651.999999764" calcext:value-type="float">
            <text:p>11,652</text:p>
          </table:table-cell>
          <table:table-cell table:style-name="ce21" office:value-type="float" office:value="2002" calcext:value-type="float">
            <text:p>2,002</text:p>
          </table:table-cell>
          <table:table-cell table:style-name="ce21" office:value-type="float" office:value="1570.30401264" calcext:value-type="float">
            <text:p>1,570</text:p>
          </table:table-cell>
          <table:table-cell table:style-name="ce21" office:value-type="float" office:value="17252.30401236" calcext:value-type="float">
            <text:p>17,252</text:p>
          </table:table-cell>
          <table:table-cell table:style-name="ce21" office:value-type="float" office:value="7299.00000029999" calcext:value-type="float">
            <text:p>7,299</text:p>
          </table:table-cell>
          <table:table-cell table:style-name="ce21" office:value-type="float" office:value="13240.99999986" calcext:value-type="float">
            <text:p>13,241</text:p>
          </table:table-cell>
          <table:table-cell table:style-name="ce21" office:value-type="float" office:value="7672.999999826" calcext:value-type="float">
            <text:p>7,673</text:p>
          </table:table-cell>
          <table:table-cell table:style-name="ce21" office:value-type="float" office:value="29128.999999411" calcext:value-type="float">
            <text:p>29,129</text:p>
          </table:table-cell>
          <table:table-cell table:style-name="ce21" office:value-type="float" office:value="26385.00000071" calcext:value-type="float">
            <text:p>26,385</text:p>
          </table:table-cell>
          <table:table-cell table:style-name="ce21" office:value-type="float" office:value="76427.999999807" calcext:value-type="float">
            <text:p>76,428</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table-cell table:style-name="ce92" table:formula="of:=[.N17]/[.Q17]" office:value-type="percentage" office:value="0.668160098502136" calcext:value-type="percentage">
            <text:p>66.8%</text:p>
          </table:table-cell>
          <table:table-cell table:style-name="ce92" table:formula="of:=[.E17]/[.Q17]" office:value-type="percentage" office:value="0.101865827544995" calcext:value-type="percentage">
            <text:p>10.2%</text:p>
          </table:table-cell>
          <table:table-cell table:style-name="ce92" table:formula="of:=[.I17]/[.Q17]" office:value-type="percentage" office:value="0.063810390945463" calcext:value-type="percentage">
            <text:p>6.4%</text:p>
          </table:table-cell>
          <table:table-cell table:style-name="ce92" table:formula="of:=([.C17]+[.D17]+[.F17]+[.G17]+[.P17])/[.Q17]" office:value-type="percentage" office:value="0.166163683007408" calcext:value-type="percentage">
            <text:p>16.6%</text:p>
          </table:table-cell>
          <table:table-cell table:style-name="ce74" table:formula="of:=SUM([.S17:.V17])-1" office:value-type="percentage" office:value="0" calcext:value-type="percentage">
            <text:p>0.00%</text:p>
          </table:table-cell>
          <table:table-cell table:number-columns-repeated="1001"/>
        </table:table-row>
        <table:table-row table:style-name="ro10">
          <table:table-cell table:style-name="ce13" office:value-type="float" office:value="2007" calcext:value-type="float">
            <text:p>2007</text:p>
          </table:table-cell>
          <table:table-cell/>
          <table:table-cell table:style-name="ce21" office:value-type="float" office:value="1163.92427962463" calcext:value-type="float">
            <text:p>1,164</text:p>
          </table:table-cell>
          <table:table-cell table:style-name="ce21" office:value-type="float" office:value="2193.99999975022" calcext:value-type="float">
            <text:p>2,194</text:p>
          </table:table-cell>
          <table:table-cell table:style-name="ce21" office:value-type="float" office:value="11454.9999924218" calcext:value-type="float">
            <text:p>11,455</text:p>
          </table:table-cell>
          <table:table-cell table:style-name="ce21" office:value-type="float" office:value="2018.99999612059" calcext:value-type="float">
            <text:p>2,019</text:p>
          </table:table-cell>
          <table:table-cell table:style-name="ce21" office:value-type="float" office:value="1636.92354256926" calcext:value-type="float">
            <text:p>1,637</text:p>
          </table:table-cell>
          <table:table-cell table:style-name="ce21" office:value-type="float" office:value="17304.9235308619" calcext:value-type="float">
            <text:p>17,305</text:p>
          </table:table-cell>
          <table:table-cell table:style-name="ce21" office:value-type="float" office:value="7811.00000144762" calcext:value-type="float">
            <text:p>7,811</text:p>
          </table:table-cell>
          <table:table-cell table:style-name="ce21" office:value-type="float" office:value="13664.0000001052" calcext:value-type="float">
            <text:p>13,664</text:p>
          </table:table-cell>
          <table:table-cell table:style-name="ce21" office:value-type="float" office:value="8028.00000021201" calcext:value-type="float">
            <text:p>8,028</text:p>
          </table:table-cell>
          <table:table-cell table:style-name="ce21" office:value-type="float" office:value="31155.0000008808" calcext:value-type="float">
            <text:p>31,155</text:p>
          </table:table-cell>
          <table:table-cell table:style-name="ce21" office:value-type="float" office:value="27523.9999996443" calcext:value-type="float">
            <text:p>27,524</text:p>
          </table:table-cell>
          <table:table-cell table:style-name="ce21" office:value-type="float" office:value="80371.0000008423" calcext:value-type="float">
            <text:p>80,371</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table-cell table:style-name="ce92" table:formula="of:=[.N18]/[.Q18]" office:value-type="percentage" office:value="0.670592230975127" calcext:value-type="percentage">
            <text:p>67.1%</text:p>
          </table:table-cell>
          <table:table-cell table:style-name="ce92" table:formula="of:=[.E18]/[.Q18]" office:value-type="percentage" office:value="0.0955771858090318" calcext:value-type="percentage">
            <text:p>9.6%</text:p>
          </table:table-cell>
          <table:table-cell table:style-name="ce92" table:formula="of:=[.I18]/[.Q18]" office:value-type="percentage" office:value="0.0651727105182539" calcext:value-type="percentage">
            <text:p>6.5%</text:p>
          </table:table-cell>
          <table:table-cell table:style-name="ce92" table:formula="of:=([.C18]+[.D18]+[.F18]+[.G18]+[.P18])/[.Q18]" office:value-type="percentage" office:value="0.168657872697592" calcext:value-type="percentage">
            <text:p>16.9%</text:p>
          </table:table-cell>
          <table:table-cell table:style-name="ce74" table:formula="of:=SUM([.S18:.V18])-1" office:value-type="percentage" office:value="4.44089209850063E-015" calcext:value-type="percentage">
            <text:p>0.00%</text:p>
          </table:table-cell>
          <table:table-cell table:number-columns-repeated="1001"/>
        </table:table-row>
        <table:table-row table:style-name="ro10">
          <table:table-cell table:style-name="ce13" office:value-type="float" office:value="2008" calcext:value-type="float">
            <text:p>2008</text:p>
          </table:table-cell>
          <table:table-cell/>
          <table:table-cell table:style-name="ce21" office:value-type="float" office:value="1121.91055376978" calcext:value-type="float">
            <text:p>1,122</text:p>
          </table:table-cell>
          <table:table-cell table:style-name="ce21" office:value-type="float" office:value="2974.0000005094" calcext:value-type="float">
            <text:p>2,974</text:p>
          </table:table-cell>
          <table:table-cell table:style-name="ce21" office:value-type="float" office:value="12014.99999087" calcext:value-type="float">
            <text:p>12,015</text:p>
          </table:table-cell>
          <table:table-cell table:style-name="ce21" office:value-type="float" office:value="1840.99999499534" calcext:value-type="float">
            <text:p>1,841</text:p>
          </table:table-cell>
          <table:table-cell table:style-name="ce21" office:value-type="float" office:value="1673.72835067967" calcext:value-type="float">
            <text:p>1,674</text:p>
          </table:table-cell>
          <table:table-cell table:style-name="ce21" office:value-type="float" office:value="18503.7283370544" calcext:value-type="float">
            <text:p>18,504</text:p>
          </table:table-cell>
          <table:table-cell table:style-name="ce21" office:value-type="float" office:value="7348.00000066709" calcext:value-type="float">
            <text:p>7,348</text:p>
          </table:table-cell>
          <table:table-cell table:style-name="ce21" office:value-type="float" office:value="14541.0000002729" calcext:value-type="float">
            <text:p>14,541</text:p>
          </table:table-cell>
          <table:table-cell table:style-name="ce21" office:value-type="float" office:value="8347.9999999934" calcext:value-type="float">
            <text:p>8,348</text:p>
          </table:table-cell>
          <table:table-cell table:style-name="ce21" office:value-type="float" office:value="31864.0000015423" calcext:value-type="float">
            <text:p>31,864</text:p>
          </table:table-cell>
          <table:table-cell table:style-name="ce21" office:value-type="float" office:value="29008.999999011" calcext:value-type="float">
            <text:p>29,009</text:p>
          </table:table-cell>
          <table:table-cell table:style-name="ce21" office:value-type="float" office:value="83762.0000008198" calcext:value-type="float">
            <text:p>83,762</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table-cell table:style-name="ce92" table:formula="of:=[.N19]/[.Q19]" office:value-type="percentage" office:value="0.67618012965055" calcext:value-type="percentage">
            <text:p>67.6%</text:p>
          </table:table-cell>
          <table:table-cell table:style-name="ce92" table:formula="of:=[.E19]/[.Q19]" office:value-type="percentage" office:value="0.0969927204639135" calcext:value-type="percentage">
            <text:p>9.7%</text:p>
          </table:table-cell>
          <table:table-cell table:style-name="ce92" table:formula="of:=[.I19]/[.Q19]" office:value-type="percentage" office:value="0.0593177287203587" calcext:value-type="percentage">
            <text:p>5.9%</text:p>
          </table:table-cell>
          <table:table-cell table:style-name="ce92" table:formula="of:=([.C19]+[.D19]+[.F19]+[.G19]+[.P19])/[.Q19]" office:value-type="percentage" office:value="0.167509421165183" calcext:value-type="percentage">
            <text:p>16.8%</text:p>
          </table:table-cell>
          <table:table-cell table:style-name="ce74" table:formula="of:=SUM([.S19:.V19])-1" office:value-type="percentage" office:value="5.32907051820075E-015" calcext:value-type="percentage">
            <text:p>0.00%</text:p>
          </table:table-cell>
          <table:table-cell table:number-columns-repeated="1001"/>
        </table:table-row>
        <table:table-row table:style-name="ro10">
          <table:table-cell table:style-name="ce13" office:value-type="float" office:value="2009" calcext:value-type="float">
            <text:p>2009</text:p>
          </table:table-cell>
          <table:table-cell/>
          <table:table-cell table:style-name="ce21" office:value-type="float" office:value="1008.90451377034" calcext:value-type="float">
            <text:p>1,009</text:p>
          </table:table-cell>
          <table:table-cell table:style-name="ce21" office:value-type="float" office:value="2953.00000049357" calcext:value-type="float">
            <text:p>2,953</text:p>
          </table:table-cell>
          <table:table-cell table:style-name="ce21" office:value-type="float" office:value="12202.2964423339" calcext:value-type="float">
            <text:p>12,202</text:p>
          </table:table-cell>
          <table:table-cell table:style-name="ce21" office:value-type="float" office:value="2778.99999613704" calcext:value-type="float">
            <text:p>2,779</text:p>
          </table:table-cell>
          <table:table-cell table:style-name="ce21" office:value-type="float" office:value="1631.84717036487" calcext:value-type="float">
            <text:p>1,632</text:p>
          </table:table-cell>
          <table:table-cell table:style-name="ce21" office:value-type="float" office:value="19566.1436093294" calcext:value-type="float">
            <text:p>19,566</text:p>
          </table:table-cell>
          <table:table-cell table:style-name="ce21" office:value-type="float" office:value="6182.00000271708" calcext:value-type="float">
            <text:p>6,182</text:p>
          </table:table-cell>
          <table:table-cell table:style-name="ce21" office:value-type="float" office:value="14737.0000016764" calcext:value-type="float">
            <text:p>14,737</text:p>
          </table:table-cell>
          <table:table-cell table:style-name="ce21" office:value-type="float" office:value="8330.00000074111" calcext:value-type="float">
            <text:p>8,330</text:p>
          </table:table-cell>
          <table:table-cell table:style-name="ce21" office:value-type="float" office:value="31985.0000033868" calcext:value-type="float">
            <text:p>31,985</text:p>
          </table:table-cell>
          <table:table-cell table:style-name="ce21" office:value-type="float" office:value="29605.9999993848" calcext:value-type="float">
            <text:p>29,606</text:p>
          </table:table-cell>
          <table:table-cell table:style-name="ce21" office:value-type="float" office:value="84658.0000051892" calcext:value-type="float">
            <text:p>84,658</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table-cell table:style-name="ce92" table:formula="of:=[.N20]/[.Q20]" office:value-type="percentage" office:value="0.685501859594739" calcext:value-type="percentage">
            <text:p>68.6%</text:p>
          </table:table-cell>
          <table:table-cell table:style-name="ce92" table:formula="of:=[.E20]/[.Q20]" office:value-type="percentage" office:value="0.0988057466752514" calcext:value-type="percentage">
            <text:p>9.9%</text:p>
          </table:table-cell>
          <table:table-cell table:style-name="ce92" table:formula="of:=[.I20]/[.Q20]" office:value-type="percentage" office:value="0.0500575550759229" calcext:value-type="percentage">
            <text:p>5.0%</text:p>
          </table:table-cell>
          <table:table-cell table:style-name="ce92" table:formula="of:=([.C20]+[.D20]+[.F20]+[.G20]+[.P20])/[.Q20]" office:value-type="percentage" office:value="0.165634838654086" calcext:value-type="percentage">
            <text:p>16.6%</text:p>
          </table:table-cell>
          <table:table-cell table:style-name="ce74" table:formula="of:=SUM([.S20:.V20])-1" office:value-type="percentage" office:value="0" calcext:value-type="percentage">
            <text:p>0.00%</text:p>
          </table:table-cell>
          <table:table-cell table:number-columns-repeated="1001"/>
        </table:table-row>
        <table:table-row table:style-name="ro10">
          <table:table-cell table:style-name="ce13" office:value-type="float" office:value="2010" calcext:value-type="float">
            <text:p>2010</text:p>
          </table:table-cell>
          <table:table-cell/>
          <table:table-cell table:style-name="ce21" office:value-type="float" office:value="1364.58358802999" calcext:value-type="float">
            <text:p>1,365</text:p>
          </table:table-cell>
          <table:table-cell table:style-name="ce21" office:value-type="float" office:value="2705.000000114" calcext:value-type="float">
            <text:p>2,705</text:p>
          </table:table-cell>
          <table:table-cell table:style-name="ce21" office:value-type="float" office:value="12056.000000079" calcext:value-type="float">
            <text:p>12,056</text:p>
          </table:table-cell>
          <table:table-cell table:style-name="ce21" office:value-type="float" office:value="1899.99999998999" calcext:value-type="float">
            <text:p>1,900</text:p>
          </table:table-cell>
          <table:table-cell table:style-name="ce21" office:value-type="float" office:value="1680.681394266" calcext:value-type="float">
            <text:p>1,681</text:p>
          </table:table-cell>
          <table:table-cell table:style-name="ce21" office:value-type="float" office:value="18341.681394449" calcext:value-type="float">
            <text:p>18,342</text:p>
          </table:table-cell>
          <table:table-cell table:style-name="ce21" office:value-type="float" office:value="6469.00000079999" calcext:value-type="float">
            <text:p>6,469</text:p>
          </table:table-cell>
          <table:table-cell table:style-name="ce21" office:value-type="float" office:value="14843.0000003999" calcext:value-type="float">
            <text:p>14,843</text:p>
          </table:table-cell>
          <table:table-cell table:style-name="ce21" office:value-type="float" office:value="8337.999999668" calcext:value-type="float">
            <text:p>8,338</text:p>
          </table:table-cell>
          <table:table-cell table:style-name="ce21" office:value-type="float" office:value="30761.999999428" calcext:value-type="float">
            <text:p>30,762</text:p>
          </table:table-cell>
          <table:table-cell table:style-name="ce21" office:value-type="float" office:value="29998.000000121" calcext:value-type="float">
            <text:p>29,998</text:p>
          </table:table-cell>
          <table:table-cell table:style-name="ce21" office:value-type="float" office:value="83940.999999617" calcext:value-type="float">
            <text:p>83,941</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table-cell table:style-name="ce92" table:formula="of:=[.N21]/[.Q21]" office:value-type="percentage" office:value="0.678271886298636" calcext:value-type="percentage">
            <text:p>67.8%</text:p>
          </table:table-cell>
          <table:table-cell table:style-name="ce92" table:formula="of:=[.E21]/[.Q21]" office:value-type="percentage" office:value="0.0974165885718213" calcext:value-type="percentage">
            <text:p>9.7%</text:p>
          </table:table-cell>
          <table:table-cell table:style-name="ce92" table:formula="of:=[.I21]/[.Q21]" office:value-type="percentage" office:value="0.0522717245806996" calcext:value-type="percentage">
            <text:p>5.2%</text:p>
          </table:table-cell>
          <table:table-cell table:style-name="ce92" table:formula="of:=([.C21]+[.D21]+[.F21]+[.G21]+[.P21])/[.Q21]" office:value-type="percentage" office:value="0.17203980054885" calcext:value-type="percentage">
            <text:p>17.2%</text:p>
          </table:table-cell>
          <table:table-cell table:style-name="ce74" table:formula="of:=SUM([.S21:.V21])-1" office:value-type="percentage" office:value="7.105427357601E-015" calcext:value-type="percentage">
            <text:p>0.00%</text:p>
          </table:table-cell>
          <table:table-cell table:number-columns-repeated="1001"/>
        </table:table-row>
        <table:table-row table:style-name="ro10">
          <table:table-cell table:style-name="ce13" office:value-type="float" office:value="2011" calcext:value-type="float">
            <text:p>2011</text:p>
          </table:table-cell>
          <table:table-cell/>
          <table:table-cell table:style-name="ce21" office:value-type="float" office:value="1431.74924857061" calcext:value-type="float">
            <text:p>1,432</text:p>
          </table:table-cell>
          <table:table-cell table:style-name="ce21" office:value-type="float" office:value="2848.99999967636" calcext:value-type="float">
            <text:p>2,849</text:p>
          </table:table-cell>
          <table:table-cell table:style-name="ce21" office:value-type="float" office:value="12200.9999917762" calcext:value-type="float">
            <text:p>12,201</text:p>
          </table:table-cell>
          <table:table-cell table:style-name="ce21" office:value-type="float" office:value="1846.99999545634" calcext:value-type="float">
            <text:p>1,847</text:p>
          </table:table-cell>
          <table:table-cell table:style-name="ce21" office:value-type="float" office:value="1752.67388189122" calcext:value-type="float">
            <text:p>1,753</text:p>
          </table:table-cell>
          <table:table-cell table:style-name="ce21" office:value-type="float" office:value="18649.6738688001" calcext:value-type="float">
            <text:p>18,650</text:p>
          </table:table-cell>
          <table:table-cell table:style-name="ce21" office:value-type="float" office:value="6771.0000011273" calcext:value-type="float">
            <text:p>6,771</text:p>
          </table:table-cell>
          <table:table-cell table:style-name="ce21" office:value-type="float" office:value="14901.000000802" calcext:value-type="float">
            <text:p>14,901</text:p>
          </table:table-cell>
          <table:table-cell table:style-name="ce21" office:value-type="float" office:value="8709.99999993652" calcext:value-type="float">
            <text:p>8,710</text:p>
          </table:table-cell>
          <table:table-cell table:style-name="ce21" office:value-type="float" office:value="32152.0000030096" calcext:value-type="float">
            <text:p>32,152</text:p>
          </table:table-cell>
          <table:table-cell table:style-name="ce21" office:value-type="float" office:value="30522.9999996955" calcext:value-type="float">
            <text:p>30,523</text:p>
          </table:table-cell>
          <table:table-cell table:style-name="ce21" office:value-type="float" office:value="86286.0000034437" calcext:value-type="float">
            <text:p>86,286</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table-cell table:style-name="ce92" table:formula="of:=[.N22]/[.Q22]" office:value-type="percentage" office:value="0.672880297602151" calcext:value-type="percentage">
            <text:p>67.3%</text:p>
          </table:table-cell>
          <table:table-cell table:style-name="ce92" table:formula="of:=[.E22]/[.Q22]" office:value-type="percentage" office:value="0.0951465186146369" calcext:value-type="percentage">
            <text:p>9.5%</text:p>
          </table:table-cell>
          <table:table-cell table:style-name="ce92" table:formula="of:=[.I22]/[.Q22]" office:value-type="percentage" office:value="0.0528019898435537" calcext:value-type="percentage">
            <text:p>5.3%</text:p>
          </table:table-cell>
          <table:table-cell table:style-name="ce92" table:formula="of:=([.C22]+[.D22]+[.F22]+[.G22]+[.P22])/[.Q22]" office:value-type="percentage" office:value="0.179171193939663" calcext:value-type="percentage">
            <text:p>17.9%</text:p>
          </table:table-cell>
          <table:table-cell table:style-name="ce74" table:formula="of:=SUM([.S22:.V22])-1" office:value-type="percentage" office:value="4.88498130835069E-015" calcext:value-type="percentage">
            <text:p>0.00%</text:p>
          </table:table-cell>
          <table:table-cell table:number-columns-repeated="1001"/>
        </table:table-row>
        <table:table-row table:style-name="ro10">
          <table:table-cell table:style-name="ce13" office:value-type="float" office:value="2012" calcext:value-type="float">
            <text:p>2012</text:p>
          </table:table-cell>
          <table:table-cell/>
          <table:table-cell table:style-name="ce21" office:value-type="float" office:value="1471.241364098" calcext:value-type="float">
            <text:p>1,471</text:p>
          </table:table-cell>
          <table:table-cell table:style-name="ce21" office:value-type="float" office:value="3072.000000143" calcext:value-type="float">
            <text:p>3,072</text:p>
          </table:table-cell>
          <table:table-cell table:style-name="ce21" office:value-type="float" office:value="12416.9999931378" calcext:value-type="float">
            <text:p>12,417</text:p>
          </table:table-cell>
          <table:table-cell table:style-name="ce21" office:value-type="float" office:value="2658.0000004" calcext:value-type="float">
            <text:p>2,658</text:p>
          </table:table-cell>
          <table:table-cell table:style-name="ce21" office:value-type="float" office:value="1657.542308261" calcext:value-type="float">
            <text:p>1,658</text:p>
          </table:table-cell>
          <table:table-cell table:style-name="ce21" office:value-type="float" office:value="19804.5423019418" calcext:value-type="float">
            <text:p>19,805</text:p>
          </table:table-cell>
          <table:table-cell table:style-name="ce21" office:value-type="float" office:value="6792.0000003" calcext:value-type="float">
            <text:p>6,792</text:p>
          </table:table-cell>
          <table:table-cell table:style-name="ce21" office:value-type="float" office:value="15665.0000003799" calcext:value-type="float">
            <text:p>15,665</text:p>
          </table:table-cell>
          <table:table-cell table:style-name="ce21" office:value-type="float" office:value="8716.000000111" calcext:value-type="float">
            <text:p>8,716</text:p>
          </table:table-cell>
          <table:table-cell table:style-name="ce21" office:value-type="float" office:value="34016.000000141" calcext:value-type="float">
            <text:p>34,016</text:p>
          </table:table-cell>
          <table:table-cell table:style-name="ce21" office:value-type="float" office:value="30658.000000828" calcext:value-type="float">
            <text:p>30,658</text:p>
          </table:table-cell>
          <table:table-cell table:style-name="ce21" office:value-type="float" office:value="89055.00000146" calcext:value-type="float">
            <text:p>89,055</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table-cell table:style-name="ce92" table:formula="of:=[.N23]/[.Q23]" office:value-type="percentage" office:value="0.671981604203137" calcext:value-type="percentage">
            <text:p>67.2%</text:p>
          </table:table-cell>
          <table:table-cell table:style-name="ce92" table:formula="of:=[.E23]/[.Q23]" office:value-type="percentage" office:value="0.0936948579489336" calcext:value-type="percentage">
            <text:p>9.4%</text:p>
          </table:table-cell>
          <table:table-cell table:style-name="ce92" table:formula="of:=[.I23]/[.Q23]" office:value-type="percentage" office:value="0.0512503403051426" calcext:value-type="percentage">
            <text:p>5.1%</text:p>
          </table:table-cell>
          <table:table-cell table:style-name="ce92" table:formula="of:=([.C23]+[.D23]+[.F23]+[.G23]+[.P23])/[.Q23]" office:value-type="percentage" office:value="0.183073197542792" calcext:value-type="percentage">
            <text:p>18.3%</text:p>
          </table:table-cell>
          <table:table-cell table:style-name="ce74" table:formula="of:=SUM([.S23:.V23])-1" office:value-type="percentage" office:value="4.44089209850063E-015" calcext:value-type="percentage">
            <text:p>0.00%</text:p>
          </table:table-cell>
          <table:table-cell table:number-columns-repeated="1001"/>
        </table:table-row>
        <table:table-row table:style-name="ro10">
          <table:table-cell table:style-name="ce13" office:value-type="float" office:value="2013" calcext:value-type="float">
            <text:p>2013</text:p>
          </table:table-cell>
          <table:table-cell/>
          <table:table-cell table:style-name="ce21" office:value-type="float" office:value="1645.829206302" calcext:value-type="float">
            <text:p>1,646</text:p>
          </table:table-cell>
          <table:table-cell table:style-name="ce21" office:value-type="float" office:value="2615.000000167" calcext:value-type="float">
            <text:p>2,615</text:p>
          </table:table-cell>
          <table:table-cell table:style-name="ce21" office:value-type="float" office:value="13118.999999921" calcext:value-type="float">
            <text:p>13,119</text:p>
          </table:table-cell>
          <table:table-cell table:style-name="ce21" office:value-type="float" office:value="3681" calcext:value-type="float">
            <text:p>3,681</text:p>
          </table:table-cell>
          <table:table-cell table:style-name="ce21" office:value-type="float" office:value="1646.06810371" calcext:value-type="float">
            <text:p>1,646</text:p>
          </table:table-cell>
          <table:table-cell table:style-name="ce21" office:value-type="float" office:value="21061.068103798" calcext:value-type="float">
            <text:p>21,061</text:p>
          </table:table-cell>
          <table:table-cell table:style-name="ce21" office:value-type="float" office:value="7328.99999900999" calcext:value-type="float">
            <text:p>7,329</text:p>
          </table:table-cell>
          <table:table-cell table:style-name="ce21" office:value-type="float" office:value="16712.0000002699" calcext:value-type="float">
            <text:p>16,712</text:p>
          </table:table-cell>
          <table:table-cell table:style-name="ce21" office:value-type="float" office:value="9428.000000275" calcext:value-type="float">
            <text:p>9,428</text:p>
          </table:table-cell>
          <table:table-cell table:style-name="ce21" office:value-type="float" office:value="35693.999999762" calcext:value-type="float">
            <text:p>35,694</text:p>
          </table:table-cell>
          <table:table-cell table:style-name="ce21" office:value-type="float" office:value="30980.999998949" calcext:value-type="float">
            <text:p>30,981</text:p>
          </table:table-cell>
          <table:table-cell table:style-name="ce21" office:value-type="float" office:value="92814.999999256" calcext:value-type="float">
            <text:p>92,815</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table-cell table:style-name="ce92" table:formula="of:=[.N24]/[.Q24]" office:value-type="percentage" office:value="0.666884457697709" calcext:value-type="percentage">
            <text:p>66.7%</text:p>
          </table:table-cell>
          <table:table-cell table:style-name="ce92" table:formula="of:=[.E24]/[.Q24]" office:value-type="percentage" office:value="0.0942612422620663" calcext:value-type="percentage">
            <text:p>9.4%</text:p>
          </table:table-cell>
          <table:table-cell table:style-name="ce92" table:formula="of:=[.I24]/[.Q24]" office:value-type="percentage" office:value="0.0526595506097663" calcext:value-type="percentage">
            <text:p>5.3%</text:p>
          </table:table-cell>
          <table:table-cell table:style-name="ce92" table:formula="of:=([.C24]+[.D24]+[.F24]+[.G24]+[.P24])/[.Q24]" office:value-type="percentage" office:value="0.186194749430465" calcext:value-type="percentage">
            <text:p>18.6%</text:p>
          </table:table-cell>
          <table:table-cell table:style-name="ce74" table:formula="of:=SUM([.S24:.V24])-1" office:value-type="percentage" office:value="6.43929354282591E-015" calcext:value-type="percentage">
            <text:p>0.00%</text:p>
          </table:table-cell>
          <table:table-cell table:number-columns-repeated="1001"/>
        </table:table-row>
        <table:table-row table:style-name="ro10">
          <table:table-cell office:value-type="float" office:value="2014" calcext:value-type="float">
            <text:p>2014</text:p>
          </table:table-cell>
          <table:table-cell/>
          <table:table-cell table:style-name="ce21" office:value-type="float" office:value="1733.420233315" calcext:value-type="float">
            <text:p>1,733</text:p>
          </table:table-cell>
          <table:table-cell table:style-name="ce21" office:value-type="float" office:value="2542.999999714" calcext:value-type="float">
            <text:p>2,543</text:p>
          </table:table-cell>
          <table:table-cell table:style-name="ce21" office:value-type="float" office:value="13896.000000204" calcext:value-type="float">
            <text:p>13,896</text:p>
          </table:table-cell>
          <table:table-cell table:style-name="ce21" office:value-type="float" office:value="3931.99999974" calcext:value-type="float">
            <text:p>3,932</text:p>
          </table:table-cell>
          <table:table-cell table:style-name="ce21" office:value-type="float" office:value="1741.401613441" calcext:value-type="float">
            <text:p>1,741</text:p>
          </table:table-cell>
          <table:table-cell table:style-name="ce21" office:value-type="float" office:value="22112.401613099" calcext:value-type="float">
            <text:p>22,112</text:p>
          </table:table-cell>
          <table:table-cell table:style-name="ce21" office:value-type="float" office:value="7667.0000001" calcext:value-type="float">
            <text:p>7,667</text:p>
          </table:table-cell>
          <table:table-cell table:style-name="ce21" office:value-type="float" office:value="17635.00000007" calcext:value-type="float">
            <text:p>17,635</text:p>
          </table:table-cell>
          <table:table-cell table:style-name="ce21" office:value-type="float" office:value="10046.000000499" calcext:value-type="float">
            <text:p>10,046</text:p>
          </table:table-cell>
          <table:table-cell table:style-name="ce21" office:value-type="float" office:value="37438.999999443" calcext:value-type="float">
            <text:p>37,439</text:p>
          </table:table-cell>
          <table:table-cell table:style-name="ce21" office:value-type="float" office:value="32248.000000842" calcext:value-type="float">
            <text:p>32,248</text:p>
          </table:table-cell>
          <table:table-cell table:style-name="ce21" office:value-type="float" office:value="97368.000000854" calcext:value-type="float">
            <text:p>97,36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table-cell table:style-name="ce92" table:formula="of:=[.N25]/[.Q25]" office:value-type="percentage" office:value="0.667706234061122" calcext:value-type="percentage">
            <text:p>66.8%</text:p>
          </table:table-cell>
          <table:table-cell table:style-name="ce92" table:formula="of:=[.E25]/[.Q25]" office:value-type="percentage" office:value="0.0952925584233853" calcext:value-type="percentage">
            <text:p>9.5%</text:p>
          </table:table-cell>
          <table:table-cell table:style-name="ce92" table:formula="of:=[.I25]/[.Q25]" office:value-type="percentage" office:value="0.0525768599187463" calcext:value-type="percentage">
            <text:p>5.3%</text:p>
          </table:table-cell>
          <table:table-cell table:style-name="ce92" table:formula="of:=([.C25]+[.D25]+[.F25]+[.G25]+[.P25])/[.Q25]" office:value-type="percentage" office:value="0.184424347596748" calcext:value-type="percentage">
            <text:p>18.4%</text:p>
          </table:table-cell>
          <table:table-cell table:style-name="ce74" table:formula="of:=SUM([.S25:.V25])-1" office:value-type="percentage" office:value="0" calcext:value-type="percentage">
            <text:p>0.00%</text:p>
          </table:table-cell>
          <table:table-cell table:number-columns-repeated="1001"/>
        </table:table-row>
        <table:table-row table:style-name="ro10">
          <table:table-cell office:value-type="float" office:value="2015" calcext:value-type="float">
            <text:p>2015</text:p>
          </table:table-cell>
          <table:table-cell/>
          <table:table-cell table:style-name="ce21" office:value-type="float" office:value="1606.416663085" calcext:value-type="float">
            <text:p>1,606</text:p>
          </table:table-cell>
          <table:table-cell table:style-name="ce21" office:value-type="float" office:value="2497.99999991899" calcext:value-type="float">
            <text:p>2,498</text:p>
          </table:table-cell>
          <table:table-cell table:style-name="ce21" office:value-type="float" office:value="13815.999999866" calcext:value-type="float">
            <text:p>13,816</text:p>
          </table:table-cell>
          <table:table-cell table:style-name="ce21" office:value-type="float" office:value="3977.00000584694" calcext:value-type="float">
            <text:p>3,977</text:p>
          </table:table-cell>
          <table:table-cell table:style-name="ce21" office:value-type="float" office:value="1737.680495742" calcext:value-type="float">
            <text:p>1,738</text:p>
          </table:table-cell>
          <table:table-cell table:style-name="ce21" office:value-type="float" office:value="22028.6805013739" calcext:value-type="float">
            <text:p>22,029</text:p>
          </table:table-cell>
          <table:table-cell table:style-name="ce21" office:value-type="float" office:value="7843.00000059" calcext:value-type="float">
            <text:p>7,843</text:p>
          </table:table-cell>
          <table:table-cell table:style-name="ce21" office:value-type="float" office:value="17315.00000073" calcext:value-type="float">
            <text:p>17,315</text:p>
          </table:table-cell>
          <table:table-cell table:style-name="ce21" office:value-type="float" office:value="10408.999999443" calcext:value-type="float">
            <text:p>10,409</text:p>
          </table:table-cell>
          <table:table-cell table:style-name="ce21" office:value-type="float" office:value="37773.9999984929" calcext:value-type="float">
            <text:p>37,774</text:p>
          </table:table-cell>
          <table:table-cell table:style-name="ce21" office:value-type="float" office:value="32849.000001354" calcext:value-type="float">
            <text:p>32,849</text:p>
          </table:table-cell>
          <table:table-cell table:style-name="ce21" office:value-type="float" office:value="98347.00000002" calcext:value-type="float">
            <text:p>98,347</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table-cell table:style-name="ce92" table:formula="of:=[.N26]/[.Q26]" office:value-type="percentage" office:value="0.670072651582136" calcext:value-type="percentage">
            <text:p>67.0%</text:p>
          </table:table-cell>
          <table:table-cell table:style-name="ce92" table:formula="of:=[.E26]/[.Q26]" office:value-type="percentage" office:value="0.0941332603350089" calcext:value-type="percentage">
            <text:p>9.4%</text:p>
          </table:table-cell>
          <table:table-cell table:style-name="ce92" table:formula="of:=[.I26]/[.Q26]" office:value-type="percentage" office:value="0.053437113554587" calcext:value-type="percentage">
            <text:p>5.3%</text:p>
          </table:table-cell>
          <table:table-cell table:style-name="ce92" table:formula="of:=([.C26]+[.D26]+[.F26]+[.G26]+[.P26])/[.Q26]" office:value-type="percentage" office:value="0.182356974528273" calcext:value-type="percentage">
            <text:p>18.2%</text:p>
          </table:table-cell>
          <table:table-cell table:style-name="ce74" table:formula="of:=SUM([.S26:.V26])-1" office:value-type="percentage" office:value="4.88498130835069E-015" calcext:value-type="percentage">
            <text:p>0.00%</text:p>
          </table:table-cell>
          <table:table-cell table:number-columns-repeated="1001"/>
        </table:table-row>
        <table:table-row table:style-name="ro10">
          <table:table-cell office:value-type="float" office:value="2016" calcext:value-type="float">
            <text:p>2016</text:p>
          </table:table-cell>
          <table:table-cell/>
          <table:table-cell table:style-name="ce21" office:value-type="float" office:value="1716.291853805" calcext:value-type="float">
            <text:p>1,716</text:p>
          </table:table-cell>
          <table:table-cell table:style-name="ce21" office:value-type="float" office:value="2508.00000019799" calcext:value-type="float">
            <text:p>2,508</text:p>
          </table:table-cell>
          <table:table-cell table:style-name="ce21" office:value-type="float" office:value="14028.000000366" calcext:value-type="float">
            <text:p>14,028</text:p>
          </table:table-cell>
          <table:table-cell table:style-name="ce21" office:value-type="float" office:value="4431.00000201871" calcext:value-type="float">
            <text:p>4,431</text:p>
          </table:table-cell>
          <table:table-cell table:style-name="ce21" office:value-type="float" office:value="1852.99999999599" calcext:value-type="float">
            <text:p>1,853</text:p>
          </table:table-cell>
          <table:table-cell table:style-name="ce21" office:value-type="float" office:value="22820.0000025787" calcext:value-type="float">
            <text:p>22,820</text:p>
          </table:table-cell>
          <table:table-cell table:style-name="ce21" office:value-type="float" office:value="7777.99999979999" calcext:value-type="float">
            <text:p>7,778</text:p>
          </table:table-cell>
          <table:table-cell table:style-name="ce21" office:value-type="float" office:value="17579.9999997" calcext:value-type="float">
            <text:p>17,580</text:p>
          </table:table-cell>
          <table:table-cell table:style-name="ce21" office:value-type="float" office:value="10539.99999963" calcext:value-type="float">
            <text:p>10,540</text:p>
          </table:table-cell>
          <table:table-cell table:style-name="ce21" office:value-type="float" office:value="39096.999999871" calcext:value-type="float">
            <text:p>39,097</text:p>
          </table:table-cell>
          <table:table-cell table:style-name="ce21" office:value-type="float" office:value="34172.999999992" calcext:value-type="float">
            <text:p>34,173</text:p>
          </table:table-cell>
          <table:table-cell table:style-name="ce21" office:value-type="float" office:value="101389.999999193" calcext:value-type="float">
            <text:p>101,390</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table-cell table:style-name="ce92" table:formula="of:=[.N27]/[.Q27]" office:value-type="percentage" office:value="0.670438954483307" calcext:value-type="percentage">
            <text:p>67.0%</text:p>
          </table:table-cell>
          <table:table-cell table:style-name="ce92" table:formula="of:=[.E27]/[.Q27]" office:value-type="percentage" office:value="0.0927598151081179" calcext:value-type="percentage">
            <text:p>9.3%</text:p>
          </table:table-cell>
          <table:table-cell table:style-name="ce92" table:formula="of:=[.I27]/[.Q27]" office:value-type="percentage" office:value="0.0514318393123442" calcext:value-type="percentage">
            <text:p>5.1%</text:p>
          </table:table-cell>
          <table:table-cell table:style-name="ce92" table:formula="of:=([.C27]+[.D27]+[.F27]+[.G27]+[.P27])/[.Q27]" office:value-type="percentage" office:value="0.185369391096233" calcext:value-type="percentage">
            <text:p>18.5%</text:p>
          </table:table-cell>
          <table:table-cell table:style-name="ce74" table:formula="of:=SUM([.S27:.V27])-1" office:value-type="percentage" office:value="0" calcext:value-type="percentage">
            <text:p>0.00%</text:p>
          </table:table-cell>
          <table:table-cell table:number-columns-repeated="1001"/>
        </table:table-row>
        <table:table-row table:style-name="ro10">
          <table:table-cell office:value-type="float" office:value="2017" calcext:value-type="float">
            <text:p>2017</text:p>
          </table:table-cell>
          <table:table-cell/>
          <table:table-cell table:style-name="ce21" office:value-type="float" office:value="1851.41706971291" calcext:value-type="float">
            <text:p>1,851</text:p>
          </table:table-cell>
          <table:table-cell table:style-name="ce21" office:value-type="float" office:value="2990.7219156376" calcext:value-type="float">
            <text:p>2,991</text:p>
          </table:table-cell>
          <table:table-cell table:style-name="ce21" office:value-type="float" office:value="14643.0200732948" calcext:value-type="float">
            <text:p>14,643</text:p>
          </table:table-cell>
          <table:table-cell table:style-name="ce21" office:value-type="float" office:value="4743.9180895784" calcext:value-type="float">
            <text:p>4,744</text:p>
          </table:table-cell>
          <table:table-cell table:style-name="ce21" office:value-type="float" office:value="1989.54170312023" calcext:value-type="float">
            <text:p>1,990</text:p>
          </table:table-cell>
          <table:table-cell table:style-name="ce21" office:value-type="float" office:value="24367.2017816311" calcext:value-type="float">
            <text:p>24,367</text:p>
          </table:table-cell>
          <table:table-cell table:style-name="ce21" office:value-type="float" office:value="8203.26841304492" calcext:value-type="float">
            <text:p>8,203</text:p>
          </table:table-cell>
          <table:table-cell table:style-name="ce21" office:value-type="float" office:value="18368.6700939934" calcext:value-type="float">
            <text:p>18,369</text:p>
          </table:table-cell>
          <table:table-cell table:style-name="ce21" office:value-type="float" office:value="10897.797458935" calcext:value-type="float">
            <text:p>10,898</text:p>
          </table:table-cell>
          <table:table-cell table:style-name="ce21" office:value-type="float" office:value="40002.6691170453" calcext:value-type="float">
            <text:p>40,003</text:p>
          </table:table-cell>
          <table:table-cell table:style-name="ce21" office:value-type="float" office:value="35448.8170376933" calcext:value-type="float">
            <text:p>35,449</text:p>
          </table:table-cell>
          <table:table-cell table:style-name="ce21" office:value-type="float" office:value="104717.953707667" calcext:value-type="float">
            <text:p>104,718</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table-cell table:style-name="ce92" table:formula="of:=[.N28]/[.Q28]" office:value-type="percentage" office:value="0.665286340619516" calcext:value-type="percentage">
            <text:p>66.5%</text:p>
          </table:table-cell>
          <table:table-cell table:style-name="ce92" table:formula="of:=[.E28]/[.Q28]" office:value-type="percentage" office:value="0.0930289496238233" calcext:value-type="percentage">
            <text:p>9.3%</text:p>
          </table:table-cell>
          <table:table-cell table:style-name="ce92" table:formula="of:=[.I28]/[.Q28]" office:value-type="percentage" office:value="0.0521163967629626" calcext:value-type="percentage">
            <text:p>5.2%</text:p>
          </table:table-cell>
          <table:table-cell table:style-name="ce92" table:formula="of:=([.C28]+[.D28]+[.F28]+[.G28]+[.P28])/[.Q28]" office:value-type="percentage" office:value="0.189568312993702" calcext:value-type="percentage">
            <text:p>19.0%</text:p>
          </table:table-cell>
          <table:table-cell table:style-name="ce74" table:formula="of:=SUM([.S28:.V28])-1" office:value-type="percentage" office:value="3.5527136788005E-015" calcext:value-type="percentage">
            <text:p>0.00%</text:p>
          </table:table-cell>
          <table:table-cell table:number-columns-repeated="1001"/>
        </table:table-row>
        <table:table-row table:style-name="ro10">
          <table:table-cell office:value-type="float" office:value="2018" calcext:value-type="float">
            <text:p>2018</text:p>
          </table:table-cell>
          <table:table-cell/>
          <table:table-cell table:style-name="ce21" office:value-type="float" office:value="1871.11840013021" calcext:value-type="float">
            <text:p>1,871</text:p>
          </table:table-cell>
          <table:table-cell table:style-name="ce21" office:value-type="float" office:value="3152.23589898345" calcext:value-type="float">
            <text:p>3,152</text:p>
          </table:table-cell>
          <table:table-cell table:style-name="ce21" office:value-type="float" office:value="15433.2189557687" calcext:value-type="float">
            <text:p>15,433</text:p>
          </table:table-cell>
          <table:table-cell table:style-name="ce21" office:value-type="float" office:value="5211.81823952242" calcext:value-type="float">
            <text:p>5,212</text:p>
          </table:table-cell>
          <table:table-cell table:style-name="ce21" office:value-type="float" office:value="2057.94605548992" calcext:value-type="float">
            <text:p>2,058</text:p>
          </table:table-cell>
          <table:table-cell table:style-name="ce21" office:value-type="float" office:value="25855.2191497645" calcext:value-type="float">
            <text:p>25,855</text:p>
          </table:table-cell>
          <table:table-cell table:style-name="ce21" office:value-type="float" office:value="8367.9506163899" calcext:value-type="float">
            <text:p>8,368</text:p>
          </table:table-cell>
          <table:table-cell table:style-name="ce21" office:value-type="float" office:value="19184.0378548369" calcext:value-type="float">
            <text:p>19,184</text:p>
          </table:table-cell>
          <table:table-cell table:style-name="ce21" office:value-type="float" office:value="11298.37014363" calcext:value-type="float">
            <text:p>11,298</text:p>
          </table:table-cell>
          <table:table-cell table:style-name="ce21" office:value-type="float" office:value="41458.222224705" calcext:value-type="float">
            <text:p>41,458</text:p>
          </table:table-cell>
          <table:table-cell table:style-name="ce21" office:value-type="float" office:value="36777.9847582934" calcext:value-type="float">
            <text:p>36,778</text:p>
          </table:table-cell>
          <table:table-cell table:style-name="ce21" office:value-type="float" office:value="108718.614981465" calcext:value-type="float">
            <text:p>108,719</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table-cell table:style-name="ce92" table:formula="of:=[.N29]/[.Q29]" office:value-type="percentage" office:value="0.663366703476762" calcext:value-type="percentage">
            <text:p>66.3%</text:p>
          </table:table-cell>
          <table:table-cell table:style-name="ce92" table:formula="of:=[.E29]/[.Q29]" office:value-type="percentage" office:value="0.0941686350995989" calcext:value-type="percentage">
            <text:p>9.4%</text:p>
          </table:table-cell>
          <table:table-cell table:style-name="ce92" table:formula="of:=[.I29]/[.Q29]" office:value-type="percentage" office:value="0.0510585957721893" calcext:value-type="percentage">
            <text:p>5.1%</text:p>
          </table:table-cell>
          <table:table-cell table:style-name="ce92" table:formula="of:=([.C29]+[.D29]+[.F29]+[.G29]+[.P29])/[.Q29]" office:value-type="percentage" office:value="0.191406065651447" calcext:value-type="percentage">
            <text:p>19.1%</text:p>
          </table:table-cell>
          <table:table-cell table:style-name="ce74" table:formula="of:=SUM([.S29:.V29])-1" office:value-type="percentage" office:value="0" calcext:value-type="percentage">
            <text:p>0.00%</text:p>
          </table:table-cell>
          <table:table-cell table:number-columns-repeated="1001"/>
        </table:table-row>
        <table:table-row table:style-name="ro10">
          <table:table-cell office:value-type="float" office:value="2019" calcext:value-type="float">
            <text:p>2019</text:p>
          </table:table-cell>
          <table:table-cell/>
          <table:table-cell table:style-name="ce21" office:value-type="float" office:value="1918.11435049078" calcext:value-type="float">
            <text:p>1,918</text:p>
          </table:table-cell>
          <table:table-cell table:style-name="ce21" office:value-type="float" office:value="3214.31833800776" calcext:value-type="float">
            <text:p>3,214</text:p>
          </table:table-cell>
          <table:table-cell table:style-name="ce21" office:value-type="float" office:value="15499.4372090243" calcext:value-type="float">
            <text:p>15,499</text:p>
          </table:table-cell>
          <table:table-cell table:style-name="ce21" office:value-type="float" office:value="5583.48213625567" calcext:value-type="float">
            <text:p>5,583</text:p>
          </table:table-cell>
          <table:table-cell table:style-name="ce21" office:value-type="float" office:value="2140.60333401287" calcext:value-type="float">
            <text:p>2,141</text:p>
          </table:table-cell>
          <table:table-cell table:style-name="ce21" office:value-type="float" office:value="26437.8410173007" calcext:value-type="float">
            <text:p>26,438</text:p>
          </table:table-cell>
          <table:table-cell table:style-name="ce21" office:value-type="float" office:value="8529.24843384703" calcext:value-type="float">
            <text:p>8,529</text:p>
          </table:table-cell>
          <table:table-cell table:style-name="ce21" office:value-type="float" office:value="19676.8466717569" calcext:value-type="float">
            <text:p>19,677</text:p>
          </table:table-cell>
          <table:table-cell table:style-name="ce21" office:value-type="float" office:value="11770.205085739" calcext:value-type="float">
            <text:p>11,770</text:p>
          </table:table-cell>
          <table:table-cell table:style-name="ce21" office:value-type="float" office:value="42507.2869639244" calcext:value-type="float">
            <text:p>42,507</text:p>
          </table:table-cell>
          <table:table-cell table:style-name="ce21" office:value-type="float" office:value="37725.4567707103" calcext:value-type="float">
            <text:p>37,725</text:p>
          </table:table-cell>
          <table:table-cell table:style-name="ce21" office:value-type="float" office:value="111679.79549213" calcext:value-type="float">
            <text:p>111,680</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table-cell table:style-name="ce92" table:formula="of:=[.N30]/[.Q30]" office:value-type="percentage" office:value="0.664198781228621" calcext:value-type="percentage">
            <text:p>66.4%</text:p>
          </table:table-cell>
          <table:table-cell table:style-name="ce92" table:formula="of:=[.E30]/[.Q30]" office:value-type="percentage" office:value="0.0921805708776476" calcext:value-type="percentage">
            <text:p>9.2%</text:p>
          </table:table-cell>
          <table:table-cell table:style-name="ce92" table:formula="of:=[.I30]/[.Q30]" office:value-type="percentage" office:value="0.0507264218168857" calcext:value-type="percentage">
            <text:p>5.1%</text:p>
          </table:table-cell>
          <table:table-cell table:style-name="ce92" table:formula="of:=([.C30]+[.D30]+[.F30]+[.G30]+[.P30])/[.Q30]" office:value-type="percentage" office:value="0.192894226076844" calcext:value-type="percentage">
            <text:p>19.3%</text:p>
          </table:table-cell>
          <table:table-cell table:style-name="ce74" table:formula="of:=SUM([.S30:.V30])-1" office:value-type="percentage" office:value="0" calcext:value-type="percentage">
            <text:p>0.00%</text:p>
          </table:table-cell>
          <table:table-cell table:number-columns-repeated="1001"/>
        </table:table-row>
        <table:table-row table:style-name="ro10">
          <table:table-cell table:number-columns-repeated="2"/>
          <table:table-cell table:style-name="ce21" table:number-columns-repeated="15"/>
          <table:table-cell table:number-columns-repeated="1007"/>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275.468087650426" calcext:value-type="float">
            <text:p>275</text:p>
          </table:table-cell>
          <table:table-cell table:style-name="ce21" office:value-type="float" office:value="357.941438313172" calcext:value-type="float">
            <text:p>358</text:p>
          </table:table-cell>
          <table:table-cell table:style-name="ce21" office:value-type="float" office:value="3235.97009011355" calcext:value-type="float">
            <text:p>3,236</text:p>
          </table:table-cell>
          <table:table-cell table:style-name="ce21" office:value-type="float" office:value="398.471011190681" calcext:value-type="float">
            <text:p>398</text:p>
          </table:table-cell>
          <table:table-cell table:style-name="ce21" office:value-type="float" office:value="237.846465267497" calcext:value-type="float">
            <text:p>238</text:p>
          </table:table-cell>
          <table:table-cell table:style-name="ce21" office:value-type="float" office:value="4230.2290048849" calcext:value-type="float">
            <text:p>4,230</text:p>
          </table:table-cell>
          <table:table-cell table:style-name="ce21" office:value-type="float" office:value="1041.13272032522" calcext:value-type="float">
            <text:p>1,041</text:p>
          </table:table-cell>
          <table:table-cell table:style-name="ce21" office:value-type="float" office:value="2446.93479415963" calcext:value-type="float">
            <text:p>2,447</text:p>
          </table:table-cell>
          <table:table-cell table:style-name="ce21" office:value-type="float" office:value="1376.04875123364" calcext:value-type="float">
            <text:p>1,376</text:p>
          </table:table-cell>
          <table:table-cell table:style-name="ce21" office:value-type="float" office:value="4341.09304770654" calcext:value-type="float">
            <text:p>4,341</text:p>
          </table:table-cell>
          <table:table-cell table:style-name="ce21" office:value-type="float" office:value="3731.96175767249" calcext:value-type="float">
            <text:p>3,732</text:p>
          </table:table-cell>
          <table:table-cell table:style-name="ce21" office:value-type="float" office:value="11896.0383507723" calcext:value-type="float">
            <text:p>11,89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74.948306691385" calcext:value-type="float">
            <text:p>275</text:p>
          </table:table-cell>
          <table:table-cell table:style-name="ce21" office:value-type="float" office:value="343.061435040376" calcext:value-type="float">
            <text:p>343</text:p>
          </table:table-cell>
          <table:table-cell table:style-name="ce21" office:value-type="float" office:value="3113.71796035944" calcext:value-type="float">
            <text:p>3,114</text:p>
          </table:table-cell>
          <table:table-cell table:style-name="ce21" office:value-type="float" office:value="395.924618293974" calcext:value-type="float">
            <text:p>396</text:p>
          </table:table-cell>
          <table:table-cell table:style-name="ce21" office:value-type="float" office:value="234.24578049301" calcext:value-type="float">
            <text:p>234</text:p>
          </table:table-cell>
          <table:table-cell table:style-name="ce21" office:value-type="float" office:value="4086.9497941868" calcext:value-type="float">
            <text:p>4,087</text:p>
          </table:table-cell>
          <table:table-cell table:style-name="ce21" office:value-type="float" office:value="1030.5081858679" calcext:value-type="float">
            <text:p>1,031</text:p>
          </table:table-cell>
          <table:table-cell table:style-name="ce21" office:value-type="float" office:value="2478.72394017792" calcext:value-type="float">
            <text:p>2,479</text:p>
          </table:table-cell>
          <table:table-cell table:style-name="ce21" office:value-type="float" office:value="1405.94064229939" calcext:value-type="float">
            <text:p>1,406</text:p>
          </table:table-cell>
          <table:table-cell table:style-name="ce21" office:value-type="float" office:value="4351.83188549913" calcext:value-type="float">
            <text:p>4,352</text:p>
          </table:table-cell>
          <table:table-cell table:style-name="ce21" office:value-type="float" office:value="3787.82670696024" calcext:value-type="float">
            <text:p>3,788</text:p>
          </table:table-cell>
          <table:table-cell table:style-name="ce21" office:value-type="float" office:value="12024.3231749366" calcext:value-type="float">
            <text:p>12,02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2.446680770634" calcext:value-type="float">
            <text:p>272</text:p>
          </table:table-cell>
          <table:table-cell table:style-name="ce21" office:value-type="float" office:value="423.179715351149" calcext:value-type="float">
            <text:p>423</text:p>
          </table:table-cell>
          <table:table-cell table:style-name="ce21" office:value-type="float" office:value="2986.24149304202" calcext:value-type="float">
            <text:p>2,986</text:p>
          </table:table-cell>
          <table:table-cell table:style-name="ce21" office:value-type="float" office:value="392.490334449492" calcext:value-type="float">
            <text:p>392</text:p>
          </table:table-cell>
          <table:table-cell table:style-name="ce21" office:value-type="float" office:value="235.325637264756" calcext:value-type="float">
            <text:p>235</text:p>
          </table:table-cell>
          <table:table-cell table:style-name="ce21" office:value-type="float" office:value="4037.23718010742" calcext:value-type="float">
            <text:p>4,037</text:p>
          </table:table-cell>
          <table:table-cell table:style-name="ce21" office:value-type="float" office:value="1045.6463677948" calcext:value-type="float">
            <text:p>1,046</text:p>
          </table:table-cell>
          <table:table-cell table:style-name="ce21" office:value-type="float" office:value="2485.07843774568" calcext:value-type="float">
            <text:p>2,485</text:p>
          </table:table-cell>
          <table:table-cell table:style-name="ce21" office:value-type="float" office:value="1387.69314330636" calcext:value-type="float">
            <text:p>1,388</text:p>
          </table:table-cell>
          <table:table-cell table:style-name="ce21" office:value-type="float" office:value="4307.62854228565" calcext:value-type="float">
            <text:p>4,308</text:p>
          </table:table-cell>
          <table:table-cell table:style-name="ce21" office:value-type="float" office:value="3883.79868531638" calcext:value-type="float">
            <text:p>3,884</text:p>
          </table:table-cell>
          <table:table-cell table:style-name="ce21" office:value-type="float" office:value="12064.198808654" calcext:value-type="float">
            <text:p>12,064</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9.787459341384" calcext:value-type="float">
            <text:p>270</text:p>
          </table:table-cell>
          <table:table-cell table:style-name="ce21" office:value-type="float" office:value="339.817411349292" calcext:value-type="float">
            <text:p>340</text:p>
          </table:table-cell>
          <table:table-cell table:style-name="ce21" office:value-type="float" office:value="2848.07045599274" calcext:value-type="float">
            <text:p>2,848</text:p>
          </table:table-cell>
          <table:table-cell table:style-name="ce21" office:value-type="float" office:value="410.406123726277" calcext:value-type="float">
            <text:p>410</text:p>
          </table:table-cell>
          <table:table-cell table:style-name="ce21" office:value-type="float" office:value="236.490904823448" calcext:value-type="float">
            <text:p>236</text:p>
          </table:table-cell>
          <table:table-cell table:style-name="ce21" office:value-type="float" office:value="3834.78489589176" calcext:value-type="float">
            <text:p>3,835</text:p>
          </table:table-cell>
          <table:table-cell table:style-name="ce21" office:value-type="float" office:value="1076.71272553977" calcext:value-type="float">
            <text:p>1,077</text:p>
          </table:table-cell>
          <table:table-cell table:style-name="ce21" office:value-type="float" office:value="2445.26282947145" calcext:value-type="float">
            <text:p>2,445</text:p>
          </table:table-cell>
          <table:table-cell table:style-name="ce21" office:value-type="float" office:value="1383.317463077" calcext:value-type="float">
            <text:p>1,383</text:p>
          </table:table-cell>
          <table:table-cell table:style-name="ce21" office:value-type="float" office:value="4259.44652410698" calcext:value-type="float">
            <text:p>4,259</text:p>
          </table:table-cell>
          <table:table-cell table:style-name="ce21" office:value-type="float" office:value="3857.41285078249" calcext:value-type="float">
            <text:p>3,857</text:p>
          </table:table-cell>
          <table:table-cell table:style-name="ce21" office:value-type="float" office:value="11945.4396674379" calcext:value-type="float">
            <text:p>11,9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number-columns-repeated="1007"/>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266.777031257273" calcext:value-type="float">
            <text:p>267</text:p>
          </table:table-cell>
          <table:table-cell table:style-name="ce21" office:value-type="float" office:value="283.766613242089" calcext:value-type="float">
            <text:p>284</text:p>
          </table:table-cell>
          <table:table-cell table:style-name="ce21" office:value-type="float" office:value="2905.98801384291" calcext:value-type="float">
            <text:p>2,906</text:p>
          </table:table-cell>
          <table:table-cell table:style-name="ce21" office:value-type="float" office:value="404.392977972582" calcext:value-type="float">
            <text:p>404</text:p>
          </table:table-cell>
          <table:table-cell table:style-name="ce21" office:value-type="float" office:value="231.068634442018" calcext:value-type="float">
            <text:p>231</text:p>
          </table:table-cell>
          <table:table-cell table:style-name="ce21" office:value-type="float" office:value="3825.2162394996" calcext:value-type="float">
            <text:p>3,825</text:p>
          </table:table-cell>
          <table:table-cell table:style-name="ce21" office:value-type="float" office:value="1044.40707595266" calcext:value-type="float">
            <text:p>1,044</text:p>
          </table:table-cell>
          <table:table-cell table:style-name="ce21" office:value-type="float" office:value="2521.06314956837" calcext:value-type="float">
            <text:p>2,521</text:p>
          </table:table-cell>
          <table:table-cell table:style-name="ce21" office:value-type="float" office:value="1416.33093143877" calcext:value-type="float">
            <text:p>1,416</text:p>
          </table:table-cell>
          <table:table-cell table:style-name="ce21" office:value-type="float" office:value="4347.40611134099" calcext:value-type="float">
            <text:p>4,347</text:p>
          </table:table-cell>
          <table:table-cell table:style-name="ce21" office:value-type="float" office:value="3889.81362872467" calcext:value-type="float">
            <text:p>3,890</text:p>
          </table:table-cell>
          <table:table-cell table:style-name="ce21" office:value-type="float" office:value="12174.6138210728" calcext:value-type="float">
            <text:p>12,175</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5.816486428135" calcext:value-type="float">
            <text:p>266</text:p>
          </table:table-cell>
          <table:table-cell table:style-name="ce21" office:value-type="float" office:value="260.1795421067" calcext:value-type="float">
            <text:p>260</text:p>
          </table:table-cell>
          <table:table-cell table:style-name="ce21" office:value-type="float" office:value="2798.37246975297" calcext:value-type="float">
            <text:p>2,798</text:p>
          </table:table-cell>
          <table:table-cell table:style-name="ce21" office:value-type="float" office:value="392.673711319082" calcext:value-type="float">
            <text:p>393</text:p>
          </table:table-cell>
          <table:table-cell table:style-name="ce21" office:value-type="float" office:value="227.912566887316" calcext:value-type="float">
            <text:p>228</text:p>
          </table:table-cell>
          <table:table-cell table:style-name="ce21" office:value-type="float" office:value="3679.13829006606" calcext:value-type="float">
            <text:p>3,679</text:p>
          </table:table-cell>
          <table:table-cell table:style-name="ce21" office:value-type="float" office:value="1043.60707374315" calcext:value-type="float">
            <text:p>1,044</text:p>
          </table:table-cell>
          <table:table-cell table:style-name="ce21" office:value-type="float" office:value="2498.28185185176" calcext:value-type="float">
            <text:p>2,498</text:p>
          </table:table-cell>
          <table:table-cell table:style-name="ce21" office:value-type="float" office:value="1412.88846522552" calcext:value-type="float">
            <text:p>1,413</text:p>
          </table:table-cell>
          <table:table-cell table:style-name="ce21" office:value-type="float" office:value="4386.20406573081" calcext:value-type="float">
            <text:p>4,386</text:p>
          </table:table-cell>
          <table:table-cell table:style-name="ce21" office:value-type="float" office:value="3976.90829425819" calcext:value-type="float">
            <text:p>3,977</text:p>
          </table:table-cell>
          <table:table-cell table:style-name="ce21" office:value-type="float" office:value="12274.2826770662" calcext:value-type="float">
            <text:p>12,274</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6.593445226534" calcext:value-type="float">
            <text:p>277</text:p>
          </table:table-cell>
          <table:table-cell table:style-name="ce21" office:value-type="float" office:value="267.382332245044" calcext:value-type="float">
            <text:p>267</text:p>
          </table:table-cell>
          <table:table-cell table:style-name="ce21" office:value-type="float" office:value="2790.96944516533" calcext:value-type="float">
            <text:p>2,791</text:p>
          </table:table-cell>
          <table:table-cell table:style-name="ce21" office:value-type="float" office:value="393.846150441762" calcext:value-type="float">
            <text:p>394</text:p>
          </table:table-cell>
          <table:table-cell table:style-name="ce21" office:value-type="float" office:value="260.375853929031" calcext:value-type="float">
            <text:p>260</text:p>
          </table:table-cell>
          <table:table-cell table:style-name="ce21" office:value-type="float" office:value="3712.57378178117" calcext:value-type="float">
            <text:p>3,713</text:p>
          </table:table-cell>
          <table:table-cell table:style-name="ce21" office:value-type="float" office:value="1077.51410286078" calcext:value-type="float">
            <text:p>1,078</text:p>
          </table:table-cell>
          <table:table-cell table:style-name="ce21" office:value-type="float" office:value="2542.3036131999" calcext:value-type="float">
            <text:p>2,542</text:p>
          </table:table-cell>
          <table:table-cell table:style-name="ce21" office:value-type="float" office:value="1426.91177644241" calcext:value-type="float">
            <text:p>1,427</text:p>
          </table:table-cell>
          <table:table-cell table:style-name="ce21" office:value-type="float" office:value="4399.70924284191" calcext:value-type="float">
            <text:p>4,400</text:p>
          </table:table-cell>
          <table:table-cell table:style-name="ce21" office:value-type="float" office:value="4065.57348584851" calcext:value-type="float">
            <text:p>4,066</text:p>
          </table:table-cell>
          <table:table-cell table:style-name="ce21" office:value-type="float" office:value="12434.4981183327" calcext:value-type="float">
            <text:p>12,434</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3.955934537058" calcext:value-type="float">
            <text:p>274</text:p>
          </table:table-cell>
          <table:table-cell table:style-name="ce21" office:value-type="float" office:value="278.671512489168" calcext:value-type="float">
            <text:p>279</text:p>
          </table:table-cell>
          <table:table-cell table:style-name="ce21" office:value-type="float" office:value="2797.67007107077" calcext:value-type="float">
            <text:p>2,798</text:p>
          </table:table-cell>
          <table:table-cell table:style-name="ce21" office:value-type="float" office:value="397.087160306575" calcext:value-type="float">
            <text:p>397</text:p>
          </table:table-cell>
          <table:table-cell table:style-name="ce21" office:value-type="float" office:value="268.950090447635" calcext:value-type="float">
            <text:p>269</text:p>
          </table:table-cell>
          <table:table-cell table:style-name="ce21" office:value-type="float" office:value="3742.37883431415" calcext:value-type="float">
            <text:p>3,742</text:p>
          </table:table-cell>
          <table:table-cell table:style-name="ce21" office:value-type="float" office:value="1115.47174734338" calcext:value-type="float">
            <text:p>1,115</text:p>
          </table:table-cell>
          <table:table-cell table:style-name="ce21" office:value-type="float" office:value="2556.35138498995" calcext:value-type="float">
            <text:p>2,556</text:p>
          </table:table-cell>
          <table:table-cell table:style-name="ce21" office:value-type="float" office:value="1458.86882702228" calcext:value-type="float">
            <text:p>1,459</text:p>
          </table:table-cell>
          <table:table-cell table:style-name="ce21" office:value-type="float" office:value="4575.68058036028" calcext:value-type="float">
            <text:p>4,576</text:p>
          </table:table-cell>
          <table:table-cell table:style-name="ce21" office:value-type="float" office:value="4109.70459108562" calcext:value-type="float">
            <text:p>4,110</text:p>
          </table:table-cell>
          <table:table-cell table:style-name="ce21" office:value-type="float" office:value="12700.6053834581" calcext:value-type="float">
            <text:p>12,701</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number-columns-repeated="1007"/>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279.173006666237" calcext:value-type="float">
            <text:p>279</text:p>
          </table:table-cell>
          <table:table-cell table:style-name="ce21" office:value-type="float" office:value="352.631883824039" calcext:value-type="float">
            <text:p>353</text:p>
          </table:table-cell>
          <table:table-cell table:style-name="ce21" office:value-type="float" office:value="2810.27730036135" calcext:value-type="float">
            <text:p>2,810</text:p>
          </table:table-cell>
          <table:table-cell table:style-name="ce21" office:value-type="float" office:value="369.74578613933" calcext:value-type="float">
            <text:p>370</text:p>
          </table:table-cell>
          <table:table-cell table:style-name="ce21" office:value-type="float" office:value="267.464884126862" calcext:value-type="float">
            <text:p>267</text:p>
          </table:table-cell>
          <table:table-cell table:style-name="ce21" office:value-type="float" office:value="3800.11985445158" calcext:value-type="float">
            <text:p>3,800</text:p>
          </table:table-cell>
          <table:table-cell table:style-name="ce21" office:value-type="float" office:value="1163.76063545615" calcext:value-type="float">
            <text:p>1,164</text:p>
          </table:table-cell>
          <table:table-cell table:style-name="ce21" office:value-type="float" office:value="2507.19637340807" calcext:value-type="float">
            <text:p>2,507</text:p>
          </table:table-cell>
          <table:table-cell table:style-name="ce21" office:value-type="float" office:value="1484.06854978143" calcext:value-type="float">
            <text:p>1,484</text:p>
          </table:table-cell>
          <table:table-cell table:style-name="ce21" office:value-type="float" office:value="4553.64401810722" calcext:value-type="float">
            <text:p>4,554</text:p>
          </table:table-cell>
          <table:table-cell table:style-name="ce21" office:value-type="float" office:value="4192.086985908" calcext:value-type="float">
            <text:p>4,192</text:p>
          </table:table-cell>
          <table:table-cell table:style-name="ce21" office:value-type="float" office:value="12736.9959272047" calcext:value-type="float">
            <text:p>12,737</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1.672966135364" calcext:value-type="float">
            <text:p>282</text:p>
          </table:table-cell>
          <table:table-cell table:style-name="ce21" office:value-type="float" office:value="409.506335833078" calcext:value-type="float">
            <text:p>410</text:p>
          </table:table-cell>
          <table:table-cell table:style-name="ce21" office:value-type="float" office:value="2818.6592582694" calcext:value-type="float">
            <text:p>2,819</text:p>
          </table:table-cell>
          <table:table-cell table:style-name="ce21" office:value-type="float" office:value="360.282020137814" calcext:value-type="float">
            <text:p>360</text:p>
          </table:table-cell>
          <table:table-cell table:style-name="ce21" office:value-type="float" office:value="271.1600192308" calcext:value-type="float">
            <text:p>271</text:p>
          </table:table-cell>
          <table:table-cell table:style-name="ce21" office:value-type="float" office:value="3859.60763347109" calcext:value-type="float">
            <text:p>3,860</text:p>
          </table:table-cell>
          <table:table-cell table:style-name="ce21" office:value-type="float" office:value="1209.90953876287" calcext:value-type="float">
            <text:p>1,210</text:p>
          </table:table-cell>
          <table:table-cell table:style-name="ce21" office:value-type="float" office:value="2482.34433432365" calcext:value-type="float">
            <text:p>2,482</text:p>
          </table:table-cell>
          <table:table-cell table:style-name="ce21" office:value-type="float" office:value="1579.71538676614" calcext:value-type="float">
            <text:p>1,580</text:p>
          </table:table-cell>
          <table:table-cell table:style-name="ce21" office:value-type="float" office:value="4576.05876755806" calcext:value-type="float">
            <text:p>4,576</text:p>
          </table:table-cell>
          <table:table-cell table:style-name="ce21" office:value-type="float" office:value="4265.95916318931" calcext:value-type="float">
            <text:p>4,266</text:p>
          </table:table-cell>
          <table:table-cell table:style-name="ce21" office:value-type="float" office:value="12904.0776518371" calcext:value-type="float">
            <text:p>12,904</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7.474527745969" calcext:value-type="float">
            <text:p>277</text:p>
          </table:table-cell>
          <table:table-cell table:style-name="ce21" office:value-type="float" office:value="403.022423954708" calcext:value-type="float">
            <text:p>403</text:p>
          </table:table-cell>
          <table:table-cell table:style-name="ce21" office:value-type="float" office:value="2823.99371030037" calcext:value-type="float">
            <text:p>2,824</text:p>
          </table:table-cell>
          <table:table-cell table:style-name="ce21" office:value-type="float" office:value="342.47849444335" calcext:value-type="float">
            <text:p>342</text:p>
          </table:table-cell>
          <table:table-cell table:style-name="ce21" office:value-type="float" office:value="249.317702211795" calcext:value-type="float">
            <text:p>249</text:p>
          </table:table-cell>
          <table:table-cell table:style-name="ce21" office:value-type="float" office:value="3818.81233091022" calcext:value-type="float">
            <text:p>3,819</text:p>
          </table:table-cell>
          <table:table-cell table:style-name="ce21" office:value-type="float" office:value="1220.14093368369" calcext:value-type="float">
            <text:p>1,220</text:p>
          </table:table-cell>
          <table:table-cell table:style-name="ce21" office:value-type="float" office:value="2494.56117530835" calcext:value-type="float">
            <text:p>2,495</text:p>
          </table:table-cell>
          <table:table-cell table:style-name="ce21" office:value-type="float" office:value="1591.36661077937" calcext:value-type="float">
            <text:p>1,591</text:p>
          </table:table-cell>
          <table:table-cell table:style-name="ce21" office:value-type="float" office:value="4725.71113610704" calcext:value-type="float">
            <text:p>4,726</text:p>
          </table:table-cell>
          <table:table-cell table:style-name="ce21" office:value-type="float" office:value="4287.57948504314" calcext:value-type="float">
            <text:p>4,288</text:p>
          </table:table-cell>
          <table:table-cell table:style-name="ce21" office:value-type="float" office:value="13099.2184072379" calcext:value-type="float">
            <text:p>13,099</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8.08988526143" calcext:value-type="float">
            <text:p>268</text:p>
          </table:table-cell>
          <table:table-cell table:style-name="ce21" office:value-type="float" office:value="459.839356433176" calcext:value-type="float">
            <text:p>460</text:p>
          </table:table-cell>
          <table:table-cell table:style-name="ce21" office:value-type="float" office:value="2818.06973098988" calcext:value-type="float">
            <text:p>2,818</text:p>
          </table:table-cell>
          <table:table-cell table:style-name="ce21" office:value-type="float" office:value="324.493699259507" calcext:value-type="float">
            <text:p>324</text:p>
          </table:table-cell>
          <table:table-cell table:style-name="ce21" office:value-type="float" office:value="258.900580323544" calcext:value-type="float">
            <text:p>259</text:p>
          </table:table-cell>
          <table:table-cell table:style-name="ce21" office:value-type="float" office:value="3861.30336700611" calcext:value-type="float">
            <text:p>3,861</text:p>
          </table:table-cell>
          <table:table-cell table:style-name="ce21" office:value-type="float" office:value="1204.18889169727" calcext:value-type="float">
            <text:p>1,204</text:p>
          </table:table-cell>
          <table:table-cell table:style-name="ce21" office:value-type="float" office:value="2536.89811747992" calcext:value-type="float">
            <text:p>2,537</text:p>
          </table:table-cell>
          <table:table-cell table:style-name="ce21" office:value-type="float" office:value="1641.84945262004" calcext:value-type="float">
            <text:p>1,642</text:p>
          </table:table-cell>
          <table:table-cell table:style-name="ce21" office:value-type="float" office:value="4583.58607848067" calcext:value-type="float">
            <text:p>4,584</text:p>
          </table:table-cell>
          <table:table-cell table:style-name="ce21" office:value-type="float" office:value="4499.37436677155" calcext:value-type="float">
            <text:p>4,499</text:p>
          </table:table-cell>
          <table:table-cell table:style-name="ce21" office:value-type="float" office:value="13261.7080153521" calcext:value-type="float">
            <text:p>13,262</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number-columns-repeated="1007"/>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255.965507638336" calcext:value-type="float">
            <text:p>256</text:p>
          </table:table-cell>
          <table:table-cell table:style-name="ce21" office:value-type="float" office:value="405.845781742842" calcext:value-type="float">
            <text:p>406</text:p>
          </table:table-cell>
          <table:table-cell table:style-name="ce21" office:value-type="float" office:value="2790.97707337804" calcext:value-type="float">
            <text:p>2,791</text:p>
          </table:table-cell>
          <table:table-cell table:style-name="ce21" office:value-type="float" office:value="323.6039101151" calcext:value-type="float">
            <text:p>324</text:p>
          </table:table-cell>
          <table:table-cell table:style-name="ce21" office:value-type="float" office:value="261.307443055934" calcext:value-type="float">
            <text:p>261</text:p>
          </table:table-cell>
          <table:table-cell table:style-name="ce21" office:value-type="float" office:value="3781.73420829192" calcext:value-type="float">
            <text:p>3,782</text:p>
          </table:table-cell>
          <table:table-cell table:style-name="ce21" office:value-type="float" office:value="1168.56928362635" calcext:value-type="float">
            <text:p>1,169</text:p>
          </table:table-cell>
          <table:table-cell table:style-name="ce21" office:value-type="float" office:value="2671.87407332537" calcext:value-type="float">
            <text:p>2,672</text:p>
          </table:table-cell>
          <table:table-cell table:style-name="ce21" office:value-type="float" office:value="1664.99857859206" calcext:value-type="float">
            <text:p>1,665</text:p>
          </table:table-cell>
          <table:table-cell table:style-name="ce21" office:value-type="float" office:value="4798.00309808798" calcext:value-type="float">
            <text:p>4,798</text:p>
          </table:table-cell>
          <table:table-cell table:style-name="ce21" office:value-type="float" office:value="4611.2992607455" calcext:value-type="float">
            <text:p>4,611</text:p>
          </table:table-cell>
          <table:table-cell table:style-name="ce21" office:value-type="float" office:value="13746.1750107509" calcext:value-type="float">
            <text:p>13,746</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2.235246856018" calcext:value-type="float">
            <text:p>262</text:p>
          </table:table-cell>
          <table:table-cell table:style-name="ce21" office:value-type="float" office:value="438.791410612743" calcext:value-type="float">
            <text:p>439</text:p>
          </table:table-cell>
          <table:table-cell table:style-name="ce21" office:value-type="float" office:value="2702.07770696969" calcext:value-type="float">
            <text:p>2,702</text:p>
          </table:table-cell>
          <table:table-cell table:style-name="ce21" office:value-type="float" office:value="322.390870715812" calcext:value-type="float">
            <text:p>322</text:p>
          </table:table-cell>
          <table:table-cell table:style-name="ce21" office:value-type="float" office:value="270.23537589651" calcext:value-type="float">
            <text:p>270</text:p>
          </table:table-cell>
          <table:table-cell table:style-name="ce21" office:value-type="float" office:value="3733.49536419475" calcext:value-type="float">
            <text:p>3,733</text:p>
          </table:table-cell>
          <table:table-cell table:style-name="ce21" office:value-type="float" office:value="1152.77046815874" calcext:value-type="float">
            <text:p>1,153</text:p>
          </table:table-cell>
          <table:table-cell table:style-name="ce21" office:value-type="float" office:value="2769.22751212664" calcext:value-type="float">
            <text:p>2,769</text:p>
          </table:table-cell>
          <table:table-cell table:style-name="ce21" office:value-type="float" office:value="1672.33206766757" calcext:value-type="float">
            <text:p>1,672</text:p>
          </table:table-cell>
          <table:table-cell table:style-name="ce21" office:value-type="float" office:value="4882.13883820737" calcext:value-type="float">
            <text:p>4,882</text:p>
          </table:table-cell>
          <table:table-cell table:style-name="ce21" office:value-type="float" office:value="4665.67673355983" calcext:value-type="float">
            <text:p>4,666</text:p>
          </table:table-cell>
          <table:table-cell table:style-name="ce21" office:value-type="float" office:value="13989.3751515614" calcext:value-type="float">
            <text:p>13,989</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56.397513591402" calcext:value-type="float">
            <text:p>256</text:p>
          </table:table-cell>
          <table:table-cell table:style-name="ce21" office:value-type="float" office:value="430.999592888981" calcext:value-type="float">
            <text:p>431</text:p>
          </table:table-cell>
          <table:table-cell table:style-name="ce21" office:value-type="float" office:value="2621.37665926367" calcext:value-type="float">
            <text:p>2,621</text:p>
          </table:table-cell>
          <table:table-cell table:style-name="ce21" office:value-type="float" office:value="323.473587502948" calcext:value-type="float">
            <text:p>323</text:p>
          </table:table-cell>
          <table:table-cell table:style-name="ce21" office:value-type="float" office:value="260.558667329838" calcext:value-type="float">
            <text:p>261</text:p>
          </table:table-cell>
          <table:table-cell table:style-name="ce21" office:value-type="float" office:value="3636.40850698544" calcext:value-type="float">
            <text:p>3,636</text:p>
          </table:table-cell>
          <table:table-cell table:style-name="ce21" office:value-type="float" office:value="1144.56250388255" calcext:value-type="float">
            <text:p>1,145</text:p>
          </table:table-cell>
          <table:table-cell table:style-name="ce21" office:value-type="float" office:value="2814.58840505917" calcext:value-type="float">
            <text:p>2,815</text:p>
          </table:table-cell>
          <table:table-cell table:style-name="ce21" office:value-type="float" office:value="1744.75262496904" calcext:value-type="float">
            <text:p>1,745</text:p>
          </table:table-cell>
          <table:table-cell table:style-name="ce21" office:value-type="float" office:value="4969.54371809048" calcext:value-type="float">
            <text:p>4,970</text:p>
          </table:table-cell>
          <table:table-cell table:style-name="ce21" office:value-type="float" office:value="4731.67521523432" calcext:value-type="float">
            <text:p>4,732</text:p>
          </table:table-cell>
          <table:table-cell table:style-name="ce21" office:value-type="float" office:value="14260.559963353" calcext:value-type="float">
            <text:p>14,261</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58.244427629244" calcext:value-type="float">
            <text:p>258</text:p>
          </table:table-cell>
          <table:table-cell table:style-name="ce21" office:value-type="float" office:value="472.363214753435" calcext:value-type="float">
            <text:p>472</text:p>
          </table:table-cell>
          <table:table-cell table:style-name="ce21" office:value-type="float" office:value="2589.56856035158" calcext:value-type="float">
            <text:p>2,590</text:p>
          </table:table-cell>
          <table:table-cell table:style-name="ce21" office:value-type="float" office:value="324.531631696139" calcext:value-type="float">
            <text:p>325</text:p>
          </table:table-cell>
          <table:table-cell table:style-name="ce21" office:value-type="float" office:value="259.955375461717" calcext:value-type="float">
            <text:p>260</text:p>
          </table:table-cell>
          <table:table-cell table:style-name="ce21" office:value-type="float" office:value="3646.41878226287" calcext:value-type="float">
            <text:p>3,646</text:p>
          </table:table-cell>
          <table:table-cell table:style-name="ce21" office:value-type="float" office:value="1199.09774453234" calcext:value-type="float">
            <text:p>1,199</text:p>
          </table:table-cell>
          <table:table-cell table:style-name="ce21" office:value-type="float" office:value="2850.3100092588" calcext:value-type="float">
            <text:p>2,850</text:p>
          </table:table-cell>
          <table:table-cell table:style-name="ce21" office:value-type="float" office:value="1806.91672873331" calcext:value-type="float">
            <text:p>1,807</text:p>
          </table:table-cell>
          <table:table-cell table:style-name="ce21" office:value-type="float" office:value="5047.31434548316" calcext:value-type="float">
            <text:p>5,047</text:p>
          </table:table-cell>
          <table:table-cell table:style-name="ce21" office:value-type="float" office:value="4796.34879005334" calcext:value-type="float">
            <text:p>4,796</text:p>
          </table:table-cell>
          <table:table-cell table:style-name="ce21" office:value-type="float" office:value="14500.8898735286" calcext:value-type="float">
            <text:p>14,50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number-columns-repeated="1007"/>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259.259132199032" calcext:value-type="float">
            <text:p>259</text:p>
          </table:table-cell>
          <table:table-cell table:style-name="ce21" office:value-type="float" office:value="471.843090870265" calcext:value-type="float">
            <text:p>472</text:p>
          </table:table-cell>
          <table:table-cell table:style-name="ce21" office:value-type="float" office:value="2547.0020954112" calcext:value-type="float">
            <text:p>2,547</text:p>
          </table:table-cell>
          <table:table-cell table:style-name="ce21" office:value-type="float" office:value="340.605508257714" calcext:value-type="float">
            <text:p>341</text:p>
          </table:table-cell>
          <table:table-cell table:style-name="ce21" office:value-type="float" office:value="271.349884520708" calcext:value-type="float">
            <text:p>271</text:p>
          </table:table-cell>
          <table:table-cell table:style-name="ce21" office:value-type="float" office:value="3630.80057905988" calcext:value-type="float">
            <text:p>3,631</text:p>
          </table:table-cell>
          <table:table-cell table:style-name="ce21" office:value-type="float" office:value="1268.41628137376" calcext:value-type="float">
            <text:p>1,268</text:p>
          </table:table-cell>
          <table:table-cell table:style-name="ce21" office:value-type="float" office:value="2818.9104081568" calcext:value-type="float">
            <text:p>2,819</text:p>
          </table:table-cell>
          <table:table-cell table:style-name="ce21" office:value-type="float" office:value="1849.78001418793" calcext:value-type="float">
            <text:p>1,850</text:p>
          </table:table-cell>
          <table:table-cell table:style-name="ce21" office:value-type="float" office:value="5062.58964201994" calcext:value-type="float">
            <text:p>5,063</text:p>
          </table:table-cell>
          <table:table-cell table:style-name="ce21" office:value-type="float" office:value="4844.06470049034" calcext:value-type="float">
            <text:p>4,844</text:p>
          </table:table-cell>
          <table:table-cell table:style-name="ce21" office:value-type="float" office:value="14575.344764855" calcext:value-type="float">
            <text:p>14,575</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61.451572394607" calcext:value-type="float">
            <text:p>261</text:p>
          </table:table-cell>
          <table:table-cell table:style-name="ce21" office:value-type="float" office:value="469.528175782217" calcext:value-type="float">
            <text:p>470</text:p>
          </table:table-cell>
          <table:table-cell table:style-name="ce21" office:value-type="float" office:value="2569.3262270938" calcext:value-type="float">
            <text:p>2,569</text:p>
          </table:table-cell>
          <table:table-cell table:style-name="ce21" office:value-type="float" office:value="360.60151909928" calcext:value-type="float">
            <text:p>361</text:p>
          </table:table-cell>
          <table:table-cell table:style-name="ce21" office:value-type="float" office:value="274.490311677354" calcext:value-type="float">
            <text:p>274</text:p>
          </table:table-cell>
          <table:table-cell table:style-name="ce21" office:value-type="float" office:value="3673.94623365265" calcext:value-type="float">
            <text:p>3,674</text:p>
          </table:table-cell>
          <table:table-cell table:style-name="ce21" office:value-type="float" office:value="1317.45447788309" calcext:value-type="float">
            <text:p>1,317</text:p>
          </table:table-cell>
          <table:table-cell table:style-name="ce21" office:value-type="float" office:value="2750.31474383268" calcext:value-type="float">
            <text:p>2,750</text:p>
          </table:table-cell>
          <table:table-cell table:style-name="ce21" office:value-type="float" office:value="1817.16338247612" calcext:value-type="float">
            <text:p>1,817</text:p>
          </table:table-cell>
          <table:table-cell table:style-name="ce21" office:value-type="float" office:value="5143.21288474967" calcext:value-type="float">
            <text:p>5,143</text:p>
          </table:table-cell>
          <table:table-cell table:style-name="ce21" office:value-type="float" office:value="4977.50852176558" calcext:value-type="float">
            <text:p>4,978</text:p>
          </table:table-cell>
          <table:table-cell table:style-name="ce21" office:value-type="float" office:value="14688.199532824" calcext:value-type="float">
            <text:p>14,688</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66.516011755868" calcext:value-type="float">
            <text:p>267</text:p>
          </table:table-cell>
          <table:table-cell table:style-name="ce21" office:value-type="float" office:value="482.217015249043" calcext:value-type="float">
            <text:p>482</text:p>
          </table:table-cell>
          <table:table-cell table:style-name="ce21" office:value-type="float" office:value="2593.98637626449" calcext:value-type="float">
            <text:p>2,594</text:p>
          </table:table-cell>
          <table:table-cell table:style-name="ce21" office:value-type="float" office:value="376.869332695945" calcext:value-type="float">
            <text:p>377</text:p>
          </table:table-cell>
          <table:table-cell table:style-name="ce21" office:value-type="float" office:value="298.647559950799" calcext:value-type="float">
            <text:p>299</text:p>
          </table:table-cell>
          <table:table-cell table:style-name="ce21" office:value-type="float" office:value="3751.72028416028" calcext:value-type="float">
            <text:p>3,752</text:p>
          </table:table-cell>
          <table:table-cell table:style-name="ce21" office:value-type="float" office:value="1365.52523241299" calcext:value-type="float">
            <text:p>1,366</text:p>
          </table:table-cell>
          <table:table-cell table:style-name="ce21" office:value-type="float" office:value="2808.27224896913" calcext:value-type="float">
            <text:p>2,808</text:p>
          </table:table-cell>
          <table:table-cell table:style-name="ce21" office:value-type="float" office:value="1845.22591892704" calcext:value-type="float">
            <text:p>1,845</text:p>
          </table:table-cell>
          <table:table-cell table:style-name="ce21" office:value-type="float" office:value="5280.0828821946" calcext:value-type="float">
            <text:p>5,280</text:p>
          </table:table-cell>
          <table:table-cell table:style-name="ce21" office:value-type="float" office:value="5044.01984901874" calcext:value-type="float">
            <text:p>5,044</text:p>
          </table:table-cell>
          <table:table-cell table:style-name="ce21" office:value-type="float" office:value="14977.6008991095" calcext:value-type="float">
            <text:p>14,978</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5.231345523493" calcext:value-type="float">
            <text:p>275</text:p>
          </table:table-cell>
          <table:table-cell table:style-name="ce21" office:value-type="float" office:value="480.411717789477" calcext:value-type="float">
            <text:p>480</text:p>
          </table:table-cell>
          <table:table-cell table:style-name="ce21" office:value-type="float" office:value="2522.68530114949" calcext:value-type="float">
            <text:p>2,523</text:p>
          </table:table-cell>
          <table:table-cell table:style-name="ce21" office:value-type="float" office:value="387.923639937062" calcext:value-type="float">
            <text:p>388</text:p>
          </table:table-cell>
          <table:table-cell table:style-name="ce21" office:value-type="float" office:value="295.991449972139" calcext:value-type="float">
            <text:p>296</text:p>
          </table:table-cell>
          <table:table-cell table:style-name="ce21" office:value-type="float" office:value="3687.01210884817" calcext:value-type="float">
            <text:p>3,687</text:p>
          </table:table-cell>
          <table:table-cell table:style-name="ce21" office:value-type="float" office:value="1381.60400893014" calcext:value-type="float">
            <text:p>1,382</text:p>
          </table:table-cell>
          <table:table-cell table:style-name="ce21" office:value-type="float" office:value="2816.50259970138" calcext:value-type="float">
            <text:p>2,817</text:p>
          </table:table-cell>
          <table:table-cell table:style-name="ce21" office:value-type="float" office:value="1855.8306844249" calcext:value-type="float">
            <text:p>1,856</text:p>
          </table:table-cell>
          <table:table-cell table:style-name="ce21" office:value-type="float" office:value="5365.11459119077" calcext:value-type="float">
            <text:p>5,365</text:p>
          </table:table-cell>
          <table:table-cell table:style-name="ce21" office:value-type="float" office:value="5148.40692835733" calcext:value-type="float">
            <text:p>5,148</text:p>
          </table:table-cell>
          <table:table-cell table:style-name="ce21" office:value-type="float" office:value="15185.8548036743" calcext:value-type="float">
            <text:p>15,186</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number-columns-repeated="1007"/>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79.36987468284" calcext:value-type="float">
            <text:p>279</text:p>
          </table:table-cell>
          <table:table-cell table:style-name="ce21" office:value-type="float" office:value="495.977043031287" calcext:value-type="float">
            <text:p>496</text:p>
          </table:table-cell>
          <table:table-cell table:style-name="ce21" office:value-type="float" office:value="2570.57350210368" calcext:value-type="float">
            <text:p>2,571</text:p>
          </table:table-cell>
          <table:table-cell table:style-name="ce21" office:value-type="float" office:value="417.79953265244" calcext:value-type="float">
            <text:p>418</text:p>
          </table:table-cell>
          <table:table-cell table:style-name="ce21" office:value-type="float" office:value="303.29504020563" calcext:value-type="float">
            <text:p>303</text:p>
          </table:table-cell>
          <table:table-cell table:style-name="ce21" office:value-type="float" office:value="3787.64511799304" calcext:value-type="float">
            <text:p>3,788</text:p>
          </table:table-cell>
          <table:table-cell table:style-name="ce21" office:value-type="float" office:value="1388.48734481159" calcext:value-type="float">
            <text:p>1,388</text:p>
          </table:table-cell>
          <table:table-cell table:style-name="ce21" office:value-type="float" office:value="2831.35321591588" calcext:value-type="float">
            <text:p>2,831</text:p>
          </table:table-cell>
          <table:table-cell table:style-name="ce21" office:value-type="float" office:value="1922.47304210706" calcext:value-type="float">
            <text:p>1,922</text:p>
          </table:table-cell>
          <table:table-cell table:style-name="ce21" office:value-type="float" office:value="5461.9711048656" calcext:value-type="float">
            <text:p>5,462</text:p>
          </table:table-cell>
          <table:table-cell table:style-name="ce21" office:value-type="float" office:value="5213.59573845651" calcext:value-type="float">
            <text:p>5,214</text:p>
          </table:table-cell>
          <table:table-cell table:style-name="ce21" office:value-type="float" office:value="15429.393101345" calcext:value-type="float">
            <text:p>15,42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3.793687227448" calcext:value-type="float">
            <text:p>284</text:p>
          </table:table-cell>
          <table:table-cell table:style-name="ce21" office:value-type="float" office:value="456.327346138716" calcext:value-type="float">
            <text:p>456</text:p>
          </table:table-cell>
          <table:table-cell table:style-name="ce21" office:value-type="float" office:value="2565.564988148" calcext:value-type="float">
            <text:p>2,566</text:p>
          </table:table-cell>
          <table:table-cell table:style-name="ce21" office:value-type="float" office:value="423.514061175482" calcext:value-type="float">
            <text:p>424</text:p>
          </table:table-cell>
          <table:table-cell table:style-name="ce21" office:value-type="float" office:value="294.665720975437" calcext:value-type="float">
            <text:p>295</text:p>
          </table:table-cell>
          <table:table-cell table:style-name="ce21" office:value-type="float" office:value="3740.07211643763" calcext:value-type="float">
            <text:p>3,740</text:p>
          </table:table-cell>
          <table:table-cell table:style-name="ce21" office:value-type="float" office:value="1401.88251485544" calcext:value-type="float">
            <text:p>1,402</text:p>
          </table:table-cell>
          <table:table-cell table:style-name="ce21" office:value-type="float" office:value="2877.59740873025" calcext:value-type="float">
            <text:p>2,878</text:p>
          </table:table-cell>
          <table:table-cell table:style-name="ce21" office:value-type="float" office:value="1968.75617474043" calcext:value-type="float">
            <text:p>1,969</text:p>
          </table:table-cell>
          <table:table-cell table:style-name="ce21" office:value-type="float" office:value="5658.25017289039" calcext:value-type="float">
            <text:p>5,658</text:p>
          </table:table-cell>
          <table:table-cell table:style-name="ce21" office:value-type="float" office:value="5282.08698482928" calcext:value-type="float">
            <text:p>5,282</text:p>
          </table:table-cell>
          <table:table-cell table:style-name="ce21" office:value-type="float" office:value="15786.6907411903" calcext:value-type="float">
            <text:p>15,787</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00.516119576706" calcext:value-type="float">
            <text:p>301</text:p>
          </table:table-cell>
          <table:table-cell table:style-name="ce21" office:value-type="float" office:value="435.917092781941" calcext:value-type="float">
            <text:p>436</text:p>
          </table:table-cell>
          <table:table-cell table:style-name="ce21" office:value-type="float" office:value="2571.95362190356" calcext:value-type="float">
            <text:p>2,572</text:p>
          </table:table-cell>
          <table:table-cell table:style-name="ce21" office:value-type="float" office:value="417.589045116997" calcext:value-type="float">
            <text:p>418</text:p>
          </table:table-cell>
          <table:table-cell table:style-name="ce21" office:value-type="float" office:value="305.407089416632" calcext:value-type="float">
            <text:p>305</text:p>
          </table:table-cell>
          <table:table-cell table:style-name="ce21" office:value-type="float" office:value="3730.86684921913" calcext:value-type="float">
            <text:p>3,731</text:p>
          </table:table-cell>
          <table:table-cell table:style-name="ce21" office:value-type="float" office:value="1423.91289785848" calcext:value-type="float">
            <text:p>1,424</text:p>
          </table:table-cell>
          <table:table-cell table:style-name="ce21" office:value-type="float" office:value="2918.06535185352" calcext:value-type="float">
            <text:p>2,918</text:p>
          </table:table-cell>
          <table:table-cell table:style-name="ce21" office:value-type="float" office:value="1986.04751630754" calcext:value-type="float">
            <text:p>1,986</text:p>
          </table:table-cell>
          <table:table-cell table:style-name="ce21" office:value-type="float" office:value="5926.10660632389" calcext:value-type="float">
            <text:p>5,926</text:p>
          </table:table-cell>
          <table:table-cell table:style-name="ce21" office:value-type="float" office:value="5458.19663447805" calcext:value-type="float">
            <text:p>5,458</text:p>
          </table:table-cell>
          <table:table-cell table:style-name="ce21" office:value-type="float" office:value="16288.416108963" calcext:value-type="float">
            <text:p>16,288</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20.949843308006" calcext:value-type="float">
            <text:p>321</text:p>
          </table:table-cell>
          <table:table-cell table:style-name="ce21" office:value-type="float" office:value="380.778518037056" calcext:value-type="float">
            <text:p>381</text:p>
          </table:table-cell>
          <table:table-cell table:style-name="ce21" office:value-type="float" office:value="2571.33747747474" calcext:value-type="float">
            <text:p>2,571</text:p>
          </table:table-cell>
          <table:table-cell table:style-name="ce21" office:value-type="float" office:value="408.097361075082" calcext:value-type="float">
            <text:p>408</text:p>
          </table:table-cell>
          <table:table-cell table:style-name="ce21" office:value-type="float" office:value="321.180208888302" calcext:value-type="float">
            <text:p>321</text:p>
          </table:table-cell>
          <table:table-cell table:style-name="ce21" office:value-type="float" office:value="3681.39356547518" calcext:value-type="float">
            <text:p>3,681</text:p>
          </table:table-cell>
          <table:table-cell table:style-name="ce21" office:value-type="float" office:value="1403.71724316447" calcext:value-type="float">
            <text:p>1,404</text:p>
          </table:table-cell>
          <table:table-cell table:style-name="ce21" office:value-type="float" office:value="2959.98402281034" calcext:value-type="float">
            <text:p>2,960</text:p>
          </table:table-cell>
          <table:table-cell table:style-name="ce21" office:value-type="float" office:value="1911.72326649996" calcext:value-type="float">
            <text:p>1,912</text:p>
          </table:table-cell>
          <table:table-cell table:style-name="ce21" office:value-type="float" office:value="5896.67211602311" calcext:value-type="float">
            <text:p>5,897</text:p>
          </table:table-cell>
          <table:table-cell table:style-name="ce21" office:value-type="float" office:value="5515.12064229814" calcext:value-type="float">
            <text:p>5,515</text:p>
          </table:table-cell>
          <table:table-cell table:style-name="ce21" office:value-type="float" office:value="16283.5000476315" calcext:value-type="float">
            <text:p>16,284</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number-columns-repeated="1007"/>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338.800888879078" calcext:value-type="float">
            <text:p>339</text:p>
          </table:table-cell>
          <table:table-cell table:style-name="ce21" office:value-type="float" office:value="384.483361361931" calcext:value-type="float">
            <text:p>384</text:p>
          </table:table-cell>
          <table:table-cell table:style-name="ce21" office:value-type="float" office:value="2541.79507274327" calcext:value-type="float">
            <text:p>2,542</text:p>
          </table:table-cell>
          <table:table-cell table:style-name="ce21" office:value-type="float" office:value="386.495728214585" calcext:value-type="float">
            <text:p>386</text:p>
          </table:table-cell>
          <table:table-cell table:style-name="ce21" office:value-type="float" office:value="339.216738266686" calcext:value-type="float">
            <text:p>339</text:p>
          </table:table-cell>
          <table:table-cell table:style-name="ce21" office:value-type="float" office:value="3651.99090058647" calcext:value-type="float">
            <text:p>3,652</text:p>
          </table:table-cell>
          <table:table-cell table:style-name="ce21" office:value-type="float" office:value="1434.35562825852" calcext:value-type="float">
            <text:p>1,434</text:p>
          </table:table-cell>
          <table:table-cell table:style-name="ce21" office:value-type="float" office:value="2993.405703826" calcext:value-type="float">
            <text:p>2,993</text:p>
          </table:table-cell>
          <table:table-cell table:style-name="ce21" office:value-type="float" office:value="1924.51207751323" calcext:value-type="float">
            <text:p>1,925</text:p>
          </table:table-cell>
          <table:table-cell table:style-name="ce21" office:value-type="float" office:value="6086.21049539959" calcext:value-type="float">
            <text:p>6,086</text:p>
          </table:table-cell>
          <table:table-cell table:style-name="ce21" office:value-type="float" office:value="5684.17108639971" calcext:value-type="float">
            <text:p>5,684</text:p>
          </table:table-cell>
          <table:table-cell table:style-name="ce21" office:value-type="float" office:value="16688.2993631385" calcext:value-type="float">
            <text:p>16,688</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343.22819326396" calcext:value-type="float">
            <text:p>343</text:p>
          </table:table-cell>
          <table:table-cell table:style-name="ce21" office:value-type="float" office:value="370.447948187767" calcext:value-type="float">
            <text:p>370</text:p>
          </table:table-cell>
          <table:table-cell table:style-name="ce21" office:value-type="float" office:value="2607.03864000026" calcext:value-type="float">
            <text:p>2,607</text:p>
          </table:table-cell>
          <table:table-cell table:style-name="ce21" office:value-type="float" office:value="384.779070033025" calcext:value-type="float">
            <text:p>385</text:p>
          </table:table-cell>
          <table:table-cell table:style-name="ce21" office:value-type="float" office:value="337.467211033366" calcext:value-type="float">
            <text:p>337</text:p>
          </table:table-cell>
          <table:table-cell table:style-name="ce21" office:value-type="float" office:value="3699.73286925442" calcext:value-type="float">
            <text:p>3,700</text:p>
          </table:table-cell>
          <table:table-cell table:style-name="ce21" office:value-type="float" office:value="1464.43104873594" calcext:value-type="float">
            <text:p>1,464</text:p>
          </table:table-cell>
          <table:table-cell table:style-name="ce21" office:value-type="float" office:value="3060.23290427592" calcext:value-type="float">
            <text:p>3,060</text:p>
          </table:table-cell>
          <table:table-cell table:style-name="ce21" office:value-type="float" office:value="2008.39657955409" calcext:value-type="float">
            <text:p>2,008</text:p>
          </table:table-cell>
          <table:table-cell table:style-name="ce21" office:value-type="float" office:value="6107.85794166013" calcext:value-type="float">
            <text:p>6,108</text:p>
          </table:table-cell>
          <table:table-cell table:style-name="ce21" office:value-type="float" office:value="5799.47126968954" calcext:value-type="float">
            <text:p>5,799</text:p>
          </table:table-cell>
          <table:table-cell table:style-name="ce21" office:value-type="float" office:value="16975.9586951796" calcext:value-type="float">
            <text:p>16,976</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25.960053142069" calcext:value-type="float">
            <text:p>326</text:p>
          </table:table-cell>
          <table:table-cell table:style-name="ce21" office:value-type="float" office:value="459.354225056549" calcext:value-type="float">
            <text:p>459</text:p>
          </table:table-cell>
          <table:table-cell table:style-name="ce21" office:value-type="float" office:value="2673.25895602194" calcext:value-type="float">
            <text:p>2,673</text:p>
          </table:table-cell>
          <table:table-cell table:style-name="ce21" office:value-type="float" office:value="407.483976315982" calcext:value-type="float">
            <text:p>407</text:p>
          </table:table-cell>
          <table:table-cell table:style-name="ce21" office:value-type="float" office:value="342.752671569724" calcext:value-type="float">
            <text:p>343</text:p>
          </table:table-cell>
          <table:table-cell table:style-name="ce21" office:value-type="float" office:value="3882.8498289642" calcext:value-type="float">
            <text:p>3,883</text:p>
          </table:table-cell>
          <table:table-cell table:style-name="ce21" office:value-type="float" office:value="1489.24071943454" calcext:value-type="float">
            <text:p>1,489</text:p>
          </table:table-cell>
          <table:table-cell table:style-name="ce21" office:value-type="float" office:value="3047.47298057641" calcext:value-type="float">
            <text:p>3,047</text:p>
          </table:table-cell>
          <table:table-cell table:style-name="ce21" office:value-type="float" office:value="2033.93143368137" calcext:value-type="float">
            <text:p>2,034</text:p>
          </table:table-cell>
          <table:table-cell table:style-name="ce21" office:value-type="float" office:value="6251.45210457934" calcext:value-type="float">
            <text:p>6,251</text:p>
          </table:table-cell>
          <table:table-cell table:style-name="ce21" office:value-type="float" office:value="5822.59670855751" calcext:value-type="float">
            <text:p>5,823</text:p>
          </table:table-cell>
          <table:table-cell table:style-name="ce21" office:value-type="float" office:value="17155.4532273946" calcext:value-type="float">
            <text:p>17,155</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99.626061826894" calcext:value-type="float">
            <text:p>300</text:p>
          </table:table-cell>
          <table:table-cell table:style-name="ce21" office:value-type="float" office:value="484.714465410754" calcext:value-type="float">
            <text:p>485</text:p>
          </table:table-cell>
          <table:table-cell table:style-name="ce21" office:value-type="float" office:value="2820.90733113851" calcext:value-type="float">
            <text:p>2,821</text:p>
          </table:table-cell>
          <table:table-cell table:style-name="ce21" office:value-type="float" office:value="409.241225466407" calcext:value-type="float">
            <text:p>409</text:p>
          </table:table-cell>
          <table:table-cell table:style-name="ce21" office:value-type="float" office:value="336.588682657224" calcext:value-type="float">
            <text:p>337</text:p>
          </table:table-cell>
          <table:table-cell table:style-name="ce21" office:value-type="float" office:value="4051.4517046729" calcext:value-type="float">
            <text:p>4,051</text:p>
          </table:table-cell>
          <table:table-cell table:style-name="ce21" office:value-type="float" office:value="1525.97260357099" calcext:value-type="float">
            <text:p>1,526</text:p>
          </table:table-cell>
          <table:table-cell table:style-name="ce21" office:value-type="float" office:value="3093.88841081165" calcext:value-type="float">
            <text:p>3,094</text:p>
          </table:table-cell>
          <table:table-cell table:style-name="ce21" office:value-type="float" office:value="2100.1599093263" calcext:value-type="float">
            <text:p>2,100</text:p>
          </table:table-cell>
          <table:table-cell table:style-name="ce21" office:value-type="float" office:value="6267.47945934293" calcext:value-type="float">
            <text:p>6,267</text:p>
          </table:table-cell>
          <table:table-cell table:style-name="ce21" office:value-type="float" office:value="5893.76093500223" calcext:value-type="float">
            <text:p>5,894</text:p>
          </table:table-cell>
          <table:table-cell table:style-name="ce21" office:value-type="float" office:value="17355.2887144831" calcext:value-type="float">
            <text:p>17,355</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number-columns-repeated="1007"/>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48.980424613123" calcext:value-type="float">
            <text:p>249</text:p>
          </table:table-cell>
          <table:table-cell table:style-name="ce21" office:value-type="float" office:value="510.325126105082" calcext:value-type="float">
            <text:p>510</text:p>
          </table:table-cell>
          <table:table-cell table:style-name="ce21" office:value-type="float" office:value="2807.66259705495" calcext:value-type="float">
            <text:p>2,808</text:p>
          </table:table-cell>
          <table:table-cell table:style-name="ce21" office:value-type="float" office:value="417.339017968645" calcext:value-type="float">
            <text:p>417</text:p>
          </table:table-cell>
          <table:table-cell table:style-name="ce21" office:value-type="float" office:value="349.032447375636" calcext:value-type="float">
            <text:p>349</text:p>
          </table:table-cell>
          <table:table-cell table:style-name="ce21" office:value-type="float" office:value="4084.35918850431" calcext:value-type="float">
            <text:p>4,084</text:p>
          </table:table-cell>
          <table:table-cell table:style-name="ce21" office:value-type="float" office:value="1571.83266699301" calcext:value-type="float">
            <text:p>1,572</text:p>
          </table:table-cell>
          <table:table-cell table:style-name="ce21" office:value-type="float" office:value="3119.79091925459" calcext:value-type="float">
            <text:p>3,120</text:p>
          </table:table-cell>
          <table:table-cell table:style-name="ce21" office:value-type="float" office:value="2057.60619000301" calcext:value-type="float">
            <text:p>2,058</text:p>
          </table:table-cell>
          <table:table-cell table:style-name="ce21" office:value-type="float" office:value="6444.41467810887" calcext:value-type="float">
            <text:p>6,444</text:p>
          </table:table-cell>
          <table:table-cell table:style-name="ce21" office:value-type="float" office:value="6027.54023196497" calcext:value-type="float">
            <text:p>6,028</text:p>
          </table:table-cell>
          <table:table-cell table:style-name="ce21" office:value-type="float" office:value="17649.3520193314" calcext:value-type="float">
            <text:p>17,649</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35.374695314658" calcext:value-type="float">
            <text:p>235</text:p>
          </table:table-cell>
          <table:table-cell table:style-name="ce21" office:value-type="float" office:value="536.901825344685" calcext:value-type="float">
            <text:p>537</text:p>
          </table:table-cell>
          <table:table-cell table:style-name="ce21" office:value-type="float" office:value="2822.8809091797" calcext:value-type="float">
            <text:p>2,823</text:p>
          </table:table-cell>
          <table:table-cell table:style-name="ce21" office:value-type="float" office:value="411.506520076221" calcext:value-type="float">
            <text:p>412</text:p>
          </table:table-cell>
          <table:table-cell table:style-name="ce21" office:value-type="float" office:value="362.295423305851" calcext:value-type="float">
            <text:p>362</text:p>
          </table:table-cell>
          <table:table-cell table:style-name="ce21" office:value-type="float" office:value="4133.58467790646" calcext:value-type="float">
            <text:p>4,134</text:p>
          </table:table-cell>
          <table:table-cell table:style-name="ce21" office:value-type="float" office:value="1608.29319419794" calcext:value-type="float">
            <text:p>1,608</text:p>
          </table:table-cell>
          <table:table-cell table:style-name="ce21" office:value-type="float" office:value="3129.34418770153" calcext:value-type="float">
            <text:p>3,129</text:p>
          </table:table-cell>
          <table:table-cell table:style-name="ce21" office:value-type="float" office:value="2025.16279214057" calcext:value-type="float">
            <text:p>2,025</text:p>
          </table:table-cell>
          <table:table-cell table:style-name="ce21" office:value-type="float" office:value="6682.77757697216" calcext:value-type="float">
            <text:p>6,683</text:p>
          </table:table-cell>
          <table:table-cell table:style-name="ce21" office:value-type="float" office:value="6240.30132605194" calcext:value-type="float">
            <text:p>6,240</text:p>
          </table:table-cell>
          <table:table-cell table:style-name="ce21" office:value-type="float" office:value="18077.5858828662" calcext:value-type="float">
            <text:p>18,07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23.835827522331" calcext:value-type="float">
            <text:p>224</text:p>
          </table:table-cell>
          <table:table-cell table:style-name="ce21" office:value-type="float" office:value="499.86904041386" calcext:value-type="float">
            <text:p>500</text:p>
          </table:table-cell>
          <table:table-cell table:style-name="ce21" office:value-type="float" office:value="2859.82142383516" calcext:value-type="float">
            <text:p>2,860</text:p>
          </table:table-cell>
          <table:table-cell table:style-name="ce21" office:value-type="float" office:value="409.756262797031" calcext:value-type="float">
            <text:p>410</text:p>
          </table:table-cell>
          <table:table-cell table:style-name="ce21" office:value-type="float" office:value="359.932627341081" calcext:value-type="float">
            <text:p>360</text:p>
          </table:table-cell>
          <table:table-cell table:style-name="ce21" office:value-type="float" office:value="4129.37935438714" calcext:value-type="float">
            <text:p>4,129</text:p>
          </table:table-cell>
          <table:table-cell table:style-name="ce21" office:value-type="float" office:value="1664.66038648303" calcext:value-type="float">
            <text:p>1,665</text:p>
          </table:table-cell>
          <table:table-cell table:style-name="ce21" office:value-type="float" office:value="3153.71134943199" calcext:value-type="float">
            <text:p>3,154</text:p>
          </table:table-cell>
          <table:table-cell table:style-name="ce21" office:value-type="float" office:value="1994.62897017072" calcext:value-type="float">
            <text:p>1,995</text:p>
          </table:table-cell>
          <table:table-cell table:style-name="ce21" office:value-type="float" office:value="6705.4252854415" calcext:value-type="float">
            <text:p>6,705</text:p>
          </table:table-cell>
          <table:table-cell table:style-name="ce21" office:value-type="float" office:value="6315.75623236075" calcext:value-type="float">
            <text:p>6,316</text:p>
          </table:table-cell>
          <table:table-cell table:style-name="ce21" office:value-type="float" office:value="18169.5218374049" calcext:value-type="float">
            <text:p>18,170</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31.392721192887" calcext:value-type="float">
            <text:p>231</text:p>
          </table:table-cell>
          <table:table-cell table:style-name="ce21" office:value-type="float" office:value="518.904008535373" calcext:value-type="float">
            <text:p>519</text:p>
          </table:table-cell>
          <table:table-cell table:style-name="ce21" office:value-type="float" office:value="2877.63506967717" calcext:value-type="float">
            <text:p>2,878</text:p>
          </table:table-cell>
          <table:table-cell table:style-name="ce21" office:value-type="float" office:value="429.3981991581" calcext:value-type="float">
            <text:p>429</text:p>
          </table:table-cell>
          <table:table-cell table:style-name="ce21" office:value-type="float" office:value="379.863612879432" calcext:value-type="float">
            <text:p>380</text:p>
          </table:table-cell>
          <table:table-cell table:style-name="ce21" office:value-type="float" office:value="4205.80089025008" calcext:value-type="float">
            <text:p>4,206</text:p>
          </table:table-cell>
          <table:table-cell table:style-name="ce21" office:value-type="float" office:value="1718.21375172601" calcext:value-type="float">
            <text:p>1,718</text:p>
          </table:table-cell>
          <table:table-cell table:style-name="ce21" office:value-type="float" office:value="3171.15354422188" calcext:value-type="float">
            <text:p>3,171</text:p>
          </table:table-cell>
          <table:table-cell table:style-name="ce21" office:value-type="float" office:value="1949.60204826768" calcext:value-type="float">
            <text:p>1,950</text:p>
          </table:table-cell>
          <table:table-cell table:style-name="ce21" office:value-type="float" office:value="7068.38245909946" calcext:value-type="float">
            <text:p>7,068</text:p>
          </table:table-cell>
          <table:table-cell table:style-name="ce21" office:value-type="float" office:value="6610.40220961633" calcext:value-type="float">
            <text:p>6,610</text:p>
          </table:table-cell>
          <table:table-cell table:style-name="ce21" office:value-type="float" office:value="18799.5402612053" calcext:value-type="float">
            <text:p>18,800</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number-columns-repeated="1007"/>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42.994719161409" calcext:value-type="float">
            <text:p>243</text:p>
          </table:table-cell>
          <table:table-cell table:style-name="ce21" office:value-type="float" office:value="502.256993905185" calcext:value-type="float">
            <text:p>502</text:p>
          </table:table-cell>
          <table:table-cell table:style-name="ce21" office:value-type="float" office:value="2956.00775557861" calcext:value-type="float">
            <text:p>2,956</text:p>
          </table:table-cell>
          <table:table-cell table:style-name="ce21" office:value-type="float" office:value="426.443587515704" calcext:value-type="float">
            <text:p>426</text:p>
          </table:table-cell>
          <table:table-cell table:style-name="ce21" office:value-type="float" office:value="377.184163105808" calcext:value-type="float">
            <text:p>377</text:p>
          </table:table-cell>
          <table:table-cell table:style-name="ce21" office:value-type="float" office:value="4261.89250010531" calcext:value-type="float">
            <text:p>4,262</text:p>
          </table:table-cell>
          <table:table-cell table:style-name="ce21" office:value-type="float" office:value="1774.44138410509" calcext:value-type="float">
            <text:p>1,774</text:p>
          </table:table-cell>
          <table:table-cell table:style-name="ce21" office:value-type="float" office:value="3251.98176121904" calcext:value-type="float">
            <text:p>3,252</text:p>
          </table:table-cell>
          <table:table-cell table:style-name="ce21" office:value-type="float" office:value="1940.64725307729" calcext:value-type="float">
            <text:p>1,941</text:p>
          </table:table-cell>
          <table:table-cell table:style-name="ce21" office:value-type="float" office:value="7170.835051652" calcext:value-type="float">
            <text:p>7,171</text:p>
          </table:table-cell>
          <table:table-cell table:style-name="ce21" office:value-type="float" office:value="6591.08593239491" calcext:value-type="float">
            <text:p>6,591</text:p>
          </table:table-cell>
          <table:table-cell table:style-name="ce21" office:value-type="float" office:value="18954.5499983432" calcext:value-type="float">
            <text:p>18,955</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50.298913700798" calcext:value-type="float">
            <text:p>250</text:p>
          </table:table-cell>
          <table:table-cell table:style-name="ce21" office:value-type="float" office:value="497.105969272844" calcext:value-type="float">
            <text:p>497</text:p>
          </table:table-cell>
          <table:table-cell table:style-name="ce21" office:value-type="float" office:value="2918.37149232402" calcext:value-type="float">
            <text:p>2,918</text:p>
          </table:table-cell>
          <table:table-cell table:style-name="ce21" office:value-type="float" office:value="477.189492063349" calcext:value-type="float">
            <text:p>477</text:p>
          </table:table-cell>
          <table:table-cell table:style-name="ce21" office:value-type="float" office:value="399.481142226929" calcext:value-type="float">
            <text:p>399</text:p>
          </table:table-cell>
          <table:table-cell table:style-name="ce21" office:value-type="float" office:value="4292.14809588715" calcext:value-type="float">
            <text:p>4,292</text:p>
          </table:table-cell>
          <table:table-cell table:style-name="ce21" office:value-type="float" office:value="1810.91425583969" calcext:value-type="float">
            <text:p>1,811</text:p>
          </table:table-cell>
          <table:table-cell table:style-name="ce21" office:value-type="float" office:value="3299.95367270627" calcext:value-type="float">
            <text:p>3,300</text:p>
          </table:table-cell>
          <table:table-cell table:style-name="ce21" office:value-type="float" office:value="1920.58634323218" calcext:value-type="float">
            <text:p>1,921</text:p>
          </table:table-cell>
          <table:table-cell table:style-name="ce21" office:value-type="float" office:value="7314.920377047" calcext:value-type="float">
            <text:p>7,315</text:p>
          </table:table-cell>
          <table:table-cell table:style-name="ce21" office:value-type="float" office:value="6543.04928750106" calcext:value-type="float">
            <text:p>6,543</text:p>
          </table:table-cell>
          <table:table-cell table:style-name="ce21" office:value-type="float" office:value="19078.5096804865" calcext:value-type="float">
            <text:p>19,07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69.117372930862" calcext:value-type="float">
            <text:p>269</text:p>
          </table:table-cell>
          <table:table-cell table:style-name="ce21" office:value-type="float" office:value="534.177007950463" calcext:value-type="float">
            <text:p>534</text:p>
          </table:table-cell>
          <table:table-cell table:style-name="ce21" office:value-type="float" office:value="2907.63073652213" calcext:value-type="float">
            <text:p>2,908</text:p>
          </table:table-cell>
          <table:table-cell table:style-name="ce21" office:value-type="float" office:value="521.252976595107" calcext:value-type="float">
            <text:p>521</text:p>
          </table:table-cell>
          <table:table-cell table:style-name="ce21" office:value-type="float" office:value="406.357163416257" calcext:value-type="float">
            <text:p>406</text:p>
          </table:table-cell>
          <table:table-cell table:style-name="ce21" office:value-type="float" office:value="4369.41788448396" calcext:value-type="float">
            <text:p>4,369</text:p>
          </table:table-cell>
          <table:table-cell table:style-name="ce21" office:value-type="float" office:value="1830.76375536383" calcext:value-type="float">
            <text:p>1,831</text:p>
          </table:table-cell>
          <table:table-cell table:style-name="ce21" office:value-type="float" office:value="3322.83857668328" calcext:value-type="float">
            <text:p>3,323</text:p>
          </table:table-cell>
          <table:table-cell table:style-name="ce21" office:value-type="float" office:value="1897.10772833917" calcext:value-type="float">
            <text:p>1,897</text:p>
          </table:table-cell>
          <table:table-cell table:style-name="ce21" office:value-type="float" office:value="7167.88937574812" calcext:value-type="float">
            <text:p>7,168</text:p>
          </table:table-cell>
          <table:table-cell table:style-name="ce21" office:value-type="float" office:value="6617.41909862721" calcext:value-type="float">
            <text:p>6,617</text:p>
          </table:table-cell>
          <table:table-cell table:style-name="ce21" office:value-type="float" office:value="19005.2547793977" calcext:value-type="float">
            <text:p>19,0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78.179699749932" calcext:value-type="float">
            <text:p>278</text:p>
          </table:table-cell>
          <table:table-cell table:style-name="ce21" office:value-type="float" office:value="494.460028827509" calcext:value-type="float">
            <text:p>494</text:p>
          </table:table-cell>
          <table:table-cell table:style-name="ce21" office:value-type="float" office:value="2869.99001533921" calcext:value-type="float">
            <text:p>2,870</text:p>
          </table:table-cell>
          <table:table-cell table:style-name="ce21" office:value-type="float" office:value="577.113943825839" calcext:value-type="float">
            <text:p>577</text:p>
          </table:table-cell>
          <table:table-cell table:style-name="ce21" office:value-type="float" office:value="387.281543891007" calcext:value-type="float">
            <text:p>387</text:p>
          </table:table-cell>
          <table:table-cell table:style-name="ce21" office:value-type="float" office:value="4328.84553188357" calcext:value-type="float">
            <text:p>4,329</text:p>
          </table:table-cell>
          <table:table-cell table:style-name="ce21" office:value-type="float" office:value="1882.88060499136" calcext:value-type="float">
            <text:p>1,883</text:p>
          </table:table-cell>
          <table:table-cell table:style-name="ce21" office:value-type="float" office:value="3366.22598925139" calcext:value-type="float">
            <text:p>3,366</text:p>
          </table:table-cell>
          <table:table-cell table:style-name="ce21" office:value-type="float" office:value="1914.65867517736" calcext:value-type="float">
            <text:p>1,915</text:p>
          </table:table-cell>
          <table:table-cell table:style-name="ce21" office:value-type="float" office:value="7475.35519496386" calcext:value-type="float">
            <text:p>7,475</text:p>
          </table:table-cell>
          <table:table-cell table:style-name="ce21" office:value-type="float" office:value="6633.44568218681" calcext:value-type="float">
            <text:p>6,633</text:p>
          </table:table-cell>
          <table:table-cell table:style-name="ce21" office:value-type="float" office:value="19389.6855415794" calcext:value-type="float">
            <text:p>19,390</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number-columns-repeated="1007"/>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86.610611528142" calcext:value-type="float">
            <text:p>287</text:p>
          </table:table-cell>
          <table:table-cell table:style-name="ce21" office:value-type="float" office:value="459.94777316781" calcext:value-type="float">
            <text:p>460</text:p>
          </table:table-cell>
          <table:table-cell table:style-name="ce21" office:value-type="float" office:value="2931.69513025059" calcext:value-type="float">
            <text:p>2,932</text:p>
          </table:table-cell>
          <table:table-cell table:style-name="ce21" office:value-type="float" office:value="608.60148314371" calcext:value-type="float">
            <text:p>609</text:p>
          </table:table-cell>
          <table:table-cell table:style-name="ce21" office:value-type="float" office:value="408.497291719623" calcext:value-type="float">
            <text:p>408</text:p>
          </table:table-cell>
          <table:table-cell table:style-name="ce21" office:value-type="float" office:value="4408.74167828174" calcext:value-type="float">
            <text:p>4,409</text:p>
          </table:table-cell>
          <table:table-cell table:style-name="ce21" office:value-type="float" office:value="1938.20086145888" calcext:value-type="float">
            <text:p>1,938</text:p>
          </table:table-cell>
          <table:table-cell table:style-name="ce21" office:value-type="float" office:value="3367.40882150209" calcext:value-type="float">
            <text:p>3,367</text:p>
          </table:table-cell>
          <table:table-cell table:style-name="ce21" office:value-type="float" office:value="1968.11226699811" calcext:value-type="float">
            <text:p>1,968</text:p>
          </table:table-cell>
          <table:table-cell table:style-name="ce21" office:value-type="float" office:value="7550.90234199998" calcext:value-type="float">
            <text:p>7,551</text:p>
          </table:table-cell>
          <table:table-cell table:style-name="ce21" office:value-type="float" office:value="6668.95169517457" calcext:value-type="float">
            <text:p>6,669</text:p>
          </table:table-cell>
          <table:table-cell table:style-name="ce21" office:value-type="float" office:value="19555.3751256747" calcext:value-type="float">
            <text:p>19,555</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92.652692786385" calcext:value-type="float">
            <text:p>293</text:p>
          </table:table-cell>
          <table:table-cell table:style-name="ce21" office:value-type="float" office:value="492.977081179615" calcext:value-type="float">
            <text:p>493</text:p>
          </table:table-cell>
          <table:table-cell table:style-name="ce21" office:value-type="float" office:value="2920.01773272537" calcext:value-type="float">
            <text:p>2,920</text:p>
          </table:table-cell>
          <table:table-cell table:style-name="ce21" office:value-type="float" office:value="575.219380839618" calcext:value-type="float">
            <text:p>575</text:p>
          </table:table-cell>
          <table:table-cell table:style-name="ce21" office:value-type="float" office:value="403.658378574018" calcext:value-type="float">
            <text:p>404</text:p>
          </table:table-cell>
          <table:table-cell table:style-name="ce21" office:value-type="float" office:value="4391.87257331862" calcext:value-type="float">
            <text:p>4,392</text:p>
          </table:table-cell>
          <table:table-cell table:style-name="ce21" office:value-type="float" office:value="1942.4109737449" calcext:value-type="float">
            <text:p>1,942</text:p>
          </table:table-cell>
          <table:table-cell table:style-name="ce21" office:value-type="float" office:value="3387.31842083877" calcext:value-type="float">
            <text:p>3,387</text:p>
          </table:table-cell>
          <table:table-cell table:style-name="ce21" office:value-type="float" office:value="1985.06807562341" calcext:value-type="float">
            <text:p>1,985</text:p>
          </table:table-cell>
          <table:table-cell table:style-name="ce21" office:value-type="float" office:value="7584.92251479957" calcext:value-type="float">
            <text:p>7,585</text:p>
          </table:table-cell>
          <table:table-cell table:style-name="ce21" office:value-type="float" office:value="6766.83156078545" calcext:value-type="float">
            <text:p>6,767</text:p>
          </table:table-cell>
          <table:table-cell table:style-name="ce21" office:value-type="float" office:value="19724.1405720472" calcext:value-type="float">
            <text:p>19,724</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95.87130181049" calcext:value-type="float">
            <text:p>296</text:p>
          </table:table-cell>
          <table:table-cell table:style-name="ce21" office:value-type="float" office:value="550.804999269406" calcext:value-type="float">
            <text:p>551</text:p>
          </table:table-cell>
          <table:table-cell table:style-name="ce21" office:value-type="float" office:value="2796.26901350724" calcext:value-type="float">
            <text:p>2,796</text:p>
          </table:table-cell>
          <table:table-cell table:style-name="ce21" office:value-type="float" office:value="451.392454152982" calcext:value-type="float">
            <text:p>451</text:p>
          </table:table-cell>
          <table:table-cell table:style-name="ce21" office:value-type="float" office:value="407.370613533126" calcext:value-type="float">
            <text:p>407</text:p>
          </table:table-cell>
          <table:table-cell table:style-name="ce21" office:value-type="float" office:value="4205.83708046275" calcext:value-type="float">
            <text:p>4,206</text:p>
          </table:table-cell>
          <table:table-cell table:style-name="ce21" office:value-type="float" office:value="1954.29960515863" calcext:value-type="float">
            <text:p>1,954</text:p>
          </table:table-cell>
          <table:table-cell table:style-name="ce21" office:value-type="float" office:value="3440.62333657197" calcext:value-type="float">
            <text:p>3,441</text:p>
          </table:table-cell>
          <table:table-cell table:style-name="ce21" office:value-type="float" office:value="2009.15066606356" calcext:value-type="float">
            <text:p>2,009</text:p>
          </table:table-cell>
          <table:table-cell table:style-name="ce21" office:value-type="float" office:value="7834.68793641766" calcext:value-type="float">
            <text:p>7,835</text:p>
          </table:table-cell>
          <table:table-cell table:style-name="ce21" office:value-type="float" office:value="6934.86140094489" calcext:value-type="float">
            <text:p>6,935</text:p>
          </table:table-cell>
          <table:table-cell table:style-name="ce21" office:value-type="float" office:value="20219.323339998" calcext:value-type="float">
            <text:p>20,219</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88.789673499613" calcext:value-type="float">
            <text:p>289</text:p>
          </table:table-cell>
          <table:table-cell table:style-name="ce21" office:value-type="float" office:value="690.270146133392" calcext:value-type="float">
            <text:p>690</text:p>
          </table:table-cell>
          <table:table-cell table:style-name="ce21" office:value-type="float" office:value="2807.01811593863" calcext:value-type="float">
            <text:p>2,807</text:p>
          </table:table-cell>
          <table:table-cell table:style-name="ce21" office:value-type="float" office:value="383.786677984286" calcext:value-type="float">
            <text:p>384</text:p>
          </table:table-cell>
          <table:table-cell table:style-name="ce21" office:value-type="float" office:value="417.397258742496" calcext:value-type="float">
            <text:p>417</text:p>
          </table:table-cell>
          <table:table-cell table:style-name="ce21" office:value-type="float" office:value="4298.47219879881" calcext:value-type="float">
            <text:p>4,298</text:p>
          </table:table-cell>
          <table:table-cell table:style-name="ce21" office:value-type="float" office:value="1976.08856108521" calcext:value-type="float">
            <text:p>1,976</text:p>
          </table:table-cell>
          <table:table-cell table:style-name="ce21" office:value-type="float" office:value="3468.64942119238" calcext:value-type="float">
            <text:p>3,469</text:p>
          </table:table-cell>
          <table:table-cell table:style-name="ce21" office:value-type="float" office:value="2065.66899152692" calcext:value-type="float">
            <text:p>2,066</text:p>
          </table:table-cell>
          <table:table-cell table:style-name="ce21" office:value-type="float" office:value="8184.48720766358" calcext:value-type="float">
            <text:p>8,184</text:p>
          </table:table-cell>
          <table:table-cell table:style-name="ce21" office:value-type="float" office:value="7153.35534273939" calcext:value-type="float">
            <text:p>7,153</text:p>
          </table:table-cell>
          <table:table-cell table:style-name="ce21" office:value-type="float" office:value="20872.1609631222" calcext:value-type="float">
            <text:p>20,872</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number-columns-repeated="1007"/>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88.896116741062" calcext:value-type="float">
            <text:p>289</text:p>
          </table:table-cell>
          <table:table-cell table:style-name="ce21" office:value-type="float" office:value="766.13151691031" calcext:value-type="float">
            <text:p>766</text:p>
          </table:table-cell>
          <table:table-cell table:style-name="ce21" office:value-type="float" office:value="2884.40724574479" calcext:value-type="float">
            <text:p>2,884</text:p>
          </table:table-cell>
          <table:table-cell table:style-name="ce21" office:value-type="float" office:value="381.503775201731" calcext:value-type="float">
            <text:p>382</text:p>
          </table:table-cell>
          <table:table-cell table:style-name="ce21" office:value-type="float" office:value="416.858575739201" calcext:value-type="float">
            <text:p>417</text:p>
          </table:table-cell>
          <table:table-cell table:style-name="ce21" office:value-type="float" office:value="4448.90111359603" calcext:value-type="float">
            <text:p>4,449</text:p>
          </table:table-cell>
          <table:table-cell table:style-name="ce21" office:value-type="float" office:value="1941.12973281361" calcext:value-type="float">
            <text:p>1,941</text:p>
          </table:table-cell>
          <table:table-cell table:style-name="ce21" office:value-type="float" office:value="3542.40407748318" calcext:value-type="float">
            <text:p>3,542</text:p>
          </table:table-cell>
          <table:table-cell table:style-name="ce21" office:value-type="float" office:value="2070.92993289891" calcext:value-type="float">
            <text:p>2,071</text:p>
          </table:table-cell>
          <table:table-cell table:style-name="ce21" office:value-type="float" office:value="7714.26251744947" calcext:value-type="float">
            <text:p>7,714</text:p>
          </table:table-cell>
          <table:table-cell table:style-name="ce21" office:value-type="float" office:value="7311.44270854937" calcext:value-type="float">
            <text:p>7,311</text:p>
          </table:table-cell>
          <table:table-cell table:style-name="ce21" office:value-type="float" office:value="20639.0392363809" calcext:value-type="float">
            <text:p>20,639</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89.225750125952" calcext:value-type="float">
            <text:p>289</text:p>
          </table:table-cell>
          <table:table-cell table:style-name="ce21" office:value-type="float" office:value="778.023790785966" calcext:value-type="float">
            <text:p>778</text:p>
          </table:table-cell>
          <table:table-cell table:style-name="ce21" office:value-type="float" office:value="3011.65954492663" calcext:value-type="float">
            <text:p>3,012</text:p>
          </table:table-cell>
          <table:table-cell table:style-name="ce21" office:value-type="float" office:value="413.777978824247" calcext:value-type="float">
            <text:p>414</text:p>
          </table:table-cell>
          <table:table-cell table:style-name="ce21" office:value-type="float" office:value="422.554827000408" calcext:value-type="float">
            <text:p>423</text:p>
          </table:table-cell>
          <table:table-cell table:style-name="ce21" office:value-type="float" office:value="4626.01614153725" calcext:value-type="float">
            <text:p>4,626</text:p>
          </table:table-cell>
          <table:table-cell table:style-name="ce21" office:value-type="float" office:value="1891.93015073732" calcext:value-type="float">
            <text:p>1,892</text:p>
          </table:table-cell>
          <table:table-cell table:style-name="ce21" office:value-type="float" office:value="3671.55717864743" calcext:value-type="float">
            <text:p>3,672</text:p>
          </table:table-cell>
          <table:table-cell table:style-name="ce21" office:value-type="float" office:value="2079.9817036891" calcext:value-type="float">
            <text:p>2,080</text:p>
          </table:table-cell>
          <table:table-cell table:style-name="ce21" office:value-type="float" office:value="7907.17090608661" calcext:value-type="float">
            <text:p>7,907</text:p>
          </table:table-cell>
          <table:table-cell table:style-name="ce21" office:value-type="float" office:value="7340.19047749621" calcext:value-type="float">
            <text:p>7,340</text:p>
          </table:table-cell>
          <table:table-cell table:style-name="ce21" office:value-type="float" office:value="20998.9002659193" calcext:value-type="float">
            <text:p>20,9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76.944802421968" calcext:value-type="float">
            <text:p>277</text:p>
          </table:table-cell>
          <table:table-cell table:style-name="ce21" office:value-type="float" office:value="747.374406378694" calcext:value-type="float">
            <text:p>747</text:p>
          </table:table-cell>
          <table:table-cell table:style-name="ce21" office:value-type="float" office:value="3059.11076421316" calcext:value-type="float">
            <text:p>3,059</text:p>
          </table:table-cell>
          <table:table-cell table:style-name="ce21" office:value-type="float" office:value="505.704927420466" calcext:value-type="float">
            <text:p>506</text:p>
          </table:table-cell>
          <table:table-cell table:style-name="ce21" office:value-type="float" office:value="419.083860686756" calcext:value-type="float">
            <text:p>419</text:p>
          </table:table-cell>
          <table:table-cell table:style-name="ce21" office:value-type="float" office:value="4731.27395869908" calcext:value-type="float">
            <text:p>4,731</text:p>
          </table:table-cell>
          <table:table-cell table:style-name="ce21" office:value-type="float" office:value="1807.15853460793" calcext:value-type="float">
            <text:p>1,807</text:p>
          </table:table-cell>
          <table:table-cell table:style-name="ce21" office:value-type="float" office:value="3660.67901213675" calcext:value-type="float">
            <text:p>3,661</text:p>
          </table:table-cell>
          <table:table-cell table:style-name="ce21" office:value-type="float" office:value="2091.93068655719" calcext:value-type="float">
            <text:p>2,092</text:p>
          </table:table-cell>
          <table:table-cell table:style-name="ce21" office:value-type="float" office:value="7914.83182938123" calcext:value-type="float">
            <text:p>7,915</text:p>
          </table:table-cell>
          <table:table-cell table:style-name="ce21" office:value-type="float" office:value="7330.42455177726" calcext:value-type="float">
            <text:p>7,330</text:p>
          </table:table-cell>
          <table:table-cell table:style-name="ce21" office:value-type="float" office:value="20997.8660798524" calcext:value-type="float">
            <text:p>20,998</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66.843884480798" calcext:value-type="float">
            <text:p>267</text:p>
          </table:table-cell>
          <table:table-cell table:style-name="ce21" office:value-type="float" office:value="682.470286434431" calcext:value-type="float">
            <text:p>682</text:p>
          </table:table-cell>
          <table:table-cell table:style-name="ce21" office:value-type="float" office:value="3059.82243598541" calcext:value-type="float">
            <text:p>3,060</text:p>
          </table:table-cell>
          <table:table-cell table:style-name="ce21" office:value-type="float" office:value="540.013313548896" calcext:value-type="float">
            <text:p>540</text:p>
          </table:table-cell>
          <table:table-cell table:style-name="ce21" office:value-type="float" office:value="415.231087253312" calcext:value-type="float">
            <text:p>415</text:p>
          </table:table-cell>
          <table:table-cell table:style-name="ce21" office:value-type="float" office:value="4697.53712322205" calcext:value-type="float">
            <text:p>4,698</text:p>
          </table:table-cell>
          <table:table-cell table:style-name="ce21" office:value-type="float" office:value="1707.78158250821" calcext:value-type="float">
            <text:p>1,708</text:p>
          </table:table-cell>
          <table:table-cell table:style-name="ce21" office:value-type="float" office:value="3666.35973200562" calcext:value-type="float">
            <text:p>3,666</text:p>
          </table:table-cell>
          <table:table-cell table:style-name="ce21" office:value-type="float" office:value="2105.15767684819" calcext:value-type="float">
            <text:p>2,105</text:p>
          </table:table-cell>
          <table:table-cell table:style-name="ce21" office:value-type="float" office:value="8327.73474862506" calcext:value-type="float">
            <text:p>8,328</text:p>
          </table:table-cell>
          <table:table-cell table:style-name="ce21" office:value-type="float" office:value="7026.94226118818" calcext:value-type="float">
            <text:p>7,027</text:p>
          </table:table-cell>
          <table:table-cell table:style-name="ce21" office:value-type="float" office:value="21126.194418667" calcext:value-type="float">
            <text:p>21,126</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number-columns-repeated="1007"/>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56.295832434707" calcext:value-type="float">
            <text:p>256</text:p>
          </table:table-cell>
          <table:table-cell table:style-name="ce21" office:value-type="float" office:value="684.544882133059" calcext:value-type="float">
            <text:p>685</text:p>
          </table:table-cell>
          <table:table-cell table:style-name="ce21" office:value-type="float" office:value="2960.45765033863" calcext:value-type="float">
            <text:p>2,960</text:p>
          </table:table-cell>
          <table:table-cell table:style-name="ce21" office:value-type="float" office:value="641.260906034856" calcext:value-type="float">
            <text:p>641</text:p>
          </table:table-cell>
          <table:table-cell table:style-name="ce21" office:value-type="float" office:value="405.602417631233" calcext:value-type="float">
            <text:p>406</text:p>
          </table:table-cell>
          <table:table-cell table:style-name="ce21" office:value-type="float" office:value="4691.86585613778" calcext:value-type="float">
            <text:p>4,692</text:p>
          </table:table-cell>
          <table:table-cell table:style-name="ce21" office:value-type="float" office:value="1609.08833757382" calcext:value-type="float">
            <text:p>1,609</text:p>
          </table:table-cell>
          <table:table-cell table:style-name="ce21" office:value-type="float" office:value="3679.04728152477" calcext:value-type="float">
            <text:p>3,679</text:p>
          </table:table-cell>
          <table:table-cell table:style-name="ce21" office:value-type="float" office:value="2096.61466821554" calcext:value-type="float">
            <text:p>2,097</text:p>
          </table:table-cell>
          <table:table-cell table:style-name="ce21" office:value-type="float" office:value="8356.29040487418" calcext:value-type="float">
            <text:p>8,356</text:p>
          </table:table-cell>
          <table:table-cell table:style-name="ce21" office:value-type="float" office:value="7212.62435914615" calcext:value-type="float">
            <text:p>7,213</text:p>
          </table:table-cell>
          <table:table-cell table:style-name="ce21" office:value-type="float" office:value="21344.5767137606" calcext:value-type="float">
            <text:p>21,345</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16.813348789341" calcext:value-type="float">
            <text:p>217</text:p>
          </table:table-cell>
          <table:table-cell table:style-name="ce21" office:value-type="float" office:value="977.204046059992" calcext:value-type="float">
            <text:p>977</text:p>
          </table:table-cell>
          <table:table-cell table:style-name="ce21" office:value-type="float" office:value="2950.98738674012" calcext:value-type="float">
            <text:p>2,951</text:p>
          </table:table-cell>
          <table:table-cell table:style-name="ce21" office:value-type="float" office:value="646.166593865219" calcext:value-type="float">
            <text:p>646</text:p>
          </table:table-cell>
          <table:table-cell table:style-name="ce21" office:value-type="float" office:value="400.00947112759" calcext:value-type="float">
            <text:p>400</text:p>
          </table:table-cell>
          <table:table-cell table:style-name="ce21" office:value-type="float" office:value="4974.36749779292" calcext:value-type="float">
            <text:p>4,974</text:p>
          </table:table-cell>
          <table:table-cell table:style-name="ce21" office:value-type="float" office:value="1537.99542307084" calcext:value-type="float">
            <text:p>1,538</text:p>
          </table:table-cell>
          <table:table-cell table:style-name="ce21" office:value-type="float" office:value="3678.59248024158" calcext:value-type="float">
            <text:p>3,679</text:p>
          </table:table-cell>
          <table:table-cell table:style-name="ce21" office:value-type="float" office:value="2098.41445548568" calcext:value-type="float">
            <text:p>2,098</text:p>
          </table:table-cell>
          <table:table-cell table:style-name="ce21" office:value-type="float" office:value="8048.34833785094" calcext:value-type="float">
            <text:p>8,048</text:p>
          </table:table-cell>
          <table:table-cell table:style-name="ce21" office:value-type="float" office:value="7375.07854604948" calcext:value-type="float">
            <text:p>7,375</text:p>
          </table:table-cell>
          <table:table-cell table:style-name="ce21" office:value-type="float" office:value="21200.4338196276" calcext:value-type="float">
            <text:p>21,200</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247.81130984944" calcext:value-type="float">
            <text:p>248</text:p>
          </table:table-cell>
          <table:table-cell table:style-name="ce21" office:value-type="float" office:value="640.69634536525" calcext:value-type="float">
            <text:p>641</text:p>
          </table:table-cell>
          <table:table-cell table:style-name="ce21" office:value-type="float" office:value="3156.68357593073" calcext:value-type="float">
            <text:p>3,157</text:p>
          </table:table-cell>
          <table:table-cell table:style-name="ce21" office:value-type="float" office:value="752.591653302806" calcext:value-type="float">
            <text:p>753</text:p>
          </table:table-cell>
          <table:table-cell table:style-name="ce21" office:value-type="float" office:value="413.040492684143" calcext:value-type="float">
            <text:p>413</text:p>
          </table:table-cell>
          <table:table-cell table:style-name="ce21" office:value-type="float" office:value="4963.01206728293" calcext:value-type="float">
            <text:p>4,963</text:p>
          </table:table-cell>
          <table:table-cell table:style-name="ce21" office:value-type="float" office:value="1527.65918889785" calcext:value-type="float">
            <text:p>1,528</text:p>
          </table:table-cell>
          <table:table-cell table:style-name="ce21" office:value-type="float" office:value="3672.476464357" calcext:value-type="float">
            <text:p>3,672</text:p>
          </table:table-cell>
          <table:table-cell table:style-name="ce21" office:value-type="float" office:value="2082.60871990324" calcext:value-type="float">
            <text:p>2,083</text:p>
          </table:table-cell>
          <table:table-cell table:style-name="ce21" office:value-type="float" office:value="7898.26776267457" calcext:value-type="float">
            <text:p>7,898</text:p>
          </table:table-cell>
          <table:table-cell table:style-name="ce21" office:value-type="float" office:value="7551.77142471498" calcext:value-type="float">
            <text:p>7,552</text:p>
          </table:table-cell>
          <table:table-cell table:style-name="ce21" office:value-type="float" office:value="21205.1243716497" calcext:value-type="float">
            <text:p>21,205</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287.984022696854" calcext:value-type="float">
            <text:p>288</text:p>
          </table:table-cell>
          <table:table-cell table:style-name="ce21" office:value-type="float" office:value="650.554726935274" calcext:value-type="float">
            <text:p>651</text:p>
          </table:table-cell>
          <table:table-cell table:style-name="ce21" office:value-type="float" office:value="3134.16782932442" calcext:value-type="float">
            <text:p>3,134</text:p>
          </table:table-cell>
          <table:table-cell table:style-name="ce21" office:value-type="float" office:value="738.980842934164" calcext:value-type="float">
            <text:p>739</text:p>
          </table:table-cell>
          <table:table-cell table:style-name="ce21" office:value-type="float" office:value="413.19478892191" calcext:value-type="float">
            <text:p>413</text:p>
          </table:table-cell>
          <table:table-cell table:style-name="ce21" office:value-type="float" office:value="4936.89818811577" calcext:value-type="float">
            <text:p>4,937</text:p>
          </table:table-cell>
          <table:table-cell table:style-name="ce21" office:value-type="float" office:value="1507.25705317455" calcext:value-type="float">
            <text:p>1,507</text:p>
          </table:table-cell>
          <table:table-cell table:style-name="ce21" office:value-type="float" office:value="3706.88377555306" calcext:value-type="float">
            <text:p>3,707</text:p>
          </table:table-cell>
          <table:table-cell table:style-name="ce21" office:value-type="float" office:value="2052.36215713665" calcext:value-type="float">
            <text:p>2,052</text:p>
          </table:table-cell>
          <table:table-cell table:style-name="ce21" office:value-type="float" office:value="7682.09349798719" calcext:value-type="float">
            <text:p>7,682</text:p>
          </table:table-cell>
          <table:table-cell table:style-name="ce21" office:value-type="float" office:value="7466.52566947421" calcext:value-type="float">
            <text:p>7,467</text:p>
          </table:table-cell>
          <table:table-cell table:style-name="ce21" office:value-type="float" office:value="20907.8651001511" calcext:value-type="float">
            <text:p>20,908</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number-columns-repeated="1007"/>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325.034027551337" calcext:value-type="float">
            <text:p>325</text:p>
          </table:table-cell>
          <table:table-cell table:style-name="ce21" office:value-type="float" office:value="638.830601508259" calcext:value-type="float">
            <text:p>639</text:p>
          </table:table-cell>
          <table:table-cell table:style-name="ce21" office:value-type="float" office:value="3072.42550362849" calcext:value-type="float">
            <text:p>3,072</text:p>
          </table:table-cell>
          <table:table-cell table:style-name="ce21" office:value-type="float" office:value="590.727773879039" calcext:value-type="float">
            <text:p>591</text:p>
          </table:table-cell>
          <table:table-cell table:style-name="ce21" office:value-type="float" office:value="401.103149694185" calcext:value-type="float">
            <text:p>401</text:p>
          </table:table-cell>
          <table:table-cell table:style-name="ce21" office:value-type="float" office:value="4703.08702870997" calcext:value-type="float">
            <text:p>4,703</text:p>
          </table:table-cell>
          <table:table-cell table:style-name="ce21" office:value-type="float" office:value="1550.97537599989" calcext:value-type="float">
            <text:p>1,551</text:p>
          </table:table-cell>
          <table:table-cell table:style-name="ce21" office:value-type="float" office:value="3729.29636017427" calcext:value-type="float">
            <text:p>3,729</text:p>
          </table:table-cell>
          <table:table-cell table:style-name="ce21" office:value-type="float" office:value="2062.57976997093" calcext:value-type="float">
            <text:p>2,063</text:p>
          </table:table-cell>
          <table:table-cell table:style-name="ce21" office:value-type="float" office:value="7645.60866122328" calcext:value-type="float">
            <text:p>7,646</text:p>
          </table:table-cell>
          <table:table-cell table:style-name="ce21" office:value-type="float" office:value="7466.57507357096" calcext:value-type="float">
            <text:p>7,467</text:p>
          </table:table-cell>
          <table:table-cell table:style-name="ce21" office:value-type="float" office:value="20904.0598649394" calcext:value-type="float">
            <text:p>20,904</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295.709858499594" calcext:value-type="float">
            <text:p>296</text:p>
          </table:table-cell>
          <table:table-cell table:style-name="ce21" office:value-type="float" office:value="647.559369180065" calcext:value-type="float">
            <text:p>648</text:p>
          </table:table-cell>
          <table:table-cell table:style-name="ce21" office:value-type="float" office:value="3049.24386545482" calcext:value-type="float">
            <text:p>3,049</text:p>
          </table:table-cell>
          <table:table-cell table:style-name="ce21" office:value-type="float" office:value="478.671926447719" calcext:value-type="float">
            <text:p>479</text:p>
          </table:table-cell>
          <table:table-cell table:style-name="ce21" office:value-type="float" office:value="424.620382711482" calcext:value-type="float">
            <text:p>425</text:p>
          </table:table-cell>
          <table:table-cell table:style-name="ce21" office:value-type="float" office:value="4600.09554379409" calcext:value-type="float">
            <text:p>4,600</text:p>
          </table:table-cell>
          <table:table-cell table:style-name="ce21" office:value-type="float" office:value="1649.62231271897" calcext:value-type="float">
            <text:p>1,650</text:p>
          </table:table-cell>
          <table:table-cell table:style-name="ce21" office:value-type="float" office:value="3726.43845834377" calcext:value-type="float">
            <text:p>3,726</text:p>
          </table:table-cell>
          <table:table-cell table:style-name="ce21" office:value-type="float" office:value="2084.39502227298" calcext:value-type="float">
            <text:p>2,084</text:p>
          </table:table-cell>
          <table:table-cell table:style-name="ce21" office:value-type="float" office:value="7683.40341897619" calcext:value-type="float">
            <text:p>7,683</text:p>
          </table:table-cell>
          <table:table-cell table:style-name="ce21" office:value-type="float" office:value="7453.72449861703" calcext:value-type="float">
            <text:p>7,454</text:p>
          </table:table-cell>
          <table:table-cell table:style-name="ce21" office:value-type="float" office:value="20947.9613982099" calcext:value-type="float">
            <text:p>20,948</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68.118127212284" calcext:value-type="float">
            <text:p>368</text:p>
          </table:table-cell>
          <table:table-cell table:style-name="ce21" office:value-type="float" office:value="718.877519825615" calcext:value-type="float">
            <text:p>719</text:p>
          </table:table-cell>
          <table:table-cell table:style-name="ce21" office:value-type="float" office:value="3025.43553525463" calcext:value-type="float">
            <text:p>3,025</text:p>
          </table:table-cell>
          <table:table-cell table:style-name="ce21" office:value-type="float" office:value="431.079821736081" calcext:value-type="float">
            <text:p>431</text:p>
          </table:table-cell>
          <table:table-cell table:style-name="ce21" office:value-type="float" office:value="420.847826413928" calcext:value-type="float">
            <text:p>421</text:p>
          </table:table-cell>
          <table:table-cell table:style-name="ce21" office:value-type="float" office:value="4596.24070323025" calcext:value-type="float">
            <text:p>4,596</text:p>
          </table:table-cell>
          <table:table-cell table:style-name="ce21" office:value-type="float" office:value="1643.98100855922" calcext:value-type="float">
            <text:p>1,644</text:p>
          </table:table-cell>
          <table:table-cell table:style-name="ce21" office:value-type="float" office:value="3698.36433346166" calcext:value-type="float">
            <text:p>3,698</text:p>
          </table:table-cell>
          <table:table-cell table:style-name="ce21" office:value-type="float" office:value="2091.60504982328" calcext:value-type="float">
            <text:p>2,092</text:p>
          </table:table-cell>
          <table:table-cell table:style-name="ce21" office:value-type="float" office:value="7774.09128912229" calcext:value-type="float">
            <text:p>7,774</text:p>
          </table:table-cell>
          <table:table-cell table:style-name="ce21" office:value-type="float" office:value="7482.42145816558" calcext:value-type="float">
            <text:p>7,482</text:p>
          </table:table-cell>
          <table:table-cell table:style-name="ce21" office:value-type="float" office:value="21046.4821305728" calcext:value-type="float">
            <text:p>21,046</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75.721574766785" calcext:value-type="float">
            <text:p>376</text:p>
          </table:table-cell>
          <table:table-cell table:style-name="ce21" office:value-type="float" office:value="699.732509600063" calcext:value-type="float">
            <text:p>700</text:p>
          </table:table-cell>
          <table:table-cell table:style-name="ce21" office:value-type="float" office:value="2908.89509574105" calcext:value-type="float">
            <text:p>2,909</text:p>
          </table:table-cell>
          <table:table-cell table:style-name="ce21" office:value-type="float" office:value="399.520477927161" calcext:value-type="float">
            <text:p>400</text:p>
          </table:table-cell>
          <table:table-cell table:style-name="ce21" office:value-type="float" office:value="434.110035446406" calcext:value-type="float">
            <text:p>434</text:p>
          </table:table-cell>
          <table:table-cell table:style-name="ce21" office:value-type="float" office:value="4442.25811871468" calcext:value-type="float">
            <text:p>4,442</text:p>
          </table:table-cell>
          <table:table-cell table:style-name="ce21" office:value-type="float" office:value="1624.4213035219" calcext:value-type="float">
            <text:p>1,624</text:p>
          </table:table-cell>
          <table:table-cell table:style-name="ce21" office:value-type="float" office:value="3688.90084842028" calcext:value-type="float">
            <text:p>3,689</text:p>
          </table:table-cell>
          <table:table-cell table:style-name="ce21" office:value-type="float" office:value="2099.4201576008" calcext:value-type="float">
            <text:p>2,099</text:p>
          </table:table-cell>
          <table:table-cell table:style-name="ce21" office:value-type="float" office:value="7658.89663010623" calcext:value-type="float">
            <text:p>7,659</text:p>
          </table:table-cell>
          <table:table-cell table:style-name="ce21" office:value-type="float" office:value="7595.27896976742" calcext:value-type="float">
            <text:p>7,595</text:p>
          </table:table-cell>
          <table:table-cell table:style-name="ce21" office:value-type="float" office:value="21042.4966058947" calcext:value-type="float">
            <text:p>21,042</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number-columns-repeated="1007"/>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372.617772452612" calcext:value-type="float">
            <text:p>373</text:p>
          </table:table-cell>
          <table:table-cell table:style-name="ce21" office:value-type="float" office:value="707.406410823986" calcext:value-type="float">
            <text:p>707</text:p>
          </table:table-cell>
          <table:table-cell table:style-name="ce21" office:value-type="float" office:value="3030.85561449067" calcext:value-type="float">
            <text:p>3,031</text:p>
          </table:table-cell>
          <table:table-cell table:style-name="ce21" office:value-type="float" office:value="384.491047476048" calcext:value-type="float">
            <text:p>384</text:p>
          </table:table-cell>
          <table:table-cell table:style-name="ce21" office:value-type="float" office:value="456.760006267029" calcext:value-type="float">
            <text:p>457</text:p>
          </table:table-cell>
          <table:table-cell table:style-name="ce21" office:value-type="float" office:value="4579.51307905773" calcext:value-type="float">
            <text:p>4,580</text:p>
          </table:table-cell>
          <table:table-cell table:style-name="ce21" office:value-type="float" office:value="1698.26813312865" calcext:value-type="float">
            <text:p>1,698</text:p>
          </table:table-cell>
          <table:table-cell table:style-name="ce21" office:value-type="float" office:value="3691.77918826162" calcext:value-type="float">
            <text:p>3,692</text:p>
          </table:table-cell>
          <table:table-cell table:style-name="ce21" office:value-type="float" office:value="2124.79959641813" calcext:value-type="float">
            <text:p>2,125</text:p>
          </table:table-cell>
          <table:table-cell table:style-name="ce21" office:value-type="float" office:value="7829.27546166433" calcext:value-type="float">
            <text:p>7,829</text:p>
          </table:table-cell>
          <table:table-cell table:style-name="ce21" office:value-type="float" office:value="7627.59255574538" calcext:value-type="float">
            <text:p>7,628</text:p>
          </table:table-cell>
          <table:table-cell table:style-name="ce21" office:value-type="float" office:value="21273.4468020894" calcext:value-type="float">
            <text:p>21,273</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number-columns-repeated="1007"/>
        </table:table-row>
        <table:table-row table:style-name="ro10">
          <table:table-cell/>
          <table:table-cell table:style-name="ce13" office:value-type="float" office:value="2" calcext:value-type="float">
            <text:p>2</text:p>
          </table:table-cell>
          <table:table-cell table:style-name="ce21" office:value-type="float" office:value="352.912173422309" calcext:value-type="float">
            <text:p>353</text:p>
          </table:table-cell>
          <table:table-cell table:style-name="ce21" office:value-type="float" office:value="705.010436053709" calcext:value-type="float">
            <text:p>705</text:p>
          </table:table-cell>
          <table:table-cell table:style-name="ce21" office:value-type="float" office:value="3070.11086303079" calcext:value-type="float">
            <text:p>3,070</text:p>
          </table:table-cell>
          <table:table-cell table:style-name="ce21" office:value-type="float" office:value="443.478445982553" calcext:value-type="float">
            <text:p>443</text:p>
          </table:table-cell>
          <table:table-cell table:style-name="ce21" office:value-type="float" office:value="440.578865830467" calcext:value-type="float">
            <text:p>441</text:p>
          </table:table-cell>
          <table:table-cell table:style-name="ce21" office:value-type="float" office:value="4659.17861089752" calcext:value-type="float">
            <text:p>4,659</text:p>
          </table:table-cell>
          <table:table-cell table:style-name="ce21" office:value-type="float" office:value="1684.33194058685" calcext:value-type="float">
            <text:p>1,684</text:p>
          </table:table-cell>
          <table:table-cell table:style-name="ce21" office:value-type="float" office:value="3694.01604442702" calcext:value-type="float">
            <text:p>3,694</text:p>
          </table:table-cell>
          <table:table-cell table:style-name="ce21" office:value-type="float" office:value="2169.32843038506" calcext:value-type="float">
            <text:p>2,169</text:p>
          </table:table-cell>
          <table:table-cell table:style-name="ce21" office:value-type="float" office:value="7962.44246258832" calcext:value-type="float">
            <text:p>7,962</text:p>
          </table:table-cell>
          <table:table-cell table:style-name="ce21" office:value-type="float" office:value="7638.53076469498" calcext:value-type="float">
            <text:p>7,639</text:p>
          </table:table-cell>
          <table:table-cell table:style-name="ce21" office:value-type="float" office:value="21464.3177020953" calcext:value-type="float">
            <text:p>21,464</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number-columns-repeated="1007"/>
        </table:table-row>
        <table:table-row table:style-name="ro10">
          <table:table-cell/>
          <table:table-cell table:style-name="ce13" office:value-type="float" office:value="3" calcext:value-type="float">
            <text:p>3</text:p>
          </table:table-cell>
          <table:table-cell table:style-name="ce21" office:value-type="float" office:value="349.602368541663" calcext:value-type="float">
            <text:p>350</text:p>
          </table:table-cell>
          <table:table-cell table:style-name="ce21" office:value-type="float" office:value="704.229530505575" calcext:value-type="float">
            <text:p>704</text:p>
          </table:table-cell>
          <table:table-cell table:style-name="ce21" office:value-type="float" office:value="3035.87954044062" calcext:value-type="float">
            <text:p>3,036</text:p>
          </table:table-cell>
          <table:table-cell table:style-name="ce21" office:value-type="float" office:value="480.824348562488" calcext:value-type="float">
            <text:p>481</text:p>
          </table:table-cell>
          <table:table-cell table:style-name="ce21" office:value-type="float" office:value="431.002482440524" calcext:value-type="float">
            <text:p>431</text:p>
          </table:table-cell>
          <table:table-cell table:style-name="ce21" office:value-type="float" office:value="4651.93590194921" calcext:value-type="float">
            <text:p>4,652</text:p>
          </table:table-cell>
          <table:table-cell table:style-name="ce21" office:value-type="float" office:value="1686.84452986011" calcext:value-type="float">
            <text:p>1,687</text:p>
          </table:table-cell>
          <table:table-cell table:style-name="ce21" office:value-type="float" office:value="3727.29715850353" calcext:value-type="float">
            <text:p>3,727</text:p>
          </table:table-cell>
          <table:table-cell table:style-name="ce21" office:value-type="float" office:value="2212.22928250074" calcext:value-type="float">
            <text:p>2,212</text:p>
          </table:table-cell>
          <table:table-cell table:style-name="ce21" office:value-type="float" office:value="8051.37626563348" calcext:value-type="float">
            <text:p>8,051</text:p>
          </table:table-cell>
          <table:table-cell table:style-name="ce21" office:value-type="float" office:value="7627.92724778402" calcext:value-type="float">
            <text:p>7,628</text:p>
          </table:table-cell>
          <table:table-cell table:style-name="ce21" office:value-type="float" office:value="21618.8299544217" calcext:value-type="float">
            <text:p>21,619</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number-columns-repeated="1007"/>
        </table:table-row>
        <table:table-row table:style-name="ro10">
          <table:table-cell/>
          <table:table-cell table:style-name="ce13" office:value-type="float" office:value="4" calcext:value-type="float">
            <text:p>4</text:p>
          </table:table-cell>
          <table:table-cell table:style-name="ce21" office:value-type="float" office:value="356.616934154033" calcext:value-type="float">
            <text:p>357</text:p>
          </table:table-cell>
          <table:table-cell table:style-name="ce21" office:value-type="float" office:value="732.353622293095" calcext:value-type="float">
            <text:p>732</text:p>
          </table:table-cell>
          <table:table-cell table:style-name="ce21" office:value-type="float" office:value="3064.15397381417" calcext:value-type="float">
            <text:p>3,064</text:p>
          </table:table-cell>
          <table:table-cell table:style-name="ce21" office:value-type="float" office:value="538.20615343525" calcext:value-type="float">
            <text:p>538</text:p>
          </table:table-cell>
          <table:table-cell table:style-name="ce21" office:value-type="float" office:value="424.332527353205" calcext:value-type="float">
            <text:p>424</text:p>
          </table:table-cell>
          <table:table-cell table:style-name="ce21" office:value-type="float" office:value="4759.04627689572" calcext:value-type="float">
            <text:p>4,759</text:p>
          </table:table-cell>
          <table:table-cell table:style-name="ce21" office:value-type="float" office:value="1701.55539755168" calcext:value-type="float">
            <text:p>1,702</text:p>
          </table:table-cell>
          <table:table-cell table:style-name="ce21" office:value-type="float" office:value="3787.9076096099" calcext:value-type="float">
            <text:p>3,788</text:p>
          </table:table-cell>
          <table:table-cell table:style-name="ce21" office:value-type="float" office:value="2203.64269063257" calcext:value-type="float">
            <text:p>2,204</text:p>
          </table:table-cell>
          <table:table-cell table:style-name="ce21" office:value-type="float" office:value="8308.90581312348" calcext:value-type="float">
            <text:p>8,309</text:p>
          </table:table-cell>
          <table:table-cell table:style-name="ce21" office:value-type="float" office:value="7628.94943147111" calcext:value-type="float">
            <text:p>7,629</text:p>
          </table:table-cell>
          <table:table-cell table:style-name="ce21" office:value-type="float" office:value="21929.405544837" calcext:value-type="float">
            <text:p>21,929</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number-columns-repeated="1007"/>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354.5826072724" calcext:value-type="float">
            <text:p>355</text:p>
          </table:table-cell>
          <table:table-cell table:style-name="ce21" office:value-type="float" office:value="750.567383234921" calcext:value-type="float">
            <text:p>751</text:p>
          </table:table-cell>
          <table:table-cell table:style-name="ce21" office:value-type="float" office:value="3076.286719772" calcext:value-type="float">
            <text:p>3,076</text:p>
          </table:table-cell>
          <table:table-cell table:style-name="ce21" office:value-type="float" office:value="603.065074908291" calcext:value-type="float">
            <text:p>603</text:p>
          </table:table-cell>
          <table:table-cell table:style-name="ce21" office:value-type="float" office:value="418.393283268602" calcext:value-type="float">
            <text:p>418</text:p>
          </table:table-cell>
          <table:table-cell table:style-name="ce21" office:value-type="float" office:value="4848.31246118382" calcext:value-type="float">
            <text:p>4,848</text:p>
          </table:table-cell>
          <table:table-cell table:style-name="ce21" office:value-type="float" office:value="1696.42104138438" calcext:value-type="float">
            <text:p>1,696</text:p>
          </table:table-cell>
          <table:table-cell table:style-name="ce21" office:value-type="float" office:value="3830.8520002471" calcext:value-type="float">
            <text:p>3,831</text:p>
          </table:table-cell>
          <table:table-cell table:style-name="ce21" office:value-type="float" office:value="2177.43976744519" calcext:value-type="float">
            <text:p>2,177</text:p>
          </table:table-cell>
          <table:table-cell table:style-name="ce21" office:value-type="float" office:value="8228.81674722435" calcext:value-type="float">
            <text:p>8,229</text:p>
          </table:table-cell>
          <table:table-cell table:style-name="ce21" office:value-type="float" office:value="7680.04143505702" calcext:value-type="float">
            <text:p>7,680</text:p>
          </table:table-cell>
          <table:table-cell table:style-name="ce21" office:value-type="float" office:value="21917.1499499736" calcext:value-type="float">
            <text:p>21,917</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367.440312339434" calcext:value-type="float">
            <text:p>367</text:p>
          </table:table-cell>
          <table:table-cell table:style-name="ce21" office:value-type="float" office:value="774.126758891128" calcext:value-type="float">
            <text:p>774</text:p>
          </table:table-cell>
          <table:table-cell table:style-name="ce21" office:value-type="float" office:value="3072.11037439299" calcext:value-type="float">
            <text:p>3,072</text:p>
          </table:table-cell>
          <table:table-cell table:style-name="ce21" office:value-type="float" office:value="595.675243089958" calcext:value-type="float">
            <text:p>596</text:p>
          </table:table-cell>
          <table:table-cell table:style-name="ce21" office:value-type="float" office:value="421.009290546121" calcext:value-type="float">
            <text:p>421</text:p>
          </table:table-cell>
          <table:table-cell table:style-name="ce21" office:value-type="float" office:value="4862.9216669202" calcext:value-type="float">
            <text:p>4,863</text:p>
          </table:table-cell>
          <table:table-cell table:style-name="ce21" office:value-type="float" office:value="1689.51082969318" calcext:value-type="float">
            <text:p>1,690</text:p>
          </table:table-cell>
          <table:table-cell table:style-name="ce21" office:value-type="float" office:value="3875.47680132616" calcext:value-type="float">
            <text:p>3,875</text:p>
          </table:table-cell>
          <table:table-cell table:style-name="ce21" office:value-type="float" office:value="2160.36977917765" calcext:value-type="float">
            <text:p>2,160</text:p>
          </table:table-cell>
          <table:table-cell table:style-name="ce21" office:value-type="float" office:value="8593.56338679359" calcext:value-type="float">
            <text:p>8,594</text:p>
          </table:table-cell>
          <table:table-cell table:style-name="ce21" office:value-type="float" office:value="7701.82835521745" calcext:value-type="float">
            <text:p>7,702</text:p>
          </table:table-cell>
          <table:table-cell table:style-name="ce21" office:value-type="float" office:value="22331.2383225148" calcext:value-type="float">
            <text:p>22,331</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number-columns-repeated="1007"/>
        </table:table-row>
        <table:table-row table:style-name="ro2">
          <table:table-cell/>
          <table:table-cell table:style-name="ce13" office:value-type="float" office:value="3" calcext:value-type="float">
            <text:p>3</text:p>
          </table:table-cell>
          <table:table-cell table:style-name="ce21" office:value-type="float" office:value="377.607838603863" calcext:value-type="float">
            <text:p>378</text:p>
          </table:table-cell>
          <table:table-cell table:style-name="ce21" office:value-type="float" office:value="800.891611243509" calcext:value-type="float">
            <text:p>801</text:p>
          </table:table-cell>
          <table:table-cell table:style-name="ce21" office:value-type="float" office:value="3101.19909886675" calcext:value-type="float">
            <text:p>3,101</text:p>
          </table:table-cell>
          <table:table-cell table:style-name="ce21" office:value-type="float" office:value="690.179696802838" calcext:value-type="float">
            <text:p>690</text:p>
          </table:table-cell>
          <table:table-cell table:style-name="ce21" office:value-type="float" office:value="410.341967104063" calcext:value-type="float">
            <text:p>410</text:p>
          </table:table-cell>
          <table:table-cell table:style-name="ce21" office:value-type="float" office:value="5002.61237401716" calcext:value-type="float">
            <text:p>5,003</text:p>
          </table:table-cell>
          <table:table-cell table:style-name="ce21" office:value-type="float" office:value="1691.00406495109" calcext:value-type="float">
            <text:p>1,691</text:p>
          </table:table-cell>
          <table:table-cell table:style-name="ce21" office:value-type="float" office:value="3943.57409159053" calcext:value-type="float">
            <text:p>3,944</text:p>
          </table:table-cell>
          <table:table-cell table:style-name="ce21" office:value-type="float" office:value="2144.92446107374" calcext:value-type="float">
            <text:p>2,145</text:p>
          </table:table-cell>
          <table:table-cell table:style-name="ce21" office:value-type="float" office:value="8572.51210177534" calcext:value-type="float">
            <text:p>8,573</text:p>
          </table:table-cell>
          <table:table-cell table:style-name="ce21" office:value-type="float" office:value="7685.44706103931" calcext:value-type="float">
            <text:p>7,685</text:p>
          </table:table-cell>
          <table:table-cell table:style-name="ce21" office:value-type="float" office:value="22346.4577154789" calcext:value-type="float">
            <text:p>22,346</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number-columns-repeated="1007"/>
        </table:table-row>
        <table:table-row table:style-name="ro2">
          <table:table-cell/>
          <table:table-cell table:style-name="ce13" office:value-type="float" office:value="4" calcext:value-type="float">
            <text:p>4</text:p>
          </table:table-cell>
          <table:table-cell table:style-name="ce21" office:value-type="float" office:value="371.610605882305" calcext:value-type="float">
            <text:p>372</text:p>
          </table:table-cell>
          <table:table-cell table:style-name="ce21" office:value-type="float" office:value="746.414246773444" calcext:value-type="float">
            <text:p>746</text:p>
          </table:table-cell>
          <table:table-cell table:style-name="ce21" office:value-type="float" office:value="3167.40380010607" calcext:value-type="float">
            <text:p>3,167</text:p>
          </table:table-cell>
          <table:table-cell table:style-name="ce21" office:value-type="float" office:value="769.079985598913" calcext:value-type="float">
            <text:p>769</text:p>
          </table:table-cell>
          <table:table-cell table:style-name="ce21" office:value-type="float" office:value="407.797767342215" calcext:value-type="float">
            <text:p>408</text:p>
          </table:table-cell>
          <table:table-cell table:style-name="ce21" office:value-type="float" office:value="5090.69579982064" calcext:value-type="float">
            <text:p>5,091</text:p>
          </table:table-cell>
          <table:table-cell table:style-name="ce21" office:value-type="float" office:value="1715.06406427133" calcext:value-type="float">
            <text:p>1,715</text:p>
          </table:table-cell>
          <table:table-cell table:style-name="ce21" office:value-type="float" office:value="4015.0971072162" calcext:value-type="float">
            <text:p>4,015</text:p>
          </table:table-cell>
          <table:table-cell table:style-name="ce21" office:value-type="float" office:value="2233.2659924144" calcext:value-type="float">
            <text:p>2,233</text:p>
          </table:table-cell>
          <table:table-cell table:style-name="ce21" office:value-type="float" office:value="8621.1077643477" calcext:value-type="float">
            <text:p>8,621</text:p>
          </table:table-cell>
          <table:table-cell table:style-name="ce21" office:value-type="float" office:value="7590.68314951421" calcext:value-type="float">
            <text:p>7,591</text:p>
          </table:table-cell>
          <table:table-cell table:style-name="ce21" office:value-type="float" office:value="22460.1540134925" calcext:value-type="float">
            <text:p>22,460</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number-columns-repeated="1007"/>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83.992758021122" calcext:value-type="float">
            <text:p>384</text:p>
          </table:table-cell>
          <table:table-cell table:style-name="ce21" office:value-type="float" office:value="733.585515021577" calcext:value-type="float">
            <text:p>734</text:p>
          </table:table-cell>
          <table:table-cell table:style-name="ce21" office:value-type="float" office:value="3186.39906835585" calcext:value-type="float">
            <text:p>3,186</text:p>
          </table:table-cell>
          <table:table-cell table:style-name="ce21" office:value-type="float" office:value="815.587106258763" calcext:value-type="float">
            <text:p>816</text:p>
          </table:table-cell>
          <table:table-cell table:style-name="ce21" office:value-type="float" office:value="404.375367298518" calcext:value-type="float">
            <text:p>404</text:p>
          </table:table-cell>
          <table:table-cell table:style-name="ce21" office:value-type="float" office:value="5139.94705693471" calcext:value-type="float">
            <text:p>5,140</text:p>
          </table:table-cell>
          <table:table-cell table:style-name="ce21" office:value-type="float" office:value="1750.58613879222" calcext:value-type="float">
            <text:p>1,751</text:p>
          </table:table-cell>
          <table:table-cell table:style-name="ce21" office:value-type="float" office:value="4062.27762709285" calcext:value-type="float">
            <text:p>4,062</text:p>
          </table:table-cell>
          <table:table-cell table:style-name="ce21" office:value-type="float" office:value="2291.96452868535" calcext:value-type="float">
            <text:p>2,292</text:p>
          </table:table-cell>
          <table:table-cell table:style-name="ce21" office:value-type="float" office:value="8878.47287454085" calcext:value-type="float">
            <text:p>8,878</text:p>
          </table:table-cell>
          <table:table-cell table:style-name="ce21" office:value-type="float" office:value="7682.4466778079" calcext:value-type="float">
            <text:p>7,682</text:p>
          </table:table-cell>
          <table:table-cell table:style-name="ce21" office:value-type="float" office:value="22915.1617081269" calcext:value-type="float">
            <text:p>22,915</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397.349709248208" calcext:value-type="float">
            <text:p>397</text:p>
          </table:table-cell>
          <table:table-cell table:style-name="ce21" office:value-type="float" office:value="659.715015772719" calcext:value-type="float">
            <text:p>660</text:p>
          </table:table-cell>
          <table:table-cell table:style-name="ce21" office:value-type="float" office:value="3271.56563209657" calcext:value-type="float">
            <text:p>3,272</text:p>
          </table:table-cell>
          <table:table-cell table:style-name="ce21" office:value-type="float" office:value="938.03830792281" calcext:value-type="float">
            <text:p>938</text:p>
          </table:table-cell>
          <table:table-cell table:style-name="ce21" office:value-type="float" office:value="414.68341751756" calcext:value-type="float">
            <text:p>415</text:p>
          </table:table-cell>
          <table:table-cell table:style-name="ce21" office:value-type="float" office:value="5284.00237330966" calcext:value-type="float">
            <text:p>5,284</text:p>
          </table:table-cell>
          <table:table-cell table:style-name="ce21" office:value-type="float" office:value="1820.56366236933" calcext:value-type="float">
            <text:p>1,821</text:p>
          </table:table-cell>
          <table:table-cell table:style-name="ce21" office:value-type="float" office:value="4137.11568181093" calcext:value-type="float">
            <text:p>4,137</text:p>
          </table:table-cell>
          <table:table-cell table:style-name="ce21" office:value-type="float" office:value="2328.75092065225" calcext:value-type="float">
            <text:p>2,329</text:p>
          </table:table-cell>
          <table:table-cell table:style-name="ce21" office:value-type="float" office:value="8800.13192037404" calcext:value-type="float">
            <text:p>8,800</text:p>
          </table:table-cell>
          <table:table-cell table:style-name="ce21" office:value-type="float" office:value="7697.76821264605" calcext:value-type="float">
            <text:p>7,698</text:p>
          </table:table-cell>
          <table:table-cell table:style-name="ce21" office:value-type="float" office:value="22963.7667354832" calcext:value-type="float">
            <text:p>22,964</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number-columns-repeated="1007"/>
        </table:table-row>
        <table:table-row table:style-name="ro2">
          <table:table-cell table:style-name="ce16"/>
          <table:table-cell office:value-type="float" office:value="3" calcext:value-type="float">
            <text:p>3</text:p>
          </table:table-cell>
          <table:table-cell table:style-name="ce21" office:value-type="float" office:value="421.934456533637" calcext:value-type="float">
            <text:p>422</text:p>
          </table:table-cell>
          <table:table-cell table:style-name="ce21" office:value-type="float" office:value="607.948561333504" calcext:value-type="float">
            <text:p>608</text:p>
          </table:table-cell>
          <table:table-cell table:style-name="ce21" office:value-type="float" office:value="3325.3480998504" calcext:value-type="float">
            <text:p>3,325</text:p>
          </table:table-cell>
          <table:table-cell table:style-name="ce21" office:value-type="float" office:value="948.774639217008" calcext:value-type="float">
            <text:p>949</text:p>
          </table:table-cell>
          <table:table-cell table:style-name="ce21" office:value-type="float" office:value="415.512849034616" calcext:value-type="float">
            <text:p>416</text:p>
          </table:table-cell>
          <table:table-cell table:style-name="ce21" office:value-type="float" office:value="5297.58414943553" calcext:value-type="float">
            <text:p>5,298</text:p>
          </table:table-cell>
          <table:table-cell table:style-name="ce21" office:value-type="float" office:value="1868.87240071892" calcext:value-type="float">
            <text:p>1,869</text:p>
          </table:table-cell>
          <table:table-cell table:style-name="ce21" office:value-type="float" office:value="4213.66943384348" calcext:value-type="float">
            <text:p>4,214</text:p>
          </table:table-cell>
          <table:table-cell table:style-name="ce21" office:value-type="float" office:value="2389.2076817635" calcext:value-type="float">
            <text:p>2,389</text:p>
          </table:table-cell>
          <table:table-cell table:style-name="ce21" office:value-type="float" office:value="9018.62729543702" calcext:value-type="float">
            <text:p>9,019</text:p>
          </table:table-cell>
          <table:table-cell table:style-name="ce21" office:value-type="float" office:value="7722.70149927169" calcext:value-type="float">
            <text:p>7,723</text:p>
          </table:table-cell>
          <table:table-cell table:style-name="ce21" office:value-type="float" office:value="23344.2059103157" calcext:value-type="float">
            <text:p>23,344</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16" table:number-columns-repeated="47"/>
          <table:table-cell table:number-columns-repeated="960"/>
        </table:table-row>
        <table:table-row table:style-name="ro2">
          <table:table-cell table:style-name="ce16"/>
          <table:table-cell office:value-type="float" office:value="4" calcext:value-type="float">
            <text:p>4</text:p>
          </table:table-cell>
          <table:table-cell table:style-name="ce21" office:value-type="float" office:value="442.552282499033" calcext:value-type="float">
            <text:p>443</text:p>
          </table:table-cell>
          <table:table-cell table:style-name="ce21" office:value-type="float" office:value="613.750908039201" calcext:value-type="float">
            <text:p>614</text:p>
          </table:table-cell>
          <table:table-cell table:style-name="ce21" office:value-type="float" office:value="3335.68719961817" calcext:value-type="float">
            <text:p>3,336</text:p>
          </table:table-cell>
          <table:table-cell table:style-name="ce21" office:value-type="float" office:value="978.599946601419" calcext:value-type="float">
            <text:p>979</text:p>
          </table:table-cell>
          <table:table-cell table:style-name="ce21" office:value-type="float" office:value="411.496469859306" calcext:value-type="float">
            <text:p>411</text:p>
          </table:table-cell>
          <table:table-cell table:style-name="ce21" office:value-type="float" office:value="5339.53452411809" calcext:value-type="float">
            <text:p>5,340</text:p>
          </table:table-cell>
          <table:table-cell table:style-name="ce21" office:value-type="float" office:value="1888.97779712949" calcext:value-type="float">
            <text:p>1,889</text:p>
          </table:table-cell>
          <table:table-cell table:style-name="ce21" office:value-type="float" office:value="4298.93725752272" calcext:value-type="float">
            <text:p>4,299</text:p>
          </table:table-cell>
          <table:table-cell table:style-name="ce21" office:value-type="float" office:value="2418.07686917389" calcext:value-type="float">
            <text:p>2,418</text:p>
          </table:table-cell>
          <table:table-cell table:style-name="ce21" office:value-type="float" office:value="8996.76790941007" calcext:value-type="float">
            <text:p>8,997</text:p>
          </table:table-cell>
          <table:table-cell table:style-name="ce21" office:value-type="float" office:value="7878.08360922335" calcext:value-type="float">
            <text:p>7,878</text:p>
          </table:table-cell>
          <table:table-cell table:style-name="ce21" office:value-type="float" office:value="23591.86564533" calcext:value-type="float">
            <text:p>23,592</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16" table:number-columns-repeated="47"/>
          <table:table-cell table:number-columns-repeated="960"/>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457.685800873055" calcext:value-type="float">
            <text:p>458</text:p>
          </table:table-cell>
          <table:table-cell table:style-name="ce21" office:value-type="float" office:value="627.062598718141" calcext:value-type="float">
            <text:p>627</text:p>
          </table:table-cell>
          <table:table-cell table:style-name="ce21" office:value-type="float" office:value="3423.61893799167" calcext:value-type="float">
            <text:p>3,424</text:p>
          </table:table-cell>
          <table:table-cell table:style-name="ce21" office:value-type="float" office:value="1019.54626199352" calcext:value-type="float">
            <text:p>1,020</text:p>
          </table:table-cell>
          <table:table-cell table:style-name="ce21" office:value-type="float" office:value="429.976576132466" calcext:value-type="float">
            <text:p>430</text:p>
          </table:table-cell>
          <table:table-cell table:style-name="ce21" office:value-type="float" office:value="5500.2043748358" calcext:value-type="float">
            <text:p>5,500</text:p>
          </table:table-cell>
          <table:table-cell table:style-name="ce21" office:value-type="float" office:value="1903.76186054746" calcext:value-type="float">
            <text:p>1,904</text:p>
          </table:table-cell>
          <table:table-cell table:style-name="ce21" office:value-type="float" office:value="4352.85561708752" calcext:value-type="float">
            <text:p>4,353</text:p>
          </table:table-cell>
          <table:table-cell table:style-name="ce21" office:value-type="float" office:value="2467.79441938205" calcext:value-type="float">
            <text:p>2,468</text:p>
          </table:table-cell>
          <table:table-cell table:style-name="ce21" office:value-type="float" office:value="9064.44224051061" calcext:value-type="float">
            <text:p>9,064</text:p>
          </table:table-cell>
          <table:table-cell table:style-name="ce21" office:value-type="float" office:value="7982.25474636898" calcext:value-type="float">
            <text:p>7,982</text:p>
          </table:table-cell>
          <table:table-cell table:style-name="ce21" office:value-type="float" office:value="23867.3470233491" calcext:value-type="float">
            <text:p>23,867</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number-columns-repeated="1007"/>
        </table:table-row>
        <table:table-row table:style-name="ro2">
          <table:table-cell/>
          <table:table-cell table:style-name="ce13" office:value-type="float" office:value="2" calcext:value-type="float">
            <text:p>2</text:p>
          </table:table-cell>
          <table:table-cell table:style-name="ce21" office:value-type="float" office:value="427.806597518075" calcext:value-type="float">
            <text:p>428</text:p>
          </table:table-cell>
          <table:table-cell table:style-name="ce21" office:value-type="float" office:value="652.647774732687" calcext:value-type="float">
            <text:p>653</text:p>
          </table:table-cell>
          <table:table-cell table:style-name="ce21" office:value-type="float" office:value="3431.07724235673" calcext:value-type="float">
            <text:p>3,431</text:p>
          </table:table-cell>
          <table:table-cell table:style-name="ce21" office:value-type="float" office:value="989.441974604673" calcext:value-type="float">
            <text:p>989</text:p>
          </table:table-cell>
          <table:table-cell table:style-name="ce21" office:value-type="float" office:value="430.087692363699" calcext:value-type="float">
            <text:p>430</text:p>
          </table:table-cell>
          <table:table-cell table:style-name="ce21" office:value-type="float" office:value="5503.25468405779" calcext:value-type="float">
            <text:p>5,503</text:p>
          </table:table-cell>
          <table:table-cell table:style-name="ce21" office:value-type="float" office:value="1880.40658724988" calcext:value-type="float">
            <text:p>1,880</text:p>
          </table:table-cell>
          <table:table-cell table:style-name="ce21" office:value-type="float" office:value="4404.53105976136" calcext:value-type="float">
            <text:p>4,405</text:p>
          </table:table-cell>
          <table:table-cell table:style-name="ce21" office:value-type="float" office:value="2514.48828846958" calcext:value-type="float">
            <text:p>2,514</text:p>
          </table:table-cell>
          <table:table-cell table:style-name="ce21" office:value-type="float" office:value="9351.24398912378" calcext:value-type="float">
            <text:p>9,351</text:p>
          </table:table-cell>
          <table:table-cell table:style-name="ce21" office:value-type="float" office:value="8059.54830834635" calcext:value-type="float">
            <text:p>8,060</text:p>
          </table:table-cell>
          <table:table-cell table:style-name="ce21" office:value-type="float" office:value="24329.811645701" calcext:value-type="float">
            <text:p>24,330</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number-columns-repeated="1007"/>
        </table:table-row>
        <table:table-row table:style-name="ro2">
          <table:table-cell/>
          <table:table-cell table:style-name="ce13" office:value-type="float" office:value="3" calcext:value-type="float">
            <text:p>3</text:p>
          </table:table-cell>
          <table:table-cell table:style-name="ce21" office:value-type="float" office:value="427.692227424487" calcext:value-type="float">
            <text:p>428</text:p>
          </table:table-cell>
          <table:table-cell table:style-name="ce21" office:value-type="float" office:value="635.978222376345" calcext:value-type="float">
            <text:p>636</text:p>
          </table:table-cell>
          <table:table-cell table:style-name="ce21" office:value-type="float" office:value="3506.64468646391" calcext:value-type="float">
            <text:p>3,507</text:p>
          </table:table-cell>
          <table:table-cell table:style-name="ce21" office:value-type="float" office:value="955.917164581026" calcext:value-type="float">
            <text:p>956</text:p>
          </table:table-cell>
          <table:table-cell table:style-name="ce21" office:value-type="float" office:value="447.75132783566" calcext:value-type="float">
            <text:p>448</text:p>
          </table:table-cell>
          <table:table-cell table:style-name="ce21" office:value-type="float" office:value="5546.29140125694" calcext:value-type="float">
            <text:p>5,546</text:p>
          </table:table-cell>
          <table:table-cell table:style-name="ce21" office:value-type="float" office:value="1947.50498624442" calcext:value-type="float">
            <text:p>1,948</text:p>
          </table:table-cell>
          <table:table-cell table:style-name="ce21" office:value-type="float" office:value="4447.91988432383" calcext:value-type="float">
            <text:p>4,448</text:p>
          </table:table-cell>
          <table:table-cell table:style-name="ce21" office:value-type="float" office:value="2505.1201998678" calcext:value-type="float">
            <text:p>2,505</text:p>
          </table:table-cell>
          <table:table-cell table:style-name="ce21" office:value-type="float" office:value="9435.31687098521" calcext:value-type="float">
            <text:p>9,435</text:p>
          </table:table-cell>
          <table:table-cell table:style-name="ce21" office:value-type="float" office:value="8153.47920489003" calcext:value-type="float">
            <text:p>8,153</text:p>
          </table:table-cell>
          <table:table-cell table:style-name="ce21" office:value-type="float" office:value="24541.8361600668" calcext:value-type="float">
            <text:p>24,542</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number-columns-repeated="1007"/>
        </table:table-row>
        <table:table-row table:style-name="ro2">
          <table:table-cell/>
          <table:table-cell table:style-name="ce13" office:value-type="float" office:value="4" calcext:value-type="float">
            <text:p>4</text:p>
          </table:table-cell>
          <table:table-cell table:style-name="ce21" office:value-type="float" office:value="420.235607499384" calcext:value-type="float">
            <text:p>420</text:p>
          </table:table-cell>
          <table:table-cell table:style-name="ce21" office:value-type="float" office:value="627.311403886826" calcext:value-type="float">
            <text:p>627</text:p>
          </table:table-cell>
          <table:table-cell table:style-name="ce21" office:value-type="float" office:value="3534.65913339167" calcext:value-type="float">
            <text:p>3,535</text:p>
          </table:table-cell>
          <table:table-cell table:style-name="ce21" office:value-type="float" office:value="967.094598560784" calcext:value-type="float">
            <text:p>967</text:p>
          </table:table-cell>
          <table:table-cell table:style-name="ce21" office:value-type="float" office:value="433.586017109177" calcext:value-type="float">
            <text:p>434</text:p>
          </table:table-cell>
          <table:table-cell table:style-name="ce21" office:value-type="float" office:value="5562.65115294846" calcext:value-type="float">
            <text:p>5,563</text:p>
          </table:table-cell>
          <table:table-cell table:style-name="ce21" office:value-type="float" office:value="1935.32656605823" calcext:value-type="float">
            <text:p>1,935</text:p>
          </table:table-cell>
          <table:table-cell table:style-name="ce21" office:value-type="float" office:value="4429.69343889727" calcext:value-type="float">
            <text:p>4,430</text:p>
          </table:table-cell>
          <table:table-cell table:style-name="ce21" office:value-type="float" office:value="2558.59709277954" calcext:value-type="float">
            <text:p>2,559</text:p>
          </table:table-cell>
          <table:table-cell table:style-name="ce21" office:value-type="float" office:value="9587.99689882339" calcext:value-type="float">
            <text:p>9,588</text:p>
          </table:table-cell>
          <table:table-cell table:style-name="ce21" office:value-type="float" office:value="8052.71774123663" calcext:value-type="float">
            <text:p>8,053</text:p>
          </table:table-cell>
          <table:table-cell table:style-name="ce21" office:value-type="float" office:value="24629.0051717368" calcext:value-type="float">
            <text:p>24,629</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number-columns-repeated="1007"/>
        </table:table-row>
        <table:table-row table:style-name="ro12">
          <table:table-cell office:value-type="float" office:value="2015" calcext:value-type="float">
            <text:p>2015</text:p>
          </table:table-cell>
          <table:table-cell office:value-type="float" office:value="1" calcext:value-type="float">
            <text:p>1</text:p>
          </table:table-cell>
          <table:table-cell table:style-name="ce21" office:value-type="float" office:value="404.650669139564" calcext:value-type="float">
            <text:p>405</text:p>
          </table:table-cell>
          <table:table-cell table:style-name="ce21" office:value-type="float" office:value="623.196431689845" calcext:value-type="float">
            <text:p>623</text:p>
          </table:table-cell>
          <table:table-cell table:style-name="ce21" office:value-type="float" office:value="3483.49655429592" calcext:value-type="float">
            <text:p>3,483</text:p>
          </table:table-cell>
          <table:table-cell table:style-name="ce21" office:value-type="float" office:value="1007.48249526488" calcext:value-type="float">
            <text:p>1,007</text:p>
          </table:table-cell>
          <table:table-cell table:style-name="ce21" office:value-type="float" office:value="436.525470747775" calcext:value-type="float">
            <text:p>437</text:p>
          </table:table-cell>
          <table:table-cell table:style-name="ce21" office:value-type="float" office:value="5550.70095199843" calcext:value-type="float">
            <text:p>5,551</text:p>
          </table:table-cell>
          <table:table-cell table:style-name="ce21" office:value-type="float" office:value="1951.69233347716" calcext:value-type="float">
            <text:p>1,952</text:p>
          </table:table-cell>
          <table:table-cell table:style-name="ce21" office:value-type="float" office:value="4366.39358580079" calcext:value-type="float">
            <text:p>4,366</text:p>
          </table:table-cell>
          <table:table-cell table:style-name="ce21" office:value-type="float" office:value="2615.78176661012" calcext:value-type="float">
            <text:p>2,616</text:p>
          </table:table-cell>
          <table:table-cell table:style-name="ce21" office:value-type="float" office:value="9475.56940346036" calcext:value-type="float">
            <text:p>9,476</text:p>
          </table:table-cell>
          <table:table-cell table:style-name="ce21" office:value-type="float" office:value="8125.37289067019" calcext:value-type="float">
            <text:p>8,125</text:p>
          </table:table-cell>
          <table:table-cell table:style-name="ce21" office:value-type="float" office:value="24583.1176465414" calcext:value-type="float">
            <text:p>24,583</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397.556577092437" calcext:value-type="float">
            <text:p>398</text:p>
          </table:table-cell>
          <table:table-cell table:style-name="ce21" office:value-type="float" office:value="619.498106040339" calcext:value-type="float">
            <text:p>619</text:p>
          </table:table-cell>
          <table:table-cell table:style-name="ce21" office:value-type="float" office:value="3435.0001750077" calcext:value-type="float">
            <text:p>3,435</text:p>
          </table:table-cell>
          <table:table-cell table:style-name="ce21" office:value-type="float" office:value="1003.84967066219" calcext:value-type="float">
            <text:p>1,004</text:p>
          </table:table-cell>
          <table:table-cell table:style-name="ce21" office:value-type="float" office:value="427.06919757696" calcext:value-type="float">
            <text:p>427</text:p>
          </table:table-cell>
          <table:table-cell table:style-name="ce21" office:value-type="float" office:value="5485.41714928719" calcext:value-type="float">
            <text:p>5,485</text:p>
          </table:table-cell>
          <table:table-cell table:style-name="ce21" office:value-type="float" office:value="1973.42617008021" calcext:value-type="float">
            <text:p>1,973</text:p>
          </table:table-cell>
          <table:table-cell table:style-name="ce21" office:value-type="float" office:value="4337.95912106436" calcext:value-type="float">
            <text:p>4,338</text:p>
          </table:table-cell>
          <table:table-cell table:style-name="ce21" office:value-type="float" office:value="2591.48009155416" calcext:value-type="float">
            <text:p>2,591</text:p>
          </table:table-cell>
          <table:table-cell table:style-name="ce21" office:value-type="float" office:value="9389.4143835162" calcext:value-type="float">
            <text:p>9,389</text:p>
          </table:table-cell>
          <table:table-cell table:style-name="ce21" office:value-type="float" office:value="8133.68327457091" calcext:value-type="float">
            <text:p>8,134</text:p>
          </table:table-cell>
          <table:table-cell table:style-name="ce21" office:value-type="float" office:value="24452.5368707056" calcext:value-type="float">
            <text:p>24,453</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00.334641738751" calcext:value-type="float">
            <text:p>400</text:p>
          </table:table-cell>
          <table:table-cell table:style-name="ce21" office:value-type="float" office:value="619.915087166331" calcext:value-type="float">
            <text:p>620</text:p>
          </table:table-cell>
          <table:table-cell table:style-name="ce21" office:value-type="float" office:value="3420.09483128132" calcext:value-type="float">
            <text:p>3,420</text:p>
          </table:table-cell>
          <table:table-cell table:style-name="ce21" office:value-type="float" office:value="950.232678033257" calcext:value-type="float">
            <text:p>950</text:p>
          </table:table-cell>
          <table:table-cell table:style-name="ce21" office:value-type="float" office:value="425.592009455691" calcext:value-type="float">
            <text:p>426</text:p>
          </table:table-cell>
          <table:table-cell table:style-name="ce21" office:value-type="float" office:value="5415.83460593659" calcext:value-type="float">
            <text:p>5,416</text:p>
          </table:table-cell>
          <table:table-cell table:style-name="ce21" office:value-type="float" office:value="1967.41766003266" calcext:value-type="float">
            <text:p>1,967</text:p>
          </table:table-cell>
          <table:table-cell table:style-name="ce21" office:value-type="float" office:value="4329.97245934576" calcext:value-type="float">
            <text:p>4,330</text:p>
          </table:table-cell>
          <table:table-cell table:style-name="ce21" office:value-type="float" office:value="2595.91721049606" calcext:value-type="float">
            <text:p>2,596</text:p>
          </table:table-cell>
          <table:table-cell table:style-name="ce21" office:value-type="float" office:value="9305.02689779123" calcext:value-type="float">
            <text:p>9,305</text:p>
          </table:table-cell>
          <table:table-cell table:style-name="ce21" office:value-type="float" office:value="8188.20793981564" calcext:value-type="float">
            <text:p>8,188</text:p>
          </table:table-cell>
          <table:table-cell table:style-name="ce21" office:value-type="float" office:value="24419.1245074487" calcext:value-type="float">
            <text:p>24,41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03.87477511425" calcext:value-type="float">
            <text:p>404</text:p>
          </table:table-cell>
          <table:table-cell table:style-name="ce21" office:value-type="float" office:value="635.390375022484" calcext:value-type="float">
            <text:p>635</text:p>
          </table:table-cell>
          <table:table-cell table:style-name="ce21" office:value-type="float" office:value="3477.40843928105" calcext:value-type="float">
            <text:p>3,477</text:p>
          </table:table-cell>
          <table:table-cell table:style-name="ce21" office:value-type="float" office:value="1015.43516188661" calcext:value-type="float">
            <text:p>1,015</text:p>
          </table:table-cell>
          <table:table-cell table:style-name="ce21" office:value-type="float" office:value="448.493817961576" calcext:value-type="float">
            <text:p>448</text:p>
          </table:table-cell>
          <table:table-cell table:style-name="ce21" office:value-type="float" office:value="5576.72779415172" calcext:value-type="float">
            <text:p>5,577</text:p>
          </table:table-cell>
          <table:table-cell table:style-name="ce21" office:value-type="float" office:value="1950.46383699996" calcext:value-type="float">
            <text:p>1,950</text:p>
          </table:table-cell>
          <table:table-cell table:style-name="ce21" office:value-type="float" office:value="4280.67483451907" calcext:value-type="float">
            <text:p>4,281</text:p>
          </table:table-cell>
          <table:table-cell table:style-name="ce21" office:value-type="float" office:value="2605.82093078264" calcext:value-type="float">
            <text:p>2,606</text:p>
          </table:table-cell>
          <table:table-cell table:style-name="ce21" office:value-type="float" office:value="9603.98931372518" calcext:value-type="float">
            <text:p>9,604</text:p>
          </table:table-cell>
          <table:table-cell table:style-name="ce21" office:value-type="float" office:value="8401.73589629725" calcext:value-type="float">
            <text:p>8,402</text:p>
          </table:table-cell>
          <table:table-cell table:style-name="ce21" office:value-type="float" office:value="24892.2209753241" calcext:value-type="float">
            <text:p>24,892</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number-columns-repeated="1007"/>
        </table:table-row>
        <table:table-row table:style-name="ro12">
          <table:table-cell office:value-type="float" office:value="2016" calcext:value-type="float">
            <text:p>2016</text:p>
          </table:table-cell>
          <table:table-cell office:value-type="float" office:value="1" calcext:value-type="float">
            <text:p>1</text:p>
          </table:table-cell>
          <table:table-cell table:style-name="ce21" office:value-type="float" office:value="418.214891777201" calcext:value-type="float">
            <text:p>418</text:p>
          </table:table-cell>
          <table:table-cell table:style-name="ce21" office:value-type="float" office:value="606.619858046648" calcext:value-type="float">
            <text:p>607</text:p>
          </table:table-cell>
          <table:table-cell table:style-name="ce21" office:value-type="float" office:value="3407.94533040904" calcext:value-type="float">
            <text:p>3,408</text:p>
          </table:table-cell>
          <table:table-cell table:style-name="ce21" office:value-type="float" office:value="1083.09445954848" calcext:value-type="float">
            <text:p>1,083</text:p>
          </table:table-cell>
          <table:table-cell table:style-name="ce21" office:value-type="float" office:value="451.578494044766" calcext:value-type="float">
            <text:p>452</text:p>
          </table:table-cell>
          <table:table-cell table:style-name="ce21" office:value-type="float" office:value="5549.23814204894" calcext:value-type="float">
            <text:p>5,549</text:p>
          </table:table-cell>
          <table:table-cell table:style-name="ce21" office:value-type="float" office:value="1907.37062495743" calcext:value-type="float">
            <text:p>1,907</text:p>
          </table:table-cell>
          <table:table-cell table:style-name="ce21" office:value-type="float" office:value="4337.46577390016" calcext:value-type="float">
            <text:p>4,337</text:p>
          </table:table-cell>
          <table:table-cell table:style-name="ce21" office:value-type="float" office:value="2583.86059951434" calcext:value-type="float">
            <text:p>2,584</text:p>
          </table:table-cell>
          <table:table-cell table:style-name="ce21" office:value-type="float" office:value="9524.6369435258" calcext:value-type="float">
            <text:p>9,525</text:p>
          </table:table-cell>
          <table:table-cell table:style-name="ce21" office:value-type="float" office:value="8397.93432726472" calcext:value-type="float">
            <text:p>8,398</text:p>
          </table:table-cell>
          <table:table-cell table:style-name="ce21" office:value-type="float" office:value="24843.897644205" calcext:value-type="float">
            <text:p>24,84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24.780782612486" calcext:value-type="float">
            <text:p>425</text:p>
          </table:table-cell>
          <table:table-cell table:style-name="ce21" office:value-type="float" office:value="619.491392830913" calcext:value-type="float">
            <text:p>619</text:p>
          </table:table-cell>
          <table:table-cell table:style-name="ce21" office:value-type="float" office:value="3504.31081225661" calcext:value-type="float">
            <text:p>3,504</text:p>
          </table:table-cell>
          <table:table-cell table:style-name="ce21" office:value-type="float" office:value="1072.9257036736" calcext:value-type="float">
            <text:p>1,073</text:p>
          </table:table-cell>
          <table:table-cell table:style-name="ce21" office:value-type="float" office:value="457.837446458226" calcext:value-type="float">
            <text:p>458</text:p>
          </table:table-cell>
          <table:table-cell table:style-name="ce21" office:value-type="float" office:value="5654.56535521934" calcext:value-type="float">
            <text:p>5,655</text:p>
          </table:table-cell>
          <table:table-cell table:style-name="ce21" office:value-type="float" office:value="1923.42242624557" calcext:value-type="float">
            <text:p>1,923</text:p>
          </table:table-cell>
          <table:table-cell table:style-name="ce21" office:value-type="float" office:value="4391.7947230149" calcext:value-type="float">
            <text:p>4,392</text:p>
          </table:table-cell>
          <table:table-cell table:style-name="ce21" office:value-type="float" office:value="2610.90011392107" calcext:value-type="float">
            <text:p>2,611</text:p>
          </table:table-cell>
          <table:table-cell table:style-name="ce21" office:value-type="float" office:value="9701.65824769417" calcext:value-type="float">
            <text:p>9,702</text:p>
          </table:table-cell>
          <table:table-cell table:style-name="ce21" office:value-type="float" office:value="8527.90172777611" calcext:value-type="float">
            <text:p>8,528</text:p>
          </table:table-cell>
          <table:table-cell table:style-name="ce21" office:value-type="float" office:value="25232.2548124062" calcext:value-type="float">
            <text:p>25,232</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24.598657238216" calcext:value-type="float">
            <text:p>425</text:p>
          </table:table-cell>
          <table:table-cell table:style-name="ce21" office:value-type="float" office:value="639.5585120568" calcext:value-type="float">
            <text:p>640</text:p>
          </table:table-cell>
          <table:table-cell table:style-name="ce21" office:value-type="float" office:value="3537.77167013971" calcext:value-type="float">
            <text:p>3,538</text:p>
          </table:table-cell>
          <table:table-cell table:style-name="ce21" office:value-type="float" office:value="1170.32652831605" calcext:value-type="float">
            <text:p>1,170</text:p>
          </table:table-cell>
          <table:table-cell table:style-name="ce21" office:value-type="float" office:value="465.383658771974" calcext:value-type="float">
            <text:p>465</text:p>
          </table:table-cell>
          <table:table-cell table:style-name="ce21" office:value-type="float" office:value="5813.04036928454" calcext:value-type="float">
            <text:p>5,813</text:p>
          </table:table-cell>
          <table:table-cell table:style-name="ce21" office:value-type="float" office:value="1961.67556486528" calcext:value-type="float">
            <text:p>1,962</text:p>
          </table:table-cell>
          <table:table-cell table:style-name="ce21" office:value-type="float" office:value="4420.74455901445" calcext:value-type="float">
            <text:p>4,421</text:p>
          </table:table-cell>
          <table:table-cell table:style-name="ce21" office:value-type="float" office:value="2660.30577853582" calcext:value-type="float">
            <text:p>2,660</text:p>
          </table:table-cell>
          <table:table-cell table:style-name="ce21" office:value-type="float" office:value="10007.8687299914" calcext:value-type="float">
            <text:p>10,008</text:p>
          </table:table-cell>
          <table:table-cell table:style-name="ce21" office:value-type="float" office:value="8598.58707623012" calcext:value-type="float">
            <text:p>8,599</text:p>
          </table:table-cell>
          <table:table-cell table:style-name="ce21" office:value-type="float" office:value="25687.5061437718" calcext:value-type="float">
            <text:p>25,688</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48.697522177097" calcext:value-type="float">
            <text:p>449</text:p>
          </table:table-cell>
          <table:table-cell table:style-name="ce21" office:value-type="float" office:value="642.330237263639" calcext:value-type="float">
            <text:p>642</text:p>
          </table:table-cell>
          <table:table-cell table:style-name="ce21" office:value-type="float" office:value="3577.97218756063" calcext:value-type="float">
            <text:p>3,578</text:p>
          </table:table-cell>
          <table:table-cell table:style-name="ce21" office:value-type="float" office:value="1104.65331048058" calcext:value-type="float">
            <text:p>1,105</text:p>
          </table:table-cell>
          <table:table-cell table:style-name="ce21" office:value-type="float" office:value="478.200400721034" calcext:value-type="float">
            <text:p>478</text:p>
          </table:table-cell>
          <table:table-cell table:style-name="ce21" office:value-type="float" office:value="5803.15613602588" calcext:value-type="float">
            <text:p>5,803</text:p>
          </table:table-cell>
          <table:table-cell table:style-name="ce21" office:value-type="float" office:value="1985.5313837317" calcext:value-type="float">
            <text:p>1,986</text:p>
          </table:table-cell>
          <table:table-cell table:style-name="ce21" office:value-type="float" office:value="4429.99494377048" calcext:value-type="float">
            <text:p>4,430</text:p>
          </table:table-cell>
          <table:table-cell table:style-name="ce21" office:value-type="float" office:value="2684.93350765876" calcext:value-type="float">
            <text:p>2,685</text:p>
          </table:table-cell>
          <table:table-cell table:style-name="ce21" office:value-type="float" office:value="9862.83607865954" calcext:value-type="float">
            <text:p>9,863</text:p>
          </table:table-cell>
          <table:table-cell table:style-name="ce21" office:value-type="float" office:value="8648.57686872104" calcext:value-type="float">
            <text:p>8,649</text:p>
          </table:table-cell>
          <table:table-cell table:style-name="ce21" office:value-type="float" office:value="25626.3413988098" calcext:value-type="float">
            <text:p>25,626</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number-columns-repeated="1007"/>
        </table:table-row>
        <table:table-row table:style-name="ro19">
          <table:table-cell office:value-type="float" office:value="2017" calcext:value-type="float">
            <text:p>2017</text:p>
          </table:table-cell>
          <table:table-cell office:value-type="float" office:value="1" calcext:value-type="float">
            <text:p>1</text:p>
          </table:table-cell>
          <table:table-cell table:style-name="ce21" office:value-type="float" office:value="460.276145479646" calcext:value-type="float">
            <text:p>460</text:p>
          </table:table-cell>
          <table:table-cell table:style-name="ce21" office:value-type="float" office:value="717.79153370269" calcext:value-type="float">
            <text:p>718</text:p>
          </table:table-cell>
          <table:table-cell table:style-name="ce21" office:value-type="float" office:value="3655.77355952656" calcext:value-type="float">
            <text:p>3,656</text:p>
          </table:table-cell>
          <table:table-cell table:style-name="ce21" office:value-type="float" office:value="1100.96285479494" calcext:value-type="float">
            <text:p>1,101</text:p>
          </table:table-cell>
          <table:table-cell table:style-name="ce21" office:value-type="float" office:value="500.904282436735" calcext:value-type="float">
            <text:p>501</text:p>
          </table:table-cell>
          <table:table-cell table:style-name="ce21" office:value-type="float" office:value="5975.43223046093" calcext:value-type="float">
            <text:p>5,975</text:p>
          </table:table-cell>
          <table:table-cell table:style-name="ce21" office:value-type="float" office:value="2047.27901658196" calcext:value-type="float">
            <text:p>2,047</text:p>
          </table:table-cell>
          <table:table-cell table:style-name="ce21" office:value-type="float" office:value="4550.7356771523" calcext:value-type="float">
            <text:p>4,551</text:p>
          </table:table-cell>
          <table:table-cell table:style-name="ce21" office:value-type="float" office:value="2706.03995969443" calcext:value-type="float">
            <text:p>2,706</text:p>
          </table:table-cell>
          <table:table-cell table:style-name="ce21" office:value-type="float" office:value="9963.50958409144" calcext:value-type="float">
            <text:p>9,964</text:p>
          </table:table-cell>
          <table:table-cell table:style-name="ce21" office:value-type="float" office:value="8734.1081131508" calcext:value-type="float">
            <text:p>8,734</text:p>
          </table:table-cell>
          <table:table-cell table:style-name="ce21" office:value-type="float" office:value="25954.3933340889" calcext:value-type="float">
            <text:p>25,95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number-columns-repeated="1007"/>
        </table:table-row>
        <table:table-row table:style-name="ro10">
          <table:table-cell/>
          <table:table-cell office:value-type="float" office:value="2" calcext:value-type="float">
            <text:p>2</text:p>
          </table:table-cell>
          <table:table-cell table:style-name="ce21" office:value-type="float" office:value="464.930417230786" calcext:value-type="float">
            <text:p>465</text:p>
          </table:table-cell>
          <table:table-cell table:style-name="ce21" office:value-type="float" office:value="735.801066963125" calcext:value-type="float">
            <text:p>736</text:p>
          </table:table-cell>
          <table:table-cell table:style-name="ce21" office:value-type="float" office:value="3655.16249878366" calcext:value-type="float">
            <text:p>3,655</text:p>
          </table:table-cell>
          <table:table-cell table:style-name="ce21" office:value-type="float" office:value="1142.91218492316" calcext:value-type="float">
            <text:p>1,143</text:p>
          </table:table-cell>
          <table:table-cell table:style-name="ce21" office:value-type="float" office:value="487.884817011695" calcext:value-type="float">
            <text:p>488</text:p>
          </table:table-cell>
          <table:table-cell table:style-name="ce21" office:value-type="float" office:value="6021.76056768164" calcext:value-type="float">
            <text:p>6,022</text:p>
          </table:table-cell>
          <table:table-cell table:style-name="ce21" office:value-type="float" office:value="2039.90202444646" calcext:value-type="float">
            <text:p>2,040</text:p>
          </table:table-cell>
          <table:table-cell table:style-name="ce21" office:value-type="float" office:value="4549.16075098804" calcext:value-type="float">
            <text:p>4,549</text:p>
          </table:table-cell>
          <table:table-cell table:style-name="ce21" office:value-type="float" office:value="2727.04732813857" calcext:value-type="float">
            <text:p>2,727</text:p>
          </table:table-cell>
          <table:table-cell table:style-name="ce21" office:value-type="float" office:value="10032.866520979" calcext:value-type="float">
            <text:p>10,033</text:p>
          </table:table-cell>
          <table:table-cell table:style-name="ce21" office:value-type="float" office:value="8849.67607793044" calcext:value-type="float">
            <text:p>8,850</text:p>
          </table:table-cell>
          <table:table-cell table:style-name="ce21" office:value-type="float" office:value="26158.7506780361" calcext:value-type="float">
            <text:p>26,159</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number-columns-repeated="1007"/>
        </table:table-row>
        <table:table-row table:style-name="ro10">
          <table:table-cell/>
          <table:table-cell office:value-type="float" office:value="3" calcext:value-type="float">
            <text:p>3</text:p>
          </table:table-cell>
          <table:table-cell table:style-name="ce21" office:value-type="float" office:value="462.061222911364" calcext:value-type="float">
            <text:p>462</text:p>
          </table:table-cell>
          <table:table-cell table:style-name="ce21" office:value-type="float" office:value="760.183572790434" calcext:value-type="float">
            <text:p>760</text:p>
          </table:table-cell>
          <table:table-cell table:style-name="ce21" office:value-type="float" office:value="3630.59618001954" calcext:value-type="float">
            <text:p>3,631</text:p>
          </table:table-cell>
          <table:table-cell table:style-name="ce21" office:value-type="float" office:value="1217.82374939926" calcext:value-type="float">
            <text:p>1,218</text:p>
          </table:table-cell>
          <table:table-cell table:style-name="ce21" office:value-type="float" office:value="491.863871269946" calcext:value-type="float">
            <text:p>492</text:p>
          </table:table-cell>
          <table:table-cell table:style-name="ce21" office:value-type="float" office:value="6100.46737347918" calcext:value-type="float">
            <text:p>6,100</text:p>
          </table:table-cell>
          <table:table-cell table:style-name="ce21" office:value-type="float" office:value="2047.08508023588" calcext:value-type="float">
            <text:p>2,047</text:p>
          </table:table-cell>
          <table:table-cell table:style-name="ce21" office:value-type="float" office:value="4604.60047126108" calcext:value-type="float">
            <text:p>4,605</text:p>
          </table:table-cell>
          <table:table-cell table:style-name="ce21" office:value-type="float" office:value="2716.88580524039" calcext:value-type="float">
            <text:p>2,717</text:p>
          </table:table-cell>
          <table:table-cell table:style-name="ce21" office:value-type="float" office:value="10003.5176272177" calcext:value-type="float">
            <text:p>10,004</text:p>
          </table:table-cell>
          <table:table-cell table:style-name="ce21" office:value-type="float" office:value="8908.73048653866" calcext:value-type="float">
            <text:p>8,909</text:p>
          </table:table-cell>
          <table:table-cell table:style-name="ce21" office:value-type="float" office:value="26233.7343902578" calcext:value-type="float">
            <text:p>26,234</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number-columns-repeated="1007"/>
        </table:table-row>
        <table:table-row table:style-name="ro10">
          <table:table-cell/>
          <table:table-cell office:value-type="float" office:value="4" calcext:value-type="float">
            <text:p>4</text:p>
          </table:table-cell>
          <table:table-cell table:style-name="ce21" office:value-type="float" office:value="464.149284091118" calcext:value-type="float">
            <text:p>464</text:p>
          </table:table-cell>
          <table:table-cell table:style-name="ce21" office:value-type="float" office:value="776.945742181359" calcext:value-type="float">
            <text:p>777</text:p>
          </table:table-cell>
          <table:table-cell table:style-name="ce21" office:value-type="float" office:value="3701.48783496512" calcext:value-type="float">
            <text:p>3,701</text:p>
          </table:table-cell>
          <table:table-cell table:style-name="ce21" office:value-type="float" office:value="1282.21930046103" calcext:value-type="float">
            <text:p>1,282</text:p>
          </table:table-cell>
          <table:table-cell table:style-name="ce21" office:value-type="float" office:value="508.888732401858" calcext:value-type="float">
            <text:p>509</text:p>
          </table:table-cell>
          <table:table-cell table:style-name="ce21" office:value-type="float" office:value="6269.54161000937" calcext:value-type="float">
            <text:p>6,270</text:p>
          </table:table-cell>
          <table:table-cell table:style-name="ce21" office:value-type="float" office:value="2069.00229178061" calcext:value-type="float">
            <text:p>2,069</text:p>
          </table:table-cell>
          <table:table-cell table:style-name="ce21" office:value-type="float" office:value="4664.17319459204" calcext:value-type="float">
            <text:p>4,664</text:p>
          </table:table-cell>
          <table:table-cell table:style-name="ce21" office:value-type="float" office:value="2747.82436586165" calcext:value-type="float">
            <text:p>2,748</text:p>
          </table:table-cell>
          <table:table-cell table:style-name="ce21" office:value-type="float" office:value="10002.7753847571" calcext:value-type="float">
            <text:p>10,003</text:p>
          </table:table-cell>
          <table:table-cell table:style-name="ce21" office:value-type="float" office:value="8956.30236007341" calcext:value-type="float">
            <text:p>8,956</text:p>
          </table:table-cell>
          <table:table-cell table:style-name="ce21" office:value-type="float" office:value="26371.0753052842" calcext:value-type="float">
            <text:p>26,371</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number-columns-repeated="1007"/>
        </table:table-row>
        <table:table-row table:style-name="ro12">
          <table:table-cell office:value-type="float" office:value="2018" calcext:value-type="float">
            <text:p>2018</text:p>
          </table:table-cell>
          <table:table-cell office:value-type="float" office:value="1" calcext:value-type="float">
            <text:p>1</text:p>
          </table:table-cell>
          <table:table-cell table:style-name="ce21" office:value-type="float" office:value="453.79561658286" calcext:value-type="float">
            <text:p>454</text:p>
          </table:table-cell>
          <table:table-cell table:style-name="ce21" office:value-type="float" office:value="778.209297510209" calcext:value-type="float">
            <text:p>778</text:p>
          </table:table-cell>
          <table:table-cell table:style-name="ce21" office:value-type="float" office:value="3791.09546290236" calcext:value-type="float">
            <text:p>3,791</text:p>
          </table:table-cell>
          <table:table-cell table:style-name="ce21" office:value-type="float" office:value="1285.08896138706" calcext:value-type="float">
            <text:p>1,285</text:p>
          </table:table-cell>
          <table:table-cell table:style-name="ce21" office:value-type="float" office:value="496.260740215935" calcext:value-type="float">
            <text:p>496</text:p>
          </table:table-cell>
          <table:table-cell table:style-name="ce21" office:value-type="float" office:value="6350.65446201557" calcext:value-type="float">
            <text:p>6,351</text:p>
          </table:table-cell>
          <table:table-cell table:style-name="ce21" office:value-type="float" office:value="2079.0480067263" calcext:value-type="float">
            <text:p>2,079</text:p>
          </table:table-cell>
          <table:table-cell table:style-name="ce21" office:value-type="float" office:value="4741.5589227303" calcext:value-type="float">
            <text:p>4,742</text:p>
          </table:table-cell>
          <table:table-cell table:style-name="ce21" office:value-type="float" office:value="2783.97242732477" calcext:value-type="float">
            <text:p>2,784</text:p>
          </table:table-cell>
          <table:table-cell table:style-name="ce21" office:value-type="float" office:value="10186.4639010663" calcext:value-type="float">
            <text:p>10,186</text:p>
          </table:table-cell>
          <table:table-cell table:style-name="ce21" office:value-type="float" office:value="9095.15344335413" calcext:value-type="float">
            <text:p>9,095</text:p>
          </table:table-cell>
          <table:table-cell table:style-name="ce21" office:value-type="float" office:value="26807.1486944755" calcext:value-type="float">
            <text:p>26,8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69.514532003373" calcext:value-type="float">
            <text:p>470</text:p>
          </table:table-cell>
          <table:table-cell table:style-name="ce21" office:value-type="float" office:value="785.654043186116" calcext:value-type="float">
            <text:p>786</text:p>
          </table:table-cell>
          <table:table-cell table:style-name="ce21" office:value-type="float" office:value="3852.38744154519" calcext:value-type="float">
            <text:p>3,852</text:p>
          </table:table-cell>
          <table:table-cell table:style-name="ce21" office:value-type="float" office:value="1274.51045311902" calcext:value-type="float">
            <text:p>1,275</text:p>
          </table:table-cell>
          <table:table-cell table:style-name="ce21" office:value-type="float" office:value="527.527267434556" calcext:value-type="float">
            <text:p>528</text:p>
          </table:table-cell>
          <table:table-cell table:style-name="ce21" office:value-type="float" office:value="6440.07920528489" calcext:value-type="float">
            <text:p>6,440</text:p>
          </table:table-cell>
          <table:table-cell table:style-name="ce21" office:value-type="float" office:value="2086.08977809061" calcext:value-type="float">
            <text:p>2,086</text:p>
          </table:table-cell>
          <table:table-cell table:style-name="ce21" office:value-type="float" office:value="4791.56440396002" calcext:value-type="float">
            <text:p>4,792</text:p>
          </table:table-cell>
          <table:table-cell table:style-name="ce21" office:value-type="float" office:value="2800.22199003083" calcext:value-type="float">
            <text:p>2,800</text:p>
          </table:table-cell>
          <table:table-cell table:style-name="ce21" office:value-type="float" office:value="10334.3614577087" calcext:value-type="float">
            <text:p>10,334</text:p>
          </table:table-cell>
          <table:table-cell table:style-name="ce21" office:value-type="float" office:value="9161.62856551804" calcext:value-type="float">
            <text:p>9,162</text:p>
          </table:table-cell>
          <table:table-cell table:style-name="ce21" office:value-type="float" office:value="27087.7764172176" calcext:value-type="float">
            <text:p>27,088</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74.509125137291" calcext:value-type="float">
            <text:p>475</text:p>
          </table:table-cell>
          <table:table-cell table:style-name="ce21" office:value-type="float" office:value="799.222837505872" calcext:value-type="float">
            <text:p>799</text:p>
          </table:table-cell>
          <table:table-cell table:style-name="ce21" office:value-type="float" office:value="3898.95027948855" calcext:value-type="float">
            <text:p>3,899</text:p>
          </table:table-cell>
          <table:table-cell table:style-name="ce21" office:value-type="float" office:value="1307.73159629186" calcext:value-type="float">
            <text:p>1,308</text:p>
          </table:table-cell>
          <table:table-cell table:style-name="ce21" office:value-type="float" office:value="519.547681280205" calcext:value-type="float">
            <text:p>520</text:p>
          </table:table-cell>
          <table:table-cell table:style-name="ce21" office:value-type="float" office:value="6525.4523945665" calcext:value-type="float">
            <text:p>6,525</text:p>
          </table:table-cell>
          <table:table-cell table:style-name="ce21" office:value-type="float" office:value="2083.64042655723" calcext:value-type="float">
            <text:p>2,084</text:p>
          </table:table-cell>
          <table:table-cell table:style-name="ce21" office:value-type="float" office:value="4799.06569133382" calcext:value-type="float">
            <text:p>4,799</text:p>
          </table:table-cell>
          <table:table-cell table:style-name="ce21" office:value-type="float" office:value="2851.28364408144" calcext:value-type="float">
            <text:p>2,851</text:p>
          </table:table-cell>
          <table:table-cell table:style-name="ce21" office:value-type="float" office:value="10462.53381812" calcext:value-type="float">
            <text:p>10,463</text:p>
          </table:table-cell>
          <table:table-cell table:style-name="ce21" office:value-type="float" office:value="9176.63877344646" calcext:value-type="float">
            <text:p>9,177</text:p>
          </table:table-cell>
          <table:table-cell table:style-name="ce21" office:value-type="float" office:value="27289.5219269818" calcext:value-type="float">
            <text:p>27,290</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73.299126406688" calcext:value-type="float">
            <text:p>473</text:p>
          </table:table-cell>
          <table:table-cell table:style-name="ce21" office:value-type="float" office:value="789.149720781258" calcext:value-type="float">
            <text:p>789</text:p>
          </table:table-cell>
          <table:table-cell table:style-name="ce21" office:value-type="float" office:value="3890.78577183267" calcext:value-type="float">
            <text:p>3,891</text:p>
          </table:table-cell>
          <table:table-cell table:style-name="ce21" office:value-type="float" office:value="1344.48722872447" calcext:value-type="float">
            <text:p>1,344</text:p>
          </table:table-cell>
          <table:table-cell table:style-name="ce21" office:value-type="float" office:value="514.610366559228" calcext:value-type="float">
            <text:p>515</text:p>
          </table:table-cell>
          <table:table-cell table:style-name="ce21" office:value-type="float" office:value="6539.03308789763" calcext:value-type="float">
            <text:p>6,539</text:p>
          </table:table-cell>
          <table:table-cell table:style-name="ce21" office:value-type="float" office:value="2119.17240501575" calcext:value-type="float">
            <text:p>2,119</text:p>
          </table:table-cell>
          <table:table-cell table:style-name="ce21" office:value-type="float" office:value="4851.84883681278" calcext:value-type="float">
            <text:p>4,852</text:p>
          </table:table-cell>
          <table:table-cell table:style-name="ce21" office:value-type="float" office:value="2862.89208219295" calcext:value-type="float">
            <text:p>2,863</text:p>
          </table:table-cell>
          <table:table-cell table:style-name="ce21" office:value-type="float" office:value="10474.8630478098" calcext:value-type="float">
            <text:p>10,475</text:p>
          </table:table-cell>
          <table:table-cell table:style-name="ce21" office:value-type="float" office:value="9344.56397597484" calcext:value-type="float">
            <text:p>9,345</text:p>
          </table:table-cell>
          <table:table-cell table:style-name="ce21" office:value-type="float" office:value="27534.1679427904" calcext:value-type="float">
            <text:p>27,534</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number-columns-repeated="1007"/>
        </table:table-row>
        <table:table-row table:style-name="ro26">
          <table:table-cell office:value-type="float" office:value="2019" calcext:value-type="float">
            <text:p>2019</text:p>
          </table:table-cell>
          <table:table-cell office:value-type="float" office:value="1" calcext:value-type="float">
            <text:p>1</text:p>
          </table:table-cell>
          <table:table-cell table:style-name="ce21" office:value-type="float" office:value="477.996101619022" calcext:value-type="float">
            <text:p>478</text:p>
          </table:table-cell>
          <table:table-cell table:style-name="ce21" office:value-type="float" office:value="816.748532473651" calcext:value-type="float">
            <text:p>817</text:p>
          </table:table-cell>
          <table:table-cell table:style-name="ce21" office:value-type="float" office:value="3959.26185879256" calcext:value-type="float">
            <text:p>3,959</text:p>
          </table:table-cell>
          <table:table-cell table:style-name="ce21" office:value-type="float" office:value="1304.17831459015" calcext:value-type="float">
            <text:p>1,304</text:p>
          </table:table-cell>
          <table:table-cell table:style-name="ce21" office:value-type="float" office:value="517.989618416155" calcext:value-type="float">
            <text:p>518</text:p>
          </table:table-cell>
          <table:table-cell table:style-name="ce21" office:value-type="float" office:value="6598.17832427253" calcext:value-type="float">
            <text:p>6,598</text:p>
          </table:table-cell>
          <table:table-cell table:style-name="ce21" office:value-type="float" office:value="2150.46008322413" calcext:value-type="float">
            <text:p>2,150</text:p>
          </table:table-cell>
          <table:table-cell table:style-name="ce21" office:value-type="float" office:value="4912.805238446" calcext:value-type="float">
            <text:p>4,913</text:p>
          </table:table-cell>
          <table:table-cell table:style-name="ce21" office:value-type="float" office:value="2878.91473666719" calcext:value-type="float">
            <text:p>2,879</text:p>
          </table:table-cell>
          <table:table-cell table:style-name="ce21" office:value-type="float" office:value="10549.2040470479" calcext:value-type="float">
            <text:p>10,549</text:p>
          </table:table-cell>
          <table:table-cell table:style-name="ce21" office:value-type="float" office:value="9266.23122913676" calcext:value-type="float">
            <text:p>9,266</text:p>
          </table:table-cell>
          <table:table-cell table:style-name="ce21" office:value-type="float" office:value="27607.1552512979" calcext:value-type="float">
            <text:p>27,607</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number-columns-repeated="1007"/>
        </table:table-row>
        <table:table-row table:style-name="ro2">
          <table:table-cell/>
          <table:table-cell office:value-type="float" office:value="2" calcext:value-type="float">
            <text:p>2</text:p>
          </table:table-cell>
          <table:table-cell table:style-name="ce21" office:value-type="float" office:value="473.451599927891" calcext:value-type="float">
            <text:p>473</text:p>
          </table:table-cell>
          <table:table-cell table:style-name="ce21" office:value-type="float" office:value="791.672988653036" calcext:value-type="float">
            <text:p>792</text:p>
          </table:table-cell>
          <table:table-cell table:style-name="ce21" office:value-type="float" office:value="3848.77207964685" calcext:value-type="float">
            <text:p>3,849</text:p>
          </table:table-cell>
          <table:table-cell table:style-name="ce21" office:value-type="float" office:value="1383.02391288596" calcext:value-type="float">
            <text:p>1,383</text:p>
          </table:table-cell>
          <table:table-cell table:style-name="ce21" office:value-type="float" office:value="532.221375853767" calcext:value-type="float">
            <text:p>532</text:p>
          </table:table-cell>
          <table:table-cell table:style-name="ce21" office:value-type="float" office:value="6555.69035703962" calcext:value-type="float">
            <text:p>6,556</text:p>
          </table:table-cell>
          <table:table-cell table:style-name="ce21" office:value-type="float" office:value="2124.94931180676" calcext:value-type="float">
            <text:p>2,125</text:p>
          </table:table-cell>
          <table:table-cell table:style-name="ce21" office:value-type="float" office:value="4948.11572349559" calcext:value-type="float">
            <text:p>4,948</text:p>
          </table:table-cell>
          <table:table-cell table:style-name="ce21" office:value-type="float" office:value="2961.99632601491" calcext:value-type="float">
            <text:p>2,962</text:p>
          </table:table-cell>
          <table:table-cell table:style-name="ce21" office:value-type="float" office:value="10537.1756882906" calcext:value-type="float">
            <text:p>10,537</text:p>
          </table:table-cell>
          <table:table-cell table:style-name="ce21" office:value-type="float" office:value="9342.63580312556" calcext:value-type="float">
            <text:p>9,343</text:p>
          </table:table-cell>
          <table:table-cell table:style-name="ce21" office:value-type="float" office:value="27789.9235409267" calcext:value-type="float">
            <text:p>27,7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number-columns-repeated="1007"/>
        </table:table-row>
        <table:table-row table:style-name="ro2">
          <table:table-cell/>
          <table:table-cell office:value-type="float" office:value="3" calcext:value-type="float">
            <text:p>3</text:p>
          </table:table-cell>
          <table:table-cell table:style-name="ce21" office:value-type="float" office:value="478.193516622811" calcext:value-type="float">
            <text:p>478</text:p>
          </table:table-cell>
          <table:table-cell table:style-name="ce21" office:value-type="float" office:value="795.471830405832" calcext:value-type="float">
            <text:p>795</text:p>
          </table:table-cell>
          <table:table-cell table:style-name="ce21" office:value-type="float" office:value="3901.21492547483" calcext:value-type="float">
            <text:p>3,901</text:p>
          </table:table-cell>
          <table:table-cell table:style-name="ce21" office:value-type="float" office:value="1474.70208111506" calcext:value-type="float">
            <text:p>1,475</text:p>
          </table:table-cell>
          <table:table-cell table:style-name="ce21" office:value-type="float" office:value="547.155627501128" calcext:value-type="float">
            <text:p>547</text:p>
          </table:table-cell>
          <table:table-cell table:style-name="ce21" office:value-type="float" office:value="6718.54446449686" calcext:value-type="float">
            <text:p>6,719</text:p>
          </table:table-cell>
          <table:table-cell table:style-name="ce21" office:value-type="float" office:value="2139.34087461318" calcext:value-type="float">
            <text:p>2,139</text:p>
          </table:table-cell>
          <table:table-cell table:style-name="ce21" office:value-type="float" office:value="4926.90527136895" calcext:value-type="float">
            <text:p>4,927</text:p>
          </table:table-cell>
          <table:table-cell table:style-name="ce21" office:value-type="float" office:value="2962.80073453482" calcext:value-type="float">
            <text:p>2,963</text:p>
          </table:table-cell>
          <table:table-cell table:style-name="ce21" office:value-type="float" office:value="10644.0684995061" calcext:value-type="float">
            <text:p>10,644</text:p>
          </table:table-cell>
          <table:table-cell table:style-name="ce21" office:value-type="float" office:value="9492.48461217591" calcext:value-type="float">
            <text:p>9,492</text:p>
          </table:table-cell>
          <table:table-cell table:style-name="ce21" office:value-type="float" office:value="28026.2591175858" calcext:value-type="float">
            <text:p>28,026</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number-columns-repeated="1007"/>
        </table:table-row>
        <table:table-row table:style-name="ro2">
          <table:table-cell/>
          <table:table-cell office:value-type="float" office:value="4" calcext:value-type="float">
            <text:p>4</text:p>
          </table:table-cell>
          <table:table-cell table:style-name="ce21" office:value-type="float" office:value="488.473132321057" calcext:value-type="float">
            <text:p>488</text:p>
          </table:table-cell>
          <table:table-cell table:style-name="ce21" office:value-type="float" office:value="810.42498647525" calcext:value-type="float">
            <text:p>810</text:p>
          </table:table-cell>
          <table:table-cell table:style-name="ce21" office:value-type="float" office:value="3790.18834511013" calcext:value-type="float">
            <text:p>3,790</text:p>
          </table:table-cell>
          <table:table-cell table:style-name="ce21" office:value-type="float" office:value="1421.57782766448" calcext:value-type="float">
            <text:p>1,422</text:p>
          </table:table-cell>
          <table:table-cell table:style-name="ce21" office:value-type="float" office:value="543.236712241822" calcext:value-type="float">
            <text:p>543</text:p>
          </table:table-cell>
          <table:table-cell table:style-name="ce21" office:value-type="float" office:value="6565.42787149169" calcext:value-type="float">
            <text:p>6,565</text:p>
          </table:table-cell>
          <table:table-cell table:style-name="ce21" office:value-type="float" office:value="2114.49816420295" calcext:value-type="float">
            <text:p>2,114</text:p>
          </table:table-cell>
          <table:table-cell table:style-name="ce21" office:value-type="float" office:value="4889.02043844636" calcext:value-type="float">
            <text:p>4,889</text:p>
          </table:table-cell>
          <table:table-cell table:style-name="ce21" office:value-type="float" office:value="2966.49328852207" calcext:value-type="float">
            <text:p>2,966</text:p>
          </table:table-cell>
          <table:table-cell table:style-name="ce21" office:value-type="float" office:value="10776.8387290797" calcext:value-type="float">
            <text:p>10,777</text:p>
          </table:table-cell>
          <table:table-cell table:style-name="ce21" office:value-type="float" office:value="9624.10512627211" calcext:value-type="float">
            <text:p>9,624</text:p>
          </table:table-cell>
          <table:table-cell table:style-name="ce21" office:value-type="float" office:value="28256.4575823202" calcext:value-type="float">
            <text:p>28,256</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number-columns-repeated="1007"/>
        </table:table-row>
        <table:table-row table:style-name="ro13">
          <table:table-cell office:value-type="float" office:value="2020" calcext:value-type="float">
            <text:p>2020</text:p>
          </table:table-cell>
          <table:table-cell office:value-type="float" office:value="1" calcext:value-type="float">
            <text:p>1</text:p>
          </table:table-cell>
          <table:table-cell table:style-name="ce21" office:value-type="float" office:value="494.103456291217" calcext:value-type="float">
            <text:p>494</text:p>
          </table:table-cell>
          <table:table-cell table:style-name="ce21" office:value-type="float" office:value="808.062865034155" calcext:value-type="float">
            <text:p>808</text:p>
          </table:table-cell>
          <table:table-cell table:style-name="ce21" office:value-type="float" office:value="3584.93440225226" calcext:value-type="float">
            <text:p>3,585</text:p>
          </table:table-cell>
          <table:table-cell table:style-name="ce21" office:value-type="float" office:value="1510.73056287473" calcext:value-type="float">
            <text:p>1,511</text:p>
          </table:table-cell>
          <table:table-cell table:style-name="ce21" office:value-type="float" office:value="531.846349989618" calcext:value-type="float">
            <text:p>532</text:p>
          </table:table-cell>
          <table:table-cell table:style-name="ce21" office:value-type="float" office:value="6435.57418015076" calcext:value-type="float">
            <text:p>6,436</text:p>
          </table:table-cell>
          <table:table-cell table:style-name="ce21" office:value-type="float" office:value="2101.48549885614" calcext:value-type="float">
            <text:p>2,101</text:p>
          </table:table-cell>
          <table:table-cell table:style-name="ce21" office:value-type="float" office:value="4680.9539052978" calcext:value-type="float">
            <text:p>4,681</text:p>
          </table:table-cell>
          <table:table-cell table:style-name="ce21" office:value-type="float" office:value="2814.34282705439" calcext:value-type="float">
            <text:p>2,814</text:p>
          </table:table-cell>
          <table:table-cell table:style-name="ce21" office:value-type="float" office:value="10787.4874656637" calcext:value-type="float">
            <text:p>10,787</text:p>
          </table:table-cell>
          <table:table-cell table:style-name="ce21" office:value-type="float" office:value="9700.11928252807" calcext:value-type="float">
            <text:p>9,700</text:p>
          </table:table-cell>
          <table:table-cell table:style-name="ce21" office:value-type="float" office:value="27982.903480544" calcext:value-type="float">
            <text:p>27,983</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number-columns-repeated="1007"/>
        </table:table-row>
        <table:table-row table:style-name="ro27">
          <table:table-cell table:style-name="ce55"/>
          <table:table-cell table:style-name="ce57" table:number-columns-repeated="15"/>
          <table:table-cell table:style-name="ce15"/>
          <table:table-cell table:style-name="ce16" table:number-columns-repeated="47"/>
          <table:table-cell table:number-columns-repeated="960"/>
        </table:table-row>
        <table:table-row table:style-name="ro10">
          <table:table-cell office:value-type="string" calcext:value-type="string">
            <text:p>Latest year compared to previous year</text:p>
          </table:table-cell>
          <table:table-cell table:style-name="ce16" table:number-columns-repeated="2"/>
          <table:table-cell table:style-name="ce65" table:number-columns-repeated="12"/>
          <table:table-cell table:style-name="ce89"/>
          <table:table-cell table:style-name="ce65"/>
          <table:table-cell table:style-name="ce14" table:number-columns-repeated="47"/>
          <table:table-cell table:number-columns-repeated="960"/>
        </table:table-row>
        <table:table-row table:style-name="ro10">
          <table:table-cell office:value-type="float" office:value="2017" calcext:value-type="float">
            <text:p>2017</text:p>
          </table:table-cell>
          <table:table-cell table:style-name="ce16"/>
          <table:table-cell table:style-name="ce63" office:value-type="percentage" office:value="0.0787309079212482" calcext:value-type="percentage">
            <text:p>7.9%</text:p>
          </table:table-cell>
          <table:table-cell table:style-name="ce63" office:value-type="percentage" office:value="0.192472853030902" calcext:value-type="percentage">
            <text:p>19.2%</text:p>
          </table:table-cell>
          <table:table-cell table:style-name="ce63" office:value-type="percentage" office:value="0.0438423205669198" calcext:value-type="percentage">
            <text:p>4.4%</text:p>
          </table:table-cell>
          <table:table-cell table:style-name="ce63" office:value-type="percentage" office:value="0.0706201957610311" calcext:value-type="percentage">
            <text:p>7.1%</text:p>
          </table:table-cell>
          <table:table-cell table:style-name="ce63" office:value-type="percentage" office:value="0.0736868338502621" calcext:value-type="percentage">
            <text:p>7.4%</text:p>
          </table:table-cell>
          <table:table-cell table:style-name="ce63" office:value-type="percentage" office:value="0.0678002532374042" calcext:value-type="percentage">
            <text:p>6.8%</text:p>
          </table:table-cell>
          <table:table-cell table:style-name="ce63" office:value-type="percentage" office:value="0.054675805252747" calcext:value-type="percentage">
            <text:p>5.5%</text:p>
          </table:table-cell>
          <table:table-cell table:style-name="ce63" office:value-type="percentage" office:value="0.0448617801084674" calcext:value-type="percentage">
            <text:p>4.5%</text:p>
          </table:table-cell>
          <table:table-cell table:style-name="ce63" office:value-type="percentage" office:value="0.0339466280187439" calcext:value-type="percentage">
            <text:p>3.4%</text:p>
          </table:table-cell>
          <table:table-cell table:style-name="ce63" office:value-type="percentage" office:value="0.0231646703628741" calcext:value-type="percentage">
            <text:p>2.3%</text:p>
          </table:table-cell>
          <table:table-cell table:style-name="ce63" office:value-type="percentage" office:value="0.037334066008299" calcext:value-type="percentage">
            <text:p>3.7%</text:p>
          </table:table-cell>
          <table:table-cell table:style-name="ce63" office:value-type="percentage" office:value="0.0328232933080235" calcext:value-type="percentage">
            <text:p>3.3%</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14" table:number-columns-repeated="47"/>
          <table:table-cell table:number-columns-repeated="960"/>
        </table:table-row>
        <table:table-row table:style-name="ro10">
          <table:table-cell office:value-type="float" office:value="2018" calcext:value-type="float">
            <text:p>2018</text:p>
          </table:table-cell>
          <table:table-cell table:style-name="ce16"/>
          <table:table-cell table:style-name="ce63" office:value-type="percentage" office:value="0.0106412167952816" calcext:value-type="percentage">
            <text:p>1.1%</text:p>
          </table:table-cell>
          <table:table-cell table:style-name="ce63" office:value-type="percentage" office:value="0.0540050154784841" calcext:value-type="percentage">
            <text:p>5.4%</text:p>
          </table:table-cell>
          <table:table-cell table:style-name="ce63" office:value-type="percentage" office:value="0.0539642012725929" calcext:value-type="percentage">
            <text:p>5.4%</text:p>
          </table:table-cell>
          <table:table-cell table:style-name="ce63" office:value-type="percentage" office:value="0.0986315828200994" calcext:value-type="percentage">
            <text:p>9.9%</text:p>
          </table:table-cell>
          <table:table-cell table:style-name="ce63" office:value-type="percentage" office:value="0.0343819645812955" calcext:value-type="percentage">
            <text:p>3.4%</text:p>
          </table:table-cell>
          <table:table-cell table:style-name="ce63" office:value-type="percentage" office:value="0.0610664031704749" calcext:value-type="percentage">
            <text:p>6.1%</text:p>
          </table:table-cell>
          <table:table-cell table:style-name="ce63" office:value-type="percentage" office:value="0.0200751938194661" calcext:value-type="percentage">
            <text:p>2.0%</text:p>
          </table:table-cell>
          <table:table-cell table:style-name="ce63" office:value-type="percentage" office:value="0.0443890470388559" calcext:value-type="percentage">
            <text:p>4.4%</text:p>
          </table:table-cell>
          <table:table-cell table:style-name="ce63" office:value-type="percentage" office:value="0.0367572150431714" calcext:value-type="percentage">
            <text:p>3.7%</text:p>
          </table:table-cell>
          <table:table-cell table:style-name="ce63" office:value-type="percentage" office:value="0.0363863997025009" calcext:value-type="percentage">
            <text:p>3.6%</text:p>
          </table:table-cell>
          <table:table-cell table:style-name="ce63" office:value-type="percentage" office:value="0.0374954041255249" calcext:value-type="percentage">
            <text:p>3.7%</text:p>
          </table:table-cell>
          <table:table-cell table:style-name="ce63" office:value-type="percentage" office:value="0.0382041582379116" calcext:value-type="percentage">
            <text:p>3.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14" table:number-columns-repeated="47"/>
          <table:table-cell table:number-columns-repeated="960"/>
        </table:table-row>
        <table:table-row table:style-name="ro10">
          <table:table-cell office:value-type="float" office:value="2019" calcext:value-type="float">
            <text:p>2019</text:p>
          </table:table-cell>
          <table:table-cell table:style-name="ce16"/>
          <table:table-cell table:style-name="ce63" office:value-type="percentage" office:value="0.0251165027062423" calcext:value-type="percentage">
            <text:p>2.5%</text:p>
          </table:table-cell>
          <table:table-cell table:style-name="ce63" office:value-type="percentage" office:value="0.0196947312998783" calcext:value-type="percentage">
            <text:p>2.0%</text:p>
          </table:table-cell>
          <table:table-cell table:style-name="ce63" office:value-type="percentage" office:value="0.00429063136118146" calcext:value-type="percentage">
            <text:p>0.4%</text:p>
          </table:table-cell>
          <table:table-cell table:style-name="ce63" office:value-type="percentage" office:value="0.0713117533368368" calcext:value-type="percentage">
            <text:p>7.1%</text:p>
          </table:table-cell>
          <table:table-cell table:style-name="ce63" office:value-type="percentage" office:value="0.0401649393590506" calcext:value-type="percentage">
            <text:p>4.0%</text:p>
          </table:table-cell>
          <table:table-cell table:style-name="ce63" office:value-type="percentage" office:value="0.0225340138933421" calcext:value-type="percentage">
            <text:p>2.3%</text:p>
          </table:table-cell>
          <table:table-cell table:style-name="ce63" office:value-type="percentage" office:value="0.0192756655543835" calcext:value-type="percentage">
            <text:p>1.9%</text:p>
          </table:table-cell>
          <table:table-cell table:style-name="ce63" office:value-type="percentage" office:value="0.0256884823022669" calcext:value-type="percentage">
            <text:p>2.6%</text:p>
          </table:table-cell>
          <table:table-cell table:style-name="ce63" office:value-type="percentage" office:value="0.0417613280597839" calcext:value-type="percentage">
            <text:p>4.2%</text:p>
          </table:table-cell>
          <table:table-cell table:style-name="ce63" office:value-type="percentage" office:value="0.0253041419271052" calcext:value-type="percentage">
            <text:p>2.5%</text:p>
          </table:table-cell>
          <table:table-cell table:style-name="ce63" office:value-type="percentage" office:value="0.0257619339026791" calcext:value-type="percentage">
            <text:p>2.6%</text:p>
          </table:table-cell>
          <table:table-cell table:style-name="ce63" office:value-type="percentage" office:value="0.0272371066460866" calcext:value-type="percentage">
            <text:p>2.7%</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14" table:number-columns-repeated="47"/>
          <table:table-cell table:number-columns-repeated="960"/>
        </table:table-row>
        <table:table-row table:style-name="ro10">
          <table:table-cell table:number-columns-repeated="2"/>
          <table:table-cell table:style-name="ce14" table:number-columns-repeated="62"/>
          <table:table-cell table:number-columns-repeated="960"/>
        </table:table-row>
        <table:table-row table:style-name="ro10">
          <table:table-cell office:value-type="string" calcext:value-type="string">
            <text:p>Latest quarter compared to previous quarter</text:p>
          </table:table-cell>
          <table:table-cell table:style-name="ce16" table:number-columns-repeated="2"/>
          <table:table-cell table:style-name="ce65" table:number-columns-repeated="14"/>
          <table:table-cell table:style-name="ce14" table:number-columns-repeated="47"/>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992390425056078" calcext:value-type="percentage">
            <text:p>1.0%</text:p>
          </table:table-cell>
          <table:table-cell table:style-name="ce63" office:value-type="percentage" office:value="0.0349728460463374" calcext:value-type="percentage">
            <text:p>3.5%</text:p>
          </table:table-cell>
          <table:table-cell table:style-name="ce63" office:value-type="percentage" office:value="0.0175995521150567" calcext:value-type="percentage">
            <text:p>1.8%</text:p>
          </table:table-cell>
          <table:table-cell table:style-name="ce63" office:value-type="percentage" office:value="-0.0299808828772301" calcext:value-type="percentage">
            <text:p>-3.0%</text:p>
          </table:table-cell>
          <table:table-cell table:style-name="ce63" office:value-type="percentage" office:value="0.00656662219908477" calcext:value-type="percentage">
            <text:p>0.7%</text:p>
          </table:table-cell>
          <table:table-cell table:style-name="ce63" office:value-type="percentage" office:value="0.00904495138346451" calcext:value-type="percentage">
            <text:p>0.9%</text:p>
          </table:table-cell>
          <table:table-cell table:style-name="ce63" office:value-type="percentage" office:value="0.0147641023138687" calcext:value-type="percentage">
            <text:p>1.5%</text:p>
          </table:table-cell>
          <table:table-cell table:style-name="ce63" office:value-type="percentage" office:value="0.0125635409682843" calcext:value-type="percentage">
            <text:p>1.3%</text:p>
          </table:table-cell>
          <table:table-cell table:style-name="ce63" office:value-type="percentage" office:value="0.00559666729105857" calcext:value-type="percentage">
            <text:p>0.6%</text:p>
          </table:table-cell>
          <table:table-cell table:style-name="ce63" office:value-type="percentage" office:value="0.00709708555603927" calcext:value-type="percentage">
            <text:p>0.7%</text:p>
          </table:table-cell>
          <table:table-cell table:style-name="ce63" office:value-type="percentage" office:value="-0.00838270753343606" calcext:value-type="percentage">
            <text:p>-0.8%</text:p>
          </table:table-cell>
          <table:table-cell table:style-name="ce63" office:value-type="percentage" office:value="0.00265079041644367" calcext:value-type="percentage">
            <text:p>0.3%</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14" table:number-columns-repeated="47"/>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950740325232424" calcext:value-type="percentage">
            <text:p>-1.0%</text:p>
          </table:table-cell>
          <table:table-cell table:style-name="ce63" office:value-type="percentage" office:value="-0.0307016698820013" calcext:value-type="percentage">
            <text:p>-3.1%</text:p>
          </table:table-cell>
          <table:table-cell table:style-name="ce63" office:value-type="percentage" office:value="-0.0279066611621908" calcext:value-type="percentage">
            <text:p>-2.8%</text:p>
          </table:table-cell>
          <table:table-cell table:style-name="ce63" office:value-type="percentage" office:value="0.0604561488362028" calcext:value-type="percentage">
            <text:p>6.0%</text:p>
          </table:table-cell>
          <table:table-cell table:style-name="ce63" office:value-type="percentage" office:value="0.0274749858522803" calcext:value-type="percentage">
            <text:p>2.7%</text:p>
          </table:table-cell>
          <table:table-cell table:style-name="ce63" office:value-type="percentage" office:value="-0.00643934812683233" calcext:value-type="percentage">
            <text:p>-0.6%</text:p>
          </table:table-cell>
          <table:table-cell table:style-name="ce63" office:value-type="percentage" office:value="-0.0118629365019984" calcext:value-type="percentage">
            <text:p>-1.2%</text:p>
          </table:table-cell>
          <table:table-cell table:style-name="ce63" office:value-type="percentage" office:value="0.00718743840550862" calcext:value-type="percentage">
            <text:p>0.7%</text:p>
          </table:table-cell>
          <table:table-cell table:style-name="ce63" office:value-type="percentage" office:value="0.0288586488128859" calcext:value-type="percentage">
            <text:p>2.9%</text:p>
          </table:table-cell>
          <table:table-cell table:style-name="ce63" office:value-type="percentage" office:value="-0.00114021481655457" calcext:value-type="percentage">
            <text:p>-0.1%</text:p>
          </table:table-cell>
          <table:table-cell table:style-name="ce63" office:value-type="percentage" office:value="0.00824548536502667" calcext:value-type="percentage">
            <text:p>0.8%</text:p>
          </table:table-cell>
          <table:table-cell table:style-name="ce63" office:value-type="percentage" office:value="0.00662032317220396" calcext:value-type="percentage">
            <text:p>0.7%</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14" table:number-columns-repeated="47"/>
          <table:table-cell table:number-columns-repeated="960"/>
        </table:table-row>
        <table:table-row table:style-name="ro10">
          <table:table-cell/>
          <table:table-cell office:value-type="float" office:value="3" calcext:value-type="float">
            <text:p>3</text:p>
          </table:table-cell>
          <table:table-cell table:style-name="ce63" office:value-type="percentage" office:value="0.0100156313668434" calcext:value-type="percentage">
            <text:p>1.0%</text:p>
          </table:table-cell>
          <table:table-cell table:style-name="ce63" office:value-type="percentage" office:value="0.00479849863168802" calcext:value-type="percentage">
            <text:p>0.5%</text:p>
          </table:table-cell>
          <table:table-cell table:style-name="ce63" office:value-type="percentage" office:value="0.0136258642348059" calcext:value-type="percentage">
            <text:p>1.4%</text:p>
          </table:table-cell>
          <table:table-cell table:style-name="ce63" office:value-type="percentage" office:value="0.066288201798185" calcext:value-type="percentage">
            <text:p>6.6%</text:p>
          </table:table-cell>
          <table:table-cell table:style-name="ce63" office:value-type="percentage" office:value="0.0280602251711597" calcext:value-type="percentage">
            <text:p>2.8%</text:p>
          </table:table-cell>
          <table:table-cell table:style-name="ce63" office:value-type="percentage" office:value="0.0248416411678696" calcext:value-type="percentage">
            <text:p>2.5%</text:p>
          </table:table-cell>
          <table:table-cell table:style-name="ce63" office:value-type="percentage" office:value="0.00677266169430824" calcext:value-type="percentage">
            <text:p>0.7%</text:p>
          </table:table-cell>
          <table:table-cell table:style-name="ce63" office:value-type="percentage" office:value="-0.00428657155812351" calcext:value-type="percentage">
            <text:p>-0.4%</text:p>
          </table:table-cell>
          <table:table-cell table:style-name="ce63" office:value-type="percentage" office:value="0.000271576474570434" calcext:value-type="percentage">
            <text:p>0.0%</text:p>
          </table:table-cell>
          <table:table-cell table:style-name="ce63" office:value-type="percentage" office:value="0.0101443512358141" calcext:value-type="percentage">
            <text:p>1.0%</text:p>
          </table:table-cell>
          <table:table-cell table:style-name="ce63" office:value-type="percentage" office:value="0.0160392433364702" calcext:value-type="percentage">
            <text:p>1.6%</text:p>
          </table:table-cell>
          <table:table-cell table:style-name="ce63" office:value-type="percentage" office:value="0.0085043622488219" calcext:value-type="percentage">
            <text:p>0.9%</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14" table:number-columns-repeated="47"/>
          <table:table-cell table:number-columns-repeated="960"/>
        </table:table-row>
        <table:table-row table:style-name="ro10">
          <table:table-cell/>
          <table:table-cell office:value-type="float" office:value="4" calcext:value-type="float">
            <text:p>4</text:p>
          </table:table-cell>
          <table:table-cell table:style-name="ce63" office:value-type="percentage" office:value="0.0214967692804466" calcext:value-type="percentage">
            <text:p>2.1%</text:p>
          </table:table-cell>
          <table:table-cell table:style-name="ce63" office:value-type="percentage" office:value="0.018797844873764" calcext:value-type="percentage">
            <text:p>1.9%</text:p>
          </table:table-cell>
          <table:table-cell table:style-name="ce63" office:value-type="percentage" office:value="-0.0284594882583115" calcext:value-type="percentage">
            <text:p>-2.8%</text:p>
          </table:table-cell>
          <table:table-cell table:style-name="ce63" office:value-type="percentage" office:value="-0.0360237190486714" calcext:value-type="percentage">
            <text:p>-3.6%</text:p>
          </table:table-cell>
          <table:table-cell table:style-name="ce63" office:value-type="percentage" office:value="-0.00716234113720771" calcext:value-type="percentage">
            <text:p>-0.7%</text:p>
          </table:table-cell>
          <table:table-cell table:style-name="ce63" office:value-type="percentage" office:value="-0.0227901435815885" calcext:value-type="percentage">
            <text:p>-2.3%</text:p>
          </table:table-cell>
          <table:table-cell table:style-name="ce63" office:value-type="percentage" office:value="-0.0116123198060812" calcext:value-type="percentage">
            <text:p>-1.2%</text:p>
          </table:table-cell>
          <table:table-cell table:style-name="ce63" office:value-type="percentage" office:value="-0.00768937717206486" calcext:value-type="percentage">
            <text:p>-0.8%</text:p>
          </table:table-cell>
          <table:table-cell table:style-name="ce63" office:value-type="percentage" office:value="0.00124630520851743" calcext:value-type="percentage">
            <text:p>0.1%</text:p>
          </table:table-cell>
          <table:table-cell table:style-name="ce63" office:value-type="percentage" office:value="0.0124736353941879" calcext:value-type="percentage">
            <text:p>1.2%</text:p>
          </table:table-cell>
          <table:table-cell table:style-name="ce63" office:value-type="percentage" office:value="0.0138657600695369" calcext:value-type="percentage">
            <text:p>1.4%</text:p>
          </table:table-cell>
          <table:table-cell table:style-name="ce63" office:value-type="percentage" office:value="0.00821367074958479" calcext:value-type="percentage">
            <text:p>0.8%</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14" table:number-columns-repeated="47"/>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15263739141733" calcext:value-type="percentage">
            <text:p>1.2%</text:p>
          </table:table-cell>
          <table:table-cell table:style-name="ce63" office:value-type="percentage" office:value="-0.0029146700564705" calcext:value-type="percentage">
            <text:p>-0.3%</text:p>
          </table:table-cell>
          <table:table-cell table:style-name="ce63" office:value-type="percentage" office:value="-0.0541540219558419" calcext:value-type="percentage">
            <text:p>-5.4%</text:p>
          </table:table-cell>
          <table:table-cell table:style-name="ce63" office:value-type="percentage" office:value="0.0627139319953516" calcext:value-type="percentage">
            <text:p>6.3%</text:p>
          </table:table-cell>
          <table:table-cell table:style-name="ce63" office:value-type="percentage" office:value="-0.0209675855764578" calcext:value-type="percentage">
            <text:p>-2.1%</text:p>
          </table:table-cell>
          <table:table-cell table:style-name="ce63" office:value-type="percentage" office:value="-0.0197784049848112" calcext:value-type="percentage">
            <text:p>-2.0%</text:p>
          </table:table-cell>
          <table:table-cell table:style-name="ce63" office:value-type="percentage" office:value="-0.00615402064050274" calcext:value-type="percentage">
            <text:p>-0.6%</text:p>
          </table:table-cell>
          <table:table-cell table:style-name="ce63" office:value-type="percentage" office:value="-0.0425579184558859" calcext:value-type="percentage">
            <text:p>-4.3%</text:p>
          </table:table-cell>
          <table:table-cell table:style-name="ce63" office:value-type="percentage" office:value="-0.0512896698793756" calcext:value-type="percentage">
            <text:p>-5.1%</text:p>
          </table:table-cell>
          <table:table-cell table:style-name="ce63" office:value-type="percentage" office:value="0.000988113198285623" calcext:value-type="percentage">
            <text:p>0.1%</text:p>
          </table:table-cell>
          <table:table-cell table:style-name="ce63" office:value-type="percentage" office:value="0.00789830901248734" calcext:value-type="percentage">
            <text:p>0.8%</text:p>
          </table:table-cell>
          <table:table-cell table:style-name="ce63" office:value-type="percentage" office:value="-0.00968111805873928" calcext:value-type="percentage">
            <text:p>-1.0%</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14" table:number-columns-repeated="47"/>
          <table:table-cell table:number-columns-repeated="960"/>
        </table:table-row>
        <table:table-row table:style-name="ro10">
          <table:table-cell table:number-columns-repeated="2"/>
          <table:table-cell table:style-name="ce63" table:number-columns-repeated="15"/>
          <table:table-cell table:style-name="ce14" table:number-columns-repeated="47"/>
          <table:table-cell table:number-columns-repeated="960"/>
        </table:table-row>
        <table:table-row table:style-name="ro10">
          <table:table-cell office:value-type="string" calcext:value-type="string">
            <text:p>Latest quarter compared to the same quarter a year earlier</text:p>
          </table:table-cell>
          <table:table-cell table:style-name="ce16"/>
          <table:table-cell table:style-name="ce63" table:number-columns-repeated="15"/>
          <table:table-cell table:style-name="ce14" table:number-columns-repeated="47"/>
          <table:table-cell table:number-columns-repeated="960"/>
        </table:table-row>
        <table:table-row table:style-name="ro2">
          <table:table-cell office:value-type="float" office:value="2019" calcext:value-type="float">
            <text:p>2019</text:p>
          </table:table-cell>
          <table:table-cell office:value-type="float" office:value="1" calcext:value-type="float">
            <text:p>1</text:p>
          </table:table-cell>
          <table:table-cell table:style-name="ce63" office:value-type="percentage" office:value="0.053329040986325" calcext:value-type="percentage">
            <text:p>5.3%</text:p>
          </table:table-cell>
          <table:table-cell table:style-name="ce63" office:value-type="percentage" office:value="0.0495229690608219" calcext:value-type="percentage">
            <text:p>5.0%</text:p>
          </table:table-cell>
          <table:table-cell table:style-name="ce63" office:value-type="percentage" office:value="0.0443582593832803" calcext:value-type="percentage">
            <text:p>4.4%</text:p>
          </table:table-cell>
          <table:table-cell table:style-name="ce63" office:value-type="percentage" office:value="0.0148544993978361" calcext:value-type="percentage">
            <text:p>1.5%</text:p>
          </table:table-cell>
          <table:table-cell table:style-name="ce63" office:value-type="percentage" office:value="0.0437852049121703" calcext:value-type="percentage">
            <text:p>4.4%</text:p>
          </table:table-cell>
          <table:table-cell table:style-name="ce63" office:value-type="percentage" office:value="0.0389761187193296" calcext:value-type="percentage">
            <text:p>3.9%</text:p>
          </table:table-cell>
          <table:table-cell table:style-name="ce63" office:value-type="percentage" office:value="0.0343484499957634" calcext:value-type="percentage">
            <text:p>3.4%</text:p>
          </table:table-cell>
          <table:table-cell table:style-name="ce63" office:value-type="percentage" office:value="0.0361160366255857" calcext:value-type="percentage">
            <text:p>3.6%</text:p>
          </table:table-cell>
          <table:table-cell table:style-name="ce63" office:value-type="percentage" office:value="0.0341031787565707" calcext:value-type="percentage">
            <text:p>3.4%</text:p>
          </table:table-cell>
          <table:table-cell table:style-name="ce63" office:value-type="percentage" office:value="0.0356100163417483" calcext:value-type="percentage">
            <text:p>3.6%</text:p>
          </table:table-cell>
          <table:table-cell table:style-name="ce63" office:value-type="percentage" office:value="0.0188097745517024" calcext:value-type="percentage">
            <text:p>1.9%</text:p>
          </table:table-cell>
          <table:table-cell table:style-name="ce63" office:value-type="percentage" office:value="0.0298430305266768" calcext:value-type="percentage">
            <text:p>3.0%</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14" table:number-columns-repeated="47"/>
          <table:table-cell table:number-columns-repeated="960"/>
        </table:table-row>
        <table:table-row table:style-name="ro10">
          <table:table-cell table:style-name="ce16"/>
          <table:table-cell office:value-type="float" office:value="2" calcext:value-type="float">
            <text:p>2</text:p>
          </table:table-cell>
          <table:table-cell table:style-name="ce63" office:value-type="percentage" office:value="0.00838540163542723" calcext:value-type="percentage">
            <text:p>0.8%</text:p>
          </table:table-cell>
          <table:table-cell table:style-name="ce63" office:value-type="percentage" office:value="0.00766106344022743" calcext:value-type="percentage">
            <text:p>0.8%</text:p>
          </table:table-cell>
          <table:table-cell table:style-name="ce63" office:value-type="percentage" office:value="-0.000938473077590984" calcext:value-type="percentage">
            <text:p>-0.1%</text:p>
          </table:table-cell>
          <table:table-cell table:style-name="ce63" office:value-type="percentage" office:value="0.0851412866025403" calcext:value-type="percentage">
            <text:p>8.5%</text:p>
          </table:table-cell>
          <table:table-cell table:style-name="ce63" office:value-type="percentage" office:value="0.00889832376255928" calcext:value-type="percentage">
            <text:p>0.9%</text:p>
          </table:table-cell>
          <table:table-cell table:style-name="ce63" office:value-type="percentage" office:value="0.0179518214092547" calcext:value-type="percentage">
            <text:p>1.8%</text:p>
          </table:table-cell>
          <table:table-cell table:style-name="ce63" office:value-type="percentage" office:value="0.0186279296913665" calcext:value-type="percentage">
            <text:p>1.9%</text:p>
          </table:table-cell>
          <table:table-cell table:style-name="ce63" office:value-type="percentage" office:value="0.0326722770137842" calcext:value-type="percentage">
            <text:p>3.3%</text:p>
          </table:table-cell>
          <table:table-cell table:style-name="ce63" office:value-type="percentage" office:value="0.0577719682796645" calcext:value-type="percentage">
            <text:p>5.8%</text:p>
          </table:table-cell>
          <table:table-cell table:style-name="ce63" office:value-type="percentage" office:value="0.0196252309745384" calcext:value-type="percentage">
            <text:p>2.0%</text:p>
          </table:table-cell>
          <table:table-cell table:style-name="ce63" office:value-type="percentage" office:value="0.0197571028243586" calcext:value-type="percentage">
            <text:p>2.0%</text:p>
          </table:table-cell>
          <table:table-cell table:style-name="ce63" office:value-type="percentage" office:value="0.0259211798301318" calcext:value-type="percentage">
            <text:p>2.6%</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14" table:number-columns-repeated="47"/>
          <table:table-cell table:number-columns-repeated="960"/>
        </table:table-row>
        <table:table-row table:style-name="ro2">
          <table:table-cell table:style-name="ce13"/>
          <table:table-cell office:value-type="float" office:value="3" calcext:value-type="float">
            <text:p>3</text:p>
          </table:table-cell>
          <table:table-cell table:style-name="ce63" office:value-type="percentage" office:value="0.00776463779164205" calcext:value-type="percentage">
            <text:p>0.8%</text:p>
          </table:table-cell>
          <table:table-cell table:style-name="ce63" office:value-type="percentage" office:value="-0.00469331821366092" calcext:value-type="percentage">
            <text:p>-0.5%</text:p>
          </table:table-cell>
          <table:table-cell table:style-name="ce63" office:value-type="percentage" office:value="0.000580834794994267" calcext:value-type="percentage">
            <text:p>0.1%</text:p>
          </table:table-cell>
          <table:table-cell table:style-name="ce63" office:value-type="percentage" office:value="0.127679475892954" calcext:value-type="percentage">
            <text:p>12.8%</text:p>
          </table:table-cell>
          <table:table-cell table:style-name="ce63" office:value-type="percentage" office:value="0.0531384263960046" calcext:value-type="percentage">
            <text:p>5.3%</text:p>
          </table:table-cell>
          <table:table-cell table:style-name="ce63" office:value-type="percentage" office:value="0.0295906028049704" calcext:value-type="percentage">
            <text:p>3.0%</text:p>
          </table:table-cell>
          <table:table-cell table:style-name="ce63" office:value-type="percentage" office:value="0.0267322746026688" calcext:value-type="percentage">
            <text:p>2.7%</text:p>
          </table:table-cell>
          <table:table-cell table:style-name="ce63" office:value-type="percentage" office:value="0.0266384309483372" calcext:value-type="percentage">
            <text:p>2.7%</text:p>
          </table:table-cell>
          <table:table-cell table:style-name="ce63" office:value-type="percentage" office:value="0.0391111879327972" calcext:value-type="percentage">
            <text:p>3.9%</text:p>
          </table:table-cell>
          <table:table-cell table:style-name="ce63" office:value-type="percentage" office:value="0.0173509289950109" calcext:value-type="percentage">
            <text:p>1.7%</text:p>
          </table:table-cell>
          <table:table-cell table:style-name="ce63" office:value-type="percentage" office:value="0.0344184669928798" calcext:value-type="percentage">
            <text:p>3.4%</text:p>
          </table:table-cell>
          <table:table-cell table:style-name="ce63" office:value-type="percentage" office:value="0.0269970720841235" calcext:value-type="percentage">
            <text:p>2.7%</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number-columns-repeated="1007"/>
        </table:table-row>
        <table:table-row table:style-name="ro2">
          <table:table-cell table:style-name="ce13"/>
          <table:table-cell office:value-type="float" office:value="4" calcext:value-type="float">
            <text:p>4</text:p>
          </table:table-cell>
          <table:table-cell table:style-name="ce63" office:value-type="percentage" office:value="0.0320600758965495" calcext:value-type="percentage">
            <text:p>3.2%</text:p>
          </table:table-cell>
          <table:table-cell table:style-name="ce63" office:value-type="percentage" office:value="0.0269597329045868" calcext:value-type="percentage">
            <text:p>2.7%</text:p>
          </table:table-cell>
          <table:table-cell table:style-name="ce63" office:value-type="percentage" office:value="-0.0258552982923951" calcext:value-type="percentage">
            <text:p>-2.6%</text:p>
          </table:table-cell>
          <table:table-cell table:style-name="ce63" office:value-type="percentage" office:value="0.0573382902366033" calcext:value-type="percentage">
            <text:p>5.7%</text:p>
          </table:table-cell>
          <table:table-cell table:style-name="ce63" office:value-type="percentage" office:value="0.0556272231241561" calcext:value-type="percentage">
            <text:p>5.6%</text:p>
          </table:table-cell>
          <table:table-cell table:style-name="ce63" office:value-type="percentage" office:value="0.00403649641151249" calcext:value-type="percentage">
            <text:p>0.4%</text:p>
          </table:table-cell>
          <table:table-cell table:style-name="ce63" office:value-type="percentage" office:value="-0.0022056916189247" calcext:value-type="percentage">
            <text:p>-0.2%</text:p>
          </table:table-cell>
          <table:table-cell table:style-name="ce63" office:value-type="percentage" office:value="0.00766132723500057" calcext:value-type="percentage">
            <text:p>0.8%</text:p>
          </table:table-cell>
          <table:table-cell table:style-name="ce63" office:value-type="percentage" office:value="0.0361876044764364" calcext:value-type="percentage">
            <text:p>3.6%</text:p>
          </table:table-cell>
          <table:table-cell table:style-name="ce63" office:value-type="percentage" office:value="0.0288286042396555" calcext:value-type="percentage">
            <text:p>2.9%</text:p>
          </table:table-cell>
          <table:table-cell table:style-name="ce63" office:value-type="percentage" office:value="0.029914841507424" calcext:value-type="percentage">
            <text:p>3.0%</text:p>
          </table:table-cell>
          <table:table-cell table:style-name="ce63" office:value-type="percentage" office:value="0.0262324847088371" calcext:value-type="percentage">
            <text:p>2.6%</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number-columns-repeated="1007"/>
        </table:table-row>
        <table:table-row table:style-name="ro2">
          <table:table-cell table:style-name="ce13" office:value-type="float" office:value="2020" calcext:value-type="float">
            <text:p>2020</text:p>
          </table:table-cell>
          <table:table-cell office:value-type="float" office:value="1" calcext:value-type="float">
            <text:p>1</text:p>
          </table:table-cell>
          <table:table-cell table:style-name="ce63" office:value-type="percentage" office:value="0.0336976695367133" calcext:value-type="percentage">
            <text:p>3.4%</text:p>
          </table:table-cell>
          <table:table-cell table:style-name="ce63" office:value-type="percentage" office:value="-0.0106344451127327" calcext:value-type="percentage">
            <text:p>-1.1%</text:p>
          </table:table-cell>
          <table:table-cell table:style-name="ce63" office:value-type="percentage" office:value="-0.0945447585662993" calcext:value-type="percentage">
            <text:p>-9.5%</text:p>
          </table:table-cell>
          <table:table-cell table:style-name="ce63" office:value-type="percentage" office:value="0.158377306211759" calcext:value-type="percentage">
            <text:p>15.8%</text:p>
          </table:table-cell>
          <table:table-cell table:style-name="ce63" office:value-type="percentage" office:value="0.0267509831873318" calcext:value-type="percentage">
            <text:p>2.7%</text:p>
          </table:table-cell>
          <table:table-cell table:style-name="ce63" office:value-type="percentage" office:value="-0.0246437935033678" calcext:value-type="percentage">
            <text:p>-2.5%</text:p>
          </table:table-cell>
          <table:table-cell table:style-name="ce63" office:value-type="percentage" office:value="-0.0227740029912871" calcext:value-type="percentage">
            <text:p>-2.3%</text:p>
          </table:table-cell>
          <table:table-cell table:style-name="ce63" office:value-type="percentage" office:value="-0.0471932677757725" calcext:value-type="percentage">
            <text:p>-4.7%</text:p>
          </table:table-cell>
          <table:table-cell table:style-name="ce63" office:value-type="percentage" office:value="-0.0224292539096008" calcext:value-type="percentage">
            <text:p>-2.2%</text:p>
          </table:table-cell>
          <table:table-cell table:style-name="ce63" office:value-type="percentage" office:value="0.022587810184834" calcext:value-type="percentage">
            <text:p>2.3%</text:p>
          </table:table-cell>
          <table:table-cell table:style-name="ce63" office:value-type="percentage" office:value="0.0468246520793687" calcext:value-type="percentage">
            <text:p>4.7%</text:p>
          </table:table-cell>
          <table:table-cell table:style-name="ce63" office:value-type="percentage" office:value="0.0136105377691327" calcext:value-type="percentage">
            <text:p>1.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number-columns-repeated="1007"/>
        </table:table-row>
        <table:table-row table:style-name="ro20">
          <table:table-cell table:style-name="ce13"/>
          <table:table-cell table:number-columns-repeated="1023"/>
        </table:table-row>
        <table:table-row table:style-name="ro20" table:number-rows-repeated="1048435">
          <table:table-cell table:number-columns-repeated="1024"/>
        </table:table-row>
        <table:table-row table:style-name="ro20">
          <table:table-cell table:number-columns-repeated="1024"/>
        </table:table-row>
        <table:named-expressions>
          <table:named-range table:name="_xlnm.Print_Area" table:base-cell-address="$'Table D'.$A$1" table:cell-range-address="$'Table D'.$A$1:.$Q$139" table:range-usable-as="print-range"/>
          <table:named-range table:name="_xlnm.Print_Titles" table:base-cell-address="$'Table D'.$A$1" table:cell-range-address="$'Table D'.$A$1:.$AMJ$8" table:range-usable-as="repeat-column repeat-row"/>
        </table:named-expressions>
      </table:table>
      <table:table table:name="CSV gdp_breakdown" table:style-name="ta1">
        <table:table-column table:style-name="co34" table:default-cell-style-name="ce93"/>
        <table:table-column table:style-name="co4" table:default-cell-style-name="ce6"/>
        <table:table-row table:style-name="ro2">
          <table:table-cell table:style-name="ce47"/>
          <table:table-cell table:style-name="Default" office:value-type="string" calcext:value-type="string">
            <text:p>Amount in 2019 / £ billion</text:p>
          </table:table-cell>
        </table:table-row>
        <table:table-row table:style-name="ro1">
          <table:table-cell office:value-type="string" calcext:value-type="string">
            <text:p>Services</text:p>
          </table:table-cell>
          <table:table-cell table:formula="of:=[$'Table D'.N30]/1000" office:value-type="float" office:value="111.67979549213" calcext:value-type="float">
            <text:p>111.68</text:p>
          </table:table-cell>
        </table:table-row>
        <table:table-row table:style-name="ro1">
          <table:table-cell office:value-type="string" calcext:value-type="string">
            <text:p>Manufacturing</text:p>
          </table:table-cell>
          <table:table-cell table:formula="of:=[$'Table D'.E30]/1000" office:value-type="float" office:value="15.4994372090243" calcext:value-type="float">
            <text:p>15.50</text:p>
          </table:table-cell>
        </table:table-row>
        <table:table-row table:style-name="ro1">
          <table:table-cell office:value-type="string" calcext:value-type="string">
            <text:p>Construction</text:p>
          </table:table-cell>
          <table:table-cell table:formula="of:=[$'Table D'.I30]/1000" office:value-type="float" office:value="8.52924843384703" calcext:value-type="float">
            <text:p>8.53</text:p>
          </table:table-cell>
        </table:table-row>
        <table:table-row table:style-name="ro1">
          <table:table-cell office:value-type="string" calcext:value-type="string">
            <text:p>Electricity and Gas Supply</text:p>
          </table:table-cell>
          <table:table-cell table:formula="of:=[$'Table D'.F30]/1000" office:value-type="float" office:value="5.58348213625567" calcext:value-type="float">
            <text:p>5.58</text:p>
          </table:table-cell>
        </table:table-row>
        <table:table-row table:style-name="ro1">
          <table:table-cell office:value-type="string" calcext:value-type="string">
            <text:p>Mining and Quarrying</text:p>
          </table:table-cell>
          <table:table-cell table:formula="of:=[$'Table D'.D30]/1000" office:value-type="float" office:value="3.21431833800776" calcext:value-type="float">
            <text:p>3.21</text:p>
          </table:table-cell>
        </table:table-row>
        <table:table-row table:style-name="ro1">
          <table:table-cell office:value-type="string" calcext:value-type="string">
            <text:p>Agriculture, Forestry and Fishing</text:p>
          </table:table-cell>
          <table:table-cell table:formula="of:=[$'Table D'.C30]/1000" office:value-type="float" office:value="1.91811435049078" calcext:value-type="float">
            <text:p>1.92</text:p>
          </table:table-cell>
        </table:table-row>
        <table:table-row table:style-name="ro1">
          <table:table-cell office:value-type="string" calcext:value-type="string">
            <text:p>Water Supply and waste</text:p>
          </table:table-cell>
          <table:table-cell table:formula="of:=[$'Table D'.G30]/1000" office:value-type="float" office:value="2.14060333401287" calcext:value-type="float">
            <text:p>2.14</text:p>
          </table:table-cell>
        </table:table-row>
        <table:table-row table:style-name="ro2">
          <table:table-cell table:style-name="ce94" office:value-type="string" calcext:value-type="string">
            <text:p>Taxes less subsidies on products</text:p>
          </table:table-cell>
          <table:table-cell table:formula="of:=[$'Table D'.P30]/1000" office:value-type="float" office:value="19.5771272026803" calcext:value-type="float">
            <text:p>19.58</text:p>
          </table:table-cell>
        </table:table-row>
        <table:table-row table:style-name="ro2">
          <table:table-cell table:style-name="Default" office:value-type="string" calcext:value-type="string">
            <text:p>-META-</text:p>
          </table:table-cell>
          <table:table-cell table:style-name="Default"/>
        </table:table-row>
        <table:table-row table:style-name="ro2">
          <table:table-cell table:style-name="Default" office:value-type="string" calcext:value-type="string">
            <text:p>YAXISTITLE</text:p>
          </table:table-cell>
          <table:table-cell table:style-name="Default" office:value-type="string" calcext:value-type="string">
            <text:p>Contribution to GDP in 2019 / £ billion</text:p>
          </table:table-cell>
        </table:table-row>
        <table:table-row table:style-name="ro2">
          <table:table-cell table:style-name="Default" office:value-type="string" calcext:value-type="string">
            <text:p>BARS</text:p>
          </table:table-cell>
          <table:table-cell table:style-name="ce46" office:value-type="boolean" office:boolean-value="true" calcext:value-type="boolean">
            <text:p>TRUE</text:p>
          </table:table-cell>
        </table:table-row>
        <table:table-row table:style-name="ro2">
          <table:table-cell table:style-name="Default" office:value-type="string" calcext:value-type="string">
            <text:p>BOTTOMPADDING</text:p>
          </table:table-cell>
          <table:table-cell table:style-name="Default" office:value-type="float" office:value="160" calcext:value-type="float">
            <text:p>160</text:p>
          </table:table-cell>
        </table:table-row>
      </table:table>
      <table:table table:name="CSV gdp_time_breakdown" table:style-name="ta1">
        <table:table-column table:style-name="co4" table:default-cell-style-name="Default"/>
        <table:table-column table:style-name="co4" table:default-cell-style-name="ce7"/>
        <table:table-column table:style-name="co18" table:default-cell-style-name="ce7"/>
        <table:table-column table:style-name="co19" table:default-cell-style-name="ce7"/>
        <table:table-column table:style-name="co35" table:default-cell-style-name="ce7"/>
        <table:table-row table:style-name="ro2">
          <table:table-cell/>
          <table:table-cell table:style-name="Default" table:formula="of:=['Table D'.S8]" office:value-type="string" office:string-value="Total Service Industries" calcext:value-type="string">
            <text:p>Total Service Industries</text:p>
          </table:table-cell>
          <table:table-cell table:style-name="Default" table:formula="of:=['Table D'.T8]" office:value-type="string" office:string-value="Manufacturing" calcext:value-type="string">
            <text:p>Manufacturing</text:p>
          </table:table-cell>
          <table:table-cell table:style-name="Default" table:formula="of:=['Table D'.U8]" office:value-type="string" office:string-value="Construction" calcext:value-type="string">
            <text:p>Construction</text:p>
          </table:table-cell>
          <table:table-cell table:style-name="Default" table:formula="of:=['Table D'.V8]" office:value-type="string" office:string-value="Everything else" calcext:value-type="string">
            <text:p>Everything else</text:p>
          </table:table-cell>
        </table:table-row>
        <table:table-row table:style-name="ro2">
          <table:table-cell table:formula="of:=['Table D'.A9]" office:value-type="float" office:value="1998" calcext:value-type="float">
            <text:p>1998</text:p>
          </table:table-cell>
          <table:table-cell table:formula="of:=['Table D'.S9]" office:value-type="percentage" office:value="0.614504475681584" calcext:value-type="percentage">
            <text:p>61.45%</text:p>
          </table:table-cell>
          <table:table-cell table:formula="of:=['Table D'.T9]" office:value-type="percentage" office:value="0.156209524955572" calcext:value-type="percentage">
            <text:p>15.62%</text:p>
          </table:table-cell>
          <table:table-cell table:formula="of:=['Table D'.U9]" office:value-type="percentage" office:value="0.0537707442232735" calcext:value-type="percentage">
            <text:p>5.38%</text:p>
          </table:table-cell>
          <table:table-cell table:formula="of:=['Table D'.V9]" office:value-type="percentage" office:value="0.17551525513957" calcext:value-type="percentage">
            <text:p>17.55%</text:p>
          </table:table-cell>
        </table:table-row>
        <table:table-row table:style-name="ro2">
          <table:table-cell table:formula="of:=['Table D'.A10]" office:value-type="float" office:value="1999" calcext:value-type="float">
            <text:p>1999</text:p>
          </table:table-cell>
          <table:table-cell table:formula="of:=['Table D'.S10]" office:value-type="percentage" office:value="0.628159628105274" calcext:value-type="percentage">
            <text:p>62.82%</text:p>
          </table:table-cell>
          <table:table-cell table:formula="of:=['Table D'.T10]" office:value-type="percentage" office:value="0.143066446436297" calcext:value-type="percentage">
            <text:p>14.31%</text:p>
          </table:table-cell>
          <table:table-cell table:formula="of:=['Table D'.U10]" office:value-type="percentage" office:value="0.0542342563701931" calcext:value-type="percentage">
            <text:p>5.42%</text:p>
          </table:table-cell>
          <table:table-cell table:formula="of:=['Table D'.V10]" office:value-type="percentage" office:value="0.174539669088236" calcext:value-type="percentage">
            <text:p>17.45%</text:p>
          </table:table-cell>
        </table:table-row>
        <table:table-row table:style-name="ro2">
          <table:table-cell table:formula="of:=['Table D'.A11]" office:value-type="float" office:value="2000" calcext:value-type="float">
            <text:p>2000</text:p>
          </table:table-cell>
          <table:table-cell table:formula="of:=['Table D'.S11]" office:value-type="percentage" office:value="0.629196933726271" calcext:value-type="percentage">
            <text:p>62.92%</text:p>
          </table:table-cell>
          <table:table-cell table:formula="of:=['Table D'.T11]" office:value-type="percentage" office:value="0.136373190257231" calcext:value-type="percentage">
            <text:p>13.64%</text:p>
          </table:table-cell>
          <table:table-cell table:formula="of:=['Table D'.U11]" office:value-type="percentage" office:value="0.0580532842519947" calcext:value-type="percentage">
            <text:p>5.81%</text:p>
          </table:table-cell>
          <table:table-cell table:formula="of:=['Table D'.V11]" office:value-type="percentage" office:value="0.176376591764503" calcext:value-type="percentage">
            <text:p>17.64%</text:p>
          </table:table-cell>
        </table:table-row>
        <table:table-row table:style-name="ro2">
          <table:table-cell table:formula="of:=['Table D'.A12]" office:value-type="float" office:value="2001" calcext:value-type="float">
            <text:p>2001</text:p>
          </table:table-cell>
          <table:table-cell table:formula="of:=['Table D'.S12]" office:value-type="percentage" office:value="0.652059882787447" calcext:value-type="percentage">
            <text:p>65.21%</text:p>
          </table:table-cell>
          <table:table-cell table:formula="of:=['Table D'.T12]" office:value-type="percentage" office:value="0.123540170016677" calcext:value-type="percentage">
            <text:p>12.35%</text:p>
          </table:table-cell>
          <table:table-cell table:formula="of:=['Table D'.U12]" office:value-type="percentage" office:value="0.0538410774621174" calcext:value-type="percentage">
            <text:p>5.38%</text:p>
          </table:table-cell>
          <table:table-cell table:formula="of:=['Table D'.V12]" office:value-type="percentage" office:value="0.170558869733757" calcext:value-type="percentage">
            <text:p>17.06%</text:p>
          </table:table-cell>
        </table:table-row>
        <table:table-row table:style-name="ro2">
          <table:table-cell table:formula="of:=['Table D'.A13]" office:value-type="float" office:value="2002" calcext:value-type="float">
            <text:p>2002</text:p>
          </table:table-cell>
          <table:table-cell table:formula="of:=['Table D'.S13]" office:value-type="percentage" office:value="0.657486944127004" calcext:value-type="percentage">
            <text:p>65.75%</text:p>
          </table:table-cell>
          <table:table-cell table:formula="of:=['Table D'.T13]" office:value-type="percentage" office:value="0.113215607369477" calcext:value-type="percentage">
            <text:p>11.32%</text:p>
          </table:table-cell>
          <table:table-cell table:formula="of:=['Table D'.U13]" office:value-type="percentage" office:value="0.0590031109326819" calcext:value-type="percentage">
            <text:p>5.90%</text:p>
          </table:table-cell>
          <table:table-cell table:formula="of:=['Table D'.V13]" office:value-type="percentage" office:value="0.170294337570836" calcext:value-type="percentage">
            <text:p>17.03%</text:p>
          </table:table-cell>
        </table:table-row>
        <table:table-row table:style-name="ro2">
          <table:table-cell table:formula="of:=['Table D'.A14]" office:value-type="float" office:value="2003" calcext:value-type="float">
            <text:p>2003</text:p>
          </table:table-cell>
          <table:table-cell table:formula="of:=['Table D'.S14]" office:value-type="percentage" office:value="0.665450426810511" calcext:value-type="percentage">
            <text:p>66.55%</text:p>
          </table:table-cell>
          <table:table-cell table:formula="of:=['Table D'.T14]" office:value-type="percentage" office:value="0.107237267321144" calcext:value-type="percentage">
            <text:p>10.72%</text:p>
          </table:table-cell>
          <table:table-cell table:formula="of:=['Table D'.U14]" office:value-type="percentage" office:value="0.0586082099819966" calcext:value-type="percentage">
            <text:p>5.86%</text:p>
          </table:table-cell>
          <table:table-cell table:formula="of:=['Table D'.V14]" office:value-type="percentage" office:value="0.168704095886348" calcext:value-type="percentage">
            <text:p>16.87%</text:p>
          </table:table-cell>
        </table:table-row>
        <table:table-row table:style-name="ro2">
          <table:table-cell table:formula="of:=['Table D'.A15]" office:value-type="float" office:value="2004" calcext:value-type="float">
            <text:p>2004</text:p>
          </table:table-cell>
          <table:table-cell table:formula="of:=['Table D'.S15]" office:value-type="percentage" office:value="0.670968303249513" calcext:value-type="percentage">
            <text:p>67.10%</text:p>
          </table:table-cell>
          <table:table-cell table:formula="of:=['Table D'.T15]" office:value-type="percentage" office:value="0.104746837570951" calcext:value-type="percentage">
            <text:p>10.47%</text:p>
          </table:table-cell>
          <table:table-cell table:formula="of:=['Table D'.U15]" office:value-type="percentage" office:value="0.0582047164709382" calcext:value-type="percentage">
            <text:p>5.82%</text:p>
          </table:table-cell>
          <table:table-cell table:formula="of:=['Table D'.V15]" office:value-type="percentage" office:value="0.166080142708603" calcext:value-type="percentage">
            <text:p>16.61%</text:p>
          </table:table-cell>
        </table:table-row>
        <table:table-row table:style-name="ro2">
          <table:table-cell table:formula="of:=['Table D'.A16]" office:value-type="float" office:value="2005" calcext:value-type="float">
            <text:p>2005</text:p>
          </table:table-cell>
          <table:table-cell table:formula="of:=['Table D'.S16]" office:value-type="percentage" office:value="0.669786903058146" calcext:value-type="percentage">
            <text:p>66.98%</text:p>
          </table:table-cell>
          <table:table-cell table:formula="of:=['Table D'.T16]" office:value-type="percentage" office:value="0.104739428767894" calcext:value-type="percentage">
            <text:p>10.47%</text:p>
          </table:table-cell>
          <table:table-cell table:formula="of:=['Table D'.U16]" office:value-type="percentage" office:value="0.0604684087751717" calcext:value-type="percentage">
            <text:p>6.05%</text:p>
          </table:table-cell>
          <table:table-cell table:formula="of:=['Table D'.V16]" office:value-type="percentage" office:value="0.165005259398787" calcext:value-type="percentage">
            <text:p>16.50%</text:p>
          </table:table-cell>
        </table:table-row>
        <table:table-row table:style-name="ro2">
          <table:table-cell table:formula="of:=['Table D'.A17]" office:value-type="float" office:value="2006" calcext:value-type="float">
            <text:p>2006</text:p>
          </table:table-cell>
          <table:table-cell table:formula="of:=['Table D'.S17]" office:value-type="percentage" office:value="0.668160098502136" calcext:value-type="percentage">
            <text:p>66.82%</text:p>
          </table:table-cell>
          <table:table-cell table:formula="of:=['Table D'.T17]" office:value-type="percentage" office:value="0.101865827544995" calcext:value-type="percentage">
            <text:p>10.19%</text:p>
          </table:table-cell>
          <table:table-cell table:formula="of:=['Table D'.U17]" office:value-type="percentage" office:value="0.063810390945463" calcext:value-type="percentage">
            <text:p>6.38%</text:p>
          </table:table-cell>
          <table:table-cell table:formula="of:=['Table D'.V17]" office:value-type="percentage" office:value="0.166163683007408" calcext:value-type="percentage">
            <text:p>16.62%</text:p>
          </table:table-cell>
        </table:table-row>
        <table:table-row table:style-name="ro2">
          <table:table-cell table:formula="of:=['Table D'.A18]" office:value-type="float" office:value="2007" calcext:value-type="float">
            <text:p>2007</text:p>
          </table:table-cell>
          <table:table-cell table:formula="of:=['Table D'.S18]" office:value-type="percentage" office:value="0.670592230975127" calcext:value-type="percentage">
            <text:p>67.06%</text:p>
          </table:table-cell>
          <table:table-cell table:formula="of:=['Table D'.T18]" office:value-type="percentage" office:value="0.0955771858090318" calcext:value-type="percentage">
            <text:p>9.56%</text:p>
          </table:table-cell>
          <table:table-cell table:formula="of:=['Table D'.U18]" office:value-type="percentage" office:value="0.0651727105182539" calcext:value-type="percentage">
            <text:p>6.52%</text:p>
          </table:table-cell>
          <table:table-cell table:formula="of:=['Table D'.V18]" office:value-type="percentage" office:value="0.168657872697592" calcext:value-type="percentage">
            <text:p>16.87%</text:p>
          </table:table-cell>
        </table:table-row>
        <table:table-row table:style-name="ro2">
          <table:table-cell table:formula="of:=['Table D'.A19]" office:value-type="float" office:value="2008" calcext:value-type="float">
            <text:p>2008</text:p>
          </table:table-cell>
          <table:table-cell table:formula="of:=['Table D'.S19]" office:value-type="percentage" office:value="0.67618012965055" calcext:value-type="percentage">
            <text:p>67.62%</text:p>
          </table:table-cell>
          <table:table-cell table:formula="of:=['Table D'.T19]" office:value-type="percentage" office:value="0.0969927204639135" calcext:value-type="percentage">
            <text:p>9.70%</text:p>
          </table:table-cell>
          <table:table-cell table:formula="of:=['Table D'.U19]" office:value-type="percentage" office:value="0.0593177287203587" calcext:value-type="percentage">
            <text:p>5.93%</text:p>
          </table:table-cell>
          <table:table-cell table:formula="of:=['Table D'.V19]" office:value-type="percentage" office:value="0.167509421165183" calcext:value-type="percentage">
            <text:p>16.75%</text:p>
          </table:table-cell>
        </table:table-row>
        <table:table-row table:style-name="ro2">
          <table:table-cell table:formula="of:=['Table D'.A20]" office:value-type="float" office:value="2009" calcext:value-type="float">
            <text:p>2009</text:p>
          </table:table-cell>
          <table:table-cell table:formula="of:=['Table D'.S20]" office:value-type="percentage" office:value="0.685501859594739" calcext:value-type="percentage">
            <text:p>68.55%</text:p>
          </table:table-cell>
          <table:table-cell table:formula="of:=['Table D'.T20]" office:value-type="percentage" office:value="0.0988057466752514" calcext:value-type="percentage">
            <text:p>9.88%</text:p>
          </table:table-cell>
          <table:table-cell table:formula="of:=['Table D'.U20]" office:value-type="percentage" office:value="0.0500575550759229" calcext:value-type="percentage">
            <text:p>5.01%</text:p>
          </table:table-cell>
          <table:table-cell table:formula="of:=['Table D'.V20]" office:value-type="percentage" office:value="0.165634838654086" calcext:value-type="percentage">
            <text:p>16.56%</text:p>
          </table:table-cell>
        </table:table-row>
        <table:table-row table:style-name="ro2">
          <table:table-cell table:formula="of:=['Table D'.A21]" office:value-type="float" office:value="2010" calcext:value-type="float">
            <text:p>2010</text:p>
          </table:table-cell>
          <table:table-cell table:formula="of:=['Table D'.S21]" office:value-type="percentage" office:value="0.678271886298636" calcext:value-type="percentage">
            <text:p>67.83%</text:p>
          </table:table-cell>
          <table:table-cell table:formula="of:=['Table D'.T21]" office:value-type="percentage" office:value="0.0974165885718213" calcext:value-type="percentage">
            <text:p>9.74%</text:p>
          </table:table-cell>
          <table:table-cell table:formula="of:=['Table D'.U21]" office:value-type="percentage" office:value="0.0522717245806996" calcext:value-type="percentage">
            <text:p>5.23%</text:p>
          </table:table-cell>
          <table:table-cell table:formula="of:=['Table D'.V21]" office:value-type="percentage" office:value="0.17203980054885" calcext:value-type="percentage">
            <text:p>17.20%</text:p>
          </table:table-cell>
        </table:table-row>
        <table:table-row table:style-name="ro2">
          <table:table-cell table:formula="of:=['Table D'.A22]" office:value-type="float" office:value="2011" calcext:value-type="float">
            <text:p>2011</text:p>
          </table:table-cell>
          <table:table-cell table:formula="of:=['Table D'.S22]" office:value-type="percentage" office:value="0.672880297602151" calcext:value-type="percentage">
            <text:p>67.29%</text:p>
          </table:table-cell>
          <table:table-cell table:formula="of:=['Table D'.T22]" office:value-type="percentage" office:value="0.0951465186146369" calcext:value-type="percentage">
            <text:p>9.51%</text:p>
          </table:table-cell>
          <table:table-cell table:formula="of:=['Table D'.U22]" office:value-type="percentage" office:value="0.0528019898435537" calcext:value-type="percentage">
            <text:p>5.28%</text:p>
          </table:table-cell>
          <table:table-cell table:formula="of:=['Table D'.V22]" office:value-type="percentage" office:value="0.179171193939663" calcext:value-type="percentage">
            <text:p>17.92%</text:p>
          </table:table-cell>
        </table:table-row>
        <table:table-row table:style-name="ro2">
          <table:table-cell table:formula="of:=['Table D'.A23]" office:value-type="float" office:value="2012" calcext:value-type="float">
            <text:p>2012</text:p>
          </table:table-cell>
          <table:table-cell table:formula="of:=['Table D'.S23]" office:value-type="percentage" office:value="0.671981604203137" calcext:value-type="percentage">
            <text:p>67.20%</text:p>
          </table:table-cell>
          <table:table-cell table:formula="of:=['Table D'.T23]" office:value-type="percentage" office:value="0.0936948579489336" calcext:value-type="percentage">
            <text:p>9.37%</text:p>
          </table:table-cell>
          <table:table-cell table:formula="of:=['Table D'.U23]" office:value-type="percentage" office:value="0.0512503403051426" calcext:value-type="percentage">
            <text:p>5.13%</text:p>
          </table:table-cell>
          <table:table-cell table:formula="of:=['Table D'.V23]" office:value-type="percentage" office:value="0.183073197542792" calcext:value-type="percentage">
            <text:p>18.31%</text:p>
          </table:table-cell>
        </table:table-row>
        <table:table-row table:style-name="ro2">
          <table:table-cell table:formula="of:=['Table D'.A24]" office:value-type="float" office:value="2013" calcext:value-type="float">
            <text:p>2013</text:p>
          </table:table-cell>
          <table:table-cell table:formula="of:=['Table D'.S24]" office:value-type="percentage" office:value="0.666884457697709" calcext:value-type="percentage">
            <text:p>66.69%</text:p>
          </table:table-cell>
          <table:table-cell table:formula="of:=['Table D'.T24]" office:value-type="percentage" office:value="0.0942612422620663" calcext:value-type="percentage">
            <text:p>9.43%</text:p>
          </table:table-cell>
          <table:table-cell table:formula="of:=['Table D'.U24]" office:value-type="percentage" office:value="0.0526595506097663" calcext:value-type="percentage">
            <text:p>5.27%</text:p>
          </table:table-cell>
          <table:table-cell table:formula="of:=['Table D'.V24]" office:value-type="percentage" office:value="0.186194749430465" calcext:value-type="percentage">
            <text:p>18.62%</text:p>
          </table:table-cell>
        </table:table-row>
        <table:table-row table:style-name="ro2">
          <table:table-cell table:formula="of:=['Table D'.A25]" office:value-type="float" office:value="2014" calcext:value-type="float">
            <text:p>2014</text:p>
          </table:table-cell>
          <table:table-cell table:formula="of:=['Table D'.S25]" office:value-type="percentage" office:value="0.667706234061122" calcext:value-type="percentage">
            <text:p>66.77%</text:p>
          </table:table-cell>
          <table:table-cell table:formula="of:=['Table D'.T25]" office:value-type="percentage" office:value="0.0952925584233853" calcext:value-type="percentage">
            <text:p>9.53%</text:p>
          </table:table-cell>
          <table:table-cell table:formula="of:=['Table D'.U25]" office:value-type="percentage" office:value="0.0525768599187463" calcext:value-type="percentage">
            <text:p>5.26%</text:p>
          </table:table-cell>
          <table:table-cell table:formula="of:=['Table D'.V25]" office:value-type="percentage" office:value="0.184424347596748" calcext:value-type="percentage">
            <text:p>18.44%</text:p>
          </table:table-cell>
        </table:table-row>
        <table:table-row table:style-name="ro2">
          <table:table-cell table:formula="of:=['Table D'.A26]" office:value-type="float" office:value="2015" calcext:value-type="float">
            <text:p>2015</text:p>
          </table:table-cell>
          <table:table-cell table:formula="of:=['Table D'.S26]" office:value-type="percentage" office:value="0.670072651582136" calcext:value-type="percentage">
            <text:p>67.01%</text:p>
          </table:table-cell>
          <table:table-cell table:formula="of:=['Table D'.T26]" office:value-type="percentage" office:value="0.0941332603350089" calcext:value-type="percentage">
            <text:p>9.41%</text:p>
          </table:table-cell>
          <table:table-cell table:formula="of:=['Table D'.U26]" office:value-type="percentage" office:value="0.053437113554587" calcext:value-type="percentage">
            <text:p>5.34%</text:p>
          </table:table-cell>
          <table:table-cell table:formula="of:=['Table D'.V26]" office:value-type="percentage" office:value="0.182356974528273" calcext:value-type="percentage">
            <text:p>18.24%</text:p>
          </table:table-cell>
        </table:table-row>
        <table:table-row table:style-name="ro2">
          <table:table-cell table:formula="of:=['Table D'.A27]" office:value-type="float" office:value="2016" calcext:value-type="float">
            <text:p>2016</text:p>
          </table:table-cell>
          <table:table-cell table:formula="of:=['Table D'.S27]" office:value-type="percentage" office:value="0.670438954483307" calcext:value-type="percentage">
            <text:p>67.04%</text:p>
          </table:table-cell>
          <table:table-cell table:formula="of:=['Table D'.T27]" office:value-type="percentage" office:value="0.0927598151081179" calcext:value-type="percentage">
            <text:p>9.28%</text:p>
          </table:table-cell>
          <table:table-cell table:formula="of:=['Table D'.U27]" office:value-type="percentage" office:value="0.0514318393123442" calcext:value-type="percentage">
            <text:p>5.14%</text:p>
          </table:table-cell>
          <table:table-cell table:formula="of:=['Table D'.V27]" office:value-type="percentage" office:value="0.185369391096233" calcext:value-type="percentage">
            <text:p>18.54%</text:p>
          </table:table-cell>
        </table:table-row>
        <table:table-row table:style-name="ro2">
          <table:table-cell table:formula="of:=['Table D'.A28]" office:value-type="float" office:value="2017" calcext:value-type="float">
            <text:p>2017</text:p>
          </table:table-cell>
          <table:table-cell table:formula="of:=['Table D'.S28]" office:value-type="percentage" office:value="0.665286340619516" calcext:value-type="percentage">
            <text:p>66.53%</text:p>
          </table:table-cell>
          <table:table-cell table:formula="of:=['Table D'.T28]" office:value-type="percentage" office:value="0.0930289496238233" calcext:value-type="percentage">
            <text:p>9.30%</text:p>
          </table:table-cell>
          <table:table-cell table:formula="of:=['Table D'.U28]" office:value-type="percentage" office:value="0.0521163967629626" calcext:value-type="percentage">
            <text:p>5.21%</text:p>
          </table:table-cell>
          <table:table-cell table:formula="of:=['Table D'.V28]" office:value-type="percentage" office:value="0.189568312993702" calcext:value-type="percentage">
            <text:p>18.96%</text:p>
          </table:table-cell>
        </table:table-row>
        <table:table-row table:style-name="ro2">
          <table:table-cell table:formula="of:=['Table D'.A29]" office:value-type="float" office:value="2018" calcext:value-type="float">
            <text:p>2018</text:p>
          </table:table-cell>
          <table:table-cell table:formula="of:=['Table D'.S29]" office:value-type="percentage" office:value="0.663366703476762" calcext:value-type="percentage">
            <text:p>66.34%</text:p>
          </table:table-cell>
          <table:table-cell table:formula="of:=['Table D'.T29]" office:value-type="percentage" office:value="0.0941686350995989" calcext:value-type="percentage">
            <text:p>9.42%</text:p>
          </table:table-cell>
          <table:table-cell table:formula="of:=['Table D'.U29]" office:value-type="percentage" office:value="0.0510585957721893" calcext:value-type="percentage">
            <text:p>5.11%</text:p>
          </table:table-cell>
          <table:table-cell table:formula="of:=['Table D'.V29]" office:value-type="percentage" office:value="0.191406065651447" calcext:value-type="percentage">
            <text:p>19.14%</text:p>
          </table:table-cell>
        </table:table-row>
        <table:table-row table:style-name="ro2">
          <table:table-cell table:formula="of:=['Table D'.A30]" office:value-type="float" office:value="2019" calcext:value-type="float">
            <text:p>2019</text:p>
          </table:table-cell>
          <table:table-cell table:formula="of:=['Table D'.S30]" office:value-type="percentage" office:value="0.664198781228621" calcext:value-type="percentage">
            <text:p>66.42%</text:p>
          </table:table-cell>
          <table:table-cell table:formula="of:=['Table D'.T30]" office:value-type="percentage" office:value="0.0921805708776476" calcext:value-type="percentage">
            <text:p>9.22%</text:p>
          </table:table-cell>
          <table:table-cell table:formula="of:=['Table D'.U30]" office:value-type="percentage" office:value="0.0507264218168857" calcext:value-type="percentage">
            <text:p>5.07%</text:p>
          </table:table-cell>
          <table:table-cell table:formula="of:=['Table D'.V30]" office:value-type="percentage" office:value="0.192894226076844" calcext:value-type="percentage">
            <text:p>19.29%</text:p>
          </table:table-cell>
        </table:table-row>
        <table:table-row table:style-name="ro2">
          <table:table-cell office:value-type="string" calcext:value-type="string">
            <text:p>-META-</text:p>
          </table:table-cell>
          <table:table-cell table:style-name="Default" table:number-columns-repeated="4"/>
        </table:table-row>
        <table:table-row table:style-name="ro2">
          <table:table-cell office:value-type="string" calcext:value-type="string">
            <text:p>YAXISTITLE</text:p>
          </table:table-cell>
          <table:table-cell table:style-name="Default" office:value-type="string" calcext:value-type="string">
            <text:p>% of GDP</text:p>
          </table:table-cell>
          <table:table-cell table:style-name="Default" table:number-columns-repeated="3"/>
        </table:table-row>
        <table:table-row table:style-name="ro2">
          <table:table-cell office:value-type="string" calcext:value-type="string">
            <text:p>YAXISTITLE2</text:p>
          </table:table-cell>
          <table:table-cell table:style-name="Default" office:value-type="string" calcext:value-type="string">
            <text:p>% of GDP (services)</text:p>
          </table:table-cell>
          <table:table-cell table:style-name="Default" table:number-columns-repeated="3"/>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2">
          <table:table-cell office:value-type="string" calcext:value-type="string">
            <text:p>LEGENDY</text:p>
          </table:table-cell>
          <table:table-cell table:style-name="Default" office:value-type="float" office:value="28" calcext:value-type="float">
            <text:p>28</text:p>
          </table:table-cell>
          <table:table-cell table:style-name="Default" table:number-columns-repeated="3"/>
        </table:table-row>
        <table:table-row table:style-name="ro2">
          <table:table-cell office:value-type="string" calcext:value-type="string">
            <text:p>USEYAXIS2</text:p>
          </table:table-cell>
          <table:table-cell table:style-name="Default" office:value-type="float" office:value="1" calcext:value-type="float">
            <text:p>1</text:p>
          </table:table-cell>
          <table:table-cell table:style-name="Default" table:number-columns-repeated="3"/>
        </table:table-row>
        <table:table-row table:style-name="ro2">
          <table:table-cell office:value-type="string" calcext:value-type="string">
            <text:p>YMAX</text:p>
          </table:table-cell>
          <table:table-cell table:style-name="Default" office:value-type="float" office:value="40" calcext:value-type="float">
            <text:p>40</text:p>
          </table:table-cell>
          <table:table-cell table:style-name="Default" table:number-columns-repeated="3"/>
        </table:table-row>
        <table:table-row table:style-name="ro2">
          <table:table-cell office:value-type="string" calcext:value-type="string">
            <text:p>YMAX2</text:p>
          </table:table-cell>
          <table:table-cell table:style-name="Default" office:value-type="float" office:value="80" calcext:value-type="float">
            <text:p>80</text:p>
          </table:table-cell>
          <table:table-cell table:style-name="Default" table:number-columns-repeated="3"/>
        </table:table-row>
      </table:table>
      <table:table table:name="Table F" table:style-name="ta2" table:print="false">
        <table:table-column table:style-name="co8" table:default-cell-style-name="ce14"/>
        <table:table-column table:style-name="co36" table:default-cell-style-name="ce14"/>
        <table:table-column table:style-name="co37" table:number-columns-repeated="6" table:default-cell-style-name="ce10"/>
        <table:table-column table:style-name="co38" table:default-cell-style-name="ce10"/>
        <table:table-column table:style-name="co17" table:number-columns-repeated="55" table:default-cell-style-name="ce10"/>
        <table:table-column table:style-name="co17" table:number-columns-repeated="960" table:default-cell-style-name="Default"/>
        <table:table-row table:style-name="ro22">
          <table:table-cell table:style-name="ce167" office:value-type="string" calcext:value-type="string" table:number-columns-spanned="9" table:number-rows-spanned="1">
            <text:p>Table F: GDP Income Approach at Current Prices (onshore)</text:p>
          </table:table-cell>
          <table:covered-table-cell table:number-columns-repeated="8" table:style-name="ce167"/>
          <table:table-cell table:style-name="ce98"/>
          <table:table-cell table:style-name="ce68" table:number-columns-repeated="1014"/>
        </table:table-row>
        <table:table-row table:style-name="ro31">
          <table:table-cell/>
          <table:table-cell table:style-name="ce10"/>
          <table:table-cell table:number-columns-repeated="7"/>
          <table:table-cell table:style-name="ce13"/>
          <table:table-cell table:style-name="ce14" table:number-columns-repeated="54"/>
          <table:table-cell table:number-columns-repeated="960"/>
        </table:table-row>
        <table:table-row table:style-name="ro32">
          <table:table-cell table:style-name="ce10" office:value-type="string" calcext:value-type="string">
            <text:p>Seasonally Adjusted</text:p>
          </table:table-cell>
          <table:table-cell table:style-name="ce50"/>
          <table:table-cell table:style-name="ce59" table:number-columns-repeated="5"/>
          <table:table-cell table:style-name="ce50"/>
          <table:table-cell table:style-name="ce66" office:value-type="string" calcext:value-type="string">
            <text:p>£ million</text:p>
          </table:table-cell>
          <table:table-cell table:style-name="ce50"/>
          <table:table-cell table:number-columns-repeated="1014"/>
        </table:table-row>
        <table:table-row table:style-name="ro20">
          <table:table-cell table:style-name="ce50" table:number-columns-repeated="2"/>
          <table:table-cell table:style-name="ce59" table:number-columns-repeated="7"/>
          <table:table-cell table:style-name="ce66"/>
          <table:table-cell table:number-columns-repeated="1014"/>
        </table:table-row>
        <table:table-row table:style-name="ro33">
          <table:table-cell table:style-name="ce95" office:value-type="string" calcext:value-type="string">
            <text:p>Year</text:p>
          </table:table-cell>
          <table:table-cell table:style-name="ce95" office:value-type="string" calcext:value-type="string">
            <text:p>Quarter</text:p>
          </table:table-cell>
          <table:table-cell table:style-name="ce96" office:value-type="string" calcext:value-type="string">
            <text:p>Compensation of Employees</text:p>
          </table:table-cell>
          <table:table-cell table:style-name="ce96" office:value-type="string" calcext:value-type="string">
            <text:p>Gross Operating Surplus</text:p>
          </table:table-cell>
          <table:table-cell table:style-name="ce96" office:value-type="string" calcext:value-type="string">
            <text:p>Gross Value Added (GVA) at Factor Cost</text:p>
          </table:table-cell>
          <table:table-cell table:style-name="ce96" office:value-type="string" calcext:value-type="string">
            <text:p>Taxes, less Subsidies, on Production</text:p>
          </table:table-cell>
          <table:table-cell table:style-name="ce96" office:value-type="string" calcext:value-type="string">
            <text:p>Total Gross Value Added (GVA) at Basic Prices</text:p>
          </table:table-cell>
          <table:table-cell table:style-name="ce96" office:value-type="string" calcext:value-type="string">
            <text:p>Taxes, less subsidies, on products</text:p>
          </table:table-cell>
          <table:table-cell table:style-name="ce96" office:value-type="string" calcext:value-type="string">
            <text:p>Gross Domestic Product (GDP) at Market Prices</text:p>
          </table:table-cell>
          <table:table-cell table:style-name="ce69" office:value-type="string" calcext:value-type="string">
            <text:p>Population</text:p>
          </table:table-cell>
          <table:table-cell table:style-name="ce100" table:formula="of:=[.C5]" office:value-type="string" office:string-value="Compensation of Employees" calcext:value-type="string">
            <text:p>Compensation of Employees</text:p>
          </table:table-cell>
          <table:table-cell table:style-name="ce100" table:formula="of:=[.D5]" office:value-type="string" office:string-value="Gross Operating Surplus" calcext:value-type="string">
            <text:p>Gross Operating Surplus</text:p>
          </table:table-cell>
          <table:table-cell table:style-name="ce100" table:formula="of:=[.E5]" office:value-type="string" office:string-value="Gross Value Added (GVA) at Factor Cost" calcext:value-type="string">
            <text:p>Gross Value Added (GVA) at Factor Cost</text:p>
          </table:table-cell>
          <table:table-cell table:style-name="ce100" table:formula="of:=[.F5]" office:value-type="string" office:string-value="Taxes, less Subsidies, on Production" calcext:value-type="string">
            <text:p>Taxes, less Subsidies, on Production</text:p>
          </table:table-cell>
          <table:table-cell table:style-name="ce100" table:formula="of:=[.G5]" office:value-type="string" office:string-value="Total Gross Value Added (GVA) at Basic Prices" calcext:value-type="string">
            <text:p>Total Gross Value Added (GVA) at Basic Prices</text:p>
          </table:table-cell>
          <table:table-cell table:style-name="ce100" table:formula="of:=[.H5]" office:value-type="string" office:string-value="Taxes, less subsidies, on products" calcext:value-type="string">
            <text:p>Taxes, less subsidies, on products</text:p>
          </table:table-cell>
          <table:table-cell table:style-name="ce100" table:formula="of:=[.I5]" office:value-type="string" office:string-value="Gross Domestic Product (GDP) at Market Prices" calcext:value-type="string">
            <text:p>Gross Domestic Product (GDP) at Market Prices</text:p>
          </table:table-cell>
          <table:table-cell table:style-name="ce69" table:number-columns-repeated="1007"/>
        </table:table-row>
        <table:table-row table:style-name="ro9">
          <table:table-cell table:style-name="ce13" office:value-type="float" office:value="1998" calcext:value-type="float">
            <text:p>1998</text:p>
          </table:table-cell>
          <table:table-cell/>
          <table:table-cell table:style-name="ce21" office:value-type="float" office:value="37293.4077035032" calcext:value-type="float">
            <text:p>37,293</text:p>
          </table:table-cell>
          <table:table-cell table:style-name="ce21" office:value-type="float" office:value="30766.4376796792" calcext:value-type="float">
            <text:p>30,766</text:p>
          </table:table-cell>
          <table:table-cell table:style-name="ce21" office:value-type="float" office:value="68059.8453831825" calcext:value-type="float">
            <text:p>68,060</text:p>
          </table:table-cell>
          <table:table-cell table:style-name="ce21" office:value-type="float" office:value="1346.00602767094" calcext:value-type="float">
            <text:p>1,346</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style-name="ce99"/>
          <table:table-cell table:number-columns-repeated="1014"/>
        </table:table-row>
        <table:table-row table:style-name="ro10">
          <table:table-cell table:style-name="ce13" office:value-type="float" office:value="1999" calcext:value-type="float">
            <text:p>1999</text:p>
          </table:table-cell>
          <table:table-cell/>
          <table:table-cell table:style-name="ce21" office:value-type="float" office:value="39174.73233484" calcext:value-type="float">
            <text:p>39,175</text:p>
          </table:table-cell>
          <table:table-cell table:style-name="ce21" office:value-type="float" office:value="29279.474813456" calcext:value-type="float">
            <text:p>29,279</text:p>
          </table:table-cell>
          <table:table-cell table:style-name="ce21" office:value-type="float" office:value="68454.207148296" calcext:value-type="float">
            <text:p>68,454</text:p>
          </table:table-cell>
          <table:table-cell table:style-name="ce21" office:value-type="float" office:value="1453.242894644" calcext:value-type="float">
            <text:p>1,453</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style-name="ce99"/>
          <table:table-cell table:number-columns-repeated="1014"/>
        </table:table-row>
        <table:table-row table:style-name="ro10">
          <table:table-cell table:style-name="ce13" office:value-type="float" office:value="2000" calcext:value-type="float">
            <text:p>2000</text:p>
          </table:table-cell>
          <table:table-cell/>
          <table:table-cell table:style-name="ce21" office:value-type="float" office:value="41945.776033565" calcext:value-type="float">
            <text:p>41,946</text:p>
          </table:table-cell>
          <table:table-cell table:style-name="ce21" office:value-type="float" office:value="29733.092735704" calcext:value-type="float">
            <text:p>29,733</text:p>
          </table:table-cell>
          <table:table-cell table:style-name="ce21" office:value-type="float" office:value="71678.868769269" calcext:value-type="float">
            <text:p>71,679</text:p>
          </table:table-cell>
          <table:table-cell table:style-name="ce21" office:value-type="float" office:value="1567.384803611" calcext:value-type="float">
            <text:p>1,567</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style-name="ce99"/>
          <table:table-cell table:number-columns-repeated="1014"/>
        </table:table-row>
        <table:table-row table:style-name="ro10">
          <table:table-cell table:style-name="ce13" office:value-type="float" office:value="2001" calcext:value-type="float">
            <text:p>2001</text:p>
          </table:table-cell>
          <table:table-cell/>
          <table:table-cell table:style-name="ce21" office:value-type="float" office:value="45933.60307092" calcext:value-type="float">
            <text:p>45,934</text:p>
          </table:table-cell>
          <table:table-cell table:style-name="ce21" office:value-type="float" office:value="29534.3525010199" calcext:value-type="float">
            <text:p>29,534</text:p>
          </table:table-cell>
          <table:table-cell table:style-name="ce21" office:value-type="float" office:value="75467.95557194" calcext:value-type="float">
            <text:p>75,468</text:p>
          </table:table-cell>
          <table:table-cell table:style-name="ce21" office:value-type="float" office:value="1524.943984904" calcext:value-type="float">
            <text:p>1,525</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style-name="ce99"/>
          <table:table-cell table:number-columns-repeated="1014"/>
        </table:table-row>
        <table:table-row table:style-name="ro10">
          <table:table-cell table:style-name="ce13" office:value-type="float" office:value="2002" calcext:value-type="float">
            <text:p>2002</text:p>
          </table:table-cell>
          <table:table-cell/>
          <table:table-cell table:style-name="ce21" office:value-type="float" office:value="46541.642185176" calcext:value-type="float">
            <text:p>46,542</text:p>
          </table:table-cell>
          <table:table-cell table:style-name="ce21" office:value-type="float" office:value="32387.9975857189" calcext:value-type="float">
            <text:p>32,388</text:p>
          </table:table-cell>
          <table:table-cell table:style-name="ce21" office:value-type="float" office:value="78929.6397708949" calcext:value-type="float">
            <text:p>78,930</text:p>
          </table:table-cell>
          <table:table-cell table:style-name="ce21" office:value-type="float" office:value="1636.297497762" calcext:value-type="float">
            <text:p>1,636</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style-name="ce99"/>
          <table:table-cell table:number-columns-repeated="1014"/>
        </table:table-row>
        <table:table-row table:style-name="ro10">
          <table:table-cell table:style-name="ce13" office:value-type="float" office:value="2003" calcext:value-type="float">
            <text:p>2003</text:p>
          </table:table-cell>
          <table:table-cell/>
          <table:table-cell table:style-name="ce21" office:value-type="float" office:value="49135.0308517169" calcext:value-type="float">
            <text:p>49,135</text:p>
          </table:table-cell>
          <table:table-cell table:style-name="ce21" office:value-type="float" office:value="34810.813092797" calcext:value-type="float">
            <text:p>34,811</text:p>
          </table:table-cell>
          <table:table-cell table:style-name="ce21" office:value-type="float" office:value="83945.843944514" calcext:value-type="float">
            <text:p>83,946</text:p>
          </table:table-cell>
          <table:table-cell table:style-name="ce21" office:value-type="float" office:value="1584.763229226" calcext:value-type="float">
            <text:p>1,585</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style-name="ce99"/>
          <table:table-cell table:number-columns-repeated="1014"/>
        </table:table-row>
        <table:table-row table:style-name="ro10">
          <table:table-cell table:style-name="ce13" office:value-type="float" office:value="2004" calcext:value-type="float">
            <text:p>2004</text:p>
          </table:table-cell>
          <table:table-cell/>
          <table:table-cell table:style-name="ce21" office:value-type="float" office:value="52251.75061477" calcext:value-type="float">
            <text:p>52,252</text:p>
          </table:table-cell>
          <table:table-cell table:style-name="ce21" office:value-type="float" office:value="36765.896667495" calcext:value-type="float">
            <text:p>36,766</text:p>
          </table:table-cell>
          <table:table-cell table:style-name="ce21" office:value-type="float" office:value="89017.647282265" calcext:value-type="float">
            <text:p>89,018</text:p>
          </table:table-cell>
          <table:table-cell table:style-name="ce21" office:value-type="float" office:value="1664.993218521" calcext:value-type="float">
            <text:p>1,66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style-name="ce99"/>
          <table:table-cell table:number-columns-repeated="1014"/>
        </table:table-row>
        <table:table-row table:style-name="ro10">
          <table:table-cell table:style-name="ce13" office:value-type="float" office:value="2005" calcext:value-type="float">
            <text:p>2005</text:p>
          </table:table-cell>
          <table:table-cell/>
          <table:table-cell table:style-name="ce21" office:value-type="float" office:value="55442.245565735" calcext:value-type="float">
            <text:p>55,442</text:p>
          </table:table-cell>
          <table:table-cell table:style-name="ce21" office:value-type="float" office:value="39992.755630928" calcext:value-type="float">
            <text:p>39,993</text:p>
          </table:table-cell>
          <table:table-cell table:style-name="ce21" office:value-type="float" office:value="95435.001196663" calcext:value-type="float">
            <text:p>95,435</text:p>
          </table:table-cell>
          <table:table-cell table:style-name="ce21" office:value-type="float" office:value="1316.706583236" calcext:value-type="float">
            <text:p>1,317</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style-name="ce99"/>
          <table:table-cell table:number-columns-repeated="1014"/>
        </table:table-row>
        <table:table-row table:style-name="ro10">
          <table:table-cell table:style-name="ce13" office:value-type="float" office:value="2006" calcext:value-type="float">
            <text:p>2006</text:p>
          </table:table-cell>
          <table:table-cell/>
          <table:table-cell table:style-name="ce21" office:value-type="float" office:value="58390.200354264" calcext:value-type="float">
            <text:p>58,390</text:p>
          </table:table-cell>
          <table:table-cell table:style-name="ce21" office:value-type="float" office:value="42407.276439489" calcext:value-type="float">
            <text:p>42,407</text:p>
          </table:table-cell>
          <table:table-cell table:style-name="ce21" office:value-type="float" office:value="100797.476793753" calcext:value-type="float">
            <text:p>100,797</text:p>
          </table:table-cell>
          <table:table-cell table:style-name="ce21" office:value-type="float" office:value="1222.417924257" calcext:value-type="float">
            <text:p>1,222</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style-name="ce99"/>
          <table:table-cell table:number-columns-repeated="1014"/>
        </table:table-row>
        <table:table-row table:style-name="ro10">
          <table:table-cell table:style-name="ce13" office:value-type="float" office:value="2007" calcext:value-type="float">
            <text:p>2007</text:p>
          </table:table-cell>
          <table:table-cell/>
          <table:table-cell table:style-name="ce21" office:value-type="float" office:value="62077.156006473" calcext:value-type="float">
            <text:p>62,077</text:p>
          </table:table-cell>
          <table:table-cell table:style-name="ce21" office:value-type="float" office:value="43378.6711894305" calcext:value-type="float">
            <text:p>43,379</text:p>
          </table:table-cell>
          <table:table-cell table:style-name="ce21" office:value-type="float" office:value="105455.827195903" calcext:value-type="float">
            <text:p>105,456</text:p>
          </table:table-cell>
          <table:table-cell table:style-name="ce21" office:value-type="float" office:value="1195.020616873" calcext:value-type="float">
            <text:p>1,195</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style-name="ce99"/>
          <table:table-cell table:number-columns-repeated="1014"/>
        </table:table-row>
        <table:table-row table:style-name="ro10">
          <table:table-cell table:style-name="ce13" office:value-type="float" office:value="2008" calcext:value-type="float">
            <text:p>2008</text:p>
          </table:table-cell>
          <table:table-cell/>
          <table:table-cell table:style-name="ce21" office:value-type="float" office:value="63329.480154416" calcext:value-type="float">
            <text:p>63,329</text:p>
          </table:table-cell>
          <table:table-cell table:style-name="ce21" office:value-type="float" office:value="46227.4312029171" calcext:value-type="float">
            <text:p>46,227</text:p>
          </table:table-cell>
          <table:table-cell table:style-name="ce21" office:value-type="float" office:value="109556.911357333" calcext:value-type="float">
            <text:p>109,557</text:p>
          </table:table-cell>
          <table:table-cell table:style-name="ce21" office:value-type="float" office:value="1178.727534978" calcext:value-type="float">
            <text:p>1,179</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style-name="ce99"/>
          <table:table-cell table:number-columns-repeated="1014"/>
        </table:table-row>
        <table:table-row table:style-name="ro10">
          <table:table-cell table:style-name="ce13" office:value-type="float" office:value="2009" calcext:value-type="float">
            <text:p>2009</text:p>
          </table:table-cell>
          <table:table-cell/>
          <table:table-cell table:style-name="ce21" office:value-type="float" office:value="64443.480954309" calcext:value-type="float">
            <text:p>64,443</text:p>
          </table:table-cell>
          <table:table-cell table:style-name="ce21" office:value-type="float" office:value="45628.854284831" calcext:value-type="float">
            <text:p>45,629</text:p>
          </table:table-cell>
          <table:table-cell table:style-name="ce21" office:value-type="float" office:value="110072.33523914" calcext:value-type="float">
            <text:p>110,072</text:p>
          </table:table-cell>
          <table:table-cell table:style-name="ce21" office:value-type="float" office:value="1342.712891866" calcext:value-type="float">
            <text:p>1,343</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style-name="ce99"/>
          <table:table-cell table:number-columns-repeated="1014"/>
        </table:table-row>
        <table:table-row table:style-name="ro10">
          <table:table-cell table:style-name="ce13" office:value-type="float" office:value="2010" calcext:value-type="float">
            <text:p>2010</text:p>
          </table:table-cell>
          <table:table-cell/>
          <table:table-cell table:style-name="ce21" office:value-type="float" office:value="64376.0634519349" calcext:value-type="float">
            <text:p>64,376</text:p>
          </table:table-cell>
          <table:table-cell table:style-name="ce21" office:value-type="float" office:value="44014.266473942" calcext:value-type="float">
            <text:p>44,014</text:p>
          </table:table-cell>
          <table:table-cell table:style-name="ce21" office:value-type="float" office:value="108390.329925877" calcext:value-type="float">
            <text:p>108,390</text:p>
          </table:table-cell>
          <table:table-cell table:style-name="ce21" office:value-type="float" office:value="1725.935057019" calcext:value-type="float">
            <text:p>1,726</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style-name="ce99"/>
          <table:table-cell table:number-columns-repeated="1014"/>
        </table:table-row>
        <table:table-row table:style-name="ro10">
          <table:table-cell table:style-name="ce13" office:value-type="float" office:value="2011" calcext:value-type="float">
            <text:p>2011</text:p>
          </table:table-cell>
          <table:table-cell/>
          <table:table-cell table:style-name="ce21" office:value-type="float" office:value="65532.233941545" calcext:value-type="float">
            <text:p>65,532</text:p>
          </table:table-cell>
          <table:table-cell table:style-name="ce21" office:value-type="float" office:value="45946.6591730458" calcext:value-type="float">
            <text:p>45,947</text:p>
          </table:table-cell>
          <table:table-cell table:style-name="ce21" office:value-type="float" office:value="111478.89311459" calcext:value-type="float">
            <text:p>111,479</text:p>
          </table:table-cell>
          <table:table-cell table:style-name="ce21" office:value-type="float" office:value="1659.530007351" calcext:value-type="float">
            <text:p>1,660</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style-name="ce99"/>
          <table:table-cell table:number-columns-repeated="1014"/>
        </table:table-row>
        <table:table-row table:style-name="ro10">
          <table:table-cell table:style-name="ce13" office:value-type="float" office:value="2012" calcext:value-type="float">
            <text:p>2012</text:p>
          </table:table-cell>
          <table:table-cell/>
          <table:table-cell table:style-name="ce21" office:value-type="float" office:value="66667.558493678" calcext:value-type="float">
            <text:p>66,668</text:p>
          </table:table-cell>
          <table:table-cell table:style-name="ce21" office:value-type="float" office:value="48531.9340597497" calcext:value-type="float">
            <text:p>48,532</text:p>
          </table:table-cell>
          <table:table-cell table:style-name="ce21" office:value-type="float" office:value="115199.492553427" calcext:value-type="float">
            <text:p>115,199</text:p>
          </table:table-cell>
          <table:table-cell table:style-name="ce21" office:value-type="float" office:value="1923.291114372" calcext:value-type="float">
            <text:p>1,923</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style-name="ce99"/>
          <table:table-cell table:number-columns-repeated="1014"/>
        </table:table-row>
        <table:table-row table:style-name="ro10">
          <table:table-cell table:style-name="ce13" office:value-type="float" office:value="2013" calcext:value-type="float">
            <text:p>2013</text:p>
          </table:table-cell>
          <table:table-cell/>
          <table:table-cell table:style-name="ce21" office:value-type="float" office:value="69610.360921061" calcext:value-type="float">
            <text:p>69,610</text:p>
          </table:table-cell>
          <table:table-cell table:style-name="ce21" office:value-type="float" office:value="51147.8902419" calcext:value-type="float">
            <text:p>51,148</text:p>
          </table:table-cell>
          <table:table-cell table:style-name="ce21" office:value-type="float" office:value="120758.251162961" calcext:value-type="float">
            <text:p>120,758</text:p>
          </table:table-cell>
          <table:table-cell table:style-name="ce21" office:value-type="float" office:value="2092.646145405" calcext:value-type="float">
            <text:p>2,093</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style-name="ce99"/>
          <table:table-cell table:number-columns-repeated="1014"/>
        </table:table-row>
        <table:table-row table:style-name="ro10">
          <table:table-cell table:style-name="ce13" office:value-type="float" office:value="2014" calcext:value-type="float">
            <text:p>2014</text:p>
          </table:table-cell>
          <table:table-cell/>
          <table:table-cell table:style-name="ce21" office:value-type="float" office:value="72120.834228478" calcext:value-type="float">
            <text:p>72,121</text:p>
          </table:table-cell>
          <table:table-cell table:style-name="ce21" office:value-type="float" office:value="54432.257997231" calcext:value-type="float">
            <text:p>54,432</text:p>
          </table:table-cell>
          <table:table-cell table:style-name="ce21" office:value-type="float" office:value="126553.092225709" calcext:value-type="float">
            <text:p>126,553</text:p>
          </table:table-cell>
          <table:table-cell table:style-name="ce21" office:value-type="float" office:value="2327.729621659" calcext:value-type="float">
            <text:p>2,32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style-name="ce99"/>
          <table:table-cell table:number-columns-repeated="1014"/>
        </table:table-row>
        <table:table-row table:style-name="ro10">
          <table:table-cell table:style-name="ce13" office:value-type="float" office:value="2015" calcext:value-type="float">
            <text:p>2015</text:p>
          </table:table-cell>
          <table:table-cell/>
          <table:table-cell table:style-name="ce21" office:value-type="float" office:value="72593.540099955" calcext:value-type="float">
            <text:p>72,594</text:p>
          </table:table-cell>
          <table:table-cell table:style-name="ce21" office:value-type="float" office:value="54865.8586283849" calcext:value-type="float">
            <text:p>54,866</text:p>
          </table:table-cell>
          <table:table-cell table:style-name="ce21" office:value-type="float" office:value="127459.398728339" calcext:value-type="float">
            <text:p>127,459</text:p>
          </table:table-cell>
          <table:table-cell table:style-name="ce21" office:value-type="float" office:value="2365.698436729" calcext:value-type="float">
            <text:p>2,366</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style-name="ce99"/>
          <table:table-cell table:number-columns-repeated="1014"/>
        </table:table-row>
        <table:table-row table:style-name="ro10">
          <table:table-cell table:style-name="ce13" office:value-type="float" office:value="2016" calcext:value-type="float">
            <text:p>2016</text:p>
          </table:table-cell>
          <table:table-cell/>
          <table:table-cell table:style-name="ce21" office:value-type="float" office:value="74776.937114468" calcext:value-type="float">
            <text:p>74,777</text:p>
          </table:table-cell>
          <table:table-cell table:style-name="ce21" office:value-type="float" office:value="56648.1951189287" calcext:value-type="float">
            <text:p>56,648</text:p>
          </table:table-cell>
          <table:table-cell table:style-name="ce21" office:value-type="float" office:value="131425.132233396" calcext:value-type="float">
            <text:p>131,425</text:p>
          </table:table-cell>
          <table:table-cell table:style-name="ce21" office:value-type="float" office:value="2279.15962198" calcext:value-type="float">
            <text:p>2,279</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style-name="ce99"/>
          <table:table-cell table:number-columns-repeated="1014"/>
        </table:table-row>
        <table:table-row table:style-name="ro10">
          <table:table-cell table:style-name="ce13" office:value-type="float" office:value="2017" calcext:value-type="float">
            <text:p>2017</text:p>
          </table:table-cell>
          <table:table-cell/>
          <table:table-cell table:style-name="ce21" office:value-type="float" office:value="77565.8630023939" calcext:value-type="float">
            <text:p>77,566</text:p>
          </table:table-cell>
          <table:table-cell table:style-name="ce21" office:value-type="float" office:value="59185.0710669753" calcext:value-type="float">
            <text:p>59,185</text:p>
          </table:table-cell>
          <table:table-cell table:style-name="ce21" office:value-type="float" office:value="136750.934069369" calcext:value-type="float">
            <text:p>136,751</text:p>
          </table:table-cell>
          <table:table-cell table:style-name="ce21" office:value-type="float" office:value="2388.90690268696" calcext:value-type="float">
            <text:p>2,389</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style-name="ce99"/>
          <table:table-cell table:number-columns-repeated="1014"/>
        </table:table-row>
        <table:table-row table:style-name="ro10">
          <table:table-cell table:style-name="ce13" office:value-type="float" office:value="2018" calcext:value-type="float">
            <text:p>2018</text:p>
          </table:table-cell>
          <table:table-cell/>
          <table:table-cell table:style-name="ce21" office:value-type="float" office:value="80385.2571463897" calcext:value-type="float">
            <text:p>80,385</text:p>
          </table:table-cell>
          <table:table-cell table:style-name="ce21" office:value-type="float" office:value="61996.6684941528" calcext:value-type="float">
            <text:p>61,997</text:p>
          </table:table-cell>
          <table:table-cell table:style-name="ce21" office:value-type="float" office:value="142381.925640542" calcext:value-type="float">
            <text:p>142,382</text:p>
          </table:table-cell>
          <table:table-cell table:style-name="ce21" office:value-type="float" office:value="2430.97750720758" calcext:value-type="float">
            <text:p>2,431</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style-name="ce99"/>
          <table:table-cell table:number-columns-repeated="1014"/>
        </table:table-row>
        <table:table-row table:style-name="ro10">
          <table:table-cell table:style-name="ce13" office:value-type="float" office:value="2019" calcext:value-type="float">
            <text:p>2019</text:p>
          </table:table-cell>
          <table:table-cell/>
          <table:table-cell table:style-name="ce21" office:value-type="float" office:value="82717.4471220941" calcext:value-type="float">
            <text:p>82,717</text:p>
          </table:table-cell>
          <table:table-cell table:style-name="ce21" office:value-type="float" office:value="63494.6111832938" calcext:value-type="float">
            <text:p>63,495</text:p>
          </table:table-cell>
          <table:table-cell table:style-name="ce21" office:value-type="float" office:value="146212.058305387" calcext:value-type="float">
            <text:p>146,212</text:p>
          </table:table-cell>
          <table:table-cell table:style-name="ce21" office:value-type="float" office:value="2352.94098838134" calcext:value-type="float">
            <text:p>2,353</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style-name="ce99" table:formula="of:=[$'GDP deflator etc'.W11]" office:value-type="float" office:value="5463300" calcext:value-type="float">
            <text:p>5,463,300</text:p>
          </table:table-cell>
          <table:table-cell table:style-name="ce101" table:formula="of:=1000000*[.C27]/[.$J27]" office:value-type="float" office:value="15140.5646993748" calcext:value-type="float">
            <text:p>15,141</text:p>
          </table:table-cell>
          <table:table-cell table:style-name="ce101" table:formula="of:=1000000*[.D27]/[.$J27]" office:value-type="float" office:value="11622.0253662244" calcext:value-type="float">
            <text:p>11,622</text:p>
          </table:table-cell>
          <table:table-cell table:style-name="ce101" table:formula="of:=1000000*[.E27]/[.$J27]" office:value-type="float" office:value="26762.590065599" calcext:value-type="float">
            <text:p>26,763</text:p>
          </table:table-cell>
          <table:table-cell table:style-name="ce101" table:formula="of:=1000000*[.F27]/[.$J27]" office:value-type="float" office:value="430.681271096469" calcext:value-type="float">
            <text:p>431</text:p>
          </table:table-cell>
          <table:table-cell table:style-name="ce101" table:formula="of:=1000000*[.G27]/[.$J27]" office:value-type="float" office:value="27193.2713366956" calcext:value-type="float">
            <text:p>27,193</text:p>
          </table:table-cell>
          <table:table-cell table:style-name="ce101" table:formula="of:=1000000*[.H27]/[.$J27]" office:value-type="float" office:value="3583.38864837741" calcext:value-type="float">
            <text:p>3,583</text:p>
          </table:table-cell>
          <table:table-cell table:style-name="ce101" table:formula="of:=1000000*[.I27]/[.$J27]" office:value-type="float" office:value="30776.6599850729" calcext:value-type="float">
            <text:p>30,777</text:p>
          </table:table-cell>
          <table:table-cell table:style-name="ce101"/>
          <table:table-cell table:number-columns-repeated="1006"/>
        </table:table-row>
        <table:table-row table:style-name="ro9">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9057.06775173867" calcext:value-type="float">
            <text:p>9,057</text:p>
          </table:table-cell>
          <table:table-cell table:style-name="ce21" office:value-type="float" office:value="8060.27453626679" calcext:value-type="float">
            <text:p>8,060</text:p>
          </table:table-cell>
          <table:table-cell table:style-name="ce21" office:value-type="float" office:value="17117.3422880054" calcext:value-type="float">
            <text:p>17,117</text:p>
          </table:table-cell>
          <table:table-cell table:style-name="ce21" office:value-type="float" office:value="325.525875627399" calcext:value-type="float">
            <text:p>32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9253.06990269584" calcext:value-type="float">
            <text:p>9,253</text:p>
          </table:table-cell>
          <table:table-cell table:style-name="ce21" office:value-type="float" office:value="7829.52437784667" calcext:value-type="float">
            <text:p>7,830</text:p>
          </table:table-cell>
          <table:table-cell table:style-name="ce21" office:value-type="float" office:value="17082.5942805425" calcext:value-type="float">
            <text:p>17,083</text:p>
          </table:table-cell>
          <table:table-cell table:style-name="ce21" office:value-type="float" office:value="334.135181140264" calcext:value-type="float">
            <text:p>33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9589.48741946377" calcext:value-type="float">
            <text:p>9,589</text:p>
          </table:table-cell>
          <table:table-cell table:style-name="ce21" office:value-type="float" office:value="7489.09122280524" calcext:value-type="float">
            <text:p>7,489</text:p>
          </table:table-cell>
          <table:table-cell table:style-name="ce21" office:value-type="float" office:value="17078.578642269" calcext:value-type="float">
            <text:p>17,079</text:p>
          </table:table-cell>
          <table:table-cell table:style-name="ce21" office:value-type="float" office:value="340.950395057931" calcext:value-type="float">
            <text:p>341</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9393.78262960497" calcext:value-type="float">
            <text:p>9,394</text:p>
          </table:table-cell>
          <table:table-cell table:style-name="ce21" office:value-type="float" office:value="7387.54754276052" calcext:value-type="float">
            <text:p>7,388</text:p>
          </table:table-cell>
          <table:table-cell table:style-name="ce21" office:value-type="float" office:value="16781.3301723654" calcext:value-type="float">
            <text:p>16,781</text:p>
          </table:table-cell>
          <table:table-cell table:style-name="ce21" office:value-type="float" office:value="345.394575845354" calcext:value-type="float">
            <text:p>3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style-name="ce99"/>
          <table:table-cell table:number-columns-repeated="1014"/>
        </table:table-row>
        <table:table-row table:style-name="ro12">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9519.95898913938" calcext:value-type="float">
            <text:p>9,520</text:p>
          </table:table-cell>
          <table:table-cell table:style-name="ce21" office:value-type="float" office:value="7438.55983143473" calcext:value-type="float">
            <text:p>7,439</text:p>
          </table:table-cell>
          <table:table-cell table:style-name="ce21" office:value-type="float" office:value="16958.5188205741" calcext:value-type="float">
            <text:p>16,959</text:p>
          </table:table-cell>
          <table:table-cell table:style-name="ce21" office:value-type="float" office:value="352.495347208254" calcext:value-type="float">
            <text:p>352</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9757.00496228552" calcext:value-type="float">
            <text:p>9,757</text:p>
          </table:table-cell>
          <table:table-cell table:style-name="ce21" office:value-type="float" office:value="7145.0823790842" calcext:value-type="float">
            <text:p>7,145</text:p>
          </table:table-cell>
          <table:table-cell table:style-name="ce21" office:value-type="float" office:value="16902.0873413697" calcext:value-type="float">
            <text:p>16,902</text:p>
          </table:table-cell>
          <table:table-cell table:style-name="ce21" office:value-type="float" office:value="360.757185933923" calcext:value-type="float">
            <text:p>361</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9893.11487450817" calcext:value-type="float">
            <text:p>9,893</text:p>
          </table:table-cell>
          <table:table-cell table:style-name="ce21" office:value-type="float" office:value="7241.8245697554" calcext:value-type="float">
            <text:p>7,242</text:p>
          </table:table-cell>
          <table:table-cell table:style-name="ce21" office:value-type="float" office:value="17134.9394442635" calcext:value-type="float">
            <text:p>17,135</text:p>
          </table:table-cell>
          <table:table-cell table:style-name="ce21" office:value-type="float" office:value="366.240003937673" calcext:value-type="float">
            <text:p>366</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0004.6535089069" calcext:value-type="float">
            <text:p>10,005</text:p>
          </table:table-cell>
          <table:table-cell table:style-name="ce21" office:value-type="float" office:value="7454.00803318167" calcext:value-type="float">
            <text:p>7,454</text:p>
          </table:table-cell>
          <table:table-cell table:style-name="ce21" office:value-type="float" office:value="17458.6615420886" calcext:value-type="float">
            <text:p>17,459</text:p>
          </table:table-cell>
          <table:table-cell table:style-name="ce21" office:value-type="float" office:value="373.750357564151" calcext:value-type="float">
            <text:p>374</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style-name="ce99"/>
          <table:table-cell table:number-columns-repeated="1014"/>
        </table:table-row>
        <table:table-row table:style-name="ro13">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9980.10838549547" calcext:value-type="float">
            <text:p>9,980</text:p>
          </table:table-cell>
          <table:table-cell table:style-name="ce21" office:value-type="float" office:value="7609.12463893869" calcext:value-type="float">
            <text:p>7,609</text:p>
          </table:table-cell>
          <table:table-cell table:style-name="ce21" office:value-type="float" office:value="17589.2330244341" calcext:value-type="float">
            <text:p>17,589</text:p>
          </table:table-cell>
          <table:table-cell table:style-name="ce21" office:value-type="float" office:value="390.816399344535" calcext:value-type="float">
            <text:p>391</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0289.1066934259" calcext:value-type="float">
            <text:p>10,289</text:p>
          </table:table-cell>
          <table:table-cell table:style-name="ce21" office:value-type="float" office:value="7574.22135521233" calcext:value-type="float">
            <text:p>7,574</text:p>
          </table:table-cell>
          <table:table-cell table:style-name="ce21" office:value-type="float" office:value="17863.3280486382" calcext:value-type="float">
            <text:p>17,863</text:p>
          </table:table-cell>
          <table:table-cell table:style-name="ce21" office:value-type="float" office:value="391.939741568232" calcext:value-type="float">
            <text:p>392</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0659.2399256781" calcext:value-type="float">
            <text:p>10,659</text:p>
          </table:table-cell>
          <table:table-cell table:style-name="ce21" office:value-type="float" office:value="7360.92018414457" calcext:value-type="float">
            <text:p>7,361</text:p>
          </table:table-cell>
          <table:table-cell table:style-name="ce21" office:value-type="float" office:value="18020.1601098227" calcext:value-type="float">
            <text:p>18,020</text:p>
          </table:table-cell>
          <table:table-cell table:style-name="ce21" office:value-type="float" office:value="395.48608975511" calcext:value-type="float">
            <text:p>395</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017.3210289654" calcext:value-type="float">
            <text:p>11,017</text:p>
          </table:table-cell>
          <table:table-cell table:style-name="ce21" office:value-type="float" office:value="7188.82655740842" calcext:value-type="float">
            <text:p>7,189</text:p>
          </table:table-cell>
          <table:table-cell table:style-name="ce21" office:value-type="float" office:value="18206.1475863738" calcext:value-type="float">
            <text:p>18,206</text:p>
          </table:table-cell>
          <table:table-cell table:style-name="ce21" office:value-type="float" office:value="389.142572943124" calcext:value-type="float">
            <text:p>389</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style-name="ce99"/>
          <table:table-cell table:number-columns-repeated="1014"/>
        </table:table-row>
        <table:table-row table:style-name="ro14">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1407.0216529989" calcext:value-type="float">
            <text:p>11,407</text:p>
          </table:table-cell>
          <table:table-cell table:style-name="ce21" office:value-type="float" office:value="7171.00002788204" calcext:value-type="float">
            <text:p>7,171</text:p>
          </table:table-cell>
          <table:table-cell table:style-name="ce21" office:value-type="float" office:value="18578.0216808809" calcext:value-type="float">
            <text:p>18,578</text:p>
          </table:table-cell>
          <table:table-cell table:style-name="ce21" office:value-type="float" office:value="374.422329426554" calcext:value-type="float">
            <text:p>374</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1433.1765803985" calcext:value-type="float">
            <text:p>11,433</text:p>
          </table:table-cell>
          <table:table-cell table:style-name="ce21" office:value-type="float" office:value="7324.39645656287" calcext:value-type="float">
            <text:p>7,324</text:p>
          </table:table-cell>
          <table:table-cell table:style-name="ce21" office:value-type="float" office:value="18757.5730369613" calcext:value-type="float">
            <text:p>18,758</text:p>
          </table:table-cell>
          <table:table-cell table:style-name="ce21" office:value-type="float" office:value="380.303193809557" calcext:value-type="float">
            <text:p>380</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1446.5361744199" calcext:value-type="float">
            <text:p>11,447</text:p>
          </table:table-cell>
          <table:table-cell table:style-name="ce21" office:value-type="float" office:value="7471.70661871152" calcext:value-type="float">
            <text:p>7,472</text:p>
          </table:table-cell>
          <table:table-cell table:style-name="ce21" office:value-type="float" office:value="18918.2427931314" calcext:value-type="float">
            <text:p>18,918</text:p>
          </table:table-cell>
          <table:table-cell table:style-name="ce21" office:value-type="float" office:value="379.685694680978" calcext:value-type="float">
            <text:p>380</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646.8686631026" calcext:value-type="float">
            <text:p>11,647</text:p>
          </table:table-cell>
          <table:table-cell table:style-name="ce21" office:value-type="float" office:value="7567.24939786354" calcext:value-type="float">
            <text:p>7,567</text:p>
          </table:table-cell>
          <table:table-cell table:style-name="ce21" office:value-type="float" office:value="19214.1180609661" calcext:value-type="float">
            <text:p>19,214</text:p>
          </table:table-cell>
          <table:table-cell table:style-name="ce21" office:value-type="float" office:value="390.532766986911" calcext:value-type="float">
            <text:p>39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style-name="ce99"/>
          <table:table-cell table:number-columns-repeated="1014"/>
        </table:table-row>
        <table:table-row table:style-name="ro15">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1497.9748011047" calcext:value-type="float">
            <text:p>11,498</text:p>
          </table:table-cell>
          <table:table-cell table:style-name="ce21" office:value-type="float" office:value="7822.74660137066" calcext:value-type="float">
            <text:p>7,823</text:p>
          </table:table-cell>
          <table:table-cell table:style-name="ce21" office:value-type="float" office:value="19320.7214024754" calcext:value-type="float">
            <text:p>19,321</text:p>
          </table:table-cell>
          <table:table-cell table:style-name="ce21" office:value-type="float" office:value="413.099355012292" calcext:value-type="float">
            <text:p>413</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1568.4854280792" calcext:value-type="float">
            <text:p>11,568</text:p>
          </table:table-cell>
          <table:table-cell table:style-name="ce21" office:value-type="float" office:value="7967.75513193792" calcext:value-type="float">
            <text:p>7,968</text:p>
          </table:table-cell>
          <table:table-cell table:style-name="ce21" office:value-type="float" office:value="19536.2405600171" calcext:value-type="float">
            <text:p>19,536</text:p>
          </table:table-cell>
          <table:table-cell table:style-name="ce21" office:value-type="float" office:value="404.81125673727" calcext:value-type="float">
            <text:p>405</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1682.0893954088" calcext:value-type="float">
            <text:p>11,682</text:p>
          </table:table-cell>
          <table:table-cell table:style-name="ce21" office:value-type="float" office:value="8270.04361747818" calcext:value-type="float">
            <text:p>8,270</text:p>
          </table:table-cell>
          <table:table-cell table:style-name="ce21" office:value-type="float" office:value="19952.1330128869" calcext:value-type="float">
            <text:p>19,952</text:p>
          </table:table-cell>
          <table:table-cell table:style-name="ce21" office:value-type="float" office:value="409.229414551663" calcext:value-type="float">
            <text:p>409</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1793.0925605832" calcext:value-type="float">
            <text:p>11,793</text:p>
          </table:table-cell>
          <table:table-cell table:style-name="ce21" office:value-type="float" office:value="8327.45223493221" calcext:value-type="float">
            <text:p>8,327</text:p>
          </table:table-cell>
          <table:table-cell table:style-name="ce21" office:value-type="float" office:value="20120.5447955154" calcext:value-type="float">
            <text:p>20,121</text:p>
          </table:table-cell>
          <table:table-cell table:style-name="ce21" office:value-type="float" office:value="409.157471460776" calcext:value-type="float">
            <text:p>409</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style-name="ce99"/>
          <table:table-cell table:number-columns-repeated="1014"/>
        </table:table-row>
        <table:table-row table:style-name="ro4">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11949.9057403309" calcext:value-type="float">
            <text:p>11,950</text:p>
          </table:table-cell>
          <table:table-cell table:style-name="ce21" office:value-type="float" office:value="8525.82861615115" calcext:value-type="float">
            <text:p>8,526</text:p>
          </table:table-cell>
          <table:table-cell table:style-name="ce21" office:value-type="float" office:value="20475.734356482" calcext:value-type="float">
            <text:p>20,476</text:p>
          </table:table-cell>
          <table:table-cell table:style-name="ce21" office:value-type="float" office:value="409.16108235047" calcext:value-type="float">
            <text:p>40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2138.1544919909" calcext:value-type="float">
            <text:p>12,138</text:p>
          </table:table-cell>
          <table:table-cell table:style-name="ce21" office:value-type="float" office:value="8686.27794990758" calcext:value-type="float">
            <text:p>8,686</text:p>
          </table:table-cell>
          <table:table-cell table:style-name="ce21" office:value-type="float" office:value="20824.4324418985" calcext:value-type="float">
            <text:p>20,824</text:p>
          </table:table-cell>
          <table:table-cell table:style-name="ce21" office:value-type="float" office:value="388.006617812374" calcext:value-type="float">
            <text:p>388</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2408.5157524923" calcext:value-type="float">
            <text:p>12,409</text:p>
          </table:table-cell>
          <table:table-cell table:style-name="ce21" office:value-type="float" office:value="8944.53640529529" calcext:value-type="float">
            <text:p>8,945</text:p>
          </table:table-cell>
          <table:table-cell table:style-name="ce21" office:value-type="float" office:value="21353.0521577876" calcext:value-type="float">
            <text:p>21,353</text:p>
          </table:table-cell>
          <table:table-cell table:style-name="ce21" office:value-type="float" office:value="390.659817829694" calcext:value-type="float">
            <text:p>391</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2638.4548669027" calcext:value-type="float">
            <text:p>12,638</text:p>
          </table:table-cell>
          <table:table-cell table:style-name="ce21" office:value-type="float" office:value="8654.17012144298" calcext:value-type="float">
            <text:p>8,654</text:p>
          </table:table-cell>
          <table:table-cell table:style-name="ce21" office:value-type="float" office:value="21292.6249883457" calcext:value-type="float">
            <text:p>21,293</text:p>
          </table:table-cell>
          <table:table-cell table:style-name="ce21" office:value-type="float" office:value="396.935711233463" calcext:value-type="float">
            <text:p>397</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style-name="ce99"/>
          <table:table-cell table:number-columns-repeated="1014"/>
        </table:table-row>
        <table:table-row table:style-name="ro12">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12810.5692506349" calcext:value-type="float">
            <text:p>12,811</text:p>
          </table:table-cell>
          <table:table-cell table:style-name="ce21" office:value-type="float" office:value="8893.97062357887" calcext:value-type="float">
            <text:p>8,894</text:p>
          </table:table-cell>
          <table:table-cell table:style-name="ce21" office:value-type="float" office:value="21704.5398742137" calcext:value-type="float">
            <text:p>21,705</text:p>
          </table:table-cell>
          <table:table-cell table:style-name="ce21" office:value-type="float" office:value="408.906906648841" calcext:value-type="float">
            <text:p>409</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2985.5556262629" calcext:value-type="float">
            <text:p>12,986</text:p>
          </table:table-cell>
          <table:table-cell table:style-name="ce21" office:value-type="float" office:value="9068.8791526141" calcext:value-type="float">
            <text:p>9,069</text:p>
          </table:table-cell>
          <table:table-cell table:style-name="ce21" office:value-type="float" office:value="22054.434778877" calcext:value-type="float">
            <text:p>22,054</text:p>
          </table:table-cell>
          <table:table-cell table:style-name="ce21" office:value-type="float" office:value="428.91602755698" calcext:value-type="float">
            <text:p>429</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3133.9189829471" calcext:value-type="float">
            <text:p>13,134</text:p>
          </table:table-cell>
          <table:table-cell table:style-name="ce21" office:value-type="float" office:value="9293.72260569371" calcext:value-type="float">
            <text:p>9,294</text:p>
          </table:table-cell>
          <table:table-cell table:style-name="ce21" office:value-type="float" office:value="22427.6415886408" calcext:value-type="float">
            <text:p>22,428</text:p>
          </table:table-cell>
          <table:table-cell table:style-name="ce21" office:value-type="float" office:value="425.862240294643" calcext:value-type="float">
            <text:p>426</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3321.706754925" calcext:value-type="float">
            <text:p>13,322</text:p>
          </table:table-cell>
          <table:table-cell table:style-name="ce21" office:value-type="float" office:value="9509.3242856083" calcext:value-type="float">
            <text:p>9,509</text:p>
          </table:table-cell>
          <table:table-cell table:style-name="ce21" office:value-type="float" office:value="22831.0310405333" calcext:value-type="float">
            <text:p>22,831</text:p>
          </table:table-cell>
          <table:table-cell table:style-name="ce21" office:value-type="float" office:value="401.308044020536" calcext:value-type="float">
            <text:p>401</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style-name="ce99"/>
          <table:table-cell table:number-columns-repeated="1014"/>
        </table:table-row>
        <table:table-row table:style-name="ro16">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13483.0149023983" calcext:value-type="float">
            <text:p>13,483</text:p>
          </table:table-cell>
          <table:table-cell table:style-name="ce21" office:value-type="float" office:value="9713.71666921467" calcext:value-type="float">
            <text:p>9,714</text:p>
          </table:table-cell>
          <table:table-cell table:style-name="ce21" office:value-type="float" office:value="23196.731571613" calcext:value-type="float">
            <text:p>23,197</text:p>
          </table:table-cell>
          <table:table-cell table:style-name="ce21" office:value-type="float" office:value="357.792727828843" calcext:value-type="float">
            <text:p>358</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3718.3852389471" calcext:value-type="float">
            <text:p>13,718</text:p>
          </table:table-cell>
          <table:table-cell table:style-name="ce21" office:value-type="float" office:value="9998.77910688166" calcext:value-type="float">
            <text:p>9,999</text:p>
          </table:table-cell>
          <table:table-cell table:style-name="ce21" office:value-type="float" office:value="23717.1643458287" calcext:value-type="float">
            <text:p>23,717</text:p>
          </table:table-cell>
          <table:table-cell table:style-name="ce21" office:value-type="float" office:value="337.674104456506" calcext:value-type="float">
            <text:p>33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4048.4223041088" calcext:value-type="float">
            <text:p>14,048</text:p>
          </table:table-cell>
          <table:table-cell table:style-name="ce21" office:value-type="float" office:value="9821.67245585525" calcext:value-type="float">
            <text:p>9,822</text:p>
          </table:table-cell>
          <table:table-cell table:style-name="ce21" office:value-type="float" office:value="23870.094759964" calcext:value-type="float">
            <text:p>23,870</text:p>
          </table:table-cell>
          <table:table-cell table:style-name="ce21" office:value-type="float" office:value="317.30264583342" calcext:value-type="float">
            <text:p>317</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4192.4231202806" calcext:value-type="float">
            <text:p>14,192</text:p>
          </table:table-cell>
          <table:table-cell table:style-name="ce21" office:value-type="float" office:value="10458.5873989764" calcext:value-type="float">
            <text:p>10,459</text:p>
          </table:table-cell>
          <table:table-cell table:style-name="ce21" office:value-type="float" office:value="24651.0105192571" calcext:value-type="float">
            <text:p>24,651</text:p>
          </table:table-cell>
          <table:table-cell table:style-name="ce21" office:value-type="float" office:value="303.937105117232" calcext:value-type="float">
            <text:p>304</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style-name="ce99"/>
          <table:table-cell table:number-columns-repeated="1014"/>
        </table:table-row>
        <table:table-row table:style-name="ro17">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14432.7184053651" calcext:value-type="float">
            <text:p>14,433</text:p>
          </table:table-cell>
          <table:table-cell table:style-name="ce21" office:value-type="float" office:value="10497.4429275749" calcext:value-type="float">
            <text:p>10,497</text:p>
          </table:table-cell>
          <table:table-cell table:style-name="ce21" office:value-type="float" office:value="24930.16133294" calcext:value-type="float">
            <text:p>24,930</text:p>
          </table:table-cell>
          <table:table-cell table:style-name="ce21" office:value-type="float" office:value="303.717268774994" calcext:value-type="float">
            <text:p>304</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4474.6990159201" calcext:value-type="float">
            <text:p>14,475</text:p>
          </table:table-cell>
          <table:table-cell table:style-name="ce21" office:value-type="float" office:value="10648.493113394" calcext:value-type="float">
            <text:p>10,648</text:p>
          </table:table-cell>
          <table:table-cell table:style-name="ce21" office:value-type="float" office:value="25123.1921293141" calcext:value-type="float">
            <text:p>25,123</text:p>
          </table:table-cell>
          <table:table-cell table:style-name="ce21" office:value-type="float" office:value="308.678816600025" calcext:value-type="float">
            <text:p>30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4539.0944768912" calcext:value-type="float">
            <text:p>14,539</text:p>
          </table:table-cell>
          <table:table-cell table:style-name="ce21" office:value-type="float" office:value="10630.5031769152" calcext:value-type="float">
            <text:p>10,631</text:p>
          </table:table-cell>
          <table:table-cell table:style-name="ce21" office:value-type="float" office:value="25169.5976538065" calcext:value-type="float">
            <text:p>25,170</text:p>
          </table:table-cell>
          <table:table-cell table:style-name="ce21" office:value-type="float" office:value="304.956138369926" calcext:value-type="float">
            <text:p>3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4943.6884560874" calcext:value-type="float">
            <text:p>14,944</text:p>
          </table:table-cell>
          <table:table-cell table:style-name="ce21" office:value-type="float" office:value="10630.8372216047" calcext:value-type="float">
            <text:p>10,631</text:p>
          </table:table-cell>
          <table:table-cell table:style-name="ce21" office:value-type="float" office:value="25574.5256776922" calcext:value-type="float">
            <text:p>25,575</text:p>
          </table:table-cell>
          <table:table-cell table:style-name="ce21" office:value-type="float" office:value="305.065700512056" calcext:value-type="float">
            <text:p>305</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style-name="ce99"/>
          <table:table-cell table:number-columns-repeated="1014"/>
        </table:table-row>
        <table:table-row table:style-name="ro9">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15154.758604409" calcext:value-type="float">
            <text:p>15,155</text:p>
          </table:table-cell>
          <table:table-cell table:style-name="ce21" office:value-type="float" office:value="10732.4890984301" calcext:value-type="float">
            <text:p>10,732</text:p>
          </table:table-cell>
          <table:table-cell table:style-name="ce21" office:value-type="float" office:value="25887.2477028391" calcext:value-type="float">
            <text:p>25,887</text:p>
          </table:table-cell>
          <table:table-cell table:style-name="ce21" office:value-type="float" office:value="301.680574104343" calcext:value-type="float">
            <text:p>302</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5421.7213503818" calcext:value-type="float">
            <text:p>15,422</text:p>
          </table:table-cell>
          <table:table-cell table:style-name="ce21" office:value-type="float" office:value="10629.0263902216" calcext:value-type="float">
            <text:p>10,629</text:p>
          </table:table-cell>
          <table:table-cell table:style-name="ce21" office:value-type="float" office:value="26050.7477406034" calcext:value-type="float">
            <text:p>26,051</text:p>
          </table:table-cell>
          <table:table-cell table:style-name="ce21" office:value-type="float" office:value="300.329071293661" calcext:value-type="float">
            <text:p>300</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5711.0353885212" calcext:value-type="float">
            <text:p>15,711</text:p>
          </table:table-cell>
          <table:table-cell table:style-name="ce21" office:value-type="float" office:value="10668.0305512017" calcext:value-type="float">
            <text:p>10,668</text:p>
          </table:table-cell>
          <table:table-cell table:style-name="ce21" office:value-type="float" office:value="26379.0659397229" calcext:value-type="float">
            <text:p>26,379</text:p>
          </table:table-cell>
          <table:table-cell table:style-name="ce21" office:value-type="float" office:value="296.265387707012" calcext:value-type="float">
            <text:p>296</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5789.6406631609" calcext:value-type="float">
            <text:p>15,790</text:p>
          </table:table-cell>
          <table:table-cell table:style-name="ce21" office:value-type="float" office:value="11349.125149577" calcext:value-type="float">
            <text:p>11,349</text:p>
          </table:table-cell>
          <table:table-cell table:style-name="ce21" office:value-type="float" office:value="27138.7658127379" calcext:value-type="float">
            <text:p>27,139</text:p>
          </table:table-cell>
          <table:table-cell table:style-name="ce21" office:value-type="float" office:value="296.745583767984" calcext:value-type="float">
            <text:p>297</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style-name="ce99"/>
          <table:table-cell table:number-columns-repeated="1014"/>
        </table:table-row>
        <table:table-row table:style-name="ro12">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16056.8196903235" calcext:value-type="float">
            <text:p>16,057</text:p>
          </table:table-cell>
          <table:table-cell table:style-name="ce21" office:value-type="float" office:value="10977.5814967059" calcext:value-type="float">
            <text:p>10,978</text:p>
          </table:table-cell>
          <table:table-cell table:style-name="ce21" office:value-type="float" office:value="27034.4011870295" calcext:value-type="float">
            <text:p>27,034</text:p>
          </table:table-cell>
          <table:table-cell table:style-name="ce21" office:value-type="float" office:value="283.565012502107" calcext:value-type="float">
            <text:p>284</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5663.4102133803" calcext:value-type="float">
            <text:p>15,663</text:p>
          </table:table-cell>
          <table:table-cell table:style-name="ce21" office:value-type="float" office:value="11844.0309187105" calcext:value-type="float">
            <text:p>11,844</text:p>
          </table:table-cell>
          <table:table-cell table:style-name="ce21" office:value-type="float" office:value="27507.4411320909" calcext:value-type="float">
            <text:p>27,507</text:p>
          </table:table-cell>
          <table:table-cell table:style-name="ce21" office:value-type="float" office:value="298.631176228929" calcext:value-type="float">
            <text:p>2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5836.8448489046" calcext:value-type="float">
            <text:p>15,837</text:p>
          </table:table-cell>
          <table:table-cell table:style-name="ce21" office:value-type="float" office:value="11680.7585051392" calcext:value-type="float">
            <text:p>11,681</text:p>
          </table:table-cell>
          <table:table-cell table:style-name="ce21" office:value-type="float" office:value="27517.6033540439" calcext:value-type="float">
            <text:p>27,518</text:p>
          </table:table-cell>
          <table:table-cell table:style-name="ce21" office:value-type="float" office:value="295.640021537521" calcext:value-type="float">
            <text:p>296</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5772.4054018074" calcext:value-type="float">
            <text:p>15,772</text:p>
          </table:table-cell>
          <table:table-cell table:style-name="ce21" office:value-type="float" office:value="11725.0602823612" calcext:value-type="float">
            <text:p>11,725</text:p>
          </table:table-cell>
          <table:table-cell table:style-name="ce21" office:value-type="float" office:value="27497.4656841686" calcext:value-type="float">
            <text:p>27,497</text:p>
          </table:table-cell>
          <table:table-cell table:style-name="ce21" office:value-type="float" office:value="300.891324709443" calcext:value-type="float">
            <text:p>301</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style-name="ce99"/>
          <table:table-cell table:number-columns-repeated="1014"/>
        </table:table-row>
        <table:table-row table:style-name="ro12">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15868.2086852147" calcext:value-type="float">
            <text:p>15,868</text:p>
          </table:table-cell>
          <table:table-cell table:style-name="ce21" office:value-type="float" office:value="11732.6693944466" calcext:value-type="float">
            <text:p>11,733</text:p>
          </table:table-cell>
          <table:table-cell table:style-name="ce21" office:value-type="float" office:value="27600.8780796614" calcext:value-type="float">
            <text:p>27,601</text:p>
          </table:table-cell>
          <table:table-cell table:style-name="ce21" office:value-type="float" office:value="300.948660245548" calcext:value-type="float">
            <text:p>301</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073.0076246418" calcext:value-type="float">
            <text:p>16,073</text:p>
          </table:table-cell>
          <table:table-cell table:style-name="ce21" office:value-type="float" office:value="11512.640177378" calcext:value-type="float">
            <text:p>11,513</text:p>
          </table:table-cell>
          <table:table-cell table:style-name="ce21" office:value-type="float" office:value="27585.6478020198" calcext:value-type="float">
            <text:p>27,586</text:p>
          </table:table-cell>
          <table:table-cell table:style-name="ce21" office:value-type="float" office:value="343.962287260962" calcext:value-type="float">
            <text:p>344</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215.1466476641" calcext:value-type="float">
            <text:p>16,215</text:p>
          </table:table-cell>
          <table:table-cell table:style-name="ce21" office:value-type="float" office:value="11380.0065392563" calcext:value-type="float">
            <text:p>11,380</text:p>
          </table:table-cell>
          <table:table-cell table:style-name="ce21" office:value-type="float" office:value="27595.1531869204" calcext:value-type="float">
            <text:p>27,595</text:p>
          </table:table-cell>
          <table:table-cell table:style-name="ce21" office:value-type="float" office:value="348.453750759541" calcext:value-type="float">
            <text:p>348</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287.1179967883" calcext:value-type="float">
            <text:p>16,287</text:p>
          </table:table-cell>
          <table:table-cell table:style-name="ce21" office:value-type="float" office:value="11003.53817375" calcext:value-type="float">
            <text:p>11,004</text:p>
          </table:table-cell>
          <table:table-cell table:style-name="ce21" office:value-type="float" office:value="27290.6561705383" calcext:value-type="float">
            <text:p>27,291</text:p>
          </table:table-cell>
          <table:table-cell table:style-name="ce21" office:value-type="float" office:value="349.348193599949" calcext:value-type="float">
            <text:p>349</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style-name="ce99"/>
          <table:table-cell table:number-columns-repeated="1014"/>
        </table:table-row>
        <table:table-row table:style-name="ro18">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16114.4271241251" calcext:value-type="float">
            <text:p>16,114</text:p>
          </table:table-cell>
          <table:table-cell table:style-name="ce21" office:value-type="float" office:value="11010.4848502862" calcext:value-type="float">
            <text:p>11,010</text:p>
          </table:table-cell>
          <table:table-cell table:style-name="ce21" office:value-type="float" office:value="27124.9119744113" calcext:value-type="float">
            <text:p>27,125</text:p>
          </table:table-cell>
          <table:table-cell table:style-name="ce21" office:value-type="float" office:value="358.244322789296" calcext:value-type="float">
            <text:p>358</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055.279273881" calcext:value-type="float">
            <text:p>16,055</text:p>
          </table:table-cell>
          <table:table-cell table:style-name="ce21" office:value-type="float" office:value="10856.5072555539" calcext:value-type="float">
            <text:p>10,857</text:p>
          </table:table-cell>
          <table:table-cell table:style-name="ce21" office:value-type="float" office:value="26911.7865294349" calcext:value-type="float">
            <text:p>26,912</text:p>
          </table:table-cell>
          <table:table-cell table:style-name="ce21" office:value-type="float" office:value="581.602583787665" calcext:value-type="float">
            <text:p>582</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017.191226208" calcext:value-type="float">
            <text:p>16,017</text:p>
          </table:table-cell>
          <table:table-cell table:style-name="ce21" office:value-type="float" office:value="11246.3022444183" calcext:value-type="float">
            <text:p>11,246</text:p>
          </table:table-cell>
          <table:table-cell table:style-name="ce21" office:value-type="float" office:value="27263.4934706264" calcext:value-type="float">
            <text:p>27,263</text:p>
          </table:table-cell>
          <table:table-cell table:style-name="ce21" office:value-type="float" office:value="391.32849894813" calcext:value-type="float">
            <text:p>391</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189.1658277207" calcext:value-type="float">
            <text:p>16,189</text:p>
          </table:table-cell>
          <table:table-cell table:style-name="ce21" office:value-type="float" office:value="10900.9721236834" calcext:value-type="float">
            <text:p>10,901</text:p>
          </table:table-cell>
          <table:table-cell table:style-name="ce21" office:value-type="float" office:value="27090.1379514042" calcext:value-type="float">
            <text:p>27,090</text:p>
          </table:table-cell>
          <table:table-cell table:style-name="ce21" office:value-type="float" office:value="394.759651493909" calcext:value-type="float">
            <text:p>395</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style-name="ce99"/>
          <table:table-cell table:number-columns-repeated="1014"/>
        </table:table-row>
        <table:table-row table:style-name="ro12">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16410.3572069662" calcext:value-type="float">
            <text:p>16,410</text:p>
          </table:table-cell>
          <table:table-cell table:style-name="ce21" office:value-type="float" office:value="11116.6137637446" calcext:value-type="float">
            <text:p>11,117</text:p>
          </table:table-cell>
          <table:table-cell table:style-name="ce21" office:value-type="float" office:value="27526.9709707108" calcext:value-type="float">
            <text:p>27,527</text:p>
          </table:table-cell>
          <table:table-cell table:style-name="ce21" office:value-type="float" office:value="396.874816017606" calcext:value-type="float">
            <text:p>397</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style-name="ce99"/>
          <table:table-cell table:number-columns-repeated="1014"/>
        </table:table-row>
        <table:table-row table:style-name="ro10">
          <table:table-cell/>
          <table:table-cell table:style-name="ce13" office:value-type="float" office:value="2" calcext:value-type="float">
            <text:p>2</text:p>
          </table:table-cell>
          <table:table-cell table:style-name="ce21" office:value-type="float" office:value="16361.2635049915" calcext:value-type="float">
            <text:p>16,361</text:p>
          </table:table-cell>
          <table:table-cell table:style-name="ce21" office:value-type="float" office:value="11388.4387125997" calcext:value-type="float">
            <text:p>11,388</text:p>
          </table:table-cell>
          <table:table-cell table:style-name="ce21" office:value-type="float" office:value="27749.7022175912" calcext:value-type="float">
            <text:p>27,750</text:p>
          </table:table-cell>
          <table:table-cell table:style-name="ce21" office:value-type="float" office:value="411.038209410803" calcext:value-type="float">
            <text:p>411</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style-name="ce99"/>
          <table:table-cell table:number-columns-repeated="1014"/>
        </table:table-row>
        <table:table-row table:style-name="ro10">
          <table:table-cell/>
          <table:table-cell table:style-name="ce13" office:value-type="float" office:value="3" calcext:value-type="float">
            <text:p>3</text:p>
          </table:table-cell>
          <table:table-cell table:style-name="ce21" office:value-type="float" office:value="16310.5092090124" calcext:value-type="float">
            <text:p>16,311</text:p>
          </table:table-cell>
          <table:table-cell table:style-name="ce21" office:value-type="float" office:value="11579.2184117678" calcext:value-type="float">
            <text:p>11,579</text:p>
          </table:table-cell>
          <table:table-cell table:style-name="ce21" office:value-type="float" office:value="27889.7276207803" calcext:value-type="float">
            <text:p>27,890</text:p>
          </table:table-cell>
          <table:table-cell table:style-name="ce21" office:value-type="float" office:value="417.485133992419" calcext:value-type="float">
            <text:p>417</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style-name="ce99"/>
          <table:table-cell table:number-columns-repeated="1014"/>
        </table:table-row>
        <table:table-row table:style-name="ro10">
          <table:table-cell/>
          <table:table-cell table:style-name="ce13" office:value-type="float" office:value="4" calcext:value-type="float">
            <text:p>4</text:p>
          </table:table-cell>
          <table:table-cell table:style-name="ce21" office:value-type="float" office:value="16450.1040205747" calcext:value-type="float">
            <text:p>16,450</text:p>
          </table:table-cell>
          <table:table-cell table:style-name="ce21" office:value-type="float" office:value="11862.3882849335" calcext:value-type="float">
            <text:p>11,862</text:p>
          </table:table-cell>
          <table:table-cell table:style-name="ce21" office:value-type="float" office:value="28312.4923055083" calcext:value-type="float">
            <text:p>28,312</text:p>
          </table:table-cell>
          <table:table-cell table:style-name="ce21" office:value-type="float" office:value="434.131847930173" calcext:value-type="float">
            <text:p>434</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style-name="ce99"/>
          <table:table-cell table:number-columns-repeated="1014"/>
        </table:table-row>
        <table:table-row table:style-name="ro12">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16592.2881224288" calcext:value-type="float">
            <text:p>16,592</text:p>
          </table:table-cell>
          <table:table-cell table:style-name="ce21" office:value-type="float" office:value="11767.9227930527" calcext:value-type="float">
            <text:p>11,768</text:p>
          </table:table-cell>
          <table:table-cell table:style-name="ce21" office:value-type="float" office:value="28360.2109154816" calcext:value-type="float">
            <text:p>28,360</text:p>
          </table:table-cell>
          <table:table-cell table:style-name="ce21" office:value-type="float" office:value="456.255144332641" calcext:value-type="float">
            <text:p>456</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style-name="ce99"/>
          <table:table-cell table:number-columns-repeated="1014"/>
        </table:table-row>
        <table:table-row table:style-name="ro2">
          <table:table-cell/>
          <table:table-cell table:style-name="ce13" office:value-type="float" office:value="2" calcext:value-type="float">
            <text:p>2</text:p>
          </table:table-cell>
          <table:table-cell table:style-name="ce21" office:value-type="float" office:value="16613.021120179" calcext:value-type="float">
            <text:p>16,613</text:p>
          </table:table-cell>
          <table:table-cell table:style-name="ce21" office:value-type="float" office:value="12164.1155178689" calcext:value-type="float">
            <text:p>12,164</text:p>
          </table:table-cell>
          <table:table-cell table:style-name="ce21" office:value-type="float" office:value="28777.136638048" calcext:value-type="float">
            <text:p>28,777</text:p>
          </table:table-cell>
          <table:table-cell table:style-name="ce21" office:value-type="float" office:value="473.974493419621" calcext:value-type="float">
            <text:p>474</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style-name="ce99"/>
          <table:table-cell table:number-columns-repeated="1014"/>
        </table:table-row>
        <table:table-row table:style-name="ro2">
          <table:table-cell/>
          <table:table-cell table:style-name="ce13" office:value-type="float" office:value="3" calcext:value-type="float">
            <text:p>3</text:p>
          </table:table-cell>
          <table:table-cell table:style-name="ce21" office:value-type="float" office:value="16771.2263447934" calcext:value-type="float">
            <text:p>16,771</text:p>
          </table:table-cell>
          <table:table-cell table:style-name="ce21" office:value-type="float" office:value="12157.2697761745" calcext:value-type="float">
            <text:p>12,157</text:p>
          </table:table-cell>
          <table:table-cell table:style-name="ce21" office:value-type="float" office:value="28928.4961209679" calcext:value-type="float">
            <text:p>28,928</text:p>
          </table:table-cell>
          <table:table-cell table:style-name="ce21" office:value-type="float" office:value="489.185872083086" calcext:value-type="float">
            <text:p>489</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style-name="ce99"/>
          <table:table-cell table:number-columns-repeated="1014"/>
        </table:table-row>
        <table:table-row table:style-name="ro2">
          <table:table-cell/>
          <table:table-cell table:style-name="ce13" office:value-type="float" office:value="4" calcext:value-type="float">
            <text:p>4</text:p>
          </table:table-cell>
          <table:table-cell table:style-name="ce21" office:value-type="float" office:value="16691.0229062766" calcext:value-type="float">
            <text:p>16,691</text:p>
          </table:table-cell>
          <table:table-cell table:style-name="ce21" office:value-type="float" office:value="12442.6259726535" calcext:value-type="float">
            <text:p>12,443</text:p>
          </table:table-cell>
          <table:table-cell table:style-name="ce21" office:value-type="float" office:value="29133.6488789301" calcext:value-type="float">
            <text:p>29,134</text:p>
          </table:table-cell>
          <table:table-cell table:style-name="ce21" office:value-type="float" office:value="503.875604536653" calcext:value-type="float">
            <text:p>504</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style-name="ce99"/>
          <table:table-cell/>
          <table:table-cell table:style-name="ce16" table:number-columns-repeated="9"/>
          <table:table-cell table:number-columns-repeated="1004"/>
        </table:table-row>
        <table:table-row table:style-name="ro12">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16884.1447358384" calcext:value-type="float">
            <text:p>16,884</text:p>
          </table:table-cell>
          <table:table-cell table:style-name="ce21" office:value-type="float" office:value="12782.5899979616" calcext:value-type="float">
            <text:p>12,783</text:p>
          </table:table-cell>
          <table:table-cell table:style-name="ce21" office:value-type="float" office:value="29666.7347338001" calcext:value-type="float">
            <text:p>29,667</text:p>
          </table:table-cell>
          <table:table-cell table:style-name="ce21" office:value-type="float" office:value="522.952928074852" calcext:value-type="float">
            <text:p>523</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7379.4342232614" calcext:value-type="float">
            <text:p>17,379</text:p>
          </table:table-cell>
          <table:table-cell table:style-name="ce21" office:value-type="float" office:value="12577.0143767135" calcext:value-type="float">
            <text:p>12,577</text:p>
          </table:table-cell>
          <table:table-cell table:style-name="ce21" office:value-type="float" office:value="29956.4485999749" calcext:value-type="float">
            <text:p>29,956</text:p>
          </table:table-cell>
          <table:table-cell table:style-name="ce21" office:value-type="float" office:value="509.23388043553" calcext:value-type="float">
            <text:p>509</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style-name="ce99"/>
          <table:table-cell/>
          <table:table-cell table:style-name="ce16" table:number-columns-repeated="9"/>
          <table:table-cell table:number-columns-repeated="1004"/>
        </table:table-row>
        <table:table-row table:style-name="ro2">
          <table:table-cell/>
          <table:table-cell office:value-type="float" office:value="3" calcext:value-type="float">
            <text:p>3</text:p>
          </table:table-cell>
          <table:table-cell table:style-name="ce21" office:value-type="float" office:value="17496.3898219395" calcext:value-type="float">
            <text:p>17,496</text:p>
          </table:table-cell>
          <table:table-cell table:style-name="ce21" office:value-type="float" office:value="12915.166620154" calcext:value-type="float">
            <text:p>12,915</text:p>
          </table:table-cell>
          <table:table-cell table:style-name="ce21" office:value-type="float" office:value="30411.5564420935" calcext:value-type="float">
            <text:p>30,412</text:p>
          </table:table-cell>
          <table:table-cell table:style-name="ce21" office:value-type="float" office:value="521.040474910267" calcext:value-type="float">
            <text:p>521</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77"/>
          <table:table-cell table:style-name="ce16" table:number-columns-repeated="54"/>
          <table:table-cell table:number-columns-repeated="960"/>
        </table:table-row>
        <table:table-row table:style-name="ro2">
          <table:table-cell/>
          <table:table-cell office:value-type="float" office:value="4" calcext:value-type="float">
            <text:p>4</text:p>
          </table:table-cell>
          <table:table-cell table:style-name="ce21" office:value-type="float" office:value="17850.3921400215" calcext:value-type="float">
            <text:p>17,850</text:p>
          </table:table-cell>
          <table:table-cell table:style-name="ce21" office:value-type="float" office:value="12873.1192470707" calcext:value-type="float">
            <text:p>12,873</text:p>
          </table:table-cell>
          <table:table-cell table:style-name="ce21" office:value-type="float" office:value="30723.5113870923" calcext:value-type="float">
            <text:p>30,724</text:p>
          </table:table-cell>
          <table:table-cell table:style-name="ce21" office:value-type="float" office:value="539.418861984352" calcext:value-type="float">
            <text:p>539</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77"/>
          <table:table-cell table:style-name="ce16" table:number-columns-repeated="54"/>
          <table:table-cell table:number-columns-repeated="960"/>
        </table:table-row>
        <table:table-row table:style-name="ro12">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18046.4982061628" calcext:value-type="float">
            <text:p>18,046</text:p>
          </table:table-cell>
          <table:table-cell table:style-name="ce21" office:value-type="float" office:value="13122.532812566" calcext:value-type="float">
            <text:p>13,123</text:p>
          </table:table-cell>
          <table:table-cell table:style-name="ce21" office:value-type="float" office:value="31169.0310187288" calcext:value-type="float">
            <text:p>31,169</text:p>
          </table:table-cell>
          <table:table-cell table:style-name="ce21" office:value-type="float" office:value="559.968040876637" calcext:value-type="float">
            <text:p>560</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7788.6997150393" calcext:value-type="float">
            <text:p>17,789</text:p>
          </table:table-cell>
          <table:table-cell table:style-name="ce21" office:value-type="float" office:value="13769.6154770984" calcext:value-type="float">
            <text:p>13,770</text:p>
          </table:table-cell>
          <table:table-cell table:style-name="ce21" office:value-type="float" office:value="31558.3151921378" calcext:value-type="float">
            <text:p>31,558</text:p>
          </table:table-cell>
          <table:table-cell table:style-name="ce21" office:value-type="float" office:value="582.964322388972" calcext:value-type="float">
            <text:p>583</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143.3997499747" calcext:value-type="float">
            <text:p>18,143</text:p>
          </table:table-cell>
          <table:table-cell table:style-name="ce21" office:value-type="float" office:value="13726.571120845" calcext:value-type="float">
            <text:p>13,727</text:p>
          </table:table-cell>
          <table:table-cell table:style-name="ce21" office:value-type="float" office:value="31869.9708708198" calcext:value-type="float">
            <text:p>31,870</text:p>
          </table:table-cell>
          <table:table-cell table:style-name="ce21" office:value-type="float" office:value="593.353904172869" calcext:value-type="float">
            <text:p>593</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142.236557301" calcext:value-type="float">
            <text:p>18,142</text:p>
          </table:table-cell>
          <table:table-cell table:style-name="ce21" office:value-type="float" office:value="13813.5385867214" calcext:value-type="float">
            <text:p>13,814</text:p>
          </table:table-cell>
          <table:table-cell table:style-name="ce21" office:value-type="float" office:value="31955.7751440224" calcext:value-type="float">
            <text:p>31,956</text:p>
          </table:table-cell>
          <table:table-cell table:style-name="ce21" office:value-type="float" office:value="591.443354220523" calcext:value-type="float">
            <text:p>591</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style-name="ce99"/>
          <table:table-cell/>
          <table:table-cell table:style-name="ce16" table:number-columns-repeated="9"/>
          <table:table-cell table:number-columns-repeated="1004"/>
        </table:table-row>
        <table:table-row table:style-name="ro12">
          <table:table-cell office:value-type="float" office:value="2015" calcext:value-type="float">
            <text:p>2015</text:p>
          </table:table-cell>
          <table:table-cell table:style-name="ce13" office:value-type="float" office:value="1" calcext:value-type="float">
            <text:p>1</text:p>
          </table:table-cell>
          <table:table-cell table:style-name="ce21" office:value-type="float" office:value="18191.6916447478" calcext:value-type="float">
            <text:p>18,192</text:p>
          </table:table-cell>
          <table:table-cell table:style-name="ce21" office:value-type="float" office:value="13700.2239079997" calcext:value-type="float">
            <text:p>13,700</text:p>
          </table:table-cell>
          <table:table-cell table:style-name="ce21" office:value-type="float" office:value="31891.9155527476" calcext:value-type="float">
            <text:p>31,892</text:p>
          </table:table-cell>
          <table:table-cell table:style-name="ce21" office:value-type="float" office:value="598.246048409038" calcext:value-type="float">
            <text:p>598</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8111.3256173446" calcext:value-type="float">
            <text:p>18,111</text:p>
          </table:table-cell>
          <table:table-cell table:style-name="ce21" office:value-type="float" office:value="13605.9785983634" calcext:value-type="float">
            <text:p>13,606</text:p>
          </table:table-cell>
          <table:table-cell table:style-name="ce21" office:value-type="float" office:value="31717.3042157081" calcext:value-type="float">
            <text:p>31,717</text:p>
          </table:table-cell>
          <table:table-cell table:style-name="ce21" office:value-type="float" office:value="591.632551457359" calcext:value-type="float">
            <text:p>592</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061.4800302934" calcext:value-type="float">
            <text:p>18,061</text:p>
          </table:table-cell>
          <table:table-cell table:style-name="ce21" office:value-type="float" office:value="13552.3065983051" calcext:value-type="float">
            <text:p>13,552</text:p>
          </table:table-cell>
          <table:table-cell table:style-name="ce21" office:value-type="float" office:value="31613.7866285985" calcext:value-type="float">
            <text:p>31,614</text:p>
          </table:table-cell>
          <table:table-cell table:style-name="ce21" office:value-type="float" office:value="588.924786558135" calcext:value-type="float">
            <text:p>58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229.042807569" calcext:value-type="float">
            <text:p>18,229</text:p>
          </table:table-cell>
          <table:table-cell table:style-name="ce21" office:value-type="float" office:value="14007.3495237166" calcext:value-type="float">
            <text:p>14,007</text:p>
          </table:table-cell>
          <table:table-cell table:style-name="ce21" office:value-type="float" office:value="32236.3923312856" calcext:value-type="float">
            <text:p>32,236</text:p>
          </table:table-cell>
          <table:table-cell table:style-name="ce21" office:value-type="float" office:value="586.895050304469" calcext:value-type="float">
            <text:p>587</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style-name="ce99"/>
          <table:table-cell/>
          <table:table-cell table:style-name="ce16" table:number-columns-repeated="9"/>
          <table:table-cell table:number-columns-repeated="1004"/>
        </table:table-row>
        <table:table-row table:style-name="ro12">
          <table:table-cell office:value-type="float" office:value="2016" calcext:value-type="float">
            <text:p>2016</text:p>
          </table:table-cell>
          <table:table-cell table:style-name="ce13" office:value-type="float" office:value="1" calcext:value-type="float">
            <text:p>1</text:p>
          </table:table-cell>
          <table:table-cell table:style-name="ce21" office:value-type="float" office:value="18335.9052779036" calcext:value-type="float">
            <text:p>18,336</text:p>
          </table:table-cell>
          <table:table-cell table:style-name="ce21" office:value-type="float" office:value="13809.045621803" calcext:value-type="float">
            <text:p>13,809</text:p>
          </table:table-cell>
          <table:table-cell table:style-name="ce21" office:value-type="float" office:value="32144.9508997067" calcext:value-type="float">
            <text:p>32,145</text:p>
          </table:table-cell>
          <table:table-cell table:style-name="ce21" office:value-type="float" office:value="573.770403281916" calcext:value-type="float">
            <text:p>57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8679.3348660079" calcext:value-type="float">
            <text:p>18,679</text:p>
          </table:table-cell>
          <table:table-cell table:style-name="ce21" office:value-type="float" office:value="13982.5414654897" calcext:value-type="float">
            <text:p>13,983</text:p>
          </table:table-cell>
          <table:table-cell table:style-name="ce21" office:value-type="float" office:value="32661.8763314977" calcext:value-type="float">
            <text:p>32,662</text:p>
          </table:table-cell>
          <table:table-cell table:style-name="ce21" office:value-type="float" office:value="573.147044985971" calcext:value-type="float">
            <text:p>573</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18850.5715890717" calcext:value-type="float">
            <text:p>18,851</text:p>
          </table:table-cell>
          <table:table-cell table:style-name="ce21" office:value-type="float" office:value="14466.9851574919" calcext:value-type="float">
            <text:p>14,467</text:p>
          </table:table-cell>
          <table:table-cell table:style-name="ce21" office:value-type="float" office:value="33317.5567465636" calcext:value-type="float">
            <text:p>33,318</text:p>
          </table:table-cell>
          <table:table-cell table:style-name="ce21" office:value-type="float" office:value="569.263988596234" calcext:value-type="float">
            <text:p>569</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18911.1253814846" calcext:value-type="float">
            <text:p>18,911</text:p>
          </table:table-cell>
          <table:table-cell table:style-name="ce21" office:value-type="float" office:value="14389.622874144" calcext:value-type="float">
            <text:p>14,390</text:p>
          </table:table-cell>
          <table:table-cell table:style-name="ce21" office:value-type="float" office:value="33300.7482556286" calcext:value-type="float">
            <text:p>33,301</text:p>
          </table:table-cell>
          <table:table-cell table:style-name="ce21" office:value-type="float" office:value="562.978185115879" calcext:value-type="float">
            <text:p>563</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style-name="ce99"/>
          <table:table-cell/>
          <table:table-cell table:style-name="ce16" table:number-columns-repeated="9"/>
          <table:table-cell table:number-columns-repeated="1004"/>
        </table:table-row>
        <table:table-row table:style-name="ro12">
          <table:table-cell office:value-type="float" office:value="2017" calcext:value-type="float">
            <text:p>2017</text:p>
          </table:table-cell>
          <table:table-cell table:style-name="ce13" office:value-type="float" office:value="1" calcext:value-type="float">
            <text:p>1</text:p>
          </table:table-cell>
          <table:table-cell table:style-name="ce21" office:value-type="float" office:value="18927.1543303151" calcext:value-type="float">
            <text:p>18,927</text:p>
          </table:table-cell>
          <table:table-cell table:style-name="ce21" office:value-type="float" office:value="14946.57854111" calcext:value-type="float">
            <text:p>14,947</text:p>
          </table:table-cell>
          <table:table-cell table:style-name="ce21" office:value-type="float" office:value="33873.7328714251" calcext:value-type="float">
            <text:p>33,874</text:p>
          </table:table-cell>
          <table:table-cell table:style-name="ce21" office:value-type="float" office:value="563.647855186366" calcext:value-type="float">
            <text:p>56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2" calcext:value-type="float">
            <text:p>2</text:p>
          </table:table-cell>
          <table:table-cell table:style-name="ce21" office:value-type="float" office:value="19384.8591805751" calcext:value-type="float">
            <text:p>19,385</text:p>
          </table:table-cell>
          <table:table-cell table:style-name="ce21" office:value-type="float" office:value="14696.8485610099" calcext:value-type="float">
            <text:p>14,697</text:p>
          </table:table-cell>
          <table:table-cell table:style-name="ce21" office:value-type="float" office:value="34081.707741585" calcext:value-type="float">
            <text:p>34,082</text:p>
          </table:table-cell>
          <table:table-cell table:style-name="ce21" office:value-type="float" office:value="603.635945809966" calcext:value-type="float">
            <text:p>604</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3" calcext:value-type="float">
            <text:p>3</text:p>
          </table:table-cell>
          <table:table-cell table:style-name="ce21" office:value-type="float" office:value="19601.4576452539" calcext:value-type="float">
            <text:p>19,601</text:p>
          </table:table-cell>
          <table:table-cell table:style-name="ce21" office:value-type="float" office:value="14632.1264129079" calcext:value-type="float">
            <text:p>14,632</text:p>
          </table:table-cell>
          <table:table-cell table:style-name="ce21" office:value-type="float" office:value="34233.5840581619" calcext:value-type="float">
            <text:p>34,234</text:p>
          </table:table-cell>
          <table:table-cell table:style-name="ce21" office:value-type="float" office:value="609.764008722396" calcext:value-type="float">
            <text:p>610</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style-name="ce99"/>
          <table:table-cell/>
          <table:table-cell table:style-name="ce16" table:number-columns-repeated="9"/>
          <table:table-cell table:number-columns-repeated="1004"/>
        </table:table-row>
        <table:table-row table:style-name="ro10">
          <table:table-cell/>
          <table:table-cell table:style-name="ce13" office:value-type="float" office:value="4" calcext:value-type="float">
            <text:p>4</text:p>
          </table:table-cell>
          <table:table-cell table:style-name="ce21" office:value-type="float" office:value="19652.3918462497" calcext:value-type="float">
            <text:p>19,652</text:p>
          </table:table-cell>
          <table:table-cell table:style-name="ce21" office:value-type="float" office:value="14909.5175519474" calcext:value-type="float">
            <text:p>14,910</text:p>
          </table:table-cell>
          <table:table-cell table:style-name="ce21" office:value-type="float" office:value="34561.9093981971" calcext:value-type="float">
            <text:p>34,562</text:p>
          </table:table-cell>
          <table:table-cell table:style-name="ce21" office:value-type="float" office:value="611.859092968239" calcext:value-type="float">
            <text:p>612</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style-name="ce99"/>
          <table:table-cell/>
          <table:table-cell table:style-name="ce16" table:number-columns-repeated="9"/>
          <table:table-cell table:number-columns-repeated="1004"/>
        </table:table-row>
        <table:table-row table:style-name="ro19">
          <table:table-cell office:value-type="float" office:value="2018" calcext:value-type="float">
            <text:p>2018</text:p>
          </table:table-cell>
          <table:table-cell table:style-name="ce13" office:value-type="float" office:value="1" calcext:value-type="float">
            <text:p>1</text:p>
          </table:table-cell>
          <table:table-cell table:style-name="ce21" office:value-type="float" office:value="19873.9916480252" calcext:value-type="float">
            <text:p>19,874</text:p>
          </table:table-cell>
          <table:table-cell table:style-name="ce21" office:value-type="float" office:value="15209.927144652" calcext:value-type="float">
            <text:p>15,210</text:p>
          </table:table-cell>
          <table:table-cell table:style-name="ce21" office:value-type="float" office:value="35083.9187926772" calcext:value-type="float">
            <text:p>35,084</text:p>
          </table:table-cell>
          <table:table-cell table:style-name="ce21" office:value-type="float" office:value="606.727987122979" calcext:value-type="float">
            <text:p>6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19994.181108517" calcext:value-type="float">
            <text:p>19,994</text:p>
          </table:table-cell>
          <table:table-cell table:style-name="ce21" office:value-type="float" office:value="15483.7899000953" calcext:value-type="float">
            <text:p>15,484</text:p>
          </table:table-cell>
          <table:table-cell table:style-name="ce21" office:value-type="float" office:value="35477.9710086123" calcext:value-type="float">
            <text:p>35,478</text:p>
          </table:table-cell>
          <table:table-cell table:style-name="ce21" office:value-type="float" office:value="605.488923984244" calcext:value-type="float">
            <text:p>605</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20177.978366194" calcext:value-type="float">
            <text:p>20,178</text:p>
          </table:table-cell>
          <table:table-cell table:style-name="ce21" office:value-type="float" office:value="15587.5449176595" calcext:value-type="float">
            <text:p>15,588</text:p>
          </table:table-cell>
          <table:table-cell table:style-name="ce21" office:value-type="float" office:value="35765.5232838536" calcext:value-type="float">
            <text:p>35,766</text:p>
          </table:table-cell>
          <table:table-cell table:style-name="ce21" office:value-type="float" office:value="607.600589389204" calcext:value-type="float">
            <text:p>608</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20339.1060236534" calcext:value-type="float">
            <text:p>20,339</text:p>
          </table:table-cell>
          <table:table-cell table:style-name="ce21" office:value-type="float" office:value="15715.4065317459" calcext:value-type="float">
            <text:p>15,715</text:p>
          </table:table-cell>
          <table:table-cell table:style-name="ce21" office:value-type="float" office:value="36054.5125553993" calcext:value-type="float">
            <text:p>36,055</text:p>
          </table:table-cell>
          <table:table-cell table:style-name="ce21" office:value-type="float" office:value="611.160006711156" calcext:value-type="float">
            <text:p>611</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style-name="ce99"/>
          <table:table-cell/>
          <table:table-cell table:style-name="ce16" table:number-columns-repeated="9"/>
          <table:table-cell table:number-columns-repeated="1004"/>
        </table:table-row>
        <table:table-row table:style-name="ro19">
          <table:table-cell office:value-type="float" office:value="2019" calcext:value-type="float">
            <text:p>2019</text:p>
          </table:table-cell>
          <table:table-cell table:style-name="ce13" office:value-type="float" office:value="1" calcext:value-type="float">
            <text:p>1</text:p>
          </table:table-cell>
          <table:table-cell table:style-name="ce21" office:value-type="float" office:value="20333.5330854882" calcext:value-type="float">
            <text:p>20,334</text:p>
          </table:table-cell>
          <table:table-cell table:style-name="ce21" office:value-type="float" office:value="15897.3479956276" calcext:value-type="float">
            <text:p>15,897</text:p>
          </table:table-cell>
          <table:table-cell table:style-name="ce21" office:value-type="float" office:value="36230.8810811159" calcext:value-type="float">
            <text:p>36,231</text:p>
          </table:table-cell>
          <table:table-cell table:style-name="ce21" office:value-type="float" office:value="602.908679297666" calcext:value-type="float">
            <text:p>603</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2" calcext:value-type="float">
            <text:p>2</text:p>
          </table:table-cell>
          <table:table-cell table:style-name="ce21" office:value-type="float" office:value="20519.7866101629" calcext:value-type="float">
            <text:p>20,520</text:p>
          </table:table-cell>
          <table:table-cell table:style-name="ce21" office:value-type="float" office:value="15834.0962543626" calcext:value-type="float">
            <text:p>15,834</text:p>
          </table:table-cell>
          <table:table-cell table:style-name="ce21" office:value-type="float" office:value="36353.8828645256" calcext:value-type="float">
            <text:p>36,354</text:p>
          </table:table-cell>
          <table:table-cell table:style-name="ce21" office:value-type="float" office:value="590.131945175395" calcext:value-type="float">
            <text:p>5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3" calcext:value-type="float">
            <text:p>3</text:p>
          </table:table-cell>
          <table:table-cell table:style-name="ce21" office:value-type="float" office:value="20764.9102719534" calcext:value-type="float">
            <text:p>20,765</text:p>
          </table:table-cell>
          <table:table-cell table:style-name="ce21" office:value-type="float" office:value="16019.0974791372" calcext:value-type="float">
            <text:p>16,019</text:p>
          </table:table-cell>
          <table:table-cell table:style-name="ce21" office:value-type="float" office:value="36784.0077510907" calcext:value-type="float">
            <text:p>36,784</text:p>
          </table:table-cell>
          <table:table-cell table:style-name="ce21" office:value-type="float" office:value="578.330222228011" calcext:value-type="float">
            <text:p>578</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style-name="ce99"/>
          <table:table-cell/>
          <table:table-cell table:style-name="ce16" table:number-columns-repeated="9"/>
          <table:table-cell table:number-columns-repeated="1004"/>
        </table:table-row>
        <table:table-row table:style-name="ro2">
          <table:table-cell/>
          <table:table-cell table:style-name="ce13" office:value-type="float" office:value="4" calcext:value-type="float">
            <text:p>4</text:p>
          </table:table-cell>
          <table:table-cell table:style-name="ce21" office:value-type="float" office:value="21099.2171544894" calcext:value-type="float">
            <text:p>21,099</text:p>
          </table:table-cell>
          <table:table-cell table:style-name="ce21" office:value-type="float" office:value="15744.0694541662" calcext:value-type="float">
            <text:p>15,744</text:p>
          </table:table-cell>
          <table:table-cell table:style-name="ce21" office:value-type="float" office:value="36843.2866086557" calcext:value-type="float">
            <text:p>36,843</text:p>
          </table:table-cell>
          <table:table-cell table:style-name="ce21" office:value-type="float" office:value="581.57014168027" calcext:value-type="float">
            <text:p>582</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style-name="ce99"/>
          <table:table-cell/>
          <table:table-cell table:style-name="ce16" table:number-columns-repeated="9"/>
          <table:table-cell table:number-columns-repeated="1004"/>
        </table:table-row>
        <table:table-row table:style-name="ro15">
          <table:table-cell office:value-type="float" office:value="2020" calcext:value-type="float">
            <text:p>2020</text:p>
          </table:table-cell>
          <table:table-cell table:style-name="ce13" office:value-type="float" office:value="1" calcext:value-type="float">
            <text:p>1</text:p>
          </table:table-cell>
          <table:table-cell table:style-name="ce21" office:value-type="float" office:value="21382.6476333784" calcext:value-type="float">
            <text:p>21,383</text:p>
          </table:table-cell>
          <table:table-cell table:style-name="ce21" office:value-type="float" office:value="15139.2334974132" calcext:value-type="float">
            <text:p>15,139</text:p>
          </table:table-cell>
          <table:table-cell table:style-name="ce21" office:value-type="float" office:value="36521.8811307917" calcext:value-type="float">
            <text:p>36,522</text:p>
          </table:table-cell>
          <table:table-cell table:style-name="ce21" office:value-type="float" office:value="492.185485050464" calcext:value-type="float">
            <text:p>492</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style-name="ce99"/>
          <table:table-cell/>
          <table:table-cell table:style-name="ce16" table:number-columns-repeated="9"/>
          <table:table-cell table:number-columns-repeated="1004"/>
        </table:table-row>
        <table:table-row table:style-name="ro27">
          <table:table-cell table:style-name="ce55"/>
          <table:table-cell table:style-name="ce57" table:number-columns-repeated="2"/>
          <table:table-cell table:style-name="ce97"/>
          <table:table-cell table:style-name="ce57" table:number-columns-repeated="5"/>
          <table:table-cell table:style-name="ce77"/>
          <table:table-cell table:style-name="ce14" table:number-columns-repeated="10"/>
          <table:table-cell table:style-name="ce16" table:number-columns-repeated="44"/>
          <table:table-cell table:number-columns-repeated="960"/>
        </table:table-row>
        <table:table-row table:style-name="ro10">
          <table:table-cell office:value-type="string" calcext:value-type="string">
            <text:p>Latest year compared to previous year</text:p>
          </table:table-cell>
          <table:table-cell table:style-name="ce16" table:number-columns-repeated="2"/>
          <table:table-cell table:style-name="ce63"/>
          <table:table-cell table:style-name="ce65" table:number-columns-repeated="6"/>
          <table:table-cell table:style-name="ce14" table:number-columns-repeated="54"/>
          <table:table-cell table:number-columns-repeated="960"/>
        </table:table-row>
        <table:table-row table:style-name="ro10">
          <table:table-cell office:value-type="float" office:value="2017" calcext:value-type="float">
            <text:p>2017</text:p>
          </table:table-cell>
          <table:table-cell/>
          <table:table-cell table:style-name="ce63" office:value-type="percentage" office:value="0.03729660501682" calcext:value-type="percentage">
            <text:p>3.7%</text:p>
          </table:table-cell>
          <table:table-cell table:style-name="ce63" office:value-type="percentage" office:value="0.0447829969290392" calcext:value-type="percentage">
            <text:p>4.5%</text:p>
          </table:table-cell>
          <table:table-cell table:style-name="ce63" office:value-type="percentage" office:value="0.0405234656832225" calcext:value-type="percentage">
            <text:p>4.1%</text:p>
          </table:table-cell>
          <table:table-cell table:style-name="ce63" office:value-type="percentage" office:value="0.0481525206258342" calcext:value-type="percentage">
            <text:p>4.8%</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63"/>
          <table:table-cell table:style-name="ce14" table:number-columns-repeated="54"/>
          <table:table-cell table:number-columns-repeated="960"/>
        </table:table-row>
        <table:table-row table:style-name="ro10">
          <table:table-cell office:value-type="float" office:value="2018" calcext:value-type="float">
            <text:p>2018</text:p>
          </table:table-cell>
          <table:table-cell/>
          <table:table-cell table:style-name="ce63" office:value-type="percentage" office:value="0.0363483887739222" calcext:value-type="percentage">
            <text:p>3.6%</text:p>
          </table:table-cell>
          <table:table-cell table:style-name="ce63" office:value-type="percentage" office:value="0.0475051795408985" calcext:value-type="percentage">
            <text:p>4.8%</text:p>
          </table:table-cell>
          <table:table-cell table:style-name="ce63" office:value-type="percentage" office:value="0.0411769880000719" calcext:value-type="percentage">
            <text:p>4.1%</text:p>
          </table:table-cell>
          <table:table-cell table:style-name="ce63" office:value-type="percentage" office:value="0.0176108179323775" calcext:value-type="percentage">
            <text:p>1.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63"/>
          <table:table-cell table:style-name="ce14" table:number-columns-repeated="54"/>
          <table:table-cell table:number-columns-repeated="960"/>
        </table:table-row>
        <table:table-row table:style-name="ro10">
          <table:table-cell office:value-type="float" office:value="2019" calcext:value-type="float">
            <text:p>2019</text:p>
          </table:table-cell>
          <table:table-cell/>
          <table:table-cell table:style-name="ce63" office:value-type="percentage" office:value="0.0290126580233145" calcext:value-type="percentage">
            <text:p>2.9%</text:p>
          </table:table-cell>
          <table:table-cell table:style-name="ce63" office:value-type="percentage" office:value="0.0241616642559153" calcext:value-type="percentage">
            <text:p>2.4%</text:p>
          </table:table-cell>
          <table:table-cell table:style-name="ce63" office:value-type="percentage" office:value="0.026900413431088" calcext:value-type="percentage">
            <text:p>2.7%</text:p>
          </table:table-cell>
          <table:table-cell table:style-name="ce63" office:value-type="percentage" office:value="-0.0321008806518654" calcext:value-type="percentage">
            <text:p>-3.2%</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63"/>
          <table:table-cell table:style-name="ce14" table:number-columns-repeated="54"/>
          <table:table-cell table:number-columns-repeated="960"/>
        </table:table-row>
        <table:table-row table:style-name="ro10">
          <table:table-cell table:number-columns-repeated="2"/>
          <table:table-cell table:style-name="ce14" table:number-columns-repeated="7"/>
          <table:table-cell table:style-name="ce65"/>
          <table:table-cell table:style-name="ce14" table:number-columns-repeated="54"/>
          <table:table-cell table:number-columns-repeated="960"/>
        </table:table-row>
        <table:table-row table:style-name="ro10">
          <table:table-cell office:value-type="string" calcext:value-type="string">
            <text:p>Latest quarter compared to previous quarter</text:p>
          </table:table-cell>
          <table:table-cell/>
          <table:table-cell table:style-name="ce16"/>
          <table:table-cell table:style-name="ce65" table:number-columns-repeated="7"/>
          <table:table-cell table:style-name="ce14" table:number-columns-repeated="54"/>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00274001136466695" calcext:value-type="percentage">
            <text:p>0.0%</text:p>
          </table:table-cell>
          <table:table-cell table:style-name="ce63" office:value-type="percentage" office:value="0.0115772674104337" calcext:value-type="percentage">
            <text:p>1.2%</text:p>
          </table:table-cell>
          <table:table-cell table:style-name="ce63" office:value-type="percentage" office:value="0.00489171849003922" calcext:value-type="percentage">
            <text:p>0.5%</text:p>
          </table:table-cell>
          <table:table-cell table:style-name="ce63" office:value-type="percentage" office:value="-0.0135010918955463" calcext:value-type="percentage">
            <text:p>-1.4%</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63"/>
          <table:table-cell table:style-name="ce14" table:number-columns-repeated="54"/>
          <table:table-cell table:number-columns-repeated="960"/>
        </table:table-row>
        <table:table-row table:style-name="ro10">
          <table:table-cell/>
          <table:table-cell office:value-type="float" office:value="2" calcext:value-type="float">
            <text:p>2</text:p>
          </table:table-cell>
          <table:table-cell table:style-name="ce63" office:value-type="percentage" office:value="0.00915991942431416" calcext:value-type="percentage">
            <text:p>0.9%</text:p>
          </table:table-cell>
          <table:table-cell table:style-name="ce63" office:value-type="percentage" office:value="-0.00397876056323343" calcext:value-type="percentage">
            <text:p>-0.4%</text:p>
          </table:table-cell>
          <table:table-cell table:style-name="ce63" office:value-type="percentage" office:value="0.00339494320147282" calcext:value-type="percentage">
            <text:p>0.3%</text:p>
          </table:table-cell>
          <table:table-cell table:style-name="ce63" office:value-type="percentage" office:value="-0.0211918231748708" calcext:value-type="percentage">
            <text:p>-2.1%</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63"/>
          <table:table-cell table:style-name="ce14" table:number-columns-repeated="54"/>
          <table:table-cell table:number-columns-repeated="960"/>
        </table:table-row>
        <table:table-row table:style-name="ro10">
          <table:table-cell/>
          <table:table-cell office:value-type="float" office:value="3" calcext:value-type="float">
            <text:p>3</text:p>
          </table:table-cell>
          <table:table-cell table:style-name="ce63" office:value-type="percentage" office:value="0.0119457217780761" calcext:value-type="percentage">
            <text:p>1.2%</text:p>
          </table:table-cell>
          <table:table-cell table:style-name="ce63" office:value-type="percentage" office:value="0.0116837249062212" calcext:value-type="percentage">
            <text:p>1.2%</text:p>
          </table:table-cell>
          <table:table-cell table:style-name="ce63" office:value-type="percentage" office:value="0.0118316078689029" calcext:value-type="percentage">
            <text:p>1.2%</text:p>
          </table:table-cell>
          <table:table-cell table:style-name="ce63" office:value-type="percentage" office:value="-0.0199984478791032" calcext:value-type="percentage">
            <text:p>-2.0%</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63"/>
          <table:table-cell table:style-name="ce14" table:number-columns-repeated="54"/>
          <table:table-cell table:number-columns-repeated="960"/>
        </table:table-row>
        <table:table-row table:style-name="ro10">
          <table:table-cell/>
          <table:table-cell office:value-type="float" office:value="4" calcext:value-type="float">
            <text:p>4</text:p>
          </table:table-cell>
          <table:table-cell table:style-name="ce63" office:value-type="percentage" office:value="0.0160996064108951" calcext:value-type="percentage">
            <text:p>1.6%</text:p>
          </table:table-cell>
          <table:table-cell table:style-name="ce63" office:value-type="percentage" office:value="-0.0171687590595655" calcext:value-type="percentage">
            <text:p>-1.7%</text:p>
          </table:table-cell>
          <table:table-cell table:style-name="ce63" office:value-type="percentage" office:value="0.00161153885041898" calcext:value-type="percentage">
            <text:p>0.2%</text:p>
          </table:table-cell>
          <table:table-cell table:style-name="ce63" office:value-type="percentage" office:value="0.00560219633651027" calcext:value-type="percentage">
            <text:p>0.6%</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63"/>
          <table:table-cell table:style-name="ce14" table:number-columns-repeated="54"/>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134332225131251" calcext:value-type="percentage">
            <text:p>1.3%</text:p>
          </table:table-cell>
          <table:table-cell table:style-name="ce63" office:value-type="percentage" office:value="-0.0384167485105287" calcext:value-type="percentage">
            <text:p>-3.8%</text:p>
          </table:table-cell>
          <table:table-cell table:style-name="ce63" office:value-type="percentage" office:value="-0.00872358324809408" calcext:value-type="percentage">
            <text:p>-0.9%</text:p>
          </table:table-cell>
          <table:table-cell table:style-name="ce63" office:value-type="percentage" office:value="-0.153695401850508" calcext:value-type="percentage">
            <text:p>-15.4%</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63"/>
          <table:table-cell table:style-name="ce14" table:number-columns-repeated="54"/>
          <table:table-cell table:number-columns-repeated="960"/>
        </table:table-row>
        <table:table-row table:style-name="ro10">
          <table:table-cell table:number-columns-repeated="2"/>
          <table:table-cell table:style-name="ce63" table:number-columns-repeated="7"/>
          <table:table-cell table:style-name="ce65"/>
          <table:table-cell table:style-name="ce14" table:number-columns-repeated="54"/>
          <table:table-cell table:number-columns-repeated="960"/>
        </table:table-row>
        <table:table-row table:style-name="ro10">
          <table:table-cell office:value-type="string" calcext:value-type="string">
            <text:p>Latest quarter compared to the same quarter a year earlier</text:p>
          </table:table-cell>
          <table:table-cell/>
          <table:table-cell table:style-name="ce63" table:number-columns-repeated="7"/>
          <table:table-cell table:style-name="ce65"/>
          <table:table-cell table:style-name="ce14" table:number-columns-repeated="54"/>
          <table:table-cell table:number-columns-repeated="960"/>
        </table:table-row>
        <table:table-row table:style-name="ro10">
          <table:table-cell office:value-type="float" office:value="2019" calcext:value-type="float">
            <text:p>2019</text:p>
          </table:table-cell>
          <table:table-cell office:value-type="float" office:value="1" calcext:value-type="float">
            <text:p>1</text:p>
          </table:table-cell>
          <table:table-cell table:style-name="ce63" office:value-type="percentage" office:value="0.0231227548849586" calcext:value-type="percentage">
            <text:p>2.3%</text:p>
          </table:table-cell>
          <table:table-cell table:style-name="ce63" office:value-type="percentage" office:value="0.0451955387056082" calcext:value-type="percentage">
            <text:p>4.5%</text:p>
          </table:table-cell>
          <table:table-cell table:style-name="ce63" office:value-type="percentage" office:value="0.0326919662314946" calcext:value-type="percentage">
            <text:p>3.3%</text:p>
          </table:table-cell>
          <table:table-cell table:style-name="ce63" office:value-type="percentage" office:value="-0.0062949260729237" calcext:value-type="percentage">
            <text:p>-0.6%</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63"/>
          <table:table-cell table:style-name="ce14" table:number-columns-repeated="54"/>
          <table:table-cell table:number-columns-repeated="960"/>
        </table:table-row>
        <table:table-row table:style-name="ro10">
          <table:table-cell/>
          <table:table-cell office:value-type="float" office:value="2" calcext:value-type="float">
            <text:p>2</text:p>
          </table:table-cell>
          <table:table-cell table:style-name="ce63" office:value-type="percentage" office:value="0.026287923410977" calcext:value-type="percentage">
            <text:p>2.6%</text:p>
          </table:table-cell>
          <table:table-cell table:style-name="ce63" office:value-type="percentage" office:value="0.0226240704974396" calcext:value-type="percentage">
            <text:p>2.3%</text:p>
          </table:table-cell>
          <table:table-cell table:style-name="ce63" office:value-type="percentage" office:value="0.0246888937279044" calcext:value-type="percentage">
            <text:p>2.5%</text:p>
          </table:table-cell>
          <table:table-cell table:style-name="ce63" office:value-type="percentage" office:value="-0.0253629392719472" calcext:value-type="percentage">
            <text:p>-2.5%</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63"/>
          <table:table-cell table:style-name="ce14" table:number-columns-repeated="54"/>
          <table:table-cell table:number-columns-repeated="960"/>
        </table:table-row>
        <table:table-row table:style-name="ro10">
          <table:table-cell/>
          <table:table-cell office:value-type="float" office:value="3" calcext:value-type="float">
            <text:p>3</text:p>
          </table:table-cell>
          <table:table-cell table:style-name="ce63" office:value-type="percentage" office:value="0.0290877458141565" calcext:value-type="percentage">
            <text:p>2.9%</text:p>
          </table:table-cell>
          <table:table-cell table:style-name="ce63" office:value-type="percentage" office:value="0.0276857300978028" calcext:value-type="percentage">
            <text:p>2.8%</text:p>
          </table:table-cell>
          <table:table-cell table:style-name="ce63" office:value-type="percentage" office:value="0.0284767109138564" calcext:value-type="percentage">
            <text:p>2.8%</text:p>
          </table:table-cell>
          <table:table-cell table:style-name="ce63" office:value-type="percentage" office:value="-0.0481736977750749" calcext:value-type="percentage">
            <text:p>-4.8%</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style-name="ce63"/>
          <table:table-cell table:style-name="ce14" table:number-columns-repeated="54"/>
          <table:table-cell table:number-columns-repeated="960"/>
        </table:table-row>
        <table:table-row table:style-name="ro10">
          <table:table-cell/>
          <table:table-cell office:value-type="float" office:value="4" calcext:value-type="float">
            <text:p>4</text:p>
          </table:table-cell>
          <table:table-cell table:style-name="ce63" office:value-type="percentage" office:value="0.0373719046428111" calcext:value-type="percentage">
            <text:p>3.7%</text:p>
          </table:table-cell>
          <table:table-cell table:style-name="ce63" office:value-type="percentage" office:value="0.00182387406666185" calcext:value-type="percentage">
            <text:p>0.2%</text:p>
          </table:table-cell>
          <table:table-cell table:style-name="ce63" office:value-type="percentage" office:value="0.0218772629929309" calcext:value-type="percentage">
            <text:p>2.2%</text:p>
          </table:table-cell>
          <table:table-cell table:style-name="ce63" office:value-type="percentage" office:value="-0.0484159053373247" calcext:value-type="percentage">
            <text:p>-4.8%</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style-name="ce63"/>
          <table:table-cell table:style-name="ce14" table:number-columns-repeated="54"/>
          <table:table-cell table:number-columns-repeated="960"/>
        </table:table-row>
        <table:table-row table:style-name="ro10">
          <table:table-cell office:value-type="float" office:value="2020" calcext:value-type="float">
            <text:p>2020</text:p>
          </table:table-cell>
          <table:table-cell office:value-type="float" office:value="1" calcext:value-type="float">
            <text:p>1</text:p>
          </table:table-cell>
          <table:table-cell table:style-name="ce63" office:value-type="percentage" office:value="0.0515952905714621" calcext:value-type="percentage">
            <text:p>5.2%</text:p>
          </table:table-cell>
          <table:table-cell table:style-name="ce63" office:value-type="percentage" office:value="-0.0476881111505461" calcext:value-type="percentage">
            <text:p>-4.8%</text:p>
          </table:table-cell>
          <table:table-cell table:style-name="ce63" office:value-type="percentage" office:value="0.00803182370929068" calcext:value-type="percentage">
            <text:p>0.8%</text:p>
          </table:table-cell>
          <table:table-cell table:style-name="ce63" office:value-type="percentage" office:value="-0.183648366741352" calcext:value-type="percentage">
            <text:p>-18.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style-name="ce63"/>
          <table:table-cell table:style-name="ce14" table:number-columns-repeated="54"/>
          <table:table-cell table:number-columns-repeated="960"/>
        </table:table-row>
        <table:table-row table:style-name="ro20" table:number-rows-repeated="1048440">
          <table:table-cell table:number-columns-repeated="1024"/>
        </table:table-row>
        <table:table-row table:style-name="ro20">
          <table:table-cell table:number-columns-repeated="1024"/>
        </table:table-row>
        <table:named-expressions>
          <table:named-range table:name="_xlnm.Print_Area" table:base-cell-address="$'Table F'.$A$1" table:cell-range-address="$'Table F'.$A$1:.$I$135" table:range-usable-as="print-range"/>
          <table:named-range table:name="_xlnm.Print_Titles" table:base-cell-address="$'Table F'.$A$1" table:cell-range-address="$'Table F'.$A$1:.$AMJ$5" table:range-usable-as="repeat-column repeat-row"/>
        </table:named-expressions>
      </table:table>
      <table:table table:name="Table H" table:style-name="ta2">
        <table:table-column table:style-name="co8" table:default-cell-style-name="ce194"/>
        <table:table-column table:style-name="co39" table:default-cell-style-name="ce194"/>
        <table:table-column table:style-name="co40" table:number-columns-repeated="13" table:default-cell-style-name="ce194"/>
        <table:table-column table:style-name="co41" table:default-cell-style-name="ce194"/>
        <table:table-column table:style-name="co42" table:default-cell-style-name="ce194"/>
        <table:table-column table:style-name="co43" table:default-cell-style-name="ce194"/>
        <table:table-column table:style-name="co17" table:number-columns-repeated="1006" table:default-cell-style-name="ce194"/>
        <table:table-row table:style-name="ro34">
          <table:table-cell table:style-name="ce167" office:value-type="string" calcext:value-type="string" table:number-columns-spanned="19" table:number-rows-spanned="1">
            <text:p>Table H: Households Final Consumption Expenditure By Purpose</text:p>
          </table:table-cell>
          <table:covered-table-cell table:number-columns-repeated="18" table:style-name="ce167"/>
          <table:table-cell table:style-name="ce167" table:number-columns-repeated="4"/>
          <table:table-cell table:number-columns-repeated="1001"/>
        </table:table-row>
        <table:table-row table:style-name="ro35">
          <table:table-cell table:style-name="ce10" office:value-type="string" calcext:value-type="string">
            <text:p>Seasonally Adjusted</text:p>
          </table:table-cell>
          <table:table-cell table:style-name="ce10"/>
          <table:table-cell table:style-name="ce59"/>
          <table:table-cell table:style-name="ce66"/>
          <table:table-cell table:style-name="ce50" table:number-columns-repeated="2"/>
          <table:table-cell table:style-name="ce59"/>
          <table:table-cell table:style-name="ce14" table:number-columns-repeated="3"/>
          <table:table-cell table:style-name="ce13" table:number-columns-repeated="3"/>
          <table:table-cell table:style-name="ce66"/>
          <table:table-cell table:style-name="ce59"/>
          <table:table-cell table:style-name="ce66"/>
          <table:table-cell table:style-name="ce10"/>
          <table:table-cell table:style-name="ce66"/>
          <table:table-cell table:style-name="ce66" office:value-type="string" calcext:value-type="string">
            <text:p>£ million</text:p>
          </table:table-cell>
          <table:table-cell table:style-name="ce13" table:number-columns-repeated="3"/>
          <table:table-cell table:number-columns-repeated="1002"/>
        </table:table-row>
        <table:table-row table:style-name="ro23">
          <table:table-cell table:style-name="ce193"/>
          <table:table-cell table:style-name="ce202"/>
          <table:table-cell table:style-name="ce60"/>
          <table:table-cell table:style-name="ce212"/>
          <table:table-cell table:style-name="ce202" table:number-columns-repeated="2"/>
          <table:table-cell table:style-name="ce60"/>
          <table:table-cell table:style-name="ce213" table:number-columns-repeated="3"/>
          <table:table-cell table:style-name="ce214" table:number-columns-repeated="4"/>
          <table:table-cell table:style-name="ce60"/>
          <table:table-cell table:style-name="ce214"/>
          <table:table-cell table:style-name="ce60"/>
          <table:table-cell table:style-name="ce214"/>
          <table:table-cell table:style-name="ce60"/>
          <table:table-cell table:style-name="ce13" table:number-columns-repeated="3"/>
          <table:table-cell table:style-name="ce66"/>
          <table:table-cell table:number-columns-repeated="1001"/>
        </table:table-row>
        <table:table-row table:style-name="ro12">
          <table:table-cell table:number-columns-repeated="2"/>
          <table:table-cell table:style-name="ce205" office:value-type="string" calcext:value-type="string" table:number-columns-spanned="17" table:number-rows-spanned="1">
            <text:p>National Concept HHFCE<text:span text:style-name="T3">1</text:span></text:p>
          </table:table-cell>
          <table:covered-table-cell table:number-columns-repeated="16" table:style-name="ce205"/>
          <table:table-cell table:number-columns-repeated="1005"/>
        </table:table-row>
        <table:table-row table:style-name="ro12">
          <table:table-cell table:number-columns-repeated="2"/>
          <table:table-cell table:style-name="ce206" office:value-type="string" calcext:value-type="string" table:number-columns-spanned="13" table:number-rows-spanned="1">
            <text:p>Domestic Concept HHFCE<text:span text:style-name="T3">2</text:span></text:p>
          </table:table-cell>
          <table:covered-table-cell table:number-columns-repeated="12" table:style-name="ce206"/>
          <table:table-cell table:style-name="ce218"/>
          <table:table-cell table:style-name="ce221"/>
          <table:table-cell table:style-name="ce218"/>
          <table:table-cell table:style-name="ce221"/>
          <table:table-cell table:number-columns-repeated="1005"/>
        </table:table-row>
        <table:table-row table:style-name="ro36">
          <table:table-cell table:style-name="ce195" office:value-type="string" calcext:value-type="string">
            <text:p>Year</text:p>
          </table:table-cell>
          <table:table-cell table:style-name="ce195" office:value-type="string" calcext:value-type="string">
            <text:p>Quarter</text:p>
          </table:table-cell>
          <table:table-cell table:style-name="ce207" office:value-type="string" calcext:value-type="string">
            <text:p>Food and drink</text:p>
          </table:table-cell>
          <table:table-cell table:style-name="ce207" office:value-type="string" calcext:value-type="string">
            <text:p>Alcohol, <text:s/>tobacco and narcotics</text:p>
          </table:table-cell>
          <table:table-cell table:style-name="ce207" office:value-type="string" calcext:value-type="string">
            <text:p>Clothing and footwear</text:p>
          </table:table-cell>
          <table:table-cell table:style-name="ce207" office:value-type="string" calcext:value-type="string">
            <text:p>Housing</text:p>
          </table:table-cell>
          <table:table-cell table:style-name="ce207" office:value-type="string" calcext:value-type="string">
            <text:p>Household goods and services</text:p>
          </table:table-cell>
          <table:table-cell table:style-name="ce207" office:value-type="string" calcext:value-type="string">
            <text:p>Health</text:p>
          </table:table-cell>
          <table:table-cell table:style-name="ce207" office:value-type="string" calcext:value-type="string">
            <text:p>Transport</text:p>
          </table:table-cell>
          <table:table-cell table:style-name="ce207" office:value-type="string" calcext:value-type="string">
            <text:p>Communication</text:p>
          </table:table-cell>
          <table:table-cell table:style-name="ce207" office:value-type="string" calcext:value-type="string">
            <text:p>Recreation and culture</text:p>
          </table:table-cell>
          <table:table-cell table:style-name="ce207" office:value-type="string" calcext:value-type="string">
            <text:p>Education</text:p>
          </table:table-cell>
          <table:table-cell table:style-name="ce207" office:value-type="string" calcext:value-type="string">
            <text:p>Restaurants and hotels</text:p>
          </table:table-cell>
          <table:table-cell table:style-name="ce207" office:value-type="string" calcext:value-type="string">
            <text:p>Miscellaneous</text:p>
          </table:table-cell>
          <table:table-cell table:style-name="ce215" office:value-type="string" calcext:value-type="string">
            <text:p>Total Domestic</text:p>
          </table:table-cell>
          <table:table-cell table:style-name="ce207"/>
          <table:table-cell table:style-name="ce207" office:value-type="string" calcext:value-type="string">
            <text:p>Adjustment for Net Tourism3</text:p>
          </table:table-cell>
          <table:table-cell table:style-name="ce207"/>
          <table:table-cell table:style-name="ce224" office:value-type="string" calcext:value-type="string">
            <text:p>Total National (HHFCE)</text:p>
          </table:table-cell>
          <table:table-cell office:value-type="string" calcext:value-type="string">
            <text:p>Real 2016</text:p>
          </table:table-cell>
          <table:table-cell table:number-columns-repeated="2"/>
          <table:table-cell table:style-name="ce227" office:value-type="string" calcext:value-type="string">
            <text:p>Financial year</text:p>
          </table:table-cell>
          <table:table-cell table:style-name="ce228" office:value-type="string" calcext:value-type="string">
            <text:p>HHFCE</text:p>
          </table:table-cell>
          <table:table-cell table:number-columns-repeated="3"/>
          <table:table-cell table:style-name="ce228" office:value-type="string" calcext:value-type="string">
            <text:p>exp</text:p>
          </table:table-cell>
          <table:table-cell table:style-name="ce228" office:value-type="string" calcext:value-type="string">
            <text:p>Income</text:p>
          </table:table-cell>
          <table:table-cell table:number-columns-repeated="995"/>
        </table:table-row>
        <table:table-row table:style-name="ro1">
          <table:table-cell table:style-name="ce196" office:value-type="string" calcext:value-type="string">
            <text:p>COICOP</text:p>
          </table:table-cell>
          <table:table-cell/>
          <table:table-cell table:style-name="ce208" office:value-type="float" office:value="1" calcext:value-type="float">
            <text:p>1</text:p>
          </table:table-cell>
          <table:table-cell table:style-name="ce208" office:value-type="float" office:value="2" calcext:value-type="float">
            <text:p>2</text:p>
          </table:table-cell>
          <table:table-cell table:style-name="ce208" office:value-type="float" office:value="3" calcext:value-type="float">
            <text:p>3</text:p>
          </table:table-cell>
          <table:table-cell table:style-name="ce208" office:value-type="float" office:value="4" calcext:value-type="float">
            <text:p>4</text:p>
          </table:table-cell>
          <table:table-cell table:style-name="ce208" office:value-type="float" office:value="5" calcext:value-type="float">
            <text:p>5</text:p>
          </table:table-cell>
          <table:table-cell table:style-name="ce208" office:value-type="float" office:value="6" calcext:value-type="float">
            <text:p>6</text:p>
          </table:table-cell>
          <table:table-cell table:style-name="ce208" office:value-type="float" office:value="7" calcext:value-type="float">
            <text:p>7</text:p>
          </table:table-cell>
          <table:table-cell table:style-name="ce208" office:value-type="float" office:value="8" calcext:value-type="float">
            <text:p>8</text:p>
          </table:table-cell>
          <table:table-cell table:style-name="ce208" office:value-type="float" office:value="9" calcext:value-type="float">
            <text:p>9</text:p>
          </table:table-cell>
          <table:table-cell table:style-name="ce208" office:value-type="float" office:value="10" calcext:value-type="float">
            <text:p>10</text:p>
          </table:table-cell>
          <table:table-cell table:style-name="ce208" office:value-type="float" office:value="11" calcext:value-type="float">
            <text:p>11</text:p>
          </table:table-cell>
          <table:table-cell table:style-name="ce208" office:value-type="float" office:value="12" calcext:value-type="float">
            <text:p>12</text:p>
          </table:table-cell>
          <table:table-cell table:style-name="ce216"/>
          <table:table-cell table:style-name="ce208"/>
          <table:table-cell table:style-name="ce222"/>
          <table:table-cell table:style-name="ce208"/>
          <table:table-cell table:style-name="ce225"/>
          <table:table-cell table:number-columns-repeated="3"/>
          <table:table-cell table:style-name="ce228"/>
          <table:table-cell table:number-columns-repeated="4"/>
          <table:table-cell table:style-name="ce228" office:value-type="string" calcext:value-type="string">
            <text:p>1998-99=100</text:p>
          </table:table-cell>
          <table:table-cell table:style-name="ce228"/>
          <table:table-cell table:number-columns-repeated="995"/>
        </table:table-row>
        <table:table-row table:style-name="ro15">
          <table:table-cell table:style-name="ce197" office:value-type="float" office:value="1998" calcext:value-type="float">
            <text:p>1998</text:p>
          </table:table-cell>
          <table:table-cell table:style-name="ce203"/>
          <table:table-cell table:style-name="ce209" office:value-type="float" office:value="4930.30011090886" calcext:value-type="float">
            <text:p>4,930</text:p>
          </table:table-cell>
          <table:table-cell table:style-name="ce209" office:value-type="float" office:value="3036.61153170007" calcext:value-type="float">
            <text:p>3,037</text:p>
          </table:table-cell>
          <table:table-cell table:style-name="ce209" office:value-type="float" office:value="2906.18966369207" calcext:value-type="float">
            <text:p>2,906</text:p>
          </table:table-cell>
          <table:table-cell table:style-name="ce209" office:value-type="float" office:value="11716.1034004311" calcext:value-type="float">
            <text:p>11,716</text:p>
          </table:table-cell>
          <table:table-cell table:style-name="ce209" office:value-type="float" office:value="2575.1335908877" calcext:value-type="float">
            <text:p>2,575</text:p>
          </table:table-cell>
          <table:table-cell table:style-name="ce209" office:value-type="float" office:value="591.807345627124" calcext:value-type="float">
            <text:p>592</text:p>
          </table:table-cell>
          <table:table-cell table:style-name="ce209" office:value-type="float" office:value="6313.68905867003" calcext:value-type="float">
            <text:p>6,314</text:p>
          </table:table-cell>
          <table:table-cell table:style-name="ce209" office:value-type="float" office:value="889.646319226314" calcext:value-type="float">
            <text:p>890</text:p>
          </table:table-cell>
          <table:table-cell table:style-name="ce209" office:value-type="float" office:value="5411.23050328146" calcext:value-type="float">
            <text:p>5,411</text:p>
          </table:table-cell>
          <table:table-cell table:style-name="ce209" office:value-type="float" office:value="277.19524578991" calcext:value-type="float">
            <text:p>277</text:p>
          </table:table-cell>
          <table:table-cell table:style-name="ce209" office:value-type="float" office:value="5838.67699345039" calcext:value-type="float">
            <text:p>5,839</text:p>
          </table:table-cell>
          <table:table-cell table:style-name="ce209" office:value-type="float" office:value="6022.18415654006" calcext:value-type="float">
            <text:p>6,022</text:p>
          </table:table-cell>
          <table:table-cell table:style-name="ce217" office:value-type="float" office:value="50508.7679202051" calcext:value-type="float">
            <text:p>50,509</text:p>
          </table:table-cell>
          <table:table-cell table:style-name="ce219"/>
          <table:table-cell table:style-name="ce209" office:value-type="float" office:value="-668.219811625309" calcext:value-type="float">
            <text:p>-668</text:p>
          </table:table-cell>
          <table:table-cell table:style-name="ce209"/>
          <table:table-cell table:style-name="ce209" office:value-type="float" office:value="49840.5481085798" calcext:value-type="float">
            <text:p>49,841</text:p>
          </table:table-cell>
          <table:table-cell table:number-columns-repeated="3"/>
          <table:table-cell table:style-name="Default" office:value-type="string" calcext:value-type="string">
            <text:p>1998-99</text:p>
          </table:table-cell>
          <table:table-cell table:style-name="ce226" table:formula="of:=INDEX([.X$31:.X$118];4*(ROW()-8)+1)" office:value-type="float" office:value="75978.1735683733" calcext:value-type="float">
            <text:p>75,978</text:p>
          </table:table-cell>
          <table:table-cell table:number-columns-repeated="2"/>
          <table:table-cell table:style-name="ce3" office:value-type="float" office:value="20436" calcext:value-type="float">
            <text:p>20,436</text:p>
          </table:table-cell>
          <table:table-cell table:style-name="ce230" table:formula="of:=100*[.X8]/[.X$8]" office:value-type="float" office:value="100" calcext:value-type="float">
            <text:p>100.0</text:p>
          </table:table-cell>
          <table:table-cell table:style-name="ce230" table:formula="of:=100*[.AA8]/[.AA$8]" office:value-type="float" office:value="100" calcext:value-type="float">
            <text:p>100.0</text:p>
          </table:table-cell>
          <table:table-cell table:number-columns-repeated="995"/>
        </table:table-row>
        <table:table-row table:style-name="ro1">
          <table:table-cell table:style-name="ce197" office:value-type="float" office:value="1999" calcext:value-type="float">
            <text:p>1999</text:p>
          </table:table-cell>
          <table:table-cell table:style-name="ce197"/>
          <table:table-cell table:style-name="ce209" office:value-type="float" office:value="5070.64363657762" calcext:value-type="float">
            <text:p>5,071</text:p>
          </table:table-cell>
          <table:table-cell table:style-name="ce209" office:value-type="float" office:value="3218.59612995921" calcext:value-type="float">
            <text:p>3,219</text:p>
          </table:table-cell>
          <table:table-cell table:style-name="ce209" office:value-type="float" office:value="3028.81006832043" calcext:value-type="float">
            <text:p>3,029</text:p>
          </table:table-cell>
          <table:table-cell table:style-name="ce209" office:value-type="float" office:value="12096.0448386848" calcext:value-type="float">
            <text:p>12,096</text:p>
          </table:table-cell>
          <table:table-cell table:style-name="ce209" office:value-type="float" office:value="2726.18067623133" calcext:value-type="float">
            <text:p>2,726</text:p>
          </table:table-cell>
          <table:table-cell table:style-name="ce209" office:value-type="float" office:value="621.52274802295" calcext:value-type="float">
            <text:p>622</text:p>
          </table:table-cell>
          <table:table-cell table:style-name="ce209" office:value-type="float" office:value="6628.92419235284" calcext:value-type="float">
            <text:p>6,629</text:p>
          </table:table-cell>
          <table:table-cell table:style-name="ce209" office:value-type="float" office:value="972.485759094514" calcext:value-type="float">
            <text:p>972</text:p>
          </table:table-cell>
          <table:table-cell table:style-name="ce209" office:value-type="float" office:value="5777.89541711073" calcext:value-type="float">
            <text:p>5,778</text:p>
          </table:table-cell>
          <table:table-cell table:style-name="ce209" office:value-type="float" office:value="324.178717048125" calcext:value-type="float">
            <text:p>324</text:p>
          </table:table-cell>
          <table:table-cell table:style-name="ce209" office:value-type="float" office:value="6006.60954070273" calcext:value-type="float">
            <text:p>6,007</text:p>
          </table:table-cell>
          <table:table-cell table:style-name="ce209" office:value-type="float" office:value="6245.63238597721" calcext:value-type="float">
            <text:p>6,246</text:p>
          </table:table-cell>
          <table:table-cell table:style-name="ce217" office:value-type="float" office:value="52717.5241100825" calcext:value-type="float">
            <text:p>52,718</text:p>
          </table:table-cell>
          <table:table-cell table:style-name="ce219"/>
          <table:table-cell table:style-name="ce209" office:value-type="float" office:value="-346.070660230334" calcext:value-type="float">
            <text:p>-346</text:p>
          </table:table-cell>
          <table:table-cell table:style-name="ce209"/>
          <table:table-cell table:style-name="ce209" office:value-type="float" office:value="52371.4534498522" calcext:value-type="float">
            <text:p>52,371</text:p>
          </table:table-cell>
          <table:table-cell table:number-columns-repeated="3"/>
          <table:table-cell table:style-name="Default" office:value-type="string" calcext:value-type="string">
            <text:p>1999-00</text:p>
          </table:table-cell>
          <table:table-cell table:style-name="ce226" table:formula="of:=INDEX([.X$31:.X$118];4*(ROW()-8)+1)" office:value-type="float" office:value="80158.4206628357" calcext:value-type="float">
            <text:p>80,158</text:p>
          </table:table-cell>
          <table:table-cell table:number-columns-repeated="2"/>
          <table:table-cell table:style-name="ce3" office:value-type="float" office:value="21112" calcext:value-type="float">
            <text:p>21,112</text:p>
          </table:table-cell>
          <table:table-cell table:style-name="ce230" table:formula="of:=100*[.X9]/[.X$8]" office:value-type="float" office:value="105.501905215845" calcext:value-type="float">
            <text:p>105.5</text:p>
          </table:table-cell>
          <table:table-cell table:style-name="ce230" table:formula="of:=100*[.AA9]/[.AA$8]" office:value-type="float" office:value="103.307888040712" calcext:value-type="float">
            <text:p>103.3</text:p>
          </table:table-cell>
          <table:table-cell table:number-columns-repeated="995"/>
        </table:table-row>
        <table:table-row table:style-name="ro1">
          <table:table-cell table:style-name="ce197" office:value-type="float" office:value="2000" calcext:value-type="float">
            <text:p>2000</text:p>
          </table:table-cell>
          <table:table-cell table:style-name="ce197"/>
          <table:table-cell table:style-name="ce209" office:value-type="float" office:value="5237.20294731051" calcext:value-type="float">
            <text:p>5,237</text:p>
          </table:table-cell>
          <table:table-cell table:style-name="ce209" office:value-type="float" office:value="3249.55985453601" calcext:value-type="float">
            <text:p>3,250</text:p>
          </table:table-cell>
          <table:table-cell table:style-name="ce209" office:value-type="float" office:value="3250.3165575768" calcext:value-type="float">
            <text:p>3,250</text:p>
          </table:table-cell>
          <table:table-cell table:style-name="ce209" office:value-type="float" office:value="12617.4575225636" calcext:value-type="float">
            <text:p>12,617</text:p>
          </table:table-cell>
          <table:table-cell table:style-name="ce209" office:value-type="float" office:value="2965.00143451262" calcext:value-type="float">
            <text:p>2,965</text:p>
          </table:table-cell>
          <table:table-cell table:style-name="ce209" office:value-type="float" office:value="659.490704410183" calcext:value-type="float">
            <text:p>659</text:p>
          </table:table-cell>
          <table:table-cell table:style-name="ce209" office:value-type="float" office:value="7024.42312229955" calcext:value-type="float">
            <text:p>7,024</text:p>
          </table:table-cell>
          <table:table-cell table:style-name="ce209" office:value-type="float" office:value="1094.30054710496" calcext:value-type="float">
            <text:p>1,094</text:p>
          </table:table-cell>
          <table:table-cell table:style-name="ce209" office:value-type="float" office:value="5987.64917333148" calcext:value-type="float">
            <text:p>5,988</text:p>
          </table:table-cell>
          <table:table-cell table:style-name="ce209" office:value-type="float" office:value="381.970172819861" calcext:value-type="float">
            <text:p>382</text:p>
          </table:table-cell>
          <table:table-cell table:style-name="ce209" office:value-type="float" office:value="6204.27981197231" calcext:value-type="float">
            <text:p>6,204</text:p>
          </table:table-cell>
          <table:table-cell table:style-name="ce209" office:value-type="float" office:value="6790.6849688147" calcext:value-type="float">
            <text:p>6,791</text:p>
          </table:table-cell>
          <table:table-cell table:style-name="ce217" office:value-type="float" office:value="55462.3368172526" calcext:value-type="float">
            <text:p>55,462</text:p>
          </table:table-cell>
          <table:table-cell table:style-name="ce219"/>
          <table:table-cell table:style-name="ce209" office:value-type="float" office:value="-278.485311890616" calcext:value-type="float">
            <text:p>-278</text:p>
          </table:table-cell>
          <table:table-cell table:style-name="ce209"/>
          <table:table-cell table:style-name="ce209" office:value-type="float" office:value="55183.851505362" calcext:value-type="float">
            <text:p>55,184</text:p>
          </table:table-cell>
          <table:table-cell table:number-columns-repeated="3"/>
          <table:table-cell table:style-name="Default" office:value-type="string" calcext:value-type="string">
            <text:p>2000-01</text:p>
          </table:table-cell>
          <table:table-cell table:style-name="ce226" table:formula="of:=INDEX([.X$31:.X$118];4*(ROW()-8)+1)" office:value-type="float" office:value="82210.8143344827" calcext:value-type="float">
            <text:p>82,211</text:p>
          </table:table-cell>
          <table:table-cell table:number-columns-repeated="2"/>
          <table:table-cell table:style-name="ce3" office:value-type="float" office:value="21632" calcext:value-type="float">
            <text:p>21,632</text:p>
          </table:table-cell>
          <table:table-cell table:style-name="ce230" table:formula="of:=100*[.X10]/[.X$8]" office:value-type="float" office:value="108.203198989116" calcext:value-type="float">
            <text:p>108.2</text:p>
          </table:table-cell>
          <table:table-cell table:style-name="ce230" table:formula="of:=100*[.AA10]/[.AA$8]" office:value-type="float" office:value="105.852417302799" calcext:value-type="float">
            <text:p>105.9</text:p>
          </table:table-cell>
          <table:table-cell table:number-columns-repeated="995"/>
        </table:table-row>
        <table:table-row table:style-name="ro1">
          <table:table-cell table:style-name="ce197" office:value-type="float" office:value="2001" calcext:value-type="float">
            <text:p>2001</text:p>
          </table:table-cell>
          <table:table-cell table:style-name="ce197"/>
          <table:table-cell table:style-name="ce209" office:value-type="float" office:value="5445.90619360923" calcext:value-type="float">
            <text:p>5,446</text:p>
          </table:table-cell>
          <table:table-cell table:style-name="ce209" office:value-type="float" office:value="3382.47660187087" calcext:value-type="float">
            <text:p>3,382</text:p>
          </table:table-cell>
          <table:table-cell table:style-name="ce209" office:value-type="float" office:value="3456.3846881798" calcext:value-type="float">
            <text:p>3,456</text:p>
          </table:table-cell>
          <table:table-cell table:style-name="ce209" office:value-type="float" office:value="12930.9054572561" calcext:value-type="float">
            <text:p>12,931</text:p>
          </table:table-cell>
          <table:table-cell table:style-name="ce209" office:value-type="float" office:value="3192.56147054686" calcext:value-type="float">
            <text:p>3,193</text:p>
          </table:table-cell>
          <table:table-cell table:style-name="ce209" office:value-type="float" office:value="711.527603530921" calcext:value-type="float">
            <text:p>712</text:p>
          </table:table-cell>
          <table:table-cell table:style-name="ce209" office:value-type="float" office:value="7248.57674079538" calcext:value-type="float">
            <text:p>7,249</text:p>
          </table:table-cell>
          <table:table-cell table:style-name="ce209" office:value-type="float" office:value="1197.45909321729" calcext:value-type="float">
            <text:p>1,197</text:p>
          </table:table-cell>
          <table:table-cell table:style-name="ce209" office:value-type="float" office:value="6286.4467249781" calcext:value-type="float">
            <text:p>6,286</text:p>
          </table:table-cell>
          <table:table-cell table:style-name="ce209" office:value-type="float" office:value="398.953242535718" calcext:value-type="float">
            <text:p>399</text:p>
          </table:table-cell>
          <table:table-cell table:style-name="ce209" office:value-type="float" office:value="6352.80428673004" calcext:value-type="float">
            <text:p>6,353</text:p>
          </table:table-cell>
          <table:table-cell table:style-name="ce209" office:value-type="float" office:value="6913.92345796265" calcext:value-type="float">
            <text:p>6,914</text:p>
          </table:table-cell>
          <table:table-cell table:style-name="ce217" office:value-type="float" office:value="57517.925561213" calcext:value-type="float">
            <text:p>57,518</text:p>
          </table:table-cell>
          <table:table-cell table:style-name="ce219"/>
          <table:table-cell table:style-name="ce209" office:value-type="float" office:value="-26.447405996181" calcext:value-type="float">
            <text:p>-26</text:p>
          </table:table-cell>
          <table:table-cell table:style-name="ce209"/>
          <table:table-cell table:style-name="ce209" office:value-type="float" office:value="57491.4781552168" calcext:value-type="float">
            <text:p>57,491</text:p>
          </table:table-cell>
          <table:table-cell table:number-columns-repeated="3"/>
          <table:table-cell table:style-name="Default" office:value-type="string" calcext:value-type="string">
            <text:p>2001-02</text:p>
          </table:table-cell>
          <table:table-cell table:style-name="ce226" table:formula="of:=INDEX([.X$31:.X$118];4*(ROW()-8)+1)" office:value-type="float" office:value="83890.5924946639" calcext:value-type="float">
            <text:p>83,891</text:p>
          </table:table-cell>
          <table:table-cell table:number-columns-repeated="2"/>
          <table:table-cell table:style-name="ce3" office:value-type="float" office:value="22776" calcext:value-type="float">
            <text:p>22,776</text:p>
          </table:table-cell>
          <table:table-cell table:style-name="ce230" table:formula="of:=100*[.X11]/[.X$8]" office:value-type="float" office:value="110.414068349735" calcext:value-type="float">
            <text:p>110.4</text:p>
          </table:table-cell>
          <table:table-cell table:style-name="ce230" table:formula="of:=100*[.AA11]/[.AA$8]" office:value-type="float" office:value="111.450381679389" calcext:value-type="float">
            <text:p>111.5</text:p>
          </table:table-cell>
          <table:table-cell table:number-columns-repeated="995"/>
        </table:table-row>
        <table:table-row table:style-name="ro1">
          <table:table-cell table:style-name="ce197" office:value-type="float" office:value="2002" calcext:value-type="float">
            <text:p>2002</text:p>
          </table:table-cell>
          <table:table-cell table:style-name="ce197"/>
          <table:table-cell table:style-name="ce209" office:value-type="float" office:value="5611.57182110608" calcext:value-type="float">
            <text:p>5,612</text:p>
          </table:table-cell>
          <table:table-cell table:style-name="ce209" office:value-type="float" office:value="3408.41544019334" calcext:value-type="float">
            <text:p>3,408</text:p>
          </table:table-cell>
          <table:table-cell table:style-name="ce209" office:value-type="float" office:value="3702.41621611787" calcext:value-type="float">
            <text:p>3,702</text:p>
          </table:table-cell>
          <table:table-cell table:style-name="ce209" office:value-type="float" office:value="13605.8088131668" calcext:value-type="float">
            <text:p>13,606</text:p>
          </table:table-cell>
          <table:table-cell table:style-name="ce209" office:value-type="float" office:value="3411.00043815877" calcext:value-type="float">
            <text:p>3,411</text:p>
          </table:table-cell>
          <table:table-cell table:style-name="ce209" office:value-type="float" office:value="765.171452855005" calcext:value-type="float">
            <text:p>765</text:p>
          </table:table-cell>
          <table:table-cell table:style-name="ce209" office:value-type="float" office:value="7486.2877157095" calcext:value-type="float">
            <text:p>7,486</text:p>
          </table:table-cell>
          <table:table-cell table:style-name="ce209" office:value-type="float" office:value="1232.04948690178" calcext:value-type="float">
            <text:p>1,232</text:p>
          </table:table-cell>
          <table:table-cell table:style-name="ce209" office:value-type="float" office:value="6725.95887942268" calcext:value-type="float">
            <text:p>6,726</text:p>
          </table:table-cell>
          <table:table-cell table:style-name="ce209" office:value-type="float" office:value="475.909748484854" calcext:value-type="float">
            <text:p>476</text:p>
          </table:table-cell>
          <table:table-cell table:style-name="ce209" office:value-type="float" office:value="6628.46097713734" calcext:value-type="float">
            <text:p>6,628</text:p>
          </table:table-cell>
          <table:table-cell table:style-name="ce209" office:value-type="float" office:value="7225.72784935284" calcext:value-type="float">
            <text:p>7,226</text:p>
          </table:table-cell>
          <table:table-cell table:style-name="ce217" office:value-type="float" office:value="60278.7788386069" calcext:value-type="float">
            <text:p>60,279</text:p>
          </table:table-cell>
          <table:table-cell table:style-name="ce219"/>
          <table:table-cell table:style-name="ce209" office:value-type="float" office:value="-24.174073287593" calcext:value-type="float">
            <text:p>-24</text:p>
          </table:table-cell>
          <table:table-cell table:style-name="ce209"/>
          <table:table-cell table:style-name="ce209" office:value-type="float" office:value="60254.6047653193" calcext:value-type="float">
            <text:p>60,255</text:p>
          </table:table-cell>
          <table:table-cell table:number-columns-repeated="3"/>
          <table:table-cell table:style-name="Default" office:value-type="string" calcext:value-type="string">
            <text:p>2002-03</text:p>
          </table:table-cell>
          <table:table-cell table:style-name="ce226" table:formula="of:=INDEX([.X$31:.X$118];4*(ROW()-8)+1)" office:value-type="float" office:value="86068.6461918673" calcext:value-type="float">
            <text:p>86,069</text:p>
          </table:table-cell>
          <table:table-cell table:number-columns-repeated="2"/>
          <table:table-cell table:style-name="ce3" office:value-type="float" office:value="23088" calcext:value-type="float">
            <text:p>23,088</text:p>
          </table:table-cell>
          <table:table-cell table:style-name="ce230" table:formula="of:=100*[.X12]/[.X$8]" office:value-type="float" office:value="113.280751760127" calcext:value-type="float">
            <text:p>113.3</text:p>
          </table:table-cell>
          <table:table-cell table:style-name="ce230" table:formula="of:=100*[.AA12]/[.AA$8]" office:value-type="float" office:value="112.977099236641" calcext:value-type="float">
            <text:p>113.0</text:p>
          </table:table-cell>
          <table:table-cell table:number-columns-repeated="995"/>
        </table:table-row>
        <table:table-row table:style-name="ro1">
          <table:table-cell table:style-name="ce197" office:value-type="float" office:value="2003" calcext:value-type="float">
            <text:p>2003</text:p>
          </table:table-cell>
          <table:table-cell table:style-name="ce197"/>
          <table:table-cell table:style-name="ce209" office:value-type="float" office:value="5797.4930735502" calcext:value-type="float">
            <text:p>5,797</text:p>
          </table:table-cell>
          <table:table-cell table:style-name="ce209" office:value-type="float" office:value="3490.65114790354" calcext:value-type="float">
            <text:p>3,491</text:p>
          </table:table-cell>
          <table:table-cell table:style-name="ce209" office:value-type="float" office:value="3891.3054008908" calcext:value-type="float">
            <text:p>3,891</text:p>
          </table:table-cell>
          <table:table-cell table:style-name="ce209" office:value-type="float" office:value="14033.2638550629" calcext:value-type="float">
            <text:p>14,033</text:p>
          </table:table-cell>
          <table:table-cell table:style-name="ce209" office:value-type="float" office:value="3562.64982425114" calcext:value-type="float">
            <text:p>3,563</text:p>
          </table:table-cell>
          <table:table-cell table:style-name="ce209" office:value-type="float" office:value="866.060694211932" calcext:value-type="float">
            <text:p>866</text:p>
          </table:table-cell>
          <table:table-cell table:style-name="ce209" office:value-type="float" office:value="7831.71685447876" calcext:value-type="float">
            <text:p>7,832</text:p>
          </table:table-cell>
          <table:table-cell table:style-name="ce209" office:value-type="float" office:value="1344.38297131145" calcext:value-type="float">
            <text:p>1,344</text:p>
          </table:table-cell>
          <table:table-cell table:style-name="ce209" office:value-type="float" office:value="7058.76993112432" calcext:value-type="float">
            <text:p>7,059</text:p>
          </table:table-cell>
          <table:table-cell table:style-name="ce209" office:value-type="float" office:value="486.923688864963" calcext:value-type="float">
            <text:p>487</text:p>
          </table:table-cell>
          <table:table-cell table:style-name="ce209" office:value-type="float" office:value="6855.20798617269" calcext:value-type="float">
            <text:p>6,855</text:p>
          </table:table-cell>
          <table:table-cell table:style-name="ce209" office:value-type="float" office:value="7775.93523830659" calcext:value-type="float">
            <text:p>7,776</text:p>
          </table:table-cell>
          <table:table-cell table:style-name="ce217" office:value-type="float" office:value="62994.3606661293" calcext:value-type="float">
            <text:p>62,994</text:p>
          </table:table-cell>
          <table:table-cell table:style-name="ce219"/>
          <table:table-cell table:style-name="ce209" office:value-type="float" office:value="49.331974212713" calcext:value-type="float">
            <text:p>49</text:p>
          </table:table-cell>
          <table:table-cell table:style-name="ce209"/>
          <table:table-cell table:style-name="ce209" office:value-type="float" office:value="63043.6926403421" calcext:value-type="float">
            <text:p>63,044</text:p>
          </table:table-cell>
          <table:table-cell table:number-columns-repeated="3"/>
          <table:table-cell table:style-name="Default" office:value-type="string" calcext:value-type="string">
            <text:p>2003-04</text:p>
          </table:table-cell>
          <table:table-cell table:style-name="ce226" table:formula="of:=INDEX([.X$31:.X$118];4*(ROW()-8)+1)" office:value-type="float" office:value="87784.0576945989" calcext:value-type="float">
            <text:p>87,784</text:p>
          </table:table-cell>
          <table:table-cell table:number-columns-repeated="2"/>
          <table:table-cell table:style-name="ce3" office:value-type="float" office:value="24388" calcext:value-type="float">
            <text:p>24,388</text:p>
          </table:table-cell>
          <table:table-cell table:style-name="ce230" table:formula="of:=100*[.X13]/[.X$8]" office:value-type="float" office:value="115.538520566833" calcext:value-type="float">
            <text:p>115.5</text:p>
          </table:table-cell>
          <table:table-cell table:style-name="ce230" table:formula="of:=100*[.AA13]/[.AA$8]" office:value-type="float" office:value="119.338422391858" calcext:value-type="float">
            <text:p>119.3</text:p>
          </table:table-cell>
          <table:table-cell table:number-columns-repeated="995"/>
        </table:table-row>
        <table:table-row table:style-name="ro1">
          <table:table-cell table:style-name="ce197" office:value-type="float" office:value="2004" calcext:value-type="float">
            <text:p>2004</text:p>
          </table:table-cell>
          <table:table-cell table:style-name="ce197"/>
          <table:table-cell table:style-name="ce209" office:value-type="float" office:value="6013.89430539368" calcext:value-type="float">
            <text:p>6,014</text:p>
          </table:table-cell>
          <table:table-cell table:style-name="ce209" office:value-type="float" office:value="3571.8710235369" calcext:value-type="float">
            <text:p>3,572</text:p>
          </table:table-cell>
          <table:table-cell table:style-name="ce209" office:value-type="float" office:value="3941.66425928163" calcext:value-type="float">
            <text:p>3,942</text:p>
          </table:table-cell>
          <table:table-cell table:style-name="ce209" office:value-type="float" office:value="14696.8433161447" calcext:value-type="float">
            <text:p>14,697</text:p>
          </table:table-cell>
          <table:table-cell table:style-name="ce209" office:value-type="float" office:value="3501.4217631317" calcext:value-type="float">
            <text:p>3,501</text:p>
          </table:table-cell>
          <table:table-cell table:style-name="ce209" office:value-type="float" office:value="905.425906691872" calcext:value-type="float">
            <text:p>905</text:p>
          </table:table-cell>
          <table:table-cell table:style-name="ce209" office:value-type="float" office:value="8187.66849582884" calcext:value-type="float">
            <text:p>8,188</text:p>
          </table:table-cell>
          <table:table-cell table:style-name="ce209" office:value-type="float" office:value="1448.06465147308" calcext:value-type="float">
            <text:p>1,448</text:p>
          </table:table-cell>
          <table:table-cell table:style-name="ce209" office:value-type="float" office:value="7730.95120205331" calcext:value-type="float">
            <text:p>7,731</text:p>
          </table:table-cell>
          <table:table-cell table:style-name="ce209" office:value-type="float" office:value="465.793235637199" calcext:value-type="float">
            <text:p>466</text:p>
          </table:table-cell>
          <table:table-cell table:style-name="ce209" office:value-type="float" office:value="7068.04499459302" calcext:value-type="float">
            <text:p>7,068</text:p>
          </table:table-cell>
          <table:table-cell table:style-name="ce209" office:value-type="float" office:value="8727.39972563527" calcext:value-type="float">
            <text:p>8,727</text:p>
          </table:table-cell>
          <table:table-cell table:style-name="ce217" office:value-type="float" office:value="66259.0428794012" calcext:value-type="float">
            <text:p>66,259</text:p>
          </table:table-cell>
          <table:table-cell table:style-name="ce219"/>
          <table:table-cell table:style-name="ce209" office:value-type="float" office:value="44.046251678084" calcext:value-type="float">
            <text:p>44</text:p>
          </table:table-cell>
          <table:table-cell table:style-name="ce209"/>
          <table:table-cell table:style-name="ce209" office:value-type="float" office:value="66303.0891310793" calcext:value-type="float">
            <text:p>66,303</text:p>
          </table:table-cell>
          <table:table-cell table:number-columns-repeated="3"/>
          <table:table-cell table:style-name="Default" office:value-type="string" calcext:value-type="string">
            <text:p>2004-05</text:p>
          </table:table-cell>
          <table:table-cell table:style-name="ce226" table:formula="of:=INDEX([.X$31:.X$118];4*(ROW()-8)+1)" office:value-type="float" office:value="88676.9572514314" calcext:value-type="float">
            <text:p>88,677</text:p>
          </table:table-cell>
          <table:table-cell table:number-columns-repeated="2"/>
          <table:table-cell table:style-name="ce3" office:value-type="float" office:value="24648" calcext:value-type="float">
            <text:p>24,648</text:p>
          </table:table-cell>
          <table:table-cell table:style-name="ce230" table:formula="of:=100*[.X14]/[.X$8]" office:value-type="float" office:value="116.713725911864" calcext:value-type="float">
            <text:p>116.7</text:p>
          </table:table-cell>
          <table:table-cell table:style-name="ce230" table:formula="of:=100*[.AA14]/[.AA$8]" office:value-type="float" office:value="120.610687022901" calcext:value-type="float">
            <text:p>120.6</text:p>
          </table:table-cell>
          <table:table-cell table:number-columns-repeated="995"/>
        </table:table-row>
        <table:table-row table:style-name="ro1">
          <table:table-cell table:style-name="ce197" office:value-type="float" office:value="2005" calcext:value-type="float">
            <text:p>2005</text:p>
          </table:table-cell>
          <table:table-cell table:style-name="ce197"/>
          <table:table-cell table:style-name="ce209" office:value-type="float" office:value="6227.13360702779" calcext:value-type="float">
            <text:p>6,227</text:p>
          </table:table-cell>
          <table:table-cell table:style-name="ce209" office:value-type="float" office:value="3689.72776666268" calcext:value-type="float">
            <text:p>3,690</text:p>
          </table:table-cell>
          <table:table-cell table:style-name="ce209" office:value-type="float" office:value="4120.13403269912" calcext:value-type="float">
            <text:p>4,120</text:p>
          </table:table-cell>
          <table:table-cell table:style-name="ce209" office:value-type="float" office:value="15272.0474587338" calcext:value-type="float">
            <text:p>15,272</text:p>
          </table:table-cell>
          <table:table-cell table:style-name="ce209" office:value-type="float" office:value="3759.35455717212" calcext:value-type="float">
            <text:p>3,759</text:p>
          </table:table-cell>
          <table:table-cell table:style-name="ce209" office:value-type="float" office:value="987.292630511768" calcext:value-type="float">
            <text:p>987</text:p>
          </table:table-cell>
          <table:table-cell table:style-name="ce209" office:value-type="float" office:value="9130.21816463001" calcext:value-type="float">
            <text:p>9,130</text:p>
          </table:table-cell>
          <table:table-cell table:style-name="ce209" office:value-type="float" office:value="1508.64030073116" calcext:value-type="float">
            <text:p>1,509</text:p>
          </table:table-cell>
          <table:table-cell table:style-name="ce209" office:value-type="float" office:value="8194.31321503219" calcext:value-type="float">
            <text:p>8,194</text:p>
          </table:table-cell>
          <table:table-cell table:style-name="ce209" office:value-type="float" office:value="452.990653719047" calcext:value-type="float">
            <text:p>453</text:p>
          </table:table-cell>
          <table:table-cell table:style-name="ce209" office:value-type="float" office:value="7490.06508439932" calcext:value-type="float">
            <text:p>7,490</text:p>
          </table:table-cell>
          <table:table-cell table:style-name="ce209" office:value-type="float" office:value="9670.20936527014" calcext:value-type="float">
            <text:p>9,670</text:p>
          </table:table-cell>
          <table:table-cell table:style-name="ce217" office:value-type="float" office:value="70502.1268365891" calcext:value-type="float">
            <text:p>70,502</text:p>
          </table:table-cell>
          <table:table-cell table:style-name="ce219"/>
          <table:table-cell table:style-name="ce209" office:value-type="float" office:value="-156.289929043458" calcext:value-type="float">
            <text:p>-156</text:p>
          </table:table-cell>
          <table:table-cell table:style-name="ce209"/>
          <table:table-cell table:style-name="ce209" office:value-type="float" office:value="70345.8369075458" calcext:value-type="float">
            <text:p>70,346</text:p>
          </table:table-cell>
          <table:table-cell table:number-columns-repeated="3"/>
          <table:table-cell table:style-name="Default" office:value-type="string" calcext:value-type="string">
            <text:p>2005-06</text:p>
          </table:table-cell>
          <table:table-cell table:style-name="ce226" table:formula="of:=INDEX([.X$31:.X$118];4*(ROW()-8)+1)" office:value-type="float" office:value="90093.4526124625" calcext:value-type="float">
            <text:p>90,093</text:p>
          </table:table-cell>
          <table:table-cell table:number-columns-repeated="2"/>
          <table:table-cell table:style-name="ce3" office:value-type="float" office:value="24648" calcext:value-type="float">
            <text:p>24,648</text:p>
          </table:table-cell>
          <table:table-cell table:style-name="ce230" table:formula="of:=100*[.X15]/[.X$8]" office:value-type="float" office:value="118.578071018497" calcext:value-type="float">
            <text:p>118.6</text:p>
          </table:table-cell>
          <table:table-cell table:style-name="ce230" table:formula="of:=100*[.AA15]/[.AA$8]" office:value-type="float" office:value="120.610687022901" calcext:value-type="float">
            <text:p>120.6</text:p>
          </table:table-cell>
          <table:table-cell table:number-columns-repeated="995"/>
        </table:table-row>
        <table:table-row table:style-name="ro1">
          <table:table-cell table:style-name="ce197" office:value-type="float" office:value="2006" calcext:value-type="float">
            <text:p>2006</text:p>
          </table:table-cell>
          <table:table-cell table:style-name="ce197"/>
          <table:table-cell table:style-name="ce209" office:value-type="float" office:value="6419.68849163243" calcext:value-type="float">
            <text:p>6,420</text:p>
          </table:table-cell>
          <table:table-cell table:style-name="ce209" office:value-type="float" office:value="3733.5160636377" calcext:value-type="float">
            <text:p>3,734</text:p>
          </table:table-cell>
          <table:table-cell table:style-name="ce209" office:value-type="float" office:value="4337.60535232423" calcext:value-type="float">
            <text:p>4,338</text:p>
          </table:table-cell>
          <table:table-cell table:style-name="ce209" office:value-type="float" office:value="17048.344708457" calcext:value-type="float">
            <text:p>17,048</text:p>
          </table:table-cell>
          <table:table-cell table:style-name="ce209" office:value-type="float" office:value="4008.75909617207" calcext:value-type="float">
            <text:p>4,009</text:p>
          </table:table-cell>
          <table:table-cell table:style-name="ce209" office:value-type="float" office:value="1107.42060329253" calcext:value-type="float">
            <text:p>1,107</text:p>
          </table:table-cell>
          <table:table-cell table:style-name="ce209" office:value-type="float" office:value="9752.87882974049" calcext:value-type="float">
            <text:p>9,753</text:p>
          </table:table-cell>
          <table:table-cell table:style-name="ce209" office:value-type="float" office:value="1528.20914346401" calcext:value-type="float">
            <text:p>1,528</text:p>
          </table:table-cell>
          <table:table-cell table:style-name="ce209" office:value-type="float" office:value="8944.96107185172" calcext:value-type="float">
            <text:p>8,945</text:p>
          </table:table-cell>
          <table:table-cell table:style-name="ce209" office:value-type="float" office:value="521.755463859499" calcext:value-type="float">
            <text:p>522</text:p>
          </table:table-cell>
          <table:table-cell table:style-name="ce209" office:value-type="float" office:value="7769.02618948536" calcext:value-type="float">
            <text:p>7,769</text:p>
          </table:table-cell>
          <table:table-cell table:style-name="ce209" office:value-type="float" office:value="10192.6898805392" calcext:value-type="float">
            <text:p>10,193</text:p>
          </table:table-cell>
          <table:table-cell table:style-name="ce217" office:value-type="float" office:value="75364.8548944562" calcext:value-type="float">
            <text:p>75,365</text:p>
          </table:table-cell>
          <table:table-cell table:style-name="ce219"/>
          <table:table-cell table:style-name="ce209" office:value-type="float" office:value="-131.507100964154" calcext:value-type="float">
            <text:p>-132</text:p>
          </table:table-cell>
          <table:table-cell table:style-name="ce209"/>
          <table:table-cell table:style-name="ce209" office:value-type="float" office:value="75233.3477934923" calcext:value-type="float">
            <text:p>75,233</text:p>
          </table:table-cell>
          <table:table-cell table:number-columns-repeated="3"/>
          <table:table-cell table:style-name="Default" office:value-type="string" calcext:value-type="string">
            <text:p>2006-07</text:p>
          </table:table-cell>
          <table:table-cell table:style-name="ce226" table:formula="of:=INDEX([.X$31:.X$118];4*(ROW()-8)+1)" office:value-type="float" office:value="94225.2533314726" calcext:value-type="float">
            <text:p>94,225</text:p>
          </table:table-cell>
          <table:table-cell table:number-columns-repeated="2"/>
          <table:table-cell table:style-name="ce3" office:value-type="float" office:value="24804" calcext:value-type="float">
            <text:p>24,804</text:p>
          </table:table-cell>
          <table:table-cell table:style-name="ce230" table:formula="of:=100*[.X16]/[.X$8]" office:value-type="float" office:value="124.016212691239" calcext:value-type="float">
            <text:p>124.0</text:p>
          </table:table-cell>
          <table:table-cell table:style-name="ce230" table:formula="of:=100*[.AA16]/[.AA$8]" office:value-type="float" office:value="121.374045801527" calcext:value-type="float">
            <text:p>121.4</text:p>
          </table:table-cell>
          <table:table-cell table:number-columns-repeated="995"/>
        </table:table-row>
        <table:table-row table:style-name="ro1">
          <table:table-cell table:style-name="ce197" office:value-type="float" office:value="2007" calcext:value-type="float">
            <text:p>2007</text:p>
          </table:table-cell>
          <table:table-cell table:style-name="ce197"/>
          <table:table-cell table:style-name="ce209" office:value-type="float" office:value="6654.15075057203" calcext:value-type="float">
            <text:p>6,654</text:p>
          </table:table-cell>
          <table:table-cell table:style-name="ce209" office:value-type="float" office:value="3500.77385070439" calcext:value-type="float">
            <text:p>3,501</text:p>
          </table:table-cell>
          <table:table-cell table:style-name="ce209" office:value-type="float" office:value="4511.42037141193" calcext:value-type="float">
            <text:p>4,511</text:p>
          </table:table-cell>
          <table:table-cell table:style-name="ce209" office:value-type="float" office:value="17184.136763319" calcext:value-type="float">
            <text:p>17,184</text:p>
          </table:table-cell>
          <table:table-cell table:style-name="ce209" office:value-type="float" office:value="4214.36412744544" calcext:value-type="float">
            <text:p>4,214</text:p>
          </table:table-cell>
          <table:table-cell table:style-name="ce209" office:value-type="float" office:value="1217.3738956182" calcext:value-type="float">
            <text:p>1,217</text:p>
          </table:table-cell>
          <table:table-cell table:style-name="ce209" office:value-type="float" office:value="10676.0050942683" calcext:value-type="float">
            <text:p>10,676</text:p>
          </table:table-cell>
          <table:table-cell table:style-name="ce209" office:value-type="float" office:value="1551.93656982977" calcext:value-type="float">
            <text:p>1,552</text:p>
          </table:table-cell>
          <table:table-cell table:style-name="ce209" office:value-type="float" office:value="9598.53173549729" calcext:value-type="float">
            <text:p>9,599</text:p>
          </table:table-cell>
          <table:table-cell table:style-name="ce209" office:value-type="float" office:value="589.681770334244" calcext:value-type="float">
            <text:p>590</text:p>
          </table:table-cell>
          <table:table-cell table:style-name="ce209" office:value-type="float" office:value="8345.31266609161" calcext:value-type="float">
            <text:p>8,345</text:p>
          </table:table-cell>
          <table:table-cell table:style-name="ce209" office:value-type="float" office:value="10682.3580132828" calcext:value-type="float">
            <text:p>10,682</text:p>
          </table:table-cell>
          <table:table-cell table:style-name="ce217" office:value-type="float" office:value="78726.045608375" calcext:value-type="float">
            <text:p>78,726</text:p>
          </table:table-cell>
          <table:table-cell table:style-name="ce219"/>
          <table:table-cell table:style-name="ce209" office:value-type="float" office:value="-32.840351310453" calcext:value-type="float">
            <text:p>-33</text:p>
          </table:table-cell>
          <table:table-cell table:style-name="ce209"/>
          <table:table-cell table:style-name="ce209" office:value-type="float" office:value="78693.2052570647" calcext:value-type="float">
            <text:p>78,693</text:p>
          </table:table-cell>
          <table:table-cell table:number-columns-repeated="3"/>
          <table:table-cell table:style-name="Default" office:value-type="string" calcext:value-type="string">
            <text:p>2007-08</text:p>
          </table:table-cell>
          <table:table-cell table:style-name="ce226" table:formula="of:=INDEX([.X$31:.X$118];4*(ROW()-8)+1)" office:value-type="float" office:value="94118.6362968696" calcext:value-type="float">
            <text:p>94,119</text:p>
          </table:table-cell>
          <table:table-cell table:number-columns-repeated="2"/>
          <table:table-cell table:style-name="ce3" office:value-type="float" office:value="25584" calcext:value-type="float">
            <text:p>25,584</text:p>
          </table:table-cell>
          <table:table-cell table:style-name="ce230" table:formula="of:=100*[.X17]/[.X$8]" office:value-type="float" office:value="123.875886819221" calcext:value-type="float">
            <text:p>123.9</text:p>
          </table:table-cell>
          <table:table-cell table:style-name="ce230" table:formula="of:=100*[.AA17]/[.AA$8]" office:value-type="float" office:value="125.190839694657" calcext:value-type="float">
            <text:p>125.2</text:p>
          </table:table-cell>
          <table:table-cell table:number-columns-repeated="995"/>
        </table:table-row>
        <table:table-row table:style-name="ro1">
          <table:table-cell table:style-name="ce197" office:value-type="float" office:value="2008" calcext:value-type="float">
            <text:p>2008</text:p>
          </table:table-cell>
          <table:table-cell table:style-name="ce197"/>
          <table:table-cell table:style-name="ce209" office:value-type="float" office:value="7005.24266589617" calcext:value-type="float">
            <text:p>7,005</text:p>
          </table:table-cell>
          <table:table-cell table:style-name="ce209" office:value-type="float" office:value="3468.71493653641" calcext:value-type="float">
            <text:p>3,469</text:p>
          </table:table-cell>
          <table:table-cell table:style-name="ce209" office:value-type="float" office:value="4520.8391915008" calcext:value-type="float">
            <text:p>4,521</text:p>
          </table:table-cell>
          <table:table-cell table:style-name="ce209" office:value-type="float" office:value="18182.1182700042" calcext:value-type="float">
            <text:p>18,182</text:p>
          </table:table-cell>
          <table:table-cell table:style-name="ce209" office:value-type="float" office:value="3920.62540423591" calcext:value-type="float">
            <text:p>3,921</text:p>
          </table:table-cell>
          <table:table-cell table:style-name="ce209" office:value-type="float" office:value="1216.68729634267" calcext:value-type="float">
            <text:p>1,217</text:p>
          </table:table-cell>
          <table:table-cell table:style-name="ce209" office:value-type="float" office:value="11091.7093256967" calcext:value-type="float">
            <text:p>11,092</text:p>
          </table:table-cell>
          <table:table-cell table:style-name="ce209" office:value-type="float" office:value="1575.65226401379" calcext:value-type="float">
            <text:p>1,576</text:p>
          </table:table-cell>
          <table:table-cell table:style-name="ce209" office:value-type="float" office:value="9854.8298433971" calcext:value-type="float">
            <text:p>9,855</text:p>
          </table:table-cell>
          <table:table-cell table:style-name="ce209" office:value-type="float" office:value="688.111857826881" calcext:value-type="float">
            <text:p>688</text:p>
          </table:table-cell>
          <table:table-cell table:style-name="ce209" office:value-type="float" office:value="8122.52717779874" calcext:value-type="float">
            <text:p>8,123</text:p>
          </table:table-cell>
          <table:table-cell table:style-name="ce209" office:value-type="float" office:value="10816.8710577861" calcext:value-type="float">
            <text:p>10,817</text:p>
          </table:table-cell>
          <table:table-cell table:style-name="ce217" office:value-type="float" office:value="80463.9292910355" calcext:value-type="float">
            <text:p>80,464</text:p>
          </table:table-cell>
          <table:table-cell table:style-name="ce219"/>
          <table:table-cell table:style-name="ce209" office:value-type="float" office:value="158.241578197096" calcext:value-type="float">
            <text:p>158</text:p>
          </table:table-cell>
          <table:table-cell table:style-name="ce209"/>
          <table:table-cell table:style-name="ce209" office:value-type="float" office:value="80622.1708692327" calcext:value-type="float">
            <text:p>80,622</text:p>
          </table:table-cell>
          <table:table-cell table:number-columns-repeated="3"/>
          <table:table-cell table:style-name="Default" office:value-type="string" calcext:value-type="string">
            <text:p>2008-09</text:p>
          </table:table-cell>
          <table:table-cell table:style-name="ce226" table:formula="of:=INDEX([.X$31:.X$118];4*(ROW()-8)+1)" office:value-type="float" office:value="92782.9250961057" calcext:value-type="float">
            <text:p>92,783</text:p>
          </table:table-cell>
          <table:table-cell table:number-columns-repeated="2"/>
          <table:table-cell table:style-name="ce3" office:value-type="float" office:value="25948" calcext:value-type="float">
            <text:p>25,948</text:p>
          </table:table-cell>
          <table:table-cell table:style-name="ce230" table:formula="of:=100*[.X18]/[.X$8]" office:value-type="float" office:value="122.117867195912" calcext:value-type="float">
            <text:p>122.1</text:p>
          </table:table-cell>
          <table:table-cell table:style-name="ce230" table:formula="of:=100*[.AA18]/[.AA$8]" office:value-type="float" office:value="126.972010178117" calcext:value-type="float">
            <text:p>127.0</text:p>
          </table:table-cell>
          <table:table-cell table:number-columns-repeated="995"/>
        </table:table-row>
        <table:table-row table:style-name="ro1">
          <table:table-cell table:style-name="ce197" office:value-type="float" office:value="2009" calcext:value-type="float">
            <text:p>2009</text:p>
          </table:table-cell>
          <table:table-cell table:style-name="ce197"/>
          <table:table-cell table:style-name="ce209" office:value-type="float" office:value="7176.70922253172" calcext:value-type="float">
            <text:p>7,177</text:p>
          </table:table-cell>
          <table:table-cell table:style-name="ce209" office:value-type="float" office:value="3627.13322729979" calcext:value-type="float">
            <text:p>3,627</text:p>
          </table:table-cell>
          <table:table-cell table:style-name="ce209" office:value-type="float" office:value="4473.80633232982" calcext:value-type="float">
            <text:p>4,474</text:p>
          </table:table-cell>
          <table:table-cell table:style-name="ce209" office:value-type="float" office:value="19210.2196537171" calcext:value-type="float">
            <text:p>19,210</text:p>
          </table:table-cell>
          <table:table-cell table:style-name="ce209" office:value-type="float" office:value="3638.21867307224" calcext:value-type="float">
            <text:p>3,638</text:p>
          </table:table-cell>
          <table:table-cell table:style-name="ce209" office:value-type="float" office:value="1227.00146496127" calcext:value-type="float">
            <text:p>1,227</text:p>
          </table:table-cell>
          <table:table-cell table:style-name="ce209" office:value-type="float" office:value="10964.2741167676" calcext:value-type="float">
            <text:p>10,964</text:p>
          </table:table-cell>
          <table:table-cell table:style-name="ce209" office:value-type="float" office:value="1542.40231031635" calcext:value-type="float">
            <text:p>1,542</text:p>
          </table:table-cell>
          <table:table-cell table:style-name="ce209" office:value-type="float" office:value="9314.70968883954" calcext:value-type="float">
            <text:p>9,315</text:p>
          </table:table-cell>
          <table:table-cell table:style-name="ce209" office:value-type="float" office:value="771.57352481933" calcext:value-type="float">
            <text:p>772</text:p>
          </table:table-cell>
          <table:table-cell table:style-name="ce209" office:value-type="float" office:value="7803.41625802685" calcext:value-type="float">
            <text:p>7,803</text:p>
          </table:table-cell>
          <table:table-cell table:style-name="ce209" office:value-type="float" office:value="9856.91001129172" calcext:value-type="float">
            <text:p>9,857</text:p>
          </table:table-cell>
          <table:table-cell table:style-name="ce217" office:value-type="float" office:value="79606.3744839733" calcext:value-type="float">
            <text:p>79,606</text:p>
          </table:table-cell>
          <table:table-cell table:style-name="ce219"/>
          <table:table-cell table:style-name="ce209" office:value-type="float" office:value="-119.54565782877" calcext:value-type="float">
            <text:p>-120</text:p>
          </table:table-cell>
          <table:table-cell table:style-name="ce209"/>
          <table:table-cell table:style-name="ce209" office:value-type="float" office:value="79486.8288261447" calcext:value-type="float">
            <text:p>79,487</text:p>
          </table:table-cell>
          <table:table-cell table:number-columns-repeated="3"/>
          <table:table-cell table:style-name="ce229" office:value-type="string" calcext:value-type="string">
            <text:p>2009-10</text:p>
          </table:table-cell>
          <table:table-cell table:style-name="ce226" table:formula="of:=INDEX([.X$31:.X$118];4*(ROW()-8)+1)" office:value-type="float" office:value="89963.2049316417" calcext:value-type="float">
            <text:p>89,963</text:p>
          </table:table-cell>
          <table:table-cell table:number-columns-repeated="2"/>
          <table:table-cell table:style-name="ce3" office:value-type="float" office:value="26364" calcext:value-type="float">
            <text:p>26,364</text:p>
          </table:table-cell>
          <table:table-cell table:style-name="ce230" table:formula="of:=100*[.X19]/[.X$8]" office:value-type="float" office:value="118.406643258782" calcext:value-type="float">
            <text:p>118.4</text:p>
          </table:table-cell>
          <table:table-cell table:style-name="ce230" table:formula="of:=100*[.AA19]/[.AA$8]" office:value-type="float" office:value="129.007633587786" calcext:value-type="float">
            <text:p>129.0</text:p>
          </table:table-cell>
          <table:table-cell table:number-columns-repeated="995"/>
        </table:table-row>
        <table:table-row table:style-name="ro1">
          <table:table-cell table:style-name="ce197" office:value-type="float" office:value="2010" calcext:value-type="float">
            <text:p>2010</text:p>
          </table:table-cell>
          <table:table-cell table:style-name="ce197"/>
          <table:table-cell table:style-name="ce209" office:value-type="float" office:value="7480.36018066904" calcext:value-type="float">
            <text:p>7,480</text:p>
          </table:table-cell>
          <table:table-cell table:style-name="ce209" office:value-type="float" office:value="3768.82577585128" calcext:value-type="float">
            <text:p>3,769</text:p>
          </table:table-cell>
          <table:table-cell table:style-name="ce209" office:value-type="float" office:value="4617.77896799387" calcext:value-type="float">
            <text:p>4,618</text:p>
          </table:table-cell>
          <table:table-cell table:style-name="ce209" office:value-type="float" office:value="19841.4223858582" calcext:value-type="float">
            <text:p>19,841</text:p>
          </table:table-cell>
          <table:table-cell table:style-name="ce209" office:value-type="float" office:value="3705.50697761512" calcext:value-type="float">
            <text:p>3,706</text:p>
          </table:table-cell>
          <table:table-cell table:style-name="ce209" office:value-type="float" office:value="1181.86783146268" calcext:value-type="float">
            <text:p>1,182</text:p>
          </table:table-cell>
          <table:table-cell table:style-name="ce209" office:value-type="float" office:value="11180.2582305117" calcext:value-type="float">
            <text:p>11,180</text:p>
          </table:table-cell>
          <table:table-cell table:style-name="ce209" office:value-type="float" office:value="1577.07035464909" calcext:value-type="float">
            <text:p>1,577</text:p>
          </table:table-cell>
          <table:table-cell table:style-name="ce209" office:value-type="float" office:value="8721.43702582569" calcext:value-type="float">
            <text:p>8,721</text:p>
          </table:table-cell>
          <table:table-cell table:style-name="ce209" office:value-type="float" office:value="627.680365966122" calcext:value-type="float">
            <text:p>628</text:p>
          </table:table-cell>
          <table:table-cell table:style-name="ce209" office:value-type="float" office:value="7772.26739928735" calcext:value-type="float">
            <text:p>7,772</text:p>
          </table:table-cell>
          <table:table-cell table:style-name="ce209" office:value-type="float" office:value="9395.35038487931" calcext:value-type="float">
            <text:p>9,395</text:p>
          </table:table-cell>
          <table:table-cell table:style-name="ce217" office:value-type="float" office:value="79869.8258805695" calcext:value-type="float">
            <text:p>79,870</text:p>
          </table:table-cell>
          <table:table-cell table:style-name="ce219"/>
          <table:table-cell table:style-name="ce209" office:value-type="float" office:value="-12.327440691584" calcext:value-type="float">
            <text:p>-12</text:p>
          </table:table-cell>
          <table:table-cell table:style-name="ce209"/>
          <table:table-cell table:style-name="ce209" office:value-type="float" office:value="79857.4984398779" calcext:value-type="float">
            <text:p>79,857</text:p>
          </table:table-cell>
          <table:table-cell table:number-columns-repeated="3"/>
          <table:table-cell table:style-name="Default" office:value-type="string" calcext:value-type="string">
            <text:p>2010-11</text:p>
          </table:table-cell>
          <table:table-cell table:style-name="ce226" table:formula="of:=INDEX([.X$31:.X$118];4*(ROW()-8)+1)" office:value-type="float" office:value="91824.5357450421" calcext:value-type="float">
            <text:p>91,825</text:p>
          </table:table-cell>
          <table:table-cell table:number-columns-repeated="2"/>
          <table:table-cell table:style-name="ce3" office:value-type="float" office:value="25428" calcext:value-type="float">
            <text:p>25,428</text:p>
          </table:table-cell>
          <table:table-cell table:style-name="ce230" table:formula="of:=100*[.X20]/[.X$8]" office:value-type="float" office:value="120.856466314512" calcext:value-type="float">
            <text:p>120.9</text:p>
          </table:table-cell>
          <table:table-cell table:style-name="ce230" table:formula="of:=100*[.AA20]/[.AA$8]" office:value-type="float" office:value="124.427480916031" calcext:value-type="float">
            <text:p>124.4</text:p>
          </table:table-cell>
          <table:table-cell table:number-columns-repeated="995"/>
        </table:table-row>
        <table:table-row table:style-name="ro1">
          <table:table-cell table:style-name="ce197" office:value-type="float" office:value="2011" calcext:value-type="float">
            <text:p>2011</text:p>
          </table:table-cell>
          <table:table-cell table:style-name="ce197"/>
          <table:table-cell table:style-name="ce209" office:value-type="float" office:value="7760.83017443503" calcext:value-type="float">
            <text:p>7,761</text:p>
          </table:table-cell>
          <table:table-cell table:style-name="ce209" office:value-type="float" office:value="4234.08672438131" calcext:value-type="float">
            <text:p>4,234</text:p>
          </table:table-cell>
          <table:table-cell table:style-name="ce209" office:value-type="float" office:value="4964.37034191894" calcext:value-type="float">
            <text:p>4,964</text:p>
          </table:table-cell>
          <table:table-cell table:style-name="ce209" office:value-type="float" office:value="20282.8148304808" calcext:value-type="float">
            <text:p>20,283</text:p>
          </table:table-cell>
          <table:table-cell table:style-name="ce209" office:value-type="float" office:value="3762.62674200195" calcext:value-type="float">
            <text:p>3,763</text:p>
          </table:table-cell>
          <table:table-cell table:style-name="ce209" office:value-type="float" office:value="1212.64751996881" calcext:value-type="float">
            <text:p>1,213</text:p>
          </table:table-cell>
          <table:table-cell table:style-name="ce209" office:value-type="float" office:value="11708.1832041595" calcext:value-type="float">
            <text:p>11,708</text:p>
          </table:table-cell>
          <table:table-cell table:style-name="ce209" office:value-type="float" office:value="1596.70324524516" calcext:value-type="float">
            <text:p>1,597</text:p>
          </table:table-cell>
          <table:table-cell table:style-name="ce209" office:value-type="float" office:value="8723.05066621969" calcext:value-type="float">
            <text:p>8,723</text:p>
          </table:table-cell>
          <table:table-cell table:style-name="ce209" office:value-type="float" office:value="461.542995408434" calcext:value-type="float">
            <text:p>462</text:p>
          </table:table-cell>
          <table:table-cell table:style-name="ce209" office:value-type="float" office:value="8231.72957749688" calcext:value-type="float">
            <text:p>8,232</text:p>
          </table:table-cell>
          <table:table-cell table:style-name="ce209" office:value-type="float" office:value="9317.12948026152" calcext:value-type="float">
            <text:p>9,317</text:p>
          </table:table-cell>
          <table:table-cell table:style-name="ce217" office:value-type="float" office:value="82255.715501978" calcext:value-type="float">
            <text:p>82,256</text:p>
          </table:table-cell>
          <table:table-cell table:style-name="ce219"/>
          <table:table-cell table:style-name="ce209" office:value-type="float" office:value="-496.440540726941" calcext:value-type="float">
            <text:p>-496</text:p>
          </table:table-cell>
          <table:table-cell table:style-name="ce209"/>
          <table:table-cell table:style-name="ce209" office:value-type="float" office:value="81759.2749612512" calcext:value-type="float">
            <text:p>81,759</text:p>
          </table:table-cell>
          <table:table-cell table:number-columns-repeated="3"/>
          <table:table-cell table:style-name="Default" office:value-type="string" calcext:value-type="string">
            <text:p>2011-12</text:p>
          </table:table-cell>
          <table:table-cell table:style-name="ce226" table:formula="of:=INDEX([.X$31:.X$118];4*(ROW()-8)+1)" office:value-type="float" office:value="90997.1752041807" calcext:value-type="float">
            <text:p>90,997</text:p>
          </table:table-cell>
          <table:table-cell table:number-columns-repeated="2"/>
          <table:table-cell table:style-name="ce3" office:value-type="float" office:value="25480" calcext:value-type="float">
            <text:p>25,480</text:p>
          </table:table-cell>
          <table:table-cell table:style-name="ce230" table:formula="of:=100*[.X21]/[.X$8]" office:value-type="float" office:value="119.767521289903" calcext:value-type="float">
            <text:p>119.8</text:p>
          </table:table-cell>
          <table:table-cell table:style-name="ce230" table:formula="of:=100*[.AA21]/[.AA$8]" office:value-type="float" office:value="124.681933842239" calcext:value-type="float">
            <text:p>124.7</text:p>
          </table:table-cell>
          <table:table-cell table:number-columns-repeated="995"/>
        </table:table-row>
        <table:table-row table:style-name="ro1">
          <table:table-cell table:style-name="ce197" office:value-type="float" office:value="2012" calcext:value-type="float">
            <text:p>2012</text:p>
          </table:table-cell>
          <table:table-cell table:style-name="ce197"/>
          <table:table-cell table:style-name="ce209" office:value-type="float" office:value="8139.74486725632" calcext:value-type="float">
            <text:p>8,140</text:p>
          </table:table-cell>
          <table:table-cell table:style-name="ce209" office:value-type="float" office:value="4431.06468948289" calcext:value-type="float">
            <text:p>4,431</text:p>
          </table:table-cell>
          <table:table-cell table:style-name="ce209" office:value-type="float" office:value="5070.9917514008" calcext:value-type="float">
            <text:p>5,071</text:p>
          </table:table-cell>
          <table:table-cell table:style-name="ce209" office:value-type="float" office:value="20572.9946316097" calcext:value-type="float">
            <text:p>20,573</text:p>
          </table:table-cell>
          <table:table-cell table:style-name="ce209" office:value-type="float" office:value="3792.44697414086" calcext:value-type="float">
            <text:p>3,792</text:p>
          </table:table-cell>
          <table:table-cell table:style-name="ce209" office:value-type="float" office:value="1255.25695601297" calcext:value-type="float">
            <text:p>1,255</text:p>
          </table:table-cell>
          <table:table-cell table:style-name="ce209" office:value-type="float" office:value="12547.168521966" calcext:value-type="float">
            <text:p>12,547</text:p>
          </table:table-cell>
          <table:table-cell table:style-name="ce209" office:value-type="float" office:value="1659.04452270028" calcext:value-type="float">
            <text:p>1,659</text:p>
          </table:table-cell>
          <table:table-cell table:style-name="ce209" office:value-type="float" office:value="8880.41458696603" calcext:value-type="float">
            <text:p>8,880</text:p>
          </table:table-cell>
          <table:table-cell table:style-name="ce209" office:value-type="float" office:value="527.681522051358" calcext:value-type="float">
            <text:p>528</text:p>
          </table:table-cell>
          <table:table-cell table:style-name="ce209" office:value-type="float" office:value="8677.56402633607" calcext:value-type="float">
            <text:p>8,678</text:p>
          </table:table-cell>
          <table:table-cell table:style-name="ce209" office:value-type="float" office:value="9862.20932206148" calcext:value-type="float">
            <text:p>9,862</text:p>
          </table:table-cell>
          <table:table-cell table:style-name="ce217" office:value-type="float" office:value="85416.5823719848" calcext:value-type="float">
            <text:p>85,417</text:p>
          </table:table-cell>
          <table:table-cell table:style-name="ce219"/>
          <table:table-cell table:style-name="ce209" office:value-type="float" office:value="-250.477795496157" calcext:value-type="float">
            <text:p>-250</text:p>
          </table:table-cell>
          <table:table-cell table:style-name="ce209"/>
          <table:table-cell table:style-name="ce209" office:value-type="float" office:value="85166.1045764887" calcext:value-type="float">
            <text:p>85,166</text:p>
          </table:table-cell>
          <table:table-cell table:number-columns-repeated="3"/>
          <table:table-cell table:style-name="Default" office:value-type="string" calcext:value-type="string">
            <text:p>2012-13</text:p>
          </table:table-cell>
          <table:table-cell table:style-name="ce226" table:formula="of:=INDEX([.X$31:.X$118];4*(ROW()-8)+1)" office:value-type="float" office:value="92896.7943023534" calcext:value-type="float">
            <text:p>92,897</text:p>
          </table:table-cell>
          <table:table-cell table:number-columns-repeated="2"/>
          <table:table-cell table:style-name="ce3" office:value-type="float" office:value="25168" calcext:value-type="float">
            <text:p>25,168</text:p>
          </table:table-cell>
          <table:table-cell table:style-name="ce230" table:formula="of:=100*[.X22]/[.X$8]" office:value-type="float" office:value="122.26773814029" calcext:value-type="float">
            <text:p>122.3</text:p>
          </table:table-cell>
          <table:table-cell table:style-name="ce230" table:formula="of:=100*[.AA22]/[.AA$8]" office:value-type="float" office:value="123.155216284987" calcext:value-type="float">
            <text:p>123.2</text:p>
          </table:table-cell>
          <table:table-cell table:number-columns-repeated="995"/>
        </table:table-row>
        <table:table-row table:style-name="ro1">
          <table:table-cell table:style-name="ce197" office:value-type="float" office:value="2013" calcext:value-type="float">
            <text:p>2013</text:p>
          </table:table-cell>
          <table:table-cell table:style-name="ce197"/>
          <table:table-cell table:style-name="ce209" office:value-type="float" office:value="8663.44873729341" calcext:value-type="float">
            <text:p>8,663</text:p>
          </table:table-cell>
          <table:table-cell table:style-name="ce209" office:value-type="float" office:value="4552.36542180021" calcext:value-type="float">
            <text:p>4,552</text:p>
          </table:table-cell>
          <table:table-cell table:style-name="ce209" office:value-type="float" office:value="5206.39991242268" calcext:value-type="float">
            <text:p>5,206</text:p>
          </table:table-cell>
          <table:table-cell table:style-name="ce209" office:value-type="float" office:value="21525.8256336178" calcext:value-type="float">
            <text:p>21,526</text:p>
          </table:table-cell>
          <table:table-cell table:style-name="ce209" office:value-type="float" office:value="3931.33632858491" calcext:value-type="float">
            <text:p>3,931</text:p>
          </table:table-cell>
          <table:table-cell table:style-name="ce209" office:value-type="float" office:value="1404.48351487064" calcext:value-type="float">
            <text:p>1,404</text:p>
          </table:table-cell>
          <table:table-cell table:style-name="ce209" office:value-type="float" office:value="13461.4528018165" calcext:value-type="float">
            <text:p>13,461</text:p>
          </table:table-cell>
          <table:table-cell table:style-name="ce209" office:value-type="float" office:value="1795.01569372204" calcext:value-type="float">
            <text:p>1,795</text:p>
          </table:table-cell>
          <table:table-cell table:style-name="ce209" office:value-type="float" office:value="9401.17998919119" calcext:value-type="float">
            <text:p>9,401</text:p>
          </table:table-cell>
          <table:table-cell table:style-name="ce209" office:value-type="float" office:value="639.877613110351" calcext:value-type="float">
            <text:p>640</text:p>
          </table:table-cell>
          <table:table-cell table:style-name="ce209" office:value-type="float" office:value="9579.22375622545" calcext:value-type="float">
            <text:p>9,579</text:p>
          </table:table-cell>
          <table:table-cell table:style-name="ce209" office:value-type="float" office:value="10408.1477935821" calcext:value-type="float">
            <text:p>10,408</text:p>
          </table:table-cell>
          <table:table-cell table:style-name="ce217" office:value-type="float" office:value="90568.7571962373" calcext:value-type="float">
            <text:p>90,569</text:p>
          </table:table-cell>
          <table:table-cell table:style-name="ce219"/>
          <table:table-cell table:style-name="ce209" office:value-type="float" office:value="-588.879778271374" calcext:value-type="float">
            <text:p>-589</text:p>
          </table:table-cell>
          <table:table-cell table:style-name="ce209"/>
          <table:table-cell table:style-name="ce209" office:value-type="float" office:value="89979.877417966" calcext:value-type="float">
            <text:p>89,980</text:p>
          </table:table-cell>
          <table:table-cell table:number-columns-repeated="3"/>
          <table:table-cell table:style-name="Default" office:value-type="string" calcext:value-type="string">
            <text:p>2013-14</text:p>
          </table:table-cell>
          <table:table-cell table:style-name="ce226" table:formula="of:=INDEX([.X$31:.X$118];4*(ROW()-8)+1)" office:value-type="float" office:value="94260.1645735335" calcext:value-type="float">
            <text:p>94,260</text:p>
          </table:table-cell>
          <table:table-cell table:number-columns-repeated="2"/>
          <table:table-cell table:style-name="ce3" office:value-type="float" office:value="25636" calcext:value-type="float">
            <text:p>25,636</text:p>
          </table:table-cell>
          <table:table-cell table:style-name="ce230" table:formula="of:=100*[.X23]/[.X$8]" office:value-type="float" office:value="124.062161732156" calcext:value-type="float">
            <text:p>124.1</text:p>
          </table:table-cell>
          <table:table-cell table:style-name="ce230" table:formula="of:=100*[.AA23]/[.AA$8]" office:value-type="float" office:value="125.445292620865" calcext:value-type="float">
            <text:p>125.4</text:p>
          </table:table-cell>
          <table:table-cell table:number-columns-repeated="995"/>
        </table:table-row>
        <table:table-row table:style-name="ro1">
          <table:table-cell table:style-name="ce197" office:value-type="float" office:value="2014" calcext:value-type="float">
            <text:p>2014</text:p>
          </table:table-cell>
          <table:table-cell table:style-name="ce197"/>
          <table:table-cell table:style-name="ce209" office:value-type="float" office:value="8623.31713194649" calcext:value-type="float">
            <text:p>8,623</text:p>
          </table:table-cell>
          <table:table-cell table:style-name="ce209" office:value-type="float" office:value="4492.07808287395" calcext:value-type="float">
            <text:p>4,492</text:p>
          </table:table-cell>
          <table:table-cell table:style-name="ce209" office:value-type="float" office:value="5213.12511084956" calcext:value-type="float">
            <text:p>5,213</text:p>
          </table:table-cell>
          <table:table-cell table:style-name="ce209" office:value-type="float" office:value="21698.9966536162" calcext:value-type="float">
            <text:p>21,699</text:p>
          </table:table-cell>
          <table:table-cell table:style-name="ce209" office:value-type="float" office:value="4067.79963164113" calcext:value-type="float">
            <text:p>4,068</text:p>
          </table:table-cell>
          <table:table-cell table:style-name="ce209" office:value-type="float" office:value="1381.7410503425" calcext:value-type="float">
            <text:p>1,382</text:p>
          </table:table-cell>
          <table:table-cell table:style-name="ce209" office:value-type="float" office:value="13423.4511663412" calcext:value-type="float">
            <text:p>13,423</text:p>
          </table:table-cell>
          <table:table-cell table:style-name="ce209" office:value-type="float" office:value="1754.87525735896" calcext:value-type="float">
            <text:p>1,755</text:p>
          </table:table-cell>
          <table:table-cell table:style-name="ce209" office:value-type="float" office:value="9389.97164222046" calcext:value-type="float">
            <text:p>9,390</text:p>
          </table:table-cell>
          <table:table-cell table:style-name="ce209" office:value-type="float" office:value="710.340912825267" calcext:value-type="float">
            <text:p>710</text:p>
          </table:table-cell>
          <table:table-cell table:style-name="ce209" office:value-type="float" office:value="9293.37558175774" calcext:value-type="float">
            <text:p>9,293</text:p>
          </table:table-cell>
          <table:table-cell table:style-name="ce209" office:value-type="float" office:value="11144.1111604176" calcext:value-type="float">
            <text:p>11,144</text:p>
          </table:table-cell>
          <table:table-cell table:style-name="ce217" office:value-type="float" office:value="91193.183382191" calcext:value-type="float">
            <text:p>91,193</text:p>
          </table:table-cell>
          <table:table-cell table:style-name="ce219"/>
          <table:table-cell table:style-name="ce209" office:value-type="float" office:value="115.460152507341" calcext:value-type="float">
            <text:p>115</text:p>
          </table:table-cell>
          <table:table-cell table:style-name="ce209"/>
          <table:table-cell table:style-name="ce209" office:value-type="float" office:value="91308.6435346985" calcext:value-type="float">
            <text:p>91,309</text:p>
          </table:table-cell>
          <table:table-cell table:number-columns-repeated="3"/>
          <table:table-cell table:style-name="Default" office:value-type="string" calcext:value-type="string">
            <text:p>2014-15</text:p>
          </table:table-cell>
          <table:table-cell table:style-name="ce226" table:formula="of:=INDEX([.X$31:.X$118];4*(ROW()-8)+1)" office:value-type="float" office:value="93543.554555178" calcext:value-type="float">
            <text:p>93,544</text:p>
          </table:table-cell>
          <table:table-cell table:number-columns-repeated="2"/>
          <table:table-cell table:style-name="ce3" office:value-type="float" office:value="26416" calcext:value-type="float">
            <text:p>26,416</text:p>
          </table:table-cell>
          <table:table-cell table:style-name="ce230" table:formula="of:=100*[.X24]/[.X$8]" office:value-type="float" office:value="123.118982941854" calcext:value-type="float">
            <text:p>123.1</text:p>
          </table:table-cell>
          <table:table-cell table:style-name="ce230" table:formula="of:=100*[.AA24]/[.AA$8]" office:value-type="float" office:value="129.262086513995" calcext:value-type="float">
            <text:p>129.3</text:p>
          </table:table-cell>
          <table:table-cell table:number-columns-repeated="995"/>
        </table:table-row>
        <table:table-row table:style-name="ro1">
          <table:table-cell table:style-name="ce197" office:value-type="float" office:value="2015" calcext:value-type="float">
            <text:p>2015</text:p>
          </table:table-cell>
          <table:table-cell table:style-name="ce197"/>
          <table:table-cell table:style-name="ce209" office:value-type="float" office:value="8487.37414544805" calcext:value-type="float">
            <text:p>8,487</text:p>
          </table:table-cell>
          <table:table-cell table:style-name="ce209" office:value-type="float" office:value="4127.8374113149" calcext:value-type="float">
            <text:p>4,128</text:p>
          </table:table-cell>
          <table:table-cell table:style-name="ce209" office:value-type="float" office:value="5295.36004401216" calcext:value-type="float">
            <text:p>5,295</text:p>
          </table:table-cell>
          <table:table-cell table:style-name="ce209" office:value-type="float" office:value="22592.8250195157" calcext:value-type="float">
            <text:p>22,593</text:p>
          </table:table-cell>
          <table:table-cell table:style-name="ce209" office:value-type="float" office:value="4126.268258861" calcext:value-type="float">
            <text:p>4,126</text:p>
          </table:table-cell>
          <table:table-cell table:style-name="ce209" office:value-type="float" office:value="1491.85457099908" calcext:value-type="float">
            <text:p>1,492</text:p>
          </table:table-cell>
          <table:table-cell table:style-name="ce209" office:value-type="float" office:value="12927.5138463961" calcext:value-type="float">
            <text:p>12,928</text:p>
          </table:table-cell>
          <table:table-cell table:style-name="ce209" office:value-type="float" office:value="1884.02628660359" calcext:value-type="float">
            <text:p>1,884</text:p>
          </table:table-cell>
          <table:table-cell table:style-name="ce209" office:value-type="float" office:value="9633.52052021571" calcext:value-type="float">
            <text:p>9,634</text:p>
          </table:table-cell>
          <table:table-cell table:style-name="ce209" office:value-type="float" office:value="1002.56141241173" calcext:value-type="float">
            <text:p>1,003</text:p>
          </table:table-cell>
          <table:table-cell table:style-name="ce209" office:value-type="float" office:value="9554.33969036502" calcext:value-type="float">
            <text:p>9,554</text:p>
          </table:table-cell>
          <table:table-cell table:style-name="ce209" office:value-type="float" office:value="11285.4848258262" calcext:value-type="float">
            <text:p>11,285</text:p>
          </table:table-cell>
          <table:table-cell table:style-name="ce217" office:value-type="float" office:value="92408.9660319692" calcext:value-type="float">
            <text:p>92,409</text:p>
          </table:table-cell>
          <table:table-cell table:style-name="ce219"/>
          <table:table-cell table:style-name="ce209" office:value-type="float" office:value="320.584633372102" calcext:value-type="float">
            <text:p>321</text:p>
          </table:table-cell>
          <table:table-cell table:style-name="ce209"/>
          <table:table-cell table:style-name="ce209" office:value-type="float" office:value="92729.5506653414" calcext:value-type="float">
            <text:p>92,730</text:p>
          </table:table-cell>
          <table:table-cell table:number-columns-repeated="3"/>
          <table:table-cell table:style-name="ce228" office:value-type="string" calcext:value-type="string">
            <text:p>2015-16</text:p>
          </table:table-cell>
          <table:table-cell table:style-name="ce226" table:formula="of:=INDEX([.X$31:.X$118];4*(ROW()-8)+1)" office:value-type="float" office:value="95131.2068988209" calcext:value-type="float">
            <text:p>95,131</text:p>
          </table:table-cell>
          <table:table-cell table:number-columns-repeated="2"/>
          <table:table-cell table:style-name="ce3" office:value-type="float" office:value="25792" calcext:value-type="float">
            <text:p>25,792</text:p>
          </table:table-cell>
          <table:table-cell table:style-name="ce230" table:formula="of:=100*[.X25]/[.X$8]" office:value-type="float" office:value="125.208599300181" calcext:value-type="float">
            <text:p>125.2</text:p>
          </table:table-cell>
          <table:table-cell table:style-name="ce230" table:formula="of:=100*[.AA25]/[.AA$8]" office:value-type="float" office:value="126.208651399491" calcext:value-type="float">
            <text:p>126.2</text:p>
          </table:table-cell>
          <table:table-cell table:number-columns-repeated="995"/>
        </table:table-row>
        <table:table-row table:style-name="ro1">
          <table:table-cell table:style-name="ce197" office:value-type="float" office:value="2016" calcext:value-type="float">
            <text:p>2016</text:p>
          </table:table-cell>
          <table:table-cell table:style-name="ce197"/>
          <table:table-cell table:style-name="ce209" office:value-type="float" office:value="8588.05489841616" calcext:value-type="float">
            <text:p>8,588</text:p>
          </table:table-cell>
          <table:table-cell table:style-name="ce209" office:value-type="float" office:value="4251.47265624257" calcext:value-type="float">
            <text:p>4,251</text:p>
          </table:table-cell>
          <table:table-cell table:style-name="ce209" office:value-type="float" office:value="5589.4093363289" calcext:value-type="float">
            <text:p>5,589</text:p>
          </table:table-cell>
          <table:table-cell table:style-name="ce209" office:value-type="float" office:value="23183.8138073979" calcext:value-type="float">
            <text:p>23,184</text:p>
          </table:table-cell>
          <table:table-cell table:style-name="ce209" office:value-type="float" office:value="4688.6588298997" calcext:value-type="float">
            <text:p>4,689</text:p>
          </table:table-cell>
          <table:table-cell table:style-name="ce209" office:value-type="float" office:value="1589.62825102703" calcext:value-type="float">
            <text:p>1,590</text:p>
          </table:table-cell>
          <table:table-cell table:style-name="ce209" office:value-type="float" office:value="13018.7352355448" calcext:value-type="float">
            <text:p>13,019</text:p>
          </table:table-cell>
          <table:table-cell table:style-name="ce209" office:value-type="float" office:value="2015.41564528522" calcext:value-type="float">
            <text:p>2,015</text:p>
          </table:table-cell>
          <table:table-cell table:style-name="ce209" office:value-type="float" office:value="10227.364543583" calcext:value-type="float">
            <text:p>10,227</text:p>
          </table:table-cell>
          <table:table-cell table:style-name="ce209" office:value-type="float" office:value="1080.91746258951" calcext:value-type="float">
            <text:p>1,081</text:p>
          </table:table-cell>
          <table:table-cell table:style-name="ce209" office:value-type="float" office:value="9689.18199104278" calcext:value-type="float">
            <text:p>9,689</text:p>
          </table:table-cell>
          <table:table-cell table:style-name="ce209" office:value-type="float" office:value="11646.8632948546" calcext:value-type="float">
            <text:p>11,647</text:p>
          </table:table-cell>
          <table:table-cell table:style-name="ce217" office:value-type="float" office:value="95569.5159522122" calcext:value-type="float">
            <text:p>95,570</text:p>
          </table:table-cell>
          <table:table-cell table:style-name="ce219"/>
          <table:table-cell table:style-name="ce209" office:value-type="float" office:value="130.613963824726" calcext:value-type="float">
            <text:p>131</text:p>
          </table:table-cell>
          <table:table-cell table:style-name="ce209"/>
          <table:table-cell table:style-name="ce209" office:value-type="float" office:value="95700.129916037" calcext:value-type="float">
            <text:p>95,700</text:p>
          </table:table-cell>
          <table:table-cell table:number-columns-repeated="3"/>
          <table:table-cell table:style-name="ce228" office:value-type="string" calcext:value-type="string">
            <text:p>2016-17</text:p>
          </table:table-cell>
          <table:table-cell table:style-name="ce226" table:formula="of:=INDEX([.X$31:.X$118];4*(ROW()-8)+1)" office:value-type="float" office:value="95746.6687656314" calcext:value-type="float">
            <text:p>95,747</text:p>
          </table:table-cell>
          <table:table-cell table:number-columns-repeated="2"/>
          <table:table-cell table:style-name="ce3" office:value-type="float" office:value="27300" calcext:value-type="float">
            <text:p>27,300</text:p>
          </table:table-cell>
          <table:table-cell table:style-name="ce230" table:formula="of:=100*[.X26]/[.X$8]" office:value-type="float" office:value="126.018650184409" calcext:value-type="float">
            <text:p>126.0</text:p>
          </table:table-cell>
          <table:table-cell table:style-name="ce230" table:formula="of:=100*[.AA26]/[.AA$8]" office:value-type="float" office:value="133.587786259542" calcext:value-type="float">
            <text:p>133.6</text:p>
          </table:table-cell>
          <table:table-cell table:number-columns-repeated="995"/>
        </table:table-row>
        <table:table-row table:style-name="ro1">
          <table:table-cell table:style-name="ce197" office:value-type="float" office:value="2017" calcext:value-type="float">
            <text:p>2017</text:p>
          </table:table-cell>
          <table:table-cell table:style-name="ce197"/>
          <table:table-cell table:style-name="ce209" office:value-type="float" office:value="8872.89722393246" calcext:value-type="float">
            <text:p>8,873</text:p>
          </table:table-cell>
          <table:table-cell table:style-name="ce209" office:value-type="float" office:value="4551.79996150735" calcext:value-type="float">
            <text:p>4,552</text:p>
          </table:table-cell>
          <table:table-cell table:style-name="ce209" office:value-type="float" office:value="5991.00548978494" calcext:value-type="float">
            <text:p>5,991</text:p>
          </table:table-cell>
          <table:table-cell table:style-name="ce209" office:value-type="float" office:value="23430.3327190111" calcext:value-type="float">
            <text:p>23,430</text:p>
          </table:table-cell>
          <table:table-cell table:style-name="ce209" office:value-type="float" office:value="5200.84037645543" calcext:value-type="float">
            <text:p>5,201</text:p>
          </table:table-cell>
          <table:table-cell table:style-name="ce209" office:value-type="float" office:value="1627.52764116597" calcext:value-type="float">
            <text:p>1,628</text:p>
          </table:table-cell>
          <table:table-cell table:style-name="ce209" office:value-type="float" office:value="13032.9342196001" calcext:value-type="float">
            <text:p>13,033</text:p>
          </table:table-cell>
          <table:table-cell table:style-name="ce209" office:value-type="float" office:value="2071.28065486417" calcext:value-type="float">
            <text:p>2,071</text:p>
          </table:table-cell>
          <table:table-cell table:style-name="ce209" office:value-type="float" office:value="10762.3037413064" calcext:value-type="float">
            <text:p>10,762</text:p>
          </table:table-cell>
          <table:table-cell table:style-name="ce209" office:value-type="float" office:value="1148.35274896078" calcext:value-type="float">
            <text:p>1,148</text:p>
          </table:table-cell>
          <table:table-cell table:style-name="ce209" office:value-type="float" office:value="9778.10691867325" calcext:value-type="float">
            <text:p>9,778</text:p>
          </table:table-cell>
          <table:table-cell table:style-name="ce209" office:value-type="float" office:value="11841.5239918017" calcext:value-type="float">
            <text:p>11,842</text:p>
          </table:table-cell>
          <table:table-cell table:style-name="ce217" office:value-type="float" office:value="98308.9056870637" calcext:value-type="float">
            <text:p>98,309</text:p>
          </table:table-cell>
          <table:table-cell table:style-name="ce219"/>
          <table:table-cell table:style-name="ce209" office:value-type="float" office:value="-529.980286672664" calcext:value-type="float">
            <text:p>-530</text:p>
          </table:table-cell>
          <table:table-cell table:style-name="ce209"/>
          <table:table-cell table:style-name="ce209" office:value-type="float" office:value="97778.9254003912" calcext:value-type="float">
            <text:p>97,779</text:p>
          </table:table-cell>
          <table:table-cell table:number-columns-repeated="3"/>
          <table:table-cell table:style-name="Default" office:value-type="string" calcext:value-type="string">
            <text:p>2017-18</text:p>
          </table:table-cell>
          <table:table-cell table:style-name="ce226" table:formula="of:=INDEX([.X$31:.X$118];4*(ROW()-8)+1)" office:value-type="float" office:value="94767.2828351169" calcext:value-type="float">
            <text:p>94,767</text:p>
          </table:table-cell>
          <table:table-cell table:number-columns-repeated="2"/>
          <table:table-cell table:style-name="ce3" office:value-type="float" office:value="26624" calcext:value-type="float">
            <text:p>26,624</text:p>
          </table:table-cell>
          <table:table-cell table:style-name="ce230" table:formula="of:=100*[.X27]/[.X$8]" office:value-type="float" office:value="124.729614288286" calcext:value-type="float">
            <text:p>124.7</text:p>
          </table:table-cell>
          <table:table-cell table:style-name="ce230" table:formula="of:=100*[.AA27]/[.AA$8]" office:value-type="float" office:value="130.27989821883" calcext:value-type="float">
            <text:p>130.3</text:p>
          </table:table-cell>
          <table:table-cell table:number-columns-repeated="995"/>
        </table:table-row>
        <table:table-row table:style-name="ro1">
          <table:table-cell table:style-name="ce197" office:value-type="float" office:value="2018" calcext:value-type="float">
            <text:p>2018</text:p>
          </table:table-cell>
          <table:table-cell table:style-name="ce197"/>
          <table:table-cell table:style-name="ce209" office:value-type="float" office:value="9473.60431826372" calcext:value-type="float">
            <text:p>9,474</text:p>
          </table:table-cell>
          <table:table-cell table:style-name="ce209" office:value-type="float" office:value="4922.11181398258" calcext:value-type="float">
            <text:p>4,922</text:p>
          </table:table-cell>
          <table:table-cell table:style-name="ce209" office:value-type="float" office:value="5915.95764983336" calcext:value-type="float">
            <text:p>5,916</text:p>
          </table:table-cell>
          <table:table-cell table:style-name="ce209" office:value-type="float" office:value="23763.4470405876" calcext:value-type="float">
            <text:p>23,763</text:p>
          </table:table-cell>
          <table:table-cell table:style-name="ce209" office:value-type="float" office:value="5684.49845099413" calcext:value-type="float">
            <text:p>5,684</text:p>
          </table:table-cell>
          <table:table-cell table:style-name="ce209" office:value-type="float" office:value="1664.74223563369" calcext:value-type="float">
            <text:p>1,665</text:p>
          </table:table-cell>
          <table:table-cell table:style-name="ce209" office:value-type="float" office:value="13904.4017464475" calcext:value-type="float">
            <text:p>13,904</text:p>
          </table:table-cell>
          <table:table-cell table:style-name="ce209" office:value-type="float" office:value="2026.43032034781" calcext:value-type="float">
            <text:p>2,026</text:p>
          </table:table-cell>
          <table:table-cell table:style-name="ce209" office:value-type="float" office:value="10638.5894439579" calcext:value-type="float">
            <text:p>10,639</text:p>
          </table:table-cell>
          <table:table-cell table:style-name="ce209" office:value-type="float" office:value="1147.11315890611" calcext:value-type="float">
            <text:p>1,147</text:p>
          </table:table-cell>
          <table:table-cell table:style-name="ce209" office:value-type="float" office:value="9514.00757554824" calcext:value-type="float">
            <text:p>9,514</text:p>
          </table:table-cell>
          <table:table-cell table:style-name="ce209" office:value-type="float" office:value="12175.799838497" calcext:value-type="float">
            <text:p>12,176</text:p>
          </table:table-cell>
          <table:table-cell table:style-name="ce217" office:value-type="float" office:value="100830.703593" calcext:value-type="float">
            <text:p>100,831</text:p>
          </table:table-cell>
          <table:table-cell table:style-name="ce219"/>
          <table:table-cell table:style-name="ce209" office:value-type="float" office:value="-623.239319362834" calcext:value-type="float">
            <text:p>-623</text:p>
          </table:table-cell>
          <table:table-cell table:style-name="ce209"/>
          <table:table-cell table:style-name="ce209" office:value-type="float" office:value="100207.464273636" calcext:value-type="float">
            <text:p>100,207</text:p>
          </table:table-cell>
          <table:table-cell table:number-columns-repeated="3"/>
          <table:table-cell office:value-type="string" calcext:value-type="string">
            <text:p>2018-19</text:p>
          </table:table-cell>
          <table:table-cell table:style-name="ce226" table:formula="of:=INDEX([.X$31:.X$118];4*(ROW()-8)+1)" office:value-type="float" office:value="95196.6829455649" calcext:value-type="float">
            <text:p>95,197</text:p>
          </table:table-cell>
          <table:table-cell table:number-columns-repeated="2"/>
          <table:table-cell table:style-name="ce3" office:value-type="float" office:value="26728" calcext:value-type="float">
            <text:p>26,728</text:p>
          </table:table-cell>
          <table:table-cell table:style-name="ce230" table:formula="of:=100*[.X28]/[.X$8]" office:value-type="float" office:value="125.294776742556" calcext:value-type="float">
            <text:p>125.3</text:p>
          </table:table-cell>
          <table:table-cell table:style-name="ce230" table:formula="of:=100*[.AA28]/[.AA$8]" office:value-type="float" office:value="130.788804071247" calcext:value-type="float">
            <text:p>130.8</text:p>
          </table:table-cell>
          <table:table-cell table:number-columns-repeated="995"/>
        </table:table-row>
        <table:table-row table:style-name="ro1">
          <table:table-cell table:style-name="ce197" office:value-type="float" office:value="2019" calcext:value-type="float">
            <text:p>2019</text:p>
          </table:table-cell>
          <table:table-cell table:style-name="ce197"/>
          <table:table-cell table:style-name="ce209" office:value-type="float" office:value="9962.77011510106" calcext:value-type="float">
            <text:p>9,963</text:p>
          </table:table-cell>
          <table:table-cell table:style-name="ce209" office:value-type="float" office:value="5440.59782482873" calcext:value-type="float">
            <text:p>5,441</text:p>
          </table:table-cell>
          <table:table-cell table:style-name="ce209" office:value-type="float" office:value="6058.91580455574" calcext:value-type="float">
            <text:p>6,059</text:p>
          </table:table-cell>
          <table:table-cell table:style-name="ce209" office:value-type="float" office:value="24278.5375926379" calcext:value-type="float">
            <text:p>24,279</text:p>
          </table:table-cell>
          <table:table-cell table:style-name="ce209" office:value-type="float" office:value="5773.47404315716" calcext:value-type="float">
            <text:p>5,773</text:p>
          </table:table-cell>
          <table:table-cell table:style-name="ce209" office:value-type="float" office:value="1667.49109118699" calcext:value-type="float">
            <text:p>1,667</text:p>
          </table:table-cell>
          <table:table-cell table:style-name="ce209" office:value-type="float" office:value="14075.5534406349" calcext:value-type="float">
            <text:p>14,076</text:p>
          </table:table-cell>
          <table:table-cell table:style-name="ce209" office:value-type="float" office:value="1902.6338998833" calcext:value-type="float">
            <text:p>1,903</text:p>
          </table:table-cell>
          <table:table-cell table:style-name="ce209" office:value-type="float" office:value="10571.8381842542" calcext:value-type="float">
            <text:p>10,572</text:p>
          </table:table-cell>
          <table:table-cell table:style-name="ce209" office:value-type="float" office:value="1129.34195689039" calcext:value-type="float">
            <text:p>1,129</text:p>
          </table:table-cell>
          <table:table-cell table:style-name="ce209" office:value-type="float" office:value="9604.29400509968" calcext:value-type="float">
            <text:p>9,604</text:p>
          </table:table-cell>
          <table:table-cell table:style-name="ce209" office:value-type="float" office:value="12278.741138713" calcext:value-type="float">
            <text:p>12,279</text:p>
          </table:table-cell>
          <table:table-cell table:style-name="ce217" office:value-type="float" office:value="102744.189096943" calcext:value-type="float">
            <text:p>102,744</text:p>
          </table:table-cell>
          <table:table-cell table:style-name="ce219"/>
          <table:table-cell table:style-name="ce209" office:value-type="float" office:value="-842.591552015827" calcext:value-type="float">
            <text:p>-843</text:p>
          </table:table-cell>
          <table:table-cell table:style-name="ce209"/>
          <table:table-cell table:style-name="ce209" office:value-type="float" office:value="101901.597544927" calcext:value-type="float">
            <text:p>101,902</text:p>
          </table:table-cell>
          <table:table-cell table:number-columns-repeated="3"/>
          <table:table-cell office:value-type="string" calcext:value-type="string">
            <text:p>2019-20</text:p>
          </table:table-cell>
          <table:table-cell table:style-name="ce226" table:formula="of:=INDEX([.X$31:.X$118];4*(ROW()-8)+1)" office:value-type="float" office:value="93893.7967835557" calcext:value-type="float">
            <text:p>93,894</text:p>
          </table:table-cell>
          <table:table-cell table:number-columns-repeated="3"/>
          <table:table-cell table:style-name="ce230" table:formula="of:=100*[.X29]/[.X$8]" office:value-type="float" office:value="123.579960367249" calcext:value-type="float">
            <text:p>123.6</text:p>
          </table:table-cell>
          <table:table-cell table:style-name="ce230"/>
          <table:table-cell table:number-columns-repeated="995"/>
        </table:table-row>
        <table:table-row table:style-name="ro15">
          <table:table-cell table:style-name="ce197" office:value-type="float" office:value="1998" calcext:value-type="float">
            <text:p>1998</text:p>
          </table:table-cell>
          <table:table-cell table:style-name="ce197" office:value-type="float" office:value="1" calcext:value-type="float">
            <text:p>1</text:p>
          </table:table-cell>
          <table:table-cell table:style-name="ce209" office:value-type="float" office:value="1210.66734059445" calcext:value-type="float">
            <text:p>1,211</text:p>
          </table:table-cell>
          <table:table-cell table:style-name="ce209" office:value-type="float" office:value="769.434853151045" calcext:value-type="float">
            <text:p>769</text:p>
          </table:table-cell>
          <table:table-cell table:style-name="ce209" office:value-type="float" office:value="700.437870058623" calcext:value-type="float">
            <text:p>700</text:p>
          </table:table-cell>
          <table:table-cell table:style-name="ce209" office:value-type="float" office:value="2923.57840173584" calcext:value-type="float">
            <text:p>2,924</text:p>
          </table:table-cell>
          <table:table-cell table:style-name="ce209" office:value-type="float" office:value="624.202816575696" calcext:value-type="float">
            <text:p>624</text:p>
          </table:table-cell>
          <table:table-cell table:style-name="ce209" office:value-type="float" office:value="145.667921849922" calcext:value-type="float">
            <text:p>146</text:p>
          </table:table-cell>
          <table:table-cell table:style-name="ce209" office:value-type="float" office:value="1583.15637891213" calcext:value-type="float">
            <text:p>1,583</text:p>
          </table:table-cell>
          <table:table-cell table:style-name="ce209" office:value-type="float" office:value="210.436786298728" calcext:value-type="float">
            <text:p>210</text:p>
          </table:table-cell>
          <table:table-cell table:style-name="ce209" office:value-type="float" office:value="1308.89819255337" calcext:value-type="float">
            <text:p>1,309</text:p>
          </table:table-cell>
          <table:table-cell table:style-name="ce209" office:value-type="float" office:value="66.371094186253" calcext:value-type="float">
            <text:p>66</text:p>
          </table:table-cell>
          <table:table-cell table:style-name="ce209" office:value-type="float" office:value="1364.07793630184" calcext:value-type="float">
            <text:p>1,364</text:p>
          </table:table-cell>
          <table:table-cell table:style-name="ce209" office:value-type="float" office:value="1427.47968031171" calcext:value-type="float">
            <text:p>1,427</text:p>
          </table:table-cell>
          <table:table-cell table:style-name="ce217" office:value-type="float" office:value="12334.4092725296" calcext:value-type="float">
            <text:p>12,334</text:p>
          </table:table-cell>
          <table:table-cell table:style-name="ce219"/>
          <table:table-cell table:style-name="ce209" office:value-type="float" office:value="-135.76616765343" calcext:value-type="float">
            <text:p>-136</text:p>
          </table:table-cell>
          <table:table-cell table:style-name="ce209"/>
          <table:table-cell table:style-name="ce209" office:value-type="float" office:value="12198.6431048762" calcext:value-type="float">
            <text:p>12,199</text:p>
          </table:table-cell>
          <table:table-cell table:style-name="ce226" table:formula="of:=100*[.S30]/[$'Table A'.O29]" office:value-type="float" office:value="18396.3815451597" calcext:value-type="float">
            <text:p>18,396</text:p>
          </table:table-cell>
          <table:table-cell table:number-columns-repeated="1004"/>
        </table:table-row>
        <table:table-row table:style-name="ro2">
          <table:table-cell table:style-name="ce197"/>
          <table:table-cell table:style-name="ce197" office:value-type="float" office:value="2" calcext:value-type="float">
            <text:p>2</text:p>
          </table:table-cell>
          <table:table-cell table:style-name="ce209" office:value-type="float" office:value="1233.51661916894" calcext:value-type="float">
            <text:p>1,234</text:p>
          </table:table-cell>
          <table:table-cell table:style-name="ce209" office:value-type="float" office:value="762.031886414985" calcext:value-type="float">
            <text:p>762</text:p>
          </table:table-cell>
          <table:table-cell table:style-name="ce209" office:value-type="float" office:value="722.765061425034" calcext:value-type="float">
            <text:p>723</text:p>
          </table:table-cell>
          <table:table-cell table:style-name="ce209" office:value-type="float" office:value="2923.38552156783" calcext:value-type="float">
            <text:p>2,923</text:p>
          </table:table-cell>
          <table:table-cell table:style-name="ce209" office:value-type="float" office:value="636.851512214351" calcext:value-type="float">
            <text:p>637</text:p>
          </table:table-cell>
          <table:table-cell table:style-name="ce209" office:value-type="float" office:value="147.864138471251" calcext:value-type="float">
            <text:p>148</text:p>
          </table:table-cell>
          <table:table-cell table:style-name="ce209" office:value-type="float" office:value="1465.92483444958" calcext:value-type="float">
            <text:p>1,466</text:p>
          </table:table-cell>
          <table:table-cell table:style-name="ce209" office:value-type="float" office:value="222.179672258791" calcext:value-type="float">
            <text:p>222</text:p>
          </table:table-cell>
          <table:table-cell table:style-name="ce209" office:value-type="float" office:value="1338.27215596039" calcext:value-type="float">
            <text:p>1,338</text:p>
          </table:table-cell>
          <table:table-cell table:style-name="ce209" office:value-type="float" office:value="67.434049587214" calcext:value-type="float">
            <text:p>67</text:p>
          </table:table-cell>
          <table:table-cell table:style-name="ce209" office:value-type="float" office:value="1446.54267582106" calcext:value-type="float">
            <text:p>1,447</text:p>
          </table:table-cell>
          <table:table-cell table:style-name="ce209" office:value-type="float" office:value="1519.48606065647" calcext:value-type="float">
            <text:p>1,519</text:p>
          </table:table-cell>
          <table:table-cell table:style-name="ce217" office:value-type="float" office:value="12486.2541879959" calcext:value-type="float">
            <text:p>12,486</text:p>
          </table:table-cell>
          <table:table-cell table:style-name="ce219"/>
          <table:table-cell table:style-name="ce209" office:value-type="float" office:value="-144.730072048045" calcext:value-type="float">
            <text:p>-145</text:p>
          </table:table-cell>
          <table:table-cell table:style-name="ce209"/>
          <table:table-cell table:style-name="ce209" office:value-type="float" office:value="12341.5241159478" calcext:value-type="float">
            <text:p>12,342</text:p>
          </table:table-cell>
          <table:table-cell table:style-name="ce226" table:formula="of:=100*[.S31]/[$'Table A'.O30]" office:value-type="float" office:value="18584.8406718598" calcext:value-type="float">
            <text:p>18,585</text:p>
          </table:table-cell>
          <table:table-cell table:number-columns-repeated="3"/>
          <table:table-cell table:style-name="ce226" table:formula="of:=SUM([.T31:.T34])" office:value-type="float" office:value="75978.1735683733" calcext:value-type="float">
            <text:p>75,978</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251.0750862097" calcext:value-type="float">
            <text:p>1,251</text:p>
          </table:table-cell>
          <table:table-cell table:style-name="ce209" office:value-type="float" office:value="756.632739658633" calcext:value-type="float">
            <text:p>757</text:p>
          </table:table-cell>
          <table:table-cell table:style-name="ce209" office:value-type="float" office:value="753.419619435409" calcext:value-type="float">
            <text:p>753</text:p>
          </table:table-cell>
          <table:table-cell table:style-name="ce209" office:value-type="float" office:value="2918.42724975327" calcext:value-type="float">
            <text:p>2,918</text:p>
          </table:table-cell>
          <table:table-cell table:style-name="ce209" office:value-type="float" office:value="657.242477168867" calcext:value-type="float">
            <text:p>657</text:p>
          </table:table-cell>
          <table:table-cell table:style-name="ce209" office:value-type="float" office:value="149.706415590441" calcext:value-type="float">
            <text:p>150</text:p>
          </table:table-cell>
          <table:table-cell table:style-name="ce209" office:value-type="float" office:value="1653.93194354606" calcext:value-type="float">
            <text:p>1,654</text:p>
          </table:table-cell>
          <table:table-cell table:style-name="ce209" office:value-type="float" office:value="225.133903194027" calcext:value-type="float">
            <text:p>225</text:p>
          </table:table-cell>
          <table:table-cell table:style-name="ce209" office:value-type="float" office:value="1375.11373745939" calcext:value-type="float">
            <text:p>1,375</text:p>
          </table:table-cell>
          <table:table-cell table:style-name="ce209" office:value-type="float" office:value="70.206161719947" calcext:value-type="float">
            <text:p>70</text:p>
          </table:table-cell>
          <table:table-cell table:style-name="ce209" office:value-type="float" office:value="1535.92107254498" calcext:value-type="float">
            <text:p>1,536</text:p>
          </table:table-cell>
          <table:table-cell table:style-name="ce209" office:value-type="float" office:value="1547.49581332846" calcext:value-type="float">
            <text:p>1,547</text:p>
          </table:table-cell>
          <table:table-cell table:style-name="ce217" office:value-type="float" office:value="12894.3062196092" calcext:value-type="float">
            <text:p>12,894</text:p>
          </table:table-cell>
          <table:table-cell table:style-name="ce219"/>
          <table:table-cell table:style-name="ce209" office:value-type="float" office:value="-272.309285248524" calcext:value-type="float">
            <text:p>-272</text:p>
          </table:table-cell>
          <table:table-cell table:style-name="ce209"/>
          <table:table-cell table:style-name="ce209" office:value-type="float" office:value="12621.9969343606" calcext:value-type="float">
            <text:p>12,622</text:p>
          </table:table-cell>
          <table:table-cell table:style-name="ce226" table:formula="of:=100*[.S32]/[$'Table A'.O31]" office:value-type="float" office:value="18864.5374626908" calcext:value-type="float">
            <text:p>18,865</text:p>
          </table:table-cell>
          <table:table-cell table:number-columns-repeated="3"/>
          <table:table-cell table:style-name="ce226" table:formula="of:=SUM([.T32:.T35])" office:value-type="float" office:value="77124.5074033755" calcext:value-type="float">
            <text:p>77,12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235.04106493576" calcext:value-type="float">
            <text:p>1,235</text:p>
          </table:table-cell>
          <table:table-cell table:style-name="ce209" office:value-type="float" office:value="748.512052475411" calcext:value-type="float">
            <text:p>749</text:p>
          </table:table-cell>
          <table:table-cell table:style-name="ce209" office:value-type="float" office:value="729.567112773011" calcext:value-type="float">
            <text:p>730</text:p>
          </table:table-cell>
          <table:table-cell table:style-name="ce209" office:value-type="float" office:value="2950.71222737418" calcext:value-type="float">
            <text:p>2,951</text:p>
          </table:table-cell>
          <table:table-cell table:style-name="ce209" office:value-type="float" office:value="656.83678492879" calcext:value-type="float">
            <text:p>657</text:p>
          </table:table-cell>
          <table:table-cell table:style-name="ce209" office:value-type="float" office:value="148.56886971551" calcext:value-type="float">
            <text:p>149</text:p>
          </table:table-cell>
          <table:table-cell table:style-name="ce209" office:value-type="float" office:value="1610.67590176224" calcext:value-type="float">
            <text:p>1,611</text:p>
          </table:table-cell>
          <table:table-cell table:style-name="ce209" office:value-type="float" office:value="231.895957474768" calcext:value-type="float">
            <text:p>232</text:p>
          </table:table-cell>
          <table:table-cell table:style-name="ce209" office:value-type="float" office:value="1388.94641730829" calcext:value-type="float">
            <text:p>1,389</text:p>
          </table:table-cell>
          <table:table-cell table:style-name="ce209" office:value-type="float" office:value="73.183940296497" calcext:value-type="float">
            <text:p>73</text:p>
          </table:table-cell>
          <table:table-cell table:style-name="ce209" office:value-type="float" office:value="1492.13530878249" calcext:value-type="float">
            <text:p>1,492</text:p>
          </table:table-cell>
          <table:table-cell table:style-name="ce209" office:value-type="float" office:value="1527.72260224341" calcext:value-type="float">
            <text:p>1,528</text:p>
          </table:table-cell>
          <table:table-cell table:style-name="ce217" office:value-type="float" office:value="12793.7982400704" calcext:value-type="float">
            <text:p>12,794</text:p>
          </table:table-cell>
          <table:table-cell table:style-name="ce219"/>
          <table:table-cell table:style-name="ce209" office:value-type="float" office:value="-115.41428667531" calcext:value-type="float">
            <text:p>-115</text:p>
          </table:table-cell>
          <table:table-cell table:style-name="ce209"/>
          <table:table-cell table:style-name="ce209" office:value-type="float" office:value="12678.383953395" calcext:value-type="float">
            <text:p>12,678</text:p>
          </table:table-cell>
          <table:table-cell table:style-name="ce226" table:formula="of:=100*[.S33]/[$'Table A'.O32]" office:value-type="float" office:value="19231.3840842423" calcext:value-type="float">
            <text:p>19,231</text:p>
          </table:table-cell>
          <table:table-cell table:number-columns-repeated="3"/>
          <table:table-cell table:style-name="ce226" table:formula="of:=SUM([.T33:.T36])" office:value-type="float" office:value="78089.1146870786" calcext:value-type="float">
            <text:p>78,089</text:p>
          </table:table-cell>
          <table:table-cell table:number-columns-repeated="1000"/>
        </table:table-row>
        <table:table-row table:style-name="ro14">
          <table:table-cell table:style-name="ce197" office:value-type="float" office:value="1999" calcext:value-type="float">
            <text:p>1999</text:p>
          </table:table-cell>
          <table:table-cell table:style-name="ce197" office:value-type="float" office:value="1" calcext:value-type="float">
            <text:p>1</text:p>
          </table:table-cell>
          <table:table-cell table:style-name="ce209" office:value-type="float" office:value="1251.761608953" calcext:value-type="float">
            <text:p>1,252</text:p>
          </table:table-cell>
          <table:table-cell table:style-name="ce209" office:value-type="float" office:value="793.787602880394" calcext:value-type="float">
            <text:p>794</text:p>
          </table:table-cell>
          <table:table-cell table:style-name="ce209" office:value-type="float" office:value="745.409697311486" calcext:value-type="float">
            <text:p>745</text:p>
          </table:table-cell>
          <table:table-cell table:style-name="ce209" office:value-type="float" office:value="2958.2273686339" calcext:value-type="float">
            <text:p>2,958</text:p>
          </table:table-cell>
          <table:table-cell table:style-name="ce209" office:value-type="float" office:value="661.830742455131" calcext:value-type="float">
            <text:p>662</text:p>
          </table:table-cell>
          <table:table-cell table:style-name="ce209" office:value-type="float" office:value="150.989081342335" calcext:value-type="float">
            <text:p>151</text:p>
          </table:table-cell>
          <table:table-cell table:style-name="ce209" office:value-type="float" office:value="1615.88049249691" calcext:value-type="float">
            <text:p>1,616</text:p>
          </table:table-cell>
          <table:table-cell table:style-name="ce209" office:value-type="float" office:value="233.981217847925" calcext:value-type="float">
            <text:p>234</text:p>
          </table:table-cell>
          <table:table-cell table:style-name="ce209" office:value-type="float" office:value="1419.50983135159" calcext:value-type="float">
            <text:p>1,420</text:p>
          </table:table-cell>
          <table:table-cell table:style-name="ce209" office:value-type="float" office:value="74.043006888625" calcext:value-type="float">
            <text:p>74</text:p>
          </table:table-cell>
          <table:table-cell table:style-name="ce209" office:value-type="float" office:value="1477.34097246916" calcext:value-type="float">
            <text:p>1,477</text:p>
          </table:table-cell>
          <table:table-cell table:style-name="ce209" office:value-type="float" office:value="1561.63938241027" calcext:value-type="float">
            <text:p>1,562</text:p>
          </table:table-cell>
          <table:table-cell table:style-name="ce217" office:value-type="float" office:value="12944.4010050407" calcext:value-type="float">
            <text:p>12,944</text:p>
          </table:table-cell>
          <table:table-cell table:style-name="ce219"/>
          <table:table-cell table:style-name="ce209" office:value-type="float" office:value="-119.661166340209" calcext:value-type="float">
            <text:p>-120</text:p>
          </table:table-cell>
          <table:table-cell table:style-name="ce209"/>
          <table:table-cell table:style-name="ce209" office:value-type="float" office:value="12824.7398387005" calcext:value-type="float">
            <text:p>12,825</text:p>
          </table:table-cell>
          <table:table-cell table:style-name="ce226" table:formula="of:=100*[.S34]/[$'Table A'.O33]" office:value-type="float" office:value="19297.4113495804" calcext:value-type="float">
            <text:p>19,297</text:p>
          </table:table-cell>
          <table:table-cell table:number-columns-repeated="3"/>
          <table:table-cell table:style-name="ce226" table:formula="of:=SUM([.T34:.T37])" office:value-type="float" office:value="78903.6830387999" calcext:value-type="float">
            <text:p>78,90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293.55099061128" calcext:value-type="float">
            <text:p>1,294</text:p>
          </table:table-cell>
          <table:table-cell table:style-name="ce209" office:value-type="float" office:value="800.441525882013" calcext:value-type="float">
            <text:p>800</text:p>
          </table:table-cell>
          <table:table-cell table:style-name="ce209" office:value-type="float" office:value="748.984123652505" calcext:value-type="float">
            <text:p>749</text:p>
          </table:table-cell>
          <table:table-cell table:style-name="ce209" office:value-type="float" office:value="3000.57597632304" calcext:value-type="float">
            <text:p>3,001</text:p>
          </table:table-cell>
          <table:table-cell table:style-name="ce209" office:value-type="float" office:value="668.884136775441" calcext:value-type="float">
            <text:p>669</text:p>
          </table:table-cell>
          <table:table-cell table:style-name="ce209" office:value-type="float" office:value="153.744075554443" calcext:value-type="float">
            <text:p>154</text:p>
          </table:table-cell>
          <table:table-cell table:style-name="ce209" office:value-type="float" office:value="1649.63836088709" calcext:value-type="float">
            <text:p>1,650</text:p>
          </table:table-cell>
          <table:table-cell table:style-name="ce209" office:value-type="float" office:value="239.12253693861" calcext:value-type="float">
            <text:p>239</text:p>
          </table:table-cell>
          <table:table-cell table:style-name="ce209" office:value-type="float" office:value="1427.72124513176" calcext:value-type="float">
            <text:p>1,428</text:p>
          </table:table-cell>
          <table:table-cell table:style-name="ce209" office:value-type="float" office:value="79.84788769345" calcext:value-type="float">
            <text:p>80</text:p>
          </table:table-cell>
          <table:table-cell table:style-name="ce209" office:value-type="float" office:value="1519.13522555921" calcext:value-type="float">
            <text:p>1,519</text:p>
          </table:table-cell>
          <table:table-cell table:style-name="ce209" office:value-type="float" office:value="1551.1408609132" calcext:value-type="float">
            <text:p>1,551</text:p>
          </table:table-cell>
          <table:table-cell table:style-name="ce217" office:value-type="float" office:value="13132.786945922" calcext:value-type="float">
            <text:p>13,133</text:p>
          </table:table-cell>
          <table:table-cell table:style-name="ce219"/>
          <table:table-cell table:style-name="ce209" office:value-type="float" office:value="-78.192041891021" calcext:value-type="float">
            <text:p>-78</text:p>
          </table:table-cell>
          <table:table-cell table:style-name="ce209"/>
          <table:table-cell table:style-name="ce209" office:value-type="float" office:value="13054.594904031" calcext:value-type="float">
            <text:p>13,055</text:p>
          </table:table-cell>
          <table:table-cell table:style-name="ce226" table:formula="of:=100*[.S35]/[$'Table A'.O34]" office:value-type="float" office:value="19731.174506862" calcext:value-type="float">
            <text:p>19,731</text:p>
          </table:table-cell>
          <table:table-cell table:number-columns-repeated="3"/>
          <table:table-cell table:style-name="ce226" table:formula="of:=SUM([.T35:.T38])" office:value-type="float" office:value="80158.4206628357" calcext:value-type="float">
            <text:p>80,158</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287.09119812119" calcext:value-type="float">
            <text:p>1,287</text:p>
          </table:table-cell>
          <table:table-cell table:style-name="ce209" office:value-type="float" office:value="812.666380206952" calcext:value-type="float">
            <text:p>813</text:p>
          </table:table-cell>
          <table:table-cell table:style-name="ce209" office:value-type="float" office:value="760.305796474126" calcext:value-type="float">
            <text:p>760</text:p>
          </table:table-cell>
          <table:table-cell table:style-name="ce209" office:value-type="float" office:value="3047.97394407014" calcext:value-type="float">
            <text:p>3,048</text:p>
          </table:table-cell>
          <table:table-cell table:style-name="ce209" office:value-type="float" office:value="686.034929591418" calcext:value-type="float">
            <text:p>686</text:p>
          </table:table-cell>
          <table:table-cell table:style-name="ce209" office:value-type="float" office:value="157.226303311221" calcext:value-type="float">
            <text:p>157</text:p>
          </table:table-cell>
          <table:table-cell table:style-name="ce209" office:value-type="float" office:value="1681.41130221141" calcext:value-type="float">
            <text:p>1,681</text:p>
          </table:table-cell>
          <table:table-cell table:style-name="ce209" office:value-type="float" office:value="246.355066673017" calcext:value-type="float">
            <text:p>246</text:p>
          </table:table-cell>
          <table:table-cell table:style-name="ce209" office:value-type="float" office:value="1454.68699535072" calcext:value-type="float">
            <text:p>1,455</text:p>
          </table:table-cell>
          <table:table-cell table:style-name="ce209" office:value-type="float" office:value="82.884685007695" calcext:value-type="float">
            <text:p>83</text:p>
          </table:table-cell>
          <table:table-cell table:style-name="ce209" office:value-type="float" office:value="1507.21440328007" calcext:value-type="float">
            <text:p>1,507</text:p>
          </table:table-cell>
          <table:table-cell table:style-name="ce209" office:value-type="float" office:value="1522.46510208532" calcext:value-type="float">
            <text:p>1,522</text:p>
          </table:table-cell>
          <table:table-cell table:style-name="ce217" office:value-type="float" office:value="13246.3161063833" calcext:value-type="float">
            <text:p>13,246</text:p>
          </table:table-cell>
          <table:table-cell table:style-name="ce219"/>
          <table:table-cell table:style-name="ce209" office:value-type="float" office:value="-109.56370195489" calcext:value-type="float">
            <text:p>-110</text:p>
          </table:table-cell>
          <table:table-cell table:style-name="ce209"/>
          <table:table-cell table:style-name="ce209" office:value-type="float" office:value="13136.7524044284" calcext:value-type="float">
            <text:p>13,137</text:p>
          </table:table-cell>
          <table:table-cell table:style-name="ce226" table:formula="of:=100*[.S36]/[$'Table A'.O35]" office:value-type="float" office:value="19829.1447463939" calcext:value-type="float">
            <text:p>19,829</text:p>
          </table:table-cell>
          <table:table-cell table:number-columns-repeated="3"/>
          <table:table-cell table:style-name="ce226" table:formula="of:=SUM([.T36:.T39])" office:value-type="float" office:value="80847.0990280983" calcext:value-type="float">
            <text:p>80,847</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238.23983889214" calcext:value-type="float">
            <text:p>1,238</text:p>
          </table:table-cell>
          <table:table-cell table:style-name="ce209" office:value-type="float" office:value="811.700620989859" calcext:value-type="float">
            <text:p>812</text:p>
          </table:table-cell>
          <table:table-cell table:style-name="ce209" office:value-type="float" office:value="774.110450882317" calcext:value-type="float">
            <text:p>774</text:p>
          </table:table-cell>
          <table:table-cell table:style-name="ce209" office:value-type="float" office:value="3089.26754965779" calcext:value-type="float">
            <text:p>3,089</text:p>
          </table:table-cell>
          <table:table-cell table:style-name="ce209" office:value-type="float" office:value="709.430867409347" calcext:value-type="float">
            <text:p>709</text:p>
          </table:table-cell>
          <table:table-cell table:style-name="ce209" office:value-type="float" office:value="159.563287814951" calcext:value-type="float">
            <text:p>160</text:p>
          </table:table-cell>
          <table:table-cell table:style-name="ce209" office:value-type="float" office:value="1681.99403675741" calcext:value-type="float">
            <text:p>1,682</text:p>
          </table:table-cell>
          <table:table-cell table:style-name="ce209" office:value-type="float" office:value="253.026937634962" calcext:value-type="float">
            <text:p>253</text:p>
          </table:table-cell>
          <table:table-cell table:style-name="ce209" office:value-type="float" office:value="1475.97734527664" calcext:value-type="float">
            <text:p>1,476</text:p>
          </table:table-cell>
          <table:table-cell table:style-name="ce209" office:value-type="float" office:value="87.403137458354" calcext:value-type="float">
            <text:p>87</text:p>
          </table:table-cell>
          <table:table-cell table:style-name="ce209" office:value-type="float" office:value="1502.91893939427" calcext:value-type="float">
            <text:p>1,503</text:p>
          </table:table-cell>
          <table:table-cell table:style-name="ce209" office:value-type="float" office:value="1610.38704056841" calcext:value-type="float">
            <text:p>1,610</text:p>
          </table:table-cell>
          <table:table-cell table:style-name="ce217" office:value-type="float" office:value="13394.0200527365" calcext:value-type="float">
            <text:p>13,394</text:p>
          </table:table-cell>
          <table:table-cell table:style-name="ce219"/>
          <table:table-cell table:style-name="ce209" office:value-type="float" office:value="-38.653750044214" calcext:value-type="float">
            <text:p>-39</text:p>
          </table:table-cell>
          <table:table-cell table:style-name="ce209"/>
          <table:table-cell table:style-name="ce209" office:value-type="float" office:value="13355.3663026922" calcext:value-type="float">
            <text:p>13,355</text:p>
          </table:table-cell>
          <table:table-cell table:style-name="ce226" table:formula="of:=100*[.S37]/[$'Table A'.O36]" office:value-type="float" office:value="20045.9524359636" calcext:value-type="float">
            <text:p>20,046</text:p>
          </table:table-cell>
          <table:table-cell table:number-columns-repeated="3"/>
          <table:table-cell table:style-name="ce226" table:formula="of:=SUM([.T37:.T40])" office:value-type="float" office:value="81584.6773008994" calcext:value-type="float">
            <text:p>81,585</text:p>
          </table:table-cell>
          <table:table-cell table:number-columns-repeated="1000"/>
        </table:table-row>
        <table:table-row table:style-name="ro14">
          <table:table-cell table:style-name="ce197" office:value-type="float" office:value="2000" calcext:value-type="float">
            <text:p>2000</text:p>
          </table:table-cell>
          <table:table-cell table:style-name="ce197" office:value-type="float" office:value="1" calcext:value-type="float">
            <text:p>1</text:p>
          </table:table-cell>
          <table:table-cell table:style-name="ce209" office:value-type="float" office:value="1297.33062257993" calcext:value-type="float">
            <text:p>1,297</text:p>
          </table:table-cell>
          <table:table-cell table:style-name="ce209" office:value-type="float" office:value="811.119649576782" calcext:value-type="float">
            <text:p>811</text:p>
          </table:table-cell>
          <table:table-cell table:style-name="ce209" office:value-type="float" office:value="783.346067493906" calcext:value-type="float">
            <text:p>783</text:p>
          </table:table-cell>
          <table:table-cell table:style-name="ce209" office:value-type="float" office:value="3128.35967759035" calcext:value-type="float">
            <text:p>3,128</text:p>
          </table:table-cell>
          <table:table-cell table:style-name="ce209" office:value-type="float" office:value="723.592601385975" calcext:value-type="float">
            <text:p>724</text:p>
          </table:table-cell>
          <table:table-cell table:style-name="ce209" office:value-type="float" office:value="160.71360606624" calcext:value-type="float">
            <text:p>161</text:p>
          </table:table-cell>
          <table:table-cell table:style-name="ce209" office:value-type="float" office:value="1720.22254597279" calcext:value-type="float">
            <text:p>1,720</text:p>
          </table:table-cell>
          <table:table-cell table:style-name="ce209" office:value-type="float" office:value="264.103504582528" calcext:value-type="float">
            <text:p>264</text:p>
          </table:table-cell>
          <table:table-cell table:style-name="ce209" office:value-type="float" office:value="1512.09955532785" calcext:value-type="float">
            <text:p>1,512</text:p>
          </table:table-cell>
          <table:table-cell table:style-name="ce209" office:value-type="float" office:value="94.02891715289" calcext:value-type="float">
            <text:p>94</text:p>
          </table:table-cell>
          <table:table-cell table:style-name="ce209" office:value-type="float" office:value="1537.51360588853" calcext:value-type="float">
            <text:p>1,538</text:p>
          </table:table-cell>
          <table:table-cell table:style-name="ce209" office:value-type="float" office:value="1694.99045773838" calcext:value-type="float">
            <text:p>1,695</text:p>
          </table:table-cell>
          <table:table-cell table:style-name="ce217" office:value-type="float" office:value="13727.4208113562" calcext:value-type="float">
            <text:p>13,727</text:p>
          </table:table-cell>
          <table:table-cell table:style-name="ce219"/>
          <table:table-cell table:style-name="ce209" office:value-type="float" office:value="-83.251926026105" calcext:value-type="float">
            <text:p>-83</text:p>
          </table:table-cell>
          <table:table-cell table:style-name="ce209"/>
          <table:table-cell table:style-name="ce209" office:value-type="float" office:value="13644.16888533" calcext:value-type="float">
            <text:p>13,644</text:p>
          </table:table-cell>
          <table:table-cell table:style-name="ce226" table:formula="of:=100*[.S38]/[$'Table A'.O37]" office:value-type="float" office:value="20552.1489736162" calcext:value-type="float">
            <text:p>20,552</text:p>
          </table:table-cell>
          <table:table-cell table:number-columns-repeated="3"/>
          <table:table-cell table:style-name="ce226" table:formula="of:=SUM([.T38:.T41])" office:value-type="float" office:value="82103.6459472229" calcext:value-type="float">
            <text:p>82,10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293.94417539125" calcext:value-type="float">
            <text:p>1,294</text:p>
          </table:table-cell>
          <table:table-cell table:style-name="ce209" office:value-type="float" office:value="810.652970157127" calcext:value-type="float">
            <text:p>811</text:p>
          </table:table-cell>
          <table:table-cell table:style-name="ce209" office:value-type="float" office:value="801.766993124586" calcext:value-type="float">
            <text:p>802</text:p>
          </table:table-cell>
          <table:table-cell table:style-name="ce209" office:value-type="float" office:value="3151.07457164946" calcext:value-type="float">
            <text:p>3,151</text:p>
          </table:table-cell>
          <table:table-cell table:style-name="ce209" office:value-type="float" office:value="739.020877431272" calcext:value-type="float">
            <text:p>739</text:p>
          </table:table-cell>
          <table:table-cell table:style-name="ce209" office:value-type="float" office:value="161.094681004095" calcext:value-type="float">
            <text:p>161</text:p>
          </table:table-cell>
          <table:table-cell table:style-name="ce209" office:value-type="float" office:value="1748.81438799505" calcext:value-type="float">
            <text:p>1,749</text:p>
          </table:table-cell>
          <table:table-cell table:style-name="ce209" office:value-type="float" office:value="269.158893274234" calcext:value-type="float">
            <text:p>269</text:p>
          </table:table-cell>
          <table:table-cell table:style-name="ce209" office:value-type="float" office:value="1484.73577716854" calcext:value-type="float">
            <text:p>1,485</text:p>
          </table:table-cell>
          <table:table-cell table:style-name="ce209" office:value-type="float" office:value="94.266265461093" calcext:value-type="float">
            <text:p>94</text:p>
          </table:table-cell>
          <table:table-cell table:style-name="ce209" office:value-type="float" office:value="1547.14665324192" calcext:value-type="float">
            <text:p>1,547</text:p>
          </table:table-cell>
          <table:table-cell table:style-name="ce209" office:value-type="float" office:value="1690.79254832385" calcext:value-type="float">
            <text:p>1,691</text:p>
          </table:table-cell>
          <table:table-cell table:style-name="ce217" office:value-type="float" office:value="13792.4687942225" calcext:value-type="float">
            <text:p>13,792</text:p>
          </table:table-cell>
          <table:table-cell table:style-name="ce219"/>
          <table:table-cell table:style-name="ce209" office:value-type="float" office:value="-58.151551754196" calcext:value-type="float">
            <text:p>-58</text:p>
          </table:table-cell>
          <table:table-cell table:style-name="ce209"/>
          <table:table-cell table:style-name="ce209" office:value-type="float" office:value="13734.3172424683" calcext:value-type="float">
            <text:p>13,734</text:p>
          </table:table-cell>
          <table:table-cell table:style-name="ce226" table:formula="of:=100*[.S39]/[$'Table A'.O38]" office:value-type="float" office:value="20419.8528721246" calcext:value-type="float">
            <text:p>20,420</text:p>
          </table:table-cell>
          <table:table-cell table:number-columns-repeated="3"/>
          <table:table-cell table:style-name="ce226" table:formula="of:=SUM([.T39:.T42])" office:value-type="float" office:value="82210.8143344827" calcext:value-type="float">
            <text:p>82,211</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326.33922074804" calcext:value-type="float">
            <text:p>1,326</text:p>
          </table:table-cell>
          <table:table-cell table:style-name="ce209" office:value-type="float" office:value="813.200119428782" calcext:value-type="float">
            <text:p>813</text:p>
          </table:table-cell>
          <table:table-cell table:style-name="ce209" office:value-type="float" office:value="820.842310855605" calcext:value-type="float">
            <text:p>821</text:p>
          </table:table-cell>
          <table:table-cell table:style-name="ce209" office:value-type="float" office:value="3160.36447693827" calcext:value-type="float">
            <text:p>3,160</text:p>
          </table:table-cell>
          <table:table-cell table:style-name="ce209" office:value-type="float" office:value="746.607722615815" calcext:value-type="float">
            <text:p>747</text:p>
          </table:table-cell>
          <table:table-cell table:style-name="ce209" office:value-type="float" office:value="165.531378224891" calcext:value-type="float">
            <text:p>166</text:p>
          </table:table-cell>
          <table:table-cell table:style-name="ce209" office:value-type="float" office:value="1765.51672864913" calcext:value-type="float">
            <text:p>1,766</text:p>
          </table:table-cell>
          <table:table-cell table:style-name="ce209" office:value-type="float" office:value="278.339342321577" calcext:value-type="float">
            <text:p>278</text:p>
          </table:table-cell>
          <table:table-cell table:style-name="ce209" office:value-type="float" office:value="1487.85922319459" calcext:value-type="float">
            <text:p>1,488</text:p>
          </table:table-cell>
          <table:table-cell table:style-name="ce209" office:value-type="float" office:value="96.392202629316" calcext:value-type="float">
            <text:p>96</text:p>
          </table:table-cell>
          <table:table-cell table:style-name="ce209" office:value-type="float" office:value="1549.27769076779" calcext:value-type="float">
            <text:p>1,549</text:p>
          </table:table-cell>
          <table:table-cell table:style-name="ce209" office:value-type="float" office:value="1714.53822651756" calcext:value-type="float">
            <text:p>1,715</text:p>
          </table:table-cell>
          <table:table-cell table:style-name="ce217" office:value-type="float" office:value="13924.8086428914" calcext:value-type="float">
            <text:p>13,925</text:p>
          </table:table-cell>
          <table:table-cell table:style-name="ce219"/>
          <table:table-cell table:style-name="ce209" office:value-type="float" office:value="-84.727968046745" calcext:value-type="float">
            <text:p>-85</text:p>
          </table:table-cell>
          <table:table-cell table:style-name="ce209"/>
          <table:table-cell table:style-name="ce209" office:value-type="float" office:value="13840.0806748446" calcext:value-type="float">
            <text:p>13,840</text:p>
          </table:table-cell>
          <table:table-cell table:style-name="ce226" table:formula="of:=100*[.S40]/[$'Table A'.O39]" office:value-type="float" office:value="20566.723019195" calcext:value-type="float">
            <text:p>20,567</text:p>
          </table:table-cell>
          <table:table-cell table:number-columns-repeated="3"/>
          <table:table-cell table:style-name="ce226" table:formula="of:=SUM([.T40:.T43])" office:value-type="float" office:value="82419.0541778977" calcext:value-type="float">
            <text:p>82,419</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319.58892859128" calcext:value-type="float">
            <text:p>1,320</text:p>
          </table:table-cell>
          <table:table-cell table:style-name="ce209" office:value-type="float" office:value="814.587115373319" calcext:value-type="float">
            <text:p>815</text:p>
          </table:table-cell>
          <table:table-cell table:style-name="ce209" office:value-type="float" office:value="844.361186102704" calcext:value-type="float">
            <text:p>844</text:p>
          </table:table-cell>
          <table:table-cell table:style-name="ce209" office:value-type="float" office:value="3177.65879638552" calcext:value-type="float">
            <text:p>3,178</text:p>
          </table:table-cell>
          <table:table-cell table:style-name="ce209" office:value-type="float" office:value="755.78023307956" calcext:value-type="float">
            <text:p>756</text:p>
          </table:table-cell>
          <table:table-cell table:style-name="ce209" office:value-type="float" office:value="172.151039114956" calcext:value-type="float">
            <text:p>172</text:p>
          </table:table-cell>
          <table:table-cell table:style-name="ce209" office:value-type="float" office:value="1789.86945968257" calcext:value-type="float">
            <text:p>1,790</text:p>
          </table:table-cell>
          <table:table-cell table:style-name="ce209" office:value-type="float" office:value="282.698806926623" calcext:value-type="float">
            <text:p>283</text:p>
          </table:table-cell>
          <table:table-cell table:style-name="ce209" office:value-type="float" office:value="1502.95461764048" calcext:value-type="float">
            <text:p>1,503</text:p>
          </table:table-cell>
          <table:table-cell table:style-name="ce209" office:value-type="float" office:value="97.282787576561" calcext:value-type="float">
            <text:p>97</text:p>
          </table:table-cell>
          <table:table-cell table:style-name="ce209" office:value-type="float" office:value="1570.34186207406" calcext:value-type="float">
            <text:p>1,570</text:p>
          </table:table-cell>
          <table:table-cell table:style-name="ce209" office:value-type="float" office:value="1690.3637362349" calcext:value-type="float">
            <text:p>1,690</text:p>
          </table:table-cell>
          <table:table-cell table:style-name="ce217" office:value-type="float" office:value="14017.6385687825" calcext:value-type="float">
            <text:p>14,018</text:p>
          </table:table-cell>
          <table:table-cell table:style-name="ce219"/>
          <table:table-cell table:style-name="ce209" office:value-type="float" office:value="-52.35386606357" calcext:value-type="float">
            <text:p>-52</text:p>
          </table:table-cell>
          <table:table-cell table:style-name="ce209"/>
          <table:table-cell table:style-name="ce209" office:value-type="float" office:value="13965.2847027189" calcext:value-type="float">
            <text:p>13,965</text:p>
          </table:table-cell>
          <table:table-cell table:style-name="ce226" table:formula="of:=100*[.S41]/[$'Table A'.O40]" office:value-type="float" office:value="20564.9210822871" calcext:value-type="float">
            <text:p>20,565</text:p>
          </table:table-cell>
          <table:table-cell table:number-columns-repeated="3"/>
          <table:table-cell table:style-name="ce226" table:formula="of:=SUM([.T41:.T44])" office:value-type="float" office:value="82766.4594750668" calcext:value-type="float">
            <text:p>82,766</text:p>
          </table:table-cell>
          <table:table-cell table:number-columns-repeated="1000"/>
        </table:table-row>
        <table:table-row table:style-name="ro14">
          <table:table-cell table:style-name="ce197" office:value-type="float" office:value="2001" calcext:value-type="float">
            <text:p>2001</text:p>
          </table:table-cell>
          <table:table-cell table:style-name="ce197" office:value-type="float" office:value="1" calcext:value-type="float">
            <text:p>1</text:p>
          </table:table-cell>
          <table:table-cell table:style-name="ce209" office:value-type="float" office:value="1343.00824700368" calcext:value-type="float">
            <text:p>1,343</text:p>
          </table:table-cell>
          <table:table-cell table:style-name="ce209" office:value-type="float" office:value="833.955821297493" calcext:value-type="float">
            <text:p>834</text:p>
          </table:table-cell>
          <table:table-cell table:style-name="ce209" office:value-type="float" office:value="840.311675409257" calcext:value-type="float">
            <text:p>840</text:p>
          </table:table-cell>
          <table:table-cell table:style-name="ce209" office:value-type="float" office:value="3198.7364509114" calcext:value-type="float">
            <text:p>3,199</text:p>
          </table:table-cell>
          <table:table-cell table:style-name="ce209" office:value-type="float" office:value="775.426151122577" calcext:value-type="float">
            <text:p>775</text:p>
          </table:table-cell>
          <table:table-cell table:style-name="ce209" office:value-type="float" office:value="172.736134604587" calcext:value-type="float">
            <text:p>173</text:p>
          </table:table-cell>
          <table:table-cell table:style-name="ce209" office:value-type="float" office:value="1807.43100825702" calcext:value-type="float">
            <text:p>1,807</text:p>
          </table:table-cell>
          <table:table-cell table:style-name="ce209" office:value-type="float" office:value="292.982937160006" calcext:value-type="float">
            <text:p>293</text:p>
          </table:table-cell>
          <table:table-cell table:style-name="ce209" office:value-type="float" office:value="1511.97743040441" calcext:value-type="float">
            <text:p>1,512</text:p>
          </table:table-cell>
          <table:table-cell table:style-name="ce209" office:value-type="float" office:value="94.628165211342" calcext:value-type="float">
            <text:p>95</text:p>
          </table:table-cell>
          <table:table-cell table:style-name="ce209" office:value-type="float" office:value="1574.86858419372" calcext:value-type="float">
            <text:p>1,575</text:p>
          </table:table-cell>
          <table:table-cell table:style-name="ce209" office:value-type="float" office:value="1697.53395337762" calcext:value-type="float">
            <text:p>1,698</text:p>
          </table:table-cell>
          <table:table-cell table:style-name="ce217" office:value-type="float" office:value="14143.5965589531" calcext:value-type="float">
            <text:p>14,144</text:p>
          </table:table-cell>
          <table:table-cell table:style-name="ce219"/>
          <table:table-cell table:style-name="ce209" office:value-type="float" office:value="-44.492882603552" calcext:value-type="float">
            <text:p>-44</text:p>
          </table:table-cell>
          <table:table-cell table:style-name="ce209"/>
          <table:table-cell table:style-name="ce209" office:value-type="float" office:value="14099.1036763495" calcext:value-type="float">
            <text:p>14,099</text:p>
          </table:table-cell>
          <table:table-cell table:style-name="ce226" table:formula="of:=100*[.S42]/[$'Table A'.O41]" office:value-type="float" office:value="20659.317360876" calcext:value-type="float">
            <text:p>20,659</text:p>
          </table:table-cell>
          <table:table-cell table:number-columns-repeated="3"/>
          <table:table-cell table:style-name="ce226" table:formula="of:=SUM([.T42:.T45])" office:value-type="float" office:value="83374.9883204663" calcext:value-type="float">
            <text:p>83,37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342.90144324751" calcext:value-type="float">
            <text:p>1,343</text:p>
          </table:table-cell>
          <table:table-cell table:style-name="ce209" office:value-type="float" office:value="846.357298573569" calcext:value-type="float">
            <text:p>846</text:p>
          </table:table-cell>
          <table:table-cell table:style-name="ce209" office:value-type="float" office:value="854.955631420973" calcext:value-type="float">
            <text:p>855</text:p>
          </table:table-cell>
          <table:table-cell table:style-name="ce209" office:value-type="float" office:value="3212.61698855133" calcext:value-type="float">
            <text:p>3,213</text:p>
          </table:table-cell>
          <table:table-cell table:style-name="ce209" office:value-type="float" office:value="795.517522992184" calcext:value-type="float">
            <text:p>796</text:p>
          </table:table-cell>
          <table:table-cell table:style-name="ce209" office:value-type="float" office:value="176.713033976371" calcext:value-type="float">
            <text:p>177</text:p>
          </table:table-cell>
          <table:table-cell table:style-name="ce209" office:value-type="float" office:value="1798.98406049758" calcext:value-type="float">
            <text:p>1,799</text:p>
          </table:table-cell>
          <table:table-cell table:style-name="ce209" office:value-type="float" office:value="295.37547473538" calcext:value-type="float">
            <text:p>295</text:p>
          </table:table-cell>
          <table:table-cell table:style-name="ce209" office:value-type="float" office:value="1556.97849995003" calcext:value-type="float">
            <text:p>1,557</text:p>
          </table:table-cell>
          <table:table-cell table:style-name="ce209" office:value-type="float" office:value="98.383499530193" calcext:value-type="float">
            <text:p>98</text:p>
          </table:table-cell>
          <table:table-cell table:style-name="ce209" office:value-type="float" office:value="1576.42019445059" calcext:value-type="float">
            <text:p>1,576</text:p>
          </table:table-cell>
          <table:table-cell table:style-name="ce209" office:value-type="float" office:value="1711.64717536112" calcext:value-type="float">
            <text:p>1,712</text:p>
          </table:table-cell>
          <table:table-cell table:style-name="ce217" office:value-type="float" office:value="14266.8508232868" calcext:value-type="float">
            <text:p>14,267</text:p>
          </table:table-cell>
          <table:table-cell table:style-name="ce219"/>
          <table:table-cell table:style-name="ce209" office:value-type="float" office:value="-1.141135089334" calcext:value-type="float">
            <text:p>-1</text:p>
          </table:table-cell>
          <table:table-cell table:style-name="ce209"/>
          <table:table-cell table:style-name="ce209" office:value-type="float" office:value="14265.7096881975" calcext:value-type="float">
            <text:p>14,266</text:p>
          </table:table-cell>
          <table:table-cell table:style-name="ce226" table:formula="of:=100*[.S43]/[$'Table A'.O42]" office:value-type="float" office:value="20628.0927155397" calcext:value-type="float">
            <text:p>20,628</text:p>
          </table:table-cell>
          <table:table-cell table:number-columns-repeated="3"/>
          <table:table-cell table:style-name="ce226" table:formula="of:=SUM([.T43:.T46])" office:value-type="float" office:value="83890.5924946639" calcext:value-type="float">
            <text:p>83,891</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360.75646500442" calcext:value-type="float">
            <text:p>1,361</text:p>
          </table:table-cell>
          <table:table-cell table:style-name="ce209" office:value-type="float" office:value="850.372544627253" calcext:value-type="float">
            <text:p>850</text:p>
          </table:table-cell>
          <table:table-cell table:style-name="ce209" office:value-type="float" office:value="868.233751205231" calcext:value-type="float">
            <text:p>868</text:p>
          </table:table-cell>
          <table:table-cell table:style-name="ce209" office:value-type="float" office:value="3244.58784912012" calcext:value-type="float">
            <text:p>3,245</text:p>
          </table:table-cell>
          <table:table-cell table:style-name="ce209" office:value-type="float" office:value="806.111243231513" calcext:value-type="float">
            <text:p>806</text:p>
          </table:table-cell>
          <table:table-cell table:style-name="ce209" office:value-type="float" office:value="180.23757422908" calcext:value-type="float">
            <text:p>180</text:p>
          </table:table-cell>
          <table:table-cell table:style-name="ce209" office:value-type="float" office:value="1805.36318870402" calcext:value-type="float">
            <text:p>1,805</text:p>
          </table:table-cell>
          <table:table-cell table:style-name="ce209" office:value-type="float" office:value="302.150395229827" calcext:value-type="float">
            <text:p>302</text:p>
          </table:table-cell>
          <table:table-cell table:style-name="ce209" office:value-type="float" office:value="1594.64084999048" calcext:value-type="float">
            <text:p>1,595</text:p>
          </table:table-cell>
          <table:table-cell table:style-name="ce209" office:value-type="float" office:value="101.886136384536" calcext:value-type="float">
            <text:p>102</text:p>
          </table:table-cell>
          <table:table-cell table:style-name="ce209" office:value-type="float" office:value="1584.82740580055" calcext:value-type="float">
            <text:p>1,585</text:p>
          </table:table-cell>
          <table:table-cell table:style-name="ce209" office:value-type="float" office:value="1775.0737063664" calcext:value-type="float">
            <text:p>1,775</text:p>
          </table:table-cell>
          <table:table-cell table:style-name="ce217" office:value-type="float" office:value="14474.2411098934" calcext:value-type="float">
            <text:p>14,474</text:p>
          </table:table-cell>
          <table:table-cell table:style-name="ce219"/>
          <table:table-cell table:style-name="ce209" office:value-type="float" office:value="19.539905573502" calcext:value-type="float">
            <text:p>20</text:p>
          </table:table-cell>
          <table:table-cell table:style-name="ce209"/>
          <table:table-cell table:style-name="ce209" office:value-type="float" office:value="14493.7810154669" calcext:value-type="float">
            <text:p>14,494</text:p>
          </table:table-cell>
          <table:table-cell table:style-name="ce226" table:formula="of:=100*[.S44]/[$'Table A'.O43]" office:value-type="float" office:value="20914.128316364" calcext:value-type="float">
            <text:p>20,914</text:p>
          </table:table-cell>
          <table:table-cell table:number-columns-repeated="3"/>
          <table:table-cell table:style-name="ce226" table:formula="of:=SUM([.T44:.T47])" office:value-type="float" office:value="84596.1769107975" calcext:value-type="float">
            <text:p>84,596</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399.2400383536" calcext:value-type="float">
            <text:p>1,399</text:p>
          </table:table-cell>
          <table:table-cell table:style-name="ce209" office:value-type="float" office:value="851.790937372564" calcext:value-type="float">
            <text:p>852</text:p>
          </table:table-cell>
          <table:table-cell table:style-name="ce209" office:value-type="float" office:value="892.88363014434" calcext:value-type="float">
            <text:p>893</text:p>
          </table:table-cell>
          <table:table-cell table:style-name="ce209" office:value-type="float" office:value="3274.96416867324" calcext:value-type="float">
            <text:p>3,275</text:p>
          </table:table-cell>
          <table:table-cell table:style-name="ce209" office:value-type="float" office:value="815.50655320059" calcext:value-type="float">
            <text:p>816</text:p>
          </table:table-cell>
          <table:table-cell table:style-name="ce209" office:value-type="float" office:value="181.840860720882" calcext:value-type="float">
            <text:p>182</text:p>
          </table:table-cell>
          <table:table-cell table:style-name="ce209" office:value-type="float" office:value="1836.79848333674" calcext:value-type="float">
            <text:p>1,837</text:p>
          </table:table-cell>
          <table:table-cell table:style-name="ce209" office:value-type="float" office:value="306.950286092079" calcext:value-type="float">
            <text:p>307</text:p>
          </table:table-cell>
          <table:table-cell table:style-name="ce209" office:value-type="float" office:value="1622.84994463316" calcext:value-type="float">
            <text:p>1,623</text:p>
          </table:table-cell>
          <table:table-cell table:style-name="ce209" office:value-type="float" office:value="104.055441409647" calcext:value-type="float">
            <text:p>104</text:p>
          </table:table-cell>
          <table:table-cell table:style-name="ce209" office:value-type="float" office:value="1616.68810228517" calcext:value-type="float">
            <text:p>1,617</text:p>
          </table:table-cell>
          <table:table-cell table:style-name="ce209" office:value-type="float" office:value="1729.66862285749" calcext:value-type="float">
            <text:p>1,730</text:p>
          </table:table-cell>
          <table:table-cell table:style-name="ce217" office:value-type="float" office:value="14633.2370690795" calcext:value-type="float">
            <text:p>14,633</text:p>
          </table:table-cell>
          <table:table-cell table:style-name="ce219"/>
          <table:table-cell table:style-name="ce209" office:value-type="float" office:value="-0.353293876797" calcext:value-type="float">
            <text:p>0</text:p>
          </table:table-cell>
          <table:table-cell table:style-name="ce209"/>
          <table:table-cell table:style-name="ce209" office:value-type="float" office:value="14632.8837752027" calcext:value-type="float">
            <text:p>14,633</text:p>
          </table:table-cell>
          <table:table-cell table:style-name="ce226" table:formula="of:=100*[.S45]/[$'Table A'.O44]" office:value-type="float" office:value="21173.4499276866" calcext:value-type="float">
            <text:p>21,173</text:p>
          </table:table-cell>
          <table:table-cell table:number-columns-repeated="3"/>
          <table:table-cell table:style-name="ce226" table:formula="of:=SUM([.T45:.T48])" office:value-type="float" office:value="85150.5918534082" calcext:value-type="float">
            <text:p>85,151</text:p>
          </table:table-cell>
          <table:table-cell table:number-columns-repeated="1000"/>
        </table:table-row>
        <table:table-row table:style-name="ro14">
          <table:table-cell table:style-name="ce197" office:value-type="float" office:value="2002" calcext:value-type="float">
            <text:p>2002</text:p>
          </table:table-cell>
          <table:table-cell table:style-name="ce197" office:value-type="float" office:value="1" calcext:value-type="float">
            <text:p>1</text:p>
          </table:table-cell>
          <table:table-cell table:style-name="ce209" office:value-type="float" office:value="1379.84039842809" calcext:value-type="float">
            <text:p>1,380</text:p>
          </table:table-cell>
          <table:table-cell table:style-name="ce209" office:value-type="float" office:value="847.18781888415" calcext:value-type="float">
            <text:p>847</text:p>
          </table:table-cell>
          <table:table-cell table:style-name="ce209" office:value-type="float" office:value="913.720733423987" calcext:value-type="float">
            <text:p>914</text:p>
          </table:table-cell>
          <table:table-cell table:style-name="ce209" office:value-type="float" office:value="3320.75434073278" calcext:value-type="float">
            <text:p>3,321</text:p>
          </table:table-cell>
          <table:table-cell table:style-name="ce209" office:value-type="float" office:value="833.243466470136" calcext:value-type="float">
            <text:p>833</text:p>
          </table:table-cell>
          <table:table-cell table:style-name="ce209" office:value-type="float" office:value="189.345111519664" calcext:value-type="float">
            <text:p>189</text:p>
          </table:table-cell>
          <table:table-cell table:style-name="ce209" office:value-type="float" office:value="1820.13338110563" calcext:value-type="float">
            <text:p>1,820</text:p>
          </table:table-cell>
          <table:table-cell table:style-name="ce209" office:value-type="float" office:value="301.449092132741" calcext:value-type="float">
            <text:p>301</text:p>
          </table:table-cell>
          <table:table-cell table:style-name="ce209" office:value-type="float" office:value="1698.11577028226" calcext:value-type="float">
            <text:p>1,698</text:p>
          </table:table-cell>
          <table:table-cell table:style-name="ce209" office:value-type="float" office:value="112.217758515131" calcext:value-type="float">
            <text:p>112</text:p>
          </table:table-cell>
          <table:table-cell table:style-name="ce209" office:value-type="float" office:value="1641.36460318758" calcext:value-type="float">
            <text:p>1,641</text:p>
          </table:table-cell>
          <table:table-cell table:style-name="ce209" office:value-type="float" office:value="1744.98248227821" calcext:value-type="float">
            <text:p>1,745</text:p>
          </table:table-cell>
          <table:table-cell table:style-name="ce217" office:value-type="float" office:value="14802.3549569604" calcext:value-type="float">
            <text:p>14,802</text:p>
          </table:table-cell>
          <table:table-cell table:style-name="ce219"/>
          <table:table-cell table:style-name="ce209" office:value-type="float" office:value="-43.991548353913" calcext:value-type="float">
            <text:p>-44</text:p>
          </table:table-cell>
          <table:table-cell table:style-name="ce209"/>
          <table:table-cell table:style-name="ce209" office:value-type="float" office:value="14758.3634086064" calcext:value-type="float">
            <text:p>14,758</text:p>
          </table:table-cell>
          <table:table-cell table:style-name="ce226" table:formula="of:=100*[.S46]/[$'Table A'.O45]" office:value-type="float" office:value="21174.9215350736" calcext:value-type="float">
            <text:p>21,175</text:p>
          </table:table-cell>
          <table:table-cell table:number-columns-repeated="3"/>
          <table:table-cell table:style-name="ce226" table:formula="of:=SUM([.T46:.T49])" office:value-type="float" office:value="85661.4086861855" calcext:value-type="float">
            <text:p>85,661</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378.69078519866" calcext:value-type="float">
            <text:p>1,379</text:p>
          </table:table-cell>
          <table:table-cell table:style-name="ce209" office:value-type="float" office:value="848.420724765552" calcext:value-type="float">
            <text:p>848</text:p>
          </table:table-cell>
          <table:table-cell table:style-name="ce209" office:value-type="float" office:value="920.119292277459" calcext:value-type="float">
            <text:p>920</text:p>
          </table:table-cell>
          <table:table-cell table:style-name="ce209" office:value-type="float" office:value="3388.43264279959" calcext:value-type="float">
            <text:p>3,388</text:p>
          </table:table-cell>
          <table:table-cell table:style-name="ce209" office:value-type="float" office:value="838.628452006805" calcext:value-type="float">
            <text:p>839</text:p>
          </table:table-cell>
          <table:table-cell table:style-name="ce209" office:value-type="float" office:value="192.71462957101" calcext:value-type="float">
            <text:p>193</text:p>
          </table:table-cell>
          <table:table-cell table:style-name="ce209" office:value-type="float" office:value="1870.04473742786" calcext:value-type="float">
            <text:p>1,870</text:p>
          </table:table-cell>
          <table:table-cell table:style-name="ce209" office:value-type="float" office:value="306.272741184875" calcext:value-type="float">
            <text:p>306</text:p>
          </table:table-cell>
          <table:table-cell table:style-name="ce209" office:value-type="float" office:value="1694.64661980173" calcext:value-type="float">
            <text:p>1,695</text:p>
          </table:table-cell>
          <table:table-cell table:style-name="ce209" office:value-type="float" office:value="117.206839213739" calcext:value-type="float">
            <text:p>117</text:p>
          </table:table-cell>
          <table:table-cell table:style-name="ce209" office:value-type="float" office:value="1657.36610290336" calcext:value-type="float">
            <text:p>1,657</text:p>
          </table:table-cell>
          <table:table-cell table:style-name="ce209" office:value-type="float" office:value="1802.0646519401" calcext:value-type="float">
            <text:p>1,802</text:p>
          </table:table-cell>
          <table:table-cell table:style-name="ce217" office:value-type="float" office:value="15014.6082190907" calcext:value-type="float">
            <text:p>15,015</text:p>
          </table:table-cell>
          <table:table-cell table:style-name="ce219"/>
          <table:table-cell table:style-name="ce209" office:value-type="float" office:value="-21.035894482224" calcext:value-type="float">
            <text:p>-21</text:p>
          </table:table-cell>
          <table:table-cell table:style-name="ce209"/>
          <table:table-cell table:style-name="ce209" office:value-type="float" office:value="14993.5723246085" calcext:value-type="float">
            <text:p>14,994</text:p>
          </table:table-cell>
          <table:table-cell table:style-name="ce226" table:formula="of:=100*[.S47]/[$'Table A'.O46]" office:value-type="float" office:value="21333.6771316732" calcext:value-type="float">
            <text:p>21,334</text:p>
          </table:table-cell>
          <table:table-cell table:number-columns-repeated="3"/>
          <table:table-cell table:style-name="ce226" table:formula="of:=SUM([.T47:.T50])" office:value-type="float" office:value="86068.6461918673" calcext:value-type="float">
            <text:p>86,069</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04.66344672758" calcext:value-type="float">
            <text:p>1,405</text:p>
          </table:table-cell>
          <table:table-cell table:style-name="ce209" office:value-type="float" office:value="852.612016340768" calcext:value-type="float">
            <text:p>853</text:p>
          </table:table-cell>
          <table:table-cell table:style-name="ce209" office:value-type="float" office:value="927.230954677933" calcext:value-type="float">
            <text:p>927</text:p>
          </table:table-cell>
          <table:table-cell table:style-name="ce209" office:value-type="float" office:value="3436.20986033782" calcext:value-type="float">
            <text:p>3,436</text:p>
          </table:table-cell>
          <table:table-cell table:style-name="ce209" office:value-type="float" office:value="857.189229740213" calcext:value-type="float">
            <text:p>857</text:p>
          </table:table-cell>
          <table:table-cell table:style-name="ce209" office:value-type="float" office:value="189.711510891794" calcext:value-type="float">
            <text:p>190</text:p>
          </table:table-cell>
          <table:table-cell table:style-name="ce209" office:value-type="float" office:value="1888.0616718565" calcext:value-type="float">
            <text:p>1,888</text:p>
          </table:table-cell>
          <table:table-cell table:style-name="ce209" office:value-type="float" office:value="307.276492300957" calcext:value-type="float">
            <text:p>307</text:p>
          </table:table-cell>
          <table:table-cell table:style-name="ce209" office:value-type="float" office:value="1672.79990264707" calcext:value-type="float">
            <text:p>1,673</text:p>
          </table:table-cell>
          <table:table-cell table:style-name="ce209" office:value-type="float" office:value="120.719181945523" calcext:value-type="float">
            <text:p>121</text:p>
          </table:table-cell>
          <table:table-cell table:style-name="ce209" office:value-type="float" office:value="1647.35654039249" calcext:value-type="float">
            <text:p>1,647</text:p>
          </table:table-cell>
          <table:table-cell table:style-name="ce209" office:value-type="float" office:value="1805.56700812614" calcext:value-type="float">
            <text:p>1,806</text:p>
          </table:table-cell>
          <table:table-cell table:style-name="ce217" office:value-type="float" office:value="15109.3978159848" calcext:value-type="float">
            <text:p>15,109</text:p>
          </table:table-cell>
          <table:table-cell table:style-name="ce219"/>
          <table:table-cell table:style-name="ce209" office:value-type="float" office:value="17.49047849397" calcext:value-type="float">
            <text:p>17</text:p>
          </table:table-cell>
          <table:table-cell table:style-name="ce209"/>
          <table:table-cell table:style-name="ce209" office:value-type="float" office:value="15126.8882944787" calcext:value-type="float">
            <text:p>15,127</text:p>
          </table:table-cell>
          <table:table-cell table:style-name="ce226" table:formula="of:=100*[.S48]/[$'Table A'.O47]" office:value-type="float" office:value="21468.5432589747" calcext:value-type="float">
            <text:p>21,469</text:p>
          </table:table-cell>
          <table:table-cell table:number-columns-repeated="3"/>
          <table:table-cell table:style-name="ce226" table:formula="of:=SUM([.T48:.T51])" office:value-type="float" office:value="86454.6291439337" calcext:value-type="float">
            <text:p>86,45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448.37719075174" calcext:value-type="float">
            <text:p>1,448</text:p>
          </table:table-cell>
          <table:table-cell table:style-name="ce209" office:value-type="float" office:value="860.194880202874" calcext:value-type="float">
            <text:p>860</text:p>
          </table:table-cell>
          <table:table-cell table:style-name="ce209" office:value-type="float" office:value="941.345235738496" calcext:value-type="float">
            <text:p>941</text:p>
          </table:table-cell>
          <table:table-cell table:style-name="ce209" office:value-type="float" office:value="3460.41196929665" calcext:value-type="float">
            <text:p>3,460</text:p>
          </table:table-cell>
          <table:table-cell table:style-name="ce209" office:value-type="float" office:value="881.93928994162" calcext:value-type="float">
            <text:p>882</text:p>
          </table:table-cell>
          <table:table-cell table:style-name="ce209" office:value-type="float" office:value="193.400200872537" calcext:value-type="float">
            <text:p>193</text:p>
          </table:table-cell>
          <table:table-cell table:style-name="ce209" office:value-type="float" office:value="1908.04792531949" calcext:value-type="float">
            <text:p>1,908</text:p>
          </table:table-cell>
          <table:table-cell table:style-name="ce209" office:value-type="float" office:value="317.05116128321" calcext:value-type="float">
            <text:p>317</text:p>
          </table:table-cell>
          <table:table-cell table:style-name="ce209" office:value-type="float" office:value="1660.39658669161" calcext:value-type="float">
            <text:p>1,660</text:p>
          </table:table-cell>
          <table:table-cell table:style-name="ce209" office:value-type="float" office:value="125.765968810462" calcext:value-type="float">
            <text:p>126</text:p>
          </table:table-cell>
          <table:table-cell table:style-name="ce209" office:value-type="float" office:value="1682.3737306539" calcext:value-type="float">
            <text:p>1,682</text:p>
          </table:table-cell>
          <table:table-cell table:style-name="ce209" office:value-type="float" office:value="1873.11370700838" calcext:value-type="float">
            <text:p>1,873</text:p>
          </table:table-cell>
          <table:table-cell table:style-name="ce217" office:value-type="float" office:value="15352.417846571" calcext:value-type="float">
            <text:p>15,352</text:p>
          </table:table-cell>
          <table:table-cell table:style-name="ce219"/>
          <table:table-cell table:style-name="ce209" office:value-type="float" office:value="23.362891054574" calcext:value-type="float">
            <text:p>23</text:p>
          </table:table-cell>
          <table:table-cell table:style-name="ce209"/>
          <table:table-cell table:style-name="ce209" office:value-type="float" office:value="15375.7807376255" calcext:value-type="float">
            <text:p>15,376</text:p>
          </table:table-cell>
          <table:table-cell table:style-name="ce226" table:formula="of:=100*[.S49]/[$'Table A'.O48]" office:value-type="float" office:value="21684.266760464" calcext:value-type="float">
            <text:p>21,684</text:p>
          </table:table-cell>
          <table:table-cell table:number-columns-repeated="3"/>
          <table:table-cell table:style-name="ce226" table:formula="of:=SUM([.T49:.T52])" office:value-type="float" office:value="86913.4929412142" calcext:value-type="float">
            <text:p>86,913</text:p>
          </table:table-cell>
          <table:table-cell table:number-columns-repeated="1000"/>
        </table:table-row>
        <table:table-row table:style-name="ro14">
          <table:table-cell table:style-name="ce197" office:value-type="float" office:value="2003" calcext:value-type="float">
            <text:p>2003</text:p>
          </table:table-cell>
          <table:table-cell table:style-name="ce197" office:value-type="float" office:value="1" calcext:value-type="float">
            <text:p>1</text:p>
          </table:table-cell>
          <table:table-cell table:style-name="ce209" office:value-type="float" office:value="1419.10019258827" calcext:value-type="float">
            <text:p>1,419</text:p>
          </table:table-cell>
          <table:table-cell table:style-name="ce209" office:value-type="float" office:value="863.044981307018" calcext:value-type="float">
            <text:p>863</text:p>
          </table:table-cell>
          <table:table-cell table:style-name="ce209" office:value-type="float" office:value="960.202970417685" calcext:value-type="float">
            <text:p>960</text:p>
          </table:table-cell>
          <table:table-cell table:style-name="ce209" office:value-type="float" office:value="3465.83749221022" calcext:value-type="float">
            <text:p>3,466</text:p>
          </table:table-cell>
          <table:table-cell table:style-name="ce209" office:value-type="float" office:value="891.778389833184" calcext:value-type="float">
            <text:p>892</text:p>
          </table:table-cell>
          <table:table-cell table:style-name="ce209" office:value-type="float" office:value="208.14070725962" calcext:value-type="float">
            <text:p>208</text:p>
          </table:table-cell>
          <table:table-cell table:style-name="ce209" office:value-type="float" office:value="1936.13644906243" calcext:value-type="float">
            <text:p>1,936</text:p>
          </table:table-cell>
          <table:table-cell table:style-name="ce209" office:value-type="float" office:value="323.117487853332" calcext:value-type="float">
            <text:p>323</text:p>
          </table:table-cell>
          <table:table-cell table:style-name="ce209" office:value-type="float" office:value="1674.70901442616" calcext:value-type="float">
            <text:p>1,675</text:p>
          </table:table-cell>
          <table:table-cell table:style-name="ce209" office:value-type="float" office:value="124.014939048909" calcext:value-type="float">
            <text:p>124</text:p>
          </table:table-cell>
          <table:table-cell table:style-name="ce209" office:value-type="float" office:value="1691.65902180488" calcext:value-type="float">
            <text:p>1,692</text:p>
          </table:table-cell>
          <table:table-cell table:style-name="ce209" office:value-type="float" office:value="1874.66607834438" calcext:value-type="float">
            <text:p>1,875</text:p>
          </table:table-cell>
          <table:table-cell table:style-name="ce217" office:value-type="float" office:value="15432.4077241561" calcext:value-type="float">
            <text:p>15,432</text:p>
          </table:table-cell>
          <table:table-cell table:style-name="ce219"/>
          <table:table-cell table:style-name="ce209" office:value-type="float" office:value="-28.761146115899" calcext:value-type="float">
            <text:p>-29</text:p>
          </table:table-cell>
          <table:table-cell table:style-name="ce209"/>
          <table:table-cell table:style-name="ce209" office:value-type="float" office:value="15403.6465780402" calcext:value-type="float">
            <text:p>15,404</text:p>
          </table:table-cell>
          <table:table-cell table:style-name="ce226" table:formula="of:=100*[.S50]/[$'Table A'.O49]" office:value-type="float" office:value="21582.1590407554" calcext:value-type="float">
            <text:p>21,582</text:p>
          </table:table-cell>
          <table:table-cell table:number-columns-repeated="3"/>
          <table:table-cell table:style-name="ce226" table:formula="of:=SUM([.T50:.T53])" office:value-type="float" office:value="87309.3059469455" calcext:value-type="float">
            <text:p>87,30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470.3100884996" calcext:value-type="float">
            <text:p>1,470</text:p>
          </table:table-cell>
          <table:table-cell table:style-name="ce209" office:value-type="float" office:value="866.246089997078" calcext:value-type="float">
            <text:p>866</text:p>
          </table:table-cell>
          <table:table-cell table:style-name="ce209" office:value-type="float" office:value="972.643536474173" calcext:value-type="float">
            <text:p>973</text:p>
          </table:table-cell>
          <table:table-cell table:style-name="ce209" office:value-type="float" office:value="3479.41608224556" calcext:value-type="float">
            <text:p>3,479</text:p>
          </table:table-cell>
          <table:table-cell table:style-name="ce209" office:value-type="float" office:value="898.801786740676" calcext:value-type="float">
            <text:p>899</text:p>
          </table:table-cell>
          <table:table-cell table:style-name="ce209" office:value-type="float" office:value="212.923649768297" calcext:value-type="float">
            <text:p>213</text:p>
          </table:table-cell>
          <table:table-cell table:style-name="ce209" office:value-type="float" office:value="1944.84575880487" calcext:value-type="float">
            <text:p>1,945</text:p>
          </table:table-cell>
          <table:table-cell table:style-name="ce209" office:value-type="float" office:value="333.638102984138" calcext:value-type="float">
            <text:p>334</text:p>
          </table:table-cell>
          <table:table-cell table:style-name="ce209" office:value-type="float" office:value="1724.09817291013" calcext:value-type="float">
            <text:p>1,724</text:p>
          </table:table-cell>
          <table:table-cell table:style-name="ce209" office:value-type="float" office:value="123.343355773128" calcext:value-type="float">
            <text:p>123</text:p>
          </table:table-cell>
          <table:table-cell table:style-name="ce209" office:value-type="float" office:value="1688.22822703328" calcext:value-type="float">
            <text:p>1,688</text:p>
          </table:table-cell>
          <table:table-cell table:style-name="ce209" office:value-type="float" office:value="1917.29017131228" calcext:value-type="float">
            <text:p>1,917</text:p>
          </table:table-cell>
          <table:table-cell table:style-name="ce217" office:value-type="float" office:value="15631.7850225432" calcext:value-type="float">
            <text:p>15,632</text:p>
          </table:table-cell>
          <table:table-cell table:style-name="ce219"/>
          <table:table-cell table:style-name="ce209" office:value-type="float" office:value="23.070307472994" calcext:value-type="float">
            <text:p>23</text:p>
          </table:table-cell>
          <table:table-cell table:style-name="ce209"/>
          <table:table-cell table:style-name="ce209" office:value-type="float" office:value="15654.8553300162" calcext:value-type="float">
            <text:p>15,655</text:p>
          </table:table-cell>
          <table:table-cell table:style-name="ce226" table:formula="of:=100*[.S51]/[$'Table A'.O50]" office:value-type="float" office:value="21719.6600837396" calcext:value-type="float">
            <text:p>21,720</text:p>
          </table:table-cell>
          <table:table-cell table:number-columns-repeated="3"/>
          <table:table-cell table:style-name="ce226" table:formula="of:=SUM([.T51:.T54])" office:value-type="float" office:value="87784.0576945989" calcext:value-type="float">
            <text:p>87,784</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59.786606038" calcext:value-type="float">
            <text:p>1,460</text:p>
          </table:table-cell>
          <table:table-cell table:style-name="ce209" office:value-type="float" office:value="879.44114500733" calcext:value-type="float">
            <text:p>879</text:p>
          </table:table-cell>
          <table:table-cell table:style-name="ce209" office:value-type="float" office:value="980.327588383096" calcext:value-type="float">
            <text:p>980</text:p>
          </table:table-cell>
          <table:table-cell table:style-name="ce209" office:value-type="float" office:value="3530.19071724678" calcext:value-type="float">
            <text:p>3,530</text:p>
          </table:table-cell>
          <table:table-cell table:style-name="ce209" office:value-type="float" office:value="893.316250175961" calcext:value-type="float">
            <text:p>893</text:p>
          </table:table-cell>
          <table:table-cell table:style-name="ce209" office:value-type="float" office:value="217.807645156657" calcext:value-type="float">
            <text:p>218</text:p>
          </table:table-cell>
          <table:table-cell table:style-name="ce209" office:value-type="float" office:value="1972.72490774144" calcext:value-type="float">
            <text:p>1,973</text:p>
          </table:table-cell>
          <table:table-cell table:style-name="ce209" office:value-type="float" office:value="341.662614446979" calcext:value-type="float">
            <text:p>342</text:p>
          </table:table-cell>
          <table:table-cell table:style-name="ce209" office:value-type="float" office:value="1804.26205913173" calcext:value-type="float">
            <text:p>1,804</text:p>
          </table:table-cell>
          <table:table-cell table:style-name="ce209" office:value-type="float" office:value="120.882677876813" calcext:value-type="float">
            <text:p>121</text:p>
          </table:table-cell>
          <table:table-cell table:style-name="ce209" office:value-type="float" office:value="1747.92152743613" calcext:value-type="float">
            <text:p>1,748</text:p>
          </table:table-cell>
          <table:table-cell table:style-name="ce209" office:value-type="float" office:value="1953.57719591042" calcext:value-type="float">
            <text:p>1,954</text:p>
          </table:table-cell>
          <table:table-cell table:style-name="ce217" office:value-type="float" office:value="15901.9009345513" calcext:value-type="float">
            <text:p>15,902</text:p>
          </table:table-cell>
          <table:table-cell table:style-name="ce219"/>
          <table:table-cell table:style-name="ce209" office:value-type="float" office:value="16.553959778956" calcext:value-type="float">
            <text:p>17</text:p>
          </table:table-cell>
          <table:table-cell table:style-name="ce209"/>
          <table:table-cell table:style-name="ce209" office:value-type="float" office:value="15918.4548943303" calcext:value-type="float">
            <text:p>15,918</text:p>
          </table:table-cell>
          <table:table-cell table:style-name="ce226" table:formula="of:=100*[.S52]/[$'Table A'.O51]" office:value-type="float" office:value="21927.4070562553" calcext:value-type="float">
            <text:p>21,927</text:p>
          </table:table-cell>
          <table:table-cell table:number-columns-repeated="3"/>
          <table:table-cell table:style-name="ce226" table:formula="of:=SUM([.T52:.T55])" office:value-type="float" office:value="88159.7830168197" calcext:value-type="float">
            <text:p>88,160</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448.29618642431" calcext:value-type="float">
            <text:p>1,448</text:p>
          </table:table-cell>
          <table:table-cell table:style-name="ce209" office:value-type="float" office:value="881.918931592116" calcext:value-type="float">
            <text:p>882</text:p>
          </table:table-cell>
          <table:table-cell table:style-name="ce209" office:value-type="float" office:value="978.131305615853" calcext:value-type="float">
            <text:p>978</text:p>
          </table:table-cell>
          <table:table-cell table:style-name="ce209" office:value-type="float" office:value="3557.8195633604" calcext:value-type="float">
            <text:p>3,558</text:p>
          </table:table-cell>
          <table:table-cell table:style-name="ce209" office:value-type="float" office:value="878.75339750132" calcext:value-type="float">
            <text:p>879</text:p>
          </table:table-cell>
          <table:table-cell table:style-name="ce209" office:value-type="float" office:value="227.188692027358" calcext:value-type="float">
            <text:p>227</text:p>
          </table:table-cell>
          <table:table-cell table:style-name="ce209" office:value-type="float" office:value="1978.00973887001" calcext:value-type="float">
            <text:p>1,978</text:p>
          </table:table-cell>
          <table:table-cell table:style-name="ce209" office:value-type="float" office:value="345.964766027002" calcext:value-type="float">
            <text:p>346</text:p>
          </table:table-cell>
          <table:table-cell table:style-name="ce209" office:value-type="float" office:value="1855.70068465629" calcext:value-type="float">
            <text:p>1,856</text:p>
          </table:table-cell>
          <table:table-cell table:style-name="ce209" office:value-type="float" office:value="118.682716166113" calcext:value-type="float">
            <text:p>119</text:p>
          </table:table-cell>
          <table:table-cell table:style-name="ce209" office:value-type="float" office:value="1727.3992098984" calcext:value-type="float">
            <text:p>1,727</text:p>
          </table:table-cell>
          <table:table-cell table:style-name="ce209" office:value-type="float" office:value="2030.4017927395" calcext:value-type="float">
            <text:p>2,030</text:p>
          </table:table-cell>
          <table:table-cell table:style-name="ce217" office:value-type="float" office:value="16028.2669848787" calcext:value-type="float">
            <text:p>16,028</text:p>
          </table:table-cell>
          <table:table-cell table:style-name="ce219"/>
          <table:table-cell table:style-name="ce209" office:value-type="float" office:value="38.468853076663" calcext:value-type="float">
            <text:p>38</text:p>
          </table:table-cell>
          <table:table-cell table:style-name="ce209"/>
          <table:table-cell table:style-name="ce209" office:value-type="float" office:value="16066.7358379553" calcext:value-type="float">
            <text:p>16,067</text:p>
          </table:table-cell>
          <table:table-cell table:style-name="ce226" table:formula="of:=100*[.S53]/[$'Table A'.O52]" office:value-type="float" office:value="22080.0797661952" calcext:value-type="float">
            <text:p>22,080</text:p>
          </table:table-cell>
          <table:table-cell table:number-columns-repeated="3"/>
          <table:table-cell table:style-name="ce226" table:formula="of:=SUM([.T53:.T56])" office:value-type="float" office:value="88250.8133197403" calcext:value-type="float">
            <text:p>88,251</text:p>
          </table:table-cell>
          <table:table-cell table:number-columns-repeated="1000"/>
        </table:table-row>
        <table:table-row table:style-name="ro14">
          <table:table-cell table:style-name="ce197" office:value-type="float" office:value="2004" calcext:value-type="float">
            <text:p>2004</text:p>
          </table:table-cell>
          <table:table-cell table:style-name="ce197" office:value-type="float" office:value="1" calcext:value-type="float">
            <text:p>1</text:p>
          </table:table-cell>
          <table:table-cell table:style-name="ce209" office:value-type="float" office:value="1514.38246884351" calcext:value-type="float">
            <text:p>1,514</text:p>
          </table:table-cell>
          <table:table-cell table:style-name="ce209" office:value-type="float" office:value="888.053199297813" calcext:value-type="float">
            <text:p>888</text:p>
          </table:table-cell>
          <table:table-cell table:style-name="ce209" office:value-type="float" office:value="985.012764842003" calcext:value-type="float">
            <text:p>985</text:p>
          </table:table-cell>
          <table:table-cell table:style-name="ce209" office:value-type="float" office:value="3633.1316405324" calcext:value-type="float">
            <text:p>3,633</text:p>
          </table:table-cell>
          <table:table-cell table:style-name="ce209" office:value-type="float" office:value="866.517676679786" calcext:value-type="float">
            <text:p>867</text:p>
          </table:table-cell>
          <table:table-cell table:style-name="ce209" office:value-type="float" office:value="216.908177571233" calcext:value-type="float">
            <text:p>217</text:p>
          </table:table-cell>
          <table:table-cell table:style-name="ce209" office:value-type="float" office:value="1978.82681941785" calcext:value-type="float">
            <text:p>1,979</text:p>
          </table:table-cell>
          <table:table-cell table:style-name="ce209" office:value-type="float" office:value="354.324343893536" calcext:value-type="float">
            <text:p>354</text:p>
          </table:table-cell>
          <table:table-cell table:style-name="ce209" office:value-type="float" office:value="1868.76161419337" calcext:value-type="float">
            <text:p>1,869</text:p>
          </table:table-cell>
          <table:table-cell table:style-name="ce209" office:value-type="float" office:value="120.646990191808" calcext:value-type="float">
            <text:p>121</text:p>
          </table:table-cell>
          <table:table-cell table:style-name="ce209" office:value-type="float" office:value="1731.3004309639" calcext:value-type="float">
            <text:p>1,731</text:p>
          </table:table-cell>
          <table:table-cell table:style-name="ce209" office:value-type="float" office:value="2055.38432497487" calcext:value-type="float">
            <text:p>2,055</text:p>
          </table:table-cell>
          <table:table-cell table:style-name="ce217" office:value-type="float" office:value="16213.2504514021" calcext:value-type="float">
            <text:p>16,213</text:p>
          </table:table-cell>
          <table:table-cell table:style-name="ce219"/>
          <table:table-cell table:style-name="ce209" office:value-type="float" office:value="13.612945387491" calcext:value-type="float">
            <text:p>14</text:p>
          </table:table-cell>
          <table:table-cell table:style-name="ce209"/>
          <table:table-cell table:style-name="ce209" office:value-type="float" office:value="16226.8633967895" calcext:value-type="float">
            <text:p>16,227</text:p>
          </table:table-cell>
          <table:table-cell table:style-name="ce226" table:formula="of:=100*[.S54]/[$'Table A'.O53]" office:value-type="float" office:value="22056.9107884088" calcext:value-type="float">
            <text:p>22,057</text:p>
          </table:table-cell>
          <table:table-cell table:number-columns-repeated="3"/>
          <table:table-cell table:style-name="ce226" table:formula="of:=SUM([.T54:.T57])" office:value-type="float" office:value="88459.9719609361" calcext:value-type="float">
            <text:p>88,460</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479.72026239904" calcext:value-type="float">
            <text:p>1,480</text:p>
          </table:table-cell>
          <table:table-cell table:style-name="ce209" office:value-type="float" office:value="892.206130794156" calcext:value-type="float">
            <text:p>892</text:p>
          </table:table-cell>
          <table:table-cell table:style-name="ce209" office:value-type="float" office:value="981.319178472203" calcext:value-type="float">
            <text:p>981</text:p>
          </table:table-cell>
          <table:table-cell table:style-name="ce209" office:value-type="float" office:value="3672.40124386396" calcext:value-type="float">
            <text:p>3,672</text:p>
          </table:table-cell>
          <table:table-cell table:style-name="ce209" office:value-type="float" office:value="870.831488698084" calcext:value-type="float">
            <text:p>871</text:p>
          </table:table-cell>
          <table:table-cell table:style-name="ce209" office:value-type="float" office:value="223.749530096314" calcext:value-type="float">
            <text:p>224</text:p>
          </table:table-cell>
          <table:table-cell table:style-name="ce209" office:value-type="float" office:value="1989.26018085261" calcext:value-type="float">
            <text:p>1,989</text:p>
          </table:table-cell>
          <table:table-cell table:style-name="ce209" office:value-type="float" office:value="362.797362209478" calcext:value-type="float">
            <text:p>363</text:p>
          </table:table-cell>
          <table:table-cell table:style-name="ce209" office:value-type="float" office:value="1934.43354963972" calcext:value-type="float">
            <text:p>1,934</text:p>
          </table:table-cell>
          <table:table-cell table:style-name="ce209" office:value-type="float" office:value="115.572218264915" calcext:value-type="float">
            <text:p>116</text:p>
          </table:table-cell>
          <table:table-cell table:style-name="ce209" office:value-type="float" office:value="1723.11817578391" calcext:value-type="float">
            <text:p>1,723</text:p>
          </table:table-cell>
          <table:table-cell table:style-name="ce209" office:value-type="float" office:value="2162.57242189683" calcext:value-type="float">
            <text:p>2,163</text:p>
          </table:table-cell>
          <table:table-cell table:style-name="ce217" office:value-type="float" office:value="16407.9817429712" calcext:value-type="float">
            <text:p>16,408</text:p>
          </table:table-cell>
          <table:table-cell table:style-name="ce219"/>
          <table:table-cell table:style-name="ce209" office:value-type="float" office:value="56.870768820838" calcext:value-type="float">
            <text:p>57</text:p>
          </table:table-cell>
          <table:table-cell table:style-name="ce209"/>
          <table:table-cell table:style-name="ce209" office:value-type="float" office:value="16464.852511792" calcext:value-type="float">
            <text:p>16,465</text:p>
          </table:table-cell>
          <table:table-cell table:style-name="ce226" table:formula="of:=100*[.S55]/[$'Table A'.O54]" office:value-type="float" office:value="22095.3854059604" calcext:value-type="float">
            <text:p>22,095</text:p>
          </table:table-cell>
          <table:table-cell table:number-columns-repeated="3"/>
          <table:table-cell table:style-name="ce226" table:formula="of:=SUM([.T55:.T58])" office:value-type="float" office:value="88676.9572514314" calcext:value-type="float">
            <text:p>88,67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494.62853883244" calcext:value-type="float">
            <text:p>1,495</text:p>
          </table:table-cell>
          <table:table-cell table:style-name="ce209" office:value-type="float" office:value="886.575677630865" calcext:value-type="float">
            <text:p>887</text:p>
          </table:table-cell>
          <table:table-cell table:style-name="ce209" office:value-type="float" office:value="985.980515294492" calcext:value-type="float">
            <text:p>986</text:p>
          </table:table-cell>
          <table:table-cell table:style-name="ce209" office:value-type="float" office:value="3688.84673859481" calcext:value-type="float">
            <text:p>3,689</text:p>
          </table:table-cell>
          <table:table-cell table:style-name="ce209" office:value-type="float" office:value="887.425971937258" calcext:value-type="float">
            <text:p>887</text:p>
          </table:table-cell>
          <table:table-cell table:style-name="ce209" office:value-type="float" office:value="229.912656520498" calcext:value-type="float">
            <text:p>230</text:p>
          </table:table-cell>
          <table:table-cell table:style-name="ce209" office:value-type="float" office:value="2047.94879358351" calcext:value-type="float">
            <text:p>2,048</text:p>
          </table:table-cell>
          <table:table-cell table:style-name="ce209" office:value-type="float" office:value="365.998561358333" calcext:value-type="float">
            <text:p>366</text:p>
          </table:table-cell>
          <table:table-cell table:style-name="ce209" office:value-type="float" office:value="1951.87992874797" calcext:value-type="float">
            <text:p>1,952</text:p>
          </table:table-cell>
          <table:table-cell table:style-name="ce209" office:value-type="float" office:value="115.677175192714" calcext:value-type="float">
            <text:p>116</text:p>
          </table:table-cell>
          <table:table-cell table:style-name="ce209" office:value-type="float" office:value="1803.34313671423" calcext:value-type="float">
            <text:p>1,803</text:p>
          </table:table-cell>
          <table:table-cell table:style-name="ce209" office:value-type="float" office:value="2228.10647255638" calcext:value-type="float">
            <text:p>2,228</text:p>
          </table:table-cell>
          <table:table-cell table:style-name="ce217" office:value-type="float" office:value="16686.3241669635" calcext:value-type="float">
            <text:p>16,686</text:p>
          </table:table-cell>
          <table:table-cell table:style-name="ce219"/>
          <table:table-cell table:style-name="ce209" office:value-type="float" office:value="-29.672632112899" calcext:value-type="float">
            <text:p>-30</text:p>
          </table:table-cell>
          <table:table-cell table:style-name="ce209"/>
          <table:table-cell table:style-name="ce209" office:value-type="float" office:value="16656.6515348506" calcext:value-type="float">
            <text:p>16,657</text:p>
          </table:table-cell>
          <table:table-cell table:style-name="ce226" table:formula="of:=100*[.S56]/[$'Table A'.O55]" office:value-type="float" office:value="22018.437359176" calcext:value-type="float">
            <text:p>22,018</text:p>
          </table:table-cell>
          <table:table-cell table:number-columns-repeated="3"/>
          <table:table-cell table:style-name="ce226" table:formula="of:=SUM([.T56:.T59])" office:value-type="float" office:value="88676.0626919233" calcext:value-type="float">
            <text:p>88,676</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525.16303531868" calcext:value-type="float">
            <text:p>1,525</text:p>
          </table:table-cell>
          <table:table-cell table:style-name="ce209" office:value-type="float" office:value="905.036015814067" calcext:value-type="float">
            <text:p>905</text:p>
          </table:table-cell>
          <table:table-cell table:style-name="ce209" office:value-type="float" office:value="989.351800672935" calcext:value-type="float">
            <text:p>989</text:p>
          </table:table-cell>
          <table:table-cell table:style-name="ce209" office:value-type="float" office:value="3702.46369315356" calcext:value-type="float">
            <text:p>3,702</text:p>
          </table:table-cell>
          <table:table-cell table:style-name="ce209" office:value-type="float" office:value="876.646625816577" calcext:value-type="float">
            <text:p>877</text:p>
          </table:table-cell>
          <table:table-cell table:style-name="ce209" office:value-type="float" office:value="234.855542503827" calcext:value-type="float">
            <text:p>235</text:p>
          </table:table-cell>
          <table:table-cell table:style-name="ce209" office:value-type="float" office:value="2171.63270197486" calcext:value-type="float">
            <text:p>2,172</text:p>
          </table:table-cell>
          <table:table-cell table:style-name="ce209" office:value-type="float" office:value="364.94438401174" calcext:value-type="float">
            <text:p>365</text:p>
          </table:table-cell>
          <table:table-cell table:style-name="ce209" office:value-type="float" office:value="1975.87610947225" calcext:value-type="float">
            <text:p>1,976</text:p>
          </table:table-cell>
          <table:table-cell table:style-name="ce209" office:value-type="float" office:value="113.896851987762" calcext:value-type="float">
            <text:p>114</text:p>
          </table:table-cell>
          <table:table-cell table:style-name="ce209" office:value-type="float" office:value="1810.28325113097" calcext:value-type="float">
            <text:p>1,810</text:p>
          </table:table-cell>
          <table:table-cell table:style-name="ce209" office:value-type="float" office:value="2281.33650620718" calcext:value-type="float">
            <text:p>2,281</text:p>
          </table:table-cell>
          <table:table-cell table:style-name="ce217" office:value-type="float" office:value="16951.4865180644" calcext:value-type="float">
            <text:p>16,951</text:p>
          </table:table-cell>
          <table:table-cell table:style-name="ce219"/>
          <table:table-cell table:style-name="ce209" office:value-type="float" office:value="3.235169582655" calcext:value-type="float">
            <text:p>3</text:p>
          </table:table-cell>
          <table:table-cell table:style-name="ce209"/>
          <table:table-cell table:style-name="ce209" office:value-type="float" office:value="16954.721687647" calcext:value-type="float">
            <text:p>16,955</text:p>
          </table:table-cell>
          <table:table-cell table:style-name="ce226" table:formula="of:=100*[.S57]/[$'Table A'.O56]" office:value-type="float" office:value="22289.238407391" calcext:value-type="float">
            <text:p>22,289</text:p>
          </table:table-cell>
          <table:table-cell table:number-columns-repeated="3"/>
          <table:table-cell table:style-name="ce226" table:formula="of:=SUM([.T57:.T60])" office:value-type="float" office:value="89069.4197613662" calcext:value-type="float">
            <text:p>89,069</text:p>
          </table:table-cell>
          <table:table-cell table:number-columns-repeated="1000"/>
        </table:table-row>
        <table:table-row table:style-name="ro14">
          <table:table-cell table:style-name="ce197" office:value-type="float" office:value="2005" calcext:value-type="float">
            <text:p>2005</text:p>
          </table:table-cell>
          <table:table-cell table:style-name="ce197" office:value-type="float" office:value="1" calcext:value-type="float">
            <text:p>1</text:p>
          </table:table-cell>
          <table:table-cell table:style-name="ce209" office:value-type="float" office:value="1549.82999256265" calcext:value-type="float">
            <text:p>1,550</text:p>
          </table:table-cell>
          <table:table-cell table:style-name="ce209" office:value-type="float" office:value="913.949352823656" calcext:value-type="float">
            <text:p>914</text:p>
          </table:table-cell>
          <table:table-cell table:style-name="ce209" office:value-type="float" office:value="1012.73310958318" calcext:value-type="float">
            <text:p>1,013</text:p>
          </table:table-cell>
          <table:table-cell table:style-name="ce209" office:value-type="float" office:value="3711.88586711885" calcext:value-type="float">
            <text:p>3,712</text:p>
          </table:table-cell>
          <table:table-cell table:style-name="ce209" office:value-type="float" office:value="917.512197892538" calcext:value-type="float">
            <text:p>918</text:p>
          </table:table-cell>
          <table:table-cell table:style-name="ce209" office:value-type="float" office:value="233.295025571617" calcext:value-type="float">
            <text:p>233</text:p>
          </table:table-cell>
          <table:table-cell table:style-name="ce209" office:value-type="float" office:value="2189.81468531462" calcext:value-type="float">
            <text:p>2,190</text:p>
          </table:table-cell>
          <table:table-cell table:style-name="ce209" office:value-type="float" office:value="370.656080508622" calcext:value-type="float">
            <text:p>371</text:p>
          </table:table-cell>
          <table:table-cell table:style-name="ce209" office:value-type="float" office:value="1988.28978861536" calcext:value-type="float">
            <text:p>1,988</text:p>
          </table:table-cell>
          <table:table-cell table:style-name="ce209" office:value-type="float" office:value="112.134162791584" calcext:value-type="float">
            <text:p>112</text:p>
          </table:table-cell>
          <table:table-cell table:style-name="ce209" office:value-type="float" office:value="1843.55491203825" calcext:value-type="float">
            <text:p>1,844</text:p>
          </table:table-cell>
          <table:table-cell table:style-name="ce209" office:value-type="float" office:value="2362.52129771728" calcext:value-type="float">
            <text:p>2,363</text:p>
          </table:table-cell>
          <table:table-cell table:style-name="ce217" office:value-type="float" office:value="17206.1764725382" calcext:value-type="float">
            <text:p>17,206</text:p>
          </table:table-cell>
          <table:table-cell table:style-name="ce219"/>
          <table:table-cell table:style-name="ce209" office:value-type="float" office:value="-26.430188761693" calcext:value-type="float">
            <text:p>-26</text:p>
          </table:table-cell>
          <table:table-cell table:style-name="ce209"/>
          <table:table-cell table:style-name="ce209" office:value-type="float" office:value="17179.7462837765" calcext:value-type="float">
            <text:p>17,180</text:p>
          </table:table-cell>
          <table:table-cell table:style-name="ce226" table:formula="of:=100*[.S58]/[$'Table A'.O57]" office:value-type="float" office:value="22273.8960789041" calcext:value-type="float">
            <text:p>22,274</text:p>
          </table:table-cell>
          <table:table-cell table:number-columns-repeated="3"/>
          <table:table-cell table:style-name="ce226" table:formula="of:=SUM([.T58:.T61])" office:value-type="float" office:value="89465.3449578938" calcext:value-type="float">
            <text:p>89,46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547.73479535259" calcext:value-type="float">
            <text:p>1,548</text:p>
          </table:table-cell>
          <table:table-cell table:style-name="ce209" office:value-type="float" office:value="914.430907778374" calcext:value-type="float">
            <text:p>914</text:p>
          </table:table-cell>
          <table:table-cell table:style-name="ce209" office:value-type="float" office:value="1019.60713214225" calcext:value-type="float">
            <text:p>1,020</text:p>
          </table:table-cell>
          <table:table-cell table:style-name="ce209" office:value-type="float" office:value="3766.41370504311" calcext:value-type="float">
            <text:p>3,766</text:p>
          </table:table-cell>
          <table:table-cell table:style-name="ce209" office:value-type="float" office:value="936.322123392414" calcext:value-type="float">
            <text:p>936</text:p>
          </table:table-cell>
          <table:table-cell table:style-name="ce209" office:value-type="float" office:value="240.180663048487" calcext:value-type="float">
            <text:p>240</text:p>
          </table:table-cell>
          <table:table-cell table:style-name="ce209" office:value-type="float" office:value="2238.71478516138" calcext:value-type="float">
            <text:p>2,239</text:p>
          </table:table-cell>
          <table:table-cell table:style-name="ce209" office:value-type="float" office:value="374.614691000054" calcext:value-type="float">
            <text:p>375</text:p>
          </table:table-cell>
          <table:table-cell table:style-name="ce209" office:value-type="float" office:value="2005.46508652479" calcext:value-type="float">
            <text:p>2,005</text:p>
          </table:table-cell>
          <table:table-cell table:style-name="ce209" office:value-type="float" office:value="111.958175271107" calcext:value-type="float">
            <text:p>112</text:p>
          </table:table-cell>
          <table:table-cell table:style-name="ce209" office:value-type="float" office:value="1866.43492579571" calcext:value-type="float">
            <text:p>1,866</text:p>
          </table:table-cell>
          <table:table-cell table:style-name="ce209" office:value-type="float" office:value="2405.15594780032" calcext:value-type="float">
            <text:p>2,405</text:p>
          </table:table-cell>
          <table:table-cell table:style-name="ce217" office:value-type="float" office:value="17427.0329383106" calcext:value-type="float">
            <text:p>17,427</text:p>
          </table:table-cell>
          <table:table-cell table:style-name="ce219"/>
          <table:table-cell table:style-name="ce209" office:value-type="float" office:value="-35.403454105563" calcext:value-type="float">
            <text:p>-35</text:p>
          </table:table-cell>
          <table:table-cell table:style-name="ce209"/>
          <table:table-cell table:style-name="ce209" office:value-type="float" office:value="17391.629484205" calcext:value-type="float">
            <text:p>17,392</text:p>
          </table:table-cell>
          <table:table-cell table:style-name="ce226" table:formula="of:=100*[.S59]/[$'Table A'.O58]" office:value-type="float" office:value="22094.4908464522" calcext:value-type="float">
            <text:p>22,094</text:p>
          </table:table-cell>
          <table:table-cell table:number-columns-repeated="3"/>
          <table:table-cell table:style-name="ce226" table:formula="of:=SUM([.T59:.T62])" office:value-type="float" office:value="90093.4526124625" calcext:value-type="float">
            <text:p>90,09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546.49337067353" calcext:value-type="float">
            <text:p>1,546</text:p>
          </table:table-cell>
          <table:table-cell table:style-name="ce209" office:value-type="float" office:value="928.036505799062" calcext:value-type="float">
            <text:p>928</text:p>
          </table:table-cell>
          <table:table-cell table:style-name="ce209" office:value-type="float" office:value="1032.88960516836" calcext:value-type="float">
            <text:p>1,033</text:p>
          </table:table-cell>
          <table:table-cell table:style-name="ce209" office:value-type="float" office:value="3844.31825515706" calcext:value-type="float">
            <text:p>3,844</text:p>
          </table:table-cell>
          <table:table-cell table:style-name="ce209" office:value-type="float" office:value="925.566197799528" calcext:value-type="float">
            <text:p>926</text:p>
          </table:table-cell>
          <table:table-cell table:style-name="ce209" office:value-type="float" office:value="251.98470370671" calcext:value-type="float">
            <text:p>252</text:p>
          </table:table-cell>
          <table:table-cell table:style-name="ce209" office:value-type="float" office:value="2303.09416662263" calcext:value-type="float">
            <text:p>2,303</text:p>
          </table:table-cell>
          <table:table-cell table:style-name="ce209" office:value-type="float" office:value="380.906244221646" calcext:value-type="float">
            <text:p>381</text:p>
          </table:table-cell>
          <table:table-cell table:style-name="ce209" office:value-type="float" office:value="2044.04819075044" calcext:value-type="float">
            <text:p>2,044</text:p>
          </table:table-cell>
          <table:table-cell table:style-name="ce209" office:value-type="float" office:value="112.357795211006" calcext:value-type="float">
            <text:p>112</text:p>
          </table:table-cell>
          <table:table-cell table:style-name="ce209" office:value-type="float" office:value="1847.87634531164" calcext:value-type="float">
            <text:p>1,848</text:p>
          </table:table-cell>
          <table:table-cell table:style-name="ce209" office:value-type="float" office:value="2458.30240261797" calcext:value-type="float">
            <text:p>2,458</text:p>
          </table:table-cell>
          <table:table-cell table:style-name="ce217" office:value-type="float" office:value="17675.8737830396" calcext:value-type="float">
            <text:p>17,676</text:p>
          </table:table-cell>
          <table:table-cell table:style-name="ce219"/>
          <table:table-cell table:style-name="ce209" office:value-type="float" office:value="-3.826403700121" calcext:value-type="float">
            <text:p>-4</text:p>
          </table:table-cell>
          <table:table-cell table:style-name="ce209"/>
          <table:table-cell table:style-name="ce209" office:value-type="float" office:value="17672.0473793394" calcext:value-type="float">
            <text:p>17,672</text:p>
          </table:table-cell>
          <table:table-cell table:style-name="ce226" table:formula="of:=100*[.S60]/[$'Table A'.O59]" office:value-type="float" office:value="22411.7944286189" calcext:value-type="float">
            <text:p>22,412</text:p>
          </table:table-cell>
          <table:table-cell table:number-columns-repeated="3"/>
          <table:table-cell table:style-name="ce226" table:formula="of:=SUM([.T60:.T63])" office:value-type="float" office:value="91344.3585230042" calcext:value-type="float">
            <text:p>91,344</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583.07544843901" calcext:value-type="float">
            <text:p>1,583</text:p>
          </table:table-cell>
          <table:table-cell table:style-name="ce209" office:value-type="float" office:value="933.311000261594" calcext:value-type="float">
            <text:p>933</text:p>
          </table:table-cell>
          <table:table-cell table:style-name="ce209" office:value-type="float" office:value="1054.90418580532" calcext:value-type="float">
            <text:p>1,055</text:p>
          </table:table-cell>
          <table:table-cell table:style-name="ce209" office:value-type="float" office:value="3949.42963141487" calcext:value-type="float">
            <text:p>3,949</text:p>
          </table:table-cell>
          <table:table-cell table:style-name="ce209" office:value-type="float" office:value="979.954038087642" calcext:value-type="float">
            <text:p>980</text:p>
          </table:table-cell>
          <table:table-cell table:style-name="ce209" office:value-type="float" office:value="261.832238184954" calcext:value-type="float">
            <text:p>262</text:p>
          </table:table-cell>
          <table:table-cell table:style-name="ce209" office:value-type="float" office:value="2398.59452753137" calcext:value-type="float">
            <text:p>2,399</text:p>
          </table:table-cell>
          <table:table-cell table:style-name="ce209" office:value-type="float" office:value="382.463285000838" calcext:value-type="float">
            <text:p>382</text:p>
          </table:table-cell>
          <table:table-cell table:style-name="ce209" office:value-type="float" office:value="2156.51014914159" calcext:value-type="float">
            <text:p>2,157</text:p>
          </table:table-cell>
          <table:table-cell table:style-name="ce209" office:value-type="float" office:value="116.54052044535" calcext:value-type="float">
            <text:p>117</text:p>
          </table:table-cell>
          <table:table-cell table:style-name="ce209" office:value-type="float" office:value="1932.1989012537" calcext:value-type="float">
            <text:p>1,932</text:p>
          </table:table-cell>
          <table:table-cell table:style-name="ce209" office:value-type="float" office:value="2444.22971713456" calcext:value-type="float">
            <text:p>2,444</text:p>
          </table:table-cell>
          <table:table-cell table:style-name="ce217" office:value-type="float" office:value="18193.0436427008" calcext:value-type="float">
            <text:p>18,193</text:p>
          </table:table-cell>
          <table:table-cell table:style-name="ce219"/>
          <table:table-cell table:style-name="ce209" office:value-type="float" office:value="-90.629882476082" calcext:value-type="float">
            <text:p>-91</text:p>
          </table:table-cell>
          <table:table-cell table:style-name="ce209"/>
          <table:table-cell table:style-name="ce209" office:value-type="float" office:value="18102.4137602247" calcext:value-type="float">
            <text:p>18,102</text:p>
          </table:table-cell>
          <table:table-cell table:style-name="ce226" table:formula="of:=100*[.S61]/[$'Table A'.O60]" office:value-type="float" office:value="22685.1636039186" calcext:value-type="float">
            <text:p>22,685</text:p>
          </table:table-cell>
          <table:table-cell table:number-columns-repeated="3"/>
          <table:table-cell table:style-name="ce226" table:formula="of:=SUM([.T61:.T64])" office:value-type="float" office:value="92576.3476717534" calcext:value-type="float">
            <text:p>92,576</text:p>
          </table:table-cell>
          <table:table-cell table:number-columns-repeated="1000"/>
        </table:table-row>
        <table:table-row table:style-name="ro14">
          <table:table-cell table:style-name="ce197" office:value-type="float" office:value="2006" calcext:value-type="float">
            <text:p>2006</text:p>
          </table:table-cell>
          <table:table-cell table:style-name="ce197" office:value-type="float" office:value="1" calcext:value-type="float">
            <text:p>1</text:p>
          </table:table-cell>
          <table:table-cell table:style-name="ce209" office:value-type="float" office:value="1582.69635730195" calcext:value-type="float">
            <text:p>1,583</text:p>
          </table:table-cell>
          <table:table-cell table:style-name="ce209" office:value-type="float" office:value="932.58175785562" calcext:value-type="float">
            <text:p>933</text:p>
          </table:table-cell>
          <table:table-cell table:style-name="ce209" office:value-type="float" office:value="1054.83177501536" calcext:value-type="float">
            <text:p>1,055</text:p>
          </table:table-cell>
          <table:table-cell table:style-name="ce209" office:value-type="float" office:value="4088.32527183147" calcext:value-type="float">
            <text:p>4,088</text:p>
          </table:table-cell>
          <table:table-cell table:style-name="ce209" office:value-type="float" office:value="990.004831124893" calcext:value-type="float">
            <text:p>990</text:p>
          </table:table-cell>
          <table:table-cell table:style-name="ce209" office:value-type="float" office:value="266.352649594536" calcext:value-type="float">
            <text:p>266</text:p>
          </table:table-cell>
          <table:table-cell table:style-name="ce209" office:value-type="float" office:value="2388.34622738674" calcext:value-type="float">
            <text:p>2,388</text:p>
          </table:table-cell>
          <table:table-cell table:style-name="ce209" office:value-type="float" office:value="387.709415278768" calcext:value-type="float">
            <text:p>388</text:p>
          </table:table-cell>
          <table:table-cell table:style-name="ce209" office:value-type="float" office:value="2137.56521533444" calcext:value-type="float">
            <text:p>2,138</text:p>
          </table:table-cell>
          <table:table-cell table:style-name="ce209" office:value-type="float" office:value="121.715223425655" calcext:value-type="float">
            <text:p>122</text:p>
          </table:table-cell>
          <table:table-cell table:style-name="ce209" office:value-type="float" office:value="1895.25427499548" calcext:value-type="float">
            <text:p>1,895</text:p>
          </table:table-cell>
          <table:table-cell table:style-name="ce209" office:value-type="float" office:value="2494.06875649411" calcext:value-type="float">
            <text:p>2,494</text:p>
          </table:table-cell>
          <table:table-cell table:style-name="ce217" office:value-type="float" office:value="18339.451755639" calcext:value-type="float">
            <text:p>18,339</text:p>
          </table:table-cell>
          <table:table-cell table:style-name="ce219"/>
          <table:table-cell table:style-name="ce209" office:value-type="float" office:value="-54.93138795063" calcext:value-type="float">
            <text:p>-55</text:p>
          </table:table-cell>
          <table:table-cell table:style-name="ce209"/>
          <table:table-cell table:style-name="ce209" office:value-type="float" office:value="18284.5203676884" calcext:value-type="float">
            <text:p>18,285</text:p>
          </table:table-cell>
          <table:table-cell table:style-name="ce226" table:formula="of:=100*[.S62]/[$'Table A'.O61]" office:value-type="float" office:value="22902.0037334728" calcext:value-type="float">
            <text:p>22,902</text:p>
          </table:table-cell>
          <table:table-cell table:number-columns-repeated="3"/>
          <table:table-cell table:style-name="ce226" table:formula="of:=SUM([.T62:.T65])" office:value-type="float" office:value="93562.9396332528" calcext:value-type="float">
            <text:p>93,563</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591.95684844718" calcext:value-type="float">
            <text:p>1,592</text:p>
          </table:table-cell>
          <table:table-cell table:style-name="ce209" office:value-type="float" office:value="950.069747101233" calcext:value-type="float">
            <text:p>950</text:p>
          </table:table-cell>
          <table:table-cell table:style-name="ce209" office:value-type="float" office:value="1079.00220151029" calcext:value-type="float">
            <text:p>1,079</text:p>
          </table:table-cell>
          <table:table-cell table:style-name="ce209" office:value-type="float" office:value="4256.94387530604" calcext:value-type="float">
            <text:p>4,257</text:p>
          </table:table-cell>
          <table:table-cell table:style-name="ce209" office:value-type="float" office:value="997.25459380421" calcext:value-type="float">
            <text:p>997</text:p>
          </table:table-cell>
          <table:table-cell table:style-name="ce209" office:value-type="float" office:value="273.78703378062" calcext:value-type="float">
            <text:p>274</text:p>
          </table:table-cell>
          <table:table-cell table:style-name="ce209" office:value-type="float" office:value="2432.66070257522" calcext:value-type="float">
            <text:p>2,433</text:p>
          </table:table-cell>
          <table:table-cell table:style-name="ce209" office:value-type="float" office:value="382.159599630792" calcext:value-type="float">
            <text:p>382</text:p>
          </table:table-cell>
          <table:table-cell table:style-name="ce209" office:value-type="float" office:value="2226.44316412882" calcext:value-type="float">
            <text:p>2,226</text:p>
          </table:table-cell>
          <table:table-cell table:style-name="ce209" office:value-type="float" office:value="128.272445767323" calcext:value-type="float">
            <text:p>128</text:p>
          </table:table-cell>
          <table:table-cell table:style-name="ce209" office:value-type="float" office:value="1948.10643704838" calcext:value-type="float">
            <text:p>1,948</text:p>
          </table:table-cell>
          <table:table-cell table:style-name="ce209" office:value-type="float" office:value="2511.18638136478" calcext:value-type="float">
            <text:p>2,511</text:p>
          </table:table-cell>
          <table:table-cell table:style-name="ce217" office:value-type="float" office:value="18777.8430304649" calcext:value-type="float">
            <text:p>18,778</text:p>
          </table:table-cell>
          <table:table-cell table:style-name="ce219"/>
          <table:table-cell table:style-name="ce209" office:value-type="float" office:value="-67.091315833997" calcext:value-type="float">
            <text:p>-67</text:p>
          </table:table-cell>
          <table:table-cell table:style-name="ce209"/>
          <table:table-cell table:style-name="ce209" office:value-type="float" office:value="18710.7517146309" calcext:value-type="float">
            <text:p>18,711</text:p>
          </table:table-cell>
          <table:table-cell table:style-name="ce226" table:formula="of:=100*[.S63]/[$'Table A'.O62]" office:value-type="float" office:value="23345.3967569939" calcext:value-type="float">
            <text:p>23,345</text:p>
          </table:table-cell>
          <table:table-cell table:number-columns-repeated="3"/>
          <table:table-cell table:style-name="ce226" table:formula="of:=SUM([.T63:.T66])" office:value-type="float" office:value="94225.2533314726" calcext:value-type="float">
            <text:p>94,225</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626.45682131238" calcext:value-type="float">
            <text:p>1,626</text:p>
          </table:table-cell>
          <table:table-cell table:style-name="ce209" office:value-type="float" office:value="943.048382273034" calcext:value-type="float">
            <text:p>943</text:p>
          </table:table-cell>
          <table:table-cell table:style-name="ce209" office:value-type="float" office:value="1094.34016155632" calcext:value-type="float">
            <text:p>1,094</text:p>
          </table:table-cell>
          <table:table-cell table:style-name="ce209" office:value-type="float" office:value="4356.25265308928" calcext:value-type="float">
            <text:p>4,356</text:p>
          </table:table-cell>
          <table:table-cell table:style-name="ce209" office:value-type="float" office:value="1004.63484109243" calcext:value-type="float">
            <text:p>1,005</text:p>
          </table:table-cell>
          <table:table-cell table:style-name="ce209" office:value-type="float" office:value="281.062910426882" calcext:value-type="float">
            <text:p>281</text:p>
          </table:table-cell>
          <table:table-cell table:style-name="ce209" office:value-type="float" office:value="2458.81241527228" calcext:value-type="float">
            <text:p>2,459</text:p>
          </table:table-cell>
          <table:table-cell table:style-name="ce209" office:value-type="float" office:value="379.553708704936" calcext:value-type="float">
            <text:p>380</text:p>
          </table:table-cell>
          <table:table-cell table:style-name="ce209" office:value-type="float" office:value="2266.44027987083" calcext:value-type="float">
            <text:p>2,266</text:p>
          </table:table-cell>
          <table:table-cell table:style-name="ce209" office:value-type="float" office:value="135.329027640559" calcext:value-type="float">
            <text:p>135</text:p>
          </table:table-cell>
          <table:table-cell table:style-name="ce209" office:value-type="float" office:value="1961.09368592518" calcext:value-type="float">
            <text:p>1,961</text:p>
          </table:table-cell>
          <table:table-cell table:style-name="ce209" office:value-type="float" office:value="2552.46543465903" calcext:value-type="float">
            <text:p>2,552</text:p>
          </table:table-cell>
          <table:table-cell table:style-name="ce217" office:value-type="float" office:value="19059.4903218231" calcext:value-type="float">
            <text:p>19,059</text:p>
          </table:table-cell>
          <table:table-cell table:style-name="ce219"/>
          <table:table-cell table:style-name="ce209" office:value-type="float" office:value="-38.838897409714" calcext:value-type="float">
            <text:p>-39</text:p>
          </table:table-cell>
          <table:table-cell table:style-name="ce209"/>
          <table:table-cell table:style-name="ce209" office:value-type="float" office:value="19020.6514244134" calcext:value-type="float">
            <text:p>19,021</text:p>
          </table:table-cell>
          <table:table-cell table:style-name="ce226" table:formula="of:=100*[.S64]/[$'Table A'.O63]" office:value-type="float" office:value="23643.783577368" calcext:value-type="float">
            <text:p>23,644</text:p>
          </table:table-cell>
          <table:table-cell table:number-columns-repeated="3"/>
          <table:table-cell table:style-name="ce226" table:formula="of:=SUM([.T64:.T67])" office:value-type="float" office:value="94348.5638325543" calcext:value-type="float">
            <text:p>94,349</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618.57846457091" calcext:value-type="float">
            <text:p>1,619</text:p>
          </table:table-cell>
          <table:table-cell table:style-name="ce209" office:value-type="float" office:value="907.816176407822" calcext:value-type="float">
            <text:p>908</text:p>
          </table:table-cell>
          <table:table-cell table:style-name="ce209" office:value-type="float" office:value="1109.43121424224" calcext:value-type="float">
            <text:p>1,109</text:p>
          </table:table-cell>
          <table:table-cell table:style-name="ce209" office:value-type="float" office:value="4346.82290823029" calcext:value-type="float">
            <text:p>4,347</text:p>
          </table:table-cell>
          <table:table-cell table:style-name="ce209" office:value-type="float" office:value="1016.86483015054" calcext:value-type="float">
            <text:p>1,017</text:p>
          </table:table-cell>
          <table:table-cell table:style-name="ce209" office:value-type="float" office:value="286.218009490499" calcext:value-type="float">
            <text:p>286</text:p>
          </table:table-cell>
          <table:table-cell table:style-name="ce209" office:value-type="float" office:value="2473.05948450624" calcext:value-type="float">
            <text:p>2,473</text:p>
          </table:table-cell>
          <table:table-cell table:style-name="ce209" office:value-type="float" office:value="378.786419849519" calcext:value-type="float">
            <text:p>379</text:p>
          </table:table-cell>
          <table:table-cell table:style-name="ce209" office:value-type="float" office:value="2314.51241251762" calcext:value-type="float">
            <text:p>2,315</text:p>
          </table:table-cell>
          <table:table-cell table:style-name="ce209" office:value-type="float" office:value="136.438767025962" calcext:value-type="float">
            <text:p>136</text:p>
          </table:table-cell>
          <table:table-cell table:style-name="ce209" office:value-type="float" office:value="1964.57179151631" calcext:value-type="float">
            <text:p>1,965</text:p>
          </table:table-cell>
          <table:table-cell table:style-name="ce209" office:value-type="float" office:value="2634.96930802135" calcext:value-type="float">
            <text:p>2,635</text:p>
          </table:table-cell>
          <table:table-cell table:style-name="ce217" office:value-type="float" office:value="19188.0697865293" calcext:value-type="float">
            <text:p>19,188</text:p>
          </table:table-cell>
          <table:table-cell table:style-name="ce219"/>
          <table:table-cell table:style-name="ce209" office:value-type="float" office:value="29.354500230187" calcext:value-type="float">
            <text:p>29</text:p>
          </table:table-cell>
          <table:table-cell table:style-name="ce209"/>
          <table:table-cell table:style-name="ce209" office:value-type="float" office:value="19217.4242867595" calcext:value-type="float">
            <text:p>19,217</text:p>
          </table:table-cell>
          <table:table-cell table:style-name="ce226" table:formula="of:=100*[.S65]/[$'Table A'.O64]" office:value-type="float" office:value="23671.7555654181" calcext:value-type="float">
            <text:p>23,672</text:p>
          </table:table-cell>
          <table:table-cell table:number-columns-repeated="3"/>
          <table:table-cell table:style-name="ce226" table:formula="of:=SUM([.T65:.T68])" office:value-type="float" office:value="94162.2061654227" calcext:value-type="float">
            <text:p>94,162</text:p>
          </table:table-cell>
          <table:table-cell table:number-columns-repeated="1000"/>
        </table:table-row>
        <table:table-row table:style-name="ro17">
          <table:table-cell table:style-name="ce197" office:value-type="float" office:value="2007" calcext:value-type="float">
            <text:p>2007</text:p>
          </table:table-cell>
          <table:table-cell table:style-name="ce197" office:value-type="float" office:value="1" calcext:value-type="float">
            <text:p>1</text:p>
          </table:table-cell>
          <table:table-cell table:style-name="ce209" office:value-type="float" office:value="1638.94397530392" calcext:value-type="float">
            <text:p>1,639</text:p>
          </table:table-cell>
          <table:table-cell table:style-name="ce209" office:value-type="float" office:value="902.410350300072" calcext:value-type="float">
            <text:p>902</text:p>
          </table:table-cell>
          <table:table-cell table:style-name="ce209" office:value-type="float" office:value="1099.07374146383" calcext:value-type="float">
            <text:p>1,099</text:p>
          </table:table-cell>
          <table:table-cell table:style-name="ce209" office:value-type="float" office:value="4312.15494780129" calcext:value-type="float">
            <text:p>4,312</text:p>
          </table:table-cell>
          <table:table-cell table:style-name="ce209" office:value-type="float" office:value="1038.69530752444" calcext:value-type="float">
            <text:p>1,039</text:p>
          </table:table-cell>
          <table:table-cell table:style-name="ce209" office:value-type="float" office:value="299.635180925481" calcext:value-type="float">
            <text:p>300</text:p>
          </table:table-cell>
          <table:table-cell table:style-name="ce209" office:value-type="float" office:value="2562.137362756" calcext:value-type="float">
            <text:p>2,562</text:p>
          </table:table-cell>
          <table:table-cell table:style-name="ce209" office:value-type="float" office:value="380.340042046907" calcext:value-type="float">
            <text:p>380</text:p>
          </table:table-cell>
          <table:table-cell table:style-name="ce209" office:value-type="float" office:value="2379.32526622879" calcext:value-type="float">
            <text:p>2,379</text:p>
          </table:table-cell>
          <table:table-cell table:style-name="ce209" office:value-type="float" office:value="136.282223886176" calcext:value-type="float">
            <text:p>136</text:p>
          </table:table-cell>
          <table:table-cell table:style-name="ce209" office:value-type="float" office:value="2045.70642448805" calcext:value-type="float">
            <text:p>2,046</text:p>
          </table:table-cell>
          <table:table-cell table:style-name="ce209" office:value-type="float" office:value="2589.9545280965" calcext:value-type="float">
            <text:p>2,590</text:p>
          </table:table-cell>
          <table:table-cell table:style-name="ce217" office:value-type="float" office:value="19384.6593508215" calcext:value-type="float">
            <text:p>19,385</text:p>
          </table:table-cell>
          <table:table-cell table:style-name="ce219"/>
          <table:table-cell table:style-name="ce209" office:value-type="float" office:value="-21.745471641651" calcext:value-type="float">
            <text:p>-22</text:p>
          </table:table-cell>
          <table:table-cell table:style-name="ce209"/>
          <table:table-cell table:style-name="ce209" office:value-type="float" office:value="19362.9138791798" calcext:value-type="float">
            <text:p>19,363</text:p>
          </table:table-cell>
          <table:table-cell table:style-name="ce226" table:formula="of:=100*[.S66]/[$'Table A'.O65]" office:value-type="float" office:value="23564.3174316926" calcext:value-type="float">
            <text:p>23,564</text:p>
          </table:table-cell>
          <table:table-cell table:number-columns-repeated="3"/>
          <table:table-cell table:style-name="ce226" table:formula="of:=SUM([.T66:.T69])" office:value-type="float" office:value="93824.1234448275" calcext:value-type="float">
            <text:p>93,824</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647.38228914109" calcext:value-type="float">
            <text:p>1,647</text:p>
          </table:table-cell>
          <table:table-cell table:style-name="ce209" office:value-type="float" office:value="878.076712778343" calcext:value-type="float">
            <text:p>878</text:p>
          </table:table-cell>
          <table:table-cell table:style-name="ce209" office:value-type="float" office:value="1135.28750083954" calcext:value-type="float">
            <text:p>1,135</text:p>
          </table:table-cell>
          <table:table-cell table:style-name="ce209" office:value-type="float" office:value="4272.60510429179" calcext:value-type="float">
            <text:p>4,273</text:p>
          </table:table-cell>
          <table:table-cell table:style-name="ce209" office:value-type="float" office:value="1056.45692900858" calcext:value-type="float">
            <text:p>1,056</text:p>
          </table:table-cell>
          <table:table-cell table:style-name="ce209" office:value-type="float" office:value="302.93792668148" calcext:value-type="float">
            <text:p>303</text:p>
          </table:table-cell>
          <table:table-cell table:style-name="ce209" office:value-type="float" office:value="2631.39546758619" calcext:value-type="float">
            <text:p>2,631</text:p>
          </table:table-cell>
          <table:table-cell table:style-name="ce209" office:value-type="float" office:value="380.450234815957" calcext:value-type="float">
            <text:p>380</text:p>
          </table:table-cell>
          <table:table-cell table:style-name="ce209" office:value-type="float" office:value="2394.29130794894" calcext:value-type="float">
            <text:p>2,394</text:p>
          </table:table-cell>
          <table:table-cell table:style-name="ce209" office:value-type="float" office:value="147.55467344682" calcext:value-type="float">
            <text:p>148</text:p>
          </table:table-cell>
          <table:table-cell table:style-name="ce209" office:value-type="float" office:value="2129.94560148921" calcext:value-type="float">
            <text:p>2,130</text:p>
          </table:table-cell>
          <table:table-cell table:style-name="ce209" office:value-type="float" office:value="2655.5678592736" calcext:value-type="float">
            <text:p>2,656</text:p>
          </table:table-cell>
          <table:table-cell table:style-name="ce217" office:value-type="float" office:value="19631.9516073015" calcext:value-type="float">
            <text:p>19,632</text:p>
          </table:table-cell>
          <table:table-cell table:style-name="ce219"/>
          <table:table-cell table:style-name="ce209" office:value-type="float" office:value="-31.854326444263" calcext:value-type="float">
            <text:p>-32</text:p>
          </table:table-cell>
          <table:table-cell table:style-name="ce209"/>
          <table:table-cell table:style-name="ce209" office:value-type="float" office:value="19600.0972808573" calcext:value-type="float">
            <text:p>19,600</text:p>
          </table:table-cell>
          <table:table-cell table:style-name="ce226" table:formula="of:=100*[.S67]/[$'Table A'.O66]" office:value-type="float" office:value="23468.7072580757" calcext:value-type="float">
            <text:p>23,469</text:p>
          </table:table-cell>
          <table:table-cell table:number-columns-repeated="3"/>
          <table:table-cell table:style-name="ce226" table:formula="of:=SUM([.T67:.T70])" office:value-type="float" office:value="94118.6362968696" calcext:value-type="float">
            <text:p>94,119</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654.89375873783" calcext:value-type="float">
            <text:p>1,655</text:p>
          </table:table-cell>
          <table:table-cell table:style-name="ce209" office:value-type="float" office:value="866.709483681038" calcext:value-type="float">
            <text:p>867</text:p>
          </table:table-cell>
          <table:table-cell table:style-name="ce209" office:value-type="float" office:value="1139.72503706792" calcext:value-type="float">
            <text:p>1,140</text:p>
          </table:table-cell>
          <table:table-cell table:style-name="ce209" office:value-type="float" office:value="4297.22536118751" calcext:value-type="float">
            <text:p>4,297</text:p>
          </table:table-cell>
          <table:table-cell table:style-name="ce209" office:value-type="float" office:value="1063.48199074133" calcext:value-type="float">
            <text:p>1,063</text:p>
          </table:table-cell>
          <table:table-cell table:style-name="ce209" office:value-type="float" office:value="303.665545834671" calcext:value-type="float">
            <text:p>304</text:p>
          </table:table-cell>
          <table:table-cell table:style-name="ce209" office:value-type="float" office:value="2672.68482786026" calcext:value-type="float">
            <text:p>2,673</text:p>
          </table:table-cell>
          <table:table-cell table:style-name="ce209" office:value-type="float" office:value="388.909408340014" calcext:value-type="float">
            <text:p>389</text:p>
          </table:table-cell>
          <table:table-cell table:style-name="ce209" office:value-type="float" office:value="2384.96708400203" calcext:value-type="float">
            <text:p>2,385</text:p>
          </table:table-cell>
          <table:table-cell table:style-name="ce209" office:value-type="float" office:value="148.280686321815" calcext:value-type="float">
            <text:p>148</text:p>
          </table:table-cell>
          <table:table-cell table:style-name="ce209" office:value-type="float" office:value="2094.80317068704" calcext:value-type="float">
            <text:p>2,095</text:p>
          </table:table-cell>
          <table:table-cell table:style-name="ce209" office:value-type="float" office:value="2720.56769589198" calcext:value-type="float">
            <text:p>2,721</text:p>
          </table:table-cell>
          <table:table-cell table:style-name="ce217" office:value-type="float" office:value="19735.9140503534" calcext:value-type="float">
            <text:p>19,736</text:p>
          </table:table-cell>
          <table:table-cell table:style-name="ce219"/>
          <table:table-cell table:style-name="ce209" office:value-type="float" office:value="15.289983509872" calcext:value-type="float">
            <text:p>15</text:p>
          </table:table-cell>
          <table:table-cell table:style-name="ce209"/>
          <table:table-cell table:style-name="ce209" office:value-type="float" office:value="19751.2040338633" calcext:value-type="float">
            <text:p>19,751</text:p>
          </table:table-cell>
          <table:table-cell table:style-name="ce226" table:formula="of:=100*[.S68]/[$'Table A'.O67]" office:value-type="float" office:value="23457.4259102365" calcext:value-type="float">
            <text:p>23,457</text:p>
          </table:table-cell>
          <table:table-cell table:number-columns-repeated="3"/>
          <table:table-cell table:style-name="ce226" table:formula="of:=SUM([.T68:.T71])" office:value-type="float" office:value="94134.5821362835" calcext:value-type="float">
            <text:p>94,13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712.93072738918" calcext:value-type="float">
            <text:p>1,713</text:p>
          </table:table-cell>
          <table:table-cell table:style-name="ce209" office:value-type="float" office:value="853.577303944936" calcext:value-type="float">
            <text:p>854</text:p>
          </table:table-cell>
          <table:table-cell table:style-name="ce209" office:value-type="float" office:value="1137.33409204062" calcext:value-type="float">
            <text:p>1,137</text:p>
          </table:table-cell>
          <table:table-cell table:style-name="ce209" office:value-type="float" office:value="4302.15135003847" calcext:value-type="float">
            <text:p>4,302</text:p>
          </table:table-cell>
          <table:table-cell table:style-name="ce209" office:value-type="float" office:value="1055.72990017108" calcext:value-type="float">
            <text:p>1,056</text:p>
          </table:table-cell>
          <table:table-cell table:style-name="ce209" office:value-type="float" office:value="311.135242176573" calcext:value-type="float">
            <text:p>311</text:p>
          </table:table-cell>
          <table:table-cell table:style-name="ce209" office:value-type="float" office:value="2809.78743606592" calcext:value-type="float">
            <text:p>2,810</text:p>
          </table:table-cell>
          <table:table-cell table:style-name="ce209" office:value-type="float" office:value="402.236884626894" calcext:value-type="float">
            <text:p>402</text:p>
          </table:table-cell>
          <table:table-cell table:style-name="ce209" office:value-type="float" office:value="2439.94807731751" calcext:value-type="float">
            <text:p>2,440</text:p>
          </table:table-cell>
          <table:table-cell table:style-name="ce209" office:value-type="float" office:value="157.564186679433" calcext:value-type="float">
            <text:p>158</text:p>
          </table:table-cell>
          <table:table-cell table:style-name="ce209" office:value-type="float" office:value="2074.8574694273" calcext:value-type="float">
            <text:p>2,075</text:p>
          </table:table-cell>
          <table:table-cell table:style-name="ce209" office:value-type="float" office:value="2716.26793002071" calcext:value-type="float">
            <text:p>2,716</text:p>
          </table:table-cell>
          <table:table-cell table:style-name="ce217" office:value-type="float" office:value="19973.5205998986" calcext:value-type="float">
            <text:p>19,974</text:p>
          </table:table-cell>
          <table:table-cell table:style-name="ce219"/>
          <table:table-cell table:style-name="ce209" office:value-type="float" office:value="5.469463265588" calcext:value-type="float">
            <text:p>5</text:p>
          </table:table-cell>
          <table:table-cell table:style-name="ce209"/>
          <table:table-cell table:style-name="ce209" office:value-type="float" office:value="19978.9900631642" calcext:value-type="float">
            <text:p>19,979</text:p>
          </table:table-cell>
          <table:table-cell table:style-name="ce226" table:formula="of:=100*[.S69]/[$'Table A'.O68]" office:value-type="float" office:value="23333.6728448228" calcext:value-type="float">
            <text:p>23,334</text:p>
          </table:table-cell>
          <table:table-cell table:number-columns-repeated="3"/>
          <table:table-cell table:style-name="ce226" table:formula="of:=SUM([.T69:.T72])" office:value-type="float" office:value="94009.5064051997" calcext:value-type="float">
            <text:p>94,010</text:p>
          </table:table-cell>
          <table:table-cell table:number-columns-repeated="1000"/>
        </table:table-row>
        <table:table-row table:style-name="ro12">
          <table:table-cell table:style-name="ce197" office:value-type="float" office:value="2008" calcext:value-type="float">
            <text:p>2008</text:p>
          </table:table-cell>
          <table:table-cell table:style-name="ce197" office:value-type="float" office:value="1" calcext:value-type="float">
            <text:p>1</text:p>
          </table:table-cell>
          <table:table-cell table:style-name="ce209" office:value-type="float" office:value="1720.24623571051" calcext:value-type="float">
            <text:p>1,720</text:p>
          </table:table-cell>
          <table:table-cell table:style-name="ce209" office:value-type="float" office:value="848.214618415381" calcext:value-type="float">
            <text:p>848</text:p>
          </table:table-cell>
          <table:table-cell table:style-name="ce209" office:value-type="float" office:value="1132.41577294736" calcext:value-type="float">
            <text:p>1,132</text:p>
          </table:table-cell>
          <table:table-cell table:style-name="ce209" office:value-type="float" office:value="4331.53176125631" calcext:value-type="float">
            <text:p>4,332</text:p>
          </table:table-cell>
          <table:table-cell table:style-name="ce209" office:value-type="float" office:value="1009.64827356758" calcext:value-type="float">
            <text:p>1,010</text:p>
          </table:table-cell>
          <table:table-cell table:style-name="ce209" office:value-type="float" office:value="302.410833013755" calcext:value-type="float">
            <text:p>302</text:p>
          </table:table-cell>
          <table:table-cell table:style-name="ce209" office:value-type="float" office:value="2896.83430811723" calcext:value-type="float">
            <text:p>2,897</text:p>
          </table:table-cell>
          <table:table-cell table:style-name="ce209" office:value-type="float" office:value="393.574461652447" calcext:value-type="float">
            <text:p>394</text:p>
          </table:table-cell>
          <table:table-cell table:style-name="ce209" office:value-type="float" office:value="2493.97038708931" calcext:value-type="float">
            <text:p>2,494</text:p>
          </table:table-cell>
          <table:table-cell table:style-name="ce209" office:value-type="float" office:value="164.48880263737" calcext:value-type="float">
            <text:p>164</text:p>
          </table:table-cell>
          <table:table-cell table:style-name="ce209" office:value-type="float" office:value="2074.14198796106" calcext:value-type="float">
            <text:p>2,074</text:p>
          </table:table-cell>
          <table:table-cell table:style-name="ce209" office:value-type="float" office:value="2783.04088100659" calcext:value-type="float">
            <text:p>2,783</text:p>
          </table:table-cell>
          <table:table-cell table:style-name="ce217" office:value-type="float" office:value="20150.5183233749" calcext:value-type="float">
            <text:p>20,151</text:p>
          </table:table-cell>
          <table:table-cell table:style-name="ce219"/>
          <table:table-cell table:style-name="ce209" office:value-type="float" office:value="2.7649760733" calcext:value-type="float">
            <text:p>3</text:p>
          </table:table-cell>
          <table:table-cell table:style-name="ce209"/>
          <table:table-cell table:style-name="ce209" office:value-type="float" office:value="20153.2832994482" calcext:value-type="float">
            <text:p>20,153</text:p>
          </table:table-cell>
          <table:table-cell table:style-name="ce226" table:formula="of:=100*[.S70]/[$'Table A'.O69]" office:value-type="float" office:value="23858.8302837346" calcext:value-type="float">
            <text:p>23,859</text:p>
          </table:table-cell>
          <table:table-cell table:number-columns-repeated="3"/>
          <table:table-cell table:style-name="ce226" table:formula="of:=SUM([.T70:.T73])" office:value-type="float" office:value="93669.3114549731" calcext:value-type="float">
            <text:p>93,66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754.48588694217" calcext:value-type="float">
            <text:p>1,754</text:p>
          </table:table-cell>
          <table:table-cell table:style-name="ce209" office:value-type="float" office:value="859.988451976614" calcext:value-type="float">
            <text:p>860</text:p>
          </table:table-cell>
          <table:table-cell table:style-name="ce209" office:value-type="float" office:value="1140.51416254565" calcext:value-type="float">
            <text:p>1,141</text:p>
          </table:table-cell>
          <table:table-cell table:style-name="ce209" office:value-type="float" office:value="4464.93197469383" calcext:value-type="float">
            <text:p>4,465</text:p>
          </table:table-cell>
          <table:table-cell table:style-name="ce209" office:value-type="float" office:value="1001.86524870281" calcext:value-type="float">
            <text:p>1,002</text:p>
          </table:table-cell>
          <table:table-cell table:style-name="ce209" office:value-type="float" office:value="304.838620511886" calcext:value-type="float">
            <text:p>305</text:p>
          </table:table-cell>
          <table:table-cell table:style-name="ce209" office:value-type="float" office:value="2811.88364248139" calcext:value-type="float">
            <text:p>2,812</text:p>
          </table:table-cell>
          <table:table-cell table:style-name="ce209" office:value-type="float" office:value="399.549879418622" calcext:value-type="float">
            <text:p>400</text:p>
          </table:table-cell>
          <table:table-cell table:style-name="ce209" office:value-type="float" office:value="2473.38675539516" calcext:value-type="float">
            <text:p>2,473</text:p>
          </table:table-cell>
          <table:table-cell table:style-name="ce209" office:value-type="float" office:value="168.729806006929" calcext:value-type="float">
            <text:p>169</text:p>
          </table:table-cell>
          <table:table-cell table:style-name="ce209" office:value-type="float" office:value="2044.78231667482" calcext:value-type="float">
            <text:p>2,045</text:p>
          </table:table-cell>
          <table:table-cell table:style-name="ce209" office:value-type="float" office:value="2745.69956265413" calcext:value-type="float">
            <text:p>2,746</text:p>
          </table:table-cell>
          <table:table-cell table:style-name="ce217" office:value-type="float" office:value="20170.656308004" calcext:value-type="float">
            <text:p>20,171</text:p>
          </table:table-cell>
          <table:table-cell table:style-name="ce219"/>
          <table:table-cell table:style-name="ce209" office:value-type="float" office:value="38.027254461558" calcext:value-type="float">
            <text:p>38</text:p>
          </table:table-cell>
          <table:table-cell table:style-name="ce209"/>
          <table:table-cell table:style-name="ce209" office:value-type="float" office:value="20208.6835624656" calcext:value-type="float">
            <text:p>20,209</text:p>
          </table:table-cell>
          <table:table-cell table:style-name="ce226" table:formula="of:=100*[.S71]/[$'Table A'.O70]" office:value-type="float" office:value="23484.6530974896" calcext:value-type="float">
            <text:p>23,485</text:p>
          </table:table-cell>
          <table:table-cell table:number-columns-repeated="3"/>
          <table:table-cell table:style-name="ce226" table:formula="of:=SUM([.T71:.T74])" office:value-type="float" office:value="92782.9250961057" calcext:value-type="float">
            <text:p>92,78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776.23553528802" calcext:value-type="float">
            <text:p>1,776</text:p>
          </table:table-cell>
          <table:table-cell table:style-name="ce209" office:value-type="float" office:value="873.661574709599" calcext:value-type="float">
            <text:p>874</text:p>
          </table:table-cell>
          <table:table-cell table:style-name="ce209" office:value-type="float" office:value="1134.53180299773" calcext:value-type="float">
            <text:p>1,135</text:p>
          </table:table-cell>
          <table:table-cell table:style-name="ce209" office:value-type="float" office:value="4583.12668426394" calcext:value-type="float">
            <text:p>4,583</text:p>
          </table:table-cell>
          <table:table-cell table:style-name="ce209" office:value-type="float" office:value="971.00321931737" calcext:value-type="float">
            <text:p>971</text:p>
          </table:table-cell>
          <table:table-cell table:style-name="ce209" office:value-type="float" office:value="306.140938725641" calcext:value-type="float">
            <text:p>306</text:p>
          </table:table-cell>
          <table:table-cell table:style-name="ce209" office:value-type="float" office:value="2754.44204686692" calcext:value-type="float">
            <text:p>2,754</text:p>
          </table:table-cell>
          <table:table-cell table:style-name="ce209" office:value-type="float" office:value="391.23811462788" calcext:value-type="float">
            <text:p>391</text:p>
          </table:table-cell>
          <table:table-cell table:style-name="ce209" office:value-type="float" office:value="2476.60009838464" calcext:value-type="float">
            <text:p>2,477</text:p>
          </table:table-cell>
          <table:table-cell table:style-name="ce209" office:value-type="float" office:value="177.603554552301" calcext:value-type="float">
            <text:p>178</text:p>
          </table:table-cell>
          <table:table-cell table:style-name="ce209" office:value-type="float" office:value="2008.74075498812" calcext:value-type="float">
            <text:p>2,009</text:p>
          </table:table-cell>
          <table:table-cell table:style-name="ce209" office:value-type="float" office:value="2646.6089154283" calcext:value-type="float">
            <text:p>2,647</text:p>
          </table:table-cell>
          <table:table-cell table:style-name="ce217" office:value-type="float" office:value="20099.9332401505" calcext:value-type="float">
            <text:p>20,100</text:p>
          </table:table-cell>
          <table:table-cell table:style-name="ce219"/>
          <table:table-cell table:style-name="ce209" office:value-type="float" office:value="101.026081976324" calcext:value-type="float">
            <text:p>101</text:p>
          </table:table-cell>
          <table:table-cell table:style-name="ce209"/>
          <table:table-cell table:style-name="ce209" office:value-type="float" office:value="20200.9593221268" calcext:value-type="float">
            <text:p>20,201</text:p>
          </table:table-cell>
          <table:table-cell table:style-name="ce226" table:formula="of:=100*[.S72]/[$'Table A'.O71]" office:value-type="float" office:value="23332.3501791527" calcext:value-type="float">
            <text:p>23,332</text:p>
          </table:table-cell>
          <table:table-cell table:number-columns-repeated="3"/>
          <table:table-cell table:style-name="ce226" table:formula="of:=SUM([.T72:.T75])" office:value-type="float" office:value="91732.6798133361" calcext:value-type="float">
            <text:p>91,733</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754.27500795546" calcext:value-type="float">
            <text:p>1,754</text:p>
          </table:table-cell>
          <table:table-cell table:style-name="ce209" office:value-type="float" office:value="886.850291434824" calcext:value-type="float">
            <text:p>887</text:p>
          </table:table-cell>
          <table:table-cell table:style-name="ce209" office:value-type="float" office:value="1113.37745301005" calcext:value-type="float">
            <text:p>1,113</text:p>
          </table:table-cell>
          <table:table-cell table:style-name="ce209" office:value-type="float" office:value="4802.52784979015" calcext:value-type="float">
            <text:p>4,803</text:p>
          </table:table-cell>
          <table:table-cell table:style-name="ce209" office:value-type="float" office:value="938.108662648144" calcext:value-type="float">
            <text:p>938</text:p>
          </table:table-cell>
          <table:table-cell table:style-name="ce209" office:value-type="float" office:value="303.296904091392" calcext:value-type="float">
            <text:p>303</text:p>
          </table:table-cell>
          <table:table-cell table:style-name="ce209" office:value-type="float" office:value="2628.54932823119" calcext:value-type="float">
            <text:p>2,629</text:p>
          </table:table-cell>
          <table:table-cell table:style-name="ce209" office:value-type="float" office:value="391.289808314849" calcext:value-type="float">
            <text:p>391</text:p>
          </table:table-cell>
          <table:table-cell table:style-name="ce209" office:value-type="float" office:value="2410.87260252797" calcext:value-type="float">
            <text:p>2,411</text:p>
          </table:table-cell>
          <table:table-cell table:style-name="ce209" office:value-type="float" office:value="177.28969463028" calcext:value-type="float">
            <text:p>177</text:p>
          </table:table-cell>
          <table:table-cell table:style-name="ce209" office:value-type="float" office:value="1994.86211817473" calcext:value-type="float">
            <text:p>1,995</text:p>
          </table:table-cell>
          <table:table-cell table:style-name="ce209" office:value-type="float" office:value="2641.52169869713" calcext:value-type="float">
            <text:p>2,642</text:p>
          </table:table-cell>
          <table:table-cell table:style-name="ce217" office:value-type="float" office:value="20042.8214195062" calcext:value-type="float">
            <text:p>20,043</text:p>
          </table:table-cell>
          <table:table-cell table:style-name="ce219"/>
          <table:table-cell table:style-name="ce209" office:value-type="float" office:value="16.423265685913" calcext:value-type="float">
            <text:p>16</text:p>
          </table:table-cell>
          <table:table-cell table:style-name="ce209"/>
          <table:table-cell table:style-name="ce209" office:value-type="float" office:value="20059.2446851921" calcext:value-type="float">
            <text:p>20,059</text:p>
          </table:table-cell>
          <table:table-cell table:style-name="ce226" table:formula="of:=100*[.S73]/[$'Table A'.O72]" office:value-type="float" office:value="22993.4778945961" calcext:value-type="float">
            <text:p>22,993</text:p>
          </table:table-cell>
          <table:table-cell table:number-columns-repeated="3"/>
          <table:table-cell table:style-name="ce226" table:formula="of:=SUM([.T73:.T76])" office:value-type="float" office:value="90887.4193224739" calcext:value-type="float">
            <text:p>90,887</text:p>
          </table:table-cell>
          <table:table-cell table:number-columns-repeated="1000"/>
        </table:table-row>
        <table:table-row table:style-name="ro12">
          <table:table-cell table:style-name="ce197" office:value-type="float" office:value="2009" calcext:value-type="float">
            <text:p>2009</text:p>
          </table:table-cell>
          <table:table-cell table:style-name="ce197" office:value-type="float" office:value="1" calcext:value-type="float">
            <text:p>1</text:p>
          </table:table-cell>
          <table:table-cell table:style-name="ce209" office:value-type="float" office:value="1765.89751482223" calcext:value-type="float">
            <text:p>1,766</text:p>
          </table:table-cell>
          <table:table-cell table:style-name="ce209" office:value-type="float" office:value="889.231601057475" calcext:value-type="float">
            <text:p>889</text:p>
          </table:table-cell>
          <table:table-cell table:style-name="ce209" office:value-type="float" office:value="1142.60437727288" calcext:value-type="float">
            <text:p>1,143</text:p>
          </table:table-cell>
          <table:table-cell table:style-name="ce209" office:value-type="float" office:value="4837.39523936883" calcext:value-type="float">
            <text:p>4,837</text:p>
          </table:table-cell>
          <table:table-cell table:style-name="ce209" office:value-type="float" office:value="908.917120883559" calcext:value-type="float">
            <text:p>909</text:p>
          </table:table-cell>
          <table:table-cell table:style-name="ce209" office:value-type="float" office:value="308.838778478021" calcext:value-type="float">
            <text:p>309</text:p>
          </table:table-cell>
          <table:table-cell table:style-name="ce209" office:value-type="float" office:value="2592.19538090333" calcext:value-type="float">
            <text:p>2,592</text:p>
          </table:table-cell>
          <table:table-cell table:style-name="ce209" office:value-type="float" office:value="387.61324835379" calcext:value-type="float">
            <text:p>388</text:p>
          </table:table-cell>
          <table:table-cell table:style-name="ce209" office:value-type="float" office:value="2385.19347275903" calcext:value-type="float">
            <text:p>2,385</text:p>
          </table:table-cell>
          <table:table-cell table:style-name="ce209" office:value-type="float" office:value="188.806031573031" calcext:value-type="float">
            <text:p>189</text:p>
          </table:table-cell>
          <table:table-cell table:style-name="ce209" office:value-type="float" office:value="1982.17938277676" calcext:value-type="float">
            <text:p>1,982</text:p>
          </table:table-cell>
          <table:table-cell table:style-name="ce209" office:value-type="float" office:value="2584.57820840698" calcext:value-type="float">
            <text:p>2,585</text:p>
          </table:table-cell>
          <table:table-cell table:style-name="ce217" office:value-type="float" office:value="19973.4503566559" calcext:value-type="float">
            <text:p>19,973</text:p>
          </table:table-cell>
          <table:table-cell table:style-name="ce219"/>
          <table:table-cell table:style-name="ce209" office:value-type="float" office:value="-20.237315166771" calcext:value-type="float">
            <text:p>-20</text:p>
          </table:table-cell>
          <table:table-cell table:style-name="ce209"/>
          <table:table-cell table:style-name="ce209" office:value-type="float" office:value="19953.2130414891" calcext:value-type="float">
            <text:p>19,953</text:p>
          </table:table-cell>
          <table:table-cell table:style-name="ce226" table:formula="of:=100*[.S74]/[$'Table A'.O73]" office:value-type="float" office:value="22972.4439248673" calcext:value-type="float">
            <text:p>22,972</text:p>
          </table:table-cell>
          <table:table-cell table:number-columns-repeated="3"/>
          <table:table-cell table:style-name="ce226" table:formula="of:=SUM([.T74:.T77])" office:value-type="float" office:value="90401.9213190829" calcext:value-type="float">
            <text:p>90,402</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804.65747590901" calcext:value-type="float">
            <text:p>1,805</text:p>
          </table:table-cell>
          <table:table-cell table:style-name="ce209" office:value-type="float" office:value="903.514311459857" calcext:value-type="float">
            <text:p>904</text:p>
          </table:table-cell>
          <table:table-cell table:style-name="ce209" office:value-type="float" office:value="1110.59729187779" calcext:value-type="float">
            <text:p>1,111</text:p>
          </table:table-cell>
          <table:table-cell table:style-name="ce209" office:value-type="float" office:value="4772.7530153071" calcext:value-type="float">
            <text:p>4,773</text:p>
          </table:table-cell>
          <table:table-cell table:style-name="ce209" office:value-type="float" office:value="907.189666421751" calcext:value-type="float">
            <text:p>907</text:p>
          </table:table-cell>
          <table:table-cell table:style-name="ce209" office:value-type="float" office:value="311.164695958106" calcext:value-type="float">
            <text:p>311</text:p>
          </table:table-cell>
          <table:table-cell table:style-name="ce209" office:value-type="float" office:value="2683.52665929405" calcext:value-type="float">
            <text:p>2,684</text:p>
          </table:table-cell>
          <table:table-cell table:style-name="ce209" office:value-type="float" office:value="390.139963967026" calcext:value-type="float">
            <text:p>390</text:p>
          </table:table-cell>
          <table:table-cell table:style-name="ce209" office:value-type="float" office:value="2340.24374115765" calcext:value-type="float">
            <text:p>2,340</text:p>
          </table:table-cell>
          <table:table-cell table:style-name="ce209" office:value-type="float" office:value="196.174233642753" calcext:value-type="float">
            <text:p>196</text:p>
          </table:table-cell>
          <table:table-cell table:style-name="ce209" office:value-type="float" office:value="1913.2207018203" calcext:value-type="float">
            <text:p>1,913</text:p>
          </table:table-cell>
          <table:table-cell table:style-name="ce209" office:value-type="float" office:value="2406.37409445167" calcext:value-type="float">
            <text:p>2,406</text:p>
          </table:table-cell>
          <table:table-cell table:style-name="ce217" office:value-type="float" office:value="19739.5558512671" calcext:value-type="float">
            <text:p>19,740</text:p>
          </table:table-cell>
          <table:table-cell table:style-name="ce219"/>
          <table:table-cell table:style-name="ce209" office:value-type="float" office:value="46.940424552839" calcext:value-type="float">
            <text:p>47</text:p>
          </table:table-cell>
          <table:table-cell table:style-name="ce209"/>
          <table:table-cell table:style-name="ce209" office:value-type="float" office:value="19786.4962758199" calcext:value-type="float">
            <text:p>19,786</text:p>
          </table:table-cell>
          <table:table-cell table:style-name="ce226" table:formula="of:=100*[.S75]/[$'Table A'.O74]" office:value-type="float" office:value="22434.4078147199" calcext:value-type="float">
            <text:p>22,434</text:p>
          </table:table-cell>
          <table:table-cell table:number-columns-repeated="3"/>
          <table:table-cell table:style-name="ce226" table:formula="of:=SUM([.T75:.T78])" office:value-type="float" office:value="89963.2049316417" calcext:value-type="float">
            <text:p>89,963</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791.49235891309" calcext:value-type="float">
            <text:p>1,791</text:p>
          </table:table-cell>
          <table:table-cell table:style-name="ce209" office:value-type="float" office:value="910.102727058638" calcext:value-type="float">
            <text:p>910</text:p>
          </table:table-cell>
          <table:table-cell table:style-name="ce209" office:value-type="float" office:value="1105.62319799253" calcext:value-type="float">
            <text:p>1,106</text:p>
          </table:table-cell>
          <table:table-cell table:style-name="ce209" office:value-type="float" office:value="4802.07550003364" calcext:value-type="float">
            <text:p>4,802</text:p>
          </table:table-cell>
          <table:table-cell table:style-name="ce209" office:value-type="float" office:value="907.480553577844" calcext:value-type="float">
            <text:p>907</text:p>
          </table:table-cell>
          <table:table-cell table:style-name="ce209" office:value-type="float" office:value="306.367573287495" calcext:value-type="float">
            <text:p>306</text:p>
          </table:table-cell>
          <table:table-cell table:style-name="ce209" office:value-type="float" office:value="2751.33815783226" calcext:value-type="float">
            <text:p>2,751</text:p>
          </table:table-cell>
          <table:table-cell table:style-name="ce209" office:value-type="float" office:value="384.654012113994" calcext:value-type="float">
            <text:p>385</text:p>
          </table:table-cell>
          <table:table-cell table:style-name="ce209" office:value-type="float" office:value="2315.62677516988" calcext:value-type="float">
            <text:p>2,316</text:p>
          </table:table-cell>
          <table:table-cell table:style-name="ce209" office:value-type="float" office:value="193.867435635601" calcext:value-type="float">
            <text:p>194</text:p>
          </table:table-cell>
          <table:table-cell table:style-name="ce209" office:value-type="float" office:value="1943.88737713723" calcext:value-type="float">
            <text:p>1,944</text:p>
          </table:table-cell>
          <table:table-cell table:style-name="ce209" office:value-type="float" office:value="2451.59528065321" calcext:value-type="float">
            <text:p>2,452</text:p>
          </table:table-cell>
          <table:table-cell table:style-name="ce217" office:value-type="float" office:value="19864.1109494054" calcext:value-type="float">
            <text:p>19,864</text:p>
          </table:table-cell>
          <table:table-cell table:style-name="ce219"/>
          <table:table-cell table:style-name="ce209" office:value-type="float" office:value="-6.828679636183" calcext:value-type="float">
            <text:p>-7</text:p>
          </table:table-cell>
          <table:table-cell table:style-name="ce209"/>
          <table:table-cell table:style-name="ce209" office:value-type="float" office:value="19857.2822697692" calcext:value-type="float">
            <text:p>19,857</text:p>
          </table:table-cell>
          <table:table-cell table:style-name="ce226" table:formula="of:=100*[.S76]/[$'Table A'.O75]" office:value-type="float" office:value="22487.0896882905" calcext:value-type="float">
            <text:p>22,487</text:p>
          </table:table-cell>
          <table:table-cell table:number-columns-repeated="3"/>
          <table:table-cell table:style-name="ce226" table:formula="of:=SUM([.T76:.T79])" office:value-type="float" office:value="90530.6683826834" calcext:value-type="float">
            <text:p>90,531</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814.66187288737" calcext:value-type="float">
            <text:p>1,815</text:p>
          </table:table-cell>
          <table:table-cell table:style-name="ce209" office:value-type="float" office:value="924.284587723828" calcext:value-type="float">
            <text:p>924</text:p>
          </table:table-cell>
          <table:table-cell table:style-name="ce209" office:value-type="float" office:value="1114.98146518661" calcext:value-type="float">
            <text:p>1,115</text:p>
          </table:table-cell>
          <table:table-cell table:style-name="ce209" office:value-type="float" office:value="4797.99589900757" calcext:value-type="float">
            <text:p>4,798</text:p>
          </table:table-cell>
          <table:table-cell table:style-name="ce209" office:value-type="float" office:value="914.631332189089" calcext:value-type="float">
            <text:p>915</text:p>
          </table:table-cell>
          <table:table-cell table:style-name="ce209" office:value-type="float" office:value="300.630417237651" calcext:value-type="float">
            <text:p>301</text:p>
          </table:table-cell>
          <table:table-cell table:style-name="ce209" office:value-type="float" office:value="2937.21391873796" calcext:value-type="float">
            <text:p>2,937</text:p>
          </table:table-cell>
          <table:table-cell table:style-name="ce209" office:value-type="float" office:value="379.995085881545" calcext:value-type="float">
            <text:p>380</text:p>
          </table:table-cell>
          <table:table-cell table:style-name="ce209" office:value-type="float" office:value="2273.64569975297" calcext:value-type="float">
            <text:p>2,274</text:p>
          </table:table-cell>
          <table:table-cell table:style-name="ce209" office:value-type="float" office:value="192.725823967945" calcext:value-type="float">
            <text:p>193</text:p>
          </table:table-cell>
          <table:table-cell table:style-name="ce209" office:value-type="float" office:value="1964.12879629255" calcext:value-type="float">
            <text:p>1,964</text:p>
          </table:table-cell>
          <table:table-cell table:style-name="ce209" office:value-type="float" office:value="2414.36242777986" calcext:value-type="float">
            <text:p>2,414</text:p>
          </table:table-cell>
          <table:table-cell table:style-name="ce217" office:value-type="float" office:value="20029.2573266449" calcext:value-type="float">
            <text:p>20,029</text:p>
          </table:table-cell>
          <table:table-cell table:style-name="ce219"/>
          <table:table-cell table:style-name="ce209" office:value-type="float" office:value="-139.420087578656" calcext:value-type="float">
            <text:p>-139</text:p>
          </table:table-cell>
          <table:table-cell table:style-name="ce209"/>
          <table:table-cell table:style-name="ce209" office:value-type="float" office:value="19889.8372390663" calcext:value-type="float">
            <text:p>19,890</text:p>
          </table:table-cell>
          <table:table-cell table:style-name="ce226" table:formula="of:=100*[.S77]/[$'Table A'.O76]" office:value-type="float" office:value="22507.9798912052" calcext:value-type="float">
            <text:p>22,508</text:p>
          </table:table-cell>
          <table:table-cell table:number-columns-repeated="3"/>
          <table:table-cell table:style-name="ce226" table:formula="of:=SUM([.T77:.T80])" office:value-type="float" office:value="91070.5197126078" calcext:value-type="float">
            <text:p>91,071</text:p>
          </table:table-cell>
          <table:table-cell table:number-columns-repeated="1000"/>
        </table:table-row>
        <table:table-row table:style-name="ro18">
          <table:table-cell table:style-name="ce197" office:value-type="float" office:value="2010" calcext:value-type="float">
            <text:p>2010</text:p>
          </table:table-cell>
          <table:table-cell table:style-name="ce197" office:value-type="float" office:value="1" calcext:value-type="float">
            <text:p>1</text:p>
          </table:table-cell>
          <table:table-cell table:style-name="ce209" office:value-type="float" office:value="1818.36399134237" calcext:value-type="float">
            <text:p>1,818</text:p>
          </table:table-cell>
          <table:table-cell table:style-name="ce209" office:value-type="float" office:value="916.482673187548" calcext:value-type="float">
            <text:p>916</text:p>
          </table:table-cell>
          <table:table-cell table:style-name="ce209" office:value-type="float" office:value="1132.40814033118" calcext:value-type="float">
            <text:p>1,132</text:p>
          </table:table-cell>
          <table:table-cell table:style-name="ce209" office:value-type="float" office:value="4897.25156405258" calcext:value-type="float">
            <text:p>4,897</text:p>
          </table:table-cell>
          <table:table-cell table:style-name="ce209" office:value-type="float" office:value="918.011576315758" calcext:value-type="float">
            <text:p>918</text:p>
          </table:table-cell>
          <table:table-cell table:style-name="ce209" office:value-type="float" office:value="301.544003330214" calcext:value-type="float">
            <text:p>302</text:p>
          </table:table-cell>
          <table:table-cell table:style-name="ce209" office:value-type="float" office:value="2773.56794367187" calcext:value-type="float">
            <text:p>2,774</text:p>
          </table:table-cell>
          <table:table-cell table:style-name="ce209" office:value-type="float" office:value="380.957946654006" calcext:value-type="float">
            <text:p>381</text:p>
          </table:table-cell>
          <table:table-cell table:style-name="ce209" office:value-type="float" office:value="2189.21370472023" calcext:value-type="float">
            <text:p>2,189</text:p>
          </table:table-cell>
          <table:table-cell table:style-name="ce209" office:value-type="float" office:value="176.602635243602" calcext:value-type="float">
            <text:p>177</text:p>
          </table:table-cell>
          <table:table-cell table:style-name="ce209" office:value-type="float" office:value="1887.11160735167" calcext:value-type="float">
            <text:p>1,887</text:p>
          </table:table-cell>
          <table:table-cell table:style-name="ce209" office:value-type="float" office:value="2297.43394701597" calcext:value-type="float">
            <text:p>2,297</text:p>
          </table:table-cell>
          <table:table-cell table:style-name="ce217" office:value-type="float" office:value="19688.949733217" calcext:value-type="float">
            <text:p>19,689</text:p>
          </table:table-cell>
          <table:table-cell table:style-name="ce219"/>
          <table:table-cell table:style-name="ce209" office:value-type="float" office:value="53.781666001723" calcext:value-type="float">
            <text:p>54</text:p>
          </table:table-cell>
          <table:table-cell table:style-name="ce209"/>
          <table:table-cell table:style-name="ce209" office:value-type="float" office:value="19742.7313992187" calcext:value-type="float">
            <text:p>19,743</text:p>
          </table:table-cell>
          <table:table-cell table:style-name="ce226" table:formula="of:=100*[.S78]/[$'Table A'.O77]" office:value-type="float" office:value="22533.7275374261" calcext:value-type="float">
            <text:p>22,534</text:p>
          </table:table-cell>
          <table:table-cell table:number-columns-repeated="3"/>
          <table:table-cell table:style-name="ce226" table:formula="of:=SUM([.T78:.T81])" office:value-type="float" office:value="91495.2430459534" calcext:value-type="float">
            <text:p>91,495</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898.40826390185" calcext:value-type="float">
            <text:p>1,898</text:p>
          </table:table-cell>
          <table:table-cell table:style-name="ce209" office:value-type="float" office:value="946.399494049994" calcext:value-type="float">
            <text:p>946</text:p>
          </table:table-cell>
          <table:table-cell table:style-name="ce209" office:value-type="float" office:value="1144.05451803017" calcext:value-type="float">
            <text:p>1,144</text:p>
          </table:table-cell>
          <table:table-cell table:style-name="ce209" office:value-type="float" office:value="4897.65785731105" calcext:value-type="float">
            <text:p>4,898</text:p>
          </table:table-cell>
          <table:table-cell table:style-name="ce209" office:value-type="float" office:value="928.436144874317" calcext:value-type="float">
            <text:p>928</text:p>
          </table:table-cell>
          <table:table-cell table:style-name="ce209" office:value-type="float" office:value="294.736130139666" calcext:value-type="float">
            <text:p>295</text:p>
          </table:table-cell>
          <table:table-cell table:style-name="ce209" office:value-type="float" office:value="2777.91154377628" calcext:value-type="float">
            <text:p>2,778</text:p>
          </table:table-cell>
          <table:table-cell table:style-name="ce209" office:value-type="float" office:value="393.753221701434" calcext:value-type="float">
            <text:p>394</text:p>
          </table:table-cell>
          <table:table-cell table:style-name="ce209" office:value-type="float" office:value="2209.15673724426" calcext:value-type="float">
            <text:p>2,209</text:p>
          </table:table-cell>
          <table:table-cell table:style-name="ce209" office:value-type="float" office:value="162.186422506345" calcext:value-type="float">
            <text:p>162</text:p>
          </table:table-cell>
          <table:table-cell table:style-name="ce209" office:value-type="float" office:value="1982.88516581357" calcext:value-type="float">
            <text:p>1,983</text:p>
          </table:table-cell>
          <table:table-cell table:style-name="ce209" office:value-type="float" office:value="2409.71609966225" calcext:value-type="float">
            <text:p>2,410</text:p>
          </table:table-cell>
          <table:table-cell table:style-name="ce217" office:value-type="float" office:value="20045.3015990112" calcext:value-type="float">
            <text:p>20,045</text:p>
          </table:table-cell>
          <table:table-cell table:style-name="ce219"/>
          <table:table-cell table:style-name="ce209" office:value-type="float" office:value="-40.312324862309" calcext:value-type="float">
            <text:p>-40</text:p>
          </table:table-cell>
          <table:table-cell table:style-name="ce209"/>
          <table:table-cell table:style-name="ce209" office:value-type="float" office:value="20004.9892741489" calcext:value-type="float">
            <text:p>20,005</text:p>
          </table:table-cell>
          <table:table-cell table:style-name="ce226" table:formula="of:=100*[.S79]/[$'Table A'.O78]" office:value-type="float" office:value="23001.8712657616" calcext:value-type="float">
            <text:p>23,002</text:p>
          </table:table-cell>
          <table:table-cell table:number-columns-repeated="3"/>
          <table:table-cell table:style-name="ce226" table:formula="of:=SUM([.T79:.T82])" office:value-type="float" office:value="91824.5357450421" calcext:value-type="float">
            <text:p>91,825</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892.59774390052" calcext:value-type="float">
            <text:p>1,893</text:p>
          </table:table-cell>
          <table:table-cell table:style-name="ce209" office:value-type="float" office:value="940.584928048438" calcext:value-type="float">
            <text:p>941</text:p>
          </table:table-cell>
          <table:table-cell table:style-name="ce209" office:value-type="float" office:value="1166.42718354668" calcext:value-type="float">
            <text:p>1,166</text:p>
          </table:table-cell>
          <table:table-cell table:style-name="ce209" office:value-type="float" office:value="4939.91045279678" calcext:value-type="float">
            <text:p>4,940</text:p>
          </table:table-cell>
          <table:table-cell table:style-name="ce209" office:value-type="float" office:value="932.007383933422" calcext:value-type="float">
            <text:p>932</text:p>
          </table:table-cell>
          <table:table-cell table:style-name="ce209" office:value-type="float" office:value="288.853616230899" calcext:value-type="float">
            <text:p>289</text:p>
          </table:table-cell>
          <table:table-cell table:style-name="ce209" office:value-type="float" office:value="2792.04366960442" calcext:value-type="float">
            <text:p>2,792</text:p>
          </table:table-cell>
          <table:table-cell table:style-name="ce209" office:value-type="float" office:value="400.98796392226" calcext:value-type="float">
            <text:p>401</text:p>
          </table:table-cell>
          <table:table-cell table:style-name="ce209" office:value-type="float" office:value="2166.05017348219" calcext:value-type="float">
            <text:p>2,166</text:p>
          </table:table-cell>
          <table:table-cell table:style-name="ce209" office:value-type="float" office:value="151.604429592916" calcext:value-type="float">
            <text:p>152</text:p>
          </table:table-cell>
          <table:table-cell table:style-name="ce209" office:value-type="float" office:value="1965.33228667081" calcext:value-type="float">
            <text:p>1,965</text:p>
          </table:table-cell>
          <table:table-cell table:style-name="ce209" office:value-type="float" office:value="2428.1632559574" calcext:value-type="float">
            <text:p>2,428</text:p>
          </table:table-cell>
          <table:table-cell table:style-name="ce217" office:value-type="float" office:value="20064.5630876867" calcext:value-type="float">
            <text:p>20,065</text:p>
          </table:table-cell>
          <table:table-cell table:style-name="ce219"/>
          <table:table-cell table:style-name="ce209" office:value-type="float" office:value="-18.38506602792" calcext:value-type="float">
            <text:p>-18</text:p>
          </table:table-cell>
          <table:table-cell table:style-name="ce209"/>
          <table:table-cell table:style-name="ce209" office:value-type="float" office:value="20046.1780216588" calcext:value-type="float">
            <text:p>20,046</text:p>
          </table:table-cell>
          <table:table-cell table:style-name="ce226" table:formula="of:=100*[.S80]/[$'Table A'.O79]" office:value-type="float" office:value="23026.9410182149" calcext:value-type="float">
            <text:p>23,027</text:p>
          </table:table-cell>
          <table:table-cell table:number-columns-repeated="3"/>
          <table:table-cell table:style-name="ce226" table:formula="of:=SUM([.T80:.T83])" office:value-type="float" office:value="91504.8828138008" calcext:value-type="float">
            <text:p>91,505</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870.99018152428" calcext:value-type="float">
            <text:p>1,871</text:p>
          </table:table-cell>
          <table:table-cell table:style-name="ce209" office:value-type="float" office:value="965.358680565307" calcext:value-type="float">
            <text:p>965</text:p>
          </table:table-cell>
          <table:table-cell table:style-name="ce209" office:value-type="float" office:value="1174.88912608583" calcext:value-type="float">
            <text:p>1,175</text:p>
          </table:table-cell>
          <table:table-cell table:style-name="ce209" office:value-type="float" office:value="5106.60251169782" calcext:value-type="float">
            <text:p>5,107</text:p>
          </table:table-cell>
          <table:table-cell table:style-name="ce209" office:value-type="float" office:value="927.05187249163" calcext:value-type="float">
            <text:p>927</text:p>
          </table:table-cell>
          <table:table-cell table:style-name="ce209" office:value-type="float" office:value="296.734081761904" calcext:value-type="float">
            <text:p>297</text:p>
          </table:table-cell>
          <table:table-cell table:style-name="ce209" office:value-type="float" office:value="2836.73507345911" calcext:value-type="float">
            <text:p>2,837</text:p>
          </table:table-cell>
          <table:table-cell table:style-name="ce209" office:value-type="float" office:value="401.371222371399" calcext:value-type="float">
            <text:p>401</text:p>
          </table:table-cell>
          <table:table-cell table:style-name="ce209" office:value-type="float" office:value="2157.016410379" calcext:value-type="float">
            <text:p>2,157</text:p>
          </table:table-cell>
          <table:table-cell table:style-name="ce209" office:value-type="float" office:value="137.286878623259" calcext:value-type="float">
            <text:p>137</text:p>
          </table:table-cell>
          <table:table-cell table:style-name="ce209" office:value-type="float" office:value="1936.9383394513" calcext:value-type="float">
            <text:p>1,937</text:p>
          </table:table-cell>
          <table:table-cell table:style-name="ce209" office:value-type="float" office:value="2260.03708224367" calcext:value-type="float">
            <text:p>2,260</text:p>
          </table:table-cell>
          <table:table-cell table:style-name="ce217" office:value-type="float" office:value="20071.0114606545" calcext:value-type="float">
            <text:p>20,071</text:p>
          </table:table-cell>
          <table:table-cell table:style-name="ce219"/>
          <table:table-cell table:style-name="ce209" office:value-type="float" office:value="-7.411715803079" calcext:value-type="float">
            <text:p>-7</text:p>
          </table:table-cell>
          <table:table-cell table:style-name="ce209"/>
          <table:table-cell table:style-name="ce209" office:value-type="float" office:value="20063.5997448514" calcext:value-type="float">
            <text:p>20,064</text:p>
          </table:table-cell>
          <table:table-cell table:style-name="ce226" table:formula="of:=100*[.S81]/[$'Table A'.O80]" office:value-type="float" office:value="22932.7032245508" calcext:value-type="float">
            <text:p>22,933</text:p>
          </table:table-cell>
          <table:table-cell table:number-columns-repeated="3"/>
          <table:table-cell table:style-name="ce226" table:formula="of:=SUM([.T81:.T84])" office:value-type="float" office:value="91165.4840536198" calcext:value-type="float">
            <text:p>91,165</text:p>
          </table:table-cell>
          <table:table-cell table:number-columns-repeated="1000"/>
        </table:table-row>
        <table:table-row table:style-name="ro12">
          <table:table-cell table:style-name="ce197" office:value-type="float" office:value="2011" calcext:value-type="float">
            <text:p>2011</text:p>
          </table:table-cell>
          <table:table-cell table:style-name="ce197" office:value-type="float" office:value="1" calcext:value-type="float">
            <text:p>1</text:p>
          </table:table-cell>
          <table:table-cell table:style-name="ce209" office:value-type="float" office:value="1928.12491992728" calcext:value-type="float">
            <text:p>1,928</text:p>
          </table:table-cell>
          <table:table-cell table:style-name="ce209" office:value-type="float" office:value="1015.62835141471" calcext:value-type="float">
            <text:p>1,016</text:p>
          </table:table-cell>
          <table:table-cell table:style-name="ce209" office:value-type="float" office:value="1202.86801204632" calcext:value-type="float">
            <text:p>1,203</text:p>
          </table:table-cell>
          <table:table-cell table:style-name="ce209" office:value-type="float" office:value="5017.52903474992" calcext:value-type="float">
            <text:p>5,018</text:p>
          </table:table-cell>
          <table:table-cell table:style-name="ce209" office:value-type="float" office:value="940.452586836915" calcext:value-type="float">
            <text:p>940</text:p>
          </table:table-cell>
          <table:table-cell table:style-name="ce209" office:value-type="float" office:value="294.351246776192" calcext:value-type="float">
            <text:p>294</text:p>
          </table:table-cell>
          <table:table-cell table:style-name="ce209" office:value-type="float" office:value="2889.5111501478" calcext:value-type="float">
            <text:p>2,890</text:p>
          </table:table-cell>
          <table:table-cell table:style-name="ce209" office:value-type="float" office:value="399.018779804077" calcext:value-type="float">
            <text:p>399</text:p>
          </table:table-cell>
          <table:table-cell table:style-name="ce209" office:value-type="float" office:value="2198.01839728018" calcext:value-type="float">
            <text:p>2,198</text:p>
          </table:table-cell>
          <table:table-cell table:style-name="ce209" office:value-type="float" office:value="124.150386331479" calcext:value-type="float">
            <text:p>124</text:p>
          </table:table-cell>
          <table:table-cell table:style-name="ce209" office:value-type="float" office:value="2053.7451444972" calcext:value-type="float">
            <text:p>2,054</text:p>
          </table:table-cell>
          <table:table-cell table:style-name="ce209" office:value-type="float" office:value="2303.80325450514" calcext:value-type="float">
            <text:p>2,304</text:p>
          </table:table-cell>
          <table:table-cell table:style-name="ce217" office:value-type="float" office:value="20367.2012643172" calcext:value-type="float">
            <text:p>20,367</text:p>
          </table:table-cell>
          <table:table-cell table:style-name="ce219"/>
          <table:table-cell table:style-name="ce209" office:value-type="float" office:value="-105.2694876024" calcext:value-type="float">
            <text:p>-105</text:p>
          </table:table-cell>
          <table:table-cell table:style-name="ce209"/>
          <table:table-cell table:style-name="ce209" office:value-type="float" office:value="20261.9317767148" calcext:value-type="float">
            <text:p>20,262</text:p>
          </table:table-cell>
          <table:table-cell table:style-name="ce226" table:formula="of:=100*[.S82]/[$'Table A'.O81]" office:value-type="float" office:value="22863.0202365149" calcext:value-type="float">
            <text:p>22,863</text:p>
          </table:table-cell>
          <table:table-cell table:number-columns-repeated="3"/>
          <table:table-cell table:style-name="ce226" table:formula="of:=SUM([.T82:.T85])" office:value-type="float" office:value="91072.5686425008" calcext:value-type="float">
            <text:p>91,073</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917.31357286628" calcext:value-type="float">
            <text:p>1,917</text:p>
          </table:table-cell>
          <table:table-cell table:style-name="ce209" office:value-type="float" office:value="1051.9382439914" calcext:value-type="float">
            <text:p>1,052</text:p>
          </table:table-cell>
          <table:table-cell table:style-name="ce209" office:value-type="float" office:value="1234.38552670556" calcext:value-type="float">
            <text:p>1,234</text:p>
          </table:table-cell>
          <table:table-cell table:style-name="ce209" office:value-type="float" office:value="5064.97009443893" calcext:value-type="float">
            <text:p>5,065</text:p>
          </table:table-cell>
          <table:table-cell table:style-name="ce209" office:value-type="float" office:value="932.051424263427" calcext:value-type="float">
            <text:p>932</text:p>
          </table:table-cell>
          <table:table-cell table:style-name="ce209" office:value-type="float" office:value="300.159314590967" calcext:value-type="float">
            <text:p>300</text:p>
          </table:table-cell>
          <table:table-cell table:style-name="ce209" office:value-type="float" office:value="2906.79537995186" calcext:value-type="float">
            <text:p>2,907</text:p>
          </table:table-cell>
          <table:table-cell table:style-name="ce209" office:value-type="float" office:value="391.928252450272" calcext:value-type="float">
            <text:p>392</text:p>
          </table:table-cell>
          <table:table-cell table:style-name="ce209" office:value-type="float" office:value="2207.90636636751" calcext:value-type="float">
            <text:p>2,208</text:p>
          </table:table-cell>
          <table:table-cell table:style-name="ce209" office:value-type="float" office:value="114.221125102946" calcext:value-type="float">
            <text:p>114</text:p>
          </table:table-cell>
          <table:table-cell table:style-name="ce209" office:value-type="float" office:value="1986.41155099473" calcext:value-type="float">
            <text:p>1,986</text:p>
          </table:table-cell>
          <table:table-cell table:style-name="ce209" office:value-type="float" office:value="2272.75606743496" calcext:value-type="float">
            <text:p>2,273</text:p>
          </table:table-cell>
          <table:table-cell table:style-name="ce217" office:value-type="float" office:value="20380.8369191588" calcext:value-type="float">
            <text:p>20,381</text:p>
          </table:table-cell>
          <table:table-cell table:style-name="ce219"/>
          <table:table-cell table:style-name="ce209" office:value-type="float" office:value="-40.922593428979" calcext:value-type="float">
            <text:p>-41</text:p>
          </table:table-cell>
          <table:table-cell table:style-name="ce209"/>
          <table:table-cell table:style-name="ce209" office:value-type="float" office:value="20339.9143257299" calcext:value-type="float">
            <text:p>20,340</text:p>
          </table:table-cell>
          <table:table-cell table:style-name="ce226" table:formula="of:=100*[.S83]/[$'Table A'.O82]" office:value-type="float" office:value="22682.2183345202" calcext:value-type="float">
            <text:p>22,682</text:p>
          </table:table-cell>
          <table:table-cell table:number-columns-repeated="3"/>
          <table:table-cell table:style-name="ce226" table:formula="of:=SUM([.T83:.T86])" office:value-type="float" office:value="90997.1752041807" calcext:value-type="float">
            <text:p>90,99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1960.40179014182" calcext:value-type="float">
            <text:p>1,960</text:p>
          </table:table-cell>
          <table:table-cell table:style-name="ce209" office:value-type="float" office:value="1075.34992153028" calcext:value-type="float">
            <text:p>1,075</text:p>
          </table:table-cell>
          <table:table-cell table:style-name="ce209" office:value-type="float" office:value="1251.17521204245" calcext:value-type="float">
            <text:p>1,251</text:p>
          </table:table-cell>
          <table:table-cell table:style-name="ce209" office:value-type="float" office:value="5129.02891123745" calcext:value-type="float">
            <text:p>5,129</text:p>
          </table:table-cell>
          <table:table-cell table:style-name="ce209" office:value-type="float" office:value="941.610624494464" calcext:value-type="float">
            <text:p>942</text:p>
          </table:table-cell>
          <table:table-cell table:style-name="ce209" office:value-type="float" office:value="309.045648162915" calcext:value-type="float">
            <text:p>309</text:p>
          </table:table-cell>
          <table:table-cell table:style-name="ce209" office:value-type="float" office:value="2912.50661812479" calcext:value-type="float">
            <text:p>2,913</text:p>
          </table:table-cell>
          <table:table-cell table:style-name="ce209" office:value-type="float" office:value="399.807446588977" calcext:value-type="float">
            <text:p>400</text:p>
          </table:table-cell>
          <table:table-cell table:style-name="ce209" office:value-type="float" office:value="2154.60251241923" calcext:value-type="float">
            <text:p>2,155</text:p>
          </table:table-cell>
          <table:table-cell table:style-name="ce209" office:value-type="float" office:value="111.329534913384" calcext:value-type="float">
            <text:p>111</text:p>
          </table:table-cell>
          <table:table-cell table:style-name="ce209" office:value-type="float" office:value="2041.04152685547" calcext:value-type="float">
            <text:p>2,041</text:p>
          </table:table-cell>
          <table:table-cell table:style-name="ce209" office:value-type="float" office:value="2277.33790771832" calcext:value-type="float">
            <text:p>2,277</text:p>
          </table:table-cell>
          <table:table-cell table:style-name="ce217" office:value-type="float" office:value="20563.2376542296" calcext:value-type="float">
            <text:p>20,563</text:p>
          </table:table-cell>
          <table:table-cell table:style-name="ce219"/>
          <table:table-cell table:style-name="ce209" office:value-type="float" office:value="-121.569397200095" calcext:value-type="float">
            <text:p>-122</text:p>
          </table:table-cell>
          <table:table-cell table:style-name="ce209"/>
          <table:table-cell table:style-name="ce209" office:value-type="float" office:value="20441.6682570294" calcext:value-type="float">
            <text:p>20,442</text:p>
          </table:table-cell>
          <table:table-cell table:style-name="ce226" table:formula="of:=100*[.S84]/[$'Table A'.O83]" office:value-type="float" office:value="22687.542258034" calcext:value-type="float">
            <text:p>22,688</text:p>
          </table:table-cell>
          <table:table-cell table:number-columns-repeated="3"/>
          <table:table-cell table:style-name="ce226" table:formula="of:=SUM([.T84:.T87])" office:value-type="float" office:value="91182.1454251358" calcext:value-type="float">
            <text:p>91,182</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1954.98989149964" calcext:value-type="float">
            <text:p>1,955</text:p>
          </table:table-cell>
          <table:table-cell table:style-name="ce209" office:value-type="float" office:value="1091.1702074449" calcext:value-type="float">
            <text:p>1,091</text:p>
          </table:table-cell>
          <table:table-cell table:style-name="ce209" office:value-type="float" office:value="1275.94159112459" calcext:value-type="float">
            <text:p>1,276</text:p>
          </table:table-cell>
          <table:table-cell table:style-name="ce209" office:value-type="float" office:value="5071.28679005451" calcext:value-type="float">
            <text:p>5,071</text:p>
          </table:table-cell>
          <table:table-cell table:style-name="ce209" office:value-type="float" office:value="948.512106407146" calcext:value-type="float">
            <text:p>949</text:p>
          </table:table-cell>
          <table:table-cell table:style-name="ce209" office:value-type="float" office:value="309.091310438738" calcext:value-type="float">
            <text:p>309</text:p>
          </table:table-cell>
          <table:table-cell table:style-name="ce209" office:value-type="float" office:value="2999.37005593513" calcext:value-type="float">
            <text:p>2,999</text:p>
          </table:table-cell>
          <table:table-cell table:style-name="ce209" office:value-type="float" office:value="405.948766401838" calcext:value-type="float">
            <text:p>406</text:p>
          </table:table-cell>
          <table:table-cell table:style-name="ce209" office:value-type="float" office:value="2162.52339015275" calcext:value-type="float">
            <text:p>2,163</text:p>
          </table:table-cell>
          <table:table-cell table:style-name="ce209" office:value-type="float" office:value="111.841949060626" calcext:value-type="float">
            <text:p>112</text:p>
          </table:table-cell>
          <table:table-cell table:style-name="ce209" office:value-type="float" office:value="2150.53135514946" calcext:value-type="float">
            <text:p>2,151</text:p>
          </table:table-cell>
          <table:table-cell table:style-name="ce209" office:value-type="float" office:value="2463.23225060307" calcext:value-type="float">
            <text:p>2,463</text:p>
          </table:table-cell>
          <table:table-cell table:style-name="ce217" office:value-type="float" office:value="20944.4396642724" calcext:value-type="float">
            <text:p>20,944</text:p>
          </table:table-cell>
          <table:table-cell table:style-name="ce219"/>
          <table:table-cell table:style-name="ce209" office:value-type="float" office:value="-228.679062495467" calcext:value-type="float">
            <text:p>-229</text:p>
          </table:table-cell>
          <table:table-cell table:style-name="ce209"/>
          <table:table-cell table:style-name="ce209" office:value-type="float" office:value="20715.7606017769" calcext:value-type="float">
            <text:p>20,716</text:p>
          </table:table-cell>
          <table:table-cell table:style-name="ce226" table:formula="of:=100*[.S85]/[$'Table A'.O84]" office:value-type="float" office:value="22839.7878134318" calcext:value-type="float">
            <text:p>22,840</text:p>
          </table:table-cell>
          <table:table-cell table:number-columns-repeated="3"/>
          <table:table-cell table:style-name="ce226" table:formula="of:=SUM([.T85:.T88])" office:value-type="float" office:value="91480.8440568865" calcext:value-type="float">
            <text:p>91,481</text:p>
          </table:table-cell>
          <table:table-cell table:number-columns-repeated="1000"/>
        </table:table-row>
        <table:table-row table:style-name="ro12">
          <table:table-cell table:style-name="ce197" office:value-type="float" office:value="2012" calcext:value-type="float">
            <text:p>2012</text:p>
          </table:table-cell>
          <table:table-cell table:style-name="ce197" office:value-type="float" office:value="1" calcext:value-type="float">
            <text:p>1</text:p>
          </table:table-cell>
          <table:table-cell table:style-name="ce209" office:value-type="float" office:value="1992.36372619565" calcext:value-type="float">
            <text:p>1,992</text:p>
          </table:table-cell>
          <table:table-cell table:style-name="ce209" office:value-type="float" office:value="1097.98360097004" calcext:value-type="float">
            <text:p>1,098</text:p>
          </table:table-cell>
          <table:table-cell table:style-name="ce209" office:value-type="float" office:value="1281.15517870714" calcext:value-type="float">
            <text:p>1,281</text:p>
          </table:table-cell>
          <table:table-cell table:style-name="ce209" office:value-type="float" office:value="5070.09312038608" calcext:value-type="float">
            <text:p>5,070</text:p>
          </table:table-cell>
          <table:table-cell table:style-name="ce209" office:value-type="float" office:value="951.303983852429" calcext:value-type="float">
            <text:p>951</text:p>
          </table:table-cell>
          <table:table-cell table:style-name="ce209" office:value-type="float" office:value="312.746785177244" calcext:value-type="float">
            <text:p>313</text:p>
          </table:table-cell>
          <table:table-cell table:style-name="ce209" office:value-type="float" office:value="3078.09650187352" calcext:value-type="float">
            <text:p>3,078</text:p>
          </table:table-cell>
          <table:table-cell table:style-name="ce209" office:value-type="float" office:value="408.658611147268" calcext:value-type="float">
            <text:p>409</text:p>
          </table:table-cell>
          <table:table-cell table:style-name="ce209" office:value-type="float" office:value="2166.9169760966" calcext:value-type="float">
            <text:p>2,167</text:p>
          </table:table-cell>
          <table:table-cell table:style-name="ce209" office:value-type="float" office:value="119.109391363849" calcext:value-type="float">
            <text:p>119</text:p>
          </table:table-cell>
          <table:table-cell table:style-name="ce209" office:value-type="float" office:value="2119.29346158504" calcext:value-type="float">
            <text:p>2,119</text:p>
          </table:table-cell>
          <table:table-cell table:style-name="ce209" office:value-type="float" office:value="2402.52849487678" calcext:value-type="float">
            <text:p>2,403</text:p>
          </table:table-cell>
          <table:table-cell table:style-name="ce217" office:value-type="float" office:value="21000.2498322316" calcext:value-type="float">
            <text:p>21,000</text:p>
          </table:table-cell>
          <table:table-cell table:style-name="ce219"/>
          <table:table-cell table:style-name="ce209" office:value-type="float" office:value="-108.457473351722" calcext:value-type="float">
            <text:p>-108</text:p>
          </table:table-cell>
          <table:table-cell table:style-name="ce209"/>
          <table:table-cell table:style-name="ce209" office:value-type="float" office:value="20891.7923588799" calcext:value-type="float">
            <text:p>20,892</text:p>
          </table:table-cell>
          <table:table-cell table:style-name="ce226" table:formula="of:=100*[.S86]/[$'Table A'.O85]" office:value-type="float" office:value="22787.6267981947" calcext:value-type="float">
            <text:p>22,788</text:p>
          </table:table-cell>
          <table:table-cell table:number-columns-repeated="3"/>
          <table:table-cell table:style-name="ce226" table:formula="of:=SUM([.T86:.T89])" office:value-type="float" office:value="92057.6712083623" calcext:value-type="float">
            <text:p>92,058</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1998.25032130724" calcext:value-type="float">
            <text:p>1,998</text:p>
          </table:table-cell>
          <table:table-cell table:style-name="ce209" office:value-type="float" office:value="1101.41253923926" calcext:value-type="float">
            <text:p>1,101</text:p>
          </table:table-cell>
          <table:table-cell table:style-name="ce209" office:value-type="float" office:value="1267.49823231107" calcext:value-type="float">
            <text:p>1,267</text:p>
          </table:table-cell>
          <table:table-cell table:style-name="ce209" office:value-type="float" office:value="5137.83125945318" calcext:value-type="float">
            <text:p>5,138</text:p>
          </table:table-cell>
          <table:table-cell table:style-name="ce209" office:value-type="float" office:value="950.117099427324" calcext:value-type="float">
            <text:p>950</text:p>
          </table:table-cell>
          <table:table-cell table:style-name="ce209" office:value-type="float" office:value="310.916549996092" calcext:value-type="float">
            <text:p>311</text:p>
          </table:table-cell>
          <table:table-cell table:style-name="ce209" office:value-type="float" office:value="3088.53331863569" calcext:value-type="float">
            <text:p>3,089</text:p>
          </table:table-cell>
          <table:table-cell table:style-name="ce209" office:value-type="float" office:value="409.39229508724" calcext:value-type="float">
            <text:p>409</text:p>
          </table:table-cell>
          <table:table-cell table:style-name="ce209" office:value-type="float" office:value="2162.45442957452" calcext:value-type="float">
            <text:p>2,162</text:p>
          </table:table-cell>
          <table:table-cell table:style-name="ce209" office:value-type="float" office:value="125.510103235323" calcext:value-type="float">
            <text:p>126</text:p>
          </table:table-cell>
          <table:table-cell table:style-name="ce209" office:value-type="float" office:value="2159.82689383604" calcext:value-type="float">
            <text:p>2,160</text:p>
          </table:table-cell>
          <table:table-cell table:style-name="ce209" office:value-type="float" office:value="2524.44514124618" calcext:value-type="float">
            <text:p>2,524</text:p>
          </table:table-cell>
          <table:table-cell table:style-name="ce217" office:value-type="float" office:value="21236.1881833492" calcext:value-type="float">
            <text:p>21,236</text:p>
          </table:table-cell>
          <table:table-cell table:style-name="ce219"/>
          <table:table-cell table:style-name="ce209" office:value-type="float" office:value="-100.528899443874" calcext:value-type="float">
            <text:p>-101</text:p>
          </table:table-cell>
          <table:table-cell table:style-name="ce209"/>
          <table:table-cell table:style-name="ce209" office:value-type="float" office:value="21135.6592839053" calcext:value-type="float">
            <text:p>21,136</text:p>
          </table:table-cell>
          <table:table-cell table:style-name="ce226" table:formula="of:=100*[.S87]/[$'Table A'.O86]" office:value-type="float" office:value="22867.1885554753" calcext:value-type="float">
            <text:p>22,867</text:p>
          </table:table-cell>
          <table:table-cell table:number-columns-repeated="3"/>
          <table:table-cell table:style-name="ce226" table:formula="of:=SUM([.T87:.T90])" office:value-type="float" office:value="92896.7943023534" calcext:value-type="float">
            <text:p>92,897</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2033.60235198656" calcext:value-type="float">
            <text:p>2,034</text:p>
          </table:table-cell>
          <table:table-cell table:style-name="ce209" office:value-type="float" office:value="1108.99219482531" calcext:value-type="float">
            <text:p>1,109</text:p>
          </table:table-cell>
          <table:table-cell table:style-name="ce209" office:value-type="float" office:value="1258.69564223873" calcext:value-type="float">
            <text:p>1,259</text:p>
          </table:table-cell>
          <table:table-cell table:style-name="ce209" office:value-type="float" office:value="5127.30634324524" calcext:value-type="float">
            <text:p>5,127</text:p>
          </table:table-cell>
          <table:table-cell table:style-name="ce209" office:value-type="float" office:value="948.692361566686" calcext:value-type="float">
            <text:p>949</text:p>
          </table:table-cell>
          <table:table-cell table:style-name="ce209" office:value-type="float" office:value="313.458073706399" calcext:value-type="float">
            <text:p>313</text:p>
          </table:table-cell>
          <table:table-cell table:style-name="ce209" office:value-type="float" office:value="3139.80753553716" calcext:value-type="float">
            <text:p>3,140</text:p>
          </table:table-cell>
          <table:table-cell table:style-name="ce209" office:value-type="float" office:value="415.434238957747" calcext:value-type="float">
            <text:p>415</text:p>
          </table:table-cell>
          <table:table-cell table:style-name="ce209" office:value-type="float" office:value="2281.67861941105" calcext:value-type="float">
            <text:p>2,282</text:p>
          </table:table-cell>
          <table:table-cell table:style-name="ce209" office:value-type="float" office:value="126.019822066575" calcext:value-type="float">
            <text:p>126</text:p>
          </table:table-cell>
          <table:table-cell table:style-name="ce209" office:value-type="float" office:value="2154.93710758486" calcext:value-type="float">
            <text:p>2,155</text:p>
          </table:table-cell>
          <table:table-cell table:style-name="ce209" office:value-type="float" office:value="2451.46890425013" calcext:value-type="float">
            <text:p>2,451</text:p>
          </table:table-cell>
          <table:table-cell table:style-name="ce217" office:value-type="float" office:value="21360.0931953764" calcext:value-type="float">
            <text:p>21,360</text:p>
          </table:table-cell>
          <table:table-cell table:style-name="ce219"/>
          <table:table-cell table:style-name="ce209" office:value-type="float" office:value="8.121812794998" calcext:value-type="float">
            <text:p>8</text:p>
          </table:table-cell>
          <table:table-cell table:style-name="ce209"/>
          <table:table-cell table:style-name="ce209" office:value-type="float" office:value="21368.2150081714" calcext:value-type="float">
            <text:p>21,368</text:p>
          </table:table-cell>
          <table:table-cell table:style-name="ce226" table:formula="of:=100*[.S88]/[$'Table A'.O87]" office:value-type="float" office:value="22986.2408897848" calcext:value-type="float">
            <text:p>22,986</text:p>
          </table:table-cell>
          <table:table-cell table:number-columns-repeated="3"/>
          <table:table-cell table:style-name="ce226" table:formula="of:=SUM([.T88:.T91])" office:value-type="float" office:value="93703.6768976203" calcext:value-type="float">
            <text:p>93,704</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2115.52846776686" calcext:value-type="float">
            <text:p>2,116</text:p>
          </table:table-cell>
          <table:table-cell table:style-name="ce209" office:value-type="float" office:value="1122.67635444827" calcext:value-type="float">
            <text:p>1,123</text:p>
          </table:table-cell>
          <table:table-cell table:style-name="ce209" office:value-type="float" office:value="1263.64269814384" calcext:value-type="float">
            <text:p>1,264</text:p>
          </table:table-cell>
          <table:table-cell table:style-name="ce209" office:value-type="float" office:value="5237.76390852523" calcext:value-type="float">
            <text:p>5,238</text:p>
          </table:table-cell>
          <table:table-cell table:style-name="ce209" office:value-type="float" office:value="942.333529294423" calcext:value-type="float">
            <text:p>942</text:p>
          </table:table-cell>
          <table:table-cell table:style-name="ce209" office:value-type="float" office:value="318.135547133237" calcext:value-type="float">
            <text:p>318</text:p>
          </table:table-cell>
          <table:table-cell table:style-name="ce209" office:value-type="float" office:value="3240.73116591964" calcext:value-type="float">
            <text:p>3,241</text:p>
          </table:table-cell>
          <table:table-cell table:style-name="ce209" office:value-type="float" office:value="425.559377508026" calcext:value-type="float">
            <text:p>426</text:p>
          </table:table-cell>
          <table:table-cell table:style-name="ce209" office:value-type="float" office:value="2269.36456188385" calcext:value-type="float">
            <text:p>2,269</text:p>
          </table:table-cell>
          <table:table-cell table:style-name="ce209" office:value-type="float" office:value="157.04220538561" calcext:value-type="float">
            <text:p>157</text:p>
          </table:table-cell>
          <table:table-cell table:style-name="ce209" office:value-type="float" office:value="2243.50656333011" calcext:value-type="float">
            <text:p>2,244</text:p>
          </table:table-cell>
          <table:table-cell table:style-name="ce209" office:value-type="float" office:value="2483.76678168838" calcext:value-type="float">
            <text:p>2,484</text:p>
          </table:table-cell>
          <table:table-cell table:style-name="ce217" office:value-type="float" office:value="21820.0511610275" calcext:value-type="float">
            <text:p>21,820</text:p>
          </table:table-cell>
          <table:table-cell table:style-name="ce219"/>
          <table:table-cell table:style-name="ce209" office:value-type="float" office:value="-49.613235495559" calcext:value-type="float">
            <text:p>-50</text:p>
          </table:table-cell>
          <table:table-cell table:style-name="ce209"/>
          <table:table-cell table:style-name="ce209" office:value-type="float" office:value="21770.4379255319" calcext:value-type="float">
            <text:p>21,770</text:p>
          </table:table-cell>
          <table:table-cell table:style-name="ce226" table:formula="of:=100*[.S89]/[$'Table A'.O88]" office:value-type="float" office:value="23416.6149649076" calcext:value-type="float">
            <text:p>23,417</text:p>
          </table:table-cell>
          <table:table-cell table:number-columns-repeated="3"/>
          <table:table-cell table:style-name="ce226" table:formula="of:=SUM([.T89:.T92])" office:value-type="float" office:value="94394.7037703857" calcext:value-type="float">
            <text:p>94,395</text:p>
          </table:table-cell>
          <table:table-cell table:number-columns-repeated="1000"/>
        </table:table-row>
        <table:table-row table:style-name="ro12">
          <table:table-cell table:style-name="ce197" office:value-type="float" office:value="2013" calcext:value-type="float">
            <text:p>2013</text:p>
          </table:table-cell>
          <table:table-cell table:style-name="ce197" office:value-type="float" office:value="1" calcext:value-type="float">
            <text:p>1</text:p>
          </table:table-cell>
          <table:table-cell table:style-name="ce209" office:value-type="float" office:value="2145.63087885802" calcext:value-type="float">
            <text:p>2,146</text:p>
          </table:table-cell>
          <table:table-cell table:style-name="ce209" office:value-type="float" office:value="1150.04798340244" calcext:value-type="float">
            <text:p>1,150</text:p>
          </table:table-cell>
          <table:table-cell table:style-name="ce209" office:value-type="float" office:value="1288.86075011086" calcext:value-type="float">
            <text:p>1,289</text:p>
          </table:table-cell>
          <table:table-cell table:style-name="ce209" office:value-type="float" office:value="5385.6767933679" calcext:value-type="float">
            <text:p>5,386</text:p>
          </table:table-cell>
          <table:table-cell table:style-name="ce209" office:value-type="float" office:value="963.779332562824" calcext:value-type="float">
            <text:p>964</text:p>
          </table:table-cell>
          <table:table-cell table:style-name="ce209" office:value-type="float" office:value="345.107211839191" calcext:value-type="float">
            <text:p>345</text:p>
          </table:table-cell>
          <table:table-cell table:style-name="ce209" office:value-type="float" office:value="3269.75202260011" calcext:value-type="float">
            <text:p>3,270</text:p>
          </table:table-cell>
          <table:table-cell table:style-name="ce209" office:value-type="float" office:value="445.177312876923" calcext:value-type="float">
            <text:p>445</text:p>
          </table:table-cell>
          <table:table-cell table:style-name="ce209" office:value-type="float" office:value="2296.24701360474" calcext:value-type="float">
            <text:p>2,296</text:p>
          </table:table-cell>
          <table:table-cell table:style-name="ce209" office:value-type="float" office:value="156.862220553924" calcext:value-type="float">
            <text:p>157</text:p>
          </table:table-cell>
          <table:table-cell table:style-name="ce209" office:value-type="float" office:value="2368.04303203009" calcext:value-type="float">
            <text:p>2,368</text:p>
          </table:table-cell>
          <table:table-cell table:style-name="ce209" office:value-type="float" office:value="2624.86626134258" calcext:value-type="float">
            <text:p>2,625</text:p>
          </table:table-cell>
          <table:table-cell table:style-name="ce217" office:value-type="float" office:value="22440.0508131496" calcext:value-type="float">
            <text:p>22,440</text:p>
          </table:table-cell>
          <table:table-cell table:style-name="ce219"/>
          <table:table-cell table:style-name="ce209" office:value-type="float" office:value="-174.826828218382" calcext:value-type="float">
            <text:p>-175</text:p>
          </table:table-cell>
          <table:table-cell table:style-name="ce209"/>
          <table:table-cell table:style-name="ce209" office:value-type="float" office:value="22265.2239849312" calcext:value-type="float">
            <text:p>22,265</text:p>
          </table:table-cell>
          <table:table-cell table:style-name="ce226" table:formula="of:=100*[.S90]/[$'Table A'.O89]" office:value-type="float" office:value="23626.7498921857" calcext:value-type="float">
            <text:p>23,627</text:p>
          </table:table-cell>
          <table:table-cell table:number-columns-repeated="3"/>
          <table:table-cell table:style-name="ce226" table:formula="of:=SUM([.T90:.T93])" office:value-type="float" office:value="94507.1991219968" calcext:value-type="float">
            <text:p>94,507</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2150.16262639356" calcext:value-type="float">
            <text:p>2,150</text:p>
          </table:table-cell>
          <table:table-cell table:style-name="ce209" office:value-type="float" office:value="1104.82602155332" calcext:value-type="float">
            <text:p>1,105</text:p>
          </table:table-cell>
          <table:table-cell table:style-name="ce209" office:value-type="float" office:value="1290.41380862981" calcext:value-type="float">
            <text:p>1,290</text:p>
          </table:table-cell>
          <table:table-cell table:style-name="ce209" office:value-type="float" office:value="5367.40572182468" calcext:value-type="float">
            <text:p>5,367</text:p>
          </table:table-cell>
          <table:table-cell table:style-name="ce209" office:value-type="float" office:value="974.73466181351" calcext:value-type="float">
            <text:p>975</text:p>
          </table:table-cell>
          <table:table-cell table:style-name="ce209" office:value-type="float" office:value="351.403362137717" calcext:value-type="float">
            <text:p>351</text:p>
          </table:table-cell>
          <table:table-cell table:style-name="ce209" office:value-type="float" office:value="3384.73155887126" calcext:value-type="float">
            <text:p>3,385</text:p>
          </table:table-cell>
          <table:table-cell table:style-name="ce209" office:value-type="float" office:value="449.254150828053" calcext:value-type="float">
            <text:p>449</text:p>
          </table:table-cell>
          <table:table-cell table:style-name="ce209" office:value-type="float" office:value="2345.51814703037" calcext:value-type="float">
            <text:p>2,346</text:p>
          </table:table-cell>
          <table:table-cell table:style-name="ce209" office:value-type="float" office:value="156.777446943437" calcext:value-type="float">
            <text:p>157</text:p>
          </table:table-cell>
          <table:table-cell table:style-name="ce209" office:value-type="float" office:value="2371.79731406588" calcext:value-type="float">
            <text:p>2,372</text:p>
          </table:table-cell>
          <table:table-cell table:style-name="ce209" office:value-type="float" office:value="2529.58433658914" calcext:value-type="float">
            <text:p>2,530</text:p>
          </table:table-cell>
          <table:table-cell table:style-name="ce217" office:value-type="float" office:value="22476.6091566807" calcext:value-type="float">
            <text:p>22,477</text:p>
          </table:table-cell>
          <table:table-cell table:style-name="ce219"/>
          <table:table-cell table:style-name="ce209" office:value-type="float" office:value="-84.574993817751" calcext:value-type="float">
            <text:p>-85</text:p>
          </table:table-cell>
          <table:table-cell table:style-name="ce209"/>
          <table:table-cell table:style-name="ce209" office:value-type="float" office:value="22392.034162863" calcext:value-type="float">
            <text:p>22,392</text:p>
          </table:table-cell>
          <table:table-cell table:style-name="ce226" table:formula="of:=100*[.S91]/[$'Table A'.O90]" office:value-type="float" office:value="23674.0711507422" calcext:value-type="float">
            <text:p>23,674</text:p>
          </table:table-cell>
          <table:table-cell table:number-columns-repeated="3"/>
          <table:table-cell table:style-name="ce226" table:formula="of:=SUM([.T91:.T94])" office:value-type="float" office:value="94260.1645735335" calcext:value-type="float">
            <text:p>94,260</text:p>
          </table:table-cell>
          <table:table-cell table:number-columns-repeated="1000"/>
        </table:table-row>
        <table:table-row table:style-name="ro2">
          <table:table-cell table:style-name="ce197"/>
          <table:table-cell table:style-name="ce197" office:value-type="float" office:value="3" calcext:value-type="float">
            <text:p>3</text:p>
          </table:table-cell>
          <table:table-cell table:style-name="ce209" office:value-type="float" office:value="2177.82708523545" calcext:value-type="float">
            <text:p>2,178</text:p>
          </table:table-cell>
          <table:table-cell table:style-name="ce209" office:value-type="float" office:value="1152.54848172285" calcext:value-type="float">
            <text:p>1,153</text:p>
          </table:table-cell>
          <table:table-cell table:style-name="ce209" office:value-type="float" office:value="1312.83542923195" calcext:value-type="float">
            <text:p>1,313</text:p>
          </table:table-cell>
          <table:table-cell table:style-name="ce209" office:value-type="float" office:value="5357.47866898363" calcext:value-type="float">
            <text:p>5,357</text:p>
          </table:table-cell>
          <table:table-cell table:style-name="ce209" office:value-type="float" office:value="986.463098487647" calcext:value-type="float">
            <text:p>986</text:p>
          </table:table-cell>
          <table:table-cell table:style-name="ce209" office:value-type="float" office:value="351.451707111865" calcext:value-type="float">
            <text:p>351</text:p>
          </table:table-cell>
          <table:table-cell table:style-name="ce209" office:value-type="float" office:value="3426.44804606122" calcext:value-type="float">
            <text:p>3,426</text:p>
          </table:table-cell>
          <table:table-cell table:style-name="ce209" office:value-type="float" office:value="449.307303630486" calcext:value-type="float">
            <text:p>449</text:p>
          </table:table-cell>
          <table:table-cell table:style-name="ce209" office:value-type="float" office:value="2390.78255925368" calcext:value-type="float">
            <text:p>2,391</text:p>
          </table:table-cell>
          <table:table-cell table:style-name="ce209" office:value-type="float" office:value="155.32258104966" calcext:value-type="float">
            <text:p>155</text:p>
          </table:table-cell>
          <table:table-cell table:style-name="ce209" office:value-type="float" office:value="2435.5777740663" calcext:value-type="float">
            <text:p>2,436</text:p>
          </table:table-cell>
          <table:table-cell table:style-name="ce209" office:value-type="float" office:value="2635.08164340193" calcext:value-type="float">
            <text:p>2,635</text:p>
          </table:table-cell>
          <table:table-cell table:style-name="ce217" office:value-type="float" office:value="22831.1243782367" calcext:value-type="float">
            <text:p>22,831</text:p>
          </table:table-cell>
          <table:table-cell table:style-name="ce219"/>
          <table:table-cell table:style-name="ce209" office:value-type="float" office:value="-161.394650465831" calcext:value-type="float">
            <text:p>-161</text:p>
          </table:table-cell>
          <table:table-cell table:style-name="ce209"/>
          <table:table-cell table:style-name="ce209" office:value-type="float" office:value="22669.7297277708" calcext:value-type="float">
            <text:p>22,670</text:p>
          </table:table-cell>
          <table:table-cell table:style-name="ce226" table:formula="of:=100*[.S92]/[$'Table A'.O91]" office:value-type="float" office:value="23677.2677625501" calcext:value-type="float">
            <text:p>23,677</text:p>
          </table:table-cell>
          <table:table-cell table:number-columns-repeated="3"/>
          <table:table-cell table:style-name="ce226" table:formula="of:=SUM([.T92:.T95])" office:value-type="float" office:value="93922.2068032362" calcext:value-type="float">
            <text:p>93,922</text:p>
          </table:table-cell>
          <table:table-cell table:number-columns-repeated="1000"/>
        </table:table-row>
        <table:table-row table:style-name="ro2">
          <table:table-cell table:style-name="ce197"/>
          <table:table-cell table:style-name="ce197" office:value-type="float" office:value="4" calcext:value-type="float">
            <text:p>4</text:p>
          </table:table-cell>
          <table:table-cell table:style-name="ce209" office:value-type="float" office:value="2189.82814680637" calcext:value-type="float">
            <text:p>2,190</text:p>
          </table:table-cell>
          <table:table-cell table:style-name="ce209" office:value-type="float" office:value="1144.94293512158" calcext:value-type="float">
            <text:p>1,145</text:p>
          </table:table-cell>
          <table:table-cell table:style-name="ce209" office:value-type="float" office:value="1314.28992445004" calcext:value-type="float">
            <text:p>1,314</text:p>
          </table:table-cell>
          <table:table-cell table:style-name="ce209" office:value-type="float" office:value="5415.26444944166" calcext:value-type="float">
            <text:p>5,415</text:p>
          </table:table-cell>
          <table:table-cell table:style-name="ce209" office:value-type="float" office:value="1006.35923572093" calcext:value-type="float">
            <text:p>1,006</text:p>
          </table:table-cell>
          <table:table-cell table:style-name="ce209" office:value-type="float" office:value="356.52123378187" calcext:value-type="float">
            <text:p>357</text:p>
          </table:table-cell>
          <table:table-cell table:style-name="ce209" office:value-type="float" office:value="3380.52117428396" calcext:value-type="float">
            <text:p>3,381</text:p>
          </table:table-cell>
          <table:table-cell table:style-name="ce209" office:value-type="float" office:value="451.276926386579" calcext:value-type="float">
            <text:p>451</text:p>
          </table:table-cell>
          <table:table-cell table:style-name="ce209" office:value-type="float" office:value="2368.63226930239" calcext:value-type="float">
            <text:p>2,369</text:p>
          </table:table-cell>
          <table:table-cell table:style-name="ce209" office:value-type="float" office:value="170.915364563331" calcext:value-type="float">
            <text:p>171</text:p>
          </table:table-cell>
          <table:table-cell table:style-name="ce209" office:value-type="float" office:value="2403.80563606316" calcext:value-type="float">
            <text:p>2,404</text:p>
          </table:table-cell>
          <table:table-cell table:style-name="ce209" office:value-type="float" office:value="2618.61555224844" calcext:value-type="float">
            <text:p>2,619</text:p>
          </table:table-cell>
          <table:table-cell table:style-name="ce217" office:value-type="float" office:value="22820.9728481703" calcext:value-type="float">
            <text:p>22,821</text:p>
          </table:table-cell>
          <table:table-cell table:style-name="ce219"/>
          <table:table-cell table:style-name="ce209" office:value-type="float" office:value="-168.083305769411" calcext:value-type="float">
            <text:p>-168</text:p>
          </table:table-cell>
          <table:table-cell table:style-name="ce209"/>
          <table:table-cell table:style-name="ce209" office:value-type="float" office:value="22652.8895424009" calcext:value-type="float">
            <text:p>22,653</text:p>
          </table:table-cell>
          <table:table-cell table:style-name="ce226" table:formula="of:=100*[.S93]/[$'Table A'.O92]" office:value-type="float" office:value="23529.1103165187" calcext:value-type="float">
            <text:p>23,529</text:p>
          </table:table-cell>
          <table:table-cell table:number-columns-repeated="3"/>
          <table:table-cell table:style-name="ce226" table:formula="of:=SUM([.T93:.T96])" office:value-type="float" office:value="93602.9496888652" calcext:value-type="float">
            <text:p>93,603</text:p>
          </table:table-cell>
          <table:table-cell table:number-columns-repeated="1000"/>
        </table:table-row>
        <table:table-row table:style-name="ro37">
          <table:table-cell table:style-name="ce197" office:value-type="float" office:value="2014" calcext:value-type="float">
            <text:p>2014</text:p>
          </table:table-cell>
          <table:table-cell table:style-name="ce197" office:value-type="float" office:value="1" calcext:value-type="float">
            <text:p>1</text:p>
          </table:table-cell>
          <table:table-cell table:style-name="ce209" office:value-type="float" office:value="2160.06837958499" calcext:value-type="float">
            <text:p>2,160</text:p>
          </table:table-cell>
          <table:table-cell table:style-name="ce209" office:value-type="float" office:value="1154.14946244208" calcext:value-type="float">
            <text:p>1,154</text:p>
          </table:table-cell>
          <table:table-cell table:style-name="ce209" office:value-type="float" office:value="1268.1706003875" calcext:value-type="float">
            <text:p>1,268</text:p>
          </table:table-cell>
          <table:table-cell table:style-name="ce209" office:value-type="float" office:value="5360.44853624504" calcext:value-type="float">
            <text:p>5,360</text:p>
          </table:table-cell>
          <table:table-cell table:style-name="ce209" office:value-type="float" office:value="1012.46637458161" calcext:value-type="float">
            <text:p>1,012</text:p>
          </table:table-cell>
          <table:table-cell table:style-name="ce209" office:value-type="float" office:value="343.198256133341" calcext:value-type="float">
            <text:p>343</text:p>
          </table:table-cell>
          <table:table-cell table:style-name="ce209" office:value-type="float" office:value="3396.92086706678" calcext:value-type="float">
            <text:p>3,397</text:p>
          </table:table-cell>
          <table:table-cell table:style-name="ce209" office:value-type="float" office:value="435.621148718151" calcext:value-type="float">
            <text:p>436</text:p>
          </table:table-cell>
          <table:table-cell table:style-name="ce209" office:value-type="float" office:value="2340.32823636078" calcext:value-type="float">
            <text:p>2,340</text:p>
          </table:table-cell>
          <table:table-cell table:style-name="ce209" office:value-type="float" office:value="164.096669835506" calcext:value-type="float">
            <text:p>164</text:p>
          </table:table-cell>
          <table:table-cell table:style-name="ce209" office:value-type="float" office:value="2336.06128545023" calcext:value-type="float">
            <text:p>2,336</text:p>
          </table:table-cell>
          <table:table-cell table:style-name="ce209" office:value-type="float" office:value="2700.53776691575" calcext:value-type="float">
            <text:p>2,701</text:p>
          </table:table-cell>
          <table:table-cell table:style-name="ce217" office:value-type="float" office:value="22672.0675837218" calcext:value-type="float">
            <text:p>22,672</text:p>
          </table:table-cell>
          <table:table-cell table:style-name="ce219"/>
          <table:table-cell table:style-name="ce209" office:value-type="float" office:value="87.235824829084" calcext:value-type="float">
            <text:p>87</text:p>
          </table:table-cell>
          <table:table-cell table:style-name="ce209"/>
          <table:table-cell table:style-name="ce209" office:value-type="float" office:value="22759.3034085508" calcext:value-type="float">
            <text:p>22,759</text:p>
          </table:table-cell>
          <table:table-cell table:style-name="ce226" table:formula="of:=100*[.S94]/[$'Table A'.O93]" office:value-type="float" office:value="23379.7153437225" calcext:value-type="float">
            <text:p>23,380</text:p>
          </table:table-cell>
          <table:table-cell table:number-columns-repeated="3"/>
          <table:table-cell table:style-name="ce226" table:formula="of:=SUM([.T94:.T97])" office:value-type="float" office:value="93429.2545070116" calcext:value-type="float">
            <text:p>93,429</text:p>
          </table:table-cell>
          <table:table-cell table:number-columns-repeated="1000"/>
        </table:table-row>
        <table:table-row table:style-name="ro2">
          <table:table-cell table:style-name="ce197"/>
          <table:table-cell table:style-name="ce197" office:value-type="float" office:value="2" calcext:value-type="float">
            <text:p>2</text:p>
          </table:table-cell>
          <table:table-cell table:style-name="ce209" office:value-type="float" office:value="2161.42428779454" calcext:value-type="float">
            <text:p>2,161</text:p>
          </table:table-cell>
          <table:table-cell table:style-name="ce209" office:value-type="float" office:value="1123.65895389008" calcext:value-type="float">
            <text:p>1,124</text:p>
          </table:table-cell>
          <table:table-cell table:style-name="ce209" office:value-type="float" office:value="1328.83300332731" calcext:value-type="float">
            <text:p>1,329</text:p>
          </table:table-cell>
          <table:table-cell table:style-name="ce209" office:value-type="float" office:value="5397.06767162696" calcext:value-type="float">
            <text:p>5,397</text:p>
          </table:table-cell>
          <table:table-cell table:style-name="ce209" office:value-type="float" office:value="1017.58129372563" calcext:value-type="float">
            <text:p>1,018</text:p>
          </table:table-cell>
          <table:table-cell table:style-name="ce209" office:value-type="float" office:value="339.658542043791" calcext:value-type="float">
            <text:p>340</text:p>
          </table:table-cell>
          <table:table-cell table:style-name="ce209" office:value-type="float" office:value="3373.96360009351" calcext:value-type="float">
            <text:p>3,374</text:p>
          </table:table-cell>
          <table:table-cell table:style-name="ce209" office:value-type="float" office:value="434.036208863741" calcext:value-type="float">
            <text:p>434</text:p>
          </table:table-cell>
          <table:table-cell table:style-name="ce209" office:value-type="float" office:value="2330.68821879487" calcext:value-type="float">
            <text:p>2,331</text:p>
          </table:table-cell>
          <table:table-cell table:style-name="ce209" office:value-type="float" office:value="167.688579090998" calcext:value-type="float">
            <text:p>168</text:p>
          </table:table-cell>
          <table:table-cell table:style-name="ce209" office:value-type="float" office:value="2330.04522133075" calcext:value-type="float">
            <text:p>2,330</text:p>
          </table:table-cell>
          <table:table-cell table:style-name="ce209" office:value-type="float" office:value="2766.39629259756" calcext:value-type="float">
            <text:p>2,766</text:p>
          </table:table-cell>
          <table:table-cell table:style-name="ce217" office:value-type="float" office:value="22771.0418731797" calcext:value-type="float">
            <text:p>22,771</text:p>
          </table:table-cell>
          <table:table-cell table:style-name="ce219"/>
          <table:table-cell table:style-name="ce209" office:value-type="float" office:value="34.285545467756" calcext:value-type="float">
            <text:p>34</text:p>
          </table:table-cell>
          <table:table-cell table:style-name="ce209"/>
          <table:table-cell table:style-name="ce209" office:value-type="float" office:value="22805.3274186475" calcext:value-type="float">
            <text:p>22,805</text:p>
          </table:table-cell>
          <table:table-cell table:style-name="ce226" table:formula="of:=100*[.S95]/[$'Table A'.O94]" office:value-type="float" office:value="23336.1133804448" calcext:value-type="float">
            <text:p>23,336</text:p>
          </table:table-cell>
          <table:table-cell table:number-columns-repeated="3"/>
          <table:table-cell table:style-name="ce226" table:formula="of:=SUM([.T95:.T98])" office:value-type="float" office:value="93543.554555178" calcext:value-type="float">
            <text:p>93,544</text:p>
          </table:table-cell>
          <table:table-cell table:number-columns-repeated="1000"/>
        </table:table-row>
        <table:table-row table:style-name="ro2">
          <table:table-cell/>
          <table:table-cell table:style-name="ce197" office:value-type="float" office:value="3" calcext:value-type="float">
            <text:p>3</text:p>
          </table:table-cell>
          <table:table-cell table:style-name="ce209" office:value-type="float" office:value="2161.59032389118" calcext:value-type="float">
            <text:p>2,162</text:p>
          </table:table-cell>
          <table:table-cell table:style-name="ce209" office:value-type="float" office:value="1116.73193175931" calcext:value-type="float">
            <text:p>1,117</text:p>
          </table:table-cell>
          <table:table-cell table:style-name="ce209" office:value-type="float" office:value="1309.81356971738" calcext:value-type="float">
            <text:p>1,310</text:p>
          </table:table-cell>
          <table:table-cell table:style-name="ce209" office:value-type="float" office:value="5457.9561660129" calcext:value-type="float">
            <text:p>5,458</text:p>
          </table:table-cell>
          <table:table-cell table:style-name="ce209" office:value-type="float" office:value="1020.38221488332" calcext:value-type="float">
            <text:p>1,020</text:p>
          </table:table-cell>
          <table:table-cell table:style-name="ce209" office:value-type="float" office:value="350.705117731612" calcext:value-type="float">
            <text:p>351</text:p>
          </table:table-cell>
          <table:table-cell table:style-name="ce209" office:value-type="float" office:value="3351.52640489945" calcext:value-type="float">
            <text:p>3,352</text:p>
          </table:table-cell>
          <table:table-cell table:style-name="ce209" office:value-type="float" office:value="441.58647274556" calcext:value-type="float">
            <text:p>442</text:p>
          </table:table-cell>
          <table:table-cell table:style-name="ce209" office:value-type="float" office:value="2372.18232618777" calcext:value-type="float">
            <text:p>2,372</text:p>
          </table:table-cell>
          <table:table-cell table:style-name="ce209" office:value-type="float" office:value="177.759468338463" calcext:value-type="float">
            <text:p>178</text:p>
          </table:table-cell>
          <table:table-cell table:style-name="ce209" office:value-type="float" office:value="2321.50963014034" calcext:value-type="float">
            <text:p>2,322</text:p>
          </table:table-cell>
          <table:table-cell table:style-name="ce209" office:value-type="float" office:value="2808.72229137432" calcext:value-type="float">
            <text:p>2,809</text:p>
          </table:table-cell>
          <table:table-cell table:style-name="ce217" office:value-type="float" office:value="22890.4659176816" calcext:value-type="float">
            <text:p>22,890</text:p>
          </table:table-cell>
          <table:table-cell table:style-name="ce219"/>
          <table:table-cell table:style-name="ce209" office:value-type="float" office:value="-52.511748273177" calcext:value-type="float">
            <text:p>-53</text:p>
          </table:table-cell>
          <table:table-cell table:style-name="ce209"/>
          <table:table-cell table:style-name="ce209" office:value-type="float" office:value="22837.9541694084" calcext:value-type="float">
            <text:p>22,838</text:p>
          </table:table-cell>
          <table:table-cell table:style-name="ce226" table:formula="of:=100*[.S96]/[$'Table A'.O95]" office:value-type="float" office:value="23358.0106481791" calcext:value-type="float">
            <text:p>23,358</text:p>
          </table:table-cell>
          <table:table-cell table:number-columns-repeated="3"/>
          <table:table-cell table:style-name="ce226" table:formula="of:=SUM([.T96:.T99])" office:value-type="float" office:value="93897.9500490915" calcext:value-type="float">
            <text:p>93,898</text:p>
          </table:table-cell>
          <table:table-cell table:number-columns-repeated="1000"/>
        </table:table-row>
        <table:table-row table:style-name="ro2">
          <table:table-cell/>
          <table:table-cell table:style-name="ce197" office:value-type="float" office:value="4" calcext:value-type="float">
            <text:p>4</text:p>
          </table:table-cell>
          <table:table-cell table:style-name="ce209" office:value-type="float" office:value="2140.23414067577" calcext:value-type="float">
            <text:p>2,140</text:p>
          </table:table-cell>
          <table:table-cell table:style-name="ce209" office:value-type="float" office:value="1097.53773478247" calcext:value-type="float">
            <text:p>1,098</text:p>
          </table:table-cell>
          <table:table-cell table:style-name="ce209" office:value-type="float" office:value="1306.30793741736" calcext:value-type="float">
            <text:p>1,306</text:p>
          </table:table-cell>
          <table:table-cell table:style-name="ce209" office:value-type="float" office:value="5483.52427973133" calcext:value-type="float">
            <text:p>5,484</text:p>
          </table:table-cell>
          <table:table-cell table:style-name="ce209" office:value-type="float" office:value="1017.36974845057" calcext:value-type="float">
            <text:p>1,017</text:p>
          </table:table-cell>
          <table:table-cell table:style-name="ce209" office:value-type="float" office:value="348.179134433761" calcext:value-type="float">
            <text:p>348</text:p>
          </table:table-cell>
          <table:table-cell table:style-name="ce209" office:value-type="float" office:value="3301.04029428148" calcext:value-type="float">
            <text:p>3,301</text:p>
          </table:table-cell>
          <table:table-cell table:style-name="ce209" office:value-type="float" office:value="443.631427031512" calcext:value-type="float">
            <text:p>444</text:p>
          </table:table-cell>
          <table:table-cell table:style-name="ce209" office:value-type="float" office:value="2346.77286087702" calcext:value-type="float">
            <text:p>2,347</text:p>
          </table:table-cell>
          <table:table-cell table:style-name="ce209" office:value-type="float" office:value="200.796195560299" calcext:value-type="float">
            <text:p>201</text:p>
          </table:table-cell>
          <table:table-cell table:style-name="ce209" office:value-type="float" office:value="2305.75944483641" calcext:value-type="float">
            <text:p>2,306</text:p>
          </table:table-cell>
          <table:table-cell table:style-name="ce209" office:value-type="float" office:value="2868.45480953004" calcext:value-type="float">
            <text:p>2,868</text:p>
          </table:table-cell>
          <table:table-cell table:style-name="ce217" office:value-type="float" office:value="22859.608007608" calcext:value-type="float">
            <text:p>22,860</text:p>
          </table:table-cell>
          <table:table-cell table:style-name="ce219"/>
          <table:table-cell table:style-name="ce209" office:value-type="float" office:value="46.450530483678" calcext:value-type="float">
            <text:p>46</text:p>
          </table:table-cell>
          <table:table-cell table:style-name="ce209"/>
          <table:table-cell table:style-name="ce209" office:value-type="float" office:value="22906.0585380917" calcext:value-type="float">
            <text:p>22,906</text:p>
          </table:table-cell>
          <table:table-cell table:style-name="ce226" table:formula="of:=100*[.S97]/[$'Table A'.O96]" office:value-type="float" office:value="23355.4151346651" calcext:value-type="float">
            <text:p>23,355</text:p>
          </table:table-cell>
          <table:table-cell table:number-columns-repeated="3"/>
          <table:table-cell table:style-name="ce226" table:formula="of:=SUM([.T97:.T100])" office:value-type="float" office:value="94439.8657923671" calcext:value-type="float">
            <text:p>94,440</text:p>
          </table:table-cell>
          <table:table-cell table:number-columns-repeated="1000"/>
        </table:table-row>
        <table:table-row table:style-name="ro12">
          <table:table-cell table:style-name="ce198" office:value-type="float" office:value="2015" calcext:value-type="float">
            <text:p>2015</text:p>
          </table:table-cell>
          <table:table-cell table:style-name="ce197" office:value-type="float" office:value="1" calcext:value-type="float">
            <text:p>1</text:p>
          </table:table-cell>
          <table:table-cell table:style-name="ce209" office:value-type="float" office:value="2113.91079813096" calcext:value-type="float">
            <text:p>2,114</text:p>
          </table:table-cell>
          <table:table-cell table:style-name="ce209" office:value-type="float" office:value="1062.21933770966" calcext:value-type="float">
            <text:p>1,062</text:p>
          </table:table-cell>
          <table:table-cell table:style-name="ce209" office:value-type="float" office:value="1287.43451837666" calcext:value-type="float">
            <text:p>1,287</text:p>
          </table:table-cell>
          <table:table-cell table:style-name="ce209" office:value-type="float" office:value="5612.46737072699" calcext:value-type="float">
            <text:p>5,612</text:p>
          </table:table-cell>
          <table:table-cell table:style-name="ce209" office:value-type="float" office:value="1009.13187759205" calcext:value-type="float">
            <text:p>1,009</text:p>
          </table:table-cell>
          <table:table-cell table:style-name="ce209" office:value-type="float" office:value="351.166689429166" calcext:value-type="float">
            <text:p>351</text:p>
          </table:table-cell>
          <table:table-cell table:style-name="ce209" office:value-type="float" office:value="3174.65201892663" calcext:value-type="float">
            <text:p>3,175</text:p>
          </table:table-cell>
          <table:table-cell table:style-name="ce209" office:value-type="float" office:value="461.489300028372" calcext:value-type="float">
            <text:p>461</text:p>
          </table:table-cell>
          <table:table-cell table:style-name="ce209" office:value-type="float" office:value="2350.54828994871" calcext:value-type="float">
            <text:p>2,351</text:p>
          </table:table-cell>
          <table:table-cell table:style-name="ce209" office:value-type="float" office:value="227.929773829439" calcext:value-type="float">
            <text:p>228</text:p>
          </table:table-cell>
          <table:table-cell table:style-name="ce209" office:value-type="float" office:value="2377.27445262579" calcext:value-type="float">
            <text:p>2,377</text:p>
          </table:table-cell>
          <table:table-cell table:style-name="ce209" office:value-type="float" office:value="2817.9610282148" calcext:value-type="float">
            <text:p>2,818</text:p>
          </table:table-cell>
          <table:table-cell table:style-name="ce217" office:value-type="float" office:value="22846.1854555392" calcext:value-type="float">
            <text:p>22,846</text:p>
          </table:table-cell>
          <table:table-cell table:style-name="ce219"/>
          <table:table-cell table:style-name="ce209" office:value-type="float" office:value="69.890525481354" calcext:value-type="float">
            <text:p>70</text:p>
          </table:table-cell>
          <table:table-cell table:style-name="ce209"/>
          <table:table-cell table:style-name="ce209" office:value-type="float" office:value="22916.0759810206" calcext:value-type="float">
            <text:p>22,916</text:p>
          </table:table-cell>
          <table:table-cell table:style-name="ce226" table:formula="of:=100*[.S98]/[$'Table A'.O97]" office:value-type="float" office:value="23494.0153918889" calcext:value-type="float">
            <text:p>23,494</text:p>
          </table:table-cell>
          <table:table-cell table:number-columns-repeated="3"/>
          <table:table-cell table:style-name="ce226" table:formula="of:=SUM([.T98:.T101])" office:value-type="float" office:value="94746.6057871953" calcext:value-type="float">
            <text:p>94,747</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125.89404706681" calcext:value-type="float">
            <text:p>2,126</text:p>
          </table:table-cell>
          <table:table-cell table:style-name="ce209" office:value-type="float" office:value="1023.63656654547" calcext:value-type="float">
            <text:p>1,024</text:p>
          </table:table-cell>
          <table:table-cell table:style-name="ce209" office:value-type="float" office:value="1323.04328622832" calcext:value-type="float">
            <text:p>1,323</text:p>
          </table:table-cell>
          <table:table-cell table:style-name="ce209" office:value-type="float" office:value="5648.42931275592" calcext:value-type="float">
            <text:p>5,648</text:p>
          </table:table-cell>
          <table:table-cell table:style-name="ce209" office:value-type="float" office:value="1010.82523904118" calcext:value-type="float">
            <text:p>1,011</text:p>
          </table:table-cell>
          <table:table-cell table:style-name="ce209" office:value-type="float" office:value="379.463335164302" calcext:value-type="float">
            <text:p>379</text:p>
          </table:table-cell>
          <table:table-cell table:style-name="ce209" office:value-type="float" office:value="3241.86555804913" calcext:value-type="float">
            <text:p>3,242</text:p>
          </table:table-cell>
          <table:table-cell table:style-name="ce209" office:value-type="float" office:value="471.683697187731" calcext:value-type="float">
            <text:p>472</text:p>
          </table:table-cell>
          <table:table-cell table:style-name="ce209" office:value-type="float" office:value="2394.04324544197" calcext:value-type="float">
            <text:p>2,394</text:p>
          </table:table-cell>
          <table:table-cell table:style-name="ce209" office:value-type="float" office:value="243.851779533892" calcext:value-type="float">
            <text:p>244</text:p>
          </table:table-cell>
          <table:table-cell table:style-name="ce209" office:value-type="float" office:value="2373.80257690897" calcext:value-type="float">
            <text:p>2,374</text:p>
          </table:table-cell>
          <table:table-cell table:style-name="ce209" office:value-type="float" office:value="2819.16126718241" calcext:value-type="float">
            <text:p>2,819</text:p>
          </table:table-cell>
          <table:table-cell table:style-name="ce217" office:value-type="float" office:value="23055.6999111061" calcext:value-type="float">
            <text:p>23,056</text:p>
          </table:table-cell>
          <table:table-cell table:style-name="ce219"/>
          <table:table-cell table:style-name="ce209" office:value-type="float" office:value="48.53221436407" calcext:value-type="float">
            <text:p>49</text:p>
          </table:table-cell>
          <table:table-cell table:style-name="ce209"/>
          <table:table-cell table:style-name="ce209" office:value-type="float" office:value="23104.2321254702" calcext:value-type="float">
            <text:p>23,104</text:p>
          </table:table-cell>
          <table:table-cell table:style-name="ce226" table:formula="of:=100*[.S99]/[$'Table A'.O98]" office:value-type="float" office:value="23690.5088743583" calcext:value-type="float">
            <text:p>23,691</text:p>
          </table:table-cell>
          <table:table-cell table:number-columns-repeated="3"/>
          <table:table-cell table:style-name="ce226" table:formula="of:=SUM([.T99:.T102])" office:value-type="float" office:value="95131.2068988209" calcext:value-type="float">
            <text:p>95,131</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123.24837090961" calcext:value-type="float">
            <text:p>2,123</text:p>
          </table:table-cell>
          <table:table-cell table:style-name="ce209" office:value-type="float" office:value="1011.0169660943" calcext:value-type="float">
            <text:p>1,011</text:p>
          </table:table-cell>
          <table:table-cell table:style-name="ce209" office:value-type="float" office:value="1335.12410787061" calcext:value-type="float">
            <text:p>1,335</text:p>
          </table:table-cell>
          <table:table-cell table:style-name="ce209" office:value-type="float" office:value="5719.56346820835" calcext:value-type="float">
            <text:p>5,720</text:p>
          </table:table-cell>
          <table:table-cell table:style-name="ce209" office:value-type="float" office:value="1022.59318794058" calcext:value-type="float">
            <text:p>1,023</text:p>
          </table:table-cell>
          <table:table-cell table:style-name="ce209" office:value-type="float" office:value="380.299526350342" calcext:value-type="float">
            <text:p>380</text:p>
          </table:table-cell>
          <table:table-cell table:style-name="ce209" office:value-type="float" office:value="3287.18421751418" calcext:value-type="float">
            <text:p>3,287</text:p>
          </table:table-cell>
          <table:table-cell table:style-name="ce209" office:value-type="float" office:value="470.555454530049" calcext:value-type="float">
            <text:p>471</text:p>
          </table:table-cell>
          <table:table-cell table:style-name="ce209" office:value-type="float" office:value="2410.94449661451" calcext:value-type="float">
            <text:p>2,411</text:p>
          </table:table-cell>
          <table:table-cell table:style-name="ce209" office:value-type="float" office:value="255.751865705326" calcext:value-type="float">
            <text:p>256</text:p>
          </table:table-cell>
          <table:table-cell table:style-name="ce209" office:value-type="float" office:value="2402.47213903821" calcext:value-type="float">
            <text:p>2,402</text:p>
          </table:table-cell>
          <table:table-cell table:style-name="ce209" office:value-type="float" office:value="2785.11307271705" calcext:value-type="float">
            <text:p>2,785</text:p>
          </table:table-cell>
          <table:table-cell table:style-name="ce217" office:value-type="float" office:value="23203.8668734931" calcext:value-type="float">
            <text:p>23,204</text:p>
          </table:table-cell>
          <table:table-cell table:style-name="ce219"/>
          <table:table-cell table:style-name="ce209" office:value-type="float" office:value="108.765970903394" calcext:value-type="float">
            <text:p>109</text:p>
          </table:table-cell>
          <table:table-cell table:style-name="ce209"/>
          <table:table-cell table:style-name="ce209" office:value-type="float" office:value="23312.6328443965" calcext:value-type="float">
            <text:p>23,313</text:p>
          </table:table-cell>
          <table:table-cell table:style-name="ce226" table:formula="of:=100*[.S100]/[$'Table A'.O99]" office:value-type="float" office:value="23899.9263914547" calcext:value-type="float">
            <text:p>23,900</text:p>
          </table:table-cell>
          <table:table-cell table:number-columns-repeated="3"/>
          <table:table-cell table:style-name="ce226" table:formula="of:=SUM([.T100:.T103])" office:value-type="float" office:value="95358.8021520229" calcext:value-type="float">
            <text:p>95,359</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124.32092934066" calcext:value-type="float">
            <text:p>2,124</text:p>
          </table:table-cell>
          <table:table-cell table:style-name="ce209" office:value-type="float" office:value="1030.96454096546" calcext:value-type="float">
            <text:p>1,031</text:p>
          </table:table-cell>
          <table:table-cell table:style-name="ce209" office:value-type="float" office:value="1349.75813153655" calcext:value-type="float">
            <text:p>1,350</text:p>
          </table:table-cell>
          <table:table-cell table:style-name="ce209" office:value-type="float" office:value="5612.3648678245" calcext:value-type="float">
            <text:p>5,612</text:p>
          </table:table-cell>
          <table:table-cell table:style-name="ce209" office:value-type="float" office:value="1083.71795428718" calcext:value-type="float">
            <text:p>1,084</text:p>
          </table:table-cell>
          <table:table-cell table:style-name="ce209" office:value-type="float" office:value="380.925020055278" calcext:value-type="float">
            <text:p>381</text:p>
          </table:table-cell>
          <table:table-cell table:style-name="ce209" office:value-type="float" office:value="3223.81205190616" calcext:value-type="float">
            <text:p>3,224</text:p>
          </table:table-cell>
          <table:table-cell table:style-name="ce209" office:value-type="float" office:value="480.297834857446" calcext:value-type="float">
            <text:p>480</text:p>
          </table:table-cell>
          <table:table-cell table:style-name="ce209" office:value-type="float" office:value="2477.98448821051" calcext:value-type="float">
            <text:p>2,478</text:p>
          </table:table-cell>
          <table:table-cell table:style-name="ce209" office:value-type="float" office:value="275.02799334308" calcext:value-type="float">
            <text:p>275</text:p>
          </table:table-cell>
          <table:table-cell table:style-name="ce209" office:value-type="float" office:value="2400.79052179204" calcext:value-type="float">
            <text:p>2,401</text:p>
          </table:table-cell>
          <table:table-cell table:style-name="ce209" office:value-type="float" office:value="2863.24945771192" calcext:value-type="float">
            <text:p>2,863</text:p>
          </table:table-cell>
          <table:table-cell table:style-name="ce217" office:value-type="float" office:value="23303.2137918308" calcext:value-type="float">
            <text:p>23,303</text:p>
          </table:table-cell>
          <table:table-cell table:style-name="ce219"/>
          <table:table-cell table:style-name="ce209" office:value-type="float" office:value="93.395922623284" calcext:value-type="float">
            <text:p>93</text:p>
          </table:table-cell>
          <table:table-cell table:style-name="ce209"/>
          <table:table-cell table:style-name="ce209" office:value-type="float" office:value="23396.6097144541" calcext:value-type="float">
            <text:p>23,397</text:p>
          </table:table-cell>
          <table:table-cell table:style-name="ce226" table:formula="of:=100*[.S101]/[$'Table A'.O100]" office:value-type="float" office:value="23662.1551294933" calcext:value-type="float">
            <text:p>23,662</text:p>
          </table:table-cell>
          <table:table-cell table:number-columns-repeated="3"/>
          <table:table-cell table:style-name="ce226" table:formula="of:=SUM([.T101:.T104])" office:value-type="float" office:value="95361.3223764195" calcext:value-type="float">
            <text:p>95,361</text:p>
          </table:table-cell>
          <table:table-cell table:number-columns-repeated="1000"/>
        </table:table-row>
        <table:table-row table:style-name="ro12">
          <table:table-cell table:style-name="ce198" office:value-type="float" office:value="2016" calcext:value-type="float">
            <text:p>2016</text:p>
          </table:table-cell>
          <table:table-cell table:style-name="ce197" office:value-type="float" office:value="1" calcext:value-type="float">
            <text:p>1</text:p>
          </table:table-cell>
          <table:table-cell table:style-name="ce209" office:value-type="float" office:value="2134.39475131541" calcext:value-type="float">
            <text:p>2,134</text:p>
          </table:table-cell>
          <table:table-cell table:style-name="ce209" office:value-type="float" office:value="1046.38828748237" calcext:value-type="float">
            <text:p>1,046</text:p>
          </table:table-cell>
          <table:table-cell table:style-name="ce209" office:value-type="float" office:value="1368.12821562212" calcext:value-type="float">
            <text:p>1,368</text:p>
          </table:table-cell>
          <table:table-cell table:style-name="ce209" office:value-type="float" office:value="5753.97895017378" calcext:value-type="float">
            <text:p>5,754</text:p>
          </table:table-cell>
          <table:table-cell table:style-name="ce209" office:value-type="float" office:value="1102.65644593509" calcext:value-type="float">
            <text:p>1,103</text:p>
          </table:table-cell>
          <table:table-cell table:style-name="ce209" office:value-type="float" office:value="392.673718225527" calcext:value-type="float">
            <text:p>393</text:p>
          </table:table-cell>
          <table:table-cell table:style-name="ce209" office:value-type="float" office:value="3214.39360116211" calcext:value-type="float">
            <text:p>3,214</text:p>
          </table:table-cell>
          <table:table-cell table:style-name="ce209" office:value-type="float" office:value="495.223260788454" calcext:value-type="float">
            <text:p>495</text:p>
          </table:table-cell>
          <table:table-cell table:style-name="ce209" office:value-type="float" office:value="2529.26073994387" calcext:value-type="float">
            <text:p>2,529</text:p>
          </table:table-cell>
          <table:table-cell table:style-name="ce209" office:value-type="float" office:value="271.797873164201" calcext:value-type="float">
            <text:p>272</text:p>
          </table:table-cell>
          <table:table-cell table:style-name="ce209" office:value-type="float" office:value="2389.24932927206" calcext:value-type="float">
            <text:p>2,389</text:p>
          </table:table-cell>
          <table:table-cell table:style-name="ce209" office:value-type="float" office:value="2821.55225389165" calcext:value-type="float">
            <text:p>2,822</text:p>
          </table:table-cell>
          <table:table-cell table:style-name="ce217" office:value-type="float" office:value="23519.6974269766" calcext:value-type="float">
            <text:p>23,520</text:p>
          </table:table-cell>
          <table:table-cell table:style-name="ce219"/>
          <table:table-cell table:style-name="ce209" office:value-type="float" office:value="54.572593527537" calcext:value-type="float">
            <text:p>55</text:p>
          </table:table-cell>
          <table:table-cell table:style-name="ce209"/>
          <table:table-cell table:style-name="ce209" office:value-type="float" office:value="23574.2700205042" calcext:value-type="float">
            <text:p>23,574</text:p>
          </table:table-cell>
          <table:table-cell table:style-name="ce226" table:formula="of:=100*[.S102]/[$'Table A'.O101]" office:value-type="float" office:value="23878.6165035145" calcext:value-type="float">
            <text:p>23,879</text:p>
          </table:table-cell>
          <table:table-cell table:number-columns-repeated="3"/>
          <table:table-cell table:style-name="ce226" table:formula="of:=SUM([.T102:.T105])" office:value-type="float" office:value="95702.5913540549" calcext:value-type="float">
            <text:p>95,703</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137.01736259107" calcext:value-type="float">
            <text:p>2,137</text:p>
          </table:table-cell>
          <table:table-cell table:style-name="ce209" office:value-type="float" office:value="1064.91037364571" calcext:value-type="float">
            <text:p>1,065</text:p>
          </table:table-cell>
          <table:table-cell table:style-name="ce209" office:value-type="float" office:value="1384.57461293202" calcext:value-type="float">
            <text:p>1,385</text:p>
          </table:table-cell>
          <table:table-cell table:style-name="ce209" office:value-type="float" office:value="5793.83199194955" calcext:value-type="float">
            <text:p>5,794</text:p>
          </table:table-cell>
          <table:table-cell table:style-name="ce209" office:value-type="float" office:value="1158.70403588366" calcext:value-type="float">
            <text:p>1,159</text:p>
          </table:table-cell>
          <table:table-cell table:style-name="ce209" office:value-type="float" office:value="398.778747105155" calcext:value-type="float">
            <text:p>399</text:p>
          </table:table-cell>
          <table:table-cell table:style-name="ce209" office:value-type="float" office:value="3248.23390096467" calcext:value-type="float">
            <text:p>3,248</text:p>
          </table:table-cell>
          <table:table-cell table:style-name="ce209" office:value-type="float" office:value="501.536235056408" calcext:value-type="float">
            <text:p>502</text:p>
          </table:table-cell>
          <table:table-cell table:style-name="ce209" office:value-type="float" office:value="2558.09740198504" calcext:value-type="float">
            <text:p>2,558</text:p>
          </table:table-cell>
          <table:table-cell table:style-name="ce209" office:value-type="float" office:value="271.778207672537" calcext:value-type="float">
            <text:p>272</text:p>
          </table:table-cell>
          <table:table-cell table:style-name="ce209" office:value-type="float" office:value="2434.19184400512" calcext:value-type="float">
            <text:p>2,434</text:p>
          </table:table-cell>
          <table:table-cell table:style-name="ce209" office:value-type="float" office:value="2874.71487621449" calcext:value-type="float">
            <text:p>2,875</text:p>
          </table:table-cell>
          <table:table-cell table:style-name="ce217" office:value-type="float" office:value="23826.3695900054" calcext:value-type="float">
            <text:p>23,826</text:p>
          </table:table-cell>
          <table:table-cell table:style-name="ce219"/>
          <table:table-cell table:style-name="ce209" office:value-type="float" office:value="-21.152988153754" calcext:value-type="float">
            <text:p>-21</text:p>
          </table:table-cell>
          <table:table-cell table:style-name="ce209"/>
          <table:table-cell table:style-name="ce209" office:value-type="float" office:value="23805.2166018517" calcext:value-type="float">
            <text:p>23,805</text:p>
          </table:table-cell>
          <table:table-cell table:style-name="ce226" table:formula="of:=100*[.S103]/[$'Table A'.O102]" office:value-type="float" office:value="23918.1041275603" calcext:value-type="float">
            <text:p>23,918</text:p>
          </table:table-cell>
          <table:table-cell table:number-columns-repeated="3"/>
          <table:table-cell table:style-name="ce226" table:formula="of:=SUM([.T103:.T106])" office:value-type="float" office:value="95746.6687656314" calcext:value-type="float">
            <text:p>95,747</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159.27696584779" calcext:value-type="float">
            <text:p>2,159</text:p>
          </table:table-cell>
          <table:table-cell table:style-name="ce209" office:value-type="float" office:value="1072.32072604046" calcext:value-type="float">
            <text:p>1,072</text:p>
          </table:table-cell>
          <table:table-cell table:style-name="ce209" office:value-type="float" office:value="1407.30787816132" calcext:value-type="float">
            <text:p>1,407</text:p>
          </table:table-cell>
          <table:table-cell table:style-name="ce209" office:value-type="float" office:value="5800.97095193156" calcext:value-type="float">
            <text:p>5,801</text:p>
          </table:table-cell>
          <table:table-cell table:style-name="ce209" office:value-type="float" office:value="1188.64982606129" calcext:value-type="float">
            <text:p>1,189</text:p>
          </table:table-cell>
          <table:table-cell table:style-name="ce209" office:value-type="float" office:value="397.885847864618" calcext:value-type="float">
            <text:p>398</text:p>
          </table:table-cell>
          <table:table-cell table:style-name="ce209" office:value-type="float" office:value="3284.16531290849" calcext:value-type="float">
            <text:p>3,284</text:p>
          </table:table-cell>
          <table:table-cell table:style-name="ce209" office:value-type="float" office:value="507.934651840825" calcext:value-type="float">
            <text:p>508</text:p>
          </table:table-cell>
          <table:table-cell table:style-name="ce209" office:value-type="float" office:value="2569.4866503361" calcext:value-type="float">
            <text:p>2,569</text:p>
          </table:table-cell>
          <table:table-cell table:style-name="ce209" office:value-type="float" office:value="274.401704857912" calcext:value-type="float">
            <text:p>274</text:p>
          </table:table-cell>
          <table:table-cell table:style-name="ce209" office:value-type="float" office:value="2434.84153113565" calcext:value-type="float">
            <text:p>2,435</text:p>
          </table:table-cell>
          <table:table-cell table:style-name="ce209" office:value-type="float" office:value="2981.14499711907" calcext:value-type="float">
            <text:p>2,981</text:p>
          </table:table-cell>
          <table:table-cell table:style-name="ce217" office:value-type="float" office:value="24078.3870441051" calcext:value-type="float">
            <text:p>24,078</text:p>
          </table:table-cell>
          <table:table-cell table:style-name="ce219"/>
          <table:table-cell table:style-name="ce209" office:value-type="float" office:value="1.298084065587" calcext:value-type="float">
            <text:p>1</text:p>
          </table:table-cell>
          <table:table-cell table:style-name="ce209"/>
          <table:table-cell table:style-name="ce209" office:value-type="float" office:value="24079.6851281707" calcext:value-type="float">
            <text:p>24,080</text:p>
          </table:table-cell>
          <table:table-cell table:style-name="ce226" table:formula="of:=100*[.S104]/[$'Table A'.O103]" office:value-type="float" office:value="23902.4466158513" calcext:value-type="float">
            <text:p>23,902</text:p>
          </table:table-cell>
          <table:table-cell table:number-columns-repeated="3"/>
          <table:table-cell table:style-name="ce226" table:formula="of:=SUM([.T104:.T107])" office:value-type="float" office:value="95516.8247085849" calcext:value-type="float">
            <text:p>95,517</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157.36581866187" calcext:value-type="float">
            <text:p>2,157</text:p>
          </table:table-cell>
          <table:table-cell table:style-name="ce209" office:value-type="float" office:value="1067.85326907401" calcext:value-type="float">
            <text:p>1,068</text:p>
          </table:table-cell>
          <table:table-cell table:style-name="ce209" office:value-type="float" office:value="1429.39862961343" calcext:value-type="float">
            <text:p>1,429</text:p>
          </table:table-cell>
          <table:table-cell table:style-name="ce209" office:value-type="float" office:value="5835.03191334302" calcext:value-type="float">
            <text:p>5,835</text:p>
          </table:table-cell>
          <table:table-cell table:style-name="ce209" office:value-type="float" office:value="1238.64852201965" calcext:value-type="float">
            <text:p>1,239</text:p>
          </table:table-cell>
          <table:table-cell table:style-name="ce209" office:value-type="float" office:value="400.289937831735" calcext:value-type="float">
            <text:p>400</text:p>
          </table:table-cell>
          <table:table-cell table:style-name="ce209" office:value-type="float" office:value="3271.94242050953" calcext:value-type="float">
            <text:p>3,272</text:p>
          </table:table-cell>
          <table:table-cell table:style-name="ce209" office:value-type="float" office:value="510.721497599537" calcext:value-type="float">
            <text:p>511</text:p>
          </table:table-cell>
          <table:table-cell table:style-name="ce209" office:value-type="float" office:value="2570.51975131805" calcext:value-type="float">
            <text:p>2,571</text:p>
          </table:table-cell>
          <table:table-cell table:style-name="ce209" office:value-type="float" office:value="262.939676894865" calcext:value-type="float">
            <text:p>263</text:p>
          </table:table-cell>
          <table:table-cell table:style-name="ce209" office:value-type="float" office:value="2430.89928662994" calcext:value-type="float">
            <text:p>2,431</text:p>
          </table:table-cell>
          <table:table-cell table:style-name="ce209" office:value-type="float" office:value="2969.4511676294" calcext:value-type="float">
            <text:p>2,969</text:p>
          </table:table-cell>
          <table:table-cell table:style-name="ce217" office:value-type="float" office:value="24145.061891125" calcext:value-type="float">
            <text:p>24,145</text:p>
          </table:table-cell>
          <table:table-cell table:style-name="ce219"/>
          <table:table-cell table:style-name="ce209" office:value-type="float" office:value="95.896274385355" calcext:value-type="float">
            <text:p>96</text:p>
          </table:table-cell>
          <table:table-cell table:style-name="ce209"/>
          <table:table-cell table:style-name="ce209" office:value-type="float" office:value="24240.9581655104" calcext:value-type="float">
            <text:p>24,241</text:p>
          </table:table-cell>
          <table:table-cell table:style-name="ce226" table:formula="of:=100*[.S105]/[$'Table A'.O104]" office:value-type="float" office:value="24003.4241071287" calcext:value-type="float">
            <text:p>24,003</text:p>
          </table:table-cell>
          <table:table-cell table:number-columns-repeated="3"/>
          <table:table-cell table:style-name="ce226" table:formula="of:=SUM([.T105:.T108])" office:value-type="float" office:value="95158.8809095509" calcext:value-type="float">
            <text:p>95,159</text:p>
          </table:table-cell>
          <table:table-cell table:number-columns-repeated="1000"/>
        </table:table-row>
        <table:table-row table:style-name="ro14">
          <table:table-cell table:style-name="ce198" office:value-type="float" office:value="2017" calcext:value-type="float">
            <text:p>2017</text:p>
          </table:table-cell>
          <table:table-cell table:style-name="ce197" office:value-type="float" office:value="1" calcext:value-type="float">
            <text:p>1</text:p>
          </table:table-cell>
          <table:table-cell table:style-name="ce209" office:value-type="float" office:value="2205.68994635681" calcext:value-type="float">
            <text:p>2,206</text:p>
          </table:table-cell>
          <table:table-cell table:style-name="ce209" office:value-type="float" office:value="1088.1534280225" calcext:value-type="float">
            <text:p>1,088</text:p>
          </table:table-cell>
          <table:table-cell table:style-name="ce209" office:value-type="float" office:value="1462.67217026677" calcext:value-type="float">
            <text:p>1,463</text:p>
          </table:table-cell>
          <table:table-cell table:style-name="ce209" office:value-type="float" office:value="5781.30471225771" calcext:value-type="float">
            <text:p>5,781</text:p>
          </table:table-cell>
          <table:table-cell table:style-name="ce209" office:value-type="float" office:value="1265.93731862084" calcext:value-type="float">
            <text:p>1,266</text:p>
          </table:table-cell>
          <table:table-cell table:style-name="ce209" office:value-type="float" office:value="397.96302709713" calcext:value-type="float">
            <text:p>398</text:p>
          </table:table-cell>
          <table:table-cell table:style-name="ce209" office:value-type="float" office:value="3371.00372871749" calcext:value-type="float">
            <text:p>3,371</text:p>
          </table:table-cell>
          <table:table-cell table:style-name="ce209" office:value-type="float" office:value="512.070260047802" calcext:value-type="float">
            <text:p>512</text:p>
          </table:table-cell>
          <table:table-cell table:style-name="ce209" office:value-type="float" office:value="2668.39843511853" calcext:value-type="float">
            <text:p>2,668</text:p>
          </table:table-cell>
          <table:table-cell table:style-name="ce209" office:value-type="float" office:value="291.470688264397" calcext:value-type="float">
            <text:p>291</text:p>
          </table:table-cell>
          <table:table-cell table:style-name="ce209" office:value-type="float" office:value="2461.5628172871" calcext:value-type="float">
            <text:p>2,462</text:p>
          </table:table-cell>
          <table:table-cell table:style-name="ce209" office:value-type="float" office:value="3021.0082283729" calcext:value-type="float">
            <text:p>3,021</text:p>
          </table:table-cell>
          <table:table-cell table:style-name="ce217" office:value-type="float" office:value="24527.23476043" calcext:value-type="float">
            <text:p>24,527</text:p>
          </table:table-cell>
          <table:table-cell table:style-name="ce219"/>
          <table:table-cell table:style-name="ce209" office:value-type="float" office:value="-125.507730750909" calcext:value-type="float">
            <text:p>-126</text:p>
          </table:table-cell>
          <table:table-cell table:style-name="ce209"/>
          <table:table-cell table:style-name="ce209" office:value-type="float" office:value="24401.7270296791" calcext:value-type="float">
            <text:p>24,402</text:p>
          </table:table-cell>
          <table:table-cell table:style-name="ce226" table:formula="of:=100*[.S106]/[$'Table A'.O105]" office:value-type="float" office:value="23922.6939150911" calcext:value-type="float">
            <text:p>23,923</text:p>
          </table:table-cell>
          <table:table-cell table:number-columns-repeated="3"/>
          <table:table-cell table:style-name="ce226" table:formula="of:=SUM([.T106:.T109])" office:value-type="float" office:value="95011.6233530332" calcext:value-type="float">
            <text:p>95,012</text:p>
          </table:table-cell>
          <table:table-cell table:number-columns-repeated="1000"/>
        </table:table-row>
        <table:table-row table:style-name="ro10">
          <table:table-cell table:style-name="ce198"/>
          <table:table-cell table:style-name="ce197" office:value-type="float" office:value="2" calcext:value-type="float">
            <text:p>2</text:p>
          </table:table-cell>
          <table:table-cell table:style-name="ce209" office:value-type="float" office:value="2197.65008049823" calcext:value-type="float">
            <text:p>2,198</text:p>
          </table:table-cell>
          <table:table-cell table:style-name="ce209" office:value-type="float" office:value="1146.10575494813" calcext:value-type="float">
            <text:p>1,146</text:p>
          </table:table-cell>
          <table:table-cell table:style-name="ce209" office:value-type="float" office:value="1518.04633018175" calcext:value-type="float">
            <text:p>1,518</text:p>
          </table:table-cell>
          <table:table-cell table:style-name="ce209" office:value-type="float" office:value="5868.51800698284" calcext:value-type="float">
            <text:p>5,869</text:p>
          </table:table-cell>
          <table:table-cell table:style-name="ce209" office:value-type="float" office:value="1261.7912273599" calcext:value-type="float">
            <text:p>1,262</text:p>
          </table:table-cell>
          <table:table-cell table:style-name="ce209" office:value-type="float" office:value="412.276810971083" calcext:value-type="float">
            <text:p>412</text:p>
          </table:table-cell>
          <table:table-cell table:style-name="ce209" office:value-type="float" office:value="3254.95472841033" calcext:value-type="float">
            <text:p>3,255</text:p>
          </table:table-cell>
          <table:table-cell table:style-name="ce209" office:value-type="float" office:value="516.328501579624" calcext:value-type="float">
            <text:p>516</text:p>
          </table:table-cell>
          <table:table-cell table:style-name="ce209" office:value-type="float" office:value="2652.13213531033" calcext:value-type="float">
            <text:p>2,652</text:p>
          </table:table-cell>
          <table:table-cell table:style-name="ce209" office:value-type="float" office:value="277.548447398485" calcext:value-type="float">
            <text:p>278</text:p>
          </table:table-cell>
          <table:table-cell table:style-name="ce209" office:value-type="float" office:value="2502.71511575444" calcext:value-type="float">
            <text:p>2,503</text:p>
          </table:table-cell>
          <table:table-cell table:style-name="ce209" office:value-type="float" office:value="3005.69198441894" calcext:value-type="float">
            <text:p>3,006</text:p>
          </table:table-cell>
          <table:table-cell table:style-name="ce217" office:value-type="float" office:value="24613.7591238141" calcext:value-type="float">
            <text:p>24,614</text:p>
          </table:table-cell>
          <table:table-cell table:style-name="ce219"/>
          <table:table-cell table:style-name="ce209" office:value-type="float" office:value="-268.753275645293" calcext:value-type="float">
            <text:p>-269</text:p>
          </table:table-cell>
          <table:table-cell table:style-name="ce209"/>
          <table:table-cell table:style-name="ce209" office:value-type="float" office:value="24345.0058481688" calcext:value-type="float">
            <text:p>24,345</text:p>
          </table:table-cell>
          <table:table-cell table:style-name="ce226" table:formula="of:=100*[.S107]/[$'Table A'.O106]" office:value-type="float" office:value="23688.2600705138" calcext:value-type="float">
            <text:p>23,688</text:p>
          </table:table-cell>
          <table:table-cell table:number-columns-repeated="3"/>
          <table:table-cell table:style-name="ce226" table:formula="of:=SUM([.T107:.T110])" office:value-type="float" office:value="94767.2828351169" calcext:value-type="float">
            <text:p>94,767</text:p>
          </table:table-cell>
          <table:table-cell table:number-columns-repeated="1000"/>
        </table:table-row>
        <table:table-row table:style-name="ro10">
          <table:table-cell table:style-name="ce198"/>
          <table:table-cell table:style-name="ce197" office:value-type="float" office:value="3" calcext:value-type="float">
            <text:p>3</text:p>
          </table:table-cell>
          <table:table-cell table:style-name="ce209" office:value-type="float" office:value="2220.19918328484" calcext:value-type="float">
            <text:p>2,220</text:p>
          </table:table-cell>
          <table:table-cell table:style-name="ce209" office:value-type="float" office:value="1139.79208226803" calcext:value-type="float">
            <text:p>1,140</text:p>
          </table:table-cell>
          <table:table-cell table:style-name="ce209" office:value-type="float" office:value="1505.79295568662" calcext:value-type="float">
            <text:p>1,506</text:p>
          </table:table-cell>
          <table:table-cell table:style-name="ce209" office:value-type="float" office:value="5879.37952475714" calcext:value-type="float">
            <text:p>5,879</text:p>
          </table:table-cell>
          <table:table-cell table:style-name="ce209" office:value-type="float" office:value="1321.98336507313" calcext:value-type="float">
            <text:p>1,322</text:p>
          </table:table-cell>
          <table:table-cell table:style-name="ce209" office:value-type="float" office:value="402.957979287193" calcext:value-type="float">
            <text:p>403</text:p>
          </table:table-cell>
          <table:table-cell table:style-name="ce209" office:value-type="float" office:value="3142.33326470229" calcext:value-type="float">
            <text:p>3,142</text:p>
          </table:table-cell>
          <table:table-cell table:style-name="ce209" office:value-type="float" office:value="519.259005820767" calcext:value-type="float">
            <text:p>519</text:p>
          </table:table-cell>
          <table:table-cell table:style-name="ce209" office:value-type="float" office:value="2668.62734833766" calcext:value-type="float">
            <text:p>2,669</text:p>
          </table:table-cell>
          <table:table-cell table:style-name="ce209" office:value-type="float" office:value="292.79739573206" calcext:value-type="float">
            <text:p>293</text:p>
          </table:table-cell>
          <table:table-cell table:style-name="ce209" office:value-type="float" office:value="2451.99319141959" calcext:value-type="float">
            <text:p>2,452</text:p>
          </table:table-cell>
          <table:table-cell table:style-name="ce209" office:value-type="float" office:value="2895.1707663774" calcext:value-type="float">
            <text:p>2,895</text:p>
          </table:table-cell>
          <table:table-cell table:style-name="ce217" office:value-type="float" office:value="24440.2860627467" calcext:value-type="float">
            <text:p>24,440</text:p>
          </table:table-cell>
          <table:table-cell table:style-name="ce219"/>
          <table:table-cell table:style-name="ce209" office:value-type="float" office:value="-157.7339395954" calcext:value-type="float">
            <text:p>-158</text:p>
          </table:table-cell>
          <table:table-cell table:style-name="ce209"/>
          <table:table-cell table:style-name="ce209" office:value-type="float" office:value="24282.5521231513" calcext:value-type="float">
            <text:p>24,283</text:p>
          </table:table-cell>
          <table:table-cell table:style-name="ce226" table:formula="of:=100*[.S108]/[$'Table A'.O107]" office:value-type="float" office:value="23544.5028168174" calcext:value-type="float">
            <text:p>23,545</text:p>
          </table:table-cell>
          <table:table-cell table:number-columns-repeated="3"/>
          <table:table-cell table:style-name="ce226" table:formula="of:=SUM([.T108:.T111])" office:value-type="float" office:value="94832.6391466361" calcext:value-type="float">
            <text:p>94,833</text:p>
          </table:table-cell>
          <table:table-cell table:number-columns-repeated="1000"/>
        </table:table-row>
        <table:table-row table:style-name="ro10">
          <table:table-cell table:style-name="ce198"/>
          <table:table-cell table:style-name="ce197" office:value-type="float" office:value="4" calcext:value-type="float">
            <text:p>4</text:p>
          </table:table-cell>
          <table:table-cell table:style-name="ce209" office:value-type="float" office:value="2249.35801379257" calcext:value-type="float">
            <text:p>2,249</text:p>
          </table:table-cell>
          <table:table-cell table:style-name="ce209" office:value-type="float" office:value="1177.74869626868" calcext:value-type="float">
            <text:p>1,178</text:p>
          </table:table-cell>
          <table:table-cell table:style-name="ce209" office:value-type="float" office:value="1504.49403364978" calcext:value-type="float">
            <text:p>1,504</text:p>
          </table:table-cell>
          <table:table-cell table:style-name="ce209" office:value-type="float" office:value="5901.13047501345" calcext:value-type="float">
            <text:p>5,901</text:p>
          </table:table-cell>
          <table:table-cell table:style-name="ce209" office:value-type="float" office:value="1351.12846540155" calcext:value-type="float">
            <text:p>1,351</text:p>
          </table:table-cell>
          <table:table-cell table:style-name="ce209" office:value-type="float" office:value="414.329823810572" calcext:value-type="float">
            <text:p>414</text:p>
          </table:table-cell>
          <table:table-cell table:style-name="ce209" office:value-type="float" office:value="3264.64249777005" calcext:value-type="float">
            <text:p>3,265</text:p>
          </table:table-cell>
          <table:table-cell table:style-name="ce209" office:value-type="float" office:value="523.622887415981" calcext:value-type="float">
            <text:p>524</text:p>
          </table:table-cell>
          <table:table-cell table:style-name="ce209" office:value-type="float" office:value="2773.14582253992" calcext:value-type="float">
            <text:p>2,773</text:p>
          </table:table-cell>
          <table:table-cell table:style-name="ce209" office:value-type="float" office:value="286.536217565841" calcext:value-type="float">
            <text:p>287</text:p>
          </table:table-cell>
          <table:table-cell table:style-name="ce209" office:value-type="float" office:value="2361.8357942121" calcext:value-type="float">
            <text:p>2,362</text:p>
          </table:table-cell>
          <table:table-cell table:style-name="ce209" office:value-type="float" office:value="2919.65301263251" calcext:value-type="float">
            <text:p>2,920</text:p>
          </table:table-cell>
          <table:table-cell table:style-name="ce217" office:value-type="float" office:value="24727.625740073" calcext:value-type="float">
            <text:p>24,728</text:p>
          </table:table-cell>
          <table:table-cell table:style-name="ce219"/>
          <table:table-cell table:style-name="ce209" office:value-type="float" office:value="22.014659318938" calcext:value-type="float">
            <text:p>22</text:p>
          </table:table-cell>
          <table:table-cell table:style-name="ce209"/>
          <table:table-cell table:style-name="ce209" office:value-type="float" office:value="24749.6403993919" calcext:value-type="float">
            <text:p>24,750</text:p>
          </table:table-cell>
          <table:table-cell table:style-name="ce226" table:formula="of:=100*[.S109]/[$'Table A'.O108]" office:value-type="float" office:value="23856.166550611" calcext:value-type="float">
            <text:p>23,856</text:p>
          </table:table-cell>
          <table:table-cell table:number-columns-repeated="3"/>
          <table:table-cell table:style-name="ce226" table:formula="of:=SUM([.T109:.T112])" office:value-type="float" office:value="95143.2756084473" calcext:value-type="float">
            <text:p>95,143</text:p>
          </table:table-cell>
          <table:table-cell table:number-columns-repeated="1000"/>
        </table:table-row>
        <table:table-row table:style-name="ro19">
          <table:table-cell table:style-name="ce198" office:value-type="float" office:value="2018" calcext:value-type="float">
            <text:p>2018</text:p>
          </table:table-cell>
          <table:table-cell table:style-name="ce197" office:value-type="float" office:value="1" calcext:value-type="float">
            <text:p>1</text:p>
          </table:table-cell>
          <table:table-cell table:style-name="ce209" office:value-type="float" office:value="2305.40278039797" calcext:value-type="float">
            <text:p>2,305</text:p>
          </table:table-cell>
          <table:table-cell table:style-name="ce209" office:value-type="float" office:value="1190.83444486737" calcext:value-type="float">
            <text:p>1,191</text:p>
          </table:table-cell>
          <table:table-cell table:style-name="ce209" office:value-type="float" office:value="1508.49409652509" calcext:value-type="float">
            <text:p>1,508</text:p>
          </table:table-cell>
          <table:table-cell table:style-name="ce209" office:value-type="float" office:value="5971.00560578692" calcext:value-type="float">
            <text:p>5,971</text:p>
          </table:table-cell>
          <table:table-cell table:style-name="ce209" office:value-type="float" office:value="1415.64396495379" calcext:value-type="float">
            <text:p>1,416</text:p>
          </table:table-cell>
          <table:table-cell table:style-name="ce209" office:value-type="float" office:value="412.874346896093" calcext:value-type="float">
            <text:p>413</text:p>
          </table:table-cell>
          <table:table-cell table:style-name="ce209" office:value-type="float" office:value="3201.14464915075" calcext:value-type="float">
            <text:p>3,201</text:p>
          </table:table-cell>
          <table:table-cell table:style-name="ce209" office:value-type="float" office:value="502.917708979647" calcext:value-type="float">
            <text:p>503</text:p>
          </table:table-cell>
          <table:table-cell table:style-name="ce209" office:value-type="float" office:value="2655.06249934043" calcext:value-type="float">
            <text:p>2,655</text:p>
          </table:table-cell>
          <table:table-cell table:style-name="ce209" office:value-type="float" office:value="285.300892748304" calcext:value-type="float">
            <text:p>285</text:p>
          </table:table-cell>
          <table:table-cell table:style-name="ce209" office:value-type="float" office:value="2395.87631644269" calcext:value-type="float">
            <text:p>2,396</text:p>
          </table:table-cell>
          <table:table-cell table:style-name="ce209" office:value-type="float" office:value="3043.64674112977" calcext:value-type="float">
            <text:p>3,044</text:p>
          </table:table-cell>
          <table:table-cell table:style-name="ce217" office:value-type="float" office:value="24888.2040472188" calcext:value-type="float">
            <text:p>24,888</text:p>
          </table:table-cell>
          <table:table-cell table:style-name="ce219"/>
          <table:table-cell table:style-name="ce209" office:value-type="float" office:value="-238.318013832675" calcext:value-type="float">
            <text:p>-238</text:p>
          </table:table-cell>
          <table:table-cell table:style-name="ce209"/>
          <table:table-cell table:style-name="ce209" office:value-type="float" office:value="24649.8860333861" calcext:value-type="float">
            <text:p>24,650</text:p>
          </table:table-cell>
          <table:table-cell table:style-name="ce226" table:formula="of:=100*[.S110]/[$'Table A'.O109]" office:value-type="float" office:value="23678.3533971747" calcext:value-type="float">
            <text:p>23,678</text:p>
          </table:table-cell>
          <table:table-cell table:number-columns-repeated="3"/>
          <table:table-cell table:style-name="ce226" table:formula="of:=SUM([.T110:.T113])" office:value-type="float" office:value="95086.3824834912" calcext:value-type="float">
            <text:p>95,086</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349.01801991459" calcext:value-type="float">
            <text:p>2,349</text:p>
          </table:table-cell>
          <table:table-cell table:style-name="ce209" office:value-type="float" office:value="1220.53166167549" calcext:value-type="float">
            <text:p>1,221</text:p>
          </table:table-cell>
          <table:table-cell table:style-name="ce209" office:value-type="float" office:value="1468.84637934147" calcext:value-type="float">
            <text:p>1,469</text:p>
          </table:table-cell>
          <table:table-cell table:style-name="ce209" office:value-type="float" office:value="5893.50925321113" calcext:value-type="float">
            <text:p>5,894</text:p>
          </table:table-cell>
          <table:table-cell table:style-name="ce209" office:value-type="float" office:value="1445.47526054287" calcext:value-type="float">
            <text:p>1,445</text:p>
          </table:table-cell>
          <table:table-cell table:style-name="ce209" office:value-type="float" office:value="402.784718851124" calcext:value-type="float">
            <text:p>403</text:p>
          </table:table-cell>
          <table:table-cell table:style-name="ce209" office:value-type="float" office:value="3537.12988048878" calcext:value-type="float">
            <text:p>3,537</text:p>
          </table:table-cell>
          <table:table-cell table:style-name="ce209" office:value-type="float" office:value="510.933460276196" calcext:value-type="float">
            <text:p>511</text:p>
          </table:table-cell>
          <table:table-cell table:style-name="ce209" office:value-type="float" office:value="2666.88368197913" calcext:value-type="float">
            <text:p>2,667</text:p>
          </table:table-cell>
          <table:table-cell table:style-name="ce209" office:value-type="float" office:value="293.238003896325" calcext:value-type="float">
            <text:p>293</text:p>
          </table:table-cell>
          <table:table-cell table:style-name="ce209" office:value-type="float" office:value="2386.75001897409" calcext:value-type="float">
            <text:p>2,387</text:p>
          </table:table-cell>
          <table:table-cell table:style-name="ce209" office:value-type="float" office:value="3008.05636178638" calcext:value-type="float">
            <text:p>3,008</text:p>
          </table:table-cell>
          <table:table-cell table:style-name="ce217" office:value-type="float" office:value="25183.1567009376" calcext:value-type="float">
            <text:p>25,183</text:p>
          </table:table-cell>
          <table:table-cell table:style-name="ce219"/>
          <table:table-cell table:style-name="ce209" office:value-type="float" office:value="-144.636875346117" calcext:value-type="float">
            <text:p>-145</text:p>
          </table:table-cell>
          <table:table-cell table:style-name="ce209"/>
          <table:table-cell table:style-name="ce209" office:value-type="float" office:value="25038.5198255915" calcext:value-type="float">
            <text:p>25,039</text:p>
          </table:table-cell>
          <table:table-cell table:style-name="ce226" table:formula="of:=100*[.S111]/[$'Table A'.O110]" office:value-type="float" office:value="23753.6163820331" calcext:value-type="float">
            <text:p>23,754</text:p>
          </table:table-cell>
          <table:table-cell table:number-columns-repeated="3"/>
          <table:table-cell table:style-name="ce226" table:formula="of:=SUM([.T111:.T114])" office:value-type="float" office:value="95196.6829455649" calcext:value-type="float">
            <text:p>95,197</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380.43523534936" calcext:value-type="float">
            <text:p>2,380</text:p>
          </table:table-cell>
          <table:table-cell table:style-name="ce209" office:value-type="float" office:value="1236.77271195263" calcext:value-type="float">
            <text:p>1,237</text:p>
          </table:table-cell>
          <table:table-cell table:style-name="ce209" office:value-type="float" office:value="1464.42101131623" calcext:value-type="float">
            <text:p>1,464</text:p>
          </table:table-cell>
          <table:table-cell table:style-name="ce209" office:value-type="float" office:value="5946.50464093273" calcext:value-type="float">
            <text:p>5,947</text:p>
          </table:table-cell>
          <table:table-cell table:style-name="ce209" office:value-type="float" office:value="1436.31054092579" calcext:value-type="float">
            <text:p>1,436</text:p>
          </table:table-cell>
          <table:table-cell table:style-name="ce209" office:value-type="float" office:value="421.05541415836" calcext:value-type="float">
            <text:p>421</text:p>
          </table:table-cell>
          <table:table-cell table:style-name="ce209" office:value-type="float" office:value="3541.18839403735" calcext:value-type="float">
            <text:p>3,541</text:p>
          </table:table-cell>
          <table:table-cell table:style-name="ce209" office:value-type="float" office:value="512.834447787827" calcext:value-type="float">
            <text:p>513</text:p>
          </table:table-cell>
          <table:table-cell table:style-name="ce209" office:value-type="float" office:value="2692.55379884644" calcext:value-type="float">
            <text:p>2,693</text:p>
          </table:table-cell>
          <table:table-cell table:style-name="ce209" office:value-type="float" office:value="282.113271128865" calcext:value-type="float">
            <text:p>282</text:p>
          </table:table-cell>
          <table:table-cell table:style-name="ce209" office:value-type="float" office:value="2342.7107906823" calcext:value-type="float">
            <text:p>2,343</text:p>
          </table:table-cell>
          <table:table-cell table:style-name="ce209" office:value-type="float" office:value="3067.45929853379" calcext:value-type="float">
            <text:p>3,067</text:p>
          </table:table-cell>
          <table:table-cell table:style-name="ce217" office:value-type="float" office:value="25324.3595556517" calcext:value-type="float">
            <text:p>25,324</text:p>
          </table:table-cell>
          <table:table-cell table:style-name="ce219"/>
          <table:table-cell table:style-name="ce209" office:value-type="float" office:value="-123.786871417116" calcext:value-type="float">
            <text:p>-124</text:p>
          </table:table-cell>
          <table:table-cell table:style-name="ce209"/>
          <table:table-cell table:style-name="ce209" office:value-type="float" office:value="25200.5726842345" calcext:value-type="float">
            <text:p>25,201</text:p>
          </table:table-cell>
          <table:table-cell table:style-name="ce226" table:formula="of:=100*[.S112]/[$'Table A'.O111]" office:value-type="float" office:value="23855.1392786286" calcext:value-type="float">
            <text:p>23,855</text:p>
          </table:table-cell>
          <table:table-cell table:number-columns-repeated="3"/>
          <table:table-cell table:style-name="ce226" table:formula="of:=SUM([.T112:.T115])" office:value-type="float" office:value="95190.12051388" calcext:value-type="float">
            <text:p>95,190</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438.74828260178" calcext:value-type="float">
            <text:p>2,439</text:p>
          </table:table-cell>
          <table:table-cell table:style-name="ce209" office:value-type="float" office:value="1273.97299548708" calcext:value-type="float">
            <text:p>1,274</text:p>
          </table:table-cell>
          <table:table-cell table:style-name="ce209" office:value-type="float" office:value="1474.19616265056" calcext:value-type="float">
            <text:p>1,474</text:p>
          </table:table-cell>
          <table:table-cell table:style-name="ce209" office:value-type="float" office:value="5952.42754065682" calcext:value-type="float">
            <text:p>5,952</text:p>
          </table:table-cell>
          <table:table-cell table:style-name="ce209" office:value-type="float" office:value="1387.06868457167" calcext:value-type="float">
            <text:p>1,387</text:p>
          </table:table-cell>
          <table:table-cell table:style-name="ce209" office:value-type="float" office:value="428.02775572812" calcext:value-type="float">
            <text:p>428</text:p>
          </table:table-cell>
          <table:table-cell table:style-name="ce209" office:value-type="float" office:value="3624.93882277069" calcext:value-type="float">
            <text:p>3,625</text:p>
          </table:table-cell>
          <table:table-cell table:style-name="ce209" office:value-type="float" office:value="499.744703304143" calcext:value-type="float">
            <text:p>500</text:p>
          </table:table-cell>
          <table:table-cell table:style-name="ce209" office:value-type="float" office:value="2624.08946379189" calcext:value-type="float">
            <text:p>2,624</text:p>
          </table:table-cell>
          <table:table-cell table:style-name="ce209" office:value-type="float" office:value="286.460991132624" calcext:value-type="float">
            <text:p>286</text:p>
          </table:table-cell>
          <table:table-cell table:style-name="ce209" office:value-type="float" office:value="2388.67044944913" calcext:value-type="float">
            <text:p>2,389</text:p>
          </table:table-cell>
          <table:table-cell table:style-name="ce209" office:value-type="float" office:value="3056.63743704707" calcext:value-type="float">
            <text:p>3,057</text:p>
          </table:table-cell>
          <table:table-cell table:style-name="ce217" office:value-type="float" office:value="25434.9832891916" calcext:value-type="float">
            <text:p>25,435</text:p>
          </table:table-cell>
          <table:table-cell table:style-name="ce219"/>
          <table:table-cell table:style-name="ce209" office:value-type="float" office:value="-116.497558766925" calcext:value-type="float">
            <text:p>-116</text:p>
          </table:table-cell>
          <table:table-cell table:style-name="ce209"/>
          <table:table-cell table:style-name="ce209" office:value-type="float" office:value="25318.4857304246" calcext:value-type="float">
            <text:p>25,318</text:p>
          </table:table-cell>
          <table:table-cell table:style-name="ce226" table:formula="of:=100*[.S113]/[$'Table A'.O112]" office:value-type="float" office:value="23799.2734256548" calcext:value-type="float">
            <text:p>23,799</text:p>
          </table:table-cell>
          <table:table-cell table:number-columns-repeated="3"/>
          <table:table-cell table:style-name="ce226" table:formula="of:=SUM([.T113:.T116])" office:value-type="float" office:value="94977.765191409" calcext:value-type="float">
            <text:p>94,978</text:p>
          </table:table-cell>
          <table:table-cell table:number-columns-repeated="1000"/>
        </table:table-row>
        <table:table-row table:style-name="ro15">
          <table:table-cell table:style-name="ce198" office:value-type="float" office:value="2019" calcext:value-type="float">
            <text:p>2019</text:p>
          </table:table-cell>
          <table:table-cell table:style-name="ce197" office:value-type="float" office:value="1" calcext:value-type="float">
            <text:p>1</text:p>
          </table:table-cell>
          <table:table-cell table:style-name="ce209" office:value-type="float" office:value="2446.60861858105" calcext:value-type="float">
            <text:p>2,447</text:p>
          </table:table-cell>
          <table:table-cell table:style-name="ce209" office:value-type="float" office:value="1334.28359385984" calcext:value-type="float">
            <text:p>1,334</text:p>
          </table:table-cell>
          <table:table-cell table:style-name="ce209" office:value-type="float" office:value="1479.06732134831" calcext:value-type="float">
            <text:p>1,479</text:p>
          </table:table-cell>
          <table:table-cell table:style-name="ce209" office:value-type="float" office:value="5953.39816100948" calcext:value-type="float">
            <text:p>5,953</text:p>
          </table:table-cell>
          <table:table-cell table:style-name="ce209" office:value-type="float" office:value="1395.71669136676" calcext:value-type="float">
            <text:p>1,396</text:p>
          </table:table-cell>
          <table:table-cell table:style-name="ce209" office:value-type="float" office:value="427.706186450775" calcext:value-type="float">
            <text:p>428</text:p>
          </table:table-cell>
          <table:table-cell table:style-name="ce209" office:value-type="float" office:value="3594.53325428047" calcext:value-type="float">
            <text:p>3,595</text:p>
          </table:table-cell>
          <table:table-cell table:style-name="ce209" office:value-type="float" office:value="483.014885707608" calcext:value-type="float">
            <text:p>483</text:p>
          </table:table-cell>
          <table:table-cell table:style-name="ce209" office:value-type="float" office:value="2652.03164134133" calcext:value-type="float">
            <text:p>2,652</text:p>
          </table:table-cell>
          <table:table-cell table:style-name="ce209" office:value-type="float" office:value="279.804482731203" calcext:value-type="float">
            <text:p>280</text:p>
          </table:table-cell>
          <table:table-cell table:style-name="ce209" office:value-type="float" office:value="2337.74488125015" calcext:value-type="float">
            <text:p>2,338</text:p>
          </table:table-cell>
          <table:table-cell table:style-name="ce209" office:value-type="float" office:value="3065.2020681162" calcext:value-type="float">
            <text:p>3,065</text:p>
          </table:table-cell>
          <table:table-cell table:style-name="ce217" office:value-type="float" office:value="25449.1117860432" calcext:value-type="float">
            <text:p>25,449</text:p>
          </table:table-cell>
          <table:table-cell table:style-name="ce219"/>
          <table:table-cell table:style-name="ce209" office:value-type="float" office:value="-143.475176812797" calcext:value-type="float">
            <text:p>-143</text:p>
          </table:table-cell>
          <table:table-cell table:style-name="ce209"/>
          <table:table-cell table:style-name="ce209" office:value-type="float" office:value="25305.6366092304" calcext:value-type="float">
            <text:p>25,306</text:p>
          </table:table-cell>
          <table:table-cell table:style-name="ce226" table:formula="of:=100*[.S114]/[$'Table A'.O113]" office:value-type="float" office:value="23788.6538592483" calcext:value-type="float">
            <text:p>23,789</text:p>
          </table:table-cell>
          <table:table-cell table:number-columns-repeated="3"/>
          <table:table-cell table:style-name="ce226" table:formula="of:=SUM([.T114:.T117])" office:value-type="float" office:value="94951.2034942422" calcext:value-type="float">
            <text:p>94,951</text:p>
          </table:table-cell>
          <table:table-cell table:number-columns-repeated="1000"/>
        </table:table-row>
        <table:table-row table:style-name="ro2">
          <table:table-cell table:style-name="ce198"/>
          <table:table-cell table:style-name="ce197" office:value-type="float" office:value="2" calcext:value-type="float">
            <text:p>2</text:p>
          </table:table-cell>
          <table:table-cell table:style-name="ce209" office:value-type="float" office:value="2478.86998586945" calcext:value-type="float">
            <text:p>2,479</text:p>
          </table:table-cell>
          <table:table-cell table:style-name="ce209" office:value-type="float" office:value="1364.50623979126" calcext:value-type="float">
            <text:p>1,365</text:p>
          </table:table-cell>
          <table:table-cell table:style-name="ce209" office:value-type="float" office:value="1483.26484945809" calcext:value-type="float">
            <text:p>1,483</text:p>
          </table:table-cell>
          <table:table-cell table:style-name="ce209" office:value-type="float" office:value="6102.1025920699" calcext:value-type="float">
            <text:p>6,102</text:p>
          </table:table-cell>
          <table:table-cell table:style-name="ce209" office:value-type="float" office:value="1467.27728422144" calcext:value-type="float">
            <text:p>1,467</text:p>
          </table:table-cell>
          <table:table-cell table:style-name="ce209" office:value-type="float" office:value="415.516061046992" calcext:value-type="float">
            <text:p>416</text:p>
          </table:table-cell>
          <table:table-cell table:style-name="ce209" office:value-type="float" office:value="3546.89300704932" calcext:value-type="float">
            <text:p>3,547</text:p>
          </table:table-cell>
          <table:table-cell table:style-name="ce209" office:value-type="float" office:value="475.232142325193" calcext:value-type="float">
            <text:p>475</text:p>
          </table:table-cell>
          <table:table-cell table:style-name="ce209" office:value-type="float" office:value="2645.2747541656" calcext:value-type="float">
            <text:p>2,645</text:p>
          </table:table-cell>
          <table:table-cell table:style-name="ce209" office:value-type="float" office:value="287.202670939178" calcext:value-type="float">
            <text:p>287</text:p>
          </table:table-cell>
          <table:table-cell table:style-name="ce209" office:value-type="float" office:value="2292.45697733785" calcext:value-type="float">
            <text:p>2,292</text:p>
          </table:table-cell>
          <table:table-cell table:style-name="ce209" office:value-type="float" office:value="3057.81834752911" calcext:value-type="float">
            <text:p>3,058</text:p>
          </table:table-cell>
          <table:table-cell table:style-name="ce217" office:value-type="float" office:value="25616.4149118034" calcext:value-type="float">
            <text:p>25,616</text:p>
          </table:table-cell>
          <table:table-cell table:style-name="ce219"/>
          <table:table-cell table:style-name="ce209" office:value-type="float" office:value="-183.266664160041" calcext:value-type="float">
            <text:p>-183</text:p>
          </table:table-cell>
          <table:table-cell table:style-name="ce209"/>
          <table:table-cell table:style-name="ce209" office:value-type="float" office:value="25433.1482476433" calcext:value-type="float">
            <text:p>25,433</text:p>
          </table:table-cell>
          <table:table-cell table:style-name="ce226" table:formula="of:=100*[.S115]/[$'Table A'.O114]" office:value-type="float" office:value="23747.0539503482" calcext:value-type="float">
            <text:p>23,747</text:p>
          </table:table-cell>
          <table:table-cell table:number-columns-repeated="3"/>
          <table:table-cell table:style-name="ce226" table:formula="of:=SUM([.T115:.T118])" office:value-type="float" office:value="93893.7967835557" calcext:value-type="float">
            <text:p>93,894</text:p>
          </table:table-cell>
          <table:table-cell table:number-columns-repeated="1000"/>
        </table:table-row>
        <table:table-row table:style-name="ro2">
          <table:table-cell table:style-name="ce198"/>
          <table:table-cell table:style-name="ce197" office:value-type="float" office:value="3" calcext:value-type="float">
            <text:p>3</text:p>
          </table:table-cell>
          <table:table-cell table:style-name="ce209" office:value-type="float" office:value="2504.64754756783" calcext:value-type="float">
            <text:p>2,505</text:p>
          </table:table-cell>
          <table:table-cell table:style-name="ce209" office:value-type="float" office:value="1378.03196756362" calcext:value-type="float">
            <text:p>1,378</text:p>
          </table:table-cell>
          <table:table-cell table:style-name="ce209" office:value-type="float" office:value="1548.38765180889" calcext:value-type="float">
            <text:p>1,548</text:p>
          </table:table-cell>
          <table:table-cell table:style-name="ce209" office:value-type="float" office:value="6096.70694016434" calcext:value-type="float">
            <text:p>6,097</text:p>
          </table:table-cell>
          <table:table-cell table:style-name="ce209" office:value-type="float" office:value="1434.80753630043" calcext:value-type="float">
            <text:p>1,435</text:p>
          </table:table-cell>
          <table:table-cell table:style-name="ce209" office:value-type="float" office:value="417.493338899415" calcext:value-type="float">
            <text:p>417</text:p>
          </table:table-cell>
          <table:table-cell table:style-name="ce209" office:value-type="float" office:value="3515.71140192431" calcext:value-type="float">
            <text:p>3,516</text:p>
          </table:table-cell>
          <table:table-cell table:style-name="ce209" office:value-type="float" office:value="470.482133733578" calcext:value-type="float">
            <text:p>470</text:p>
          </table:table-cell>
          <table:table-cell table:style-name="ce209" office:value-type="float" office:value="2601.67705838552" calcext:value-type="float">
            <text:p>2,602</text:p>
          </table:table-cell>
          <table:table-cell table:style-name="ce209" office:value-type="float" office:value="284.114707228102" calcext:value-type="float">
            <text:p>284</text:p>
          </table:table-cell>
          <table:table-cell table:style-name="ce209" office:value-type="float" office:value="2482.63366150724" calcext:value-type="float">
            <text:p>2,483</text:p>
          </table:table-cell>
          <table:table-cell table:style-name="ce209" office:value-type="float" office:value="3087.8634338653" calcext:value-type="float">
            <text:p>3,088</text:p>
          </table:table-cell>
          <table:table-cell table:style-name="ce217" office:value-type="float" office:value="25822.5573789486" calcext:value-type="float">
            <text:p>25,823</text:p>
          </table:table-cell>
          <table:table-cell table:style-name="ce219"/>
          <table:table-cell table:style-name="ce209" office:value-type="float" office:value="-301.133832320662" calcext:value-type="float">
            <text:p>-301</text:p>
          </table:table-cell>
          <table:table-cell table:style-name="ce209"/>
          <table:table-cell table:style-name="ce209" office:value-type="float" office:value="25521.4235466279" calcext:value-type="float">
            <text:p>25,521</text:p>
          </table:table-cell>
          <table:table-cell table:style-name="ce226" table:formula="of:=100*[.S116]/[$'Table A'.O115]" office:value-type="float" office:value="23642.7839561577" calcext:value-type="float">
            <text:p>23,643</text:p>
          </table:table-cell>
          <table:table-cell table:number-columns-repeated="3"/>
          <table:table-cell table:style-name="ce226" table:formula="of:=SUM([.T116:.T119])" office:value-type="float" office:value="70146.7428332075" calcext:value-type="float">
            <text:p>70,147</text:p>
          </table:table-cell>
          <table:table-cell table:number-columns-repeated="1000"/>
        </table:table-row>
        <table:table-row table:style-name="ro2">
          <table:table-cell table:style-name="ce198"/>
          <table:table-cell table:style-name="ce197" office:value-type="float" office:value="4" calcext:value-type="float">
            <text:p>4</text:p>
          </table:table-cell>
          <table:table-cell table:style-name="ce209" office:value-type="float" office:value="2532.64396308273" calcext:value-type="float">
            <text:p>2,533</text:p>
          </table:table-cell>
          <table:table-cell table:style-name="ce209" office:value-type="float" office:value="1363.77602361399" calcext:value-type="float">
            <text:p>1,364</text:p>
          </table:table-cell>
          <table:table-cell table:style-name="ce209" office:value-type="float" office:value="1548.19598194043" calcext:value-type="float">
            <text:p>1,548</text:p>
          </table:table-cell>
          <table:table-cell table:style-name="ce209" office:value-type="float" office:value="6126.32989939423" calcext:value-type="float">
            <text:p>6,126</text:p>
          </table:table-cell>
          <table:table-cell table:style-name="ce209" office:value-type="float" office:value="1475.67253126853" calcext:value-type="float">
            <text:p>1,476</text:p>
          </table:table-cell>
          <table:table-cell table:style-name="ce209" office:value-type="float" office:value="406.775504789816" calcext:value-type="float">
            <text:p>407</text:p>
          </table:table-cell>
          <table:table-cell table:style-name="ce209" office:value-type="float" office:value="3418.41577738081" calcext:value-type="float">
            <text:p>3,418</text:p>
          </table:table-cell>
          <table:table-cell table:style-name="ce209" office:value-type="float" office:value="473.90473811693" calcext:value-type="float">
            <text:p>474</text:p>
          </table:table-cell>
          <table:table-cell table:style-name="ce209" office:value-type="float" office:value="2672.85473036177" calcext:value-type="float">
            <text:p>2,673</text:p>
          </table:table-cell>
          <table:table-cell table:style-name="ce209" office:value-type="float" office:value="278.220095991907" calcext:value-type="float">
            <text:p>278</text:p>
          </table:table-cell>
          <table:table-cell table:style-name="ce209" office:value-type="float" office:value="2491.45848500442" calcext:value-type="float">
            <text:p>2,491</text:p>
          </table:table-cell>
          <table:table-cell table:style-name="ce209" office:value-type="float" office:value="3067.85728920241" calcext:value-type="float">
            <text:p>3,068</text:p>
          </table:table-cell>
          <table:table-cell table:style-name="ce217" office:value-type="float" office:value="25856.105020148" calcext:value-type="float">
            <text:p>25,856</text:p>
          </table:table-cell>
          <table:table-cell table:style-name="ce219"/>
          <table:table-cell table:style-name="ce209" office:value-type="float" office:value="-214.715878722327" calcext:value-type="float">
            <text:p>-215</text:p>
          </table:table-cell>
          <table:table-cell table:style-name="ce209"/>
          <table:table-cell table:style-name="ce209" office:value-type="float" office:value="25641.3891414256" calcext:value-type="float">
            <text:p>25,641</text:p>
          </table:table-cell>
          <table:table-cell table:style-name="ce226" table:formula="of:=100*[.S117]/[$'Table A'.O116]" office:value-type="float" office:value="23772.711728488" calcext:value-type="float">
            <text:p>23,773</text:p>
          </table:table-cell>
          <table:table-cell table:number-columns-repeated="3"/>
          <table:table-cell table:style-name="ce226" table:formula="of:=SUM([.T117:.T120])" office:value-type="float" office:value="46503.9588770498" calcext:value-type="float">
            <text:p>46,504</text:p>
          </table:table-cell>
          <table:table-cell table:number-columns-repeated="1000"/>
        </table:table-row>
        <table:table-row table:style-name="ro38">
          <table:table-cell table:style-name="ce198" office:value-type="float" office:value="2020" calcext:value-type="float">
            <text:p>2020</text:p>
          </table:table-cell>
          <table:table-cell table:style-name="ce197" office:value-type="float" office:value="1" calcext:value-type="float">
            <text:p>1</text:p>
          </table:table-cell>
          <table:table-cell table:style-name="ce209" office:value-type="float" office:value="2556.14604253026" calcext:value-type="float">
            <text:p>2,556</text:p>
          </table:table-cell>
          <table:table-cell table:style-name="ce209" office:value-type="float" office:value="1339.15071889235" calcext:value-type="float">
            <text:p>1,339</text:p>
          </table:table-cell>
          <table:table-cell table:style-name="ce209" office:value-type="float" office:value="1403.27906399207" calcext:value-type="float">
            <text:p>1,403</text:p>
          </table:table-cell>
          <table:table-cell table:style-name="ce209" office:value-type="float" office:value="6092.54756578521" calcext:value-type="float">
            <text:p>6,093</text:p>
          </table:table-cell>
          <table:table-cell table:style-name="ce209" office:value-type="float" office:value="1450.1951905221" calcext:value-type="float">
            <text:p>1,450</text:p>
          </table:table-cell>
          <table:table-cell table:style-name="ce209" office:value-type="float" office:value="404.502495346948" calcext:value-type="float">
            <text:p>405</text:p>
          </table:table-cell>
          <table:table-cell table:style-name="ce209" office:value-type="float" office:value="3101.48057850288" calcext:value-type="float">
            <text:p>3,101</text:p>
          </table:table-cell>
          <table:table-cell table:style-name="ce209" office:value-type="float" office:value="496.549860607764" calcext:value-type="float">
            <text:p>497</text:p>
          </table:table-cell>
          <table:table-cell table:style-name="ce209" office:value-type="float" office:value="2580.20390151215" calcext:value-type="float">
            <text:p>2,580</text:p>
          </table:table-cell>
          <table:table-cell table:style-name="ce209" office:value-type="float" office:value="293.93977953601" calcext:value-type="float">
            <text:p>294</text:p>
          </table:table-cell>
          <table:table-cell table:style-name="ce209" office:value-type="float" office:value="2030.94098231582" calcext:value-type="float">
            <text:p>2,031</text:p>
          </table:table-cell>
          <table:table-cell table:style-name="ce209" office:value-type="float" office:value="3009.03534214731" calcext:value-type="float">
            <text:p>3,009</text:p>
          </table:table-cell>
          <table:table-cell table:style-name="ce217" office:value-type="float" office:value="24757.9715216909" calcext:value-type="float">
            <text:p>24,758</text:p>
          </table:table-cell>
          <table:table-cell table:style-name="ce219"/>
          <table:table-cell table:style-name="ce209" office:value-type="float" office:value="59.04827603696" calcext:value-type="float">
            <text:p>59</text:p>
          </table:table-cell>
          <table:table-cell table:style-name="ce209"/>
          <table:table-cell table:style-name="ce209" office:value-type="float" office:value="24817.0197977278" calcext:value-type="float">
            <text:p>24,817</text:p>
          </table:table-cell>
          <table:table-cell table:style-name="ce226" table:formula="of:=100*[.S118]/[$'Table A'.O117]" office:value-type="float" office:value="22731.2471485618" calcext:value-type="float">
            <text:p>22,731</text:p>
          </table:table-cell>
          <table:table-cell table:number-columns-repeated="3"/>
          <table:table-cell table:style-name="ce226" table:formula="of:=SUM([.T118:.T121])" office:value-type="float" office:value="22731.2471485618" calcext:value-type="float">
            <text:p>22,731</text:p>
          </table:table-cell>
          <table:table-cell table:number-columns-repeated="1000"/>
        </table:table-row>
        <table:table-row table:style-name="ro39">
          <table:table-cell table:style-name="ce199"/>
          <table:table-cell table:style-name="ce204"/>
          <table:table-cell table:style-name="ce210" table:number-columns-repeated="13"/>
          <table:table-cell table:style-name="ce220"/>
          <table:table-cell table:style-name="ce199"/>
          <table:table-cell table:style-name="ce220" table:number-columns-repeated="2"/>
          <table:table-cell table:number-columns-repeated="1005"/>
        </table:table-row>
        <table:table-row table:style-name="ro39">
          <table:table-cell table:style-name="ce14" office:value-type="string" calcext:value-type="string">
            <text:p>Latest year compared to previous year</text:p>
          </table:table-cell>
          <table:table-cell table:style-name="ce16"/>
          <table:table-cell table:style-name="ce10"/>
          <table:table-cell table:number-columns-repeated="1021"/>
        </table:table-row>
        <table:table-row table:style-name="ro39">
          <table:table-cell table:style-name="ce14" office:value-type="float" office:value="2017" calcext:value-type="float">
            <text:p>2017</text:p>
          </table:table-cell>
          <table:table-cell table:style-name="ce16"/>
          <table:table-cell table:style-name="ce211" office:value-type="percentage" office:value="0.0331672688269413" calcext:value-type="percentage">
            <text:p>3.3%</text:p>
          </table:table-cell>
          <table:table-cell table:style-name="ce211" office:value-type="percentage" office:value="0.070640770751236" calcext:value-type="percentage">
            <text:p>7.1%</text:p>
          </table:table-cell>
          <table:table-cell table:style-name="ce211" office:value-type="percentage" office:value="0.071849479845004" calcext:value-type="percentage">
            <text:p>7.2%</text:p>
          </table:table-cell>
          <table:table-cell table:style-name="ce211" office:value-type="percentage" office:value="0.0106332337578789" calcext:value-type="percentage">
            <text:p>1.1%</text:p>
          </table:table-cell>
          <table:table-cell table:style-name="ce211" office:value-type="percentage" office:value="0.109238391006301" calcext:value-type="percentage">
            <text:p>10.9%</text:p>
          </table:table-cell>
          <table:table-cell table:style-name="ce211" office:value-type="percentage" office:value="0.0238416687137095" calcext:value-type="percentage">
            <text:p>2.4%</text:p>
          </table:table-cell>
          <table:table-cell table:style-name="ce211" office:value-type="percentage" office:value="0.0010906577173897" calcext:value-type="percentage">
            <text:p>0.1%</text:p>
          </table:table-cell>
          <table:table-cell table:style-name="ce211" office:value-type="percentage" office:value="0.0277188527883261" calcext:value-type="percentage">
            <text:p>2.8%</text:p>
          </table:table-cell>
          <table:table-cell table:style-name="ce211" office:value-type="percentage" office:value="0.0523046964292515" calcext:value-type="percentage">
            <text:p>5.2%</text:p>
          </table:table-cell>
          <table:table-cell table:style-name="ce211" office:value-type="percentage" office:value="0.062387081997656" calcext:value-type="percentage">
            <text:p>6.2%</text:p>
          </table:table-cell>
          <table:table-cell table:style-name="ce211" office:value-type="percentage" office:value="0.00917775388187314" calcext:value-type="percentage">
            <text:p>0.9%</text:p>
          </table:table-cell>
          <table:table-cell table:style-name="ce211" office:value-type="percentage" office:value="0.0167135727465007" calcext:value-type="percentage">
            <text:p>1.7%</text:p>
          </table:table-cell>
          <table:table-cell table:style-name="ce211" office:value-type="percentage" office:value="0.0286638444022387" calcext:value-type="percentage">
            <text:p>2.9%</text:p>
          </table:table-cell>
          <table:table-cell table:style-name="ce211"/>
          <table:table-cell table:style-name="ce223" office:value-type="float" office:value="-660.59425049739" calcext:value-type="float">
            <text:p>-£661</text:p>
          </table:table-cell>
          <table:table-cell table:style-name="ce211"/>
          <table:table-cell table:style-name="ce211" office:value-type="percentage" office:value="0.021721971393122" calcext:value-type="percentage">
            <text:p>2.2%</text:p>
          </table:table-cell>
          <table:table-cell table:number-columns-repeated="1005"/>
        </table:table-row>
        <table:table-row table:style-name="ro39">
          <table:table-cell table:style-name="ce14" office:value-type="float" office:value="2018" calcext:value-type="float">
            <text:p>2018</text:p>
          </table:table-cell>
          <table:table-cell table:style-name="ce16"/>
          <table:table-cell table:style-name="ce211" office:value-type="percentage" office:value="0.0677013470539252" calcext:value-type="percentage">
            <text:p>6.8%</text:p>
          </table:table-cell>
          <table:table-cell table:style-name="ce211" office:value-type="percentage" office:value="0.0813550366023992" calcext:value-type="percentage">
            <text:p>8.1%</text:p>
          </table:table-cell>
          <table:table-cell table:style-name="ce211" office:value-type="percentage" office:value="-0.0125267519917219" calcext:value-type="percentage">
            <text:p>-1.3%</text:p>
          </table:table-cell>
          <table:table-cell table:style-name="ce211" office:value-type="percentage" office:value="0.0142172254048367" calcext:value-type="percentage">
            <text:p>1.4%</text:p>
          </table:table-cell>
          <table:table-cell table:style-name="ce211" office:value-type="percentage" office:value="0.092996138994816" calcext:value-type="percentage">
            <text:p>9.3%</text:p>
          </table:table-cell>
          <table:table-cell table:style-name="ce211" office:value-type="percentage" office:value="0.0228657219247343" calcext:value-type="percentage">
            <text:p>2.3%</text:p>
          </table:table-cell>
          <table:table-cell table:style-name="ce211" office:value-type="percentage" office:value="0.0668665637502266" calcext:value-type="percentage">
            <text:p>6.7%</text:p>
          </table:table-cell>
          <table:table-cell table:style-name="ce211" office:value-type="percentage" office:value="-0.0216534318567763" calcext:value-type="percentage">
            <text:p>-2.2%</text:p>
          </table:table-cell>
          <table:table-cell table:style-name="ce211" office:value-type="percentage" office:value="-0.0114951501390613" calcext:value-type="percentage">
            <text:p>-1.1%</text:p>
          </table:table-cell>
          <table:table-cell table:style-name="ce211" office:value-type="percentage" office:value="-0.00107945059198222" calcext:value-type="percentage">
            <text:p>-0.1%</text:p>
          </table:table-cell>
          <table:table-cell table:style-name="ce211" office:value-type="percentage" office:value="-0.0270092509032254" calcext:value-type="percentage">
            <text:p>-2.7%</text:p>
          </table:table-cell>
          <table:table-cell table:style-name="ce211" office:value-type="percentage" office:value="0.0282291237957826" calcext:value-type="percentage">
            <text:p>2.8%</text:p>
          </table:table-cell>
          <table:table-cell table:style-name="ce211" office:value-type="percentage" office:value="0.0256517747635534" calcext:value-type="percentage">
            <text:p>2.6%</text:p>
          </table:table-cell>
          <table:table-cell table:style-name="ce211"/>
          <table:table-cell table:style-name="ce223" office:value-type="float" office:value="-93.25903269017" calcext:value-type="float">
            <text:p>-£93</text:p>
          </table:table-cell>
          <table:table-cell table:style-name="ce211"/>
          <table:table-cell table:style-name="ce211" office:value-type="percentage" office:value="0.0248370378719163" calcext:value-type="percentage">
            <text:p>2.5%</text:p>
          </table:table-cell>
          <table:table-cell table:number-columns-repeated="1005"/>
        </table:table-row>
        <table:table-row table:style-name="ro39">
          <table:table-cell table:style-name="ce14" office:value-type="float" office:value="2019" calcext:value-type="float">
            <text:p>2019</text:p>
          </table:table-cell>
          <table:table-cell table:style-name="ce16"/>
          <table:table-cell table:style-name="ce211" office:value-type="percentage" office:value="0.0516346028822736" calcext:value-type="percentage">
            <text:p>5.2%</text:p>
          </table:table-cell>
          <table:table-cell table:style-name="ce211" office:value-type="percentage" office:value="0.105338121205059" calcext:value-type="percentage">
            <text:p>10.5%</text:p>
          </table:table-cell>
          <table:table-cell table:style-name="ce211" office:value-type="percentage" office:value="0.0241648374082608" calcext:value-type="percentage">
            <text:p>2.4%</text:p>
          </table:table-cell>
          <table:table-cell table:style-name="ce211" office:value-type="percentage" office:value="0.021675750625342" calcext:value-type="percentage">
            <text:p>2.2%</text:p>
          </table:table-cell>
          <table:table-cell table:style-name="ce211" office:value-type="percentage" office:value="0.015652320592588" calcext:value-type="percentage">
            <text:p>1.6%</text:p>
          </table:table-cell>
          <table:table-cell table:style-name="ce211" office:value-type="percentage" office:value="0.00165121992730222" calcext:value-type="percentage">
            <text:p>0.2%</text:p>
          </table:table-cell>
          <table:table-cell table:style-name="ce211" office:value-type="percentage" office:value="0.0123091735486662" calcext:value-type="percentage">
            <text:p>1.2%</text:p>
          </table:table-cell>
          <table:table-cell table:style-name="ce211" office:value-type="percentage" office:value="-0.0610908844096164" calcext:value-type="percentage">
            <text:p>-6.1%</text:p>
          </table:table-cell>
          <table:table-cell table:style-name="ce211" office:value-type="percentage" office:value="-0.00627444644380093" calcext:value-type="percentage">
            <text:p>-0.6%</text:p>
          </table:table-cell>
          <table:table-cell table:style-name="ce211" office:value-type="percentage" office:value="-0.0154921089325368" calcext:value-type="percentage">
            <text:p>-1.5%</text:p>
          </table:table-cell>
          <table:table-cell table:style-name="ce211" office:value-type="percentage" office:value="0.00948984209172643" calcext:value-type="percentage">
            <text:p>0.9%</text:p>
          </table:table-cell>
          <table:table-cell table:style-name="ce211" office:value-type="percentage" office:value="0.00845458216966777" calcext:value-type="percentage">
            <text:p>0.8%</text:p>
          </table:table-cell>
          <table:table-cell table:style-name="ce211" office:value-type="percentage" office:value="0.0189772106685593" calcext:value-type="percentage">
            <text:p>1.9%</text:p>
          </table:table-cell>
          <table:table-cell table:style-name="ce211"/>
          <table:table-cell table:style-name="ce223" office:value-type="float" office:value="-219.352232652993" calcext:value-type="float">
            <text:p>-£219</text:p>
          </table:table-cell>
          <table:table-cell table:style-name="ce211"/>
          <table:table-cell table:style-name="ce211" office:value-type="percentage" office:value="0.0169062582669974" calcext:value-type="percentage">
            <text:p>1.7%</text:p>
          </table:table-cell>
          <table:table-cell table:number-columns-repeated="1005"/>
        </table:table-row>
        <table:table-row table:style-name="ro39">
          <table:table-cell table:number-columns-repeated="1024"/>
        </table:table-row>
        <table:table-row table:style-name="ro39">
          <table:table-cell table:style-name="ce14" office:value-type="string" calcext:value-type="string">
            <text:p>Latest quarter compared to previous quarter</text:p>
          </table:table-cell>
          <table:table-cell table:style-name="ce16"/>
          <table:table-cell table:style-name="ce10" table:number-columns-repeated="14"/>
          <table:table-cell table:style-name="ce223"/>
          <table:table-cell table:style-name="ce10" table:number-columns-repeated="2"/>
          <table:table-cell table:number-columns-repeated="1005"/>
        </table:table-row>
        <table:table-row table:style-name="ro39">
          <table:table-cell table:style-name="ce198" office:value-type="float" office:value="2019" calcext:value-type="float">
            <text:p>2019</text:p>
          </table:table-cell>
          <table:table-cell table:style-name="ce198" office:value-type="float" office:value="1" calcext:value-type="float">
            <text:p>1</text:p>
          </table:table-cell>
          <table:table-cell table:style-name="ce211" office:value-type="percentage" office:value="0.00322310262003933" calcext:value-type="percentage">
            <text:p>0.3%</text:p>
          </table:table-cell>
          <table:table-cell table:style-name="ce211" office:value-type="percentage" office:value="0.047340562622916" calcext:value-type="percentage">
            <text:p>4.7%</text:p>
          </table:table-cell>
          <table:table-cell table:style-name="ce211" office:value-type="percentage" office:value="0.00330428122197257" calcext:value-type="percentage">
            <text:p>0.3%</text:p>
          </table:table-cell>
          <table:table-cell table:style-name="ce211" office:value-type="percentage" office:value="0.000163062942980741" calcext:value-type="percentage">
            <text:p>0.0%</text:p>
          </table:table-cell>
          <table:table-cell table:style-name="ce211" office:value-type="percentage" office:value="0.00623473580744882" calcext:value-type="percentage">
            <text:p>0.6%</text:p>
          </table:table-cell>
          <table:table-cell table:style-name="ce211" office:value-type="percentage" office:value="-0.000751281366784151" calcext:value-type="percentage">
            <text:p>-0.1%</text:p>
          </table:table-cell>
          <table:table-cell table:style-name="ce211" office:value-type="percentage" office:value="-0.00838788458972661" calcext:value-type="percentage">
            <text:p>-0.8%</text:p>
          </table:table-cell>
          <table:table-cell table:style-name="ce211" office:value-type="percentage" office:value="-0.0334767281892596" calcext:value-type="percentage">
            <text:p>-3.3%</text:p>
          </table:table-cell>
          <table:table-cell table:style-name="ce211" office:value-type="percentage" office:value="0.0106483326635758" calcext:value-type="percentage">
            <text:p>1.1%</text:p>
          </table:table-cell>
          <table:table-cell table:style-name="ce211" office:value-type="percentage" office:value="-0.0232370500957291" calcext:value-type="percentage">
            <text:p>-2.3%</text:p>
          </table:table-cell>
          <table:table-cell table:style-name="ce211" office:value-type="percentage" office:value="-0.0213196291730927" calcext:value-type="percentage">
            <text:p>-2.1%</text:p>
          </table:table-cell>
          <table:table-cell table:style-name="ce211" office:value-type="percentage" office:value="0.00280197807084503" calcext:value-type="percentage">
            <text:p>0.3%</text:p>
          </table:table-cell>
          <table:table-cell table:style-name="ce211" office:value-type="percentage" office:value="0.000555474980697523" calcext:value-type="percentage">
            <text:p>0.1%</text:p>
          </table:table-cell>
          <table:table-cell table:style-name="ce10"/>
          <table:table-cell table:style-name="ce223" office:value-type="float" office:value="-26.977618045872" calcext:value-type="float">
            <text:p>-£27</text:p>
          </table:table-cell>
          <table:table-cell table:style-name="ce10"/>
          <table:table-cell table:style-name="ce211" office:value-type="percentage" office:value="-0.000507499592629967" calcext:value-type="percentage">
            <text:p>-0.1%</text:p>
          </table:table-cell>
          <table:table-cell table:number-columns-repeated="1005"/>
        </table:table-row>
        <table:table-row table:style-name="ro39">
          <table:table-cell table:style-name="ce198"/>
          <table:table-cell table:style-name="ce198" office:value-type="float" office:value="2" calcext:value-type="float">
            <text:p>2</text:p>
          </table:table-cell>
          <table:table-cell table:style-name="ce211" office:value-type="percentage" office:value="0.0131861577873091" calcext:value-type="percentage">
            <text:p>1.3%</text:p>
          </table:table-cell>
          <table:table-cell table:style-name="ce211" office:value-type="percentage" office:value="0.0226508412982815" calcext:value-type="percentage">
            <text:p>2.3%</text:p>
          </table:table-cell>
          <table:table-cell table:style-name="ce211" office:value-type="percentage" office:value="0.0028379560884042" calcext:value-type="percentage">
            <text:p>0.3%</text:p>
          </table:table-cell>
          <table:table-cell table:style-name="ce211" office:value-type="percentage" office:value="0.0249780758885452" calcext:value-type="percentage">
            <text:p>2.5%</text:p>
          </table:table-cell>
          <table:table-cell table:style-name="ce211" office:value-type="percentage" office:value="0.0512715748814352" calcext:value-type="percentage">
            <text:p>5.1%</text:p>
          </table:table-cell>
          <table:table-cell table:style-name="ce211" office:value-type="percentage" office:value="-0.0285011668990344" calcext:value-type="percentage">
            <text:p>-2.9%</text:p>
          </table:table-cell>
          <table:table-cell table:style-name="ce211" office:value-type="percentage" office:value="-0.013253528027434" calcext:value-type="percentage">
            <text:p>-1.3%</text:p>
          </table:table-cell>
          <table:table-cell table:style-name="ce211" office:value-type="percentage" office:value="-0.0161128437501743" calcext:value-type="percentage">
            <text:p>-1.6%</text:p>
          </table:table-cell>
          <table:table-cell table:style-name="ce211" office:value-type="percentage" office:value="-0.00254781544473315" calcext:value-type="percentage">
            <text:p>-0.3%</text:p>
          </table:table-cell>
          <table:table-cell table:style-name="ce211" office:value-type="percentage" office:value="0.0264405635526652" calcext:value-type="percentage">
            <text:p>2.6%</text:p>
          </table:table-cell>
          <table:table-cell table:style-name="ce211" office:value-type="percentage" office:value="-0.0193724748476752" calcext:value-type="percentage">
            <text:p>-1.9%</text:p>
          </table:table-cell>
          <table:table-cell table:style-name="ce211" office:value-type="percentage" office:value="-0.00240888542517126" calcext:value-type="percentage">
            <text:p>-0.2%</text:p>
          </table:table-cell>
          <table:table-cell table:style-name="ce211" office:value-type="percentage" office:value="0.00657402612581381" calcext:value-type="percentage">
            <text:p>0.7%</text:p>
          </table:table-cell>
          <table:table-cell table:style-name="ce10"/>
          <table:table-cell table:style-name="ce223" office:value-type="float" office:value="-39.791487347244" calcext:value-type="float">
            <text:p>-£40</text:p>
          </table:table-cell>
          <table:table-cell table:style-name="ce10"/>
          <table:table-cell table:style-name="ce211" office:value-type="percentage" office:value="0.00503886309528334" calcext:value-type="percentage">
            <text:p>0.5%</text:p>
          </table:table-cell>
          <table:table-cell table:number-columns-repeated="1005"/>
        </table:table-row>
        <table:table-row table:style-name="ro39">
          <table:table-cell table:style-name="ce198"/>
          <table:table-cell table:style-name="ce198" office:value-type="float" office:value="3" calcext:value-type="float">
            <text:p>3</text:p>
          </table:table-cell>
          <table:table-cell table:style-name="ce211" office:value-type="percentage" office:value="0.0103989163793674" calcext:value-type="percentage">
            <text:p>1.0%</text:p>
          </table:table-cell>
          <table:table-cell table:style-name="ce211" office:value-type="percentage" office:value="0.00991254373041861" calcext:value-type="percentage">
            <text:p>1.0%</text:p>
          </table:table-cell>
          <table:table-cell table:style-name="ce211" office:value-type="percentage" office:value="0.0439050398683638" calcext:value-type="percentage">
            <text:p>4.4%</text:p>
          </table:table-cell>
          <table:table-cell table:style-name="ce211" office:value-type="percentage" office:value="-0.000884228317067692" calcext:value-type="percentage">
            <text:p>-0.1%</text:p>
          </table:table-cell>
          <table:table-cell table:style-name="ce211" office:value-type="percentage" office:value="-0.0221292514170142" calcext:value-type="percentage">
            <text:p>-2.2%</text:p>
          </table:table-cell>
          <table:table-cell table:style-name="ce211" office:value-type="percentage" office:value="0.00475860751914325" calcext:value-type="percentage">
            <text:p>0.5%</text:p>
          </table:table-cell>
          <table:table-cell table:style-name="ce211" office:value-type="percentage" office:value="-0.00879124491859151" calcext:value-type="percentage">
            <text:p>-0.9%</text:p>
          </table:table-cell>
          <table:table-cell table:style-name="ce211" office:value-type="percentage" office:value="-0.00999513325924128" calcext:value-type="percentage">
            <text:p>-1.0%</text:p>
          </table:table-cell>
          <table:table-cell table:style-name="ce211" office:value-type="percentage" office:value="-0.0164813487564667" calcext:value-type="percentage">
            <text:p>-1.6%</text:p>
          </table:table-cell>
          <table:table-cell table:style-name="ce211" office:value-type="percentage" office:value="-0.0107518627907536" calcext:value-type="percentage">
            <text:p>-1.1%</text:p>
          </table:table-cell>
          <table:table-cell table:style-name="ce211" office:value-type="percentage" office:value="0.0829575804690721" calcext:value-type="percentage">
            <text:p>8.3%</text:p>
          </table:table-cell>
          <table:table-cell table:style-name="ce211" office:value-type="percentage" office:value="0.00982566095218451" calcext:value-type="percentage">
            <text:p>1.0%</text:p>
          </table:table-cell>
          <table:table-cell table:style-name="ce211" office:value-type="percentage" office:value="0.00804728014653633" calcext:value-type="percentage">
            <text:p>0.8%</text:p>
          </table:table-cell>
          <table:table-cell table:style-name="ce10"/>
          <table:table-cell table:style-name="ce223" office:value-type="float" office:value="-117.867168160621" calcext:value-type="float">
            <text:p>-£118</text:p>
          </table:table-cell>
          <table:table-cell table:style-name="ce10"/>
          <table:table-cell table:style-name="ce211" office:value-type="percentage" office:value="0.00347087580841587" calcext:value-type="percentage">
            <text:p>0.3%</text:p>
          </table:table-cell>
          <table:table-cell table:number-columns-repeated="1005"/>
        </table:table-row>
        <table:table-row table:style-name="ro39">
          <table:table-cell table:style-name="ce198"/>
          <table:table-cell table:style-name="ce198" office:value-type="float" office:value="4" calcext:value-type="float">
            <text:p>4</text:p>
          </table:table-cell>
          <table:table-cell table:style-name="ce211" office:value-type="percentage" office:value="0.0111777864881972" calcext:value-type="percentage">
            <text:p>1.1%</text:p>
          </table:table-cell>
          <table:table-cell table:style-name="ce211" office:value-type="percentage" office:value="-0.0103451474894553" calcext:value-type="percentage">
            <text:p>-1.0%</text:p>
          </table:table-cell>
          <table:table-cell table:style-name="ce211" office:value-type="percentage" office:value="-0.000123786745674481" calcext:value-type="percentage">
            <text:p>0.0%</text:p>
          </table:table-cell>
          <table:table-cell table:style-name="ce211" office:value-type="percentage" office:value="0.00485884585246121" calcext:value-type="percentage">
            <text:p>0.5%</text:p>
          </table:table-cell>
          <table:table-cell table:style-name="ce211" office:value-type="percentage" office:value="0.0284811683338855" calcext:value-type="percentage">
            <text:p>2.8%</text:p>
          </table:table-cell>
          <table:table-cell table:style-name="ce211" office:value-type="percentage" office:value="-0.0256718685329281" calcext:value-type="percentage">
            <text:p>-2.6%</text:p>
          </table:table-cell>
          <table:table-cell table:style-name="ce211" office:value-type="percentage" office:value="-0.0276745197260063" calcext:value-type="percentage">
            <text:p>-2.8%</text:p>
          </table:table-cell>
          <table:table-cell table:style-name="ce211" office:value-type="percentage" office:value="0.00727467450504737" calcext:value-type="percentage">
            <text:p>0.7%</text:p>
          </table:table-cell>
          <table:table-cell table:style-name="ce211" office:value-type="percentage" office:value="0.0273583809131253" calcext:value-type="percentage">
            <text:p>2.7%</text:p>
          </table:table-cell>
          <table:table-cell table:style-name="ce211" office:value-type="percentage" office:value="-0.0207472935621827" calcext:value-type="percentage">
            <text:p>-2.1%</text:p>
          </table:table-cell>
          <table:table-cell table:style-name="ce211" office:value-type="percentage" office:value="0.00355462170436449" calcext:value-type="percentage">
            <text:p>0.4%</text:p>
          </table:table-cell>
          <table:table-cell table:style-name="ce211" office:value-type="percentage" office:value="-0.00647896032042039" calcext:value-type="percentage">
            <text:p>-0.6%</text:p>
          </table:table-cell>
          <table:table-cell table:style-name="ce211" office:value-type="percentage" office:value="0.00129916029257204" calcext:value-type="percentage">
            <text:p>0.1%</text:p>
          </table:table-cell>
          <table:table-cell table:style-name="ce10"/>
          <table:table-cell table:style-name="ce223" office:value-type="float" office:value="86.417953598335" calcext:value-type="float">
            <text:p>£86</text:p>
          </table:table-cell>
          <table:table-cell table:style-name="ce10"/>
          <table:table-cell table:style-name="ce211" office:value-type="percentage" office:value="0.00470058398500073" calcext:value-type="percentage">
            <text:p>0.5%</text:p>
          </table:table-cell>
          <table:table-cell table:number-columns-repeated="1005"/>
        </table:table-row>
        <table:table-row table:style-name="ro39">
          <table:table-cell table:style-name="ce198" office:value-type="float" office:value="2020" calcext:value-type="float">
            <text:p>2020</text:p>
          </table:table-cell>
          <table:table-cell table:style-name="ce198" office:value-type="float" office:value="1" calcext:value-type="float">
            <text:p>1</text:p>
          </table:table-cell>
          <table:table-cell table:style-name="ce211" office:value-type="percentage" office:value="0.00927966180407114" calcext:value-type="percentage">
            <text:p>0.9%</text:p>
          </table:table-cell>
          <table:table-cell table:style-name="ce211" office:value-type="percentage" office:value="-0.0180567074763371" calcext:value-type="percentage">
            <text:p>-1.8%</text:p>
          </table:table-cell>
          <table:table-cell table:style-name="ce211" office:value-type="percentage" office:value="-0.0936037295270129" calcext:value-type="percentage">
            <text:p>-9.4%</text:p>
          </table:table-cell>
          <table:table-cell table:style-name="ce211" office:value-type="percentage" office:value="-0.00551428574102086" calcext:value-type="percentage">
            <text:p>-0.6%</text:p>
          </table:table-cell>
          <table:table-cell table:style-name="ce211" office:value-type="percentage" office:value="-0.0172649013968764" calcext:value-type="percentage">
            <text:p>-1.7%</text:p>
          </table:table-cell>
          <table:table-cell table:style-name="ce211" office:value-type="percentage" office:value="-0.00558787197386057" calcext:value-type="percentage">
            <text:p>-0.6%</text:p>
          </table:table-cell>
          <table:table-cell table:style-name="ce211" office:value-type="percentage" office:value="-0.0927140580660337" calcext:value-type="percentage">
            <text:p>-9.3%</text:p>
          </table:table-cell>
          <table:table-cell table:style-name="ce211" office:value-type="percentage" office:value="0.0477841234101497" calcext:value-type="percentage">
            <text:p>4.8%</text:p>
          </table:table-cell>
          <table:table-cell table:style-name="ce211" office:value-type="percentage" office:value="-0.0346636230533487" calcext:value-type="percentage">
            <text:p>-3.5%</text:p>
          </table:table-cell>
          <table:table-cell table:style-name="ce211" office:value-type="percentage" office:value="0.0565008918139409" calcext:value-type="percentage">
            <text:p>5.7%</text:p>
          </table:table-cell>
          <table:table-cell table:style-name="ce211" office:value-type="percentage" office:value="-0.184838521476621" calcext:value-type="percentage">
            <text:p>-18.5%</text:p>
          </table:table-cell>
          <table:table-cell table:style-name="ce211" office:value-type="percentage" office:value="-0.019173625599251" calcext:value-type="percentage">
            <text:p>-1.9%</text:p>
          </table:table-cell>
          <table:table-cell table:style-name="ce211" office:value-type="percentage" office:value="-0.0424709559928458" calcext:value-type="percentage">
            <text:p>-4.2%</text:p>
          </table:table-cell>
          <table:table-cell table:style-name="ce10"/>
          <table:table-cell table:style-name="ce223" office:value-type="float" office:value="273.764154759287" calcext:value-type="float">
            <text:p>£274</text:p>
          </table:table-cell>
          <table:table-cell table:style-name="ce10"/>
          <table:table-cell table:style-name="ce211" office:value-type="percentage" office:value="-0.0321499486299659" calcext:value-type="percentage">
            <text:p>-3.2%</text:p>
          </table:table-cell>
          <table:table-cell table:number-columns-repeated="1005"/>
        </table:table-row>
        <table:table-row table:style-name="ro39">
          <table:table-cell table:number-columns-repeated="2"/>
          <table:table-cell table:style-name="ce211" table:number-columns-repeated="13"/>
          <table:table-cell table:style-name="ce10"/>
          <table:table-cell table:style-name="ce223"/>
          <table:table-cell table:style-name="ce10"/>
          <table:table-cell table:style-name="ce211"/>
          <table:table-cell table:number-columns-repeated="1005"/>
        </table:table-row>
        <table:table-row table:style-name="ro39">
          <table:table-cell table:style-name="ce14" office:value-type="string" calcext:value-type="string">
            <text:p>Latest quarter compared to the same quarter a year earlier</text:p>
          </table:table-cell>
          <table:table-cell table:style-name="ce16"/>
          <table:table-cell table:style-name="ce10" table:number-columns-repeated="14"/>
          <table:table-cell table:style-name="ce223"/>
          <table:table-cell table:style-name="ce10" table:number-columns-repeated="2"/>
          <table:table-cell table:number-columns-repeated="1005"/>
        </table:table-row>
        <table:table-row table:style-name="ro39">
          <table:table-cell table:style-name="ce198" office:value-type="float" office:value="2019" calcext:value-type="float">
            <text:p>2019</text:p>
          </table:table-cell>
          <table:table-cell table:style-name="ce198" office:value-type="float" office:value="1" calcext:value-type="float">
            <text:p>1</text:p>
          </table:table-cell>
          <table:table-cell table:style-name="ce211" office:value-type="percentage" office:value="0.061249964380933" calcext:value-type="percentage">
            <text:p>6.1%</text:p>
          </table:table-cell>
          <table:table-cell table:style-name="ce211" office:value-type="percentage" office:value="0.12046103437027" calcext:value-type="percentage">
            <text:p>12.0%</text:p>
          </table:table-cell>
          <table:table-cell table:style-name="ce211" office:value-type="percentage" office:value="-0.0195073850435122" calcext:value-type="percentage">
            <text:p>-2.0%</text:p>
          </table:table-cell>
          <table:table-cell table:style-name="ce211" office:value-type="percentage" office:value="-0.00294882402394248" calcext:value-type="percentage">
            <text:p>-0.3%</text:p>
          </table:table-cell>
          <table:table-cell table:style-name="ce211" office:value-type="percentage" office:value="-0.0140764726727602" calcext:value-type="percentage">
            <text:p>-1.4%</text:p>
          </table:table-cell>
          <table:table-cell table:style-name="ce211" office:value-type="percentage" office:value="0.0359233739421807" calcext:value-type="percentage">
            <text:p>3.6%</text:p>
          </table:table-cell>
          <table:table-cell table:style-name="ce211" office:value-type="percentage" office:value="0.122889981005414" calcext:value-type="percentage">
            <text:p>12.3%</text:p>
          </table:table-cell>
          <table:table-cell table:style-name="ce211" office:value-type="percentage" office:value="-0.0395747115614981" calcext:value-type="percentage">
            <text:p>-4.0%</text:p>
          </table:table-cell>
          <table:table-cell table:style-name="ce211" office:value-type="percentage" office:value="-0.00114153922924698" calcext:value-type="percentage">
            <text:p>-0.1%</text:p>
          </table:table-cell>
          <table:table-cell table:style-name="ce211" office:value-type="percentage" office:value="-0.0192653095619649" calcext:value-type="percentage">
            <text:p>-1.9%</text:p>
          </table:table-cell>
          <table:table-cell table:style-name="ce211" office:value-type="percentage" office:value="-0.0242631202594179" calcext:value-type="percentage">
            <text:p>-2.4%</text:p>
          </table:table-cell>
          <table:table-cell table:style-name="ce211" office:value-type="percentage" office:value="0.00708207253330229" calcext:value-type="percentage">
            <text:p>0.7%</text:p>
          </table:table-cell>
          <table:table-cell table:style-name="ce211" office:value-type="percentage" office:value="0.0225370917789078" calcext:value-type="percentage">
            <text:p>2.3%</text:p>
          </table:table-cell>
          <table:table-cell table:style-name="ce211"/>
          <table:table-cell table:style-name="ce223" office:value-type="float" office:value="94.842837019878" calcext:value-type="float">
            <text:p>£95</text:p>
          </table:table-cell>
          <table:table-cell table:style-name="ce211"/>
          <table:table-cell table:style-name="ce211" office:value-type="percentage" office:value="0.0266025804320613" calcext:value-type="percentage">
            <text:p>2.7%</text:p>
          </table:table-cell>
          <table:table-cell table:number-columns-repeated="1005"/>
        </table:table-row>
        <table:table-row table:style-name="ro39">
          <table:table-cell table:style-name="ce198"/>
          <table:table-cell table:style-name="ce198" office:value-type="float" office:value="2" calcext:value-type="float">
            <text:p>2</text:p>
          </table:table-cell>
          <table:table-cell table:style-name="ce211" office:value-type="percentage" office:value="0.0552792549286538" calcext:value-type="percentage">
            <text:p>5.5%</text:p>
          </table:table-cell>
          <table:table-cell table:style-name="ce211" office:value-type="percentage" office:value="0.117960543455405" calcext:value-type="percentage">
            <text:p>11.8%</text:p>
          </table:table-cell>
          <table:table-cell table:style-name="ce211" office:value-type="percentage" office:value="0.00981618657975947" calcext:value-type="percentage">
            <text:p>1.0%</text:p>
          </table:table-cell>
          <table:table-cell table:style-name="ce211" office:value-type="percentage" office:value="0.035393740791213" calcext:value-type="percentage">
            <text:p>3.5%</text:p>
          </table:table-cell>
          <table:table-cell table:style-name="ce211" office:value-type="percentage" office:value="0.0150829448788918" calcext:value-type="percentage">
            <text:p>1.5%</text:p>
          </table:table-cell>
          <table:table-cell table:style-name="ce211" office:value-type="percentage" office:value="0.031608304883517" calcext:value-type="percentage">
            <text:p>3.2%</text:p>
          </table:table-cell>
          <table:table-cell table:style-name="ce211" office:value-type="percentage" office:value="0.00276018322493465" calcext:value-type="percentage">
            <text:p>0.3%</text:p>
          </table:table-cell>
          <table:table-cell table:style-name="ce211" office:value-type="percentage" office:value="-0.0698746915727615" calcext:value-type="percentage">
            <text:p>-7.0%</text:p>
          </table:table-cell>
          <table:table-cell table:style-name="ce211" office:value-type="percentage" office:value="-0.00810268852726781" calcext:value-type="percentage">
            <text:p>-0.8%</text:p>
          </table:table-cell>
          <table:table-cell table:style-name="ce211" office:value-type="percentage" office:value="-0.0205816874925966" calcext:value-type="percentage">
            <text:p>-2.1%</text:p>
          </table:table-cell>
          <table:table-cell table:style-name="ce211" office:value-type="percentage" office:value="-0.0395068779246394" calcext:value-type="percentage">
            <text:p>-4.0%</text:p>
          </table:table-cell>
          <table:table-cell table:style-name="ce211" office:value-type="percentage" office:value="0.0165429033760451" calcext:value-type="percentage">
            <text:p>1.7%</text:p>
          </table:table-cell>
          <table:table-cell table:style-name="ce211" office:value-type="percentage" office:value="0.0172042852296463" calcext:value-type="percentage">
            <text:p>1.7%</text:p>
          </table:table-cell>
          <table:table-cell table:style-name="ce211"/>
          <table:table-cell table:style-name="ce223" office:value-type="float" office:value="-38.629788813924" calcext:value-type="float">
            <text:p>-£39</text:p>
          </table:table-cell>
          <table:table-cell table:style-name="ce211"/>
          <table:table-cell table:style-name="ce211" office:value-type="percentage" office:value="0.0157608526702309" calcext:value-type="percentage">
            <text:p>1.6%</text:p>
          </table:table-cell>
          <table:table-cell table:number-columns-repeated="1005"/>
        </table:table-row>
        <table:table-row table:style-name="ro39">
          <table:table-cell table:style-name="ce198"/>
          <table:table-cell table:style-name="ce198" office:value-type="float" office:value="3" calcext:value-type="float">
            <text:p>3</text:p>
          </table:table-cell>
          <table:table-cell table:style-name="ce211" office:value-type="percentage" office:value="0.0521805047975774" calcext:value-type="percentage">
            <text:p>5.2%</text:p>
          </table:table-cell>
          <table:table-cell table:style-name="ce211" office:value-type="percentage" office:value="0.114216019035517" calcext:value-type="percentage">
            <text:p>11.4%</text:p>
          </table:table-cell>
          <table:table-cell table:style-name="ce211" office:value-type="percentage" office:value="0.057337773661954" calcext:value-type="percentage">
            <text:p>5.7%</text:p>
          </table:table-cell>
          <table:table-cell table:style-name="ce211" office:value-type="percentage" office:value="0.0252589223924411" calcext:value-type="percentage">
            <text:p>2.5%</text:p>
          </table:table-cell>
          <table:table-cell table:style-name="ce211" office:value-type="percentage" office:value="-0.00104643430688134" calcext:value-type="percentage">
            <text:p>-0.1%</text:p>
          </table:table-cell>
          <table:table-cell table:style-name="ce211" office:value-type="percentage" office:value="-0.00845987283185801" calcext:value-type="percentage">
            <text:p>-0.8%</text:p>
          </table:table-cell>
          <table:table-cell table:style-name="ce211" office:value-type="percentage" office:value="-0.00719447520949135" calcext:value-type="percentage">
            <text:p>-0.7%</text:p>
          </table:table-cell>
          <table:table-cell table:style-name="ce211" office:value-type="percentage" office:value="-0.0825847683144937" calcext:value-type="percentage">
            <text:p>-8.3%</text:p>
          </table:table-cell>
          <table:table-cell table:style-name="ce211" office:value-type="percentage" office:value="-0.0337511326606933" calcext:value-type="percentage">
            <text:p>-3.4%</text:p>
          </table:table-cell>
          <table:table-cell table:style-name="ce211" office:value-type="percentage" office:value="0.00709444150297633" calcext:value-type="percentage">
            <text:p>0.7%</text:p>
          </table:table-cell>
          <table:table-cell table:style-name="ce211" office:value-type="percentage" office:value="0.0597269075557503" calcext:value-type="percentage">
            <text:p>6.0%</text:p>
          </table:table-cell>
          <table:table-cell table:style-name="ce211" office:value-type="percentage" office:value="0.00665180311969027" calcext:value-type="percentage">
            <text:p>0.7%</text:p>
          </table:table-cell>
          <table:table-cell table:style-name="ce211" office:value-type="percentage" office:value="0.0196726721638145" calcext:value-type="percentage">
            <text:p>2.0%</text:p>
          </table:table-cell>
          <table:table-cell table:style-name="ce211"/>
          <table:table-cell table:style-name="ce223" office:value-type="float" office:value="-177.346960903546" calcext:value-type="float">
            <text:p>-£177</text:p>
          </table:table-cell>
          <table:table-cell table:style-name="ce211"/>
          <table:table-cell table:style-name="ce211" office:value-type="percentage" office:value="0.0127318877397624" calcext:value-type="percentage">
            <text:p>1.3%</text:p>
          </table:table-cell>
          <table:table-cell table:number-columns-repeated="1005"/>
        </table:table-row>
        <table:table-row table:style-name="ro39">
          <table:table-cell table:style-name="ce198"/>
          <table:table-cell table:style-name="ce198" office:value-type="float" office:value="4" calcext:value-type="float">
            <text:p>4</text:p>
          </table:table-cell>
          <table:table-cell table:style-name="ce211" office:value-type="percentage" office:value="0.0385015875360359" calcext:value-type="percentage">
            <text:p>3.9%</text:p>
          </table:table-cell>
          <table:table-cell table:style-name="ce211" office:value-type="percentage" office:value="0.0704905272286212" calcext:value-type="percentage">
            <text:p>7.0%</text:p>
          </table:table-cell>
          <table:table-cell table:style-name="ce211" office:value-type="percentage" office:value="0.0501967249438642" calcext:value-type="percentage">
            <text:p>5.0%</text:p>
          </table:table-cell>
          <table:table-cell table:style-name="ce211" office:value-type="percentage" office:value="0.0292153676041591" calcext:value-type="percentage">
            <text:p>2.9%</text:p>
          </table:table-cell>
          <table:table-cell table:style-name="ce211" office:value-type="percentage" office:value="0.0638784853860508" calcext:value-type="percentage">
            <text:p>6.4%</text:p>
          </table:table-cell>
          <table:table-cell table:style-name="ce211" office:value-type="percentage" office:value="-0.0496515720158186" calcext:value-type="percentage">
            <text:p>-5.0%</text:p>
          </table:table-cell>
          <table:table-cell table:style-name="ce211" office:value-type="percentage" office:value="-0.0569728360910725" calcext:value-type="percentage">
            <text:p>-5.7%</text:p>
          </table:table-cell>
          <table:table-cell table:style-name="ce211" office:value-type="percentage" office:value="-0.0517063312854902" calcext:value-type="percentage">
            <text:p>-5.2%</text:p>
          </table:table-cell>
          <table:table-cell table:style-name="ce211" office:value-type="percentage" office:value="0.0185836905497165" calcext:value-type="percentage">
            <text:p>1.9%</text:p>
          </table:table-cell>
          <table:table-cell table:style-name="ce211" office:value-type="percentage" office:value="-0.0287679488510241" calcext:value-type="percentage">
            <text:p>-2.9%</text:p>
          </table:table-cell>
          <table:table-cell table:style-name="ce211" office:value-type="percentage" office:value="0.0430314845561868" calcext:value-type="percentage">
            <text:p>4.3%</text:p>
          </table:table-cell>
          <table:table-cell table:style-name="ce211" office:value-type="percentage" office:value="0.00367065194561622" calcext:value-type="percentage">
            <text:p>0.4%</text:p>
          </table:table-cell>
          <table:table-cell table:style-name="ce211" office:value-type="percentage" office:value="0.016556792122421" calcext:value-type="percentage">
            <text:p>1.7%</text:p>
          </table:table-cell>
          <table:table-cell table:style-name="ce211"/>
          <table:table-cell table:style-name="ce223" office:value-type="float" office:value="-98.218319955402" calcext:value-type="float">
            <text:p>-£98</text:p>
          </table:table-cell>
          <table:table-cell table:style-name="ce211"/>
          <table:table-cell table:style-name="ce211" office:value-type="percentage" office:value="0.0127536620649067" calcext:value-type="percentage">
            <text:p>1.3%</text:p>
          </table:table-cell>
          <table:table-cell table:number-columns-repeated="1005"/>
        </table:table-row>
        <table:table-row table:style-name="ro39">
          <table:table-cell table:style-name="ce198" office:value-type="float" office:value="2020" calcext:value-type="float">
            <text:p>2020</text:p>
          </table:table-cell>
          <table:table-cell table:style-name="ce198" office:value-type="float" office:value="1" calcext:value-type="float">
            <text:p>1</text:p>
          </table:table-cell>
          <table:table-cell table:style-name="ce211" office:value-type="percentage" office:value="0.0447711264962101" calcext:value-type="percentage">
            <text:p>4.5%</text:p>
          </table:table-cell>
          <table:table-cell table:style-name="ce211" office:value-type="percentage" office:value="0.00364774404400059" calcext:value-type="percentage">
            <text:p>0.4%</text:p>
          </table:table-cell>
          <table:table-cell table:style-name="ce211" office:value-type="percentage" office:value="-0.0512405732060607" calcext:value-type="percentage">
            <text:p>-5.1%</text:p>
          </table:table-cell>
          <table:table-cell table:style-name="ce211" office:value-type="percentage" office:value="0.0233731057477493" calcext:value-type="percentage">
            <text:p>2.3%</text:p>
          </table:table-cell>
          <table:table-cell table:style-name="ce211" office:value-type="percentage" office:value="0.0390326342676262" calcext:value-type="percentage">
            <text:p>3.9%</text:p>
          </table:table-cell>
          <table:table-cell table:style-name="ce211" office:value-type="percentage" office:value="-0.0542514741167942" calcext:value-type="percentage">
            <text:p>-5.4%</text:p>
          </table:table-cell>
          <table:table-cell table:style-name="ce211" office:value-type="percentage" office:value="-0.137167370809673" calcext:value-type="percentage">
            <text:p>-13.7%</text:p>
          </table:table-cell>
          <table:table-cell table:style-name="ce211" office:value-type="percentage" office:value="0.0280218587473293" calcext:value-type="percentage">
            <text:p>2.8%</text:p>
          </table:table-cell>
          <table:table-cell table:style-name="ce211" office:value-type="percentage" office:value="-0.0270840433083414" calcext:value-type="percentage">
            <text:p>-2.7%</text:p>
          </table:table-cell>
          <table:table-cell table:style-name="ce211" office:value-type="percentage" office:value="0.0505184787135315" calcext:value-type="percentage">
            <text:p>5.1%</text:p>
          </table:table-cell>
          <table:table-cell table:style-name="ce211" office:value-type="percentage" office:value="-0.131239256000535" calcext:value-type="percentage">
            <text:p>-13.1%</text:p>
          </table:table-cell>
          <table:table-cell table:style-name="ce211" office:value-type="percentage" office:value="-0.0183239880179934" calcext:value-type="percentage">
            <text:p>-1.8%</text:p>
          </table:table-cell>
          <table:table-cell table:style-name="ce211" office:value-type="percentage" office:value="-0.0271577361977462" calcext:value-type="percentage">
            <text:p>-2.7%</text:p>
          </table:table-cell>
          <table:table-cell table:style-name="ce211"/>
          <table:table-cell table:style-name="ce223" office:value-type="float" office:value="202.523452849757" calcext:value-type="float">
            <text:p>£203</text:p>
          </table:table-cell>
          <table:table-cell table:style-name="ce211"/>
          <table:table-cell table:style-name="ce211" office:value-type="percentage" office:value="-0.0193086156672453" calcext:value-type="percentage">
            <text:p>-1.9%</text:p>
          </table:table-cell>
          <table:table-cell table:number-columns-repeated="1005"/>
        </table:table-row>
        <table:table-row table:style-name="ro39">
          <table:table-cell/>
          <table:table-cell table:style-name="ce198"/>
          <table:table-cell table:style-name="ce211" table:number-columns-repeated="14"/>
          <table:table-cell table:style-name="ce223"/>
          <table:table-cell table:style-name="ce211" table:number-columns-repeated="2"/>
          <table:table-cell table:number-columns-repeated="1005"/>
        </table:table-row>
        <table:table-row table:style-name="ro39">
          <table:table-cell office:value-type="string" calcext:value-type="string">
            <text:p>1 <text:s/>Final Consumption by Scottish households in Scotland and abroad (including RUK)</text:p>
          </table:table-cell>
          <table:table-cell table:number-columns-repeated="1023"/>
        </table:table-row>
        <table:table-row table:style-name="ro39">
          <table:table-cell office:value-type="string" calcext:value-type="string">
            <text:p>2 <text:s/>Final Consumption in Scotland by Scottish and non-resident (including RUK) households</text:p>
          </table:table-cell>
          <table:table-cell table:number-columns-repeated="1023"/>
        </table:table-row>
        <table:table-row table:style-name="ro8">
          <table:table-cell table:style-name="ce200" office:value-type="string" calcext:value-type="string" table:number-columns-spanned="19" table:number-rows-spanned="1">
            <text:p>3  Net Tourism = Non-domestic expenditure by Scottish resident households <text:span text:style-name="T4">less</text:span><text:span text:style-name="T5"> non-resident expenditure in Scotland.</text:span></text:p>
            <text:p><text:span text:style-name="T6">    The export and import components of the adjustment for net tourism are subject to different degrees of adjustment </text:span></text:p>
            <text:p><text:span text:style-name="T6">    during supply and use balancing which mean that the net figure presented here is subject to a relatively high degree of</text:span></text:p>
            <text:p><text:span text:style-name="T6">    uncertainty. It is not recommended as a data source for specific analysis of tourism. Tourism statistics can be accessed at:</text:span></text:p>
          </table:table-cell>
          <table:covered-table-cell table:number-columns-repeated="18" table:style-name="ce200"/>
          <table:table-cell table:number-columns-repeated="1005"/>
        </table:table-row>
        <table:table-row table:style-name="ro39">
          <table:table-cell table:style-name="ce201" office:value-type="string" calcext:value-type="string">
            <text:p><text:a xlink:href="http://www.gov.scot/Topics/Statistics/Browse/Tourism" xlink:type="simple">    http://www.gov.scot/Topics/Statistics/Browse/Tourism</text:a></text:p>
          </table:table-cell>
          <table:table-cell table:number-columns-repeated="1023"/>
        </table:table-row>
        <table:table-row table:style-name="ro39" table:number-rows-repeated="1048433">
          <table:table-cell table:number-columns-repeated="1024"/>
        </table:table-row>
        <table:table-row table:style-name="ro39">
          <table:table-cell table:number-columns-repeated="1024"/>
        </table:table-row>
        <table:named-expressions>
          <table:named-range table:name="_xlnm.Print_Area" table:base-cell-address="$'Table H'.$A$1" table:cell-range-address="$'Table H'.$A$1:.$S$143" table:range-usable-as="print-range"/>
          <table:named-range table:name="_xlnm.Print_Titles" table:base-cell-address="$'Table H'.$A$1" table:cell-range-address="$'Table H'.$A$1:.$AMJ$7" table:range-usable-as="repeat-column repeat-row"/>
        </table:named-expressions>
      </table:table>
      <table:table table:name="CSV household_breakdown" table:style-name="ta1">
        <table:table-column table:style-name="co4" table:default-cell-style-name="Default"/>
        <table:table-column table:style-name="co4" table:number-columns-repeated="2" table:default-cell-style-name="ce5"/>
        <table:table-column table:style-name="co44" table:default-cell-style-name="ce5"/>
        <table:table-column table:style-name="co4" table:default-cell-style-name="ce5"/>
        <table:table-row table:style-name="ro2">
          <table:table-cell/>
          <table:table-cell table:style-name="Default" table:formula="of:=['Table H'.F6]" office:value-type="string" office:string-value="Housing" calcext:value-type="string">
            <text:p>Housing</text:p>
          </table:table-cell>
          <table:table-cell table:style-name="Default" table:formula="of:=['Table H'.I6]" office:value-type="string" office:string-value="Transport" calcext:value-type="string">
            <text:p>Transport</text:p>
          </table:table-cell>
          <table:table-cell table:style-name="Default" table:formula="of:=['Table H'.K6]" office:value-type="string" office:string-value="Recreation and culture" calcext:value-type="string">
            <text:p>Recreation and culture</text:p>
          </table:table-cell>
          <table:table-cell table:style-name="Default" table:formula="of:=['Table H'.M6]" office:value-type="string" office:string-value="Restaurants and hotels" calcext:value-type="string">
            <text:p>Restaurants and hotels</text:p>
          </table:table-cell>
        </table:table-row>
        <table:table-row table:style-name="ro2">
          <table:table-cell table:formula="of:=['Table H'.A8]" office:value-type="float" office:value="1998" calcext:value-type="float">
            <text:p>1998</text:p>
          </table:table-cell>
          <table:table-cell table:formula="of:=['Table H'.F8]*[$'Table A'.Q6]/1000" office:value-type="float" office:value="18.9400115139582" calcext:value-type="float">
            <text:p>18.9</text:p>
          </table:table-cell>
          <table:table-cell table:formula="of:=['Table H'.I8]*['Table A'.$Q6]/1000" office:value-type="float" office:value="10.2065797287486" calcext:value-type="float">
            <text:p>10.2</text:p>
          </table:table-cell>
          <table:table-cell table:formula="of:=['Table H'.K8]*['Table A'.$Q6]/1000" office:value-type="float" office:value="8.74768381039226" calcext:value-type="float">
            <text:p>8.7</text:p>
          </table:table-cell>
          <table:table-cell table:formula="of:=['Table H'.M8]*['Table A'.$Q6]/1000" office:value-type="float" office:value="9.43868500496201" calcext:value-type="float">
            <text:p>9.4</text:p>
          </table:table-cell>
        </table:table-row>
        <table:table-row table:style-name="ro2">
          <table:table-cell table:formula="of:=['Table H'.A9]" office:value-type="float" office:value="1999" calcext:value-type="float">
            <text:p>1999</text:p>
          </table:table-cell>
          <table:table-cell table:formula="of:=['Table H'.F9]*[$'Table A'.Q7]/1000" office:value-type="float" office:value="19.5579683979267" calcext:value-type="float">
            <text:p>19.6</text:p>
          </table:table-cell>
          <table:table-cell table:formula="of:=['Table H'.I9]*['Table A'.$Q7]/1000" office:value-type="float" office:value="10.7182382006105" calcext:value-type="float">
            <text:p>10.7</text:p>
          </table:table-cell>
          <table:table-cell table:formula="of:=['Table H'.K9]*['Table A'.$Q7]/1000" office:value-type="float" office:value="9.34221867407234" calcext:value-type="float">
            <text:p>9.3</text:p>
          </table:table-cell>
          <table:table-cell table:formula="of:=['Table H'.M9]*['Table A'.$Q7]/1000" office:value-type="float" office:value="9.71202414859125" calcext:value-type="float">
            <text:p>9.7</text:p>
          </table:table-cell>
        </table:table-row>
        <table:table-row table:style-name="ro2">
          <table:table-cell table:formula="of:=['Table H'.A10]" office:value-type="float" office:value="2000" calcext:value-type="float">
            <text:p>2000</text:p>
          </table:table-cell>
          <table:table-cell table:formula="of:=['Table H'.F10]*[$'Table A'.Q8]/1000" office:value-type="float" office:value="20.146329554994" calcext:value-type="float">
            <text:p>20.1</text:p>
          </table:table-cell>
          <table:table-cell table:formula="of:=['Table H'.I10]*['Table A'.$Q8]/1000" office:value-type="float" office:value="11.2159159563244" calcext:value-type="float">
            <text:p>11.2</text:p>
          </table:table-cell>
          <table:table-cell table:formula="of:=['Table H'.K10]*['Table A'.$Q8]/1000" office:value-type="float" office:value="9.56049610548752" calcext:value-type="float">
            <text:p>9.6</text:p>
          </table:table-cell>
          <table:table-cell table:formula="of:=['Table H'.M10]*['Table A'.$Q8]/1000" office:value-type="float" office:value="9.90639084933448" calcext:value-type="float">
            <text:p>9.9</text:p>
          </table:table-cell>
        </table:table-row>
        <table:table-row table:style-name="ro2">
          <table:table-cell table:formula="of:=['Table H'.A11]" office:value-type="float" office:value="2001" calcext:value-type="float">
            <text:p>2001</text:p>
          </table:table-cell>
          <table:table-cell table:formula="of:=['Table H'.F11]*[$'Table A'.Q9]/1000" office:value-type="float" office:value="20.1257169260209" calcext:value-type="float">
            <text:p>20.1</text:p>
          </table:table-cell>
          <table:table-cell table:formula="of:=['Table H'.I11]*['Table A'.$Q9]/1000" office:value-type="float" office:value="11.2817160471872" calcext:value-type="float">
            <text:p>11.3</text:p>
          </table:table-cell>
          <table:table-cell table:formula="of:=['Table H'.K11]*['Table A'.$Q9]/1000" office:value-type="float" office:value="9.78425274824237" calcext:value-type="float">
            <text:p>9.8</text:p>
          </table:table-cell>
          <table:table-cell table:formula="of:=['Table H'.M11]*['Table A'.$Q9]/1000" office:value-type="float" office:value="9.88753194304702" calcext:value-type="float">
            <text:p>9.9</text:p>
          </table:table-cell>
        </table:table-row>
        <table:table-row table:style-name="ro2">
          <table:table-cell table:formula="of:=['Table H'.A12]" office:value-type="float" office:value="2002" calcext:value-type="float">
            <text:p>2002</text:p>
          </table:table-cell>
          <table:table-cell table:formula="of:=['Table H'.F12]*[$'Table A'.Q10]/1000" office:value-type="float" office:value="20.7589713926025" calcext:value-type="float">
            <text:p>20.8</text:p>
          </table:table-cell>
          <table:table-cell table:formula="of:=['Table H'.I12]*['Table A'.$Q10]/1000" office:value-type="float" office:value="11.4221531892181" calcext:value-type="float">
            <text:p>11.4</text:p>
          </table:table-cell>
          <table:table-cell table:formula="of:=['Table H'.K12]*['Table A'.$Q10]/1000" office:value-type="float" office:value="10.2620865751573" calcext:value-type="float">
            <text:p>10.3</text:p>
          </table:table-cell>
          <table:table-cell table:formula="of:=['Table H'.M12]*['Table A'.$Q10]/1000" office:value-type="float" office:value="10.1133298057383" calcext:value-type="float">
            <text:p>10.1</text:p>
          </table:table-cell>
        </table:table-row>
        <table:table-row table:style-name="ro2">
          <table:table-cell table:formula="of:=['Table H'.A13]" office:value-type="float" office:value="2003" calcext:value-type="float">
            <text:p>2003</text:p>
          </table:table-cell>
          <table:table-cell table:formula="of:=['Table H'.F13]*[$'Table A'.Q11]/1000" office:value-type="float" office:value="20.8572271756737" calcext:value-type="float">
            <text:p>20.9</text:p>
          </table:table-cell>
          <table:table-cell table:formula="of:=['Table H'.I13]*['Table A'.$Q11]/1000" office:value-type="float" office:value="11.6400503330153" calcext:value-type="float">
            <text:p>11.6</text:p>
          </table:table-cell>
          <table:table-cell table:formula="of:=['Table H'.K13]*['Table A'.$Q11]/1000" office:value-type="float" office:value="10.4912420627763" calcext:value-type="float">
            <text:p>10.5</text:p>
          </table:table-cell>
          <table:table-cell table:formula="of:=['Table H'.M13]*['Table A'.$Q11]/1000" office:value-type="float" office:value="10.1886939332729" calcext:value-type="float">
            <text:p>10.2</text:p>
          </table:table-cell>
        </table:table-row>
        <table:table-row table:style-name="ro2">
          <table:table-cell table:formula="of:=['Table H'.A14]" office:value-type="float" office:value="2004" calcext:value-type="float">
            <text:p>2004</text:p>
          </table:table-cell>
          <table:table-cell table:formula="of:=['Table H'.F14]*[$'Table A'.Q12]/1000" office:value-type="float" office:value="21.043327440239" calcext:value-type="float">
            <text:p>21.0</text:p>
          </table:table-cell>
          <table:table-cell table:formula="of:=['Table H'.I14]*['Table A'.$Q12]/1000" office:value-type="float" office:value="11.7233194519116" calcext:value-type="float">
            <text:p>11.7</text:p>
          </table:table-cell>
          <table:table-cell table:formula="of:=['Table H'.K14]*['Table A'.$Q12]/1000" office:value-type="float" office:value="11.0693795987201" calcext:value-type="float">
            <text:p>11.1</text:p>
          </table:table-cell>
          <table:table-cell table:formula="of:=['Table H'.M14]*['Table A'.$Q12]/1000" office:value-type="float" office:value="10.1202130269822" calcext:value-type="float">
            <text:p>10.1</text:p>
          </table:table-cell>
        </table:table-row>
        <table:table-row table:style-name="ro2">
          <table:table-cell table:formula="of:=['Table H'.A15]" office:value-type="float" office:value="2005" calcext:value-type="float">
            <text:p>2005</text:p>
          </table:table-cell>
          <table:table-cell table:formula="of:=['Table H'.F15]*[$'Table A'.Q13]/1000" office:value-type="float" office:value="20.8443796715709" calcext:value-type="float">
            <text:p>20.8</text:p>
          </table:table-cell>
          <table:table-cell table:formula="of:=['Table H'.I15]*['Table A'.$Q13]/1000" office:value-type="float" office:value="12.4615729765156" calcext:value-type="float">
            <text:p>12.5</text:p>
          </table:table-cell>
          <table:table-cell table:formula="of:=['Table H'.K15]*['Table A'.$Q13]/1000" office:value-type="float" office:value="11.1841831465906" calcext:value-type="float">
            <text:p>11.2</text:p>
          </table:table-cell>
          <table:table-cell table:formula="of:=['Table H'.M15]*['Table A'.$Q13]/1000" office:value-type="float" office:value="10.2229750664316" calcext:value-type="float">
            <text:p>10.2</text:p>
          </table:table-cell>
        </table:table-row>
        <table:table-row table:style-name="ro2">
          <table:table-cell table:formula="of:=['Table H'.A16]" office:value-type="float" office:value="2006" calcext:value-type="float">
            <text:p>2006</text:p>
          </table:table-cell>
          <table:table-cell table:formula="of:=['Table H'.F16]*[$'Table A'.Q14]/1000" office:value-type="float" office:value="22.755016993998" calcext:value-type="float">
            <text:p>22.8</text:p>
          </table:table-cell>
          <table:table-cell table:formula="of:=['Table H'.I16]*['Table A'.$Q14]/1000" office:value-type="float" office:value="13.0175056468127" calcext:value-type="float">
            <text:p>13.0</text:p>
          </table:table-cell>
          <table:table-cell table:formula="of:=['Table H'.K16]*['Table A'.$Q14]/1000" office:value-type="float" office:value="11.9391497932153" calcext:value-type="float">
            <text:p>11.9</text:p>
          </table:table-cell>
          <table:table-cell table:formula="of:=['Table H'.M16]*['Table A'.$Q14]/1000" office:value-type="float" office:value="10.3695887191241" calcext:value-type="float">
            <text:p>10.4</text:p>
          </table:table-cell>
        </table:table-row>
        <table:table-row table:style-name="ro2">
          <table:table-cell table:formula="of:=['Table H'.A17]" office:value-type="float" office:value="2007" calcext:value-type="float">
            <text:p>2007</text:p>
          </table:table-cell>
          <table:table-cell table:formula="of:=['Table H'.F17]*[$'Table A'.Q15]/1000" office:value-type="float" office:value="21.986642822557" calcext:value-type="float">
            <text:p>22.0</text:p>
          </table:table-cell>
          <table:table-cell table:formula="of:=['Table H'.I17]*['Table A'.$Q15]/1000" office:value-type="float" office:value="13.6596626302769" calcext:value-type="float">
            <text:p>13.7</text:p>
          </table:table-cell>
          <table:table-cell table:formula="of:=['Table H'.K17]*['Table A'.$Q15]/1000" office:value-type="float" office:value="12.2810643208938" calcext:value-type="float">
            <text:p>12.3</text:p>
          </table:table-cell>
          <table:table-cell table:formula="of:=['Table H'.M17]*['Table A'.$Q15]/1000" office:value-type="float" office:value="10.6776040809674" calcext:value-type="float">
            <text:p>10.7</text:p>
          </table:table-cell>
        </table:table-row>
        <table:table-row table:style-name="ro2">
          <table:table-cell table:formula="of:=['Table H'.A18]" office:value-type="float" office:value="2008" calcext:value-type="float">
            <text:p>2008</text:p>
          </table:table-cell>
          <table:table-cell table:formula="of:=['Table H'.F18]*[$'Table A'.Q16]/1000" office:value-type="float" office:value="22.6696144977947" calcext:value-type="float">
            <text:p>22.7</text:p>
          </table:table-cell>
          <table:table-cell table:formula="of:=['Table H'.I18]*['Table A'.$Q16]/1000" office:value-type="float" office:value="13.8292343499909" calcext:value-type="float">
            <text:p>13.8</text:p>
          </table:table-cell>
          <table:table-cell table:formula="of:=['Table H'.K18]*['Table A'.$Q16]/1000" office:value-type="float" office:value="12.2870828455525" calcext:value-type="float">
            <text:p>12.3</text:p>
          </table:table-cell>
          <table:table-cell table:formula="of:=['Table H'.M18]*['Table A'.$Q16]/1000" office:value-type="float" office:value="10.1272336442961" calcext:value-type="float">
            <text:p>10.1</text:p>
          </table:table-cell>
        </table:table-row>
        <table:table-row table:style-name="ro2">
          <table:table-cell table:formula="of:=['Table H'.A19]" office:value-type="float" office:value="2009" calcext:value-type="float">
            <text:p>2009</text:p>
          </table:table-cell>
          <table:table-cell table:formula="of:=['Table H'.F19]*[$'Table A'.Q17]/1000" office:value-type="float" office:value="23.4467218676547" calcext:value-type="float">
            <text:p>23.4</text:p>
          </table:table-cell>
          <table:table-cell table:formula="of:=['Table H'.I19]*['Table A'.$Q17]/1000" office:value-type="float" office:value="13.3822668522602" calcext:value-type="float">
            <text:p>13.4</text:p>
          </table:table-cell>
          <table:table-cell table:formula="of:=['Table H'.K19]*['Table A'.$Q17]/1000" office:value-type="float" office:value="11.3689177577889" calcext:value-type="float">
            <text:p>11.4</text:p>
          </table:table-cell>
          <table:table-cell table:formula="of:=['Table H'.M19]*['Table A'.$Q17]/1000" office:value-type="float" office:value="9.52433308507681" calcext:value-type="float">
            <text:p>9.5</text:p>
          </table:table-cell>
        </table:table-row>
        <table:table-row table:style-name="ro2">
          <table:table-cell table:formula="of:=['Table H'.A20]" office:value-type="float" office:value="2010" calcext:value-type="float">
            <text:p>2010</text:p>
          </table:table-cell>
          <table:table-cell table:formula="of:=['Table H'.F20]*[$'Table A'.Q18]/1000" office:value-type="float" office:value="24.3969943727732" calcext:value-type="float">
            <text:p>24.4</text:p>
          </table:table-cell>
          <table:table-cell table:formula="of:=['Table H'.I20]*['Table A'.$Q18]/1000" office:value-type="float" office:value="13.7472350435096" calcext:value-type="float">
            <text:p>13.7</text:p>
          </table:table-cell>
          <table:table-cell table:formula="of:=['Table H'.K20]*['Table A'.$Q18]/1000" office:value-type="float" office:value="10.7238707943247" calcext:value-type="float">
            <text:p>10.7</text:p>
          </table:table-cell>
          <table:table-cell table:formula="of:=['Table H'.M20]*['Table A'.$Q18]/1000" office:value-type="float" office:value="9.5567727109752" calcext:value-type="float">
            <text:p>9.6</text:p>
          </table:table-cell>
        </table:table-row>
        <table:table-row table:style-name="ro2">
          <table:table-cell table:formula="of:=['Table H'.A21]" office:value-type="float" office:value="2011" calcext:value-type="float">
            <text:p>2011</text:p>
          </table:table-cell>
          <table:table-cell table:formula="of:=['Table H'.F21]*[$'Table A'.Q19]/1000" office:value-type="float" office:value="24.2466478981133" calcext:value-type="float">
            <text:p>24.2</text:p>
          </table:table-cell>
          <table:table-cell table:formula="of:=['Table H'.I21]*['Table A'.$Q19]/1000" office:value-type="float" office:value="13.9962918387068" calcext:value-type="float">
            <text:p>14.0</text:p>
          </table:table-cell>
          <table:table-cell table:formula="of:=['Table H'.K21]*['Table A'.$Q19]/1000" office:value-type="float" office:value="10.4277803583448" calcext:value-type="float">
            <text:p>10.4</text:p>
          </table:table-cell>
          <table:table-cell table:formula="of:=['Table H'.M21]*['Table A'.$Q19]/1000" office:value-type="float" office:value="9.84044129605262" calcext:value-type="float">
            <text:p>9.8</text:p>
          </table:table-cell>
        </table:table-row>
        <table:table-row table:style-name="ro2">
          <table:table-cell table:formula="of:=['Table H'.A22]" office:value-type="float" office:value="2012" calcext:value-type="float">
            <text:p>2012</text:p>
          </table:table-cell>
          <table:table-cell table:formula="of:=['Table H'.F22]*[$'Table A'.Q20]/1000" office:value-type="float" office:value="23.8661815442385" calcext:value-type="float">
            <text:p>23.9</text:p>
          </table:table-cell>
          <table:table-cell table:formula="of:=['Table H'.I22]*['Table A'.$Q20]/1000" office:value-type="float" office:value="14.5556350533089" calcext:value-type="float">
            <text:p>14.6</text:p>
          </table:table-cell>
          <table:table-cell table:formula="of:=['Table H'.K22]*['Table A'.$Q20]/1000" office:value-type="float" office:value="10.301931756449" calcext:value-type="float">
            <text:p>10.3</text:p>
          </table:table-cell>
          <table:table-cell table:formula="of:=['Table H'.M22]*['Table A'.$Q20]/1000" office:value-type="float" office:value="10.0666102394295" calcext:value-type="float">
            <text:p>10.1</text:p>
          </table:table-cell>
        </table:table-row>
        <table:table-row table:style-name="ro2">
          <table:table-cell table:formula="of:=['Table H'.A23]" office:value-type="float" office:value="2013" calcext:value-type="float">
            <text:p>2013</text:p>
          </table:table-cell>
          <table:table-cell table:formula="of:=['Table H'.F23]*[$'Table A'.Q21]/1000" office:value-type="float" office:value="24.2625208368539" calcext:value-type="float">
            <text:p>24.3</text:p>
          </table:table-cell>
          <table:table-cell table:formula="of:=['Table H'.I23]*['Table A'.$Q21]/1000" office:value-type="float" office:value="15.172880457989" calcext:value-type="float">
            <text:p>15.2</text:p>
          </table:table-cell>
          <table:table-cell table:formula="of:=['Table H'.K23]*['Table A'.$Q21]/1000" office:value-type="float" office:value="10.5964030955699" calcext:value-type="float">
            <text:p>10.6</text:p>
          </table:table-cell>
          <table:table-cell table:formula="of:=['Table H'.M23]*['Table A'.$Q21]/1000" office:value-type="float" office:value="10.797082534355" calcext:value-type="float">
            <text:p>10.8</text:p>
          </table:table-cell>
        </table:table-row>
        <table:table-row table:style-name="ro2">
          <table:table-cell table:formula="of:=['Table H'.A24]" office:value-type="float" office:value="2014" calcext:value-type="float">
            <text:p>2014</text:p>
          </table:table-cell>
          <table:table-cell table:formula="of:=['Table H'.F24]*[$'Table A'.Q22]/1000" office:value-type="float" office:value="23.8280130104823" calcext:value-type="float">
            <text:p>23.8</text:p>
          </table:table-cell>
          <table:table-cell table:formula="of:=['Table H'.I24]*['Table A'.$Q22]/1000" office:value-type="float" office:value="14.7405050170303" calcext:value-type="float">
            <text:p>14.7</text:p>
          </table:table-cell>
          <table:table-cell table:formula="of:=['Table H'.K24]*['Table A'.$Q22]/1000" office:value-type="float" office:value="10.3112770618176" calcext:value-type="float">
            <text:p>10.3</text:p>
          </table:table-cell>
          <table:table-cell table:formula="of:=['Table H'.M24]*['Table A'.$Q22]/1000" office:value-type="float" office:value="10.2052033929651" calcext:value-type="float">
            <text:p>10.2</text:p>
          </table:table-cell>
        </table:table-row>
        <table:table-row table:style-name="ro2">
          <table:table-cell table:formula="of:=['Table H'.A25]" office:value-type="float" office:value="2015" calcext:value-type="float">
            <text:p>2015</text:p>
          </table:table-cell>
          <table:table-cell table:formula="of:=['Table H'.F25]*[$'Table A'.Q23]/1000" office:value-type="float" office:value="24.7740541792214" calcext:value-type="float">
            <text:p>24.8</text:p>
          </table:table-cell>
          <table:table-cell table:formula="of:=['Table H'.I25]*['Table A'.$Q23]/1000" office:value-type="float" office:value="14.1756034562568" calcext:value-type="float">
            <text:p>14.2</text:p>
          </table:table-cell>
          <table:table-cell table:formula="of:=['Table H'.K25]*['Table A'.$Q23]/1000" office:value-type="float" office:value="10.563590834626" calcext:value-type="float">
            <text:p>10.6</text:p>
          </table:table-cell>
          <table:table-cell table:formula="of:=['Table H'.M25]*['Table A'.$Q23]/1000" office:value-type="float" office:value="10.4767654744959" calcext:value-type="float">
            <text:p>10.5</text:p>
          </table:table-cell>
        </table:table-row>
        <table:table-row table:style-name="ro2">
          <table:table-cell table:formula="of:=['Table H'.A26]" office:value-type="float" office:value="2016" calcext:value-type="float">
            <text:p>2016</text:p>
          </table:table-cell>
          <table:table-cell table:formula="of:=['Table H'.F26]*[$'Table A'.Q24]/1000" office:value-type="float" office:value="24.8810552598213" calcext:value-type="float">
            <text:p>24.9</text:p>
          </table:table-cell>
          <table:table-cell table:formula="of:=['Table H'.I26]*['Table A'.$Q24]/1000" office:value-type="float" office:value="13.9718112601996" calcext:value-type="float">
            <text:p>14.0</text:p>
          </table:table-cell>
          <table:table-cell table:formula="of:=['Table H'.K26]*['Table A'.$Q24]/1000" office:value-type="float" office:value="10.9760898049494" calcext:value-type="float">
            <text:p>11.0</text:p>
          </table:table-cell>
          <table:table-cell table:formula="of:=['Table H'.M26]*['Table A'.$Q24]/1000" office:value-type="float" office:value="10.3985079652716" calcext:value-type="float">
            <text:p>10.4</text:p>
          </table:table-cell>
        </table:table-row>
        <table:table-row table:style-name="ro2">
          <table:table-cell table:formula="of:=['Table H'.A27]" office:value-type="float" office:value="2017" calcext:value-type="float">
            <text:p>2017</text:p>
          </table:table-cell>
          <table:table-cell table:formula="of:=['Table H'.F27]*[$'Table A'.Q25]/1000" office:value-type="float" office:value="24.4333973219544" calcext:value-type="float">
            <text:p>24.4</text:p>
          </table:table-cell>
          <table:table-cell table:formula="of:=['Table H'.I27]*['Table A'.$Q25]/1000" office:value-type="float" office:value="13.5908808413979" calcext:value-type="float">
            <text:p>13.6</text:p>
          </table:table-cell>
          <table:table-cell table:formula="of:=['Table H'.K27]*['Table A'.$Q25]/1000" office:value-type="float" office:value="11.2230435036688" calcext:value-type="float">
            <text:p>11.2</text:p>
          </table:table-cell>
          <table:table-cell table:formula="of:=['Table H'.M27]*['Table A'.$Q25]/1000" office:value-type="float" office:value="10.1967127085073" calcext:value-type="float">
            <text:p>10.2</text:p>
          </table:table-cell>
        </table:table-row>
        <table:table-row table:style-name="ro2">
          <table:table-cell table:formula="of:=['Table H'.A28]" office:value-type="float" office:value="2018" calcext:value-type="float">
            <text:p>2018</text:p>
          </table:table-cell>
          <table:table-cell table:formula="of:=['Table H'.F28]*[$'Table A'.Q26]/1000" office:value-type="float" office:value="24.1995932618863" calcext:value-type="float">
            <text:p>24.2</text:p>
          </table:table-cell>
          <table:table-cell table:formula="of:=['Table H'.I28]*['Table A'.$Q26]/1000" office:value-type="float" office:value="14.1595984050288" calcext:value-type="float">
            <text:p>14.2</text:p>
          </table:table-cell>
          <table:table-cell table:formula="of:=['Table H'.K28]*['Table A'.$Q26]/1000" office:value-type="float" office:value="10.8338464947555" calcext:value-type="float">
            <text:p>10.8</text:p>
          </table:table-cell>
          <table:table-cell table:formula="of:=['Table H'.M28]*['Table A'.$Q26]/1000" office:value-type="float" office:value="9.68862443338014" calcext:value-type="float">
            <text:p>9.7</text:p>
          </table:table-cell>
        </table:table-row>
        <table:table-row table:style-name="ro2">
          <table:table-cell table:formula="of:=['Table H'.A29]" office:value-type="float" office:value="2019" calcext:value-type="float">
            <text:p>2019</text:p>
          </table:table-cell>
          <table:table-cell table:formula="of:=['Table H'.F29]*[$'Table A'.Q27]/1000" office:value-type="float" office:value="24.2785375926379" calcext:value-type="float">
            <text:p>24.3</text:p>
          </table:table-cell>
          <table:table-cell table:formula="of:=['Table H'.I29]*['Table A'.$Q27]/1000" office:value-type="float" office:value="14.0755534406349" calcext:value-type="float">
            <text:p>14.1</text:p>
          </table:table-cell>
          <table:table-cell table:formula="of:=['Table H'.K29]*['Table A'.$Q27]/1000" office:value-type="float" office:value="10.5718381842542" calcext:value-type="float">
            <text:p>10.6</text:p>
          </table:table-cell>
          <table:table-cell table:formula="of:=['Table H'.M29]*['Table A'.$Q27]/1000" office:value-type="float" office:value="9.60429400509968" calcext:value-type="float">
            <text:p>9.6</text:p>
          </table:table-cell>
        </table:table-row>
        <table:table-row table:style-name="ro2">
          <table:table-cell office:value-type="string" calcext:value-type="string">
            <text:p>-META-</text:p>
          </table:table-cell>
          <table:table-cell table:style-name="Default" table:number-columns-repeated="4"/>
        </table:table-row>
        <table:table-row table:style-name="ro2">
          <table:table-cell office:value-type="string" calcext:value-type="string">
            <text:p>YAXISTITLE</text:p>
          </table:table-cell>
          <table:table-cell table:style-name="Default" office:value-type="string" calcext:value-type="string">
            <text:p>Household expenditure / £ billion (real 2019 prices)</text:p>
          </table:table-cell>
          <table:table-cell table:style-name="Default" table:number-columns-repeated="3"/>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
      <table:table table:name="CSV household_spend_income" table:style-name="ta1">
        <table:table-column table:style-name="co4" table:default-cell-style-name="Default"/>
        <table:table-column table:style-name="co45" table:default-cell-style-name="ce5"/>
        <table:table-column table:style-name="co4" table:default-cell-style-name="ce5"/>
        <table:table-row table:style-name="ro21">
          <table:table-cell/>
          <table:table-cell table:style-name="ce47" office:value-type="string" calcext:value-type="string">
            <text:p>Household expenditure</text:p>
          </table:table-cell>
          <table:table-cell table:style-name="ce47" office:value-type="string" calcext:value-type="string">
            <text:p>Household median income</text:p>
          </table:table-cell>
        </table:table-row>
        <table:table-row table:style-name="ro2">
          <table:table-cell table:formula="of:=['Table H'.W8]" office:value-type="string" office:string-value="1998-99" calcext:value-type="string">
            <text:p>1998-99</text:p>
          </table:table-cell>
          <table:table-cell table:formula="of:=['Table H'.AB8]" office:value-type="float" office:value="100" calcext:value-type="float">
            <text:p>100.0</text:p>
          </table:table-cell>
          <table:table-cell table:formula="of:=['Table H'.AC8]" office:value-type="float" office:value="100" calcext:value-type="float">
            <text:p>100.0</text:p>
          </table:table-cell>
        </table:table-row>
        <table:table-row table:style-name="ro2">
          <table:table-cell table:formula="of:=['Table H'.W9]" office:value-type="string" office:string-value="1999-00" calcext:value-type="string">
            <text:p>1999-00</text:p>
          </table:table-cell>
          <table:table-cell table:formula="of:=['Table H'.AB9]" office:value-type="float" office:value="105.501905215845" calcext:value-type="float">
            <text:p>105.5</text:p>
          </table:table-cell>
          <table:table-cell table:formula="of:=['Table H'.AC9]" office:value-type="float" office:value="103.307888040712" calcext:value-type="float">
            <text:p>103.3</text:p>
          </table:table-cell>
        </table:table-row>
        <table:table-row table:style-name="ro2">
          <table:table-cell table:formula="of:=['Table H'.W10]" office:value-type="string" office:string-value="2000-01" calcext:value-type="string">
            <text:p>2000-01</text:p>
          </table:table-cell>
          <table:table-cell table:formula="of:=['Table H'.AB10]" office:value-type="float" office:value="108.203198989116" calcext:value-type="float">
            <text:p>108.2</text:p>
          </table:table-cell>
          <table:table-cell table:formula="of:=['Table H'.AC10]" office:value-type="float" office:value="105.852417302799" calcext:value-type="float">
            <text:p>105.9</text:p>
          </table:table-cell>
        </table:table-row>
        <table:table-row table:style-name="ro2">
          <table:table-cell table:formula="of:=['Table H'.W11]" office:value-type="string" office:string-value="2001-02" calcext:value-type="string">
            <text:p>2001-02</text:p>
          </table:table-cell>
          <table:table-cell table:formula="of:=['Table H'.AB11]" office:value-type="float" office:value="110.414068349735" calcext:value-type="float">
            <text:p>110.4</text:p>
          </table:table-cell>
          <table:table-cell table:formula="of:=['Table H'.AC11]" office:value-type="float" office:value="111.450381679389" calcext:value-type="float">
            <text:p>111.5</text:p>
          </table:table-cell>
        </table:table-row>
        <table:table-row table:style-name="ro2">
          <table:table-cell table:formula="of:=['Table H'.W12]" office:value-type="string" office:string-value="2002-03" calcext:value-type="string">
            <text:p>2002-03</text:p>
          </table:table-cell>
          <table:table-cell table:formula="of:=['Table H'.AB12]" office:value-type="float" office:value="113.280751760127" calcext:value-type="float">
            <text:p>113.3</text:p>
          </table:table-cell>
          <table:table-cell table:formula="of:=['Table H'.AC12]" office:value-type="float" office:value="112.977099236641" calcext:value-type="float">
            <text:p>113.0</text:p>
          </table:table-cell>
        </table:table-row>
        <table:table-row table:style-name="ro2">
          <table:table-cell table:formula="of:=['Table H'.W13]" office:value-type="string" office:string-value="2003-04" calcext:value-type="string">
            <text:p>2003-04</text:p>
          </table:table-cell>
          <table:table-cell table:formula="of:=['Table H'.AB13]" office:value-type="float" office:value="115.538520566833" calcext:value-type="float">
            <text:p>115.5</text:p>
          </table:table-cell>
          <table:table-cell table:formula="of:=['Table H'.AC13]" office:value-type="float" office:value="119.338422391858" calcext:value-type="float">
            <text:p>119.3</text:p>
          </table:table-cell>
        </table:table-row>
        <table:table-row table:style-name="ro2">
          <table:table-cell table:formula="of:=['Table H'.W14]" office:value-type="string" office:string-value="2004-05" calcext:value-type="string">
            <text:p>2004-05</text:p>
          </table:table-cell>
          <table:table-cell table:formula="of:=['Table H'.AB14]" office:value-type="float" office:value="116.713725911864" calcext:value-type="float">
            <text:p>116.7</text:p>
          </table:table-cell>
          <table:table-cell table:formula="of:=['Table H'.AC14]" office:value-type="float" office:value="120.610687022901" calcext:value-type="float">
            <text:p>120.6</text:p>
          </table:table-cell>
        </table:table-row>
        <table:table-row table:style-name="ro2">
          <table:table-cell table:formula="of:=['Table H'.W15]" office:value-type="string" office:string-value="2005-06" calcext:value-type="string">
            <text:p>2005-06</text:p>
          </table:table-cell>
          <table:table-cell table:formula="of:=['Table H'.AB15]" office:value-type="float" office:value="118.578071018497" calcext:value-type="float">
            <text:p>118.6</text:p>
          </table:table-cell>
          <table:table-cell table:formula="of:=['Table H'.AC15]" office:value-type="float" office:value="120.610687022901" calcext:value-type="float">
            <text:p>120.6</text:p>
          </table:table-cell>
        </table:table-row>
        <table:table-row table:style-name="ro2">
          <table:table-cell table:formula="of:=['Table H'.W16]" office:value-type="string" office:string-value="2006-07" calcext:value-type="string">
            <text:p>2006-07</text:p>
          </table:table-cell>
          <table:table-cell table:formula="of:=['Table H'.AB16]" office:value-type="float" office:value="124.016212691239" calcext:value-type="float">
            <text:p>124.0</text:p>
          </table:table-cell>
          <table:table-cell table:formula="of:=['Table H'.AC16]" office:value-type="float" office:value="121.374045801527" calcext:value-type="float">
            <text:p>121.4</text:p>
          </table:table-cell>
        </table:table-row>
        <table:table-row table:style-name="ro2">
          <table:table-cell table:formula="of:=['Table H'.W17]" office:value-type="string" office:string-value="2007-08" calcext:value-type="string">
            <text:p>2007-08</text:p>
          </table:table-cell>
          <table:table-cell table:formula="of:=['Table H'.AB17]" office:value-type="float" office:value="123.875886819221" calcext:value-type="float">
            <text:p>123.9</text:p>
          </table:table-cell>
          <table:table-cell table:formula="of:=['Table H'.AC17]" office:value-type="float" office:value="125.190839694657" calcext:value-type="float">
            <text:p>125.2</text:p>
          </table:table-cell>
        </table:table-row>
        <table:table-row table:style-name="ro2">
          <table:table-cell table:formula="of:=['Table H'.W18]" office:value-type="string" office:string-value="2008-09" calcext:value-type="string">
            <text:p>2008-09</text:p>
          </table:table-cell>
          <table:table-cell table:formula="of:=['Table H'.AB18]" office:value-type="float" office:value="122.117867195912" calcext:value-type="float">
            <text:p>122.1</text:p>
          </table:table-cell>
          <table:table-cell table:formula="of:=['Table H'.AC18]" office:value-type="float" office:value="126.972010178117" calcext:value-type="float">
            <text:p>127.0</text:p>
          </table:table-cell>
        </table:table-row>
        <table:table-row table:style-name="ro2">
          <table:table-cell table:formula="of:=['Table H'.W19]" office:value-type="string" office:string-value="2009-10" calcext:value-type="string">
            <text:p>2009-10</text:p>
          </table:table-cell>
          <table:table-cell table:formula="of:=['Table H'.AB19]" office:value-type="float" office:value="118.406643258782" calcext:value-type="float">
            <text:p>118.4</text:p>
          </table:table-cell>
          <table:table-cell table:formula="of:=['Table H'.AC19]" office:value-type="float" office:value="129.007633587786" calcext:value-type="float">
            <text:p>129.0</text:p>
          </table:table-cell>
        </table:table-row>
        <table:table-row table:style-name="ro2">
          <table:table-cell table:formula="of:=['Table H'.W20]" office:value-type="string" office:string-value="2010-11" calcext:value-type="string">
            <text:p>2010-11</text:p>
          </table:table-cell>
          <table:table-cell table:formula="of:=['Table H'.AB20]" office:value-type="float" office:value="120.856466314512" calcext:value-type="float">
            <text:p>120.9</text:p>
          </table:table-cell>
          <table:table-cell table:formula="of:=['Table H'.AC20]" office:value-type="float" office:value="124.427480916031" calcext:value-type="float">
            <text:p>124.4</text:p>
          </table:table-cell>
        </table:table-row>
        <table:table-row table:style-name="ro2">
          <table:table-cell table:formula="of:=['Table H'.W21]" office:value-type="string" office:string-value="2011-12" calcext:value-type="string">
            <text:p>2011-12</text:p>
          </table:table-cell>
          <table:table-cell table:formula="of:=['Table H'.AB21]" office:value-type="float" office:value="119.767521289903" calcext:value-type="float">
            <text:p>119.8</text:p>
          </table:table-cell>
          <table:table-cell table:formula="of:=['Table H'.AC21]" office:value-type="float" office:value="124.681933842239" calcext:value-type="float">
            <text:p>124.7</text:p>
          </table:table-cell>
        </table:table-row>
        <table:table-row table:style-name="ro2">
          <table:table-cell table:formula="of:=['Table H'.W22]" office:value-type="string" office:string-value="2012-13" calcext:value-type="string">
            <text:p>2012-13</text:p>
          </table:table-cell>
          <table:table-cell table:formula="of:=['Table H'.AB22]" office:value-type="float" office:value="122.26773814029" calcext:value-type="float">
            <text:p>122.3</text:p>
          </table:table-cell>
          <table:table-cell table:formula="of:=['Table H'.AC22]" office:value-type="float" office:value="123.155216284987" calcext:value-type="float">
            <text:p>123.2</text:p>
          </table:table-cell>
        </table:table-row>
        <table:table-row table:style-name="ro2">
          <table:table-cell table:formula="of:=['Table H'.W23]" office:value-type="string" office:string-value="2013-14" calcext:value-type="string">
            <text:p>2013-14</text:p>
          </table:table-cell>
          <table:table-cell table:formula="of:=['Table H'.AB23]" office:value-type="float" office:value="124.062161732156" calcext:value-type="float">
            <text:p>124.1</text:p>
          </table:table-cell>
          <table:table-cell table:formula="of:=['Table H'.AC23]" office:value-type="float" office:value="125.445292620865" calcext:value-type="float">
            <text:p>125.4</text:p>
          </table:table-cell>
        </table:table-row>
        <table:table-row table:style-name="ro2">
          <table:table-cell table:formula="of:=['Table H'.W24]" office:value-type="string" office:string-value="2014-15" calcext:value-type="string">
            <text:p>2014-15</text:p>
          </table:table-cell>
          <table:table-cell table:formula="of:=['Table H'.AB24]" office:value-type="float" office:value="123.118982941854" calcext:value-type="float">
            <text:p>123.1</text:p>
          </table:table-cell>
          <table:table-cell table:formula="of:=['Table H'.AC24]" office:value-type="float" office:value="129.262086513995" calcext:value-type="float">
            <text:p>129.3</text:p>
          </table:table-cell>
        </table:table-row>
        <table:table-row table:style-name="ro2">
          <table:table-cell table:formula="of:=['Table H'.W25]" office:value-type="string" office:string-value="2015-16" calcext:value-type="string">
            <text:p>2015-16</text:p>
          </table:table-cell>
          <table:table-cell table:formula="of:=['Table H'.AB25]" office:value-type="float" office:value="125.208599300181" calcext:value-type="float">
            <text:p>125.2</text:p>
          </table:table-cell>
          <table:table-cell table:formula="of:=['Table H'.AC25]" office:value-type="float" office:value="126.208651399491" calcext:value-type="float">
            <text:p>126.2</text:p>
          </table:table-cell>
        </table:table-row>
        <table:table-row table:style-name="ro2">
          <table:table-cell table:formula="of:=['Table H'.W26]" office:value-type="string" office:string-value="2016-17" calcext:value-type="string">
            <text:p>2016-17</text:p>
          </table:table-cell>
          <table:table-cell table:formula="of:=['Table H'.AB26]" office:value-type="float" office:value="126.018650184409" calcext:value-type="float">
            <text:p>126.0</text:p>
          </table:table-cell>
          <table:table-cell table:formula="of:=['Table H'.AC26]" office:value-type="float" office:value="133.587786259542" calcext:value-type="float">
            <text:p>133.6</text:p>
          </table:table-cell>
        </table:table-row>
        <table:table-row table:style-name="ro2">
          <table:table-cell table:formula="of:=['Table H'.W27]" office:value-type="string" office:string-value="2017-18" calcext:value-type="string">
            <text:p>2017-18</text:p>
          </table:table-cell>
          <table:table-cell table:formula="of:=['Table H'.AB27]" office:value-type="float" office:value="124.729614288286" calcext:value-type="float">
            <text:p>124.7</text:p>
          </table:table-cell>
          <table:table-cell table:formula="of:=['Table H'.AC27]" office:value-type="float" office:value="130.27989821883" calcext:value-type="float">
            <text:p>130.3</text:p>
          </table:table-cell>
        </table:table-row>
        <table:table-row table:style-name="ro2">
          <table:table-cell table:formula="of:=['Table H'.W28]" office:value-type="string" office:string-value="2018-19" calcext:value-type="string">
            <text:p>2018-19</text:p>
          </table:table-cell>
          <table:table-cell table:formula="of:=['Table H'.AB28]" office:value-type="float" office:value="125.294776742556" calcext:value-type="float">
            <text:p>125.3</text:p>
          </table:table-cell>
          <table:table-cell table:formula="of:=['Table H'.AC28]" office:value-type="float" office:value="130.788804071247" calcext:value-type="float">
            <text:p>130.8</text:p>
          </table:table-cell>
        </table:table-row>
        <table:table-row table:style-name="ro2">
          <table:table-cell table:formula="of:=['Table H'.W29]" office:value-type="string" office:string-value="2019-20" calcext:value-type="string">
            <text:p>2019-20</text:p>
          </table:table-cell>
          <table:table-cell table:formula="of:=['Table H'.AB29]" office:value-type="float" office:value="123.579960367249" calcext:value-type="float">
            <text:p>123.6</text:p>
          </table:table-cell>
          <table:table-cell/>
        </table:table-row>
        <table:table-row table:style-name="ro2">
          <table:table-cell office:value-type="string" calcext:value-type="string">
            <text:p>-META-</text:p>
          </table:table-cell>
          <table:table-cell table:style-name="Default" table:number-columns-repeated="2"/>
        </table:table-row>
        <table:table-row table:style-name="ro2">
          <table:table-cell office:value-type="string" calcext:value-type="string">
            <text:p>YAXISTITLE</text:p>
          </table:table-cell>
          <table:table-cell table:style-name="Default" office:value-type="string" calcext:value-type="string">
            <text:p>Index – 1998-99 = 100 (real terms)</text:p>
          </table:table-cell>
          <table:table-cell table:style-name="Default"/>
        </table:table-row>
        <table:table-row table:style-name="ro2">
          <table:table-cell office:value-type="string" calcext:value-type="string">
            <text:p>SYMBOLS</text:p>
          </table:table-cell>
          <table:table-cell table:style-name="ce46" office:value-type="boolean" office:boolean-value="true" calcext:value-type="boolean">
            <text:p>TRUE</text:p>
          </table:table-cell>
          <table:table-cell table:style-name="Default"/>
        </table:table-row>
        <table:table-row table:style-name="ro2">
          <table:table-cell office:value-type="string" calcext:value-type="string">
            <text:p>YMIN</text:p>
          </table:table-cell>
          <table:table-cell table:style-name="Default" office:value-type="float" office:value="80" calcext:value-type="float">
            <text:p>80</text:p>
          </table:table-cell>
          <table:table-cell table:style-name="Default"/>
        </table:table-row>
      </table:table>
      <table:table table:name="'file:///home/nalu/dev/howscotlandworks/figure-data/secondedition/chapter5/working/gers2019.ods'#30062020 deflator update" table:print="false" table:style-name="ta_extref">
        <table:table-source xlink:type="simple" xlink:href="../../../chapter5/working/gers2019.ods" table:table-name="30062020 deflator update" table:filter-name="calc8" table:mode="copy-results-only"/>
        <table:table-column table:number-columns-repeated="3"/>
        <table:table-row table:number-rows-repeated="50">
          <table:table-cell table:number-columns-repeated="3"/>
        </table:table-row>
        <table:table-row>
          <table:table-cell table:number-columns-repeated="2"/>
          <table:table-cell table:style-name="ce1" office:value-type="float" office:value="66.9549">
            <text:p>66.9549</text:p>
          </table:table-cell>
        </table:table-row>
        <table:table-row>
          <table:table-cell table:number-columns-repeated="2"/>
          <table:table-cell table:style-name="ce1" office:value-type="float" office:value="67.2201">
            <text:p>67.2201</text:p>
          </table:table-cell>
        </table:table-row>
        <table:table-row>
          <table:table-cell table:number-columns-repeated="2"/>
          <table:table-cell table:style-name="ce1" office:value-type="float" office:value="68.529125">
            <text:p>68.529125</text:p>
          </table:table-cell>
        </table:table-row>
        <table:table-row>
          <table:table-cell table:number-columns-repeated="2"/>
          <table:table-cell table:style-name="ce1" office:value-type="float" office:value="69.38345">
            <text:p>69.38345</text:p>
          </table:table-cell>
        </table:table-row>
        <table:table-row>
          <table:table-cell table:number-columns-repeated="2"/>
          <table:table-cell table:style-name="ce1" office:value-type="float" office:value="70.994175">
            <text:p>70.994175</text:p>
          </table:table-cell>
        </table:table-row>
        <table:table-row>
          <table:table-cell table:number-columns-repeated="2"/>
          <table:table-cell table:style-name="ce1" office:value-type="float" office:value="72.4219">
            <text:p>72.4219</text:p>
          </table:table-cell>
        </table:table-row>
        <table:table-row>
          <table:table-cell table:number-columns-repeated="2"/>
          <table:table-cell table:style-name="ce1" office:value-type="float" office:value="74.471325">
            <text:p>74.471325</text:p>
          </table:table-cell>
        </table:table-row>
        <table:table-row>
          <table:table-cell table:number-columns-repeated="2"/>
          <table:table-cell table:style-name="ce1" office:value-type="float" office:value="76.28685">
            <text:p>76.28685</text:p>
          </table:table-cell>
        </table:table-row>
        <table:table-row>
          <table:table-cell table:number-columns-repeated="2"/>
          <table:table-cell table:style-name="ce1" office:value-type="float" office:value="78.453125">
            <text:p>78.453125</text:p>
          </table:table-cell>
        </table:table-row>
        <table:table-row>
          <table:table-cell table:number-columns-repeated="2"/>
          <table:table-cell table:style-name="ce1" office:value-type="float" office:value="80.539675">
            <text:p>80.539675</text:p>
          </table:table-cell>
        </table:table-row>
        <table:table-row>
          <table:table-cell table:number-columns-repeated="2"/>
          <table:table-cell table:style-name="ce1" office:value-type="float" office:value="82.59495">
            <text:p>82.59495</text:p>
          </table:table-cell>
        </table:table-row>
        <table:table-row>
          <table:table-cell table:number-columns-repeated="2"/>
          <table:table-cell table:style-name="ce1" office:value-type="float" office:value="83.9567">
            <text:p>83.9567</text:p>
          </table:table-cell>
        </table:table-row>
        <table:table-row>
          <table:table-cell table:number-columns-repeated="2"/>
          <table:table-cell table:style-name="ce1" office:value-type="float" office:value="85.394625">
            <text:p>85.394625</text:p>
          </table:table-cell>
        </table:table-row>
        <table:table-row>
          <table:table-cell table:number-columns-repeated="2"/>
          <table:table-cell table:style-name="ce1" office:value-type="float" office:value="86.69795">
            <text:p>86.69795</text:p>
          </table:table-cell>
        </table:table-row>
        <table:table-row>
          <table:table-cell table:number-columns-repeated="2"/>
          <table:table-cell table:style-name="ce1" office:value-type="float" office:value="88.48365">
            <text:p>88.48365</text:p>
          </table:table-cell>
        </table:table-row>
        <table:table-row>
          <table:table-cell table:number-columns-repeated="2"/>
          <table:table-cell table:style-name="ce1" office:value-type="float" office:value="90.19085">
            <text:p>90.19085</text:p>
          </table:table-cell>
        </table:table-row>
        <table:table-row>
          <table:table-cell table:number-columns-repeated="2"/>
          <table:table-cell table:style-name="ce1" office:value-type="float" office:value="91.4503">
            <text:p>91.4503</text:p>
          </table:table-cell>
        </table:table-row>
        <table:table-row>
          <table:table-cell table:number-columns-repeated="2"/>
          <table:table-cell table:style-name="ce1" office:value-type="float" office:value="92.2379">
            <text:p>92.2379</text:p>
          </table:table-cell>
        </table:table-row>
        <table:table-row>
          <table:table-cell table:number-columns-repeated="2"/>
          <table:table-cell table:style-name="ce1" office:value-type="float" office:value="94.421775">
            <text:p>94.421775</text:p>
          </table:table-cell>
        </table:table-row>
        <table:table-row>
          <table:table-cell table:number-columns-repeated="2"/>
          <table:table-cell table:style-name="ce1" office:value-type="float" office:value="96.05305">
            <text:p>96.05305</text:p>
          </table:table-cell>
        </table:table-row>
        <table:table-row>
          <table:table-cell table:number-columns-repeated="2"/>
          <table:table-cell table:style-name="ce1" office:value-type="float" office:value="98.10155">
            <text:p>98.10155</text:p>
          </table:table-cell>
        </table:table-row>
        <table:table-row>
          <table:table-cell table:number-columns-repeated="2"/>
          <table:table-cell table:style-name="ce1" office:value-type="float" office:value="100.000025">
            <text:p>100.000025</text:p>
          </table:table-cell>
        </table:table-row>
      </table:table>
      <table:table table:name="'file:///home/nalu/dev/howscotlandworks/figure-data/secondedition/chapter5/working/gers2019.ods'#MYE4 - pop" table:print="false" table:style-name="ta_extref">
        <table:table-source xlink:type="simple" xlink:href="../../../chapter5/working/gers2019.ods" table:table-name="MYE4 - pop" table:filter-name="calc8" table:mode="copy-results-only"/>
        <table:table-column table:number-columns-repeated="12"/>
        <table:table-row table:number-rows-repeated="6">
          <table:table-cell table:number-columns-repeated="12"/>
        </table:table-row>
        <table:table-row>
          <table:table-cell/>
          <table:table-cell table:style-name="ce1" office:value-type="float" office:value="58474900">
            <text:p>58474900</text:p>
          </table:table-cell>
          <table:table-cell table:number-columns-repeated="4"/>
          <table:table-cell table:style-name="ce1" office:value-type="float" office:value="5077100">
            <text:p>5077100</text:p>
          </table:table-cell>
          <table:table-cell/>
          <table:table-cell table:style-name="ce1" office:value-type="float" office:value="53397800">
            <text:p>53397800</text:p>
          </table:table-cell>
          <table:table-cell table:style-name="ce1" office:value-type="float" office:value="0.0868252874310174">
            <text:p>0.0868252874310174</text:p>
          </table:table-cell>
          <table:table-cell table:style-name="ce1" office:value-type="float" office:value="0.089389969928095">
            <text:p>0.089389969928095</text:p>
          </table:table-cell>
          <table:table-cell table:style-name="ce1" office:value-type="float" office:value="0.103995034882816">
            <text:p>0.103995034882816</text:p>
          </table:table-cell>
        </table:table-row>
        <table:table-row>
          <table:table-cell/>
          <table:table-cell table:style-name="ce1" office:value-type="float" office:value="58684400">
            <text:p>58684400</text:p>
          </table:table-cell>
          <table:table-cell table:number-columns-repeated="4"/>
          <table:table-cell table:style-name="ce1" office:value-type="float" office:value="5072000">
            <text:p>5072000</text:p>
          </table:table-cell>
          <table:table-cell/>
          <table:table-cell table:style-name="ce1" office:value-type="float" office:value="53612400">
            <text:p>53612400</text:p>
          </table:table-cell>
          <table:table-cell table:style-name="ce1" office:value-type="float" office:value="0.086428420500167">
            <text:p>0.086428420500167</text:p>
          </table:table-cell>
          <table:table-cell table:style-name="ce1" office:value-type="float" office:value="0.0889740270220014">
            <text:p>0.0889740270220014</text:p>
          </table:table-cell>
          <table:table-cell table:style-name="ce1" office:value-type="float" office:value="0.103440751005957">
            <text:p>0.103440751005957</text:p>
          </table:table-cell>
        </table:table-row>
        <table:table-row>
          <table:table-cell/>
          <table:table-cell table:style-name="ce1" office:value-type="float" office:value="58886100">
            <text:p>58886100</text:p>
          </table:table-cell>
          <table:table-cell table:number-columns-repeated="4"/>
          <table:table-cell table:style-name="ce1" office:value-type="float" office:value="5062900">
            <text:p>5062900</text:p>
          </table:table-cell>
          <table:table-cell/>
          <table:table-cell table:style-name="ce1" office:value-type="float" office:value="53823200">
            <text:p>53823200</text:p>
          </table:table-cell>
          <table:table-cell table:style-name="ce1" office:value-type="float" office:value="0.0859778453658843">
            <text:p>0.0859778453658843</text:p>
          </table:table-cell>
          <table:table-cell table:style-name="ce1" office:value-type="float" office:value="0.0885074410302938">
            <text:p>0.0885074410302938</text:p>
          </table:table-cell>
          <table:table-cell table:style-name="ce1" office:value-type="float" office:value="0.102834869894969">
            <text:p>0.102834869894969</text:p>
          </table:table-cell>
        </table:table-row>
        <table:table-row>
          <table:table-cell/>
          <table:table-cell table:style-name="ce1" office:value-type="float" office:value="59113000">
            <text:p>59113000</text:p>
          </table:table-cell>
          <table:table-cell table:number-columns-repeated="4"/>
          <table:table-cell table:style-name="ce1" office:value-type="float" office:value="5064200">
            <text:p>5064200</text:p>
          </table:table-cell>
          <table:table-cell/>
          <table:table-cell table:style-name="ce1" office:value-type="float" office:value="54048800">
            <text:p>54048800</text:p>
          </table:table-cell>
          <table:table-cell table:style-name="ce1" office:value-type="float" office:value="0.085669818821579">
            <text:p>0.085669818821579</text:p>
          </table:table-cell>
          <table:table-cell table:style-name="ce1" office:value-type="float" office:value="0.0881892999815409">
            <text:p>0.0881892999815409</text:p>
          </table:table-cell>
          <table:table-cell table:style-name="ce1" office:value-type="float" office:value="0.102411136973531">
            <text:p>0.102411136973531</text:p>
          </table:table-cell>
        </table:table-row>
        <table:table-row>
          <table:table-cell/>
          <table:table-cell table:style-name="ce1" office:value-type="float" office:value="59365700">
            <text:p>59365700</text:p>
          </table:table-cell>
          <table:table-cell table:number-columns-repeated="4"/>
          <table:table-cell table:style-name="ce1" office:value-type="float" office:value="5066000">
            <text:p>5066000</text:p>
          </table:table-cell>
          <table:table-cell/>
          <table:table-cell table:style-name="ce1" office:value-type="float" office:value="54299700">
            <text:p>54299700</text:p>
          </table:table-cell>
          <table:table-cell table:style-name="ce1" office:value-type="float" office:value="0.085335471492798">
            <text:p>0.085335471492798</text:p>
          </table:table-cell>
          <table:table-cell table:style-name="ce1" office:value-type="float" office:value="0.0878475274892011">
            <text:p>0.0878475274892011</text:p>
          </table:table-cell>
          <table:table-cell table:style-name="ce1" office:value-type="float" office:value="0.101974061631303">
            <text:p>0.101974061631303</text:p>
          </table:table-cell>
        </table:table-row>
        <table:table-row>
          <table:table-cell/>
          <table:table-cell table:style-name="ce1" office:value-type="float" office:value="59636700">
            <text:p>59636700</text:p>
          </table:table-cell>
          <table:table-cell table:number-columns-repeated="4"/>
          <table:table-cell table:style-name="ce1" office:value-type="float" office:value="5068500">
            <text:p>5068500</text:p>
          </table:table-cell>
          <table:table-cell/>
          <table:table-cell table:style-name="ce1" office:value-type="float" office:value="54568200">
            <text:p>54568200</text:p>
          </table:table-cell>
          <table:table-cell table:style-name="ce1" office:value-type="float" office:value="0.0849896121012732">
            <text:p>0.0849896121012732</text:p>
          </table:table-cell>
          <table:table-cell table:style-name="ce1" office:value-type="float" office:value="0.0874909591812427">
            <text:p>0.0874909591812427</text:p>
          </table:table-cell>
          <table:table-cell table:style-name="ce1" office:value-type="float" office:value="0.101521266687364">
            <text:p>0.101521266687364</text:p>
          </table:table-cell>
        </table:table-row>
        <table:table-row>
          <table:table-cell/>
          <table:table-cell table:style-name="ce1" office:value-type="float" office:value="59950400">
            <text:p>59950400</text:p>
          </table:table-cell>
          <table:table-cell table:number-columns-repeated="4"/>
          <table:table-cell table:style-name="ce1" office:value-type="float" office:value="5084300">
            <text:p>5084300</text:p>
          </table:table-cell>
          <table:table-cell/>
          <table:table-cell table:style-name="ce1" office:value-type="float" office:value="54866100">
            <text:p>54866100</text:p>
          </table:table-cell>
          <table:table-cell table:style-name="ce1" office:value-type="float" office:value="0.0848084416450933">
            <text:p>0.0848084416450933</text:p>
          </table:table-cell>
          <table:table-cell table:style-name="ce1" office:value-type="float" office:value="0.0873046536266899">
            <text:p>0.0873046536266899</text:p>
          </table:table-cell>
          <table:table-cell table:style-name="ce1" office:value-type="float" office:value="0.101291772421735">
            <text:p>0.101291772421735</text:p>
          </table:table-cell>
        </table:table-row>
        <table:table-row>
          <table:table-cell/>
          <table:table-cell table:style-name="ce1" office:value-type="float" office:value="60413300">
            <text:p>60413300</text:p>
          </table:table-cell>
          <table:table-cell table:number-columns-repeated="4"/>
          <table:table-cell table:style-name="ce1" office:value-type="float" office:value="5110200">
            <text:p>5110200</text:p>
          </table:table-cell>
          <table:table-cell/>
          <table:table-cell table:style-name="ce1" office:value-type="float" office:value="55303100">
            <text:p>55303100</text:p>
          </table:table-cell>
          <table:table-cell table:style-name="ce1" office:value-type="float" office:value="0.0845873342459359">
            <text:p>0.0845873342459359</text:p>
          </table:table-cell>
          <table:table-cell table:style-name="ce1" office:value-type="float" office:value="0.0870777278884903">
            <text:p>0.0870777278884903</text:p>
          </table:table-cell>
          <table:table-cell table:style-name="ce1" office:value-type="float" office:value="0.100980120934277">
            <text:p>0.100980120934277</text:p>
          </table:table-cell>
        </table:table-row>
        <table:table-row>
          <table:table-cell/>
          <table:table-cell table:style-name="ce1" office:value-type="float" office:value="60827100">
            <text:p>60827100</text:p>
          </table:table-cell>
          <table:table-cell table:number-columns-repeated="4"/>
          <table:table-cell table:style-name="ce1" office:value-type="float" office:value="5133100">
            <text:p>5133100</text:p>
          </table:table-cell>
          <table:table-cell/>
          <table:table-cell table:style-name="ce1" office:value-type="float" office:value="55694000">
            <text:p>55694000</text:p>
          </table:table-cell>
          <table:table-cell table:style-name="ce1" office:value-type="float" office:value="0.0843883729456114">
            <text:p>0.0843883729456114</text:p>
          </table:table-cell>
          <table:table-cell table:style-name="ce1" office:value-type="float" office:value="0.0868780041974139">
            <text:p>0.0868780041974139</text:p>
          </table:table-cell>
          <table:table-cell table:style-name="ce1" office:value-type="float" office:value="0.100717744657139">
            <text:p>0.100717744657139</text:p>
          </table:table-cell>
        </table:table-row>
        <table:table-row>
          <table:table-cell/>
          <table:table-cell table:style-name="ce1" office:value-type="float" office:value="61319100">
            <text:p>61319100</text:p>
          </table:table-cell>
          <table:table-cell table:number-columns-repeated="4"/>
          <table:table-cell table:style-name="ce1" office:value-type="float" office:value="5170000">
            <text:p>5170000</text:p>
          </table:table-cell>
          <table:table-cell/>
          <table:table-cell table:style-name="ce1" office:value-type="float" office:value="56149100">
            <text:p>56149100</text:p>
          </table:table-cell>
          <table:table-cell table:style-name="ce1" office:value-type="float" office:value="0.0843130443858439">
            <text:p>0.0843130443858439</text:p>
          </table:table-cell>
          <table:table-cell table:style-name="ce1" office:value-type="float" office:value="0.0868070130663864">
            <text:p>0.0868070130663864</text:p>
          </table:table-cell>
          <table:table-cell table:style-name="ce1" office:value-type="float" office:value="0.100620656233518">
            <text:p>0.100620656233518</text:p>
          </table:table-cell>
        </table:table-row>
        <table:table-row>
          <table:table-cell/>
          <table:table-cell table:style-name="ce1" office:value-type="float" office:value="61823800">
            <text:p>61823800</text:p>
          </table:table-cell>
          <table:table-cell table:number-columns-repeated="4"/>
          <table:table-cell table:style-name="ce1" office:value-type="float" office:value="5202900">
            <text:p>5202900</text:p>
          </table:table-cell>
          <table:table-cell/>
          <table:table-cell table:style-name="ce1" office:value-type="float" office:value="56620900">
            <text:p>56620900</text:p>
          </table:table-cell>
          <table:table-cell table:style-name="ce1" office:value-type="float" office:value="0.0841569104454919">
            <text:p>0.0841569104454919</text:p>
          </table:table-cell>
          <table:table-cell table:style-name="ce1" office:value-type="float" office:value="0.086650589728302">
            <text:p>0.086650589728302</text:p>
          </table:table-cell>
          <table:table-cell table:style-name="ce1" office:value-type="float" office:value="0.100411263724069">
            <text:p>0.100411263724069</text:p>
          </table:table-cell>
        </table:table-row>
        <table:table-row>
          <table:table-cell/>
          <table:table-cell table:style-name="ce1" office:value-type="float" office:value="62260500">
            <text:p>62260500</text:p>
          </table:table-cell>
          <table:table-cell table:number-columns-repeated="4"/>
          <table:table-cell table:style-name="ce1" office:value-type="float" office:value="5231900">
            <text:p>5231900</text:p>
          </table:table-cell>
          <table:table-cell/>
          <table:table-cell table:style-name="ce1" office:value-type="float" office:value="57028600">
            <text:p>57028600</text:p>
          </table:table-cell>
          <table:table-cell table:style-name="ce1" office:value-type="float" office:value="0.084032412203564">
            <text:p>0.084032412203564</text:p>
          </table:table-cell>
          <table:table-cell table:style-name="ce1" office:value-type="float" office:value="0.0865245951524132">
            <text:p>0.0865245951524132</text:p>
          </table:table-cell>
          <table:table-cell table:style-name="ce1" office:value-type="float" office:value="0.100234882099149">
            <text:p>0.100234882099149</text:p>
          </table:table-cell>
        </table:table-row>
        <table:table-row>
          <table:table-cell/>
          <table:table-cell table:style-name="ce1" office:value-type="float" office:value="62759500">
            <text:p>62759500</text:p>
          </table:table-cell>
          <table:table-cell table:number-columns-repeated="4"/>
          <table:table-cell table:style-name="ce1" office:value-type="float" office:value="5262200">
            <text:p>5262200</text:p>
          </table:table-cell>
          <table:table-cell/>
          <table:table-cell table:style-name="ce1" office:value-type="float" office:value="57497300">
            <text:p>57497300</text:p>
          </table:table-cell>
          <table:table-cell table:style-name="ce1" office:value-type="float" office:value="0.0838470669779077">
            <text:p>0.0838470669779077</text:p>
          </table:table-cell>
          <table:table-cell table:style-name="ce1" office:value-type="float" office:value="0.0863298258047793">
            <text:p>0.0863298258047793</text:p>
          </table:table-cell>
          <table:table-cell table:style-name="ce1" office:value-type="float" office:value="0.0999610580804483">
            <text:p>0.0999610580804483</text:p>
          </table:table-cell>
        </table:table-row>
        <table:table-row>
          <table:table-cell/>
          <table:table-cell table:style-name="ce1" office:value-type="float" office:value="63285100">
            <text:p>63285100</text:p>
          </table:table-cell>
          <table:table-cell table:number-columns-repeated="4"/>
          <table:table-cell table:style-name="ce1" office:value-type="float" office:value="5299900">
            <text:p>5299900</text:p>
          </table:table-cell>
          <table:table-cell/>
          <table:table-cell table:style-name="ce1" office:value-type="float" office:value="57985200">
            <text:p>57985200</text:p>
          </table:table-cell>
          <table:table-cell table:style-name="ce1" office:value-type="float" office:value="0.0837464110825455">
            <text:p>0.0837464110825455</text:p>
          </table:table-cell>
          <table:table-cell table:style-name="ce1" office:value-type="float" office:value="0.086218171879982">
            <text:p>0.086218171879982</text:p>
          </table:table-cell>
          <table:table-cell table:style-name="ce1" office:value-type="float" office:value="0.0997962611472644">
            <text:p>0.0997962611472644</text:p>
          </table:table-cell>
        </table:table-row>
        <table:table-row>
          <table:table-cell/>
          <table:table-cell table:style-name="ce1" office:value-type="float" office:value="63705000">
            <text:p>63705000</text:p>
          </table:table-cell>
          <table:table-cell table:number-columns-repeated="4"/>
          <table:table-cell table:style-name="ce1" office:value-type="float" office:value="5313600">
            <text:p>5313600</text:p>
          </table:table-cell>
          <table:table-cell/>
          <table:table-cell table:style-name="ce1" office:value-type="float" office:value="58391400">
            <text:p>58391400</text:p>
          </table:table-cell>
          <table:table-cell table:style-name="ce1" office:value-type="float" office:value="0.0834094655050624">
            <text:p>0.0834094655050624</text:p>
          </table:table-cell>
          <table:table-cell table:style-name="ce1" office:value-type="float" office:value="0.0858674819897417">
            <text:p>0.0858674819897417</text:p>
          </table:table-cell>
          <table:table-cell table:style-name="ce1" office:value-type="float" office:value="0.0993313231277702">
            <text:p>0.0993313231277702</text:p>
          </table:table-cell>
        </table:table-row>
        <table:table-row>
          <table:table-cell/>
          <table:table-cell table:style-name="ce1" office:value-type="float" office:value="64105700">
            <text:p>64105700</text:p>
          </table:table-cell>
          <table:table-cell table:number-columns-repeated="4"/>
          <table:table-cell table:style-name="ce1" office:value-type="float" office:value="5327700">
            <text:p>5327700</text:p>
          </table:table-cell>
          <table:table-cell/>
          <table:table-cell table:style-name="ce1" office:value-type="float" office:value="58778000">
            <text:p>58778000</text:p>
          </table:table-cell>
          <table:table-cell table:style-name="ce1" office:value-type="float" office:value="0.083108054353981">
            <text:p>0.083108054353981</text:p>
          </table:table-cell>
          <table:table-cell table:style-name="ce1" office:value-type="float" office:value="0.0855499478931657">
            <text:p>0.0855499478931657</text:p>
          </table:table-cell>
          <table:table-cell table:style-name="ce1" office:value-type="float" office:value="0.0989069131062752">
            <text:p>0.0989069131062752</text:p>
          </table:table-cell>
        </table:table-row>
        <table:table-row>
          <table:table-cell/>
          <table:table-cell table:style-name="ce1" office:value-type="float" office:value="64596800">
            <text:p>64596800</text:p>
          </table:table-cell>
          <table:table-cell table:number-columns-repeated="4"/>
          <table:table-cell table:style-name="ce1" office:value-type="float" office:value="5347600">
            <text:p>5347600</text:p>
          </table:table-cell>
          <table:table-cell/>
          <table:table-cell table:style-name="ce1" office:value-type="float" office:value="59249200">
            <text:p>59249200</text:p>
          </table:table-cell>
          <table:table-cell table:style-name="ce1" office:value-type="float" office:value="0.0827842865281252">
            <text:p>0.0827842865281252</text:p>
          </table:table-cell>
          <table:table-cell table:style-name="ce1" office:value-type="float" office:value="0.085212161966209">
            <text:p>0.085212161966209</text:p>
          </table:table-cell>
          <table:table-cell table:style-name="ce1" office:value-type="float" office:value="0.0984524068148595">
            <text:p>0.0984524068148595</text:p>
          </table:table-cell>
        </table:table-row>
        <table:table-row>
          <table:table-cell/>
          <table:table-cell table:style-name="ce1" office:value-type="float" office:value="65110000">
            <text:p>65110000</text:p>
          </table:table-cell>
          <table:table-cell table:number-columns-repeated="4"/>
          <table:table-cell table:style-name="ce1" office:value-type="float" office:value="5373000">
            <text:p>5373000</text:p>
          </table:table-cell>
          <table:table-cell/>
          <table:table-cell table:style-name="ce1" office:value-type="float" office:value="59737000">
            <text:p>59737000</text:p>
          </table:table-cell>
          <table:table-cell table:style-name="ce1" office:value-type="float" office:value="0.0825218860390109">
            <text:p>0.0825218860390109</text:p>
          </table:table-cell>
          <table:table-cell table:style-name="ce1" office:value-type="float" office:value="0.0849373363853654">
            <text:p>0.0849373363853654</text:p>
          </table:table-cell>
          <table:table-cell table:style-name="ce1" office:value-type="float" office:value="0.098071963246286">
            <text:p>0.098071963246286</text:p>
          </table:table-cell>
        </table:table-row>
        <table:table-row>
          <table:table-cell/>
          <table:table-cell table:style-name="ce1" office:value-type="float" office:value="65648100">
            <text:p>65648100</text:p>
          </table:table-cell>
          <table:table-cell table:number-columns-repeated="4"/>
          <table:table-cell table:style-name="ce1" office:value-type="float" office:value="5404700">
            <text:p>5404700</text:p>
          </table:table-cell>
          <table:table-cell/>
          <table:table-cell table:style-name="ce1" office:value-type="float" office:value="60243400">
            <text:p>60243400</text:p>
          </table:table-cell>
          <table:table-cell table:style-name="ce1" office:value-type="float" office:value="0.0823283537528124">
            <text:p>0.0823283537528124</text:p>
          </table:table-cell>
          <table:table-cell table:style-name="ce1" office:value-type="float" office:value="0.0847318921579848">
            <text:p>0.0847318921579848</text:p>
          </table:table-cell>
          <table:table-cell table:style-name="ce1" office:value-type="float" office:value="0.0977905880607439">
            <text:p>0.0977905880607439</text:p>
          </table:table-cell>
        </table:table-row>
        <table:table-row>
          <table:table-cell/>
          <table:table-cell table:style-name="ce1" office:value-type="float" office:value="66040200">
            <text:p>66040200</text:p>
          </table:table-cell>
          <table:table-cell table:number-columns-repeated="4"/>
          <table:table-cell table:style-name="ce1" office:value-type="float" office:value="5424800">
            <text:p>5424800</text:p>
          </table:table-cell>
          <table:table-cell/>
          <table:table-cell table:style-name="ce1" office:value-type="float" office:value="60615400">
            <text:p>60615400</text:p>
          </table:table-cell>
          <table:table-cell table:style-name="ce1" office:value-type="float" office:value="0.0821439062873825">
            <text:p>0.0821439062873825</text:p>
          </table:table-cell>
          <table:table-cell table:style-name="ce1" office:value-type="float" office:value="0.0845387365317425">
            <text:p>0.0845387365317425</text:p>
          </table:table-cell>
          <table:table-cell table:style-name="ce1" office:value-type="float" office:value="0.097534313566849">
            <text:p>0.097534313566849</text:p>
          </table:table-cell>
        </table:table-row>
        <table:table-row>
          <table:table-cell/>
          <table:table-cell table:style-name="ce1" office:value-type="float" office:value="66435600">
            <text:p>66435600</text:p>
          </table:table-cell>
          <table:table-cell table:number-columns-repeated="4"/>
          <table:table-cell table:style-name="ce1" office:value-type="float" office:value="5438100">
            <text:p>5438100</text:p>
          </table:table-cell>
          <table:table-cell/>
          <table:table-cell table:style-name="ce1" office:value-type="float" office:value="60997500">
            <text:p>60997500</text:p>
          </table:table-cell>
          <table:table-cell table:style-name="ce1" office:value-type="float" office:value="0.0818552101584091">
            <text:p>0.0818552101584091</text:p>
          </table:table-cell>
          <table:table-cell table:style-name="ce1" office:value-type="float" office:value="0.0842412309713278">
            <text:p>0.0842412309713278</text:p>
          </table:table-cell>
          <table:table-cell table:style-name="ce1" office:value-type="float" office:value="0.0971484818819091">
            <text:p>0.0971484818819091</text:p>
          </table:table-cell>
        </table:table-row>
        <table:table-row>
          <table:table-cell/>
          <table:table-cell table:style-name="ce1" office:value-type="float" office:value="66796800">
            <text:p>66796800</text:p>
          </table:table-cell>
          <table:table-cell table:number-columns-repeated="4"/>
          <table:table-cell table:style-name="ce1" office:value-type="float" office:value="5463300">
            <text:p>5463300</text:p>
          </table:table-cell>
          <table:table-cell/>
          <table:table-cell table:style-name="ce1" office:value-type="float" office:value="61333500">
            <text:p>61333500</text:p>
          </table:table-cell>
          <table:table-cell table:style-name="ce1" office:value-type="float" office:value="0.0817898462201782">
            <text:p>0.0817898462201782</text:p>
          </table:table-cell>
          <table:table-cell table:style-name="ce1" office:value-type="float" office:value="0.0841762566040759">
            <text:p>0.0841762566040759</text:p>
          </table:table-cell>
          <table:table-cell table:style-name="ce1" office:value-type="float" office:value="0.0970614884431574">
            <text:p>0.0970614884431574</text:p>
          </table:table-cell>
        </table:table-row>
      </table:table>
      <table:named-expressions/>
      <table:database-ranges>
        <table:database-range table:name="__Anonymous_Sheet_DB__14" table:target-range-address="'CSV gdp_breakdown'.A2:'CSV gdp_breakdown'.B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text>£</number:text>
      <number:number number:decimal-places="0" loext:min-decimal-places="0" number:min-integer-digits="1" number:grouping="true"/>
    </number:number-style>
    <number:number-style style:name="N126P0" style:volatile="true">
      <number:text>£</number:text>
      <number:number number:decimal-places="0" loext:min-decimal-places="0" number:min-integer-digits="1" number:grouping="true"/>
    </number:number-style>
    <number:number-style style:name="N126">
      <number:text>-£</number:text>
      <number:number number:decimal-places="0" loext:min-decimal-places="0" number:min-integer-digits="1" number:grouping="true"/>
      <style:map style:condition="value()&gt;=0" style:apply-style-name="N126P0"/>
    </number:number-style>
    <number:currency-style style:name="N128P0" style:volatile="true">
      <number:currency-symbol/>
      <number:number number:decimal-places="0" loext:min-decimal-places="0" number:min-integer-digits="1" number:grouping="true"/>
      <number:text> </number:text>
    </number:currency-style>
    <number:currency-style style:name="N128">
      <style:text-properties fo:color="#ff0000"/>
      <number:text>(</number:text>
      <number:currency-symbol/>
      <number:number number:decimal-places="0" loext:min-decimal-places="0" number:min-integer-digits="1" number:grouping="true"/>
      <number:text>)</number:text>
      <style:map style:condition="value()&gt;=0" style:apply-style-name="N128P0"/>
    </number:currency-style>
    <number:currency-style style:name="N130P0" style:volatile="true">
      <number:currency-symbol/>
      <number:number number:decimal-places="2" loext:min-decimal-places="2" number:min-integer-digits="1" number:grouping="true"/>
      <number:text> </number:text>
    </number:currency-style>
    <number:currency-style style:name="N130">
      <number:text>(</number:text>
      <number:currency-symbol/>
      <number:number number:decimal-places="2" loext:min-decimal-places="2" number:min-integer-digits="1" number:grouping="true"/>
      <number:text>)</number:text>
      <style:map style:condition="value()&gt;=0" style:apply-style-name="N130P0"/>
    </number:currency-style>
    <number:currency-style style:name="N131P0" style:volatile="true">
      <number:currency-symbol/>
      <number:number number:decimal-places="2" loext:min-decimal-places="2" number:min-integer-digits="1" number:grouping="true"/>
      <number:text> </number:text>
    </number:currency-style>
    <number:currency-style style:name="N131">
      <style:text-properties fo:color="#ff0000"/>
      <number:text>(</number:text>
      <number:currency-symbol/>
      <number:number number:decimal-places="2" loext:min-decimal-places="2" number:min-integer-digits="1" number:grouping="true"/>
      <number:text>)</number:text>
      <style:map style:condition="value()&gt;=0" style:apply-style-name="N131P0"/>
    </number:currency-style>
    <number:date-style style:name="N132">
      <number:month/>
      <number:text>/</number:text>
      <number:day/>
      <number:text>/</number:text>
      <number:year number:style="long"/>
    </number:date-style>
    <number:date-style style:name="N133">
      <number:day/>
      <number:text>-</number:text>
      <number:month number:textual="true"/>
      <number:text>-</number:text>
      <number:year/>
    </number:date-style>
    <number:date-style style:name="N134">
      <number:day/>
      <number:text>-</number:text>
      <number:month number:textual="true"/>
    </number:date-style>
    <number:date-style style:name="N135">
      <number:month number:textual="true"/>
      <number:text>-</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time-style style:name="N138">
      <number:hours/>
      <number:text>:</number:text>
      <number:minutes number:style="long"/>
    </number:time-style>
    <number:time-style style:name="N139">
      <number:hours/>
      <number:text>:</number:text>
      <number:minutes number:style="long"/>
      <number:text>:</number:text>
      <number:seconds number:style="long"/>
    </number:time-style>
    <number:date-style style:name="N140">
      <number:month/>
      <number:text>/</number:text>
      <number:day/>
      <number:text>/</number:text>
      <number:year number:style="long"/>
      <number:text> </number:text>
      <number:hours/>
      <number:text>:</number:text>
      <number:minutes number:style="long"/>
    </number:date-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52P0" style:volatile="true">
      <number:currency-symbol/>
      <loext:fill-character> </loext:fill-character>
      <number:number number:decimal-places="0" loext:min-decimal-places="0" number:min-integer-digits="1" number:grouping="true"/>
      <number:text> </number:text>
    </number:currency-style>
    <number:currency-style style:name="N152P1" style:volatile="true">
      <number:currency-symbol/>
      <loext:fill-character> </loext:fill-character>
      <number:text>(</number:text>
      <number:number number:decimal-places="0" loext:min-decimal-places="0" number:min-integer-digits="1" number:grouping="true"/>
      <number:text>)</number:text>
    </number:currency-style>
    <number:currency-style style:name="N152P2" style:volatile="true">
      <number:currency-symbol/>
      <loext:fill-character> </loext:fill-character>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6P0" style:volatile="true">
      <number:currency-symbol/>
      <loext:fill-character> </loext:fill-character>
      <number:number number:decimal-places="2" loext:min-decimal-places="2" number:min-integer-digits="1" number:grouping="true"/>
      <number:text> </number:text>
    </number:currency-style>
    <number:currency-style style:name="N156P1" style:volatile="true">
      <number:currency-symbol/>
      <loext:fill-character> </loext:fill-character>
      <number:text>(</number:text>
      <number:number number:decimal-places="2" loext:min-decimal-places="2" number:min-integer-digits="1" number:grouping="true"/>
      <number:text>)</number:text>
    </number:currency-style>
    <number:currency-style style:name="N156P2" style:volatile="true">
      <number:currency-symbol/>
      <loext:fill-character> </loext:fill-character>
      <number:text>-</number:text>
      <number:number number:decimal-places="0" loext: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7">
      <number:minutes number:style="long"/>
      <number:text>:</number:text>
      <number:seconds number:style="long"/>
    </number:time-style>
    <number:time-style style:name="N158" number:truncate-on-overflow="false">
      <number:hours/>
      <number:text>:</number:text>
      <number:minutes number:style="long"/>
      <number:text>:</number:text>
      <number:seconds number:style="long"/>
    </number:time-style>
    <number:time-style style:name="N159">
      <number:minutes number:style="long"/>
      <number:text>:</number:text>
      <number:seconds number:style="long" number:decimal-places="1"/>
    </number:time-style>
    <number:number-style style:name="N160">
      <number:scientific-number number:decimal-places="1" loext:min-decimal-places="1" number:min-integer-digits="1" number:min-exponent-digits="1" loext:exponent-interval="3" loext:forced-exponent-sign="true"/>
    </number:number-style>
    <number:currency-style style:name="N161P0" style:volatile="true">
      <number:currency-symbol/>
      <number:number number:decimal-places="0" loext:min-decimal-places="0" number:min-integer-digits="1" number:grouping="true"/>
      <number:text> </number:text>
    </number:currency-style>
    <number:currency-style style:name="N161">
      <number:text>(</number:text>
      <number:currency-symbol/>
      <number:number number:decimal-places="0" loext:min-decimal-places="0" number:min-integer-digits="1" number:grouping="true"/>
      <number:text>)</number:text>
      <style:map style:condition="value()&gt;=0" style:apply-style-name="N161P0"/>
    </number:currency-style>
    <number:number-style style:name="N162">
      <number:number number:decimal-places="1" loext:min-decimal-places="1" number:min-integer-digits="1" number:grouping="true"/>
    </number:number-style>
    <number:percentage-style style:name="N163">
      <number:number number:decimal-places="1" loext:min-decimal-places="1" number:min-integer-digits="1"/>
      <number:text>%</number:text>
    </number:percentage-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number number:decimal-places="0" loext:min-decimal-places="0" number:min-integer-digits="1" number:grouping="true"/>
      <number:text> </number:text>
    </number:number-style>
    <number:number-style style:name="N166">
      <number:text>-</number:text>
      <number:number number:decimal-places="0" loext:min-decimal-places="0" number:min-integer-digits="1" number:grouping="true"/>
      <number:text> </number:text>
      <style:map style:condition="value()&gt;=0" style:apply-style-name="N166P0"/>
    </number:number-style>
    <number:number-style style:name="N167">
      <number:number number:decimal-places="1" loext:min-decimal-places="1" number:min-integer-digits="1"/>
    </number:number-style>
    <number:number-style style:name="N168">
      <number:number number:decimal-places="1" loext:min-decimal-places="1" number:min-integer-digits="1"/>
      <number:text>p.p</number:text>
    </number:number-style>
    <number:number-style style:name="N169">
      <number:number number:decimal-places="0" loext:min-decimal-places="0" number:min-integer-digits="1">
        <number:embedded-text number:position="3"> </number:embedded-text>
      </number:number>
    </number:number-style>
    <number:number-style style:name="N170P0" style:volatile="true">
      <number:text>£</number:text>
      <number:number number:decimal-places="0" loext:min-decimal-places="0" number:min-integer-digits="1" number:grouping="true"/>
    </number:number-style>
    <number:number-style style:name="N170">
      <style:text-properties fo:color="#ff0000"/>
      <number:text>-£</number:text>
      <number:number number:decimal-places="0" loext:min-decimal-places="0" number:min-integer-digits="1" number:grouping="true"/>
      <style:map style:condition="value()&gt;=0" style:apply-style-name="N170P0"/>
    </number:number-style>
    <number:number-style style:name="N171">
      <number:text>£</number:text>
      <number:number number:decimal-places="2" loext:min-decimal-places="2" number:min-integer-digits="1" number:grouping="true"/>
    </number:number-style>
    <number:number-style style:name="N172P0" style:volatile="true">
      <number:text>£</number:text>
      <number:number number:decimal-places="2" loext:min-decimal-places="2" number:min-integer-digits="1" number:grouping="true"/>
    </number:number-style>
    <number:number-style style:name="N172">
      <number:text>-£</number:text>
      <number:number number:decimal-places="2" loext:min-decimal-places="2" number:min-integer-digits="1" number:grouping="true"/>
      <style:map style:condition="value()&gt;=0" style:apply-style-name="N172P0"/>
    </number:number-style>
    <number:number-style style:name="N173P0" style:volatile="true">
      <number:text>£</number:text>
      <number:number number:decimal-places="2" loext:min-decimal-places="2" number:min-integer-digits="1" number:grouping="true"/>
    </number:number-style>
    <number:number-style style:name="N173">
      <style:text-properties fo:color="#ff0000"/>
      <number:text>-£</number:text>
      <number:number number:decimal-places="2" loext:min-decimal-places="2" number:min-integer-digits="1" number:grouping="true"/>
      <style:map style:condition="value()&gt;=0" style:apply-style-name="N173P0"/>
    </number:number-style>
    <number:number-style style:name="N174P0" style:volatile="true">
      <number:number number:decimal-places="0" loext:min-decimal-places="0" number:min-integer-digits="1" number:grouping="true"/>
    </number:number-style>
    <number:number-style style:name="N174">
      <number:text>-</number:text>
      <number:number number:decimal-places="0" loext:min-decimal-places="0" number:min-integer-digits="1" number:grouping="true"/>
      <style:map style:condition="value()&gt;=0" style:apply-style-name="N174P0"/>
    </number:number-style>
    <number:number-style style:name="N175P0" style:volatile="true">
      <number:number number:decimal-places="0" loext:min-decimal-places="0" number:min-integer-digits="1" number:grouping="true"/>
    </number:number-style>
    <number:number-style style:name="N175">
      <style:text-properties fo:color="#ff0000"/>
      <number:text>-</number:text>
      <number:number number:decimal-places="0" loext:min-decimal-places="0" number:min-integer-digits="1" number:grouping="true"/>
      <style:map style:condition="value()&gt;=0" style:apply-style-name="N175P0"/>
    </number:number-style>
    <number:number-style style:name="N176P0" style:volatile="true">
      <number:number number:decimal-places="2" loext:min-decimal-places="2" number:min-integer-digits="1" number:grouping="true"/>
    </number:number-style>
    <number:number-style style:name="N176">
      <number:text>-</number:text>
      <number:number number:decimal-places="2" loext:min-decimal-places="2" number:min-integer-digits="1" number:grouping="true"/>
      <style:map style:condition="value()&gt;=0" style:apply-style-name="N176P0"/>
    </number:number-style>
    <number:number-style style:name="N177P0" style:volatile="true">
      <number:number number:decimal-places="2" loext:min-decimal-places="2" number:min-integer-digits="1" number:grouping="true"/>
    </number:number-style>
    <number:number-style style:name="N177">
      <style:text-properties fo:color="#ff0000"/>
      <number:text>-</number:text>
      <number:number number:decimal-places="2" loext:min-decimal-places="2" number:min-integer-digits="1" number:grouping="true"/>
      <style:map style:condition="value()&gt;=0" style:apply-style-name="N177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loext:text>
      <loext:fill-character> </loext:fill-character>
      <number:number number:decimal-places="0" loext:min-decimal-places="0" number:min-integer-digits="1" number:grouping="true"/>
      <number:text> </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0" loext:min-decimal-places="0" number:min-integer-digits="1" number:grouping="true"/>
      <number:text> </number:text>
    </number:number-style>
    <number:number-style style:name="N182P1" style:volatile="true">
      <loext:text>-£</loext:text>
      <loext:fill-character> </loext:fill-character>
      <number:number number:decimal-places="0" loext:min-decimal-places="0" number:min-integer-digits="1" number:grouping="true"/>
      <number:text> </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loext:text> £</loext:text>
      <loext:fill-character> </loext:fill-character>
      <number:number number:decimal-places="2" loext:min-decimal-places="2" number:min-integer-digits="1" number:grouping="true"/>
      <number:text> </number:text>
    </number:number-style>
    <number:number-style style:name="N186P1" style:volatile="true">
      <loext:text>-£</loext:text>
      <loext:fill-character> </loext:fill-character>
      <number:number number:decimal-places="2" loext:min-decimal-places="2" number:min-integer-digits="1" number:grouping="true"/>
      <number:text> </number:text>
    </number:number-style>
    <number:number-style style:name="N186P2" style:volatile="true">
      <loext:text> £</loext:text>
      <loext:fill-character> </loext:fill-character>
      <number:text>-</number:text>
      <number:number number:decimal-places="0" loext: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9P0" style:volatile="true">
      <loext:text> </loext:text>
      <loext:fill-character> </loext:fill-character>
      <number:number number:decimal-places="1" loext:min-decimal-places="1" number:min-integer-digits="1" number:grouping="true"/>
      <number:text> </number:text>
    </number:number-style>
    <number:number-style style:name="N189P1" style:volatile="true">
      <loext:text>-</loext:text>
      <loext:fill-character> </loext:fill-character>
      <number:number number:decimal-places="1" loext:min-decimal-places="1" number:min-integer-digits="1" number:grouping="true"/>
      <number:text> </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
      <number:number number:decimal-places="3" loext:min-decimal-places="3" number:min-integer-digits="1" number:grouping="true"/>
    </number:number-style>
    <number:percentage-style style:name="N191">
      <number:number number:decimal-places="3" loext:min-decimal-places="3" number:min-integer-digits="1"/>
      <number:text>%</number:text>
    </number:percentage-style>
    <number:percentage-style style:name="N192">
      <number:number number:decimal-places="4" loext:min-decimal-places="4" number:min-integer-digits="1"/>
      <number:text>%</number:text>
    </number:percentage-style>
    <number:percentage-style style:name="N193">
      <number:number number:decimal-places="5" loext:min-decimal-places="5" number:min-integer-digits="1"/>
      <number:text>%</number:text>
    </number:percentage-style>
    <number:percentage-style style:name="N194">
      <number:number number:decimal-places="6" loext:min-decimal-places="6" number:min-integer-digits="1"/>
      <number:text>%</number:text>
    </number:percentage-style>
    <number:percentage-style style:name="N195">
      <number:number number:decimal-places="7" loext:min-decimal-places="7" number:min-integer-digits="1"/>
      <number:text>%</number:text>
    </number:percentage-style>
    <number:percentage-style style:name="N196">
      <number:number number:decimal-places="8" loext:min-decimal-places="8" number:min-integer-digits="1"/>
      <number:text>%</number:text>
    </number:percentage-style>
    <number:percentage-style style:name="N197">
      <number:number number:decimal-places="9" loext:min-decimal-places="9" number:min-integer-digits="1"/>
      <number:text>%</number:text>
    </number:percentage-style>
    <number:number-style style:name="N198">
      <number:text>£</number:text>
      <number:number number:decimal-places="1" loext:min-decimal-places="1" number:min-integer-digits="1" number:grouping="true"/>
    </number:number-style>
    <number:number-style style:name="N199">
      <number:number number:decimal-places="3" loext:min-decimal-places="3" number:min-integer-digits="1"/>
    </number:number-style>
    <number:number-style style:name="N200">
      <number:number number:decimal-places="4" loext:min-decimal-places="4" number:min-integer-digits="1"/>
    </number:number-style>
    <number:number-style style:name="N202P0" style:volatile="true">
      <number:text>Yes</number:text>
    </number:number-style>
    <number:number-style style:name="N202P1" style:volatile="true">
      <number:text>Yes</number:text>
    </number:number-style>
    <number:number-style style:name="N202">
      <number:text>No</number:text>
      <style:map style:condition="value()&gt;0" style:apply-style-name="N202P0"/>
      <style:map style:condition="value()&lt;0" style:apply-style-name="N202P1"/>
    </number:number-style>
    <number:number-style style:name="N204P0" style:volatile="true">
      <number:text>True</number:text>
    </number:number-style>
    <number:number-style style:name="N204P1" style:volatile="true">
      <number:text>True</number:text>
    </number:number-style>
    <number:number-style style:name="N204">
      <number:text>False</number:text>
      <style:map style:condition="value()&gt;0" style:apply-style-name="N204P0"/>
      <style:map style:condition="value()&lt;0" style:apply-style-name="N204P1"/>
    </number:number-style>
    <number:number-style style:name="N206P0" style:volatile="true">
      <number:text>On</number:text>
    </number:number-style>
    <number:number-style style:name="N206P1" style:volatile="true">
      <number:text>On</number:text>
    </number:number-style>
    <number:number-style style:name="N206">
      <number:text>Off</number:text>
      <style:map style:condition="value()&gt;0" style:apply-style-name="N206P0"/>
      <style:map style:condition="value()&lt;0" style:apply-style-name="N206P1"/>
    </number:number-style>
    <number:currency-style style:name="N20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0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08P0"/>
    </number:currency-style>
    <number:number-style style:name="N209">
      <number:number number:decimal-places="0" loext:min-decimal-places="0" number:min-integer-digits="1"/>
      <number:text>p.p</number:text>
    </number:number-style>
    <number:number-style style:name="N210">
      <number:number number:decimal-places="0" loext:min-decimal-places="0" number:min-integer-digits="0"/>
      <number:text>p.p</number:text>
    </number:number-style>
    <number:number-style style:name="N211">
      <number:number number:decimal-places="1" loext:min-decimal-places="1" number:min-integer-digits="0"/>
      <number:text>p.p</number:text>
    </number:number-style>
    <number:number-style style:name="N212">
      <number:number number:decimal-places="2" loext:min-decimal-places="2" number:min-integer-digits="0"/>
      <number:text>p.p</number:text>
    </number:number-style>
    <number:number-style style:name="N213">
      <number:number number:decimal-places="3" loext:min-decimal-places="3" number:min-integer-digits="0"/>
      <number:text>p.p</number:text>
    </number:number-style>
    <number:number-style style:name="N215P0" style:volatile="true">
      <number:text>£</number:text>
      <number:number number:decimal-places="0" loext:min-decimal-places="0" number:min-integer-digits="1" number:grouping="true"/>
      <number:text> m</number:text>
    </number:number-style>
    <number:number-style style:name="N215">
      <number:text>-£</number:text>
      <number:number number:decimal-places="0" loext:min-decimal-places="0" number:min-integer-digits="1" number:grouping="true"/>
      <number:text> m</number:text>
      <style:map style:condition="value()&gt;=0" style:apply-style-name="N215P0"/>
    </number:number-style>
    <number:number-style style:name="N216">
      <number:number number:decimal-places="4" loext:min-decimal-places="4" number:min-integer-digits="1" number:grouping="true"/>
    </number:number-style>
    <number:number-style style:name="N217">
      <number:number number:decimal-places="5" loext:min-decimal-places="5" number:min-integer-digits="1" number:grouping="true"/>
    </number:number-style>
    <number:number-style style:name="N218">
      <number:number number:decimal-places="6" loext:min-decimal-places="6" number:min-integer-digits="1" number:grouping="true"/>
    </number:number-style>
    <number:percentage-style style:name="N219">
      <number:number number:decimal-places="15" loext:min-decimal-places="15" number:min-integer-digits="1"/>
      <number:text>%</number:text>
    </number:percentage-style>
    <number:number-style style:name="N221P0" style:volatile="true">
      <number:number number:decimal-places="1" loext:min-decimal-places="1" number:min-integer-digits="1" number:grouping="true"/>
      <number:text> </number:text>
    </number:number-style>
    <number:number-style style:name="N221">
      <number:text>-</number:text>
      <number:number number:decimal-places="1" loext:min-decimal-places="1" number:min-integer-digits="1" number:grouping="true"/>
      <number:text> </number:text>
      <style:map style:condition="value()&gt;=0" style:apply-style-name="N221P0"/>
    </number:number-style>
    <number:number-style style:name="N224P0" style:volatile="true">
      <number:text>to </number:text>
      <number:number number:decimal-places="4" loext:min-decimal-places="4" number:min-integer-digits="1"/>
    </number:number-style>
    <number:number-style style:name="N224P1" style:volatile="true">
      <number:text>to -</number:text>
      <number:number number:decimal-places="4" loext:min-decimal-places="4" number:min-integer-digits="1"/>
    </number:number-style>
    <number:number-style style:name="N224">
      <number:text>to 0</number:text>
      <style:map style:condition="value()&gt;0" style:apply-style-name="N224P0"/>
      <style:map style:condition="value()&lt;0" style:apply-style-name="N224P1"/>
    </number:number-style>
    <number:number-style style:name="N226P0" style:volatile="true">
      <number:number number:decimal-places="0" loext:min-decimal-places="0" number:min-integer-digits="1" number:grouping="true"/>
    </number:number-style>
    <number:number-style style:name="N226P1" style:volatile="true">
      <number:text>-</number:text>
      <number:number number:decimal-places="0" loext:min-decimal-places="0" number:min-integer-digits="1" number:grouping="true"/>
    </number:number-style>
    <number:number-style style:name="N226">
      <number:text>-</number:text>
      <style:map style:condition="value()&gt;0" style:apply-style-name="N226P0"/>
      <style:map style:condition="value()&lt;0" style:apply-style-name="N226P1"/>
    </number:number-style>
    <number:number-style style:name="N228P0" style:volatile="true">
      <number:text>&lt;0.0001</number:text>
    </number:number-style>
    <number:number-style style:name="N228">
      <number:number number:decimal-places="4" loext:min-decimal-places="4" number:min-integer-digits="1"/>
      <style:map style:condition="value()&lt;0.0001" style:apply-style-name="N228P0"/>
    </number:number-style>
    <number:number-style style:name="N231P0" style:volatile="true">
      <number:number number:decimal-places="1" loext:min-decimal-places="1" number:min-integer-digits="1" number:grouping="true" number:display-factor="1000000"/>
    </number:number-style>
    <number:number-style style:name="N231P1" style:volatile="true">
      <number:text>-</number:text>
      <number:number number:decimal-places="1" loext:min-decimal-places="1" number:min-integer-digits="1" number:grouping="true" number:display-factor="1000000"/>
    </number:number-style>
    <number:number-style style:name="N231">
      <number:text>-</number:text>
      <style:map style:condition="value()&gt;0" style:apply-style-name="N231P0"/>
      <style:map style:condition="value()&lt;0" style:apply-style-name="N231P1"/>
    </number:number-style>
    <number:number-style style:name="N234P0" style:volatile="true">
      <number:number number:decimal-places="0" loext:min-decimal-places="0" number:min-integer-digits="1" number:grouping="true" number:display-factor="1000"/>
    </number:number-style>
    <number:number-style style:name="N234P1" style:volatile="true">
      <number:text>-</number:text>
      <number:number number:decimal-places="0" loext:min-decimal-places="0" number:min-integer-digits="1" number:grouping="true" number:display-factor="1000"/>
    </number:number-style>
    <number:number-style style:name="N234">
      <number:text>-</number:text>
      <style:map style:condition="value()&gt;0" style:apply-style-name="N234P0"/>
      <style:map style:condition="value()&lt;0" style:apply-style-name="N234P1"/>
    </number:number-style>
    <number:percentage-style style:name="N236P0" style:volatile="true">
      <number:number number:decimal-places="1" loext:min-decimal-places="1" number:min-integer-digits="1"/>
      <number:text>%</number:text>
    </number:percentage-style>
    <number:percentage-style style:name="N236P1" style:volatile="true">
      <number:text>-</number:text>
      <number:number number:decimal-places="1" loext:min-decimal-places="1" number:min-integer-digits="1"/>
      <number:text>%</number:text>
    </number:percentage-style>
    <number:number-style style:name="N236">
      <number:text>-</number:text>
      <style:map style:condition="value()&gt;0" style:apply-style-name="N236P0"/>
      <style:map style:condition="value()&lt;0" style:apply-style-name="N236P1"/>
    </number:number-style>
    <number:number-style style:name="N237P0" style:volatile="true">
      <number:number number:decimal-places="1" loext:min-decimal-places="1" number:min-integer-digits="1" number:grouping="true" number:display-factor="1000000"/>
    </number:number-style>
    <number:number-style style:name="N237">
      <number:text>-</number:text>
      <number:number number:decimal-places="1" loext:min-decimal-places="1" number:min-integer-digits="1" number:grouping="true" number:display-factor="1000000"/>
      <style:map style:condition="value()&gt;=0" style:apply-style-name="N237P0"/>
    </number:number-style>
    <number:number-style style:name="N238P0" style:volatile="true">
      <number:number number:decimal-places="0" loext:min-decimal-places="0" number:min-integer-digits="1" number:grouping="true" number:display-factor="1000"/>
    </number:number-style>
    <number:number-style style:name="N238">
      <number:text>-</number:text>
      <number:number number:decimal-places="0" loext:min-decimal-places="0" number:min-integer-digits="1" number:grouping="true" number:display-factor="1000"/>
      <style:map style:condition="value()&gt;=0" style:apply-style-name="N238P0"/>
    </number:number-style>
    <number:percentage-style style:name="N239P0" style:volatile="true">
      <number:number number:decimal-places="1" loext:min-decimal-places="1" number:min-integer-digits="1"/>
      <number:text>%</number:text>
    </number:percentage-style>
    <number:percentage-style style:name="N239">
      <number:text>-</number:text>
      <number:number number:decimal-places="1" loext:min-decimal-places="1" number:min-integer-digits="1"/>
      <number:text>%</number:text>
      <style:map style:condition="value()&gt;=0" style:apply-style-name="N239P0"/>
    </number:percentage-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number:text>
    </number:number-style>
    <number:number-style style:name="N241">
      <loext:text> </loext:text>
      <loext:fill-character> </loext:fill-character>
      <number:text>-</number:text>
      <number:number number:decimal-places="0" loext:min-decimal-places="0" number:min-integer-digits="0"/>
      <number:text> </number:text>
      <style:map style:condition="value()&gt;0" style:apply-style-name="N241P0"/>
      <style:map style:condition="value()&lt;0" style:apply-style-name="N241P1"/>
    </number:number-style>
    <number:currency-style style:name="N244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44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44">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44P0"/>
      <style:map style:condition="value()&lt;0" style:apply-style-name="N244P1"/>
    </number:currency-style>
    <number:number-style style:name="N245">
      <number:text>+/-</number:text>
      <number:number number:decimal-places="1" loext:min-decimal-places="1" number:min-integer-digits="1"/>
      <number:text>%</number:text>
    </number:number-style>
    <number:number-style style:name="N246">
      <number:text>+/-</number:text>
      <number:number number:decimal-places="0" loext:min-decimal-places="0" number:min-integer-digits="1" number:grouping="true"/>
    </number:number-style>
    <number:number-style style:name="N247">
      <number:text>+/-</number:text>
      <number:number number:decimal-places="0" loext:min-decimal-places="0" number:min-integer-digits="1"/>
    </number:number-style>
    <number:percentage-style style:name="N248">
      <number:text>+/-</number:text>
      <number:number number:decimal-places="1" loext:min-decimal-places="1" number:min-integer-digits="1"/>
      <number:text>%</number:text>
    </number:percentage-style>
    <number:number-style style:name="N249">
      <number:text>+£</number:text>
      <number:number number:decimal-places="0" loext:min-decimal-places="0" number:min-integer-digits="1" number:grouping="true"/>
    </number:number-style>
    <number:number-style style:name="N250">
      <number:number number:decimal-places="11" loext:min-decimal-places="11" number:min-integer-digits="1"/>
    </number:number-style>
    <number:number-style style:name="N251">
      <number:number number:decimal-places="10" loext:min-decimal-places="10" number:min-integer-digits="1"/>
    </number:number-style>
    <number:number-style style:name="N252">
      <number:number number:decimal-places="9" loext:min-decimal-places="9" number:min-integer-digits="1"/>
    </number:number-style>
    <number:number-style style:name="N253">
      <number:number number:decimal-places="8" loext:min-decimal-places="8" number:min-integer-digits="1"/>
    </number:number-style>
    <number:number-style style:name="N254">
      <number:number number:decimal-places="7" loext:min-decimal-places="7" number:min-integer-digits="1"/>
    </number:number-style>
    <number:number-style style:name="N256P0" style:volatile="true">
      <number:text>$</number:text>
      <number:number number:decimal-places="0" loext:min-decimal-places="0" number:min-integer-digits="1" number:grouping="true"/>
      <number:text> </number:text>
    </number:number-style>
    <number:number-style style:name="N256">
      <number:text>($</number:text>
      <number:number number:decimal-places="0" loext:min-decimal-places="0" number:min-integer-digits="1" number:grouping="true"/>
      <number:text>)</number:text>
      <style:map style:condition="value()&gt;=0" style:apply-style-name="N256P0"/>
    </number:number-style>
    <number:number-style style:name="N257P0" style:volatile="true">
      <number:text>$</number:text>
      <number:number number:decimal-places="0" loext:min-decimal-places="0" number:min-integer-digits="1" number:grouping="true"/>
      <number:text> </number:text>
    </number:number-style>
    <number:number-style style:name="N257">
      <style:text-properties fo:color="#ff0000"/>
      <number:text>($</number:text>
      <number:number number:decimal-places="0" loext:min-decimal-places="0" number:min-integer-digits="1" number:grouping="true"/>
      <number:text>)</number:text>
      <style:map style:condition="value()&gt;=0" style:apply-style-name="N257P0"/>
    </number:number-style>
    <number:number-style style:name="N259P0" style:volatile="true">
      <number:text>$</number:text>
      <number:number number:decimal-places="2" loext:min-decimal-places="2" number:min-integer-digits="1" number:grouping="true"/>
      <number:text> </number:text>
    </number:number-style>
    <number:number-style style:name="N259">
      <number:text>($</number:text>
      <number:number number:decimal-places="2" loext:min-decimal-places="2" number:min-integer-digits="1" number:grouping="true"/>
      <number:text>)</number:text>
      <style:map style:condition="value()&gt;=0" style:apply-style-name="N259P0"/>
    </number:number-style>
    <number:number-style style:name="N260P0" style:volatile="true">
      <number:text>$</number:text>
      <number:number number:decimal-places="2" loext:min-decimal-places="2" number:min-integer-digits="1" number:grouping="true"/>
      <number:text> </number:text>
    </number:number-style>
    <number:number-style style:name="N260">
      <style:text-properties fo:color="#ff0000"/>
      <number:text>($</number:text>
      <number:number number:decimal-places="2" loext:min-decimal-places="2" number:min-integer-digits="1" number:grouping="true"/>
      <number:text>)</number:text>
      <style:map style:condition="value()&gt;=0" style:apply-style-name="N260P0"/>
    </number:number-style>
    <number:number-style style:name="N264P0" style:volatile="true">
      <loext:text> $</loext:text>
      <loext:fill-character> </loext:fill-character>
      <number:number number:decimal-places="0" loext:min-decimal-places="0" number:min-integer-digits="1" number:grouping="true"/>
      <number:text> </number:text>
    </number:number-style>
    <number:number-style style:name="N264P1" style:volatile="true">
      <loext:text> $</loext:text>
      <loext:fill-character> </loext:fill-character>
      <number:text>(</number:text>
      <number:number number:decimal-places="0" loext:min-decimal-places="0" number:min-integer-digits="1" number:grouping="true"/>
      <number:text>)</number:text>
    </number:number-style>
    <number:number-style style:name="N264P2" style:volatile="true">
      <loext:text> $</loext:text>
      <loext:fill-character> </loext:fill-character>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6P0" style:volatile="true">
      <loext:text> </loext:text>
      <loext:fill-character> </loext:fill-character>
      <number:number number:decimal-places="2" loext:min-decimal-places="2" number:min-integer-digits="1" number:grouping="true"/>
      <number:text> </number:text>
    </number:number-style>
    <number:number-style style:name="N266P1" style:volatile="true">
      <loext:text> </loext:text>
      <loext:fill-character> </loext:fill-character>
      <number:text>(</number:text>
      <number:number number:decimal-places="2" loext:min-decimal-places="2" number:min-integer-digits="1" number:grouping="true"/>
      <number:text>)</number:text>
    </number:number-style>
    <number:number-style style:name="N266P2" style:volatile="true">
      <loext:text> </loext:text>
      <loext:fill-character> </loext:fill-character>
      <number:text>-</number:text>
      <number:number number:decimal-places="0" loext:min-decimal-places="0" number:min-integer-digits="0"/>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loext:text> $</loext:text>
      <loext:fill-character> </loext:fill-character>
      <number:number number:decimal-places="2" loext:min-decimal-places="2" number:min-integer-digits="1" number:grouping="true"/>
      <number:text> </number:text>
    </number:number-style>
    <number:number-style style:name="N270P1" style:volatile="true">
      <loext:text> $</loext:text>
      <loext:fill-character> </loext:fill-character>
      <number:text>(</number:text>
      <number:number number:decimal-places="2" loext:min-decimal-places="2" number:min-integer-digits="1" number:grouping="true"/>
      <number:text>)</number:text>
    </number:number-style>
    <number:number-style style:name="N270P2" style:volatile="true">
      <loext:text> $</loext:text>
      <loext:fill-character> </loext:fill-character>
      <number:text>-</number:text>
      <number:number number:decimal-places="0" loext:min-decimal-places="0" number:min-integer-digits="0"/>
      <number:text>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number-style style:name="N271">
      <number:number number:decimal-places="1" loext:min-decimal-places="1" number:min-integer-digits="0"/>
    </number:number-style>
    <number:number-style style:name="N274P0" style:volatile="true">
      <loext:fill-character> </loext:fill-character>
      <number:number number:decimal-places="0" loext:min-decimal-places="0" number:min-integer-digits="1" number:grouping="true"/>
      <number:text> </number:text>
    </number:number-style>
    <number:number-style style:name="N274P1" style:volatile="true">
      <loext:text>-</loext:text>
      <loext:fill-character> </loext:fill-character>
      <number:number number:decimal-places="0" loext:min-decimal-places="0" number:min-integer-digits="1" number:grouping="true"/>
      <number:text> </number:text>
    </number:number-style>
    <number:number-style style:name="N274P2" style:volatile="true">
      <loext:fill-character> </loext:fill-character>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7P0" style:volatile="true">
      <loext:fill-character> </loext:fill-character>
      <number:number number:decimal-places="2" loext:min-decimal-places="2" number:min-integer-digits="1" number:grouping="true"/>
      <number:text> </number:text>
    </number:number-style>
    <number:number-style style:name="N277P1" style:volatile="true">
      <loext:text>-</loext:text>
      <loext:fill-character> </loext:fill-character>
      <number:number number:decimal-places="2" loext:min-decimal-places="2" number:min-integer-digits="1" number:grouping="true"/>
      <number:text> </number:text>
    </number:number-style>
    <number:number-style style:name="N277P2" style:volatile="true">
      <loext:fill-character> </loext:fill-character>
      <number:text>-</number:text>
      <number:number number:decimal-places="0" loext:min-decimal-places="0" number:min-integer-digits="0"/>
      <number:text>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8P0" style:volatile="true">
      <loext:text> £</loext:text>
      <loext:fill-character> </loext:fill-character>
      <number:number number:decimal-places="2" loext:min-decimal-places="2" number:min-integer-digits="1" number:grouping="true"/>
      <number:text> </number:text>
    </number:number-style>
    <number:number-style style:name="N278P1" style:volatile="true">
      <loext:text>-£</loext:text>
      <loext:fill-character> </loext:fill-character>
      <number:number number:decimal-places="2" loext:min-decimal-places="2" number:min-integer-digits="1" number:grouping="true"/>
      <number:text> </number:text>
    </number:number-style>
    <number:number-style style:name="N278P2" style:volatile="true">
      <loext:text> £</loext:text>
      <loext:fill-character> </loext:fill-character>
      <number:text>-</number:text>
      <number:number number:decimal-places="0" loext:min-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number number:decimal-places="1" loext:min-decimal-places="1" number:min-integer-digits="1" number:grouping="true"/>
      <number:text> </number:text>
    </number:number-style>
    <number:number-style style:name="N279P1" style:volatile="true">
      <number:text>(</number:text>
      <number:number number:decimal-places="1" loext:min-decimal-places="1" number:min-integer-digits="1" number:grouping="true"/>
      <number:text>)</number:text>
    </number:number-style>
    <number:number-style style:name="N279">
      <loext:fill-character> </loext:fill-character>
      <number:text>-</number:text>
      <number:number number:decimal-places="0" loext:min-decimal-places="0" number:min-integer-digits="0"/>
      <number:text> </number:text>
      <style:map style:condition="value()&gt;0" style:apply-style-name="N279P0"/>
      <style:map style:condition="value()&lt;0" style:apply-style-name="N279P1"/>
    </number:number-style>
    <number:number-style style:name="N280P0" style:volatile="true">
      <loext:fill-character> </loext:fill-character>
      <number:number number:decimal-places="0" loext:min-decimal-places="0" number:min-integer-digits="1" number:grouping="true"/>
      <number:text> </number:text>
    </number:number-style>
    <number:number-style style:name="N280P1" style:volatile="true">
      <loext:text>-</loext:text>
      <loext:fill-character> </loext:fill-character>
      <number:number number:decimal-places="0" loext:min-decimal-places="0" number:min-integer-digits="1" number:grouping="true"/>
      <number:text> </number:text>
    </number:number-style>
    <number:number-style style:name="N280P2" style:volatile="true">
      <loext:fill-character> </loext:fill-character>
      <number:text>-</number:text>
      <number:number number:decimal-places="0" loext:min-decimal-places="0" number:min-integer-digits="0"/>
      <number:text>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number:number number:decimal-places="0" loext:min-decimal-places="0" number:min-integer-digits="1" number:grouping="true"/>
      <number:text> </number:text>
    </number:number-style>
    <number:number-style style:name="N281">
      <number:text>(</number:text>
      <number:number number:decimal-places="0" loext:min-decimal-places="0" number:min-integer-digits="1" number:grouping="true"/>
      <number:text>)</number:text>
      <style:map style:condition="value()&gt;=0" style:apply-style-name="N281P0"/>
    </number:number-style>
    <number:number-style style:name="N282">
      <number:number number:decimal-places="12" loext:min-decimal-places="12" number:min-integer-digits="1"/>
    </number:number-style>
    <number:number-style style:name="N283">
      <number:number number:decimal-places="6" loext:min-decimal-places="6" number:min-integer-digits="1"/>
    </number:number-style>
    <number:number-style style:name="N284">
      <number:number number:decimal-places="5" loext:min-decimal-places="5" number:min-integer-digits="1"/>
    </number:number-style>
    <number:number-style style:name="N285">
      <number:number number:decimal-places="14" loext:min-decimal-places="14" number:min-integer-digits="1"/>
    </number:number-style>
    <number:number-style style:name="N286">
      <number:number number:decimal-places="13" loext:min-decimal-places="13" number:min-integer-digits="1"/>
    </number:number-style>
    <number:number-style style:name="N287P0" style:volatile="true">
      <number:number number:decimal-places="0" loext:min-decimal-places="0" number:min-integer-digits="1"/>
    </number:number-style>
    <number:number-style style:name="N287">
      <style:text-properties fo:color="#ff0000"/>
      <number:text>-</number:text>
      <number:number number:decimal-places="0" loext:min-decimal-places="0" number:min-integer-digits="1"/>
      <style:map style:condition="value()&gt;=0" style:apply-style-name="N287P0"/>
    </number:number-style>
    <number:date-style style:name="N288">
      <number:month number:textual="true"/>
      <number:text> </number:text>
      <number:day number:style="long"/>
      <number:text>, </number:text>
      <number:year number:style="long"/>
    </number:date-style>
    <number:date-style style:name="N289">
      <number:year number:style="long"/>
    </number:date-style>
    <number:number-style style:name="N291P0" style:volatile="true">
      <number:number number:decimal-places="0" loext:min-decimal-places="0" number:min-integer-digits="1"/>
      <number:text> </number:text>
    </number:number-style>
    <number:number-style style:name="N291">
      <number:text>-</number:text>
      <number:number number:decimal-places="0" loext:min-decimal-places="0" number:min-integer-digits="1"/>
      <number:text> </number:text>
      <style:map style:condition="value()&gt;=0" style:apply-style-name="N291P0"/>
    </number:number-style>
    <number:percentage-style style:name="N292P0" style:volatile="true">
      <number:number number:decimal-places="1" loext:min-decimal-places="1" number:min-integer-digits="1"/>
      <number:text>%</number:text>
    </number:percentage-style>
    <number:percentage-style style:name="N292">
      <style:text-properties fo:color="#ff0000"/>
      <number:text>-</number:text>
      <number:number number:decimal-places="1" loext:min-decimal-places="1" number:min-integer-digits="1"/>
      <number:text>%</number:text>
      <style:map style:condition="value()&gt;=0" style:apply-style-name="N292P0"/>
    </number:percentage-style>
    <number:percentage-style style:name="N293P0" style:volatile="true">
      <number:number number:decimal-places="2" loext:min-decimal-places="2" number:min-integer-digits="1"/>
      <number:text>%</number:text>
    </number:percentage-style>
    <number:percentage-style style:name="N293">
      <style:text-properties fo:color="#ff0000"/>
      <number:text>-</number:text>
      <number:number number:decimal-places="2" loext:min-decimal-places="2" number:min-integer-digits="1"/>
      <number:text>%</number:text>
      <style:map style:condition="value()&gt;=0" style:apply-style-name="N293P0"/>
    </number:percentage-style>
    <number:number-style style:name="N294P0" style:volatile="true">
      <loext:text> £</loext:text>
      <loext:fill-character> </loext:fill-character>
      <number:number number:decimal-places="0" loext:min-decimal-places="0" number:min-integer-digits="1" number:grouping="true"/>
      <number:text> </number:text>
    </number:number-style>
    <number:number-style style:name="N294P1" style:volatile="true">
      <loext:text>-£</loext:text>
      <loext:fill-character> </loext:fill-character>
      <number:number number:decimal-places="0" loext:min-decimal-places="0" number:min-integer-digits="1" number:grouping="true"/>
      <number:text> </number:text>
    </number:number-style>
    <number:number-style style:name="N294P2" style:volatile="true">
      <loext:text> £</loext:text>
      <loext:fill-character> </loext:fill-character>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5">
      <number:scientific-number number:decimal-places="1" loext:min-decimal-places="1" number:min-integer-digits="3" number:min-exponent-digits="1" loext:exponent-interval="3" loext:forced-exponent-sign="true"/>
    </number:number-style>
    <number:currency-style style:name="N297P0" style:volatile="true">
      <number:currency-symbol number:language="en" number:country="GB">£</number:currency-symbol>
      <number:number number:decimal-places="1" loext:min-decimal-places="1" number:min-integer-digits="1" number:grouping="true"/>
    </number:currency-style>
    <number:currency-style style:name="N297">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97P0"/>
    </number:currency-style>
    <number:number-style style:name="N299P0" style:volatile="true">
      <number:text>£</number:text>
      <number:number number:decimal-places="0" loext:min-decimal-places="0" number:min-integer-digits="1" number:grouping="true"/>
      <number:text> </number:text>
    </number:number-style>
    <number:number-style style:name="N299">
      <number:text>(£</number:text>
      <number:number number:decimal-places="0" loext:min-decimal-places="0" number:min-integer-digits="1" number:grouping="true"/>
      <number:text>)</number:text>
      <style:map style:condition="value()&gt;=0" style:apply-style-name="N299P0"/>
    </number:number-style>
    <number:number-style style:name="N300P0" style:volatile="true">
      <number:text>£</number:text>
      <number:number number:decimal-places="0" loext:min-decimal-places="0" number:min-integer-digits="1" number:grouping="true"/>
      <number:text> </number:text>
    </number:number-style>
    <number:number-style style:name="N300">
      <style:text-properties fo:color="#ff0000"/>
      <number:text>(£</number:text>
      <number:number number:decimal-places="0" loext:min-decimal-places="0" number:min-integer-digits="1" number:grouping="true"/>
      <number:text>)</number:text>
      <style:map style:condition="value()&gt;=0" style:apply-style-name="N300P0"/>
    </number:number-style>
    <number:number-style style:name="N302P0" style:volatile="true">
      <number:text>£</number:text>
      <number:number number:decimal-places="2" loext:min-decimal-places="2" number:min-integer-digits="1" number:grouping="true"/>
      <number:text> </number:text>
    </number:number-style>
    <number:number-style style:name="N302">
      <number:text>(£</number:text>
      <number:number number:decimal-places="2" loext:min-decimal-places="2" number:min-integer-digits="1" number:grouping="true"/>
      <number:text>)</number:text>
      <style:map style:condition="value()&gt;=0" style:apply-style-name="N302P0"/>
    </number:number-style>
    <number:number-style style:name="N303P0" style:volatile="true">
      <number:text>£</number:text>
      <number:number number:decimal-places="2" loext:min-decimal-places="2" number:min-integer-digits="1" number:grouping="true"/>
      <number:text> </number:text>
    </number:number-style>
    <number:number-style style:name="N303">
      <style:text-properties fo:color="#ff0000"/>
      <number:text>(£</number:text>
      <number:number number:decimal-places="2" loext:min-decimal-places="2" number:min-integer-digits="1" number:grouping="true"/>
      <number:text>)</number:text>
      <style:map style:condition="value()&gt;=0" style:apply-style-name="N303P0"/>
    </number:number-style>
    <number:number-style style:name="N305P0" style:volatile="true">
      <loext:text> £</loext:text>
      <loext:fill-character> </loext:fill-character>
      <number:number number:decimal-places="0" loext:min-decimal-places="0" number:min-integer-digits="1" number:grouping="true"/>
      <number:text> </number:text>
    </number:number-style>
    <number:number-style style:name="N305P1" style:volatile="true">
      <loext:text> £</loext:text>
      <loext:fill-character> </loext:fill-character>
      <number:text>(</number:text>
      <number:number number:decimal-places="0" loext:min-decimal-places="0" number:min-integer-digits="1" number:grouping="true"/>
      <number:text>)</number:text>
    </number:number-style>
    <number:number-style style:name="N305P2" style:volatile="true">
      <loext:text> £</loext:text>
      <loext:fill-character> </loext:fill-character>
      <number:text>- </number:text>
    </number:number-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loext:text> £</loext:text>
      <loext:fill-character> </loext:fill-character>
      <number:number number:decimal-places="2" loext:min-decimal-places="2" number:min-integer-digits="1" number:grouping="true"/>
      <number:text> </number:text>
    </number:number-style>
    <number:number-style style:name="N307P1" style:volatile="true">
      <loext:text> £</loext:text>
      <loext:fill-character> </loext:fill-character>
      <number:text>(</number:text>
      <number:number number:decimal-places="2" loext:min-decimal-places="2" number:min-integer-digits="1" number:grouping="true"/>
      <number:text>)</number:text>
    </number:number-style>
    <number:number-style style:name="N307P2" style:volatile="true">
      <loext:text> £</loext:text>
      <loext:fill-character> </loext:fill-character>
      <number:text>-</number:text>
      <number:number number:decimal-places="0" loext:min-decimal-places="0" number:min-integer-digits="0"/>
      <number:text> </number:text>
    </number:number-style>
    <number:text-style style:name="N307">
      <number:text> </number:text>
      <number:text-content/>
      <number:text> </number:text>
      <style:map style:condition="value()&gt;0" style:apply-style-name="N307P0"/>
      <style:map style:condition="value()&lt;0" style:apply-style-name="N307P1"/>
      <style:map style:condition="value()=0" style:apply-style-name="N307P2"/>
    </number:text-style>
    <number:currency-style style:name="N309P0" style:volatile="true">
      <number:currency-symbol number:language="en" number:country="GB">£</number:currency-symbol>
      <number:number number:decimal-places="0" loext:min-decimal-places="0" number:min-integer-digits="1" number:grouping="true"/>
    </number:currency-style>
    <number:currency-style style:name="N309">
      <number:currency-symbol number:language="en" number:country="GB">£</number:currency-symbol>
      <number:text>-</number:text>
      <number:number number:decimal-places="0" loext:min-decimal-places="0" number:min-integer-digits="1" number:grouping="true"/>
      <style:map style:condition="value()&gt;=0" style:apply-style-name="N309P0"/>
    </number:currency-style>
    <number:percentage-style style:name="N310P0" style:volatile="true">
      <number:number number:decimal-places="0" loext:min-decimal-places="0" number:min-integer-digits="1"/>
      <number:text>%</number:text>
    </number:percentage-style>
    <number:percentage-style style:name="N310">
      <style:text-properties fo:color="#ff0000"/>
      <number:text>(</number:text>
      <number:number number:decimal-places="0" loext:min-decimal-places="0" number:min-integer-digits="1"/>
      <number:text>%)</number:text>
      <style:map style:condition="value()&gt;=0" style:apply-style-name="N310P0"/>
    </number:percentage-style>
    <number:number-style style:name="N311P0" style:volatile="true">
      <number:number number:decimal-places="0" loext:min-decimal-places="0" number:min-integer-digits="1" number:grouping="true"/>
    </number:number-style>
    <number:number-style style:name="N311">
      <number:number number:decimal-places="0" loext:min-decimal-places="0" number:min-integer-digits="1" number:grouping="true"/>
      <style:map style:condition="value()&gt;=0" style:apply-style-name="N311P0"/>
    </number:number-style>
    <number:number-style style:name="N312P0" style:volatile="true">
      <number:number number:decimal-places="0" loext:min-decimal-places="0" number:min-integer-digits="1"/>
    </number:number-style>
    <number:number-style style:name="N312">
      <number:number number:decimal-places="0" loext:min-decimal-places="0" number:min-integer-digits="1"/>
      <style:map style:condition="value()&gt;=0" style:apply-style-name="N312P0"/>
    </number:number-style>
    <number:currency-style style:name="N315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15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15">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315P0"/>
      <style:map style:condition="value()&lt;0" style:apply-style-name="N315P1"/>
    </number:currency-style>
    <number:currency-style style:name="N316P0" style:volatile="true">
      <number:currency-symbol number:language="en" number:country="GB">£</number:currency-symbol>
      <number:number number:decimal-places="0" loext:min-decimal-places="0" number:min-integer-digits="1" number:grouping="true"/>
    </number:currency-style>
    <number:currency-style style:name="N316">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316P0"/>
    </number:currency-style>
    <number:currency-style style:name="N31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31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318P0"/>
    </number:currency-style>
    <number:date-style style:name="N319">
      <number:month number:textual="true"/>
      <number:text>-</number:text>
      <number:year number:style="long"/>
    </number:date-style>
    <number:currency-style style:name="N321P0" style:volatile="true">
      <number:number number:decimal-places="2" loext:min-decimal-places="2" number:min-integer-digits="1" number:grouping="true"/>
      <number:text> </number:text>
      <number:currency-symbol>GBP</number:currency-symbol>
    </number:currency-style>
    <number:currency-style style:name="N321" number:title="User-defined">
      <style:text-properties fo:color="#ff0000"/>
      <number:text>-</number:text>
      <number:number number:decimal-places="2" loext:min-decimal-places="2" number:min-integer-digits="1" number:grouping="true"/>
      <number:text> </number:text>
      <number:currency-symbol>GBP</number:currency-symbol>
      <style:map style:condition="value()&gt;=0" style:apply-style-name="N321P0"/>
    </number:currency-style>
    <number:currency-style style:name="N323P0" style:volatile="true">
      <number:currency-symbol number:language="en" number:country="GB">£</number:currency-symbol>
      <number:number number:decimal-places="2" loext:min-decimal-places="2" number:min-integer-digits="1" number:grouping="true"/>
    </number:currency-style>
    <number:currency-style style:name="N323">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323P0"/>
    </number:currency-style>
    <number:number-style style:name="N324P0" style:volatile="true">
      <number:text>£</number:text>
      <number:number number:decimal-places="0" loext:min-decimal-places="0" number:min-integer-digits="1" number:grouping="true"/>
    </number:number-style>
    <number:number-style style:name="N324">
      <number:text>-£</number:text>
      <number:number number:decimal-places="0" loext:min-decimal-places="0" number:min-integer-digits="1" number:grouping="true"/>
      <style:map style:condition="value()&gt;=0" style:apply-style-name="N324P0"/>
    </number:number-style>
    <number:currency-style style:name="N325P0" style:volatile="true">
      <number:currency-symbol/>
      <number:number number:decimal-places="0" loext:min-decimal-places="0" number:min-integer-digits="1" number:grouping="true"/>
      <number:text> </number:text>
    </number:currency-style>
    <number:currency-style style:name="N325">
      <style:text-properties fo:color="#ff0000"/>
      <number:text>(</number:text>
      <number:currency-symbol/>
      <number:number number:decimal-places="0" loext:min-decimal-places="0" number:min-integer-digits="1" number:grouping="true"/>
      <number:text>)</number:text>
      <style:map style:condition="value()&gt;=0" style:apply-style-name="N325P0"/>
    </number:currency-style>
    <number:currency-style style:name="N326P0" style:volatile="true">
      <number:currency-symbol/>
      <number:number number:decimal-places="2" loext:min-decimal-places="2" number:min-integer-digits="1" number:grouping="true"/>
      <number:text> </number:text>
    </number:currency-style>
    <number:currency-style style:name="N326">
      <number:text>(</number:text>
      <number:currency-symbol/>
      <number:number number:decimal-places="2" loext:min-decimal-places="2" number:min-integer-digits="1" number:grouping="true"/>
      <number:text>)</number:text>
      <style:map style:condition="value()&gt;=0" style:apply-style-name="N326P0"/>
    </number:currency-style>
    <number:currency-style style:name="N327P0" style:volatile="true">
      <number:currency-symbol/>
      <number:number number:decimal-places="2" loext:min-decimal-places="2" number:min-integer-digits="1" number:grouping="true"/>
      <number:text> </number:text>
    </number:currency-style>
    <number:currency-style style:name="N327">
      <style:text-properties fo:color="#ff0000"/>
      <number:text>(</number:text>
      <number:currency-symbol/>
      <number:number number:decimal-places="2" loext:min-decimal-places="2" number:min-integer-digits="1" number:grouping="true"/>
      <number:text>)</number:text>
      <style:map style:condition="value()&gt;=0" style:apply-style-name="N327P0"/>
    </number:currency-style>
    <number:number-style style:name="N328P0" style:volatile="true">
      <number:number number:decimal-places="0" loext:min-decimal-places="0" number:min-integer-digits="1" number:grouping="true"/>
      <number:text> </number:text>
    </number:number-style>
    <number:number-style style:name="N328">
      <style:text-properties fo:color="#ff0000"/>
      <number:text>(</number:text>
      <number:number number:decimal-places="0" loext:min-decimal-places="0" number:min-integer-digits="1" number:grouping="true"/>
      <number:text>)</number:text>
      <style:map style:condition="value()&gt;=0" style:apply-style-name="N328P0"/>
    </number:number-style>
    <number:number-style style:name="N329P0" style:volatile="true">
      <number:number number:decimal-places="2" loext:min-decimal-places="2" number:min-integer-digits="1" number:grouping="true"/>
      <number:text> </number:text>
    </number:number-style>
    <number:number-style style:name="N329">
      <style:text-properties fo:color="#ff0000"/>
      <number:text>(</number:text>
      <number:number number:decimal-places="2" loext:min-decimal-places="2" number:min-integer-digits="1" number:grouping="true"/>
      <number:text>)</number:text>
      <style:map style:condition="value()&gt;=0" style:apply-style-name="N329P0"/>
    </number:number-style>
    <number:number-style style:name="N330P0" style:volatile="true">
      <loext:text> </loext:text>
      <loext:fill-character> </loext:fill-character>
      <number:number number:decimal-places="0" loext:min-decimal-places="0" number:min-integer-digits="1" number:grouping="true"/>
      <number:text> </number:text>
    </number:number-style>
    <number:number-style style:name="N330P1" style:volatile="true">
      <loext:text> </loext:text>
      <loext:fill-character> </loext:fill-character>
      <number:text>(</number:text>
      <number:number number:decimal-places="0" loext:min-decimal-places="0" number:min-integer-digits="1" number:grouping="true"/>
      <number:text>)</number:text>
    </number:number-style>
    <number:number-style style:name="N330P2" style:volatile="true">
      <loext:text> </loext:text>
      <loext:fill-character> </loext:fill-character>
      <number:text>- </number:text>
    </number:number-style>
    <number:text-style style:name="N330">
      <number:text> </number:text>
      <number:text-content/>
      <number:text> </number:text>
      <style:map style:condition="value()&gt;0" style:apply-style-name="N330P0"/>
      <style:map style:condition="value()&lt;0" style:apply-style-name="N330P1"/>
      <style:map style:condition="value()=0" style:apply-style-name="N330P2"/>
    </number:text-style>
    <number:currency-style style:name="N331P0" style:volatile="true">
      <number:text> </number:text>
      <number:currency-symbol/>
      <loext:fill-character> </loext:fill-character>
      <number:number number:decimal-places="0" loext:min-decimal-places="0" number:min-integer-digits="1" number:grouping="true"/>
      <number:text> </number:text>
    </number:currency-style>
    <number:currency-style style:name="N331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331P2" style:volatile="true">
      <number:text> </number:text>
      <number:currency-symbol/>
      <loext:fill-character> </loext:fill-character>
      <number:text>- </number:text>
    </number:currency-style>
    <number:text-style style:name="N331">
      <number:text> </number:text>
      <number:text-content/>
      <number:text> </number:text>
      <style:map style:condition="value()&gt;0" style:apply-style-name="N331P0"/>
      <style:map style:condition="value()&lt;0" style:apply-style-name="N331P1"/>
      <style:map style:condition="value()=0" style:apply-style-name="N331P2"/>
    </number:text-style>
    <number:number-style style:name="N332P0" style:volatile="true">
      <loext:text> </loext:text>
      <loext:fill-character> </loext:fill-character>
      <number:number number:decimal-places="2" loext:min-decimal-places="2" number:min-integer-digits="1" number:grouping="true"/>
      <number:text> </number:text>
    </number:number-style>
    <number:number-style style:name="N332P1" style:volatile="true">
      <loext:text>-</loext:text>
      <loext:fill-character> </loext:fill-character>
      <number:number number:decimal-places="2" loext:min-decimal-places="2" number:min-integer-digits="1" number:grouping="true"/>
      <number:text> </number:text>
    </number:number-style>
    <number:number-style style:name="N332P2" style:volatile="true">
      <loext:text> </loext:text>
      <loext:fill-character> </loext:fill-character>
      <number:text>-</number:text>
      <number:number number:decimal-places="0" loext:min-decimal-places="0" number:min-integer-digits="0"/>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currency-style style:name="N333P0" style:volatile="true">
      <number:text> </number:text>
      <number:currency-symbol/>
      <loext:fill-character> </loext:fill-character>
      <number:number number:decimal-places="2" loext:min-decimal-places="2" number:min-integer-digits="1" number:grouping="true"/>
      <number:text> </number:text>
    </number:currency-style>
    <number:currency-style style:name="N333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333P2" style:volatile="true">
      <number:text> </number:text>
      <number:currency-symbol/>
      <loext:fill-character> </loext:fill-character>
      <number:text>-</number:text>
      <number:number number:decimal-places="0" loext:min-decimal-places="0" number:min-integer-digits="0"/>
      <number:text> </number:text>
    </number:currency-style>
    <number:text-style style:name="N333">
      <number:text> </number:text>
      <number:text-content/>
      <number:text> </number:text>
      <style:map style:condition="value()&gt;0" style:apply-style-name="N333P0"/>
      <style:map style:condition="value()&lt;0" style:apply-style-name="N333P1"/>
      <style:map style:condition="value()=0" style:apply-style-name="N333P2"/>
    </number:text-style>
    <number:currency-style style:name="N334P0" style:volatile="true">
      <number:currency-symbol/>
      <number:number number:decimal-places="0" loext:min-decimal-places="0" number:min-integer-digits="1" number:grouping="true"/>
      <number:text> </number:text>
    </number:currency-style>
    <number:currency-style style:name="N334">
      <number:text>(</number:text>
      <number:currency-symbol/>
      <number:number number:decimal-places="0" loext:min-decimal-places="0" number:min-integer-digits="1" number:grouping="true"/>
      <number:text>)</number:text>
      <style:map style:condition="value()&gt;=0" style:apply-style-name="N334P0"/>
    </number:currency-style>
    <number:number-style style:name="N335P0" style:volatile="true">
      <loext:text> </loext:text>
      <loext:fill-character> </loext:fill-character>
      <number:number number:decimal-places="2" loext:min-decimal-places="2" number:min-integer-digits="1" number:grouping="true"/>
      <number:text> </number:text>
    </number:number-style>
    <number:number-style style:name="N335P1" style:volatile="true">
      <loext:text>-</loext:text>
      <loext:fill-character> </loext:fill-character>
      <number:number number:decimal-places="2" loext:min-decimal-places="2" number:min-integer-digits="1" number:grouping="true"/>
      <number:text> </number:text>
    </number:number-style>
    <number:number-style style:name="N335P2" style:volatile="true">
      <loext:text> </loext:text>
      <loext:fill-character> </loext:fill-character>
      <number:text>-</number:text>
      <number:number number:decimal-places="0" loext:min-decimal-places="0" number:min-integer-digits="0"/>
      <number:text> </number:text>
    </number:number-style>
    <number:text-style style:name="N335">
      <number:text> </number:text>
      <number:text-content/>
      <number:text> </number:text>
      <style:map style:condition="value()&gt;0" style:apply-style-name="N335P0"/>
      <style:map style:condition="value()&lt;0" style:apply-style-name="N335P1"/>
      <style:map style:condition="value()=0" style:apply-style-name="N335P2"/>
    </number:text-style>
    <number:number-style style:name="N336P0" style:volatile="true">
      <loext:text> </loext:text>
      <loext:fill-character> </loext:fill-character>
      <number:number number:decimal-places="0" loext:min-decimal-places="0" number:min-integer-digits="1" number:grouping="true"/>
      <number:text> </number:text>
    </number:number-style>
    <number:number-style style:name="N336P1" style:volatile="true">
      <loext:text>-</loext:text>
      <loext:fill-character> </loext:fill-character>
      <number:number number:decimal-places="0" loext:min-decimal-places="0" number:min-integer-digits="1" number:grouping="true"/>
      <number:text> </number:text>
    </number:number-style>
    <number:number-style style:name="N336P2" style:volatile="true">
      <loext:text> </loext:text>
      <loext:fill-character> </loext:fill-character>
      <number:text>-</number:text>
      <number:number number:decimal-places="0" loext:min-decimal-places="0" number:min-integer-digits="0"/>
      <number:text> </number:text>
    </number:number-style>
    <number:text-style style:name="N336">
      <number:text> </number:text>
      <number:text-content/>
      <number:text> </number:text>
      <style:map style:condition="value()&gt;0" style:apply-style-name="N336P0"/>
      <style:map style:condition="value()&lt;0" style:apply-style-name="N336P1"/>
      <style:map style:condition="value()=0" style:apply-style-name="N336P2"/>
    </number:text-style>
    <number:number-style style:name="N337P0" style:volatile="true">
      <number:number number:decimal-places="0" loext:min-decimal-places="0" number:min-integer-digits="1" number:grouping="true"/>
      <number:text> </number:text>
    </number:number-style>
    <number:number-style style:name="N337">
      <number:text>-</number:text>
      <number:number number:decimal-places="0" loext:min-decimal-places="0" number:min-integer-digits="1" number:grouping="true"/>
      <number:text> </number:text>
      <style:map style:condition="value()&gt;=0" style:apply-style-name="N337P0"/>
    </number:number-style>
    <number:number-style style:name="N338">
      <number:number number:decimal-places="1" loext:min-decimal-places="1" number:min-integer-digits="1"/>
      <number:text>p.p</number:text>
    </number:number-style>
    <number:number-style style:name="N339">
      <number:number number:decimal-places="1" loext:min-decimal-places="1" number:min-integer-digits="1"/>
      <number:text>p.p</number:text>
    </number:number-style>
    <number:number-style style:name="N340">
      <number:number number:decimal-places="0" loext:min-decimal-places="0" number:min-integer-digits="1">
        <number:embedded-text number:position="3"> </number:embedded-text>
      </number:number>
    </number:number-style>
    <number:number-style style:name="N341P0" style:volatile="true">
      <loext:text> </loext:text>
      <loext:fill-character> </loext:fill-character>
      <number:number number:decimal-places="0" loext:min-decimal-places="0" number:min-integer-digits="1" number:grouping="true"/>
      <number:text> </number:text>
    </number:number-style>
    <number:number-style style:name="N341P1" style:volatile="true">
      <loext:text>-</loext:text>
      <loext:fill-character> </loext:fill-character>
      <number:number number:decimal-places="0" loext:min-decimal-places="0" number:min-integer-digits="1" number:grouping="true"/>
      <number:text> </number:text>
    </number:number-style>
    <number:number-style style:name="N341P2" style:volatile="true">
      <loext:text> </loext:text>
      <loext:fill-character> </loext:fill-character>
      <number:text>-</number:text>
      <number:number number:decimal-places="0" loext:min-decimal-places="0" number:min-integer-digits="0"/>
      <number:text> </number:text>
    </number:number-style>
    <number:text-style style:name="N341">
      <number:text> </number:text>
      <number:text-content/>
      <number:text> </number:text>
      <style:map style:condition="value()&gt;0" style:apply-style-name="N341P0"/>
      <style:map style:condition="value()&lt;0" style:apply-style-name="N341P1"/>
      <style:map style:condition="value()=0" style:apply-style-name="N341P2"/>
    </number:text-style>
    <number:date-style style:name="N342">
      <number:day number:style="long"/>
      <number:text>-</number:text>
      <number:month number:textual="true"/>
      <number:text>-</number:text>
      <number:year number:style="long"/>
    </number:date-style>
    <number:date-style style:name="N343" number:title="User-defined">
      <number:day number:style="long"/>
      <number:text>-</number:text>
      <number:month number:textual="true"/>
      <number:text>-</number:text>
      <number:year/>
    </number:date-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GB">
      <loext:text> £</loext:text>
      <loext:fill-character> </loext:fill-character>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GB">
      <loext:fill-character> </loext:fill-character>
      <number:number number:decimal-places="0" loext:min-decimal-places="0" number:min-integer-digits="1" number:grouping="true"/>
      <number:text> </number:text>
    </number:number-style>
    <number:number-style style:name="N10129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9P2" style:volatile="true" number:language="en" number:country="GB">
      <loext:fill-character> </loext:fill-character>
      <number:text>- </number:text>
    </number:number-style>
    <number:text-style style:name="N10129" number:language="en" number:country="GB">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GB">
      <loext:fill-character> </loext:fill-character>
      <number:number number:decimal-places="2" loext:min-decimal-places="2" number:min-integer-digits="1" number:grouping="true"/>
      <number:text> </number:text>
    </number:number-style>
    <number:number-style style:name="N1013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GB">
      <loext:fill-character> </loext:fill-character>
      <number:text>-</number:text>
      <number:number number:decimal-places="0" loext:min-decimal-places="0" number:min-integer-digits="0"/>
      <number:text> </number:text>
    </number:number-style>
    <number:text-style style:name="N10133" number:language="en" number:country="GB">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7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7" number:language="en" number:country="GB">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omma" style:display-name="Excel Built-in Comma" style:family="table-cell" style:parent-style-name="Default" style:data-style-name="N124">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16:07:06.1437084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5T11:11:34.215843421</meta:creation-date>
    <dc:date>2020-10-06T16:39:35.200646557</dc:date>
    <dc:creator>Andrew Conway</dc:creator>
    <meta:editing-duration>PT18H25M51S</meta:editing-duration>
    <meta:editing-cycles>11</meta:editing-cycles>
    <meta:generator>LibreOffice/6.4.5.2$Linux_X86_64 LibreOffice_project/40$Build-2</meta:generator>
    <meta:document-statistic meta:table-count="20" meta:cell-count="9911"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percentage-style style:name="N293P0" style:volatile="true">
      <number:number number:decimal-places="2" loext:min-decimal-places="2" number:min-integer-digits="1"/>
      <number:text>%</number:text>
    </number:percentage-style>
    <number:percentage-style style:name="N293">
      <style:text-properties fo:color="#ff0000"/>
      <number:text>-</number:text>
      <number:number number:decimal-places="2" loext:min-decimal-places="2" number:min-integer-digits="1"/>
      <number:text>%</number:text>
      <style:map style:condition="value()&gt;=0" style:apply-style-name="N293P0"/>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93">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573cm" svg:y="3.952cm" style:legend-expansion="high" chart:style-name="ch2"/>
        <chart:plot-area chart:style-name="ch3" table:cell-range-address="'CSV gdp_quarterly_growth'.A1:'CSV gdp_quarterly_growth'.C19" chart:data-source-has-labels="both" svg:x="0.32cm" svg:y="0.18cm" svg:width="11.933cm" svg:height="8.64cm">
          <chartooo:coordinate-region svg:x="1.656cm" svg:y="0.379cm" svg:width="10.597cm" svg:height="8.242cm"/>
          <chart:axis chart:dimension="x" chart:name="primary-x" chart:style-name="ch4" chartooo:axis-type="auto">
            <chartooo:date-scale/>
            <chart:categories table:cell-range-address="'CSV gdp_quarterly_growth'.A2:'CSV gdp_quarterly_growth'.A19"/>
          </chart:axis>
          <chart:axis chart:dimension="y" chart:name="primary-y" chart:style-name="ch5">
            <chart:grid chart:style-name="ch6" chart:class="major"/>
          </chart:axis>
          <chart:series chart:style-name="ch7" chart:values-cell-range-address="'CSV gdp_quarterly_growth'.B2:'CSV gdp_quarterly_growth'.B19" chart:label-cell-address="'CSV gdp_quarterly_growth'.B1:'CSV gdp_quarterly_growth'.B1" chart:class="chart:bar">
            <chart:data-point chart:repeated="18"/>
          </chart:series>
          <chart:series chart:style-name="ch8" chart:values-cell-range-address="'CSV gdp_quarterly_growth'.C2:'CSV gdp_quarterly_growth'.C19" chart:label-cell-address="'CSV gdp_quarterly_growth'.C1:'CSV gdp_quarterly_growth'.C1"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cotland onshore</text:p>
                <draw:g>
                  <svg:desc>'CSV gdp_quarterly_growth'.B1:'CSV gdp_quarterly_growth'.B1</svg:desc>
                </draw:g>
              </table:table-cell>
              <table:table-cell office:value-type="string">
                <text:p>UK</text:p>
                <draw:g>
                  <svg:desc>'CSV gdp_quarterly_growth'.C1:'CSV gdp_quarterly_growth'.C1</svg:desc>
                </draw:g>
              </table:table-cell>
            </table:table-row>
          </table:table-header-rows>
          <table:table-rows>
            <table:table-row>
              <table:table-cell office:value-type="string">
                <text:p>2013Q1</text:p>
                <draw:g>
                  <svg:desc>'CSV gdp_quarterly_growth'.A2:'CSV gdp_quarterly_growth'.A19</svg:desc>
                </draw:g>
              </table:table-cell>
              <table:table-cell office:value-type="float" office:value="0.00138681266401925">
                <text:p>0.00138681266401925</text:p>
                <draw:g>
                  <svg:desc>'CSV gdp_quarterly_growth'.B2:'CSV gdp_quarterly_growth'.B19</svg:desc>
                </draw:g>
              </table:table-cell>
              <table:table-cell office:value-type="float" office:value="0.00644578668045258">
                <text:p>0.00644578668045258</text:p>
                <draw:g>
                  <svg:desc>'CSV gdp_quarterly_growth'.C2:'CSV gdp_quarterly_growth'.C19</svg:desc>
                </draw:g>
              </table:table-cell>
            </table:table-row>
            <table:table-row>
              <table:table-cell office:value-type="string">
                <text:p>2013Q2</text:p>
              </table:table-cell>
              <table:table-cell office:value-type="float" office:value="0.00768210758077242">
                <text:p>0.00768210758077242</text:p>
              </table:table-cell>
              <table:table-cell office:value-type="float" office:value="0.00535984429793192">
                <text:p>0.00535984429793192</text:p>
              </table:table-cell>
            </table:table-row>
            <table:table-row>
              <table:table-cell office:value-type="string">
                <text:p>2013Q3</text:p>
              </table:table-cell>
              <table:table-cell office:value-type="float" office:value="0.00448779907481238">
                <text:p>0.00448779907481238</text:p>
              </table:table-cell>
              <table:table-cell office:value-type="float" office:value="0.00945745224385438">
                <text:p>0.00945745224385438</text:p>
              </table:table-cell>
            </table:table-row>
            <table:table-row>
              <table:table-cell office:value-type="string">
                <text:p>2013Q4</text:p>
              </table:table-cell>
              <table:table-cell office:value-type="float" office:value="0.00454455018923108">
                <text:p>0.00454455018923108</text:p>
              </table:table-cell>
              <table:table-cell office:value-type="float" office:value="0.00530908438582479">
                <text:p>0.00530908438582479</text:p>
              </table:table-cell>
            </table:table-row>
            <table:table-row>
              <table:table-cell office:value-type="string">
                <text:p>2014Q1</text:p>
              </table:table-cell>
              <table:table-cell office:value-type="float" office:value="0.00418108488469035">
                <text:p>0.00418108488469035</text:p>
              </table:table-cell>
              <table:table-cell office:value-type="float" office:value="0.00658962484598717">
                <text:p>0.00658962484598717</text:p>
              </table:table-cell>
            </table:table-row>
            <table:table-row>
              <table:table-cell office:value-type="string">
                <text:p>2014Q2</text:p>
              </table:table-cell>
              <table:table-cell office:value-type="float" office:value="0.00656844331910847">
                <text:p>0.00656844331910847</text:p>
              </table:table-cell>
              <table:table-cell office:value-type="float" office:value="0.00655703800000844">
                <text:p>0.00655703800000844</text:p>
              </table:table-cell>
            </table:table-row>
            <table:table-row>
              <table:table-cell office:value-type="string">
                <text:p>2014Q3</text:p>
              </table:table-cell>
              <table:table-cell office:value-type="float" office:value="0.00757717403858982">
                <text:p>0.00757717403858982</text:p>
              </table:table-cell>
              <table:table-cell office:value-type="float" office:value="0.00575952565158958">
                <text:p>0.00575952565158958</text:p>
              </table:table-cell>
            </table:table-row>
            <table:table-row>
              <table:table-cell office:value-type="string">
                <text:p>2014Q4</text:p>
              </table:table-cell>
              <table:table-cell office:value-type="float" office:value="0.00066155948821839">
                <text:p>0.00066155948821839</text:p>
              </table:table-cell>
              <table:table-cell office:value-type="float" office:value="0.00559312564624262">
                <text:p>0.00559312564624262</text:p>
              </table:table-cell>
            </table:table-row>
            <table:table-row>
              <table:table-cell office:value-type="string">
                <text:p>2015Q1</text:p>
              </table:table-cell>
              <table:table-cell office:value-type="float" office:value="0.00183616757956442">
                <text:p>0.00183616757956442</text:p>
              </table:table-cell>
              <table:table-cell office:value-type="float" office:value="0.00526764224810782">
                <text:p>0.00526764224810782</text:p>
              </table:table-cell>
            </table:table-row>
            <table:table-row>
              <table:table-cell office:value-type="string">
                <text:p>2015Q2</text:p>
              </table:table-cell>
              <table:table-cell office:value-type="float" office:value="-0.00339017545574267">
                <text:p>-0.00339017545574267</text:p>
              </table:table-cell>
              <table:table-cell office:value-type="float" office:value="0.00713107316670791">
                <text:p>0.00713107316670791</text:p>
              </table:table-cell>
            </table:table-row>
            <table:table-row>
              <table:table-cell office:value-type="string">
                <text:p>2015Q3</text:p>
              </table:table-cell>
              <table:table-cell office:value-type="float" office:value="-0.00219611201338103">
                <text:p>-0.00219611201338103</text:p>
              </table:table-cell>
              <table:table-cell office:value-type="float" office:value="0.00429994799110525">
                <text:p>0.00429994799110525</text:p>
              </table:table-cell>
            </table:table-row>
            <table:table-row>
              <table:table-cell office:value-type="string">
                <text:p>2015Q4</text:p>
              </table:table-cell>
              <table:table-cell office:value-type="float" office:value="0.00383141699352561">
                <text:p>0.00383141699352561</text:p>
              </table:table-cell>
              <table:table-cell office:value-type="float" office:value="0.00747434135679888">
                <text:p>0.00747434135679888</text:p>
              </table:table-cell>
            </table:table-row>
            <table:table-row>
              <table:table-cell office:value-type="string">
                <text:p>2016Q1</text:p>
              </table:table-cell>
              <table:table-cell office:value-type="float" office:value="0.00103822704738957">
                <text:p>0.00103822704738957</text:p>
              </table:table-cell>
              <table:table-cell office:value-type="float" office:value="0.00166348270949359">
                <text:p>0.00166348270949359</text:p>
              </table:table-cell>
            </table:table-row>
            <table:table-row>
              <table:table-cell office:value-type="string">
                <text:p>2016Q2</text:p>
              </table:table-cell>
              <table:table-cell office:value-type="float" office:value="0.00516803675293773">
                <text:p>0.00516803675293773</text:p>
              </table:table-cell>
              <table:table-cell office:value-type="float" office:value="0.00530743525817935">
                <text:p>0.00530743525817935</text:p>
              </table:table-cell>
            </table:table-row>
            <table:table-row>
              <table:table-cell office:value-type="string">
                <text:p>2016Q3</text:p>
              </table:table-cell>
              <table:table-cell office:value-type="float" office:value="0.00550039484469845">
                <text:p>0.00550039484469845</text:p>
              </table:table-cell>
              <table:table-cell office:value-type="float" office:value="0.00450770006812797">
                <text:p>0.00450770006812797</text:p>
              </table:table-cell>
            </table:table-row>
            <table:table-row>
              <table:table-cell office:value-type="string">
                <text:p>2016Q4</text:p>
              </table:table-cell>
              <table:table-cell office:value-type="float" office:value="-0.000638008456088243">
                <text:p>-0.000638008456088243</text:p>
              </table:table-cell>
              <table:table-cell office:value-type="float" office:value="0.00649613073087973">
                <text:p>0.00649613073087973</text:p>
              </table:table-cell>
            </table:table-row>
            <table:table-row>
              <table:table-cell office:value-type="string">
                <text:p>2017Q1</text:p>
              </table:table-cell>
              <table:table-cell office:value-type="float" office:value="0.0057996747614777">
                <text:p>0.0057996747614777</text:p>
              </table:table-cell>
              <table:table-cell office:value-type="float" office:value="0.00576445636207147">
                <text:p>0.00576445636207147</text:p>
              </table:table-cell>
            </table:table-row>
            <table:table-row>
              <table:table-cell office:value-type="string">
                <text:p>2017Q2</text:p>
              </table:table-cell>
              <table:table-cell office:value-type="float" office:value="0.000103086993914402">
                <text:p>0.000103086993914402</text:p>
              </table:table-cell>
              <table:table-cell office:value-type="float" office:value="0.00251391845180569">
                <text:p>0.00251391845180569</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